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32000027D1000014F3EB2BEA05.svm"/>
  <manifest:file-entry manifest:media-type="" manifest:full-path="Pictures/200000CF000005F800000613A6C223F3.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auto-grow-width="true" fo:min-height="0.139cm" fo:min-width="0.198cm"/>
    </style:style>
    <style:style style:name="gr2" style:family="graphic" style:parent-style-name="standard">
      <style:graphic-properties draw:stroke="none" draw:fill="none" draw:fill-color="#ffffff" draw:textarea-horizontal-align="left" draw:auto-grow-width="true" fo:min-height="0.139cm" fo:min-width="0.289cm"/>
    </style:style>
    <style:style style:name="gr3" style:family="graphic" style:parent-style-name="standard">
      <style:graphic-properties draw:stroke="none" draw:fill="none" draw:fill-color="#ffffff" draw:textarea-horizontal-align="left" draw:auto-grow-width="true" fo:min-height="0.253cm" fo:min-width="0.196cm"/>
    </style:style>
    <style:style style:name="gr4" style:family="graphic" style:parent-style-name="standard">
      <style:graphic-properties draw:stroke="none" draw:fill="none" draw:fill-color="#ffffff" draw:textarea-horizontal-align="left" draw:auto-grow-width="true" fo:min-height="0.139cm" fo:min-width="0.355cm"/>
    </style:style>
    <style:style style:name="gr5" style:family="graphic" style:parent-style-name="standard">
      <style:graphic-properties draw:stroke="none" draw:fill="solid" draw:fill-color="#e6e6e6" draw:textarea-horizontal-align="center" draw:textarea-vertical-align="middle"/>
    </style:style>
    <style:style style:name="gr6" style:family="graphic" style:parent-style-name="standard">
      <style:graphic-properties draw:stroke="solid" svg:stroke-color="#000000" draw:textarea-horizontal-align="center" draw:textarea-vertical-align="middle"/>
    </style:style>
    <style:style style:name="gr7" style:family="graphic" style:parent-style-name="standard">
      <style:graphic-properties draw:stroke="none" svg:stroke-color="#000000" draw:fill="solid" draw:fill-color="#e6e6e6" draw:textarea-horizontal-align="center" draw:textarea-vertical-align="middle"/>
    </style:style>
    <style:style style:name="gr8" style:family="graphic" style:parent-style-name="standard">
      <style:graphic-properties draw:stroke="none" svg:stroke-color="#000000" draw:fill="solid" draw:fill-color="#cccccc" draw:textarea-horizontal-align="center" draw:textarea-vertical-align="middle"/>
    </style:style>
    <style:style style:name="gr9" style:family="graphic" style:parent-style-name="standard">
      <style:graphic-properties draw:stroke="none" svg:stroke-color="#000000" draw:fill="solid" draw:fill-color="#ffffff" draw:textarea-horizontal-align="center" draw:textarea-vertical-align="middle"/>
    </style:style>
    <style:style style:name="gr10" style:family="graphic" style:parent-style-name="standard">
      <style:graphic-properties draw:stroke="none" svg:stroke-color="#000000" draw:fill="solid" draw:fill-color="#999999" draw:textarea-horizontal-align="center" draw:textarea-vertical-align="middle"/>
    </style:style>
    <style:style style:name="gr11" style:family="graphic" style:parent-style-name="standard">
      <style:graphic-properties draw:stroke="none" svg:stroke-color="#000000" draw:fill="solid" draw:fill-color="#b3b3b3" draw:textarea-horizontal-align="center" draw:textarea-vertical-align="middle"/>
    </style:style>
    <style:style style:name="gr12" style:family="graphic" style:parent-style-name="standard">
      <style:graphic-properties draw:stroke="none" svg:stroke-color="#000000" draw:fill="solid" draw:fill-color="#e6e6ff" draw:textarea-horizontal-align="center" draw:textarea-vertical-align="middle"/>
    </style:style>
    <style:style style:name="gr13" style:family="graphic" style:parent-style-name="standard">
      <style:graphic-properties draw:stroke="none" svg:stroke-color="#000000" draw:fill="solid" draw:fill-color="#c5c5db" draw:textarea-horizontal-align="center" draw:textarea-vertical-align="middle"/>
    </style:style>
    <style:style style:name="gr14" style:family="graphic" style:parent-style-name="standard">
      <style:graphic-properties draw:stroke="none" svg:stroke-color="#000000" draw:fill="solid" draw:fill-color="#808080" draw:textarea-horizontal-align="center" draw:textarea-vertical-align="middle"/>
    </style:style>
    <style:style style:name="gr15" style:family="graphic" style:parent-style-name="standard">
      <style:graphic-properties draw:stroke="none" svg:stroke-color="#000000" draw:fill="solid" draw:fill-color="#666666" draw:textarea-horizontal-align="center" draw:textarea-vertical-align="middle"/>
    </style:style>
    <style:style style:name="gr16" style:family="graphic" style:parent-style-name="standard">
      <style:graphic-properties draw:stroke="none" svg:stroke-color="#000000" draw:fill="solid" draw:fill-color="#4c4c4c" draw:textarea-horizontal-align="center" draw:textarea-vertical-align="middle"/>
    </style:style>
    <style:style style:name="gr17" style:family="graphic" style:parent-style-name="standard">
      <style:graphic-properties draw:stroke="none" svg:stroke-color="#000000" draw:fill="solid" draw:fill-color="#333333" draw:textarea-horizontal-align="center" draw:textarea-vertical-align="middle"/>
    </style:style>
    <style:style style:name="gr18" style:family="graphic" style:parent-style-name="standard">
      <style:graphic-properties draw:stroke="none" svg:stroke-color="#000000" draw:fill="solid" draw:fill-color="#e6e64c" draw:textarea-horizontal-align="center" draw:textarea-vertical-align="middle"/>
    </style:style>
    <style:style style:name="gr19" style:family="graphic" style:parent-style-name="standard">
      <style:graphic-properties draw:stroke="none" svg:stroke-color="#000000" draw:fill="solid" draw:fill-color="#000000"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815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graphic-properties style:protect="size"/>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0.135cm"/>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svg:stroke-width="0.152cm" draw:textarea-horizontal-align="center" draw:textarea-vertical-align="middle" fo:padding-top="0.201cm" fo:padding-bottom="0.201cm" fo:padding-left="0.326cm" fo:padding-right="0.326cm"/>
    </style:style>
    <style:style style:name="gr28" style:family="graphic" style:parent-style-name="standard">
      <style:graphic-properties draw:stroke="dash" draw:stroke-dash="Fine_20_Dashed_20__28_var_29_" svg:stroke-width="0.152cm" svg:stroke-color="#808080" draw:textarea-horizontal-align="center" draw:textarea-vertical-align="middle" fo:padding-top="0.201cm" fo:padding-bottom="0.201cm" fo:padding-left="0.326cm" fo:padding-right="0.326cm"/>
    </style:style>
    <style:style style:name="gr29" style:family="graphic" style:parent-style-name="standard">
      <style:graphic-properties draw:stroke="solid" draw:stroke-dash="Fine_20_Dashed_20__28_var_29_" svg:stroke-width="0cm" draw:textarea-horizontal-align="center" draw:textarea-vertical-align="middle"/>
    </style:style>
    <style:style style:name="gr30"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cm" fo:min-width="0cm"/>
    </style:style>
    <style:style style:name="gr31" style:family="graphic" style:parent-style-name="standard">
      <style:graphic-properties draw:stroke="solid" draw:stroke-dash="Fine_20_Dashed_20__28_var_29_" svg:stroke-width="0cm" draw:marker-end="Arrow" draw:marker-end-width="0.3cm" draw:textarea-horizontal-align="center" draw:textarea-vertical-align="middle"/>
    </style:style>
    <style:style style:name="gr32" style:family="graphic" style:parent-style-name="standard">
      <style:graphic-properties draw:stroke="solid" draw:stroke-dash="Fine_20_Dashed_20__28_var_29_" svg:stroke-width="0.152cm" draw:textarea-horizontal-align="center" draw:textarea-vertical-align="middle" fo:padding-top="0.201cm" fo:padding-bottom="0.201cm" fo:padding-left="0.326cm" fo:padding-right="0.326cm"/>
    </style:style>
    <style:style style:name="gr33" style:family="graphic" style:parent-style-name="standard">
      <style:graphic-properties draw:stroke="none" draw:stroke-dash="Fine_20_Dashed_20__28_var_29_" svg:stroke-width="0cm" draw:marker-start-width="0cm" draw:marker-end-width="0cm" draw:fill="solid" draw:fill-color="#c0c0c0" draw:textarea-horizontal-align="center" draw:textarea-vertical-align="middle" fo:padding-top="0.126cm" fo:padding-bottom="0.126cm" fo:padding-left="0.251cm" fo:padding-right="0.251cm"/>
    </style:style>
    <style:style style:name="gr34"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35"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36" style:family="graphic" style:parent-style-name="standard">
      <style:graphic-properties draw:stroke="solid" draw:stroke-dash="Fine_20_Dashed_20__28_var_29_" svg:stroke-width="0.152cm" svg:stroke-color="#808080" draw:textarea-horizontal-align="center" draw:textarea-vertical-align="middle" fo:padding-top="0.201cm" fo:padding-bottom="0.201cm" fo:padding-left="0.326cm" fo:padding-right="0.326cm"/>
    </style:style>
    <style:style style:name="gr37" style:family="graphic" style:parent-style-name="standard">
      <style:graphic-properties svg:stroke-width="0cm" draw:marker-start-width="0.2cm" draw:marker-end-width="0.2cm" draw:fill="solid" draw:fill-color="#c0c0c0" draw:textarea-horizontal-align="center" draw:textarea-vertical-align="middle" fo:padding-top="0.125cm" fo:padding-bottom="0.125cm" fo:padding-left="0.25cm" fo:padding-right="0.25cm"/>
    </style:style>
    <style:style style:name="gr38" style:family="graphic" style:parent-style-name="standard">
      <style:graphic-properties svg:stroke-width="0cm" draw:marker-start-width="0.2cm" draw:marker-end-width="0.2cm" draw:fill="solid" draw:fill-color="#808080" draw:textarea-horizontal-align="center" draw:textarea-vertical-align="middle" fo:padding-top="0.125cm" fo:padding-bottom="0.125cm" fo:padding-left="0.25cm" fo:padding-right="0.25cm"/>
    </style:style>
    <style:style style:name="gr39" style:family="graphic" style:parent-style-name="standard">
      <style:graphic-properties draw:fill="none" draw:textarea-vertical-align="middle" draw:auto-grow-height="false" fo:min-height="0.749cm" fo:min-width="0.499cm"/>
    </style:style>
    <style:style style:name="gr40" style:family="graphic" style:parent-style-name="standard">
      <style:graphic-properties draw:stroke="none" draw:fill="none" fo:min-height="0.48cm"/>
    </style:style>
    <style:style style:name="gr41" style:family="graphic" style:parent-style-name="standard">
      <style:graphic-properties draw:stroke="none" svg:stroke-color="#000000" draw:fill="solid" draw:fill-color="#ffffff" draw:textarea-horizontal-align="center" draw:textarea-vertical-align="middle"/>
    </style:style>
    <style:style style:name="gr42" style:family="graphic" style:parent-style-name="standard">
      <style:graphic-properties draw:stroke="none" svg:stroke-color="#000000" draw:fill="solid" draw:fill-color="#c0c0c0" draw:textarea-horizontal-align="center" draw:textarea-vertical-align="middle"/>
    </style:style>
    <style:style style:name="gr43" style:family="graphic" style:parent-style-name="standard">
      <style:graphic-properties draw:stroke="solid" svg:stroke-color="#000000" draw:textarea-horizontal-align="center" draw:textarea-vertical-align="middle"/>
    </style:style>
    <style:style style:name="gr44" style:family="graphic" style:parent-style-name="standard">
      <style:graphic-properties draw:stroke="solid" svg:stroke-color="#000000" draw:fill="solid" draw:fill-color="#999999" draw:textarea-horizontal-align="center" draw:textarea-vertical-align="middle"/>
    </style:style>
    <style:style style:name="gr45" style:family="graphic" style:parent-style-name="standard">
      <style:graphic-properties draw:stroke="solid" svg:stroke-color="#000000" draw:fill="solid" draw:fill-color="#333333" draw:textarea-horizontal-align="center" draw:textarea-vertical-align="middle"/>
    </style:style>
    <style:style style:name="gr46" style:family="graphic" style:parent-style-name="standard">
      <style:graphic-properties draw:stroke="solid" svg:stroke-color="#000000" draw:fill="solid" draw:fill-color="#cccccc" draw:textarea-horizontal-align="center" draw:textarea-vertical-align="middle"/>
    </style:style>
    <style:style style:name="gr47" style:family="graphic" style:parent-style-name="standard">
      <style:graphic-properties draw:fill="solid" draw:fill-color="#666666" draw:textarea-horizontal-align="center" draw:textarea-vertical-align="middle"/>
    </style:style>
    <style:style style:name="gr48" style:family="graphic" style:parent-style-name="standard">
      <style:graphic-properties draw:fill="solid" draw:fill-color="#999999" draw:textarea-horizontal-align="center" draw:textarea-vertical-align="middle"/>
    </style:style>
    <style:style style:name="gr49" style:family="graphic" style:parent-style-name="standard">
      <style:graphic-properties draw:fill="solid" draw:fill-color="#ffffff" draw:textarea-horizontal-align="center" draw:textarea-vertical-align="middle"/>
    </style:style>
    <style:style style:name="gr50" style:family="graphic" style:parent-style-name="standard">
      <style:graphic-properties draw:fill="solid" draw:fill-color="#cccccc" draw:textarea-horizontal-align="center" draw:textarea-vertical-align="middle"/>
    </style:style>
    <style:style style:name="gr51" style:family="graphic">
      <style:graphic-properties draw:ole-draw-aspect="1"/>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agraph-properties fo:text-align="center"/>
      <style:text-properties fo:font-size="12pt" style:font-size-asian="12pt" style:font-size-complex="12pt"/>
    </style:style>
    <style:style style:name="P8" style:family="paragraph">
      <style:text-properties fo:font-size="12pt" fo:font-style="italic" style:font-size-asian="12pt" style:font-style-asian="italic" style:font-size-complex="12pt" style:font-style-complex="italic"/>
    </style:style>
    <style:style style:name="P9" style:family="paragraph">
      <style:text-properties fo:font-style="italic" style:font-style-asian="italic" style:font-style-complex="italic"/>
    </style:style>
    <style:style style:name="P10" style:family="paragraph">
      <style:paragraph-properties fo:text-align="center"/>
      <style:text-properties fo:font-family="'Times New Roman'" style:font-style-name="Bold" style:font-family-generic="roman" style:font-pitch="variable" fo:font-size="12pt" fo:font-style="normal" fo:font-weight="bold"/>
    </style:style>
    <style:style style:name="P11" style:family="paragraph">
      <style:paragraph-properties fo:text-align="center"/>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style:style style:name="P12" style:family="paragraph">
      <style:paragraph-properties fo:text-align="center"/>
      <style:text-properties fo:font-family="'Times New Roman'" style:font-family-generic="roman" style:font-pitch="variable" fo:font-size="12pt" style:font-size-asian="12pt" style:font-size-complex="12pt"/>
    </style:style>
    <style:style style:name="T1" style:family="text">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family="Arial" style:font-style-name="Regular" style:font-family-generic="swiss"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family="'Times New Roman'" style:font-style-name="Bold" style:font-family-generic="roman" style:font-pitch="variable" fo:font-size="12pt" fo:font-style="normal" fo:font-weight="bold"/>
    </style:style>
    <style:style style:name="T9" style:family="text">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style:style style:name="T10" style:family="text">
      <style:text-properties fo:font-family="'Times New Roman'" style:font-family-generic="roman"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201cm" svg:height="0.636cm" svg:x="12.015cm" svg:y="6.662cm">
          <draw:text-box>
            <text:p><text:span text:style-name="T1">East</text:span></text:p>
          </draw:text-box>
        </draw:frame>
        <draw:frame draw:style-name="gr2" draw:text-style-name="P1" draw:layer="layout" svg:width="1.306cm" svg:height="0.636cm" svg:x="4.998cm" svg:y="6.662cm">
          <draw:text-box>
            <text:p><text:span text:style-name="T1">West</text:span></text:p>
          </draw:text-box>
        </draw:frame>
        <draw:frame draw:style-name="gr3" draw:text-style-name="P1" draw:layer="layout" svg:width="1.416cm" svg:height="0.636cm" svg:x="7.485cm" svg:y="6.549cm">
          <draw:text-box>
            <text:p><text:span text:style-name="T1">South</text:span></text:p>
          </draw:text-box>
        </draw:frame>
        <draw:frame draw:style-name="gr4" draw:text-style-name="P1" draw:layer="layout" svg:width="1.353cm" svg:height="0.636cm" svg:x="7.538cm" svg:y="3.49cm">
          <draw:text-box>
            <text:p><text:span text:style-name="T1">North</text:span></text:p>
          </draw:text-box>
        </draw:frame>
        <draw:polygon draw:style-name="gr5" draw:text-style-name="P2" draw:layer="layout" svg:width="0.461cm" svg:height="0.462cm" svg:x="7.562cm" svg:y="3.819cm" svg:viewBox="0 0 462 463" draw:points="0,0 462,0 462,463 0,463">
          <text:p/>
        </draw:polygon>
        <draw:polyline draw:style-name="gr6" draw:text-style-name="P2" draw:layer="layout" svg:width="0.461cm" svg:height="0.462cm" svg:x="7.562cm" svg:y="3.819cm" svg:viewBox="0 0 462 463" draw:points="231,463 0,463 0,0 462,0 462,463 231,463">
          <text:p/>
        </draw:polyline>
        <draw:polygon draw:style-name="gr7" draw:text-style-name="P2" draw:layer="layout" svg:width="0.459cm" svg:height="0.462cm" svg:x="8.024cm" svg:y="3.819cm" svg:viewBox="0 0 460 463" draw:points="0,0 460,0 460,463 0,463">
          <text:p/>
        </draw:polygon>
        <draw:polyline draw:style-name="gr6" draw:text-style-name="P2" draw:layer="layout" svg:width="0.459cm" svg:height="0.462cm" svg:x="8.024cm" svg:y="3.819cm" svg:viewBox="0 0 460 463" draw:points="230,463 0,463 0,0 460,0 460,463 230,463">
          <text:p/>
        </draw:polyline>
        <draw:polygon draw:style-name="gr8" draw:text-style-name="P2" draw:layer="layout" svg:width="0.462cm" svg:height="0.462cm" svg:x="8.484cm" svg:y="3.819cm" svg:viewBox="0 0 463 463" draw:points="0,0 463,0 463,463 0,463">
          <text:p/>
        </draw:polygon>
        <draw:polyline draw:style-name="gr6" draw:text-style-name="P2" draw:layer="layout" svg:width="0.462cm" svg:height="0.462cm" svg:x="8.484cm" svg:y="3.819cm" svg:viewBox="0 0 463 463" draw:points="231,463 0,463 0,0 463,0 463,463 231,463">
          <text:p/>
        </draw:polyline>
        <draw:polygon draw:style-name="gr9" draw:text-style-name="P2" draw:layer="layout" svg:width="0.459cm" svg:height="0.461cm" svg:x="8.024cm" svg:y="4.281cm" svg:viewBox="0 0 460 462" draw:points="0,0 460,0 460,462 0,462">
          <text:p/>
        </draw:polygon>
        <draw:polyline draw:style-name="gr6" draw:text-style-name="P2" draw:layer="layout" svg:width="0.459cm" svg:height="0.461cm" svg:x="8.024cm" svg:y="4.281cm" svg:viewBox="0 0 460 462" draw:points="230,462 0,462 0,0 460,0 460,462 230,462">
          <text:p/>
        </draw:polyline>
        <draw:polygon draw:style-name="gr10" draw:text-style-name="P2" draw:layer="layout" svg:width="0.461cm" svg:height="0.461cm" svg:x="7.562cm" svg:y="4.743cm" svg:viewBox="0 0 462 462" draw:points="0,0 462,0 462,462 0,462">
          <text:p/>
        </draw:polygon>
        <draw:polyline draw:style-name="gr6" draw:text-style-name="P2" draw:layer="layout" svg:width="0.461cm" svg:height="0.461cm" svg:x="7.562cm" svg:y="4.743cm" svg:viewBox="0 0 462 462" draw:points="231,462 0,462 0,0 462,0 462,462 231,462">
          <text:p/>
        </draw:polyline>
        <draw:polygon draw:style-name="gr11" draw:text-style-name="P2" draw:layer="layout" svg:width="0.459cm" svg:height="0.461cm" svg:x="8.024cm" svg:y="4.743cm" svg:viewBox="0 0 460 462" draw:points="0,0 460,0 460,462 0,462">
          <text:p/>
        </draw:polygon>
        <draw:polyline draw:style-name="gr6" draw:text-style-name="P2" draw:layer="layout" svg:width="0.459cm" svg:height="0.461cm" svg:x="8.024cm" svg:y="4.743cm" svg:viewBox="0 0 460 462" draw:points="230,462 0,462 0,0 460,0 460,462 230,462">
          <text:p/>
        </draw:polyline>
        <draw:polygon draw:style-name="gr12" draw:text-style-name="P2" draw:layer="layout" svg:width="0.461cm" svg:height="0.461cm" svg:x="8.024cm" svg:y="4.281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text:p/>
        </draw:polygon>
        <draw:polyline draw:style-name="gr6" draw:text-style-name="P2" draw:layer="layout" svg:width="0.461cm" svg:height="0.461cm" svg:x="8.024cm" svg:y="4.281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231,0">
          <text:p/>
        </draw:polyline>
        <draw:polygon draw:style-name="gr13" draw:text-style-name="P2" draw:layer="layout" svg:width="0.048cm" svg:height="0.048cm" svg:x="8.155cm" svg:y="4.417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text:p/>
        </draw:polygon>
        <draw:polyline draw:style-name="gr6" draw:text-style-name="P2" draw:layer="layout" svg:width="0.048cm" svg:height="0.048cm" svg:x="8.155cm" svg:y="4.417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25,0">
          <text:p/>
        </draw:polyline>
        <draw:polygon draw:style-name="gr13" draw:text-style-name="P2" draw:layer="layout" svg:width="0.048cm" svg:height="0.048cm" svg:x="8.304cm" svg:y="4.417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text:p/>
        </draw:polygon>
        <draw:polyline draw:style-name="gr6" draw:text-style-name="P2" draw:layer="layout" svg:width="0.048cm" svg:height="0.048cm" svg:x="8.304cm" svg:y="4.417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24,0">
          <text:p/>
        </draw:polyline>
        <draw:polyline draw:style-name="gr6" draw:text-style-name="P2" draw:layer="layout" svg:width="0.252cm" svg:height="0.031cm" svg:x="8.128cm" svg:y="4.613cm" svg:viewBox="0 0 253 32" draw:points="0,0 15,7 30,14 46,20 62,24 78,28 94,30 111,31 127,32 143,31 160,30 175,28 191,24 207,20 222,14 238,7 253,0">
          <text:p/>
        </draw:polyline>
        <draw:polygon draw:style-name="gr14" draw:text-style-name="P2" draw:layer="layout" svg:width="0.463cm" svg:height="0.461cm" svg:x="7.099cm" svg:y="3.357cm" svg:viewBox="0 0 464 462" draw:points="0,0 464,0 464,462 0,462">
          <text:p/>
        </draw:polygon>
        <draw:polyline draw:style-name="gr6" draw:text-style-name="P2" draw:layer="layout" svg:width="0.463cm" svg:height="0.461cm" svg:x="7.099cm" svg:y="3.357cm" svg:viewBox="0 0 464 462" draw:points="232,462 0,462 0,0 464,0 464,462 232,462">
          <text:p/>
        </draw:polyline>
        <draw:polygon draw:style-name="gr14" draw:text-style-name="P2" draw:layer="layout" svg:width="0.461cm" svg:height="0.461cm" svg:x="7.562cm" svg:y="3.357cm" svg:viewBox="0 0 462 462" draw:points="0,0 462,0 462,462 0,462">
          <text:p/>
        </draw:polygon>
        <draw:polyline draw:style-name="gr6" draw:text-style-name="P2" draw:layer="layout" svg:width="0.461cm" svg:height="0.461cm" svg:x="7.562cm" svg:y="3.357cm" svg:viewBox="0 0 462 462" draw:points="231,462 0,462 0,0 462,0 462,462 231,462">
          <text:p/>
        </draw:polyline>
        <draw:polygon draw:style-name="gr7" draw:text-style-name="P2" draw:layer="layout" svg:width="0.459cm" svg:height="0.461cm" svg:x="8.024cm" svg:y="3.357cm" svg:viewBox="0 0 460 462" draw:points="0,0 460,0 460,462 0,462">
          <text:p/>
        </draw:polygon>
        <draw:polyline draw:style-name="gr6" draw:text-style-name="P2" draw:layer="layout" svg:width="0.459cm" svg:height="0.461cm" svg:x="8.024cm" svg:y="3.357cm" svg:viewBox="0 0 460 462" draw:points="230,462 0,462 0,0 460,0 460,462 230,462">
          <text:p/>
        </draw:polyline>
        <draw:polygon draw:style-name="gr14" draw:text-style-name="P2" draw:layer="layout" svg:width="0.462cm" svg:height="0.461cm" svg:x="8.484cm" svg:y="3.357cm" svg:viewBox="0 0 463 462" draw:points="0,0 463,0 463,462 0,462">
          <text:p/>
        </draw:polygon>
        <draw:polyline draw:style-name="gr6" draw:text-style-name="P2" draw:layer="layout" svg:width="0.462cm" svg:height="0.461cm" svg:x="8.484cm" svg:y="3.357cm" svg:viewBox="0 0 463 462" draw:points="231,462 0,462 0,0 463,0 463,462 231,462">
          <text:p/>
        </draw:polyline>
        <draw:polygon draw:style-name="gr9" draw:text-style-name="P2" draw:layer="layout" svg:width="0.457cm" svg:height="0.458cm" svg:x="6.64cm" svg:y="2.898cm" svg:viewBox="0 0 458 459" draw:points="0,0 458,0 458,459 0,459">
          <text:p/>
        </draw:polygon>
        <draw:polyline draw:style-name="gr6" draw:text-style-name="P2" draw:layer="layout" svg:width="0.457cm" svg:height="0.458cm" svg:x="6.64cm" svg:y="2.898cm" svg:viewBox="0 0 458 459" draw:points="229,459 0,459 0,0 458,0 458,459 229,459">
          <text:p/>
        </draw:polyline>
        <draw:polygon draw:style-name="gr9" draw:text-style-name="P2" draw:layer="layout" svg:width="0.463cm" svg:height="0.458cm" svg:x="7.099cm" svg:y="2.898cm" svg:viewBox="0 0 464 459" draw:points="0,0 464,0 464,459 0,459">
          <text:p/>
        </draw:polygon>
        <draw:polyline draw:style-name="gr6" draw:text-style-name="P2" draw:layer="layout" svg:width="0.463cm" svg:height="0.458cm" svg:x="7.099cm" svg:y="2.898cm" svg:viewBox="0 0 464 459" draw:points="232,459 0,459 0,0 464,0 464,459 232,459">
          <text:p/>
        </draw:polyline>
        <draw:polygon draw:style-name="gr14" draw:text-style-name="P2" draw:layer="layout" svg:width="0.459cm" svg:height="0.458cm" svg:x="8.024cm" svg:y="2.898cm" svg:viewBox="0 0 460 459" draw:points="0,0 460,0 460,459 0,459">
          <text:p/>
        </draw:polygon>
        <draw:polyline draw:style-name="gr6" draw:text-style-name="P2" draw:layer="layout" svg:width="0.459cm" svg:height="0.458cm" svg:x="8.024cm" svg:y="2.898cm" svg:viewBox="0 0 460 459" draw:points="230,459 0,459 0,0 460,0 460,459 230,459">
          <text:p/>
        </draw:polyline>
        <draw:polygon draw:style-name="gr9" draw:text-style-name="P2" draw:layer="layout" svg:width="0.462cm" svg:height="0.458cm" svg:x="8.947cm" svg:y="2.898cm" svg:viewBox="0 0 463 459" draw:points="0,0 463,0 463,459 0,459">
          <text:p/>
        </draw:polygon>
        <draw:polyline draw:style-name="gr6" draw:text-style-name="P2" draw:layer="layout" svg:width="0.462cm" svg:height="0.458cm" svg:x="8.947cm" svg:y="2.898cm" svg:viewBox="0 0 463 459" draw:points="232,459 0,459 0,0 463,0 463,459 232,459">
          <text:p/>
        </draw:polyline>
        <draw:polygon draw:style-name="gr8" draw:text-style-name="P2" draw:layer="layout" svg:width="0.462cm" svg:height="0.461cm" svg:x="8.484cm" svg:y="4.281cm" svg:viewBox="0 0 463 462" draw:points="0,0 463,0 463,462 0,462">
          <text:p/>
        </draw:polygon>
        <draw:polyline draw:style-name="gr6" draw:text-style-name="P2" draw:layer="layout" svg:width="0.462cm" svg:height="0.461cm" svg:x="8.484cm" svg:y="4.281cm" svg:viewBox="0 0 463 462" draw:points="231,462 0,462 0,0 463,0 463,462 231,462">
          <text:p/>
        </draw:polyline>
        <draw:polygon draw:style-name="gr15" draw:text-style-name="P2" draw:layer="layout" svg:width="0.462cm" svg:height="0.461cm" svg:x="8.947cm" svg:y="3.357cm" svg:viewBox="0 0 463 462" draw:points="0,0 463,0 463,462 0,462">
          <text:p/>
        </draw:polygon>
        <draw:polyline draw:style-name="gr6" draw:text-style-name="P2" draw:layer="layout" svg:width="0.462cm" svg:height="0.461cm" svg:x="8.947cm" svg:y="3.357cm" svg:viewBox="0 0 463 462" draw:points="232,462 0,462 0,0 463,0 463,462 232,462">
          <text:p/>
        </draw:polyline>
        <draw:polygon draw:style-name="gr15" draw:text-style-name="P2" draw:layer="layout" svg:width="0.462cm" svg:height="0.462cm" svg:x="8.947cm" svg:y="3.819cm" svg:viewBox="0 0 463 463" draw:points="0,0 463,0 463,463 0,463">
          <text:p/>
        </draw:polygon>
        <draw:polyline draw:style-name="gr6" draw:text-style-name="P2" draw:layer="layout" svg:width="0.462cm" svg:height="0.462cm" svg:x="8.947cm" svg:y="3.819cm" svg:viewBox="0 0 463 463" draw:points="232,463 0,463 0,0 463,0 463,463 232,463">
          <text:p/>
        </draw:polyline>
        <draw:polygon draw:style-name="gr8" draw:text-style-name="P2" draw:layer="layout" svg:width="0.462cm" svg:height="0.461cm" svg:x="8.947cm" svg:y="4.281cm" svg:viewBox="0 0 463 462" draw:points="0,0 463,0 463,462 0,462">
          <text:p/>
        </draw:polygon>
        <draw:polyline draw:style-name="gr6" draw:text-style-name="P2" draw:layer="layout" svg:width="0.462cm" svg:height="0.461cm" svg:x="8.947cm" svg:y="4.281cm" svg:viewBox="0 0 463 462" draw:points="232,462 0,462 0,0 463,0 463,462 232,462">
          <text:p/>
        </draw:polyline>
        <draw:polygon draw:style-name="gr15" draw:text-style-name="P2" draw:layer="layout" svg:width="0.462cm" svg:height="0.461cm" svg:x="8.947cm" svg:y="4.743cm" svg:viewBox="0 0 463 462" draw:points="0,0 463,0 463,462 0,462">
          <text:p/>
        </draw:polygon>
        <draw:polyline draw:style-name="gr6" draw:text-style-name="P2" draw:layer="layout" svg:width="0.462cm" svg:height="0.461cm" svg:x="8.947cm" svg:y="4.743cm" svg:viewBox="0 0 463 462" draw:points="232,462 0,462 0,0 463,0 463,462 232,462">
          <text:p/>
        </draw:polyline>
        <draw:polygon draw:style-name="gr9" draw:text-style-name="P2" draw:layer="layout" svg:width="0.461cm" svg:height="0.458cm" svg:x="9.409cm" svg:y="2.898cm" svg:viewBox="0 0 462 459" draw:points="0,0 462,0 462,459 0,459">
          <text:p/>
        </draw:polygon>
        <draw:polyline draw:style-name="gr6" draw:text-style-name="P2" draw:layer="layout" svg:width="0.461cm" svg:height="0.458cm" svg:x="9.409cm" svg:y="2.898cm" svg:viewBox="0 0 462 459" draw:points="231,459 0,459 0,0 462,0 462,459 231,459">
          <text:p/>
        </draw:polyline>
        <draw:polygon draw:style-name="gr9" draw:text-style-name="P2" draw:layer="layout" svg:width="0.461cm" svg:height="0.461cm" svg:x="9.409cm" svg:y="3.357cm" svg:viewBox="0 0 462 462" draw:points="0,0 462,0 462,462 0,462">
          <text:p/>
        </draw:polygon>
        <draw:polyline draw:style-name="gr6" draw:text-style-name="P2" draw:layer="layout" svg:width="0.461cm" svg:height="0.461cm" svg:x="9.409cm" svg:y="3.357cm" svg:viewBox="0 0 462 462" draw:points="231,462 0,462 0,0 462,0 462,462 231,462">
          <text:p/>
        </draw:polyline>
        <draw:polygon draw:style-name="gr15" draw:text-style-name="P2" draw:layer="layout" svg:width="0.461cm" svg:height="0.461cm" svg:x="9.409cm" svg:y="4.281cm" svg:viewBox="0 0 462 462" draw:points="0,0 462,0 462,462 0,462">
          <text:p/>
        </draw:polygon>
        <draw:polyline draw:style-name="gr6" draw:text-style-name="P2" draw:layer="layout" svg:width="0.461cm" svg:height="0.461cm" svg:x="9.409cm" svg:y="4.281cm" svg:viewBox="0 0 462 462" draw:points="231,462 0,462 0,0 462,0 462,462 231,462">
          <text:p/>
        </draw:polyline>
        <draw:polygon draw:style-name="gr9" draw:text-style-name="P2" draw:layer="layout" svg:width="0.461cm" svg:height="0.462cm" svg:x="9.409cm" svg:y="5.205cm" svg:viewBox="0 0 462 463" draw:points="0,0 462,0 462,463 0,463">
          <text:p/>
        </draw:polygon>
        <draw:polyline draw:style-name="gr6" draw:text-style-name="P2" draw:layer="layout" svg:width="0.461cm" svg:height="0.462cm" svg:x="9.409cm" svg:y="5.205cm" svg:viewBox="0 0 462 463" draw:points="231,463 0,463 0,0 462,0 462,463 231,463">
          <text:p/>
        </draw:polyline>
        <draw:polygon draw:style-name="gr11" draw:text-style-name="P2" draw:layer="layout" svg:width="0.462cm" svg:height="0.461cm" svg:x="8.484cm" svg:y="4.743cm" svg:viewBox="0 0 463 462" draw:points="0,0 463,0 463,462 0,462">
          <text:p/>
        </draw:polygon>
        <draw:polyline draw:style-name="gr6" draw:text-style-name="P2" draw:layer="layout" svg:width="0.462cm" svg:height="0.461cm" svg:x="8.484cm" svg:y="4.743cm" svg:viewBox="0 0 463 462" draw:points="231,462 0,462 0,0 463,0 463,462 231,462">
          <text:p/>
        </draw:polyline>
        <draw:polygon draw:style-name="gr16" draw:text-style-name="P2" draw:layer="layout" svg:width="0.461cm" svg:height="0.462cm" svg:x="7.562cm" svg:y="5.205cm" svg:viewBox="0 0 462 463" draw:points="0,0 462,0 462,463 0,463">
          <text:p/>
        </draw:polygon>
        <draw:polyline draw:style-name="gr6" draw:text-style-name="P2" draw:layer="layout" svg:width="0.461cm" svg:height="0.462cm" svg:x="7.562cm" svg:y="5.205cm" svg:viewBox="0 0 462 463" draw:points="231,463 0,463 0,0 462,0 462,463 231,463">
          <text:p/>
        </draw:polyline>
        <draw:polygon draw:style-name="gr11" draw:text-style-name="P2" draw:layer="layout" svg:width="0.459cm" svg:height="0.462cm" svg:x="8.024cm" svg:y="5.205cm" svg:viewBox="0 0 460 463" draw:points="0,0 460,0 460,463 0,463">
          <text:p/>
        </draw:polygon>
        <draw:polyline draw:style-name="gr6" draw:text-style-name="P2" draw:layer="layout" svg:width="0.459cm" svg:height="0.462cm" svg:x="8.024cm" svg:y="5.205cm" svg:viewBox="0 0 460 463" draw:points="230,463 0,463 0,0 460,0 460,463 230,463">
          <text:p/>
        </draw:polyline>
        <draw:polygon draw:style-name="gr16" draw:text-style-name="P2" draw:layer="layout" svg:width="0.462cm" svg:height="0.462cm" svg:x="8.484cm" svg:y="5.205cm" svg:viewBox="0 0 463 463" draw:points="0,0 463,0 463,463 0,463">
          <text:p/>
        </draw:polygon>
        <draw:polyline draw:style-name="gr6" draw:text-style-name="P2" draw:layer="layout" svg:width="0.462cm" svg:height="0.462cm" svg:x="8.484cm" svg:y="5.205cm" svg:viewBox="0 0 463 463" draw:points="231,463 0,463 0,0 463,0 463,463 231,463">
          <text:p/>
        </draw:polyline>
        <draw:polygon draw:style-name="gr16" draw:text-style-name="P2" draw:layer="layout" svg:width="0.462cm" svg:height="0.462cm" svg:x="8.947cm" svg:y="5.205cm" svg:viewBox="0 0 463 463" draw:points="0,0 463,0 463,463 0,463">
          <text:p/>
        </draw:polygon>
        <draw:polyline draw:style-name="gr6" draw:text-style-name="P2" draw:layer="layout" svg:width="0.462cm" svg:height="0.462cm" svg:x="8.947cm" svg:y="5.205cm" svg:viewBox="0 0 463 463" draw:points="232,463 0,463 0,0 463,0 463,463 232,463">
          <text:p/>
        </draw:polyline>
        <draw:polygon draw:style-name="gr9" draw:text-style-name="P2" draw:layer="layout" svg:width="0.463cm" svg:height="0.458cm" svg:x="7.099cm" svg:y="5.667cm" svg:viewBox="0 0 464 459" draw:points="0,0 464,0 464,459 0,459">
          <text:p/>
        </draw:polygon>
        <draw:polyline draw:style-name="gr6" draw:text-style-name="P2" draw:layer="layout" svg:width="0.463cm" svg:height="0.458cm" svg:x="7.099cm" svg:y="5.667cm" svg:viewBox="0 0 464 459" draw:points="232,459 0,459 0,0 464,0 464,459 232,459">
          <text:p/>
        </draw:polyline>
        <draw:polygon draw:style-name="gr16" draw:text-style-name="P2" draw:layer="layout" svg:width="0.459cm" svg:height="0.458cm" svg:x="8.024cm" svg:y="5.667cm" svg:viewBox="0 0 460 459" draw:points="0,0 460,0 460,459 0,459">
          <text:p/>
        </draw:polygon>
        <draw:polyline draw:style-name="gr6" draw:text-style-name="P2" draw:layer="layout" svg:width="0.459cm" svg:height="0.458cm" svg:x="8.024cm" svg:y="5.667cm" svg:viewBox="0 0 460 459" draw:points="230,459 0,459 0,0 460,0 460,459 230,459">
          <text:p/>
        </draw:polyline>
        <draw:polygon draw:style-name="gr9" draw:text-style-name="P2" draw:layer="layout" svg:width="0.462cm" svg:height="0.458cm" svg:x="8.947cm" svg:y="5.667cm" svg:viewBox="0 0 463 459" draw:points="0,0 463,0 463,459 0,459">
          <text:p/>
        </draw:polygon>
        <draw:polyline draw:style-name="gr6" draw:text-style-name="P2" draw:layer="layout" svg:width="0.462cm" svg:height="0.458cm" svg:x="8.947cm" svg:y="5.667cm" svg:viewBox="0 0 463 459" draw:points="232,459 0,459 0,0 463,0 463,459 232,459">
          <text:p/>
        </draw:polyline>
        <draw:polygon draw:style-name="gr9" draw:text-style-name="P2" draw:layer="layout" svg:width="0.461cm" svg:height="0.458cm" svg:x="9.409cm" svg:y="5.667cm" svg:viewBox="0 0 462 459" draw:points="0,0 462,0 462,459 0,459">
          <text:p/>
        </draw:polygon>
        <draw:polyline draw:style-name="gr6" draw:text-style-name="P2" draw:layer="layout" svg:width="0.461cm" svg:height="0.458cm" svg:x="9.409cm" svg:y="5.667cm" svg:viewBox="0 0 462 459" draw:points="231,459 0,459 0,0 462,0 462,459 231,459">
          <text:p/>
        </draw:polyline>
        <draw:polygon draw:style-name="gr10" draw:text-style-name="P2" draw:layer="layout" svg:width="0.461cm" svg:height="0.461cm" svg:x="7.562cm" svg:y="4.281cm" svg:viewBox="0 0 462 462" draw:points="0,0 462,0 462,462 0,462">
          <text:p/>
        </draw:polygon>
        <draw:polyline draw:style-name="gr6" draw:text-style-name="P2" draw:layer="layout" svg:width="0.461cm" svg:height="0.461cm" svg:x="7.562cm" svg:y="4.281cm" svg:viewBox="0 0 462 462" draw:points="231,462 0,462 0,0 462,0 462,462 231,462">
          <text:p/>
        </draw:polyline>
        <draw:polygon draw:style-name="gr9" draw:text-style-name="P2" draw:layer="layout" svg:width="0.457cm" svg:height="0.461cm" svg:x="6.64cm" svg:y="3.357cm" svg:viewBox="0 0 458 462" draw:points="0,0 458,0 458,462 0,462">
          <text:p/>
        </draw:polygon>
        <draw:polyline draw:style-name="gr6" draw:text-style-name="P2" draw:layer="layout" svg:width="0.457cm" svg:height="0.461cm" svg:x="6.64cm" svg:y="3.357cm" svg:viewBox="0 0 458 462" draw:points="229,462 0,462 0,0 458,0 458,462 229,462">
          <text:p/>
        </draw:polyline>
        <draw:polygon draw:style-name="gr17" draw:text-style-name="P2" draw:layer="layout" svg:width="0.457cm" svg:height="0.461cm" svg:x="6.64cm" svg:y="4.281cm" svg:viewBox="0 0 458 462" draw:points="0,0 458,0 458,462 0,462">
          <text:p/>
        </draw:polygon>
        <draw:polyline draw:style-name="gr6" draw:text-style-name="P2" draw:layer="layout" svg:width="0.457cm" svg:height="0.461cm" svg:x="6.64cm" svg:y="4.281cm" svg:viewBox="0 0 458 462" draw:points="229,462 0,462 0,0 458,0 458,462 229,462">
          <text:p/>
        </draw:polyline>
        <draw:polygon draw:style-name="gr10" draw:text-style-name="P2" draw:layer="layout" svg:width="0.463cm" svg:height="0.461cm" svg:x="7.099cm" svg:y="4.281cm" svg:viewBox="0 0 464 462" draw:points="0,0 464,0 464,462 0,462">
          <text:p/>
        </draw:polygon>
        <draw:polyline draw:style-name="gr6" draw:text-style-name="P2" draw:layer="layout" svg:width="0.463cm" svg:height="0.461cm" svg:x="7.099cm" svg:y="4.281cm" svg:viewBox="0 0 464 462" draw:points="232,462 0,462 0,0 464,0 464,462 232,462">
          <text:p/>
        </draw:polyline>
        <draw:polygon draw:style-name="gr17" draw:text-style-name="P2" draw:layer="layout" svg:width="0.463cm" svg:height="0.462cm" svg:x="7.099cm" svg:y="3.819cm" svg:viewBox="0 0 464 463" draw:points="0,0 464,0 464,463 0,463">
          <text:p/>
        </draw:polygon>
        <draw:polyline draw:style-name="gr6" draw:text-style-name="P2" draw:layer="layout" svg:width="0.463cm" svg:height="0.462cm" svg:x="7.099cm" svg:y="3.819cm" svg:viewBox="0 0 464 463" draw:points="232,463 0,463 0,0 464,0 464,463 232,463">
          <text:p/>
        </draw:polyline>
        <draw:polygon draw:style-name="gr18" draw:text-style-name="P2" draw:layer="layout" svg:width="0.463cm" svg:height="0.462cm" svg:x="7.099cm" svg:y="5.205cm" svg:viewBox="0 0 464 463" draw:points="0,0 464,0 464,463 0,463">
          <text:p/>
        </draw:polygon>
        <draw:polyline draw:style-name="gr6" draw:text-style-name="P2" draw:layer="layout" svg:width="0.463cm" svg:height="0.462cm" svg:x="7.099cm" svg:y="5.205cm" svg:viewBox="0 0 464 463" draw:points="232,463 0,463 0,0 464,0 464,463 232,463">
          <text:p/>
        </draw:polyline>
        <draw:polygon draw:style-name="gr17" draw:text-style-name="P2" draw:layer="layout" svg:width="0.463cm" svg:height="0.461cm" svg:x="7.099cm" svg:y="4.743cm" svg:viewBox="0 0 464 462" draw:points="0,0 464,0 464,462 0,462">
          <text:p/>
        </draw:polygon>
        <draw:polyline draw:style-name="gr6" draw:text-style-name="P2" draw:layer="layout" svg:width="0.463cm" svg:height="0.461cm" svg:x="7.099cm" svg:y="4.743cm" svg:viewBox="0 0 464 462" draw:points="232,462 0,462 0,0 464,0 464,462 232,462">
          <text:p/>
        </draw:polyline>
        <draw:polygon draw:style-name="gr9" draw:text-style-name="P2" draw:layer="layout" svg:width="0.457cm" svg:height="0.458cm" svg:x="6.64cm" svg:y="5.667cm" svg:viewBox="0 0 458 459" draw:points="0,0 458,0 458,459 0,459">
          <text:p/>
        </draw:polygon>
        <draw:polyline draw:style-name="gr6" draw:text-style-name="P2" draw:layer="layout" svg:width="0.457cm" svg:height="0.458cm" svg:x="6.64cm" svg:y="5.667cm" svg:viewBox="0 0 458 459" draw:points="229,459 0,459 0,0 458,0 458,459 229,459">
          <text:p/>
        </draw:polyline>
        <draw:polygon draw:style-name="gr9" draw:text-style-name="P2" draw:layer="layout" svg:width="0.457cm" svg:height="0.462cm" svg:x="6.64cm" svg:y="5.205cm" svg:viewBox="0 0 458 463" draw:points="0,0 458,0 458,463 0,463">
          <text:p/>
        </draw:polygon>
        <draw:polyline draw:style-name="gr6" draw:text-style-name="P2" draw:layer="layout" svg:width="0.457cm" svg:height="0.462cm" svg:x="6.64cm" svg:y="5.205cm" svg:viewBox="0 0 458 463" draw:points="229,463 0,463 0,0 458,0 458,463 229,463">
          <text:p/>
        </draw:polyline>
        <draw:polygon draw:style-name="gr19" draw:text-style-name="P2" draw:layer="layout" svg:width="0.266cm" svg:height="0.399cm" svg:x="8.121cm" svg:y="3.819cm" svg:viewBox="0 0 267 400" draw:points="134,0 267,400 0,400">
          <text:p/>
        </draw:polygon>
        <draw:line draw:style-name="gr6" draw:text-style-name="P2" draw:layer="layout" svg:x1="8.255cm" svg:y1="4.281cm" svg:x2="8.255cm" svg:y2="4.139cm">
          <text:p/>
        </draw:line>
        <draw:polygon draw:style-name="gr19" draw:text-style-name="P2" draw:layer="layout" svg:width="0.398cm" svg:height="0.265cm" svg:x="8.547cm" svg:y="4.379cm" svg:viewBox="0 0 399 266" draw:points="399,133 0,266 0,0">
          <text:p/>
        </draw:polygon>
        <draw:line draw:style-name="gr6" draw:text-style-name="P2" draw:layer="layout" svg:x1="8.485cm" svg:y1="4.513cm" svg:x2="8.627cm" svg:y2="4.513cm">
          <text:p/>
        </draw:line>
        <draw:polygon draw:style-name="gr9" draw:text-style-name="P2" draw:layer="layout" svg:width="0.461cm" svg:height="0.461cm" svg:x="9.409cm" svg:y="4.743cm" svg:viewBox="0 0 462 462" draw:points="0,0 462,0 462,462 0,462">
          <text:p/>
        </draw:polygon>
        <draw:polyline draw:style-name="gr6" draw:text-style-name="P2" draw:layer="layout" svg:width="0.461cm" svg:height="0.461cm" svg:x="9.409cm" svg:y="4.743cm" svg:viewBox="0 0 462 462" draw:points="231,462 0,462 0,0 462,0 462,462 231,462">
          <text:p/>
        </draw:polyline>
        <draw:polygon draw:style-name="gr9" draw:text-style-name="P2" draw:layer="layout" svg:width="0.462cm" svg:height="0.458cm" svg:x="8.484cm" svg:y="5.667cm" svg:viewBox="0 0 463 459" draw:points="0,0 463,0 463,459 0,459">
          <text:p/>
        </draw:polygon>
        <draw:polyline draw:style-name="gr6" draw:text-style-name="P2" draw:layer="layout" svg:width="0.462cm" svg:height="0.458cm" svg:x="8.484cm" svg:y="5.667cm" svg:viewBox="0 0 463 459" draw:points="231,459 0,459 0,0 463,0 463,459 231,459">
          <text:p/>
        </draw:polyline>
        <draw:polygon draw:style-name="gr9" draw:text-style-name="P2" draw:layer="layout" svg:width="0.462cm" svg:height="0.458cm" svg:x="7.561cm" svg:y="5.667cm" svg:viewBox="0 0 463 459" draw:points="0,0 463,0 463,459 0,459">
          <text:p/>
        </draw:polygon>
        <draw:polyline draw:style-name="gr6" draw:text-style-name="P2" draw:layer="layout" svg:width="0.462cm" svg:height="0.458cm" svg:x="7.561cm" svg:y="5.667cm" svg:viewBox="0 0 463 459" draw:points="231,459 0,459 0,0 463,0 463,459 231,459">
          <text:p/>
        </draw:polyline>
        <draw:polygon draw:style-name="gr9" draw:text-style-name="P2" draw:layer="layout" svg:width="0.461cm" svg:height="0.461cm" svg:x="6.637cm" svg:y="4.743cm" svg:viewBox="0 0 462 462" draw:points="0,0 462,0 462,462 0,462">
          <text:p/>
        </draw:polygon>
        <draw:polyline draw:style-name="gr6" draw:text-style-name="P2" draw:layer="layout" svg:width="0.461cm" svg:height="0.461cm" svg:x="6.637cm" svg:y="4.743cm" svg:viewBox="0 0 462 462" draw:points="231,462 0,462 0,0 462,0 462,462 231,462">
          <text:p/>
        </draw:polyline>
        <draw:polygon draw:style-name="gr9" draw:text-style-name="P2" draw:layer="layout" svg:width="0.461cm" svg:height="0.462cm" svg:x="6.637cm" svg:y="3.819cm" svg:viewBox="0 0 462 463" draw:points="0,0 462,0 462,463 0,463">
          <text:p/>
        </draw:polygon>
        <draw:polyline draw:style-name="gr6" draw:text-style-name="P2" draw:layer="layout" svg:width="0.461cm" svg:height="0.462cm" svg:x="6.637cm" svg:y="3.819cm" svg:viewBox="0 0 462 463" draw:points="231,463 0,463 0,0 462,0 462,463 231,463">
          <text:p/>
        </draw:polyline>
        <draw:polygon draw:style-name="gr9" draw:text-style-name="P2" draw:layer="layout" svg:width="0.462cm" svg:height="0.458cm" svg:x="7.561cm" svg:y="2.898cm" svg:viewBox="0 0 463 459" draw:points="0,0 463,0 463,459 0,459">
          <text:p/>
        </draw:polygon>
        <draw:polyline draw:style-name="gr6" draw:text-style-name="P2" draw:layer="layout" svg:width="0.462cm" svg:height="0.458cm" svg:x="7.561cm" svg:y="2.898cm" svg:viewBox="0 0 463 459" draw:points="231,459 0,459 0,0 463,0 463,459 231,459">
          <text:p/>
        </draw:polyline>
        <draw:polygon draw:style-name="gr9" draw:text-style-name="P2" draw:layer="layout" svg:width="0.461cm" svg:height="0.462cm" svg:x="9.409cm" svg:y="3.819cm" svg:viewBox="0 0 462 463" draw:points="0,0 462,0 462,463 0,463">
          <text:p/>
        </draw:polygon>
        <draw:polyline draw:style-name="gr6" draw:text-style-name="P2" draw:layer="layout" svg:width="0.461cm" svg:height="0.462cm" svg:x="9.409cm" svg:y="3.819cm" svg:viewBox="0 0 462 463" draw:points="231,463 0,463 0,0 462,0 462,463 231,463">
          <text:p/>
        </draw:polyline>
        <draw:polygon draw:style-name="gr9" draw:text-style-name="P2" draw:layer="layout" svg:width="0.462cm" svg:height="0.458cm" svg:x="8.484cm" svg:y="2.898cm" svg:viewBox="0 0 463 459" draw:points="0,0 463,0 463,459 0,459">
          <text:p/>
        </draw:polygon>
        <draw:polyline draw:style-name="gr6" draw:text-style-name="P2" draw:layer="layout" svg:width="0.462cm" svg:height="0.458cm" svg:x="8.484cm" svg:y="2.898cm" svg:viewBox="0 0 463 459" draw:points="231,459 0,459 0,0 463,0 463,459 231,459">
          <text:p/>
        </draw:polyline>
        <draw:polygon draw:style-name="gr9" draw:text-style-name="P2" draw:layer="layout" svg:width="0.462cm" svg:height="0.462cm" svg:x="7.099cm" svg:y="6.126cm" svg:viewBox="0 0 463 463" draw:points="0,0 463,0 463,463 0,463">
          <text:p/>
        </draw:polygon>
        <draw:polyline draw:style-name="gr6" draw:text-style-name="P2" draw:layer="layout" svg:width="0.462cm" svg:height="0.462cm" svg:x="7.099cm" svg:y="6.126cm" svg:viewBox="0 0 463 463" draw:points="232,463 0,463 0,0 463,0 463,463 232,463">
          <text:p/>
        </draw:polyline>
        <draw:polygon draw:style-name="gr16" draw:text-style-name="P2" draw:layer="layout" svg:width="0.459cm" svg:height="0.462cm" svg:x="8.024cm" svg:y="6.126cm" svg:viewBox="0 0 460 463" draw:points="0,0 460,0 460,463 0,463">
          <text:p/>
        </draw:polygon>
        <draw:polyline draw:style-name="gr6" draw:text-style-name="P2" draw:layer="layout" svg:width="0.459cm" svg:height="0.462cm" svg:x="8.024cm" svg:y="6.126cm" svg:viewBox="0 0 460 463" draw:points="230,463 0,463 0,0 460,0 460,463 230,463">
          <text:p/>
        </draw:polyline>
        <draw:polygon draw:style-name="gr9" draw:text-style-name="P2" draw:layer="layout" svg:width="0.463cm" svg:height="0.462cm" svg:x="8.946cm" svg:y="6.126cm" svg:viewBox="0 0 464 463" draw:points="0,0 464,0 464,463 0,463">
          <text:p/>
        </draw:polygon>
        <draw:polyline draw:style-name="gr6" draw:text-style-name="P2" draw:layer="layout" svg:width="0.463cm" svg:height="0.462cm" svg:x="8.946cm" svg:y="6.126cm" svg:viewBox="0 0 464 463" draw:points="232,463 0,463 0,0 464,0 464,463 232,463">
          <text:p/>
        </draw:polyline>
        <draw:polygon draw:style-name="gr9" draw:text-style-name="P2" draw:layer="layout" svg:width="0.457cm" svg:height="0.462cm" svg:x="9.409cm" svg:y="6.126cm" svg:viewBox="0 0 458 463" draw:points="0,0 458,0 458,463 0,463">
          <text:p/>
        </draw:polygon>
        <draw:polyline draw:style-name="gr6" draw:text-style-name="P2" draw:layer="layout" svg:width="0.457cm" svg:height="0.462cm" svg:x="9.409cm" svg:y="6.126cm" svg:viewBox="0 0 458 463" draw:points="229,463 0,463 0,0 458,0 458,463 229,463">
          <text:p/>
        </draw:polyline>
        <draw:polygon draw:style-name="gr9" draw:text-style-name="P2" draw:layer="layout" svg:width="0.461cm" svg:height="0.462cm" svg:x="6.637cm" svg:y="6.126cm" svg:viewBox="0 0 462 463" draw:points="0,0 462,0 462,463 0,463">
          <text:p/>
        </draw:polygon>
        <draw:polyline draw:style-name="gr6" draw:text-style-name="P2" draw:layer="layout" svg:width="0.461cm" svg:height="0.462cm" svg:x="6.637cm" svg:y="6.126cm" svg:viewBox="0 0 462 463" draw:points="231,463 0,463 0,0 462,0 462,463 231,463">
          <text:p/>
        </draw:polyline>
        <draw:polygon draw:style-name="gr9" draw:text-style-name="P2" draw:layer="layout" svg:width="0.461cm" svg:height="0.462cm" svg:x="8.484cm" svg:y="6.126cm" svg:viewBox="0 0 462 463" draw:points="0,0 462,0 462,463 0,463">
          <text:p/>
        </draw:polygon>
        <draw:polyline draw:style-name="gr6" draw:text-style-name="P2" draw:layer="layout" svg:width="0.461cm" svg:height="0.462cm" svg:x="8.484cm" svg:y="6.126cm" svg:viewBox="0 0 462 463" draw:points="231,463 0,463 0,0 462,0 462,463 231,463">
          <text:p/>
        </draw:polyline>
        <draw:polygon draw:style-name="gr9" draw:text-style-name="P2" draw:layer="layout" svg:width="0.461cm" svg:height="0.462cm" svg:x="7.561cm" svg:y="6.126cm" svg:viewBox="0 0 462 463" draw:points="0,0 462,0 462,463 0,463">
          <text:p/>
        </draw:polygon>
        <draw:polyline draw:style-name="gr6" draw:text-style-name="P2" draw:layer="layout" svg:width="0.461cm" svg:height="0.462cm" svg:x="7.561cm" svg:y="6.126cm" svg:viewBox="0 0 462 463" draw:points="231,463 0,463 0,0 462,0 462,463 231,463">
          <text:p/>
        </draw:polyline>
        <draw:polygon draw:style-name="gr9" draw:text-style-name="P2" draw:layer="layout" svg:width="0.461cm" svg:height="0.458cm" svg:x="10.332cm" svg:y="2.898cm" svg:viewBox="0 0 462 459" draw:points="0,0 462,0 462,459 0,459">
          <text:p/>
        </draw:polygon>
        <draw:polyline draw:style-name="gr6" draw:text-style-name="P2" draw:layer="layout" svg:width="0.461cm" svg:height="0.458cm" svg:x="10.332cm" svg:y="2.898cm" svg:viewBox="0 0 462 459" draw:points="231,459 0,459 0,0 462,0 462,459 231,459">
          <text:p/>
        </draw:polyline>
        <draw:polygon draw:style-name="gr9" draw:text-style-name="P2" draw:layer="layout" svg:width="0.461cm" svg:height="0.461cm" svg:x="10.332cm" svg:y="3.357cm" svg:viewBox="0 0 462 462" draw:points="0,0 462,0 462,462 0,462">
          <text:p/>
        </draw:polygon>
        <draw:polyline draw:style-name="gr6" draw:text-style-name="P2" draw:layer="layout" svg:width="0.461cm" svg:height="0.461cm" svg:x="10.332cm" svg:y="3.357cm" svg:viewBox="0 0 462 462" draw:points="231,462 0,462 0,0 462,0 462,462 231,462">
          <text:p/>
        </draw:polyline>
        <draw:polygon draw:style-name="gr15" draw:text-style-name="P2" draw:layer="layout" svg:width="0.461cm" svg:height="0.461cm" svg:x="10.332cm" svg:y="4.281cm" svg:viewBox="0 0 462 462" draw:points="0,0 462,0 462,462 0,462">
          <text:p/>
        </draw:polygon>
        <draw:polyline draw:style-name="gr6" draw:text-style-name="P2" draw:layer="layout" svg:width="0.461cm" svg:height="0.461cm" svg:x="10.332cm" svg:y="4.281cm" svg:viewBox="0 0 462 462" draw:points="231,462 0,462 0,0 462,0 462,462 231,462">
          <text:p/>
        </draw:polyline>
        <draw:polygon draw:style-name="gr9" draw:text-style-name="P2" draw:layer="layout" svg:width="0.461cm" svg:height="0.462cm" svg:x="10.332cm" svg:y="5.205cm" svg:viewBox="0 0 462 463" draw:points="0,0 462,0 462,463 0,463">
          <text:p/>
        </draw:polygon>
        <draw:polyline draw:style-name="gr6" draw:text-style-name="P2" draw:layer="layout" svg:width="0.461cm" svg:height="0.462cm" svg:x="10.332cm" svg:y="5.205cm" svg:viewBox="0 0 462 463" draw:points="231,463 0,463 0,0 462,0 462,463 231,463">
          <text:p/>
        </draw:polyline>
        <draw:polygon draw:style-name="gr9" draw:text-style-name="P2" draw:layer="layout" svg:width="0.461cm" svg:height="0.458cm" svg:x="10.332cm" svg:y="5.667cm" svg:viewBox="0 0 462 459" draw:points="0,0 462,0 462,459 0,459">
          <text:p/>
        </draw:polygon>
        <draw:polyline draw:style-name="gr6" draw:text-style-name="P2" draw:layer="layout" svg:width="0.461cm" svg:height="0.458cm" svg:x="10.332cm" svg:y="5.667cm" svg:viewBox="0 0 462 459" draw:points="231,459 0,459 0,0 462,0 462,459 231,459">
          <text:p/>
        </draw:polyline>
        <draw:polygon draw:style-name="gr9" draw:text-style-name="P2" draw:layer="layout" svg:width="0.461cm" svg:height="0.461cm" svg:x="10.332cm" svg:y="4.743cm" svg:viewBox="0 0 462 462" draw:points="0,0 462,0 462,462 0,462">
          <text:p/>
        </draw:polygon>
        <draw:polyline draw:style-name="gr6" draw:text-style-name="P2" draw:layer="layout" svg:width="0.461cm" svg:height="0.461cm" svg:x="10.332cm" svg:y="4.743cm" svg:viewBox="0 0 462 462" draw:points="231,462 0,462 0,0 462,0 462,462 231,462">
          <text:p/>
        </draw:polyline>
        <draw:polygon draw:style-name="gr9" draw:text-style-name="P2" draw:layer="layout" svg:width="0.461cm" svg:height="0.462cm" svg:x="10.332cm" svg:y="3.819cm" svg:viewBox="0 0 462 463" draw:points="0,0 462,0 462,463 0,463">
          <text:p/>
        </draw:polygon>
        <draw:polyline draw:style-name="gr6" draw:text-style-name="P2" draw:layer="layout" svg:width="0.461cm" svg:height="0.462cm" svg:x="10.332cm" svg:y="3.819cm" svg:viewBox="0 0 462 463" draw:points="231,463 0,463 0,0 462,0 462,463 231,463">
          <text:p/>
        </draw:polyline>
        <draw:polygon draw:style-name="gr9" draw:text-style-name="P2" draw:layer="layout" svg:width="0.461cm" svg:height="0.462cm" svg:x="10.331cm" svg:y="6.126cm" svg:viewBox="0 0 462 463" draw:points="0,0 462,0 462,463 0,463">
          <text:p/>
        </draw:polygon>
        <draw:polyline draw:style-name="gr6" draw:text-style-name="P2" draw:layer="layout" svg:width="0.461cm" svg:height="0.462cm" svg:x="10.331cm" svg:y="6.126cm" svg:viewBox="0 0 462 463" draw:points="231,463 0,463 0,0 462,0 462,463 231,463">
          <text:p/>
        </draw:polyline>
        <draw:polygon draw:style-name="gr9" draw:text-style-name="P2" draw:layer="layout" svg:width="0.461cm" svg:height="0.463cm" svg:x="6.637cm" svg:y="2.434cm" svg:viewBox="0 0 462 464" draw:points="0,0 462,0 462,464 0,464">
          <text:p/>
        </draw:polygon>
        <draw:polyline draw:style-name="gr6" draw:text-style-name="P2" draw:layer="layout" svg:width="0.461cm" svg:height="0.463cm" svg:x="6.637cm" svg:y="2.434cm" svg:viewBox="0 0 462 464" draw:points="231,464 0,464 0,0 462,0 462,464 231,464">
          <text:p/>
        </draw:polyline>
        <draw:polygon draw:style-name="gr9" draw:text-style-name="P2" draw:layer="layout" svg:width="0.462cm" svg:height="0.463cm" svg:x="7.099cm" svg:y="2.434cm" svg:viewBox="0 0 463 464" draw:points="0,0 463,0 463,464 0,464">
          <text:p/>
        </draw:polygon>
        <draw:polyline draw:style-name="gr6" draw:text-style-name="P2" draw:layer="layout" svg:width="0.462cm" svg:height="0.463cm" svg:x="7.099cm" svg:y="2.434cm" svg:viewBox="0 0 463 464" draw:points="232,464 0,464 0,0 463,0 463,464 232,464">
          <text:p/>
        </draw:polyline>
        <draw:polygon draw:style-name="gr14" draw:text-style-name="P2" draw:layer="layout" svg:width="0.459cm" svg:height="0.463cm" svg:x="8.024cm" svg:y="2.434cm" svg:viewBox="0 0 460 464" draw:points="0,0 460,0 460,464 0,464">
          <text:p/>
        </draw:polygon>
        <draw:polyline draw:style-name="gr6" draw:text-style-name="P2" draw:layer="layout" svg:width="0.459cm" svg:height="0.463cm" svg:x="8.024cm" svg:y="2.434cm" svg:viewBox="0 0 460 464" draw:points="230,464 0,464 0,0 460,0 460,464 230,464">
          <text:p/>
        </draw:polyline>
        <draw:polygon draw:style-name="gr9" draw:text-style-name="P2" draw:layer="layout" svg:width="0.463cm" svg:height="0.463cm" svg:x="8.946cm" svg:y="2.434cm" svg:viewBox="0 0 464 464" draw:points="0,0 464,0 464,464 0,464">
          <text:p/>
        </draw:polygon>
        <draw:polyline draw:style-name="gr6" draw:text-style-name="P2" draw:layer="layout" svg:width="0.463cm" svg:height="0.463cm" svg:x="8.946cm" svg:y="2.434cm" svg:viewBox="0 0 464 464" draw:points="232,464 0,464 0,0 464,0 464,464 232,464">
          <text:p/>
        </draw:polyline>
        <draw:polygon draw:style-name="gr9" draw:text-style-name="P2" draw:layer="layout" svg:width="0.457cm" svg:height="0.463cm" svg:x="9.409cm" svg:y="2.434cm" svg:viewBox="0 0 458 464" draw:points="0,0 458,0 458,464 0,464">
          <text:p/>
        </draw:polygon>
        <draw:polyline draw:style-name="gr6" draw:text-style-name="P2" draw:layer="layout" svg:width="0.457cm" svg:height="0.463cm" svg:x="9.409cm" svg:y="2.434cm" svg:viewBox="0 0 458 464" draw:points="229,464 0,464 0,0 458,0 458,464 229,464">
          <text:p/>
        </draw:polyline>
        <draw:polygon draw:style-name="gr9" draw:text-style-name="P2" draw:layer="layout" svg:width="0.461cm" svg:height="0.463cm" svg:x="7.561cm" svg:y="2.434cm" svg:viewBox="0 0 462 464" draw:points="0,0 462,0 462,464 0,464">
          <text:p/>
        </draw:polygon>
        <draw:polyline draw:style-name="gr6" draw:text-style-name="P2" draw:layer="layout" svg:width="0.461cm" svg:height="0.463cm" svg:x="7.561cm" svg:y="2.434cm" svg:viewBox="0 0 462 464" draw:points="231,464 0,464 0,0 462,0 462,464 231,464">
          <text:p/>
        </draw:polyline>
        <draw:polygon draw:style-name="gr9" draw:text-style-name="P2" draw:layer="layout" svg:width="0.461cm" svg:height="0.463cm" svg:x="8.484cm" svg:y="2.434cm" svg:viewBox="0 0 462 464" draw:points="0,0 462,0 462,464 0,464">
          <text:p/>
        </draw:polygon>
        <draw:polyline draw:style-name="gr6" draw:text-style-name="P2" draw:layer="layout" svg:width="0.461cm" svg:height="0.463cm" svg:x="8.484cm" svg:y="2.434cm" svg:viewBox="0 0 462 464" draw:points="231,464 0,464 0,0 462,0 462,464 231,464">
          <text:p/>
        </draw:polyline>
        <draw:polygon draw:style-name="gr9" draw:text-style-name="P2" draw:layer="layout" svg:width="0.461cm" svg:height="0.463cm" svg:x="10.331cm" svg:y="2.434cm" svg:viewBox="0 0 462 464" draw:points="0,0 462,0 462,464 0,464">
          <text:p/>
        </draw:polygon>
        <draw:polyline draw:style-name="gr6" draw:text-style-name="P2" draw:layer="layout" svg:width="0.461cm" svg:height="0.463cm" svg:x="10.331cm" svg:y="2.434cm" svg:viewBox="0 0 462 464" draw:points="231,464 0,464 0,0 462,0 462,464 231,464">
          <text:p/>
        </draw:polyline>
        <draw:polygon draw:style-name="gr9" draw:text-style-name="P2" draw:layer="layout" svg:width="0.458cm" svg:height="0.458cm" svg:x="6.178cm" svg:y="2.898cm" svg:viewBox="0 0 459 459" draw:points="0,0 459,0 459,459 0,459">
          <text:p/>
        </draw:polygon>
        <draw:polyline draw:style-name="gr6" draw:text-style-name="P2" draw:layer="layout" svg:width="0.458cm" svg:height="0.458cm" svg:x="6.178cm" svg:y="2.898cm" svg:viewBox="0 0 459 459" draw:points="229,459 0,459 0,0 459,0 459,459 229,459">
          <text:p/>
        </draw:polyline>
        <draw:polygon draw:style-name="gr9" draw:text-style-name="P2" draw:layer="layout" svg:width="0.458cm" svg:height="0.461cm" svg:x="6.178cm" svg:y="3.357cm" svg:viewBox="0 0 459 462" draw:points="0,0 459,0 459,462 0,462">
          <text:p/>
        </draw:polygon>
        <draw:polyline draw:style-name="gr6" draw:text-style-name="P2" draw:layer="layout" svg:width="0.458cm" svg:height="0.461cm" svg:x="6.178cm" svg:y="3.357cm" svg:viewBox="0 0 459 462" draw:points="229,462 0,462 0,0 459,0 459,462 229,462">
          <text:p/>
        </draw:polyline>
        <draw:polygon draw:style-name="gr17" draw:text-style-name="P2" draw:layer="layout" svg:width="0.458cm" svg:height="0.461cm" svg:x="6.178cm" svg:y="4.281cm" svg:viewBox="0 0 459 462" draw:points="0,0 459,0 459,462 0,462">
          <text:p/>
        </draw:polygon>
        <draw:polyline draw:style-name="gr6" draw:text-style-name="P2" draw:layer="layout" svg:width="0.458cm" svg:height="0.461cm" svg:x="6.178cm" svg:y="4.281cm" svg:viewBox="0 0 459 462" draw:points="229,462 0,462 0,0 459,0 459,462 229,462">
          <text:p/>
        </draw:polyline>
        <draw:polygon draw:style-name="gr9" draw:text-style-name="P2" draw:layer="layout" svg:width="0.458cm" svg:height="0.458cm" svg:x="6.178cm" svg:y="5.667cm" svg:viewBox="0 0 459 459" draw:points="0,0 459,0 459,459 0,459">
          <text:p/>
        </draw:polygon>
        <draw:polyline draw:style-name="gr6" draw:text-style-name="P2" draw:layer="layout" svg:width="0.458cm" svg:height="0.458cm" svg:x="6.178cm" svg:y="5.667cm" svg:viewBox="0 0 459 459" draw:points="229,459 0,459 0,0 459,0 459,459 229,459">
          <text:p/>
        </draw:polyline>
        <draw:polygon draw:style-name="gr9" draw:text-style-name="P2" draw:layer="layout" svg:width="0.458cm" svg:height="0.462cm" svg:x="6.178cm" svg:y="5.205cm" svg:viewBox="0 0 459 463" draw:points="0,0 459,0 459,463 0,463">
          <text:p/>
        </draw:polygon>
        <draw:polyline draw:style-name="gr6" draw:text-style-name="P2" draw:layer="layout" svg:width="0.458cm" svg:height="0.462cm" svg:x="6.178cm" svg:y="5.205cm" svg:viewBox="0 0 459 463" draw:points="229,463 0,463 0,0 459,0 459,463 229,463">
          <text:p/>
        </draw:polyline>
        <draw:polygon draw:style-name="gr9" draw:text-style-name="P2" draw:layer="layout" svg:width="0.459cm" svg:height="0.461cm" svg:x="6.177cm" svg:y="4.743cm" svg:viewBox="0 0 460 462" draw:points="0,0 460,0 460,462 0,462">
          <text:p/>
        </draw:polygon>
        <draw:polyline draw:style-name="gr6" draw:text-style-name="P2" draw:layer="layout" svg:width="0.459cm" svg:height="0.461cm" svg:x="6.177cm" svg:y="4.743cm" svg:viewBox="0 0 460 462" draw:points="230,462 0,462 0,0 460,0 460,462 230,462">
          <text:p/>
        </draw:polyline>
        <draw:polygon draw:style-name="gr9" draw:text-style-name="P2" draw:layer="layout" svg:width="0.459cm" svg:height="0.462cm" svg:x="6.177cm" svg:y="3.819cm" svg:viewBox="0 0 460 463" draw:points="0,0 460,0 460,463 0,463">
          <text:p/>
        </draw:polygon>
        <draw:polyline draw:style-name="gr6" draw:text-style-name="P2" draw:layer="layout" svg:width="0.459cm" svg:height="0.462cm" svg:x="6.177cm" svg:y="3.819cm" svg:viewBox="0 0 460 463" draw:points="230,463 0,463 0,0 460,0 460,463 230,463">
          <text:p/>
        </draw:polyline>
        <draw:polygon draw:style-name="gr9" draw:text-style-name="P2" draw:layer="layout" svg:width="0.459cm" svg:height="0.462cm" svg:x="6.177cm" svg:y="6.126cm" svg:viewBox="0 0 460 463" draw:points="0,0 460,0 460,463 0,463">
          <text:p/>
        </draw:polygon>
        <draw:polyline draw:style-name="gr6" draw:text-style-name="P2" draw:layer="layout" svg:width="0.459cm" svg:height="0.462cm" svg:x="6.177cm" svg:y="6.126cm" svg:viewBox="0 0 460 463" draw:points="230,463 0,463 0,0 460,0 460,463 230,463">
          <text:p/>
        </draw:polyline>
        <draw:polygon draw:style-name="gr9" draw:text-style-name="P2" draw:layer="layout" svg:width="0.459cm" svg:height="0.463cm" svg:x="6.177cm" svg:y="2.434cm" svg:viewBox="0 0 460 464" draw:points="0,0 460,0 460,464 0,464">
          <text:p/>
        </draw:polygon>
        <draw:polyline draw:style-name="gr6" draw:text-style-name="P2" draw:layer="layout" svg:width="0.459cm" svg:height="0.463cm" svg:x="6.177cm" svg:y="2.434cm" svg:viewBox="0 0 460 464" draw:points="230,464 0,464 0,0 460,0 460,464 230,464">
          <text:p/>
        </draw:polyline>
        <draw:polygon draw:style-name="gr9" draw:text-style-name="P2" draw:layer="layout" svg:width="0.459cm" svg:height="0.458cm" svg:x="9.871cm" svg:y="2.898cm" svg:viewBox="0 0 460 459" draw:points="0,0 460,0 460,459 0,459">
          <text:p/>
        </draw:polygon>
        <draw:polyline draw:style-name="gr6" draw:text-style-name="P2" draw:layer="layout" svg:width="0.459cm" svg:height="0.458cm" svg:x="9.871cm" svg:y="2.898cm" svg:viewBox="0 0 460 459" draw:points="230,459 0,459 0,0 460,0 460,459 230,459">
          <text:p/>
        </draw:polyline>
        <draw:polygon draw:style-name="gr9" draw:text-style-name="P2" draw:layer="layout" svg:width="0.459cm" svg:height="0.461cm" svg:x="9.871cm" svg:y="3.357cm" svg:viewBox="0 0 460 462" draw:points="0,0 460,0 460,462 0,462">
          <text:p/>
        </draw:polygon>
        <draw:polyline draw:style-name="gr6" draw:text-style-name="P2" draw:layer="layout" svg:width="0.459cm" svg:height="0.461cm" svg:x="9.871cm" svg:y="3.357cm" svg:viewBox="0 0 460 462" draw:points="230,462 0,462 0,0 460,0 460,462 230,462">
          <text:p/>
        </draw:polyline>
        <draw:polygon draw:style-name="gr15" draw:text-style-name="P2" draw:layer="layout" svg:width="0.459cm" svg:height="0.461cm" svg:x="9.871cm" svg:y="4.281cm" svg:viewBox="0 0 460 462" draw:points="0,0 460,0 460,462 0,462">
          <text:p/>
        </draw:polygon>
        <draw:polyline draw:style-name="gr6" draw:text-style-name="P2" draw:layer="layout" svg:width="0.459cm" svg:height="0.461cm" svg:x="9.871cm" svg:y="4.281cm" svg:viewBox="0 0 460 462" draw:points="230,462 0,462 0,0 460,0 460,462 230,462">
          <text:p/>
        </draw:polyline>
        <draw:polygon draw:style-name="gr9" draw:text-style-name="P2" draw:layer="layout" svg:width="0.459cm" svg:height="0.462cm" svg:x="9.871cm" svg:y="5.205cm" svg:viewBox="0 0 460 463" draw:points="0,0 460,0 460,463 0,463">
          <text:p/>
        </draw:polygon>
        <draw:polyline draw:style-name="gr6" draw:text-style-name="P2" draw:layer="layout" svg:width="0.459cm" svg:height="0.462cm" svg:x="9.871cm" svg:y="5.205cm" svg:viewBox="0 0 460 463" draw:points="230,463 0,463 0,0 460,0 460,463 230,463">
          <text:p/>
        </draw:polyline>
        <draw:polygon draw:style-name="gr9" draw:text-style-name="P2" draw:layer="layout" svg:width="0.459cm" svg:height="0.458cm" svg:x="9.871cm" svg:y="5.667cm" svg:viewBox="0 0 460 459" draw:points="0,0 460,0 460,459 0,459">
          <text:p/>
        </draw:polygon>
        <draw:polyline draw:style-name="gr6" draw:text-style-name="P2" draw:layer="layout" svg:width="0.459cm" svg:height="0.458cm" svg:x="9.871cm" svg:y="5.667cm" svg:viewBox="0 0 460 459" draw:points="230,459 0,459 0,0 460,0 460,459 230,459">
          <text:p/>
        </draw:polyline>
        <draw:polygon draw:style-name="gr9" draw:text-style-name="P2" draw:layer="layout" svg:width="0.459cm" svg:height="0.461cm" svg:x="9.871cm" svg:y="4.743cm" svg:viewBox="0 0 460 462" draw:points="0,0 460,0 460,462 0,462">
          <text:p/>
        </draw:polygon>
        <draw:polyline draw:style-name="gr6" draw:text-style-name="P2" draw:layer="layout" svg:width="0.459cm" svg:height="0.461cm" svg:x="9.871cm" svg:y="4.743cm" svg:viewBox="0 0 460 462" draw:points="230,462 0,462 0,0 460,0 460,462 230,462">
          <text:p/>
        </draw:polyline>
        <draw:polygon draw:style-name="gr9" draw:text-style-name="P2" draw:layer="layout" svg:width="0.459cm" svg:height="0.462cm" svg:x="9.871cm" svg:y="3.819cm" svg:viewBox="0 0 460 463" draw:points="0,0 460,0 460,463 0,463">
          <text:p/>
        </draw:polygon>
        <draw:polyline draw:style-name="gr6" draw:text-style-name="P2" draw:layer="layout" svg:width="0.459cm" svg:height="0.462cm" svg:x="9.871cm" svg:y="3.819cm" svg:viewBox="0 0 460 463" draw:points="230,463 0,463 0,0 460,0 460,463 230,463">
          <text:p/>
        </draw:polyline>
        <draw:polygon draw:style-name="gr9" draw:text-style-name="P2" draw:layer="layout" svg:width="0.462cm" svg:height="0.462cm" svg:x="9.867cm" svg:y="6.126cm" svg:viewBox="0 0 463 463" draw:points="0,0 463,0 463,463 0,463">
          <text:p/>
        </draw:polygon>
        <draw:polyline draw:style-name="gr6" draw:text-style-name="P2" draw:layer="layout" svg:width="0.462cm" svg:height="0.462cm" svg:x="9.867cm" svg:y="6.126cm" svg:viewBox="0 0 463 463" draw:points="232,463 0,463 0,0 463,0 463,463 232,463">
          <text:p/>
        </draw:polyline>
        <draw:polygon draw:style-name="gr9" draw:text-style-name="P2" draw:layer="layout" svg:width="0.462cm" svg:height="0.463cm" svg:x="9.867cm" svg:y="2.434cm" svg:viewBox="0 0 463 464" draw:points="0,0 463,0 463,464 0,464">
          <text:p/>
        </draw:polygon>
        <draw:polyline draw:style-name="gr6" draw:text-style-name="P2" draw:layer="layout" svg:width="0.462cm" svg:height="0.463cm" svg:x="9.867cm" svg:y="2.434cm" svg:viewBox="0 0 463 464" draw:points="232,464 0,464 0,0 463,0 463,464 232,464">
          <text:p/>
        </draw:polyline>
        <draw:polygon draw:style-name="gr9" draw:text-style-name="P2" draw:layer="layout" svg:width="0.461cm" svg:height="0.461cm" svg:x="6.637cm" svg:y="1.972cm" svg:viewBox="0 0 462 462" draw:points="0,0 462,0 462,462 0,462">
          <text:p/>
        </draw:polygon>
        <draw:polyline draw:style-name="gr6" draw:text-style-name="P2" draw:layer="layout" svg:width="0.461cm" svg:height="0.461cm" svg:x="6.637cm" svg:y="1.972cm" svg:viewBox="0 0 462 462" draw:points="231,462 0,462 0,0 462,0 462,462 231,462">
          <text:p/>
        </draw:polyline>
        <draw:polygon draw:style-name="gr9" draw:text-style-name="P2" draw:layer="layout" svg:width="0.462cm" svg:height="0.461cm" svg:x="7.099cm" svg:y="1.972cm" svg:viewBox="0 0 463 462" draw:points="0,0 463,0 463,462 0,462">
          <text:p/>
        </draw:polygon>
        <draw:polyline draw:style-name="gr6" draw:text-style-name="P2" draw:layer="layout" svg:width="0.462cm" svg:height="0.461cm" svg:x="7.099cm" svg:y="1.972cm" svg:viewBox="0 0 463 462" draw:points="232,462 0,462 0,0 463,0 463,462 232,462">
          <text:p/>
        </draw:polyline>
        <draw:polygon draw:style-name="gr14" draw:text-style-name="P2" draw:layer="layout" svg:width="0.459cm" svg:height="0.461cm" svg:x="8.024cm" svg:y="1.972cm" svg:viewBox="0 0 460 462" draw:points="0,0 460,0 460,462 0,462">
          <text:p/>
        </draw:polygon>
        <draw:polyline draw:style-name="gr6" draw:text-style-name="P2" draw:layer="layout" svg:width="0.459cm" svg:height="0.461cm" svg:x="8.024cm" svg:y="1.972cm" svg:viewBox="0 0 460 462" draw:points="230,462 0,462 0,0 460,0 460,462 230,462">
          <text:p/>
        </draw:polyline>
        <draw:polygon draw:style-name="gr9" draw:text-style-name="P2" draw:layer="layout" svg:width="0.463cm" svg:height="0.461cm" svg:x="8.946cm" svg:y="1.972cm" svg:viewBox="0 0 464 462" draw:points="0,0 464,0 464,462 0,462">
          <text:p/>
        </draw:polygon>
        <draw:polyline draw:style-name="gr6" draw:text-style-name="P2" draw:layer="layout" svg:width="0.463cm" svg:height="0.461cm" svg:x="8.946cm" svg:y="1.972cm" svg:viewBox="0 0 464 462" draw:points="232,462 0,462 0,0 464,0 464,462 232,462">
          <text:p/>
        </draw:polyline>
        <draw:polygon draw:style-name="gr9" draw:text-style-name="P2" draw:layer="layout" svg:width="0.457cm" svg:height="0.461cm" svg:x="9.409cm" svg:y="1.972cm" svg:viewBox="0 0 458 462" draw:points="0,0 458,0 458,462 0,462">
          <text:p/>
        </draw:polygon>
        <draw:polyline draw:style-name="gr6" draw:text-style-name="P2" draw:layer="layout" svg:width="0.457cm" svg:height="0.461cm" svg:x="9.409cm" svg:y="1.972cm" svg:viewBox="0 0 458 462" draw:points="229,462 0,462 0,0 458,0 458,462 229,462">
          <text:p/>
        </draw:polyline>
        <draw:polygon draw:style-name="gr9" draw:text-style-name="P2" draw:layer="layout" svg:width="0.461cm" svg:height="0.461cm" svg:x="7.561cm" svg:y="1.972cm" svg:viewBox="0 0 462 462" draw:points="0,0 462,0 462,462 0,462">
          <text:p/>
        </draw:polygon>
        <draw:polyline draw:style-name="gr6" draw:text-style-name="P2" draw:layer="layout" svg:width="0.461cm" svg:height="0.461cm" svg:x="7.561cm" svg:y="1.972cm" svg:viewBox="0 0 462 462" draw:points="231,462 0,462 0,0 462,0 462,462 231,462">
          <text:p/>
        </draw:polyline>
        <draw:polygon draw:style-name="gr9" draw:text-style-name="P2" draw:layer="layout" svg:width="0.461cm" svg:height="0.461cm" svg:x="8.484cm" svg:y="1.972cm" svg:viewBox="0 0 462 462" draw:points="0,0 462,0 462,462 0,462">
          <text:p/>
        </draw:polygon>
        <draw:polyline draw:style-name="gr6" draw:text-style-name="P2" draw:layer="layout" svg:width="0.461cm" svg:height="0.461cm" svg:x="8.484cm" svg:y="1.972cm" svg:viewBox="0 0 462 462" draw:points="231,462 0,462 0,0 462,0 462,462 231,462">
          <text:p/>
        </draw:polyline>
        <draw:polygon draw:style-name="gr9" draw:text-style-name="P2" draw:layer="layout" svg:width="0.461cm" svg:height="0.461cm" svg:x="10.331cm" svg:y="1.972cm" svg:viewBox="0 0 462 462" draw:points="0,0 462,0 462,462 0,462">
          <text:p/>
        </draw:polygon>
        <draw:polyline draw:style-name="gr6" draw:text-style-name="P2" draw:layer="layout" svg:width="0.461cm" svg:height="0.461cm" svg:x="10.331cm" svg:y="1.972cm" svg:viewBox="0 0 462 462" draw:points="231,462 0,462 0,0 462,0 462,462 231,462">
          <text:p/>
        </draw:polyline>
        <draw:polygon draw:style-name="gr9" draw:text-style-name="P2" draw:layer="layout" svg:width="0.459cm" svg:height="0.461cm" svg:x="6.177cm" svg:y="1.972cm" svg:viewBox="0 0 460 462" draw:points="0,0 460,0 460,462 0,462">
          <text:p/>
        </draw:polygon>
        <draw:polyline draw:style-name="gr6" draw:text-style-name="P2" draw:layer="layout" svg:width="0.459cm" svg:height="0.461cm" svg:x="6.177cm" svg:y="1.972cm" svg:viewBox="0 0 460 462" draw:points="230,462 0,462 0,0 460,0 460,462 230,462">
          <text:p/>
        </draw:polyline>
        <draw:polygon draw:style-name="gr9" draw:text-style-name="P2" draw:layer="layout" svg:width="0.462cm" svg:height="0.461cm" svg:x="9.867cm" svg:y="1.972cm" svg:viewBox="0 0 463 462" draw:points="0,0 463,0 463,462 0,462">
          <text:p/>
        </draw:polygon>
        <draw:polyline draw:style-name="gr6" draw:text-style-name="P2" draw:layer="layout" svg:width="0.462cm" svg:height="0.461cm" svg:x="9.867cm" svg:y="1.972cm" svg:viewBox="0 0 463 462" draw:points="232,462 0,462 0,0 463,0 463,462 232,462">
          <text:p/>
        </draw:polyline>
        <draw:polygon draw:style-name="gr9" draw:text-style-name="P2" draw:layer="layout" svg:width="0.462cm" svg:height="0.458cm" svg:x="5.715cm" svg:y="2.898cm" svg:viewBox="0 0 463 459" draw:points="0,0 463,0 463,459 0,459">
          <text:p/>
        </draw:polygon>
        <draw:polyline draw:style-name="gr6" draw:text-style-name="P2" draw:layer="layout" svg:width="0.462cm" svg:height="0.458cm" svg:x="5.715cm" svg:y="2.898cm" svg:viewBox="0 0 463 459" draw:points="231,459 0,459 0,0 463,0 463,459 231,459">
          <text:p/>
        </draw:polyline>
        <draw:polygon draw:style-name="gr9" draw:text-style-name="P2" draw:layer="layout" svg:width="0.462cm" svg:height="0.461cm" svg:x="5.715cm" svg:y="3.357cm" svg:viewBox="0 0 463 462" draw:points="0,0 463,0 463,462 0,462">
          <text:p/>
        </draw:polygon>
        <draw:polyline draw:style-name="gr6" draw:text-style-name="P2" draw:layer="layout" svg:width="0.462cm" svg:height="0.461cm" svg:x="5.715cm" svg:y="3.357cm" svg:viewBox="0 0 463 462" draw:points="231,462 0,462 0,0 463,0 463,462 231,462">
          <text:p/>
        </draw:polyline>
        <draw:polygon draw:style-name="gr17" draw:text-style-name="P2" draw:layer="layout" svg:width="0.462cm" svg:height="0.461cm" svg:x="5.715cm" svg:y="4.281cm" svg:viewBox="0 0 463 462" draw:points="0,0 463,0 463,462 0,462">
          <text:p/>
        </draw:polygon>
        <draw:polyline draw:style-name="gr6" draw:text-style-name="P2" draw:layer="layout" svg:width="0.462cm" svg:height="0.461cm" svg:x="5.715cm" svg:y="4.281cm" svg:viewBox="0 0 463 462" draw:points="231,462 0,462 0,0 463,0 463,462 231,462">
          <text:p/>
        </draw:polyline>
        <draw:polygon draw:style-name="gr9" draw:text-style-name="P2" draw:layer="layout" svg:width="0.462cm" svg:height="0.458cm" svg:x="5.715cm" svg:y="5.667cm" svg:viewBox="0 0 463 459" draw:points="0,0 463,0 463,459 0,459">
          <text:p/>
        </draw:polygon>
        <draw:polyline draw:style-name="gr6" draw:text-style-name="P2" draw:layer="layout" svg:width="0.462cm" svg:height="0.458cm" svg:x="5.715cm" svg:y="5.667cm" svg:viewBox="0 0 463 459" draw:points="231,459 0,459 0,0 463,0 463,459 231,459">
          <text:p/>
        </draw:polyline>
        <draw:polygon draw:style-name="gr9" draw:text-style-name="P2" draw:layer="layout" svg:width="0.462cm" svg:height="0.462cm" svg:x="5.715cm" svg:y="5.205cm" svg:viewBox="0 0 463 463" draw:points="0,0 463,0 463,463 0,463">
          <text:p/>
        </draw:polygon>
        <draw:polyline draw:style-name="gr6" draw:text-style-name="P2" draw:layer="layout" svg:width="0.462cm" svg:height="0.462cm" svg:x="5.715cm" svg:y="5.205cm" svg:viewBox="0 0 463 463" draw:points="231,463 0,463 0,0 463,0 463,463 231,463">
          <text:p/>
        </draw:polyline>
        <draw:polygon draw:style-name="gr9" draw:text-style-name="P2" draw:layer="layout" svg:width="0.462cm" svg:height="0.461cm" svg:x="5.714cm" svg:y="4.743cm" svg:viewBox="0 0 463 462" draw:points="0,0 463,0 463,462 0,462">
          <text:p/>
        </draw:polygon>
        <draw:polyline draw:style-name="gr6" draw:text-style-name="P2" draw:layer="layout" svg:width="0.462cm" svg:height="0.461cm" svg:x="5.714cm" svg:y="4.743cm" svg:viewBox="0 0 463 462" draw:points="231,462 0,462 0,0 463,0 463,462 231,462">
          <text:p/>
        </draw:polyline>
        <draw:polygon draw:style-name="gr9" draw:text-style-name="P2" draw:layer="layout" svg:width="0.462cm" svg:height="0.462cm" svg:x="5.714cm" svg:y="3.819cm" svg:viewBox="0 0 463 463" draw:points="0,0 463,0 463,463 0,463">
          <text:p/>
        </draw:polygon>
        <draw:polyline draw:style-name="gr6" draw:text-style-name="P2" draw:layer="layout" svg:width="0.462cm" svg:height="0.462cm" svg:x="5.714cm" svg:y="3.819cm" svg:viewBox="0 0 463 463" draw:points="231,463 0,463 0,0 463,0 463,463 231,463">
          <text:p/>
        </draw:polyline>
        <draw:polygon draw:style-name="gr9" draw:text-style-name="P2" draw:layer="layout" svg:width="0.462cm" svg:height="0.462cm" svg:x="5.714cm" svg:y="6.126cm" svg:viewBox="0 0 463 463" draw:points="0,0 463,0 463,463 0,463">
          <text:p/>
        </draw:polygon>
        <draw:polyline draw:style-name="gr6" draw:text-style-name="P2" draw:layer="layout" svg:width="0.462cm" svg:height="0.462cm" svg:x="5.714cm" svg:y="6.126cm" svg:viewBox="0 0 463 463" draw:points="231,463 0,463 0,0 463,0 463,463 231,463">
          <text:p/>
        </draw:polyline>
        <draw:polygon draw:style-name="gr9" draw:text-style-name="P2" draw:layer="layout" svg:width="0.462cm" svg:height="0.463cm" svg:x="5.714cm" svg:y="2.434cm" svg:viewBox="0 0 463 464" draw:points="0,0 463,0 463,464 0,464">
          <text:p/>
        </draw:polygon>
        <draw:polyline draw:style-name="gr6" draw:text-style-name="P2" draw:layer="layout" svg:width="0.462cm" svg:height="0.463cm" svg:x="5.714cm" svg:y="2.434cm" svg:viewBox="0 0 463 464" draw:points="231,464 0,464 0,0 463,0 463,464 231,464">
          <text:p/>
        </draw:polyline>
        <draw:polygon draw:style-name="gr9" draw:text-style-name="P2" draw:layer="layout" svg:width="0.462cm" svg:height="0.461cm" svg:x="5.714cm" svg:y="1.972cm" svg:viewBox="0 0 463 462" draw:points="0,0 463,0 463,462 0,462">
          <text:p/>
        </draw:polygon>
        <draw:polyline draw:style-name="gr6" draw:text-style-name="P2" draw:layer="layout" svg:width="0.462cm" svg:height="0.461cm" svg:x="5.714cm" svg:y="1.972cm" svg:viewBox="0 0 463 462" draw:points="231,462 0,462 0,0 463,0 463,462 231,462">
          <text:p/>
        </draw:polyline>
        <draw:polygon draw:style-name="gr9" draw:text-style-name="P2" draw:layer="layout" svg:width="0.462cm" svg:height="0.462cm" svg:x="7.099cm" svg:y="6.589cm" svg:viewBox="0 0 463 463" draw:points="0,0 463,0 463,463 0,463">
          <text:p/>
        </draw:polygon>
        <draw:polyline draw:style-name="gr6" draw:text-style-name="P2" draw:layer="layout" svg:width="0.462cm" svg:height="0.462cm" svg:x="7.099cm" svg:y="6.589cm" svg:viewBox="0 0 463 463" draw:points="232,463 0,463 0,0 463,0 463,463 232,463">
          <text:p/>
        </draw:polyline>
        <draw:polygon draw:style-name="gr16" draw:text-style-name="P2" draw:layer="layout" svg:width="0.459cm" svg:height="0.462cm" svg:x="8.024cm" svg:y="6.589cm" svg:viewBox="0 0 460 463" draw:points="0,0 460,0 460,463 0,463">
          <text:p/>
        </draw:polygon>
        <draw:polyline draw:style-name="gr6" draw:text-style-name="P2" draw:layer="layout" svg:width="0.459cm" svg:height="0.462cm" svg:x="8.024cm" svg:y="6.589cm" svg:viewBox="0 0 460 463" draw:points="230,463 0,463 0,0 460,0 460,463 230,463">
          <text:p/>
        </draw:polyline>
        <draw:polygon draw:style-name="gr9" draw:text-style-name="P2" draw:layer="layout" svg:width="0.463cm" svg:height="0.462cm" svg:x="8.946cm" svg:y="6.589cm" svg:viewBox="0 0 464 463" draw:points="0,0 464,0 464,463 0,463">
          <text:p/>
        </draw:polygon>
        <draw:polyline draw:style-name="gr6" draw:text-style-name="P2" draw:layer="layout" svg:width="0.463cm" svg:height="0.462cm" svg:x="8.946cm" svg:y="6.589cm" svg:viewBox="0 0 464 463" draw:points="232,463 0,463 0,0 464,0 464,463 232,463">
          <text:p/>
        </draw:polyline>
        <draw:polygon draw:style-name="gr9" draw:text-style-name="P2" draw:layer="layout" svg:width="0.457cm" svg:height="0.462cm" svg:x="9.409cm" svg:y="6.589cm" svg:viewBox="0 0 458 463" draw:points="0,0 458,0 458,463 0,463">
          <text:p/>
        </draw:polygon>
        <draw:polyline draw:style-name="gr6" draw:text-style-name="P2" draw:layer="layout" svg:width="0.457cm" svg:height="0.462cm" svg:x="9.409cm" svg:y="6.589cm" svg:viewBox="0 0 458 463" draw:points="229,463 0,463 0,0 458,0 458,463 229,463">
          <text:p/>
        </draw:polyline>
        <draw:polygon draw:style-name="gr9" draw:text-style-name="P2" draw:layer="layout" svg:width="0.461cm" svg:height="0.462cm" svg:x="6.637cm" svg:y="6.589cm" svg:viewBox="0 0 462 463" draw:points="0,0 462,0 462,463 0,463">
          <text:p/>
        </draw:polygon>
        <draw:polyline draw:style-name="gr6" draw:text-style-name="P2" draw:layer="layout" svg:width="0.461cm" svg:height="0.462cm" svg:x="6.637cm" svg:y="6.589cm" svg:viewBox="0 0 462 463" draw:points="231,463 0,463 0,0 462,0 462,463 231,463">
          <text:p/>
        </draw:polyline>
        <draw:polygon draw:style-name="gr9" draw:text-style-name="P2" draw:layer="layout" svg:width="0.461cm" svg:height="0.462cm" svg:x="8.484cm" svg:y="6.589cm" svg:viewBox="0 0 462 463" draw:points="0,0 462,0 462,463 0,463">
          <text:p/>
        </draw:polygon>
        <draw:polyline draw:style-name="gr6" draw:text-style-name="P2" draw:layer="layout" svg:width="0.461cm" svg:height="0.462cm" svg:x="8.484cm" svg:y="6.589cm" svg:viewBox="0 0 462 463" draw:points="231,463 0,463 0,0 462,0 462,463 231,463">
          <text:p/>
        </draw:polyline>
        <draw:polygon draw:style-name="gr9" draw:text-style-name="P2" draw:layer="layout" svg:width="0.461cm" svg:height="0.462cm" svg:x="7.561cm" svg:y="6.589cm" svg:viewBox="0 0 462 463" draw:points="0,0 462,0 462,463 0,463">
          <text:p/>
        </draw:polygon>
        <draw:polyline draw:style-name="gr6" draw:text-style-name="P2" draw:layer="layout" svg:width="0.461cm" svg:height="0.462cm" svg:x="7.561cm" svg:y="6.589cm" svg:viewBox="0 0 462 463" draw:points="231,463 0,463 0,0 462,0 462,463 231,463">
          <text:p/>
        </draw:polyline>
        <draw:polygon draw:style-name="gr9" draw:text-style-name="P2" draw:layer="layout" svg:width="0.461cm" svg:height="0.462cm" svg:x="10.331cm" svg:y="6.589cm" svg:viewBox="0 0 462 463" draw:points="0,0 462,0 462,463 0,463">
          <text:p/>
        </draw:polygon>
        <draw:polyline draw:style-name="gr6" draw:text-style-name="P2" draw:layer="layout" svg:width="0.461cm" svg:height="0.462cm" svg:x="10.331cm" svg:y="6.589cm" svg:viewBox="0 0 462 463" draw:points="231,463 0,463 0,0 462,0 462,463 231,463">
          <text:p/>
        </draw:polyline>
        <draw:polygon draw:style-name="gr9" draw:text-style-name="P2" draw:layer="layout" svg:width="0.459cm" svg:height="0.462cm" svg:x="6.177cm" svg:y="6.589cm" svg:viewBox="0 0 460 463" draw:points="0,0 460,0 460,463 0,463">
          <text:p/>
        </draw:polygon>
        <draw:polyline draw:style-name="gr6" draw:text-style-name="P2" draw:layer="layout" svg:width="0.459cm" svg:height="0.462cm" svg:x="6.177cm" svg:y="6.589cm" svg:viewBox="0 0 460 463" draw:points="230,463 0,463 0,0 460,0 460,463 230,463">
          <text:p/>
        </draw:polyline>
        <draw:polygon draw:style-name="gr9" draw:text-style-name="P2" draw:layer="layout" svg:width="0.462cm" svg:height="0.462cm" svg:x="9.867cm" svg:y="6.589cm" svg:viewBox="0 0 463 463" draw:points="0,0 463,0 463,463 0,463">
          <text:p/>
        </draw:polygon>
        <draw:polyline draw:style-name="gr6" draw:text-style-name="P2" draw:layer="layout" svg:width="0.462cm" svg:height="0.462cm" svg:x="9.867cm" svg:y="6.589cm" svg:viewBox="0 0 463 463" draw:points="232,463 0,463 0,0 463,0 463,463 232,463">
          <text:p/>
        </draw:polyline>
        <draw:polygon draw:style-name="gr9" draw:text-style-name="P2" draw:layer="layout" svg:width="0.462cm" svg:height="0.462cm" svg:x="5.714cm" svg:y="6.589cm" svg:viewBox="0 0 463 463" draw:points="0,0 463,0 463,463 0,463">
          <text:p/>
        </draw:polygon>
        <draw:polyline draw:style-name="gr6" draw:text-style-name="P2" draw:layer="layout" svg:width="0.462cm" svg:height="0.462cm" svg:x="5.714cm" svg:y="6.589cm" svg:viewBox="0 0 463 463" draw:points="231,463 0,463 0,0 463,0 463,463 231,463">
          <text:p/>
        </draw:polyline>
        <draw:polygon draw:style-name="gr17" draw:text-style-name="P2" draw:layer="layout" svg:width="0.461cm" svg:height="0.463cm" svg:x="7.1cm" svg:y="5.205cm" svg:viewBox="0 0 462 464" draw:points="0,0 462,0 462,464 0,464">
          <text:p/>
        </draw:polygon>
        <draw:polyline draw:style-name="gr6" draw:text-style-name="P2" draw:layer="layout" svg:width="0.461cm" svg:height="0.463cm" svg:x="7.1cm" svg:y="5.205cm" svg:viewBox="0 0 462 464" draw:points="231,464 0,464 0,0 462,0 462,464 231,464">
          <text:p/>
        </draw:polyline>
        <draw:polygon draw:style-name="gr17" draw:text-style-name="P2" draw:layer="layout" svg:width="0.458cm" svg:height="0.462cm" svg:x="6.178cm" svg:y="3.819cm" svg:viewBox="0 0 459 463" draw:points="0,0 459,0 459,463 0,463">
          <text:p/>
        </draw:polygon>
        <draw:polyline draw:style-name="gr6" draw:text-style-name="P2" draw:layer="layout" svg:width="0.458cm" svg:height="0.462cm" svg:x="6.178cm" svg:y="3.819cm" svg:viewBox="0 0 459 463" draw:points="229,463 0,463 0,0 459,0 459,463 229,463">
          <text:p/>
        </draw:polyline>
        <draw:polygon draw:style-name="gr17" draw:text-style-name="P2" draw:layer="layout" svg:width="0.458cm" svg:height="0.461cm" svg:x="6.178cm" svg:y="4.743cm" svg:viewBox="0 0 459 462" draw:points="0,0 459,0 459,462 0,462">
          <text:p/>
        </draw:polygon>
        <draw:polyline draw:style-name="gr6" draw:text-style-name="P2" draw:layer="layout" svg:width="0.458cm" svg:height="0.461cm" svg:x="6.178cm" svg:y="4.743cm" svg:viewBox="0 0 459 462" draw:points="229,462 0,462 0,0 459,0 459,462 229,462">
          <text:p/>
        </draw:polyline>
        <draw:polygon draw:style-name="gr17" draw:text-style-name="P2" draw:layer="layout" svg:width="0.461cm" svg:height="0.462cm" svg:x="6.637cm" svg:y="3.819cm" svg:viewBox="0 0 462 463" draw:points="0,0 462,0 462,463 0,463">
          <text:p/>
        </draw:polygon>
        <draw:polyline draw:style-name="gr6" draw:text-style-name="P2" draw:layer="layout" svg:width="0.461cm" svg:height="0.462cm" svg:x="6.637cm" svg:y="3.819cm" svg:viewBox="0 0 462 463" draw:points="231,463 0,463 0,0 462,0 462,463 231,463">
          <text:p/>
        </draw:polyline>
        <draw:polygon draw:style-name="gr17" draw:text-style-name="P2" draw:layer="layout" svg:width="0.461cm" svg:height="0.461cm" svg:x="6.637cm" svg:y="4.743cm" svg:viewBox="0 0 462 462" draw:points="0,0 462,0 462,462 0,462">
          <text:p/>
        </draw:polygon>
        <draw:polyline draw:style-name="gr6" draw:text-style-name="P2" draw:layer="layout" svg:width="0.461cm" svg:height="0.461cm" svg:x="6.637cm" svg:y="4.743cm" svg:viewBox="0 0 462 462" draw:points="231,462 0,462 0,0 462,0 462,462 231,462">
          <text:p/>
        </draw:polyline>
        <draw:polygon draw:style-name="gr17" draw:text-style-name="P2" draw:layer="layout" svg:width="0.461cm" svg:height="0.462cm" svg:x="6.637cm" svg:y="5.205cm" svg:viewBox="0 0 462 463" draw:points="0,0 462,0 462,463 0,463">
          <text:p/>
        </draw:polygon>
        <draw:polyline draw:style-name="gr6" draw:text-style-name="P2" draw:layer="layout" svg:width="0.461cm" svg:height="0.462cm" svg:x="6.637cm" svg:y="5.205cm" svg:viewBox="0 0 462 463" draw:points="231,463 0,463 0,0 462,0 462,463 231,463">
          <text:p/>
        </draw:polyline>
        <draw:polygon draw:style-name="gr17" draw:text-style-name="P2" draw:layer="layout" svg:width="0.461cm" svg:height="0.461cm" svg:x="6.637cm" svg:y="3.357cm" svg:viewBox="0 0 462 462" draw:points="0,0 462,0 462,462 0,462">
          <text:p/>
        </draw:polygon>
        <draw:polyline draw:style-name="gr6" draw:text-style-name="P2" draw:layer="layout" svg:width="0.461cm" svg:height="0.461cm" svg:x="6.637cm" svg:y="3.357cm" svg:viewBox="0 0 462 462" draw:points="231,462 0,462 0,0 462,0 462,462 231,462">
          <text:p/>
        </draw:polyline>
        <draw:polygon draw:style-name="gr17" draw:text-style-name="P2" draw:layer="layout" svg:width="0.458cm" svg:height="0.461cm" svg:x="6.178cm" svg:y="3.357cm" svg:viewBox="0 0 459 462" draw:points="0,0 459,0 459,462 0,462">
          <text:p/>
        </draw:polygon>
        <draw:polyline draw:style-name="gr6" draw:text-style-name="P2" draw:layer="layout" svg:width="0.458cm" svg:height="0.461cm" svg:x="6.178cm" svg:y="3.357cm" svg:viewBox="0 0 459 462" draw:points="229,462 0,462 0,0 459,0 459,462 229,462">
          <text:p/>
        </draw:polyline>
        <draw:polygon draw:style-name="gr17" draw:text-style-name="P2" draw:layer="layout" svg:width="0.458cm" svg:height="0.462cm" svg:x="6.178cm" svg:y="5.205cm" svg:viewBox="0 0 459 463" draw:points="0,0 459,0 459,463 0,463">
          <text:p/>
        </draw:polygon>
        <draw:polyline draw:style-name="gr6" draw:text-style-name="P2" draw:layer="layout" svg:width="0.458cm" svg:height="0.462cm" svg:x="6.178cm" svg:y="5.205cm" svg:viewBox="0 0 459 463" draw:points="229,463 0,463 0,0 459,0 459,463 229,463">
          <text:p/>
        </draw:polyline>
        <draw:polygon draw:style-name="gr16" draw:text-style-name="P2" draw:layer="layout" svg:width="0.461cm" svg:height="0.462cm" svg:x="7.561cm" svg:y="6.126cm" svg:viewBox="0 0 462 463" draw:points="0,0 462,0 462,463 0,463">
          <text:p/>
        </draw:polygon>
        <draw:polyline draw:style-name="gr6" draw:text-style-name="P2" draw:layer="layout" svg:width="0.461cm" svg:height="0.462cm" svg:x="7.561cm" svg:y="6.126cm" svg:viewBox="0 0 462 463" draw:points="231,463 0,463 0,0 462,0 462,463 231,463">
          <text:p/>
        </draw:polyline>
        <draw:polygon draw:style-name="gr16" draw:text-style-name="P2" draw:layer="layout" svg:width="0.461cm" svg:height="0.462cm" svg:x="8.484cm" svg:y="6.126cm" svg:viewBox="0 0 462 463" draw:points="0,0 462,0 462,463 0,463">
          <text:p/>
        </draw:polygon>
        <draw:polyline draw:style-name="gr6" draw:text-style-name="P2" draw:layer="layout" svg:width="0.461cm" svg:height="0.462cm" svg:x="8.484cm" svg:y="6.126cm" svg:viewBox="0 0 462 463" draw:points="231,463 0,463 0,0 462,0 462,463 231,463">
          <text:p/>
        </draw:polyline>
        <draw:polygon draw:style-name="gr16" draw:text-style-name="P2" draw:layer="layout" svg:width="0.462cm" svg:height="0.462cm" svg:x="7.099cm" svg:y="6.126cm" svg:viewBox="0 0 463 463" draw:points="0,0 463,0 463,463 0,463">
          <text:p/>
        </draw:polygon>
        <draw:polyline draw:style-name="gr6" draw:text-style-name="P2" draw:layer="layout" svg:width="0.462cm" svg:height="0.462cm" svg:x="7.099cm" svg:y="6.126cm" svg:viewBox="0 0 463 463" draw:points="232,463 0,463 0,0 463,0 463,463 232,463">
          <text:p/>
        </draw:polyline>
        <draw:polygon draw:style-name="gr16" draw:text-style-name="P2" draw:layer="layout" svg:width="0.462cm" svg:height="0.462cm" svg:x="8.947cm" svg:y="6.126cm" svg:viewBox="0 0 463 463" draw:points="0,0 463,0 463,463 0,463">
          <text:p/>
        </draw:polygon>
        <draw:polyline draw:style-name="gr6" draw:text-style-name="P2" draw:layer="layout" svg:width="0.462cm" svg:height="0.462cm" svg:x="8.947cm" svg:y="6.126cm" svg:viewBox="0 0 463 463" draw:points="232,463 0,463 0,0 463,0 463,463 232,463">
          <text:p/>
        </draw:polyline>
        <draw:polygon draw:style-name="gr16" draw:text-style-name="P2" draw:layer="layout" svg:width="0.461cm" svg:height="0.458cm" svg:x="7.562cm" svg:y="5.667cm" svg:viewBox="0 0 462 459" draw:points="0,0 462,0 462,459 0,459">
          <text:p/>
        </draw:polygon>
        <draw:polyline draw:style-name="gr6" draw:text-style-name="P2" draw:layer="layout" svg:width="0.461cm" svg:height="0.458cm" svg:x="7.562cm" svg:y="5.667cm" svg:viewBox="0 0 462 459" draw:points="231,459 0,459 0,0 462,0 462,459 231,459">
          <text:p/>
        </draw:polyline>
        <draw:polygon draw:style-name="gr16" draw:text-style-name="P2" draw:layer="layout" svg:width="0.461cm" svg:height="0.458cm" svg:x="8.484cm" svg:y="5.667cm" svg:viewBox="0 0 462 459" draw:points="0,0 462,0 462,459 0,459">
          <text:p/>
        </draw:polygon>
        <draw:polyline draw:style-name="gr6" draw:text-style-name="P2" draw:layer="layout" svg:width="0.461cm" svg:height="0.458cm" svg:x="8.484cm" svg:y="5.667cm" svg:viewBox="0 0 462 459" draw:points="231,459 0,459 0,0 462,0 462,459 231,459">
          <text:p/>
        </draw:polyline>
        <draw:polygon draw:style-name="gr16" draw:text-style-name="P2" draw:layer="layout" svg:width="0.462cm" svg:height="0.458cm" svg:x="7.099cm" svg:y="5.667cm" svg:viewBox="0 0 463 459" draw:points="0,0 463,0 463,459 0,459">
          <text:p/>
        </draw:polygon>
        <draw:polyline draw:style-name="gr6" draw:text-style-name="P2" draw:layer="layout" svg:width="0.462cm" svg:height="0.458cm" svg:x="7.099cm" svg:y="5.667cm" svg:viewBox="0 0 463 459" draw:points="232,459 0,459 0,0 463,0 463,459 232,459">
          <text:p/>
        </draw:polyline>
        <draw:polygon draw:style-name="gr16" draw:text-style-name="P2" draw:layer="layout" svg:width="0.462cm" svg:height="0.458cm" svg:x="8.947cm" svg:y="5.667cm" svg:viewBox="0 0 463 459" draw:points="0,0 463,0 463,459 0,459">
          <text:p/>
        </draw:polygon>
        <draw:polyline draw:style-name="gr6" draw:text-style-name="P2" draw:layer="layout" svg:width="0.462cm" svg:height="0.458cm" svg:x="8.947cm" svg:y="5.667cm" svg:viewBox="0 0 463 459" draw:points="232,459 0,459 0,0 463,0 463,459 232,459">
          <text:p/>
        </draw:polyline>
        <draw:polygon draw:style-name="gr17" draw:text-style-name="P2" draw:layer="layout" svg:width="0.461cm" svg:height="0.458cm" svg:x="6.637cm" svg:y="5.667cm" svg:viewBox="0 0 462 459" draw:points="0,0 462,0 462,459 0,459">
          <text:p/>
        </draw:polygon>
        <draw:polyline draw:style-name="gr6" draw:text-style-name="P2" draw:layer="layout" svg:width="0.461cm" svg:height="0.458cm" svg:x="6.637cm" svg:y="5.667cm" svg:viewBox="0 0 462 459" draw:points="231,459 0,459 0,0 462,0 462,459 231,459">
          <text:p/>
        </draw:polyline>
        <draw:polygon draw:style-name="gr16" draw:text-style-name="P2" draw:layer="layout" svg:width="0.46cm" svg:height="0.458cm" svg:x="9.41cm" svg:y="5.667cm" svg:viewBox="0 0 461 459" draw:points="0,0 461,0 461,459 0,459">
          <text:p/>
        </draw:polygon>
        <draw:polyline draw:style-name="gr6" draw:text-style-name="P2" draw:layer="layout" svg:width="0.46cm" svg:height="0.458cm" svg:x="9.41cm" svg:y="5.667cm" svg:viewBox="0 0 461 459" draw:points="230,459 0,459 0,0 461,0 461,459 230,459">
          <text:p/>
        </draw:polyline>
        <draw:polygon draw:style-name="gr15" draw:text-style-name="P2" draw:layer="layout" svg:width="0.459cm" svg:height="0.461cm" svg:x="9.871cm" svg:y="4.743cm" svg:viewBox="0 0 460 462" draw:points="0,0 460,0 460,462 0,462">
          <text:p/>
        </draw:polygon>
        <draw:polyline draw:style-name="gr6" draw:text-style-name="P2" draw:layer="layout" svg:width="0.459cm" svg:height="0.461cm" svg:x="9.871cm" svg:y="4.743cm" svg:viewBox="0 0 460 462" draw:points="230,462 0,462 0,0 460,0 460,462 230,462">
          <text:p/>
        </draw:polyline>
        <draw:polygon draw:style-name="gr15" draw:text-style-name="P2" draw:layer="layout" svg:width="0.459cm" svg:height="0.462cm" svg:x="9.871cm" svg:y="3.819cm" svg:viewBox="0 0 460 463" draw:points="0,0 460,0 460,463 0,463">
          <text:p/>
        </draw:polygon>
        <draw:polyline draw:style-name="gr6" draw:text-style-name="P2" draw:layer="layout" svg:width="0.459cm" svg:height="0.462cm" svg:x="9.871cm" svg:y="3.819cm" svg:viewBox="0 0 460 463" draw:points="230,463 0,463 0,0 460,0 460,463 230,463">
          <text:p/>
        </draw:polyline>
        <draw:polygon draw:style-name="gr15" draw:text-style-name="P2" draw:layer="layout" svg:width="0.459cm" svg:height="0.462cm" svg:x="9.871cm" svg:y="5.205cm" svg:viewBox="0 0 460 463" draw:points="0,0 460,0 460,463 0,463">
          <text:p/>
        </draw:polygon>
        <draw:polyline draw:style-name="gr6" draw:text-style-name="P2" draw:layer="layout" svg:width="0.459cm" svg:height="0.462cm" svg:x="9.871cm" svg:y="5.205cm" svg:viewBox="0 0 460 463" draw:points="230,463 0,463 0,0 460,0 460,463 230,463">
          <text:p/>
        </draw:polyline>
        <draw:polygon draw:style-name="gr15" draw:text-style-name="P2" draw:layer="layout" svg:width="0.459cm" svg:height="0.461cm" svg:x="9.871cm" svg:y="3.357cm" svg:viewBox="0 0 460 462" draw:points="0,0 460,0 460,462 0,462">
          <text:p/>
        </draw:polygon>
        <draw:polyline draw:style-name="gr6" draw:text-style-name="P2" draw:layer="layout" svg:width="0.459cm" svg:height="0.461cm" svg:x="9.871cm" svg:y="3.357cm" svg:viewBox="0 0 460 462" draw:points="230,462 0,462 0,0 460,0 460,462 230,462">
          <text:p/>
        </draw:polyline>
        <draw:polygon draw:style-name="gr15" draw:text-style-name="P2" draw:layer="layout" svg:width="0.461cm" svg:height="0.461cm" svg:x="9.409cm" svg:y="4.743cm" svg:viewBox="0 0 462 462" draw:points="0,0 462,0 462,462 0,462">
          <text:p/>
        </draw:polygon>
        <draw:polyline draw:style-name="gr6" draw:text-style-name="P2" draw:layer="layout" svg:width="0.461cm" svg:height="0.461cm" svg:x="9.409cm" svg:y="4.743cm" svg:viewBox="0 0 462 462" draw:points="231,462 0,462 0,0 462,0 462,462 231,462">
          <text:p/>
        </draw:polyline>
        <draw:polygon draw:style-name="gr15" draw:text-style-name="P2" draw:layer="layout" svg:width="0.461cm" svg:height="0.462cm" svg:x="9.409cm" svg:y="5.205cm" svg:viewBox="0 0 462 463" draw:points="0,0 462,0 462,463 0,463">
          <text:p/>
        </draw:polygon>
        <draw:polyline draw:style-name="gr6" draw:text-style-name="P2" draw:layer="layout" svg:width="0.461cm" svg:height="0.462cm" svg:x="9.409cm" svg:y="5.205cm" svg:viewBox="0 0 462 463" draw:points="231,463 0,463 0,0 462,0 462,463 231,463">
          <text:p/>
        </draw:polyline>
        <draw:polygon draw:style-name="gr15" draw:text-style-name="P2" draw:layer="layout" svg:width="0.461cm" svg:height="0.462cm" svg:x="9.409cm" svg:y="3.819cm" svg:viewBox="0 0 462 463" draw:points="0,0 462,0 462,463 0,463">
          <text:p/>
        </draw:polygon>
        <draw:polyline draw:style-name="gr6" draw:text-style-name="P2" draw:layer="layout" svg:width="0.461cm" svg:height="0.462cm" svg:x="9.409cm" svg:y="3.819cm" svg:viewBox="0 0 462 463" draw:points="231,463 0,463 0,0 462,0 462,463 231,463">
          <text:p/>
        </draw:polyline>
        <draw:polygon draw:style-name="gr15" draw:text-style-name="P2" draw:layer="layout" svg:width="0.461cm" svg:height="0.461cm" svg:x="9.409cm" svg:y="3.357cm" svg:viewBox="0 0 462 462" draw:points="0,0 462,0 462,462 0,462">
          <text:p/>
        </draw:polygon>
        <draw:polyline draw:style-name="gr6" draw:text-style-name="P2" draw:layer="layout" svg:width="0.461cm" svg:height="0.461cm" svg:x="9.409cm" svg:y="3.357cm" svg:viewBox="0 0 462 462" draw:points="231,462 0,462 0,0 462,0 462,462 231,462">
          <text:p/>
        </draw:polyline>
        <draw:polygon draw:style-name="gr15" draw:text-style-name="P2" draw:layer="layout" svg:width="0.461cm" svg:height="0.458cm" svg:x="9.409cm" svg:y="2.898cm" svg:viewBox="0 0 462 459" draw:points="0,0 462,0 462,459 0,459">
          <text:p/>
        </draw:polygon>
        <draw:polyline draw:style-name="gr6" draw:text-style-name="P2" draw:layer="layout" svg:width="0.461cm" svg:height="0.458cm" svg:x="9.409cm" svg:y="2.898cm" svg:viewBox="0 0 462 459" draw:points="231,459 0,459 0,0 462,0 462,459 231,459">
          <text:p/>
        </draw:polyline>
        <draw:polygon draw:style-name="gr14" draw:text-style-name="P2" draw:layer="layout" svg:width="0.461cm" svg:height="0.463cm" svg:x="7.561cm" svg:y="2.434cm" svg:viewBox="0 0 462 464" draw:points="0,0 462,0 462,464 0,464">
          <text:p/>
        </draw:polygon>
        <draw:polyline draw:style-name="gr6" draw:text-style-name="P2" draw:layer="layout" svg:width="0.461cm" svg:height="0.463cm" svg:x="7.561cm" svg:y="2.434cm" svg:viewBox="0 0 462 464" draw:points="231,464 0,464 0,0 462,0 462,464 231,464">
          <text:p/>
        </draw:polyline>
        <draw:polygon draw:style-name="gr14" draw:text-style-name="P2" draw:layer="layout" svg:width="0.461cm" svg:height="0.463cm" svg:x="8.485cm" svg:y="2.434cm" svg:viewBox="0 0 462 464" draw:points="0,0 462,0 462,464 0,464">
          <text:p/>
        </draw:polygon>
        <draw:polyline draw:style-name="gr6" draw:text-style-name="P2" draw:layer="layout" svg:width="0.461cm" svg:height="0.463cm" svg:x="8.485cm" svg:y="2.434cm" svg:viewBox="0 0 462 464" draw:points="231,464 0,464 0,0 462,0 462,464 231,464">
          <text:p/>
        </draw:polyline>
        <draw:polygon draw:style-name="gr14" draw:text-style-name="P2" draw:layer="layout" svg:width="0.461cm" svg:height="0.458cm" svg:x="7.562cm" svg:y="2.898cm" svg:viewBox="0 0 462 459" draw:points="0,0 462,0 462,459 0,459">
          <text:p/>
        </draw:polygon>
        <draw:polyline draw:style-name="gr6" draw:text-style-name="P2" draw:layer="layout" svg:width="0.461cm" svg:height="0.458cm" svg:x="7.562cm" svg:y="2.898cm" svg:viewBox="0 0 462 459" draw:points="231,459 0,459 0,0 462,0 462,459 231,459">
          <text:p/>
        </draw:polyline>
        <draw:polygon draw:style-name="gr14" draw:text-style-name="P2" draw:layer="layout" svg:width="0.461cm" svg:height="0.458cm" svg:x="8.485cm" svg:y="2.898cm" svg:viewBox="0 0 462 459" draw:points="0,0 462,0 462,459 0,459">
          <text:p/>
        </draw:polygon>
        <draw:polyline draw:style-name="gr6" draw:text-style-name="P2" draw:layer="layout" svg:width="0.461cm" svg:height="0.458cm" svg:x="8.485cm" svg:y="2.898cm" svg:viewBox="0 0 462 459" draw:points="231,459 0,459 0,0 462,0 462,459 231,459">
          <text:p/>
        </draw:polyline>
        <draw:polygon draw:style-name="gr14" draw:text-style-name="P2" draw:layer="layout" svg:width="0.462cm" svg:height="0.458cm" svg:x="8.947cm" svg:y="2.898cm" svg:viewBox="0 0 463 459" draw:points="0,0 463,0 463,459 0,459">
          <text:p/>
        </draw:polygon>
        <draw:polyline draw:style-name="gr6" draw:text-style-name="P2" draw:layer="layout" svg:width="0.462cm" svg:height="0.458cm" svg:x="8.947cm" svg:y="2.898cm" svg:viewBox="0 0 463 459" draw:points="232,459 0,459 0,0 463,0 463,459 232,459">
          <text:p/>
        </draw:polyline>
        <draw:polygon draw:style-name="gr14" draw:text-style-name="P2" draw:layer="layout" svg:width="0.462cm" svg:height="0.458cm" svg:x="7.099cm" svg:y="2.898cm" svg:viewBox="0 0 463 459" draw:points="0,0 463,0 463,459 0,459">
          <text:p/>
        </draw:polygon>
        <draw:polyline draw:style-name="gr6" draw:text-style-name="P2" draw:layer="layout" svg:width="0.462cm" svg:height="0.458cm" svg:x="7.099cm" svg:y="2.898cm" svg:viewBox="0 0 463 459" draw:points="232,459 0,459 0,0 463,0 463,459 232,459">
          <text:p/>
        </draw:polyline>
        <draw:polygon draw:style-name="gr14" draw:text-style-name="P2" draw:layer="layout" svg:width="0.462cm" svg:height="0.463cm" svg:x="7.099cm" svg:y="2.434cm" svg:viewBox="0 0 463 464" draw:points="0,0 463,0 463,464 0,464">
          <text:p/>
        </draw:polygon>
        <draw:polyline draw:style-name="gr6" draw:text-style-name="P2" draw:layer="layout" svg:width="0.462cm" svg:height="0.463cm" svg:x="7.099cm" svg:y="2.434cm" svg:viewBox="0 0 463 464" draw:points="232,464 0,464 0,0 463,0 463,464 232,464">
          <text:p/>
        </draw:polyline>
        <draw:polygon draw:style-name="gr14" draw:text-style-name="P2" draw:layer="layout" svg:width="0.462cm" svg:height="0.463cm" svg:x="8.947cm" svg:y="2.434cm" svg:viewBox="0 0 463 464" draw:points="0,0 463,0 463,464 0,464">
          <text:p/>
        </draw:polygon>
        <draw:polyline draw:style-name="gr6" draw:text-style-name="P2" draw:layer="layout" svg:width="0.462cm" svg:height="0.463cm" svg:x="8.947cm" svg:y="2.434cm" svg:viewBox="0 0 463 464" draw:points="232,464 0,464 0,0 463,0 463,464 232,464">
          <text:p/>
        </draw:polyline>
        <draw:polygon draw:style-name="gr14" draw:text-style-name="P2" draw:layer="layout" svg:width="0.457cm" svg:height="0.458cm" svg:x="6.64cm" svg:y="2.898cm" svg:viewBox="0 0 458 459" draw:points="0,0 458,0 458,459 0,459">
          <text:p/>
        </draw:polygon>
        <draw:polyline draw:style-name="gr6" draw:text-style-name="P2" draw:layer="layout" svg:width="0.457cm" svg:height="0.458cm" svg:x="6.64cm" svg:y="2.898cm" svg:viewBox="0 0 458 459" draw:points="229,459 0,459 0,0 458,0 458,459 229,459">
          <text:p/>
        </draw:polyline>
        <draw:polygon draw:style-name="gr19" draw:text-style-name="P2" draw:layer="layout" svg:width="0.266cm" svg:height="0.399cm" svg:x="8.122cm" svg:y="4.805cm" svg:viewBox="0 0 267 400" draw:points="134,400 0,0 267,0">
          <text:p/>
        </draw:polygon>
        <draw:line draw:style-name="gr6" draw:text-style-name="P2" draw:layer="layout" svg:x1="8.256cm" svg:y1="4.743cm" svg:x2="8.256cm" svg:y2="4.885cm">
          <text:p/>
        </draw:line>
        <draw:polygon draw:style-name="gr19" draw:text-style-name="P2" draw:layer="layout" svg:width="0.399cm" svg:height="0.265cm" svg:x="7.562cm" svg:y="4.379cm" svg:viewBox="0 0 400 266" draw:points="0,133 400,0 400,266">
          <text:p/>
        </draw:polygon>
        <draw:line draw:style-name="gr6" draw:text-style-name="P2" draw:layer="layout" svg:x1="8.024cm" svg:y1="4.512cm" svg:x2="7.882cm" svg:y2="4.512cm">
          <text:p/>
        </draw:line>
        <draw:frame draw:style-name="gr20" draw:text-style-name="P3" draw:layer="layout" svg:width="10.16cm" svg:height="1.204cm" svg:x="4.127cm" svg:y="3.063cm">
          <draw:text-box>
            <text:p/>
          </draw:text-box>
        </draw:frame>
        <draw:polygon draw:style-name="gr7" draw:text-style-name="P2" draw:layer="layout" svg:width="0.459cm" svg:height="0.461cm" svg:x="11.112cm" svg:y="2.109cm" svg:viewBox="0 0 460 462" draw:points="0,0 460,0 460,462 0,462">
          <text:p/>
        </draw:polygon>
        <draw:polygon draw:style-name="gr8" draw:text-style-name="P2" draw:layer="layout" svg:width="0.462cm" svg:height="0.462cm" svg:x="11.747cm" svg:y="2.109cm" svg:viewBox="0 0 463 463" draw:points="0,0 463,0 463,463 0,463">
          <text:p/>
        </draw:polygon>
        <draw:polygon draw:style-name="gr11" draw:text-style-name="P2" draw:layer="layout" svg:width="0.459cm" svg:height="0.462cm" svg:x="12.382cm" svg:y="2.109cm" svg:viewBox="0 0 460 463" draw:points="0,0 460,0 460,463 0,463">
          <text:p/>
        </draw:polygon>
        <draw:polygon draw:style-name="gr10" draw:text-style-name="P2" draw:layer="layout" svg:width="0.463cm" svg:height="0.461cm" svg:x="13.017cm" svg:y="2.109cm" svg:viewBox="0 0 464 462" draw:points="0,0 464,0 464,462 0,462">
          <text:p/>
        </draw:polygon>
        <draw:polygon draw:style-name="gr14" draw:text-style-name="P2" draw:layer="layout" svg:width="0.461cm" svg:height="0.461cm" svg:x="11.112cm" svg:y="3.697cm" svg:viewBox="0 0 462 462" draw:points="0,0 462,0 462,462 0,462">
          <text:p/>
        </draw:polygon>
        <draw:polygon draw:style-name="gr15" draw:text-style-name="P2" draw:layer="layout" svg:width="0.462cm" svg:height="0.461cm" svg:x="11.747cm" svg:y="3.697cm" svg:viewBox="0 0 463 462" draw:points="0,0 463,0 463,462 0,462">
          <text:p/>
        </draw:polygon>
        <draw:polygon draw:style-name="gr16" draw:text-style-name="P2" draw:layer="layout" svg:width="0.462cm" svg:height="0.458cm" svg:x="12.382cm" svg:y="3.697cm" svg:viewBox="0 0 463 459" draw:points="0,0 463,0 463,459 0,459">
          <text:p/>
        </draw:polygon>
        <draw:polygon draw:style-name="gr17" draw:text-style-name="P2" draw:layer="layout" svg:width="0.457cm" svg:height="0.461cm" svg:x="13.017cm" svg:y="3.697cm" svg:viewBox="0 0 458 462" draw:points="0,0 458,0 458,462 0,462">
          <text:p/>
        </draw:polygon>
        <draw:frame draw:style-name="gr21" draw:text-style-name="P4" draw:layer="layout" svg:width="3.347cm" svg:height="0.64cm" svg:x="10.94cm" svg:y="2.427cm">
          <draw:text-box>
            <text:p><text:span text:style-name="T2">surveillance range</text:span></text:p>
          </draw:text-box>
        </draw:frame>
        <draw:frame draw:style-name="gr21" draw:text-style-name="P4" draw:layer="layout" svg:width="2.238cm" svg:height="0.64cm" svg:x="10.94cm" svg:y="4.009cm">
          <draw:text-box>
            <text:p><text:span text:style-name="T2">sight range</text:span></text:p>
          </draw:text-box>
        </draw:frame>
        <draw:frame draw:style-name="gr22" draw:text-style-name="P2" draw:layer="layout" svg:width="10.16cm" svg:height="5.33cm" svg:x="4.127cm" svg:y="8.89cm">
          <draw:image xlink:href="Pictures/20000A32000027D1000014F3EB2BEA05.svm" xlink:type="simple" xlink:show="embed" xlink:actuate="onLoad">
            <text:p/>
          </draw:image>
        </draw:frame>
        <presentation:notes draw:style-name="dp2">
          <draw:page-thumbnail draw:style-name="gr2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line draw:style-name="gr24" draw:text-style-name="P2" draw:layer="layout" svg:x1="5.08cm" svg:y1="15.24cm" svg:x2="5.08cm" svg:y2="12.065cm">
          <text:p/>
        </draw:line>
        <draw:line draw:style-name="gr24" draw:text-style-name="P2" draw:layer="layout" svg:x1="4.445cm" svg:y1="14.605cm" svg:x2="13.335cm" svg:y2="14.605cm">
          <text:p/>
        </draw:line>
        <draw:frame draw:style-name="gr25" draw:text-style-name="P5" draw:layer="layout" svg:width="0.739cm" svg:height="0.725cm" svg:x="4.445cm" svg:y="14.605cm">
          <draw:text-box>
            <text:p><text:span text:style-name="T3">0</text:span></text:p>
          </draw:text-box>
        </draw:frame>
        <draw:line draw:style-name="gr26" draw:text-style-name="P2" draw:layer="layout" svg:x1="4.762cm" svg:y1="12.7cm" svg:x2="5.397cm" svg:y2="12.7cm">
          <text:p/>
        </draw:line>
        <draw:frame draw:style-name="gr21" draw:text-style-name="P5" draw:layer="layout" svg:width="0.739cm" svg:height="0.725cm" svg:x="4.445cm" svg:y="12.7cm">
          <draw:text-box>
            <text:p><text:span text:style-name="T3">1</text:span></text:p>
          </draw:text-box>
        </draw:frame>
        <draw:line draw:style-name="gr27" draw:text-style-name="P2" draw:layer="layout" svg:x1="5.08cm" svg:y1="14.605cm" svg:x2="6.985cm" svg:y2="14.605cm">
          <text:p/>
        </draw:line>
        <draw:line draw:style-name="gr27" draw:text-style-name="P2" draw:layer="layout" svg:x1="6.985cm" svg:y1="12.7cm" svg:x2="6.985cm" svg:y2="14.605cm">
          <text:p/>
        </draw:line>
        <draw:line draw:style-name="gr28" draw:text-style-name="P2" draw:layer="layout" svg:x1="5.08cm" svg:y1="14.605cm" svg:x2="6.985cm" svg:y2="12.7cm">
          <text:p/>
        </draw:line>
        <draw:line draw:style-name="gr29" draw:text-style-name="P2" draw:layer="layout" svg:x1="5.715cm" svg:y1="14.605cm" svg:x2="5.715cm" svg:y2="14.922cm">
          <text:p/>
        </draw:line>
        <draw:line draw:style-name="gr29" draw:text-style-name="P2" draw:layer="layout" svg:x1="6.35cm" svg:y1="14.605cm" svg:x2="6.35cm" svg:y2="14.922cm">
          <text:p/>
        </draw:line>
        <draw:line draw:style-name="gr29" draw:text-style-name="P2" draw:layer="layout" svg:x1="6.985cm" svg:y1="14.605cm" svg:x2="6.985cm" svg:y2="14.922cm">
          <text:p/>
        </draw:line>
        <draw:line draw:style-name="gr29" draw:text-style-name="P2" draw:layer="layout" svg:x1="7.62cm" svg:y1="14.605cm" svg:x2="7.62cm" svg:y2="14.922cm">
          <text:p/>
        </draw:line>
        <draw:line draw:style-name="gr29" draw:text-style-name="P2" draw:layer="layout" svg:x1="8.255cm" svg:y1="14.605cm" svg:x2="8.255cm" svg:y2="14.922cm">
          <text:p/>
        </draw:line>
        <draw:line draw:style-name="gr29" draw:text-style-name="P2" draw:layer="layout" svg:x1="8.89cm" svg:y1="14.605cm" svg:x2="8.89cm" svg:y2="14.922cm">
          <text:p/>
        </draw:line>
        <draw:line draw:style-name="gr29" draw:text-style-name="P2" draw:layer="layout" svg:x1="9.525cm" svg:y1="14.605cm" svg:x2="9.525cm" svg:y2="14.922cm">
          <text:p/>
        </draw:line>
        <draw:line draw:style-name="gr29" draw:text-style-name="P2" draw:layer="layout" svg:x1="10.16cm" svg:y1="14.605cm" svg:x2="10.16cm" svg:y2="14.922cm">
          <text:p/>
        </draw:line>
        <draw:line draw:style-name="gr29" draw:text-style-name="P2" draw:layer="layout" svg:x1="10.795cm" svg:y1="14.605cm" svg:x2="10.795cm" svg:y2="14.922cm">
          <text:p/>
        </draw:line>
        <draw:line draw:style-name="gr29" draw:text-style-name="P2" draw:layer="layout" svg:x1="11.43cm" svg:y1="14.605cm" svg:x2="11.43cm" svg:y2="14.922cm">
          <text:p/>
        </draw:line>
        <draw:line draw:style-name="gr29" draw:text-style-name="P2" draw:layer="layout" svg:x1="12.065cm" svg:y1="14.605cm" svg:x2="12.065cm" svg:y2="14.922cm">
          <text:p/>
        </draw:line>
        <draw:line draw:style-name="gr29" draw:text-style-name="P2" draw:layer="layout" svg:x1="12.7cm" svg:y1="14.605cm" svg:x2="12.7cm" svg:y2="14.922cm">
          <text:p/>
        </draw:line>
        <draw:frame draw:style-name="gr30" draw:text-style-name="P5" draw:layer="layout" svg:width="0.739cm" svg:height="0.725cm" svg:x="5.08cm" svg:y="14.605cm">
          <draw:text-box>
            <text:p><text:span text:style-name="T3">1</text:span></text:p>
          </draw:text-box>
        </draw:frame>
        <draw:frame draw:style-name="gr30" draw:text-style-name="P5" draw:layer="layout" svg:width="0.739cm" svg:height="0.725cm" svg:x="5.611cm" svg:y="14.605cm">
          <draw:text-box>
            <text:p><text:span text:style-name="T3">2</text:span></text:p>
          </draw:text-box>
        </draw:frame>
        <draw:frame draw:style-name="gr30" draw:text-style-name="P5" draw:layer="layout" svg:width="0.739cm" svg:height="0.725cm" svg:x="6.246cm" svg:y="14.605cm">
          <draw:text-box>
            <text:p><text:span text:style-name="T3">3</text:span></text:p>
          </draw:text-box>
        </draw:frame>
        <draw:frame draw:style-name="gr30" draw:text-style-name="P5" draw:layer="layout" svg:width="0.739cm" svg:height="0.725cm" svg:x="6.881cm" svg:y="14.605cm">
          <draw:text-box>
            <text:p><text:span text:style-name="T3">4</text:span></text:p>
          </draw:text-box>
        </draw:frame>
        <draw:frame draw:style-name="gr30" draw:text-style-name="P5" draw:layer="layout" svg:width="0.739cm" svg:height="0.725cm" svg:x="7.516cm" svg:y="14.605cm">
          <draw:text-box>
            <text:p><text:span text:style-name="T3">5</text:span></text:p>
          </draw:text-box>
        </draw:frame>
        <draw:frame draw:style-name="gr30" draw:text-style-name="P5" draw:layer="layout" svg:width="0.739cm" svg:height="0.725cm" svg:x="8.151cm" svg:y="14.605cm">
          <draw:text-box>
            <text:p><text:span text:style-name="T3">6</text:span></text:p>
          </draw:text-box>
        </draw:frame>
        <draw:frame draw:style-name="gr30" draw:text-style-name="P5" draw:layer="layout" svg:width="0.739cm" svg:height="0.725cm" svg:x="8.786cm" svg:y="14.605cm">
          <draw:text-box>
            <text:p><text:span text:style-name="T3">7</text:span></text:p>
          </draw:text-box>
        </draw:frame>
        <draw:frame draw:style-name="gr30" draw:text-style-name="P5" draw:layer="layout" svg:width="0.739cm" svg:height="0.725cm" svg:x="9.421cm" svg:y="14.605cm">
          <draw:text-box>
            <text:p><text:span text:style-name="T3">8</text:span></text:p>
          </draw:text-box>
        </draw:frame>
        <draw:frame draw:style-name="gr30" draw:text-style-name="P5" draw:layer="layout" svg:width="0.739cm" svg:height="0.725cm" svg:x="10.056cm" svg:y="14.605cm">
          <draw:text-box>
            <text:p><text:span text:style-name="T3">9</text:span></text:p>
          </draw:text-box>
        </draw:frame>
        <draw:frame draw:style-name="gr30" draw:text-style-name="P5" draw:layer="layout" svg:width="0.976cm" svg:height="0.725cm" svg:x="10.691cm" svg:y="14.605cm">
          <draw:text-box>
            <text:p><text:span text:style-name="T3">10</text:span></text:p>
          </draw:text-box>
        </draw:frame>
        <draw:frame draw:style-name="gr30" draw:text-style-name="P5" draw:layer="layout" svg:width="0.947cm" svg:height="0.725cm" svg:x="11.326cm" svg:y="14.605cm">
          <draw:text-box>
            <text:p><text:span text:style-name="T3">11</text:span></text:p>
          </draw:text-box>
        </draw:frame>
        <draw:frame draw:style-name="gr30" draw:text-style-name="P5" draw:layer="layout" svg:width="0.976cm" svg:height="0.725cm" svg:x="11.961cm" svg:y="14.605cm">
          <draw:text-box>
            <text:p><text:span text:style-name="T3">12</text:span></text:p>
          </draw:text-box>
        </draw:frame>
        <draw:frame draw:style-name="gr30" draw:text-style-name="P6" draw:layer="layout" svg:width="1.895cm" svg:height="0.734cm" svg:x="5.08cm" svg:y="11.971cm">
          <draw:text-box>
            <text:p><text:span text:style-name="T4">reward</text:span></text:p>
          </draw:text-box>
        </draw:frame>
        <draw:polyline draw:style-name="gr6" draw:text-style-name="P2" draw:layer="layout" svg:width="2.539cm" svg:height="0.635cm" svg:x="6.985cm" svg:y="15.239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0" draw:text-style-name="P5" draw:layer="layout" svg:width="3.575cm" svg:height="1.199cm" svg:x="6.35cm" svg:y="15.875cm">
          <draw:text-box>
            <text:p><text:span text:style-name="T3">action sets </text:span></text:p>
            <text:p><text:span text:style-name="T3">for neutral event</text:span></text:p>
          </draw:text-box>
        </draw:frame>
        <draw:line draw:style-name="gr31" draw:text-style-name="P2" draw:layer="layout" svg:x1="12.065cm" svg:y1="15.875cm" svg:x2="12.065cm" svg:y2="14.922cm">
          <text:p/>
        </draw:line>
        <draw:frame draw:style-name="gr30" draw:text-style-name="P5" draw:layer="layout" svg:width="3.376cm" svg:height="1.199cm" svg:x="10.16cm" svg:y="15.946cm">
          <draw:text-box>
            <text:p><text:span text:style-name="T3">stack full</text:span></text:p>
            <text:p><text:span text:style-name="T5">►</text:span><text:span text:style-name="T3">neutral event</text:span></text:p>
          </draw:text-box>
        </draw:frame>
        <draw:line draw:style-name="gr32" draw:text-style-name="P7" draw:layer="layout" svg:x1="12.7cm" svg:y1="12.7cm" svg:x2="12.7cm" svg:y2="14.605cm">
          <text:p/>
        </draw:line>
        <draw:polygon draw:style-name="gr33" draw:text-style-name="P7" draw:layer="layout" svg:width="5.714cm" svg:height="1.904cm" svg:x="6.985cm" svg:y="12.7cm" svg:viewBox="0 0 5715 1905" draw:points="0,0 5715,1905 2540,0">
          <text:p/>
        </draw:polygon>
        <draw:frame draw:style-name="gr34" draw:text-style-name="P6" draw:layer="layout" svg:width="1.526cm" svg:height="0.886cm" svg:x="12.7cm" svg:y="14.605cm">
          <draw:text-box>
            <text:p><text:span text:style-name="T4">time</text:span></text:p>
          </draw:text-box>
        </draw:frame>
        <draw:line draw:style-name="gr27" draw:text-style-name="P2" draw:layer="layout" svg:x1="6.985cm" svg:y1="12.7cm" svg:x2="12.7cm" svg:y2="12.7cm">
          <text:p/>
        </draw:line>
        <draw:line draw:style-name="gr28" draw:text-style-name="P2" draw:layer="layout" svg:x1="9.525cm" svg:y1="12.7cm" svg:x2="6.985cm" svg:y2="12.7cm">
          <text:p/>
        </draw:line>
        <draw:frame draw:style-name="gr34" draw:text-style-name="P5" draw:layer="layout" svg:width="3.224cm" svg:height="0.877cm" svg:x="8.523cm" svg:y="13.093cm">
          <draw:text-box>
            <text:p><text:span text:style-name="T3">possible error</text:span></text:p>
          </draw:text-box>
        </draw:frame>
        <draw:frame draw:style-name="gr34" draw:text-style-name="P5" draw:layer="layout" svg:width="4.714cm" svg:height="0.877cm" svg:x="5.715cm" svg:y="17.855cm">
          <draw:text-box>
            <text:p><text:span text:style-name="T3">reward for action sets</text:span></text:p>
          </draw:text-box>
        </draw:frame>
        <draw:frame draw:style-name="gr34" draw:text-style-name="P5" draw:layer="layout" svg:width="2.987cm" svg:height="0.877cm" svg:x="5.715cm" svg:y="17.22cm">
          <draw:text-box>
            <text:p><text:span text:style-name="T3">base reward</text:span></text:p>
          </draw:text-box>
        </draw:frame>
        <draw:line draw:style-name="gr35" draw:text-style-name="P7" draw:layer="layout" svg:x1="5.08cm" svg:y1="17.78cm" svg:x2="5.715cm" svg:y2="17.78cm">
          <text:p/>
        </draw:line>
        <draw:line draw:style-name="gr36" draw:text-style-name="P7" draw:layer="layout" svg:x1="5.08cm" svg:y1="18.415cm" svg:x2="5.715cm" svg:y2="18.415cm">
          <text:p/>
        </draw:line>
        <draw:line draw:style-name="gr24" draw:text-style-name="P2" draw:layer="layout" svg:x1="5.08cm" svg:y1="6.033cm" svg:x2="5.08cm" svg:y2="2.858cm">
          <text:p/>
        </draw:line>
        <draw:line draw:style-name="gr24" draw:text-style-name="P2" draw:layer="layout" svg:x1="4.445cm" svg:y1="5.398cm" svg:x2="13.335cm" svg:y2="5.398cm">
          <text:p/>
        </draw:line>
        <draw:frame draw:style-name="gr25" draw:text-style-name="P5" draw:layer="layout" svg:width="0.739cm" svg:height="0.725cm" svg:x="4.445cm" svg:y="5.398cm">
          <draw:text-box>
            <text:p><text:span text:style-name="T3">0</text:span></text:p>
          </draw:text-box>
        </draw:frame>
        <draw:line draw:style-name="gr26" draw:text-style-name="P2" draw:layer="layout" svg:x1="4.762cm" svg:y1="3.493cm" svg:x2="5.397cm" svg:y2="3.493cm">
          <text:p/>
        </draw:line>
        <draw:frame draw:style-name="gr21" draw:text-style-name="P5" draw:layer="layout" svg:width="0.739cm" svg:height="0.725cm" svg:x="4.445cm" svg:y="3.493cm">
          <draw:text-box>
            <text:p><text:span text:style-name="T3">1</text:span></text:p>
          </draw:text-box>
        </draw:frame>
        <draw:line draw:style-name="gr27" draw:text-style-name="P2" draw:layer="layout" svg:x1="5.08cm" svg:y1="5.398cm" svg:x2="6.985cm" svg:y2="5.398cm">
          <text:p/>
        </draw:line>
        <draw:line draw:style-name="gr27" draw:text-style-name="P2" draw:layer="layout" svg:x1="6.985cm" svg:y1="3.493cm" svg:x2="6.985cm" svg:y2="5.398cm">
          <text:p/>
        </draw:line>
        <draw:line draw:style-name="gr28" draw:text-style-name="P2" draw:layer="layout" svg:x1="5.08cm" svg:y1="5.398cm" svg:x2="6.985cm" svg:y2="3.493cm">
          <text:p/>
        </draw:line>
        <draw:line draw:style-name="gr29" draw:text-style-name="P2" draw:layer="layout" svg:x1="5.715cm" svg:y1="5.398cm" svg:x2="5.715cm" svg:y2="5.715cm">
          <text:p/>
        </draw:line>
        <draw:line draw:style-name="gr29" draw:text-style-name="P2" draw:layer="layout" svg:x1="6.35cm" svg:y1="5.398cm" svg:x2="6.35cm" svg:y2="5.715cm">
          <text:p/>
        </draw:line>
        <draw:line draw:style-name="gr29" draw:text-style-name="P2" draw:layer="layout" svg:x1="6.985cm" svg:y1="5.398cm" svg:x2="6.985cm" svg:y2="5.715cm">
          <text:p/>
        </draw:line>
        <draw:line draw:style-name="gr29" draw:text-style-name="P2" draw:layer="layout" svg:x1="7.62cm" svg:y1="5.398cm" svg:x2="7.62cm" svg:y2="5.715cm">
          <text:p/>
        </draw:line>
        <draw:line draw:style-name="gr29" draw:text-style-name="P2" draw:layer="layout" svg:x1="8.255cm" svg:y1="5.398cm" svg:x2="8.255cm" svg:y2="5.715cm">
          <text:p/>
        </draw:line>
        <draw:line draw:style-name="gr29" draw:text-style-name="P2" draw:layer="layout" svg:x1="8.89cm" svg:y1="5.398cm" svg:x2="8.89cm" svg:y2="5.715cm">
          <text:p/>
        </draw:line>
        <draw:line draw:style-name="gr29" draw:text-style-name="P2" draw:layer="layout" svg:x1="9.525cm" svg:y1="5.398cm" svg:x2="9.525cm" svg:y2="5.715cm">
          <text:p/>
        </draw:line>
        <draw:line draw:style-name="gr29" draw:text-style-name="P2" draw:layer="layout" svg:x1="10.16cm" svg:y1="5.398cm" svg:x2="10.16cm" svg:y2="5.715cm">
          <text:p/>
        </draw:line>
        <draw:line draw:style-name="gr29" draw:text-style-name="P2" draw:layer="layout" svg:x1="10.795cm" svg:y1="5.398cm" svg:x2="10.795cm" svg:y2="5.715cm">
          <text:p/>
        </draw:line>
        <draw:line draw:style-name="gr29" draw:text-style-name="P2" draw:layer="layout" svg:x1="11.43cm" svg:y1="5.398cm" svg:x2="11.43cm" svg:y2="5.715cm">
          <text:p/>
        </draw:line>
        <draw:line draw:style-name="gr29" draw:text-style-name="P2" draw:layer="layout" svg:x1="12.065cm" svg:y1="5.398cm" svg:x2="12.065cm" svg:y2="5.715cm">
          <text:p/>
        </draw:line>
        <draw:line draw:style-name="gr29" draw:text-style-name="P2" draw:layer="layout" svg:x1="12.7cm" svg:y1="5.398cm" svg:x2="12.7cm" svg:y2="5.715cm">
          <text:p/>
        </draw:line>
        <draw:frame draw:style-name="gr30" draw:text-style-name="P5" draw:layer="layout" svg:width="0.739cm" svg:height="0.725cm" svg:x="5.08cm" svg:y="5.398cm">
          <draw:text-box>
            <text:p><text:span text:style-name="T3">1</text:span></text:p>
          </draw:text-box>
        </draw:frame>
        <draw:frame draw:style-name="gr30" draw:text-style-name="P5" draw:layer="layout" svg:width="0.739cm" svg:height="0.725cm" svg:x="5.611cm" svg:y="5.398cm">
          <draw:text-box>
            <text:p><text:span text:style-name="T3">2</text:span></text:p>
          </draw:text-box>
        </draw:frame>
        <draw:frame draw:style-name="gr30" draw:text-style-name="P5" draw:layer="layout" svg:width="0.739cm" svg:height="0.725cm" svg:x="6.246cm" svg:y="5.398cm">
          <draw:text-box>
            <text:p><text:span text:style-name="T3">3</text:span></text:p>
          </draw:text-box>
        </draw:frame>
        <draw:frame draw:style-name="gr30" draw:text-style-name="P5" draw:layer="layout" svg:width="0.739cm" svg:height="0.725cm" svg:x="6.881cm" svg:y="5.398cm">
          <draw:text-box>
            <text:p><text:span text:style-name="T3">4</text:span></text:p>
          </draw:text-box>
        </draw:frame>
        <draw:frame draw:style-name="gr30" draw:text-style-name="P5" draw:layer="layout" svg:width="0.739cm" svg:height="0.725cm" svg:x="7.516cm" svg:y="5.398cm">
          <draw:text-box>
            <text:p><text:span text:style-name="T3">5</text:span></text:p>
          </draw:text-box>
        </draw:frame>
        <draw:frame draw:style-name="gr30" draw:text-style-name="P5" draw:layer="layout" svg:width="0.739cm" svg:height="0.725cm" svg:x="8.151cm" svg:y="5.398cm">
          <draw:text-box>
            <text:p><text:span text:style-name="T3">6</text:span></text:p>
          </draw:text-box>
        </draw:frame>
        <draw:frame draw:style-name="gr30" draw:text-style-name="P5" draw:layer="layout" svg:width="0.739cm" svg:height="0.725cm" svg:x="8.786cm" svg:y="5.398cm">
          <draw:text-box>
            <text:p><text:span text:style-name="T3">7</text:span></text:p>
          </draw:text-box>
        </draw:frame>
        <draw:frame draw:style-name="gr30" draw:text-style-name="P5" draw:layer="layout" svg:width="0.739cm" svg:height="0.725cm" svg:x="9.421cm" svg:y="5.398cm">
          <draw:text-box>
            <text:p><text:span text:style-name="T3">8</text:span></text:p>
          </draw:text-box>
        </draw:frame>
        <draw:frame draw:style-name="gr30" draw:text-style-name="P5" draw:layer="layout" svg:width="0.739cm" svg:height="0.725cm" svg:x="10.056cm" svg:y="5.398cm">
          <draw:text-box>
            <text:p><text:span text:style-name="T3">9</text:span></text:p>
          </draw:text-box>
        </draw:frame>
        <draw:frame draw:style-name="gr30" draw:text-style-name="P5" draw:layer="layout" svg:width="0.976cm" svg:height="0.725cm" svg:x="10.691cm" svg:y="5.398cm">
          <draw:text-box>
            <text:p><text:span text:style-name="T3">10</text:span></text:p>
          </draw:text-box>
        </draw:frame>
        <draw:frame draw:style-name="gr30" draw:text-style-name="P5" draw:layer="layout" svg:width="0.947cm" svg:height="0.725cm" svg:x="11.326cm" svg:y="5.398cm">
          <draw:text-box>
            <text:p><text:span text:style-name="T3">11</text:span></text:p>
          </draw:text-box>
        </draw:frame>
        <draw:frame draw:style-name="gr30" draw:text-style-name="P5" draw:layer="layout" svg:width="0.976cm" svg:height="0.725cm" svg:x="11.961cm" svg:y="5.398cm">
          <draw:text-box>
            <text:p><text:span text:style-name="T3">12</text:span></text:p>
          </draw:text-box>
        </draw:frame>
        <draw:frame draw:style-name="gr30" draw:text-style-name="P6" draw:layer="layout" svg:width="1.895cm" svg:height="0.734cm" svg:x="5.08cm" svg:y="2.764cm">
          <draw:text-box>
            <text:p><text:span text:style-name="T4">reward</text:span></text:p>
          </draw:text-box>
        </draw:frame>
        <draw:polyline draw:style-name="gr6" draw:text-style-name="P2" draw:layer="layout" svg:width="2.539cm" svg:height="0.635cm" svg:x="10.16cm" svg:y="6.031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0" draw:text-style-name="P5" draw:layer="layout" svg:width="2.653cm" svg:height="1.199cm" svg:x="10.047cm" svg:y="6.667cm">
          <draw:text-box>
            <text:p><text:span text:style-name="T3">action sets </text:span></text:p>
            <text:p><text:span text:style-name="T3">in memory</text:span></text:p>
          </draw:text-box>
        </draw:frame>
        <draw:line draw:style-name="gr32" draw:text-style-name="P7" draw:layer="layout" svg:x1="9.525cm" svg:y1="3.492cm" svg:x2="9.525cm" svg:y2="5.397cm">
          <text:p/>
        </draw:line>
        <draw:frame draw:style-name="gr34" draw:text-style-name="P6" draw:layer="layout" svg:width="1.526cm" svg:height="0.886cm" svg:x="12.7cm" svg:y="5.398cm">
          <draw:text-box>
            <text:p><text:span text:style-name="T4">time</text:span></text:p>
          </draw:text-box>
        </draw:frame>
        <draw:line draw:style-name="gr27" draw:text-style-name="P2" draw:layer="layout" svg:x1="6.985cm" svg:y1="3.493cm" svg:x2="9.525cm" svg:y2="3.492cm">
          <text:p/>
        </draw:line>
        <draw:line draw:style-name="gr28" draw:text-style-name="P2" draw:layer="layout" svg:x1="9.525cm" svg:y1="5.397cm" svg:x2="6.985cm" svg:y2="3.492cm">
          <text:p/>
        </draw:line>
        <draw:frame draw:style-name="gr34" draw:text-style-name="P5" draw:layer="layout" svg:width="4.714cm" svg:height="0.877cm" svg:x="5.397cm" svg:y="6.985cm">
          <draw:text-box>
            <text:p><text:span text:style-name="T3">reward for action sets</text:span></text:p>
          </draw:text-box>
        </draw:frame>
        <draw:frame draw:style-name="gr34" draw:text-style-name="P5" draw:layer="layout" svg:width="2.987cm" svg:height="0.877cm" svg:x="5.397cm" svg:y="6.35cm">
          <draw:text-box>
            <text:p><text:span text:style-name="T3">base reward</text:span></text:p>
          </draw:text-box>
        </draw:frame>
        <draw:line draw:style-name="gr35" draw:text-style-name="P7" draw:layer="layout" svg:x1="4.762cm" svg:y1="6.91cm" svg:x2="5.397cm" svg:y2="6.91cm">
          <text:p/>
        </draw:line>
        <draw:line draw:style-name="gr36" draw:text-style-name="P7" draw:layer="layout" svg:x1="4.762cm" svg:y1="7.545cm" svg:x2="5.397cm" svg:y2="7.545cm">
          <text:p/>
        </draw:line>
        <draw:line draw:style-name="gr27" draw:text-style-name="P2" draw:layer="layout" svg:x1="9.525cm" svg:y1="5.397cm" svg:x2="10.16cm" svg:y2="5.397cm">
          <text:p/>
        </draw:line>
        <draw:line draw:style-name="gr32" draw:text-style-name="P7" draw:layer="layout" svg:x1="10.16cm" svg:y1="3.492cm" svg:x2="10.16cm" svg:y2="5.397cm">
          <text:p/>
        </draw:line>
        <draw:line draw:style-name="gr27" draw:text-style-name="P2" draw:layer="layout" svg:x1="10.16cm" svg:y1="3.493cm" svg:x2="12.7cm" svg:y2="3.492cm">
          <text:p/>
        </draw:line>
        <draw:line draw:style-name="gr28" draw:text-style-name="P2" draw:layer="layout" svg:x1="9.525cm" svg:y1="5.398cm" svg:x2="10.16cm" svg:y2="3.492cm">
          <text:p/>
        </draw:line>
        <draw:line draw:style-name="gr27" draw:text-style-name="P2" draw:layer="layout" svg:x1="5.08cm" svg:y1="3.492cm" svg:x2="5.08cm" svg:y2="5.397cm">
          <text:p/>
        </draw:line>
        <draw:line draw:style-name="gr27" draw:text-style-name="P2" draw:layer="layout" svg:x1="5.08cm" svg:y1="12.7cm" svg:x2="5.08cm" svg:y2="14.605cm">
          <text:p/>
        </draw:line>
        <presentation:notes draw:style-name="dp2">
          <draw:page-thumbnail draw:style-name="gr23"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ellipse draw:style-name="gr37" draw:text-style-name="P2" draw:layer="layout" svg:width="0.635cm" svg:height="2.54cm" svg:x="11.747cm" svg:y="12.382cm">
          <text:p/>
        </draw:ellipse>
        <draw:ellipse draw:style-name="gr38" draw:text-style-name="P2" draw:layer="layout" svg:width="0.635cm" svg:height="2.54cm" svg:x="9.207cm" svg:y="3.175cm">
          <text:p/>
        </draw:ellipse>
        <draw:ellipse draw:style-name="gr37" draw:text-style-name="P2" draw:layer="layout" svg:width="0.635cm" svg:height="2.54cm" svg:x="10.477cm" svg:y="3.175cm">
          <text:p/>
        </draw:ellipse>
        <draw:ellipse draw:style-name="gr37" draw:text-style-name="P2" draw:layer="layout" svg:width="0.635cm" svg:height="2.54cm" svg:x="6.667cm" svg:y="3.175cm">
          <text:p/>
        </draw:ellipse>
        <draw:line draw:style-name="gr24" draw:text-style-name="P2" draw:layer="layout" svg:x1="5.081cm" svg:y1="6.033cm" svg:x2="5.081cm" svg:y2="2.858cm">
          <text:p/>
        </draw:line>
        <draw:line draw:style-name="gr24" draw:text-style-name="P2" draw:layer="layout" svg:x1="4.446cm" svg:y1="5.398cm" svg:x2="13.336cm" svg:y2="5.398cm">
          <text:p/>
        </draw:line>
        <draw:frame draw:style-name="gr25" draw:text-style-name="P5" draw:layer="layout" svg:width="0.739cm" svg:height="0.725cm" svg:x="4.446cm" svg:y="5.398cm">
          <draw:text-box>
            <text:p><text:span text:style-name="T3">0</text:span></text:p>
          </draw:text-box>
        </draw:frame>
        <draw:line draw:style-name="gr26" draw:text-style-name="P2" draw:layer="layout" svg:x1="4.763cm" svg:y1="3.493cm" svg:x2="5.398cm" svg:y2="3.493cm">
          <text:p/>
        </draw:line>
        <draw:frame draw:style-name="gr21" draw:text-style-name="P5" draw:layer="layout" svg:width="0.739cm" svg:height="0.725cm" svg:x="4.446cm" svg:y="3.493cm">
          <draw:text-box>
            <text:p><text:span text:style-name="T3">1</text:span></text:p>
          </draw:text-box>
        </draw:frame>
        <draw:line draw:style-name="gr27" draw:text-style-name="P2" draw:layer="layout" svg:x1="5.081cm" svg:y1="5.398cm" svg:x2="6.986cm" svg:y2="5.398cm">
          <text:p/>
        </draw:line>
        <draw:line draw:style-name="gr27" draw:text-style-name="P2" draw:layer="layout" svg:x1="6.986cm" svg:y1="3.493cm" svg:x2="6.986cm" svg:y2="5.398cm">
          <text:p/>
        </draw:line>
        <draw:line draw:style-name="gr29" draw:text-style-name="P2" draw:layer="layout" svg:x1="5.716cm" svg:y1="5.398cm" svg:x2="5.716cm" svg:y2="5.715cm">
          <text:p/>
        </draw:line>
        <draw:line draw:style-name="gr29" draw:text-style-name="P2" draw:layer="layout" svg:x1="6.351cm" svg:y1="5.398cm" svg:x2="6.351cm" svg:y2="5.715cm">
          <text:p/>
        </draw:line>
        <draw:line draw:style-name="gr29" draw:text-style-name="P2" draw:layer="layout" svg:x1="6.986cm" svg:y1="5.398cm" svg:x2="6.986cm" svg:y2="5.715cm">
          <text:p/>
        </draw:line>
        <draw:line draw:style-name="gr29" draw:text-style-name="P2" draw:layer="layout" svg:x1="7.621cm" svg:y1="5.398cm" svg:x2="7.621cm" svg:y2="5.715cm">
          <text:p/>
        </draw:line>
        <draw:line draw:style-name="gr29" draw:text-style-name="P2" draw:layer="layout" svg:x1="8.256cm" svg:y1="5.398cm" svg:x2="8.256cm" svg:y2="5.715cm">
          <text:p/>
        </draw:line>
        <draw:line draw:style-name="gr29" draw:text-style-name="P2" draw:layer="layout" svg:x1="8.891cm" svg:y1="5.398cm" svg:x2="8.891cm" svg:y2="5.715cm">
          <text:p/>
        </draw:line>
        <draw:line draw:style-name="gr29" draw:text-style-name="P2" draw:layer="layout" svg:x1="9.526cm" svg:y1="5.398cm" svg:x2="9.526cm" svg:y2="5.715cm">
          <text:p/>
        </draw:line>
        <draw:line draw:style-name="gr29" draw:text-style-name="P2" draw:layer="layout" svg:x1="10.161cm" svg:y1="5.398cm" svg:x2="10.161cm" svg:y2="5.715cm">
          <text:p/>
        </draw:line>
        <draw:line draw:style-name="gr29" draw:text-style-name="P2" draw:layer="layout" svg:x1="10.796cm" svg:y1="5.398cm" svg:x2="10.796cm" svg:y2="5.715cm">
          <text:p/>
        </draw:line>
        <draw:line draw:style-name="gr29" draw:text-style-name="P2" draw:layer="layout" svg:x1="11.431cm" svg:y1="5.398cm" svg:x2="11.431cm" svg:y2="5.715cm">
          <text:p/>
        </draw:line>
        <draw:line draw:style-name="gr29" draw:text-style-name="P2" draw:layer="layout" svg:x1="12.066cm" svg:y1="5.398cm" svg:x2="12.066cm" svg:y2="5.715cm">
          <text:p/>
        </draw:line>
        <draw:line draw:style-name="gr29" draw:text-style-name="P2" draw:layer="layout" svg:x1="12.701cm" svg:y1="5.398cm" svg:x2="12.701cm" svg:y2="5.715cm">
          <text:p/>
        </draw:line>
        <draw:frame draw:style-name="gr30" draw:text-style-name="P5" draw:layer="layout" svg:width="0.739cm" svg:height="0.725cm" svg:x="5.081cm" svg:y="5.398cm">
          <draw:text-box>
            <text:p><text:span text:style-name="T3">1</text:span></text:p>
          </draw:text-box>
        </draw:frame>
        <draw:frame draw:style-name="gr30" draw:text-style-name="P5" draw:layer="layout" svg:width="0.739cm" svg:height="0.725cm" svg:x="5.612cm" svg:y="5.398cm">
          <draw:text-box>
            <text:p><text:span text:style-name="T3">2</text:span></text:p>
          </draw:text-box>
        </draw:frame>
        <draw:frame draw:style-name="gr30" draw:text-style-name="P5" draw:layer="layout" svg:width="0.739cm" svg:height="0.725cm" svg:x="6.247cm" svg:y="5.398cm">
          <draw:text-box>
            <text:p><text:span text:style-name="T3">3</text:span></text:p>
          </draw:text-box>
        </draw:frame>
        <draw:frame draw:style-name="gr30" draw:text-style-name="P5" draw:layer="layout" svg:width="0.739cm" svg:height="0.725cm" svg:x="6.882cm" svg:y="5.398cm">
          <draw:text-box>
            <text:p><text:span text:style-name="T3">4</text:span></text:p>
          </draw:text-box>
        </draw:frame>
        <draw:frame draw:style-name="gr30" draw:text-style-name="P5" draw:layer="layout" svg:width="0.739cm" svg:height="0.725cm" svg:x="7.517cm" svg:y="5.398cm">
          <draw:text-box>
            <text:p><text:span text:style-name="T3">5</text:span></text:p>
          </draw:text-box>
        </draw:frame>
        <draw:frame draw:style-name="gr30" draw:text-style-name="P5" draw:layer="layout" svg:width="0.739cm" svg:height="0.725cm" svg:x="8.152cm" svg:y="5.398cm">
          <draw:text-box>
            <text:p><text:span text:style-name="T3">6</text:span></text:p>
          </draw:text-box>
        </draw:frame>
        <draw:frame draw:style-name="gr30" draw:text-style-name="P5" draw:layer="layout" svg:width="0.739cm" svg:height="0.725cm" svg:x="8.787cm" svg:y="5.398cm">
          <draw:text-box>
            <text:p><text:span text:style-name="T3">7</text:span></text:p>
          </draw:text-box>
        </draw:frame>
        <draw:frame draw:style-name="gr30" draw:text-style-name="P5" draw:layer="layout" svg:width="0.739cm" svg:height="0.725cm" svg:x="9.422cm" svg:y="5.398cm">
          <draw:text-box>
            <text:p><text:span text:style-name="T3">8</text:span></text:p>
          </draw:text-box>
        </draw:frame>
        <draw:frame draw:style-name="gr30" draw:text-style-name="P5" draw:layer="layout" svg:width="0.739cm" svg:height="0.725cm" svg:x="10.057cm" svg:y="5.398cm">
          <draw:text-box>
            <text:p><text:span text:style-name="T3">9</text:span></text:p>
          </draw:text-box>
        </draw:frame>
        <draw:frame draw:style-name="gr30" draw:text-style-name="P5" draw:layer="layout" svg:width="0.976cm" svg:height="0.725cm" svg:x="10.692cm" svg:y="5.398cm">
          <draw:text-box>
            <text:p><text:span text:style-name="T3">10</text:span></text:p>
          </draw:text-box>
        </draw:frame>
        <draw:frame draw:style-name="gr30" draw:text-style-name="P5" draw:layer="layout" svg:width="0.947cm" svg:height="0.725cm" svg:x="11.327cm" svg:y="5.398cm">
          <draw:text-box>
            <text:p><text:span text:style-name="T3">11</text:span></text:p>
          </draw:text-box>
        </draw:frame>
        <draw:frame draw:style-name="gr30" draw:text-style-name="P5" draw:layer="layout" svg:width="0.976cm" svg:height="0.725cm" svg:x="11.962cm" svg:y="5.398cm">
          <draw:text-box>
            <text:p><text:span text:style-name="T3">12</text:span></text:p>
          </draw:text-box>
        </draw:frame>
        <draw:frame draw:style-name="gr30" draw:text-style-name="P6" draw:layer="layout" svg:width="1.895cm" svg:height="0.734cm" svg:x="5.081cm" svg:y="2.764cm">
          <draw:text-box>
            <text:p><text:span text:style-name="T4">reward</text:span></text:p>
          </draw:text-box>
        </draw:frame>
        <draw:line draw:style-name="gr32" draw:text-style-name="P7" draw:layer="layout" svg:x1="9.526cm" svg:y1="3.492cm" svg:x2="9.526cm" svg:y2="5.397cm">
          <text:p/>
        </draw:line>
        <draw:frame draw:style-name="gr34" draw:text-style-name="P6" draw:layer="layout" svg:width="1.526cm" svg:height="0.886cm" svg:x="12.701cm" svg:y="5.398cm">
          <draw:text-box>
            <text:p><text:span text:style-name="T4">time</text:span></text:p>
          </draw:text-box>
        </draw:frame>
        <draw:line draw:style-name="gr27" draw:text-style-name="P2" draw:layer="layout" svg:x1="6.986cm" svg:y1="3.493cm" svg:x2="9.526cm" svg:y2="3.492cm">
          <text:p/>
        </draw:line>
        <draw:frame draw:style-name="gr34" draw:text-style-name="P5" draw:layer="layout" svg:width="2.987cm" svg:height="0.877cm" svg:x="5.397cm" svg:y="7.302cm">
          <draw:text-box>
            <text:p><text:span text:style-name="T3">base reward</text:span></text:p>
          </draw:text-box>
        </draw:frame>
        <draw:line draw:style-name="gr35" draw:text-style-name="P7" draw:layer="layout" svg:x1="4.762cm" svg:y1="7.862cm" svg:x2="5.397cm" svg:y2="7.862cm">
          <text:p/>
        </draw:line>
        <draw:line draw:style-name="gr27" draw:text-style-name="P2" draw:layer="layout" svg:x1="9.526cm" svg:y1="5.397cm" svg:x2="10.795cm" svg:y2="5.397cm">
          <text:p/>
        </draw:line>
        <draw:line draw:style-name="gr32" draw:text-style-name="P7" draw:layer="layout" svg:x1="10.795cm" svg:y1="3.492cm" svg:x2="10.795cm" svg:y2="5.397cm">
          <text:p/>
        </draw:line>
        <draw:line draw:style-name="gr27" draw:text-style-name="P2" draw:layer="layout" svg:x1="10.795cm" svg:y1="3.492cm" svg:x2="12.701cm" svg:y2="3.492cm">
          <text:p/>
        </draw:line>
        <draw:custom-shape draw:style-name="gr39" draw:text-style-name="P2" draw:layer="layout" svg:width="0.318cm" svg:height="0.635cm" draw:transform="rotate (1.5707963267946) translate (10.477cm 6.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9" draw:text-style-name="P2" draw:layer="layout" svg:width="0.318cm" svg:height="0.635cm" draw:transform="rotate (1.5707963267946) translate (6.667cm 6.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8" draw:layer="layout" svg:width="3.101cm" svg:height="0.729cm" svg:x="5.397cm" svg:y="6.35cm">
          <draw:text-box>
            <text:p><text:span text:style-name="T6">positive event</text:span></text:p>
          </draw:text-box>
        </draw:frame>
        <draw:frame draw:style-name="gr40" draw:text-style-name="P9" draw:layer="layout" svg:width="3.101cm" svg:height="0.73cm" svg:x="9.207cm" svg:y="6.35cm">
          <draw:text-box>
            <text:p><text:span text:style-name="T6">positive event</text:span></text:p>
          </draw:text-box>
        </draw:frame>
        <draw:custom-shape draw:style-name="gr39" draw:text-style-name="P2" draw:layer="layout" svg:width="0.318cm" svg:height="0.635cm" draw:transform="rotate (-1.57079632679579) translate (9.842cm 2.85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0" draw:text-style-name="P9" draw:layer="layout" svg:width="3.419cm" svg:height="0.73cm" svg:x="7.937cm" svg:y="2.127cm">
          <draw:text-box>
            <text:p><text:span text:style-name="T6">negative event</text:span></text:p>
          </draw:text-box>
        </draw:frame>
        <draw:line draw:style-name="gr24" draw:text-style-name="P2" draw:layer="layout" svg:x1="5.081cm" svg:y1="15.241cm" svg:x2="5.081cm" svg:y2="12.066cm">
          <text:p/>
        </draw:line>
        <draw:line draw:style-name="gr24" draw:text-style-name="P2" draw:layer="layout" svg:x1="4.446cm" svg:y1="14.606cm" svg:x2="13.336cm" svg:y2="14.606cm">
          <text:p/>
        </draw:line>
        <draw:frame draw:style-name="gr25" draw:text-style-name="P5" draw:layer="layout" svg:width="0.739cm" svg:height="0.725cm" svg:x="4.446cm" svg:y="14.606cm">
          <draw:text-box>
            <text:p><text:span text:style-name="T3">0</text:span></text:p>
          </draw:text-box>
        </draw:frame>
        <draw:line draw:style-name="gr26" draw:text-style-name="P2" draw:layer="layout" svg:x1="4.763cm" svg:y1="12.701cm" svg:x2="5.398cm" svg:y2="12.701cm">
          <text:p/>
        </draw:line>
        <draw:frame draw:style-name="gr21" draw:text-style-name="P5" draw:layer="layout" svg:width="0.739cm" svg:height="0.725cm" svg:x="4.446cm" svg:y="12.701cm">
          <draw:text-box>
            <text:p><text:span text:style-name="T3">1</text:span></text:p>
          </draw:text-box>
        </draw:frame>
        <draw:line draw:style-name="gr27" draw:text-style-name="P2" draw:layer="layout" svg:x1="5.081cm" svg:y1="14.606cm" svg:x2="6.986cm" svg:y2="14.606cm">
          <text:p/>
        </draw:line>
        <draw:line draw:style-name="gr27" draw:text-style-name="P2" draw:layer="layout" svg:x1="6.986cm" svg:y1="12.701cm" svg:x2="6.986cm" svg:y2="14.606cm">
          <text:p/>
        </draw:line>
        <draw:line draw:style-name="gr29" draw:text-style-name="P2" draw:layer="layout" svg:x1="5.716cm" svg:y1="14.606cm" svg:x2="5.716cm" svg:y2="14.923cm">
          <text:p/>
        </draw:line>
        <draw:line draw:style-name="gr29" draw:text-style-name="P2" draw:layer="layout" svg:x1="6.351cm" svg:y1="14.606cm" svg:x2="6.351cm" svg:y2="14.923cm">
          <text:p/>
        </draw:line>
        <draw:line draw:style-name="gr29" draw:text-style-name="P2" draw:layer="layout" svg:x1="6.986cm" svg:y1="14.606cm" svg:x2="6.986cm" svg:y2="14.923cm">
          <text:p/>
        </draw:line>
        <draw:line draw:style-name="gr29" draw:text-style-name="P2" draw:layer="layout" svg:x1="7.621cm" svg:y1="14.606cm" svg:x2="7.621cm" svg:y2="14.923cm">
          <text:p/>
        </draw:line>
        <draw:line draw:style-name="gr29" draw:text-style-name="P2" draw:layer="layout" svg:x1="8.256cm" svg:y1="14.606cm" svg:x2="8.256cm" svg:y2="14.923cm">
          <text:p/>
        </draw:line>
        <draw:line draw:style-name="gr29" draw:text-style-name="P2" draw:layer="layout" svg:x1="8.891cm" svg:y1="14.606cm" svg:x2="8.891cm" svg:y2="14.923cm">
          <text:p/>
        </draw:line>
        <draw:line draw:style-name="gr29" draw:text-style-name="P2" draw:layer="layout" svg:x1="9.526cm" svg:y1="14.606cm" svg:x2="9.526cm" svg:y2="14.923cm">
          <text:p/>
        </draw:line>
        <draw:line draw:style-name="gr29" draw:text-style-name="P2" draw:layer="layout" svg:x1="10.161cm" svg:y1="14.606cm" svg:x2="10.161cm" svg:y2="14.923cm">
          <text:p/>
        </draw:line>
        <draw:line draw:style-name="gr29" draw:text-style-name="P2" draw:layer="layout" svg:x1="10.796cm" svg:y1="14.606cm" svg:x2="10.796cm" svg:y2="14.923cm">
          <text:p/>
        </draw:line>
        <draw:line draw:style-name="gr29" draw:text-style-name="P2" draw:layer="layout" svg:x1="11.431cm" svg:y1="14.606cm" svg:x2="11.431cm" svg:y2="14.923cm">
          <text:p/>
        </draw:line>
        <draw:line draw:style-name="gr29" draw:text-style-name="P2" draw:layer="layout" svg:x1="12.066cm" svg:y1="14.606cm" svg:x2="12.066cm" svg:y2="14.923cm">
          <text:p/>
        </draw:line>
        <draw:line draw:style-name="gr29" draw:text-style-name="P2" draw:layer="layout" svg:x1="12.701cm" svg:y1="14.606cm" svg:x2="12.701cm" svg:y2="14.923cm">
          <text:p/>
        </draw:line>
        <draw:frame draw:style-name="gr30" draw:text-style-name="P5" draw:layer="layout" svg:width="0.739cm" svg:height="0.725cm" svg:x="5.081cm" svg:y="14.606cm">
          <draw:text-box>
            <text:p><text:span text:style-name="T3">1</text:span></text:p>
          </draw:text-box>
        </draw:frame>
        <draw:frame draw:style-name="gr30" draw:text-style-name="P5" draw:layer="layout" svg:width="0.739cm" svg:height="0.725cm" svg:x="5.612cm" svg:y="14.606cm">
          <draw:text-box>
            <text:p><text:span text:style-name="T3">2</text:span></text:p>
          </draw:text-box>
        </draw:frame>
        <draw:frame draw:style-name="gr30" draw:text-style-name="P5" draw:layer="layout" svg:width="0.739cm" svg:height="0.725cm" svg:x="6.247cm" svg:y="14.606cm">
          <draw:text-box>
            <text:p><text:span text:style-name="T3">3</text:span></text:p>
          </draw:text-box>
        </draw:frame>
        <draw:frame draw:style-name="gr30" draw:text-style-name="P5" draw:layer="layout" svg:width="0.739cm" svg:height="0.725cm" svg:x="6.882cm" svg:y="14.606cm">
          <draw:text-box>
            <text:p><text:span text:style-name="T3">4</text:span></text:p>
          </draw:text-box>
        </draw:frame>
        <draw:frame draw:style-name="gr30" draw:text-style-name="P5" draw:layer="layout" svg:width="0.739cm" svg:height="0.725cm" svg:x="7.517cm" svg:y="14.606cm">
          <draw:text-box>
            <text:p><text:span text:style-name="T3">5</text:span></text:p>
          </draw:text-box>
        </draw:frame>
        <draw:frame draw:style-name="gr30" draw:text-style-name="P5" draw:layer="layout" svg:width="0.739cm" svg:height="0.725cm" svg:x="8.152cm" svg:y="14.606cm">
          <draw:text-box>
            <text:p><text:span text:style-name="T3">6</text:span></text:p>
          </draw:text-box>
        </draw:frame>
        <draw:frame draw:style-name="gr30" draw:text-style-name="P5" draw:layer="layout" svg:width="0.739cm" svg:height="0.725cm" svg:x="8.787cm" svg:y="14.606cm">
          <draw:text-box>
            <text:p><text:span text:style-name="T3">7</text:span></text:p>
          </draw:text-box>
        </draw:frame>
        <draw:frame draw:style-name="gr30" draw:text-style-name="P5" draw:layer="layout" svg:width="0.739cm" svg:height="0.725cm" svg:x="9.422cm" svg:y="14.606cm">
          <draw:text-box>
            <text:p><text:span text:style-name="T3">8</text:span></text:p>
          </draw:text-box>
        </draw:frame>
        <draw:frame draw:style-name="gr30" draw:text-style-name="P5" draw:layer="layout" svg:width="0.739cm" svg:height="0.725cm" svg:x="10.057cm" svg:y="14.606cm">
          <draw:text-box>
            <text:p><text:span text:style-name="T3">9</text:span></text:p>
          </draw:text-box>
        </draw:frame>
        <draw:frame draw:style-name="gr30" draw:text-style-name="P5" draw:layer="layout" svg:width="0.976cm" svg:height="0.725cm" svg:x="10.692cm" svg:y="14.606cm">
          <draw:text-box>
            <text:p><text:span text:style-name="T3">10</text:span></text:p>
          </draw:text-box>
        </draw:frame>
        <draw:frame draw:style-name="gr30" draw:text-style-name="P5" draw:layer="layout" svg:width="0.947cm" svg:height="0.725cm" svg:x="11.327cm" svg:y="14.606cm">
          <draw:text-box>
            <text:p><text:span text:style-name="T3">11</text:span></text:p>
          </draw:text-box>
        </draw:frame>
        <draw:frame draw:style-name="gr30" draw:text-style-name="P5" draw:layer="layout" svg:width="0.976cm" svg:height="0.725cm" svg:x="11.962cm" svg:y="14.606cm">
          <draw:text-box>
            <text:p><text:span text:style-name="T3">12</text:span></text:p>
          </draw:text-box>
        </draw:frame>
        <draw:frame draw:style-name="gr30" draw:text-style-name="P6" draw:layer="layout" svg:width="1.895cm" svg:height="0.734cm" svg:x="5.081cm" svg:y="11.972cm">
          <draw:text-box>
            <text:p><text:span text:style-name="T4">reward</text:span></text:p>
          </draw:text-box>
        </draw:frame>
        <draw:polyline draw:style-name="gr6" draw:text-style-name="P2" draw:layer="layout" svg:width="2.539cm" svg:height="0.635cm" svg:x="6.986cm" svg:y="15.24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0" draw:text-style-name="P5" draw:layer="layout" svg:width="3.575cm" svg:height="1.199cm" svg:x="5.632cm" svg:y="15.875cm">
          <draw:text-box>
            <text:p><text:span text:style-name="T3">action sets </text:span></text:p>
            <text:p><text:span text:style-name="T3">for neutral event</text:span></text:p>
          </draw:text-box>
        </draw:frame>
        <draw:frame draw:style-name="gr34" draw:text-style-name="P6" draw:layer="layout" svg:width="1.526cm" svg:height="0.886cm" svg:x="12.701cm" svg:y="14.606cm">
          <draw:text-box>
            <text:p><text:span text:style-name="T4">time</text:span></text:p>
          </draw:text-box>
        </draw:frame>
        <draw:line draw:style-name="gr27" draw:text-style-name="P2" draw:layer="layout" svg:x1="6.986cm" svg:y1="12.701cm" svg:x2="12.065cm" svg:y2="12.7cm">
          <text:p/>
        </draw:line>
        <draw:frame draw:style-name="gr34" draw:text-style-name="P5" draw:layer="layout" svg:width="2.987cm" svg:height="0.877cm" svg:x="5.716cm" svg:y="17.221cm">
          <draw:text-box>
            <text:p><text:span text:style-name="T3">base reward</text:span></text:p>
          </draw:text-box>
        </draw:frame>
        <draw:line draw:style-name="gr35" draw:text-style-name="P7" draw:layer="layout" svg:x1="5.081cm" svg:y1="17.781cm" svg:x2="5.716cm" svg:y2="17.781cm">
          <text:p/>
        </draw:line>
        <draw:line draw:style-name="gr27" draw:text-style-name="P2" draw:layer="layout" svg:x1="5.081cm" svg:y1="12.701cm" svg:x2="5.081cm" svg:y2="14.606cm">
          <text:p/>
        </draw:line>
        <draw:custom-shape draw:style-name="gr39" draw:text-style-name="P2" draw:layer="layout" svg:width="0.318cm" svg:height="0.635cm" draw:transform="rotate (-1.57079632679579) translate (12.382cm 12.0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0" draw:text-style-name="P9" draw:layer="layout" svg:width="6.322cm" svg:height="0.73cm" svg:x="8.255cm" svg:y="11.43cm">
          <draw:text-box>
            <text:p><text:span text:style-name="T7">stack full </text:span><text:span text:style-name="T6">→ neutral event</text:span></text:p>
          </draw:text-box>
        </draw:frame>
        <draw:polyline draw:style-name="gr6" draw:text-style-name="P2" draw:layer="layout" svg:width="2.539cm" svg:height="0.635cm" svg:x="9.525cm" svg:y="15.239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0" draw:text-style-name="P5" draw:layer="layout" svg:width="4.515cm" svg:height="1.199cm" svg:x="9.76cm" svg:y="15.875cm">
          <draw:text-box>
            <text:p><text:span text:style-name="T3">remaining action sets</text:span></text:p>
            <text:p><text:span text:style-name="T3">after neutral event</text:span></text:p>
          </draw:text-box>
        </draw:frame>
        <draw:custom-shape draw:style-name="gr39" draw:text-style-name="P2" draw:layer="layout" svg:width="0.318cm" svg:height="5.08cm" draw:transform="rotate (-1.57079632679579) translate (12.065cm 13.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 draw:text-style-name="P5" draw:layer="layout" svg:width="3.893cm" svg:height="0.729cm" svg:x="7.62cm" svg:y="13.245cm">
          <draw:text-box>
            <text:p><text:span text:style-name="T6">maxStackSize</text:span><text:span text:style-name="T3"> = 8</text:span></text:p>
          </draw:text-box>
        </draw:frame>
        <presentation:notes draw:style-name="dp2">
          <draw:page-thumbnail draw:style-name="gr23"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polygon draw:style-name="gr9" draw:text-style-name="P10" draw:layer="layout" svg:width="0.496cm" svg:height="0.508cm" svg:x="4.627cm" svg:y="3.999cm" svg:viewBox="0 0 497 509" draw:points="0,0 497,0 497,509 0,509">
          <text:p/>
        </draw:polygon>
        <draw:polyline draw:style-name="gr6" draw:text-style-name="P10" draw:layer="layout" svg:width="0.496cm" svg:height="0.508cm" svg:x="4.627cm" svg:y="3.999cm" svg:viewBox="0 0 497 509" draw:points="249,509 0,509 0,0 497,0 497,509 249,509">
          <text:p/>
        </draw:polyline>
        <draw:polygon draw:style-name="gr41" draw:text-style-name="P10" draw:layer="layout" svg:width="0.496cm" svg:height="0.506cm" svg:x="4.627cm" svg:y="3.492cm" svg:viewBox="0 0 497 507" draw:points="0,0 497,0 497,507 0,507">
          <text:p text:style-name="P2"><text:span text:style-name="T8">T</text:span></text:p>
        </draw:polygon>
        <draw:polyline draw:style-name="gr6" draw:text-style-name="P10" draw:layer="layout" svg:width="0.496cm" svg:height="0.506cm" svg:x="4.627cm" svg:y="3.492cm" svg:viewBox="0 0 497 507" draw:points="249,507 0,507 0,0 497,0 497,507 249,507">
          <text:p/>
        </draw:polyline>
        <draw:polygon draw:style-name="gr41" draw:text-style-name="P10" draw:layer="layout" svg:width="0.499cm" svg:height="0.508cm" svg:x="4.127cm" svg:y="3.999cm" svg:viewBox="0 0 500 509" draw:points="0,0 500,0 500,509 0,509">
          <text:p text:style-name="P2"><text:span text:style-name="T8">T</text:span></text:p>
        </draw:polygon>
        <draw:polyline draw:style-name="gr6" draw:text-style-name="P10" draw:layer="layout" svg:width="0.499cm" svg:height="0.508cm" svg:x="4.127cm" svg:y="3.999cm" svg:viewBox="0 0 500 509" draw:points="250,509 0,509 0,0 500,0 500,509 250,509">
          <text:p/>
        </draw:polyline>
        <draw:polygon draw:style-name="gr41" draw:text-style-name="P10" draw:layer="layout" svg:width="0.499cm" svg:height="0.506cm" svg:x="4.127cm" svg:y="3.492cm" svg:viewBox="0 0 500 507" draw:points="0,0 500,0 500,507 0,507">
          <text:p text:style-name="P2"><text:span text:style-name="T8">T</text:span></text:p>
        </draw:polygon>
        <draw:polyline draw:style-name="gr6" draw:text-style-name="P10" draw:layer="layout" svg:width="0.499cm" svg:height="0.506cm" svg:x="4.127cm" svg:y="3.492cm" svg:viewBox="0 0 500 507" draw:points="250,507 0,507 0,0 500,0 500,507 250,507">
          <text:p/>
        </draw:polyline>
        <draw:polygon draw:style-name="gr9" draw:text-style-name="P10" draw:layer="layout" svg:width="0.496cm" svg:height="0.508cm" svg:x="5.625cm" svg:y="3.999cm" svg:viewBox="0 0 497 509" draw:points="0,0 497,0 497,509 0,509">
          <text:p/>
        </draw:polygon>
        <draw:polyline draw:style-name="gr6" draw:text-style-name="P10" draw:layer="layout" svg:width="0.496cm" svg:height="0.508cm" svg:x="5.625cm" svg:y="3.999cm" svg:viewBox="0 0 497 509" draw:points="249,509 0,509 0,0 497,0 497,509 249,509">
          <text:p/>
        </draw:polyline>
        <draw:polygon draw:style-name="gr41" draw:text-style-name="P10" draw:layer="layout" svg:width="0.496cm" svg:height="0.506cm" svg:x="5.625cm" svg:y="3.492cm" svg:viewBox="0 0 497 507" draw:points="0,0 497,0 497,507 0,507">
          <text:p text:style-name="P2"><text:span text:style-name="T8">T</text:span></text:p>
        </draw:polygon>
        <draw:polyline draw:style-name="gr6" draw:text-style-name="P10" draw:layer="layout" svg:width="0.496cm" svg:height="0.506cm" svg:x="5.625cm" svg:y="3.492cm" svg:viewBox="0 0 497 507" draw:points="249,507 0,507 0,0 497,0 497,507 249,507">
          <text:p/>
        </draw:polyline>
        <draw:polygon draw:style-name="gr42" draw:text-style-name="P10" draw:layer="layout" svg:width="0.499cm" svg:height="0.508cm" svg:x="5.125cm" svg:y="3.999cm" svg:viewBox="0 0 500 509" draw:points="0,0 500,0 500,509 0,509">
          <text:p text:style-name="P2"><text:span text:style-name="T8">1</text:span></text:p>
        </draw:polygon>
        <draw:polyline draw:style-name="gr6" draw:text-style-name="P10" draw:layer="layout" svg:width="0.499cm" svg:height="0.508cm" svg:x="5.125cm" svg:y="3.999cm" svg:viewBox="0 0 500 509" draw:points="250,509 0,509 0,0 500,0 500,509 250,509">
          <text:p/>
        </draw:polyline>
        <draw:polygon draw:style-name="gr41" draw:text-style-name="P10" draw:layer="layout" svg:width="0.499cm" svg:height="0.506cm" svg:x="5.125cm" svg:y="3.492cm" svg:viewBox="0 0 500 507" draw:points="0,0 500,0 500,507 0,507">
          <text:p text:style-name="P2"><text:span text:style-name="T8">T</text:span></text:p>
        </draw:polygon>
        <draw:polyline draw:style-name="gr6" draw:text-style-name="P10" draw:layer="layout" svg:width="0.499cm" svg:height="0.506cm" svg:x="5.125cm" svg:y="3.492cm" svg:viewBox="0 0 500 507" draw:points="250,507 0,507 0,0 500,0 500,507 250,507">
          <text:p/>
        </draw:polyline>
        <draw:polygon draw:style-name="gr9" draw:text-style-name="P10" draw:layer="layout" svg:width="0.496cm" svg:height="0.508cm" svg:x="4.627cm" svg:y="5.014cm" svg:viewBox="0 0 497 509" draw:points="0,0 497,0 497,509 0,509">
          <text:p/>
        </draw:polygon>
        <draw:polyline draw:style-name="gr6" draw:text-style-name="P10" draw:layer="layout" svg:width="0.496cm" svg:height="0.508cm" svg:x="4.627cm" svg:y="5.014cm" svg:viewBox="0 0 497 509" draw:points="249,509 0,509 0,0 497,0 497,509 249,509">
          <text:p/>
        </draw:polyline>
        <draw:polygon draw:style-name="gr9" draw:text-style-name="P10" draw:layer="layout" svg:width="0.496cm" svg:height="0.506cm" svg:x="4.627cm" svg:y="4.508cm" svg:viewBox="0 0 497 507" draw:points="0,0 497,0 497,507 0,507">
          <text:p/>
        </draw:polygon>
        <draw:polyline draw:style-name="gr6" draw:text-style-name="P10" draw:layer="layout" svg:width="0.496cm" svg:height="0.506cm" svg:x="4.627cm" svg:y="4.508cm" svg:viewBox="0 0 497 507" draw:points="249,507 0,507 0,0 497,0 497,507 249,507">
          <text:p/>
        </draw:polyline>
        <draw:polygon draw:style-name="gr41" draw:text-style-name="P10" draw:layer="layout" svg:width="0.499cm" svg:height="0.508cm" svg:x="4.127cm" svg:y="5.014cm" svg:viewBox="0 0 500 509" draw:points="0,0 500,0 500,509 0,509">
          <text:p text:style-name="P2"><text:span text:style-name="T8">T</text:span></text:p>
        </draw:polygon>
        <draw:polyline draw:style-name="gr6" draw:text-style-name="P10" draw:layer="layout" svg:width="0.499cm" svg:height="0.508cm" svg:x="4.127cm" svg:y="5.014cm" svg:viewBox="0 0 500 509" draw:points="250,509 0,509 0,0 500,0 500,509 250,509">
          <text:p/>
        </draw:polyline>
        <draw:polygon draw:style-name="gr41" draw:text-style-name="P10" draw:layer="layout" svg:width="0.499cm" svg:height="0.506cm" svg:x="4.127cm" svg:y="4.508cm" svg:viewBox="0 0 500 507" draw:points="0,0 500,0 500,507 0,507">
          <text:p text:style-name="P2"><text:span text:style-name="T8">T</text:span></text:p>
        </draw:polygon>
        <draw:polyline draw:style-name="gr6" draw:text-style-name="P10" draw:layer="layout" svg:width="0.499cm" svg:height="0.506cm" svg:x="4.127cm" svg:y="4.508cm" svg:viewBox="0 0 500 507" draw:points="250,507 0,507 0,0 500,0 500,507 250,507">
          <text:p/>
        </draw:polyline>
        <draw:polygon draw:style-name="gr41" draw:text-style-name="P10" draw:layer="layout" svg:width="0.496cm" svg:height="0.508cm" svg:x="5.625cm" svg:y="5.014cm" svg:viewBox="0 0 497 509" draw:points="0,0 497,0 497,509 0,509">
          <text:p text:style-name="P2"><text:span text:style-name="T8">F</text:span></text:p>
        </draw:polygon>
        <draw:polyline draw:style-name="gr6" draw:text-style-name="P10" draw:layer="layout" svg:width="0.496cm" svg:height="0.508cm" svg:x="5.625cm" svg:y="5.014cm" svg:viewBox="0 0 497 509" draw:points="249,509 0,509 0,0 497,0 497,509 249,509">
          <text:p/>
        </draw:polyline>
        <draw:polygon draw:style-name="gr9" draw:text-style-name="P10" draw:layer="layout" svg:width="0.496cm" svg:height="0.506cm" svg:x="5.625cm" svg:y="4.508cm" svg:viewBox="0 0 497 507" draw:points="0,0 497,0 497,507 0,507">
          <text:p/>
        </draw:polygon>
        <draw:polyline draw:style-name="gr6" draw:text-style-name="P10" draw:layer="layout" svg:width="0.496cm" svg:height="0.506cm" svg:x="5.625cm" svg:y="4.508cm" svg:viewBox="0 0 497 507" draw:points="249,507 0,507 0,0 497,0 497,507 249,507">
          <text:p/>
        </draw:polyline>
        <draw:polygon draw:style-name="gr41" draw:text-style-name="P10" draw:layer="layout" svg:width="0.499cm" svg:height="0.508cm" svg:x="5.125cm" svg:y="5.014cm" svg:viewBox="0 0 500 509" draw:points="0,0 500,0 500,509 0,509">
          <text:p text:style-name="P2"><text:span text:style-name="T8">T</text:span></text:p>
        </draw:polygon>
        <draw:polyline draw:style-name="gr6" draw:text-style-name="P10" draw:layer="layout" svg:width="0.499cm" svg:height="0.508cm" svg:x="5.125cm" svg:y="5.014cm" svg:viewBox="0 0 500 509" draw:points="250,509 0,509 0,0 500,0 500,509 250,509">
          <text:p/>
        </draw:polyline>
        <draw:polygon draw:style-name="gr41" draw:text-style-name="P10" draw:layer="layout" svg:width="0.499cm" svg:height="0.506cm" svg:x="5.125cm" svg:y="4.508cm" svg:viewBox="0 0 500 507" draw:points="0,0 500,0 500,507 0,507">
          <text:p text:style-name="P2"><text:span text:style-name="T8">T</text:span></text:p>
        </draw:polygon>
        <draw:polyline draw:style-name="gr6" draw:text-style-name="P10" draw:layer="layout" svg:width="0.499cm" svg:height="0.506cm" svg:x="5.125cm" svg:y="4.508cm" svg:viewBox="0 0 500 507" draw:points="250,507 0,507 0,0 500,0 500,507 250,507">
          <text:p/>
        </draw:polyline>
        <draw:polygon draw:style-name="gr9" draw:text-style-name="P10" draw:layer="layout" svg:width="0.496cm" svg:height="0.508cm" svg:x="6.622cm" svg:y="3.999cm" svg:viewBox="0 0 497 509" draw:points="0,0 497,0 497,509 0,509">
          <text:p/>
        </draw:polygon>
        <draw:polyline draw:style-name="gr6" draw:text-style-name="P10" draw:layer="layout" svg:width="0.496cm" svg:height="0.508cm" svg:x="6.622cm" svg:y="3.999cm" svg:viewBox="0 0 497 509" draw:points="249,509 0,509 0,0 497,0 497,509 249,509">
          <text:p/>
        </draw:polyline>
        <draw:polygon draw:style-name="gr41" draw:text-style-name="P10" draw:layer="layout" svg:width="0.496cm" svg:height="0.506cm" svg:x="6.622cm" svg:y="3.492cm" svg:viewBox="0 0 497 507" draw:points="0,0 497,0 497,507 0,507">
          <text:p text:style-name="P2"><text:span text:style-name="T8">T</text:span></text:p>
        </draw:polygon>
        <draw:polyline draw:style-name="gr6" draw:text-style-name="P10" draw:layer="layout" svg:width="0.496cm" svg:height="0.506cm" svg:x="6.622cm" svg:y="3.492cm" svg:viewBox="0 0 497 507" draw:points="249,507 0,507 0,0 497,0 497,507 249,507">
          <text:p/>
        </draw:polyline>
        <draw:polygon draw:style-name="gr42" draw:text-style-name="P10" draw:layer="layout" svg:width="0.499cm" svg:height="0.508cm" svg:x="6.122cm" svg:y="3.999cm" svg:viewBox="0 0 500 509" draw:points="0,0 500,0 500,509 0,509">
          <text:p text:style-name="P2"><text:span text:style-name="T8">2</text:span></text:p>
        </draw:polygon>
        <draw:polyline draw:style-name="gr6" draw:text-style-name="P10" draw:layer="layout" svg:width="0.499cm" svg:height="0.508cm" svg:x="6.122cm" svg:y="3.999cm" svg:viewBox="0 0 500 509" draw:points="250,509 0,509 0,0 500,0 500,509 250,509">
          <text:p/>
        </draw:polyline>
        <draw:polygon draw:style-name="gr41" draw:text-style-name="P10" draw:layer="layout" svg:width="0.499cm" svg:height="0.506cm" svg:x="6.122cm" svg:y="3.492cm" svg:viewBox="0 0 500 507" draw:points="0,0 500,0 500,507 0,507">
          <text:p text:style-name="P2"><text:span text:style-name="T8">T</text:span></text:p>
        </draw:polygon>
        <draw:polyline draw:style-name="gr6" draw:text-style-name="P10" draw:layer="layout" svg:width="0.499cm" svg:height="0.506cm" svg:x="6.122cm" svg:y="3.492cm" svg:viewBox="0 0 500 507" draw:points="250,507 0,507 0,0 500,0 500,507 250,507">
          <text:p/>
        </draw:polyline>
        <draw:polygon draw:style-name="gr41" draw:text-style-name="P10" draw:layer="layout" svg:width="0.499cm" svg:height="0.508cm" svg:x="7.12cm" svg:y="3.999cm" svg:viewBox="0 0 500 509" draw:points="0,0 500,0 500,509 0,509">
          <text:p text:style-name="P2"><text:span text:style-name="T8">T</text:span></text:p>
        </draw:polygon>
        <draw:polyline draw:style-name="gr6" draw:text-style-name="P10" draw:layer="layout" svg:width="0.499cm" svg:height="0.508cm" svg:x="7.12cm" svg:y="3.999cm" svg:viewBox="0 0 500 509" draw:points="250,509 0,509 0,0 500,0 500,509 250,509">
          <text:p/>
        </draw:polyline>
        <draw:polygon draw:style-name="gr41" draw:text-style-name="P10" draw:layer="layout" svg:width="0.499cm" svg:height="0.506cm" svg:x="7.12cm" svg:y="3.492cm" svg:viewBox="0 0 500 507" draw:points="0,0 500,0 500,507 0,507">
          <text:p text:style-name="P2"><text:span text:style-name="T8">T</text:span></text:p>
        </draw:polygon>
        <draw:polyline draw:style-name="gr6" draw:text-style-name="P10" draw:layer="layout" svg:width="0.499cm" svg:height="0.506cm" svg:x="7.12cm" svg:y="3.492cm" svg:viewBox="0 0 500 507" draw:points="250,507 0,507 0,0 500,0 500,507 250,507">
          <text:p/>
        </draw:polyline>
        <draw:polygon draw:style-name="gr9" draw:text-style-name="P10" draw:layer="layout" svg:width="0.496cm" svg:height="0.508cm" svg:x="6.622cm" svg:y="5.014cm" svg:viewBox="0 0 497 509" draw:points="0,0 497,0 497,509 0,509">
          <text:p/>
        </draw:polygon>
        <draw:polyline draw:style-name="gr6" draw:text-style-name="P10" draw:layer="layout" svg:width="0.496cm" svg:height="0.508cm" svg:x="6.622cm" svg:y="5.014cm" svg:viewBox="0 0 497 509" draw:points="249,509 0,509 0,0 497,0 497,509 249,509">
          <text:p/>
        </draw:polyline>
        <draw:polygon draw:style-name="gr9" draw:text-style-name="P10" draw:layer="layout" svg:width="0.496cm" svg:height="0.506cm" svg:x="6.622cm" svg:y="4.508cm" svg:viewBox="0 0 497 507" draw:points="0,0 497,0 497,507 0,507">
          <text:p/>
        </draw:polygon>
        <draw:polyline draw:style-name="gr6" draw:text-style-name="P10" draw:layer="layout" svg:width="0.496cm" svg:height="0.506cm" svg:x="6.622cm" svg:y="4.508cm" svg:viewBox="0 0 497 507" draw:points="249,507 0,507 0,0 497,0 497,507 249,507">
          <text:p/>
        </draw:polyline>
        <draw:polygon draw:style-name="gr41" draw:text-style-name="P10" draw:layer="layout" svg:width="0.499cm" svg:height="0.508cm" svg:x="6.122cm" svg:y="5.014cm" svg:viewBox="0 0 500 509" draw:points="0,0 500,0 500,509 0,509">
          <text:p text:style-name="P2"><text:span text:style-name="T8">T</text:span></text:p>
        </draw:polygon>
        <draw:polyline draw:style-name="gr6" draw:text-style-name="P10" draw:layer="layout" svg:width="0.499cm" svg:height="0.508cm" svg:x="6.122cm" svg:y="5.014cm" svg:viewBox="0 0 500 509" draw:points="250,509 0,509 0,0 500,0 500,509 250,509">
          <text:p/>
        </draw:polyline>
        <draw:polygon draw:style-name="gr41" draw:text-style-name="P10" draw:layer="layout" svg:width="0.499cm" svg:height="0.506cm" svg:x="6.122cm" svg:y="4.508cm" svg:viewBox="0 0 500 507" draw:points="0,0 500,0 500,507 0,507">
          <text:p text:style-name="P2"><text:span text:style-name="T8">T</text:span></text:p>
        </draw:polygon>
        <draw:polyline draw:style-name="gr6" draw:text-style-name="P10" draw:layer="layout" svg:width="0.499cm" svg:height="0.506cm" svg:x="6.122cm" svg:y="4.508cm" svg:viewBox="0 0 500 507" draw:points="250,507 0,507 0,0 500,0 500,507 250,507">
          <text:p/>
        </draw:polyline>
        <draw:polygon draw:style-name="gr41" draw:text-style-name="P10" draw:layer="layout" svg:width="0.499cm" svg:height="0.508cm" svg:x="7.12cm" svg:y="5.014cm" svg:viewBox="0 0 500 509" draw:points="0,0 500,0 500,509 0,509">
          <text:p text:style-name="P2"><text:span text:style-name="T8">T</text:span></text:p>
        </draw:polygon>
        <draw:polyline draw:style-name="gr6" draw:text-style-name="P10" draw:layer="layout" svg:width="0.499cm" svg:height="0.508cm" svg:x="7.12cm" svg:y="5.014cm" svg:viewBox="0 0 500 509" draw:points="250,509 0,509 0,0 500,0 500,509 250,509">
          <text:p/>
        </draw:polyline>
        <draw:polygon draw:style-name="gr41" draw:text-style-name="P10" draw:layer="layout" svg:width="0.499cm" svg:height="0.506cm" svg:x="7.12cm" svg:y="4.508cm" svg:viewBox="0 0 500 507" draw:points="0,0 500,0 500,507 0,507">
          <text:p text:style-name="P2"><text:span text:style-name="T8">T</text:span></text:p>
        </draw:polygon>
        <draw:polyline draw:style-name="gr6" draw:text-style-name="P10" draw:layer="layout" svg:width="0.499cm" svg:height="0.506cm" svg:x="7.12cm" svg:y="4.508cm" svg:viewBox="0 0 500 507" draw:points="250,507 0,507 0,0 500,0 500,507 250,507">
          <text:p/>
        </draw:polyline>
        <draw:polygon draw:style-name="gr41" draw:text-style-name="P10" draw:layer="layout" svg:width="0.496cm" svg:height="0.508cm" svg:x="4.627cm" svg:y="5.523cm" svg:viewBox="0 0 497 509" draw:points="0,0 497,0 497,509 0,509">
          <text:p text:style-name="P2"><text:span text:style-name="T8">T</text:span></text:p>
        </draw:polygon>
        <draw:polyline draw:style-name="gr6" draw:text-style-name="P10" draw:layer="layout" svg:width="0.496cm" svg:height="0.508cm" svg:x="4.627cm" svg:y="5.523cm" svg:viewBox="0 0 497 509" draw:points="249,509 0,509 0,0 497,0 497,509 249,509">
          <text:p/>
        </draw:polyline>
        <draw:polygon draw:style-name="gr41" draw:text-style-name="P11" draw:layer="layout" svg:width="0.499cm" svg:height="0.508cm" svg:x="4.127cm" svg:y="5.523cm" svg:viewBox="0 0 500 509" draw:points="0,0 500,0 500,509 0,509">
          <text:p text:style-name="P2"><text:span text:style-name="T9">T</text:span></text:p>
        </draw:polygon>
        <draw:polyline draw:style-name="gr6" draw:text-style-name="P10" draw:layer="layout" svg:width="0.499cm" svg:height="0.508cm" svg:x="4.127cm" svg:y="5.523cm" svg:viewBox="0 0 500 509" draw:points="250,509 0,509 0,0 500,0 500,509 250,509">
          <text:p/>
        </draw:polyline>
        <draw:polygon draw:style-name="gr41" draw:text-style-name="P10" draw:layer="layout" svg:width="0.496cm" svg:height="0.508cm" svg:x="5.625cm" svg:y="5.523cm" svg:viewBox="0 0 497 509" draw:points="0,0 497,0 497,509 0,509">
          <text:p text:style-name="P2"><text:span text:style-name="T8">T</text:span></text:p>
        </draw:polygon>
        <draw:polyline draw:style-name="gr6" draw:text-style-name="P10" draw:layer="layout" svg:width="0.496cm" svg:height="0.508cm" svg:x="5.625cm" svg:y="5.523cm" svg:viewBox="0 0 497 509" draw:points="249,509 0,509 0,0 497,0 497,509 249,509">
          <text:p/>
        </draw:polyline>
        <draw:polygon draw:style-name="gr41" draw:text-style-name="P10" draw:layer="layout" svg:width="0.499cm" svg:height="0.508cm" svg:x="5.125cm" svg:y="5.523cm" svg:viewBox="0 0 500 509" draw:points="0,0 500,0 500,509 0,509">
          <text:p text:style-name="P2"><text:span text:style-name="T8">T</text:span></text:p>
        </draw:polygon>
        <draw:polyline draw:style-name="gr6" draw:text-style-name="P10" draw:layer="layout" svg:width="0.499cm" svg:height="0.508cm" svg:x="5.125cm" svg:y="5.523cm" svg:viewBox="0 0 500 509" draw:points="250,509 0,509 0,0 500,0 500,509 250,509">
          <text:p/>
        </draw:polyline>
        <draw:polygon draw:style-name="gr41" draw:text-style-name="P10" draw:layer="layout" svg:width="0.496cm" svg:height="0.508cm" svg:x="6.622cm" svg:y="5.523cm" svg:viewBox="0 0 497 509" draw:points="0,0 497,0 497,509 0,509">
          <text:p text:style-name="P2"><text:span text:style-name="T8">T</text:span></text:p>
        </draw:polygon>
        <draw:polyline draw:style-name="gr6" draw:text-style-name="P10" draw:layer="layout" svg:width="0.496cm" svg:height="0.508cm" svg:x="6.622cm" svg:y="5.523cm" svg:viewBox="0 0 497 509" draw:points="249,509 0,509 0,0 497,0 497,509 249,509">
          <text:p/>
        </draw:polyline>
        <draw:polygon draw:style-name="gr9" draw:text-style-name="P10" draw:layer="layout" svg:width="0.499cm" svg:height="0.508cm" svg:x="6.122cm" svg:y="5.523cm" svg:viewBox="0 0 500 509" draw:points="0,0 500,0 500,509 0,509">
          <text:p/>
        </draw:polygon>
        <draw:polyline draw:style-name="gr43" draw:text-style-name="P10" draw:layer="layout" svg:width="0.499cm" svg:height="0.508cm" svg:x="6.122cm" svg:y="5.523cm" svg:viewBox="0 0 500 509" draw:points="250,509 0,509 0,0 500,0 500,509 250,509">
          <text:p text:style-name="P2"><text:span text:style-name="T8">T</text:span></text:p>
        </draw:polyline>
        <draw:polygon draw:style-name="gr41" draw:text-style-name="P10" draw:layer="layout" svg:width="0.499cm" svg:height="0.508cm" svg:x="7.12cm" svg:y="5.523cm" svg:viewBox="0 0 500 509" draw:points="0,0 500,0 500,509 0,509">
          <text:p text:style-name="P2"><text:span text:style-name="T8">T</text:span></text:p>
        </draw:polygon>
        <draw:polyline draw:style-name="gr6" draw:text-style-name="P10" draw:layer="layout" svg:width="0.499cm" svg:height="0.508cm" svg:x="7.12cm" svg:y="5.523cm" svg:viewBox="0 0 500 509" draw:points="250,509 0,509 0,0 500,0 500,509 250,509">
          <text:p/>
        </draw:polyline>
        <draw:frame draw:style-name="gr22" draw:text-style-name="P2" draw:layer="layout" svg:width="1.495cm" svg:height="1.522cm" svg:x="8.792cm" svg:y="3.431cm">
          <draw:image xlink:href="Pictures/200000CF000005F800000613A6C223F3.svm" xlink:type="simple" xlink:show="embed" xlink:actuate="onLoad">
            <text:p/>
          </draw:image>
        </draw:frame>
        <presentation:notes draw:style-name="dp2">
          <draw:page-thumbnail draw:style-name="gr23"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polygon draw:style-name="gr9" draw:text-style-name="P10" draw:layer="layout" svg:width="0.459cm" svg:height="0.463cm" svg:x="4.216cm" svg:y="6.177cm" svg:viewBox="0 0 460 464" draw:points="0,0 460,0 460,464 0,464">
          <text:p/>
        </draw:polygon>
        <draw:polyline draw:style-name="gr6" draw:text-style-name="P10" draw:layer="layout" svg:width="0.459cm" svg:height="0.463cm" svg:x="4.216cm" svg:y="6.177cm" svg:viewBox="0 0 460 464" draw:points="230,464 0,464 0,0 460,0 460,464 230,464">
          <text:p/>
        </draw:polyline>
        <draw:polygon draw:style-name="gr41" draw:text-style-name="P10" draw:layer="layout" svg:width="0.459cm" svg:height="0.461cm" svg:x="13.163cm" svg:y="11.774cm" svg:viewBox="0 0 460 462" draw:points="0,0 460,0 460,462 0,462">
          <text:p text:style-name="P2"><text:span text:style-name="T8">T</text:span></text:p>
        </draw:polygon>
        <draw:polyline draw:style-name="gr6" draw:text-style-name="P10" draw:layer="layout" svg:width="0.459cm" svg:height="0.461cm" svg:x="13.163cm" svg:y="11.774cm" svg:viewBox="0 0 460 462" draw:points="230,462 0,462 0,0 460,0 460,462 230,462">
          <text:p/>
        </draw:polyline>
        <draw:polygon draw:style-name="gr41" draw:text-style-name="P10" draw:layer="layout" svg:width="0.462cm" svg:height="0.463cm" svg:x="3.753cm" svg:y="6.177cm" svg:viewBox="0 0 463 464" draw:points="0,0 463,0 463,464 0,464">
          <text:p text:style-name="P2"><text:span text:style-name="T8">T</text:span></text:p>
        </draw:polygon>
        <draw:polyline draw:style-name="gr6" draw:text-style-name="P10" draw:layer="layout" svg:width="0.462cm" svg:height="0.463cm" svg:x="3.753cm" svg:y="6.177cm" svg:viewBox="0 0 463 464" draw:points="231,464 0,464 0,0 463,0 463,464 231,464">
          <text:p/>
        </draw:polyline>
        <draw:polygon draw:style-name="gr41" draw:text-style-name="P10" draw:layer="layout" svg:width="0.462cm" svg:height="0.461cm" svg:x="12.7cm" svg:y="11.774cm" svg:viewBox="0 0 463 462" draw:points="0,0 463,0 463,462 0,462">
          <text:p text:style-name="P2"><text:span text:style-name="T8">T</text:span></text:p>
        </draw:polygon>
        <draw:polyline draw:style-name="gr6" draw:text-style-name="P10" draw:layer="layout" svg:width="0.462cm" svg:height="0.461cm" svg:x="12.7cm" svg:y="11.774cm" svg:viewBox="0 0 463 462" draw:points="231,462 0,462 0,0 463,0 463,462 231,462">
          <text:p/>
        </draw:polyline>
        <draw:polygon draw:style-name="gr9" draw:text-style-name="P10" draw:layer="layout" svg:width="0.459cm" svg:height="0.463cm" svg:x="5.139cm" svg:y="6.177cm" svg:viewBox="0 0 460 464" draw:points="0,0 460,0 460,464 0,464">
          <text:p/>
        </draw:polygon>
        <draw:polyline draw:style-name="gr6" draw:text-style-name="P10" draw:layer="layout" svg:width="0.459cm" svg:height="0.463cm" svg:x="5.139cm" svg:y="6.177cm" svg:viewBox="0 0 460 464" draw:points="230,464 0,464 0,0 460,0 460,464 230,464">
          <text:p/>
        </draw:polyline>
        <draw:polygon draw:style-name="gr41" draw:text-style-name="P10" draw:layer="layout" svg:width="0.459cm" svg:height="0.461cm" svg:x="14.086cm" svg:y="11.774cm" svg:viewBox="0 0 460 462" draw:points="0,0 460,0 460,462 0,462">
          <text:p text:style-name="P2"><text:span text:style-name="T8">T</text:span></text:p>
        </draw:polygon>
        <draw:polyline draw:style-name="gr6" draw:text-style-name="P10" draw:layer="layout" svg:width="0.459cm" svg:height="0.461cm" svg:x="14.086cm" svg:y="11.774cm" svg:viewBox="0 0 460 462" draw:points="230,462 0,462 0,0 460,0 460,462 230,462">
          <text:p/>
        </draw:polyline>
        <draw:polygon draw:style-name="gr42" draw:text-style-name="P10" draw:layer="layout" svg:width="0.462cm" svg:height="0.463cm" svg:x="4.676cm" svg:y="6.177cm" svg:viewBox="0 0 463 464" draw:points="0,0 463,0 463,464 0,464">
          <text:p text:style-name="P2"><text:span text:style-name="T8">1</text:span></text:p>
        </draw:polygon>
        <draw:polyline draw:style-name="gr6" draw:text-style-name="P10" draw:layer="layout" svg:width="0.462cm" svg:height="0.463cm" svg:x="4.676cm" svg:y="6.177cm" svg:viewBox="0 0 463 464" draw:points="231,464 0,464 0,0 463,0 463,464 231,464">
          <text:p/>
        </draw:polyline>
        <draw:polygon draw:style-name="gr41" draw:text-style-name="P10" draw:layer="layout" svg:width="0.462cm" svg:height="0.461cm" svg:x="13.623cm" svg:y="11.774cm" svg:viewBox="0 0 463 462" draw:points="0,0 463,0 463,462 0,462">
          <text:p text:style-name="P2"><text:span text:style-name="T8">T</text:span></text:p>
        </draw:polygon>
        <draw:polyline draw:style-name="gr6" draw:text-style-name="P10" draw:layer="layout" svg:width="0.462cm" svg:height="0.461cm" svg:x="13.623cm" svg:y="11.774cm" svg:viewBox="0 0 463 462" draw:points="231,462 0,462 0,0 463,0 463,462 231,462">
          <text:p/>
        </draw:polyline>
        <draw:polygon draw:style-name="gr9" draw:text-style-name="P10" draw:layer="layout" svg:width="0.459cm" svg:height="0.463cm" svg:x="4.216cm" svg:y="7.103cm" svg:viewBox="0 0 460 464" draw:points="0,0 460,0 460,464 0,464">
          <text:p/>
        </draw:polygon>
        <draw:polyline draw:style-name="gr6" draw:text-style-name="P10" draw:layer="layout" svg:width="0.459cm" svg:height="0.463cm" svg:x="4.216cm" svg:y="7.103cm" svg:viewBox="0 0 460 464" draw:points="230,464 0,464 0,0 460,0 460,464 230,464">
          <text:p/>
        </draw:polyline>
        <draw:polygon draw:style-name="gr9" draw:text-style-name="P10" draw:layer="layout" svg:width="0.459cm" svg:height="0.461cm" svg:x="4.216cm" svg:y="6.641cm" svg:viewBox="0 0 460 462" draw:points="0,0 460,0 460,462 0,462">
          <text:p/>
        </draw:polygon>
        <draw:polyline draw:style-name="gr6" draw:text-style-name="P10" draw:layer="layout" svg:width="0.459cm" svg:height="0.461cm" svg:x="4.216cm" svg:y="6.641cm" svg:viewBox="0 0 460 462" draw:points="230,462 0,462 0,0 460,0 460,462 230,462">
          <text:p/>
        </draw:polyline>
        <draw:polygon draw:style-name="gr41" draw:text-style-name="P10" draw:layer="layout" svg:width="0.462cm" svg:height="0.463cm" svg:x="3.753cm" svg:y="7.103cm" svg:viewBox="0 0 463 464" draw:points="0,0 463,0 463,464 0,464">
          <text:p text:style-name="P2"><text:span text:style-name="T8">T</text:span></text:p>
        </draw:polygon>
        <draw:polyline draw:style-name="gr6" draw:text-style-name="P10" draw:layer="layout" svg:width="0.462cm" svg:height="0.463cm" svg:x="3.753cm" svg:y="7.103cm" svg:viewBox="0 0 463 464" draw:points="231,464 0,464 0,0 463,0 463,464 231,464">
          <text:p/>
        </draw:polyline>
        <draw:polygon draw:style-name="gr41" draw:text-style-name="P10" draw:layer="layout" svg:width="0.462cm" svg:height="0.461cm" svg:x="3.753cm" svg:y="6.641cm" svg:viewBox="0 0 463 462" draw:points="0,0 463,0 463,462 0,462">
          <text:p text:style-name="P2"><text:span text:style-name="T8">T</text:span></text:p>
        </draw:polygon>
        <draw:polyline draw:style-name="gr6" draw:text-style-name="P10" draw:layer="layout" svg:width="0.462cm" svg:height="0.461cm" svg:x="3.753cm" svg:y="6.641cm" svg:viewBox="0 0 463 462" draw:points="231,462 0,462 0,0 463,0 463,462 231,462">
          <text:p/>
        </draw:polyline>
        <draw:polygon draw:style-name="gr41" draw:text-style-name="P10" draw:layer="layout" svg:width="0.459cm" svg:height="0.463cm" svg:x="5.139cm" svg:y="7.103cm" svg:viewBox="0 0 460 464" draw:points="0,0 460,0 460,464 0,464">
          <text:p text:style-name="P2"><text:span text:style-name="T8">F</text:span></text:p>
        </draw:polygon>
        <draw:polyline draw:style-name="gr6" draw:text-style-name="P10" draw:layer="layout" svg:width="0.459cm" svg:height="0.463cm" svg:x="5.139cm" svg:y="7.103cm" svg:viewBox="0 0 460 464" draw:points="230,464 0,464 0,0 460,0 460,464 230,464">
          <text:p/>
        </draw:polyline>
        <draw:polygon draw:style-name="gr9" draw:text-style-name="P10" draw:layer="layout" svg:width="0.459cm" svg:height="0.461cm" svg:x="5.139cm" svg:y="6.641cm" svg:viewBox="0 0 460 462" draw:points="0,0 460,0 460,462 0,462">
          <text:p/>
        </draw:polygon>
        <draw:polyline draw:style-name="gr6" draw:text-style-name="P10" draw:layer="layout" svg:width="0.459cm" svg:height="0.461cm" svg:x="5.139cm" svg:y="6.641cm" svg:viewBox="0 0 460 462" draw:points="230,462 0,462 0,0 460,0 460,462 230,462">
          <text:p/>
        </draw:polyline>
        <draw:polygon draw:style-name="gr41" draw:text-style-name="P10" draw:layer="layout" svg:width="0.462cm" svg:height="0.463cm" svg:x="4.676cm" svg:y="7.103cm" svg:viewBox="0 0 463 464" draw:points="0,0 463,0 463,464 0,464">
          <text:p text:style-name="P2"><text:span text:style-name="T8">T</text:span></text:p>
        </draw:polygon>
        <draw:polyline draw:style-name="gr6" draw:text-style-name="P10" draw:layer="layout" svg:width="0.462cm" svg:height="0.463cm" svg:x="4.676cm" svg:y="7.103cm" svg:viewBox="0 0 463 464" draw:points="231,464 0,464 0,0 463,0 463,464 231,464">
          <text:p/>
        </draw:polyline>
        <draw:polygon draw:style-name="gr41" draw:text-style-name="P10" draw:layer="layout" svg:width="0.462cm" svg:height="0.461cm" svg:x="4.676cm" svg:y="6.641cm" svg:viewBox="0 0 463 462" draw:points="0,0 463,0 463,462 0,462">
          <text:p text:style-name="P2"><text:span text:style-name="T8">T</text:span></text:p>
        </draw:polygon>
        <draw:polyline draw:style-name="gr6" draw:text-style-name="P10" draw:layer="layout" svg:width="0.462cm" svg:height="0.461cm" svg:x="4.676cm" svg:y="6.641cm" svg:viewBox="0 0 463 462" draw:points="231,462 0,462 0,0 463,0 463,462 231,462">
          <text:p/>
        </draw:polyline>
        <draw:polygon draw:style-name="gr9" draw:text-style-name="P10" draw:layer="layout" svg:width="0.459cm" svg:height="0.463cm" svg:x="6.062cm" svg:y="6.177cm" svg:viewBox="0 0 460 464" draw:points="0,0 460,0 460,464 0,464">
          <text:p/>
        </draw:polygon>
        <draw:polyline draw:style-name="gr6" draw:text-style-name="P10" draw:layer="layout" svg:width="0.459cm" svg:height="0.463cm" svg:x="6.062cm" svg:y="6.177cm" svg:viewBox="0 0 460 464" draw:points="230,464 0,464 0,0 460,0 460,464 230,464">
          <text:p/>
        </draw:polyline>
        <draw:polygon draw:style-name="gr41" draw:text-style-name="P10" draw:layer="layout" svg:width="0.459cm" svg:height="0.461cm" svg:x="15.009cm" svg:y="11.774cm" svg:viewBox="0 0 460 462" draw:points="0,0 460,0 460,462 0,462">
          <text:p text:style-name="P2"><text:span text:style-name="T8">T</text:span></text:p>
        </draw:polygon>
        <draw:polyline draw:style-name="gr6" draw:text-style-name="P10" draw:layer="layout" svg:width="0.459cm" svg:height="0.461cm" svg:x="15.009cm" svg:y="11.774cm" svg:viewBox="0 0 460 462" draw:points="230,462 0,462 0,0 460,0 460,462 230,462">
          <text:p/>
        </draw:polyline>
        <draw:polygon draw:style-name="gr42" draw:text-style-name="P10" draw:layer="layout" svg:width="0.462cm" svg:height="0.463cm" svg:x="5.599cm" svg:y="6.177cm" svg:viewBox="0 0 463 464" draw:points="0,0 463,0 463,464 0,464">
          <text:p text:style-name="P2"><text:span text:style-name="T8">2</text:span></text:p>
        </draw:polygon>
        <draw:polyline draw:style-name="gr6" draw:text-style-name="P10" draw:layer="layout" svg:width="0.462cm" svg:height="0.463cm" svg:x="5.599cm" svg:y="6.177cm" svg:viewBox="0 0 463 464" draw:points="231,464 0,464 0,0 463,0 463,464 231,464">
          <text:p/>
        </draw:polyline>
        <draw:polygon draw:style-name="gr41" draw:text-style-name="P10" draw:layer="layout" svg:width="0.462cm" svg:height="0.461cm" svg:x="14.546cm" svg:y="11.774cm" svg:viewBox="0 0 463 462" draw:points="0,0 463,0 463,462 0,462">
          <text:p text:style-name="P2"><text:span text:style-name="T8">T</text:span></text:p>
        </draw:polygon>
        <draw:polyline draw:style-name="gr6" draw:text-style-name="P10" draw:layer="layout" svg:width="0.462cm" svg:height="0.461cm" svg:x="14.546cm" svg:y="11.774cm" svg:viewBox="0 0 463 462" draw:points="231,462 0,462 0,0 463,0 463,462 231,462">
          <text:p/>
        </draw:polyline>
        <draw:polygon draw:style-name="gr41" draw:text-style-name="P10" draw:layer="layout" svg:width="0.462cm" svg:height="0.463cm" svg:x="6.522cm" svg:y="6.177cm" svg:viewBox="0 0 463 464" draw:points="0,0 463,0 463,464 0,464">
          <text:p text:style-name="P2"><text:span text:style-name="T8">T</text:span></text:p>
        </draw:polygon>
        <draw:polyline draw:style-name="gr6" draw:text-style-name="P10" draw:layer="layout" svg:width="0.462cm" svg:height="0.463cm" svg:x="6.522cm" svg:y="6.177cm" svg:viewBox="0 0 463 464" draw:points="231,464 0,464 0,0 463,0 463,464 231,464">
          <text:p/>
        </draw:polyline>
        <draw:polygon draw:style-name="gr41" draw:text-style-name="P10" draw:layer="layout" svg:width="0.462cm" svg:height="0.461cm" svg:x="15.469cm" svg:y="11.774cm" svg:viewBox="0 0 463 462" draw:points="0,0 463,0 463,462 0,462">
          <text:p text:style-name="P2"><text:span text:style-name="T8">T</text:span></text:p>
        </draw:polygon>
        <draw:polyline draw:style-name="gr6" draw:text-style-name="P10" draw:layer="layout" svg:width="0.462cm" svg:height="0.461cm" svg:x="15.469cm" svg:y="11.774cm" svg:viewBox="0 0 463 462" draw:points="231,462 0,462 0,0 463,0 463,462 231,462">
          <text:p/>
        </draw:polyline>
        <draw:polygon draw:style-name="gr9" draw:text-style-name="P10" draw:layer="layout" svg:width="0.459cm" svg:height="0.463cm" svg:x="6.062cm" svg:y="7.103cm" svg:viewBox="0 0 460 464" draw:points="0,0 460,0 460,464 0,464">
          <text:p/>
        </draw:polygon>
        <draw:polyline draw:style-name="gr6" draw:text-style-name="P10" draw:layer="layout" svg:width="0.459cm" svg:height="0.463cm" svg:x="6.062cm" svg:y="7.103cm" svg:viewBox="0 0 460 464" draw:points="230,464 0,464 0,0 460,0 460,464 230,464">
          <text:p/>
        </draw:polyline>
        <draw:polygon draw:style-name="gr9" draw:text-style-name="P10" draw:layer="layout" svg:width="0.459cm" svg:height="0.461cm" svg:x="6.062cm" svg:y="6.641cm" svg:viewBox="0 0 460 462" draw:points="0,0 460,0 460,462 0,462">
          <text:p/>
        </draw:polygon>
        <draw:polyline draw:style-name="gr6" draw:text-style-name="P10" draw:layer="layout" svg:width="0.459cm" svg:height="0.461cm" svg:x="6.062cm" svg:y="6.641cm" svg:viewBox="0 0 460 462" draw:points="230,462 0,462 0,0 460,0 460,462 230,462">
          <text:p/>
        </draw:polyline>
        <draw:polygon draw:style-name="gr41" draw:text-style-name="P10" draw:layer="layout" svg:width="0.462cm" svg:height="0.463cm" svg:x="5.599cm" svg:y="7.103cm" svg:viewBox="0 0 463 464" draw:points="0,0 463,0 463,464 0,464">
          <text:p text:style-name="P2"><text:span text:style-name="T8">T</text:span></text:p>
        </draw:polygon>
        <draw:polyline draw:style-name="gr6" draw:text-style-name="P10" draw:layer="layout" svg:width="0.462cm" svg:height="0.463cm" svg:x="5.599cm" svg:y="7.103cm" svg:viewBox="0 0 463 464" draw:points="231,464 0,464 0,0 463,0 463,464 231,464">
          <text:p/>
        </draw:polyline>
        <draw:polygon draw:style-name="gr41" draw:text-style-name="P10" draw:layer="layout" svg:width="0.462cm" svg:height="0.461cm" svg:x="5.599cm" svg:y="6.641cm" svg:viewBox="0 0 463 462" draw:points="0,0 463,0 463,462 0,462">
          <text:p text:style-name="P2"><text:span text:style-name="T8">T</text:span></text:p>
        </draw:polygon>
        <draw:polyline draw:style-name="gr6" draw:text-style-name="P10" draw:layer="layout" svg:width="0.462cm" svg:height="0.461cm" svg:x="5.599cm" svg:y="6.641cm" svg:viewBox="0 0 463 462" draw:points="231,462 0,462 0,0 463,0 463,462 231,462">
          <text:p/>
        </draw:polyline>
        <draw:polygon draw:style-name="gr41" draw:text-style-name="P10" draw:layer="layout" svg:width="0.462cm" svg:height="0.463cm" svg:x="6.522cm" svg:y="7.103cm" svg:viewBox="0 0 463 464" draw:points="0,0 463,0 463,464 0,464">
          <text:p text:style-name="P2"><text:span text:style-name="T8">T</text:span></text:p>
        </draw:polygon>
        <draw:polyline draw:style-name="gr6" draw:text-style-name="P10" draw:layer="layout" svg:width="0.462cm" svg:height="0.463cm" svg:x="6.522cm" svg:y="7.103cm" svg:viewBox="0 0 463 464" draw:points="231,464 0,464 0,0 463,0 463,464 231,464">
          <text:p/>
        </draw:polyline>
        <draw:polygon draw:style-name="gr41" draw:text-style-name="P10" draw:layer="layout" svg:width="0.462cm" svg:height="0.461cm" svg:x="6.522cm" svg:y="6.641cm" svg:viewBox="0 0 463 462" draw:points="0,0 463,0 463,462 0,462">
          <text:p text:style-name="P2"><text:span text:style-name="T8">T</text:span></text:p>
        </draw:polygon>
        <draw:polyline draw:style-name="gr6" draw:text-style-name="P10" draw:layer="layout" svg:width="0.462cm" svg:height="0.461cm" svg:x="6.522cm" svg:y="6.641cm" svg:viewBox="0 0 463 462" draw:points="231,462 0,462 0,0 463,0 463,462 231,462">
          <text:p/>
        </draw:polyline>
        <draw:polygon draw:style-name="gr41" draw:text-style-name="P10" draw:layer="layout" svg:width="0.459cm" svg:height="0.463cm" svg:x="4.216cm" svg:y="7.567cm" svg:viewBox="0 0 460 464" draw:points="0,0 460,0 460,464 0,464">
          <text:p text:style-name="P2"><text:span text:style-name="T8">T</text:span></text:p>
        </draw:polygon>
        <draw:polyline draw:style-name="gr6" draw:text-style-name="P10" draw:layer="layout" svg:width="0.459cm" svg:height="0.463cm" svg:x="4.216cm" svg:y="7.567cm" svg:viewBox="0 0 460 464" draw:points="230,464 0,464 0,0 460,0 460,464 230,464">
          <text:p/>
        </draw:polyline>
        <draw:polygon draw:style-name="gr41" draw:text-style-name="P11" draw:layer="layout" svg:width="0.462cm" svg:height="0.463cm" svg:x="3.753cm" svg:y="7.567cm" svg:viewBox="0 0 463 464" draw:points="0,0 463,0 463,464 0,464">
          <text:p text:style-name="P2"><text:span text:style-name="T9">T</text:span></text:p>
        </draw:polygon>
        <draw:polyline draw:style-name="gr6" draw:text-style-name="P10" draw:layer="layout" svg:width="0.462cm" svg:height="0.463cm" svg:x="3.753cm" svg:y="7.567cm" svg:viewBox="0 0 463 464" draw:points="231,464 0,464 0,0 463,0 463,464 231,464">
          <text:p/>
        </draw:polyline>
        <draw:polygon draw:style-name="gr41" draw:text-style-name="P10" draw:layer="layout" svg:width="0.459cm" svg:height="0.463cm" svg:x="5.139cm" svg:y="7.567cm" svg:viewBox="0 0 460 464" draw:points="0,0 460,0 460,464 0,464">
          <text:p text:style-name="P2"><text:span text:style-name="T8">T</text:span></text:p>
        </draw:polygon>
        <draw:polyline draw:style-name="gr6" draw:text-style-name="P10" draw:layer="layout" svg:width="0.459cm" svg:height="0.463cm" svg:x="5.139cm" svg:y="7.567cm" svg:viewBox="0 0 460 464" draw:points="230,464 0,464 0,0 460,0 460,464 230,464">
          <text:p/>
        </draw:polyline>
        <draw:polygon draw:style-name="gr41" draw:text-style-name="P10" draw:layer="layout" svg:width="0.462cm" svg:height="0.463cm" svg:x="4.676cm" svg:y="7.567cm" svg:viewBox="0 0 463 464" draw:points="0,0 463,0 463,464 0,464">
          <text:p text:style-name="P2"><text:span text:style-name="T8">T</text:span></text:p>
        </draw:polygon>
        <draw:polyline draw:style-name="gr6" draw:text-style-name="P10" draw:layer="layout" svg:width="0.462cm" svg:height="0.463cm" svg:x="4.676cm" svg:y="7.567cm" svg:viewBox="0 0 463 464" draw:points="231,464 0,464 0,0 463,0 463,464 231,464">
          <text:p/>
        </draw:polyline>
        <draw:polygon draw:style-name="gr41" draw:text-style-name="P10" draw:layer="layout" svg:width="0.459cm" svg:height="0.463cm" svg:x="6.062cm" svg:y="7.567cm" svg:viewBox="0 0 460 464" draw:points="0,0 460,0 460,464 0,464">
          <text:p text:style-name="P2"><text:span text:style-name="T8">T</text:span></text:p>
        </draw:polygon>
        <draw:polyline draw:style-name="gr6" draw:text-style-name="P10" draw:layer="layout" svg:width="0.459cm" svg:height="0.463cm" svg:x="6.062cm" svg:y="7.567cm" svg:viewBox="0 0 460 464" draw:points="230,464 0,464 0,0 460,0 460,464 230,464">
          <text:p/>
        </draw:polyline>
        <draw:polygon draw:style-name="gr9" draw:text-style-name="P10" draw:layer="layout" svg:width="0.462cm" svg:height="0.463cm" svg:x="5.599cm" svg:y="7.567cm" svg:viewBox="0 0 463 464" draw:points="0,0 463,0 463,464 0,464">
          <text:p/>
        </draw:polygon>
        <draw:polyline draw:style-name="gr43" draw:text-style-name="P10" draw:layer="layout" svg:width="0.462cm" svg:height="0.463cm" svg:x="5.599cm" svg:y="7.567cm" svg:viewBox="0 0 463 464" draw:points="231,464 0,464 0,0 463,0 463,464 231,464">
          <text:p text:style-name="P2"><text:span text:style-name="T8">T</text:span></text:p>
        </draw:polyline>
        <draw:polygon draw:style-name="gr41" draw:text-style-name="P10" draw:layer="layout" svg:width="0.462cm" svg:height="0.463cm" svg:x="6.522cm" svg:y="7.567cm" svg:viewBox="0 0 463 464" draw:points="0,0 463,0 463,464 0,464">
          <text:p text:style-name="P2"><text:span text:style-name="T8">T</text:span></text:p>
        </draw:polygon>
        <draw:polyline draw:style-name="gr6" draw:text-style-name="P10" draw:layer="layout" svg:width="0.462cm" svg:height="0.463cm" svg:x="6.522cm" svg:y="7.567cm" svg:viewBox="0 0 463 464" draw:points="231,464 0,464 0,0 463,0 463,464 231,464">
          <text:p/>
        </draw:polyline>
        <draw:polygon draw:style-name="gr41" draw:text-style-name="P10" draw:layer="layout" svg:width="0.459cm" svg:height="0.461cm" svg:x="16.395cm" svg:y="11.774cm" svg:viewBox="0 0 460 462" draw:points="0,0 460,0 460,462 0,462">
          <text:p text:style-name="P2"><text:span text:style-name="T8">T</text:span></text:p>
        </draw:polygon>
        <draw:polyline draw:style-name="gr6" draw:text-style-name="P10" draw:layer="layout" svg:width="0.459cm" svg:height="0.461cm" svg:x="16.395cm" svg:y="11.774cm" svg:viewBox="0 0 460 462" draw:points="230,462 0,462 0,0 460,0 460,462 230,462">
          <text:p/>
        </draw:polyline>
        <draw:polygon draw:style-name="gr41" draw:text-style-name="P10" draw:layer="layout" svg:width="0.462cm" svg:height="0.461cm" svg:x="15.932cm" svg:y="11.774cm" svg:viewBox="0 0 463 462" draw:points="0,0 463,0 463,462 0,462">
          <text:p text:style-name="P2"><text:span text:style-name="T8">T</text:span></text:p>
        </draw:polygon>
        <draw:polyline draw:style-name="gr6" draw:text-style-name="P10" draw:layer="layout" svg:width="0.462cm" svg:height="0.461cm" svg:x="15.932cm" svg:y="11.774cm" svg:viewBox="0 0 463 462" draw:points="231,462 0,462 0,0 463,0 463,462 231,462">
          <text:p/>
        </draw:polyline>
        <draw:polygon draw:style-name="gr41" draw:text-style-name="P10" draw:layer="layout" svg:width="0.459cm" svg:height="0.461cm" svg:x="17.318cm" svg:y="11.774cm" svg:viewBox="0 0 460 462" draw:points="0,0 460,0 460,462 0,462">
          <text:p text:style-name="P2"><text:span text:style-name="T8">T</text:span></text:p>
        </draw:polygon>
        <draw:polyline draw:style-name="gr6" draw:text-style-name="P10" draw:layer="layout" svg:width="0.459cm" svg:height="0.461cm" svg:x="17.318cm" svg:y="11.774cm" svg:viewBox="0 0 460 462" draw:points="230,462 0,462 0,0 460,0 460,462 230,462">
          <text:p/>
        </draw:polyline>
        <draw:polygon draw:style-name="gr41" draw:text-style-name="P10" draw:layer="layout" svg:width="0.462cm" svg:height="0.461cm" svg:x="16.855cm" svg:y="11.774cm" svg:viewBox="0 0 463 462" draw:points="0,0 463,0 463,462 0,462">
          <text:p text:style-name="P2"><text:span text:style-name="T8">T</text:span></text:p>
        </draw:polygon>
        <draw:polyline draw:style-name="gr6" draw:text-style-name="P10" draw:layer="layout" svg:width="0.462cm" svg:height="0.461cm" svg:x="16.855cm" svg:y="11.774cm" svg:viewBox="0 0 463 462" draw:points="231,462 0,462 0,0 463,0 463,462 231,462">
          <text:p/>
        </draw:polyline>
        <draw:polygon draw:style-name="gr41" draw:text-style-name="P10" draw:layer="layout" svg:width="0.459cm" svg:height="0.461cm" svg:x="18.241cm" svg:y="11.774cm" svg:viewBox="0 0 460 462" draw:points="0,0 460,0 460,462 0,462">
          <text:p text:style-name="P2"><text:span text:style-name="T8">T</text:span></text:p>
        </draw:polygon>
        <draw:polyline draw:style-name="gr6" draw:text-style-name="P10" draw:layer="layout" svg:width="0.459cm" svg:height="0.461cm" svg:x="18.241cm" svg:y="11.774cm" svg:viewBox="0 0 460 462" draw:points="230,462 0,462 0,0 460,0 460,462 230,462">
          <text:p/>
        </draw:polyline>
        <draw:polygon draw:style-name="gr41" draw:text-style-name="P10" draw:layer="layout" svg:width="0.462cm" svg:height="0.461cm" svg:x="17.778cm" svg:y="11.774cm" svg:viewBox="0 0 463 462" draw:points="0,0 463,0 463,462 0,462">
          <text:p text:style-name="P2"><text:span text:style-name="T8">T</text:span></text:p>
        </draw:polygon>
        <draw:polyline draw:style-name="gr6" draw:text-style-name="P10" draw:layer="layout" svg:width="0.462cm" svg:height="0.461cm" svg:x="17.778cm" svg:y="11.774cm" svg:viewBox="0 0 463 462" draw:points="231,462 0,462 0,0 463,0 463,462 231,462">
          <text:p/>
        </draw:polyline>
        <draw:polygon draw:style-name="gr41" draw:text-style-name="P10" draw:layer="layout" svg:width="0.462cm" svg:height="0.461cm" svg:x="18.701cm" svg:y="11.774cm" svg:viewBox="0 0 463 462" draw:points="0,0 463,0 463,462 0,462">
          <text:p text:style-name="P2"><text:span text:style-name="T8">T</text:span></text:p>
        </draw:polygon>
        <draw:polyline draw:style-name="gr6" draw:text-style-name="P10" draw:layer="layout" svg:width="0.462cm" svg:height="0.461cm" svg:x="18.701cm" svg:y="11.774cm" svg:viewBox="0 0 463 462" draw:points="231,462 0,462 0,0 463,0 463,462 231,462">
          <text:p/>
        </draw:polyline>
        <draw:polygon draw:style-name="gr41" draw:text-style-name="P10" draw:layer="layout" svg:width="0.459cm" svg:height="0.461cm" svg:x="19.136cm" svg:y="11.774cm" svg:viewBox="0 0 460 462" draw:points="0,0 460,0 460,462 0,462">
          <text:p text:style-name="P2"><text:span text:style-name="T8">T</text:span></text:p>
        </draw:polygon>
        <draw:polyline draw:style-name="gr6" draw:text-style-name="P10" draw:layer="layout" svg:width="0.459cm" svg:height="0.461cm" svg:x="19.136cm" svg:y="11.774cm" svg:viewBox="0 0 460 462" draw:points="230,462 0,462 0,0 460,0 460,462 230,462">
          <text:p/>
        </draw:polyline>
        <draw:polygon draw:style-name="gr41" draw:text-style-name="P10" draw:layer="layout" svg:width="0.462cm" svg:height="0.461cm" svg:x="19.596cm" svg:y="11.774cm" svg:viewBox="0 0 463 462" draw:points="0,0 463,0 463,462 0,462">
          <text:p text:style-name="P2"><text:span text:style-name="T8">T</text:span></text:p>
        </draw:polygon>
        <draw:polyline draw:style-name="gr6" draw:text-style-name="P10" draw:layer="layout" svg:width="0.462cm" svg:height="0.461cm" svg:x="19.596cm" svg:y="11.774cm" svg:viewBox="0 0 463 462" draw:points="231,462 0,462 0,0 463,0 463,462 231,462">
          <text:p/>
        </draw:polyline>
        <draw:polygon draw:style-name="gr10" draw:text-style-name="P10" draw:layer="layout" svg:width="0.459cm" svg:height="0.461cm" svg:x="13.163cm" svg:y="11.774cm" svg:viewBox="0 0 460 462" draw:points="0,0 460,0 460,462 0,462">
          <text:p/>
        </draw:polygon>
        <draw:polyline draw:style-name="gr6" draw:text-style-name="P10" draw:layer="layout" svg:width="0.459cm" svg:height="0.461cm" svg:x="13.163cm" svg:y="11.774cm" svg:viewBox="0 0 460 462" draw:points="230,462 0,462 0,0 460,0 460,462 230,462">
          <text:p/>
        </draw:polyline>
        <draw:polygon draw:style-name="gr8" draw:text-style-name="P10" draw:layer="layout" svg:width="0.462cm" svg:height="0.461cm" svg:x="12.7cm" svg:y="11.774cm" svg:viewBox="0 0 463 462" draw:points="0,0 463,0 463,462 0,462">
          <text:p/>
        </draw:polygon>
        <draw:polyline draw:style-name="gr6" draw:text-style-name="P10" draw:layer="layout" svg:width="0.462cm" svg:height="0.461cm" svg:x="12.7cm" svg:y="11.774cm" svg:viewBox="0 0 463 462" draw:points="231,462 0,462 0,0 463,0 463,462 231,462">
          <text:p/>
        </draw:polyline>
        <draw:polygon draw:style-name="gr10" draw:text-style-name="P10" draw:layer="layout" svg:width="0.459cm" svg:height="0.461cm" svg:x="14.086cm" svg:y="11.774cm" svg:viewBox="0 0 460 462" draw:points="0,0 460,0 460,462 0,462">
          <text:p/>
        </draw:polygon>
        <draw:polyline draw:style-name="gr6" draw:text-style-name="P10" draw:layer="layout" svg:width="0.459cm" svg:height="0.461cm" svg:x="14.086cm" svg:y="11.774cm" svg:viewBox="0 0 460 462" draw:points="230,462 0,462 0,0 460,0 460,462 230,462">
          <text:p/>
        </draw:polyline>
        <draw:polygon draw:style-name="gr10" draw:text-style-name="P10" draw:layer="layout" svg:width="0.462cm" svg:height="0.461cm" svg:x="13.623cm" svg:y="11.774cm" svg:viewBox="0 0 463 462" draw:points="0,0 463,0 463,462 0,462">
          <text:p/>
        </draw:polygon>
        <draw:polyline draw:style-name="gr44" draw:text-style-name="P10" draw:layer="layout" svg:width="0.462cm" svg:height="0.461cm" svg:x="13.623cm" svg:y="11.774cm" svg:viewBox="0 0 463 462" draw:points="231,462 0,462 0,0 463,0 463,462 231,462">
          <text:p/>
        </draw:polyline>
        <draw:polygon draw:style-name="gr10" draw:text-style-name="P10" draw:layer="layout" svg:width="0.459cm" svg:height="0.461cm" svg:x="15.009cm" svg:y="11.774cm" svg:viewBox="0 0 460 462" draw:points="0,0 460,0 460,462 0,462">
          <text:p/>
        </draw:polygon>
        <draw:polyline draw:style-name="gr6" draw:text-style-name="P10" draw:layer="layout" svg:width="0.459cm" svg:height="0.461cm" svg:x="15.009cm" svg:y="11.774cm" svg:viewBox="0 0 460 462" draw:points="230,462 0,462 0,0 460,0 460,462 230,462">
          <text:p/>
        </draw:polyline>
        <draw:polygon draw:style-name="gr10" draw:text-style-name="P10" draw:layer="layout" svg:width="0.462cm" svg:height="0.461cm" svg:x="14.546cm" svg:y="11.774cm" svg:viewBox="0 0 463 462" draw:points="0,0 463,0 463,462 0,462">
          <text:p/>
        </draw:polygon>
        <draw:polyline draw:style-name="gr6" draw:text-style-name="P10" draw:layer="layout" svg:width="0.462cm" svg:height="0.461cm" svg:x="14.546cm" svg:y="11.774cm" svg:viewBox="0 0 463 462" draw:points="231,462 0,462 0,0 463,0 463,462 231,462">
          <text:p/>
        </draw:polyline>
        <draw:polygon draw:style-name="gr10" draw:text-style-name="P10" draw:layer="layout" svg:width="0.462cm" svg:height="0.461cm" svg:x="15.469cm" svg:y="11.774cm" svg:viewBox="0 0 463 462" draw:points="0,0 463,0 463,462 0,462">
          <text:p/>
        </draw:polygon>
        <draw:polyline draw:style-name="gr6" draw:text-style-name="P10" draw:layer="layout" svg:width="0.462cm" svg:height="0.461cm" svg:x="15.469cm" svg:y="11.774cm" svg:viewBox="0 0 463 462" draw:points="231,462 0,462 0,0 463,0 463,462 231,462">
          <text:p/>
        </draw:polyline>
        <draw:polygon draw:style-name="gr10" draw:text-style-name="P10" draw:layer="layout" svg:width="0.459cm" svg:height="0.461cm" svg:x="16.395cm" svg:y="11.774cm" svg:viewBox="0 0 460 462" draw:points="0,0 460,0 460,462 0,462">
          <text:p/>
        </draw:polygon>
        <draw:polyline draw:style-name="gr6" draw:text-style-name="P10" draw:layer="layout" svg:width="0.459cm" svg:height="0.461cm" svg:x="16.395cm" svg:y="11.774cm" svg:viewBox="0 0 460 462" draw:points="230,462 0,462 0,0 460,0 460,462 230,462">
          <text:p/>
        </draw:polyline>
        <draw:polygon draw:style-name="gr10" draw:text-style-name="P10" draw:layer="layout" svg:width="0.462cm" svg:height="0.461cm" svg:x="15.932cm" svg:y="11.774cm" svg:viewBox="0 0 463 462" draw:points="0,0 463,0 463,462 0,462">
          <text:p/>
        </draw:polygon>
        <draw:polyline draw:style-name="gr6" draw:text-style-name="P10" draw:layer="layout" svg:width="0.462cm" svg:height="0.461cm" svg:x="15.932cm" svg:y="11.774cm" svg:viewBox="0 0 463 462" draw:points="231,462 0,462 0,0 463,0 463,462 231,462">
          <text:p/>
        </draw:polyline>
        <draw:polygon draw:style-name="gr10" draw:text-style-name="P10" draw:layer="layout" svg:width="0.459cm" svg:height="0.461cm" svg:x="17.318cm" svg:y="11.774cm" svg:viewBox="0 0 460 462" draw:points="0,0 460,0 460,462 0,462">
          <text:p/>
        </draw:polygon>
        <draw:polyline draw:style-name="gr6" draw:text-style-name="P10" draw:layer="layout" svg:width="0.459cm" svg:height="0.461cm" svg:x="17.318cm" svg:y="11.774cm" svg:viewBox="0 0 460 462" draw:points="230,462 0,462 0,0 460,0 460,462 230,462">
          <text:p/>
        </draw:polyline>
        <draw:polygon draw:style-name="gr10" draw:text-style-name="P10" draw:layer="layout" svg:width="0.462cm" svg:height="0.461cm" svg:x="16.855cm" svg:y="11.774cm" svg:viewBox="0 0 463 462" draw:points="0,0 463,0 463,462 0,462">
          <text:p/>
        </draw:polygon>
        <draw:polyline draw:style-name="gr6" draw:text-style-name="P10" draw:layer="layout" svg:width="0.462cm" svg:height="0.461cm" svg:x="16.855cm" svg:y="11.774cm" svg:viewBox="0 0 463 462" draw:points="231,462 0,462 0,0 463,0 463,462 231,462">
          <text:p/>
        </draw:polyline>
        <draw:polygon draw:style-name="gr10" draw:text-style-name="P10" draw:layer="layout" svg:width="0.459cm" svg:height="0.461cm" svg:x="18.241cm" svg:y="11.774cm" svg:viewBox="0 0 460 462" draw:points="0,0 460,0 460,462 0,462">
          <text:p/>
        </draw:polygon>
        <draw:polyline draw:style-name="gr6" draw:text-style-name="P10" draw:layer="layout" svg:width="0.459cm" svg:height="0.461cm" svg:x="18.241cm" svg:y="11.774cm" svg:viewBox="0 0 460 462" draw:points="230,462 0,462 0,0 460,0 460,462 230,462">
          <text:p/>
        </draw:polyline>
        <draw:polygon draw:style-name="gr10" draw:text-style-name="P10" draw:layer="layout" svg:width="0.462cm" svg:height="0.461cm" svg:x="17.778cm" svg:y="11.774cm" svg:viewBox="0 0 463 462" draw:points="0,0 463,0 463,462 0,462">
          <text:p/>
        </draw:polygon>
        <draw:polyline draw:style-name="gr6" draw:text-style-name="P10" draw:layer="layout" svg:width="0.462cm" svg:height="0.461cm" svg:x="17.778cm" svg:y="11.774cm" svg:viewBox="0 0 463 462" draw:points="231,462 0,462 0,0 463,0 463,462 231,462">
          <text:p/>
        </draw:polyline>
        <draw:polygon draw:style-name="gr10" draw:text-style-name="P10" draw:layer="layout" svg:width="0.462cm" svg:height="0.461cm" svg:x="18.701cm" svg:y="11.774cm" svg:viewBox="0 0 463 462" draw:points="0,0 463,0 463,462 0,462">
          <text:p/>
        </draw:polygon>
        <draw:polyline draw:style-name="gr6" draw:text-style-name="P10" draw:layer="layout" svg:width="0.462cm" svg:height="0.461cm" svg:x="18.701cm" svg:y="11.774cm" svg:viewBox="0 0 463 462" draw:points="231,462 0,462 0,0 463,0 463,462 231,462">
          <text:p/>
        </draw:polyline>
        <draw:polygon draw:style-name="gr8" draw:text-style-name="P10" draw:layer="layout" svg:width="0.459cm" svg:height="0.461cm" svg:x="19.136cm" svg:y="11.774cm" svg:viewBox="0 0 460 462" draw:points="0,0 460,0 460,462 0,462">
          <text:p/>
        </draw:polygon>
        <draw:polyline draw:style-name="gr6" draw:text-style-name="P10" draw:layer="layout" svg:width="0.459cm" svg:height="0.461cm" svg:x="19.136cm" svg:y="11.774cm" svg:viewBox="0 0 460 462" draw:points="230,462 0,462 0,0 460,0 460,462 230,462">
          <text:p/>
        </draw:polyline>
        <draw:polygon draw:style-name="gr8" draw:text-style-name="P10" draw:layer="layout" svg:width="0.462cm" svg:height="0.461cm" svg:x="19.596cm" svg:y="11.774cm" svg:viewBox="0 0 463 462" draw:points="0,0 463,0 463,462 0,462">
          <text:p/>
        </draw:polygon>
        <draw:polyline draw:style-name="gr6" draw:text-style-name="P10" draw:layer="layout" svg:width="0.462cm" svg:height="0.461cm" svg:x="19.596cm" svg:y="11.774cm" svg:viewBox="0 0 463 462" draw:points="231,462 0,462 0,0 463,0 463,462 231,462">
          <text:p/>
        </draw:polyline>
        <draw:polygon draw:style-name="gr41" draw:text-style-name="P10" draw:layer="layout" svg:width="0.459cm" svg:height="0.461cm" svg:x="13.163cm" svg:y="11.312cm" svg:viewBox="0 0 460 462" draw:points="0,0 460,0 460,462 0,462">
          <text:p text:style-name="P2"><text:span text:style-name="T8">T</text:span></text:p>
        </draw:polygon>
        <draw:polyline draw:style-name="gr6" draw:text-style-name="P10" draw:layer="layout" svg:width="0.459cm" svg:height="0.461cm" svg:x="13.163cm" svg:y="11.312cm" svg:viewBox="0 0 460 462" draw:points="230,462 0,462 0,0 460,0 460,462 230,462">
          <text:p/>
        </draw:polyline>
        <draw:polygon draw:style-name="gr41" draw:text-style-name="P10" draw:layer="layout" svg:width="0.462cm" svg:height="0.461cm" svg:x="12.7cm" svg:y="11.312cm" svg:viewBox="0 0 463 462" draw:points="0,0 463,0 463,462 0,462">
          <text:p text:style-name="P2"><text:span text:style-name="T8">T</text:span></text:p>
        </draw:polygon>
        <draw:polyline draw:style-name="gr6" draw:text-style-name="P10" draw:layer="layout" svg:width="0.462cm" svg:height="0.461cm" svg:x="12.7cm" svg:y="11.312cm" svg:viewBox="0 0 463 462" draw:points="231,462 0,462 0,0 463,0 463,462 231,462">
          <text:p/>
        </draw:polyline>
        <draw:polygon draw:style-name="gr41" draw:text-style-name="P10" draw:layer="layout" svg:width="0.459cm" svg:height="0.461cm" svg:x="14.086cm" svg:y="11.312cm" svg:viewBox="0 0 460 462" draw:points="0,0 460,0 460,462 0,462">
          <text:p text:style-name="P2"><text:span text:style-name="T8">T</text:span></text:p>
        </draw:polygon>
        <draw:polyline draw:style-name="gr6" draw:text-style-name="P10" draw:layer="layout" svg:width="0.459cm" svg:height="0.461cm" svg:x="14.086cm" svg:y="11.312cm" svg:viewBox="0 0 460 462" draw:points="230,462 0,462 0,0 460,0 460,462 230,462">
          <text:p/>
        </draw:polyline>
        <draw:polygon draw:style-name="gr41" draw:text-style-name="P10" draw:layer="layout" svg:width="0.462cm" svg:height="0.461cm" svg:x="13.623cm" svg:y="11.312cm" svg:viewBox="0 0 463 462" draw:points="0,0 463,0 463,462 0,462">
          <text:p text:style-name="P2"><text:span text:style-name="T8">T</text:span></text:p>
        </draw:polygon>
        <draw:polyline draw:style-name="gr6" draw:text-style-name="P10" draw:layer="layout" svg:width="0.462cm" svg:height="0.461cm" svg:x="13.623cm" svg:y="11.312cm" svg:viewBox="0 0 463 462" draw:points="231,462 0,462 0,0 463,0 463,462 231,462">
          <text:p/>
        </draw:polyline>
        <draw:polygon draw:style-name="gr41" draw:text-style-name="P10" draw:layer="layout" svg:width="0.459cm" svg:height="0.461cm" svg:x="15.009cm" svg:y="11.312cm" svg:viewBox="0 0 460 462" draw:points="0,0 460,0 460,462 0,462">
          <text:p text:style-name="P2"><text:span text:style-name="T8">T</text:span></text:p>
        </draw:polygon>
        <draw:polyline draw:style-name="gr6" draw:text-style-name="P10" draw:layer="layout" svg:width="0.459cm" svg:height="0.461cm" svg:x="15.009cm" svg:y="11.312cm" svg:viewBox="0 0 460 462" draw:points="230,462 0,462 0,0 460,0 460,462 230,462">
          <text:p/>
        </draw:polyline>
        <draw:polygon draw:style-name="gr41" draw:text-style-name="P10" draw:layer="layout" svg:width="0.462cm" svg:height="0.461cm" svg:x="14.546cm" svg:y="11.312cm" svg:viewBox="0 0 463 462" draw:points="0,0 463,0 463,462 0,462">
          <text:p text:style-name="P2"><text:span text:style-name="T8">T</text:span></text:p>
        </draw:polygon>
        <draw:polyline draw:style-name="gr6" draw:text-style-name="P10" draw:layer="layout" svg:width="0.462cm" svg:height="0.461cm" svg:x="14.546cm" svg:y="11.312cm" svg:viewBox="0 0 463 462" draw:points="231,462 0,462 0,0 463,0 463,462 231,462">
          <text:p/>
        </draw:polyline>
        <draw:polygon draw:style-name="gr41" draw:text-style-name="P10" draw:layer="layout" svg:width="0.462cm" svg:height="0.461cm" svg:x="15.469cm" svg:y="11.312cm" svg:viewBox="0 0 463 462" draw:points="0,0 463,0 463,462 0,462">
          <text:p text:style-name="P2"><text:span text:style-name="T8">T</text:span></text:p>
        </draw:polygon>
        <draw:polyline draw:style-name="gr6" draw:text-style-name="P10" draw:layer="layout" svg:width="0.462cm" svg:height="0.461cm" svg:x="15.469cm" svg:y="11.312cm" svg:viewBox="0 0 463 462" draw:points="231,462 0,462 0,0 463,0 463,462 231,462">
          <text:p/>
        </draw:polyline>
        <draw:polygon draw:style-name="gr41" draw:text-style-name="P10" draw:layer="layout" svg:width="0.459cm" svg:height="0.461cm" svg:x="16.395cm" svg:y="11.312cm" svg:viewBox="0 0 460 462" draw:points="0,0 460,0 460,462 0,462">
          <text:p text:style-name="P2"><text:span text:style-name="T8">T</text:span></text:p>
        </draw:polygon>
        <draw:polyline draw:style-name="gr6" draw:text-style-name="P10" draw:layer="layout" svg:width="0.459cm" svg:height="0.461cm" svg:x="16.395cm" svg:y="11.312cm" svg:viewBox="0 0 460 462" draw:points="230,462 0,462 0,0 460,0 460,462 230,462">
          <text:p/>
        </draw:polyline>
        <draw:polygon draw:style-name="gr41" draw:text-style-name="P10" draw:layer="layout" svg:width="0.462cm" svg:height="0.461cm" svg:x="15.932cm" svg:y="11.312cm" svg:viewBox="0 0 463 462" draw:points="0,0 463,0 463,462 0,462">
          <text:p text:style-name="P2"><text:span text:style-name="T8">T</text:span></text:p>
        </draw:polygon>
        <draw:polyline draw:style-name="gr6" draw:text-style-name="P10" draw:layer="layout" svg:width="0.462cm" svg:height="0.461cm" svg:x="15.932cm" svg:y="11.312cm" svg:viewBox="0 0 463 462" draw:points="231,462 0,462 0,0 463,0 463,462 231,462">
          <text:p/>
        </draw:polyline>
        <draw:polygon draw:style-name="gr41" draw:text-style-name="P10" draw:layer="layout" svg:width="0.459cm" svg:height="0.461cm" svg:x="17.318cm" svg:y="11.312cm" svg:viewBox="0 0 460 462" draw:points="0,0 460,0 460,462 0,462">
          <text:p text:style-name="P2"><text:span text:style-name="T8">T</text:span></text:p>
        </draw:polygon>
        <draw:polyline draw:style-name="gr6" draw:text-style-name="P10" draw:layer="layout" svg:width="0.459cm" svg:height="0.461cm" svg:x="17.318cm" svg:y="11.312cm" svg:viewBox="0 0 460 462" draw:points="230,462 0,462 0,0 460,0 460,462 230,462">
          <text:p/>
        </draw:polyline>
        <draw:polygon draw:style-name="gr41" draw:text-style-name="P10" draw:layer="layout" svg:width="0.462cm" svg:height="0.461cm" svg:x="16.855cm" svg:y="11.312cm" svg:viewBox="0 0 463 462" draw:points="0,0 463,0 463,462 0,462">
          <text:p text:style-name="P2"><text:span text:style-name="T8">T</text:span></text:p>
        </draw:polygon>
        <draw:polyline draw:style-name="gr6" draw:text-style-name="P10" draw:layer="layout" svg:width="0.462cm" svg:height="0.461cm" svg:x="16.855cm" svg:y="11.312cm" svg:viewBox="0 0 463 462" draw:points="231,462 0,462 0,0 463,0 463,462 231,462">
          <text:p/>
        </draw:polyline>
        <draw:polygon draw:style-name="gr41" draw:text-style-name="P10" draw:layer="layout" svg:width="0.459cm" svg:height="0.461cm" svg:x="18.241cm" svg:y="11.312cm" svg:viewBox="0 0 460 462" draw:points="0,0 460,0 460,462 0,462">
          <text:p text:style-name="P2"><text:span text:style-name="T8">T</text:span></text:p>
        </draw:polygon>
        <draw:polyline draw:style-name="gr6" draw:text-style-name="P10" draw:layer="layout" svg:width="0.459cm" svg:height="0.461cm" svg:x="18.241cm" svg:y="11.312cm" svg:viewBox="0 0 460 462" draw:points="230,462 0,462 0,0 460,0 460,462 230,462">
          <text:p/>
        </draw:polyline>
        <draw:polygon draw:style-name="gr41" draw:text-style-name="P10" draw:layer="layout" svg:width="0.462cm" svg:height="0.461cm" svg:x="17.778cm" svg:y="11.312cm" svg:viewBox="0 0 463 462" draw:points="0,0 463,0 463,462 0,462">
          <text:p text:style-name="P2"><text:span text:style-name="T8">T</text:span></text:p>
        </draw:polygon>
        <draw:polyline draw:style-name="gr6" draw:text-style-name="P10" draw:layer="layout" svg:width="0.462cm" svg:height="0.461cm" svg:x="17.778cm" svg:y="11.312cm" svg:viewBox="0 0 463 462" draw:points="231,462 0,462 0,0 463,0 463,462 231,462">
          <text:p/>
        </draw:polyline>
        <draw:polygon draw:style-name="gr41" draw:text-style-name="P10" draw:layer="layout" svg:width="0.462cm" svg:height="0.461cm" svg:x="18.701cm" svg:y="11.312cm" svg:viewBox="0 0 463 462" draw:points="0,0 463,0 463,462 0,462">
          <text:p text:style-name="P2"><text:span text:style-name="T8">T</text:span></text:p>
        </draw:polygon>
        <draw:polyline draw:style-name="gr6" draw:text-style-name="P10" draw:layer="layout" svg:width="0.462cm" svg:height="0.461cm" svg:x="18.701cm" svg:y="11.312cm" svg:viewBox="0 0 463 462" draw:points="231,462 0,462 0,0 463,0 463,462 231,462">
          <text:p/>
        </draw:polyline>
        <draw:polygon draw:style-name="gr41" draw:text-style-name="P10" draw:layer="layout" svg:width="0.459cm" svg:height="0.461cm" svg:x="19.136cm" svg:y="11.312cm" svg:viewBox="0 0 460 462" draw:points="0,0 460,0 460,462 0,462">
          <text:p text:style-name="P2"><text:span text:style-name="T8">T</text:span></text:p>
        </draw:polygon>
        <draw:polyline draw:style-name="gr6" draw:text-style-name="P10" draw:layer="layout" svg:width="0.459cm" svg:height="0.461cm" svg:x="19.136cm" svg:y="11.312cm" svg:viewBox="0 0 460 462" draw:points="230,462 0,462 0,0 460,0 460,462 230,462">
          <text:p/>
        </draw:polyline>
        <draw:polygon draw:style-name="gr41" draw:text-style-name="P10" draw:layer="layout" svg:width="0.462cm" svg:height="0.461cm" svg:x="19.596cm" svg:y="11.312cm" svg:viewBox="0 0 463 462" draw:points="0,0 463,0 463,462 0,462">
          <text:p text:style-name="P2"><text:span text:style-name="T8">T</text:span></text:p>
        </draw:polygon>
        <draw:polyline draw:style-name="gr6" draw:text-style-name="P10" draw:layer="layout" svg:width="0.462cm" svg:height="0.461cm" svg:x="19.596cm" svg:y="11.312cm" svg:viewBox="0 0 463 462" draw:points="231,462 0,462 0,0 463,0 463,462 231,462">
          <text:p/>
        </draw:polyline>
        <draw:polygon draw:style-name="gr8" draw:text-style-name="P10" draw:layer="layout" svg:width="0.459cm" svg:height="0.461cm" svg:x="13.163cm" svg:y="11.312cm" svg:viewBox="0 0 460 462" draw:points="0,0 460,0 460,462 0,462">
          <text:p/>
        </draw:polygon>
        <draw:polyline draw:style-name="gr6" draw:text-style-name="P10" draw:layer="layout" svg:width="0.459cm" svg:height="0.461cm" svg:x="13.163cm" svg:y="11.312cm" svg:viewBox="0 0 460 462" draw:points="230,462 0,462 0,0 460,0 460,462 230,462">
          <text:p/>
        </draw:polyline>
        <draw:polygon draw:style-name="gr8" draw:text-style-name="P10" draw:layer="layout" svg:width="0.462cm" svg:height="0.461cm" svg:x="12.7cm" svg:y="11.312cm" svg:viewBox="0 0 463 462" draw:points="0,0 463,0 463,462 0,462">
          <text:p/>
        </draw:polygon>
        <draw:polyline draw:style-name="gr6" draw:text-style-name="P10" draw:layer="layout" svg:width="0.462cm" svg:height="0.461cm" svg:x="12.7cm" svg:y="11.312cm" svg:viewBox="0 0 463 462" draw:points="231,462 0,462 0,0 463,0 463,462 231,462">
          <text:p/>
        </draw:polyline>
        <draw:polygon draw:style-name="gr10" draw:text-style-name="P10" draw:layer="layout" svg:width="0.459cm" svg:height="0.461cm" svg:x="14.086cm" svg:y="11.312cm" svg:viewBox="0 0 460 462" draw:points="0,0 460,0 460,462 0,462">
          <text:p/>
        </draw:polygon>
        <draw:polyline draw:style-name="gr6" draw:text-style-name="P10" draw:layer="layout" svg:width="0.459cm" svg:height="0.461cm" svg:x="14.086cm" svg:y="11.312cm" svg:viewBox="0 0 460 462" draw:points="230,462 0,462 0,0 460,0 460,462 230,462">
          <text:p/>
        </draw:polyline>
        <draw:polygon draw:style-name="gr8" draw:text-style-name="P10" draw:layer="layout" svg:width="0.462cm" svg:height="0.461cm" svg:x="13.623cm" svg:y="11.312cm" svg:viewBox="0 0 463 462" draw:points="0,0 463,0 463,462 0,462">
          <text:p/>
        </draw:polygon>
        <draw:polyline draw:style-name="gr6" draw:text-style-name="P10" draw:layer="layout" svg:width="0.462cm" svg:height="0.461cm" svg:x="13.623cm" svg:y="11.312cm" svg:viewBox="0 0 463 462" draw:points="231,462 0,462 0,0 463,0 463,462 231,462">
          <text:p/>
        </draw:polyline>
        <draw:polygon draw:style-name="gr10" draw:text-style-name="P10" draw:layer="layout" svg:width="0.459cm" svg:height="0.461cm" svg:x="15.009cm" svg:y="11.312cm" svg:viewBox="0 0 460 462" draw:points="0,0 460,0 460,462 0,462">
          <text:p/>
        </draw:polygon>
        <draw:polyline draw:style-name="gr6" draw:text-style-name="P10" draw:layer="layout" svg:width="0.459cm" svg:height="0.461cm" svg:x="15.009cm" svg:y="11.312cm" svg:viewBox="0 0 460 462" draw:points="230,462 0,462 0,0 460,0 460,462 230,462">
          <text:p/>
        </draw:polyline>
        <draw:polygon draw:style-name="gr10" draw:text-style-name="P10" draw:layer="layout" svg:width="0.462cm" svg:height="0.461cm" svg:x="14.546cm" svg:y="11.312cm" svg:viewBox="0 0 463 462" draw:points="0,0 463,0 463,462 0,462">
          <text:p/>
        </draw:polygon>
        <draw:polyline draw:style-name="gr6" draw:text-style-name="P10" draw:layer="layout" svg:width="0.462cm" svg:height="0.461cm" svg:x="14.546cm" svg:y="11.312cm" svg:viewBox="0 0 463 462" draw:points="231,462 0,462 0,0 463,0 463,462 231,462">
          <text:p/>
        </draw:polyline>
        <draw:polygon draw:style-name="gr10" draw:text-style-name="P10" draw:layer="layout" svg:width="0.462cm" svg:height="0.461cm" svg:x="15.469cm" svg:y="11.312cm" svg:viewBox="0 0 463 462" draw:points="0,0 463,0 463,462 0,462">
          <text:p/>
        </draw:polygon>
        <draw:polyline draw:style-name="gr6" draw:text-style-name="P10" draw:layer="layout" svg:width="0.462cm" svg:height="0.461cm" svg:x="15.469cm" svg:y="11.312cm" svg:viewBox="0 0 463 462" draw:points="231,462 0,462 0,0 463,0 463,462 231,462">
          <text:p/>
        </draw:polyline>
        <draw:polygon draw:style-name="gr10" draw:text-style-name="P10" draw:layer="layout" svg:width="0.459cm" svg:height="0.461cm" svg:x="16.395cm" svg:y="11.312cm" svg:viewBox="0 0 460 462" draw:points="0,0 460,0 460,462 0,462">
          <text:p/>
        </draw:polygon>
        <draw:polyline draw:style-name="gr6" draw:text-style-name="P10" draw:layer="layout" svg:width="0.459cm" svg:height="0.461cm" svg:x="16.395cm" svg:y="11.312cm" svg:viewBox="0 0 460 462" draw:points="230,462 0,462 0,0 460,0 460,462 230,462">
          <text:p/>
        </draw:polyline>
        <draw:polygon draw:style-name="gr10" draw:text-style-name="P10" draw:layer="layout" svg:width="0.462cm" svg:height="0.461cm" svg:x="15.932cm" svg:y="11.312cm" svg:viewBox="0 0 463 462" draw:points="0,0 463,0 463,462 0,462">
          <text:p/>
        </draw:polygon>
        <draw:polyline draw:style-name="gr6" draw:text-style-name="P10" draw:layer="layout" svg:width="0.462cm" svg:height="0.461cm" svg:x="15.932cm" svg:y="11.312cm" svg:viewBox="0 0 463 462" draw:points="231,462 0,462 0,0 463,0 463,462 231,462">
          <text:p/>
        </draw:polyline>
        <draw:polygon draw:style-name="gr10" draw:text-style-name="P10" draw:layer="layout" svg:width="0.459cm" svg:height="0.461cm" svg:x="17.318cm" svg:y="11.312cm" svg:viewBox="0 0 460 462" draw:points="0,0 460,0 460,462 0,462">
          <text:p/>
        </draw:polygon>
        <draw:polyline draw:style-name="gr44" draw:text-style-name="P10" draw:layer="layout" svg:width="0.459cm" svg:height="0.461cm" svg:x="17.318cm" svg:y="11.312cm" svg:viewBox="0 0 460 462" draw:points="230,462 0,462 0,0 460,0 460,462 230,462">
          <text:p/>
        </draw:polyline>
        <draw:polygon draw:style-name="gr10" draw:text-style-name="P10" draw:layer="layout" svg:width="0.462cm" svg:height="0.461cm" svg:x="16.855cm" svg:y="11.312cm" svg:viewBox="0 0 463 462" draw:points="0,0 463,0 463,462 0,462">
          <text:p/>
        </draw:polygon>
        <draw:polyline draw:style-name="gr6" draw:text-style-name="P10" draw:layer="layout" svg:width="0.462cm" svg:height="0.461cm" svg:x="16.855cm" svg:y="11.312cm" svg:viewBox="0 0 463 462" draw:points="231,462 0,462 0,0 463,0 463,462 231,462">
          <text:p/>
        </draw:polyline>
        <draw:polygon draw:style-name="gr10" draw:text-style-name="P10" draw:layer="layout" svg:width="0.459cm" svg:height="0.461cm" svg:x="18.241cm" svg:y="11.312cm" svg:viewBox="0 0 460 462" draw:points="0,0 460,0 460,462 0,462">
          <text:p/>
        </draw:polygon>
        <draw:polyline draw:style-name="gr6" draw:text-style-name="P10" draw:layer="layout" svg:width="0.459cm" svg:height="0.461cm" svg:x="18.241cm" svg:y="11.312cm" svg:viewBox="0 0 460 462" draw:points="230,462 0,462 0,0 460,0 460,462 230,462">
          <text:p/>
        </draw:polyline>
        <draw:polygon draw:style-name="gr10" draw:text-style-name="P10" draw:layer="layout" svg:width="0.462cm" svg:height="0.461cm" svg:x="17.778cm" svg:y="11.312cm" svg:viewBox="0 0 463 462" draw:points="0,0 463,0 463,462 0,462">
          <text:p/>
        </draw:polygon>
        <draw:polyline draw:style-name="gr6" draw:text-style-name="P10" draw:layer="layout" svg:width="0.462cm" svg:height="0.461cm" svg:x="17.778cm" svg:y="11.312cm" svg:viewBox="0 0 463 462" draw:points="231,462 0,462 0,0 463,0 463,462 231,462">
          <text:p/>
        </draw:polyline>
        <draw:polygon draw:style-name="gr8" draw:text-style-name="P10" draw:layer="layout" svg:width="0.462cm" svg:height="0.461cm" svg:x="18.701cm" svg:y="11.312cm" svg:viewBox="0 0 463 462" draw:points="0,0 463,0 463,462 0,462">
          <text:p/>
        </draw:polygon>
        <draw:polyline draw:style-name="gr6" draw:text-style-name="P10" draw:layer="layout" svg:width="0.462cm" svg:height="0.461cm" svg:x="18.701cm" svg:y="11.312cm" svg:viewBox="0 0 463 462" draw:points="231,462 0,462 0,0 463,0 463,462 231,462">
          <text:p/>
        </draw:polyline>
        <draw:polygon draw:style-name="gr8" draw:text-style-name="P10" draw:layer="layout" svg:width="0.459cm" svg:height="0.461cm" svg:x="19.136cm" svg:y="11.312cm" svg:viewBox="0 0 460 462" draw:points="0,0 460,0 460,462 0,462">
          <text:p/>
        </draw:polygon>
        <draw:polyline draw:style-name="gr6" draw:text-style-name="P10" draw:layer="layout" svg:width="0.459cm" svg:height="0.461cm" svg:x="19.136cm" svg:y="11.312cm" svg:viewBox="0 0 460 462" draw:points="230,462 0,462 0,0 460,0 460,462 230,462">
          <text:p/>
        </draw:polyline>
        <draw:polygon draw:style-name="gr9" draw:text-style-name="P10" draw:layer="layout" svg:width="0.462cm" svg:height="0.461cm" svg:x="19.596cm" svg:y="11.312cm" svg:viewBox="0 0 463 462" draw:points="0,0 463,0 463,462 0,462">
          <text:p/>
        </draw:polygon>
        <draw:polyline draw:style-name="gr43" draw:text-style-name="P10" draw:layer="layout" svg:width="0.462cm" svg:height="0.461cm" svg:x="19.596cm" svg:y="11.312cm" svg:viewBox="0 0 463 462" draw:points="231,462 0,462 0,0 463,0 463,462 231,462">
          <text:p text:style-name="P2"><text:span text:style-name="T8">A</text:span></text:p>
        </draw:polyline>
        <draw:polygon draw:style-name="gr41" draw:text-style-name="P10" draw:layer="layout" svg:width="0.459cm" svg:height="0.461cm" svg:x="13.163cm" svg:y="10.85cm" svg:viewBox="0 0 460 462" draw:points="0,0 460,0 460,462 0,462">
          <text:p text:style-name="P2"><text:span text:style-name="T8">T</text:span></text:p>
        </draw:polygon>
        <draw:polyline draw:style-name="gr6" draw:text-style-name="P10" draw:layer="layout" svg:width="0.459cm" svg:height="0.461cm" svg:x="13.163cm" svg:y="10.85cm" svg:viewBox="0 0 460 462" draw:points="230,462 0,462 0,0 460,0 460,462 230,462">
          <text:p/>
        </draw:polyline>
        <draw:polygon draw:style-name="gr41" draw:text-style-name="P10" draw:layer="layout" svg:width="0.462cm" svg:height="0.461cm" svg:x="12.7cm" svg:y="10.85cm" svg:viewBox="0 0 463 462" draw:points="0,0 463,0 463,462 0,462">
          <text:p text:style-name="P2"><text:span text:style-name="T8">T</text:span></text:p>
        </draw:polygon>
        <draw:polyline draw:style-name="gr6" draw:text-style-name="P10" draw:layer="layout" svg:width="0.462cm" svg:height="0.461cm" svg:x="12.7cm" svg:y="10.85cm" svg:viewBox="0 0 463 462" draw:points="231,462 0,462 0,0 463,0 463,462 231,462">
          <text:p/>
        </draw:polyline>
        <draw:polygon draw:style-name="gr41" draw:text-style-name="P10" draw:layer="layout" svg:width="0.459cm" svg:height="0.461cm" svg:x="14.086cm" svg:y="10.85cm" svg:viewBox="0 0 460 462" draw:points="0,0 460,0 460,462 0,462">
          <text:p text:style-name="P2"><text:span text:style-name="T8">T</text:span></text:p>
        </draw:polygon>
        <draw:polyline draw:style-name="gr6" draw:text-style-name="P10" draw:layer="layout" svg:width="0.459cm" svg:height="0.461cm" svg:x="14.086cm" svg:y="10.85cm" svg:viewBox="0 0 460 462" draw:points="230,462 0,462 0,0 460,0 460,462 230,462">
          <text:p/>
        </draw:polyline>
        <draw:polygon draw:style-name="gr41" draw:text-style-name="P10" draw:layer="layout" svg:width="0.462cm" svg:height="0.461cm" svg:x="13.623cm" svg:y="10.85cm" svg:viewBox="0 0 463 462" draw:points="0,0 463,0 463,462 0,462">
          <text:p text:style-name="P2"><text:span text:style-name="T8">T</text:span></text:p>
        </draw:polygon>
        <draw:polyline draw:style-name="gr6" draw:text-style-name="P10" draw:layer="layout" svg:width="0.462cm" svg:height="0.461cm" svg:x="13.623cm" svg:y="10.85cm" svg:viewBox="0 0 463 462" draw:points="231,462 0,462 0,0 463,0 463,462 231,462">
          <text:p/>
        </draw:polyline>
        <draw:polygon draw:style-name="gr41" draw:text-style-name="P10" draw:layer="layout" svg:width="0.459cm" svg:height="0.461cm" svg:x="15.009cm" svg:y="10.85cm" svg:viewBox="0 0 460 462" draw:points="0,0 460,0 460,462 0,462">
          <text:p text:style-name="P2"><text:span text:style-name="T8">T</text:span></text:p>
        </draw:polygon>
        <draw:polyline draw:style-name="gr6" draw:text-style-name="P10" draw:layer="layout" svg:width="0.459cm" svg:height="0.461cm" svg:x="15.009cm" svg:y="10.85cm" svg:viewBox="0 0 460 462" draw:points="230,462 0,462 0,0 460,0 460,462 230,462">
          <text:p/>
        </draw:polyline>
        <draw:polygon draw:style-name="gr41" draw:text-style-name="P10" draw:layer="layout" svg:width="0.462cm" svg:height="0.461cm" svg:x="14.546cm" svg:y="10.85cm" svg:viewBox="0 0 463 462" draw:points="0,0 463,0 463,462 0,462">
          <text:p text:style-name="P2"><text:span text:style-name="T8">T</text:span></text:p>
        </draw:polygon>
        <draw:polyline draw:style-name="gr6" draw:text-style-name="P10" draw:layer="layout" svg:width="0.462cm" svg:height="0.461cm" svg:x="14.546cm" svg:y="10.85cm" svg:viewBox="0 0 463 462" draw:points="231,462 0,462 0,0 463,0 463,462 231,462">
          <text:p/>
        </draw:polyline>
        <draw:polygon draw:style-name="gr41" draw:text-style-name="P10" draw:layer="layout" svg:width="0.462cm" svg:height="0.461cm" svg:x="15.469cm" svg:y="10.85cm" svg:viewBox="0 0 463 462" draw:points="0,0 463,0 463,462 0,462">
          <text:p text:style-name="P2"><text:span text:style-name="T8">T</text:span></text:p>
        </draw:polygon>
        <draw:polyline draw:style-name="gr6" draw:text-style-name="P10" draw:layer="layout" svg:width="0.462cm" svg:height="0.461cm" svg:x="15.469cm" svg:y="10.85cm" svg:viewBox="0 0 463 462" draw:points="231,462 0,462 0,0 463,0 463,462 231,462">
          <text:p/>
        </draw:polyline>
        <draw:polygon draw:style-name="gr41" draw:text-style-name="P10" draw:layer="layout" svg:width="0.459cm" svg:height="0.461cm" svg:x="16.395cm" svg:y="10.85cm" svg:viewBox="0 0 460 462" draw:points="0,0 460,0 460,462 0,462">
          <text:p text:style-name="P2"><text:span text:style-name="T8">T</text:span></text:p>
        </draw:polygon>
        <draw:polyline draw:style-name="gr6" draw:text-style-name="P10" draw:layer="layout" svg:width="0.459cm" svg:height="0.461cm" svg:x="16.395cm" svg:y="10.85cm" svg:viewBox="0 0 460 462" draw:points="230,462 0,462 0,0 460,0 460,462 230,462">
          <text:p/>
        </draw:polyline>
        <draw:polygon draw:style-name="gr41" draw:text-style-name="P10" draw:layer="layout" svg:width="0.462cm" svg:height="0.461cm" svg:x="15.932cm" svg:y="10.85cm" svg:viewBox="0 0 463 462" draw:points="0,0 463,0 463,462 0,462">
          <text:p text:style-name="P2"><text:span text:style-name="T8">T</text:span></text:p>
        </draw:polygon>
        <draw:polyline draw:style-name="gr6" draw:text-style-name="P10" draw:layer="layout" svg:width="0.462cm" svg:height="0.461cm" svg:x="15.932cm" svg:y="10.85cm" svg:viewBox="0 0 463 462" draw:points="231,462 0,462 0,0 463,0 463,462 231,462">
          <text:p/>
        </draw:polyline>
        <draw:polygon draw:style-name="gr41" draw:text-style-name="P10" draw:layer="layout" svg:width="0.459cm" svg:height="0.461cm" svg:x="17.318cm" svg:y="10.85cm" svg:viewBox="0 0 460 462" draw:points="0,0 460,0 460,462 0,462">
          <text:p text:style-name="P2"><text:span text:style-name="T8">T</text:span></text:p>
        </draw:polygon>
        <draw:polyline draw:style-name="gr6" draw:text-style-name="P10" draw:layer="layout" svg:width="0.459cm" svg:height="0.461cm" svg:x="17.318cm" svg:y="10.85cm" svg:viewBox="0 0 460 462" draw:points="230,462 0,462 0,0 460,0 460,462 230,462">
          <text:p/>
        </draw:polyline>
        <draw:polygon draw:style-name="gr41" draw:text-style-name="P10" draw:layer="layout" svg:width="0.462cm" svg:height="0.461cm" svg:x="16.855cm" svg:y="10.85cm" svg:viewBox="0 0 463 462" draw:points="0,0 463,0 463,462 0,462">
          <text:p text:style-name="P2"><text:span text:style-name="T8">T</text:span></text:p>
        </draw:polygon>
        <draw:polyline draw:style-name="gr6" draw:text-style-name="P10" draw:layer="layout" svg:width="0.462cm" svg:height="0.461cm" svg:x="16.855cm" svg:y="10.85cm" svg:viewBox="0 0 463 462" draw:points="231,462 0,462 0,0 463,0 463,462 231,462">
          <text:p/>
        </draw:polyline>
        <draw:polygon draw:style-name="gr41" draw:text-style-name="P10" draw:layer="layout" svg:width="0.459cm" svg:height="0.461cm" svg:x="18.241cm" svg:y="10.85cm" svg:viewBox="0 0 460 462" draw:points="0,0 460,0 460,462 0,462">
          <text:p text:style-name="P2"><text:span text:style-name="T8">T</text:span></text:p>
        </draw:polygon>
        <draw:polyline draw:style-name="gr6" draw:text-style-name="P10" draw:layer="layout" svg:width="0.459cm" svg:height="0.461cm" svg:x="18.241cm" svg:y="10.85cm" svg:viewBox="0 0 460 462" draw:points="230,462 0,462 0,0 460,0 460,462 230,462">
          <text:p/>
        </draw:polyline>
        <draw:polygon draw:style-name="gr41" draw:text-style-name="P10" draw:layer="layout" svg:width="0.462cm" svg:height="0.461cm" svg:x="17.778cm" svg:y="10.85cm" svg:viewBox="0 0 463 462" draw:points="0,0 463,0 463,462 0,462">
          <text:p text:style-name="P2"><text:span text:style-name="T8">T</text:span></text:p>
        </draw:polygon>
        <draw:polyline draw:style-name="gr6" draw:text-style-name="P10" draw:layer="layout" svg:width="0.462cm" svg:height="0.461cm" svg:x="17.778cm" svg:y="10.85cm" svg:viewBox="0 0 463 462" draw:points="231,462 0,462 0,0 463,0 463,462 231,462">
          <text:p/>
        </draw:polyline>
        <draw:polygon draw:style-name="gr41" draw:text-style-name="P10" draw:layer="layout" svg:width="0.462cm" svg:height="0.461cm" svg:x="18.701cm" svg:y="10.85cm" svg:viewBox="0 0 463 462" draw:points="0,0 463,0 463,462 0,462">
          <text:p text:style-name="P2"><text:span text:style-name="T8">T</text:span></text:p>
        </draw:polygon>
        <draw:polyline draw:style-name="gr6" draw:text-style-name="P10" draw:layer="layout" svg:width="0.462cm" svg:height="0.461cm" svg:x="18.701cm" svg:y="10.85cm" svg:viewBox="0 0 463 462" draw:points="231,462 0,462 0,0 463,0 463,462 231,462">
          <text:p/>
        </draw:polyline>
        <draw:polygon draw:style-name="gr41" draw:text-style-name="P10" draw:layer="layout" svg:width="0.459cm" svg:height="0.461cm" svg:x="19.136cm" svg:y="10.85cm" svg:viewBox="0 0 460 462" draw:points="0,0 460,0 460,462 0,462">
          <text:p text:style-name="P2"><text:span text:style-name="T8">T</text:span></text:p>
        </draw:polygon>
        <draw:polyline draw:style-name="gr6" draw:text-style-name="P10" draw:layer="layout" svg:width="0.459cm" svg:height="0.461cm" svg:x="19.136cm" svg:y="10.85cm" svg:viewBox="0 0 460 462" draw:points="230,462 0,462 0,0 460,0 460,462 230,462">
          <text:p/>
        </draw:polyline>
        <draw:polygon draw:style-name="gr41" draw:text-style-name="P10" draw:layer="layout" svg:width="0.462cm" svg:height="0.461cm" svg:x="19.596cm" svg:y="10.85cm" svg:viewBox="0 0 463 462" draw:points="0,0 463,0 463,462 0,462">
          <text:p text:style-name="P2"><text:span text:style-name="T8">T</text:span></text:p>
        </draw:polygon>
        <draw:polyline draw:style-name="gr6" draw:text-style-name="P10" draw:layer="layout" svg:width="0.462cm" svg:height="0.461cm" svg:x="19.596cm" svg:y="10.85cm" svg:viewBox="0 0 463 462" draw:points="231,462 0,462 0,0 463,0 463,462 231,462">
          <text:p/>
        </draw:polyline>
        <draw:polygon draw:style-name="gr8" draw:text-style-name="P10" draw:layer="layout" svg:width="0.459cm" svg:height="0.461cm" svg:x="13.163cm" svg:y="10.85cm" svg:viewBox="0 0 460 462" draw:points="0,0 460,0 460,462 0,462">
          <text:p/>
        </draw:polygon>
        <draw:polyline draw:style-name="gr6" draw:text-style-name="P10" draw:layer="layout" svg:width="0.459cm" svg:height="0.461cm" svg:x="13.163cm" svg:y="10.85cm" svg:viewBox="0 0 460 462" draw:points="230,462 0,462 0,0 460,0 460,462 230,462">
          <text:p/>
        </draw:polyline>
        <draw:polygon draw:style-name="gr9" draw:text-style-name="P10" draw:layer="layout" svg:width="0.462cm" svg:height="0.461cm" svg:x="12.7cm" svg:y="10.85cm" svg:viewBox="0 0 463 462" draw:points="0,0 463,0 463,462 0,462">
          <text:p/>
        </draw:polygon>
        <draw:polyline draw:style-name="gr43" draw:text-style-name="P10" draw:layer="layout" svg:width="0.462cm" svg:height="0.461cm" svg:x="12.7cm" svg:y="10.85cm" svg:viewBox="0 0 463 462" draw:points="231,462 0,462 0,0 463,0 463,462 231,462">
          <text:p text:style-name="P2"><text:span text:style-name="T8">A</text:span></text:p>
        </draw:polyline>
        <draw:polygon draw:style-name="gr8" draw:text-style-name="P10" draw:layer="layout" svg:width="0.459cm" svg:height="0.461cm" svg:x="14.086cm" svg:y="10.85cm" svg:viewBox="0 0 460 462" draw:points="0,0 460,0 460,462 0,462">
          <text:p/>
        </draw:polygon>
        <draw:polyline draw:style-name="gr6" draw:text-style-name="P10" draw:layer="layout" svg:width="0.459cm" svg:height="0.461cm" svg:x="14.086cm" svg:y="10.85cm" svg:viewBox="0 0 460 462" draw:points="230,462 0,462 0,0 460,0 460,462 230,462">
          <text:p/>
        </draw:polyline>
        <draw:polygon draw:style-name="gr8" draw:text-style-name="P10" draw:layer="layout" svg:width="0.462cm" svg:height="0.461cm" svg:x="13.623cm" svg:y="10.85cm" svg:viewBox="0 0 463 462" draw:points="0,0 463,0 463,462 0,462">
          <text:p/>
        </draw:polygon>
        <draw:polyline draw:style-name="gr6" draw:text-style-name="P10" draw:layer="layout" svg:width="0.462cm" svg:height="0.461cm" svg:x="13.623cm" svg:y="10.85cm" svg:viewBox="0 0 463 462" draw:points="231,462 0,462 0,0 463,0 463,462 231,462">
          <text:p/>
        </draw:polyline>
        <draw:polygon draw:style-name="gr10" draw:text-style-name="P10" draw:layer="layout" svg:width="0.459cm" svg:height="0.461cm" svg:x="15.009cm" svg:y="10.85cm" svg:viewBox="0 0 460 462" draw:points="0,0 460,0 460,462 0,462">
          <text:p/>
        </draw:polygon>
        <draw:polyline draw:style-name="gr6" draw:text-style-name="P10" draw:layer="layout" svg:width="0.459cm" svg:height="0.461cm" svg:x="15.009cm" svg:y="10.85cm" svg:viewBox="0 0 460 462" draw:points="230,462 0,462 0,0 460,0 460,462 230,462">
          <text:p/>
        </draw:polyline>
        <draw:polygon draw:style-name="gr10" draw:text-style-name="P10" draw:layer="layout" svg:width="0.462cm" svg:height="0.461cm" svg:x="14.546cm" svg:y="10.85cm" svg:viewBox="0 0 463 462" draw:points="0,0 463,0 463,462 0,462">
          <text:p/>
        </draw:polygon>
        <draw:polyline draw:style-name="gr6" draw:text-style-name="P10" draw:layer="layout" svg:width="0.462cm" svg:height="0.461cm" svg:x="14.546cm" svg:y="10.85cm" svg:viewBox="0 0 463 462" draw:points="231,462 0,462 0,0 463,0 463,462 231,462">
          <text:p/>
        </draw:polyline>
        <draw:polygon draw:style-name="gr8" draw:text-style-name="P10" draw:layer="layout" svg:width="0.462cm" svg:height="0.461cm" svg:x="15.469cm" svg:y="10.85cm" svg:viewBox="0 0 463 462" draw:points="0,0 463,0 463,462 0,462">
          <text:p/>
        </draw:polygon>
        <draw:polyline draw:style-name="gr6" draw:text-style-name="P10" draw:layer="layout" svg:width="0.462cm" svg:height="0.461cm" svg:x="15.469cm" svg:y="10.85cm" svg:viewBox="0 0 463 462" draw:points="231,462 0,462 0,0 463,0 463,462 231,462">
          <text:p/>
        </draw:polyline>
        <draw:polygon draw:style-name="gr10" draw:text-style-name="P10" draw:layer="layout" svg:width="0.459cm" svg:height="0.461cm" svg:x="16.395cm" svg:y="10.85cm" svg:viewBox="0 0 460 462" draw:points="0,0 460,0 460,462 0,462">
          <text:p/>
        </draw:polygon>
        <draw:polyline draw:style-name="gr6" draw:text-style-name="P10" draw:layer="layout" svg:width="0.459cm" svg:height="0.461cm" svg:x="16.395cm" svg:y="10.85cm" svg:viewBox="0 0 460 462" draw:points="230,462 0,462 0,0 460,0 460,462 230,462">
          <text:p/>
        </draw:polyline>
        <draw:polygon draw:style-name="gr10" draw:text-style-name="P10" draw:layer="layout" svg:width="0.462cm" svg:height="0.461cm" svg:x="15.932cm" svg:y="10.85cm" svg:viewBox="0 0 463 462" draw:points="0,0 463,0 463,462 0,462">
          <text:p/>
        </draw:polygon>
        <draw:polyline draw:style-name="gr6" draw:text-style-name="P10" draw:layer="layout" svg:width="0.462cm" svg:height="0.461cm" svg:x="15.932cm" svg:y="10.85cm" svg:viewBox="0 0 463 462" draw:points="231,462 0,462 0,0 463,0 463,462 231,462">
          <text:p/>
        </draw:polyline>
        <draw:polygon draw:style-name="gr8" draw:text-style-name="P10" draw:layer="layout" svg:width="0.459cm" svg:height="0.461cm" svg:x="17.318cm" svg:y="10.85cm" svg:viewBox="0 0 460 462" draw:points="0,0 460,0 460,462 0,462">
          <text:p/>
        </draw:polygon>
        <draw:polyline draw:style-name="gr6" draw:text-style-name="P10" draw:layer="layout" svg:width="0.459cm" svg:height="0.461cm" svg:x="17.318cm" svg:y="10.85cm" svg:viewBox="0 0 460 462" draw:points="230,462 0,462 0,0 460,0 460,462 230,462">
          <text:p/>
        </draw:polyline>
        <draw:polygon draw:style-name="gr10" draw:text-style-name="P10" draw:layer="layout" svg:width="0.462cm" svg:height="0.461cm" svg:x="16.855cm" svg:y="10.85cm" svg:viewBox="0 0 463 462" draw:points="0,0 463,0 463,462 0,462">
          <text:p/>
        </draw:polygon>
        <draw:polyline draw:style-name="gr6" draw:text-style-name="P10" draw:layer="layout" svg:width="0.462cm" svg:height="0.461cm" svg:x="16.855cm" svg:y="10.85cm" svg:viewBox="0 0 463 462" draw:points="231,462 0,462 0,0 463,0 463,462 231,462">
          <text:p/>
        </draw:polyline>
        <draw:polygon draw:style-name="gr10" draw:text-style-name="P10" draw:layer="layout" svg:width="0.459cm" svg:height="0.461cm" svg:x="18.241cm" svg:y="10.85cm" svg:viewBox="0 0 460 462" draw:points="0,0 460,0 460,462 0,462">
          <text:p/>
        </draw:polygon>
        <draw:polyline draw:style-name="gr6" draw:text-style-name="P10" draw:layer="layout" svg:width="0.459cm" svg:height="0.461cm" svg:x="18.241cm" svg:y="10.85cm" svg:viewBox="0 0 460 462" draw:points="230,462 0,462 0,0 460,0 460,462 230,462">
          <text:p/>
        </draw:polyline>
        <draw:polygon draw:style-name="gr10" draw:text-style-name="P10" draw:layer="layout" svg:width="0.462cm" svg:height="0.461cm" svg:x="17.778cm" svg:y="10.85cm" svg:viewBox="0 0 463 462" draw:points="0,0 463,0 463,462 0,462">
          <text:p/>
        </draw:polygon>
        <draw:polyline draw:style-name="gr6" draw:text-style-name="P10" draw:layer="layout" svg:width="0.462cm" svg:height="0.461cm" svg:x="17.778cm" svg:y="10.85cm" svg:viewBox="0 0 463 462" draw:points="231,462 0,462 0,0 463,0 463,462 231,462">
          <text:p/>
        </draw:polyline>
        <draw:polygon draw:style-name="gr10" draw:text-style-name="P10" draw:layer="layout" svg:width="0.462cm" svg:height="0.461cm" svg:x="18.701cm" svg:y="10.85cm" svg:viewBox="0 0 463 462" draw:points="0,0 463,0 463,462 0,462">
          <text:p/>
        </draw:polygon>
        <draw:polyline draw:style-name="gr6" draw:text-style-name="P10" draw:layer="layout" svg:width="0.462cm" svg:height="0.461cm" svg:x="18.701cm" svg:y="10.85cm" svg:viewBox="0 0 463 462" draw:points="231,462 0,462 0,0 463,0 463,462 231,462">
          <text:p/>
        </draw:polyline>
        <draw:polygon draw:style-name="gr8" draw:text-style-name="P10" draw:layer="layout" svg:width="0.459cm" svg:height="0.461cm" svg:x="19.136cm" svg:y="10.85cm" svg:viewBox="0 0 460 462" draw:points="0,0 460,0 460,462 0,462">
          <text:p/>
        </draw:polygon>
        <draw:polyline draw:style-name="gr6" draw:text-style-name="P10" draw:layer="layout" svg:width="0.459cm" svg:height="0.461cm" svg:x="19.136cm" svg:y="10.85cm" svg:viewBox="0 0 460 462" draw:points="230,462 0,462 0,0 460,0 460,462 230,462">
          <text:p/>
        </draw:polyline>
        <draw:polygon draw:style-name="gr8" draw:text-style-name="P10" draw:layer="layout" svg:width="0.462cm" svg:height="0.461cm" svg:x="19.596cm" svg:y="10.85cm" svg:viewBox="0 0 463 462" draw:points="0,0 463,0 463,462 0,462">
          <text:p/>
        </draw:polygon>
        <draw:polyline draw:style-name="gr6" draw:text-style-name="P10" draw:layer="layout" svg:width="0.462cm" svg:height="0.461cm" svg:x="19.596cm" svg:y="10.85cm" svg:viewBox="0 0 463 462" draw:points="231,462 0,462 0,0 463,0 463,462 231,462">
          <text:p/>
        </draw:polyline>
        <draw:polygon draw:style-name="gr41" draw:text-style-name="P10" draw:layer="layout" svg:width="0.459cm" svg:height="0.461cm" svg:x="13.163cm" svg:y="10.388cm" svg:viewBox="0 0 460 462" draw:points="0,0 460,0 460,462 0,462">
          <text:p text:style-name="P2"><text:span text:style-name="T8">T</text:span></text:p>
        </draw:polygon>
        <draw:polyline draw:style-name="gr6" draw:text-style-name="P10" draw:layer="layout" svg:width="0.459cm" svg:height="0.461cm" svg:x="13.163cm" svg:y="10.388cm" svg:viewBox="0 0 460 462" draw:points="230,462 0,462 0,0 460,0 460,462 230,462">
          <text:p/>
        </draw:polyline>
        <draw:polygon draw:style-name="gr41" draw:text-style-name="P10" draw:layer="layout" svg:width="0.462cm" svg:height="0.461cm" svg:x="12.7cm" svg:y="10.388cm" svg:viewBox="0 0 463 462" draw:points="0,0 463,0 463,462 0,462">
          <text:p text:style-name="P2"><text:span text:style-name="T8">T</text:span></text:p>
        </draw:polygon>
        <draw:polyline draw:style-name="gr6" draw:text-style-name="P10" draw:layer="layout" svg:width="0.462cm" svg:height="0.461cm" svg:x="12.7cm" svg:y="10.388cm" svg:viewBox="0 0 463 462" draw:points="231,462 0,462 0,0 463,0 463,462 231,462">
          <text:p/>
        </draw:polyline>
        <draw:polygon draw:style-name="gr41" draw:text-style-name="P10" draw:layer="layout" svg:width="0.459cm" svg:height="0.461cm" svg:x="14.086cm" svg:y="10.388cm" svg:viewBox="0 0 460 462" draw:points="0,0 460,0 460,462 0,462">
          <text:p text:style-name="P2"><text:span text:style-name="T8">T</text:span></text:p>
        </draw:polygon>
        <draw:polyline draw:style-name="gr6" draw:text-style-name="P10" draw:layer="layout" svg:width="0.459cm" svg:height="0.461cm" svg:x="14.086cm" svg:y="10.388cm" svg:viewBox="0 0 460 462" draw:points="230,462 0,462 0,0 460,0 460,462 230,462">
          <text:p/>
        </draw:polyline>
        <draw:polygon draw:style-name="gr41" draw:text-style-name="P10" draw:layer="layout" svg:width="0.462cm" svg:height="0.461cm" svg:x="13.623cm" svg:y="10.388cm" svg:viewBox="0 0 463 462" draw:points="0,0 463,0 463,462 0,462">
          <text:p text:style-name="P2"><text:span text:style-name="T8">T</text:span></text:p>
        </draw:polygon>
        <draw:polyline draw:style-name="gr6" draw:text-style-name="P10" draw:layer="layout" svg:width="0.462cm" svg:height="0.461cm" svg:x="13.623cm" svg:y="10.388cm" svg:viewBox="0 0 463 462" draw:points="231,462 0,462 0,0 463,0 463,462 231,462">
          <text:p/>
        </draw:polyline>
        <draw:polygon draw:style-name="gr41" draw:text-style-name="P10" draw:layer="layout" svg:width="0.459cm" svg:height="0.461cm" svg:x="15.009cm" svg:y="10.388cm" svg:viewBox="0 0 460 462" draw:points="0,0 460,0 460,462 0,462">
          <text:p text:style-name="P2"><text:span text:style-name="T8">T</text:span></text:p>
        </draw:polygon>
        <draw:polyline draw:style-name="gr6" draw:text-style-name="P10" draw:layer="layout" svg:width="0.459cm" svg:height="0.461cm" svg:x="15.009cm" svg:y="10.388cm" svg:viewBox="0 0 460 462" draw:points="230,462 0,462 0,0 460,0 460,462 230,462">
          <text:p/>
        </draw:polyline>
        <draw:polygon draw:style-name="gr41" draw:text-style-name="P10" draw:layer="layout" svg:width="0.462cm" svg:height="0.461cm" svg:x="14.546cm" svg:y="10.388cm" svg:viewBox="0 0 463 462" draw:points="0,0 463,0 463,462 0,462">
          <text:p text:style-name="P2"><text:span text:style-name="T8">T</text:span></text:p>
        </draw:polygon>
        <draw:polyline draw:style-name="gr6" draw:text-style-name="P10" draw:layer="layout" svg:width="0.462cm" svg:height="0.461cm" svg:x="14.546cm" svg:y="10.388cm" svg:viewBox="0 0 463 462" draw:points="231,462 0,462 0,0 463,0 463,462 231,462">
          <text:p/>
        </draw:polyline>
        <draw:polygon draw:style-name="gr41" draw:text-style-name="P10" draw:layer="layout" svg:width="0.462cm" svg:height="0.461cm" svg:x="15.469cm" svg:y="10.388cm" svg:viewBox="0 0 463 462" draw:points="0,0 463,0 463,462 0,462">
          <text:p text:style-name="P2"><text:span text:style-name="T8">T</text:span></text:p>
        </draw:polygon>
        <draw:polyline draw:style-name="gr6" draw:text-style-name="P10" draw:layer="layout" svg:width="0.462cm" svg:height="0.461cm" svg:x="15.469cm" svg:y="10.388cm" svg:viewBox="0 0 463 462" draw:points="231,462 0,462 0,0 463,0 463,462 231,462">
          <text:p/>
        </draw:polyline>
        <draw:polygon draw:style-name="gr41" draw:text-style-name="P10" draw:layer="layout" svg:width="0.459cm" svg:height="0.461cm" svg:x="16.395cm" svg:y="10.388cm" svg:viewBox="0 0 460 462" draw:points="0,0 460,0 460,462 0,462">
          <text:p text:style-name="P2"><text:span text:style-name="T8">T</text:span></text:p>
        </draw:polygon>
        <draw:polyline draw:style-name="gr6" draw:text-style-name="P10" draw:layer="layout" svg:width="0.459cm" svg:height="0.461cm" svg:x="16.395cm" svg:y="10.388cm" svg:viewBox="0 0 460 462" draw:points="230,462 0,462 0,0 460,0 460,462 230,462">
          <text:p/>
        </draw:polyline>
        <draw:polygon draw:style-name="gr41" draw:text-style-name="P10" draw:layer="layout" svg:width="0.462cm" svg:height="0.461cm" svg:x="15.932cm" svg:y="10.388cm" svg:viewBox="0 0 463 462" draw:points="0,0 463,0 463,462 0,462">
          <text:p text:style-name="P2"><text:span text:style-name="T8">T</text:span></text:p>
        </draw:polygon>
        <draw:polyline draw:style-name="gr6" draw:text-style-name="P10" draw:layer="layout" svg:width="0.462cm" svg:height="0.461cm" svg:x="15.932cm" svg:y="10.388cm" svg:viewBox="0 0 463 462" draw:points="231,462 0,462 0,0 463,0 463,462 231,462">
          <text:p/>
        </draw:polyline>
        <draw:polygon draw:style-name="gr41" draw:text-style-name="P10" draw:layer="layout" svg:width="0.459cm" svg:height="0.461cm" svg:x="17.318cm" svg:y="10.388cm" svg:viewBox="0 0 460 462" draw:points="0,0 460,0 460,462 0,462">
          <text:p text:style-name="P2"><text:span text:style-name="T8">T</text:span></text:p>
        </draw:polygon>
        <draw:polyline draw:style-name="gr6" draw:text-style-name="P10" draw:layer="layout" svg:width="0.459cm" svg:height="0.461cm" svg:x="17.318cm" svg:y="10.388cm" svg:viewBox="0 0 460 462" draw:points="230,462 0,462 0,0 460,0 460,462 230,462">
          <text:p/>
        </draw:polyline>
        <draw:polygon draw:style-name="gr41" draw:text-style-name="P10" draw:layer="layout" svg:width="0.462cm" svg:height="0.461cm" svg:x="16.855cm" svg:y="10.388cm" svg:viewBox="0 0 463 462" draw:points="0,0 463,0 463,462 0,462">
          <text:p text:style-name="P2"><text:span text:style-name="T8">T</text:span></text:p>
        </draw:polygon>
        <draw:polyline draw:style-name="gr6" draw:text-style-name="P10" draw:layer="layout" svg:width="0.462cm" svg:height="0.461cm" svg:x="16.855cm" svg:y="10.388cm" svg:viewBox="0 0 463 462" draw:points="231,462 0,462 0,0 463,0 463,462 231,462">
          <text:p/>
        </draw:polyline>
        <draw:polygon draw:style-name="gr41" draw:text-style-name="P10" draw:layer="layout" svg:width="0.459cm" svg:height="0.461cm" svg:x="18.241cm" svg:y="10.388cm" svg:viewBox="0 0 460 462" draw:points="0,0 460,0 460,462 0,462">
          <text:p text:style-name="P2"><text:span text:style-name="T8">T</text:span></text:p>
        </draw:polygon>
        <draw:polyline draw:style-name="gr6" draw:text-style-name="P10" draw:layer="layout" svg:width="0.459cm" svg:height="0.461cm" svg:x="18.241cm" svg:y="10.388cm" svg:viewBox="0 0 460 462" draw:points="230,462 0,462 0,0 460,0 460,462 230,462">
          <text:p/>
        </draw:polyline>
        <draw:polygon draw:style-name="gr41" draw:text-style-name="P10" draw:layer="layout" svg:width="0.462cm" svg:height="0.461cm" svg:x="17.778cm" svg:y="10.388cm" svg:viewBox="0 0 463 462" draw:points="0,0 463,0 463,462 0,462">
          <text:p text:style-name="P2"><text:span text:style-name="T8">T</text:span></text:p>
        </draw:polygon>
        <draw:polyline draw:style-name="gr6" draw:text-style-name="P10" draw:layer="layout" svg:width="0.462cm" svg:height="0.461cm" svg:x="17.778cm" svg:y="10.388cm" svg:viewBox="0 0 463 462" draw:points="231,462 0,462 0,0 463,0 463,462 231,462">
          <text:p/>
        </draw:polyline>
        <draw:polygon draw:style-name="gr41" draw:text-style-name="P10" draw:layer="layout" svg:width="0.462cm" svg:height="0.461cm" svg:x="18.701cm" svg:y="10.388cm" svg:viewBox="0 0 463 462" draw:points="0,0 463,0 463,462 0,462">
          <text:p text:style-name="P2"><text:span text:style-name="T8">T</text:span></text:p>
        </draw:polygon>
        <draw:polyline draw:style-name="gr6" draw:text-style-name="P10" draw:layer="layout" svg:width="0.462cm" svg:height="0.461cm" svg:x="18.701cm" svg:y="10.388cm" svg:viewBox="0 0 463 462" draw:points="231,462 0,462 0,0 463,0 463,462 231,462">
          <text:p/>
        </draw:polyline>
        <draw:polygon draw:style-name="gr41" draw:text-style-name="P10" draw:layer="layout" svg:width="0.459cm" svg:height="0.461cm" svg:x="19.136cm" svg:y="10.388cm" svg:viewBox="0 0 460 462" draw:points="0,0 460,0 460,462 0,462">
          <text:p text:style-name="P2"><text:span text:style-name="T8">T</text:span></text:p>
        </draw:polygon>
        <draw:polyline draw:style-name="gr6" draw:text-style-name="P10" draw:layer="layout" svg:width="0.459cm" svg:height="0.461cm" svg:x="19.136cm" svg:y="10.388cm" svg:viewBox="0 0 460 462" draw:points="230,462 0,462 0,0 460,0 460,462 230,462">
          <text:p/>
        </draw:polyline>
        <draw:polygon draw:style-name="gr41" draw:text-style-name="P10" draw:layer="layout" svg:width="0.462cm" svg:height="0.461cm" svg:x="19.596cm" svg:y="10.388cm" svg:viewBox="0 0 463 462" draw:points="0,0 463,0 463,462 0,462">
          <text:p text:style-name="P2"><text:span text:style-name="T8">T</text:span></text:p>
        </draw:polygon>
        <draw:polyline draw:style-name="gr6" draw:text-style-name="P10" draw:layer="layout" svg:width="0.462cm" svg:height="0.461cm" svg:x="19.596cm" svg:y="10.388cm" svg:viewBox="0 0 463 462" draw:points="231,462 0,462 0,0 463,0 463,462 231,462">
          <text:p/>
        </draw:polyline>
        <draw:polygon draw:style-name="gr8" draw:text-style-name="P10" draw:layer="layout" svg:width="0.459cm" svg:height="0.461cm" svg:x="13.163cm" svg:y="10.388cm" svg:viewBox="0 0 460 462" draw:points="0,0 460,0 460,462 0,462">
          <text:p/>
        </draw:polygon>
        <draw:polyline draw:style-name="gr6" draw:text-style-name="P10" draw:layer="layout" svg:width="0.459cm" svg:height="0.461cm" svg:x="13.163cm" svg:y="10.388cm" svg:viewBox="0 0 460 462" draw:points="230,462 0,462 0,0 460,0 460,462 230,462">
          <text:p/>
        </draw:polyline>
        <draw:polygon draw:style-name="gr41" draw:text-style-name="P10" draw:layer="layout" svg:width="0.462cm" svg:height="0.461cm" svg:x="12.7cm" svg:y="10.388cm" svg:viewBox="0 0 463 462" draw:points="0,0 463,0 463,462 0,462">
          <text:p text:style-name="P2"><text:span text:style-name="T8">A</text:span></text:p>
        </draw:polygon>
        <draw:polyline draw:style-name="gr6" draw:text-style-name="P10" draw:layer="layout" svg:width="0.462cm" svg:height="0.461cm" svg:x="12.7cm" svg:y="10.388cm" svg:viewBox="0 0 463 462" draw:points="231,462 0,462 0,0 463,0 463,462 231,462">
          <text:p/>
        </draw:polyline>
        <draw:polygon draw:style-name="gr8" draw:text-style-name="P10" draw:layer="layout" svg:width="0.459cm" svg:height="0.461cm" svg:x="14.086cm" svg:y="10.388cm" svg:viewBox="0 0 460 462" draw:points="0,0 460,0 460,462 0,462">
          <text:p/>
        </draw:polygon>
        <draw:polyline draw:style-name="gr6" draw:text-style-name="P10" draw:layer="layout" svg:width="0.459cm" svg:height="0.461cm" svg:x="14.086cm" svg:y="10.388cm" svg:viewBox="0 0 460 462" draw:points="230,462 0,462 0,0 460,0 460,462 230,462">
          <text:p/>
        </draw:polyline>
        <draw:polygon draw:style-name="gr41" draw:text-style-name="P10" draw:layer="layout" svg:width="0.462cm" svg:height="0.461cm" svg:x="13.623cm" svg:y="10.388cm" svg:viewBox="0 0 463 462" draw:points="0,0 463,0 463,462 0,462">
          <text:p text:style-name="P2"><text:span text:style-name="T8">A</text:span></text:p>
        </draw:polygon>
        <draw:polyline draw:style-name="gr6" draw:text-style-name="P10" draw:layer="layout" svg:width="0.462cm" svg:height="0.461cm" svg:x="13.623cm" svg:y="10.388cm" svg:viewBox="0 0 463 462" draw:points="231,462 0,462 0,0 463,0 463,462 231,462">
          <text:p/>
        </draw:polyline>
        <draw:polygon draw:style-name="gr8" draw:text-style-name="P10" draw:layer="layout" svg:width="0.459cm" svg:height="0.461cm" svg:x="15.009cm" svg:y="10.388cm" svg:viewBox="0 0 460 462" draw:points="0,0 460,0 460,462 0,462">
          <text:p/>
        </draw:polygon>
        <draw:polyline draw:style-name="gr6" draw:text-style-name="P10" draw:layer="layout" svg:width="0.459cm" svg:height="0.461cm" svg:x="15.009cm" svg:y="10.388cm" svg:viewBox="0 0 460 462" draw:points="230,462 0,462 0,0 460,0 460,462 230,462">
          <text:p/>
        </draw:polyline>
        <draw:polygon draw:style-name="gr8" draw:text-style-name="P10" draw:layer="layout" svg:width="0.462cm" svg:height="0.461cm" svg:x="14.546cm" svg:y="10.388cm" svg:viewBox="0 0 463 462" draw:points="0,0 463,0 463,462 0,462">
          <text:p/>
        </draw:polygon>
        <draw:polyline draw:style-name="gr6" draw:text-style-name="P10" draw:layer="layout" svg:width="0.462cm" svg:height="0.461cm" svg:x="14.546cm" svg:y="10.388cm" svg:viewBox="0 0 463 462" draw:points="231,462 0,462 0,0 463,0 463,462 231,462">
          <text:p/>
        </draw:polyline>
        <draw:polygon draw:style-name="gr8" draw:text-style-name="P10" draw:layer="layout" svg:width="0.462cm" svg:height="0.461cm" svg:x="15.469cm" svg:y="10.388cm" svg:viewBox="0 0 463 462" draw:points="0,0 463,0 463,462 0,462">
          <text:p/>
        </draw:polygon>
        <draw:polyline draw:style-name="gr6" draw:text-style-name="P10" draw:layer="layout" svg:width="0.462cm" svg:height="0.461cm" svg:x="15.469cm" svg:y="10.388cm" svg:viewBox="0 0 463 462" draw:points="231,462 0,462 0,0 463,0 463,462 231,462">
          <text:p/>
        </draw:polyline>
        <draw:polygon draw:style-name="gr10" draw:text-style-name="P10" draw:layer="layout" svg:width="0.459cm" svg:height="0.461cm" svg:x="16.395cm" svg:y="10.388cm" svg:viewBox="0 0 460 462" draw:points="0,0 460,0 460,462 0,462">
          <text:p/>
        </draw:polygon>
        <draw:polyline draw:style-name="gr6" draw:text-style-name="P10" draw:layer="layout" svg:width="0.459cm" svg:height="0.461cm" svg:x="16.395cm" svg:y="10.388cm" svg:viewBox="0 0 460 462" draw:points="230,462 0,462 0,0 460,0 460,462 230,462">
          <text:p/>
        </draw:polyline>
        <draw:polygon draw:style-name="gr8" draw:text-style-name="P10" draw:layer="layout" svg:width="0.462cm" svg:height="0.461cm" svg:x="15.932cm" svg:y="10.388cm" svg:viewBox="0 0 463 462" draw:points="0,0 463,0 463,462 0,462">
          <text:p/>
        </draw:polygon>
        <draw:polyline draw:style-name="gr6" draw:text-style-name="P10" draw:layer="layout" svg:width="0.462cm" svg:height="0.461cm" svg:x="15.932cm" svg:y="10.388cm" svg:viewBox="0 0 463 462" draw:points="231,462 0,462 0,0 463,0 463,462 231,462">
          <text:p/>
        </draw:polyline>
        <draw:polygon draw:style-name="gr8" draw:text-style-name="P10" draw:layer="layout" svg:width="0.459cm" svg:height="0.461cm" svg:x="17.318cm" svg:y="10.388cm" svg:viewBox="0 0 460 462" draw:points="0,0 460,0 460,462 0,462">
          <text:p/>
        </draw:polygon>
        <draw:polyline draw:style-name="gr6" draw:text-style-name="P10" draw:layer="layout" svg:width="0.459cm" svg:height="0.461cm" svg:x="17.318cm" svg:y="10.388cm" svg:viewBox="0 0 460 462" draw:points="230,462 0,462 0,0 460,0 460,462 230,462">
          <text:p/>
        </draw:polyline>
        <draw:polygon draw:style-name="gr8" draw:text-style-name="P10" draw:layer="layout" svg:width="0.462cm" svg:height="0.461cm" svg:x="16.855cm" svg:y="10.388cm" svg:viewBox="0 0 463 462" draw:points="0,0 463,0 463,462 0,462">
          <text:p/>
        </draw:polygon>
        <draw:polyline draw:style-name="gr6" draw:text-style-name="P10" draw:layer="layout" svg:width="0.462cm" svg:height="0.461cm" svg:x="16.855cm" svg:y="10.388cm" svg:viewBox="0 0 463 462" draw:points="231,462 0,462 0,0 463,0 463,462 231,462">
          <text:p/>
        </draw:polyline>
        <draw:polygon draw:style-name="gr10" draw:text-style-name="P10" draw:layer="layout" svg:width="0.459cm" svg:height="0.461cm" svg:x="18.241cm" svg:y="10.388cm" svg:viewBox="0 0 460 462" draw:points="0,0 460,0 460,462 0,462">
          <text:p/>
        </draw:polygon>
        <draw:polyline draw:style-name="gr6" draw:text-style-name="P10" draw:layer="layout" svg:width="0.459cm" svg:height="0.461cm" svg:x="18.241cm" svg:y="10.388cm" svg:viewBox="0 0 460 462" draw:points="230,462 0,462 0,0 460,0 460,462 230,462">
          <text:p/>
        </draw:polyline>
        <draw:polygon draw:style-name="gr8" draw:text-style-name="P10" draw:layer="layout" svg:width="0.462cm" svg:height="0.461cm" svg:x="17.778cm" svg:y="10.388cm" svg:viewBox="0 0 463 462" draw:points="0,0 463,0 463,462 0,462">
          <text:p/>
        </draw:polygon>
        <draw:polyline draw:style-name="gr6" draw:text-style-name="P10" draw:layer="layout" svg:width="0.462cm" svg:height="0.461cm" svg:x="17.778cm" svg:y="10.388cm" svg:viewBox="0 0 463 462" draw:points="231,462 0,462 0,0 463,0 463,462 231,462">
          <text:p/>
        </draw:polyline>
        <draw:polygon draw:style-name="gr10" draw:text-style-name="P10" draw:layer="layout" svg:width="0.462cm" svg:height="0.461cm" svg:x="18.701cm" svg:y="10.388cm" svg:viewBox="0 0 463 462" draw:points="0,0 463,0 463,462 0,462">
          <text:p/>
        </draw:polygon>
        <draw:polyline draw:style-name="gr6" draw:text-style-name="P10" draw:layer="layout" svg:width="0.462cm" svg:height="0.461cm" svg:x="18.701cm" svg:y="10.388cm" svg:viewBox="0 0 463 462" draw:points="231,462 0,462 0,0 463,0 463,462 231,462">
          <text:p/>
        </draw:polyline>
        <draw:polygon draw:style-name="gr8" draw:text-style-name="P10" draw:layer="layout" svg:width="0.459cm" svg:height="0.461cm" svg:x="19.136cm" svg:y="10.388cm" svg:viewBox="0 0 460 462" draw:points="0,0 460,0 460,462 0,462">
          <text:p/>
        </draw:polygon>
        <draw:polyline draw:style-name="gr6" draw:text-style-name="P10" draw:layer="layout" svg:width="0.459cm" svg:height="0.461cm" svg:x="19.136cm" svg:y="10.388cm" svg:viewBox="0 0 460 462" draw:points="230,462 0,462 0,0 460,0 460,462 230,462">
          <text:p/>
        </draw:polyline>
        <draw:polygon draw:style-name="gr8" draw:text-style-name="P10" draw:layer="layout" svg:width="0.462cm" svg:height="0.461cm" svg:x="19.596cm" svg:y="10.388cm" svg:viewBox="0 0 463 462" draw:points="0,0 463,0 463,462 0,462">
          <text:p/>
        </draw:polygon>
        <draw:polyline draw:style-name="gr6" draw:text-style-name="P10" draw:layer="layout" svg:width="0.462cm" svg:height="0.461cm" svg:x="19.596cm" svg:y="10.388cm" svg:viewBox="0 0 463 462" draw:points="231,462 0,462 0,0 463,0 463,462 231,462">
          <text:p/>
        </draw:polyline>
        <draw:polygon draw:style-name="gr41" draw:text-style-name="P10" draw:layer="layout" svg:width="0.459cm" svg:height="0.461cm" svg:x="13.163cm" svg:y="13.622cm" svg:viewBox="0 0 460 462" draw:points="0,0 460,0 460,462 0,462">
          <text:p text:style-name="P2"><text:span text:style-name="T8">T</text:span></text:p>
        </draw:polygon>
        <draw:polyline draw:style-name="gr6" draw:text-style-name="P10" draw:layer="layout" svg:width="0.459cm" svg:height="0.461cm" svg:x="13.163cm" svg:y="13.622cm" svg:viewBox="0 0 460 462" draw:points="230,462 0,462 0,0 460,0 460,462 230,462">
          <text:p/>
        </draw:polyline>
        <draw:polygon draw:style-name="gr41" draw:text-style-name="P10" draw:layer="layout" svg:width="0.462cm" svg:height="0.461cm" svg:x="12.7cm" svg:y="13.622cm" svg:viewBox="0 0 463 462" draw:points="0,0 463,0 463,462 0,462">
          <text:p text:style-name="P2"><text:span text:style-name="T8">T</text:span></text:p>
        </draw:polygon>
        <draw:polyline draw:style-name="gr6" draw:text-style-name="P10" draw:layer="layout" svg:width="0.462cm" svg:height="0.461cm" svg:x="12.7cm" svg:y="13.622cm" svg:viewBox="0 0 463 462" draw:points="231,462 0,462 0,0 463,0 463,462 231,462">
          <text:p/>
        </draw:polyline>
        <draw:polygon draw:style-name="gr41" draw:text-style-name="P10" draw:layer="layout" svg:width="0.459cm" svg:height="0.461cm" svg:x="14.086cm" svg:y="13.622cm" svg:viewBox="0 0 460 462" draw:points="0,0 460,0 460,462 0,462">
          <text:p text:style-name="P2"><text:span text:style-name="T8">T</text:span></text:p>
        </draw:polygon>
        <draw:polyline draw:style-name="gr6" draw:text-style-name="P10" draw:layer="layout" svg:width="0.459cm" svg:height="0.461cm" svg:x="14.086cm" svg:y="13.622cm" svg:viewBox="0 0 460 462" draw:points="230,462 0,462 0,0 460,0 460,462 230,462">
          <text:p/>
        </draw:polyline>
        <draw:polygon draw:style-name="gr41" draw:text-style-name="P10" draw:layer="layout" svg:width="0.462cm" svg:height="0.461cm" svg:x="13.623cm" svg:y="13.622cm" svg:viewBox="0 0 463 462" draw:points="0,0 463,0 463,462 0,462">
          <text:p text:style-name="P2"><text:span text:style-name="T8">T</text:span></text:p>
        </draw:polygon>
        <draw:polyline draw:style-name="gr6" draw:text-style-name="P10" draw:layer="layout" svg:width="0.462cm" svg:height="0.461cm" svg:x="13.623cm" svg:y="13.622cm" svg:viewBox="0 0 463 462" draw:points="231,462 0,462 0,0 463,0 463,462 231,462">
          <text:p/>
        </draw:polyline>
        <draw:polygon draw:style-name="gr41" draw:text-style-name="P10" draw:layer="layout" svg:width="0.459cm" svg:height="0.461cm" svg:x="15.009cm" svg:y="13.622cm" svg:viewBox="0 0 460 462" draw:points="0,0 460,0 460,462 0,462">
          <text:p text:style-name="P2"><text:span text:style-name="T8">T</text:span></text:p>
        </draw:polygon>
        <draw:polyline draw:style-name="gr6" draw:text-style-name="P10" draw:layer="layout" svg:width="0.459cm" svg:height="0.461cm" svg:x="15.009cm" svg:y="13.622cm" svg:viewBox="0 0 460 462" draw:points="230,462 0,462 0,0 460,0 460,462 230,462">
          <text:p/>
        </draw:polyline>
        <draw:polygon draw:style-name="gr41" draw:text-style-name="P10" draw:layer="layout" svg:width="0.462cm" svg:height="0.461cm" svg:x="14.546cm" svg:y="13.622cm" svg:viewBox="0 0 463 462" draw:points="0,0 463,0 463,462 0,462">
          <text:p text:style-name="P2"><text:span text:style-name="T8">T</text:span></text:p>
        </draw:polygon>
        <draw:polyline draw:style-name="gr6" draw:text-style-name="P10" draw:layer="layout" svg:width="0.462cm" svg:height="0.461cm" svg:x="14.546cm" svg:y="13.622cm" svg:viewBox="0 0 463 462" draw:points="231,462 0,462 0,0 463,0 463,462 231,462">
          <text:p/>
        </draw:polyline>
        <draw:polygon draw:style-name="gr41" draw:text-style-name="P10" draw:layer="layout" svg:width="0.462cm" svg:height="0.461cm" svg:x="15.469cm" svg:y="13.622cm" svg:viewBox="0 0 463 462" draw:points="0,0 463,0 463,462 0,462">
          <text:p text:style-name="P2"><text:span text:style-name="T8">T</text:span></text:p>
        </draw:polygon>
        <draw:polyline draw:style-name="gr6" draw:text-style-name="P10" draw:layer="layout" svg:width="0.462cm" svg:height="0.461cm" svg:x="15.469cm" svg:y="13.622cm" svg:viewBox="0 0 463 462" draw:points="231,462 0,462 0,0 463,0 463,462 231,462">
          <text:p/>
        </draw:polyline>
        <draw:polygon draw:style-name="gr41" draw:text-style-name="P10" draw:layer="layout" svg:width="0.459cm" svg:height="0.461cm" svg:x="16.395cm" svg:y="13.622cm" svg:viewBox="0 0 460 462" draw:points="0,0 460,0 460,462 0,462">
          <text:p text:style-name="P2"><text:span text:style-name="T8">T</text:span></text:p>
        </draw:polygon>
        <draw:polyline draw:style-name="gr6" draw:text-style-name="P10" draw:layer="layout" svg:width="0.459cm" svg:height="0.461cm" svg:x="16.395cm" svg:y="13.622cm" svg:viewBox="0 0 460 462" draw:points="230,462 0,462 0,0 460,0 460,462 230,462">
          <text:p/>
        </draw:polyline>
        <draw:polygon draw:style-name="gr41" draw:text-style-name="P10" draw:layer="layout" svg:width="0.462cm" svg:height="0.461cm" svg:x="15.932cm" svg:y="13.622cm" svg:viewBox="0 0 463 462" draw:points="0,0 463,0 463,462 0,462">
          <text:p text:style-name="P2"><text:span text:style-name="T8">T</text:span></text:p>
        </draw:polygon>
        <draw:polyline draw:style-name="gr6" draw:text-style-name="P10" draw:layer="layout" svg:width="0.462cm" svg:height="0.461cm" svg:x="15.932cm" svg:y="13.622cm" svg:viewBox="0 0 463 462" draw:points="231,462 0,462 0,0 463,0 463,462 231,462">
          <text:p/>
        </draw:polyline>
        <draw:polygon draw:style-name="gr41" draw:text-style-name="P10" draw:layer="layout" svg:width="0.459cm" svg:height="0.461cm" svg:x="17.318cm" svg:y="13.622cm" svg:viewBox="0 0 460 462" draw:points="0,0 460,0 460,462 0,462">
          <text:p text:style-name="P2"><text:span text:style-name="T8">T</text:span></text:p>
        </draw:polygon>
        <draw:polyline draw:style-name="gr6" draw:text-style-name="P10" draw:layer="layout" svg:width="0.459cm" svg:height="0.461cm" svg:x="17.318cm" svg:y="13.622cm" svg:viewBox="0 0 460 462" draw:points="230,462 0,462 0,0 460,0 460,462 230,462">
          <text:p/>
        </draw:polyline>
        <draw:polygon draw:style-name="gr41" draw:text-style-name="P10" draw:layer="layout" svg:width="0.462cm" svg:height="0.461cm" svg:x="16.855cm" svg:y="13.622cm" svg:viewBox="0 0 463 462" draw:points="0,0 463,0 463,462 0,462">
          <text:p text:style-name="P2"><text:span text:style-name="T8">T</text:span></text:p>
        </draw:polygon>
        <draw:polyline draw:style-name="gr6" draw:text-style-name="P10" draw:layer="layout" svg:width="0.462cm" svg:height="0.461cm" svg:x="16.855cm" svg:y="13.622cm" svg:viewBox="0 0 463 462" draw:points="231,462 0,462 0,0 463,0 463,462 231,462">
          <text:p/>
        </draw:polyline>
        <draw:polygon draw:style-name="gr41" draw:text-style-name="P10" draw:layer="layout" svg:width="0.459cm" svg:height="0.461cm" svg:x="18.241cm" svg:y="13.622cm" svg:viewBox="0 0 460 462" draw:points="0,0 460,0 460,462 0,462">
          <text:p text:style-name="P2"><text:span text:style-name="T8">T</text:span></text:p>
        </draw:polygon>
        <draw:polyline draw:style-name="gr6" draw:text-style-name="P10" draw:layer="layout" svg:width="0.459cm" svg:height="0.461cm" svg:x="18.241cm" svg:y="13.622cm" svg:viewBox="0 0 460 462" draw:points="230,462 0,462 0,0 460,0 460,462 230,462">
          <text:p/>
        </draw:polyline>
        <draw:polygon draw:style-name="gr41" draw:text-style-name="P10" draw:layer="layout" svg:width="0.462cm" svg:height="0.461cm" svg:x="17.778cm" svg:y="13.622cm" svg:viewBox="0 0 463 462" draw:points="0,0 463,0 463,462 0,462">
          <text:p text:style-name="P2"><text:span text:style-name="T8">T</text:span></text:p>
        </draw:polygon>
        <draw:polyline draw:style-name="gr6" draw:text-style-name="P10" draw:layer="layout" svg:width="0.462cm" svg:height="0.461cm" svg:x="17.778cm" svg:y="13.622cm" svg:viewBox="0 0 463 462" draw:points="231,462 0,462 0,0 463,0 463,462 231,462">
          <text:p/>
        </draw:polyline>
        <draw:polygon draw:style-name="gr41" draw:text-style-name="P10" draw:layer="layout" svg:width="0.462cm" svg:height="0.461cm" svg:x="18.701cm" svg:y="13.622cm" svg:viewBox="0 0 463 462" draw:points="0,0 463,0 463,462 0,462">
          <text:p text:style-name="P2"><text:span text:style-name="T8">T</text:span></text:p>
        </draw:polygon>
        <draw:polyline draw:style-name="gr6" draw:text-style-name="P10" draw:layer="layout" svg:width="0.462cm" svg:height="0.461cm" svg:x="18.701cm" svg:y="13.622cm" svg:viewBox="0 0 463 462" draw:points="231,462 0,462 0,0 463,0 463,462 231,462">
          <text:p/>
        </draw:polyline>
        <draw:polygon draw:style-name="gr41" draw:text-style-name="P10" draw:layer="layout" svg:width="0.459cm" svg:height="0.461cm" svg:x="19.136cm" svg:y="13.622cm" svg:viewBox="0 0 460 462" draw:points="0,0 460,0 460,462 0,462">
          <text:p text:style-name="P2"><text:span text:style-name="T8">T</text:span></text:p>
        </draw:polygon>
        <draw:polyline draw:style-name="gr6" draw:text-style-name="P10" draw:layer="layout" svg:width="0.459cm" svg:height="0.461cm" svg:x="19.136cm" svg:y="13.622cm" svg:viewBox="0 0 460 462" draw:points="230,462 0,462 0,0 460,0 460,462 230,462">
          <text:p/>
        </draw:polyline>
        <draw:polygon draw:style-name="gr41" draw:text-style-name="P10" draw:layer="layout" svg:width="0.462cm" svg:height="0.461cm" svg:x="19.596cm" svg:y="13.622cm" svg:viewBox="0 0 463 462" draw:points="0,0 463,0 463,462 0,462">
          <text:p text:style-name="P2"><text:span text:style-name="T8">T</text:span></text:p>
        </draw:polygon>
        <draw:polyline draw:style-name="gr6" draw:text-style-name="P10" draw:layer="layout" svg:width="0.462cm" svg:height="0.461cm" svg:x="19.596cm" svg:y="13.622cm" svg:viewBox="0 0 463 462" draw:points="231,462 0,462 0,0 463,0 463,462 231,462">
          <text:p/>
        </draw:polyline>
        <draw:polygon draw:style-name="gr10" draw:text-style-name="P10" draw:layer="layout" svg:width="0.459cm" svg:height="0.461cm" svg:x="13.163cm" svg:y="13.622cm" svg:viewBox="0 0 460 462" draw:points="0,0 460,0 460,462 0,462">
          <text:p/>
        </draw:polygon>
        <draw:polyline draw:style-name="gr6" draw:text-style-name="P10" draw:layer="layout" svg:width="0.459cm" svg:height="0.461cm" svg:x="13.163cm" svg:y="13.622cm" svg:viewBox="0 0 460 462" draw:points="230,462 0,462 0,0 460,0 460,462 230,462">
          <text:p/>
        </draw:polyline>
        <draw:polygon draw:style-name="gr8" draw:text-style-name="P10" draw:layer="layout" svg:width="0.462cm" svg:height="0.461cm" svg:x="12.7cm" svg:y="13.622cm" svg:viewBox="0 0 463 462" draw:points="0,0 463,0 463,462 0,462">
          <text:p/>
        </draw:polygon>
        <draw:polyline draw:style-name="gr6" draw:text-style-name="P10" draw:layer="layout" svg:width="0.462cm" svg:height="0.461cm" svg:x="12.7cm" svg:y="13.622cm" svg:viewBox="0 0 463 462" draw:points="231,462 0,462 0,0 463,0 463,462 231,462">
          <text:p/>
        </draw:polyline>
        <draw:polygon draw:style-name="gr10" draw:text-style-name="P10" draw:layer="layout" svg:width="0.459cm" svg:height="0.461cm" svg:x="14.086cm" svg:y="13.622cm" svg:viewBox="0 0 460 462" draw:points="0,0 460,0 460,462 0,462">
          <text:p/>
        </draw:polygon>
        <draw:polyline draw:style-name="gr6" draw:text-style-name="P10" draw:layer="layout" svg:width="0.459cm" svg:height="0.461cm" svg:x="14.086cm" svg:y="13.622cm" svg:viewBox="0 0 460 462" draw:points="230,462 0,462 0,0 460,0 460,462 230,462">
          <text:p/>
        </draw:polyline>
        <draw:polygon draw:style-name="gr10" draw:text-style-name="P10" draw:layer="layout" svg:width="0.462cm" svg:height="0.461cm" svg:x="13.623cm" svg:y="13.622cm" svg:viewBox="0 0 463 462" draw:points="0,0 463,0 463,462 0,462">
          <text:p/>
        </draw:polygon>
        <draw:polyline draw:style-name="gr6" draw:text-style-name="P10" draw:layer="layout" svg:width="0.462cm" svg:height="0.461cm" svg:x="13.623cm" svg:y="13.622cm" svg:viewBox="0 0 463 462" draw:points="231,462 0,462 0,0 463,0 463,462 231,462">
          <text:p/>
        </draw:polyline>
        <draw:polygon draw:style-name="gr15" draw:text-style-name="P10" draw:layer="layout" svg:width="0.459cm" svg:height="0.461cm" svg:x="15.009cm" svg:y="13.622cm" svg:viewBox="0 0 460 462" draw:points="0,0 460,0 460,462 0,462">
          <text:p/>
        </draw:polygon>
        <draw:polyline draw:style-name="gr6" draw:text-style-name="P10" draw:layer="layout" svg:width="0.459cm" svg:height="0.461cm" svg:x="15.009cm" svg:y="13.622cm" svg:viewBox="0 0 460 462" draw:points="230,462 0,462 0,0 460,0 460,462 230,462">
          <text:p/>
        </draw:polyline>
        <draw:polygon draw:style-name="gr15" draw:text-style-name="P10" draw:layer="layout" svg:width="0.462cm" svg:height="0.461cm" svg:x="14.546cm" svg:y="13.622cm" svg:viewBox="0 0 463 462" draw:points="0,0 463,0 463,462 0,462">
          <text:p/>
        </draw:polygon>
        <draw:polyline draw:style-name="gr6" draw:text-style-name="P10" draw:layer="layout" svg:width="0.462cm" svg:height="0.461cm" svg:x="14.546cm" svg:y="13.622cm" svg:viewBox="0 0 463 462" draw:points="231,462 0,462 0,0 463,0 463,462 231,462">
          <text:p/>
        </draw:polyline>
        <draw:polygon draw:style-name="gr15" draw:text-style-name="P10" draw:layer="layout" svg:width="0.462cm" svg:height="0.461cm" svg:x="15.469cm" svg:y="13.622cm" svg:viewBox="0 0 463 462" draw:points="0,0 463,0 463,462 0,462">
          <text:p/>
        </draw:polygon>
        <draw:polyline draw:style-name="gr6" draw:text-style-name="P10" draw:layer="layout" svg:width="0.462cm" svg:height="0.461cm" svg:x="15.469cm" svg:y="13.622cm" svg:viewBox="0 0 463 462" draw:points="231,462 0,462 0,0 463,0 463,462 231,462">
          <text:p/>
        </draw:polyline>
        <draw:polygon draw:style-name="gr15" draw:text-style-name="P10" draw:layer="layout" svg:width="0.459cm" svg:height="0.461cm" svg:x="16.395cm" svg:y="13.622cm" svg:viewBox="0 0 460 462" draw:points="0,0 460,0 460,462 0,462">
          <text:p/>
        </draw:polygon>
        <draw:polyline draw:style-name="gr6" draw:text-style-name="P10" draw:layer="layout" svg:width="0.459cm" svg:height="0.461cm" svg:x="16.395cm" svg:y="13.622cm" svg:viewBox="0 0 460 462" draw:points="230,462 0,462 0,0 460,0 460,462 230,462">
          <text:p/>
        </draw:polyline>
        <draw:polygon draw:style-name="gr15" draw:text-style-name="P10" draw:layer="layout" svg:width="0.462cm" svg:height="0.461cm" svg:x="15.932cm" svg:y="13.622cm" svg:viewBox="0 0 463 462" draw:points="0,0 463,0 463,462 0,462">
          <text:p/>
        </draw:polygon>
        <draw:polyline draw:style-name="gr6" draw:text-style-name="P10" draw:layer="layout" svg:width="0.462cm" svg:height="0.461cm" svg:x="15.932cm" svg:y="13.622cm" svg:viewBox="0 0 463 462" draw:points="231,462 0,462 0,0 463,0 463,462 231,462">
          <text:p/>
        </draw:polyline>
        <draw:polygon draw:style-name="gr15" draw:text-style-name="P10" draw:layer="layout" svg:width="0.459cm" svg:height="0.461cm" svg:x="17.318cm" svg:y="13.622cm" svg:viewBox="0 0 460 462" draw:points="0,0 460,0 460,462 0,462">
          <text:p/>
        </draw:polygon>
        <draw:polyline draw:style-name="gr6" draw:text-style-name="P10" draw:layer="layout" svg:width="0.459cm" svg:height="0.461cm" svg:x="17.318cm" svg:y="13.622cm" svg:viewBox="0 0 460 462" draw:points="230,462 0,462 0,0 460,0 460,462 230,462">
          <text:p/>
        </draw:polyline>
        <draw:polygon draw:style-name="gr15" draw:text-style-name="P10" draw:layer="layout" svg:width="0.462cm" svg:height="0.461cm" svg:x="16.855cm" svg:y="13.622cm" svg:viewBox="0 0 463 462" draw:points="0,0 463,0 463,462 0,462">
          <text:p/>
        </draw:polygon>
        <draw:polyline draw:style-name="gr6" draw:text-style-name="P10" draw:layer="layout" svg:width="0.462cm" svg:height="0.461cm" svg:x="16.855cm" svg:y="13.622cm" svg:viewBox="0 0 463 462" draw:points="231,462 0,462 0,0 463,0 463,462 231,462">
          <text:p/>
        </draw:polyline>
        <draw:polygon draw:style-name="gr10" draw:text-style-name="P10" draw:layer="layout" svg:width="0.459cm" svg:height="0.461cm" svg:x="18.241cm" svg:y="13.622cm" svg:viewBox="0 0 460 462" draw:points="0,0 460,0 460,462 0,462">
          <text:p/>
        </draw:polygon>
        <draw:polyline draw:style-name="gr6" draw:text-style-name="P10" draw:layer="layout" svg:width="0.459cm" svg:height="0.461cm" svg:x="18.241cm" svg:y="13.622cm" svg:viewBox="0 0 460 462" draw:points="230,462 0,462 0,0 460,0 460,462 230,462">
          <text:p/>
        </draw:polyline>
        <draw:polygon draw:style-name="gr10" draw:text-style-name="P10" draw:layer="layout" svg:width="0.462cm" svg:height="0.461cm" svg:x="17.778cm" svg:y="13.622cm" svg:viewBox="0 0 463 462" draw:points="0,0 463,0 463,462 0,462">
          <text:p/>
        </draw:polygon>
        <draw:polyline draw:style-name="gr6" draw:text-style-name="P10" draw:layer="layout" svg:width="0.462cm" svg:height="0.461cm" svg:x="17.778cm" svg:y="13.622cm" svg:viewBox="0 0 463 462" draw:points="231,462 0,462 0,0 463,0 463,462 231,462">
          <text:p/>
        </draw:polyline>
        <draw:polygon draw:style-name="gr10" draw:text-style-name="P10" draw:layer="layout" svg:width="0.462cm" svg:height="0.461cm" svg:x="18.701cm" svg:y="13.622cm" svg:viewBox="0 0 463 462" draw:points="0,0 463,0 463,462 0,462">
          <text:p/>
        </draw:polygon>
        <draw:polyline draw:style-name="gr6" draw:text-style-name="P10" draw:layer="layout" svg:width="0.462cm" svg:height="0.461cm" svg:x="18.701cm" svg:y="13.622cm" svg:viewBox="0 0 463 462" draw:points="231,462 0,462 0,0 463,0 463,462 231,462">
          <text:p/>
        </draw:polyline>
        <draw:polygon draw:style-name="gr8" draw:text-style-name="P10" draw:layer="layout" svg:width="0.459cm" svg:height="0.461cm" svg:x="19.136cm" svg:y="13.622cm" svg:viewBox="0 0 460 462" draw:points="0,0 460,0 460,462 0,462">
          <text:p/>
        </draw:polygon>
        <draw:polyline draw:style-name="gr6" draw:text-style-name="P10" draw:layer="layout" svg:width="0.459cm" svg:height="0.461cm" svg:x="19.136cm" svg:y="13.622cm" svg:viewBox="0 0 460 462" draw:points="230,462 0,462 0,0 460,0 460,462 230,462">
          <text:p/>
        </draw:polyline>
        <draw:polygon draw:style-name="gr8" draw:text-style-name="P10" draw:layer="layout" svg:width="0.462cm" svg:height="0.461cm" svg:x="19.596cm" svg:y="13.622cm" svg:viewBox="0 0 463 462" draw:points="0,0 463,0 463,462 0,462">
          <text:p/>
        </draw:polygon>
        <draw:polyline draw:style-name="gr6" draw:text-style-name="P10" draw:layer="layout" svg:width="0.462cm" svg:height="0.461cm" svg:x="19.596cm" svg:y="13.622cm" svg:viewBox="0 0 463 462" draw:points="231,462 0,462 0,0 463,0 463,462 231,462">
          <text:p/>
        </draw:polyline>
        <draw:polygon draw:style-name="gr41" draw:text-style-name="P10" draw:layer="layout" svg:width="0.459cm" svg:height="0.461cm" svg:x="13.163cm" svg:y="13.16cm" svg:viewBox="0 0 460 462" draw:points="0,0 460,0 460,462 0,462">
          <text:p text:style-name="P2"><text:span text:style-name="T8">T</text:span></text:p>
        </draw:polygon>
        <draw:polyline draw:style-name="gr6" draw:text-style-name="P10" draw:layer="layout" svg:width="0.459cm" svg:height="0.461cm" svg:x="13.163cm" svg:y="13.16cm" svg:viewBox="0 0 460 462" draw:points="230,462 0,462 0,0 460,0 460,462 230,462">
          <text:p/>
        </draw:polyline>
        <draw:polygon draw:style-name="gr41" draw:text-style-name="P10" draw:layer="layout" svg:width="0.462cm" svg:height="0.461cm" svg:x="12.7cm" svg:y="13.16cm" svg:viewBox="0 0 463 462" draw:points="0,0 463,0 463,462 0,462">
          <text:p text:style-name="P2"><text:span text:style-name="T8">T</text:span></text:p>
        </draw:polygon>
        <draw:polyline draw:style-name="gr6" draw:text-style-name="P10" draw:layer="layout" svg:width="0.462cm" svg:height="0.461cm" svg:x="12.7cm" svg:y="13.16cm" svg:viewBox="0 0 463 462" draw:points="231,462 0,462 0,0 463,0 463,462 231,462">
          <text:p/>
        </draw:polyline>
        <draw:polygon draw:style-name="gr41" draw:text-style-name="P10" draw:layer="layout" svg:width="0.459cm" svg:height="0.461cm" svg:x="14.086cm" svg:y="13.16cm" svg:viewBox="0 0 460 462" draw:points="0,0 460,0 460,462 0,462">
          <text:p text:style-name="P2"><text:span text:style-name="T8">T</text:span></text:p>
        </draw:polygon>
        <draw:polyline draw:style-name="gr6" draw:text-style-name="P10" draw:layer="layout" svg:width="0.459cm" svg:height="0.461cm" svg:x="14.086cm" svg:y="13.16cm" svg:viewBox="0 0 460 462" draw:points="230,462 0,462 0,0 460,0 460,462 230,462">
          <text:p/>
        </draw:polyline>
        <draw:polygon draw:style-name="gr41" draw:text-style-name="P10" draw:layer="layout" svg:width="0.462cm" svg:height="0.461cm" svg:x="13.623cm" svg:y="13.16cm" svg:viewBox="0 0 463 462" draw:points="0,0 463,0 463,462 0,462">
          <text:p text:style-name="P2"><text:span text:style-name="T8">T</text:span></text:p>
        </draw:polygon>
        <draw:polyline draw:style-name="gr6" draw:text-style-name="P10" draw:layer="layout" svg:width="0.462cm" svg:height="0.461cm" svg:x="13.623cm" svg:y="13.16cm" svg:viewBox="0 0 463 462" draw:points="231,462 0,462 0,0 463,0 463,462 231,462">
          <text:p/>
        </draw:polyline>
        <draw:polygon draw:style-name="gr41" draw:text-style-name="P10" draw:layer="layout" svg:width="0.459cm" svg:height="0.461cm" svg:x="15.009cm" svg:y="13.16cm" svg:viewBox="0 0 460 462" draw:points="0,0 460,0 460,462 0,462">
          <text:p text:style-name="P2"><text:span text:style-name="T8">T</text:span></text:p>
        </draw:polygon>
        <draw:polyline draw:style-name="gr6" draw:text-style-name="P10" draw:layer="layout" svg:width="0.459cm" svg:height="0.461cm" svg:x="15.009cm" svg:y="13.16cm" svg:viewBox="0 0 460 462" draw:points="230,462 0,462 0,0 460,0 460,462 230,462">
          <text:p/>
        </draw:polyline>
        <draw:polygon draw:style-name="gr41" draw:text-style-name="P10" draw:layer="layout" svg:width="0.462cm" svg:height="0.461cm" svg:x="14.546cm" svg:y="13.16cm" svg:viewBox="0 0 463 462" draw:points="0,0 463,0 463,462 0,462">
          <text:p text:style-name="P2"><text:span text:style-name="T8">T</text:span></text:p>
        </draw:polygon>
        <draw:polyline draw:style-name="gr6" draw:text-style-name="P10" draw:layer="layout" svg:width="0.462cm" svg:height="0.461cm" svg:x="14.546cm" svg:y="13.16cm" svg:viewBox="0 0 463 462" draw:points="231,462 0,462 0,0 463,0 463,462 231,462">
          <text:p/>
        </draw:polyline>
        <draw:polygon draw:style-name="gr41" draw:text-style-name="P10" draw:layer="layout" svg:width="0.462cm" svg:height="0.461cm" svg:x="15.469cm" svg:y="13.16cm" svg:viewBox="0 0 463 462" draw:points="0,0 463,0 463,462 0,462">
          <text:p text:style-name="P2"><text:span text:style-name="T8">T</text:span></text:p>
        </draw:polygon>
        <draw:polyline draw:style-name="gr6" draw:text-style-name="P10" draw:layer="layout" svg:width="0.462cm" svg:height="0.461cm" svg:x="15.469cm" svg:y="13.16cm" svg:viewBox="0 0 463 462" draw:points="231,462 0,462 0,0 463,0 463,462 231,462">
          <text:p/>
        </draw:polyline>
        <draw:polygon draw:style-name="gr41" draw:text-style-name="P10" draw:layer="layout" svg:width="0.459cm" svg:height="0.461cm" svg:x="16.395cm" svg:y="13.16cm" svg:viewBox="0 0 460 462" draw:points="0,0 460,0 460,462 0,462">
          <text:p text:style-name="P2"><text:span text:style-name="T8">T</text:span></text:p>
        </draw:polygon>
        <draw:polyline draw:style-name="gr6" draw:text-style-name="P10" draw:layer="layout" svg:width="0.459cm" svg:height="0.461cm" svg:x="16.395cm" svg:y="13.16cm" svg:viewBox="0 0 460 462" draw:points="230,462 0,462 0,0 460,0 460,462 230,462">
          <text:p/>
        </draw:polyline>
        <draw:polygon draw:style-name="gr41" draw:text-style-name="P10" draw:layer="layout" svg:width="0.462cm" svg:height="0.461cm" svg:x="15.932cm" svg:y="13.16cm" svg:viewBox="0 0 463 462" draw:points="0,0 463,0 463,462 0,462">
          <text:p text:style-name="P2"><text:span text:style-name="T8">T</text:span></text:p>
        </draw:polygon>
        <draw:polyline draw:style-name="gr6" draw:text-style-name="P10" draw:layer="layout" svg:width="0.462cm" svg:height="0.461cm" svg:x="15.932cm" svg:y="13.16cm" svg:viewBox="0 0 463 462" draw:points="231,462 0,462 0,0 463,0 463,462 231,462">
          <text:p/>
        </draw:polyline>
        <draw:polygon draw:style-name="gr41" draw:text-style-name="P10" draw:layer="layout" svg:width="0.459cm" svg:height="0.461cm" svg:x="17.318cm" svg:y="13.16cm" svg:viewBox="0 0 460 462" draw:points="0,0 460,0 460,462 0,462">
          <text:p text:style-name="P2"><text:span text:style-name="T8">T</text:span></text:p>
        </draw:polygon>
        <draw:polyline draw:style-name="gr6" draw:text-style-name="P10" draw:layer="layout" svg:width="0.459cm" svg:height="0.461cm" svg:x="17.318cm" svg:y="13.16cm" svg:viewBox="0 0 460 462" draw:points="230,462 0,462 0,0 460,0 460,462 230,462">
          <text:p/>
        </draw:polyline>
        <draw:polygon draw:style-name="gr41" draw:text-style-name="P10" draw:layer="layout" svg:width="0.462cm" svg:height="0.461cm" svg:x="16.855cm" svg:y="13.16cm" svg:viewBox="0 0 463 462" draw:points="0,0 463,0 463,462 0,462">
          <text:p text:style-name="P2"><text:span text:style-name="T8">T</text:span></text:p>
        </draw:polygon>
        <draw:polyline draw:style-name="gr6" draw:text-style-name="P10" draw:layer="layout" svg:width="0.462cm" svg:height="0.461cm" svg:x="16.855cm" svg:y="13.16cm" svg:viewBox="0 0 463 462" draw:points="231,462 0,462 0,0 463,0 463,462 231,462">
          <text:p/>
        </draw:polyline>
        <draw:polygon draw:style-name="gr41" draw:text-style-name="P10" draw:layer="layout" svg:width="0.459cm" svg:height="0.461cm" svg:x="18.241cm" svg:y="13.16cm" svg:viewBox="0 0 460 462" draw:points="0,0 460,0 460,462 0,462">
          <text:p text:style-name="P2"><text:span text:style-name="T8">T</text:span></text:p>
        </draw:polygon>
        <draw:polyline draw:style-name="gr6" draw:text-style-name="P10" draw:layer="layout" svg:width="0.459cm" svg:height="0.461cm" svg:x="18.241cm" svg:y="13.16cm" svg:viewBox="0 0 460 462" draw:points="230,462 0,462 0,0 460,0 460,462 230,462">
          <text:p/>
        </draw:polyline>
        <draw:polygon draw:style-name="gr41" draw:text-style-name="P10" draw:layer="layout" svg:width="0.462cm" svg:height="0.461cm" svg:x="17.778cm" svg:y="13.16cm" svg:viewBox="0 0 463 462" draw:points="0,0 463,0 463,462 0,462">
          <text:p text:style-name="P2"><text:span text:style-name="T8">T</text:span></text:p>
        </draw:polygon>
        <draw:polyline draw:style-name="gr6" draw:text-style-name="P10" draw:layer="layout" svg:width="0.462cm" svg:height="0.461cm" svg:x="17.778cm" svg:y="13.16cm" svg:viewBox="0 0 463 462" draw:points="231,462 0,462 0,0 463,0 463,462 231,462">
          <text:p/>
        </draw:polyline>
        <draw:polygon draw:style-name="gr41" draw:text-style-name="P10" draw:layer="layout" svg:width="0.462cm" svg:height="0.461cm" svg:x="18.701cm" svg:y="13.16cm" svg:viewBox="0 0 463 462" draw:points="0,0 463,0 463,462 0,462">
          <text:p text:style-name="P2"><text:span text:style-name="T8">T</text:span></text:p>
        </draw:polygon>
        <draw:polyline draw:style-name="gr6" draw:text-style-name="P10" draw:layer="layout" svg:width="0.462cm" svg:height="0.461cm" svg:x="18.701cm" svg:y="13.16cm" svg:viewBox="0 0 463 462" draw:points="231,462 0,462 0,0 463,0 463,462 231,462">
          <text:p/>
        </draw:polyline>
        <draw:polygon draw:style-name="gr41" draw:text-style-name="P10" draw:layer="layout" svg:width="0.459cm" svg:height="0.461cm" svg:x="19.136cm" svg:y="13.16cm" svg:viewBox="0 0 460 462" draw:points="0,0 460,0 460,462 0,462">
          <text:p text:style-name="P2"><text:span text:style-name="T8">T</text:span></text:p>
        </draw:polygon>
        <draw:polyline draw:style-name="gr6" draw:text-style-name="P10" draw:layer="layout" svg:width="0.459cm" svg:height="0.461cm" svg:x="19.136cm" svg:y="13.16cm" svg:viewBox="0 0 460 462" draw:points="230,462 0,462 0,0 460,0 460,462 230,462">
          <text:p/>
        </draw:polyline>
        <draw:polygon draw:style-name="gr41" draw:text-style-name="P10" draw:layer="layout" svg:width="0.462cm" svg:height="0.461cm" svg:x="19.596cm" svg:y="13.16cm" svg:viewBox="0 0 463 462" draw:points="0,0 463,0 463,462 0,462">
          <text:p text:style-name="P2"><text:span text:style-name="T8">T</text:span></text:p>
        </draw:polygon>
        <draw:polyline draw:style-name="gr6" draw:text-style-name="P10" draw:layer="layout" svg:width="0.462cm" svg:height="0.461cm" svg:x="19.596cm" svg:y="13.16cm" svg:viewBox="0 0 463 462" draw:points="231,462 0,462 0,0 463,0 463,462 231,462">
          <text:p/>
        </draw:polyline>
        <draw:polygon draw:style-name="gr10" draw:text-style-name="P10" draw:layer="layout" svg:width="0.459cm" svg:height="0.461cm" svg:x="13.163cm" svg:y="13.16cm" svg:viewBox="0 0 460 462" draw:points="0,0 460,0 460,462 0,462">
          <text:p/>
        </draw:polygon>
        <draw:polyline draw:style-name="gr6" draw:text-style-name="P10" draw:layer="layout" svg:width="0.459cm" svg:height="0.461cm" svg:x="13.163cm" svg:y="13.16cm" svg:viewBox="0 0 460 462" draw:points="230,462 0,462 0,0 460,0 460,462 230,462">
          <text:p/>
        </draw:polyline>
        <draw:polygon draw:style-name="gr10" draw:text-style-name="P10" draw:layer="layout" svg:width="0.462cm" svg:height="0.461cm" svg:x="12.7cm" svg:y="13.16cm" svg:viewBox="0 0 463 462" draw:points="0,0 463,0 463,462 0,462">
          <text:p/>
        </draw:polygon>
        <draw:polyline draw:style-name="gr6" draw:text-style-name="P10" draw:layer="layout" svg:width="0.462cm" svg:height="0.461cm" svg:x="12.7cm" svg:y="13.16cm" svg:viewBox="0 0 463 462" draw:points="231,462 0,462 0,0 463,0 463,462 231,462">
          <text:p/>
        </draw:polyline>
        <draw:polygon draw:style-name="gr10" draw:text-style-name="P10" draw:layer="layout" svg:width="0.459cm" svg:height="0.461cm" svg:x="14.086cm" svg:y="13.16cm" svg:viewBox="0 0 460 462" draw:points="0,0 460,0 460,462 0,462">
          <text:p/>
        </draw:polygon>
        <draw:polyline draw:style-name="gr6" draw:text-style-name="P10" draw:layer="layout" svg:width="0.459cm" svg:height="0.461cm" svg:x="14.086cm" svg:y="13.16cm" svg:viewBox="0 0 460 462" draw:points="230,462 0,462 0,0 460,0 460,462 230,462">
          <text:p/>
        </draw:polyline>
        <draw:polygon draw:style-name="gr10" draw:text-style-name="P10" draw:layer="layout" svg:width="0.462cm" svg:height="0.461cm" svg:x="13.623cm" svg:y="13.16cm" svg:viewBox="0 0 463 462" draw:points="0,0 463,0 463,462 0,462">
          <text:p/>
        </draw:polygon>
        <draw:polyline draw:style-name="gr6" draw:text-style-name="P10" draw:layer="layout" svg:width="0.462cm" svg:height="0.461cm" svg:x="13.623cm" svg:y="13.16cm" svg:viewBox="0 0 463 462" draw:points="231,462 0,462 0,0 463,0 463,462 231,462">
          <text:p/>
        </draw:polyline>
        <draw:polygon draw:style-name="gr15" draw:text-style-name="P10" draw:layer="layout" svg:width="0.459cm" svg:height="0.461cm" svg:x="15.009cm" svg:y="13.16cm" svg:viewBox="0 0 460 462" draw:points="0,0 460,0 460,462 0,462">
          <text:p/>
        </draw:polygon>
        <draw:polyline draw:style-name="gr6" draw:text-style-name="P10" draw:layer="layout" svg:width="0.459cm" svg:height="0.461cm" svg:x="15.009cm" svg:y="13.16cm" svg:viewBox="0 0 460 462" draw:points="230,462 0,462 0,0 460,0 460,462 230,462">
          <text:p/>
        </draw:polyline>
        <draw:polygon draw:style-name="gr15" draw:text-style-name="P10" draw:layer="layout" svg:width="0.462cm" svg:height="0.461cm" svg:x="14.546cm" svg:y="13.16cm" svg:viewBox="0 0 463 462" draw:points="0,0 463,0 463,462 0,462">
          <text:p/>
        </draw:polygon>
        <draw:polyline draw:style-name="gr6" draw:text-style-name="P10" draw:layer="layout" svg:width="0.462cm" svg:height="0.461cm" svg:x="14.546cm" svg:y="13.16cm" svg:viewBox="0 0 463 462" draw:points="231,462 0,462 0,0 463,0 463,462 231,462">
          <text:p/>
        </draw:polyline>
        <draw:polygon draw:style-name="gr15" draw:text-style-name="P10" draw:layer="layout" svg:width="0.462cm" svg:height="0.461cm" svg:x="15.469cm" svg:y="13.16cm" svg:viewBox="0 0 463 462" draw:points="0,0 463,0 463,462 0,462">
          <text:p/>
        </draw:polygon>
        <draw:polyline draw:style-name="gr6" draw:text-style-name="P10" draw:layer="layout" svg:width="0.462cm" svg:height="0.461cm" svg:x="15.469cm" svg:y="13.16cm" svg:viewBox="0 0 463 462" draw:points="231,462 0,462 0,0 463,0 463,462 231,462">
          <text:p/>
        </draw:polyline>
        <draw:polygon draw:style-name="gr15" draw:text-style-name="P10" draw:layer="layout" svg:width="0.459cm" svg:height="0.461cm" svg:x="16.395cm" svg:y="13.16cm" svg:viewBox="0 0 460 462" draw:points="0,0 460,0 460,462 0,462">
          <text:p/>
        </draw:polygon>
        <draw:polyline draw:style-name="gr6" draw:text-style-name="P10" draw:layer="layout" svg:width="0.459cm" svg:height="0.461cm" svg:x="16.395cm" svg:y="13.16cm" svg:viewBox="0 0 460 462" draw:points="230,462 0,462 0,0 460,0 460,462 230,462">
          <text:p/>
        </draw:polyline>
        <draw:polygon draw:style-name="gr15" draw:text-style-name="P10" draw:layer="layout" svg:width="0.462cm" svg:height="0.461cm" svg:x="15.932cm" svg:y="13.16cm" svg:viewBox="0 0 463 462" draw:points="0,0 463,0 463,462 0,462">
          <text:p/>
        </draw:polygon>
        <draw:polyline draw:style-name="gr6" draw:text-style-name="P10" draw:layer="layout" svg:width="0.462cm" svg:height="0.461cm" svg:x="15.932cm" svg:y="13.16cm" svg:viewBox="0 0 463 462" draw:points="231,462 0,462 0,0 463,0 463,462 231,462">
          <text:p/>
        </draw:polyline>
        <draw:polygon draw:style-name="gr15" draw:text-style-name="P10" draw:layer="layout" svg:width="0.459cm" svg:height="0.461cm" svg:x="17.318cm" svg:y="13.16cm" svg:viewBox="0 0 460 462" draw:points="0,0 460,0 460,462 0,462">
          <text:p/>
        </draw:polygon>
        <draw:polyline draw:style-name="gr6" draw:text-style-name="P10" draw:layer="layout" svg:width="0.459cm" svg:height="0.461cm" svg:x="17.318cm" svg:y="13.16cm" svg:viewBox="0 0 460 462" draw:points="230,462 0,462 0,0 460,0 460,462 230,462">
          <text:p/>
        </draw:polyline>
        <draw:polygon draw:style-name="gr15" draw:text-style-name="P10" draw:layer="layout" svg:width="0.462cm" svg:height="0.461cm" svg:x="16.855cm" svg:y="13.16cm" svg:viewBox="0 0 463 462" draw:points="0,0 463,0 463,462 0,462">
          <text:p/>
        </draw:polygon>
        <draw:polyline draw:style-name="gr6" draw:text-style-name="P10" draw:layer="layout" svg:width="0.462cm" svg:height="0.461cm" svg:x="16.855cm" svg:y="13.16cm" svg:viewBox="0 0 463 462" draw:points="231,462 0,462 0,0 463,0 463,462 231,462">
          <text:p/>
        </draw:polyline>
        <draw:polygon draw:style-name="gr10" draw:text-style-name="P10" draw:layer="layout" svg:width="0.459cm" svg:height="0.461cm" svg:x="18.241cm" svg:y="13.16cm" svg:viewBox="0 0 460 462" draw:points="0,0 460,0 460,462 0,462">
          <text:p/>
        </draw:polygon>
        <draw:polyline draw:style-name="gr6" draw:text-style-name="P10" draw:layer="layout" svg:width="0.459cm" svg:height="0.461cm" svg:x="18.241cm" svg:y="13.16cm" svg:viewBox="0 0 460 462" draw:points="230,462 0,462 0,0 460,0 460,462 230,462">
          <text:p/>
        </draw:polyline>
        <draw:polygon draw:style-name="gr10" draw:text-style-name="P10" draw:layer="layout" svg:width="0.462cm" svg:height="0.461cm" svg:x="17.778cm" svg:y="13.16cm" svg:viewBox="0 0 463 462" draw:points="0,0 463,0 463,462 0,462">
          <text:p/>
        </draw:polygon>
        <draw:polyline draw:style-name="gr6" draw:text-style-name="P10" draw:layer="layout" svg:width="0.462cm" svg:height="0.461cm" svg:x="17.778cm" svg:y="13.16cm" svg:viewBox="0 0 463 462" draw:points="231,462 0,462 0,0 463,0 463,462 231,462">
          <text:p/>
        </draw:polyline>
        <draw:polygon draw:style-name="gr10" draw:text-style-name="P10" draw:layer="layout" svg:width="0.462cm" svg:height="0.461cm" svg:x="18.701cm" svg:y="13.16cm" svg:viewBox="0 0 463 462" draw:points="0,0 463,0 463,462 0,462">
          <text:p/>
        </draw:polygon>
        <draw:polyline draw:style-name="gr6" draw:text-style-name="P10" draw:layer="layout" svg:width="0.462cm" svg:height="0.461cm" svg:x="18.701cm" svg:y="13.16cm" svg:viewBox="0 0 463 462" draw:points="231,462 0,462 0,0 463,0 463,462 231,462">
          <text:p/>
        </draw:polyline>
        <draw:polygon draw:style-name="gr10" draw:text-style-name="P10" draw:layer="layout" svg:width="0.459cm" svg:height="0.461cm" svg:x="19.136cm" svg:y="13.16cm" svg:viewBox="0 0 460 462" draw:points="0,0 460,0 460,462 0,462">
          <text:p/>
        </draw:polygon>
        <draw:polyline draw:style-name="gr6" draw:text-style-name="P10" draw:layer="layout" svg:width="0.459cm" svg:height="0.461cm" svg:x="19.136cm" svg:y="13.16cm" svg:viewBox="0 0 460 462" draw:points="230,462 0,462 0,0 460,0 460,462 230,462">
          <text:p/>
        </draw:polyline>
        <draw:polygon draw:style-name="gr8" draw:text-style-name="P10" draw:layer="layout" svg:width="0.462cm" svg:height="0.461cm" svg:x="19.596cm" svg:y="13.16cm" svg:viewBox="0 0 463 462" draw:points="0,0 463,0 463,462 0,462">
          <text:p/>
        </draw:polygon>
        <draw:polyline draw:style-name="gr6" draw:text-style-name="P10" draw:layer="layout" svg:width="0.462cm" svg:height="0.461cm" svg:x="19.596cm" svg:y="13.16cm" svg:viewBox="0 0 463 462" draw:points="231,462 0,462 0,0 463,0 463,462 231,462">
          <text:p/>
        </draw:polyline>
        <draw:polygon draw:style-name="gr41" draw:text-style-name="P10" draw:layer="layout" svg:width="0.459cm" svg:height="0.461cm" svg:x="13.163cm" svg:y="12.698cm" svg:viewBox="0 0 460 462" draw:points="0,0 460,0 460,462 0,462">
          <text:p text:style-name="P2"><text:span text:style-name="T8">T</text:span></text:p>
        </draw:polygon>
        <draw:polyline draw:style-name="gr6" draw:text-style-name="P10" draw:layer="layout" svg:width="0.459cm" svg:height="0.461cm" svg:x="13.163cm" svg:y="12.698cm" svg:viewBox="0 0 460 462" draw:points="230,462 0,462 0,0 460,0 460,462 230,462">
          <text:p/>
        </draw:polyline>
        <draw:polygon draw:style-name="gr41" draw:text-style-name="P10" draw:layer="layout" svg:width="0.462cm" svg:height="0.461cm" svg:x="12.7cm" svg:y="12.698cm" svg:viewBox="0 0 463 462" draw:points="0,0 463,0 463,462 0,462">
          <text:p text:style-name="P2"><text:span text:style-name="T8">T</text:span></text:p>
        </draw:polygon>
        <draw:polyline draw:style-name="gr6" draw:text-style-name="P10" draw:layer="layout" svg:width="0.462cm" svg:height="0.461cm" svg:x="12.7cm" svg:y="12.698cm" svg:viewBox="0 0 463 462" draw:points="231,462 0,462 0,0 463,0 463,462 231,462">
          <text:p/>
        </draw:polyline>
        <draw:polygon draw:style-name="gr41" draw:text-style-name="P10" draw:layer="layout" svg:width="0.459cm" svg:height="0.461cm" svg:x="14.086cm" svg:y="12.698cm" svg:viewBox="0 0 460 462" draw:points="0,0 460,0 460,462 0,462">
          <text:p text:style-name="P2"><text:span text:style-name="T8">T</text:span></text:p>
        </draw:polygon>
        <draw:polyline draw:style-name="gr6" draw:text-style-name="P10" draw:layer="layout" svg:width="0.459cm" svg:height="0.461cm" svg:x="14.086cm" svg:y="12.698cm" svg:viewBox="0 0 460 462" draw:points="230,462 0,462 0,0 460,0 460,462 230,462">
          <text:p/>
        </draw:polyline>
        <draw:polygon draw:style-name="gr41" draw:text-style-name="P10" draw:layer="layout" svg:width="0.462cm" svg:height="0.461cm" svg:x="13.623cm" svg:y="12.698cm" svg:viewBox="0 0 463 462" draw:points="0,0 463,0 463,462 0,462">
          <text:p text:style-name="P2"><text:span text:style-name="T8">T</text:span></text:p>
        </draw:polygon>
        <draw:polyline draw:style-name="gr6" draw:text-style-name="P10" draw:layer="layout" svg:width="0.462cm" svg:height="0.461cm" svg:x="13.623cm" svg:y="12.698cm" svg:viewBox="0 0 463 462" draw:points="231,462 0,462 0,0 463,0 463,462 231,462">
          <text:p/>
        </draw:polyline>
        <draw:polygon draw:style-name="gr41" draw:text-style-name="P10" draw:layer="layout" svg:width="0.459cm" svg:height="0.461cm" svg:x="15.009cm" svg:y="12.698cm" svg:viewBox="0 0 460 462" draw:points="0,0 460,0 460,462 0,462">
          <text:p text:style-name="P2"><text:span text:style-name="T8">T</text:span></text:p>
        </draw:polygon>
        <draw:polyline draw:style-name="gr6" draw:text-style-name="P10" draw:layer="layout" svg:width="0.459cm" svg:height="0.461cm" svg:x="15.009cm" svg:y="12.698cm" svg:viewBox="0 0 460 462" draw:points="230,462 0,462 0,0 460,0 460,462 230,462">
          <text:p/>
        </draw:polyline>
        <draw:polygon draw:style-name="gr41" draw:text-style-name="P10" draw:layer="layout" svg:width="0.462cm" svg:height="0.461cm" svg:x="14.546cm" svg:y="12.698cm" svg:viewBox="0 0 463 462" draw:points="0,0 463,0 463,462 0,462">
          <text:p text:style-name="P2"><text:span text:style-name="T8">T</text:span></text:p>
        </draw:polygon>
        <draw:polyline draw:style-name="gr6" draw:text-style-name="P10" draw:layer="layout" svg:width="0.462cm" svg:height="0.461cm" svg:x="14.546cm" svg:y="12.698cm" svg:viewBox="0 0 463 462" draw:points="231,462 0,462 0,0 463,0 463,462 231,462">
          <text:p/>
        </draw:polyline>
        <draw:polygon draw:style-name="gr41" draw:text-style-name="P10" draw:layer="layout" svg:width="0.462cm" svg:height="0.461cm" svg:x="15.469cm" svg:y="12.698cm" svg:viewBox="0 0 463 462" draw:points="0,0 463,0 463,462 0,462">
          <text:p text:style-name="P2"><text:span text:style-name="T8">T</text:span></text:p>
        </draw:polygon>
        <draw:polyline draw:style-name="gr6" draw:text-style-name="P10" draw:layer="layout" svg:width="0.462cm" svg:height="0.461cm" svg:x="15.469cm" svg:y="12.698cm" svg:viewBox="0 0 463 462" draw:points="231,462 0,462 0,0 463,0 463,462 231,462">
          <text:p/>
        </draw:polyline>
        <draw:polygon draw:style-name="gr41" draw:text-style-name="P10" draw:layer="layout" svg:width="0.459cm" svg:height="0.461cm" svg:x="16.395cm" svg:y="12.698cm" svg:viewBox="0 0 460 462" draw:points="0,0 460,0 460,462 0,462">
          <text:p text:style-name="P2"><text:span text:style-name="T8">T</text:span></text:p>
        </draw:polygon>
        <draw:polyline draw:style-name="gr6" draw:text-style-name="P10" draw:layer="layout" svg:width="0.459cm" svg:height="0.461cm" svg:x="16.395cm" svg:y="12.698cm" svg:viewBox="0 0 460 462" draw:points="230,462 0,462 0,0 460,0 460,462 230,462">
          <text:p/>
        </draw:polyline>
        <draw:polygon draw:style-name="gr41" draw:text-style-name="P10" draw:layer="layout" svg:width="0.462cm" svg:height="0.461cm" svg:x="15.932cm" svg:y="12.698cm" svg:viewBox="0 0 463 462" draw:points="0,0 463,0 463,462 0,462">
          <text:p text:style-name="P2"><text:span text:style-name="T8">T</text:span></text:p>
        </draw:polygon>
        <draw:polyline draw:style-name="gr6" draw:text-style-name="P10" draw:layer="layout" svg:width="0.462cm" svg:height="0.461cm" svg:x="15.932cm" svg:y="12.698cm" svg:viewBox="0 0 463 462" draw:points="231,462 0,462 0,0 463,0 463,462 231,462">
          <text:p/>
        </draw:polyline>
        <draw:polygon draw:style-name="gr41" draw:text-style-name="P10" draw:layer="layout" svg:width="0.459cm" svg:height="0.461cm" svg:x="17.318cm" svg:y="12.698cm" svg:viewBox="0 0 460 462" draw:points="0,0 460,0 460,462 0,462">
          <text:p text:style-name="P2"><text:span text:style-name="T8">T</text:span></text:p>
        </draw:polygon>
        <draw:polyline draw:style-name="gr6" draw:text-style-name="P10" draw:layer="layout" svg:width="0.459cm" svg:height="0.461cm" svg:x="17.318cm" svg:y="12.698cm" svg:viewBox="0 0 460 462" draw:points="230,462 0,462 0,0 460,0 460,462 230,462">
          <text:p/>
        </draw:polyline>
        <draw:polygon draw:style-name="gr41" draw:text-style-name="P10" draw:layer="layout" svg:width="0.462cm" svg:height="0.461cm" svg:x="16.855cm" svg:y="12.698cm" svg:viewBox="0 0 463 462" draw:points="0,0 463,0 463,462 0,462">
          <text:p text:style-name="P2"><text:span text:style-name="T8">T</text:span></text:p>
        </draw:polygon>
        <draw:polyline draw:style-name="gr6" draw:text-style-name="P10" draw:layer="layout" svg:width="0.462cm" svg:height="0.461cm" svg:x="16.855cm" svg:y="12.698cm" svg:viewBox="0 0 463 462" draw:points="231,462 0,462 0,0 463,0 463,462 231,462">
          <text:p/>
        </draw:polyline>
        <draw:polygon draw:style-name="gr41" draw:text-style-name="P10" draw:layer="layout" svg:width="0.459cm" svg:height="0.461cm" svg:x="18.241cm" svg:y="12.698cm" svg:viewBox="0 0 460 462" draw:points="0,0 460,0 460,462 0,462">
          <text:p text:style-name="P2"><text:span text:style-name="T8">T</text:span></text:p>
        </draw:polygon>
        <draw:polyline draw:style-name="gr6" draw:text-style-name="P10" draw:layer="layout" svg:width="0.459cm" svg:height="0.461cm" svg:x="18.241cm" svg:y="12.698cm" svg:viewBox="0 0 460 462" draw:points="230,462 0,462 0,0 460,0 460,462 230,462">
          <text:p/>
        </draw:polyline>
        <draw:polygon draw:style-name="gr41" draw:text-style-name="P10" draw:layer="layout" svg:width="0.462cm" svg:height="0.461cm" svg:x="17.778cm" svg:y="12.698cm" svg:viewBox="0 0 463 462" draw:points="0,0 463,0 463,462 0,462">
          <text:p text:style-name="P2"><text:span text:style-name="T8">T</text:span></text:p>
        </draw:polygon>
        <draw:polyline draw:style-name="gr6" draw:text-style-name="P10" draw:layer="layout" svg:width="0.462cm" svg:height="0.461cm" svg:x="17.778cm" svg:y="12.698cm" svg:viewBox="0 0 463 462" draw:points="231,462 0,462 0,0 463,0 463,462 231,462">
          <text:p/>
        </draw:polyline>
        <draw:polygon draw:style-name="gr41" draw:text-style-name="P10" draw:layer="layout" svg:width="0.462cm" svg:height="0.461cm" svg:x="18.701cm" svg:y="12.698cm" svg:viewBox="0 0 463 462" draw:points="0,0 463,0 463,462 0,462">
          <text:p text:style-name="P2"><text:span text:style-name="T8">T</text:span></text:p>
        </draw:polygon>
        <draw:polyline draw:style-name="gr6" draw:text-style-name="P10" draw:layer="layout" svg:width="0.462cm" svg:height="0.461cm" svg:x="18.701cm" svg:y="12.698cm" svg:viewBox="0 0 463 462" draw:points="231,462 0,462 0,0 463,0 463,462 231,462">
          <text:p/>
        </draw:polyline>
        <draw:polygon draw:style-name="gr41" draw:text-style-name="P10" draw:layer="layout" svg:width="0.459cm" svg:height="0.461cm" svg:x="19.136cm" svg:y="12.698cm" svg:viewBox="0 0 460 462" draw:points="0,0 460,0 460,462 0,462">
          <text:p text:style-name="P2"><text:span text:style-name="T8">T</text:span></text:p>
        </draw:polygon>
        <draw:polyline draw:style-name="gr6" draw:text-style-name="P10" draw:layer="layout" svg:width="0.459cm" svg:height="0.461cm" svg:x="19.136cm" svg:y="12.698cm" svg:viewBox="0 0 460 462" draw:points="230,462 0,462 0,0 460,0 460,462 230,462">
          <text:p/>
        </draw:polyline>
        <draw:polygon draw:style-name="gr41" draw:text-style-name="P10" draw:layer="layout" svg:width="0.462cm" svg:height="0.461cm" svg:x="19.596cm" svg:y="12.698cm" svg:viewBox="0 0 463 462" draw:points="0,0 463,0 463,462 0,462">
          <text:p text:style-name="P2"><text:span text:style-name="T8">T</text:span></text:p>
        </draw:polygon>
        <draw:polyline draw:style-name="gr6" draw:text-style-name="P10" draw:layer="layout" svg:width="0.462cm" svg:height="0.461cm" svg:x="19.596cm" svg:y="12.698cm" svg:viewBox="0 0 463 462" draw:points="231,462 0,462 0,0 463,0 463,462 231,462">
          <text:p/>
        </draw:polyline>
        <draw:polygon draw:style-name="gr10" draw:text-style-name="P10" draw:layer="layout" svg:width="0.459cm" svg:height="0.461cm" svg:x="13.163cm" svg:y="12.698cm" svg:viewBox="0 0 460 462" draw:points="0,0 460,0 460,462 0,462">
          <text:p/>
        </draw:polygon>
        <draw:polyline draw:style-name="gr6" draw:text-style-name="P10" draw:layer="layout" svg:width="0.459cm" svg:height="0.461cm" svg:x="13.163cm" svg:y="12.698cm" svg:viewBox="0 0 460 462" draw:points="230,462 0,462 0,0 460,0 460,462 230,462">
          <text:p/>
        </draw:polyline>
        <draw:polygon draw:style-name="gr10" draw:text-style-name="P10" draw:layer="layout" svg:width="0.462cm" svg:height="0.461cm" svg:x="12.7cm" svg:y="12.698cm" svg:viewBox="0 0 463 462" draw:points="0,0 463,0 463,462 0,462">
          <text:p/>
        </draw:polygon>
        <draw:polyline draw:style-name="gr6" draw:text-style-name="P10" draw:layer="layout" svg:width="0.462cm" svg:height="0.461cm" svg:x="12.7cm" svg:y="12.698cm" svg:viewBox="0 0 463 462" draw:points="231,462 0,462 0,0 463,0 463,462 231,462">
          <text:p/>
        </draw:polyline>
        <draw:polygon draw:style-name="gr10" draw:text-style-name="P10" draw:layer="layout" svg:width="0.459cm" svg:height="0.461cm" svg:x="14.086cm" svg:y="12.698cm" svg:viewBox="0 0 460 462" draw:points="0,0 460,0 460,462 0,462">
          <text:p/>
        </draw:polygon>
        <draw:polyline draw:style-name="gr6" draw:text-style-name="P10" draw:layer="layout" svg:width="0.459cm" svg:height="0.461cm" svg:x="14.086cm" svg:y="12.698cm" svg:viewBox="0 0 460 462" draw:points="230,462 0,462 0,0 460,0 460,462 230,462">
          <text:p/>
        </draw:polyline>
        <draw:polygon draw:style-name="gr10" draw:text-style-name="P10" draw:layer="layout" svg:width="0.462cm" svg:height="0.461cm" svg:x="13.623cm" svg:y="12.698cm" svg:viewBox="0 0 463 462" draw:points="0,0 463,0 463,462 0,462">
          <text:p/>
        </draw:polygon>
        <draw:polyline draw:style-name="gr6" draw:text-style-name="P10" draw:layer="layout" svg:width="0.462cm" svg:height="0.461cm" svg:x="13.623cm" svg:y="12.698cm" svg:viewBox="0 0 463 462" draw:points="231,462 0,462 0,0 463,0 463,462 231,462">
          <text:p/>
        </draw:polyline>
        <draw:polygon draw:style-name="gr15" draw:text-style-name="P10" draw:layer="layout" svg:width="0.459cm" svg:height="0.461cm" svg:x="15.009cm" svg:y="12.698cm" svg:viewBox="0 0 460 462" draw:points="0,0 460,0 460,462 0,462">
          <text:p/>
        </draw:polygon>
        <draw:polyline draw:style-name="gr6" draw:text-style-name="P10" draw:layer="layout" svg:width="0.459cm" svg:height="0.461cm" svg:x="15.009cm" svg:y="12.698cm" svg:viewBox="0 0 460 462" draw:points="230,462 0,462 0,0 460,0 460,462 230,462">
          <text:p/>
        </draw:polyline>
        <draw:polygon draw:style-name="gr15" draw:text-style-name="P10" draw:layer="layout" svg:width="0.462cm" svg:height="0.461cm" svg:x="14.546cm" svg:y="12.698cm" svg:viewBox="0 0 463 462" draw:points="0,0 463,0 463,462 0,462">
          <text:p/>
        </draw:polygon>
        <draw:polyline draw:style-name="gr6" draw:text-style-name="P10" draw:layer="layout" svg:width="0.462cm" svg:height="0.461cm" svg:x="14.546cm" svg:y="12.698cm" svg:viewBox="0 0 463 462" draw:points="231,462 0,462 0,0 463,0 463,462 231,462">
          <text:p/>
        </draw:polyline>
        <draw:polygon draw:style-name="gr15" draw:text-style-name="P10" draw:layer="layout" svg:width="0.462cm" svg:height="0.461cm" svg:x="15.469cm" svg:y="12.698cm" svg:viewBox="0 0 463 462" draw:points="0,0 463,0 463,462 0,462">
          <text:p/>
        </draw:polygon>
        <draw:polyline draw:style-name="gr6" draw:text-style-name="P10" draw:layer="layout" svg:width="0.462cm" svg:height="0.461cm" svg:x="15.469cm" svg:y="12.698cm" svg:viewBox="0 0 463 462" draw:points="231,462 0,462 0,0 463,0 463,462 231,462">
          <text:p/>
        </draw:polyline>
        <draw:polygon draw:style-name="gr15" draw:text-style-name="P10" draw:layer="layout" svg:width="0.459cm" svg:height="0.461cm" svg:x="16.395cm" svg:y="12.698cm" svg:viewBox="0 0 460 462" draw:points="0,0 460,0 460,462 0,462">
          <text:p/>
        </draw:polygon>
        <draw:polyline draw:style-name="gr6" draw:text-style-name="P10" draw:layer="layout" svg:width="0.459cm" svg:height="0.461cm" svg:x="16.395cm" svg:y="12.698cm" svg:viewBox="0 0 460 462" draw:points="230,462 0,462 0,0 460,0 460,462 230,462">
          <text:p/>
        </draw:polyline>
        <draw:polygon draw:style-name="gr15" draw:text-style-name="P10" draw:layer="layout" svg:width="0.462cm" svg:height="0.461cm" svg:x="15.932cm" svg:y="12.698cm" svg:viewBox="0 0 463 462" draw:points="0,0 463,0 463,462 0,462">
          <text:p/>
        </draw:polygon>
        <draw:polyline draw:style-name="gr6" draw:text-style-name="P10" draw:layer="layout" svg:width="0.462cm" svg:height="0.461cm" svg:x="15.932cm" svg:y="12.698cm" svg:viewBox="0 0 463 462" draw:points="231,462 0,462 0,0 463,0 463,462 231,462">
          <text:p/>
        </draw:polyline>
        <draw:polygon draw:style-name="gr15" draw:text-style-name="P10" draw:layer="layout" svg:width="0.459cm" svg:height="0.461cm" svg:x="17.318cm" svg:y="12.698cm" svg:viewBox="0 0 460 462" draw:points="0,0 460,0 460,462 0,462">
          <text:p/>
        </draw:polygon>
        <draw:polyline draw:style-name="gr6" draw:text-style-name="P10" draw:layer="layout" svg:width="0.459cm" svg:height="0.461cm" svg:x="17.318cm" svg:y="12.698cm" svg:viewBox="0 0 460 462" draw:points="230,462 0,462 0,0 460,0 460,462 230,462">
          <text:p/>
        </draw:polyline>
        <draw:polygon draw:style-name="gr15" draw:text-style-name="P10" draw:layer="layout" svg:width="0.462cm" svg:height="0.461cm" svg:x="16.855cm" svg:y="12.698cm" svg:viewBox="0 0 463 462" draw:points="0,0 463,0 463,462 0,462">
          <text:p/>
        </draw:polygon>
        <draw:polyline draw:style-name="gr6" draw:text-style-name="P10" draw:layer="layout" svg:width="0.462cm" svg:height="0.461cm" svg:x="16.855cm" svg:y="12.698cm" svg:viewBox="0 0 463 462" draw:points="231,462 0,462 0,0 463,0 463,462 231,462">
          <text:p/>
        </draw:polyline>
        <draw:polygon draw:style-name="gr10" draw:text-style-name="P10" draw:layer="layout" svg:width="0.459cm" svg:height="0.461cm" svg:x="18.241cm" svg:y="12.698cm" svg:viewBox="0 0 460 462" draw:points="0,0 460,0 460,462 0,462">
          <text:p/>
        </draw:polygon>
        <draw:polyline draw:style-name="gr6" draw:text-style-name="P10" draw:layer="layout" svg:width="0.459cm" svg:height="0.461cm" svg:x="18.241cm" svg:y="12.698cm" svg:viewBox="0 0 460 462" draw:points="230,462 0,462 0,0 460,0 460,462 230,462">
          <text:p/>
        </draw:polyline>
        <draw:polygon draw:style-name="gr10" draw:text-style-name="P10" draw:layer="layout" svg:width="0.462cm" svg:height="0.461cm" svg:x="17.778cm" svg:y="12.698cm" svg:viewBox="0 0 463 462" draw:points="0,0 463,0 463,462 0,462">
          <text:p/>
        </draw:polygon>
        <draw:polyline draw:style-name="gr6" draw:text-style-name="P10" draw:layer="layout" svg:width="0.462cm" svg:height="0.461cm" svg:x="17.778cm" svg:y="12.698cm" svg:viewBox="0 0 463 462" draw:points="231,462 0,462 0,0 463,0 463,462 231,462">
          <text:p/>
        </draw:polyline>
        <draw:polygon draw:style-name="gr10" draw:text-style-name="P10" draw:layer="layout" svg:width="0.462cm" svg:height="0.461cm" svg:x="18.701cm" svg:y="12.698cm" svg:viewBox="0 0 463 462" draw:points="0,0 463,0 463,462 0,462">
          <text:p/>
        </draw:polygon>
        <draw:polyline draw:style-name="gr6" draw:text-style-name="P10" draw:layer="layout" svg:width="0.462cm" svg:height="0.461cm" svg:x="18.701cm" svg:y="12.698cm" svg:viewBox="0 0 463 462" draw:points="231,462 0,462 0,0 463,0 463,462 231,462">
          <text:p/>
        </draw:polyline>
        <draw:polygon draw:style-name="gr10" draw:text-style-name="P10" draw:layer="layout" svg:width="0.459cm" svg:height="0.461cm" svg:x="19.136cm" svg:y="12.698cm" svg:viewBox="0 0 460 462" draw:points="0,0 460,0 460,462 0,462">
          <text:p/>
        </draw:polygon>
        <draw:polyline draw:style-name="gr6" draw:text-style-name="P10" draw:layer="layout" svg:width="0.459cm" svg:height="0.461cm" svg:x="19.136cm" svg:y="12.698cm" svg:viewBox="0 0 460 462" draw:points="230,462 0,462 0,0 460,0 460,462 230,462">
          <text:p/>
        </draw:polyline>
        <draw:polygon draw:style-name="gr10" draw:text-style-name="P10" draw:layer="layout" svg:width="0.462cm" svg:height="0.461cm" svg:x="19.596cm" svg:y="12.698cm" svg:viewBox="0 0 463 462" draw:points="0,0 463,0 463,462 0,462">
          <text:p/>
        </draw:polygon>
        <draw:polyline draw:style-name="gr44" draw:text-style-name="P10" draw:layer="layout" svg:width="0.462cm" svg:height="0.461cm" svg:x="19.596cm" svg:y="12.698cm" svg:viewBox="0 0 463 462" draw:points="231,462 0,462 0,0 463,0 463,462 231,462">
          <text:p/>
        </draw:polyline>
        <draw:polygon draw:style-name="gr41" draw:text-style-name="P10" draw:layer="layout" svg:width="0.459cm" svg:height="0.461cm" svg:x="13.163cm" svg:y="12.236cm" svg:viewBox="0 0 460 462" draw:points="0,0 460,0 460,462 0,462">
          <text:p text:style-name="P2"><text:span text:style-name="T8">T</text:span></text:p>
        </draw:polygon>
        <draw:polyline draw:style-name="gr6" draw:text-style-name="P10" draw:layer="layout" svg:width="0.459cm" svg:height="0.461cm" svg:x="13.163cm" svg:y="12.236cm" svg:viewBox="0 0 460 462" draw:points="230,462 0,462 0,0 460,0 460,462 230,462">
          <text:p/>
        </draw:polyline>
        <draw:polygon draw:style-name="gr41" draw:text-style-name="P10" draw:layer="layout" svg:width="0.462cm" svg:height="0.461cm" svg:x="12.7cm" svg:y="12.236cm" svg:viewBox="0 0 463 462" draw:points="0,0 463,0 463,462 0,462">
          <text:p text:style-name="P2"><text:span text:style-name="T8">T</text:span></text:p>
        </draw:polygon>
        <draw:polyline draw:style-name="gr6" draw:text-style-name="P10" draw:layer="layout" svg:width="0.462cm" svg:height="0.461cm" svg:x="12.7cm" svg:y="12.236cm" svg:viewBox="0 0 463 462" draw:points="231,462 0,462 0,0 463,0 463,462 231,462">
          <text:p/>
        </draw:polyline>
        <draw:polygon draw:style-name="gr41" draw:text-style-name="P10" draw:layer="layout" svg:width="0.459cm" svg:height="0.461cm" svg:x="14.086cm" svg:y="12.236cm" svg:viewBox="0 0 460 462" draw:points="0,0 460,0 460,462 0,462">
          <text:p text:style-name="P2"><text:span text:style-name="T8">T</text:span></text:p>
        </draw:polygon>
        <draw:polyline draw:style-name="gr6" draw:text-style-name="P10" draw:layer="layout" svg:width="0.459cm" svg:height="0.461cm" svg:x="14.086cm" svg:y="12.236cm" svg:viewBox="0 0 460 462" draw:points="230,462 0,462 0,0 460,0 460,462 230,462">
          <text:p/>
        </draw:polyline>
        <draw:polygon draw:style-name="gr41" draw:text-style-name="P10" draw:layer="layout" svg:width="0.462cm" svg:height="0.461cm" svg:x="13.623cm" svg:y="12.236cm" svg:viewBox="0 0 463 462" draw:points="0,0 463,0 463,462 0,462">
          <text:p text:style-name="P2"><text:span text:style-name="T8">T</text:span></text:p>
        </draw:polygon>
        <draw:polyline draw:style-name="gr6" draw:text-style-name="P10" draw:layer="layout" svg:width="0.462cm" svg:height="0.461cm" svg:x="13.623cm" svg:y="12.236cm" svg:viewBox="0 0 463 462" draw:points="231,462 0,462 0,0 463,0 463,462 231,462">
          <text:p/>
        </draw:polyline>
        <draw:polygon draw:style-name="gr41" draw:text-style-name="P10" draw:layer="layout" svg:width="0.459cm" svg:height="0.461cm" svg:x="15.009cm" svg:y="12.236cm" svg:viewBox="0 0 460 462" draw:points="0,0 460,0 460,462 0,462">
          <text:p text:style-name="P2"><text:span text:style-name="T8">T</text:span></text:p>
        </draw:polygon>
        <draw:polyline draw:style-name="gr6" draw:text-style-name="P10" draw:layer="layout" svg:width="0.459cm" svg:height="0.461cm" svg:x="15.009cm" svg:y="12.236cm" svg:viewBox="0 0 460 462" draw:points="230,462 0,462 0,0 460,0 460,462 230,462">
          <text:p/>
        </draw:polyline>
        <draw:polygon draw:style-name="gr41" draw:text-style-name="P10" draw:layer="layout" svg:width="0.462cm" svg:height="0.461cm" svg:x="14.546cm" svg:y="12.236cm" svg:viewBox="0 0 463 462" draw:points="0,0 463,0 463,462 0,462">
          <text:p text:style-name="P2"><text:span text:style-name="T8">T</text:span></text:p>
        </draw:polygon>
        <draw:polyline draw:style-name="gr6" draw:text-style-name="P10" draw:layer="layout" svg:width="0.462cm" svg:height="0.461cm" svg:x="14.546cm" svg:y="12.236cm" svg:viewBox="0 0 463 462" draw:points="231,462 0,462 0,0 463,0 463,462 231,462">
          <text:p/>
        </draw:polyline>
        <draw:polygon draw:style-name="gr41" draw:text-style-name="P10" draw:layer="layout" svg:width="0.462cm" svg:height="0.461cm" svg:x="15.469cm" svg:y="12.236cm" svg:viewBox="0 0 463 462" draw:points="0,0 463,0 463,462 0,462">
          <text:p text:style-name="P2"><text:span text:style-name="T8">T</text:span></text:p>
        </draw:polygon>
        <draw:polyline draw:style-name="gr6" draw:text-style-name="P10" draw:layer="layout" svg:width="0.462cm" svg:height="0.461cm" svg:x="15.469cm" svg:y="12.236cm" svg:viewBox="0 0 463 462" draw:points="231,462 0,462 0,0 463,0 463,462 231,462">
          <text:p/>
        </draw:polyline>
        <draw:polygon draw:style-name="gr41" draw:text-style-name="P10" draw:layer="layout" svg:width="0.459cm" svg:height="0.461cm" svg:x="16.395cm" svg:y="12.236cm" svg:viewBox="0 0 460 462" draw:points="0,0 460,0 460,462 0,462">
          <text:p text:style-name="P2"><text:span text:style-name="T8">T</text:span></text:p>
        </draw:polygon>
        <draw:polyline draw:style-name="gr6" draw:text-style-name="P10" draw:layer="layout" svg:width="0.459cm" svg:height="0.461cm" svg:x="16.395cm" svg:y="12.236cm" svg:viewBox="0 0 460 462" draw:points="230,462 0,462 0,0 460,0 460,462 230,462">
          <text:p/>
        </draw:polyline>
        <draw:polygon draw:style-name="gr41" draw:text-style-name="P10" draw:layer="layout" svg:width="0.462cm" svg:height="0.461cm" svg:x="15.932cm" svg:y="12.236cm" svg:viewBox="0 0 463 462" draw:points="0,0 463,0 463,462 0,462">
          <text:p text:style-name="P2"><text:span text:style-name="T8">T</text:span></text:p>
        </draw:polygon>
        <draw:polyline draw:style-name="gr6" draw:text-style-name="P10" draw:layer="layout" svg:width="0.462cm" svg:height="0.461cm" svg:x="15.932cm" svg:y="12.236cm" svg:viewBox="0 0 463 462" draw:points="231,462 0,462 0,0 463,0 463,462 231,462">
          <text:p/>
        </draw:polyline>
        <draw:polygon draw:style-name="gr41" draw:text-style-name="P10" draw:layer="layout" svg:width="0.459cm" svg:height="0.461cm" svg:x="17.318cm" svg:y="12.236cm" svg:viewBox="0 0 460 462" draw:points="0,0 460,0 460,462 0,462">
          <text:p text:style-name="P2"><text:span text:style-name="T8">T</text:span></text:p>
        </draw:polygon>
        <draw:polyline draw:style-name="gr6" draw:text-style-name="P10" draw:layer="layout" svg:width="0.459cm" svg:height="0.461cm" svg:x="17.318cm" svg:y="12.236cm" svg:viewBox="0 0 460 462" draw:points="230,462 0,462 0,0 460,0 460,462 230,462">
          <text:p/>
        </draw:polyline>
        <draw:polygon draw:style-name="gr41" draw:text-style-name="P10" draw:layer="layout" svg:width="0.462cm" svg:height="0.461cm" svg:x="16.855cm" svg:y="12.236cm" svg:viewBox="0 0 463 462" draw:points="0,0 463,0 463,462 0,462">
          <text:p text:style-name="P2"><text:span text:style-name="T8">T</text:span></text:p>
        </draw:polygon>
        <draw:polyline draw:style-name="gr6" draw:text-style-name="P10" draw:layer="layout" svg:width="0.462cm" svg:height="0.461cm" svg:x="16.855cm" svg:y="12.236cm" svg:viewBox="0 0 463 462" draw:points="231,462 0,462 0,0 463,0 463,462 231,462">
          <text:p/>
        </draw:polyline>
        <draw:polygon draw:style-name="gr41" draw:text-style-name="P10" draw:layer="layout" svg:width="0.459cm" svg:height="0.461cm" svg:x="18.241cm" svg:y="12.236cm" svg:viewBox="0 0 460 462" draw:points="0,0 460,0 460,462 0,462">
          <text:p text:style-name="P2"><text:span text:style-name="T8">T</text:span></text:p>
        </draw:polygon>
        <draw:polyline draw:style-name="gr6" draw:text-style-name="P10" draw:layer="layout" svg:width="0.459cm" svg:height="0.461cm" svg:x="18.241cm" svg:y="12.236cm" svg:viewBox="0 0 460 462" draw:points="230,462 0,462 0,0 460,0 460,462 230,462">
          <text:p/>
        </draw:polyline>
        <draw:polygon draw:style-name="gr41" draw:text-style-name="P10" draw:layer="layout" svg:width="0.462cm" svg:height="0.461cm" svg:x="17.778cm" svg:y="12.236cm" svg:viewBox="0 0 463 462" draw:points="0,0 463,0 463,462 0,462">
          <text:p text:style-name="P2"><text:span text:style-name="T8">T</text:span></text:p>
        </draw:polygon>
        <draw:polyline draw:style-name="gr6" draw:text-style-name="P10" draw:layer="layout" svg:width="0.462cm" svg:height="0.461cm" svg:x="17.778cm" svg:y="12.236cm" svg:viewBox="0 0 463 462" draw:points="231,462 0,462 0,0 463,0 463,462 231,462">
          <text:p/>
        </draw:polyline>
        <draw:polygon draw:style-name="gr41" draw:text-style-name="P10" draw:layer="layout" svg:width="0.462cm" svg:height="0.461cm" svg:x="18.701cm" svg:y="12.236cm" svg:viewBox="0 0 463 462" draw:points="0,0 463,0 463,462 0,462">
          <text:p text:style-name="P2"><text:span text:style-name="T8">T</text:span></text:p>
        </draw:polygon>
        <draw:polyline draw:style-name="gr6" draw:text-style-name="P10" draw:layer="layout" svg:width="0.462cm" svg:height="0.461cm" svg:x="18.701cm" svg:y="12.236cm" svg:viewBox="0 0 463 462" draw:points="231,462 0,462 0,0 463,0 463,462 231,462">
          <text:p/>
        </draw:polyline>
        <draw:polygon draw:style-name="gr41" draw:text-style-name="P10" draw:layer="layout" svg:width="0.459cm" svg:height="0.461cm" svg:x="19.136cm" svg:y="12.236cm" svg:viewBox="0 0 460 462" draw:points="0,0 460,0 460,462 0,462">
          <text:p text:style-name="P2"><text:span text:style-name="T8">T</text:span></text:p>
        </draw:polygon>
        <draw:polyline draw:style-name="gr6" draw:text-style-name="P10" draw:layer="layout" svg:width="0.459cm" svg:height="0.461cm" svg:x="19.136cm" svg:y="12.236cm" svg:viewBox="0 0 460 462" draw:points="230,462 0,462 0,0 460,0 460,462 230,462">
          <text:p/>
        </draw:polyline>
        <draw:polygon draw:style-name="gr41" draw:text-style-name="P10" draw:layer="layout" svg:width="0.462cm" svg:height="0.461cm" svg:x="19.596cm" svg:y="12.236cm" svg:viewBox="0 0 463 462" draw:points="0,0 463,0 463,462 0,462">
          <text:p text:style-name="P2"><text:span text:style-name="T8">T</text:span></text:p>
        </draw:polygon>
        <draw:polyline draw:style-name="gr6" draw:text-style-name="P10" draw:layer="layout" svg:width="0.462cm" svg:height="0.461cm" svg:x="19.596cm" svg:y="12.236cm" svg:viewBox="0 0 463 462" draw:points="231,462 0,462 0,0 463,0 463,462 231,462">
          <text:p/>
        </draw:polyline>
        <draw:polygon draw:style-name="gr10" draw:text-style-name="P10" draw:layer="layout" svg:width="0.459cm" svg:height="0.461cm" svg:x="13.163cm" svg:y="12.236cm" svg:viewBox="0 0 460 462" draw:points="0,0 460,0 460,462 0,462">
          <text:p/>
        </draw:polygon>
        <draw:polyline draw:style-name="gr6" draw:text-style-name="P10" draw:layer="layout" svg:width="0.459cm" svg:height="0.461cm" svg:x="13.163cm" svg:y="12.236cm" svg:viewBox="0 0 460 462" draw:points="230,462 0,462 0,0 460,0 460,462 230,462">
          <text:p/>
        </draw:polyline>
        <draw:polygon draw:style-name="gr10" draw:text-style-name="P10" draw:layer="layout" svg:width="0.462cm" svg:height="0.461cm" svg:x="12.7cm" svg:y="12.236cm" svg:viewBox="0 0 463 462" draw:points="0,0 463,0 463,462 0,462">
          <text:p/>
        </draw:polygon>
        <draw:polyline draw:style-name="gr6" draw:text-style-name="P10" draw:layer="layout" svg:width="0.462cm" svg:height="0.461cm" svg:x="12.7cm" svg:y="12.236cm" svg:viewBox="0 0 463 462" draw:points="231,462 0,462 0,0 463,0 463,462 231,462">
          <text:p/>
        </draw:polyline>
        <draw:polygon draw:style-name="gr10" draw:text-style-name="P10" draw:layer="layout" svg:width="0.459cm" svg:height="0.461cm" svg:x="14.086cm" svg:y="12.236cm" svg:viewBox="0 0 460 462" draw:points="0,0 460,0 460,462 0,462">
          <text:p/>
        </draw:polygon>
        <draw:polyline draw:style-name="gr6" draw:text-style-name="P10" draw:layer="layout" svg:width="0.459cm" svg:height="0.461cm" svg:x="14.086cm" svg:y="12.236cm" svg:viewBox="0 0 460 462" draw:points="230,462 0,462 0,0 460,0 460,462 230,462">
          <text:p/>
        </draw:polyline>
        <draw:polygon draw:style-name="gr10" draw:text-style-name="P10" draw:layer="layout" svg:width="0.462cm" svg:height="0.461cm" svg:x="13.623cm" svg:y="12.236cm" svg:viewBox="0 0 463 462" draw:points="0,0 463,0 463,462 0,462">
          <text:p/>
        </draw:polygon>
        <draw:polyline draw:style-name="gr6" draw:text-style-name="P10" draw:layer="layout" svg:width="0.462cm" svg:height="0.461cm" svg:x="13.623cm" svg:y="12.236cm" svg:viewBox="0 0 463 462" draw:points="231,462 0,462 0,0 463,0 463,462 231,462">
          <text:p/>
        </draw:polyline>
        <draw:polygon draw:style-name="gr10" draw:text-style-name="P10" draw:layer="layout" svg:width="0.459cm" svg:height="0.461cm" svg:x="15.009cm" svg:y="12.236cm" svg:viewBox="0 0 460 462" draw:points="0,0 460,0 460,462 0,462">
          <text:p/>
        </draw:polygon>
        <draw:polyline draw:style-name="gr6" draw:text-style-name="P10" draw:layer="layout" svg:width="0.459cm" svg:height="0.461cm" svg:x="15.009cm" svg:y="12.236cm" svg:viewBox="0 0 460 462" draw:points="230,462 0,462 0,0 460,0 460,462 230,462">
          <text:p/>
        </draw:polyline>
        <draw:polygon draw:style-name="gr9" draw:text-style-name="P10" draw:layer="layout" svg:width="0.462cm" svg:height="0.461cm" svg:x="14.546cm" svg:y="12.236cm" svg:viewBox="0 0 463 462" draw:points="0,0 463,0 463,462 0,462">
          <text:p/>
        </draw:polygon>
        <draw:polyline draw:style-name="gr43" draw:text-style-name="P10" draw:layer="layout" svg:width="0.462cm" svg:height="0.461cm" svg:x="14.546cm" svg:y="12.236cm" svg:viewBox="0 0 463 462" draw:points="231,462 0,462 0,0 463,0 463,462 231,462">
          <text:p text:style-name="P2"><text:span text:style-name="T8">T</text:span></text:p>
        </draw:polyline>
        <draw:polygon draw:style-name="gr10" draw:text-style-name="P10" draw:layer="layout" svg:width="0.462cm" svg:height="0.461cm" svg:x="15.469cm" svg:y="12.236cm" svg:viewBox="0 0 463 462" draw:points="0,0 463,0 463,462 0,462">
          <text:p/>
        </draw:polygon>
        <draw:polyline draw:style-name="gr6" draw:text-style-name="P10" draw:layer="layout" svg:width="0.462cm" svg:height="0.461cm" svg:x="15.469cm" svg:y="12.236cm" svg:viewBox="0 0 463 462" draw:points="231,462 0,462 0,0 463,0 463,462 231,462">
          <text:p/>
        </draw:polyline>
        <draw:polygon draw:style-name="gr15" draw:text-style-name="P10" draw:layer="layout" svg:width="0.459cm" svg:height="0.461cm" svg:x="16.395cm" svg:y="12.236cm" svg:viewBox="0 0 460 462" draw:points="0,0 460,0 460,462 0,462">
          <text:p/>
        </draw:polygon>
        <draw:polyline draw:style-name="gr6" draw:text-style-name="P10" draw:layer="layout" svg:width="0.459cm" svg:height="0.461cm" svg:x="16.395cm" svg:y="12.236cm" svg:viewBox="0 0 460 462" draw:points="230,462 0,462 0,0 460,0 460,462 230,462">
          <text:p/>
        </draw:polyline>
        <draw:polygon draw:style-name="gr10" draw:text-style-name="P10" draw:layer="layout" svg:width="0.462cm" svg:height="0.461cm" svg:x="15.932cm" svg:y="12.236cm" svg:viewBox="0 0 463 462" draw:points="0,0 463,0 463,462 0,462">
          <text:p/>
        </draw:polygon>
        <draw:polyline draw:style-name="gr45" draw:text-style-name="P10" draw:layer="layout" svg:width="0.462cm" svg:height="0.461cm" svg:x="15.932cm" svg:y="12.236cm" svg:viewBox="0 0 463 462" draw:points="231,462 0,462 0,0 463,0 463,462 231,462">
          <text:p/>
        </draw:polyline>
        <draw:polygon draw:style-name="gr10" draw:text-style-name="P10" draw:layer="layout" svg:width="0.459cm" svg:height="0.461cm" svg:x="17.318cm" svg:y="12.236cm" svg:viewBox="0 0 460 462" draw:points="0,0 460,0 460,462 0,462">
          <text:p/>
        </draw:polygon>
        <draw:polyline draw:style-name="gr6" draw:text-style-name="P10" draw:layer="layout" svg:width="0.459cm" svg:height="0.461cm" svg:x="17.318cm" svg:y="12.236cm" svg:viewBox="0 0 460 462" draw:points="230,462 0,462 0,0 460,0 460,462 230,462">
          <text:p/>
        </draw:polyline>
        <draw:polygon draw:style-name="gr15" draw:text-style-name="P10" draw:layer="layout" svg:width="0.462cm" svg:height="0.461cm" svg:x="16.855cm" svg:y="12.236cm" svg:viewBox="0 0 463 462" draw:points="0,0 463,0 463,462 0,462">
          <text:p/>
        </draw:polygon>
        <draw:polyline draw:style-name="gr6" draw:text-style-name="P10" draw:layer="layout" svg:width="0.462cm" svg:height="0.461cm" svg:x="16.855cm" svg:y="12.236cm" svg:viewBox="0 0 463 462" draw:points="231,462 0,462 0,0 463,0 463,462 231,462">
          <text:p/>
        </draw:polyline>
        <draw:polygon draw:style-name="gr41" draw:text-style-name="P10" draw:layer="layout" svg:width="0.459cm" svg:height="0.461cm" svg:x="18.241cm" svg:y="12.236cm" svg:viewBox="0 0 460 462" draw:points="0,0 460,0 460,462 0,462">
          <text:p text:style-name="P2"><text:span text:style-name="T8">T</text:span></text:p>
        </draw:polygon>
        <draw:polyline draw:style-name="gr6" draw:text-style-name="P10" draw:layer="layout" svg:width="0.459cm" svg:height="0.461cm" svg:x="18.241cm" svg:y="12.236cm" svg:viewBox="0 0 460 462" draw:points="230,462 0,462 0,0 460,0 460,462 230,462">
          <text:p/>
        </draw:polyline>
        <draw:polygon draw:style-name="gr15" draw:text-style-name="P10" draw:layer="layout" svg:width="0.462cm" svg:height="0.461cm" svg:x="17.778cm" svg:y="12.236cm" svg:viewBox="0 0 463 462" draw:points="0,0 463,0 463,462 0,462">
          <text:p/>
        </draw:polygon>
        <draw:polyline draw:style-name="gr6" draw:text-style-name="P10" draw:layer="layout" svg:width="0.462cm" svg:height="0.461cm" svg:x="17.778cm" svg:y="12.236cm" svg:viewBox="0 0 463 462" draw:points="231,462 0,462 0,0 463,0 463,462 231,462">
          <text:p/>
        </draw:polyline>
        <draw:polygon draw:style-name="gr10" draw:text-style-name="P10" draw:layer="layout" svg:width="0.462cm" svg:height="0.461cm" svg:x="18.701cm" svg:y="12.236cm" svg:viewBox="0 0 463 462" draw:points="0,0 463,0 463,462 0,462">
          <text:p/>
        </draw:polygon>
        <draw:polyline draw:style-name="gr6" draw:text-style-name="P10" draw:layer="layout" svg:width="0.462cm" svg:height="0.461cm" svg:x="18.701cm" svg:y="12.236cm" svg:viewBox="0 0 463 462" draw:points="231,462 0,462 0,0 463,0 463,462 231,462">
          <text:p/>
        </draw:polyline>
        <draw:polygon draw:style-name="gr10" draw:text-style-name="P10" draw:layer="layout" svg:width="0.459cm" svg:height="0.461cm" svg:x="19.136cm" svg:y="12.236cm" svg:viewBox="0 0 460 462" draw:points="0,0 460,0 460,462 0,462">
          <text:p/>
        </draw:polygon>
        <draw:polyline draw:style-name="gr6" draw:text-style-name="P10" draw:layer="layout" svg:width="0.459cm" svg:height="0.461cm" svg:x="19.136cm" svg:y="12.236cm" svg:viewBox="0 0 460 462" draw:points="230,462 0,462 0,0 460,0 460,462 230,462">
          <text:p/>
        </draw:polyline>
        <draw:polygon draw:style-name="gr8" draw:text-style-name="P10" draw:layer="layout" svg:width="0.462cm" svg:height="0.461cm" svg:x="19.596cm" svg:y="12.236cm" svg:viewBox="0 0 463 462" draw:points="0,0 463,0 463,462 0,462">
          <text:p/>
        </draw:polygon>
        <draw:polyline draw:style-name="gr6" draw:text-style-name="P10" draw:layer="layout" svg:width="0.462cm" svg:height="0.461cm" svg:x="19.596cm" svg:y="12.236cm" svg:viewBox="0 0 463 462" draw:points="231,462 0,462 0,0 463,0 463,462 231,462">
          <text:p/>
        </draw:polyline>
        <draw:polygon draw:style-name="gr41" draw:text-style-name="P10" draw:layer="layout" svg:width="0.459cm" svg:height="0.461cm" svg:x="13.163cm" svg:y="15.47cm" svg:viewBox="0 0 460 462" draw:points="0,0 460,0 460,462 0,462">
          <text:p text:style-name="P2"><text:span text:style-name="T8">T</text:span></text:p>
        </draw:polygon>
        <draw:polyline draw:style-name="gr6" draw:text-style-name="P10" draw:layer="layout" svg:width="0.459cm" svg:height="0.461cm" svg:x="13.163cm" svg:y="15.47cm" svg:viewBox="0 0 460 462" draw:points="230,462 0,462 0,0 460,0 460,462 230,462">
          <text:p/>
        </draw:polyline>
        <draw:polygon draw:style-name="gr41" draw:text-style-name="P10" draw:layer="layout" svg:width="0.462cm" svg:height="0.461cm" svg:x="12.7cm" svg:y="15.47cm" svg:viewBox="0 0 463 462" draw:points="0,0 463,0 463,462 0,462">
          <text:p text:style-name="P2"><text:span text:style-name="T8">T</text:span></text:p>
        </draw:polygon>
        <draw:polyline draw:style-name="gr6" draw:text-style-name="P10" draw:layer="layout" svg:width="0.462cm" svg:height="0.461cm" svg:x="12.7cm" svg:y="15.47cm" svg:viewBox="0 0 463 462" draw:points="231,462 0,462 0,0 463,0 463,462 231,462">
          <text:p/>
        </draw:polyline>
        <draw:polygon draw:style-name="gr41" draw:text-style-name="P10" draw:layer="layout" svg:width="0.459cm" svg:height="0.461cm" svg:x="14.086cm" svg:y="15.47cm" svg:viewBox="0 0 460 462" draw:points="0,0 460,0 460,462 0,462">
          <text:p text:style-name="P2"><text:span text:style-name="T8">T</text:span></text:p>
        </draw:polygon>
        <draw:polyline draw:style-name="gr6" draw:text-style-name="P10" draw:layer="layout" svg:width="0.459cm" svg:height="0.461cm" svg:x="14.086cm" svg:y="15.47cm" svg:viewBox="0 0 460 462" draw:points="230,462 0,462 0,0 460,0 460,462 230,462">
          <text:p/>
        </draw:polyline>
        <draw:polygon draw:style-name="gr41" draw:text-style-name="P10" draw:layer="layout" svg:width="0.462cm" svg:height="0.461cm" svg:x="13.623cm" svg:y="15.47cm" svg:viewBox="0 0 463 462" draw:points="0,0 463,0 463,462 0,462">
          <text:p text:style-name="P2"><text:span text:style-name="T8">T</text:span></text:p>
        </draw:polygon>
        <draw:polyline draw:style-name="gr6" draw:text-style-name="P10" draw:layer="layout" svg:width="0.462cm" svg:height="0.461cm" svg:x="13.623cm" svg:y="15.47cm" svg:viewBox="0 0 463 462" draw:points="231,462 0,462 0,0 463,0 463,462 231,462">
          <text:p/>
        </draw:polyline>
        <draw:polygon draw:style-name="gr41" draw:text-style-name="P10" draw:layer="layout" svg:width="0.459cm" svg:height="0.461cm" svg:x="15.009cm" svg:y="15.47cm" svg:viewBox="0 0 460 462" draw:points="0,0 460,0 460,462 0,462">
          <text:p text:style-name="P2"><text:span text:style-name="T8">T</text:span></text:p>
        </draw:polygon>
        <draw:polyline draw:style-name="gr6" draw:text-style-name="P10" draw:layer="layout" svg:width="0.459cm" svg:height="0.461cm" svg:x="15.009cm" svg:y="15.47cm" svg:viewBox="0 0 460 462" draw:points="230,462 0,462 0,0 460,0 460,462 230,462">
          <text:p/>
        </draw:polyline>
        <draw:polygon draw:style-name="gr41" draw:text-style-name="P10" draw:layer="layout" svg:width="0.462cm" svg:height="0.461cm" svg:x="14.546cm" svg:y="15.47cm" svg:viewBox="0 0 463 462" draw:points="0,0 463,0 463,462 0,462">
          <text:p text:style-name="P2"><text:span text:style-name="T8">T</text:span></text:p>
        </draw:polygon>
        <draw:polyline draw:style-name="gr6" draw:text-style-name="P10" draw:layer="layout" svg:width="0.462cm" svg:height="0.461cm" svg:x="14.546cm" svg:y="15.47cm" svg:viewBox="0 0 463 462" draw:points="231,462 0,462 0,0 463,0 463,462 231,462">
          <text:p/>
        </draw:polyline>
        <draw:polygon draw:style-name="gr41" draw:text-style-name="P10" draw:layer="layout" svg:width="0.462cm" svg:height="0.461cm" svg:x="15.469cm" svg:y="15.47cm" svg:viewBox="0 0 463 462" draw:points="0,0 463,0 463,462 0,462">
          <text:p text:style-name="P2"><text:span text:style-name="T8">T</text:span></text:p>
        </draw:polygon>
        <draw:polyline draw:style-name="gr6" draw:text-style-name="P10" draw:layer="layout" svg:width="0.462cm" svg:height="0.461cm" svg:x="15.469cm" svg:y="15.47cm" svg:viewBox="0 0 463 462" draw:points="231,462 0,462 0,0 463,0 463,462 231,462">
          <text:p/>
        </draw:polyline>
        <draw:polygon draw:style-name="gr41" draw:text-style-name="P10" draw:layer="layout" svg:width="0.459cm" svg:height="0.461cm" svg:x="16.395cm" svg:y="15.47cm" svg:viewBox="0 0 460 462" draw:points="0,0 460,0 460,462 0,462">
          <text:p text:style-name="P2"><text:span text:style-name="T8">T</text:span></text:p>
        </draw:polygon>
        <draw:polyline draw:style-name="gr6" draw:text-style-name="P10" draw:layer="layout" svg:width="0.459cm" svg:height="0.461cm" svg:x="16.395cm" svg:y="15.47cm" svg:viewBox="0 0 460 462" draw:points="230,462 0,462 0,0 460,0 460,462 230,462">
          <text:p/>
        </draw:polyline>
        <draw:polygon draw:style-name="gr41" draw:text-style-name="P10" draw:layer="layout" svg:width="0.462cm" svg:height="0.461cm" svg:x="15.932cm" svg:y="15.47cm" svg:viewBox="0 0 463 462" draw:points="0,0 463,0 463,462 0,462">
          <text:p text:style-name="P2"><text:span text:style-name="T8">T</text:span></text:p>
        </draw:polygon>
        <draw:polyline draw:style-name="gr6" draw:text-style-name="P10" draw:layer="layout" svg:width="0.462cm" svg:height="0.461cm" svg:x="15.932cm" svg:y="15.47cm" svg:viewBox="0 0 463 462" draw:points="231,462 0,462 0,0 463,0 463,462 231,462">
          <text:p/>
        </draw:polyline>
        <draw:polygon draw:style-name="gr41" draw:text-style-name="P10" draw:layer="layout" svg:width="0.459cm" svg:height="0.461cm" svg:x="17.318cm" svg:y="15.47cm" svg:viewBox="0 0 460 462" draw:points="0,0 460,0 460,462 0,462">
          <text:p text:style-name="P2"><text:span text:style-name="T8">T</text:span></text:p>
        </draw:polygon>
        <draw:polyline draw:style-name="gr6" draw:text-style-name="P10" draw:layer="layout" svg:width="0.459cm" svg:height="0.461cm" svg:x="17.318cm" svg:y="15.47cm" svg:viewBox="0 0 460 462" draw:points="230,462 0,462 0,0 460,0 460,462 230,462">
          <text:p/>
        </draw:polyline>
        <draw:polygon draw:style-name="gr41" draw:text-style-name="P10" draw:layer="layout" svg:width="0.462cm" svg:height="0.461cm" svg:x="16.855cm" svg:y="15.47cm" svg:viewBox="0 0 463 462" draw:points="0,0 463,0 463,462 0,462">
          <text:p text:style-name="P2"><text:span text:style-name="T8">T</text:span></text:p>
        </draw:polygon>
        <draw:polyline draw:style-name="gr6" draw:text-style-name="P10" draw:layer="layout" svg:width="0.462cm" svg:height="0.461cm" svg:x="16.855cm" svg:y="15.47cm" svg:viewBox="0 0 463 462" draw:points="231,462 0,462 0,0 463,0 463,462 231,462">
          <text:p/>
        </draw:polyline>
        <draw:polygon draw:style-name="gr41" draw:text-style-name="P10" draw:layer="layout" svg:width="0.459cm" svg:height="0.461cm" svg:x="18.241cm" svg:y="15.47cm" svg:viewBox="0 0 460 462" draw:points="0,0 460,0 460,462 0,462">
          <text:p text:style-name="P2"><text:span text:style-name="T8">T</text:span></text:p>
        </draw:polygon>
        <draw:polyline draw:style-name="gr6" draw:text-style-name="P10" draw:layer="layout" svg:width="0.459cm" svg:height="0.461cm" svg:x="18.241cm" svg:y="15.47cm" svg:viewBox="0 0 460 462" draw:points="230,462 0,462 0,0 460,0 460,462 230,462">
          <text:p/>
        </draw:polyline>
        <draw:polygon draw:style-name="gr41" draw:text-style-name="P10" draw:layer="layout" svg:width="0.462cm" svg:height="0.461cm" svg:x="17.778cm" svg:y="15.47cm" svg:viewBox="0 0 463 462" draw:points="0,0 463,0 463,462 0,462">
          <text:p text:style-name="P2"><text:span text:style-name="T8">T</text:span></text:p>
        </draw:polygon>
        <draw:polyline draw:style-name="gr6" draw:text-style-name="P10" draw:layer="layout" svg:width="0.462cm" svg:height="0.461cm" svg:x="17.778cm" svg:y="15.47cm" svg:viewBox="0 0 463 462" draw:points="231,462 0,462 0,0 463,0 463,462 231,462">
          <text:p/>
        </draw:polyline>
        <draw:polygon draw:style-name="gr41" draw:text-style-name="P10" draw:layer="layout" svg:width="0.462cm" svg:height="0.461cm" svg:x="18.701cm" svg:y="15.47cm" svg:viewBox="0 0 463 462" draw:points="0,0 463,0 463,462 0,462">
          <text:p text:style-name="P2"><text:span text:style-name="T8">T</text:span></text:p>
        </draw:polygon>
        <draw:polyline draw:style-name="gr6" draw:text-style-name="P10" draw:layer="layout" svg:width="0.462cm" svg:height="0.461cm" svg:x="18.701cm" svg:y="15.47cm" svg:viewBox="0 0 463 462" draw:points="231,462 0,462 0,0 463,0 463,462 231,462">
          <text:p/>
        </draw:polyline>
        <draw:polygon draw:style-name="gr41" draw:text-style-name="P10" draw:layer="layout" svg:width="0.459cm" svg:height="0.461cm" svg:x="19.136cm" svg:y="15.47cm" svg:viewBox="0 0 460 462" draw:points="0,0 460,0 460,462 0,462">
          <text:p text:style-name="P2"><text:span text:style-name="T8">T</text:span></text:p>
        </draw:polygon>
        <draw:polyline draw:style-name="gr6" draw:text-style-name="P10" draw:layer="layout" svg:width="0.459cm" svg:height="0.461cm" svg:x="19.136cm" svg:y="15.47cm" svg:viewBox="0 0 460 462" draw:points="230,462 0,462 0,0 460,0 460,462 230,462">
          <text:p/>
        </draw:polyline>
        <draw:polygon draw:style-name="gr41" draw:text-style-name="P10" draw:layer="layout" svg:width="0.462cm" svg:height="0.461cm" svg:x="19.596cm" svg:y="15.47cm" svg:viewBox="0 0 463 462" draw:points="0,0 463,0 463,462 0,462">
          <text:p text:style-name="P2"><text:span text:style-name="T8">T</text:span></text:p>
        </draw:polygon>
        <draw:polyline draw:style-name="gr6" draw:text-style-name="P10" draw:layer="layout" svg:width="0.462cm" svg:height="0.461cm" svg:x="19.596cm" svg:y="15.47cm" svg:viewBox="0 0 463 462" draw:points="231,462 0,462 0,0 463,0 463,462 231,462">
          <text:p/>
        </draw:polyline>
        <draw:polygon draw:style-name="gr8" draw:text-style-name="P10" draw:layer="layout" svg:width="0.459cm" svg:height="0.461cm" svg:x="13.163cm" svg:y="15.47cm" svg:viewBox="0 0 460 462" draw:points="0,0 460,0 460,462 0,462">
          <text:p/>
        </draw:polygon>
        <draw:polyline draw:style-name="gr6" draw:text-style-name="P10" draw:layer="layout" svg:width="0.459cm" svg:height="0.461cm" svg:x="13.163cm" svg:y="15.47cm" svg:viewBox="0 0 460 462" draw:points="230,462 0,462 0,0 460,0 460,462 230,462">
          <text:p/>
        </draw:polyline>
        <draw:polygon draw:style-name="gr8" draw:text-style-name="P10" draw:layer="layout" svg:width="0.462cm" svg:height="0.461cm" svg:x="12.7cm" svg:y="15.47cm" svg:viewBox="0 0 463 462" draw:points="0,0 463,0 463,462 0,462">
          <text:p/>
        </draw:polygon>
        <draw:polyline draw:style-name="gr6" draw:text-style-name="P10" draw:layer="layout" svg:width="0.462cm" svg:height="0.461cm" svg:x="12.7cm" svg:y="15.47cm" svg:viewBox="0 0 463 462" draw:points="231,462 0,462 0,0 463,0 463,462 231,462">
          <text:p/>
        </draw:polyline>
        <draw:polygon draw:style-name="gr10" draw:text-style-name="P10" draw:layer="layout" svg:width="0.459cm" svg:height="0.461cm" svg:x="14.086cm" svg:y="15.47cm" svg:viewBox="0 0 460 462" draw:points="0,0 460,0 460,462 0,462">
          <text:p/>
        </draw:polygon>
        <draw:polyline draw:style-name="gr6" draw:text-style-name="P10" draw:layer="layout" svg:width="0.459cm" svg:height="0.461cm" svg:x="14.086cm" svg:y="15.47cm" svg:viewBox="0 0 460 462" draw:points="230,462 0,462 0,0 460,0 460,462 230,462">
          <text:p/>
        </draw:polyline>
        <draw:polygon draw:style-name="gr10" draw:text-style-name="P10" draw:layer="layout" svg:width="0.462cm" svg:height="0.461cm" svg:x="13.623cm" svg:y="15.47cm" svg:viewBox="0 0 463 462" draw:points="0,0 463,0 463,462 0,462">
          <text:p/>
        </draw:polygon>
        <draw:polyline draw:style-name="gr6" draw:text-style-name="P10" draw:layer="layout" svg:width="0.462cm" svg:height="0.461cm" svg:x="13.623cm" svg:y="15.47cm" svg:viewBox="0 0 463 462" draw:points="231,462 0,462 0,0 463,0 463,462 231,462">
          <text:p/>
        </draw:polyline>
        <draw:polygon draw:style-name="gr10" draw:text-style-name="P10" draw:layer="layout" svg:width="0.459cm" svg:height="0.461cm" svg:x="15.009cm" svg:y="15.47cm" svg:viewBox="0 0 460 462" draw:points="0,0 460,0 460,462 0,462">
          <text:p/>
        </draw:polygon>
        <draw:polyline draw:style-name="gr6" draw:text-style-name="P10" draw:layer="layout" svg:width="0.459cm" svg:height="0.461cm" svg:x="15.009cm" svg:y="15.47cm" svg:viewBox="0 0 460 462" draw:points="230,462 0,462 0,0 460,0 460,462 230,462">
          <text:p/>
        </draw:polyline>
        <draw:polygon draw:style-name="gr10" draw:text-style-name="P10" draw:layer="layout" svg:width="0.462cm" svg:height="0.461cm" svg:x="14.546cm" svg:y="15.47cm" svg:viewBox="0 0 463 462" draw:points="0,0 463,0 463,462 0,462">
          <text:p/>
        </draw:polygon>
        <draw:polyline draw:style-name="gr6" draw:text-style-name="P10" draw:layer="layout" svg:width="0.462cm" svg:height="0.461cm" svg:x="14.546cm" svg:y="15.47cm" svg:viewBox="0 0 463 462" draw:points="231,462 0,462 0,0 463,0 463,462 231,462">
          <text:p/>
        </draw:polyline>
        <draw:polygon draw:style-name="gr10" draw:text-style-name="P10" draw:layer="layout" svg:width="0.462cm" svg:height="0.461cm" svg:x="15.469cm" svg:y="15.47cm" svg:viewBox="0 0 463 462" draw:points="0,0 463,0 463,462 0,462">
          <text:p/>
        </draw:polygon>
        <draw:polyline draw:style-name="gr6" draw:text-style-name="P10" draw:layer="layout" svg:width="0.462cm" svg:height="0.461cm" svg:x="15.469cm" svg:y="15.47cm" svg:viewBox="0 0 463 462" draw:points="231,462 0,462 0,0 463,0 463,462 231,462">
          <text:p/>
        </draw:polyline>
        <draw:polygon draw:style-name="gr10" draw:text-style-name="P10" draw:layer="layout" svg:width="0.459cm" svg:height="0.461cm" svg:x="16.395cm" svg:y="15.47cm" svg:viewBox="0 0 460 462" draw:points="0,0 460,0 460,462 0,462">
          <text:p/>
        </draw:polygon>
        <draw:polyline draw:style-name="gr6" draw:text-style-name="P10" draw:layer="layout" svg:width="0.459cm" svg:height="0.461cm" svg:x="16.395cm" svg:y="15.47cm" svg:viewBox="0 0 460 462" draw:points="230,462 0,462 0,0 460,0 460,462 230,462">
          <text:p/>
        </draw:polyline>
        <draw:polygon draw:style-name="gr10" draw:text-style-name="P10" draw:layer="layout" svg:width="0.462cm" svg:height="0.461cm" svg:x="15.932cm" svg:y="15.47cm" svg:viewBox="0 0 463 462" draw:points="0,0 463,0 463,462 0,462">
          <text:p/>
        </draw:polygon>
        <draw:polyline draw:style-name="gr6" draw:text-style-name="P10" draw:layer="layout" svg:width="0.462cm" svg:height="0.461cm" svg:x="15.932cm" svg:y="15.47cm" svg:viewBox="0 0 463 462" draw:points="231,462 0,462 0,0 463,0 463,462 231,462">
          <text:p/>
        </draw:polyline>
        <draw:polygon draw:style-name="gr10" draw:text-style-name="P10" draw:layer="layout" svg:width="0.459cm" svg:height="0.461cm" svg:x="17.318cm" svg:y="15.47cm" svg:viewBox="0 0 460 462" draw:points="0,0 460,0 460,462 0,462">
          <text:p/>
        </draw:polygon>
        <draw:polyline draw:style-name="gr6" draw:text-style-name="P10" draw:layer="layout" svg:width="0.459cm" svg:height="0.461cm" svg:x="17.318cm" svg:y="15.47cm" svg:viewBox="0 0 460 462" draw:points="230,462 0,462 0,0 460,0 460,462 230,462">
          <text:p/>
        </draw:polyline>
        <draw:polygon draw:style-name="gr10" draw:text-style-name="P10" draw:layer="layout" svg:width="0.462cm" svg:height="0.461cm" svg:x="16.855cm" svg:y="15.47cm" svg:viewBox="0 0 463 462" draw:points="0,0 463,0 463,462 0,462">
          <text:p/>
        </draw:polygon>
        <draw:polyline draw:style-name="gr6" draw:text-style-name="P10" draw:layer="layout" svg:width="0.462cm" svg:height="0.461cm" svg:x="16.855cm" svg:y="15.47cm" svg:viewBox="0 0 463 462" draw:points="231,462 0,462 0,0 463,0 463,462 231,462">
          <text:p/>
        </draw:polyline>
        <draw:polygon draw:style-name="gr10" draw:text-style-name="P10" draw:layer="layout" svg:width="0.459cm" svg:height="0.461cm" svg:x="18.241cm" svg:y="15.47cm" svg:viewBox="0 0 460 462" draw:points="0,0 460,0 460,462 0,462">
          <text:p/>
        </draw:polygon>
        <draw:polyline draw:style-name="gr6" draw:text-style-name="P10" draw:layer="layout" svg:width="0.459cm" svg:height="0.461cm" svg:x="18.241cm" svg:y="15.47cm" svg:viewBox="0 0 460 462" draw:points="230,462 0,462 0,0 460,0 460,462 230,462">
          <text:p/>
        </draw:polyline>
        <draw:polygon draw:style-name="gr10" draw:text-style-name="P10" draw:layer="layout" svg:width="0.462cm" svg:height="0.461cm" svg:x="17.778cm" svg:y="15.47cm" svg:viewBox="0 0 463 462" draw:points="0,0 463,0 463,462 0,462">
          <text:p/>
        </draw:polygon>
        <draw:polyline draw:style-name="gr6" draw:text-style-name="P10" draw:layer="layout" svg:width="0.462cm" svg:height="0.461cm" svg:x="17.778cm" svg:y="15.47cm" svg:viewBox="0 0 463 462" draw:points="231,462 0,462 0,0 463,0 463,462 231,462">
          <text:p/>
        </draw:polyline>
        <draw:polygon draw:style-name="gr10" draw:text-style-name="P10" draw:layer="layout" svg:width="0.462cm" svg:height="0.461cm" svg:x="18.701cm" svg:y="15.47cm" svg:viewBox="0 0 463 462" draw:points="0,0 463,0 463,462 0,462">
          <text:p/>
        </draw:polygon>
        <draw:polyline draw:style-name="gr46" draw:text-style-name="P10" draw:layer="layout" svg:width="0.462cm" svg:height="0.461cm" svg:x="18.701cm" svg:y="15.47cm" svg:viewBox="0 0 463 462" draw:points="231,462 0,462 0,0 463,0 463,462 231,462">
          <text:p/>
        </draw:polyline>
        <draw:polygon draw:style-name="gr8" draw:text-style-name="P10" draw:layer="layout" svg:width="0.459cm" svg:height="0.461cm" svg:x="19.136cm" svg:y="15.47cm" svg:viewBox="0 0 460 462" draw:points="0,0 460,0 460,462 0,462">
          <text:p/>
        </draw:polygon>
        <draw:polyline draw:style-name="gr6" draw:text-style-name="P10" draw:layer="layout" svg:width="0.459cm" svg:height="0.461cm" svg:x="19.136cm" svg:y="15.47cm" svg:viewBox="0 0 460 462" draw:points="230,462 0,462 0,0 460,0 460,462 230,462">
          <text:p/>
        </draw:polyline>
        <draw:polygon draw:style-name="gr41" draw:text-style-name="P10" draw:layer="layout" svg:width="0.462cm" svg:height="0.461cm" svg:x="19.596cm" svg:y="15.47cm" svg:viewBox="0 0 463 462" draw:points="0,0 463,0 463,462 0,462">
          <text:p text:style-name="P2"><text:span text:style-name="T8">A</text:span></text:p>
        </draw:polygon>
        <draw:polyline draw:style-name="gr6" draw:text-style-name="P10" draw:layer="layout" svg:width="0.462cm" svg:height="0.461cm" svg:x="19.596cm" svg:y="15.47cm" svg:viewBox="0 0 463 462" draw:points="231,462 0,462 0,0 463,0 463,462 231,462">
          <text:p/>
        </draw:polyline>
        <draw:polygon draw:style-name="gr41" draw:text-style-name="P10" draw:layer="layout" svg:width="0.459cm" svg:height="0.461cm" svg:x="13.163cm" svg:y="15.008cm" svg:viewBox="0 0 460 462" draw:points="0,0 460,0 460,462 0,462">
          <text:p text:style-name="P2"><text:span text:style-name="T8">T</text:span></text:p>
        </draw:polygon>
        <draw:polyline draw:style-name="gr6" draw:text-style-name="P10" draw:layer="layout" svg:width="0.459cm" svg:height="0.461cm" svg:x="13.163cm" svg:y="15.008cm" svg:viewBox="0 0 460 462" draw:points="230,462 0,462 0,0 460,0 460,462 230,462">
          <text:p/>
        </draw:polyline>
        <draw:polygon draw:style-name="gr41" draw:text-style-name="P10" draw:layer="layout" svg:width="0.462cm" svg:height="0.461cm" svg:x="12.7cm" svg:y="15.008cm" svg:viewBox="0 0 463 462" draw:points="0,0 463,0 463,462 0,462">
          <text:p text:style-name="P2"><text:span text:style-name="T8">T</text:span></text:p>
        </draw:polygon>
        <draw:polyline draw:style-name="gr6" draw:text-style-name="P10" draw:layer="layout" svg:width="0.462cm" svg:height="0.461cm" svg:x="12.7cm" svg:y="15.008cm" svg:viewBox="0 0 463 462" draw:points="231,462 0,462 0,0 463,0 463,462 231,462">
          <text:p/>
        </draw:polyline>
        <draw:polygon draw:style-name="gr41" draw:text-style-name="P10" draw:layer="layout" svg:width="0.459cm" svg:height="0.461cm" svg:x="14.086cm" svg:y="15.008cm" svg:viewBox="0 0 460 462" draw:points="0,0 460,0 460,462 0,462">
          <text:p text:style-name="P2"><text:span text:style-name="T8">T</text:span></text:p>
        </draw:polygon>
        <draw:polyline draw:style-name="gr6" draw:text-style-name="P10" draw:layer="layout" svg:width="0.459cm" svg:height="0.461cm" svg:x="14.086cm" svg:y="15.008cm" svg:viewBox="0 0 460 462" draw:points="230,462 0,462 0,0 460,0 460,462 230,462">
          <text:p/>
        </draw:polyline>
        <draw:polygon draw:style-name="gr41" draw:text-style-name="P10" draw:layer="layout" svg:width="0.462cm" svg:height="0.461cm" svg:x="13.623cm" svg:y="15.008cm" svg:viewBox="0 0 463 462" draw:points="0,0 463,0 463,462 0,462">
          <text:p text:style-name="P2"><text:span text:style-name="T8">T</text:span></text:p>
        </draw:polygon>
        <draw:polyline draw:style-name="gr6" draw:text-style-name="P10" draw:layer="layout" svg:width="0.462cm" svg:height="0.461cm" svg:x="13.623cm" svg:y="15.008cm" svg:viewBox="0 0 463 462" draw:points="231,462 0,462 0,0 463,0 463,462 231,462">
          <text:p/>
        </draw:polyline>
        <draw:polygon draw:style-name="gr41" draw:text-style-name="P10" draw:layer="layout" svg:width="0.459cm" svg:height="0.461cm" svg:x="15.009cm" svg:y="15.008cm" svg:viewBox="0 0 460 462" draw:points="0,0 460,0 460,462 0,462">
          <text:p text:style-name="P2"><text:span text:style-name="T8">T</text:span></text:p>
        </draw:polygon>
        <draw:polyline draw:style-name="gr6" draw:text-style-name="P10" draw:layer="layout" svg:width="0.459cm" svg:height="0.461cm" svg:x="15.009cm" svg:y="15.008cm" svg:viewBox="0 0 460 462" draw:points="230,462 0,462 0,0 460,0 460,462 230,462">
          <text:p/>
        </draw:polyline>
        <draw:polygon draw:style-name="gr41" draw:text-style-name="P10" draw:layer="layout" svg:width="0.462cm" svg:height="0.461cm" svg:x="14.546cm" svg:y="15.008cm" svg:viewBox="0 0 463 462" draw:points="0,0 463,0 463,462 0,462">
          <text:p text:style-name="P2"><text:span text:style-name="T8">T</text:span></text:p>
        </draw:polygon>
        <draw:polyline draw:style-name="gr6" draw:text-style-name="P10" draw:layer="layout" svg:width="0.462cm" svg:height="0.461cm" svg:x="14.546cm" svg:y="15.008cm" svg:viewBox="0 0 463 462" draw:points="231,462 0,462 0,0 463,0 463,462 231,462">
          <text:p/>
        </draw:polyline>
        <draw:polygon draw:style-name="gr41" draw:text-style-name="P10" draw:layer="layout" svg:width="0.462cm" svg:height="0.461cm" svg:x="15.469cm" svg:y="15.008cm" svg:viewBox="0 0 463 462" draw:points="0,0 463,0 463,462 0,462">
          <text:p text:style-name="P2"><text:span text:style-name="T8">T</text:span></text:p>
        </draw:polygon>
        <draw:polyline draw:style-name="gr6" draw:text-style-name="P10" draw:layer="layout" svg:width="0.462cm" svg:height="0.461cm" svg:x="15.469cm" svg:y="15.008cm" svg:viewBox="0 0 463 462" draw:points="231,462 0,462 0,0 463,0 463,462 231,462">
          <text:p/>
        </draw:polyline>
        <draw:polygon draw:style-name="gr41" draw:text-style-name="P10" draw:layer="layout" svg:width="0.459cm" svg:height="0.461cm" svg:x="16.395cm" svg:y="15.008cm" svg:viewBox="0 0 460 462" draw:points="0,0 460,0 460,462 0,462">
          <text:p text:style-name="P2"><text:span text:style-name="T8">T</text:span></text:p>
        </draw:polygon>
        <draw:polyline draw:style-name="gr6" draw:text-style-name="P10" draw:layer="layout" svg:width="0.459cm" svg:height="0.461cm" svg:x="16.395cm" svg:y="15.008cm" svg:viewBox="0 0 460 462" draw:points="230,462 0,462 0,0 460,0 460,462 230,462">
          <text:p/>
        </draw:polyline>
        <draw:polygon draw:style-name="gr41" draw:text-style-name="P10" draw:layer="layout" svg:width="0.462cm" svg:height="0.461cm" svg:x="15.932cm" svg:y="15.008cm" svg:viewBox="0 0 463 462" draw:points="0,0 463,0 463,462 0,462">
          <text:p text:style-name="P2"><text:span text:style-name="T8">T</text:span></text:p>
        </draw:polygon>
        <draw:polyline draw:style-name="gr6" draw:text-style-name="P10" draw:layer="layout" svg:width="0.462cm" svg:height="0.461cm" svg:x="15.932cm" svg:y="15.008cm" svg:viewBox="0 0 463 462" draw:points="231,462 0,462 0,0 463,0 463,462 231,462">
          <text:p/>
        </draw:polyline>
        <draw:polygon draw:style-name="gr41" draw:text-style-name="P10" draw:layer="layout" svg:width="0.459cm" svg:height="0.461cm" svg:x="17.318cm" svg:y="15.008cm" svg:viewBox="0 0 460 462" draw:points="0,0 460,0 460,462 0,462">
          <text:p text:style-name="P2"><text:span text:style-name="T8">T</text:span></text:p>
        </draw:polygon>
        <draw:polyline draw:style-name="gr6" draw:text-style-name="P10" draw:layer="layout" svg:width="0.459cm" svg:height="0.461cm" svg:x="17.318cm" svg:y="15.008cm" svg:viewBox="0 0 460 462" draw:points="230,462 0,462 0,0 460,0 460,462 230,462">
          <text:p/>
        </draw:polyline>
        <draw:polygon draw:style-name="gr41" draw:text-style-name="P10" draw:layer="layout" svg:width="0.462cm" svg:height="0.461cm" svg:x="16.855cm" svg:y="15.008cm" svg:viewBox="0 0 463 462" draw:points="0,0 463,0 463,462 0,462">
          <text:p text:style-name="P2"><text:span text:style-name="T8">T</text:span></text:p>
        </draw:polygon>
        <draw:polyline draw:style-name="gr6" draw:text-style-name="P10" draw:layer="layout" svg:width="0.462cm" svg:height="0.461cm" svg:x="16.855cm" svg:y="15.008cm" svg:viewBox="0 0 463 462" draw:points="231,462 0,462 0,0 463,0 463,462 231,462">
          <text:p/>
        </draw:polyline>
        <draw:polygon draw:style-name="gr41" draw:text-style-name="P10" draw:layer="layout" svg:width="0.459cm" svg:height="0.461cm" svg:x="18.241cm" svg:y="15.008cm" svg:viewBox="0 0 460 462" draw:points="0,0 460,0 460,462 0,462">
          <text:p text:style-name="P2"><text:span text:style-name="T8">T</text:span></text:p>
        </draw:polygon>
        <draw:polyline draw:style-name="gr6" draw:text-style-name="P10" draw:layer="layout" svg:width="0.459cm" svg:height="0.461cm" svg:x="18.241cm" svg:y="15.008cm" svg:viewBox="0 0 460 462" draw:points="230,462 0,462 0,0 460,0 460,462 230,462">
          <text:p/>
        </draw:polyline>
        <draw:polygon draw:style-name="gr41" draw:text-style-name="P10" draw:layer="layout" svg:width="0.462cm" svg:height="0.461cm" svg:x="17.778cm" svg:y="15.008cm" svg:viewBox="0 0 463 462" draw:points="0,0 463,0 463,462 0,462">
          <text:p text:style-name="P2"><text:span text:style-name="T8">T</text:span></text:p>
        </draw:polygon>
        <draw:polyline draw:style-name="gr6" draw:text-style-name="P10" draw:layer="layout" svg:width="0.462cm" svg:height="0.461cm" svg:x="17.778cm" svg:y="15.008cm" svg:viewBox="0 0 463 462" draw:points="231,462 0,462 0,0 463,0 463,462 231,462">
          <text:p/>
        </draw:polyline>
        <draw:polygon draw:style-name="gr41" draw:text-style-name="P10" draw:layer="layout" svg:width="0.462cm" svg:height="0.461cm" svg:x="18.701cm" svg:y="15.008cm" svg:viewBox="0 0 463 462" draw:points="0,0 463,0 463,462 0,462">
          <text:p text:style-name="P2"><text:span text:style-name="T8">T</text:span></text:p>
        </draw:polygon>
        <draw:polyline draw:style-name="gr6" draw:text-style-name="P10" draw:layer="layout" svg:width="0.462cm" svg:height="0.461cm" svg:x="18.701cm" svg:y="15.008cm" svg:viewBox="0 0 463 462" draw:points="231,462 0,462 0,0 463,0 463,462 231,462">
          <text:p/>
        </draw:polyline>
        <draw:polygon draw:style-name="gr41" draw:text-style-name="P10" draw:layer="layout" svg:width="0.459cm" svg:height="0.461cm" svg:x="19.136cm" svg:y="15.008cm" svg:viewBox="0 0 460 462" draw:points="0,0 460,0 460,462 0,462">
          <text:p text:style-name="P2"><text:span text:style-name="T8">T</text:span></text:p>
        </draw:polygon>
        <draw:polyline draw:style-name="gr6" draw:text-style-name="P10" draw:layer="layout" svg:width="0.459cm" svg:height="0.461cm" svg:x="19.136cm" svg:y="15.008cm" svg:viewBox="0 0 460 462" draw:points="230,462 0,462 0,0 460,0 460,462 230,462">
          <text:p/>
        </draw:polyline>
        <draw:polygon draw:style-name="gr41" draw:text-style-name="P10" draw:layer="layout" svg:width="0.462cm" svg:height="0.461cm" svg:x="19.596cm" svg:y="15.008cm" svg:viewBox="0 0 463 462" draw:points="0,0 463,0 463,462 0,462">
          <text:p text:style-name="P2"><text:span text:style-name="T8">T</text:span></text:p>
        </draw:polygon>
        <draw:polyline draw:style-name="gr6" draw:text-style-name="P10" draw:layer="layout" svg:width="0.462cm" svg:height="0.461cm" svg:x="19.596cm" svg:y="15.008cm" svg:viewBox="0 0 463 462" draw:points="231,462 0,462 0,0 463,0 463,462 231,462">
          <text:p/>
        </draw:polyline>
        <draw:polygon draw:style-name="gr10" draw:text-style-name="P10" draw:layer="layout" svg:width="0.459cm" svg:height="0.461cm" svg:x="13.163cm" svg:y="15.008cm" svg:viewBox="0 0 460 462" draw:points="0,0 460,0 460,462 0,462">
          <text:p/>
        </draw:polygon>
        <draw:polyline draw:style-name="gr6" draw:text-style-name="P10" draw:layer="layout" svg:width="0.459cm" svg:height="0.461cm" svg:x="13.163cm" svg:y="15.008cm" svg:viewBox="0 0 460 462" draw:points="230,462 0,462 0,0 460,0 460,462 230,462">
          <text:p/>
        </draw:polyline>
        <draw:polygon draw:style-name="gr8" draw:text-style-name="P10" draw:layer="layout" svg:width="0.462cm" svg:height="0.461cm" svg:x="12.7cm" svg:y="15.008cm" svg:viewBox="0 0 463 462" draw:points="0,0 463,0 463,462 0,462">
          <text:p/>
        </draw:polygon>
        <draw:polyline draw:style-name="gr6" draw:text-style-name="P10" draw:layer="layout" svg:width="0.462cm" svg:height="0.461cm" svg:x="12.7cm" svg:y="15.008cm" svg:viewBox="0 0 463 462" draw:points="231,462 0,462 0,0 463,0 463,462 231,462">
          <text:p/>
        </draw:polyline>
        <draw:polygon draw:style-name="gr10" draw:text-style-name="P10" draw:layer="layout" svg:width="0.459cm" svg:height="0.461cm" svg:x="14.086cm" svg:y="15.008cm" svg:viewBox="0 0 460 462" draw:points="0,0 460,0 460,462 0,462">
          <text:p/>
        </draw:polygon>
        <draw:polyline draw:style-name="gr6" draw:text-style-name="P10" draw:layer="layout" svg:width="0.459cm" svg:height="0.461cm" svg:x="14.086cm" svg:y="15.008cm" svg:viewBox="0 0 460 462" draw:points="230,462 0,462 0,0 460,0 460,462 230,462">
          <text:p/>
        </draw:polyline>
        <draw:polygon draw:style-name="gr10" draw:text-style-name="P10" draw:layer="layout" svg:width="0.462cm" svg:height="0.461cm" svg:x="13.623cm" svg:y="15.008cm" svg:viewBox="0 0 463 462" draw:points="0,0 463,0 463,462 0,462">
          <text:p/>
        </draw:polygon>
        <draw:polyline draw:style-name="gr6" draw:text-style-name="P10" draw:layer="layout" svg:width="0.462cm" svg:height="0.461cm" svg:x="13.623cm" svg:y="15.008cm" svg:viewBox="0 0 463 462" draw:points="231,462 0,462 0,0 463,0 463,462 231,462">
          <text:p/>
        </draw:polyline>
        <draw:polygon draw:style-name="gr15" draw:text-style-name="P10" draw:layer="layout" svg:width="0.459cm" svg:height="0.461cm" svg:x="15.009cm" svg:y="15.008cm" svg:viewBox="0 0 460 462" draw:points="0,0 460,0 460,462 0,462">
          <text:p/>
        </draw:polygon>
        <draw:polyline draw:style-name="gr6" draw:text-style-name="P10" draw:layer="layout" svg:width="0.459cm" svg:height="0.461cm" svg:x="15.009cm" svg:y="15.008cm" svg:viewBox="0 0 460 462" draw:points="230,462 0,462 0,0 460,0 460,462 230,462">
          <text:p/>
        </draw:polyline>
        <draw:polygon draw:style-name="gr15" draw:text-style-name="P10" draw:layer="layout" svg:width="0.462cm" svg:height="0.461cm" svg:x="14.546cm" svg:y="15.008cm" svg:viewBox="0 0 463 462" draw:points="0,0 463,0 463,462 0,462">
          <text:p/>
        </draw:polygon>
        <draw:polyline draw:style-name="gr6" draw:text-style-name="P10" draw:layer="layout" svg:width="0.462cm" svg:height="0.461cm" svg:x="14.546cm" svg:y="15.008cm" svg:viewBox="0 0 463 462" draw:points="231,462 0,462 0,0 463,0 463,462 231,462">
          <text:p/>
        </draw:polyline>
        <draw:polygon draw:style-name="gr10" draw:text-style-name="P10" draw:layer="layout" svg:width="0.462cm" svg:height="0.461cm" svg:x="15.469cm" svg:y="15.008cm" svg:viewBox="0 0 463 462" draw:points="0,0 463,0 463,462 0,462">
          <text:p/>
        </draw:polygon>
        <draw:polyline draw:style-name="gr6" draw:text-style-name="P10" draw:layer="layout" svg:width="0.462cm" svg:height="0.461cm" svg:x="15.469cm" svg:y="15.008cm" svg:viewBox="0 0 463 462" draw:points="231,462 0,462 0,0 463,0 463,462 231,462">
          <text:p/>
        </draw:polyline>
        <draw:polygon draw:style-name="gr15" draw:text-style-name="P10" draw:layer="layout" svg:width="0.459cm" svg:height="0.461cm" svg:x="16.395cm" svg:y="15.008cm" svg:viewBox="0 0 460 462" draw:points="0,0 460,0 460,462 0,462">
          <text:p/>
        </draw:polygon>
        <draw:polyline draw:style-name="gr6" draw:text-style-name="P10" draw:layer="layout" svg:width="0.459cm" svg:height="0.461cm" svg:x="16.395cm" svg:y="15.008cm" svg:viewBox="0 0 460 462" draw:points="230,462 0,462 0,0 460,0 460,462 230,462">
          <text:p/>
        </draw:polyline>
        <draw:polygon draw:style-name="gr15" draw:text-style-name="P10" draw:layer="layout" svg:width="0.462cm" svg:height="0.461cm" svg:x="15.932cm" svg:y="15.008cm" svg:viewBox="0 0 463 462" draw:points="0,0 463,0 463,462 0,462">
          <text:p/>
        </draw:polygon>
        <draw:polyline draw:style-name="gr6" draw:text-style-name="P10" draw:layer="layout" svg:width="0.462cm" svg:height="0.461cm" svg:x="15.932cm" svg:y="15.008cm" svg:viewBox="0 0 463 462" draw:points="231,462 0,462 0,0 463,0 463,462 231,462">
          <text:p/>
        </draw:polyline>
        <draw:polygon draw:style-name="gr10" draw:text-style-name="P10" draw:layer="layout" svg:width="0.459cm" svg:height="0.461cm" svg:x="17.318cm" svg:y="15.008cm" svg:viewBox="0 0 460 462" draw:points="0,0 460,0 460,462 0,462">
          <text:p/>
        </draw:polygon>
        <draw:polyline draw:style-name="gr6" draw:text-style-name="P10" draw:layer="layout" svg:width="0.459cm" svg:height="0.461cm" svg:x="17.318cm" svg:y="15.008cm" svg:viewBox="0 0 460 462" draw:points="230,462 0,462 0,0 460,0 460,462 230,462">
          <text:p/>
        </draw:polyline>
        <draw:polygon draw:style-name="gr15" draw:text-style-name="P10" draw:layer="layout" svg:width="0.462cm" svg:height="0.461cm" svg:x="16.855cm" svg:y="15.008cm" svg:viewBox="0 0 463 462" draw:points="0,0 463,0 463,462 0,462">
          <text:p/>
        </draw:polygon>
        <draw:polyline draw:style-name="gr6" draw:text-style-name="P10" draw:layer="layout" svg:width="0.462cm" svg:height="0.461cm" svg:x="16.855cm" svg:y="15.008cm" svg:viewBox="0 0 463 462" draw:points="231,462 0,462 0,0 463,0 463,462 231,462">
          <text:p/>
        </draw:polyline>
        <draw:polygon draw:style-name="gr10" draw:text-style-name="P10" draw:layer="layout" svg:width="0.459cm" svg:height="0.461cm" svg:x="18.241cm" svg:y="15.008cm" svg:viewBox="0 0 460 462" draw:points="0,0 460,0 460,462 0,462">
          <text:p/>
        </draw:polygon>
        <draw:polyline draw:style-name="gr6" draw:text-style-name="P10" draw:layer="layout" svg:width="0.459cm" svg:height="0.461cm" svg:x="18.241cm" svg:y="15.008cm" svg:viewBox="0 0 460 462" draw:points="230,462 0,462 0,0 460,0 460,462 230,462">
          <text:p/>
        </draw:polyline>
        <draw:polygon draw:style-name="gr10" draw:text-style-name="P10" draw:layer="layout" svg:width="0.462cm" svg:height="0.461cm" svg:x="17.778cm" svg:y="15.008cm" svg:viewBox="0 0 463 462" draw:points="0,0 463,0 463,462 0,462">
          <text:p/>
        </draw:polygon>
        <draw:polyline draw:style-name="gr6" draw:text-style-name="P10" draw:layer="layout" svg:width="0.462cm" svg:height="0.461cm" svg:x="17.778cm" svg:y="15.008cm" svg:viewBox="0 0 463 462" draw:points="231,462 0,462 0,0 463,0 463,462 231,462">
          <text:p/>
        </draw:polyline>
        <draw:polygon draw:style-name="gr10" draw:text-style-name="P10" draw:layer="layout" svg:width="0.462cm" svg:height="0.461cm" svg:x="18.701cm" svg:y="15.008cm" svg:viewBox="0 0 463 462" draw:points="0,0 463,0 463,462 0,462">
          <text:p/>
        </draw:polygon>
        <draw:polyline draw:style-name="gr6" draw:text-style-name="P10" draw:layer="layout" svg:width="0.462cm" svg:height="0.461cm" svg:x="18.701cm" svg:y="15.008cm" svg:viewBox="0 0 463 462" draw:points="231,462 0,462 0,0 463,0 463,462 231,462">
          <text:p/>
        </draw:polyline>
        <draw:polygon draw:style-name="gr8" draw:text-style-name="P10" draw:layer="layout" svg:width="0.459cm" svg:height="0.461cm" svg:x="19.136cm" svg:y="15.008cm" svg:viewBox="0 0 460 462" draw:points="0,0 460,0 460,462 0,462">
          <text:p/>
        </draw:polygon>
        <draw:polyline draw:style-name="gr6" draw:text-style-name="P10" draw:layer="layout" svg:width="0.459cm" svg:height="0.461cm" svg:x="19.136cm" svg:y="15.008cm" svg:viewBox="0 0 460 462" draw:points="230,462 0,462 0,0 460,0 460,462 230,462">
          <text:p/>
        </draw:polyline>
        <draw:polygon draw:style-name="gr8" draw:text-style-name="P10" draw:layer="layout" svg:width="0.462cm" svg:height="0.461cm" svg:x="19.596cm" svg:y="15.008cm" svg:viewBox="0 0 463 462" draw:points="0,0 463,0 463,462 0,462">
          <text:p/>
        </draw:polygon>
        <draw:polyline draw:style-name="gr6" draw:text-style-name="P10" draw:layer="layout" svg:width="0.462cm" svg:height="0.461cm" svg:x="19.596cm" svg:y="15.008cm" svg:viewBox="0 0 463 462" draw:points="231,462 0,462 0,0 463,0 463,462 231,462">
          <text:p/>
        </draw:polyline>
        <draw:polygon draw:style-name="gr41" draw:text-style-name="P10" draw:layer="layout" svg:width="0.459cm" svg:height="0.461cm" svg:x="13.163cm" svg:y="14.546cm" svg:viewBox="0 0 460 462" draw:points="0,0 460,0 460,462 0,462">
          <text:p text:style-name="P2"><text:span text:style-name="T8">T</text:span></text:p>
        </draw:polygon>
        <draw:polyline draw:style-name="gr6" draw:text-style-name="P10" draw:layer="layout" svg:width="0.459cm" svg:height="0.461cm" svg:x="13.163cm" svg:y="14.546cm" svg:viewBox="0 0 460 462" draw:points="230,462 0,462 0,0 460,0 460,462 230,462">
          <text:p/>
        </draw:polyline>
        <draw:polygon draw:style-name="gr41" draw:text-style-name="P10" draw:layer="layout" svg:width="0.462cm" svg:height="0.461cm" svg:x="12.7cm" svg:y="14.546cm" svg:viewBox="0 0 463 462" draw:points="0,0 463,0 463,462 0,462">
          <text:p text:style-name="P2"><text:span text:style-name="T8">T</text:span></text:p>
        </draw:polygon>
        <draw:polyline draw:style-name="gr6" draw:text-style-name="P10" draw:layer="layout" svg:width="0.462cm" svg:height="0.461cm" svg:x="12.7cm" svg:y="14.546cm" svg:viewBox="0 0 463 462" draw:points="231,462 0,462 0,0 463,0 463,462 231,462">
          <text:p/>
        </draw:polyline>
        <draw:polygon draw:style-name="gr41" draw:text-style-name="P10" draw:layer="layout" svg:width="0.459cm" svg:height="0.461cm" svg:x="14.086cm" svg:y="14.546cm" svg:viewBox="0 0 460 462" draw:points="0,0 460,0 460,462 0,462">
          <text:p text:style-name="P2"><text:span text:style-name="T8">T</text:span></text:p>
        </draw:polygon>
        <draw:polyline draw:style-name="gr6" draw:text-style-name="P10" draw:layer="layout" svg:width="0.459cm" svg:height="0.461cm" svg:x="14.086cm" svg:y="14.546cm" svg:viewBox="0 0 460 462" draw:points="230,462 0,462 0,0 460,0 460,462 230,462">
          <text:p/>
        </draw:polyline>
        <draw:polygon draw:style-name="gr41" draw:text-style-name="P10" draw:layer="layout" svg:width="0.462cm" svg:height="0.461cm" svg:x="13.623cm" svg:y="14.546cm" svg:viewBox="0 0 463 462" draw:points="0,0 463,0 463,462 0,462">
          <text:p text:style-name="P2"><text:span text:style-name="T8">T</text:span></text:p>
        </draw:polygon>
        <draw:polyline draw:style-name="gr6" draw:text-style-name="P10" draw:layer="layout" svg:width="0.462cm" svg:height="0.461cm" svg:x="13.623cm" svg:y="14.546cm" svg:viewBox="0 0 463 462" draw:points="231,462 0,462 0,0 463,0 463,462 231,462">
          <text:p/>
        </draw:polyline>
        <draw:polygon draw:style-name="gr41" draw:text-style-name="P10" draw:layer="layout" svg:width="0.459cm" svg:height="0.461cm" svg:x="15.009cm" svg:y="14.546cm" svg:viewBox="0 0 460 462" draw:points="0,0 460,0 460,462 0,462">
          <text:p text:style-name="P2"><text:span text:style-name="T8">T</text:span></text:p>
        </draw:polygon>
        <draw:polyline draw:style-name="gr6" draw:text-style-name="P10" draw:layer="layout" svg:width="0.459cm" svg:height="0.461cm" svg:x="15.009cm" svg:y="14.546cm" svg:viewBox="0 0 460 462" draw:points="230,462 0,462 0,0 460,0 460,462 230,462">
          <text:p/>
        </draw:polyline>
        <draw:polygon draw:style-name="gr41" draw:text-style-name="P10" draw:layer="layout" svg:width="0.462cm" svg:height="0.461cm" svg:x="14.546cm" svg:y="14.546cm" svg:viewBox="0 0 463 462" draw:points="0,0 463,0 463,462 0,462">
          <text:p text:style-name="P2"><text:span text:style-name="T8">T</text:span></text:p>
        </draw:polygon>
        <draw:polyline draw:style-name="gr6" draw:text-style-name="P10" draw:layer="layout" svg:width="0.462cm" svg:height="0.461cm" svg:x="14.546cm" svg:y="14.546cm" svg:viewBox="0 0 463 462" draw:points="231,462 0,462 0,0 463,0 463,462 231,462">
          <text:p/>
        </draw:polyline>
        <draw:polygon draw:style-name="gr41" draw:text-style-name="P10" draw:layer="layout" svg:width="0.462cm" svg:height="0.461cm" svg:x="15.469cm" svg:y="14.546cm" svg:viewBox="0 0 463 462" draw:points="0,0 463,0 463,462 0,462">
          <text:p text:style-name="P2"><text:span text:style-name="T8">T</text:span></text:p>
        </draw:polygon>
        <draw:polyline draw:style-name="gr6" draw:text-style-name="P10" draw:layer="layout" svg:width="0.462cm" svg:height="0.461cm" svg:x="15.469cm" svg:y="14.546cm" svg:viewBox="0 0 463 462" draw:points="231,462 0,462 0,0 463,0 463,462 231,462">
          <text:p/>
        </draw:polyline>
        <draw:polygon draw:style-name="gr41" draw:text-style-name="P10" draw:layer="layout" svg:width="0.459cm" svg:height="0.461cm" svg:x="16.395cm" svg:y="14.546cm" svg:viewBox="0 0 460 462" draw:points="0,0 460,0 460,462 0,462">
          <text:p text:style-name="P2"><text:span text:style-name="T8">T</text:span></text:p>
        </draw:polygon>
        <draw:polyline draw:style-name="gr6" draw:text-style-name="P10" draw:layer="layout" svg:width="0.459cm" svg:height="0.461cm" svg:x="16.395cm" svg:y="14.546cm" svg:viewBox="0 0 460 462" draw:points="230,462 0,462 0,0 460,0 460,462 230,462">
          <text:p/>
        </draw:polyline>
        <draw:polygon draw:style-name="gr41" draw:text-style-name="P10" draw:layer="layout" svg:width="0.462cm" svg:height="0.461cm" svg:x="15.932cm" svg:y="14.546cm" svg:viewBox="0 0 463 462" draw:points="0,0 463,0 463,462 0,462">
          <text:p text:style-name="P2"><text:span text:style-name="T8">T</text:span></text:p>
        </draw:polygon>
        <draw:polyline draw:style-name="gr6" draw:text-style-name="P10" draw:layer="layout" svg:width="0.462cm" svg:height="0.461cm" svg:x="15.932cm" svg:y="14.546cm" svg:viewBox="0 0 463 462" draw:points="231,462 0,462 0,0 463,0 463,462 231,462">
          <text:p/>
        </draw:polyline>
        <draw:polygon draw:style-name="gr41" draw:text-style-name="P10" draw:layer="layout" svg:width="0.459cm" svg:height="0.461cm" svg:x="17.318cm" svg:y="14.546cm" svg:viewBox="0 0 460 462" draw:points="0,0 460,0 460,462 0,462">
          <text:p text:style-name="P2"><text:span text:style-name="T8">T</text:span></text:p>
        </draw:polygon>
        <draw:polyline draw:style-name="gr6" draw:text-style-name="P10" draw:layer="layout" svg:width="0.459cm" svg:height="0.461cm" svg:x="17.318cm" svg:y="14.546cm" svg:viewBox="0 0 460 462" draw:points="230,462 0,462 0,0 460,0 460,462 230,462">
          <text:p/>
        </draw:polyline>
        <draw:polygon draw:style-name="gr41" draw:text-style-name="P10" draw:layer="layout" svg:width="0.462cm" svg:height="0.461cm" svg:x="16.855cm" svg:y="14.546cm" svg:viewBox="0 0 463 462" draw:points="0,0 463,0 463,462 0,462">
          <text:p text:style-name="P2"><text:span text:style-name="T8">T</text:span></text:p>
        </draw:polygon>
        <draw:polyline draw:style-name="gr6" draw:text-style-name="P10" draw:layer="layout" svg:width="0.462cm" svg:height="0.461cm" svg:x="16.855cm" svg:y="14.546cm" svg:viewBox="0 0 463 462" draw:points="231,462 0,462 0,0 463,0 463,462 231,462">
          <text:p/>
        </draw:polyline>
        <draw:polygon draw:style-name="gr41" draw:text-style-name="P10" draw:layer="layout" svg:width="0.459cm" svg:height="0.461cm" svg:x="18.241cm" svg:y="14.546cm" svg:viewBox="0 0 460 462" draw:points="0,0 460,0 460,462 0,462">
          <text:p text:style-name="P2"><text:span text:style-name="T8">T</text:span></text:p>
        </draw:polygon>
        <draw:polyline draw:style-name="gr6" draw:text-style-name="P10" draw:layer="layout" svg:width="0.459cm" svg:height="0.461cm" svg:x="18.241cm" svg:y="14.546cm" svg:viewBox="0 0 460 462" draw:points="230,462 0,462 0,0 460,0 460,462 230,462">
          <text:p/>
        </draw:polyline>
        <draw:polygon draw:style-name="gr41" draw:text-style-name="P10" draw:layer="layout" svg:width="0.462cm" svg:height="0.461cm" svg:x="17.778cm" svg:y="14.546cm" svg:viewBox="0 0 463 462" draw:points="0,0 463,0 463,462 0,462">
          <text:p text:style-name="P2"><text:span text:style-name="T8">T</text:span></text:p>
        </draw:polygon>
        <draw:polyline draw:style-name="gr6" draw:text-style-name="P10" draw:layer="layout" svg:width="0.462cm" svg:height="0.461cm" svg:x="17.778cm" svg:y="14.546cm" svg:viewBox="0 0 463 462" draw:points="231,462 0,462 0,0 463,0 463,462 231,462">
          <text:p/>
        </draw:polyline>
        <draw:polygon draw:style-name="gr41" draw:text-style-name="P10" draw:layer="layout" svg:width="0.462cm" svg:height="0.461cm" svg:x="18.701cm" svg:y="14.546cm" svg:viewBox="0 0 463 462" draw:points="0,0 463,0 463,462 0,462">
          <text:p text:style-name="P2"><text:span text:style-name="T8">T</text:span></text:p>
        </draw:polygon>
        <draw:polyline draw:style-name="gr6" draw:text-style-name="P10" draw:layer="layout" svg:width="0.462cm" svg:height="0.461cm" svg:x="18.701cm" svg:y="14.546cm" svg:viewBox="0 0 463 462" draw:points="231,462 0,462 0,0 463,0 463,462 231,462">
          <text:p/>
        </draw:polyline>
        <draw:polygon draw:style-name="gr41" draw:text-style-name="P10" draw:layer="layout" svg:width="0.459cm" svg:height="0.461cm" svg:x="19.136cm" svg:y="14.546cm" svg:viewBox="0 0 460 462" draw:points="0,0 460,0 460,462 0,462">
          <text:p text:style-name="P2"><text:span text:style-name="T8">T</text:span></text:p>
        </draw:polygon>
        <draw:polyline draw:style-name="gr6" draw:text-style-name="P10" draw:layer="layout" svg:width="0.459cm" svg:height="0.461cm" svg:x="19.136cm" svg:y="14.546cm" svg:viewBox="0 0 460 462" draw:points="230,462 0,462 0,0 460,0 460,462 230,462">
          <text:p/>
        </draw:polyline>
        <draw:polygon draw:style-name="gr41" draw:text-style-name="P10" draw:layer="layout" svg:width="0.462cm" svg:height="0.461cm" svg:x="19.596cm" svg:y="14.546cm" svg:viewBox="0 0 463 462" draw:points="0,0 463,0 463,462 0,462">
          <text:p text:style-name="P2"><text:span text:style-name="T8">T</text:span></text:p>
        </draw:polygon>
        <draw:polyline draw:style-name="gr6" draw:text-style-name="P10" draw:layer="layout" svg:width="0.462cm" svg:height="0.461cm" svg:x="19.596cm" svg:y="14.546cm" svg:viewBox="0 0 463 462" draw:points="231,462 0,462 0,0 463,0 463,462 231,462">
          <text:p/>
        </draw:polyline>
        <draw:polygon draw:style-name="gr10" draw:text-style-name="P10" draw:layer="layout" svg:width="0.459cm" svg:height="0.461cm" svg:x="13.163cm" svg:y="14.546cm" svg:viewBox="0 0 460 462" draw:points="0,0 460,0 460,462 0,462">
          <text:p/>
        </draw:polygon>
        <draw:polyline draw:style-name="gr6" draw:text-style-name="P10" draw:layer="layout" svg:width="0.459cm" svg:height="0.461cm" svg:x="13.163cm" svg:y="14.546cm" svg:viewBox="0 0 460 462" draw:points="230,462 0,462 0,0 460,0 460,462 230,462">
          <text:p/>
        </draw:polyline>
        <draw:polygon draw:style-name="gr8" draw:text-style-name="P10" draw:layer="layout" svg:width="0.462cm" svg:height="0.461cm" svg:x="12.7cm" svg:y="14.546cm" svg:viewBox="0 0 463 462" draw:points="0,0 463,0 463,462 0,462">
          <text:p/>
        </draw:polygon>
        <draw:polyline draw:style-name="gr6" draw:text-style-name="P10" draw:layer="layout" svg:width="0.462cm" svg:height="0.461cm" svg:x="12.7cm" svg:y="14.546cm" svg:viewBox="0 0 463 462" draw:points="231,462 0,462 0,0 463,0 463,462 231,462">
          <text:p/>
        </draw:polyline>
        <draw:polygon draw:style-name="gr10" draw:text-style-name="P10" draw:layer="layout" svg:width="0.459cm" svg:height="0.461cm" svg:x="14.086cm" svg:y="14.546cm" svg:viewBox="0 0 460 462" draw:points="0,0 460,0 460,462 0,462">
          <text:p/>
        </draw:polygon>
        <draw:polyline draw:style-name="gr6" draw:text-style-name="P10" draw:layer="layout" svg:width="0.459cm" svg:height="0.461cm" svg:x="14.086cm" svg:y="14.546cm" svg:viewBox="0 0 460 462" draw:points="230,462 0,462 0,0 460,0 460,462 230,462">
          <text:p/>
        </draw:polyline>
        <draw:polygon draw:style-name="gr10" draw:text-style-name="P10" draw:layer="layout" svg:width="0.462cm" svg:height="0.461cm" svg:x="13.623cm" svg:y="14.546cm" svg:viewBox="0 0 463 462" draw:points="0,0 463,0 463,462 0,462">
          <text:p/>
        </draw:polygon>
        <draw:polyline draw:style-name="gr6" draw:text-style-name="P10" draw:layer="layout" svg:width="0.462cm" svg:height="0.461cm" svg:x="13.623cm" svg:y="14.546cm" svg:viewBox="0 0 463 462" draw:points="231,462 0,462 0,0 463,0 463,462 231,462">
          <text:p/>
        </draw:polyline>
        <draw:polygon draw:style-name="gr15" draw:text-style-name="P10" draw:layer="layout" svg:width="0.459cm" svg:height="0.461cm" svg:x="15.009cm" svg:y="14.546cm" svg:viewBox="0 0 460 462" draw:points="0,0 460,0 460,462 0,462">
          <text:p/>
        </draw:polygon>
        <draw:polyline draw:style-name="gr6" draw:text-style-name="P10" draw:layer="layout" svg:width="0.459cm" svg:height="0.461cm" svg:x="15.009cm" svg:y="14.546cm" svg:viewBox="0 0 460 462" draw:points="230,462 0,462 0,0 460,0 460,462 230,462">
          <text:p/>
        </draw:polyline>
        <draw:polygon draw:style-name="gr15" draw:text-style-name="P10" draw:layer="layout" svg:width="0.462cm" svg:height="0.461cm" svg:x="14.546cm" svg:y="14.546cm" svg:viewBox="0 0 463 462" draw:points="0,0 463,0 463,462 0,462">
          <text:p/>
        </draw:polygon>
        <draw:polyline draw:style-name="gr6" draw:text-style-name="P10" draw:layer="layout" svg:width="0.462cm" svg:height="0.461cm" svg:x="14.546cm" svg:y="14.546cm" svg:viewBox="0 0 463 462" draw:points="231,462 0,462 0,0 463,0 463,462 231,462">
          <text:p/>
        </draw:polyline>
        <draw:polygon draw:style-name="gr15" draw:text-style-name="P10" draw:layer="layout" svg:width="0.462cm" svg:height="0.461cm" svg:x="15.469cm" svg:y="14.546cm" svg:viewBox="0 0 463 462" draw:points="0,0 463,0 463,462 0,462">
          <text:p/>
        </draw:polygon>
        <draw:polyline draw:style-name="gr6" draw:text-style-name="P10" draw:layer="layout" svg:width="0.462cm" svg:height="0.461cm" svg:x="15.469cm" svg:y="14.546cm" svg:viewBox="0 0 463 462" draw:points="231,462 0,462 0,0 463,0 463,462 231,462">
          <text:p/>
        </draw:polyline>
        <draw:polygon draw:style-name="gr15" draw:text-style-name="P10" draw:layer="layout" svg:width="0.459cm" svg:height="0.461cm" svg:x="16.395cm" svg:y="14.546cm" svg:viewBox="0 0 460 462" draw:points="0,0 460,0 460,462 0,462">
          <text:p/>
        </draw:polygon>
        <draw:polyline draw:style-name="gr6" draw:text-style-name="P10" draw:layer="layout" svg:width="0.459cm" svg:height="0.461cm" svg:x="16.395cm" svg:y="14.546cm" svg:viewBox="0 0 460 462" draw:points="230,462 0,462 0,0 460,0 460,462 230,462">
          <text:p/>
        </draw:polyline>
        <draw:polygon draw:style-name="gr15" draw:text-style-name="P10" draw:layer="layout" svg:width="0.462cm" svg:height="0.461cm" svg:x="15.932cm" svg:y="14.546cm" svg:viewBox="0 0 463 462" draw:points="0,0 463,0 463,462 0,462">
          <text:p/>
        </draw:polygon>
        <draw:polyline draw:style-name="gr6" draw:text-style-name="P10" draw:layer="layout" svg:width="0.462cm" svg:height="0.461cm" svg:x="15.932cm" svg:y="14.546cm" svg:viewBox="0 0 463 462" draw:points="231,462 0,462 0,0 463,0 463,462 231,462">
          <text:p/>
        </draw:polyline>
        <draw:polygon draw:style-name="gr15" draw:text-style-name="P10" draw:layer="layout" svg:width="0.459cm" svg:height="0.461cm" svg:x="17.318cm" svg:y="14.546cm" svg:viewBox="0 0 460 462" draw:points="0,0 460,0 460,462 0,462">
          <text:p/>
        </draw:polygon>
        <draw:polyline draw:style-name="gr6" draw:text-style-name="P10" draw:layer="layout" svg:width="0.459cm" svg:height="0.461cm" svg:x="17.318cm" svg:y="14.546cm" svg:viewBox="0 0 460 462" draw:points="230,462 0,462 0,0 460,0 460,462 230,462">
          <text:p/>
        </draw:polyline>
        <draw:polygon draw:style-name="gr15" draw:text-style-name="P10" draw:layer="layout" svg:width="0.462cm" svg:height="0.461cm" svg:x="16.855cm" svg:y="14.546cm" svg:viewBox="0 0 463 462" draw:points="0,0 463,0 463,462 0,462">
          <text:p/>
        </draw:polygon>
        <draw:polyline draw:style-name="gr6" draw:text-style-name="P10" draw:layer="layout" svg:width="0.462cm" svg:height="0.461cm" svg:x="16.855cm" svg:y="14.546cm" svg:viewBox="0 0 463 462" draw:points="231,462 0,462 0,0 463,0 463,462 231,462">
          <text:p/>
        </draw:polyline>
        <draw:polygon draw:style-name="gr10" draw:text-style-name="P10" draw:layer="layout" svg:width="0.459cm" svg:height="0.461cm" svg:x="18.241cm" svg:y="14.546cm" svg:viewBox="0 0 460 462" draw:points="0,0 460,0 460,462 0,462">
          <text:p/>
        </draw:polygon>
        <draw:polyline draw:style-name="gr6" draw:text-style-name="P10" draw:layer="layout" svg:width="0.459cm" svg:height="0.461cm" svg:x="18.241cm" svg:y="14.546cm" svg:viewBox="0 0 460 462" draw:points="230,462 0,462 0,0 460,0 460,462 230,462">
          <text:p/>
        </draw:polyline>
        <draw:polygon draw:style-name="gr10" draw:text-style-name="P10" draw:layer="layout" svg:width="0.462cm" svg:height="0.461cm" svg:x="17.778cm" svg:y="14.546cm" svg:viewBox="0 0 463 462" draw:points="0,0 463,0 463,462 0,462">
          <text:p/>
        </draw:polygon>
        <draw:polyline draw:style-name="gr6" draw:text-style-name="P10" draw:layer="layout" svg:width="0.462cm" svg:height="0.461cm" svg:x="17.778cm" svg:y="14.546cm" svg:viewBox="0 0 463 462" draw:points="231,462 0,462 0,0 463,0 463,462 231,462">
          <text:p/>
        </draw:polyline>
        <draw:polygon draw:style-name="gr10" draw:text-style-name="P10" draw:layer="layout" svg:width="0.462cm" svg:height="0.461cm" svg:x="18.701cm" svg:y="14.546cm" svg:viewBox="0 0 463 462" draw:points="0,0 463,0 463,462 0,462">
          <text:p/>
        </draw:polygon>
        <draw:polyline draw:style-name="gr6" draw:text-style-name="P10" draw:layer="layout" svg:width="0.462cm" svg:height="0.461cm" svg:x="18.701cm" svg:y="14.546cm" svg:viewBox="0 0 463 462" draw:points="231,462 0,462 0,0 463,0 463,462 231,462">
          <text:p/>
        </draw:polyline>
        <draw:polygon draw:style-name="gr8" draw:text-style-name="P10" draw:layer="layout" svg:width="0.459cm" svg:height="0.461cm" svg:x="19.136cm" svg:y="14.546cm" svg:viewBox="0 0 460 462" draw:points="0,0 460,0 460,462 0,462">
          <text:p/>
        </draw:polygon>
        <draw:polyline draw:style-name="gr6" draw:text-style-name="P10" draw:layer="layout" svg:width="0.459cm" svg:height="0.461cm" svg:x="19.136cm" svg:y="14.546cm" svg:viewBox="0 0 460 462" draw:points="230,462 0,462 0,0 460,0 460,462 230,462">
          <text:p/>
        </draw:polyline>
        <draw:polygon draw:style-name="gr8" draw:text-style-name="P10" draw:layer="layout" svg:width="0.462cm" svg:height="0.461cm" svg:x="19.596cm" svg:y="14.546cm" svg:viewBox="0 0 463 462" draw:points="0,0 463,0 463,462 0,462">
          <text:p/>
        </draw:polygon>
        <draw:polyline draw:style-name="gr6" draw:text-style-name="P10" draw:layer="layout" svg:width="0.462cm" svg:height="0.461cm" svg:x="19.596cm" svg:y="14.546cm" svg:viewBox="0 0 463 462" draw:points="231,462 0,462 0,0 463,0 463,462 231,462">
          <text:p/>
        </draw:polyline>
        <draw:polygon draw:style-name="gr41" draw:text-style-name="P10" draw:layer="layout" svg:width="0.459cm" svg:height="0.461cm" svg:x="13.163cm" svg:y="14.084cm" svg:viewBox="0 0 460 462" draw:points="0,0 460,0 460,462 0,462">
          <text:p text:style-name="P2"><text:span text:style-name="T8">T</text:span></text:p>
        </draw:polygon>
        <draw:polyline draw:style-name="gr6" draw:text-style-name="P10" draw:layer="layout" svg:width="0.459cm" svg:height="0.461cm" svg:x="13.163cm" svg:y="14.084cm" svg:viewBox="0 0 460 462" draw:points="230,462 0,462 0,0 460,0 460,462 230,462">
          <text:p/>
        </draw:polyline>
        <draw:polygon draw:style-name="gr41" draw:text-style-name="P10" draw:layer="layout" svg:width="0.462cm" svg:height="0.461cm" svg:x="12.7cm" svg:y="14.084cm" svg:viewBox="0 0 463 462" draw:points="0,0 463,0 463,462 0,462">
          <text:p text:style-name="P2"><text:span text:style-name="T8">T</text:span></text:p>
        </draw:polygon>
        <draw:polyline draw:style-name="gr6" draw:text-style-name="P10" draw:layer="layout" svg:width="0.462cm" svg:height="0.461cm" svg:x="12.7cm" svg:y="14.084cm" svg:viewBox="0 0 463 462" draw:points="231,462 0,462 0,0 463,0 463,462 231,462">
          <text:p/>
        </draw:polyline>
        <draw:polygon draw:style-name="gr41" draw:text-style-name="P10" draw:layer="layout" svg:width="0.459cm" svg:height="0.461cm" svg:x="14.086cm" svg:y="14.084cm" svg:viewBox="0 0 460 462" draw:points="0,0 460,0 460,462 0,462">
          <text:p text:style-name="P2"><text:span text:style-name="T8">T</text:span></text:p>
        </draw:polygon>
        <draw:polyline draw:style-name="gr6" draw:text-style-name="P10" draw:layer="layout" svg:width="0.459cm" svg:height="0.461cm" svg:x="14.086cm" svg:y="14.084cm" svg:viewBox="0 0 460 462" draw:points="230,462 0,462 0,0 460,0 460,462 230,462">
          <text:p/>
        </draw:polyline>
        <draw:polygon draw:style-name="gr41" draw:text-style-name="P10" draw:layer="layout" svg:width="0.462cm" svg:height="0.461cm" svg:x="13.623cm" svg:y="14.084cm" svg:viewBox="0 0 463 462" draw:points="0,0 463,0 463,462 0,462">
          <text:p text:style-name="P2"><text:span text:style-name="T8">T</text:span></text:p>
        </draw:polygon>
        <draw:polyline draw:style-name="gr6" draw:text-style-name="P10" draw:layer="layout" svg:width="0.462cm" svg:height="0.461cm" svg:x="13.623cm" svg:y="14.084cm" svg:viewBox="0 0 463 462" draw:points="231,462 0,462 0,0 463,0 463,462 231,462">
          <text:p/>
        </draw:polyline>
        <draw:polygon draw:style-name="gr41" draw:text-style-name="P10" draw:layer="layout" svg:width="0.459cm" svg:height="0.461cm" svg:x="15.009cm" svg:y="14.084cm" svg:viewBox="0 0 460 462" draw:points="0,0 460,0 460,462 0,462">
          <text:p text:style-name="P2"><text:span text:style-name="T8">T</text:span></text:p>
        </draw:polygon>
        <draw:polyline draw:style-name="gr6" draw:text-style-name="P10" draw:layer="layout" svg:width="0.459cm" svg:height="0.461cm" svg:x="15.009cm" svg:y="14.084cm" svg:viewBox="0 0 460 462" draw:points="230,462 0,462 0,0 460,0 460,462 230,462">
          <text:p/>
        </draw:polyline>
        <draw:polygon draw:style-name="gr41" draw:text-style-name="P10" draw:layer="layout" svg:width="0.462cm" svg:height="0.461cm" svg:x="14.546cm" svg:y="14.084cm" svg:viewBox="0 0 463 462" draw:points="0,0 463,0 463,462 0,462">
          <text:p text:style-name="P2"><text:span text:style-name="T8">T</text:span></text:p>
        </draw:polygon>
        <draw:polyline draw:style-name="gr6" draw:text-style-name="P10" draw:layer="layout" svg:width="0.462cm" svg:height="0.461cm" svg:x="14.546cm" svg:y="14.084cm" svg:viewBox="0 0 463 462" draw:points="231,462 0,462 0,0 463,0 463,462 231,462">
          <text:p/>
        </draw:polyline>
        <draw:polygon draw:style-name="gr41" draw:text-style-name="P10" draw:layer="layout" svg:width="0.462cm" svg:height="0.461cm" svg:x="15.469cm" svg:y="14.084cm" svg:viewBox="0 0 463 462" draw:points="0,0 463,0 463,462 0,462">
          <text:p text:style-name="P2"><text:span text:style-name="T8">T</text:span></text:p>
        </draw:polygon>
        <draw:polyline draw:style-name="gr6" draw:text-style-name="P10" draw:layer="layout" svg:width="0.462cm" svg:height="0.461cm" svg:x="15.469cm" svg:y="14.084cm" svg:viewBox="0 0 463 462" draw:points="231,462 0,462 0,0 463,0 463,462 231,462">
          <text:p/>
        </draw:polyline>
        <draw:polygon draw:style-name="gr41" draw:text-style-name="P10" draw:layer="layout" svg:width="0.459cm" svg:height="0.461cm" svg:x="16.395cm" svg:y="14.084cm" svg:viewBox="0 0 460 462" draw:points="0,0 460,0 460,462 0,462">
          <text:p text:style-name="P2"><text:span text:style-name="T8">T</text:span></text:p>
        </draw:polygon>
        <draw:polyline draw:style-name="gr6" draw:text-style-name="P10" draw:layer="layout" svg:width="0.459cm" svg:height="0.461cm" svg:x="16.395cm" svg:y="14.084cm" svg:viewBox="0 0 460 462" draw:points="230,462 0,462 0,0 460,0 460,462 230,462">
          <text:p/>
        </draw:polyline>
        <draw:polygon draw:style-name="gr41" draw:text-style-name="P10" draw:layer="layout" svg:width="0.462cm" svg:height="0.461cm" svg:x="15.932cm" svg:y="14.084cm" svg:viewBox="0 0 463 462" draw:points="0,0 463,0 463,462 0,462">
          <text:p text:style-name="P2"><text:span text:style-name="T8">T</text:span></text:p>
        </draw:polygon>
        <draw:polyline draw:style-name="gr6" draw:text-style-name="P10" draw:layer="layout" svg:width="0.462cm" svg:height="0.461cm" svg:x="15.932cm" svg:y="14.084cm" svg:viewBox="0 0 463 462" draw:points="231,462 0,462 0,0 463,0 463,462 231,462">
          <text:p/>
        </draw:polyline>
        <draw:polygon draw:style-name="gr41" draw:text-style-name="P10" draw:layer="layout" svg:width="0.459cm" svg:height="0.461cm" svg:x="17.318cm" svg:y="14.084cm" svg:viewBox="0 0 460 462" draw:points="0,0 460,0 460,462 0,462">
          <text:p text:style-name="P2"><text:span text:style-name="T8">T</text:span></text:p>
        </draw:polygon>
        <draw:polyline draw:style-name="gr6" draw:text-style-name="P10" draw:layer="layout" svg:width="0.459cm" svg:height="0.461cm" svg:x="17.318cm" svg:y="14.084cm" svg:viewBox="0 0 460 462" draw:points="230,462 0,462 0,0 460,0 460,462 230,462">
          <text:p/>
        </draw:polyline>
        <draw:polygon draw:style-name="gr41" draw:text-style-name="P10" draw:layer="layout" svg:width="0.462cm" svg:height="0.461cm" svg:x="16.855cm" svg:y="14.084cm" svg:viewBox="0 0 463 462" draw:points="0,0 463,0 463,462 0,462">
          <text:p text:style-name="P2"><text:span text:style-name="T8">T</text:span></text:p>
        </draw:polygon>
        <draw:polyline draw:style-name="gr6" draw:text-style-name="P10" draw:layer="layout" svg:width="0.462cm" svg:height="0.461cm" svg:x="16.855cm" svg:y="14.084cm" svg:viewBox="0 0 463 462" draw:points="231,462 0,462 0,0 463,0 463,462 231,462">
          <text:p/>
        </draw:polyline>
        <draw:polygon draw:style-name="gr41" draw:text-style-name="P10" draw:layer="layout" svg:width="0.459cm" svg:height="0.461cm" svg:x="18.241cm" svg:y="14.084cm" svg:viewBox="0 0 460 462" draw:points="0,0 460,0 460,462 0,462">
          <text:p text:style-name="P2"><text:span text:style-name="T8">T</text:span></text:p>
        </draw:polygon>
        <draw:polyline draw:style-name="gr6" draw:text-style-name="P10" draw:layer="layout" svg:width="0.459cm" svg:height="0.461cm" svg:x="18.241cm" svg:y="14.084cm" svg:viewBox="0 0 460 462" draw:points="230,462 0,462 0,0 460,0 460,462 230,462">
          <text:p/>
        </draw:polyline>
        <draw:polygon draw:style-name="gr41" draw:text-style-name="P10" draw:layer="layout" svg:width="0.462cm" svg:height="0.461cm" svg:x="17.778cm" svg:y="14.084cm" svg:viewBox="0 0 463 462" draw:points="0,0 463,0 463,462 0,462">
          <text:p text:style-name="P2"><text:span text:style-name="T8">T</text:span></text:p>
        </draw:polygon>
        <draw:polyline draw:style-name="gr6" draw:text-style-name="P10" draw:layer="layout" svg:width="0.462cm" svg:height="0.461cm" svg:x="17.778cm" svg:y="14.084cm" svg:viewBox="0 0 463 462" draw:points="231,462 0,462 0,0 463,0 463,462 231,462">
          <text:p/>
        </draw:polyline>
        <draw:polygon draw:style-name="gr41" draw:text-style-name="P10" draw:layer="layout" svg:width="0.462cm" svg:height="0.461cm" svg:x="18.701cm" svg:y="14.084cm" svg:viewBox="0 0 463 462" draw:points="0,0 463,0 463,462 0,462">
          <text:p text:style-name="P2"><text:span text:style-name="T8">T</text:span></text:p>
        </draw:polygon>
        <draw:polyline draw:style-name="gr6" draw:text-style-name="P10" draw:layer="layout" svg:width="0.462cm" svg:height="0.461cm" svg:x="18.701cm" svg:y="14.084cm" svg:viewBox="0 0 463 462" draw:points="231,462 0,462 0,0 463,0 463,462 231,462">
          <text:p/>
        </draw:polyline>
        <draw:polygon draw:style-name="gr41" draw:text-style-name="P10" draw:layer="layout" svg:width="0.459cm" svg:height="0.461cm" svg:x="19.136cm" svg:y="14.084cm" svg:viewBox="0 0 460 462" draw:points="0,0 460,0 460,462 0,462">
          <text:p text:style-name="P2"><text:span text:style-name="T8">T</text:span></text:p>
        </draw:polygon>
        <draw:polyline draw:style-name="gr6" draw:text-style-name="P10" draw:layer="layout" svg:width="0.459cm" svg:height="0.461cm" svg:x="19.136cm" svg:y="14.084cm" svg:viewBox="0 0 460 462" draw:points="230,462 0,462 0,0 460,0 460,462 230,462">
          <text:p/>
        </draw:polyline>
        <draw:polygon draw:style-name="gr41" draw:text-style-name="P10" draw:layer="layout" svg:width="0.462cm" svg:height="0.461cm" svg:x="19.596cm" svg:y="14.084cm" svg:viewBox="0 0 463 462" draw:points="0,0 463,0 463,462 0,462">
          <text:p text:style-name="P2"><text:span text:style-name="T8">T</text:span></text:p>
        </draw:polygon>
        <draw:polyline draw:style-name="gr6" draw:text-style-name="P10" draw:layer="layout" svg:width="0.462cm" svg:height="0.461cm" svg:x="19.596cm" svg:y="14.084cm" svg:viewBox="0 0 463 462" draw:points="231,462 0,462 0,0 463,0 463,462 231,462">
          <text:p/>
        </draw:polyline>
        <draw:polygon draw:style-name="gr8" draw:text-style-name="P10" draw:layer="layout" svg:width="0.459cm" svg:height="0.461cm" svg:x="13.163cm" svg:y="14.084cm" svg:viewBox="0 0 460 462" draw:points="0,0 460,0 460,462 0,462">
          <text:p/>
        </draw:polygon>
        <draw:polyline draw:style-name="gr6" draw:text-style-name="P10" draw:layer="layout" svg:width="0.459cm" svg:height="0.461cm" svg:x="13.163cm" svg:y="14.084cm" svg:viewBox="0 0 460 462" draw:points="230,462 0,462 0,0 460,0 460,462 230,462">
          <text:p/>
        </draw:polyline>
        <draw:polygon draw:style-name="gr8" draw:text-style-name="P10" draw:layer="layout" svg:width="0.462cm" svg:height="0.461cm" svg:x="12.7cm" svg:y="14.084cm" svg:viewBox="0 0 463 462" draw:points="0,0 463,0 463,462 0,462">
          <text:p/>
        </draw:polygon>
        <draw:polyline draw:style-name="gr6" draw:text-style-name="P10" draw:layer="layout" svg:width="0.462cm" svg:height="0.461cm" svg:x="12.7cm" svg:y="14.084cm" svg:viewBox="0 0 463 462" draw:points="231,462 0,462 0,0 463,0 463,462 231,462">
          <text:p/>
        </draw:polyline>
        <draw:polygon draw:style-name="gr10" draw:text-style-name="P10" draw:layer="layout" svg:width="0.459cm" svg:height="0.461cm" svg:x="14.086cm" svg:y="14.084cm" svg:viewBox="0 0 460 462" draw:points="0,0 460,0 460,462 0,462">
          <text:p/>
        </draw:polygon>
        <draw:polyline draw:style-name="gr6" draw:text-style-name="P10" draw:layer="layout" svg:width="0.459cm" svg:height="0.461cm" svg:x="14.086cm" svg:y="14.084cm" svg:viewBox="0 0 460 462" draw:points="230,462 0,462 0,0 460,0 460,462 230,462">
          <text:p/>
        </draw:polyline>
        <draw:polygon draw:style-name="gr10" draw:text-style-name="P10" draw:layer="layout" svg:width="0.462cm" svg:height="0.461cm" svg:x="13.623cm" svg:y="14.084cm" svg:viewBox="0 0 463 462" draw:points="0,0 463,0 463,462 0,462">
          <text:p/>
        </draw:polygon>
        <draw:polyline draw:style-name="gr6" draw:text-style-name="P10" draw:layer="layout" svg:width="0.462cm" svg:height="0.461cm" svg:x="13.623cm" svg:y="14.084cm" svg:viewBox="0 0 463 462" draw:points="231,462 0,462 0,0 463,0 463,462 231,462">
          <text:p/>
        </draw:polyline>
        <draw:polygon draw:style-name="gr15" draw:text-style-name="P10" draw:layer="layout" svg:width="0.459cm" svg:height="0.461cm" svg:x="15.009cm" svg:y="14.084cm" svg:viewBox="0 0 460 462" draw:points="0,0 460,0 460,462 0,462">
          <text:p/>
        </draw:polygon>
        <draw:polyline draw:style-name="gr6" draw:text-style-name="P10" draw:layer="layout" svg:width="0.459cm" svg:height="0.461cm" svg:x="15.009cm" svg:y="14.084cm" svg:viewBox="0 0 460 462" draw:points="230,462 0,462 0,0 460,0 460,462 230,462">
          <text:p/>
        </draw:polyline>
        <draw:polygon draw:style-name="gr10" draw:text-style-name="P10" draw:layer="layout" svg:width="0.462cm" svg:height="0.461cm" svg:x="14.546cm" svg:y="14.084cm" svg:viewBox="0 0 463 462" draw:points="0,0 463,0 463,462 0,462">
          <text:p/>
        </draw:polygon>
        <draw:polyline draw:style-name="gr6" draw:text-style-name="P10" draw:layer="layout" svg:width="0.462cm" svg:height="0.461cm" svg:x="14.546cm" svg:y="14.084cm" svg:viewBox="0 0 463 462" draw:points="231,462 0,462 0,0 463,0 463,462 231,462">
          <text:p/>
        </draw:polyline>
        <draw:polygon draw:style-name="gr15" draw:text-style-name="P10" draw:layer="layout" svg:width="0.462cm" svg:height="0.461cm" svg:x="15.469cm" svg:y="14.084cm" svg:viewBox="0 0 463 462" draw:points="0,0 463,0 463,462 0,462">
          <text:p/>
        </draw:polygon>
        <draw:polyline draw:style-name="gr6" draw:text-style-name="P10" draw:layer="layout" svg:width="0.462cm" svg:height="0.461cm" svg:x="15.469cm" svg:y="14.084cm" svg:viewBox="0 0 463 462" draw:points="231,462 0,462 0,0 463,0 463,462 231,462">
          <text:p/>
        </draw:polyline>
        <draw:polygon draw:style-name="gr41" draw:text-style-name="P10" draw:layer="layout" svg:width="0.459cm" svg:height="0.461cm" svg:x="16.395cm" svg:y="14.084cm" svg:viewBox="0 0 460 462" draw:points="0,0 460,0 460,462 0,462">
          <text:p text:style-name="P2"><text:span text:style-name="T8">F</text:span></text:p>
        </draw:polygon>
        <draw:polyline draw:style-name="gr6" draw:text-style-name="P10" draw:layer="layout" svg:width="0.459cm" svg:height="0.461cm" svg:x="16.395cm" svg:y="14.084cm" svg:viewBox="0 0 460 462" draw:points="230,462 0,462 0,0 460,0 460,462 230,462">
          <text:p/>
        </draw:polyline>
        <draw:polygon draw:style-name="gr15" draw:text-style-name="P10" draw:layer="layout" svg:width="0.462cm" svg:height="0.461cm" svg:x="15.932cm" svg:y="14.084cm" svg:viewBox="0 0 463 462" draw:points="0,0 463,0 463,462 0,462">
          <text:p/>
        </draw:polygon>
        <draw:polyline draw:style-name="gr6" draw:text-style-name="P10" draw:layer="layout" svg:width="0.462cm" svg:height="0.461cm" svg:x="15.932cm" svg:y="14.084cm" svg:viewBox="0 0 463 462" draw:points="231,462 0,462 0,0 463,0 463,462 231,462">
          <text:p/>
        </draw:polyline>
        <draw:polygon draw:style-name="gr10" draw:text-style-name="P10" draw:layer="layout" svg:width="0.459cm" svg:height="0.461cm" svg:x="17.318cm" svg:y="14.084cm" svg:viewBox="0 0 460 462" draw:points="0,0 460,0 460,462 0,462">
          <text:p/>
        </draw:polygon>
        <draw:polyline draw:style-name="gr6" draw:text-style-name="P10" draw:layer="layout" svg:width="0.459cm" svg:height="0.461cm" svg:x="17.318cm" svg:y="14.084cm" svg:viewBox="0 0 460 462" draw:points="230,462 0,462 0,0 460,0 460,462 230,462">
          <text:p/>
        </draw:polyline>
        <draw:polygon draw:style-name="gr15" draw:text-style-name="P10" draw:layer="layout" svg:width="0.462cm" svg:height="0.461cm" svg:x="16.855cm" svg:y="14.084cm" svg:viewBox="0 0 463 462" draw:points="0,0 463,0 463,462 0,462">
          <text:p/>
        </draw:polygon>
        <draw:polyline draw:style-name="gr6" draw:text-style-name="P10" draw:layer="layout" svg:width="0.462cm" svg:height="0.461cm" svg:x="16.855cm" svg:y="14.084cm" svg:viewBox="0 0 463 462" draw:points="231,462 0,462 0,0 463,0 463,462 231,462">
          <text:p/>
        </draw:polyline>
        <draw:polygon draw:style-name="gr10" draw:text-style-name="P10" draw:layer="layout" svg:width="0.459cm" svg:height="0.461cm" svg:x="18.241cm" svg:y="14.084cm" svg:viewBox="0 0 460 462" draw:points="0,0 460,0 460,462 0,462">
          <text:p/>
        </draw:polygon>
        <draw:polyline draw:style-name="gr6" draw:text-style-name="P10" draw:layer="layout" svg:width="0.459cm" svg:height="0.461cm" svg:x="18.241cm" svg:y="14.084cm" svg:viewBox="0 0 460 462" draw:points="230,462 0,462 0,0 460,0 460,462 230,462">
          <text:p/>
        </draw:polyline>
        <draw:polygon draw:style-name="gr10" draw:text-style-name="P10" draw:layer="layout" svg:width="0.462cm" svg:height="0.461cm" svg:x="17.778cm" svg:y="14.084cm" svg:viewBox="0 0 463 462" draw:points="0,0 463,0 463,462 0,462">
          <text:p/>
        </draw:polygon>
        <draw:polyline draw:style-name="gr6" draw:text-style-name="P10" draw:layer="layout" svg:width="0.462cm" svg:height="0.461cm" svg:x="17.778cm" svg:y="14.084cm" svg:viewBox="0 0 463 462" draw:points="231,462 0,462 0,0 463,0 463,462 231,462">
          <text:p/>
        </draw:polyline>
        <draw:polygon draw:style-name="gr8" draw:text-style-name="P10" draw:layer="layout" svg:width="0.462cm" svg:height="0.461cm" svg:x="18.701cm" svg:y="14.084cm" svg:viewBox="0 0 463 462" draw:points="0,0 463,0 463,462 0,462">
          <text:p/>
        </draw:polygon>
        <draw:polyline draw:style-name="gr6" draw:text-style-name="P10" draw:layer="layout" svg:width="0.462cm" svg:height="0.461cm" svg:x="18.701cm" svg:y="14.084cm" svg:viewBox="0 0 463 462" draw:points="231,462 0,462 0,0 463,0 463,462 231,462">
          <text:p/>
        </draw:polyline>
        <draw:polygon draw:style-name="gr8" draw:text-style-name="P10" draw:layer="layout" svg:width="0.459cm" svg:height="0.461cm" svg:x="19.136cm" svg:y="14.084cm" svg:viewBox="0 0 460 462" draw:points="0,0 460,0 460,462 0,462">
          <text:p/>
        </draw:polygon>
        <draw:polyline draw:style-name="gr6" draw:text-style-name="P10" draw:layer="layout" svg:width="0.459cm" svg:height="0.461cm" svg:x="19.136cm" svg:y="14.084cm" svg:viewBox="0 0 460 462" draw:points="230,462 0,462 0,0 460,0 460,462 230,462">
          <text:p/>
        </draw:polyline>
        <draw:polygon draw:style-name="gr9" draw:text-style-name="P10" draw:layer="layout" svg:width="0.462cm" svg:height="0.461cm" svg:x="19.596cm" svg:y="14.084cm" svg:viewBox="0 0 463 462" draw:points="0,0 463,0 463,462 0,462">
          <text:p/>
        </draw:polygon>
        <draw:polyline draw:style-name="gr43" draw:text-style-name="P10" draw:layer="layout" svg:width="0.462cm" svg:height="0.461cm" svg:x="19.596cm" svg:y="14.084cm" svg:viewBox="0 0 463 462" draw:points="231,462 0,462 0,0 463,0 463,462 231,462">
          <text:p text:style-name="P2"><text:span text:style-name="T8">A</text:span></text:p>
        </draw:polyline>
        <draw:polygon draw:style-name="gr41" draw:text-style-name="P10" draw:layer="layout" svg:width="0.459cm" svg:height="0.461cm" svg:x="13.163cm" svg:y="17.318cm" svg:viewBox="0 0 460 462" draw:points="0,0 460,0 460,462 0,462">
          <text:p text:style-name="P2"><text:span text:style-name="T8">T</text:span></text:p>
        </draw:polygon>
        <draw:polyline draw:style-name="gr6" draw:text-style-name="P10" draw:layer="layout" svg:width="0.459cm" svg:height="0.461cm" svg:x="13.163cm" svg:y="17.318cm" svg:viewBox="0 0 460 462" draw:points="230,462 0,462 0,0 460,0 460,462 230,462">
          <text:p/>
        </draw:polyline>
        <draw:polygon draw:style-name="gr41" draw:text-style-name="P10" draw:layer="layout" svg:width="0.462cm" svg:height="0.461cm" svg:x="12.7cm" svg:y="17.318cm" svg:viewBox="0 0 463 462" draw:points="0,0 463,0 463,462 0,462">
          <text:p text:style-name="P2"><text:span text:style-name="T8">T</text:span></text:p>
        </draw:polygon>
        <draw:polyline draw:style-name="gr6" draw:text-style-name="P10" draw:layer="layout" svg:width="0.462cm" svg:height="0.461cm" svg:x="12.7cm" svg:y="17.318cm" svg:viewBox="0 0 463 462" draw:points="231,462 0,462 0,0 463,0 463,462 231,462">
          <text:p/>
        </draw:polyline>
        <draw:polygon draw:style-name="gr41" draw:text-style-name="P10" draw:layer="layout" svg:width="0.459cm" svg:height="0.461cm" svg:x="14.086cm" svg:y="17.318cm" svg:viewBox="0 0 460 462" draw:points="0,0 460,0 460,462 0,462">
          <text:p text:style-name="P2"><text:span text:style-name="T8">T</text:span></text:p>
        </draw:polygon>
        <draw:polyline draw:style-name="gr6" draw:text-style-name="P10" draw:layer="layout" svg:width="0.459cm" svg:height="0.461cm" svg:x="14.086cm" svg:y="17.318cm" svg:viewBox="0 0 460 462" draw:points="230,462 0,462 0,0 460,0 460,462 230,462">
          <text:p/>
        </draw:polyline>
        <draw:polygon draw:style-name="gr41" draw:text-style-name="P10" draw:layer="layout" svg:width="0.462cm" svg:height="0.461cm" svg:x="13.623cm" svg:y="17.318cm" svg:viewBox="0 0 463 462" draw:points="0,0 463,0 463,462 0,462">
          <text:p text:style-name="P2"><text:span text:style-name="T8">T</text:span></text:p>
        </draw:polygon>
        <draw:polyline draw:style-name="gr6" draw:text-style-name="P10" draw:layer="layout" svg:width="0.462cm" svg:height="0.461cm" svg:x="13.623cm" svg:y="17.318cm" svg:viewBox="0 0 463 462" draw:points="231,462 0,462 0,0 463,0 463,462 231,462">
          <text:p/>
        </draw:polyline>
        <draw:polygon draw:style-name="gr41" draw:text-style-name="P10" draw:layer="layout" svg:width="0.459cm" svg:height="0.461cm" svg:x="15.009cm" svg:y="17.318cm" svg:viewBox="0 0 460 462" draw:points="0,0 460,0 460,462 0,462">
          <text:p text:style-name="P2"><text:span text:style-name="T8">T</text:span></text:p>
        </draw:polygon>
        <draw:polyline draw:style-name="gr6" draw:text-style-name="P10" draw:layer="layout" svg:width="0.459cm" svg:height="0.461cm" svg:x="15.009cm" svg:y="17.318cm" svg:viewBox="0 0 460 462" draw:points="230,462 0,462 0,0 460,0 460,462 230,462">
          <text:p/>
        </draw:polyline>
        <draw:polygon draw:style-name="gr41" draw:text-style-name="P10" draw:layer="layout" svg:width="0.462cm" svg:height="0.461cm" svg:x="14.546cm" svg:y="17.318cm" svg:viewBox="0 0 463 462" draw:points="0,0 463,0 463,462 0,462">
          <text:p text:style-name="P2"><text:span text:style-name="T8">T</text:span></text:p>
        </draw:polygon>
        <draw:polyline draw:style-name="gr6" draw:text-style-name="P10" draw:layer="layout" svg:width="0.462cm" svg:height="0.461cm" svg:x="14.546cm" svg:y="17.318cm" svg:viewBox="0 0 463 462" draw:points="231,462 0,462 0,0 463,0 463,462 231,462">
          <text:p/>
        </draw:polyline>
        <draw:polygon draw:style-name="gr41" draw:text-style-name="P10" draw:layer="layout" svg:width="0.462cm" svg:height="0.461cm" svg:x="15.469cm" svg:y="17.318cm" svg:viewBox="0 0 463 462" draw:points="0,0 463,0 463,462 0,462">
          <text:p text:style-name="P2"><text:span text:style-name="T8">T</text:span></text:p>
        </draw:polygon>
        <draw:polyline draw:style-name="gr6" draw:text-style-name="P10" draw:layer="layout" svg:width="0.462cm" svg:height="0.461cm" svg:x="15.469cm" svg:y="17.318cm" svg:viewBox="0 0 463 462" draw:points="231,462 0,462 0,0 463,0 463,462 231,462">
          <text:p/>
        </draw:polyline>
        <draw:polygon draw:style-name="gr41" draw:text-style-name="P10" draw:layer="layout" svg:width="0.459cm" svg:height="0.461cm" svg:x="16.395cm" svg:y="17.318cm" svg:viewBox="0 0 460 462" draw:points="0,0 460,0 460,462 0,462">
          <text:p text:style-name="P2"><text:span text:style-name="T8">T</text:span></text:p>
        </draw:polygon>
        <draw:polyline draw:style-name="gr6" draw:text-style-name="P10" draw:layer="layout" svg:width="0.459cm" svg:height="0.461cm" svg:x="16.395cm" svg:y="17.318cm" svg:viewBox="0 0 460 462" draw:points="230,462 0,462 0,0 460,0 460,462 230,462">
          <text:p/>
        </draw:polyline>
        <draw:polygon draw:style-name="gr41" draw:text-style-name="P10" draw:layer="layout" svg:width="0.462cm" svg:height="0.461cm" svg:x="15.932cm" svg:y="17.318cm" svg:viewBox="0 0 463 462" draw:points="0,0 463,0 463,462 0,462">
          <text:p text:style-name="P2"><text:span text:style-name="T8">T</text:span></text:p>
        </draw:polygon>
        <draw:polyline draw:style-name="gr6" draw:text-style-name="P10" draw:layer="layout" svg:width="0.462cm" svg:height="0.461cm" svg:x="15.932cm" svg:y="17.318cm" svg:viewBox="0 0 463 462" draw:points="231,462 0,462 0,0 463,0 463,462 231,462">
          <text:p/>
        </draw:polyline>
        <draw:polygon draw:style-name="gr41" draw:text-style-name="P10" draw:layer="layout" svg:width="0.459cm" svg:height="0.461cm" svg:x="17.318cm" svg:y="17.318cm" svg:viewBox="0 0 460 462" draw:points="0,0 460,0 460,462 0,462">
          <text:p text:style-name="P2"><text:span text:style-name="T8">T</text:span></text:p>
        </draw:polygon>
        <draw:polyline draw:style-name="gr6" draw:text-style-name="P10" draw:layer="layout" svg:width="0.459cm" svg:height="0.461cm" svg:x="17.318cm" svg:y="17.318cm" svg:viewBox="0 0 460 462" draw:points="230,462 0,462 0,0 460,0 460,462 230,462">
          <text:p/>
        </draw:polyline>
        <draw:polygon draw:style-name="gr41" draw:text-style-name="P10" draw:layer="layout" svg:width="0.462cm" svg:height="0.461cm" svg:x="16.855cm" svg:y="17.318cm" svg:viewBox="0 0 463 462" draw:points="0,0 463,0 463,462 0,462">
          <text:p text:style-name="P2"><text:span text:style-name="T8">T</text:span></text:p>
        </draw:polygon>
        <draw:polyline draw:style-name="gr6" draw:text-style-name="P10" draw:layer="layout" svg:width="0.462cm" svg:height="0.461cm" svg:x="16.855cm" svg:y="17.318cm" svg:viewBox="0 0 463 462" draw:points="231,462 0,462 0,0 463,0 463,462 231,462">
          <text:p/>
        </draw:polyline>
        <draw:polygon draw:style-name="gr41" draw:text-style-name="P10" draw:layer="layout" svg:width="0.459cm" svg:height="0.461cm" svg:x="18.241cm" svg:y="17.318cm" svg:viewBox="0 0 460 462" draw:points="0,0 460,0 460,462 0,462">
          <text:p text:style-name="P2"><text:span text:style-name="T8">T</text:span></text:p>
        </draw:polygon>
        <draw:polyline draw:style-name="gr6" draw:text-style-name="P10" draw:layer="layout" svg:width="0.459cm" svg:height="0.461cm" svg:x="18.241cm" svg:y="17.318cm" svg:viewBox="0 0 460 462" draw:points="230,462 0,462 0,0 460,0 460,462 230,462">
          <text:p/>
        </draw:polyline>
        <draw:polygon draw:style-name="gr41" draw:text-style-name="P10" draw:layer="layout" svg:width="0.462cm" svg:height="0.461cm" svg:x="17.778cm" svg:y="17.318cm" svg:viewBox="0 0 463 462" draw:points="0,0 463,0 463,462 0,462">
          <text:p text:style-name="P2"><text:span text:style-name="T8">T</text:span></text:p>
        </draw:polygon>
        <draw:polyline draw:style-name="gr6" draw:text-style-name="P10" draw:layer="layout" svg:width="0.462cm" svg:height="0.461cm" svg:x="17.778cm" svg:y="17.318cm" svg:viewBox="0 0 463 462" draw:points="231,462 0,462 0,0 463,0 463,462 231,462">
          <text:p/>
        </draw:polyline>
        <draw:polygon draw:style-name="gr41" draw:text-style-name="P10" draw:layer="layout" svg:width="0.462cm" svg:height="0.461cm" svg:x="18.701cm" svg:y="17.318cm" svg:viewBox="0 0 463 462" draw:points="0,0 463,0 463,462 0,462">
          <text:p text:style-name="P2"><text:span text:style-name="T8">T</text:span></text:p>
        </draw:polygon>
        <draw:polyline draw:style-name="gr6" draw:text-style-name="P10" draw:layer="layout" svg:width="0.462cm" svg:height="0.461cm" svg:x="18.701cm" svg:y="17.318cm" svg:viewBox="0 0 463 462" draw:points="231,462 0,462 0,0 463,0 463,462 231,462">
          <text:p/>
        </draw:polyline>
        <draw:polygon draw:style-name="gr41" draw:text-style-name="P10" draw:layer="layout" svg:width="0.459cm" svg:height="0.461cm" svg:x="19.136cm" svg:y="17.318cm" svg:viewBox="0 0 460 462" draw:points="0,0 460,0 460,462 0,462">
          <text:p text:style-name="P2"><text:span text:style-name="T8">T</text:span></text:p>
        </draw:polygon>
        <draw:polyline draw:style-name="gr6" draw:text-style-name="P10" draw:layer="layout" svg:width="0.459cm" svg:height="0.461cm" svg:x="19.136cm" svg:y="17.318cm" svg:viewBox="0 0 460 462" draw:points="230,462 0,462 0,0 460,0 460,462 230,462">
          <text:p/>
        </draw:polyline>
        <draw:polygon draw:style-name="gr41" draw:text-style-name="P10" draw:layer="layout" svg:width="0.462cm" svg:height="0.461cm" svg:x="19.596cm" svg:y="17.318cm" svg:viewBox="0 0 463 462" draw:points="0,0 463,0 463,462 0,462">
          <text:p text:style-name="P2"><text:span text:style-name="T8">T</text:span></text:p>
        </draw:polygon>
        <draw:polyline draw:style-name="gr6" draw:text-style-name="P10" draw:layer="layout" svg:width="0.462cm" svg:height="0.461cm" svg:x="19.596cm" svg:y="17.318cm" svg:viewBox="0 0 463 462" draw:points="231,462 0,462 0,0 463,0 463,462 231,462">
          <text:p/>
        </draw:polyline>
        <draw:polygon draw:style-name="gr8" draw:text-style-name="P10" draw:layer="layout" svg:width="0.459cm" svg:height="0.461cm" svg:x="13.163cm" svg:y="17.318cm" svg:viewBox="0 0 460 462" draw:points="0,0 460,0 460,462 0,462">
          <text:p/>
        </draw:polygon>
        <draw:polyline draw:style-name="gr6" draw:text-style-name="P10" draw:layer="layout" svg:width="0.459cm" svg:height="0.461cm" svg:x="13.163cm" svg:y="17.318cm" svg:viewBox="0 0 460 462" draw:points="230,462 0,462 0,0 460,0 460,462 230,462">
          <text:p/>
        </draw:polyline>
        <draw:polygon draw:style-name="gr10" draw:text-style-name="P10" draw:layer="layout" svg:width="0.462cm" svg:height="0.461cm" svg:x="12.7cm" svg:y="17.318cm" svg:viewBox="0 0 463 462" draw:points="0,0 463,0 463,462 0,462">
          <text:p/>
        </draw:polygon>
        <draw:polyline draw:style-name="gr6" draw:text-style-name="P10" draw:layer="layout" svg:width="0.462cm" svg:height="0.461cm" svg:x="12.7cm" svg:y="17.318cm" svg:viewBox="0 0 463 462" draw:points="231,462 0,462 0,0 463,0 463,462 231,462">
          <text:p/>
        </draw:polyline>
        <draw:polygon draw:style-name="gr8" draw:text-style-name="P10" draw:layer="layout" svg:width="0.459cm" svg:height="0.461cm" svg:x="14.086cm" svg:y="17.318cm" svg:viewBox="0 0 460 462" draw:points="0,0 460,0 460,462 0,462">
          <text:p/>
        </draw:polygon>
        <draw:polyline draw:style-name="gr6" draw:text-style-name="P10" draw:layer="layout" svg:width="0.459cm" svg:height="0.461cm" svg:x="14.086cm" svg:y="17.318cm" svg:viewBox="0 0 460 462" draw:points="230,462 0,462 0,0 460,0 460,462 230,462">
          <text:p/>
        </draw:polyline>
        <draw:polygon draw:style-name="gr8" draw:text-style-name="P10" draw:layer="layout" svg:width="0.462cm" svg:height="0.461cm" svg:x="13.623cm" svg:y="17.318cm" svg:viewBox="0 0 463 462" draw:points="0,0 463,0 463,462 0,462">
          <text:p/>
        </draw:polygon>
        <draw:polyline draw:style-name="gr6" draw:text-style-name="P10" draw:layer="layout" svg:width="0.462cm" svg:height="0.461cm" svg:x="13.623cm" svg:y="17.318cm" svg:viewBox="0 0 463 462" draw:points="231,462 0,462 0,0 463,0 463,462 231,462">
          <text:p/>
        </draw:polyline>
        <draw:polygon draw:style-name="gr8" draw:text-style-name="P10" draw:layer="layout" svg:width="0.459cm" svg:height="0.461cm" svg:x="15.009cm" svg:y="17.318cm" svg:viewBox="0 0 460 462" draw:points="0,0 460,0 460,462 0,462">
          <text:p/>
        </draw:polygon>
        <draw:polyline draw:style-name="gr6" draw:text-style-name="P10" draw:layer="layout" svg:width="0.459cm" svg:height="0.461cm" svg:x="15.009cm" svg:y="17.318cm" svg:viewBox="0 0 460 462" draw:points="230,462 0,462 0,0 460,0 460,462 230,462">
          <text:p/>
        </draw:polyline>
        <draw:polygon draw:style-name="gr8" draw:text-style-name="P10" draw:layer="layout" svg:width="0.462cm" svg:height="0.461cm" svg:x="14.546cm" svg:y="17.318cm" svg:viewBox="0 0 463 462" draw:points="0,0 463,0 463,462 0,462">
          <text:p/>
        </draw:polygon>
        <draw:polyline draw:style-name="gr6" draw:text-style-name="P10" draw:layer="layout" svg:width="0.462cm" svg:height="0.461cm" svg:x="14.546cm" svg:y="17.318cm" svg:viewBox="0 0 463 462" draw:points="231,462 0,462 0,0 463,0 463,462 231,462">
          <text:p/>
        </draw:polyline>
        <draw:polygon draw:style-name="gr41" draw:text-style-name="P10" draw:layer="layout" svg:width="0.462cm" svg:height="0.461cm" svg:x="15.469cm" svg:y="17.318cm" svg:viewBox="0 0 463 462" draw:points="0,0 463,0 463,462 0,462">
          <text:p text:style-name="P2"><text:span text:style-name="T8">A</text:span></text:p>
        </draw:polygon>
        <draw:polyline draw:style-name="gr6" draw:text-style-name="P10" draw:layer="layout" svg:width="0.462cm" svg:height="0.461cm" svg:x="15.469cm" svg:y="17.318cm" svg:viewBox="0 0 463 462" draw:points="231,462 0,462 0,0 463,0 463,462 231,462">
          <text:p/>
        </draw:polyline>
        <draw:polygon draw:style-name="gr8" draw:text-style-name="P10" draw:layer="layout" svg:width="0.459cm" svg:height="0.461cm" svg:x="16.395cm" svg:y="17.318cm" svg:viewBox="0 0 460 462" draw:points="0,0 460,0 460,462 0,462">
          <text:p/>
        </draw:polygon>
        <draw:polyline draw:style-name="gr6" draw:text-style-name="P10" draw:layer="layout" svg:width="0.459cm" svg:height="0.461cm" svg:x="16.395cm" svg:y="17.318cm" svg:viewBox="0 0 460 462" draw:points="230,462 0,462 0,0 460,0 460,462 230,462">
          <text:p/>
        </draw:polyline>
        <draw:polygon draw:style-name="gr8" draw:text-style-name="P10" draw:layer="layout" svg:width="0.462cm" svg:height="0.461cm" svg:x="15.932cm" svg:y="17.318cm" svg:viewBox="0 0 463 462" draw:points="0,0 463,0 463,462 0,462">
          <text:p/>
        </draw:polygon>
        <draw:polyline draw:style-name="gr6" draw:text-style-name="P10" draw:layer="layout" svg:width="0.462cm" svg:height="0.461cm" svg:x="15.932cm" svg:y="17.318cm" svg:viewBox="0 0 463 462" draw:points="231,462 0,462 0,0 463,0 463,462 231,462">
          <text:p/>
        </draw:polyline>
        <draw:polygon draw:style-name="gr41" draw:text-style-name="P10" draw:layer="layout" svg:width="0.459cm" svg:height="0.461cm" svg:x="17.318cm" svg:y="17.318cm" svg:viewBox="0 0 460 462" draw:points="0,0 460,0 460,462 0,462">
          <text:p text:style-name="P2"><text:span text:style-name="T8">A</text:span></text:p>
        </draw:polygon>
        <draw:polyline draw:style-name="gr6" draw:text-style-name="P10" draw:layer="layout" svg:width="0.459cm" svg:height="0.461cm" svg:x="17.318cm" svg:y="17.318cm" svg:viewBox="0 0 460 462" draw:points="230,462 0,462 0,0 460,0 460,462 230,462">
          <text:p/>
        </draw:polyline>
        <draw:polygon draw:style-name="gr8" draw:text-style-name="P10" draw:layer="layout" svg:width="0.462cm" svg:height="0.461cm" svg:x="16.855cm" svg:y="17.318cm" svg:viewBox="0 0 463 462" draw:points="0,0 463,0 463,462 0,462">
          <text:p/>
        </draw:polygon>
        <draw:polyline draw:style-name="gr6" draw:text-style-name="P10" draw:layer="layout" svg:width="0.462cm" svg:height="0.461cm" svg:x="16.855cm" svg:y="17.318cm" svg:viewBox="0 0 463 462" draw:points="231,462 0,462 0,0 463,0 463,462 231,462">
          <text:p/>
        </draw:polyline>
        <draw:polygon draw:style-name="gr8" draw:text-style-name="P10" draw:layer="layout" svg:width="0.459cm" svg:height="0.461cm" svg:x="18.241cm" svg:y="17.318cm" svg:viewBox="0 0 460 462" draw:points="0,0 460,0 460,462 0,462">
          <text:p/>
        </draw:polygon>
        <draw:polyline draw:style-name="gr6" draw:text-style-name="P10" draw:layer="layout" svg:width="0.459cm" svg:height="0.461cm" svg:x="18.241cm" svg:y="17.318cm" svg:viewBox="0 0 460 462" draw:points="230,462 0,462 0,0 460,0 460,462 230,462">
          <text:p/>
        </draw:polyline>
        <draw:polygon draw:style-name="gr8" draw:text-style-name="P10" draw:layer="layout" svg:width="0.462cm" svg:height="0.461cm" svg:x="17.778cm" svg:y="17.318cm" svg:viewBox="0 0 463 462" draw:points="0,0 463,0 463,462 0,462">
          <text:p/>
        </draw:polygon>
        <draw:polyline draw:style-name="gr6" draw:text-style-name="P10" draw:layer="layout" svg:width="0.462cm" svg:height="0.461cm" svg:x="17.778cm" svg:y="17.318cm" svg:viewBox="0 0 463 462" draw:points="231,462 0,462 0,0 463,0 463,462 231,462">
          <text:p/>
        </draw:polyline>
        <draw:polygon draw:style-name="gr10" draw:text-style-name="P10" draw:layer="layout" svg:width="0.462cm" svg:height="0.461cm" svg:x="18.701cm" svg:y="17.318cm" svg:viewBox="0 0 463 462" draw:points="0,0 463,0 463,462 0,462">
          <text:p/>
        </draw:polygon>
        <draw:polyline draw:style-name="gr6" draw:text-style-name="P10" draw:layer="layout" svg:width="0.462cm" svg:height="0.461cm" svg:x="18.701cm" svg:y="17.318cm" svg:viewBox="0 0 463 462" draw:points="231,462 0,462 0,0 463,0 463,462 231,462">
          <text:p/>
        </draw:polyline>
        <draw:polygon draw:style-name="gr10" draw:text-style-name="P10" draw:layer="layout" svg:width="0.459cm" svg:height="0.461cm" svg:x="19.136cm" svg:y="17.318cm" svg:viewBox="0 0 460 462" draw:points="0,0 460,0 460,462 0,462">
          <text:p/>
        </draw:polygon>
        <draw:polyline draw:style-name="gr6" draw:text-style-name="P10" draw:layer="layout" svg:width="0.459cm" svg:height="0.461cm" svg:x="19.136cm" svg:y="17.318cm" svg:viewBox="0 0 460 462" draw:points="230,462 0,462 0,0 460,0 460,462 230,462">
          <text:p/>
        </draw:polyline>
        <draw:polygon draw:style-name="gr10" draw:text-style-name="P10" draw:layer="layout" svg:width="0.462cm" svg:height="0.461cm" svg:x="19.596cm" svg:y="17.318cm" svg:viewBox="0 0 463 462" draw:points="0,0 463,0 463,462 0,462">
          <text:p/>
        </draw:polygon>
        <draw:polyline draw:style-name="gr6" draw:text-style-name="P10" draw:layer="layout" svg:width="0.462cm" svg:height="0.461cm" svg:x="19.596cm" svg:y="17.318cm" svg:viewBox="0 0 463 462" draw:points="231,462 0,462 0,0 463,0 463,462 231,462">
          <text:p/>
        </draw:polyline>
        <draw:polygon draw:style-name="gr41" draw:text-style-name="P10" draw:layer="layout" svg:width="0.459cm" svg:height="0.461cm" svg:x="13.163cm" svg:y="16.856cm" svg:viewBox="0 0 460 462" draw:points="0,0 460,0 460,462 0,462">
          <text:p text:style-name="P2"><text:span text:style-name="T8">T</text:span></text:p>
        </draw:polygon>
        <draw:polyline draw:style-name="gr6" draw:text-style-name="P10" draw:layer="layout" svg:width="0.459cm" svg:height="0.461cm" svg:x="13.163cm" svg:y="16.856cm" svg:viewBox="0 0 460 462" draw:points="230,462 0,462 0,0 460,0 460,462 230,462">
          <text:p/>
        </draw:polyline>
        <draw:polygon draw:style-name="gr41" draw:text-style-name="P10" draw:layer="layout" svg:width="0.462cm" svg:height="0.461cm" svg:x="12.7cm" svg:y="16.856cm" svg:viewBox="0 0 463 462" draw:points="0,0 463,0 463,462 0,462">
          <text:p text:style-name="P2"><text:span text:style-name="T8">T</text:span></text:p>
        </draw:polygon>
        <draw:polyline draw:style-name="gr6" draw:text-style-name="P10" draw:layer="layout" svg:width="0.462cm" svg:height="0.461cm" svg:x="12.7cm" svg:y="16.856cm" svg:viewBox="0 0 463 462" draw:points="231,462 0,462 0,0 463,0 463,462 231,462">
          <text:p/>
        </draw:polyline>
        <draw:polygon draw:style-name="gr41" draw:text-style-name="P10" draw:layer="layout" svg:width="0.459cm" svg:height="0.461cm" svg:x="14.086cm" svg:y="16.856cm" svg:viewBox="0 0 460 462" draw:points="0,0 460,0 460,462 0,462">
          <text:p text:style-name="P2"><text:span text:style-name="T8">T</text:span></text:p>
        </draw:polygon>
        <draw:polyline draw:style-name="gr6" draw:text-style-name="P10" draw:layer="layout" svg:width="0.459cm" svg:height="0.461cm" svg:x="14.086cm" svg:y="16.856cm" svg:viewBox="0 0 460 462" draw:points="230,462 0,462 0,0 460,0 460,462 230,462">
          <text:p/>
        </draw:polyline>
        <draw:polygon draw:style-name="gr41" draw:text-style-name="P10" draw:layer="layout" svg:width="0.462cm" svg:height="0.461cm" svg:x="13.623cm" svg:y="16.856cm" svg:viewBox="0 0 463 462" draw:points="0,0 463,0 463,462 0,462">
          <text:p text:style-name="P2"><text:span text:style-name="T8">T</text:span></text:p>
        </draw:polygon>
        <draw:polyline draw:style-name="gr6" draw:text-style-name="P10" draw:layer="layout" svg:width="0.462cm" svg:height="0.461cm" svg:x="13.623cm" svg:y="16.856cm" svg:viewBox="0 0 463 462" draw:points="231,462 0,462 0,0 463,0 463,462 231,462">
          <text:p/>
        </draw:polyline>
        <draw:polygon draw:style-name="gr41" draw:text-style-name="P10" draw:layer="layout" svg:width="0.459cm" svg:height="0.461cm" svg:x="15.009cm" svg:y="16.856cm" svg:viewBox="0 0 460 462" draw:points="0,0 460,0 460,462 0,462">
          <text:p text:style-name="P2"><text:span text:style-name="T8">T</text:span></text:p>
        </draw:polygon>
        <draw:polyline draw:style-name="gr6" draw:text-style-name="P10" draw:layer="layout" svg:width="0.459cm" svg:height="0.461cm" svg:x="15.009cm" svg:y="16.856cm" svg:viewBox="0 0 460 462" draw:points="230,462 0,462 0,0 460,0 460,462 230,462">
          <text:p/>
        </draw:polyline>
        <draw:polygon draw:style-name="gr41" draw:text-style-name="P10" draw:layer="layout" svg:width="0.462cm" svg:height="0.461cm" svg:x="14.546cm" svg:y="16.856cm" svg:viewBox="0 0 463 462" draw:points="0,0 463,0 463,462 0,462">
          <text:p text:style-name="P2"><text:span text:style-name="T8">T</text:span></text:p>
        </draw:polygon>
        <draw:polyline draw:style-name="gr6" draw:text-style-name="P10" draw:layer="layout" svg:width="0.462cm" svg:height="0.461cm" svg:x="14.546cm" svg:y="16.856cm" svg:viewBox="0 0 463 462" draw:points="231,462 0,462 0,0 463,0 463,462 231,462">
          <text:p/>
        </draw:polyline>
        <draw:polygon draw:style-name="gr41" draw:text-style-name="P10" draw:layer="layout" svg:width="0.462cm" svg:height="0.461cm" svg:x="15.469cm" svg:y="16.856cm" svg:viewBox="0 0 463 462" draw:points="0,0 463,0 463,462 0,462">
          <text:p text:style-name="P2"><text:span text:style-name="T8">T</text:span></text:p>
        </draw:polygon>
        <draw:polyline draw:style-name="gr6" draw:text-style-name="P10" draw:layer="layout" svg:width="0.462cm" svg:height="0.461cm" svg:x="15.469cm" svg:y="16.856cm" svg:viewBox="0 0 463 462" draw:points="231,462 0,462 0,0 463,0 463,462 231,462">
          <text:p/>
        </draw:polyline>
        <draw:polygon draw:style-name="gr41" draw:text-style-name="P10" draw:layer="layout" svg:width="0.459cm" svg:height="0.461cm" svg:x="16.395cm" svg:y="16.856cm" svg:viewBox="0 0 460 462" draw:points="0,0 460,0 460,462 0,462">
          <text:p text:style-name="P2"><text:span text:style-name="T8">T</text:span></text:p>
        </draw:polygon>
        <draw:polyline draw:style-name="gr6" draw:text-style-name="P10" draw:layer="layout" svg:width="0.459cm" svg:height="0.461cm" svg:x="16.395cm" svg:y="16.856cm" svg:viewBox="0 0 460 462" draw:points="230,462 0,462 0,0 460,0 460,462 230,462">
          <text:p/>
        </draw:polyline>
        <draw:polygon draw:style-name="gr41" draw:text-style-name="P10" draw:layer="layout" svg:width="0.462cm" svg:height="0.461cm" svg:x="15.932cm" svg:y="16.856cm" svg:viewBox="0 0 463 462" draw:points="0,0 463,0 463,462 0,462">
          <text:p text:style-name="P2"><text:span text:style-name="T8">T</text:span></text:p>
        </draw:polygon>
        <draw:polyline draw:style-name="gr6" draw:text-style-name="P10" draw:layer="layout" svg:width="0.462cm" svg:height="0.461cm" svg:x="15.932cm" svg:y="16.856cm" svg:viewBox="0 0 463 462" draw:points="231,462 0,462 0,0 463,0 463,462 231,462">
          <text:p/>
        </draw:polyline>
        <draw:polygon draw:style-name="gr41" draw:text-style-name="P10" draw:layer="layout" svg:width="0.459cm" svg:height="0.461cm" svg:x="17.318cm" svg:y="16.856cm" svg:viewBox="0 0 460 462" draw:points="0,0 460,0 460,462 0,462">
          <text:p text:style-name="P2"><text:span text:style-name="T8">T</text:span></text:p>
        </draw:polygon>
        <draw:polyline draw:style-name="gr6" draw:text-style-name="P10" draw:layer="layout" svg:width="0.459cm" svg:height="0.461cm" svg:x="17.318cm" svg:y="16.856cm" svg:viewBox="0 0 460 462" draw:points="230,462 0,462 0,0 460,0 460,462 230,462">
          <text:p/>
        </draw:polyline>
        <draw:polygon draw:style-name="gr41" draw:text-style-name="P10" draw:layer="layout" svg:width="0.462cm" svg:height="0.461cm" svg:x="16.855cm" svg:y="16.856cm" svg:viewBox="0 0 463 462" draw:points="0,0 463,0 463,462 0,462">
          <text:p text:style-name="P2"><text:span text:style-name="T8">T</text:span></text:p>
        </draw:polygon>
        <draw:polyline draw:style-name="gr6" draw:text-style-name="P10" draw:layer="layout" svg:width="0.462cm" svg:height="0.461cm" svg:x="16.855cm" svg:y="16.856cm" svg:viewBox="0 0 463 462" draw:points="231,462 0,462 0,0 463,0 463,462 231,462">
          <text:p/>
        </draw:polyline>
        <draw:polygon draw:style-name="gr41" draw:text-style-name="P10" draw:layer="layout" svg:width="0.459cm" svg:height="0.461cm" svg:x="18.241cm" svg:y="16.856cm" svg:viewBox="0 0 460 462" draw:points="0,0 460,0 460,462 0,462">
          <text:p text:style-name="P2"><text:span text:style-name="T8">T</text:span></text:p>
        </draw:polygon>
        <draw:polyline draw:style-name="gr6" draw:text-style-name="P10" draw:layer="layout" svg:width="0.459cm" svg:height="0.461cm" svg:x="18.241cm" svg:y="16.856cm" svg:viewBox="0 0 460 462" draw:points="230,462 0,462 0,0 460,0 460,462 230,462">
          <text:p/>
        </draw:polyline>
        <draw:polygon draw:style-name="gr41" draw:text-style-name="P10" draw:layer="layout" svg:width="0.462cm" svg:height="0.461cm" svg:x="17.778cm" svg:y="16.856cm" svg:viewBox="0 0 463 462" draw:points="0,0 463,0 463,462 0,462">
          <text:p text:style-name="P2"><text:span text:style-name="T8">T</text:span></text:p>
        </draw:polygon>
        <draw:polyline draw:style-name="gr6" draw:text-style-name="P10" draw:layer="layout" svg:width="0.462cm" svg:height="0.461cm" svg:x="17.778cm" svg:y="16.856cm" svg:viewBox="0 0 463 462" draw:points="231,462 0,462 0,0 463,0 463,462 231,462">
          <text:p/>
        </draw:polyline>
        <draw:polygon draw:style-name="gr41" draw:text-style-name="P10" draw:layer="layout" svg:width="0.462cm" svg:height="0.461cm" svg:x="18.701cm" svg:y="16.856cm" svg:viewBox="0 0 463 462" draw:points="0,0 463,0 463,462 0,462">
          <text:p text:style-name="P2"><text:span text:style-name="T8">T</text:span></text:p>
        </draw:polygon>
        <draw:polyline draw:style-name="gr6" draw:text-style-name="P10" draw:layer="layout" svg:width="0.462cm" svg:height="0.461cm" svg:x="18.701cm" svg:y="16.856cm" svg:viewBox="0 0 463 462" draw:points="231,462 0,462 0,0 463,0 463,462 231,462">
          <text:p/>
        </draw:polyline>
        <draw:polygon draw:style-name="gr41" draw:text-style-name="P10" draw:layer="layout" svg:width="0.459cm" svg:height="0.461cm" svg:x="19.136cm" svg:y="16.856cm" svg:viewBox="0 0 460 462" draw:points="0,0 460,0 460,462 0,462">
          <text:p text:style-name="P2"><text:span text:style-name="T8">T</text:span></text:p>
        </draw:polygon>
        <draw:polyline draw:style-name="gr6" draw:text-style-name="P10" draw:layer="layout" svg:width="0.459cm" svg:height="0.461cm" svg:x="19.136cm" svg:y="16.856cm" svg:viewBox="0 0 460 462" draw:points="230,462 0,462 0,0 460,0 460,462 230,462">
          <text:p/>
        </draw:polyline>
        <draw:polygon draw:style-name="gr41" draw:text-style-name="P10" draw:layer="layout" svg:width="0.462cm" svg:height="0.461cm" svg:x="19.596cm" svg:y="16.856cm" svg:viewBox="0 0 463 462" draw:points="0,0 463,0 463,462 0,462">
          <text:p text:style-name="P2"><text:span text:style-name="T8">T</text:span></text:p>
        </draw:polygon>
        <draw:polyline draw:style-name="gr6" draw:text-style-name="P10" draw:layer="layout" svg:width="0.462cm" svg:height="0.461cm" svg:x="19.596cm" svg:y="16.856cm" svg:viewBox="0 0 463 462" draw:points="231,462 0,462 0,0 463,0 463,462 231,462">
          <text:p/>
        </draw:polyline>
        <draw:polygon draw:style-name="gr10" draw:text-style-name="P10" draw:layer="layout" svg:width="0.459cm" svg:height="0.461cm" svg:x="13.163cm" svg:y="16.856cm" svg:viewBox="0 0 460 462" draw:points="0,0 460,0 460,462 0,462">
          <text:p/>
        </draw:polygon>
        <draw:polyline draw:style-name="gr6" draw:text-style-name="P10" draw:layer="layout" svg:width="0.459cm" svg:height="0.461cm" svg:x="13.163cm" svg:y="16.856cm" svg:viewBox="0 0 460 462" draw:points="230,462 0,462 0,0 460,0 460,462 230,462">
          <text:p/>
        </draw:polyline>
        <draw:polygon draw:style-name="gr10" draw:text-style-name="P10" draw:layer="layout" svg:width="0.462cm" svg:height="0.461cm" svg:x="12.7cm" svg:y="16.856cm" svg:viewBox="0 0 463 462" draw:points="0,0 463,0 463,462 0,462">
          <text:p/>
        </draw:polygon>
        <draw:polyline draw:style-name="gr6" draw:text-style-name="P10" draw:layer="layout" svg:width="0.462cm" svg:height="0.461cm" svg:x="12.7cm" svg:y="16.856cm" svg:viewBox="0 0 463 462" draw:points="231,462 0,462 0,0 463,0 463,462 231,462">
          <text:p/>
        </draw:polyline>
        <draw:polygon draw:style-name="gr10" draw:text-style-name="P10" draw:layer="layout" svg:width="0.459cm" svg:height="0.461cm" svg:x="14.086cm" svg:y="16.856cm" svg:viewBox="0 0 460 462" draw:points="0,0 460,0 460,462 0,462">
          <text:p/>
        </draw:polygon>
        <draw:polyline draw:style-name="gr6" draw:text-style-name="P10" draw:layer="layout" svg:width="0.459cm" svg:height="0.461cm" svg:x="14.086cm" svg:y="16.856cm" svg:viewBox="0 0 460 462" draw:points="230,462 0,462 0,0 460,0 460,462 230,462">
          <text:p/>
        </draw:polyline>
        <draw:polygon draw:style-name="gr8" draw:text-style-name="P10" draw:layer="layout" svg:width="0.462cm" svg:height="0.461cm" svg:x="13.623cm" svg:y="16.856cm" svg:viewBox="0 0 463 462" draw:points="0,0 463,0 463,462 0,462">
          <text:p/>
        </draw:polygon>
        <draw:polyline draw:style-name="gr6" draw:text-style-name="P10" draw:layer="layout" svg:width="0.462cm" svg:height="0.461cm" svg:x="13.623cm" svg:y="16.856cm" svg:viewBox="0 0 463 462" draw:points="231,462 0,462 0,0 463,0 463,462 231,462">
          <text:p/>
        </draw:polyline>
        <draw:polygon draw:style-name="gr8" draw:text-style-name="P10" draw:layer="layout" svg:width="0.459cm" svg:height="0.461cm" svg:x="15.009cm" svg:y="16.856cm" svg:viewBox="0 0 460 462" draw:points="0,0 460,0 460,462 0,462">
          <text:p/>
        </draw:polygon>
        <draw:polyline draw:style-name="gr6" draw:text-style-name="P10" draw:layer="layout" svg:width="0.459cm" svg:height="0.461cm" svg:x="15.009cm" svg:y="16.856cm" svg:viewBox="0 0 460 462" draw:points="230,462 0,462 0,0 460,0 460,462 230,462">
          <text:p/>
        </draw:polyline>
        <draw:polygon draw:style-name="gr10" draw:text-style-name="P10" draw:layer="layout" svg:width="0.462cm" svg:height="0.461cm" svg:x="14.546cm" svg:y="16.856cm" svg:viewBox="0 0 463 462" draw:points="0,0 463,0 463,462 0,462">
          <text:p/>
        </draw:polygon>
        <draw:polyline draw:style-name="gr6" draw:text-style-name="P10" draw:layer="layout" svg:width="0.462cm" svg:height="0.461cm" svg:x="14.546cm" svg:y="16.856cm" svg:viewBox="0 0 463 462" draw:points="231,462 0,462 0,0 463,0 463,462 231,462">
          <text:p/>
        </draw:polyline>
        <draw:polygon draw:style-name="gr8" draw:text-style-name="P10" draw:layer="layout" svg:width="0.462cm" svg:height="0.461cm" svg:x="15.469cm" svg:y="16.856cm" svg:viewBox="0 0 463 462" draw:points="0,0 463,0 463,462 0,462">
          <text:p/>
        </draw:polygon>
        <draw:polyline draw:style-name="gr6" draw:text-style-name="P10" draw:layer="layout" svg:width="0.462cm" svg:height="0.461cm" svg:x="15.469cm" svg:y="16.856cm" svg:viewBox="0 0 463 462" draw:points="231,462 0,462 0,0 463,0 463,462 231,462">
          <text:p/>
        </draw:polyline>
        <draw:polygon draw:style-name="gr10" draw:text-style-name="P10" draw:layer="layout" svg:width="0.459cm" svg:height="0.461cm" svg:x="16.395cm" svg:y="16.856cm" svg:viewBox="0 0 460 462" draw:points="0,0 460,0 460,462 0,462">
          <text:p/>
        </draw:polygon>
        <draw:polyline draw:style-name="gr6" draw:text-style-name="P10" draw:layer="layout" svg:width="0.459cm" svg:height="0.461cm" svg:x="16.395cm" svg:y="16.856cm" svg:viewBox="0 0 460 462" draw:points="230,462 0,462 0,0 460,0 460,462 230,462">
          <text:p/>
        </draw:polyline>
        <draw:polygon draw:style-name="gr8" draw:text-style-name="P10" draw:layer="layout" svg:width="0.462cm" svg:height="0.461cm" svg:x="15.932cm" svg:y="16.856cm" svg:viewBox="0 0 463 462" draw:points="0,0 463,0 463,462 0,462">
          <text:p/>
        </draw:polygon>
        <draw:polyline draw:style-name="gr6" draw:text-style-name="P10" draw:layer="layout" svg:width="0.462cm" svg:height="0.461cm" svg:x="15.932cm" svg:y="16.856cm" svg:viewBox="0 0 463 462" draw:points="231,462 0,462 0,0 463,0 463,462 231,462">
          <text:p/>
        </draw:polyline>
        <draw:polygon draw:style-name="gr8" draw:text-style-name="P10" draw:layer="layout" svg:width="0.459cm" svg:height="0.461cm" svg:x="17.318cm" svg:y="16.856cm" svg:viewBox="0 0 460 462" draw:points="0,0 460,0 460,462 0,462">
          <text:p/>
        </draw:polygon>
        <draw:polyline draw:style-name="gr6" draw:text-style-name="P10" draw:layer="layout" svg:width="0.459cm" svg:height="0.461cm" svg:x="17.318cm" svg:y="16.856cm" svg:viewBox="0 0 460 462" draw:points="230,462 0,462 0,0 460,0 460,462 230,462">
          <text:p/>
        </draw:polyline>
        <draw:polygon draw:style-name="gr8" draw:text-style-name="P10" draw:layer="layout" svg:width="0.462cm" svg:height="0.461cm" svg:x="16.855cm" svg:y="16.856cm" svg:viewBox="0 0 463 462" draw:points="0,0 463,0 463,462 0,462">
          <text:p/>
        </draw:polygon>
        <draw:polyline draw:style-name="gr6" draw:text-style-name="P10" draw:layer="layout" svg:width="0.462cm" svg:height="0.461cm" svg:x="16.855cm" svg:y="16.856cm" svg:viewBox="0 0 463 462" draw:points="231,462 0,462 0,0 463,0 463,462 231,462">
          <text:p/>
        </draw:polyline>
        <draw:polygon draw:style-name="gr10" draw:text-style-name="P10" draw:layer="layout" svg:width="0.459cm" svg:height="0.461cm" svg:x="18.241cm" svg:y="16.856cm" svg:viewBox="0 0 460 462" draw:points="0,0 460,0 460,462 0,462">
          <text:p/>
        </draw:polygon>
        <draw:polyline draw:style-name="gr6" draw:text-style-name="P10" draw:layer="layout" svg:width="0.459cm" svg:height="0.461cm" svg:x="18.241cm" svg:y="16.856cm" svg:viewBox="0 0 460 462" draw:points="230,462 0,462 0,0 460,0 460,462 230,462">
          <text:p/>
        </draw:polyline>
        <draw:polygon draw:style-name="gr8" draw:text-style-name="P10" draw:layer="layout" svg:width="0.462cm" svg:height="0.461cm" svg:x="17.778cm" svg:y="16.856cm" svg:viewBox="0 0 463 462" draw:points="0,0 463,0 463,462 0,462">
          <text:p/>
        </draw:polygon>
        <draw:polyline draw:style-name="gr6" draw:text-style-name="P10" draw:layer="layout" svg:width="0.462cm" svg:height="0.461cm" svg:x="17.778cm" svg:y="16.856cm" svg:viewBox="0 0 463 462" draw:points="231,462 0,462 0,0 463,0 463,462 231,462">
          <text:p/>
        </draw:polyline>
        <draw:polygon draw:style-name="gr10" draw:text-style-name="P10" draw:layer="layout" svg:width="0.462cm" svg:height="0.461cm" svg:x="18.701cm" svg:y="16.856cm" svg:viewBox="0 0 463 462" draw:points="0,0 463,0 463,462 0,462">
          <text:p/>
        </draw:polygon>
        <draw:polyline draw:style-name="gr6" draw:text-style-name="P10" draw:layer="layout" svg:width="0.462cm" svg:height="0.461cm" svg:x="18.701cm" svg:y="16.856cm" svg:viewBox="0 0 463 462" draw:points="231,462 0,462 0,0 463,0 463,462 231,462">
          <text:p/>
        </draw:polyline>
        <draw:polygon draw:style-name="gr10" draw:text-style-name="P10" draw:layer="layout" svg:width="0.459cm" svg:height="0.461cm" svg:x="19.136cm" svg:y="16.856cm" svg:viewBox="0 0 460 462" draw:points="0,0 460,0 460,462 0,462">
          <text:p/>
        </draw:polygon>
        <draw:polyline draw:style-name="gr6" draw:text-style-name="P10" draw:layer="layout" svg:width="0.459cm" svg:height="0.461cm" svg:x="19.136cm" svg:y="16.856cm" svg:viewBox="0 0 460 462" draw:points="230,462 0,462 0,0 460,0 460,462 230,462">
          <text:p/>
        </draw:polyline>
        <draw:polygon draw:style-name="gr10" draw:text-style-name="P10" draw:layer="layout" svg:width="0.462cm" svg:height="0.461cm" svg:x="19.596cm" svg:y="16.856cm" svg:viewBox="0 0 463 462" draw:points="0,0 463,0 463,462 0,462">
          <text:p/>
        </draw:polygon>
        <draw:polyline draw:style-name="gr6" draw:text-style-name="P10" draw:layer="layout" svg:width="0.462cm" svg:height="0.461cm" svg:x="19.596cm" svg:y="16.856cm" svg:viewBox="0 0 463 462" draw:points="231,462 0,462 0,0 463,0 463,462 231,462">
          <text:p/>
        </draw:polyline>
        <draw:polygon draw:style-name="gr41" draw:text-style-name="P10" draw:layer="layout" svg:width="0.459cm" svg:height="0.461cm" svg:x="13.163cm" svg:y="16.394cm" svg:viewBox="0 0 460 462" draw:points="0,0 460,0 460,462 0,462">
          <text:p text:style-name="P2"><text:span text:style-name="T8">T</text:span></text:p>
        </draw:polygon>
        <draw:polyline draw:style-name="gr6" draw:text-style-name="P10" draw:layer="layout" svg:width="0.459cm" svg:height="0.461cm" svg:x="13.163cm" svg:y="16.394cm" svg:viewBox="0 0 460 462" draw:points="230,462 0,462 0,0 460,0 460,462 230,462">
          <text:p/>
        </draw:polyline>
        <draw:polygon draw:style-name="gr41" draw:text-style-name="P10" draw:layer="layout" svg:width="0.462cm" svg:height="0.461cm" svg:x="12.7cm" svg:y="16.394cm" svg:viewBox="0 0 463 462" draw:points="0,0 463,0 463,462 0,462">
          <text:p text:style-name="P2"><text:span text:style-name="T8">T</text:span></text:p>
        </draw:polygon>
        <draw:polyline draw:style-name="gr6" draw:text-style-name="P10" draw:layer="layout" svg:width="0.462cm" svg:height="0.461cm" svg:x="12.7cm" svg:y="16.394cm" svg:viewBox="0 0 463 462" draw:points="231,462 0,462 0,0 463,0 463,462 231,462">
          <text:p/>
        </draw:polyline>
        <draw:polygon draw:style-name="gr41" draw:text-style-name="P10" draw:layer="layout" svg:width="0.459cm" svg:height="0.461cm" svg:x="14.086cm" svg:y="16.394cm" svg:viewBox="0 0 460 462" draw:points="0,0 460,0 460,462 0,462">
          <text:p text:style-name="P2"><text:span text:style-name="T8">T</text:span></text:p>
        </draw:polygon>
        <draw:polyline draw:style-name="gr6" draw:text-style-name="P10" draw:layer="layout" svg:width="0.459cm" svg:height="0.461cm" svg:x="14.086cm" svg:y="16.394cm" svg:viewBox="0 0 460 462" draw:points="230,462 0,462 0,0 460,0 460,462 230,462">
          <text:p/>
        </draw:polyline>
        <draw:polygon draw:style-name="gr41" draw:text-style-name="P10" draw:layer="layout" svg:width="0.462cm" svg:height="0.461cm" svg:x="13.623cm" svg:y="16.394cm" svg:viewBox="0 0 463 462" draw:points="0,0 463,0 463,462 0,462">
          <text:p text:style-name="P2"><text:span text:style-name="T8">T</text:span></text:p>
        </draw:polygon>
        <draw:polyline draw:style-name="gr6" draw:text-style-name="P10" draw:layer="layout" svg:width="0.462cm" svg:height="0.461cm" svg:x="13.623cm" svg:y="16.394cm" svg:viewBox="0 0 463 462" draw:points="231,462 0,462 0,0 463,0 463,462 231,462">
          <text:p/>
        </draw:polyline>
        <draw:polygon draw:style-name="gr41" draw:text-style-name="P10" draw:layer="layout" svg:width="0.459cm" svg:height="0.461cm" svg:x="15.009cm" svg:y="16.394cm" svg:viewBox="0 0 460 462" draw:points="0,0 460,0 460,462 0,462">
          <text:p text:style-name="P2"><text:span text:style-name="T8">T</text:span></text:p>
        </draw:polygon>
        <draw:polyline draw:style-name="gr6" draw:text-style-name="P10" draw:layer="layout" svg:width="0.459cm" svg:height="0.461cm" svg:x="15.009cm" svg:y="16.394cm" svg:viewBox="0 0 460 462" draw:points="230,462 0,462 0,0 460,0 460,462 230,462">
          <text:p/>
        </draw:polyline>
        <draw:polygon draw:style-name="gr41" draw:text-style-name="P10" draw:layer="layout" svg:width="0.462cm" svg:height="0.461cm" svg:x="14.546cm" svg:y="16.394cm" svg:viewBox="0 0 463 462" draw:points="0,0 463,0 463,462 0,462">
          <text:p text:style-name="P2"><text:span text:style-name="T8">T</text:span></text:p>
        </draw:polygon>
        <draw:polyline draw:style-name="gr6" draw:text-style-name="P10" draw:layer="layout" svg:width="0.462cm" svg:height="0.461cm" svg:x="14.546cm" svg:y="16.394cm" svg:viewBox="0 0 463 462" draw:points="231,462 0,462 0,0 463,0 463,462 231,462">
          <text:p/>
        </draw:polyline>
        <draw:polygon draw:style-name="gr41" draw:text-style-name="P10" draw:layer="layout" svg:width="0.462cm" svg:height="0.461cm" svg:x="15.469cm" svg:y="16.394cm" svg:viewBox="0 0 463 462" draw:points="0,0 463,0 463,462 0,462">
          <text:p text:style-name="P2"><text:span text:style-name="T8">T</text:span></text:p>
        </draw:polygon>
        <draw:polyline draw:style-name="gr6" draw:text-style-name="P10" draw:layer="layout" svg:width="0.462cm" svg:height="0.461cm" svg:x="15.469cm" svg:y="16.394cm" svg:viewBox="0 0 463 462" draw:points="231,462 0,462 0,0 463,0 463,462 231,462">
          <text:p/>
        </draw:polyline>
        <draw:polygon draw:style-name="gr41" draw:text-style-name="P10" draw:layer="layout" svg:width="0.459cm" svg:height="0.461cm" svg:x="16.395cm" svg:y="16.394cm" svg:viewBox="0 0 460 462" draw:points="0,0 460,0 460,462 0,462">
          <text:p text:style-name="P2"><text:span text:style-name="T8">T</text:span></text:p>
        </draw:polygon>
        <draw:polyline draw:style-name="gr6" draw:text-style-name="P10" draw:layer="layout" svg:width="0.459cm" svg:height="0.461cm" svg:x="16.395cm" svg:y="16.394cm" svg:viewBox="0 0 460 462" draw:points="230,462 0,462 0,0 460,0 460,462 230,462">
          <text:p/>
        </draw:polyline>
        <draw:polygon draw:style-name="gr41" draw:text-style-name="P10" draw:layer="layout" svg:width="0.462cm" svg:height="0.461cm" svg:x="15.932cm" svg:y="16.394cm" svg:viewBox="0 0 463 462" draw:points="0,0 463,0 463,462 0,462">
          <text:p text:style-name="P2"><text:span text:style-name="T8">T</text:span></text:p>
        </draw:polygon>
        <draw:polyline draw:style-name="gr6" draw:text-style-name="P10" draw:layer="layout" svg:width="0.462cm" svg:height="0.461cm" svg:x="15.932cm" svg:y="16.394cm" svg:viewBox="0 0 463 462" draw:points="231,462 0,462 0,0 463,0 463,462 231,462">
          <text:p/>
        </draw:polyline>
        <draw:polygon draw:style-name="gr41" draw:text-style-name="P10" draw:layer="layout" svg:width="0.459cm" svg:height="0.461cm" svg:x="17.318cm" svg:y="16.394cm" svg:viewBox="0 0 460 462" draw:points="0,0 460,0 460,462 0,462">
          <text:p text:style-name="P2"><text:span text:style-name="T8">T</text:span></text:p>
        </draw:polygon>
        <draw:polyline draw:style-name="gr6" draw:text-style-name="P10" draw:layer="layout" svg:width="0.459cm" svg:height="0.461cm" svg:x="17.318cm" svg:y="16.394cm" svg:viewBox="0 0 460 462" draw:points="230,462 0,462 0,0 460,0 460,462 230,462">
          <text:p/>
        </draw:polyline>
        <draw:polygon draw:style-name="gr41" draw:text-style-name="P10" draw:layer="layout" svg:width="0.462cm" svg:height="0.461cm" svg:x="16.855cm" svg:y="16.394cm" svg:viewBox="0 0 463 462" draw:points="0,0 463,0 463,462 0,462">
          <text:p text:style-name="P2"><text:span text:style-name="T8">T</text:span></text:p>
        </draw:polygon>
        <draw:polyline draw:style-name="gr6" draw:text-style-name="P10" draw:layer="layout" svg:width="0.462cm" svg:height="0.461cm" svg:x="16.855cm" svg:y="16.394cm" svg:viewBox="0 0 463 462" draw:points="231,462 0,462 0,0 463,0 463,462 231,462">
          <text:p/>
        </draw:polyline>
        <draw:polygon draw:style-name="gr41" draw:text-style-name="P10" draw:layer="layout" svg:width="0.459cm" svg:height="0.461cm" svg:x="18.241cm" svg:y="16.394cm" svg:viewBox="0 0 460 462" draw:points="0,0 460,0 460,462 0,462">
          <text:p text:style-name="P2"><text:span text:style-name="T8">T</text:span></text:p>
        </draw:polygon>
        <draw:polyline draw:style-name="gr6" draw:text-style-name="P10" draw:layer="layout" svg:width="0.459cm" svg:height="0.461cm" svg:x="18.241cm" svg:y="16.394cm" svg:viewBox="0 0 460 462" draw:points="230,462 0,462 0,0 460,0 460,462 230,462">
          <text:p/>
        </draw:polyline>
        <draw:polygon draw:style-name="gr41" draw:text-style-name="P10" draw:layer="layout" svg:width="0.462cm" svg:height="0.461cm" svg:x="17.778cm" svg:y="16.394cm" svg:viewBox="0 0 463 462" draw:points="0,0 463,0 463,462 0,462">
          <text:p text:style-name="P2"><text:span text:style-name="T8">T</text:span></text:p>
        </draw:polygon>
        <draw:polyline draw:style-name="gr6" draw:text-style-name="P10" draw:layer="layout" svg:width="0.462cm" svg:height="0.461cm" svg:x="17.778cm" svg:y="16.394cm" svg:viewBox="0 0 463 462" draw:points="231,462 0,462 0,0 463,0 463,462 231,462">
          <text:p/>
        </draw:polyline>
        <draw:polygon draw:style-name="gr41" draw:text-style-name="P10" draw:layer="layout" svg:width="0.462cm" svg:height="0.461cm" svg:x="18.701cm" svg:y="16.394cm" svg:viewBox="0 0 463 462" draw:points="0,0 463,0 463,462 0,462">
          <text:p text:style-name="P2"><text:span text:style-name="T8">T</text:span></text:p>
        </draw:polygon>
        <draw:polyline draw:style-name="gr6" draw:text-style-name="P10" draw:layer="layout" svg:width="0.462cm" svg:height="0.461cm" svg:x="18.701cm" svg:y="16.394cm" svg:viewBox="0 0 463 462" draw:points="231,462 0,462 0,0 463,0 463,462 231,462">
          <text:p/>
        </draw:polyline>
        <draw:polygon draw:style-name="gr41" draw:text-style-name="P10" draw:layer="layout" svg:width="0.459cm" svg:height="0.461cm" svg:x="19.136cm" svg:y="16.394cm" svg:viewBox="0 0 460 462" draw:points="0,0 460,0 460,462 0,462">
          <text:p text:style-name="P2"><text:span text:style-name="T8">T</text:span></text:p>
        </draw:polygon>
        <draw:polyline draw:style-name="gr6" draw:text-style-name="P10" draw:layer="layout" svg:width="0.459cm" svg:height="0.461cm" svg:x="19.136cm" svg:y="16.394cm" svg:viewBox="0 0 460 462" draw:points="230,462 0,462 0,0 460,0 460,462 230,462">
          <text:p/>
        </draw:polyline>
        <draw:polygon draw:style-name="gr41" draw:text-style-name="P10" draw:layer="layout" svg:width="0.462cm" svg:height="0.461cm" svg:x="19.596cm" svg:y="16.394cm" svg:viewBox="0 0 463 462" draw:points="0,0 463,0 463,462 0,462">
          <text:p text:style-name="P2"><text:span text:style-name="T8">T</text:span></text:p>
        </draw:polygon>
        <draw:polyline draw:style-name="gr6" draw:text-style-name="P10" draw:layer="layout" svg:width="0.462cm" svg:height="0.461cm" svg:x="19.596cm" svg:y="16.394cm" svg:viewBox="0 0 463 462" draw:points="231,462 0,462 0,0 463,0 463,462 231,462">
          <text:p/>
        </draw:polyline>
        <draw:polygon draw:style-name="gr10" draw:text-style-name="P10" draw:layer="layout" svg:width="0.459cm" svg:height="0.461cm" svg:x="13.163cm" svg:y="16.394cm" svg:viewBox="0 0 460 462" draw:points="0,0 460,0 460,462 0,462">
          <text:p/>
        </draw:polygon>
        <draw:polyline draw:style-name="gr6" draw:text-style-name="P10" draw:layer="layout" svg:width="0.459cm" svg:height="0.461cm" svg:x="13.163cm" svg:y="16.394cm" svg:viewBox="0 0 460 462" draw:points="230,462 0,462 0,0 460,0 460,462 230,462">
          <text:p/>
        </draw:polyline>
        <draw:polygon draw:style-name="gr10" draw:text-style-name="P10" draw:layer="layout" svg:width="0.462cm" svg:height="0.461cm" svg:x="12.7cm" svg:y="16.394cm" svg:viewBox="0 0 463 462" draw:points="0,0 463,0 463,462 0,462">
          <text:p/>
        </draw:polygon>
        <draw:polyline draw:style-name="gr6" draw:text-style-name="P10" draw:layer="layout" svg:width="0.462cm" svg:height="0.461cm" svg:x="12.7cm" svg:y="16.394cm" svg:viewBox="0 0 463 462" draw:points="231,462 0,462 0,0 463,0 463,462 231,462">
          <text:p/>
        </draw:polyline>
        <draw:polygon draw:style-name="gr10" draw:text-style-name="P10" draw:layer="layout" svg:width="0.459cm" svg:height="0.461cm" svg:x="14.086cm" svg:y="16.394cm" svg:viewBox="0 0 460 462" draw:points="0,0 460,0 460,462 0,462">
          <text:p/>
        </draw:polygon>
        <draw:polyline draw:style-name="gr6" draw:text-style-name="P10" draw:layer="layout" svg:width="0.459cm" svg:height="0.461cm" svg:x="14.086cm" svg:y="16.394cm" svg:viewBox="0 0 460 462" draw:points="230,462 0,462 0,0 460,0 460,462 230,462">
          <text:p/>
        </draw:polyline>
        <draw:polygon draw:style-name="gr10" draw:text-style-name="P10" draw:layer="layout" svg:width="0.462cm" svg:height="0.461cm" svg:x="13.623cm" svg:y="16.394cm" svg:viewBox="0 0 463 462" draw:points="0,0 463,0 463,462 0,462">
          <text:p/>
        </draw:polygon>
        <draw:polyline draw:style-name="gr6" draw:text-style-name="P10" draw:layer="layout" svg:width="0.462cm" svg:height="0.461cm" svg:x="13.623cm" svg:y="16.394cm" svg:viewBox="0 0 463 462" draw:points="231,462 0,462 0,0 463,0 463,462 231,462">
          <text:p/>
        </draw:polyline>
        <draw:polygon draw:style-name="gr10" draw:text-style-name="P10" draw:layer="layout" svg:width="0.459cm" svg:height="0.461cm" svg:x="15.009cm" svg:y="16.394cm" svg:viewBox="0 0 460 462" draw:points="0,0 460,0 460,462 0,462">
          <text:p/>
        </draw:polygon>
        <draw:polyline draw:style-name="gr6" draw:text-style-name="P10" draw:layer="layout" svg:width="0.459cm" svg:height="0.461cm" svg:x="15.009cm" svg:y="16.394cm" svg:viewBox="0 0 460 462" draw:points="230,462 0,462 0,0 460,0 460,462 230,462">
          <text:p/>
        </draw:polyline>
        <draw:polygon draw:style-name="gr10" draw:text-style-name="P10" draw:layer="layout" svg:width="0.462cm" svg:height="0.461cm" svg:x="14.546cm" svg:y="16.394cm" svg:viewBox="0 0 463 462" draw:points="0,0 463,0 463,462 0,462">
          <text:p/>
        </draw:polygon>
        <draw:polyline draw:style-name="gr6" draw:text-style-name="P10" draw:layer="layout" svg:width="0.462cm" svg:height="0.461cm" svg:x="14.546cm" svg:y="16.394cm" svg:viewBox="0 0 463 462" draw:points="231,462 0,462 0,0 463,0 463,462 231,462">
          <text:p/>
        </draw:polyline>
        <draw:polygon draw:style-name="gr8" draw:text-style-name="P10" draw:layer="layout" svg:width="0.462cm" svg:height="0.461cm" svg:x="15.469cm" svg:y="16.394cm" svg:viewBox="0 0 463 462" draw:points="0,0 463,0 463,462 0,462">
          <text:p/>
        </draw:polygon>
        <draw:polyline draw:style-name="gr6" draw:text-style-name="P10" draw:layer="layout" svg:width="0.462cm" svg:height="0.461cm" svg:x="15.469cm" svg:y="16.394cm" svg:viewBox="0 0 463 462" draw:points="231,462 0,462 0,0 463,0 463,462 231,462">
          <text:p/>
        </draw:polyline>
        <draw:polygon draw:style-name="gr10" draw:text-style-name="P10" draw:layer="layout" svg:width="0.459cm" svg:height="0.461cm" svg:x="16.395cm" svg:y="16.394cm" svg:viewBox="0 0 460 462" draw:points="0,0 460,0 460,462 0,462">
          <text:p/>
        </draw:polygon>
        <draw:polyline draw:style-name="gr6" draw:text-style-name="P10" draw:layer="layout" svg:width="0.459cm" svg:height="0.461cm" svg:x="16.395cm" svg:y="16.394cm" svg:viewBox="0 0 460 462" draw:points="230,462 0,462 0,0 460,0 460,462 230,462">
          <text:p/>
        </draw:polyline>
        <draw:polygon draw:style-name="gr10" draw:text-style-name="P10" draw:layer="layout" svg:width="0.462cm" svg:height="0.461cm" svg:x="15.932cm" svg:y="16.394cm" svg:viewBox="0 0 463 462" draw:points="0,0 463,0 463,462 0,462">
          <text:p/>
        </draw:polygon>
        <draw:polyline draw:style-name="gr6" draw:text-style-name="P10" draw:layer="layout" svg:width="0.462cm" svg:height="0.461cm" svg:x="15.932cm" svg:y="16.394cm" svg:viewBox="0 0 463 462" draw:points="231,462 0,462 0,0 463,0 463,462 231,462">
          <text:p/>
        </draw:polyline>
        <draw:polygon draw:style-name="gr8" draw:text-style-name="P10" draw:layer="layout" svg:width="0.459cm" svg:height="0.461cm" svg:x="17.318cm" svg:y="16.394cm" svg:viewBox="0 0 460 462" draw:points="0,0 460,0 460,462 0,462">
          <text:p/>
        </draw:polygon>
        <draw:polyline draw:style-name="gr6" draw:text-style-name="P10" draw:layer="layout" svg:width="0.459cm" svg:height="0.461cm" svg:x="17.318cm" svg:y="16.394cm" svg:viewBox="0 0 460 462" draw:points="230,462 0,462 0,0 460,0 460,462 230,462">
          <text:p/>
        </draw:polyline>
        <draw:polygon draw:style-name="gr10" draw:text-style-name="P10" draw:layer="layout" svg:width="0.462cm" svg:height="0.461cm" svg:x="16.855cm" svg:y="16.394cm" svg:viewBox="0 0 463 462" draw:points="0,0 463,0 463,462 0,462">
          <text:p/>
        </draw:polygon>
        <draw:polyline draw:style-name="gr6" draw:text-style-name="P10" draw:layer="layout" svg:width="0.462cm" svg:height="0.461cm" svg:x="16.855cm" svg:y="16.394cm" svg:viewBox="0 0 463 462" draw:points="231,462 0,462 0,0 463,0 463,462 231,462">
          <text:p/>
        </draw:polyline>
        <draw:polygon draw:style-name="gr10" draw:text-style-name="P10" draw:layer="layout" svg:width="0.459cm" svg:height="0.461cm" svg:x="18.241cm" svg:y="16.394cm" svg:viewBox="0 0 460 462" draw:points="0,0 460,0 460,462 0,462">
          <text:p/>
        </draw:polygon>
        <draw:polyline draw:style-name="gr6" draw:text-style-name="P10" draw:layer="layout" svg:width="0.459cm" svg:height="0.461cm" svg:x="18.241cm" svg:y="16.394cm" svg:viewBox="0 0 460 462" draw:points="230,462 0,462 0,0 460,0 460,462 230,462">
          <text:p/>
        </draw:polyline>
        <draw:polygon draw:style-name="gr10" draw:text-style-name="P10" draw:layer="layout" svg:width="0.462cm" svg:height="0.461cm" svg:x="17.778cm" svg:y="16.394cm" svg:viewBox="0 0 463 462" draw:points="0,0 463,0 463,462 0,462">
          <text:p/>
        </draw:polygon>
        <draw:polyline draw:style-name="gr6" draw:text-style-name="P10" draw:layer="layout" svg:width="0.462cm" svg:height="0.461cm" svg:x="17.778cm" svg:y="16.394cm" svg:viewBox="0 0 463 462" draw:points="231,462 0,462 0,0 463,0 463,462 231,462">
          <text:p/>
        </draw:polyline>
        <draw:polygon draw:style-name="gr10" draw:text-style-name="P10" draw:layer="layout" svg:width="0.462cm" svg:height="0.461cm" svg:x="18.701cm" svg:y="16.394cm" svg:viewBox="0 0 463 462" draw:points="0,0 463,0 463,462 0,462">
          <text:p/>
        </draw:polygon>
        <draw:polyline draw:style-name="gr6" draw:text-style-name="P10" draw:layer="layout" svg:width="0.462cm" svg:height="0.461cm" svg:x="18.701cm" svg:y="16.394cm" svg:viewBox="0 0 463 462" draw:points="231,462 0,462 0,0 463,0 463,462 231,462">
          <text:p/>
        </draw:polyline>
        <draw:polygon draw:style-name="gr10" draw:text-style-name="P10" draw:layer="layout" svg:width="0.459cm" svg:height="0.461cm" svg:x="19.136cm" svg:y="16.394cm" svg:viewBox="0 0 460 462" draw:points="0,0 460,0 460,462 0,462">
          <text:p/>
        </draw:polygon>
        <draw:polyline draw:style-name="gr6" draw:text-style-name="P10" draw:layer="layout" svg:width="0.459cm" svg:height="0.461cm" svg:x="19.136cm" svg:y="16.394cm" svg:viewBox="0 0 460 462" draw:points="230,462 0,462 0,0 460,0 460,462 230,462">
          <text:p/>
        </draw:polyline>
        <draw:polygon draw:style-name="gr8" draw:text-style-name="P10" draw:layer="layout" svg:width="0.462cm" svg:height="0.461cm" svg:x="19.596cm" svg:y="16.394cm" svg:viewBox="0 0 463 462" draw:points="0,0 463,0 463,462 0,462">
          <text:p/>
        </draw:polygon>
        <draw:polyline draw:style-name="gr6" draw:text-style-name="P10" draw:layer="layout" svg:width="0.462cm" svg:height="0.461cm" svg:x="19.596cm" svg:y="16.394cm" svg:viewBox="0 0 463 462" draw:points="231,462 0,462 0,0 463,0 463,462 231,462">
          <text:p/>
        </draw:polyline>
        <draw:polygon draw:style-name="gr41" draw:text-style-name="P10" draw:layer="layout" svg:width="0.459cm" svg:height="0.461cm" svg:x="13.163cm" svg:y="15.932cm" svg:viewBox="0 0 460 462" draw:points="0,0 460,0 460,462 0,462">
          <text:p text:style-name="P2"><text:span text:style-name="T8">T</text:span></text:p>
        </draw:polygon>
        <draw:polyline draw:style-name="gr6" draw:text-style-name="P10" draw:layer="layout" svg:width="0.459cm" svg:height="0.461cm" svg:x="13.163cm" svg:y="15.932cm" svg:viewBox="0 0 460 462" draw:points="230,462 0,462 0,0 460,0 460,462 230,462">
          <text:p/>
        </draw:polyline>
        <draw:polygon draw:style-name="gr41" draw:text-style-name="P10" draw:layer="layout" svg:width="0.462cm" svg:height="0.461cm" svg:x="12.7cm" svg:y="15.932cm" svg:viewBox="0 0 463 462" draw:points="0,0 463,0 463,462 0,462">
          <text:p text:style-name="P2"><text:span text:style-name="T8">T</text:span></text:p>
        </draw:polygon>
        <draw:polyline draw:style-name="gr6" draw:text-style-name="P10" draw:layer="layout" svg:width="0.462cm" svg:height="0.461cm" svg:x="12.7cm" svg:y="15.932cm" svg:viewBox="0 0 463 462" draw:points="231,462 0,462 0,0 463,0 463,462 231,462">
          <text:p/>
        </draw:polyline>
        <draw:polygon draw:style-name="gr41" draw:text-style-name="P10" draw:layer="layout" svg:width="0.459cm" svg:height="0.461cm" svg:x="14.086cm" svg:y="15.932cm" svg:viewBox="0 0 460 462" draw:points="0,0 460,0 460,462 0,462">
          <text:p text:style-name="P2"><text:span text:style-name="T8">T</text:span></text:p>
        </draw:polygon>
        <draw:polyline draw:style-name="gr6" draw:text-style-name="P10" draw:layer="layout" svg:width="0.459cm" svg:height="0.461cm" svg:x="14.086cm" svg:y="15.932cm" svg:viewBox="0 0 460 462" draw:points="230,462 0,462 0,0 460,0 460,462 230,462">
          <text:p/>
        </draw:polyline>
        <draw:polygon draw:style-name="gr41" draw:text-style-name="P10" draw:layer="layout" svg:width="0.462cm" svg:height="0.461cm" svg:x="13.623cm" svg:y="15.932cm" svg:viewBox="0 0 463 462" draw:points="0,0 463,0 463,462 0,462">
          <text:p text:style-name="P2"><text:span text:style-name="T8">T</text:span></text:p>
        </draw:polygon>
        <draw:polyline draw:style-name="gr6" draw:text-style-name="P10" draw:layer="layout" svg:width="0.462cm" svg:height="0.461cm" svg:x="13.623cm" svg:y="15.932cm" svg:viewBox="0 0 463 462" draw:points="231,462 0,462 0,0 463,0 463,462 231,462">
          <text:p/>
        </draw:polyline>
        <draw:polygon draw:style-name="gr41" draw:text-style-name="P10" draw:layer="layout" svg:width="0.459cm" svg:height="0.461cm" svg:x="15.009cm" svg:y="15.932cm" svg:viewBox="0 0 460 462" draw:points="0,0 460,0 460,462 0,462">
          <text:p text:style-name="P2"><text:span text:style-name="T8">T</text:span></text:p>
        </draw:polygon>
        <draw:polyline draw:style-name="gr6" draw:text-style-name="P10" draw:layer="layout" svg:width="0.459cm" svg:height="0.461cm" svg:x="15.009cm" svg:y="15.932cm" svg:viewBox="0 0 460 462" draw:points="230,462 0,462 0,0 460,0 460,462 230,462">
          <text:p/>
        </draw:polyline>
        <draw:polygon draw:style-name="gr41" draw:text-style-name="P10" draw:layer="layout" svg:width="0.462cm" svg:height="0.461cm" svg:x="14.546cm" svg:y="15.932cm" svg:viewBox="0 0 463 462" draw:points="0,0 463,0 463,462 0,462">
          <text:p text:style-name="P2"><text:span text:style-name="T8">T</text:span></text:p>
        </draw:polygon>
        <draw:polyline draw:style-name="gr6" draw:text-style-name="P10" draw:layer="layout" svg:width="0.462cm" svg:height="0.461cm" svg:x="14.546cm" svg:y="15.932cm" svg:viewBox="0 0 463 462" draw:points="231,462 0,462 0,0 463,0 463,462 231,462">
          <text:p/>
        </draw:polyline>
        <draw:polygon draw:style-name="gr41" draw:text-style-name="P10" draw:layer="layout" svg:width="0.462cm" svg:height="0.461cm" svg:x="15.469cm" svg:y="15.932cm" svg:viewBox="0 0 463 462" draw:points="0,0 463,0 463,462 0,462">
          <text:p text:style-name="P2"><text:span text:style-name="T8">T</text:span></text:p>
        </draw:polygon>
        <draw:polyline draw:style-name="gr6" draw:text-style-name="P10" draw:layer="layout" svg:width="0.462cm" svg:height="0.461cm" svg:x="15.469cm" svg:y="15.932cm" svg:viewBox="0 0 463 462" draw:points="231,462 0,462 0,0 463,0 463,462 231,462">
          <text:p/>
        </draw:polyline>
        <draw:polygon draw:style-name="gr41" draw:text-style-name="P10" draw:layer="layout" svg:width="0.459cm" svg:height="0.461cm" svg:x="16.395cm" svg:y="15.932cm" svg:viewBox="0 0 460 462" draw:points="0,0 460,0 460,462 0,462">
          <text:p text:style-name="P2"><text:span text:style-name="T8">T</text:span></text:p>
        </draw:polygon>
        <draw:polyline draw:style-name="gr6" draw:text-style-name="P10" draw:layer="layout" svg:width="0.459cm" svg:height="0.461cm" svg:x="16.395cm" svg:y="15.932cm" svg:viewBox="0 0 460 462" draw:points="230,462 0,462 0,0 460,0 460,462 230,462">
          <text:p/>
        </draw:polyline>
        <draw:polygon draw:style-name="gr41" draw:text-style-name="P10" draw:layer="layout" svg:width="0.462cm" svg:height="0.461cm" svg:x="15.932cm" svg:y="15.932cm" svg:viewBox="0 0 463 462" draw:points="0,0 463,0 463,462 0,462">
          <text:p text:style-name="P2"><text:span text:style-name="T8">T</text:span></text:p>
        </draw:polygon>
        <draw:polyline draw:style-name="gr6" draw:text-style-name="P10" draw:layer="layout" svg:width="0.462cm" svg:height="0.461cm" svg:x="15.932cm" svg:y="15.932cm" svg:viewBox="0 0 463 462" draw:points="231,462 0,462 0,0 463,0 463,462 231,462">
          <text:p/>
        </draw:polyline>
        <draw:polygon draw:style-name="gr41" draw:text-style-name="P10" draw:layer="layout" svg:width="0.459cm" svg:height="0.461cm" svg:x="17.318cm" svg:y="15.932cm" svg:viewBox="0 0 460 462" draw:points="0,0 460,0 460,462 0,462">
          <text:p text:style-name="P2"><text:span text:style-name="T8">T</text:span></text:p>
        </draw:polygon>
        <draw:polyline draw:style-name="gr6" draw:text-style-name="P10" draw:layer="layout" svg:width="0.459cm" svg:height="0.461cm" svg:x="17.318cm" svg:y="15.932cm" svg:viewBox="0 0 460 462" draw:points="230,462 0,462 0,0 460,0 460,462 230,462">
          <text:p/>
        </draw:polyline>
        <draw:polygon draw:style-name="gr41" draw:text-style-name="P10" draw:layer="layout" svg:width="0.462cm" svg:height="0.461cm" svg:x="16.855cm" svg:y="15.932cm" svg:viewBox="0 0 463 462" draw:points="0,0 463,0 463,462 0,462">
          <text:p text:style-name="P2"><text:span text:style-name="T8">T</text:span></text:p>
        </draw:polygon>
        <draw:polyline draw:style-name="gr6" draw:text-style-name="P10" draw:layer="layout" svg:width="0.462cm" svg:height="0.461cm" svg:x="16.855cm" svg:y="15.932cm" svg:viewBox="0 0 463 462" draw:points="231,462 0,462 0,0 463,0 463,462 231,462">
          <text:p/>
        </draw:polyline>
        <draw:polygon draw:style-name="gr41" draw:text-style-name="P10" draw:layer="layout" svg:width="0.459cm" svg:height="0.461cm" svg:x="18.241cm" svg:y="15.932cm" svg:viewBox="0 0 460 462" draw:points="0,0 460,0 460,462 0,462">
          <text:p text:style-name="P2"><text:span text:style-name="T8">T</text:span></text:p>
        </draw:polygon>
        <draw:polyline draw:style-name="gr6" draw:text-style-name="P10" draw:layer="layout" svg:width="0.459cm" svg:height="0.461cm" svg:x="18.241cm" svg:y="15.932cm" svg:viewBox="0 0 460 462" draw:points="230,462 0,462 0,0 460,0 460,462 230,462">
          <text:p/>
        </draw:polyline>
        <draw:polygon draw:style-name="gr41" draw:text-style-name="P10" draw:layer="layout" svg:width="0.462cm" svg:height="0.461cm" svg:x="17.778cm" svg:y="15.932cm" svg:viewBox="0 0 463 462" draw:points="0,0 463,0 463,462 0,462">
          <text:p text:style-name="P2"><text:span text:style-name="T8">T</text:span></text:p>
        </draw:polygon>
        <draw:polyline draw:style-name="gr6" draw:text-style-name="P10" draw:layer="layout" svg:width="0.462cm" svg:height="0.461cm" svg:x="17.778cm" svg:y="15.932cm" svg:viewBox="0 0 463 462" draw:points="231,462 0,462 0,0 463,0 463,462 231,462">
          <text:p/>
        </draw:polyline>
        <draw:polygon draw:style-name="gr41" draw:text-style-name="P10" draw:layer="layout" svg:width="0.462cm" svg:height="0.461cm" svg:x="18.701cm" svg:y="15.932cm" svg:viewBox="0 0 463 462" draw:points="0,0 463,0 463,462 0,462">
          <text:p text:style-name="P2"><text:span text:style-name="T8">T</text:span></text:p>
        </draw:polygon>
        <draw:polyline draw:style-name="gr6" draw:text-style-name="P10" draw:layer="layout" svg:width="0.462cm" svg:height="0.461cm" svg:x="18.701cm" svg:y="15.932cm" svg:viewBox="0 0 463 462" draw:points="231,462 0,462 0,0 463,0 463,462 231,462">
          <text:p/>
        </draw:polyline>
        <draw:polygon draw:style-name="gr41" draw:text-style-name="P10" draw:layer="layout" svg:width="0.459cm" svg:height="0.461cm" svg:x="19.136cm" svg:y="15.932cm" svg:viewBox="0 0 460 462" draw:points="0,0 460,0 460,462 0,462">
          <text:p text:style-name="P2"><text:span text:style-name="T8">T</text:span></text:p>
        </draw:polygon>
        <draw:polyline draw:style-name="gr6" draw:text-style-name="P10" draw:layer="layout" svg:width="0.459cm" svg:height="0.461cm" svg:x="19.136cm" svg:y="15.932cm" svg:viewBox="0 0 460 462" draw:points="230,462 0,462 0,0 460,0 460,462 230,462">
          <text:p/>
        </draw:polyline>
        <draw:polygon draw:style-name="gr41" draw:text-style-name="P10" draw:layer="layout" svg:width="0.462cm" svg:height="0.461cm" svg:x="19.596cm" svg:y="15.932cm" svg:viewBox="0 0 463 462" draw:points="0,0 463,0 463,462 0,462">
          <text:p text:style-name="P2"><text:span text:style-name="T8">T</text:span></text:p>
        </draw:polygon>
        <draw:polyline draw:style-name="gr6" draw:text-style-name="P10" draw:layer="layout" svg:width="0.462cm" svg:height="0.461cm" svg:x="19.596cm" svg:y="15.932cm" svg:viewBox="0 0 463 462" draw:points="231,462 0,462 0,0 463,0 463,462 231,462">
          <text:p/>
        </draw:polyline>
        <draw:polygon draw:style-name="gr10" draw:text-style-name="P10" draw:layer="layout" svg:width="0.459cm" svg:height="0.461cm" svg:x="13.163cm" svg:y="15.932cm" svg:viewBox="0 0 460 462" draw:points="0,0 460,0 460,462 0,462">
          <text:p/>
        </draw:polygon>
        <draw:polyline draw:style-name="gr6" draw:text-style-name="P10" draw:layer="layout" svg:width="0.459cm" svg:height="0.461cm" svg:x="13.163cm" svg:y="15.932cm" svg:viewBox="0 0 460 462" draw:points="230,462 0,462 0,0 460,0 460,462 230,462">
          <text:p/>
        </draw:polyline>
        <draw:polygon draw:style-name="gr8" draw:text-style-name="P10" draw:layer="layout" svg:width="0.462cm" svg:height="0.461cm" svg:x="12.7cm" svg:y="15.932cm" svg:viewBox="0 0 463 462" draw:points="0,0 463,0 463,462 0,462">
          <text:p/>
        </draw:polygon>
        <draw:polyline draw:style-name="gr6" draw:text-style-name="P10" draw:layer="layout" svg:width="0.462cm" svg:height="0.461cm" svg:x="12.7cm" svg:y="15.932cm" svg:viewBox="0 0 463 462" draw:points="231,462 0,462 0,0 463,0 463,462 231,462">
          <text:p/>
        </draw:polyline>
        <draw:polygon draw:style-name="gr10" draw:text-style-name="P10" draw:layer="layout" svg:width="0.459cm" svg:height="0.461cm" svg:x="14.086cm" svg:y="15.932cm" svg:viewBox="0 0 460 462" draw:points="0,0 460,0 460,462 0,462">
          <text:p/>
        </draw:polygon>
        <draw:polyline draw:style-name="gr6" draw:text-style-name="P10" draw:layer="layout" svg:width="0.459cm" svg:height="0.461cm" svg:x="14.086cm" svg:y="15.932cm" svg:viewBox="0 0 460 462" draw:points="230,462 0,462 0,0 460,0 460,462 230,462">
          <text:p/>
        </draw:polyline>
        <draw:polygon draw:style-name="gr10" draw:text-style-name="P10" draw:layer="layout" svg:width="0.462cm" svg:height="0.461cm" svg:x="13.623cm" svg:y="15.932cm" svg:viewBox="0 0 463 462" draw:points="0,0 463,0 463,462 0,462">
          <text:p/>
        </draw:polygon>
        <draw:polyline draw:style-name="gr6" draw:text-style-name="P10" draw:layer="layout" svg:width="0.462cm" svg:height="0.461cm" svg:x="13.623cm" svg:y="15.932cm" svg:viewBox="0 0 463 462" draw:points="231,462 0,462 0,0 463,0 463,462 231,462">
          <text:p/>
        </draw:polyline>
        <draw:polygon draw:style-name="gr10" draw:text-style-name="P10" draw:layer="layout" svg:width="0.459cm" svg:height="0.461cm" svg:x="15.009cm" svg:y="15.932cm" svg:viewBox="0 0 460 462" draw:points="0,0 460,0 460,462 0,462">
          <text:p/>
        </draw:polygon>
        <draw:polyline draw:style-name="gr6" draw:text-style-name="P10" draw:layer="layout" svg:width="0.459cm" svg:height="0.461cm" svg:x="15.009cm" svg:y="15.932cm" svg:viewBox="0 0 460 462" draw:points="230,462 0,462 0,0 460,0 460,462 230,462">
          <text:p/>
        </draw:polyline>
        <draw:polygon draw:style-name="gr41" draw:text-style-name="P10" draw:layer="layout" svg:width="0.462cm" svg:height="0.461cm" svg:x="14.546cm" svg:y="15.932cm" svg:viewBox="0 0 463 462" draw:points="0,0 463,0 463,462 0,462">
          <text:p text:style-name="P2"><text:span text:style-name="T8">T</text:span></text:p>
        </draw:polygon>
        <draw:polyline draw:style-name="gr6" draw:text-style-name="P10" draw:layer="layout" svg:width="0.462cm" svg:height="0.461cm" svg:x="14.546cm" svg:y="15.932cm" svg:viewBox="0 0 463 462" draw:points="231,462 0,462 0,0 463,0 463,462 231,462">
          <text:p/>
        </draw:polyline>
        <draw:polygon draw:style-name="gr10" draw:text-style-name="P10" draw:layer="layout" svg:width="0.462cm" svg:height="0.461cm" svg:x="15.469cm" svg:y="15.932cm" svg:viewBox="0 0 463 462" draw:points="0,0 463,0 463,462 0,462">
          <text:p/>
        </draw:polygon>
        <draw:polyline draw:style-name="gr6" draw:text-style-name="P10" draw:layer="layout" svg:width="0.462cm" svg:height="0.461cm" svg:x="15.469cm" svg:y="15.932cm" svg:viewBox="0 0 463 462" draw:points="231,462 0,462 0,0 463,0 463,462 231,462">
          <text:p/>
        </draw:polyline>
        <draw:polygon draw:style-name="gr10" draw:text-style-name="P10" draw:layer="layout" svg:width="0.459cm" svg:height="0.461cm" svg:x="16.395cm" svg:y="15.932cm" svg:viewBox="0 0 460 462" draw:points="0,0 460,0 460,462 0,462">
          <text:p/>
        </draw:polygon>
        <draw:polyline draw:style-name="gr6" draw:text-style-name="P10" draw:layer="layout" svg:width="0.459cm" svg:height="0.461cm" svg:x="16.395cm" svg:y="15.932cm" svg:viewBox="0 0 460 462" draw:points="230,462 0,462 0,0 460,0 460,462 230,462">
          <text:p/>
        </draw:polyline>
        <draw:polygon draw:style-name="gr10" draw:text-style-name="P10" draw:layer="layout" svg:width="0.462cm" svg:height="0.461cm" svg:x="15.932cm" svg:y="15.932cm" svg:viewBox="0 0 463 462" draw:points="0,0 463,0 463,462 0,462">
          <text:p/>
        </draw:polygon>
        <draw:polyline draw:style-name="gr6" draw:text-style-name="P10" draw:layer="layout" svg:width="0.462cm" svg:height="0.461cm" svg:x="15.932cm" svg:y="15.932cm" svg:viewBox="0 0 463 462" draw:points="231,462 0,462 0,0 463,0 463,462 231,462">
          <text:p/>
        </draw:polyline>
        <draw:polygon draw:style-name="gr10" draw:text-style-name="P10" draw:layer="layout" svg:width="0.459cm" svg:height="0.461cm" svg:x="17.318cm" svg:y="15.932cm" svg:viewBox="0 0 460 462" draw:points="0,0 460,0 460,462 0,462">
          <text:p/>
        </draw:polygon>
        <draw:polyline draw:style-name="gr6" draw:text-style-name="P10" draw:layer="layout" svg:width="0.459cm" svg:height="0.461cm" svg:x="17.318cm" svg:y="15.932cm" svg:viewBox="0 0 460 462" draw:points="230,462 0,462 0,0 460,0 460,462 230,462">
          <text:p/>
        </draw:polyline>
        <draw:polygon draw:style-name="gr10" draw:text-style-name="P10" draw:layer="layout" svg:width="0.462cm" svg:height="0.461cm" svg:x="16.855cm" svg:y="15.932cm" svg:viewBox="0 0 463 462" draw:points="0,0 463,0 463,462 0,462">
          <text:p/>
        </draw:polygon>
        <draw:polyline draw:style-name="gr6" draw:text-style-name="P10" draw:layer="layout" svg:width="0.462cm" svg:height="0.461cm" svg:x="16.855cm" svg:y="15.932cm" svg:viewBox="0 0 463 462" draw:points="231,462 0,462 0,0 463,0 463,462 231,462">
          <text:p/>
        </draw:polyline>
        <draw:polygon draw:style-name="gr41" draw:text-style-name="P10" draw:layer="layout" svg:width="0.459cm" svg:height="0.461cm" svg:x="18.241cm" svg:y="15.932cm" svg:viewBox="0 0 460 462" draw:points="0,0 460,0 460,462 0,462">
          <text:p text:style-name="P2"><text:span text:style-name="T8">T</text:span></text:p>
        </draw:polygon>
        <draw:polyline draw:style-name="gr6" draw:text-style-name="P10" draw:layer="layout" svg:width="0.459cm" svg:height="0.461cm" svg:x="18.241cm" svg:y="15.932cm" svg:viewBox="0 0 460 462" draw:points="230,462 0,462 0,0 460,0 460,462 230,462">
          <text:p/>
        </draw:polyline>
        <draw:polygon draw:style-name="gr10" draw:text-style-name="P10" draw:layer="layout" svg:width="0.462cm" svg:height="0.461cm" svg:x="17.778cm" svg:y="15.932cm" svg:viewBox="0 0 463 462" draw:points="0,0 463,0 463,462 0,462">
          <text:p/>
        </draw:polygon>
        <draw:polyline draw:style-name="gr6" draw:text-style-name="P10" draw:layer="layout" svg:width="0.462cm" svg:height="0.461cm" svg:x="17.778cm" svg:y="15.932cm" svg:viewBox="0 0 463 462" draw:points="231,462 0,462 0,0 463,0 463,462 231,462">
          <text:p/>
        </draw:polyline>
        <draw:polygon draw:style-name="gr10" draw:text-style-name="P10" draw:layer="layout" svg:width="0.462cm" svg:height="0.461cm" svg:x="18.701cm" svg:y="15.932cm" svg:viewBox="0 0 463 462" draw:points="0,0 463,0 463,462 0,462">
          <text:p/>
        </draw:polygon>
        <draw:polyline draw:style-name="gr6" draw:text-style-name="P10" draw:layer="layout" svg:width="0.462cm" svg:height="0.461cm" svg:x="18.701cm" svg:y="15.932cm" svg:viewBox="0 0 463 462" draw:points="231,462 0,462 0,0 463,0 463,462 231,462">
          <text:p/>
        </draw:polyline>
        <draw:polygon draw:style-name="gr8" draw:text-style-name="P10" draw:layer="layout" svg:width="0.459cm" svg:height="0.461cm" svg:x="19.136cm" svg:y="15.932cm" svg:viewBox="0 0 460 462" draw:points="0,0 460,0 460,462 0,462">
          <text:p/>
        </draw:polygon>
        <draw:polyline draw:style-name="gr6" draw:text-style-name="P10" draw:layer="layout" svg:width="0.459cm" svg:height="0.461cm" svg:x="19.136cm" svg:y="15.932cm" svg:viewBox="0 0 460 462" draw:points="230,462 0,462 0,0 460,0 460,462 230,462">
          <text:p/>
        </draw:polyline>
        <draw:polygon draw:style-name="gr8" draw:text-style-name="P10" draw:layer="layout" svg:width="0.462cm" svg:height="0.461cm" svg:x="19.596cm" svg:y="15.932cm" svg:viewBox="0 0 463 462" draw:points="0,0 463,0 463,462 0,462">
          <text:p/>
        </draw:polygon>
        <draw:polyline draw:style-name="gr6" draw:text-style-name="P10" draw:layer="layout" svg:width="0.462cm" svg:height="0.461cm" svg:x="19.596cm" svg:y="15.932cm" svg:viewBox="0 0 463 462" draw:points="231,462 0,462 0,0 463,0 463,462 231,462">
          <text:p/>
        </draw:polyline>
        <draw:polygon draw:style-name="gr41" draw:text-style-name="P10" draw:layer="layout" svg:width="0.459cm" svg:height="0.461cm" svg:x="13.164cm" svg:y="11.774cm" svg:viewBox="0 0 460 462" draw:points="0,0 460,0 460,462 0,462">
          <text:p text:style-name="P2"><text:span text:style-name="T8">T</text:span></text:p>
        </draw:polygon>
        <draw:polyline draw:style-name="gr6" draw:text-style-name="P10" draw:layer="layout" svg:width="0.459cm" svg:height="0.461cm" svg:x="13.164cm" svg:y="11.774cm" svg:viewBox="0 0 460 462" draw:points="230,462 0,462 0,0 460,0 460,462 230,462">
          <text:p/>
        </draw:polyline>
        <draw:polygon draw:style-name="gr41" draw:text-style-name="P10" draw:layer="layout" svg:width="0.462cm" svg:height="0.461cm" svg:x="12.701cm" svg:y="11.774cm" svg:viewBox="0 0 463 462" draw:points="0,0 463,0 463,462 0,462">
          <text:p text:style-name="P2"><text:span text:style-name="T8">T</text:span></text:p>
        </draw:polygon>
        <draw:polyline draw:style-name="gr6" draw:text-style-name="P10" draw:layer="layout" svg:width="0.462cm" svg:height="0.461cm" svg:x="12.701cm" svg:y="11.774cm" svg:viewBox="0 0 463 462" draw:points="231,462 0,462 0,0 463,0 463,462 231,462">
          <text:p/>
        </draw:polyline>
        <draw:polygon draw:style-name="gr41" draw:text-style-name="P10" draw:layer="layout" svg:width="0.459cm" svg:height="0.461cm" svg:x="14.087cm" svg:y="11.774cm" svg:viewBox="0 0 460 462" draw:points="0,0 460,0 460,462 0,462">
          <text:p text:style-name="P2"><text:span text:style-name="T8">T</text:span></text:p>
        </draw:polygon>
        <draw:polyline draw:style-name="gr6" draw:text-style-name="P10" draw:layer="layout" svg:width="0.459cm" svg:height="0.461cm" svg:x="14.087cm" svg:y="11.774cm" svg:viewBox="0 0 460 462" draw:points="230,462 0,462 0,0 460,0 460,462 230,462">
          <text:p/>
        </draw:polyline>
        <draw:polygon draw:style-name="gr41" draw:text-style-name="P10" draw:layer="layout" svg:width="0.462cm" svg:height="0.461cm" svg:x="13.624cm" svg:y="11.774cm" svg:viewBox="0 0 463 462" draw:points="0,0 463,0 463,462 0,462">
          <text:p text:style-name="P2"><text:span text:style-name="T8">T</text:span></text:p>
        </draw:polygon>
        <draw:polyline draw:style-name="gr6" draw:text-style-name="P10" draw:layer="layout" svg:width="0.462cm" svg:height="0.461cm" svg:x="13.624cm" svg:y="11.774cm" svg:viewBox="0 0 463 462" draw:points="231,462 0,462 0,0 463,0 463,462 231,462">
          <text:p/>
        </draw:polyline>
        <draw:polygon draw:style-name="gr41" draw:text-style-name="P10" draw:layer="layout" svg:width="0.459cm" svg:height="0.461cm" svg:x="15.01cm" svg:y="11.774cm" svg:viewBox="0 0 460 462" draw:points="0,0 460,0 460,462 0,462">
          <text:p text:style-name="P2"><text:span text:style-name="T8">T</text:span></text:p>
        </draw:polygon>
        <draw:polyline draw:style-name="gr6" draw:text-style-name="P10" draw:layer="layout" svg:width="0.459cm" svg:height="0.461cm" svg:x="15.01cm" svg:y="11.774cm" svg:viewBox="0 0 460 462" draw:points="230,462 0,462 0,0 460,0 460,462 230,462">
          <text:p/>
        </draw:polyline>
        <draw:polygon draw:style-name="gr41" draw:text-style-name="P10" draw:layer="layout" svg:width="0.462cm" svg:height="0.461cm" svg:x="14.547cm" svg:y="11.774cm" svg:viewBox="0 0 463 462" draw:points="0,0 463,0 463,462 0,462">
          <text:p text:style-name="P2"><text:span text:style-name="T8">T</text:span></text:p>
        </draw:polygon>
        <draw:polyline draw:style-name="gr6" draw:text-style-name="P10" draw:layer="layout" svg:width="0.462cm" svg:height="0.461cm" svg:x="14.547cm" svg:y="11.774cm" svg:viewBox="0 0 463 462" draw:points="231,462 0,462 0,0 463,0 463,462 231,462">
          <text:p/>
        </draw:polyline>
        <draw:polygon draw:style-name="gr41" draw:text-style-name="P10" draw:layer="layout" svg:width="0.462cm" svg:height="0.461cm" svg:x="15.47cm" svg:y="11.774cm" svg:viewBox="0 0 463 462" draw:points="0,0 463,0 463,462 0,462">
          <text:p text:style-name="P2"><text:span text:style-name="T8">T</text:span></text:p>
        </draw:polygon>
        <draw:polyline draw:style-name="gr6" draw:text-style-name="P10" draw:layer="layout" svg:width="0.462cm" svg:height="0.461cm" svg:x="15.47cm" svg:y="11.774cm" svg:viewBox="0 0 463 462" draw:points="231,462 0,462 0,0 463,0 463,462 231,462">
          <text:p/>
        </draw:polyline>
        <draw:polygon draw:style-name="gr41" draw:text-style-name="P10" draw:layer="layout" svg:width="0.459cm" svg:height="0.461cm" svg:x="16.396cm" svg:y="11.774cm" svg:viewBox="0 0 460 462" draw:points="0,0 460,0 460,462 0,462">
          <text:p text:style-name="P2"><text:span text:style-name="T8">T</text:span></text:p>
        </draw:polygon>
        <draw:polyline draw:style-name="gr6" draw:text-style-name="P10" draw:layer="layout" svg:width="0.459cm" svg:height="0.461cm" svg:x="16.396cm" svg:y="11.774cm" svg:viewBox="0 0 460 462" draw:points="230,462 0,462 0,0 460,0 460,462 230,462">
          <text:p/>
        </draw:polyline>
        <draw:polygon draw:style-name="gr41" draw:text-style-name="P10" draw:layer="layout" svg:width="0.462cm" svg:height="0.461cm" svg:x="15.933cm" svg:y="11.774cm" svg:viewBox="0 0 463 462" draw:points="0,0 463,0 463,462 0,462">
          <text:p text:style-name="P2"><text:span text:style-name="T8">T</text:span></text:p>
        </draw:polygon>
        <draw:polyline draw:style-name="gr6" draw:text-style-name="P10" draw:layer="layout" svg:width="0.462cm" svg:height="0.461cm" svg:x="15.933cm" svg:y="11.774cm" svg:viewBox="0 0 463 462" draw:points="231,462 0,462 0,0 463,0 463,462 231,462">
          <text:p/>
        </draw:polyline>
        <draw:polygon draw:style-name="gr41" draw:text-style-name="P10" draw:layer="layout" svg:width="0.459cm" svg:height="0.461cm" svg:x="17.319cm" svg:y="11.774cm" svg:viewBox="0 0 460 462" draw:points="0,0 460,0 460,462 0,462">
          <text:p text:style-name="P2"><text:span text:style-name="T8">T</text:span></text:p>
        </draw:polygon>
        <draw:polyline draw:style-name="gr6" draw:text-style-name="P10" draw:layer="layout" svg:width="0.459cm" svg:height="0.461cm" svg:x="17.319cm" svg:y="11.774cm" svg:viewBox="0 0 460 462" draw:points="230,462 0,462 0,0 460,0 460,462 230,462">
          <text:p/>
        </draw:polyline>
        <draw:polygon draw:style-name="gr41" draw:text-style-name="P10" draw:layer="layout" svg:width="0.462cm" svg:height="0.461cm" svg:x="16.856cm" svg:y="11.774cm" svg:viewBox="0 0 463 462" draw:points="0,0 463,0 463,462 0,462">
          <text:p text:style-name="P2"><text:span text:style-name="T8">T</text:span></text:p>
        </draw:polygon>
        <draw:polyline draw:style-name="gr6" draw:text-style-name="P10" draw:layer="layout" svg:width="0.462cm" svg:height="0.461cm" svg:x="16.856cm" svg:y="11.774cm" svg:viewBox="0 0 463 462" draw:points="231,462 0,462 0,0 463,0 463,462 231,462">
          <text:p/>
        </draw:polyline>
        <draw:polygon draw:style-name="gr41" draw:text-style-name="P10" draw:layer="layout" svg:width="0.459cm" svg:height="0.461cm" svg:x="18.242cm" svg:y="11.774cm" svg:viewBox="0 0 460 462" draw:points="0,0 460,0 460,462 0,462">
          <text:p text:style-name="P2"><text:span text:style-name="T8">T</text:span></text:p>
        </draw:polygon>
        <draw:polyline draw:style-name="gr6" draw:text-style-name="P10" draw:layer="layout" svg:width="0.459cm" svg:height="0.461cm" svg:x="18.242cm" svg:y="11.774cm" svg:viewBox="0 0 460 462" draw:points="230,462 0,462 0,0 460,0 460,462 230,462">
          <text:p/>
        </draw:polyline>
        <draw:polygon draw:style-name="gr41" draw:text-style-name="P10" draw:layer="layout" svg:width="0.462cm" svg:height="0.461cm" svg:x="17.779cm" svg:y="11.774cm" svg:viewBox="0 0 463 462" draw:points="0,0 463,0 463,462 0,462">
          <text:p text:style-name="P2"><text:span text:style-name="T8">T</text:span></text:p>
        </draw:polygon>
        <draw:polyline draw:style-name="gr6" draw:text-style-name="P10" draw:layer="layout" svg:width="0.462cm" svg:height="0.461cm" svg:x="17.779cm" svg:y="11.774cm" svg:viewBox="0 0 463 462" draw:points="231,462 0,462 0,0 463,0 463,462 231,462">
          <text:p/>
        </draw:polyline>
        <draw:polygon draw:style-name="gr41" draw:text-style-name="P10" draw:layer="layout" svg:width="0.462cm" svg:height="0.461cm" svg:x="18.702cm" svg:y="11.774cm" svg:viewBox="0 0 463 462" draw:points="0,0 463,0 463,462 0,462">
          <text:p text:style-name="P2"><text:span text:style-name="T8">T</text:span></text:p>
        </draw:polygon>
        <draw:polyline draw:style-name="gr6" draw:text-style-name="P10" draw:layer="layout" svg:width="0.462cm" svg:height="0.461cm" svg:x="18.702cm" svg:y="11.774cm" svg:viewBox="0 0 463 462" draw:points="231,462 0,462 0,0 463,0 463,462 231,462">
          <text:p/>
        </draw:polyline>
        <draw:polygon draw:style-name="gr41" draw:text-style-name="P10" draw:layer="layout" svg:width="0.459cm" svg:height="0.461cm" svg:x="19.137cm" svg:y="11.774cm" svg:viewBox="0 0 460 462" draw:points="0,0 460,0 460,462 0,462">
          <text:p text:style-name="P2"><text:span text:style-name="T8">T</text:span></text:p>
        </draw:polygon>
        <draw:polyline draw:style-name="gr6" draw:text-style-name="P10" draw:layer="layout" svg:width="0.459cm" svg:height="0.461cm" svg:x="19.137cm" svg:y="11.774cm" svg:viewBox="0 0 460 462" draw:points="230,462 0,462 0,0 460,0 460,462 230,462">
          <text:p/>
        </draw:polyline>
        <draw:polygon draw:style-name="gr41" draw:text-style-name="P10" draw:layer="layout" svg:width="0.462cm" svg:height="0.461cm" svg:x="19.597cm" svg:y="11.774cm" svg:viewBox="0 0 463 462" draw:points="0,0 463,0 463,462 0,462">
          <text:p text:style-name="P2"><text:span text:style-name="T8">T</text:span></text:p>
        </draw:polygon>
        <draw:polyline draw:style-name="gr6" draw:text-style-name="P10" draw:layer="layout" svg:width="0.462cm" svg:height="0.461cm" svg:x="19.597cm" svg:y="11.774cm" svg:viewBox="0 0 463 462" draw:points="231,462 0,462 0,0 463,0 463,462 231,462">
          <text:p/>
        </draw:polyline>
        <draw:polygon draw:style-name="gr10" draw:text-style-name="P10" draw:layer="layout" svg:width="0.459cm" svg:height="0.461cm" svg:x="13.164cm" svg:y="11.774cm" svg:viewBox="0 0 460 462" draw:points="0,0 460,0 460,462 0,462">
          <text:p/>
        </draw:polygon>
        <draw:polyline draw:style-name="gr6" draw:text-style-name="P10" draw:layer="layout" svg:width="0.459cm" svg:height="0.461cm" svg:x="13.164cm" svg:y="11.774cm" svg:viewBox="0 0 460 462" draw:points="230,462 0,462 0,0 460,0 460,462 230,462">
          <text:p/>
        </draw:polyline>
        <draw:polygon draw:style-name="gr8" draw:text-style-name="P10" draw:layer="layout" svg:width="0.462cm" svg:height="0.461cm" svg:x="12.701cm" svg:y="11.774cm" svg:viewBox="0 0 463 462" draw:points="0,0 463,0 463,462 0,462">
          <text:p/>
        </draw:polygon>
        <draw:polyline draw:style-name="gr6" draw:text-style-name="P10" draw:layer="layout" svg:width="0.462cm" svg:height="0.461cm" svg:x="12.701cm" svg:y="11.774cm" svg:viewBox="0 0 463 462" draw:points="231,462 0,462 0,0 463,0 463,462 231,462">
          <text:p/>
        </draw:polyline>
        <draw:polygon draw:style-name="gr10" draw:text-style-name="P10" draw:layer="layout" svg:width="0.459cm" svg:height="0.461cm" svg:x="14.087cm" svg:y="11.774cm" svg:viewBox="0 0 460 462" draw:points="0,0 460,0 460,462 0,462">
          <text:p/>
        </draw:polygon>
        <draw:polyline draw:style-name="gr6" draw:text-style-name="P10" draw:layer="layout" svg:width="0.459cm" svg:height="0.461cm" svg:x="14.087cm" svg:y="11.774cm" svg:viewBox="0 0 460 462" draw:points="230,462 0,462 0,0 460,0 460,462 230,462">
          <text:p/>
        </draw:polyline>
        <draw:polygon draw:style-name="gr10" draw:text-style-name="P10" draw:layer="layout" svg:width="0.462cm" svg:height="0.461cm" svg:x="13.624cm" svg:y="11.774cm" svg:viewBox="0 0 463 462" draw:points="0,0 463,0 463,462 0,462">
          <text:p/>
        </draw:polygon>
        <draw:polyline draw:style-name="gr44" draw:text-style-name="P10" draw:layer="layout" svg:width="0.462cm" svg:height="0.461cm" svg:x="13.624cm" svg:y="11.774cm" svg:viewBox="0 0 463 462" draw:points="231,462 0,462 0,0 463,0 463,462 231,462">
          <text:p/>
        </draw:polyline>
        <draw:polygon draw:style-name="gr10" draw:text-style-name="P10" draw:layer="layout" svg:width="0.459cm" svg:height="0.461cm" svg:x="15.01cm" svg:y="11.774cm" svg:viewBox="0 0 460 462" draw:points="0,0 460,0 460,462 0,462">
          <text:p/>
        </draw:polygon>
        <draw:polyline draw:style-name="gr6" draw:text-style-name="P10" draw:layer="layout" svg:width="0.459cm" svg:height="0.461cm" svg:x="15.01cm" svg:y="11.774cm" svg:viewBox="0 0 460 462" draw:points="230,462 0,462 0,0 460,0 460,462 230,462">
          <text:p/>
        </draw:polyline>
        <draw:polygon draw:style-name="gr10" draw:text-style-name="P10" draw:layer="layout" svg:width="0.462cm" svg:height="0.461cm" svg:x="14.547cm" svg:y="11.774cm" svg:viewBox="0 0 463 462" draw:points="0,0 463,0 463,462 0,462">
          <text:p/>
        </draw:polygon>
        <draw:polyline draw:style-name="gr6" draw:text-style-name="P10" draw:layer="layout" svg:width="0.462cm" svg:height="0.461cm" svg:x="14.547cm" svg:y="11.774cm" svg:viewBox="0 0 463 462" draw:points="231,462 0,462 0,0 463,0 463,462 231,462">
          <text:p/>
        </draw:polyline>
        <draw:polygon draw:style-name="gr10" draw:text-style-name="P10" draw:layer="layout" svg:width="0.462cm" svg:height="0.461cm" svg:x="15.47cm" svg:y="11.774cm" svg:viewBox="0 0 463 462" draw:points="0,0 463,0 463,462 0,462">
          <text:p/>
        </draw:polygon>
        <draw:polyline draw:style-name="gr6" draw:text-style-name="P10" draw:layer="layout" svg:width="0.462cm" svg:height="0.461cm" svg:x="15.47cm" svg:y="11.774cm" svg:viewBox="0 0 463 462" draw:points="231,462 0,462 0,0 463,0 463,462 231,462">
          <text:p/>
        </draw:polyline>
        <draw:polygon draw:style-name="gr10" draw:text-style-name="P10" draw:layer="layout" svg:width="0.459cm" svg:height="0.461cm" svg:x="16.396cm" svg:y="11.774cm" svg:viewBox="0 0 460 462" draw:points="0,0 460,0 460,462 0,462">
          <text:p/>
        </draw:polygon>
        <draw:polyline draw:style-name="gr6" draw:text-style-name="P10" draw:layer="layout" svg:width="0.459cm" svg:height="0.461cm" svg:x="16.396cm" svg:y="11.774cm" svg:viewBox="0 0 460 462" draw:points="230,462 0,462 0,0 460,0 460,462 230,462">
          <text:p/>
        </draw:polyline>
        <draw:polygon draw:style-name="gr10" draw:text-style-name="P10" draw:layer="layout" svg:width="0.462cm" svg:height="0.461cm" svg:x="15.933cm" svg:y="11.774cm" svg:viewBox="0 0 463 462" draw:points="0,0 463,0 463,462 0,462">
          <text:p/>
        </draw:polygon>
        <draw:polyline draw:style-name="gr6" draw:text-style-name="P10" draw:layer="layout" svg:width="0.462cm" svg:height="0.461cm" svg:x="15.933cm" svg:y="11.774cm" svg:viewBox="0 0 463 462" draw:points="231,462 0,462 0,0 463,0 463,462 231,462">
          <text:p/>
        </draw:polyline>
        <draw:polygon draw:style-name="gr10" draw:text-style-name="P10" draw:layer="layout" svg:width="0.459cm" svg:height="0.461cm" svg:x="17.319cm" svg:y="11.774cm" svg:viewBox="0 0 460 462" draw:points="0,0 460,0 460,462 0,462">
          <text:p/>
        </draw:polygon>
        <draw:polyline draw:style-name="gr6" draw:text-style-name="P10" draw:layer="layout" svg:width="0.459cm" svg:height="0.461cm" svg:x="17.319cm" svg:y="11.774cm" svg:viewBox="0 0 460 462" draw:points="230,462 0,462 0,0 460,0 460,462 230,462">
          <text:p/>
        </draw:polyline>
        <draw:polygon draw:style-name="gr10" draw:text-style-name="P10" draw:layer="layout" svg:width="0.462cm" svg:height="0.461cm" svg:x="16.856cm" svg:y="11.774cm" svg:viewBox="0 0 463 462" draw:points="0,0 463,0 463,462 0,462">
          <text:p/>
        </draw:polygon>
        <draw:polyline draw:style-name="gr6" draw:text-style-name="P10" draw:layer="layout" svg:width="0.462cm" svg:height="0.461cm" svg:x="16.856cm" svg:y="11.774cm" svg:viewBox="0 0 463 462" draw:points="231,462 0,462 0,0 463,0 463,462 231,462">
          <text:p/>
        </draw:polyline>
        <draw:polygon draw:style-name="gr10" draw:text-style-name="P10" draw:layer="layout" svg:width="0.459cm" svg:height="0.461cm" svg:x="18.242cm" svg:y="11.774cm" svg:viewBox="0 0 460 462" draw:points="0,0 460,0 460,462 0,462">
          <text:p/>
        </draw:polygon>
        <draw:polyline draw:style-name="gr6" draw:text-style-name="P10" draw:layer="layout" svg:width="0.459cm" svg:height="0.461cm" svg:x="18.242cm" svg:y="11.774cm" svg:viewBox="0 0 460 462" draw:points="230,462 0,462 0,0 460,0 460,462 230,462">
          <text:p/>
        </draw:polyline>
        <draw:polygon draw:style-name="gr10" draw:text-style-name="P10" draw:layer="layout" svg:width="0.462cm" svg:height="0.461cm" svg:x="17.779cm" svg:y="11.774cm" svg:viewBox="0 0 463 462" draw:points="0,0 463,0 463,462 0,462">
          <text:p/>
        </draw:polygon>
        <draw:polyline draw:style-name="gr6" draw:text-style-name="P10" draw:layer="layout" svg:width="0.462cm" svg:height="0.461cm" svg:x="17.779cm" svg:y="11.774cm" svg:viewBox="0 0 463 462" draw:points="231,462 0,462 0,0 463,0 463,462 231,462">
          <text:p/>
        </draw:polyline>
        <draw:polygon draw:style-name="gr10" draw:text-style-name="P10" draw:layer="layout" svg:width="0.462cm" svg:height="0.461cm" svg:x="18.702cm" svg:y="11.774cm" svg:viewBox="0 0 463 462" draw:points="0,0 463,0 463,462 0,462">
          <text:p/>
        </draw:polygon>
        <draw:polyline draw:style-name="gr6" draw:text-style-name="P10" draw:layer="layout" svg:width="0.462cm" svg:height="0.461cm" svg:x="18.702cm" svg:y="11.774cm" svg:viewBox="0 0 463 462" draw:points="231,462 0,462 0,0 463,0 463,462 231,462">
          <text:p/>
        </draw:polyline>
        <draw:polygon draw:style-name="gr8" draw:text-style-name="P10" draw:layer="layout" svg:width="0.459cm" svg:height="0.461cm" svg:x="19.137cm" svg:y="11.774cm" svg:viewBox="0 0 460 462" draw:points="0,0 460,0 460,462 0,462">
          <text:p/>
        </draw:polygon>
        <draw:polyline draw:style-name="gr6" draw:text-style-name="P10" draw:layer="layout" svg:width="0.459cm" svg:height="0.461cm" svg:x="19.137cm" svg:y="11.774cm" svg:viewBox="0 0 460 462" draw:points="230,462 0,462 0,0 460,0 460,462 230,462">
          <text:p/>
        </draw:polyline>
        <draw:polygon draw:style-name="gr8" draw:text-style-name="P10" draw:layer="layout" svg:width="0.462cm" svg:height="0.461cm" svg:x="19.597cm" svg:y="11.774cm" svg:viewBox="0 0 463 462" draw:points="0,0 463,0 463,462 0,462">
          <text:p/>
        </draw:polygon>
        <draw:polyline draw:style-name="gr6" draw:text-style-name="P10" draw:layer="layout" svg:width="0.462cm" svg:height="0.461cm" svg:x="19.597cm" svg:y="11.774cm" svg:viewBox="0 0 463 462" draw:points="231,462 0,462 0,0 463,0 463,462 231,462">
          <text:p/>
        </draw:polyline>
        <draw:polygon draw:style-name="gr41" draw:text-style-name="P10" draw:layer="layout" svg:width="0.459cm" svg:height="0.461cm" svg:x="13.164cm" svg:y="11.312cm" svg:viewBox="0 0 460 462" draw:points="0,0 460,0 460,462 0,462">
          <text:p text:style-name="P2"><text:span text:style-name="T8">T</text:span></text:p>
        </draw:polygon>
        <draw:polyline draw:style-name="gr6" draw:text-style-name="P10" draw:layer="layout" svg:width="0.459cm" svg:height="0.461cm" svg:x="13.164cm" svg:y="11.312cm" svg:viewBox="0 0 460 462" draw:points="230,462 0,462 0,0 460,0 460,462 230,462">
          <text:p/>
        </draw:polyline>
        <draw:polygon draw:style-name="gr41" draw:text-style-name="P10" draw:layer="layout" svg:width="0.462cm" svg:height="0.461cm" svg:x="12.701cm" svg:y="11.312cm" svg:viewBox="0 0 463 462" draw:points="0,0 463,0 463,462 0,462">
          <text:p text:style-name="P2"><text:span text:style-name="T8">T</text:span></text:p>
        </draw:polygon>
        <draw:polyline draw:style-name="gr6" draw:text-style-name="P10" draw:layer="layout" svg:width="0.462cm" svg:height="0.461cm" svg:x="12.701cm" svg:y="11.312cm" svg:viewBox="0 0 463 462" draw:points="231,462 0,462 0,0 463,0 463,462 231,462">
          <text:p/>
        </draw:polyline>
        <draw:polygon draw:style-name="gr41" draw:text-style-name="P10" draw:layer="layout" svg:width="0.459cm" svg:height="0.461cm" svg:x="14.087cm" svg:y="11.312cm" svg:viewBox="0 0 460 462" draw:points="0,0 460,0 460,462 0,462">
          <text:p text:style-name="P2"><text:span text:style-name="T8">T</text:span></text:p>
        </draw:polygon>
        <draw:polyline draw:style-name="gr6" draw:text-style-name="P10" draw:layer="layout" svg:width="0.459cm" svg:height="0.461cm" svg:x="14.087cm" svg:y="11.312cm" svg:viewBox="0 0 460 462" draw:points="230,462 0,462 0,0 460,0 460,462 230,462">
          <text:p/>
        </draw:polyline>
        <draw:polygon draw:style-name="gr41" draw:text-style-name="P10" draw:layer="layout" svg:width="0.462cm" svg:height="0.461cm" svg:x="13.624cm" svg:y="11.312cm" svg:viewBox="0 0 463 462" draw:points="0,0 463,0 463,462 0,462">
          <text:p text:style-name="P2"><text:span text:style-name="T8">T</text:span></text:p>
        </draw:polygon>
        <draw:polyline draw:style-name="gr6" draw:text-style-name="P10" draw:layer="layout" svg:width="0.462cm" svg:height="0.461cm" svg:x="13.624cm" svg:y="11.312cm" svg:viewBox="0 0 463 462" draw:points="231,462 0,462 0,0 463,0 463,462 231,462">
          <text:p/>
        </draw:polyline>
        <draw:polygon draw:style-name="gr41" draw:text-style-name="P10" draw:layer="layout" svg:width="0.459cm" svg:height="0.461cm" svg:x="15.01cm" svg:y="11.312cm" svg:viewBox="0 0 460 462" draw:points="0,0 460,0 460,462 0,462">
          <text:p text:style-name="P2"><text:span text:style-name="T8">T</text:span></text:p>
        </draw:polygon>
        <draw:polyline draw:style-name="gr6" draw:text-style-name="P10" draw:layer="layout" svg:width="0.459cm" svg:height="0.461cm" svg:x="15.01cm" svg:y="11.312cm" svg:viewBox="0 0 460 462" draw:points="230,462 0,462 0,0 460,0 460,462 230,462">
          <text:p/>
        </draw:polyline>
        <draw:polygon draw:style-name="gr41" draw:text-style-name="P10" draw:layer="layout" svg:width="0.462cm" svg:height="0.461cm" svg:x="14.547cm" svg:y="11.312cm" svg:viewBox="0 0 463 462" draw:points="0,0 463,0 463,462 0,462">
          <text:p text:style-name="P2"><text:span text:style-name="T8">T</text:span></text:p>
        </draw:polygon>
        <draw:polyline draw:style-name="gr6" draw:text-style-name="P10" draw:layer="layout" svg:width="0.462cm" svg:height="0.461cm" svg:x="14.547cm" svg:y="11.312cm" svg:viewBox="0 0 463 462" draw:points="231,462 0,462 0,0 463,0 463,462 231,462">
          <text:p/>
        </draw:polyline>
        <draw:polygon draw:style-name="gr41" draw:text-style-name="P10" draw:layer="layout" svg:width="0.462cm" svg:height="0.461cm" svg:x="15.47cm" svg:y="11.312cm" svg:viewBox="0 0 463 462" draw:points="0,0 463,0 463,462 0,462">
          <text:p text:style-name="P2"><text:span text:style-name="T8">T</text:span></text:p>
        </draw:polygon>
        <draw:polyline draw:style-name="gr6" draw:text-style-name="P10" draw:layer="layout" svg:width="0.462cm" svg:height="0.461cm" svg:x="15.47cm" svg:y="11.312cm" svg:viewBox="0 0 463 462" draw:points="231,462 0,462 0,0 463,0 463,462 231,462">
          <text:p/>
        </draw:polyline>
        <draw:polygon draw:style-name="gr41" draw:text-style-name="P10" draw:layer="layout" svg:width="0.459cm" svg:height="0.461cm" svg:x="16.396cm" svg:y="11.312cm" svg:viewBox="0 0 460 462" draw:points="0,0 460,0 460,462 0,462">
          <text:p text:style-name="P2"><text:span text:style-name="T8">T</text:span></text:p>
        </draw:polygon>
        <draw:polyline draw:style-name="gr6" draw:text-style-name="P10" draw:layer="layout" svg:width="0.459cm" svg:height="0.461cm" svg:x="16.396cm" svg:y="11.312cm" svg:viewBox="0 0 460 462" draw:points="230,462 0,462 0,0 460,0 460,462 230,462">
          <text:p/>
        </draw:polyline>
        <draw:polygon draw:style-name="gr41" draw:text-style-name="P10" draw:layer="layout" svg:width="0.462cm" svg:height="0.461cm" svg:x="15.933cm" svg:y="11.312cm" svg:viewBox="0 0 463 462" draw:points="0,0 463,0 463,462 0,462">
          <text:p text:style-name="P2"><text:span text:style-name="T8">T</text:span></text:p>
        </draw:polygon>
        <draw:polyline draw:style-name="gr6" draw:text-style-name="P10" draw:layer="layout" svg:width="0.462cm" svg:height="0.461cm" svg:x="15.933cm" svg:y="11.312cm" svg:viewBox="0 0 463 462" draw:points="231,462 0,462 0,0 463,0 463,462 231,462">
          <text:p/>
        </draw:polyline>
        <draw:polygon draw:style-name="gr41" draw:text-style-name="P10" draw:layer="layout" svg:width="0.459cm" svg:height="0.461cm" svg:x="17.319cm" svg:y="11.312cm" svg:viewBox="0 0 460 462" draw:points="0,0 460,0 460,462 0,462">
          <text:p text:style-name="P2"><text:span text:style-name="T8">T</text:span></text:p>
        </draw:polygon>
        <draw:polyline draw:style-name="gr6" draw:text-style-name="P10" draw:layer="layout" svg:width="0.459cm" svg:height="0.461cm" svg:x="17.319cm" svg:y="11.312cm" svg:viewBox="0 0 460 462" draw:points="230,462 0,462 0,0 460,0 460,462 230,462">
          <text:p/>
        </draw:polyline>
        <draw:polygon draw:style-name="gr41" draw:text-style-name="P10" draw:layer="layout" svg:width="0.462cm" svg:height="0.461cm" svg:x="16.856cm" svg:y="11.312cm" svg:viewBox="0 0 463 462" draw:points="0,0 463,0 463,462 0,462">
          <text:p text:style-name="P2"><text:span text:style-name="T8">T</text:span></text:p>
        </draw:polygon>
        <draw:polyline draw:style-name="gr6" draw:text-style-name="P10" draw:layer="layout" svg:width="0.462cm" svg:height="0.461cm" svg:x="16.856cm" svg:y="11.312cm" svg:viewBox="0 0 463 462" draw:points="231,462 0,462 0,0 463,0 463,462 231,462">
          <text:p/>
        </draw:polyline>
        <draw:polygon draw:style-name="gr41" draw:text-style-name="P10" draw:layer="layout" svg:width="0.459cm" svg:height="0.461cm" svg:x="18.242cm" svg:y="11.312cm" svg:viewBox="0 0 460 462" draw:points="0,0 460,0 460,462 0,462">
          <text:p text:style-name="P2"><text:span text:style-name="T8">T</text:span></text:p>
        </draw:polygon>
        <draw:polyline draw:style-name="gr6" draw:text-style-name="P10" draw:layer="layout" svg:width="0.459cm" svg:height="0.461cm" svg:x="18.242cm" svg:y="11.312cm" svg:viewBox="0 0 460 462" draw:points="230,462 0,462 0,0 460,0 460,462 230,462">
          <text:p/>
        </draw:polyline>
        <draw:polygon draw:style-name="gr41" draw:text-style-name="P10" draw:layer="layout" svg:width="0.462cm" svg:height="0.461cm" svg:x="17.779cm" svg:y="11.312cm" svg:viewBox="0 0 463 462" draw:points="0,0 463,0 463,462 0,462">
          <text:p text:style-name="P2"><text:span text:style-name="T8">T</text:span></text:p>
        </draw:polygon>
        <draw:polyline draw:style-name="gr6" draw:text-style-name="P10" draw:layer="layout" svg:width="0.462cm" svg:height="0.461cm" svg:x="17.779cm" svg:y="11.312cm" svg:viewBox="0 0 463 462" draw:points="231,462 0,462 0,0 463,0 463,462 231,462">
          <text:p/>
        </draw:polyline>
        <draw:polygon draw:style-name="gr41" draw:text-style-name="P10" draw:layer="layout" svg:width="0.462cm" svg:height="0.461cm" svg:x="18.702cm" svg:y="11.312cm" svg:viewBox="0 0 463 462" draw:points="0,0 463,0 463,462 0,462">
          <text:p text:style-name="P2"><text:span text:style-name="T8">T</text:span></text:p>
        </draw:polygon>
        <draw:polyline draw:style-name="gr6" draw:text-style-name="P10" draw:layer="layout" svg:width="0.462cm" svg:height="0.461cm" svg:x="18.702cm" svg:y="11.312cm" svg:viewBox="0 0 463 462" draw:points="231,462 0,462 0,0 463,0 463,462 231,462">
          <text:p/>
        </draw:polyline>
        <draw:polygon draw:style-name="gr41" draw:text-style-name="P10" draw:layer="layout" svg:width="0.459cm" svg:height="0.461cm" svg:x="19.137cm" svg:y="11.312cm" svg:viewBox="0 0 460 462" draw:points="0,0 460,0 460,462 0,462">
          <text:p text:style-name="P2"><text:span text:style-name="T8">T</text:span></text:p>
        </draw:polygon>
        <draw:polyline draw:style-name="gr6" draw:text-style-name="P10" draw:layer="layout" svg:width="0.459cm" svg:height="0.461cm" svg:x="19.137cm" svg:y="11.312cm" svg:viewBox="0 0 460 462" draw:points="230,462 0,462 0,0 460,0 460,462 230,462">
          <text:p/>
        </draw:polyline>
        <draw:polygon draw:style-name="gr41" draw:text-style-name="P10" draw:layer="layout" svg:width="0.462cm" svg:height="0.461cm" svg:x="19.597cm" svg:y="11.312cm" svg:viewBox="0 0 463 462" draw:points="0,0 463,0 463,462 0,462">
          <text:p text:style-name="P2"><text:span text:style-name="T8">T</text:span></text:p>
        </draw:polygon>
        <draw:polyline draw:style-name="gr6" draw:text-style-name="P10" draw:layer="layout" svg:width="0.462cm" svg:height="0.461cm" svg:x="19.597cm" svg:y="11.312cm" svg:viewBox="0 0 463 462" draw:points="231,462 0,462 0,0 463,0 463,462 231,462">
          <text:p/>
        </draw:polyline>
        <draw:polygon draw:style-name="gr8" draw:text-style-name="P10" draw:layer="layout" svg:width="0.459cm" svg:height="0.461cm" svg:x="13.164cm" svg:y="11.312cm" svg:viewBox="0 0 460 462" draw:points="0,0 460,0 460,462 0,462">
          <text:p/>
        </draw:polygon>
        <draw:polyline draw:style-name="gr6" draw:text-style-name="P10" draw:layer="layout" svg:width="0.459cm" svg:height="0.461cm" svg:x="13.164cm" svg:y="11.312cm" svg:viewBox="0 0 460 462" draw:points="230,462 0,462 0,0 460,0 460,462 230,462">
          <text:p/>
        </draw:polyline>
        <draw:polygon draw:style-name="gr8" draw:text-style-name="P10" draw:layer="layout" svg:width="0.462cm" svg:height="0.461cm" svg:x="12.701cm" svg:y="11.312cm" svg:viewBox="0 0 463 462" draw:points="0,0 463,0 463,462 0,462">
          <text:p/>
        </draw:polygon>
        <draw:polyline draw:style-name="gr6" draw:text-style-name="P10" draw:layer="layout" svg:width="0.462cm" svg:height="0.461cm" svg:x="12.701cm" svg:y="11.312cm" svg:viewBox="0 0 463 462" draw:points="231,462 0,462 0,0 463,0 463,462 231,462">
          <text:p/>
        </draw:polyline>
        <draw:polygon draw:style-name="gr10" draw:text-style-name="P10" draw:layer="layout" svg:width="0.459cm" svg:height="0.461cm" svg:x="14.087cm" svg:y="11.312cm" svg:viewBox="0 0 460 462" draw:points="0,0 460,0 460,462 0,462">
          <text:p/>
        </draw:polygon>
        <draw:polyline draw:style-name="gr6" draw:text-style-name="P10" draw:layer="layout" svg:width="0.459cm" svg:height="0.461cm" svg:x="14.087cm" svg:y="11.312cm" svg:viewBox="0 0 460 462" draw:points="230,462 0,462 0,0 460,0 460,462 230,462">
          <text:p/>
        </draw:polyline>
        <draw:polygon draw:style-name="gr8" draw:text-style-name="P10" draw:layer="layout" svg:width="0.462cm" svg:height="0.461cm" svg:x="13.624cm" svg:y="11.312cm" svg:viewBox="0 0 463 462" draw:points="0,0 463,0 463,462 0,462">
          <text:p/>
        </draw:polygon>
        <draw:polyline draw:style-name="gr6" draw:text-style-name="P10" draw:layer="layout" svg:width="0.462cm" svg:height="0.461cm" svg:x="13.624cm" svg:y="11.312cm" svg:viewBox="0 0 463 462" draw:points="231,462 0,462 0,0 463,0 463,462 231,462">
          <text:p/>
        </draw:polyline>
        <draw:polygon draw:style-name="gr10" draw:text-style-name="P10" draw:layer="layout" svg:width="0.459cm" svg:height="0.461cm" svg:x="15.01cm" svg:y="11.312cm" svg:viewBox="0 0 460 462" draw:points="0,0 460,0 460,462 0,462">
          <text:p/>
        </draw:polygon>
        <draw:polyline draw:style-name="gr6" draw:text-style-name="P10" draw:layer="layout" svg:width="0.459cm" svg:height="0.461cm" svg:x="15.01cm" svg:y="11.312cm" svg:viewBox="0 0 460 462" draw:points="230,462 0,462 0,0 460,0 460,462 230,462">
          <text:p/>
        </draw:polyline>
        <draw:polygon draw:style-name="gr10" draw:text-style-name="P10" draw:layer="layout" svg:width="0.462cm" svg:height="0.461cm" svg:x="14.547cm" svg:y="11.312cm" svg:viewBox="0 0 463 462" draw:points="0,0 463,0 463,462 0,462">
          <text:p/>
        </draw:polygon>
        <draw:polyline draw:style-name="gr6" draw:text-style-name="P10" draw:layer="layout" svg:width="0.462cm" svg:height="0.461cm" svg:x="14.547cm" svg:y="11.312cm" svg:viewBox="0 0 463 462" draw:points="231,462 0,462 0,0 463,0 463,462 231,462">
          <text:p/>
        </draw:polyline>
        <draw:polygon draw:style-name="gr10" draw:text-style-name="P10" draw:layer="layout" svg:width="0.462cm" svg:height="0.461cm" svg:x="15.47cm" svg:y="11.312cm" svg:viewBox="0 0 463 462" draw:points="0,0 463,0 463,462 0,462">
          <text:p/>
        </draw:polygon>
        <draw:polyline draw:style-name="gr6" draw:text-style-name="P10" draw:layer="layout" svg:width="0.462cm" svg:height="0.461cm" svg:x="15.47cm" svg:y="11.312cm" svg:viewBox="0 0 463 462" draw:points="231,462 0,462 0,0 463,0 463,462 231,462">
          <text:p/>
        </draw:polyline>
        <draw:polygon draw:style-name="gr10" draw:text-style-name="P10" draw:layer="layout" svg:width="0.459cm" svg:height="0.461cm" svg:x="16.396cm" svg:y="11.312cm" svg:viewBox="0 0 460 462" draw:points="0,0 460,0 460,462 0,462">
          <text:p/>
        </draw:polygon>
        <draw:polyline draw:style-name="gr6" draw:text-style-name="P10" draw:layer="layout" svg:width="0.459cm" svg:height="0.461cm" svg:x="16.396cm" svg:y="11.312cm" svg:viewBox="0 0 460 462" draw:points="230,462 0,462 0,0 460,0 460,462 230,462">
          <text:p/>
        </draw:polyline>
        <draw:polygon draw:style-name="gr10" draw:text-style-name="P10" draw:layer="layout" svg:width="0.462cm" svg:height="0.461cm" svg:x="15.933cm" svg:y="11.312cm" svg:viewBox="0 0 463 462" draw:points="0,0 463,0 463,462 0,462">
          <text:p/>
        </draw:polygon>
        <draw:polyline draw:style-name="gr6" draw:text-style-name="P10" draw:layer="layout" svg:width="0.462cm" svg:height="0.461cm" svg:x="15.933cm" svg:y="11.312cm" svg:viewBox="0 0 463 462" draw:points="231,462 0,462 0,0 463,0 463,462 231,462">
          <text:p/>
        </draw:polyline>
        <draw:polygon draw:style-name="gr10" draw:text-style-name="P10" draw:layer="layout" svg:width="0.459cm" svg:height="0.461cm" svg:x="17.319cm" svg:y="11.312cm" svg:viewBox="0 0 460 462" draw:points="0,0 460,0 460,462 0,462">
          <text:p/>
        </draw:polygon>
        <draw:polyline draw:style-name="gr44" draw:text-style-name="P10" draw:layer="layout" svg:width="0.459cm" svg:height="0.461cm" svg:x="17.319cm" svg:y="11.312cm" svg:viewBox="0 0 460 462" draw:points="230,462 0,462 0,0 460,0 460,462 230,462">
          <text:p/>
        </draw:polyline>
        <draw:polygon draw:style-name="gr10" draw:text-style-name="P10" draw:layer="layout" svg:width="0.462cm" svg:height="0.461cm" svg:x="16.856cm" svg:y="11.312cm" svg:viewBox="0 0 463 462" draw:points="0,0 463,0 463,462 0,462">
          <text:p/>
        </draw:polygon>
        <draw:polyline draw:style-name="gr6" draw:text-style-name="P10" draw:layer="layout" svg:width="0.462cm" svg:height="0.461cm" svg:x="16.856cm" svg:y="11.312cm" svg:viewBox="0 0 463 462" draw:points="231,462 0,462 0,0 463,0 463,462 231,462">
          <text:p/>
        </draw:polyline>
        <draw:polygon draw:style-name="gr10" draw:text-style-name="P10" draw:layer="layout" svg:width="0.459cm" svg:height="0.461cm" svg:x="18.242cm" svg:y="11.312cm" svg:viewBox="0 0 460 462" draw:points="0,0 460,0 460,462 0,462">
          <text:p/>
        </draw:polygon>
        <draw:polyline draw:style-name="gr6" draw:text-style-name="P10" draw:layer="layout" svg:width="0.459cm" svg:height="0.461cm" svg:x="18.242cm" svg:y="11.312cm" svg:viewBox="0 0 460 462" draw:points="230,462 0,462 0,0 460,0 460,462 230,462">
          <text:p/>
        </draw:polyline>
        <draw:polygon draw:style-name="gr10" draw:text-style-name="P10" draw:layer="layout" svg:width="0.462cm" svg:height="0.461cm" svg:x="17.779cm" svg:y="11.312cm" svg:viewBox="0 0 463 462" draw:points="0,0 463,0 463,462 0,462">
          <text:p/>
        </draw:polygon>
        <draw:polyline draw:style-name="gr6" draw:text-style-name="P10" draw:layer="layout" svg:width="0.462cm" svg:height="0.461cm" svg:x="17.779cm" svg:y="11.312cm" svg:viewBox="0 0 463 462" draw:points="231,462 0,462 0,0 463,0 463,462 231,462">
          <text:p/>
        </draw:polyline>
        <draw:polygon draw:style-name="gr8" draw:text-style-name="P10" draw:layer="layout" svg:width="0.462cm" svg:height="0.461cm" svg:x="18.702cm" svg:y="11.312cm" svg:viewBox="0 0 463 462" draw:points="0,0 463,0 463,462 0,462">
          <text:p/>
        </draw:polygon>
        <draw:polyline draw:style-name="gr6" draw:text-style-name="P10" draw:layer="layout" svg:width="0.462cm" svg:height="0.461cm" svg:x="18.702cm" svg:y="11.312cm" svg:viewBox="0 0 463 462" draw:points="231,462 0,462 0,0 463,0 463,462 231,462">
          <text:p/>
        </draw:polyline>
        <draw:polygon draw:style-name="gr8" draw:text-style-name="P10" draw:layer="layout" svg:width="0.459cm" svg:height="0.461cm" svg:x="19.137cm" svg:y="11.312cm" svg:viewBox="0 0 460 462" draw:points="0,0 460,0 460,462 0,462">
          <text:p/>
        </draw:polygon>
        <draw:polyline draw:style-name="gr6" draw:text-style-name="P10" draw:layer="layout" svg:width="0.459cm" svg:height="0.461cm" svg:x="19.137cm" svg:y="11.312cm" svg:viewBox="0 0 460 462" draw:points="230,462 0,462 0,0 460,0 460,462 230,462">
          <text:p/>
        </draw:polyline>
        <draw:polygon draw:style-name="gr9" draw:text-style-name="P10" draw:layer="layout" svg:width="0.462cm" svg:height="0.461cm" svg:x="19.597cm" svg:y="11.312cm" svg:viewBox="0 0 463 462" draw:points="0,0 463,0 463,462 0,462">
          <text:p/>
        </draw:polygon>
        <draw:polyline draw:style-name="gr43" draw:text-style-name="P10" draw:layer="layout" svg:width="0.462cm" svg:height="0.461cm" svg:x="19.597cm" svg:y="11.312cm" svg:viewBox="0 0 463 462" draw:points="231,462 0,462 0,0 463,0 463,462 231,462">
          <text:p text:style-name="P2"><text:span text:style-name="T8">A</text:span></text:p>
        </draw:polyline>
        <draw:polygon draw:style-name="gr41" draw:text-style-name="P10" draw:layer="layout" svg:width="0.459cm" svg:height="0.461cm" svg:x="13.164cm" svg:y="10.85cm" svg:viewBox="0 0 460 462" draw:points="0,0 460,0 460,462 0,462">
          <text:p text:style-name="P2"><text:span text:style-name="T8">T</text:span></text:p>
        </draw:polygon>
        <draw:polyline draw:style-name="gr6" draw:text-style-name="P10" draw:layer="layout" svg:width="0.459cm" svg:height="0.461cm" svg:x="13.164cm" svg:y="10.85cm" svg:viewBox="0 0 460 462" draw:points="230,462 0,462 0,0 460,0 460,462 230,462">
          <text:p/>
        </draw:polyline>
        <draw:polygon draw:style-name="gr41" draw:text-style-name="P10" draw:layer="layout" svg:width="0.462cm" svg:height="0.461cm" svg:x="12.701cm" svg:y="10.85cm" svg:viewBox="0 0 463 462" draw:points="0,0 463,0 463,462 0,462">
          <text:p text:style-name="P2"><text:span text:style-name="T8">T</text:span></text:p>
        </draw:polygon>
        <draw:polyline draw:style-name="gr6" draw:text-style-name="P10" draw:layer="layout" svg:width="0.462cm" svg:height="0.461cm" svg:x="12.701cm" svg:y="10.85cm" svg:viewBox="0 0 463 462" draw:points="231,462 0,462 0,0 463,0 463,462 231,462">
          <text:p/>
        </draw:polyline>
        <draw:polygon draw:style-name="gr41" draw:text-style-name="P10" draw:layer="layout" svg:width="0.459cm" svg:height="0.461cm" svg:x="14.087cm" svg:y="10.85cm" svg:viewBox="0 0 460 462" draw:points="0,0 460,0 460,462 0,462">
          <text:p text:style-name="P2"><text:span text:style-name="T8">T</text:span></text:p>
        </draw:polygon>
        <draw:polyline draw:style-name="gr6" draw:text-style-name="P10" draw:layer="layout" svg:width="0.459cm" svg:height="0.461cm" svg:x="14.087cm" svg:y="10.85cm" svg:viewBox="0 0 460 462" draw:points="230,462 0,462 0,0 460,0 460,462 230,462">
          <text:p/>
        </draw:polyline>
        <draw:polygon draw:style-name="gr41" draw:text-style-name="P10" draw:layer="layout" svg:width="0.462cm" svg:height="0.461cm" svg:x="13.624cm" svg:y="10.85cm" svg:viewBox="0 0 463 462" draw:points="0,0 463,0 463,462 0,462">
          <text:p text:style-name="P2"><text:span text:style-name="T8">T</text:span></text:p>
        </draw:polygon>
        <draw:polyline draw:style-name="gr6" draw:text-style-name="P10" draw:layer="layout" svg:width="0.462cm" svg:height="0.461cm" svg:x="13.624cm" svg:y="10.85cm" svg:viewBox="0 0 463 462" draw:points="231,462 0,462 0,0 463,0 463,462 231,462">
          <text:p/>
        </draw:polyline>
        <draw:polygon draw:style-name="gr41" draw:text-style-name="P10" draw:layer="layout" svg:width="0.459cm" svg:height="0.461cm" svg:x="15.01cm" svg:y="10.85cm" svg:viewBox="0 0 460 462" draw:points="0,0 460,0 460,462 0,462">
          <text:p text:style-name="P2"><text:span text:style-name="T8">T</text:span></text:p>
        </draw:polygon>
        <draw:polyline draw:style-name="gr6" draw:text-style-name="P10" draw:layer="layout" svg:width="0.459cm" svg:height="0.461cm" svg:x="15.01cm" svg:y="10.85cm" svg:viewBox="0 0 460 462" draw:points="230,462 0,462 0,0 460,0 460,462 230,462">
          <text:p/>
        </draw:polyline>
        <draw:polygon draw:style-name="gr41" draw:text-style-name="P10" draw:layer="layout" svg:width="0.462cm" svg:height="0.461cm" svg:x="14.547cm" svg:y="10.85cm" svg:viewBox="0 0 463 462" draw:points="0,0 463,0 463,462 0,462">
          <text:p text:style-name="P2"><text:span text:style-name="T8">T</text:span></text:p>
        </draw:polygon>
        <draw:polyline draw:style-name="gr6" draw:text-style-name="P10" draw:layer="layout" svg:width="0.462cm" svg:height="0.461cm" svg:x="14.547cm" svg:y="10.85cm" svg:viewBox="0 0 463 462" draw:points="231,462 0,462 0,0 463,0 463,462 231,462">
          <text:p/>
        </draw:polyline>
        <draw:polygon draw:style-name="gr41" draw:text-style-name="P10" draw:layer="layout" svg:width="0.462cm" svg:height="0.461cm" svg:x="15.47cm" svg:y="10.85cm" svg:viewBox="0 0 463 462" draw:points="0,0 463,0 463,462 0,462">
          <text:p text:style-name="P2"><text:span text:style-name="T8">T</text:span></text:p>
        </draw:polygon>
        <draw:polyline draw:style-name="gr6" draw:text-style-name="P10" draw:layer="layout" svg:width="0.462cm" svg:height="0.461cm" svg:x="15.47cm" svg:y="10.85cm" svg:viewBox="0 0 463 462" draw:points="231,462 0,462 0,0 463,0 463,462 231,462">
          <text:p/>
        </draw:polyline>
        <draw:polygon draw:style-name="gr41" draw:text-style-name="P10" draw:layer="layout" svg:width="0.459cm" svg:height="0.461cm" svg:x="16.396cm" svg:y="10.85cm" svg:viewBox="0 0 460 462" draw:points="0,0 460,0 460,462 0,462">
          <text:p text:style-name="P2"><text:span text:style-name="T8">T</text:span></text:p>
        </draw:polygon>
        <draw:polyline draw:style-name="gr6" draw:text-style-name="P10" draw:layer="layout" svg:width="0.459cm" svg:height="0.461cm" svg:x="16.396cm" svg:y="10.85cm" svg:viewBox="0 0 460 462" draw:points="230,462 0,462 0,0 460,0 460,462 230,462">
          <text:p/>
        </draw:polyline>
        <draw:polygon draw:style-name="gr41" draw:text-style-name="P10" draw:layer="layout" svg:width="0.462cm" svg:height="0.461cm" svg:x="15.933cm" svg:y="10.85cm" svg:viewBox="0 0 463 462" draw:points="0,0 463,0 463,462 0,462">
          <text:p text:style-name="P2"><text:span text:style-name="T8">T</text:span></text:p>
        </draw:polygon>
        <draw:polyline draw:style-name="gr6" draw:text-style-name="P10" draw:layer="layout" svg:width="0.462cm" svg:height="0.461cm" svg:x="15.933cm" svg:y="10.85cm" svg:viewBox="0 0 463 462" draw:points="231,462 0,462 0,0 463,0 463,462 231,462">
          <text:p/>
        </draw:polyline>
        <draw:polygon draw:style-name="gr41" draw:text-style-name="P10" draw:layer="layout" svg:width="0.459cm" svg:height="0.461cm" svg:x="17.319cm" svg:y="10.85cm" svg:viewBox="0 0 460 462" draw:points="0,0 460,0 460,462 0,462">
          <text:p text:style-name="P2"><text:span text:style-name="T8">T</text:span></text:p>
        </draw:polygon>
        <draw:polyline draw:style-name="gr6" draw:text-style-name="P10" draw:layer="layout" svg:width="0.459cm" svg:height="0.461cm" svg:x="17.319cm" svg:y="10.85cm" svg:viewBox="0 0 460 462" draw:points="230,462 0,462 0,0 460,0 460,462 230,462">
          <text:p/>
        </draw:polyline>
        <draw:polygon draw:style-name="gr41" draw:text-style-name="P10" draw:layer="layout" svg:width="0.462cm" svg:height="0.461cm" svg:x="16.856cm" svg:y="10.85cm" svg:viewBox="0 0 463 462" draw:points="0,0 463,0 463,462 0,462">
          <text:p text:style-name="P2"><text:span text:style-name="T8">T</text:span></text:p>
        </draw:polygon>
        <draw:polyline draw:style-name="gr6" draw:text-style-name="P10" draw:layer="layout" svg:width="0.462cm" svg:height="0.461cm" svg:x="16.856cm" svg:y="10.85cm" svg:viewBox="0 0 463 462" draw:points="231,462 0,462 0,0 463,0 463,462 231,462">
          <text:p/>
        </draw:polyline>
        <draw:polygon draw:style-name="gr41" draw:text-style-name="P10" draw:layer="layout" svg:width="0.459cm" svg:height="0.461cm" svg:x="18.242cm" svg:y="10.85cm" svg:viewBox="0 0 460 462" draw:points="0,0 460,0 460,462 0,462">
          <text:p text:style-name="P2"><text:span text:style-name="T8">T</text:span></text:p>
        </draw:polygon>
        <draw:polyline draw:style-name="gr6" draw:text-style-name="P10" draw:layer="layout" svg:width="0.459cm" svg:height="0.461cm" svg:x="18.242cm" svg:y="10.85cm" svg:viewBox="0 0 460 462" draw:points="230,462 0,462 0,0 460,0 460,462 230,462">
          <text:p/>
        </draw:polyline>
        <draw:polygon draw:style-name="gr41" draw:text-style-name="P10" draw:layer="layout" svg:width="0.462cm" svg:height="0.461cm" svg:x="17.779cm" svg:y="10.85cm" svg:viewBox="0 0 463 462" draw:points="0,0 463,0 463,462 0,462">
          <text:p text:style-name="P2"><text:span text:style-name="T8">T</text:span></text:p>
        </draw:polygon>
        <draw:polyline draw:style-name="gr6" draw:text-style-name="P10" draw:layer="layout" svg:width="0.462cm" svg:height="0.461cm" svg:x="17.779cm" svg:y="10.85cm" svg:viewBox="0 0 463 462" draw:points="231,462 0,462 0,0 463,0 463,462 231,462">
          <text:p/>
        </draw:polyline>
        <draw:polygon draw:style-name="gr41" draw:text-style-name="P10" draw:layer="layout" svg:width="0.462cm" svg:height="0.461cm" svg:x="18.702cm" svg:y="10.85cm" svg:viewBox="0 0 463 462" draw:points="0,0 463,0 463,462 0,462">
          <text:p text:style-name="P2"><text:span text:style-name="T8">T</text:span></text:p>
        </draw:polygon>
        <draw:polyline draw:style-name="gr6" draw:text-style-name="P10" draw:layer="layout" svg:width="0.462cm" svg:height="0.461cm" svg:x="18.702cm" svg:y="10.85cm" svg:viewBox="0 0 463 462" draw:points="231,462 0,462 0,0 463,0 463,462 231,462">
          <text:p/>
        </draw:polyline>
        <draw:polygon draw:style-name="gr41" draw:text-style-name="P10" draw:layer="layout" svg:width="0.459cm" svg:height="0.461cm" svg:x="19.137cm" svg:y="10.85cm" svg:viewBox="0 0 460 462" draw:points="0,0 460,0 460,462 0,462">
          <text:p text:style-name="P2"><text:span text:style-name="T8">T</text:span></text:p>
        </draw:polygon>
        <draw:polyline draw:style-name="gr6" draw:text-style-name="P10" draw:layer="layout" svg:width="0.459cm" svg:height="0.461cm" svg:x="19.137cm" svg:y="10.85cm" svg:viewBox="0 0 460 462" draw:points="230,462 0,462 0,0 460,0 460,462 230,462">
          <text:p/>
        </draw:polyline>
        <draw:polygon draw:style-name="gr41" draw:text-style-name="P10" draw:layer="layout" svg:width="0.462cm" svg:height="0.461cm" svg:x="19.597cm" svg:y="10.85cm" svg:viewBox="0 0 463 462" draw:points="0,0 463,0 463,462 0,462">
          <text:p text:style-name="P2"><text:span text:style-name="T8">T</text:span></text:p>
        </draw:polygon>
        <draw:polyline draw:style-name="gr6" draw:text-style-name="P10" draw:layer="layout" svg:width="0.462cm" svg:height="0.461cm" svg:x="19.597cm" svg:y="10.85cm" svg:viewBox="0 0 463 462" draw:points="231,462 0,462 0,0 463,0 463,462 231,462">
          <text:p/>
        </draw:polyline>
        <draw:polygon draw:style-name="gr8" draw:text-style-name="P10" draw:layer="layout" svg:width="0.459cm" svg:height="0.461cm" svg:x="13.164cm" svg:y="10.85cm" svg:viewBox="0 0 460 462" draw:points="0,0 460,0 460,462 0,462">
          <text:p/>
        </draw:polygon>
        <draw:polyline draw:style-name="gr6" draw:text-style-name="P10" draw:layer="layout" svg:width="0.459cm" svg:height="0.461cm" svg:x="13.164cm" svg:y="10.85cm" svg:viewBox="0 0 460 462" draw:points="230,462 0,462 0,0 460,0 460,462 230,462">
          <text:p/>
        </draw:polyline>
        <draw:polygon draw:style-name="gr9" draw:text-style-name="P10" draw:layer="layout" svg:width="0.462cm" svg:height="0.461cm" svg:x="12.701cm" svg:y="10.85cm" svg:viewBox="0 0 463 462" draw:points="0,0 463,0 463,462 0,462">
          <text:p/>
        </draw:polygon>
        <draw:polyline draw:style-name="gr43" draw:text-style-name="P10" draw:layer="layout" svg:width="0.462cm" svg:height="0.461cm" svg:x="12.701cm" svg:y="10.85cm" svg:viewBox="0 0 463 462" draw:points="231,462 0,462 0,0 463,0 463,462 231,462">
          <text:p text:style-name="P2"><text:span text:style-name="T8">A</text:span></text:p>
        </draw:polyline>
        <draw:polygon draw:style-name="gr8" draw:text-style-name="P10" draw:layer="layout" svg:width="0.459cm" svg:height="0.461cm" svg:x="14.087cm" svg:y="10.85cm" svg:viewBox="0 0 460 462" draw:points="0,0 460,0 460,462 0,462">
          <text:p/>
        </draw:polygon>
        <draw:polyline draw:style-name="gr6" draw:text-style-name="P10" draw:layer="layout" svg:width="0.459cm" svg:height="0.461cm" svg:x="14.087cm" svg:y="10.85cm" svg:viewBox="0 0 460 462" draw:points="230,462 0,462 0,0 460,0 460,462 230,462">
          <text:p/>
        </draw:polyline>
        <draw:polygon draw:style-name="gr8" draw:text-style-name="P10" draw:layer="layout" svg:width="0.462cm" svg:height="0.461cm" svg:x="13.624cm" svg:y="10.85cm" svg:viewBox="0 0 463 462" draw:points="0,0 463,0 463,462 0,462">
          <text:p/>
        </draw:polygon>
        <draw:polyline draw:style-name="gr6" draw:text-style-name="P10" draw:layer="layout" svg:width="0.462cm" svg:height="0.461cm" svg:x="13.624cm" svg:y="10.85cm" svg:viewBox="0 0 463 462" draw:points="231,462 0,462 0,0 463,0 463,462 231,462">
          <text:p/>
        </draw:polyline>
        <draw:polygon draw:style-name="gr10" draw:text-style-name="P10" draw:layer="layout" svg:width="0.459cm" svg:height="0.461cm" svg:x="15.01cm" svg:y="10.85cm" svg:viewBox="0 0 460 462" draw:points="0,0 460,0 460,462 0,462">
          <text:p/>
        </draw:polygon>
        <draw:polyline draw:style-name="gr6" draw:text-style-name="P10" draw:layer="layout" svg:width="0.459cm" svg:height="0.461cm" svg:x="15.01cm" svg:y="10.85cm" svg:viewBox="0 0 460 462" draw:points="230,462 0,462 0,0 460,0 460,462 230,462">
          <text:p/>
        </draw:polyline>
        <draw:polygon draw:style-name="gr10" draw:text-style-name="P10" draw:layer="layout" svg:width="0.462cm" svg:height="0.461cm" svg:x="14.547cm" svg:y="10.85cm" svg:viewBox="0 0 463 462" draw:points="0,0 463,0 463,462 0,462">
          <text:p/>
        </draw:polygon>
        <draw:polyline draw:style-name="gr6" draw:text-style-name="P10" draw:layer="layout" svg:width="0.462cm" svg:height="0.461cm" svg:x="14.547cm" svg:y="10.85cm" svg:viewBox="0 0 463 462" draw:points="231,462 0,462 0,0 463,0 463,462 231,462">
          <text:p/>
        </draw:polyline>
        <draw:polygon draw:style-name="gr8" draw:text-style-name="P10" draw:layer="layout" svg:width="0.462cm" svg:height="0.461cm" svg:x="15.47cm" svg:y="10.85cm" svg:viewBox="0 0 463 462" draw:points="0,0 463,0 463,462 0,462">
          <text:p/>
        </draw:polygon>
        <draw:polyline draw:style-name="gr6" draw:text-style-name="P10" draw:layer="layout" svg:width="0.462cm" svg:height="0.461cm" svg:x="15.47cm" svg:y="10.85cm" svg:viewBox="0 0 463 462" draw:points="231,462 0,462 0,0 463,0 463,462 231,462">
          <text:p/>
        </draw:polyline>
        <draw:polygon draw:style-name="gr10" draw:text-style-name="P10" draw:layer="layout" svg:width="0.459cm" svg:height="0.461cm" svg:x="16.396cm" svg:y="10.85cm" svg:viewBox="0 0 460 462" draw:points="0,0 460,0 460,462 0,462">
          <text:p/>
        </draw:polygon>
        <draw:polyline draw:style-name="gr6" draw:text-style-name="P10" draw:layer="layout" svg:width="0.459cm" svg:height="0.461cm" svg:x="16.396cm" svg:y="10.85cm" svg:viewBox="0 0 460 462" draw:points="230,462 0,462 0,0 460,0 460,462 230,462">
          <text:p/>
        </draw:polyline>
        <draw:polygon draw:style-name="gr10" draw:text-style-name="P10" draw:layer="layout" svg:width="0.462cm" svg:height="0.461cm" svg:x="15.933cm" svg:y="10.85cm" svg:viewBox="0 0 463 462" draw:points="0,0 463,0 463,462 0,462">
          <text:p/>
        </draw:polygon>
        <draw:polyline draw:style-name="gr6" draw:text-style-name="P10" draw:layer="layout" svg:width="0.462cm" svg:height="0.461cm" svg:x="15.933cm" svg:y="10.85cm" svg:viewBox="0 0 463 462" draw:points="231,462 0,462 0,0 463,0 463,462 231,462">
          <text:p/>
        </draw:polyline>
        <draw:polygon draw:style-name="gr8" draw:text-style-name="P10" draw:layer="layout" svg:width="0.459cm" svg:height="0.461cm" svg:x="17.319cm" svg:y="10.85cm" svg:viewBox="0 0 460 462" draw:points="0,0 460,0 460,462 0,462">
          <text:p/>
        </draw:polygon>
        <draw:polyline draw:style-name="gr6" draw:text-style-name="P10" draw:layer="layout" svg:width="0.459cm" svg:height="0.461cm" svg:x="17.319cm" svg:y="10.85cm" svg:viewBox="0 0 460 462" draw:points="230,462 0,462 0,0 460,0 460,462 230,462">
          <text:p/>
        </draw:polyline>
        <draw:polygon draw:style-name="gr10" draw:text-style-name="P10" draw:layer="layout" svg:width="0.462cm" svg:height="0.461cm" svg:x="16.856cm" svg:y="10.85cm" svg:viewBox="0 0 463 462" draw:points="0,0 463,0 463,462 0,462">
          <text:p/>
        </draw:polygon>
        <draw:polyline draw:style-name="gr6" draw:text-style-name="P10" draw:layer="layout" svg:width="0.462cm" svg:height="0.461cm" svg:x="16.856cm" svg:y="10.85cm" svg:viewBox="0 0 463 462" draw:points="231,462 0,462 0,0 463,0 463,462 231,462">
          <text:p/>
        </draw:polyline>
        <draw:polygon draw:style-name="gr10" draw:text-style-name="P10" draw:layer="layout" svg:width="0.459cm" svg:height="0.461cm" svg:x="18.242cm" svg:y="10.85cm" svg:viewBox="0 0 460 462" draw:points="0,0 460,0 460,462 0,462">
          <text:p/>
        </draw:polygon>
        <draw:polyline draw:style-name="gr6" draw:text-style-name="P10" draw:layer="layout" svg:width="0.459cm" svg:height="0.461cm" svg:x="18.242cm" svg:y="10.85cm" svg:viewBox="0 0 460 462" draw:points="230,462 0,462 0,0 460,0 460,462 230,462">
          <text:p/>
        </draw:polyline>
        <draw:polygon draw:style-name="gr10" draw:text-style-name="P10" draw:layer="layout" svg:width="0.462cm" svg:height="0.461cm" svg:x="17.779cm" svg:y="10.85cm" svg:viewBox="0 0 463 462" draw:points="0,0 463,0 463,462 0,462">
          <text:p/>
        </draw:polygon>
        <draw:polyline draw:style-name="gr6" draw:text-style-name="P10" draw:layer="layout" svg:width="0.462cm" svg:height="0.461cm" svg:x="17.779cm" svg:y="10.85cm" svg:viewBox="0 0 463 462" draw:points="231,462 0,462 0,0 463,0 463,462 231,462">
          <text:p/>
        </draw:polyline>
        <draw:polygon draw:style-name="gr10" draw:text-style-name="P10" draw:layer="layout" svg:width="0.462cm" svg:height="0.461cm" svg:x="18.702cm" svg:y="10.85cm" svg:viewBox="0 0 463 462" draw:points="0,0 463,0 463,462 0,462">
          <text:p/>
        </draw:polygon>
        <draw:polyline draw:style-name="gr6" draw:text-style-name="P10" draw:layer="layout" svg:width="0.462cm" svg:height="0.461cm" svg:x="18.702cm" svg:y="10.85cm" svg:viewBox="0 0 463 462" draw:points="231,462 0,462 0,0 463,0 463,462 231,462">
          <text:p/>
        </draw:polyline>
        <draw:polygon draw:style-name="gr8" draw:text-style-name="P10" draw:layer="layout" svg:width="0.459cm" svg:height="0.461cm" svg:x="19.137cm" svg:y="10.85cm" svg:viewBox="0 0 460 462" draw:points="0,0 460,0 460,462 0,462">
          <text:p/>
        </draw:polygon>
        <draw:polyline draw:style-name="gr6" draw:text-style-name="P10" draw:layer="layout" svg:width="0.459cm" svg:height="0.461cm" svg:x="19.137cm" svg:y="10.85cm" svg:viewBox="0 0 460 462" draw:points="230,462 0,462 0,0 460,0 460,462 230,462">
          <text:p/>
        </draw:polyline>
        <draw:polygon draw:style-name="gr8" draw:text-style-name="P10" draw:layer="layout" svg:width="0.462cm" svg:height="0.461cm" svg:x="19.597cm" svg:y="10.85cm" svg:viewBox="0 0 463 462" draw:points="0,0 463,0 463,462 0,462">
          <text:p/>
        </draw:polygon>
        <draw:polyline draw:style-name="gr6" draw:text-style-name="P10" draw:layer="layout" svg:width="0.462cm" svg:height="0.461cm" svg:x="19.597cm" svg:y="10.85cm" svg:viewBox="0 0 463 462" draw:points="231,462 0,462 0,0 463,0 463,462 231,462">
          <text:p/>
        </draw:polyline>
        <draw:polygon draw:style-name="gr41" draw:text-style-name="P10" draw:layer="layout" svg:width="0.459cm" svg:height="0.461cm" svg:x="13.164cm" svg:y="10.388cm" svg:viewBox="0 0 460 462" draw:points="0,0 460,0 460,462 0,462">
          <text:p text:style-name="P2"><text:span text:style-name="T8">T</text:span></text:p>
        </draw:polygon>
        <draw:polyline draw:style-name="gr6" draw:text-style-name="P10" draw:layer="layout" svg:width="0.459cm" svg:height="0.461cm" svg:x="13.164cm" svg:y="10.388cm" svg:viewBox="0 0 460 462" draw:points="230,462 0,462 0,0 460,0 460,462 230,462">
          <text:p/>
        </draw:polyline>
        <draw:polygon draw:style-name="gr41" draw:text-style-name="P10" draw:layer="layout" svg:width="0.462cm" svg:height="0.461cm" svg:x="12.701cm" svg:y="10.388cm" svg:viewBox="0 0 463 462" draw:points="0,0 463,0 463,462 0,462">
          <text:p text:style-name="P2"><text:span text:style-name="T8">T</text:span></text:p>
        </draw:polygon>
        <draw:polyline draw:style-name="gr6" draw:text-style-name="P10" draw:layer="layout" svg:width="0.462cm" svg:height="0.461cm" svg:x="12.701cm" svg:y="10.388cm" svg:viewBox="0 0 463 462" draw:points="231,462 0,462 0,0 463,0 463,462 231,462">
          <text:p/>
        </draw:polyline>
        <draw:polygon draw:style-name="gr41" draw:text-style-name="P10" draw:layer="layout" svg:width="0.459cm" svg:height="0.461cm" svg:x="14.087cm" svg:y="10.388cm" svg:viewBox="0 0 460 462" draw:points="0,0 460,0 460,462 0,462">
          <text:p text:style-name="P2"><text:span text:style-name="T8">T</text:span></text:p>
        </draw:polygon>
        <draw:polyline draw:style-name="gr6" draw:text-style-name="P10" draw:layer="layout" svg:width="0.459cm" svg:height="0.461cm" svg:x="14.087cm" svg:y="10.388cm" svg:viewBox="0 0 460 462" draw:points="230,462 0,462 0,0 460,0 460,462 230,462">
          <text:p/>
        </draw:polyline>
        <draw:polygon draw:style-name="gr41" draw:text-style-name="P10" draw:layer="layout" svg:width="0.462cm" svg:height="0.461cm" svg:x="13.624cm" svg:y="10.388cm" svg:viewBox="0 0 463 462" draw:points="0,0 463,0 463,462 0,462">
          <text:p text:style-name="P2"><text:span text:style-name="T8">T</text:span></text:p>
        </draw:polygon>
        <draw:polyline draw:style-name="gr6" draw:text-style-name="P10" draw:layer="layout" svg:width="0.462cm" svg:height="0.461cm" svg:x="13.624cm" svg:y="10.388cm" svg:viewBox="0 0 463 462" draw:points="231,462 0,462 0,0 463,0 463,462 231,462">
          <text:p/>
        </draw:polyline>
        <draw:polygon draw:style-name="gr41" draw:text-style-name="P10" draw:layer="layout" svg:width="0.459cm" svg:height="0.461cm" svg:x="15.01cm" svg:y="10.388cm" svg:viewBox="0 0 460 462" draw:points="0,0 460,0 460,462 0,462">
          <text:p text:style-name="P2"><text:span text:style-name="T8">T</text:span></text:p>
        </draw:polygon>
        <draw:polyline draw:style-name="gr6" draw:text-style-name="P10" draw:layer="layout" svg:width="0.459cm" svg:height="0.461cm" svg:x="15.01cm" svg:y="10.388cm" svg:viewBox="0 0 460 462" draw:points="230,462 0,462 0,0 460,0 460,462 230,462">
          <text:p/>
        </draw:polyline>
        <draw:polygon draw:style-name="gr41" draw:text-style-name="P10" draw:layer="layout" svg:width="0.462cm" svg:height="0.461cm" svg:x="14.547cm" svg:y="10.388cm" svg:viewBox="0 0 463 462" draw:points="0,0 463,0 463,462 0,462">
          <text:p text:style-name="P2"><text:span text:style-name="T8">T</text:span></text:p>
        </draw:polygon>
        <draw:polyline draw:style-name="gr6" draw:text-style-name="P10" draw:layer="layout" svg:width="0.462cm" svg:height="0.461cm" svg:x="14.547cm" svg:y="10.388cm" svg:viewBox="0 0 463 462" draw:points="231,462 0,462 0,0 463,0 463,462 231,462">
          <text:p/>
        </draw:polyline>
        <draw:polygon draw:style-name="gr41" draw:text-style-name="P10" draw:layer="layout" svg:width="0.462cm" svg:height="0.461cm" svg:x="15.47cm" svg:y="10.388cm" svg:viewBox="0 0 463 462" draw:points="0,0 463,0 463,462 0,462">
          <text:p text:style-name="P2"><text:span text:style-name="T8">T</text:span></text:p>
        </draw:polygon>
        <draw:polyline draw:style-name="gr6" draw:text-style-name="P10" draw:layer="layout" svg:width="0.462cm" svg:height="0.461cm" svg:x="15.47cm" svg:y="10.388cm" svg:viewBox="0 0 463 462" draw:points="231,462 0,462 0,0 463,0 463,462 231,462">
          <text:p/>
        </draw:polyline>
        <draw:polygon draw:style-name="gr41" draw:text-style-name="P10" draw:layer="layout" svg:width="0.459cm" svg:height="0.461cm" svg:x="16.396cm" svg:y="10.388cm" svg:viewBox="0 0 460 462" draw:points="0,0 460,0 460,462 0,462">
          <text:p text:style-name="P2"><text:span text:style-name="T8">T</text:span></text:p>
        </draw:polygon>
        <draw:polyline draw:style-name="gr6" draw:text-style-name="P10" draw:layer="layout" svg:width="0.459cm" svg:height="0.461cm" svg:x="16.396cm" svg:y="10.388cm" svg:viewBox="0 0 460 462" draw:points="230,462 0,462 0,0 460,0 460,462 230,462">
          <text:p/>
        </draw:polyline>
        <draw:polygon draw:style-name="gr41" draw:text-style-name="P10" draw:layer="layout" svg:width="0.462cm" svg:height="0.461cm" svg:x="15.933cm" svg:y="10.388cm" svg:viewBox="0 0 463 462" draw:points="0,0 463,0 463,462 0,462">
          <text:p text:style-name="P2"><text:span text:style-name="T8">T</text:span></text:p>
        </draw:polygon>
        <draw:polyline draw:style-name="gr6" draw:text-style-name="P10" draw:layer="layout" svg:width="0.462cm" svg:height="0.461cm" svg:x="15.933cm" svg:y="10.388cm" svg:viewBox="0 0 463 462" draw:points="231,462 0,462 0,0 463,0 463,462 231,462">
          <text:p/>
        </draw:polyline>
        <draw:polygon draw:style-name="gr41" draw:text-style-name="P10" draw:layer="layout" svg:width="0.459cm" svg:height="0.461cm" svg:x="17.319cm" svg:y="10.388cm" svg:viewBox="0 0 460 462" draw:points="0,0 460,0 460,462 0,462">
          <text:p text:style-name="P2"><text:span text:style-name="T8">T</text:span></text:p>
        </draw:polygon>
        <draw:polyline draw:style-name="gr6" draw:text-style-name="P10" draw:layer="layout" svg:width="0.459cm" svg:height="0.461cm" svg:x="17.319cm" svg:y="10.388cm" svg:viewBox="0 0 460 462" draw:points="230,462 0,462 0,0 460,0 460,462 230,462">
          <text:p/>
        </draw:polyline>
        <draw:polygon draw:style-name="gr41" draw:text-style-name="P10" draw:layer="layout" svg:width="0.462cm" svg:height="0.461cm" svg:x="16.856cm" svg:y="10.388cm" svg:viewBox="0 0 463 462" draw:points="0,0 463,0 463,462 0,462">
          <text:p text:style-name="P2"><text:span text:style-name="T8">T</text:span></text:p>
        </draw:polygon>
        <draw:polyline draw:style-name="gr6" draw:text-style-name="P10" draw:layer="layout" svg:width="0.462cm" svg:height="0.461cm" svg:x="16.856cm" svg:y="10.388cm" svg:viewBox="0 0 463 462" draw:points="231,462 0,462 0,0 463,0 463,462 231,462">
          <text:p/>
        </draw:polyline>
        <draw:polygon draw:style-name="gr41" draw:text-style-name="P10" draw:layer="layout" svg:width="0.459cm" svg:height="0.461cm" svg:x="18.242cm" svg:y="10.388cm" svg:viewBox="0 0 460 462" draw:points="0,0 460,0 460,462 0,462">
          <text:p text:style-name="P2"><text:span text:style-name="T8">T</text:span></text:p>
        </draw:polygon>
        <draw:polyline draw:style-name="gr6" draw:text-style-name="P10" draw:layer="layout" svg:width="0.459cm" svg:height="0.461cm" svg:x="18.242cm" svg:y="10.388cm" svg:viewBox="0 0 460 462" draw:points="230,462 0,462 0,0 460,0 460,462 230,462">
          <text:p/>
        </draw:polyline>
        <draw:polygon draw:style-name="gr41" draw:text-style-name="P10" draw:layer="layout" svg:width="0.462cm" svg:height="0.461cm" svg:x="17.779cm" svg:y="10.388cm" svg:viewBox="0 0 463 462" draw:points="0,0 463,0 463,462 0,462">
          <text:p text:style-name="P2"><text:span text:style-name="T8">T</text:span></text:p>
        </draw:polygon>
        <draw:polyline draw:style-name="gr6" draw:text-style-name="P10" draw:layer="layout" svg:width="0.462cm" svg:height="0.461cm" svg:x="17.779cm" svg:y="10.388cm" svg:viewBox="0 0 463 462" draw:points="231,462 0,462 0,0 463,0 463,462 231,462">
          <text:p/>
        </draw:polyline>
        <draw:polygon draw:style-name="gr41" draw:text-style-name="P10" draw:layer="layout" svg:width="0.462cm" svg:height="0.461cm" svg:x="18.702cm" svg:y="10.388cm" svg:viewBox="0 0 463 462" draw:points="0,0 463,0 463,462 0,462">
          <text:p text:style-name="P2"><text:span text:style-name="T8">T</text:span></text:p>
        </draw:polygon>
        <draw:polyline draw:style-name="gr6" draw:text-style-name="P10" draw:layer="layout" svg:width="0.462cm" svg:height="0.461cm" svg:x="18.702cm" svg:y="10.388cm" svg:viewBox="0 0 463 462" draw:points="231,462 0,462 0,0 463,0 463,462 231,462">
          <text:p/>
        </draw:polyline>
        <draw:polygon draw:style-name="gr41" draw:text-style-name="P10" draw:layer="layout" svg:width="0.459cm" svg:height="0.461cm" svg:x="19.137cm" svg:y="10.388cm" svg:viewBox="0 0 460 462" draw:points="0,0 460,0 460,462 0,462">
          <text:p text:style-name="P2"><text:span text:style-name="T8">T</text:span></text:p>
        </draw:polygon>
        <draw:polyline draw:style-name="gr6" draw:text-style-name="P10" draw:layer="layout" svg:width="0.459cm" svg:height="0.461cm" svg:x="19.137cm" svg:y="10.388cm" svg:viewBox="0 0 460 462" draw:points="230,462 0,462 0,0 460,0 460,462 230,462">
          <text:p/>
        </draw:polyline>
        <draw:polygon draw:style-name="gr41" draw:text-style-name="P10" draw:layer="layout" svg:width="0.462cm" svg:height="0.461cm" svg:x="19.597cm" svg:y="10.388cm" svg:viewBox="0 0 463 462" draw:points="0,0 463,0 463,462 0,462">
          <text:p text:style-name="P2"><text:span text:style-name="T8">T</text:span></text:p>
        </draw:polygon>
        <draw:polyline draw:style-name="gr6" draw:text-style-name="P10" draw:layer="layout" svg:width="0.462cm" svg:height="0.461cm" svg:x="19.597cm" svg:y="10.388cm" svg:viewBox="0 0 463 462" draw:points="231,462 0,462 0,0 463,0 463,462 231,462">
          <text:p/>
        </draw:polyline>
        <draw:polygon draw:style-name="gr8" draw:text-style-name="P10" draw:layer="layout" svg:width="0.459cm" svg:height="0.461cm" svg:x="13.164cm" svg:y="10.388cm" svg:viewBox="0 0 460 462" draw:points="0,0 460,0 460,462 0,462">
          <text:p/>
        </draw:polygon>
        <draw:polyline draw:style-name="gr6" draw:text-style-name="P10" draw:layer="layout" svg:width="0.459cm" svg:height="0.461cm" svg:x="13.164cm" svg:y="10.388cm" svg:viewBox="0 0 460 462" draw:points="230,462 0,462 0,0 460,0 460,462 230,462">
          <text:p/>
        </draw:polyline>
        <draw:polygon draw:style-name="gr41" draw:text-style-name="P10" draw:layer="layout" svg:width="0.462cm" svg:height="0.461cm" svg:x="12.701cm" svg:y="10.388cm" svg:viewBox="0 0 463 462" draw:points="0,0 463,0 463,462 0,462">
          <text:p text:style-name="P2"><text:span text:style-name="T8">A</text:span></text:p>
        </draw:polygon>
        <draw:polyline draw:style-name="gr6" draw:text-style-name="P10" draw:layer="layout" svg:width="0.462cm" svg:height="0.461cm" svg:x="12.701cm" svg:y="10.388cm" svg:viewBox="0 0 463 462" draw:points="231,462 0,462 0,0 463,0 463,462 231,462">
          <text:p/>
        </draw:polyline>
        <draw:polygon draw:style-name="gr8" draw:text-style-name="P10" draw:layer="layout" svg:width="0.459cm" svg:height="0.461cm" svg:x="14.087cm" svg:y="10.388cm" svg:viewBox="0 0 460 462" draw:points="0,0 460,0 460,462 0,462">
          <text:p/>
        </draw:polygon>
        <draw:polyline draw:style-name="gr6" draw:text-style-name="P10" draw:layer="layout" svg:width="0.459cm" svg:height="0.461cm" svg:x="14.087cm" svg:y="10.388cm" svg:viewBox="0 0 460 462" draw:points="230,462 0,462 0,0 460,0 460,462 230,462">
          <text:p/>
        </draw:polyline>
        <draw:polygon draw:style-name="gr41" draw:text-style-name="P10" draw:layer="layout" svg:width="0.462cm" svg:height="0.461cm" svg:x="13.624cm" svg:y="10.388cm" svg:viewBox="0 0 463 462" draw:points="0,0 463,0 463,462 0,462">
          <text:p text:style-name="P2"><text:span text:style-name="T8">A</text:span></text:p>
        </draw:polygon>
        <draw:polyline draw:style-name="gr6" draw:text-style-name="P10" draw:layer="layout" svg:width="0.462cm" svg:height="0.461cm" svg:x="13.624cm" svg:y="10.388cm" svg:viewBox="0 0 463 462" draw:points="231,462 0,462 0,0 463,0 463,462 231,462">
          <text:p/>
        </draw:polyline>
        <draw:polygon draw:style-name="gr8" draw:text-style-name="P10" draw:layer="layout" svg:width="0.459cm" svg:height="0.461cm" svg:x="15.01cm" svg:y="10.388cm" svg:viewBox="0 0 460 462" draw:points="0,0 460,0 460,462 0,462">
          <text:p/>
        </draw:polygon>
        <draw:polyline draw:style-name="gr6" draw:text-style-name="P10" draw:layer="layout" svg:width="0.459cm" svg:height="0.461cm" svg:x="15.01cm" svg:y="10.388cm" svg:viewBox="0 0 460 462" draw:points="230,462 0,462 0,0 460,0 460,462 230,462">
          <text:p/>
        </draw:polyline>
        <draw:polygon draw:style-name="gr8" draw:text-style-name="P10" draw:layer="layout" svg:width="0.462cm" svg:height="0.461cm" svg:x="14.547cm" svg:y="10.388cm" svg:viewBox="0 0 463 462" draw:points="0,0 463,0 463,462 0,462">
          <text:p/>
        </draw:polygon>
        <draw:polyline draw:style-name="gr6" draw:text-style-name="P10" draw:layer="layout" svg:width="0.462cm" svg:height="0.461cm" svg:x="14.547cm" svg:y="10.388cm" svg:viewBox="0 0 463 462" draw:points="231,462 0,462 0,0 463,0 463,462 231,462">
          <text:p/>
        </draw:polyline>
        <draw:polygon draw:style-name="gr8" draw:text-style-name="P10" draw:layer="layout" svg:width="0.462cm" svg:height="0.461cm" svg:x="15.47cm" svg:y="10.388cm" svg:viewBox="0 0 463 462" draw:points="0,0 463,0 463,462 0,462">
          <text:p/>
        </draw:polygon>
        <draw:polyline draw:style-name="gr6" draw:text-style-name="P10" draw:layer="layout" svg:width="0.462cm" svg:height="0.461cm" svg:x="15.47cm" svg:y="10.388cm" svg:viewBox="0 0 463 462" draw:points="231,462 0,462 0,0 463,0 463,462 231,462">
          <text:p/>
        </draw:polyline>
        <draw:polygon draw:style-name="gr10" draw:text-style-name="P10" draw:layer="layout" svg:width="0.459cm" svg:height="0.461cm" svg:x="16.396cm" svg:y="10.388cm" svg:viewBox="0 0 460 462" draw:points="0,0 460,0 460,462 0,462">
          <text:p/>
        </draw:polygon>
        <draw:polyline draw:style-name="gr6" draw:text-style-name="P10" draw:layer="layout" svg:width="0.459cm" svg:height="0.461cm" svg:x="16.396cm" svg:y="10.388cm" svg:viewBox="0 0 460 462" draw:points="230,462 0,462 0,0 460,0 460,462 230,462">
          <text:p/>
        </draw:polyline>
        <draw:polygon draw:style-name="gr8" draw:text-style-name="P10" draw:layer="layout" svg:width="0.462cm" svg:height="0.461cm" svg:x="15.933cm" svg:y="10.388cm" svg:viewBox="0 0 463 462" draw:points="0,0 463,0 463,462 0,462">
          <text:p/>
        </draw:polygon>
        <draw:polyline draw:style-name="gr6" draw:text-style-name="P10" draw:layer="layout" svg:width="0.462cm" svg:height="0.461cm" svg:x="15.933cm" svg:y="10.388cm" svg:viewBox="0 0 463 462" draw:points="231,462 0,462 0,0 463,0 463,462 231,462">
          <text:p/>
        </draw:polyline>
        <draw:polygon draw:style-name="gr8" draw:text-style-name="P10" draw:layer="layout" svg:width="0.459cm" svg:height="0.461cm" svg:x="17.319cm" svg:y="10.388cm" svg:viewBox="0 0 460 462" draw:points="0,0 460,0 460,462 0,462">
          <text:p/>
        </draw:polygon>
        <draw:polyline draw:style-name="gr6" draw:text-style-name="P10" draw:layer="layout" svg:width="0.459cm" svg:height="0.461cm" svg:x="17.319cm" svg:y="10.388cm" svg:viewBox="0 0 460 462" draw:points="230,462 0,462 0,0 460,0 460,462 230,462">
          <text:p/>
        </draw:polyline>
        <draw:polygon draw:style-name="gr8" draw:text-style-name="P10" draw:layer="layout" svg:width="0.462cm" svg:height="0.461cm" svg:x="16.856cm" svg:y="10.388cm" svg:viewBox="0 0 463 462" draw:points="0,0 463,0 463,462 0,462">
          <text:p/>
        </draw:polygon>
        <draw:polyline draw:style-name="gr6" draw:text-style-name="P10" draw:layer="layout" svg:width="0.462cm" svg:height="0.461cm" svg:x="16.856cm" svg:y="10.388cm" svg:viewBox="0 0 463 462" draw:points="231,462 0,462 0,0 463,0 463,462 231,462">
          <text:p/>
        </draw:polyline>
        <draw:polygon draw:style-name="gr10" draw:text-style-name="P10" draw:layer="layout" svg:width="0.459cm" svg:height="0.461cm" svg:x="18.242cm" svg:y="10.388cm" svg:viewBox="0 0 460 462" draw:points="0,0 460,0 460,462 0,462">
          <text:p/>
        </draw:polygon>
        <draw:polyline draw:style-name="gr6" draw:text-style-name="P10" draw:layer="layout" svg:width="0.459cm" svg:height="0.461cm" svg:x="18.242cm" svg:y="10.388cm" svg:viewBox="0 0 460 462" draw:points="230,462 0,462 0,0 460,0 460,462 230,462">
          <text:p/>
        </draw:polyline>
        <draw:polygon draw:style-name="gr8" draw:text-style-name="P10" draw:layer="layout" svg:width="0.462cm" svg:height="0.461cm" svg:x="17.779cm" svg:y="10.388cm" svg:viewBox="0 0 463 462" draw:points="0,0 463,0 463,462 0,462">
          <text:p/>
        </draw:polygon>
        <draw:polyline draw:style-name="gr6" draw:text-style-name="P10" draw:layer="layout" svg:width="0.462cm" svg:height="0.461cm" svg:x="17.779cm" svg:y="10.388cm" svg:viewBox="0 0 463 462" draw:points="231,462 0,462 0,0 463,0 463,462 231,462">
          <text:p/>
        </draw:polyline>
        <draw:polygon draw:style-name="gr10" draw:text-style-name="P10" draw:layer="layout" svg:width="0.462cm" svg:height="0.461cm" svg:x="18.702cm" svg:y="10.388cm" svg:viewBox="0 0 463 462" draw:points="0,0 463,0 463,462 0,462">
          <text:p/>
        </draw:polygon>
        <draw:polyline draw:style-name="gr6" draw:text-style-name="P10" draw:layer="layout" svg:width="0.462cm" svg:height="0.461cm" svg:x="18.702cm" svg:y="10.388cm" svg:viewBox="0 0 463 462" draw:points="231,462 0,462 0,0 463,0 463,462 231,462">
          <text:p/>
        </draw:polyline>
        <draw:polygon draw:style-name="gr8" draw:text-style-name="P10" draw:layer="layout" svg:width="0.459cm" svg:height="0.461cm" svg:x="19.137cm" svg:y="10.388cm" svg:viewBox="0 0 460 462" draw:points="0,0 460,0 460,462 0,462">
          <text:p/>
        </draw:polygon>
        <draw:polyline draw:style-name="gr6" draw:text-style-name="P10" draw:layer="layout" svg:width="0.459cm" svg:height="0.461cm" svg:x="19.137cm" svg:y="10.388cm" svg:viewBox="0 0 460 462" draw:points="230,462 0,462 0,0 460,0 460,462 230,462">
          <text:p/>
        </draw:polyline>
        <draw:polygon draw:style-name="gr8" draw:text-style-name="P10" draw:layer="layout" svg:width="0.462cm" svg:height="0.461cm" svg:x="19.597cm" svg:y="10.388cm" svg:viewBox="0 0 463 462" draw:points="0,0 463,0 463,462 0,462">
          <text:p/>
        </draw:polygon>
        <draw:polyline draw:style-name="gr6" draw:text-style-name="P10" draw:layer="layout" svg:width="0.462cm" svg:height="0.461cm" svg:x="19.597cm" svg:y="10.388cm" svg:viewBox="0 0 463 462" draw:points="231,462 0,462 0,0 463,0 463,462 231,462">
          <text:p/>
        </draw:polyline>
        <draw:polygon draw:style-name="gr41" draw:text-style-name="P10" draw:layer="layout" svg:width="0.459cm" svg:height="0.461cm" svg:x="13.164cm" svg:y="13.622cm" svg:viewBox="0 0 460 462" draw:points="0,0 460,0 460,462 0,462">
          <text:p text:style-name="P2"><text:span text:style-name="T8">T</text:span></text:p>
        </draw:polygon>
        <draw:polyline draw:style-name="gr6" draw:text-style-name="P10" draw:layer="layout" svg:width="0.459cm" svg:height="0.461cm" svg:x="13.164cm" svg:y="13.622cm" svg:viewBox="0 0 460 462" draw:points="230,462 0,462 0,0 460,0 460,462 230,462">
          <text:p/>
        </draw:polyline>
        <draw:polygon draw:style-name="gr41" draw:text-style-name="P10" draw:layer="layout" svg:width="0.462cm" svg:height="0.461cm" svg:x="12.701cm" svg:y="13.622cm" svg:viewBox="0 0 463 462" draw:points="0,0 463,0 463,462 0,462">
          <text:p text:style-name="P2"><text:span text:style-name="T8">T</text:span></text:p>
        </draw:polygon>
        <draw:polyline draw:style-name="gr6" draw:text-style-name="P10" draw:layer="layout" svg:width="0.462cm" svg:height="0.461cm" svg:x="12.701cm" svg:y="13.622cm" svg:viewBox="0 0 463 462" draw:points="231,462 0,462 0,0 463,0 463,462 231,462">
          <text:p/>
        </draw:polyline>
        <draw:polygon draw:style-name="gr41" draw:text-style-name="P10" draw:layer="layout" svg:width="0.459cm" svg:height="0.461cm" svg:x="14.087cm" svg:y="13.622cm" svg:viewBox="0 0 460 462" draw:points="0,0 460,0 460,462 0,462">
          <text:p text:style-name="P2"><text:span text:style-name="T8">T</text:span></text:p>
        </draw:polygon>
        <draw:polyline draw:style-name="gr6" draw:text-style-name="P10" draw:layer="layout" svg:width="0.459cm" svg:height="0.461cm" svg:x="14.087cm" svg:y="13.622cm" svg:viewBox="0 0 460 462" draw:points="230,462 0,462 0,0 460,0 460,462 230,462">
          <text:p/>
        </draw:polyline>
        <draw:polygon draw:style-name="gr41" draw:text-style-name="P10" draw:layer="layout" svg:width="0.462cm" svg:height="0.461cm" svg:x="13.624cm" svg:y="13.622cm" svg:viewBox="0 0 463 462" draw:points="0,0 463,0 463,462 0,462">
          <text:p text:style-name="P2"><text:span text:style-name="T8">T</text:span></text:p>
        </draw:polygon>
        <draw:polyline draw:style-name="gr6" draw:text-style-name="P10" draw:layer="layout" svg:width="0.462cm" svg:height="0.461cm" svg:x="13.624cm" svg:y="13.622cm" svg:viewBox="0 0 463 462" draw:points="231,462 0,462 0,0 463,0 463,462 231,462">
          <text:p/>
        </draw:polyline>
        <draw:polygon draw:style-name="gr41" draw:text-style-name="P10" draw:layer="layout" svg:width="0.459cm" svg:height="0.461cm" svg:x="15.01cm" svg:y="13.622cm" svg:viewBox="0 0 460 462" draw:points="0,0 460,0 460,462 0,462">
          <text:p text:style-name="P2"><text:span text:style-name="T8">T</text:span></text:p>
        </draw:polygon>
        <draw:polyline draw:style-name="gr6" draw:text-style-name="P10" draw:layer="layout" svg:width="0.459cm" svg:height="0.461cm" svg:x="15.01cm" svg:y="13.622cm" svg:viewBox="0 0 460 462" draw:points="230,462 0,462 0,0 460,0 460,462 230,462">
          <text:p/>
        </draw:polyline>
        <draw:polygon draw:style-name="gr41" draw:text-style-name="P10" draw:layer="layout" svg:width="0.462cm" svg:height="0.461cm" svg:x="14.547cm" svg:y="13.622cm" svg:viewBox="0 0 463 462" draw:points="0,0 463,0 463,462 0,462">
          <text:p text:style-name="P2"><text:span text:style-name="T8">T</text:span></text:p>
        </draw:polygon>
        <draw:polyline draw:style-name="gr6" draw:text-style-name="P10" draw:layer="layout" svg:width="0.462cm" svg:height="0.461cm" svg:x="14.547cm" svg:y="13.622cm" svg:viewBox="0 0 463 462" draw:points="231,462 0,462 0,0 463,0 463,462 231,462">
          <text:p/>
        </draw:polyline>
        <draw:polygon draw:style-name="gr41" draw:text-style-name="P10" draw:layer="layout" svg:width="0.462cm" svg:height="0.461cm" svg:x="15.47cm" svg:y="13.622cm" svg:viewBox="0 0 463 462" draw:points="0,0 463,0 463,462 0,462">
          <text:p text:style-name="P2"><text:span text:style-name="T8">T</text:span></text:p>
        </draw:polygon>
        <draw:polyline draw:style-name="gr6" draw:text-style-name="P10" draw:layer="layout" svg:width="0.462cm" svg:height="0.461cm" svg:x="15.47cm" svg:y="13.622cm" svg:viewBox="0 0 463 462" draw:points="231,462 0,462 0,0 463,0 463,462 231,462">
          <text:p/>
        </draw:polyline>
        <draw:polygon draw:style-name="gr41" draw:text-style-name="P10" draw:layer="layout" svg:width="0.459cm" svg:height="0.461cm" svg:x="16.396cm" svg:y="13.622cm" svg:viewBox="0 0 460 462" draw:points="0,0 460,0 460,462 0,462">
          <text:p text:style-name="P2"><text:span text:style-name="T8">T</text:span></text:p>
        </draw:polygon>
        <draw:polyline draw:style-name="gr6" draw:text-style-name="P10" draw:layer="layout" svg:width="0.459cm" svg:height="0.461cm" svg:x="16.396cm" svg:y="13.622cm" svg:viewBox="0 0 460 462" draw:points="230,462 0,462 0,0 460,0 460,462 230,462">
          <text:p/>
        </draw:polyline>
        <draw:polygon draw:style-name="gr41" draw:text-style-name="P10" draw:layer="layout" svg:width="0.462cm" svg:height="0.461cm" svg:x="15.933cm" svg:y="13.622cm" svg:viewBox="0 0 463 462" draw:points="0,0 463,0 463,462 0,462">
          <text:p text:style-name="P2"><text:span text:style-name="T8">T</text:span></text:p>
        </draw:polygon>
        <draw:polyline draw:style-name="gr6" draw:text-style-name="P10" draw:layer="layout" svg:width="0.462cm" svg:height="0.461cm" svg:x="15.933cm" svg:y="13.622cm" svg:viewBox="0 0 463 462" draw:points="231,462 0,462 0,0 463,0 463,462 231,462">
          <text:p/>
        </draw:polyline>
        <draw:polygon draw:style-name="gr41" draw:text-style-name="P10" draw:layer="layout" svg:width="0.459cm" svg:height="0.461cm" svg:x="17.319cm" svg:y="13.622cm" svg:viewBox="0 0 460 462" draw:points="0,0 460,0 460,462 0,462">
          <text:p text:style-name="P2"><text:span text:style-name="T8">T</text:span></text:p>
        </draw:polygon>
        <draw:polyline draw:style-name="gr6" draw:text-style-name="P10" draw:layer="layout" svg:width="0.459cm" svg:height="0.461cm" svg:x="17.319cm" svg:y="13.622cm" svg:viewBox="0 0 460 462" draw:points="230,462 0,462 0,0 460,0 460,462 230,462">
          <text:p/>
        </draw:polyline>
        <draw:polygon draw:style-name="gr41" draw:text-style-name="P10" draw:layer="layout" svg:width="0.462cm" svg:height="0.461cm" svg:x="16.856cm" svg:y="13.622cm" svg:viewBox="0 0 463 462" draw:points="0,0 463,0 463,462 0,462">
          <text:p text:style-name="P2"><text:span text:style-name="T8">T</text:span></text:p>
        </draw:polygon>
        <draw:polyline draw:style-name="gr6" draw:text-style-name="P10" draw:layer="layout" svg:width="0.462cm" svg:height="0.461cm" svg:x="16.856cm" svg:y="13.622cm" svg:viewBox="0 0 463 462" draw:points="231,462 0,462 0,0 463,0 463,462 231,462">
          <text:p/>
        </draw:polyline>
        <draw:polygon draw:style-name="gr41" draw:text-style-name="P10" draw:layer="layout" svg:width="0.459cm" svg:height="0.461cm" svg:x="18.242cm" svg:y="13.622cm" svg:viewBox="0 0 460 462" draw:points="0,0 460,0 460,462 0,462">
          <text:p text:style-name="P2"><text:span text:style-name="T8">T</text:span></text:p>
        </draw:polygon>
        <draw:polyline draw:style-name="gr6" draw:text-style-name="P10" draw:layer="layout" svg:width="0.459cm" svg:height="0.461cm" svg:x="18.242cm" svg:y="13.622cm" svg:viewBox="0 0 460 462" draw:points="230,462 0,462 0,0 460,0 460,462 230,462">
          <text:p/>
        </draw:polyline>
        <draw:polygon draw:style-name="gr41" draw:text-style-name="P10" draw:layer="layout" svg:width="0.462cm" svg:height="0.461cm" svg:x="17.779cm" svg:y="13.622cm" svg:viewBox="0 0 463 462" draw:points="0,0 463,0 463,462 0,462">
          <text:p text:style-name="P2"><text:span text:style-name="T8">T</text:span></text:p>
        </draw:polygon>
        <draw:polyline draw:style-name="gr6" draw:text-style-name="P10" draw:layer="layout" svg:width="0.462cm" svg:height="0.461cm" svg:x="17.779cm" svg:y="13.622cm" svg:viewBox="0 0 463 462" draw:points="231,462 0,462 0,0 463,0 463,462 231,462">
          <text:p/>
        </draw:polyline>
        <draw:polygon draw:style-name="gr41" draw:text-style-name="P10" draw:layer="layout" svg:width="0.462cm" svg:height="0.461cm" svg:x="18.702cm" svg:y="13.622cm" svg:viewBox="0 0 463 462" draw:points="0,0 463,0 463,462 0,462">
          <text:p text:style-name="P2"><text:span text:style-name="T8">T</text:span></text:p>
        </draw:polygon>
        <draw:polyline draw:style-name="gr6" draw:text-style-name="P10" draw:layer="layout" svg:width="0.462cm" svg:height="0.461cm" svg:x="18.702cm" svg:y="13.622cm" svg:viewBox="0 0 463 462" draw:points="231,462 0,462 0,0 463,0 463,462 231,462">
          <text:p/>
        </draw:polyline>
        <draw:polygon draw:style-name="gr41" draw:text-style-name="P10" draw:layer="layout" svg:width="0.459cm" svg:height="0.461cm" svg:x="19.137cm" svg:y="13.622cm" svg:viewBox="0 0 460 462" draw:points="0,0 460,0 460,462 0,462">
          <text:p text:style-name="P2"><text:span text:style-name="T8">T</text:span></text:p>
        </draw:polygon>
        <draw:polyline draw:style-name="gr6" draw:text-style-name="P10" draw:layer="layout" svg:width="0.459cm" svg:height="0.461cm" svg:x="19.137cm" svg:y="13.622cm" svg:viewBox="0 0 460 462" draw:points="230,462 0,462 0,0 460,0 460,462 230,462">
          <text:p/>
        </draw:polyline>
        <draw:polygon draw:style-name="gr41" draw:text-style-name="P10" draw:layer="layout" svg:width="0.462cm" svg:height="0.461cm" svg:x="19.597cm" svg:y="13.622cm" svg:viewBox="0 0 463 462" draw:points="0,0 463,0 463,462 0,462">
          <text:p text:style-name="P2"><text:span text:style-name="T8">T</text:span></text:p>
        </draw:polygon>
        <draw:polyline draw:style-name="gr6" draw:text-style-name="P10" draw:layer="layout" svg:width="0.462cm" svg:height="0.461cm" svg:x="19.597cm" svg:y="13.622cm" svg:viewBox="0 0 463 462" draw:points="231,462 0,462 0,0 463,0 463,462 231,462">
          <text:p/>
        </draw:polyline>
        <draw:polygon draw:style-name="gr10" draw:text-style-name="P10" draw:layer="layout" svg:width="0.459cm" svg:height="0.461cm" svg:x="13.164cm" svg:y="13.622cm" svg:viewBox="0 0 460 462" draw:points="0,0 460,0 460,462 0,462">
          <text:p/>
        </draw:polygon>
        <draw:polyline draw:style-name="gr6" draw:text-style-name="P10" draw:layer="layout" svg:width="0.459cm" svg:height="0.461cm" svg:x="13.164cm" svg:y="13.622cm" svg:viewBox="0 0 460 462" draw:points="230,462 0,462 0,0 460,0 460,462 230,462">
          <text:p/>
        </draw:polyline>
        <draw:polygon draw:style-name="gr8" draw:text-style-name="P10" draw:layer="layout" svg:width="0.462cm" svg:height="0.461cm" svg:x="12.701cm" svg:y="13.622cm" svg:viewBox="0 0 463 462" draw:points="0,0 463,0 463,462 0,462">
          <text:p/>
        </draw:polygon>
        <draw:polyline draw:style-name="gr6" draw:text-style-name="P10" draw:layer="layout" svg:width="0.462cm" svg:height="0.461cm" svg:x="12.701cm" svg:y="13.622cm" svg:viewBox="0 0 463 462" draw:points="231,462 0,462 0,0 463,0 463,462 231,462">
          <text:p/>
        </draw:polyline>
        <draw:polygon draw:style-name="gr10" draw:text-style-name="P10" draw:layer="layout" svg:width="0.459cm" svg:height="0.461cm" svg:x="14.087cm" svg:y="13.622cm" svg:viewBox="0 0 460 462" draw:points="0,0 460,0 460,462 0,462">
          <text:p/>
        </draw:polygon>
        <draw:polyline draw:style-name="gr6" draw:text-style-name="P10" draw:layer="layout" svg:width="0.459cm" svg:height="0.461cm" svg:x="14.087cm" svg:y="13.622cm" svg:viewBox="0 0 460 462" draw:points="230,462 0,462 0,0 460,0 460,462 230,462">
          <text:p/>
        </draw:polyline>
        <draw:polygon draw:style-name="gr10" draw:text-style-name="P10" draw:layer="layout" svg:width="0.462cm" svg:height="0.461cm" svg:x="13.624cm" svg:y="13.622cm" svg:viewBox="0 0 463 462" draw:points="0,0 463,0 463,462 0,462">
          <text:p/>
        </draw:polygon>
        <draw:polyline draw:style-name="gr6" draw:text-style-name="P10" draw:layer="layout" svg:width="0.462cm" svg:height="0.461cm" svg:x="13.624cm" svg:y="13.622cm" svg:viewBox="0 0 463 462" draw:points="231,462 0,462 0,0 463,0 463,462 231,462">
          <text:p/>
        </draw:polyline>
        <draw:polygon draw:style-name="gr15" draw:text-style-name="P10" draw:layer="layout" svg:width="0.459cm" svg:height="0.461cm" svg:x="15.01cm" svg:y="13.622cm" svg:viewBox="0 0 460 462" draw:points="0,0 460,0 460,462 0,462">
          <text:p/>
        </draw:polygon>
        <draw:polyline draw:style-name="gr6" draw:text-style-name="P10" draw:layer="layout" svg:width="0.459cm" svg:height="0.461cm" svg:x="15.01cm" svg:y="13.622cm" svg:viewBox="0 0 460 462" draw:points="230,462 0,462 0,0 460,0 460,462 230,462">
          <text:p/>
        </draw:polyline>
        <draw:polygon draw:style-name="gr15" draw:text-style-name="P10" draw:layer="layout" svg:width="0.462cm" svg:height="0.461cm" svg:x="14.547cm" svg:y="13.622cm" svg:viewBox="0 0 463 462" draw:points="0,0 463,0 463,462 0,462">
          <text:p/>
        </draw:polygon>
        <draw:polyline draw:style-name="gr6" draw:text-style-name="P10" draw:layer="layout" svg:width="0.462cm" svg:height="0.461cm" svg:x="14.547cm" svg:y="13.622cm" svg:viewBox="0 0 463 462" draw:points="231,462 0,462 0,0 463,0 463,462 231,462">
          <text:p/>
        </draw:polyline>
        <draw:polygon draw:style-name="gr15" draw:text-style-name="P10" draw:layer="layout" svg:width="0.462cm" svg:height="0.461cm" svg:x="15.47cm" svg:y="13.622cm" svg:viewBox="0 0 463 462" draw:points="0,0 463,0 463,462 0,462">
          <text:p/>
        </draw:polygon>
        <draw:polyline draw:style-name="gr6" draw:text-style-name="P10" draw:layer="layout" svg:width="0.462cm" svg:height="0.461cm" svg:x="15.47cm" svg:y="13.622cm" svg:viewBox="0 0 463 462" draw:points="231,462 0,462 0,0 463,0 463,462 231,462">
          <text:p/>
        </draw:polyline>
        <draw:polygon draw:style-name="gr15" draw:text-style-name="P10" draw:layer="layout" svg:width="0.459cm" svg:height="0.461cm" svg:x="16.396cm" svg:y="13.622cm" svg:viewBox="0 0 460 462" draw:points="0,0 460,0 460,462 0,462">
          <text:p/>
        </draw:polygon>
        <draw:polyline draw:style-name="gr6" draw:text-style-name="P10" draw:layer="layout" svg:width="0.459cm" svg:height="0.461cm" svg:x="16.396cm" svg:y="13.622cm" svg:viewBox="0 0 460 462" draw:points="230,462 0,462 0,0 460,0 460,462 230,462">
          <text:p/>
        </draw:polyline>
        <draw:polygon draw:style-name="gr15" draw:text-style-name="P10" draw:layer="layout" svg:width="0.462cm" svg:height="0.461cm" svg:x="15.933cm" svg:y="13.622cm" svg:viewBox="0 0 463 462" draw:points="0,0 463,0 463,462 0,462">
          <text:p/>
        </draw:polygon>
        <draw:polyline draw:style-name="gr6" draw:text-style-name="P10" draw:layer="layout" svg:width="0.462cm" svg:height="0.461cm" svg:x="15.933cm" svg:y="13.622cm" svg:viewBox="0 0 463 462" draw:points="231,462 0,462 0,0 463,0 463,462 231,462">
          <text:p/>
        </draw:polyline>
        <draw:polygon draw:style-name="gr15" draw:text-style-name="P10" draw:layer="layout" svg:width="0.459cm" svg:height="0.461cm" svg:x="17.319cm" svg:y="13.622cm" svg:viewBox="0 0 460 462" draw:points="0,0 460,0 460,462 0,462">
          <text:p/>
        </draw:polygon>
        <draw:polyline draw:style-name="gr6" draw:text-style-name="P10" draw:layer="layout" svg:width="0.459cm" svg:height="0.461cm" svg:x="17.319cm" svg:y="13.622cm" svg:viewBox="0 0 460 462" draw:points="230,462 0,462 0,0 460,0 460,462 230,462">
          <text:p/>
        </draw:polyline>
        <draw:polygon draw:style-name="gr15" draw:text-style-name="P10" draw:layer="layout" svg:width="0.462cm" svg:height="0.461cm" svg:x="16.856cm" svg:y="13.622cm" svg:viewBox="0 0 463 462" draw:points="0,0 463,0 463,462 0,462">
          <text:p/>
        </draw:polygon>
        <draw:polyline draw:style-name="gr6" draw:text-style-name="P10" draw:layer="layout" svg:width="0.462cm" svg:height="0.461cm" svg:x="16.856cm" svg:y="13.622cm" svg:viewBox="0 0 463 462" draw:points="231,462 0,462 0,0 463,0 463,462 231,462">
          <text:p/>
        </draw:polyline>
        <draw:polygon draw:style-name="gr10" draw:text-style-name="P10" draw:layer="layout" svg:width="0.459cm" svg:height="0.461cm" svg:x="18.242cm" svg:y="13.622cm" svg:viewBox="0 0 460 462" draw:points="0,0 460,0 460,462 0,462">
          <text:p/>
        </draw:polygon>
        <draw:polyline draw:style-name="gr6" draw:text-style-name="P10" draw:layer="layout" svg:width="0.459cm" svg:height="0.461cm" svg:x="18.242cm" svg:y="13.622cm" svg:viewBox="0 0 460 462" draw:points="230,462 0,462 0,0 460,0 460,462 230,462">
          <text:p/>
        </draw:polyline>
        <draw:polygon draw:style-name="gr10" draw:text-style-name="P10" draw:layer="layout" svg:width="0.462cm" svg:height="0.461cm" svg:x="17.779cm" svg:y="13.622cm" svg:viewBox="0 0 463 462" draw:points="0,0 463,0 463,462 0,462">
          <text:p/>
        </draw:polygon>
        <draw:polyline draw:style-name="gr6" draw:text-style-name="P10" draw:layer="layout" svg:width="0.462cm" svg:height="0.461cm" svg:x="17.779cm" svg:y="13.622cm" svg:viewBox="0 0 463 462" draw:points="231,462 0,462 0,0 463,0 463,462 231,462">
          <text:p/>
        </draw:polyline>
        <draw:polygon draw:style-name="gr10" draw:text-style-name="P10" draw:layer="layout" svg:width="0.462cm" svg:height="0.461cm" svg:x="18.702cm" svg:y="13.622cm" svg:viewBox="0 0 463 462" draw:points="0,0 463,0 463,462 0,462">
          <text:p/>
        </draw:polygon>
        <draw:polyline draw:style-name="gr6" draw:text-style-name="P10" draw:layer="layout" svg:width="0.462cm" svg:height="0.461cm" svg:x="18.702cm" svg:y="13.622cm" svg:viewBox="0 0 463 462" draw:points="231,462 0,462 0,0 463,0 463,462 231,462">
          <text:p/>
        </draw:polyline>
        <draw:polygon draw:style-name="gr8" draw:text-style-name="P10" draw:layer="layout" svg:width="0.459cm" svg:height="0.461cm" svg:x="19.137cm" svg:y="13.622cm" svg:viewBox="0 0 460 462" draw:points="0,0 460,0 460,462 0,462">
          <text:p/>
        </draw:polygon>
        <draw:polyline draw:style-name="gr6" draw:text-style-name="P10" draw:layer="layout" svg:width="0.459cm" svg:height="0.461cm" svg:x="19.137cm" svg:y="13.622cm" svg:viewBox="0 0 460 462" draw:points="230,462 0,462 0,0 460,0 460,462 230,462">
          <text:p/>
        </draw:polyline>
        <draw:polygon draw:style-name="gr8" draw:text-style-name="P10" draw:layer="layout" svg:width="0.462cm" svg:height="0.461cm" svg:x="19.597cm" svg:y="13.622cm" svg:viewBox="0 0 463 462" draw:points="0,0 463,0 463,462 0,462">
          <text:p/>
        </draw:polygon>
        <draw:polyline draw:style-name="gr6" draw:text-style-name="P10" draw:layer="layout" svg:width="0.462cm" svg:height="0.461cm" svg:x="19.597cm" svg:y="13.622cm" svg:viewBox="0 0 463 462" draw:points="231,462 0,462 0,0 463,0 463,462 231,462">
          <text:p/>
        </draw:polyline>
        <draw:polygon draw:style-name="gr41" draw:text-style-name="P10" draw:layer="layout" svg:width="0.459cm" svg:height="0.461cm" svg:x="13.164cm" svg:y="13.16cm" svg:viewBox="0 0 460 462" draw:points="0,0 460,0 460,462 0,462">
          <text:p text:style-name="P2"><text:span text:style-name="T8">T</text:span></text:p>
        </draw:polygon>
        <draw:polyline draw:style-name="gr6" draw:text-style-name="P10" draw:layer="layout" svg:width="0.459cm" svg:height="0.461cm" svg:x="13.164cm" svg:y="13.16cm" svg:viewBox="0 0 460 462" draw:points="230,462 0,462 0,0 460,0 460,462 230,462">
          <text:p/>
        </draw:polyline>
        <draw:polygon draw:style-name="gr41" draw:text-style-name="P10" draw:layer="layout" svg:width="0.462cm" svg:height="0.461cm" svg:x="12.701cm" svg:y="13.16cm" svg:viewBox="0 0 463 462" draw:points="0,0 463,0 463,462 0,462">
          <text:p text:style-name="P2"><text:span text:style-name="T8">T</text:span></text:p>
        </draw:polygon>
        <draw:polyline draw:style-name="gr6" draw:text-style-name="P10" draw:layer="layout" svg:width="0.462cm" svg:height="0.461cm" svg:x="12.701cm" svg:y="13.16cm" svg:viewBox="0 0 463 462" draw:points="231,462 0,462 0,0 463,0 463,462 231,462">
          <text:p/>
        </draw:polyline>
        <draw:polygon draw:style-name="gr41" draw:text-style-name="P10" draw:layer="layout" svg:width="0.459cm" svg:height="0.461cm" svg:x="14.087cm" svg:y="13.16cm" svg:viewBox="0 0 460 462" draw:points="0,0 460,0 460,462 0,462">
          <text:p text:style-name="P2"><text:span text:style-name="T8">T</text:span></text:p>
        </draw:polygon>
        <draw:polyline draw:style-name="gr6" draw:text-style-name="P10" draw:layer="layout" svg:width="0.459cm" svg:height="0.461cm" svg:x="14.087cm" svg:y="13.16cm" svg:viewBox="0 0 460 462" draw:points="230,462 0,462 0,0 460,0 460,462 230,462">
          <text:p/>
        </draw:polyline>
        <draw:polygon draw:style-name="gr41" draw:text-style-name="P10" draw:layer="layout" svg:width="0.462cm" svg:height="0.461cm" svg:x="13.624cm" svg:y="13.16cm" svg:viewBox="0 0 463 462" draw:points="0,0 463,0 463,462 0,462">
          <text:p text:style-name="P2"><text:span text:style-name="T8">T</text:span></text:p>
        </draw:polygon>
        <draw:polyline draw:style-name="gr6" draw:text-style-name="P10" draw:layer="layout" svg:width="0.462cm" svg:height="0.461cm" svg:x="13.624cm" svg:y="13.16cm" svg:viewBox="0 0 463 462" draw:points="231,462 0,462 0,0 463,0 463,462 231,462">
          <text:p/>
        </draw:polyline>
        <draw:polygon draw:style-name="gr41" draw:text-style-name="P10" draw:layer="layout" svg:width="0.459cm" svg:height="0.461cm" svg:x="15.01cm" svg:y="13.16cm" svg:viewBox="0 0 460 462" draw:points="0,0 460,0 460,462 0,462">
          <text:p text:style-name="P2"><text:span text:style-name="T8">T</text:span></text:p>
        </draw:polygon>
        <draw:polyline draw:style-name="gr6" draw:text-style-name="P10" draw:layer="layout" svg:width="0.459cm" svg:height="0.461cm" svg:x="15.01cm" svg:y="13.16cm" svg:viewBox="0 0 460 462" draw:points="230,462 0,462 0,0 460,0 460,462 230,462">
          <text:p/>
        </draw:polyline>
        <draw:polygon draw:style-name="gr41" draw:text-style-name="P10" draw:layer="layout" svg:width="0.462cm" svg:height="0.461cm" svg:x="14.547cm" svg:y="13.16cm" svg:viewBox="0 0 463 462" draw:points="0,0 463,0 463,462 0,462">
          <text:p text:style-name="P2"><text:span text:style-name="T8">T</text:span></text:p>
        </draw:polygon>
        <draw:polyline draw:style-name="gr6" draw:text-style-name="P10" draw:layer="layout" svg:width="0.462cm" svg:height="0.461cm" svg:x="14.547cm" svg:y="13.16cm" svg:viewBox="0 0 463 462" draw:points="231,462 0,462 0,0 463,0 463,462 231,462">
          <text:p/>
        </draw:polyline>
        <draw:polygon draw:style-name="gr41" draw:text-style-name="P10" draw:layer="layout" svg:width="0.462cm" svg:height="0.461cm" svg:x="15.47cm" svg:y="13.16cm" svg:viewBox="0 0 463 462" draw:points="0,0 463,0 463,462 0,462">
          <text:p text:style-name="P2"><text:span text:style-name="T8">T</text:span></text:p>
        </draw:polygon>
        <draw:polyline draw:style-name="gr6" draw:text-style-name="P10" draw:layer="layout" svg:width="0.462cm" svg:height="0.461cm" svg:x="15.47cm" svg:y="13.16cm" svg:viewBox="0 0 463 462" draw:points="231,462 0,462 0,0 463,0 463,462 231,462">
          <text:p/>
        </draw:polyline>
        <draw:polygon draw:style-name="gr41" draw:text-style-name="P10" draw:layer="layout" svg:width="0.459cm" svg:height="0.461cm" svg:x="16.396cm" svg:y="13.16cm" svg:viewBox="0 0 460 462" draw:points="0,0 460,0 460,462 0,462">
          <text:p text:style-name="P2"><text:span text:style-name="T8">T</text:span></text:p>
        </draw:polygon>
        <draw:polyline draw:style-name="gr6" draw:text-style-name="P10" draw:layer="layout" svg:width="0.459cm" svg:height="0.461cm" svg:x="16.396cm" svg:y="13.16cm" svg:viewBox="0 0 460 462" draw:points="230,462 0,462 0,0 460,0 460,462 230,462">
          <text:p/>
        </draw:polyline>
        <draw:polygon draw:style-name="gr41" draw:text-style-name="P10" draw:layer="layout" svg:width="0.462cm" svg:height="0.461cm" svg:x="15.933cm" svg:y="13.16cm" svg:viewBox="0 0 463 462" draw:points="0,0 463,0 463,462 0,462">
          <text:p text:style-name="P2"><text:span text:style-name="T8">T</text:span></text:p>
        </draw:polygon>
        <draw:polyline draw:style-name="gr6" draw:text-style-name="P10" draw:layer="layout" svg:width="0.462cm" svg:height="0.461cm" svg:x="15.933cm" svg:y="13.16cm" svg:viewBox="0 0 463 462" draw:points="231,462 0,462 0,0 463,0 463,462 231,462">
          <text:p/>
        </draw:polyline>
        <draw:polygon draw:style-name="gr41" draw:text-style-name="P10" draw:layer="layout" svg:width="0.459cm" svg:height="0.461cm" svg:x="17.319cm" svg:y="13.16cm" svg:viewBox="0 0 460 462" draw:points="0,0 460,0 460,462 0,462">
          <text:p text:style-name="P2"><text:span text:style-name="T8">T</text:span></text:p>
        </draw:polygon>
        <draw:polyline draw:style-name="gr6" draw:text-style-name="P10" draw:layer="layout" svg:width="0.459cm" svg:height="0.461cm" svg:x="17.319cm" svg:y="13.16cm" svg:viewBox="0 0 460 462" draw:points="230,462 0,462 0,0 460,0 460,462 230,462">
          <text:p/>
        </draw:polyline>
        <draw:polygon draw:style-name="gr41" draw:text-style-name="P10" draw:layer="layout" svg:width="0.462cm" svg:height="0.461cm" svg:x="16.856cm" svg:y="13.16cm" svg:viewBox="0 0 463 462" draw:points="0,0 463,0 463,462 0,462">
          <text:p text:style-name="P2"><text:span text:style-name="T8">T</text:span></text:p>
        </draw:polygon>
        <draw:polyline draw:style-name="gr6" draw:text-style-name="P10" draw:layer="layout" svg:width="0.462cm" svg:height="0.461cm" svg:x="16.856cm" svg:y="13.16cm" svg:viewBox="0 0 463 462" draw:points="231,462 0,462 0,0 463,0 463,462 231,462">
          <text:p/>
        </draw:polyline>
        <draw:polygon draw:style-name="gr41" draw:text-style-name="P10" draw:layer="layout" svg:width="0.459cm" svg:height="0.461cm" svg:x="18.242cm" svg:y="13.16cm" svg:viewBox="0 0 460 462" draw:points="0,0 460,0 460,462 0,462">
          <text:p text:style-name="P2"><text:span text:style-name="T8">T</text:span></text:p>
        </draw:polygon>
        <draw:polyline draw:style-name="gr6" draw:text-style-name="P10" draw:layer="layout" svg:width="0.459cm" svg:height="0.461cm" svg:x="18.242cm" svg:y="13.16cm" svg:viewBox="0 0 460 462" draw:points="230,462 0,462 0,0 460,0 460,462 230,462">
          <text:p/>
        </draw:polyline>
        <draw:polygon draw:style-name="gr41" draw:text-style-name="P10" draw:layer="layout" svg:width="0.462cm" svg:height="0.461cm" svg:x="17.779cm" svg:y="13.16cm" svg:viewBox="0 0 463 462" draw:points="0,0 463,0 463,462 0,462">
          <text:p text:style-name="P2"><text:span text:style-name="T8">T</text:span></text:p>
        </draw:polygon>
        <draw:polyline draw:style-name="gr6" draw:text-style-name="P10" draw:layer="layout" svg:width="0.462cm" svg:height="0.461cm" svg:x="17.779cm" svg:y="13.16cm" svg:viewBox="0 0 463 462" draw:points="231,462 0,462 0,0 463,0 463,462 231,462">
          <text:p/>
        </draw:polyline>
        <draw:polygon draw:style-name="gr41" draw:text-style-name="P10" draw:layer="layout" svg:width="0.462cm" svg:height="0.461cm" svg:x="18.702cm" svg:y="13.16cm" svg:viewBox="0 0 463 462" draw:points="0,0 463,0 463,462 0,462">
          <text:p text:style-name="P2"><text:span text:style-name="T8">T</text:span></text:p>
        </draw:polygon>
        <draw:polyline draw:style-name="gr6" draw:text-style-name="P10" draw:layer="layout" svg:width="0.462cm" svg:height="0.461cm" svg:x="18.702cm" svg:y="13.16cm" svg:viewBox="0 0 463 462" draw:points="231,462 0,462 0,0 463,0 463,462 231,462">
          <text:p/>
        </draw:polyline>
        <draw:polygon draw:style-name="gr41" draw:text-style-name="P10" draw:layer="layout" svg:width="0.459cm" svg:height="0.461cm" svg:x="19.137cm" svg:y="13.16cm" svg:viewBox="0 0 460 462" draw:points="0,0 460,0 460,462 0,462">
          <text:p text:style-name="P2"><text:span text:style-name="T8">T</text:span></text:p>
        </draw:polygon>
        <draw:polyline draw:style-name="gr6" draw:text-style-name="P10" draw:layer="layout" svg:width="0.459cm" svg:height="0.461cm" svg:x="19.137cm" svg:y="13.16cm" svg:viewBox="0 0 460 462" draw:points="230,462 0,462 0,0 460,0 460,462 230,462">
          <text:p/>
        </draw:polyline>
        <draw:polygon draw:style-name="gr41" draw:text-style-name="P10" draw:layer="layout" svg:width="0.462cm" svg:height="0.461cm" svg:x="19.597cm" svg:y="13.16cm" svg:viewBox="0 0 463 462" draw:points="0,0 463,0 463,462 0,462">
          <text:p text:style-name="P2"><text:span text:style-name="T8">T</text:span></text:p>
        </draw:polygon>
        <draw:polyline draw:style-name="gr6" draw:text-style-name="P10" draw:layer="layout" svg:width="0.462cm" svg:height="0.461cm" svg:x="19.597cm" svg:y="13.16cm" svg:viewBox="0 0 463 462" draw:points="231,462 0,462 0,0 463,0 463,462 231,462">
          <text:p/>
        </draw:polyline>
        <draw:polygon draw:style-name="gr10" draw:text-style-name="P10" draw:layer="layout" svg:width="0.459cm" svg:height="0.461cm" svg:x="13.164cm" svg:y="13.16cm" svg:viewBox="0 0 460 462" draw:points="0,0 460,0 460,462 0,462">
          <text:p/>
        </draw:polygon>
        <draw:polyline draw:style-name="gr6" draw:text-style-name="P10" draw:layer="layout" svg:width="0.459cm" svg:height="0.461cm" svg:x="13.164cm" svg:y="13.16cm" svg:viewBox="0 0 460 462" draw:points="230,462 0,462 0,0 460,0 460,462 230,462">
          <text:p/>
        </draw:polyline>
        <draw:polygon draw:style-name="gr10" draw:text-style-name="P10" draw:layer="layout" svg:width="0.462cm" svg:height="0.461cm" svg:x="12.701cm" svg:y="13.16cm" svg:viewBox="0 0 463 462" draw:points="0,0 463,0 463,462 0,462">
          <text:p/>
        </draw:polygon>
        <draw:polyline draw:style-name="gr6" draw:text-style-name="P10" draw:layer="layout" svg:width="0.462cm" svg:height="0.461cm" svg:x="12.701cm" svg:y="13.16cm" svg:viewBox="0 0 463 462" draw:points="231,462 0,462 0,0 463,0 463,462 231,462">
          <text:p/>
        </draw:polyline>
        <draw:polygon draw:style-name="gr10" draw:text-style-name="P10" draw:layer="layout" svg:width="0.459cm" svg:height="0.461cm" svg:x="14.087cm" svg:y="13.16cm" svg:viewBox="0 0 460 462" draw:points="0,0 460,0 460,462 0,462">
          <text:p/>
        </draw:polygon>
        <draw:polyline draw:style-name="gr6" draw:text-style-name="P10" draw:layer="layout" svg:width="0.459cm" svg:height="0.461cm" svg:x="14.087cm" svg:y="13.16cm" svg:viewBox="0 0 460 462" draw:points="230,462 0,462 0,0 460,0 460,462 230,462">
          <text:p/>
        </draw:polyline>
        <draw:polygon draw:style-name="gr10" draw:text-style-name="P10" draw:layer="layout" svg:width="0.462cm" svg:height="0.461cm" svg:x="13.624cm" svg:y="13.16cm" svg:viewBox="0 0 463 462" draw:points="0,0 463,0 463,462 0,462">
          <text:p/>
        </draw:polygon>
        <draw:polyline draw:style-name="gr6" draw:text-style-name="P10" draw:layer="layout" svg:width="0.462cm" svg:height="0.461cm" svg:x="13.624cm" svg:y="13.16cm" svg:viewBox="0 0 463 462" draw:points="231,462 0,462 0,0 463,0 463,462 231,462">
          <text:p/>
        </draw:polyline>
        <draw:polygon draw:style-name="gr15" draw:text-style-name="P10" draw:layer="layout" svg:width="0.459cm" svg:height="0.461cm" svg:x="15.01cm" svg:y="13.16cm" svg:viewBox="0 0 460 462" draw:points="0,0 460,0 460,462 0,462">
          <text:p/>
        </draw:polygon>
        <draw:polyline draw:style-name="gr6" draw:text-style-name="P10" draw:layer="layout" svg:width="0.459cm" svg:height="0.461cm" svg:x="15.01cm" svg:y="13.16cm" svg:viewBox="0 0 460 462" draw:points="230,462 0,462 0,0 460,0 460,462 230,462">
          <text:p/>
        </draw:polyline>
        <draw:polygon draw:style-name="gr15" draw:text-style-name="P10" draw:layer="layout" svg:width="0.462cm" svg:height="0.461cm" svg:x="14.547cm" svg:y="13.16cm" svg:viewBox="0 0 463 462" draw:points="0,0 463,0 463,462 0,462">
          <text:p/>
        </draw:polygon>
        <draw:polyline draw:style-name="gr6" draw:text-style-name="P10" draw:layer="layout" svg:width="0.462cm" svg:height="0.461cm" svg:x="14.547cm" svg:y="13.16cm" svg:viewBox="0 0 463 462" draw:points="231,462 0,462 0,0 463,0 463,462 231,462">
          <text:p/>
        </draw:polyline>
        <draw:polygon draw:style-name="gr15" draw:text-style-name="P10" draw:layer="layout" svg:width="0.462cm" svg:height="0.461cm" svg:x="15.47cm" svg:y="13.16cm" svg:viewBox="0 0 463 462" draw:points="0,0 463,0 463,462 0,462">
          <text:p/>
        </draw:polygon>
        <draw:polyline draw:style-name="gr6" draw:text-style-name="P10" draw:layer="layout" svg:width="0.462cm" svg:height="0.461cm" svg:x="15.47cm" svg:y="13.16cm" svg:viewBox="0 0 463 462" draw:points="231,462 0,462 0,0 463,0 463,462 231,462">
          <text:p/>
        </draw:polyline>
        <draw:polygon draw:style-name="gr15" draw:text-style-name="P10" draw:layer="layout" svg:width="0.459cm" svg:height="0.461cm" svg:x="16.396cm" svg:y="13.16cm" svg:viewBox="0 0 460 462" draw:points="0,0 460,0 460,462 0,462">
          <text:p/>
        </draw:polygon>
        <draw:polyline draw:style-name="gr6" draw:text-style-name="P10" draw:layer="layout" svg:width="0.459cm" svg:height="0.461cm" svg:x="16.396cm" svg:y="13.16cm" svg:viewBox="0 0 460 462" draw:points="230,462 0,462 0,0 460,0 460,462 230,462">
          <text:p/>
        </draw:polyline>
        <draw:polygon draw:style-name="gr15" draw:text-style-name="P10" draw:layer="layout" svg:width="0.462cm" svg:height="0.461cm" svg:x="15.933cm" svg:y="13.16cm" svg:viewBox="0 0 463 462" draw:points="0,0 463,0 463,462 0,462">
          <text:p/>
        </draw:polygon>
        <draw:polyline draw:style-name="gr6" draw:text-style-name="P10" draw:layer="layout" svg:width="0.462cm" svg:height="0.461cm" svg:x="15.933cm" svg:y="13.16cm" svg:viewBox="0 0 463 462" draw:points="231,462 0,462 0,0 463,0 463,462 231,462">
          <text:p/>
        </draw:polyline>
        <draw:polygon draw:style-name="gr15" draw:text-style-name="P10" draw:layer="layout" svg:width="0.459cm" svg:height="0.461cm" svg:x="17.319cm" svg:y="13.16cm" svg:viewBox="0 0 460 462" draw:points="0,0 460,0 460,462 0,462">
          <text:p/>
        </draw:polygon>
        <draw:polyline draw:style-name="gr6" draw:text-style-name="P10" draw:layer="layout" svg:width="0.459cm" svg:height="0.461cm" svg:x="17.319cm" svg:y="13.16cm" svg:viewBox="0 0 460 462" draw:points="230,462 0,462 0,0 460,0 460,462 230,462">
          <text:p/>
        </draw:polyline>
        <draw:polygon draw:style-name="gr15" draw:text-style-name="P10" draw:layer="layout" svg:width="0.462cm" svg:height="0.461cm" svg:x="16.856cm" svg:y="13.16cm" svg:viewBox="0 0 463 462" draw:points="0,0 463,0 463,462 0,462">
          <text:p/>
        </draw:polygon>
        <draw:polyline draw:style-name="gr6" draw:text-style-name="P10" draw:layer="layout" svg:width="0.462cm" svg:height="0.461cm" svg:x="16.856cm" svg:y="13.16cm" svg:viewBox="0 0 463 462" draw:points="231,462 0,462 0,0 463,0 463,462 231,462">
          <text:p/>
        </draw:polyline>
        <draw:polygon draw:style-name="gr10" draw:text-style-name="P10" draw:layer="layout" svg:width="0.459cm" svg:height="0.461cm" svg:x="18.242cm" svg:y="13.16cm" svg:viewBox="0 0 460 462" draw:points="0,0 460,0 460,462 0,462">
          <text:p/>
        </draw:polygon>
        <draw:polyline draw:style-name="gr6" draw:text-style-name="P10" draw:layer="layout" svg:width="0.459cm" svg:height="0.461cm" svg:x="18.242cm" svg:y="13.16cm" svg:viewBox="0 0 460 462" draw:points="230,462 0,462 0,0 460,0 460,462 230,462">
          <text:p/>
        </draw:polyline>
        <draw:polygon draw:style-name="gr10" draw:text-style-name="P10" draw:layer="layout" svg:width="0.462cm" svg:height="0.461cm" svg:x="17.779cm" svg:y="13.16cm" svg:viewBox="0 0 463 462" draw:points="0,0 463,0 463,462 0,462">
          <text:p/>
        </draw:polygon>
        <draw:polyline draw:style-name="gr6" draw:text-style-name="P10" draw:layer="layout" svg:width="0.462cm" svg:height="0.461cm" svg:x="17.779cm" svg:y="13.16cm" svg:viewBox="0 0 463 462" draw:points="231,462 0,462 0,0 463,0 463,462 231,462">
          <text:p/>
        </draw:polyline>
        <draw:polygon draw:style-name="gr10" draw:text-style-name="P10" draw:layer="layout" svg:width="0.462cm" svg:height="0.461cm" svg:x="18.702cm" svg:y="13.16cm" svg:viewBox="0 0 463 462" draw:points="0,0 463,0 463,462 0,462">
          <text:p/>
        </draw:polygon>
        <draw:polyline draw:style-name="gr6" draw:text-style-name="P10" draw:layer="layout" svg:width="0.462cm" svg:height="0.461cm" svg:x="18.702cm" svg:y="13.16cm" svg:viewBox="0 0 463 462" draw:points="231,462 0,462 0,0 463,0 463,462 231,462">
          <text:p/>
        </draw:polyline>
        <draw:polygon draw:style-name="gr10" draw:text-style-name="P10" draw:layer="layout" svg:width="0.459cm" svg:height="0.461cm" svg:x="19.137cm" svg:y="13.16cm" svg:viewBox="0 0 460 462" draw:points="0,0 460,0 460,462 0,462">
          <text:p/>
        </draw:polygon>
        <draw:polyline draw:style-name="gr6" draw:text-style-name="P10" draw:layer="layout" svg:width="0.459cm" svg:height="0.461cm" svg:x="19.137cm" svg:y="13.16cm" svg:viewBox="0 0 460 462" draw:points="230,462 0,462 0,0 460,0 460,462 230,462">
          <text:p/>
        </draw:polyline>
        <draw:polygon draw:style-name="gr8" draw:text-style-name="P10" draw:layer="layout" svg:width="0.462cm" svg:height="0.461cm" svg:x="19.597cm" svg:y="13.16cm" svg:viewBox="0 0 463 462" draw:points="0,0 463,0 463,462 0,462">
          <text:p/>
        </draw:polygon>
        <draw:polyline draw:style-name="gr6" draw:text-style-name="P10" draw:layer="layout" svg:width="0.462cm" svg:height="0.461cm" svg:x="19.597cm" svg:y="13.16cm" svg:viewBox="0 0 463 462" draw:points="231,462 0,462 0,0 463,0 463,462 231,462">
          <text:p/>
        </draw:polyline>
        <draw:polygon draw:style-name="gr41" draw:text-style-name="P10" draw:layer="layout" svg:width="0.459cm" svg:height="0.461cm" svg:x="13.164cm" svg:y="12.698cm" svg:viewBox="0 0 460 462" draw:points="0,0 460,0 460,462 0,462">
          <text:p text:style-name="P2"><text:span text:style-name="T8">T</text:span></text:p>
        </draw:polygon>
        <draw:polyline draw:style-name="gr6" draw:text-style-name="P10" draw:layer="layout" svg:width="0.459cm" svg:height="0.461cm" svg:x="13.164cm" svg:y="12.698cm" svg:viewBox="0 0 460 462" draw:points="230,462 0,462 0,0 460,0 460,462 230,462">
          <text:p/>
        </draw:polyline>
        <draw:polygon draw:style-name="gr41" draw:text-style-name="P10" draw:layer="layout" svg:width="0.462cm" svg:height="0.461cm" svg:x="12.701cm" svg:y="12.698cm" svg:viewBox="0 0 463 462" draw:points="0,0 463,0 463,462 0,462">
          <text:p text:style-name="P2"><text:span text:style-name="T8">T</text:span></text:p>
        </draw:polygon>
        <draw:polyline draw:style-name="gr6" draw:text-style-name="P10" draw:layer="layout" svg:width="0.462cm" svg:height="0.461cm" svg:x="12.701cm" svg:y="12.698cm" svg:viewBox="0 0 463 462" draw:points="231,462 0,462 0,0 463,0 463,462 231,462">
          <text:p/>
        </draw:polyline>
        <draw:polygon draw:style-name="gr41" draw:text-style-name="P10" draw:layer="layout" svg:width="0.459cm" svg:height="0.461cm" svg:x="14.087cm" svg:y="12.698cm" svg:viewBox="0 0 460 462" draw:points="0,0 460,0 460,462 0,462">
          <text:p text:style-name="P2"><text:span text:style-name="T8">T</text:span></text:p>
        </draw:polygon>
        <draw:polyline draw:style-name="gr6" draw:text-style-name="P10" draw:layer="layout" svg:width="0.459cm" svg:height="0.461cm" svg:x="14.087cm" svg:y="12.698cm" svg:viewBox="0 0 460 462" draw:points="230,462 0,462 0,0 460,0 460,462 230,462">
          <text:p/>
        </draw:polyline>
        <draw:polygon draw:style-name="gr41" draw:text-style-name="P10" draw:layer="layout" svg:width="0.462cm" svg:height="0.461cm" svg:x="13.624cm" svg:y="12.698cm" svg:viewBox="0 0 463 462" draw:points="0,0 463,0 463,462 0,462">
          <text:p text:style-name="P2"><text:span text:style-name="T8">T</text:span></text:p>
        </draw:polygon>
        <draw:polyline draw:style-name="gr6" draw:text-style-name="P10" draw:layer="layout" svg:width="0.462cm" svg:height="0.461cm" svg:x="13.624cm" svg:y="12.698cm" svg:viewBox="0 0 463 462" draw:points="231,462 0,462 0,0 463,0 463,462 231,462">
          <text:p/>
        </draw:polyline>
        <draw:polygon draw:style-name="gr41" draw:text-style-name="P10" draw:layer="layout" svg:width="0.459cm" svg:height="0.461cm" svg:x="15.01cm" svg:y="12.698cm" svg:viewBox="0 0 460 462" draw:points="0,0 460,0 460,462 0,462">
          <text:p text:style-name="P2"><text:span text:style-name="T8">T</text:span></text:p>
        </draw:polygon>
        <draw:polyline draw:style-name="gr6" draw:text-style-name="P10" draw:layer="layout" svg:width="0.459cm" svg:height="0.461cm" svg:x="15.01cm" svg:y="12.698cm" svg:viewBox="0 0 460 462" draw:points="230,462 0,462 0,0 460,0 460,462 230,462">
          <text:p/>
        </draw:polyline>
        <draw:polygon draw:style-name="gr41" draw:text-style-name="P10" draw:layer="layout" svg:width="0.462cm" svg:height="0.461cm" svg:x="14.547cm" svg:y="12.698cm" svg:viewBox="0 0 463 462" draw:points="0,0 463,0 463,462 0,462">
          <text:p text:style-name="P2"><text:span text:style-name="T8">T</text:span></text:p>
        </draw:polygon>
        <draw:polyline draw:style-name="gr6" draw:text-style-name="P10" draw:layer="layout" svg:width="0.462cm" svg:height="0.461cm" svg:x="14.547cm" svg:y="12.698cm" svg:viewBox="0 0 463 462" draw:points="231,462 0,462 0,0 463,0 463,462 231,462">
          <text:p/>
        </draw:polyline>
        <draw:polygon draw:style-name="gr41" draw:text-style-name="P10" draw:layer="layout" svg:width="0.462cm" svg:height="0.461cm" svg:x="15.47cm" svg:y="12.698cm" svg:viewBox="0 0 463 462" draw:points="0,0 463,0 463,462 0,462">
          <text:p text:style-name="P2"><text:span text:style-name="T8">T</text:span></text:p>
        </draw:polygon>
        <draw:polyline draw:style-name="gr6" draw:text-style-name="P10" draw:layer="layout" svg:width="0.462cm" svg:height="0.461cm" svg:x="15.47cm" svg:y="12.698cm" svg:viewBox="0 0 463 462" draw:points="231,462 0,462 0,0 463,0 463,462 231,462">
          <text:p/>
        </draw:polyline>
        <draw:polygon draw:style-name="gr41" draw:text-style-name="P10" draw:layer="layout" svg:width="0.459cm" svg:height="0.461cm" svg:x="16.396cm" svg:y="12.698cm" svg:viewBox="0 0 460 462" draw:points="0,0 460,0 460,462 0,462">
          <text:p text:style-name="P2"><text:span text:style-name="T8">T</text:span></text:p>
        </draw:polygon>
        <draw:polyline draw:style-name="gr6" draw:text-style-name="P10" draw:layer="layout" svg:width="0.459cm" svg:height="0.461cm" svg:x="16.396cm" svg:y="12.698cm" svg:viewBox="0 0 460 462" draw:points="230,462 0,462 0,0 460,0 460,462 230,462">
          <text:p/>
        </draw:polyline>
        <draw:polygon draw:style-name="gr41" draw:text-style-name="P10" draw:layer="layout" svg:width="0.462cm" svg:height="0.461cm" svg:x="15.933cm" svg:y="12.698cm" svg:viewBox="0 0 463 462" draw:points="0,0 463,0 463,462 0,462">
          <text:p text:style-name="P2"><text:span text:style-name="T8">T</text:span></text:p>
        </draw:polygon>
        <draw:polyline draw:style-name="gr6" draw:text-style-name="P10" draw:layer="layout" svg:width="0.462cm" svg:height="0.461cm" svg:x="15.933cm" svg:y="12.698cm" svg:viewBox="0 0 463 462" draw:points="231,462 0,462 0,0 463,0 463,462 231,462">
          <text:p/>
        </draw:polyline>
        <draw:polygon draw:style-name="gr41" draw:text-style-name="P10" draw:layer="layout" svg:width="0.459cm" svg:height="0.461cm" svg:x="17.319cm" svg:y="12.698cm" svg:viewBox="0 0 460 462" draw:points="0,0 460,0 460,462 0,462">
          <text:p text:style-name="P2"><text:span text:style-name="T8">T</text:span></text:p>
        </draw:polygon>
        <draw:polyline draw:style-name="gr6" draw:text-style-name="P10" draw:layer="layout" svg:width="0.459cm" svg:height="0.461cm" svg:x="17.319cm" svg:y="12.698cm" svg:viewBox="0 0 460 462" draw:points="230,462 0,462 0,0 460,0 460,462 230,462">
          <text:p/>
        </draw:polyline>
        <draw:polygon draw:style-name="gr41" draw:text-style-name="P10" draw:layer="layout" svg:width="0.462cm" svg:height="0.461cm" svg:x="16.856cm" svg:y="12.698cm" svg:viewBox="0 0 463 462" draw:points="0,0 463,0 463,462 0,462">
          <text:p text:style-name="P2"><text:span text:style-name="T8">T</text:span></text:p>
        </draw:polygon>
        <draw:polyline draw:style-name="gr6" draw:text-style-name="P10" draw:layer="layout" svg:width="0.462cm" svg:height="0.461cm" svg:x="16.856cm" svg:y="12.698cm" svg:viewBox="0 0 463 462" draw:points="231,462 0,462 0,0 463,0 463,462 231,462">
          <text:p/>
        </draw:polyline>
        <draw:polygon draw:style-name="gr41" draw:text-style-name="P10" draw:layer="layout" svg:width="0.459cm" svg:height="0.461cm" svg:x="18.242cm" svg:y="12.698cm" svg:viewBox="0 0 460 462" draw:points="0,0 460,0 460,462 0,462">
          <text:p text:style-name="P2"><text:span text:style-name="T8">T</text:span></text:p>
        </draw:polygon>
        <draw:polyline draw:style-name="gr6" draw:text-style-name="P10" draw:layer="layout" svg:width="0.459cm" svg:height="0.461cm" svg:x="18.242cm" svg:y="12.698cm" svg:viewBox="0 0 460 462" draw:points="230,462 0,462 0,0 460,0 460,462 230,462">
          <text:p/>
        </draw:polyline>
        <draw:polygon draw:style-name="gr41" draw:text-style-name="P10" draw:layer="layout" svg:width="0.462cm" svg:height="0.461cm" svg:x="17.779cm" svg:y="12.698cm" svg:viewBox="0 0 463 462" draw:points="0,0 463,0 463,462 0,462">
          <text:p text:style-name="P2"><text:span text:style-name="T8">T</text:span></text:p>
        </draw:polygon>
        <draw:polyline draw:style-name="gr6" draw:text-style-name="P10" draw:layer="layout" svg:width="0.462cm" svg:height="0.461cm" svg:x="17.779cm" svg:y="12.698cm" svg:viewBox="0 0 463 462" draw:points="231,462 0,462 0,0 463,0 463,462 231,462">
          <text:p/>
        </draw:polyline>
        <draw:polygon draw:style-name="gr41" draw:text-style-name="P10" draw:layer="layout" svg:width="0.462cm" svg:height="0.461cm" svg:x="18.702cm" svg:y="12.698cm" svg:viewBox="0 0 463 462" draw:points="0,0 463,0 463,462 0,462">
          <text:p text:style-name="P2"><text:span text:style-name="T8">T</text:span></text:p>
        </draw:polygon>
        <draw:polyline draw:style-name="gr6" draw:text-style-name="P10" draw:layer="layout" svg:width="0.462cm" svg:height="0.461cm" svg:x="18.702cm" svg:y="12.698cm" svg:viewBox="0 0 463 462" draw:points="231,462 0,462 0,0 463,0 463,462 231,462">
          <text:p/>
        </draw:polyline>
        <draw:polygon draw:style-name="gr41" draw:text-style-name="P10" draw:layer="layout" svg:width="0.459cm" svg:height="0.461cm" svg:x="19.137cm" svg:y="12.698cm" svg:viewBox="0 0 460 462" draw:points="0,0 460,0 460,462 0,462">
          <text:p text:style-name="P2"><text:span text:style-name="T8">T</text:span></text:p>
        </draw:polygon>
        <draw:polyline draw:style-name="gr6" draw:text-style-name="P10" draw:layer="layout" svg:width="0.459cm" svg:height="0.461cm" svg:x="19.137cm" svg:y="12.698cm" svg:viewBox="0 0 460 462" draw:points="230,462 0,462 0,0 460,0 460,462 230,462">
          <text:p/>
        </draw:polyline>
        <draw:polygon draw:style-name="gr41" draw:text-style-name="P10" draw:layer="layout" svg:width="0.462cm" svg:height="0.461cm" svg:x="19.597cm" svg:y="12.698cm" svg:viewBox="0 0 463 462" draw:points="0,0 463,0 463,462 0,462">
          <text:p text:style-name="P2"><text:span text:style-name="T8">T</text:span></text:p>
        </draw:polygon>
        <draw:polyline draw:style-name="gr6" draw:text-style-name="P10" draw:layer="layout" svg:width="0.462cm" svg:height="0.461cm" svg:x="19.597cm" svg:y="12.698cm" svg:viewBox="0 0 463 462" draw:points="231,462 0,462 0,0 463,0 463,462 231,462">
          <text:p/>
        </draw:polyline>
        <draw:polygon draw:style-name="gr10" draw:text-style-name="P10" draw:layer="layout" svg:width="0.459cm" svg:height="0.461cm" svg:x="13.164cm" svg:y="12.698cm" svg:viewBox="0 0 460 462" draw:points="0,0 460,0 460,462 0,462">
          <text:p/>
        </draw:polygon>
        <draw:polyline draw:style-name="gr6" draw:text-style-name="P10" draw:layer="layout" svg:width="0.459cm" svg:height="0.461cm" svg:x="13.164cm" svg:y="12.698cm" svg:viewBox="0 0 460 462" draw:points="230,462 0,462 0,0 460,0 460,462 230,462">
          <text:p/>
        </draw:polyline>
        <draw:polygon draw:style-name="gr10" draw:text-style-name="P10" draw:layer="layout" svg:width="0.462cm" svg:height="0.461cm" svg:x="12.701cm" svg:y="12.698cm" svg:viewBox="0 0 463 462" draw:points="0,0 463,0 463,462 0,462">
          <text:p/>
        </draw:polygon>
        <draw:polyline draw:style-name="gr6" draw:text-style-name="P10" draw:layer="layout" svg:width="0.462cm" svg:height="0.461cm" svg:x="12.701cm" svg:y="12.698cm" svg:viewBox="0 0 463 462" draw:points="231,462 0,462 0,0 463,0 463,462 231,462">
          <text:p/>
        </draw:polyline>
        <draw:polygon draw:style-name="gr10" draw:text-style-name="P10" draw:layer="layout" svg:width="0.459cm" svg:height="0.461cm" svg:x="14.087cm" svg:y="12.698cm" svg:viewBox="0 0 460 462" draw:points="0,0 460,0 460,462 0,462">
          <text:p/>
        </draw:polygon>
        <draw:polyline draw:style-name="gr6" draw:text-style-name="P10" draw:layer="layout" svg:width="0.459cm" svg:height="0.461cm" svg:x="14.087cm" svg:y="12.698cm" svg:viewBox="0 0 460 462" draw:points="230,462 0,462 0,0 460,0 460,462 230,462">
          <text:p/>
        </draw:polyline>
        <draw:polygon draw:style-name="gr10" draw:text-style-name="P10" draw:layer="layout" svg:width="0.462cm" svg:height="0.461cm" svg:x="13.624cm" svg:y="12.698cm" svg:viewBox="0 0 463 462" draw:points="0,0 463,0 463,462 0,462">
          <text:p/>
        </draw:polygon>
        <draw:polyline draw:style-name="gr6" draw:text-style-name="P10" draw:layer="layout" svg:width="0.462cm" svg:height="0.461cm" svg:x="13.624cm" svg:y="12.698cm" svg:viewBox="0 0 463 462" draw:points="231,462 0,462 0,0 463,0 463,462 231,462">
          <text:p/>
        </draw:polyline>
        <draw:polygon draw:style-name="gr15" draw:text-style-name="P10" draw:layer="layout" svg:width="0.459cm" svg:height="0.461cm" svg:x="15.01cm" svg:y="12.698cm" svg:viewBox="0 0 460 462" draw:points="0,0 460,0 460,462 0,462">
          <text:p/>
        </draw:polygon>
        <draw:polyline draw:style-name="gr6" draw:text-style-name="P10" draw:layer="layout" svg:width="0.459cm" svg:height="0.461cm" svg:x="15.01cm" svg:y="12.698cm" svg:viewBox="0 0 460 462" draw:points="230,462 0,462 0,0 460,0 460,462 230,462">
          <text:p/>
        </draw:polyline>
        <draw:polygon draw:style-name="gr15" draw:text-style-name="P10" draw:layer="layout" svg:width="0.462cm" svg:height="0.461cm" svg:x="14.547cm" svg:y="12.698cm" svg:viewBox="0 0 463 462" draw:points="0,0 463,0 463,462 0,462">
          <text:p/>
        </draw:polygon>
        <draw:polyline draw:style-name="gr6" draw:text-style-name="P10" draw:layer="layout" svg:width="0.462cm" svg:height="0.461cm" svg:x="14.547cm" svg:y="12.698cm" svg:viewBox="0 0 463 462" draw:points="231,462 0,462 0,0 463,0 463,462 231,462">
          <text:p/>
        </draw:polyline>
        <draw:polygon draw:style-name="gr15" draw:text-style-name="P10" draw:layer="layout" svg:width="0.462cm" svg:height="0.461cm" svg:x="15.47cm" svg:y="12.698cm" svg:viewBox="0 0 463 462" draw:points="0,0 463,0 463,462 0,462">
          <text:p/>
        </draw:polygon>
        <draw:polyline draw:style-name="gr6" draw:text-style-name="P10" draw:layer="layout" svg:width="0.462cm" svg:height="0.461cm" svg:x="15.47cm" svg:y="12.698cm" svg:viewBox="0 0 463 462" draw:points="231,462 0,462 0,0 463,0 463,462 231,462">
          <text:p/>
        </draw:polyline>
        <draw:polygon draw:style-name="gr15" draw:text-style-name="P10" draw:layer="layout" svg:width="0.459cm" svg:height="0.461cm" svg:x="16.396cm" svg:y="12.698cm" svg:viewBox="0 0 460 462" draw:points="0,0 460,0 460,462 0,462">
          <text:p/>
        </draw:polygon>
        <draw:polyline draw:style-name="gr6" draw:text-style-name="P10" draw:layer="layout" svg:width="0.459cm" svg:height="0.461cm" svg:x="16.396cm" svg:y="12.698cm" svg:viewBox="0 0 460 462" draw:points="230,462 0,462 0,0 460,0 460,462 230,462">
          <text:p/>
        </draw:polyline>
        <draw:polygon draw:style-name="gr15" draw:text-style-name="P10" draw:layer="layout" svg:width="0.462cm" svg:height="0.461cm" svg:x="15.933cm" svg:y="12.698cm" svg:viewBox="0 0 463 462" draw:points="0,0 463,0 463,462 0,462">
          <text:p/>
        </draw:polygon>
        <draw:polyline draw:style-name="gr6" draw:text-style-name="P10" draw:layer="layout" svg:width="0.462cm" svg:height="0.461cm" svg:x="15.933cm" svg:y="12.698cm" svg:viewBox="0 0 463 462" draw:points="231,462 0,462 0,0 463,0 463,462 231,462">
          <text:p/>
        </draw:polyline>
        <draw:polygon draw:style-name="gr15" draw:text-style-name="P10" draw:layer="layout" svg:width="0.459cm" svg:height="0.461cm" svg:x="17.319cm" svg:y="12.698cm" svg:viewBox="0 0 460 462" draw:points="0,0 460,0 460,462 0,462">
          <text:p/>
        </draw:polygon>
        <draw:polyline draw:style-name="gr6" draw:text-style-name="P10" draw:layer="layout" svg:width="0.459cm" svg:height="0.461cm" svg:x="17.319cm" svg:y="12.698cm" svg:viewBox="0 0 460 462" draw:points="230,462 0,462 0,0 460,0 460,462 230,462">
          <text:p/>
        </draw:polyline>
        <draw:polygon draw:style-name="gr15" draw:text-style-name="P10" draw:layer="layout" svg:width="0.462cm" svg:height="0.461cm" svg:x="16.856cm" svg:y="12.698cm" svg:viewBox="0 0 463 462" draw:points="0,0 463,0 463,462 0,462">
          <text:p/>
        </draw:polygon>
        <draw:polyline draw:style-name="gr6" draw:text-style-name="P10" draw:layer="layout" svg:width="0.462cm" svg:height="0.461cm" svg:x="16.856cm" svg:y="12.698cm" svg:viewBox="0 0 463 462" draw:points="231,462 0,462 0,0 463,0 463,462 231,462">
          <text:p/>
        </draw:polyline>
        <draw:polygon draw:style-name="gr10" draw:text-style-name="P10" draw:layer="layout" svg:width="0.459cm" svg:height="0.461cm" svg:x="18.242cm" svg:y="12.698cm" svg:viewBox="0 0 460 462" draw:points="0,0 460,0 460,462 0,462">
          <text:p/>
        </draw:polygon>
        <draw:polyline draw:style-name="gr6" draw:text-style-name="P10" draw:layer="layout" svg:width="0.459cm" svg:height="0.461cm" svg:x="18.242cm" svg:y="12.698cm" svg:viewBox="0 0 460 462" draw:points="230,462 0,462 0,0 460,0 460,462 230,462">
          <text:p/>
        </draw:polyline>
        <draw:polygon draw:style-name="gr10" draw:text-style-name="P10" draw:layer="layout" svg:width="0.462cm" svg:height="0.461cm" svg:x="17.779cm" svg:y="12.698cm" svg:viewBox="0 0 463 462" draw:points="0,0 463,0 463,462 0,462">
          <text:p/>
        </draw:polygon>
        <draw:polyline draw:style-name="gr6" draw:text-style-name="P10" draw:layer="layout" svg:width="0.462cm" svg:height="0.461cm" svg:x="17.779cm" svg:y="12.698cm" svg:viewBox="0 0 463 462" draw:points="231,462 0,462 0,0 463,0 463,462 231,462">
          <text:p/>
        </draw:polyline>
        <draw:polygon draw:style-name="gr10" draw:text-style-name="P10" draw:layer="layout" svg:width="0.462cm" svg:height="0.461cm" svg:x="18.702cm" svg:y="12.698cm" svg:viewBox="0 0 463 462" draw:points="0,0 463,0 463,462 0,462">
          <text:p/>
        </draw:polygon>
        <draw:polyline draw:style-name="gr6" draw:text-style-name="P10" draw:layer="layout" svg:width="0.462cm" svg:height="0.461cm" svg:x="18.702cm" svg:y="12.698cm" svg:viewBox="0 0 463 462" draw:points="231,462 0,462 0,0 463,0 463,462 231,462">
          <text:p/>
        </draw:polyline>
        <draw:polygon draw:style-name="gr10" draw:text-style-name="P10" draw:layer="layout" svg:width="0.459cm" svg:height="0.461cm" svg:x="19.137cm" svg:y="12.698cm" svg:viewBox="0 0 460 462" draw:points="0,0 460,0 460,462 0,462">
          <text:p/>
        </draw:polygon>
        <draw:polyline draw:style-name="gr6" draw:text-style-name="P10" draw:layer="layout" svg:width="0.459cm" svg:height="0.461cm" svg:x="19.137cm" svg:y="12.698cm" svg:viewBox="0 0 460 462" draw:points="230,462 0,462 0,0 460,0 460,462 230,462">
          <text:p/>
        </draw:polyline>
        <draw:polygon draw:style-name="gr10" draw:text-style-name="P10" draw:layer="layout" svg:width="0.462cm" svg:height="0.461cm" svg:x="19.597cm" svg:y="12.698cm" svg:viewBox="0 0 463 462" draw:points="0,0 463,0 463,462 0,462">
          <text:p/>
        </draw:polygon>
        <draw:polyline draw:style-name="gr44" draw:text-style-name="P10" draw:layer="layout" svg:width="0.462cm" svg:height="0.461cm" svg:x="19.597cm" svg:y="12.698cm" svg:viewBox="0 0 463 462" draw:points="231,462 0,462 0,0 463,0 463,462 231,462">
          <text:p/>
        </draw:polyline>
        <draw:polygon draw:style-name="gr41" draw:text-style-name="P10" draw:layer="layout" svg:width="0.459cm" svg:height="0.461cm" svg:x="13.164cm" svg:y="12.236cm" svg:viewBox="0 0 460 462" draw:points="0,0 460,0 460,462 0,462">
          <text:p text:style-name="P2"><text:span text:style-name="T8">T</text:span></text:p>
        </draw:polygon>
        <draw:polyline draw:style-name="gr6" draw:text-style-name="P10" draw:layer="layout" svg:width="0.459cm" svg:height="0.461cm" svg:x="13.164cm" svg:y="12.236cm" svg:viewBox="0 0 460 462" draw:points="230,462 0,462 0,0 460,0 460,462 230,462">
          <text:p/>
        </draw:polyline>
        <draw:polygon draw:style-name="gr41" draw:text-style-name="P10" draw:layer="layout" svg:width="0.462cm" svg:height="0.461cm" svg:x="12.701cm" svg:y="12.236cm" svg:viewBox="0 0 463 462" draw:points="0,0 463,0 463,462 0,462">
          <text:p text:style-name="P2"><text:span text:style-name="T8">T</text:span></text:p>
        </draw:polygon>
        <draw:polyline draw:style-name="gr6" draw:text-style-name="P10" draw:layer="layout" svg:width="0.462cm" svg:height="0.461cm" svg:x="12.701cm" svg:y="12.236cm" svg:viewBox="0 0 463 462" draw:points="231,462 0,462 0,0 463,0 463,462 231,462">
          <text:p/>
        </draw:polyline>
        <draw:polygon draw:style-name="gr41" draw:text-style-name="P10" draw:layer="layout" svg:width="0.459cm" svg:height="0.461cm" svg:x="14.087cm" svg:y="12.236cm" svg:viewBox="0 0 460 462" draw:points="0,0 460,0 460,462 0,462">
          <text:p text:style-name="P2"><text:span text:style-name="T8">T</text:span></text:p>
        </draw:polygon>
        <draw:polyline draw:style-name="gr6" draw:text-style-name="P10" draw:layer="layout" svg:width="0.459cm" svg:height="0.461cm" svg:x="14.087cm" svg:y="12.236cm" svg:viewBox="0 0 460 462" draw:points="230,462 0,462 0,0 460,0 460,462 230,462">
          <text:p/>
        </draw:polyline>
        <draw:polygon draw:style-name="gr41" draw:text-style-name="P10" draw:layer="layout" svg:width="0.462cm" svg:height="0.461cm" svg:x="13.624cm" svg:y="12.236cm" svg:viewBox="0 0 463 462" draw:points="0,0 463,0 463,462 0,462">
          <text:p text:style-name="P2"><text:span text:style-name="T8">T</text:span></text:p>
        </draw:polygon>
        <draw:polyline draw:style-name="gr6" draw:text-style-name="P10" draw:layer="layout" svg:width="0.462cm" svg:height="0.461cm" svg:x="13.624cm" svg:y="12.236cm" svg:viewBox="0 0 463 462" draw:points="231,462 0,462 0,0 463,0 463,462 231,462">
          <text:p/>
        </draw:polyline>
        <draw:polygon draw:style-name="gr41" draw:text-style-name="P10" draw:layer="layout" svg:width="0.459cm" svg:height="0.461cm" svg:x="15.01cm" svg:y="12.236cm" svg:viewBox="0 0 460 462" draw:points="0,0 460,0 460,462 0,462">
          <text:p text:style-name="P2"><text:span text:style-name="T8">T</text:span></text:p>
        </draw:polygon>
        <draw:polyline draw:style-name="gr6" draw:text-style-name="P10" draw:layer="layout" svg:width="0.459cm" svg:height="0.461cm" svg:x="15.01cm" svg:y="12.236cm" svg:viewBox="0 0 460 462" draw:points="230,462 0,462 0,0 460,0 460,462 230,462">
          <text:p/>
        </draw:polyline>
        <draw:polygon draw:style-name="gr41" draw:text-style-name="P10" draw:layer="layout" svg:width="0.462cm" svg:height="0.461cm" svg:x="14.547cm" svg:y="12.236cm" svg:viewBox="0 0 463 462" draw:points="0,0 463,0 463,462 0,462">
          <text:p text:style-name="P2"><text:span text:style-name="T8">T</text:span></text:p>
        </draw:polygon>
        <draw:polyline draw:style-name="gr6" draw:text-style-name="P10" draw:layer="layout" svg:width="0.462cm" svg:height="0.461cm" svg:x="14.547cm" svg:y="12.236cm" svg:viewBox="0 0 463 462" draw:points="231,462 0,462 0,0 463,0 463,462 231,462">
          <text:p/>
        </draw:polyline>
        <draw:polygon draw:style-name="gr41" draw:text-style-name="P10" draw:layer="layout" svg:width="0.462cm" svg:height="0.461cm" svg:x="15.47cm" svg:y="12.236cm" svg:viewBox="0 0 463 462" draw:points="0,0 463,0 463,462 0,462">
          <text:p text:style-name="P2"><text:span text:style-name="T8">T</text:span></text:p>
        </draw:polygon>
        <draw:polyline draw:style-name="gr6" draw:text-style-name="P10" draw:layer="layout" svg:width="0.462cm" svg:height="0.461cm" svg:x="15.47cm" svg:y="12.236cm" svg:viewBox="0 0 463 462" draw:points="231,462 0,462 0,0 463,0 463,462 231,462">
          <text:p/>
        </draw:polyline>
        <draw:polygon draw:style-name="gr41" draw:text-style-name="P10" draw:layer="layout" svg:width="0.459cm" svg:height="0.461cm" svg:x="16.396cm" svg:y="12.236cm" svg:viewBox="0 0 460 462" draw:points="0,0 460,0 460,462 0,462">
          <text:p text:style-name="P2"><text:span text:style-name="T8">T</text:span></text:p>
        </draw:polygon>
        <draw:polyline draw:style-name="gr6" draw:text-style-name="P10" draw:layer="layout" svg:width="0.459cm" svg:height="0.461cm" svg:x="16.396cm" svg:y="12.236cm" svg:viewBox="0 0 460 462" draw:points="230,462 0,462 0,0 460,0 460,462 230,462">
          <text:p/>
        </draw:polyline>
        <draw:polygon draw:style-name="gr41" draw:text-style-name="P10" draw:layer="layout" svg:width="0.462cm" svg:height="0.461cm" svg:x="15.933cm" svg:y="12.236cm" svg:viewBox="0 0 463 462" draw:points="0,0 463,0 463,462 0,462">
          <text:p text:style-name="P2"><text:span text:style-name="T8">T</text:span></text:p>
        </draw:polygon>
        <draw:polyline draw:style-name="gr6" draw:text-style-name="P10" draw:layer="layout" svg:width="0.462cm" svg:height="0.461cm" svg:x="15.933cm" svg:y="12.236cm" svg:viewBox="0 0 463 462" draw:points="231,462 0,462 0,0 463,0 463,462 231,462">
          <text:p/>
        </draw:polyline>
        <draw:polygon draw:style-name="gr41" draw:text-style-name="P10" draw:layer="layout" svg:width="0.459cm" svg:height="0.461cm" svg:x="17.319cm" svg:y="12.236cm" svg:viewBox="0 0 460 462" draw:points="0,0 460,0 460,462 0,462">
          <text:p text:style-name="P2"><text:span text:style-name="T8">T</text:span></text:p>
        </draw:polygon>
        <draw:polyline draw:style-name="gr6" draw:text-style-name="P10" draw:layer="layout" svg:width="0.459cm" svg:height="0.461cm" svg:x="17.319cm" svg:y="12.236cm" svg:viewBox="0 0 460 462" draw:points="230,462 0,462 0,0 460,0 460,462 230,462">
          <text:p/>
        </draw:polyline>
        <draw:polygon draw:style-name="gr41" draw:text-style-name="P10" draw:layer="layout" svg:width="0.462cm" svg:height="0.461cm" svg:x="16.856cm" svg:y="12.236cm" svg:viewBox="0 0 463 462" draw:points="0,0 463,0 463,462 0,462">
          <text:p text:style-name="P2"><text:span text:style-name="T8">T</text:span></text:p>
        </draw:polygon>
        <draw:polyline draw:style-name="gr6" draw:text-style-name="P10" draw:layer="layout" svg:width="0.462cm" svg:height="0.461cm" svg:x="16.856cm" svg:y="12.236cm" svg:viewBox="0 0 463 462" draw:points="231,462 0,462 0,0 463,0 463,462 231,462">
          <text:p/>
        </draw:polyline>
        <draw:polygon draw:style-name="gr41" draw:text-style-name="P10" draw:layer="layout" svg:width="0.459cm" svg:height="0.461cm" svg:x="18.242cm" svg:y="12.236cm" svg:viewBox="0 0 460 462" draw:points="0,0 460,0 460,462 0,462">
          <text:p text:style-name="P2"><text:span text:style-name="T8">T</text:span></text:p>
        </draw:polygon>
        <draw:polyline draw:style-name="gr6" draw:text-style-name="P10" draw:layer="layout" svg:width="0.459cm" svg:height="0.461cm" svg:x="18.242cm" svg:y="12.236cm" svg:viewBox="0 0 460 462" draw:points="230,462 0,462 0,0 460,0 460,462 230,462">
          <text:p/>
        </draw:polyline>
        <draw:polygon draw:style-name="gr41" draw:text-style-name="P10" draw:layer="layout" svg:width="0.462cm" svg:height="0.461cm" svg:x="17.779cm" svg:y="12.236cm" svg:viewBox="0 0 463 462" draw:points="0,0 463,0 463,462 0,462">
          <text:p text:style-name="P2"><text:span text:style-name="T8">T</text:span></text:p>
        </draw:polygon>
        <draw:polyline draw:style-name="gr6" draw:text-style-name="P10" draw:layer="layout" svg:width="0.462cm" svg:height="0.461cm" svg:x="17.779cm" svg:y="12.236cm" svg:viewBox="0 0 463 462" draw:points="231,462 0,462 0,0 463,0 463,462 231,462">
          <text:p/>
        </draw:polyline>
        <draw:polygon draw:style-name="gr41" draw:text-style-name="P10" draw:layer="layout" svg:width="0.462cm" svg:height="0.461cm" svg:x="18.702cm" svg:y="12.236cm" svg:viewBox="0 0 463 462" draw:points="0,0 463,0 463,462 0,462">
          <text:p text:style-name="P2"><text:span text:style-name="T8">T</text:span></text:p>
        </draw:polygon>
        <draw:polyline draw:style-name="gr6" draw:text-style-name="P10" draw:layer="layout" svg:width="0.462cm" svg:height="0.461cm" svg:x="18.702cm" svg:y="12.236cm" svg:viewBox="0 0 463 462" draw:points="231,462 0,462 0,0 463,0 463,462 231,462">
          <text:p/>
        </draw:polyline>
        <draw:polygon draw:style-name="gr41" draw:text-style-name="P10" draw:layer="layout" svg:width="0.459cm" svg:height="0.461cm" svg:x="19.137cm" svg:y="12.236cm" svg:viewBox="0 0 460 462" draw:points="0,0 460,0 460,462 0,462">
          <text:p text:style-name="P2"><text:span text:style-name="T8">T</text:span></text:p>
        </draw:polygon>
        <draw:polyline draw:style-name="gr6" draw:text-style-name="P10" draw:layer="layout" svg:width="0.459cm" svg:height="0.461cm" svg:x="19.137cm" svg:y="12.236cm" svg:viewBox="0 0 460 462" draw:points="230,462 0,462 0,0 460,0 460,462 230,462">
          <text:p/>
        </draw:polyline>
        <draw:polygon draw:style-name="gr41" draw:text-style-name="P10" draw:layer="layout" svg:width="0.462cm" svg:height="0.461cm" svg:x="19.597cm" svg:y="12.236cm" svg:viewBox="0 0 463 462" draw:points="0,0 463,0 463,462 0,462">
          <text:p text:style-name="P2"><text:span text:style-name="T8">T</text:span></text:p>
        </draw:polygon>
        <draw:polyline draw:style-name="gr6" draw:text-style-name="P10" draw:layer="layout" svg:width="0.462cm" svg:height="0.461cm" svg:x="19.597cm" svg:y="12.236cm" svg:viewBox="0 0 463 462" draw:points="231,462 0,462 0,0 463,0 463,462 231,462">
          <text:p/>
        </draw:polyline>
        <draw:polygon draw:style-name="gr10" draw:text-style-name="P10" draw:layer="layout" svg:width="0.459cm" svg:height="0.461cm" svg:x="13.164cm" svg:y="12.236cm" svg:viewBox="0 0 460 462" draw:points="0,0 460,0 460,462 0,462">
          <text:p/>
        </draw:polygon>
        <draw:polyline draw:style-name="gr6" draw:text-style-name="P10" draw:layer="layout" svg:width="0.459cm" svg:height="0.461cm" svg:x="13.164cm" svg:y="12.236cm" svg:viewBox="0 0 460 462" draw:points="230,462 0,462 0,0 460,0 460,462 230,462">
          <text:p/>
        </draw:polyline>
        <draw:polygon draw:style-name="gr10" draw:text-style-name="P10" draw:layer="layout" svg:width="0.462cm" svg:height="0.461cm" svg:x="12.701cm" svg:y="12.236cm" svg:viewBox="0 0 463 462" draw:points="0,0 463,0 463,462 0,462">
          <text:p/>
        </draw:polygon>
        <draw:polyline draw:style-name="gr6" draw:text-style-name="P10" draw:layer="layout" svg:width="0.462cm" svg:height="0.461cm" svg:x="12.701cm" svg:y="12.236cm" svg:viewBox="0 0 463 462" draw:points="231,462 0,462 0,0 463,0 463,462 231,462">
          <text:p/>
        </draw:polyline>
        <draw:polygon draw:style-name="gr10" draw:text-style-name="P10" draw:layer="layout" svg:width="0.459cm" svg:height="0.461cm" svg:x="14.087cm" svg:y="12.236cm" svg:viewBox="0 0 460 462" draw:points="0,0 460,0 460,462 0,462">
          <text:p/>
        </draw:polygon>
        <draw:polyline draw:style-name="gr6" draw:text-style-name="P10" draw:layer="layout" svg:width="0.459cm" svg:height="0.461cm" svg:x="14.087cm" svg:y="12.236cm" svg:viewBox="0 0 460 462" draw:points="230,462 0,462 0,0 460,0 460,462 230,462">
          <text:p/>
        </draw:polyline>
        <draw:polygon draw:style-name="gr10" draw:text-style-name="P10" draw:layer="layout" svg:width="0.462cm" svg:height="0.461cm" svg:x="13.624cm" svg:y="12.236cm" svg:viewBox="0 0 463 462" draw:points="0,0 463,0 463,462 0,462">
          <text:p/>
        </draw:polygon>
        <draw:polyline draw:style-name="gr6" draw:text-style-name="P10" draw:layer="layout" svg:width="0.462cm" svg:height="0.461cm" svg:x="13.624cm" svg:y="12.236cm" svg:viewBox="0 0 463 462" draw:points="231,462 0,462 0,0 463,0 463,462 231,462">
          <text:p/>
        </draw:polyline>
        <draw:polygon draw:style-name="gr10" draw:text-style-name="P10" draw:layer="layout" svg:width="0.459cm" svg:height="0.461cm" svg:x="15.01cm" svg:y="12.236cm" svg:viewBox="0 0 460 462" draw:points="0,0 460,0 460,462 0,462">
          <text:p/>
        </draw:polygon>
        <draw:polyline draw:style-name="gr6" draw:text-style-name="P10" draw:layer="layout" svg:width="0.459cm" svg:height="0.461cm" svg:x="15.01cm" svg:y="12.236cm" svg:viewBox="0 0 460 462" draw:points="230,462 0,462 0,0 460,0 460,462 230,462">
          <text:p/>
        </draw:polyline>
        <draw:polygon draw:style-name="gr9" draw:text-style-name="P10" draw:layer="layout" svg:width="0.462cm" svg:height="0.461cm" svg:x="14.547cm" svg:y="12.236cm" svg:viewBox="0 0 463 462" draw:points="0,0 463,0 463,462 0,462">
          <text:p/>
        </draw:polygon>
        <draw:polyline draw:style-name="gr43" draw:text-style-name="P10" draw:layer="layout" svg:width="0.462cm" svg:height="0.461cm" svg:x="14.547cm" svg:y="12.236cm" svg:viewBox="0 0 463 462" draw:points="231,462 0,462 0,0 463,0 463,462 231,462">
          <text:p text:style-name="P2"><text:span text:style-name="T8">T</text:span></text:p>
        </draw:polyline>
        <draw:polygon draw:style-name="gr10" draw:text-style-name="P10" draw:layer="layout" svg:width="0.462cm" svg:height="0.461cm" svg:x="15.47cm" svg:y="12.236cm" svg:viewBox="0 0 463 462" draw:points="0,0 463,0 463,462 0,462">
          <text:p/>
        </draw:polygon>
        <draw:polyline draw:style-name="gr6" draw:text-style-name="P10" draw:layer="layout" svg:width="0.462cm" svg:height="0.461cm" svg:x="15.47cm" svg:y="12.236cm" svg:viewBox="0 0 463 462" draw:points="231,462 0,462 0,0 463,0 463,462 231,462">
          <text:p/>
        </draw:polyline>
        <draw:polygon draw:style-name="gr15" draw:text-style-name="P10" draw:layer="layout" svg:width="0.459cm" svg:height="0.461cm" svg:x="16.396cm" svg:y="12.236cm" svg:viewBox="0 0 460 462" draw:points="0,0 460,0 460,462 0,462">
          <text:p/>
        </draw:polygon>
        <draw:polyline draw:style-name="gr6" draw:text-style-name="P10" draw:layer="layout" svg:width="0.459cm" svg:height="0.461cm" svg:x="16.396cm" svg:y="12.236cm" svg:viewBox="0 0 460 462" draw:points="230,462 0,462 0,0 460,0 460,462 230,462">
          <text:p/>
        </draw:polyline>
        <draw:polygon draw:style-name="gr10" draw:text-style-name="P10" draw:layer="layout" svg:width="0.462cm" svg:height="0.461cm" svg:x="15.933cm" svg:y="12.236cm" svg:viewBox="0 0 463 462" draw:points="0,0 463,0 463,462 0,462">
          <text:p/>
        </draw:polygon>
        <draw:polyline draw:style-name="gr45" draw:text-style-name="P10" draw:layer="layout" svg:width="0.462cm" svg:height="0.461cm" svg:x="15.933cm" svg:y="12.236cm" svg:viewBox="0 0 463 462" draw:points="231,462 0,462 0,0 463,0 463,462 231,462">
          <text:p/>
        </draw:polyline>
        <draw:polygon draw:style-name="gr10" draw:text-style-name="P10" draw:layer="layout" svg:width="0.459cm" svg:height="0.461cm" svg:x="17.319cm" svg:y="12.236cm" svg:viewBox="0 0 460 462" draw:points="0,0 460,0 460,462 0,462">
          <text:p/>
        </draw:polygon>
        <draw:polyline draw:style-name="gr6" draw:text-style-name="P10" draw:layer="layout" svg:width="0.459cm" svg:height="0.461cm" svg:x="17.319cm" svg:y="12.236cm" svg:viewBox="0 0 460 462" draw:points="230,462 0,462 0,0 460,0 460,462 230,462">
          <text:p/>
        </draw:polyline>
        <draw:polygon draw:style-name="gr15" draw:text-style-name="P10" draw:layer="layout" svg:width="0.462cm" svg:height="0.461cm" svg:x="16.856cm" svg:y="12.236cm" svg:viewBox="0 0 463 462" draw:points="0,0 463,0 463,462 0,462">
          <text:p/>
        </draw:polygon>
        <draw:polyline draw:style-name="gr6" draw:text-style-name="P10" draw:layer="layout" svg:width="0.462cm" svg:height="0.461cm" svg:x="16.856cm" svg:y="12.236cm" svg:viewBox="0 0 463 462" draw:points="231,462 0,462 0,0 463,0 463,462 231,462">
          <text:p/>
        </draw:polyline>
        <draw:polygon draw:style-name="gr41" draw:text-style-name="P10" draw:layer="layout" svg:width="0.459cm" svg:height="0.461cm" svg:x="18.242cm" svg:y="12.236cm" svg:viewBox="0 0 460 462" draw:points="0,0 460,0 460,462 0,462">
          <text:p text:style-name="P2"><text:span text:style-name="T8">T</text:span></text:p>
        </draw:polygon>
        <draw:polyline draw:style-name="gr6" draw:text-style-name="P10" draw:layer="layout" svg:width="0.459cm" svg:height="0.461cm" svg:x="18.242cm" svg:y="12.236cm" svg:viewBox="0 0 460 462" draw:points="230,462 0,462 0,0 460,0 460,462 230,462">
          <text:p/>
        </draw:polyline>
        <draw:polygon draw:style-name="gr15" draw:text-style-name="P10" draw:layer="layout" svg:width="0.462cm" svg:height="0.461cm" svg:x="17.779cm" svg:y="12.236cm" svg:viewBox="0 0 463 462" draw:points="0,0 463,0 463,462 0,462">
          <text:p/>
        </draw:polygon>
        <draw:polyline draw:style-name="gr6" draw:text-style-name="P10" draw:layer="layout" svg:width="0.462cm" svg:height="0.461cm" svg:x="17.779cm" svg:y="12.236cm" svg:viewBox="0 0 463 462" draw:points="231,462 0,462 0,0 463,0 463,462 231,462">
          <text:p/>
        </draw:polyline>
        <draw:polygon draw:style-name="gr10" draw:text-style-name="P10" draw:layer="layout" svg:width="0.462cm" svg:height="0.461cm" svg:x="18.702cm" svg:y="12.236cm" svg:viewBox="0 0 463 462" draw:points="0,0 463,0 463,462 0,462">
          <text:p/>
        </draw:polygon>
        <draw:polyline draw:style-name="gr6" draw:text-style-name="P10" draw:layer="layout" svg:width="0.462cm" svg:height="0.461cm" svg:x="18.702cm" svg:y="12.236cm" svg:viewBox="0 0 463 462" draw:points="231,462 0,462 0,0 463,0 463,462 231,462">
          <text:p/>
        </draw:polyline>
        <draw:polygon draw:style-name="gr10" draw:text-style-name="P10" draw:layer="layout" svg:width="0.459cm" svg:height="0.461cm" svg:x="19.137cm" svg:y="12.236cm" svg:viewBox="0 0 460 462" draw:points="0,0 460,0 460,462 0,462">
          <text:p/>
        </draw:polygon>
        <draw:polyline draw:style-name="gr6" draw:text-style-name="P10" draw:layer="layout" svg:width="0.459cm" svg:height="0.461cm" svg:x="19.137cm" svg:y="12.236cm" svg:viewBox="0 0 460 462" draw:points="230,462 0,462 0,0 460,0 460,462 230,462">
          <text:p/>
        </draw:polyline>
        <draw:polygon draw:style-name="gr8" draw:text-style-name="P10" draw:layer="layout" svg:width="0.462cm" svg:height="0.461cm" svg:x="19.597cm" svg:y="12.236cm" svg:viewBox="0 0 463 462" draw:points="0,0 463,0 463,462 0,462">
          <text:p/>
        </draw:polygon>
        <draw:polyline draw:style-name="gr6" draw:text-style-name="P10" draw:layer="layout" svg:width="0.462cm" svg:height="0.461cm" svg:x="19.597cm" svg:y="12.236cm" svg:viewBox="0 0 463 462" draw:points="231,462 0,462 0,0 463,0 463,462 231,462">
          <text:p/>
        </draw:polyline>
        <draw:polygon draw:style-name="gr41" draw:text-style-name="P10" draw:layer="layout" svg:width="0.459cm" svg:height="0.461cm" svg:x="13.164cm" svg:y="15.47cm" svg:viewBox="0 0 460 462" draw:points="0,0 460,0 460,462 0,462">
          <text:p text:style-name="P2"><text:span text:style-name="T8">T</text:span></text:p>
        </draw:polygon>
        <draw:polyline draw:style-name="gr6" draw:text-style-name="P10" draw:layer="layout" svg:width="0.459cm" svg:height="0.461cm" svg:x="13.164cm" svg:y="15.47cm" svg:viewBox="0 0 460 462" draw:points="230,462 0,462 0,0 460,0 460,462 230,462">
          <text:p/>
        </draw:polyline>
        <draw:polygon draw:style-name="gr41" draw:text-style-name="P10" draw:layer="layout" svg:width="0.462cm" svg:height="0.461cm" svg:x="12.701cm" svg:y="15.47cm" svg:viewBox="0 0 463 462" draw:points="0,0 463,0 463,462 0,462">
          <text:p text:style-name="P2"><text:span text:style-name="T8">T</text:span></text:p>
        </draw:polygon>
        <draw:polyline draw:style-name="gr6" draw:text-style-name="P10" draw:layer="layout" svg:width="0.462cm" svg:height="0.461cm" svg:x="12.701cm" svg:y="15.47cm" svg:viewBox="0 0 463 462" draw:points="231,462 0,462 0,0 463,0 463,462 231,462">
          <text:p/>
        </draw:polyline>
        <draw:polygon draw:style-name="gr41" draw:text-style-name="P10" draw:layer="layout" svg:width="0.459cm" svg:height="0.461cm" svg:x="14.087cm" svg:y="15.47cm" svg:viewBox="0 0 460 462" draw:points="0,0 460,0 460,462 0,462">
          <text:p text:style-name="P2"><text:span text:style-name="T8">T</text:span></text:p>
        </draw:polygon>
        <draw:polyline draw:style-name="gr6" draw:text-style-name="P10" draw:layer="layout" svg:width="0.459cm" svg:height="0.461cm" svg:x="14.087cm" svg:y="15.47cm" svg:viewBox="0 0 460 462" draw:points="230,462 0,462 0,0 460,0 460,462 230,462">
          <text:p/>
        </draw:polyline>
        <draw:polygon draw:style-name="gr41" draw:text-style-name="P10" draw:layer="layout" svg:width="0.462cm" svg:height="0.461cm" svg:x="13.624cm" svg:y="15.47cm" svg:viewBox="0 0 463 462" draw:points="0,0 463,0 463,462 0,462">
          <text:p text:style-name="P2"><text:span text:style-name="T8">T</text:span></text:p>
        </draw:polygon>
        <draw:polyline draw:style-name="gr6" draw:text-style-name="P10" draw:layer="layout" svg:width="0.462cm" svg:height="0.461cm" svg:x="13.624cm" svg:y="15.47cm" svg:viewBox="0 0 463 462" draw:points="231,462 0,462 0,0 463,0 463,462 231,462">
          <text:p/>
        </draw:polyline>
        <draw:polygon draw:style-name="gr41" draw:text-style-name="P10" draw:layer="layout" svg:width="0.459cm" svg:height="0.461cm" svg:x="15.01cm" svg:y="15.47cm" svg:viewBox="0 0 460 462" draw:points="0,0 460,0 460,462 0,462">
          <text:p text:style-name="P2"><text:span text:style-name="T8">T</text:span></text:p>
        </draw:polygon>
        <draw:polyline draw:style-name="gr6" draw:text-style-name="P10" draw:layer="layout" svg:width="0.459cm" svg:height="0.461cm" svg:x="15.01cm" svg:y="15.47cm" svg:viewBox="0 0 460 462" draw:points="230,462 0,462 0,0 460,0 460,462 230,462">
          <text:p/>
        </draw:polyline>
        <draw:polygon draw:style-name="gr41" draw:text-style-name="P10" draw:layer="layout" svg:width="0.462cm" svg:height="0.461cm" svg:x="14.547cm" svg:y="15.47cm" svg:viewBox="0 0 463 462" draw:points="0,0 463,0 463,462 0,462">
          <text:p text:style-name="P2"><text:span text:style-name="T8">T</text:span></text:p>
        </draw:polygon>
        <draw:polyline draw:style-name="gr6" draw:text-style-name="P10" draw:layer="layout" svg:width="0.462cm" svg:height="0.461cm" svg:x="14.547cm" svg:y="15.47cm" svg:viewBox="0 0 463 462" draw:points="231,462 0,462 0,0 463,0 463,462 231,462">
          <text:p/>
        </draw:polyline>
        <draw:polygon draw:style-name="gr41" draw:text-style-name="P10" draw:layer="layout" svg:width="0.462cm" svg:height="0.461cm" svg:x="15.47cm" svg:y="15.47cm" svg:viewBox="0 0 463 462" draw:points="0,0 463,0 463,462 0,462">
          <text:p text:style-name="P2"><text:span text:style-name="T8">T</text:span></text:p>
        </draw:polygon>
        <draw:polyline draw:style-name="gr6" draw:text-style-name="P10" draw:layer="layout" svg:width="0.462cm" svg:height="0.461cm" svg:x="15.47cm" svg:y="15.47cm" svg:viewBox="0 0 463 462" draw:points="231,462 0,462 0,0 463,0 463,462 231,462">
          <text:p/>
        </draw:polyline>
        <draw:polygon draw:style-name="gr41" draw:text-style-name="P10" draw:layer="layout" svg:width="0.459cm" svg:height="0.461cm" svg:x="16.396cm" svg:y="15.47cm" svg:viewBox="0 0 460 462" draw:points="0,0 460,0 460,462 0,462">
          <text:p text:style-name="P2"><text:span text:style-name="T8">T</text:span></text:p>
        </draw:polygon>
        <draw:polyline draw:style-name="gr6" draw:text-style-name="P10" draw:layer="layout" svg:width="0.459cm" svg:height="0.461cm" svg:x="16.396cm" svg:y="15.47cm" svg:viewBox="0 0 460 462" draw:points="230,462 0,462 0,0 460,0 460,462 230,462">
          <text:p/>
        </draw:polyline>
        <draw:polygon draw:style-name="gr41" draw:text-style-name="P10" draw:layer="layout" svg:width="0.462cm" svg:height="0.461cm" svg:x="15.933cm" svg:y="15.47cm" svg:viewBox="0 0 463 462" draw:points="0,0 463,0 463,462 0,462">
          <text:p text:style-name="P2"><text:span text:style-name="T8">T</text:span></text:p>
        </draw:polygon>
        <draw:polyline draw:style-name="gr6" draw:text-style-name="P10" draw:layer="layout" svg:width="0.462cm" svg:height="0.461cm" svg:x="15.933cm" svg:y="15.47cm" svg:viewBox="0 0 463 462" draw:points="231,462 0,462 0,0 463,0 463,462 231,462">
          <text:p/>
        </draw:polyline>
        <draw:polygon draw:style-name="gr41" draw:text-style-name="P10" draw:layer="layout" svg:width="0.459cm" svg:height="0.461cm" svg:x="17.319cm" svg:y="15.47cm" svg:viewBox="0 0 460 462" draw:points="0,0 460,0 460,462 0,462">
          <text:p text:style-name="P2"><text:span text:style-name="T8">T</text:span></text:p>
        </draw:polygon>
        <draw:polyline draw:style-name="gr6" draw:text-style-name="P10" draw:layer="layout" svg:width="0.459cm" svg:height="0.461cm" svg:x="17.319cm" svg:y="15.47cm" svg:viewBox="0 0 460 462" draw:points="230,462 0,462 0,0 460,0 460,462 230,462">
          <text:p/>
        </draw:polyline>
        <draw:polygon draw:style-name="gr41" draw:text-style-name="P10" draw:layer="layout" svg:width="0.462cm" svg:height="0.461cm" svg:x="16.856cm" svg:y="15.47cm" svg:viewBox="0 0 463 462" draw:points="0,0 463,0 463,462 0,462">
          <text:p text:style-name="P2"><text:span text:style-name="T8">T</text:span></text:p>
        </draw:polygon>
        <draw:polyline draw:style-name="gr6" draw:text-style-name="P10" draw:layer="layout" svg:width="0.462cm" svg:height="0.461cm" svg:x="16.856cm" svg:y="15.47cm" svg:viewBox="0 0 463 462" draw:points="231,462 0,462 0,0 463,0 463,462 231,462">
          <text:p/>
        </draw:polyline>
        <draw:polygon draw:style-name="gr41" draw:text-style-name="P10" draw:layer="layout" svg:width="0.459cm" svg:height="0.461cm" svg:x="18.242cm" svg:y="15.47cm" svg:viewBox="0 0 460 462" draw:points="0,0 460,0 460,462 0,462">
          <text:p text:style-name="P2"><text:span text:style-name="T8">T</text:span></text:p>
        </draw:polygon>
        <draw:polyline draw:style-name="gr6" draw:text-style-name="P10" draw:layer="layout" svg:width="0.459cm" svg:height="0.461cm" svg:x="18.242cm" svg:y="15.47cm" svg:viewBox="0 0 460 462" draw:points="230,462 0,462 0,0 460,0 460,462 230,462">
          <text:p/>
        </draw:polyline>
        <draw:polygon draw:style-name="gr41" draw:text-style-name="P10" draw:layer="layout" svg:width="0.462cm" svg:height="0.461cm" svg:x="17.779cm" svg:y="15.47cm" svg:viewBox="0 0 463 462" draw:points="0,0 463,0 463,462 0,462">
          <text:p text:style-name="P2"><text:span text:style-name="T8">T</text:span></text:p>
        </draw:polygon>
        <draw:polyline draw:style-name="gr6" draw:text-style-name="P10" draw:layer="layout" svg:width="0.462cm" svg:height="0.461cm" svg:x="17.779cm" svg:y="15.47cm" svg:viewBox="0 0 463 462" draw:points="231,462 0,462 0,0 463,0 463,462 231,462">
          <text:p/>
        </draw:polyline>
        <draw:polygon draw:style-name="gr41" draw:text-style-name="P10" draw:layer="layout" svg:width="0.462cm" svg:height="0.461cm" svg:x="18.702cm" svg:y="15.47cm" svg:viewBox="0 0 463 462" draw:points="0,0 463,0 463,462 0,462">
          <text:p text:style-name="P2"><text:span text:style-name="T8">T</text:span></text:p>
        </draw:polygon>
        <draw:polyline draw:style-name="gr6" draw:text-style-name="P10" draw:layer="layout" svg:width="0.462cm" svg:height="0.461cm" svg:x="18.702cm" svg:y="15.47cm" svg:viewBox="0 0 463 462" draw:points="231,462 0,462 0,0 463,0 463,462 231,462">
          <text:p/>
        </draw:polyline>
        <draw:polygon draw:style-name="gr41" draw:text-style-name="P10" draw:layer="layout" svg:width="0.459cm" svg:height="0.461cm" svg:x="19.137cm" svg:y="15.47cm" svg:viewBox="0 0 460 462" draw:points="0,0 460,0 460,462 0,462">
          <text:p text:style-name="P2"><text:span text:style-name="T8">T</text:span></text:p>
        </draw:polygon>
        <draw:polyline draw:style-name="gr6" draw:text-style-name="P10" draw:layer="layout" svg:width="0.459cm" svg:height="0.461cm" svg:x="19.137cm" svg:y="15.47cm" svg:viewBox="0 0 460 462" draw:points="230,462 0,462 0,0 460,0 460,462 230,462">
          <text:p/>
        </draw:polyline>
        <draw:polygon draw:style-name="gr41" draw:text-style-name="P10" draw:layer="layout" svg:width="0.462cm" svg:height="0.461cm" svg:x="19.597cm" svg:y="15.47cm" svg:viewBox="0 0 463 462" draw:points="0,0 463,0 463,462 0,462">
          <text:p text:style-name="P2"><text:span text:style-name="T8">T</text:span></text:p>
        </draw:polygon>
        <draw:polyline draw:style-name="gr6" draw:text-style-name="P10" draw:layer="layout" svg:width="0.462cm" svg:height="0.461cm" svg:x="19.597cm" svg:y="15.47cm" svg:viewBox="0 0 463 462" draw:points="231,462 0,462 0,0 463,0 463,462 231,462">
          <text:p/>
        </draw:polyline>
        <draw:polygon draw:style-name="gr8" draw:text-style-name="P10" draw:layer="layout" svg:width="0.459cm" svg:height="0.461cm" svg:x="13.164cm" svg:y="15.47cm" svg:viewBox="0 0 460 462" draw:points="0,0 460,0 460,462 0,462">
          <text:p/>
        </draw:polygon>
        <draw:polyline draw:style-name="gr6" draw:text-style-name="P10" draw:layer="layout" svg:width="0.459cm" svg:height="0.461cm" svg:x="13.164cm" svg:y="15.47cm" svg:viewBox="0 0 460 462" draw:points="230,462 0,462 0,0 460,0 460,462 230,462">
          <text:p/>
        </draw:polyline>
        <draw:polygon draw:style-name="gr8" draw:text-style-name="P10" draw:layer="layout" svg:width="0.462cm" svg:height="0.461cm" svg:x="12.701cm" svg:y="15.47cm" svg:viewBox="0 0 463 462" draw:points="0,0 463,0 463,462 0,462">
          <text:p/>
        </draw:polygon>
        <draw:polyline draw:style-name="gr6" draw:text-style-name="P10" draw:layer="layout" svg:width="0.462cm" svg:height="0.461cm" svg:x="12.701cm" svg:y="15.47cm" svg:viewBox="0 0 463 462" draw:points="231,462 0,462 0,0 463,0 463,462 231,462">
          <text:p/>
        </draw:polyline>
        <draw:polygon draw:style-name="gr10" draw:text-style-name="P10" draw:layer="layout" svg:width="0.459cm" svg:height="0.461cm" svg:x="14.087cm" svg:y="15.47cm" svg:viewBox="0 0 460 462" draw:points="0,0 460,0 460,462 0,462">
          <text:p/>
        </draw:polygon>
        <draw:polyline draw:style-name="gr6" draw:text-style-name="P10" draw:layer="layout" svg:width="0.459cm" svg:height="0.461cm" svg:x="14.087cm" svg:y="15.47cm" svg:viewBox="0 0 460 462" draw:points="230,462 0,462 0,0 460,0 460,462 230,462">
          <text:p/>
        </draw:polyline>
        <draw:polygon draw:style-name="gr10" draw:text-style-name="P10" draw:layer="layout" svg:width="0.462cm" svg:height="0.461cm" svg:x="13.624cm" svg:y="15.47cm" svg:viewBox="0 0 463 462" draw:points="0,0 463,0 463,462 0,462">
          <text:p/>
        </draw:polygon>
        <draw:polyline draw:style-name="gr6" draw:text-style-name="P10" draw:layer="layout" svg:width="0.462cm" svg:height="0.461cm" svg:x="13.624cm" svg:y="15.47cm" svg:viewBox="0 0 463 462" draw:points="231,462 0,462 0,0 463,0 463,462 231,462">
          <text:p/>
        </draw:polyline>
        <draw:polygon draw:style-name="gr10" draw:text-style-name="P10" draw:layer="layout" svg:width="0.459cm" svg:height="0.461cm" svg:x="15.01cm" svg:y="15.47cm" svg:viewBox="0 0 460 462" draw:points="0,0 460,0 460,462 0,462">
          <text:p/>
        </draw:polygon>
        <draw:polyline draw:style-name="gr6" draw:text-style-name="P10" draw:layer="layout" svg:width="0.459cm" svg:height="0.461cm" svg:x="15.01cm" svg:y="15.47cm" svg:viewBox="0 0 460 462" draw:points="230,462 0,462 0,0 460,0 460,462 230,462">
          <text:p/>
        </draw:polyline>
        <draw:polygon draw:style-name="gr10" draw:text-style-name="P10" draw:layer="layout" svg:width="0.462cm" svg:height="0.461cm" svg:x="14.547cm" svg:y="15.47cm" svg:viewBox="0 0 463 462" draw:points="0,0 463,0 463,462 0,462">
          <text:p/>
        </draw:polygon>
        <draw:polyline draw:style-name="gr6" draw:text-style-name="P10" draw:layer="layout" svg:width="0.462cm" svg:height="0.461cm" svg:x="14.547cm" svg:y="15.47cm" svg:viewBox="0 0 463 462" draw:points="231,462 0,462 0,0 463,0 463,462 231,462">
          <text:p/>
        </draw:polyline>
        <draw:polygon draw:style-name="gr10" draw:text-style-name="P10" draw:layer="layout" svg:width="0.462cm" svg:height="0.461cm" svg:x="15.47cm" svg:y="15.47cm" svg:viewBox="0 0 463 462" draw:points="0,0 463,0 463,462 0,462">
          <text:p/>
        </draw:polygon>
        <draw:polyline draw:style-name="gr6" draw:text-style-name="P10" draw:layer="layout" svg:width="0.462cm" svg:height="0.461cm" svg:x="15.47cm" svg:y="15.47cm" svg:viewBox="0 0 463 462" draw:points="231,462 0,462 0,0 463,0 463,462 231,462">
          <text:p/>
        </draw:polyline>
        <draw:polygon draw:style-name="gr10" draw:text-style-name="P10" draw:layer="layout" svg:width="0.459cm" svg:height="0.461cm" svg:x="16.396cm" svg:y="15.47cm" svg:viewBox="0 0 460 462" draw:points="0,0 460,0 460,462 0,462">
          <text:p/>
        </draw:polygon>
        <draw:polyline draw:style-name="gr6" draw:text-style-name="P10" draw:layer="layout" svg:width="0.459cm" svg:height="0.461cm" svg:x="16.396cm" svg:y="15.47cm" svg:viewBox="0 0 460 462" draw:points="230,462 0,462 0,0 460,0 460,462 230,462">
          <text:p/>
        </draw:polyline>
        <draw:polygon draw:style-name="gr10" draw:text-style-name="P10" draw:layer="layout" svg:width="0.462cm" svg:height="0.461cm" svg:x="15.933cm" svg:y="15.47cm" svg:viewBox="0 0 463 462" draw:points="0,0 463,0 463,462 0,462">
          <text:p/>
        </draw:polygon>
        <draw:polyline draw:style-name="gr6" draw:text-style-name="P10" draw:layer="layout" svg:width="0.462cm" svg:height="0.461cm" svg:x="15.933cm" svg:y="15.47cm" svg:viewBox="0 0 463 462" draw:points="231,462 0,462 0,0 463,0 463,462 231,462">
          <text:p/>
        </draw:polyline>
        <draw:polygon draw:style-name="gr10" draw:text-style-name="P10" draw:layer="layout" svg:width="0.459cm" svg:height="0.461cm" svg:x="17.319cm" svg:y="15.47cm" svg:viewBox="0 0 460 462" draw:points="0,0 460,0 460,462 0,462">
          <text:p/>
        </draw:polygon>
        <draw:polyline draw:style-name="gr6" draw:text-style-name="P10" draw:layer="layout" svg:width="0.459cm" svg:height="0.461cm" svg:x="17.319cm" svg:y="15.47cm" svg:viewBox="0 0 460 462" draw:points="230,462 0,462 0,0 460,0 460,462 230,462">
          <text:p/>
        </draw:polyline>
        <draw:polygon draw:style-name="gr10" draw:text-style-name="P10" draw:layer="layout" svg:width="0.462cm" svg:height="0.461cm" svg:x="16.856cm" svg:y="15.47cm" svg:viewBox="0 0 463 462" draw:points="0,0 463,0 463,462 0,462">
          <text:p/>
        </draw:polygon>
        <draw:polyline draw:style-name="gr6" draw:text-style-name="P10" draw:layer="layout" svg:width="0.462cm" svg:height="0.461cm" svg:x="16.856cm" svg:y="15.47cm" svg:viewBox="0 0 463 462" draw:points="231,462 0,462 0,0 463,0 463,462 231,462">
          <text:p/>
        </draw:polyline>
        <draw:polygon draw:style-name="gr10" draw:text-style-name="P10" draw:layer="layout" svg:width="0.459cm" svg:height="0.461cm" svg:x="18.242cm" svg:y="15.47cm" svg:viewBox="0 0 460 462" draw:points="0,0 460,0 460,462 0,462">
          <text:p/>
        </draw:polygon>
        <draw:polyline draw:style-name="gr6" draw:text-style-name="P10" draw:layer="layout" svg:width="0.459cm" svg:height="0.461cm" svg:x="18.242cm" svg:y="15.47cm" svg:viewBox="0 0 460 462" draw:points="230,462 0,462 0,0 460,0 460,462 230,462">
          <text:p/>
        </draw:polyline>
        <draw:polygon draw:style-name="gr10" draw:text-style-name="P10" draw:layer="layout" svg:width="0.462cm" svg:height="0.461cm" svg:x="17.779cm" svg:y="15.47cm" svg:viewBox="0 0 463 462" draw:points="0,0 463,0 463,462 0,462">
          <text:p/>
        </draw:polygon>
        <draw:polyline draw:style-name="gr6" draw:text-style-name="P10" draw:layer="layout" svg:width="0.462cm" svg:height="0.461cm" svg:x="17.779cm" svg:y="15.47cm" svg:viewBox="0 0 463 462" draw:points="231,462 0,462 0,0 463,0 463,462 231,462">
          <text:p/>
        </draw:polyline>
        <draw:polygon draw:style-name="gr10" draw:text-style-name="P10" draw:layer="layout" svg:width="0.462cm" svg:height="0.461cm" svg:x="18.702cm" svg:y="15.47cm" svg:viewBox="0 0 463 462" draw:points="0,0 463,0 463,462 0,462">
          <text:p/>
        </draw:polygon>
        <draw:polyline draw:style-name="gr46" draw:text-style-name="P10" draw:layer="layout" svg:width="0.462cm" svg:height="0.461cm" svg:x="18.702cm" svg:y="15.47cm" svg:viewBox="0 0 463 462" draw:points="231,462 0,462 0,0 463,0 463,462 231,462">
          <text:p/>
        </draw:polyline>
        <draw:polygon draw:style-name="gr8" draw:text-style-name="P10" draw:layer="layout" svg:width="0.459cm" svg:height="0.461cm" svg:x="19.137cm" svg:y="15.47cm" svg:viewBox="0 0 460 462" draw:points="0,0 460,0 460,462 0,462">
          <text:p/>
        </draw:polygon>
        <draw:polyline draw:style-name="gr6" draw:text-style-name="P10" draw:layer="layout" svg:width="0.459cm" svg:height="0.461cm" svg:x="19.137cm" svg:y="15.47cm" svg:viewBox="0 0 460 462" draw:points="230,462 0,462 0,0 460,0 460,462 230,462">
          <text:p/>
        </draw:polyline>
        <draw:polygon draw:style-name="gr41" draw:text-style-name="P10" draw:layer="layout" svg:width="0.462cm" svg:height="0.461cm" svg:x="19.597cm" svg:y="15.47cm" svg:viewBox="0 0 463 462" draw:points="0,0 463,0 463,462 0,462">
          <text:p text:style-name="P2"><text:span text:style-name="T8">A</text:span></text:p>
        </draw:polygon>
        <draw:polyline draw:style-name="gr6" draw:text-style-name="P10" draw:layer="layout" svg:width="0.462cm" svg:height="0.461cm" svg:x="19.597cm" svg:y="15.47cm" svg:viewBox="0 0 463 462" draw:points="231,462 0,462 0,0 463,0 463,462 231,462">
          <text:p/>
        </draw:polyline>
        <draw:polygon draw:style-name="gr41" draw:text-style-name="P10" draw:layer="layout" svg:width="0.459cm" svg:height="0.461cm" svg:x="13.164cm" svg:y="15.008cm" svg:viewBox="0 0 460 462" draw:points="0,0 460,0 460,462 0,462">
          <text:p text:style-name="P2"><text:span text:style-name="T8">T</text:span></text:p>
        </draw:polygon>
        <draw:polyline draw:style-name="gr6" draw:text-style-name="P10" draw:layer="layout" svg:width="0.459cm" svg:height="0.461cm" svg:x="13.164cm" svg:y="15.008cm" svg:viewBox="0 0 460 462" draw:points="230,462 0,462 0,0 460,0 460,462 230,462">
          <text:p/>
        </draw:polyline>
        <draw:polygon draw:style-name="gr41" draw:text-style-name="P10" draw:layer="layout" svg:width="0.462cm" svg:height="0.461cm" svg:x="12.701cm" svg:y="15.008cm" svg:viewBox="0 0 463 462" draw:points="0,0 463,0 463,462 0,462">
          <text:p text:style-name="P2"><text:span text:style-name="T8">T</text:span></text:p>
        </draw:polygon>
        <draw:polyline draw:style-name="gr6" draw:text-style-name="P10" draw:layer="layout" svg:width="0.462cm" svg:height="0.461cm" svg:x="12.701cm" svg:y="15.008cm" svg:viewBox="0 0 463 462" draw:points="231,462 0,462 0,0 463,0 463,462 231,462">
          <text:p/>
        </draw:polyline>
        <draw:polygon draw:style-name="gr41" draw:text-style-name="P10" draw:layer="layout" svg:width="0.459cm" svg:height="0.461cm" svg:x="14.087cm" svg:y="15.008cm" svg:viewBox="0 0 460 462" draw:points="0,0 460,0 460,462 0,462">
          <text:p text:style-name="P2"><text:span text:style-name="T8">T</text:span></text:p>
        </draw:polygon>
        <draw:polyline draw:style-name="gr6" draw:text-style-name="P10" draw:layer="layout" svg:width="0.459cm" svg:height="0.461cm" svg:x="14.087cm" svg:y="15.008cm" svg:viewBox="0 0 460 462" draw:points="230,462 0,462 0,0 460,0 460,462 230,462">
          <text:p/>
        </draw:polyline>
        <draw:polygon draw:style-name="gr41" draw:text-style-name="P10" draw:layer="layout" svg:width="0.462cm" svg:height="0.461cm" svg:x="13.624cm" svg:y="15.008cm" svg:viewBox="0 0 463 462" draw:points="0,0 463,0 463,462 0,462">
          <text:p text:style-name="P2"><text:span text:style-name="T8">T</text:span></text:p>
        </draw:polygon>
        <draw:polyline draw:style-name="gr6" draw:text-style-name="P10" draw:layer="layout" svg:width="0.462cm" svg:height="0.461cm" svg:x="13.624cm" svg:y="15.008cm" svg:viewBox="0 0 463 462" draw:points="231,462 0,462 0,0 463,0 463,462 231,462">
          <text:p/>
        </draw:polyline>
        <draw:polygon draw:style-name="gr41" draw:text-style-name="P10" draw:layer="layout" svg:width="0.459cm" svg:height="0.461cm" svg:x="15.01cm" svg:y="15.008cm" svg:viewBox="0 0 460 462" draw:points="0,0 460,0 460,462 0,462">
          <text:p text:style-name="P2"><text:span text:style-name="T8">T</text:span></text:p>
        </draw:polygon>
        <draw:polyline draw:style-name="gr6" draw:text-style-name="P10" draw:layer="layout" svg:width="0.459cm" svg:height="0.461cm" svg:x="15.01cm" svg:y="15.008cm" svg:viewBox="0 0 460 462" draw:points="230,462 0,462 0,0 460,0 460,462 230,462">
          <text:p/>
        </draw:polyline>
        <draw:polygon draw:style-name="gr41" draw:text-style-name="P10" draw:layer="layout" svg:width="0.462cm" svg:height="0.461cm" svg:x="14.547cm" svg:y="15.008cm" svg:viewBox="0 0 463 462" draw:points="0,0 463,0 463,462 0,462">
          <text:p text:style-name="P2"><text:span text:style-name="T8">T</text:span></text:p>
        </draw:polygon>
        <draw:polyline draw:style-name="gr6" draw:text-style-name="P10" draw:layer="layout" svg:width="0.462cm" svg:height="0.461cm" svg:x="14.547cm" svg:y="15.008cm" svg:viewBox="0 0 463 462" draw:points="231,462 0,462 0,0 463,0 463,462 231,462">
          <text:p/>
        </draw:polyline>
        <draw:polygon draw:style-name="gr41" draw:text-style-name="P10" draw:layer="layout" svg:width="0.462cm" svg:height="0.461cm" svg:x="15.47cm" svg:y="15.008cm" svg:viewBox="0 0 463 462" draw:points="0,0 463,0 463,462 0,462">
          <text:p text:style-name="P2"><text:span text:style-name="T8">T</text:span></text:p>
        </draw:polygon>
        <draw:polyline draw:style-name="gr6" draw:text-style-name="P10" draw:layer="layout" svg:width="0.462cm" svg:height="0.461cm" svg:x="15.47cm" svg:y="15.008cm" svg:viewBox="0 0 463 462" draw:points="231,462 0,462 0,0 463,0 463,462 231,462">
          <text:p/>
        </draw:polyline>
        <draw:polygon draw:style-name="gr41" draw:text-style-name="P10" draw:layer="layout" svg:width="0.459cm" svg:height="0.461cm" svg:x="16.396cm" svg:y="15.008cm" svg:viewBox="0 0 460 462" draw:points="0,0 460,0 460,462 0,462">
          <text:p text:style-name="P2"><text:span text:style-name="T8">T</text:span></text:p>
        </draw:polygon>
        <draw:polyline draw:style-name="gr6" draw:text-style-name="P10" draw:layer="layout" svg:width="0.459cm" svg:height="0.461cm" svg:x="16.396cm" svg:y="15.008cm" svg:viewBox="0 0 460 462" draw:points="230,462 0,462 0,0 460,0 460,462 230,462">
          <text:p/>
        </draw:polyline>
        <draw:polygon draw:style-name="gr41" draw:text-style-name="P10" draw:layer="layout" svg:width="0.462cm" svg:height="0.461cm" svg:x="15.933cm" svg:y="15.008cm" svg:viewBox="0 0 463 462" draw:points="0,0 463,0 463,462 0,462">
          <text:p text:style-name="P2"><text:span text:style-name="T8">T</text:span></text:p>
        </draw:polygon>
        <draw:polyline draw:style-name="gr6" draw:text-style-name="P10" draw:layer="layout" svg:width="0.462cm" svg:height="0.461cm" svg:x="15.933cm" svg:y="15.008cm" svg:viewBox="0 0 463 462" draw:points="231,462 0,462 0,0 463,0 463,462 231,462">
          <text:p/>
        </draw:polyline>
        <draw:polygon draw:style-name="gr41" draw:text-style-name="P10" draw:layer="layout" svg:width="0.459cm" svg:height="0.461cm" svg:x="17.319cm" svg:y="15.008cm" svg:viewBox="0 0 460 462" draw:points="0,0 460,0 460,462 0,462">
          <text:p text:style-name="P2"><text:span text:style-name="T8">T</text:span></text:p>
        </draw:polygon>
        <draw:polyline draw:style-name="gr6" draw:text-style-name="P10" draw:layer="layout" svg:width="0.459cm" svg:height="0.461cm" svg:x="17.319cm" svg:y="15.008cm" svg:viewBox="0 0 460 462" draw:points="230,462 0,462 0,0 460,0 460,462 230,462">
          <text:p/>
        </draw:polyline>
        <draw:polygon draw:style-name="gr41" draw:text-style-name="P10" draw:layer="layout" svg:width="0.462cm" svg:height="0.461cm" svg:x="16.856cm" svg:y="15.008cm" svg:viewBox="0 0 463 462" draw:points="0,0 463,0 463,462 0,462">
          <text:p text:style-name="P2"><text:span text:style-name="T8">T</text:span></text:p>
        </draw:polygon>
        <draw:polyline draw:style-name="gr6" draw:text-style-name="P10" draw:layer="layout" svg:width="0.462cm" svg:height="0.461cm" svg:x="16.856cm" svg:y="15.008cm" svg:viewBox="0 0 463 462" draw:points="231,462 0,462 0,0 463,0 463,462 231,462">
          <text:p/>
        </draw:polyline>
        <draw:polygon draw:style-name="gr41" draw:text-style-name="P10" draw:layer="layout" svg:width="0.459cm" svg:height="0.461cm" svg:x="18.242cm" svg:y="15.008cm" svg:viewBox="0 0 460 462" draw:points="0,0 460,0 460,462 0,462">
          <text:p text:style-name="P2"><text:span text:style-name="T8">T</text:span></text:p>
        </draw:polygon>
        <draw:polyline draw:style-name="gr6" draw:text-style-name="P10" draw:layer="layout" svg:width="0.459cm" svg:height="0.461cm" svg:x="18.242cm" svg:y="15.008cm" svg:viewBox="0 0 460 462" draw:points="230,462 0,462 0,0 460,0 460,462 230,462">
          <text:p/>
        </draw:polyline>
        <draw:polygon draw:style-name="gr41" draw:text-style-name="P10" draw:layer="layout" svg:width="0.462cm" svg:height="0.461cm" svg:x="17.779cm" svg:y="15.008cm" svg:viewBox="0 0 463 462" draw:points="0,0 463,0 463,462 0,462">
          <text:p text:style-name="P2"><text:span text:style-name="T8">T</text:span></text:p>
        </draw:polygon>
        <draw:polyline draw:style-name="gr6" draw:text-style-name="P10" draw:layer="layout" svg:width="0.462cm" svg:height="0.461cm" svg:x="17.779cm" svg:y="15.008cm" svg:viewBox="0 0 463 462" draw:points="231,462 0,462 0,0 463,0 463,462 231,462">
          <text:p/>
        </draw:polyline>
        <draw:polygon draw:style-name="gr41" draw:text-style-name="P10" draw:layer="layout" svg:width="0.462cm" svg:height="0.461cm" svg:x="18.702cm" svg:y="15.008cm" svg:viewBox="0 0 463 462" draw:points="0,0 463,0 463,462 0,462">
          <text:p text:style-name="P2"><text:span text:style-name="T8">T</text:span></text:p>
        </draw:polygon>
        <draw:polyline draw:style-name="gr6" draw:text-style-name="P10" draw:layer="layout" svg:width="0.462cm" svg:height="0.461cm" svg:x="18.702cm" svg:y="15.008cm" svg:viewBox="0 0 463 462" draw:points="231,462 0,462 0,0 463,0 463,462 231,462">
          <text:p/>
        </draw:polyline>
        <draw:polygon draw:style-name="gr41" draw:text-style-name="P10" draw:layer="layout" svg:width="0.459cm" svg:height="0.461cm" svg:x="19.137cm" svg:y="15.008cm" svg:viewBox="0 0 460 462" draw:points="0,0 460,0 460,462 0,462">
          <text:p text:style-name="P2"><text:span text:style-name="T8">T</text:span></text:p>
        </draw:polygon>
        <draw:polyline draw:style-name="gr6" draw:text-style-name="P10" draw:layer="layout" svg:width="0.459cm" svg:height="0.461cm" svg:x="19.137cm" svg:y="15.008cm" svg:viewBox="0 0 460 462" draw:points="230,462 0,462 0,0 460,0 460,462 230,462">
          <text:p/>
        </draw:polyline>
        <draw:polygon draw:style-name="gr41" draw:text-style-name="P10" draw:layer="layout" svg:width="0.462cm" svg:height="0.461cm" svg:x="19.597cm" svg:y="15.008cm" svg:viewBox="0 0 463 462" draw:points="0,0 463,0 463,462 0,462">
          <text:p text:style-name="P2"><text:span text:style-name="T8">T</text:span></text:p>
        </draw:polygon>
        <draw:polyline draw:style-name="gr6" draw:text-style-name="P10" draw:layer="layout" svg:width="0.462cm" svg:height="0.461cm" svg:x="19.597cm" svg:y="15.008cm" svg:viewBox="0 0 463 462" draw:points="231,462 0,462 0,0 463,0 463,462 231,462">
          <text:p/>
        </draw:polyline>
        <draw:polygon draw:style-name="gr10" draw:text-style-name="P10" draw:layer="layout" svg:width="0.459cm" svg:height="0.461cm" svg:x="13.164cm" svg:y="15.008cm" svg:viewBox="0 0 460 462" draw:points="0,0 460,0 460,462 0,462">
          <text:p/>
        </draw:polygon>
        <draw:polyline draw:style-name="gr6" draw:text-style-name="P10" draw:layer="layout" svg:width="0.459cm" svg:height="0.461cm" svg:x="13.164cm" svg:y="15.008cm" svg:viewBox="0 0 460 462" draw:points="230,462 0,462 0,0 460,0 460,462 230,462">
          <text:p/>
        </draw:polyline>
        <draw:polygon draw:style-name="gr8" draw:text-style-name="P10" draw:layer="layout" svg:width="0.462cm" svg:height="0.461cm" svg:x="12.701cm" svg:y="15.008cm" svg:viewBox="0 0 463 462" draw:points="0,0 463,0 463,462 0,462">
          <text:p/>
        </draw:polygon>
        <draw:polyline draw:style-name="gr6" draw:text-style-name="P10" draw:layer="layout" svg:width="0.462cm" svg:height="0.461cm" svg:x="12.701cm" svg:y="15.008cm" svg:viewBox="0 0 463 462" draw:points="231,462 0,462 0,0 463,0 463,462 231,462">
          <text:p/>
        </draw:polyline>
        <draw:polygon draw:style-name="gr10" draw:text-style-name="P10" draw:layer="layout" svg:width="0.459cm" svg:height="0.461cm" svg:x="14.087cm" svg:y="15.008cm" svg:viewBox="0 0 460 462" draw:points="0,0 460,0 460,462 0,462">
          <text:p/>
        </draw:polygon>
        <draw:polyline draw:style-name="gr6" draw:text-style-name="P10" draw:layer="layout" svg:width="0.459cm" svg:height="0.461cm" svg:x="14.087cm" svg:y="15.008cm" svg:viewBox="0 0 460 462" draw:points="230,462 0,462 0,0 460,0 460,462 230,462">
          <text:p/>
        </draw:polyline>
        <draw:polygon draw:style-name="gr10" draw:text-style-name="P10" draw:layer="layout" svg:width="0.462cm" svg:height="0.461cm" svg:x="13.624cm" svg:y="15.008cm" svg:viewBox="0 0 463 462" draw:points="0,0 463,0 463,462 0,462">
          <text:p/>
        </draw:polygon>
        <draw:polyline draw:style-name="gr6" draw:text-style-name="P10" draw:layer="layout" svg:width="0.462cm" svg:height="0.461cm" svg:x="13.624cm" svg:y="15.008cm" svg:viewBox="0 0 463 462" draw:points="231,462 0,462 0,0 463,0 463,462 231,462">
          <text:p/>
        </draw:polyline>
        <draw:polygon draw:style-name="gr15" draw:text-style-name="P10" draw:layer="layout" svg:width="0.459cm" svg:height="0.461cm" svg:x="15.01cm" svg:y="15.008cm" svg:viewBox="0 0 460 462" draw:points="0,0 460,0 460,462 0,462">
          <text:p/>
        </draw:polygon>
        <draw:polyline draw:style-name="gr6" draw:text-style-name="P10" draw:layer="layout" svg:width="0.459cm" svg:height="0.461cm" svg:x="15.01cm" svg:y="15.008cm" svg:viewBox="0 0 460 462" draw:points="230,462 0,462 0,0 460,0 460,462 230,462">
          <text:p/>
        </draw:polyline>
        <draw:polygon draw:style-name="gr15" draw:text-style-name="P10" draw:layer="layout" svg:width="0.462cm" svg:height="0.461cm" svg:x="14.547cm" svg:y="15.008cm" svg:viewBox="0 0 463 462" draw:points="0,0 463,0 463,462 0,462">
          <text:p/>
        </draw:polygon>
        <draw:polyline draw:style-name="gr6" draw:text-style-name="P10" draw:layer="layout" svg:width="0.462cm" svg:height="0.461cm" svg:x="14.547cm" svg:y="15.008cm" svg:viewBox="0 0 463 462" draw:points="231,462 0,462 0,0 463,0 463,462 231,462">
          <text:p/>
        </draw:polyline>
        <draw:polygon draw:style-name="gr10" draw:text-style-name="P10" draw:layer="layout" svg:width="0.462cm" svg:height="0.461cm" svg:x="15.47cm" svg:y="15.008cm" svg:viewBox="0 0 463 462" draw:points="0,0 463,0 463,462 0,462">
          <text:p/>
        </draw:polygon>
        <draw:polyline draw:style-name="gr6" draw:text-style-name="P10" draw:layer="layout" svg:width="0.462cm" svg:height="0.461cm" svg:x="15.47cm" svg:y="15.008cm" svg:viewBox="0 0 463 462" draw:points="231,462 0,462 0,0 463,0 463,462 231,462">
          <text:p/>
        </draw:polyline>
        <draw:polygon draw:style-name="gr15" draw:text-style-name="P10" draw:layer="layout" svg:width="0.459cm" svg:height="0.461cm" svg:x="16.396cm" svg:y="15.008cm" svg:viewBox="0 0 460 462" draw:points="0,0 460,0 460,462 0,462">
          <text:p/>
        </draw:polygon>
        <draw:polyline draw:style-name="gr6" draw:text-style-name="P10" draw:layer="layout" svg:width="0.459cm" svg:height="0.461cm" svg:x="16.396cm" svg:y="15.008cm" svg:viewBox="0 0 460 462" draw:points="230,462 0,462 0,0 460,0 460,462 230,462">
          <text:p/>
        </draw:polyline>
        <draw:polygon draw:style-name="gr15" draw:text-style-name="P10" draw:layer="layout" svg:width="0.462cm" svg:height="0.461cm" svg:x="15.933cm" svg:y="15.008cm" svg:viewBox="0 0 463 462" draw:points="0,0 463,0 463,462 0,462">
          <text:p/>
        </draw:polygon>
        <draw:polyline draw:style-name="gr6" draw:text-style-name="P10" draw:layer="layout" svg:width="0.462cm" svg:height="0.461cm" svg:x="15.933cm" svg:y="15.008cm" svg:viewBox="0 0 463 462" draw:points="231,462 0,462 0,0 463,0 463,462 231,462">
          <text:p/>
        </draw:polyline>
        <draw:polygon draw:style-name="gr10" draw:text-style-name="P10" draw:layer="layout" svg:width="0.459cm" svg:height="0.461cm" svg:x="17.319cm" svg:y="15.008cm" svg:viewBox="0 0 460 462" draw:points="0,0 460,0 460,462 0,462">
          <text:p/>
        </draw:polygon>
        <draw:polyline draw:style-name="gr6" draw:text-style-name="P10" draw:layer="layout" svg:width="0.459cm" svg:height="0.461cm" svg:x="17.319cm" svg:y="15.008cm" svg:viewBox="0 0 460 462" draw:points="230,462 0,462 0,0 460,0 460,462 230,462">
          <text:p/>
        </draw:polyline>
        <draw:polygon draw:style-name="gr15" draw:text-style-name="P10" draw:layer="layout" svg:width="0.462cm" svg:height="0.461cm" svg:x="16.856cm" svg:y="15.008cm" svg:viewBox="0 0 463 462" draw:points="0,0 463,0 463,462 0,462">
          <text:p/>
        </draw:polygon>
        <draw:polyline draw:style-name="gr6" draw:text-style-name="P10" draw:layer="layout" svg:width="0.462cm" svg:height="0.461cm" svg:x="16.856cm" svg:y="15.008cm" svg:viewBox="0 0 463 462" draw:points="231,462 0,462 0,0 463,0 463,462 231,462">
          <text:p/>
        </draw:polyline>
        <draw:polygon draw:style-name="gr10" draw:text-style-name="P10" draw:layer="layout" svg:width="0.459cm" svg:height="0.461cm" svg:x="18.242cm" svg:y="15.008cm" svg:viewBox="0 0 460 462" draw:points="0,0 460,0 460,462 0,462">
          <text:p/>
        </draw:polygon>
        <draw:polyline draw:style-name="gr6" draw:text-style-name="P10" draw:layer="layout" svg:width="0.459cm" svg:height="0.461cm" svg:x="18.242cm" svg:y="15.008cm" svg:viewBox="0 0 460 462" draw:points="230,462 0,462 0,0 460,0 460,462 230,462">
          <text:p/>
        </draw:polyline>
        <draw:polygon draw:style-name="gr10" draw:text-style-name="P10" draw:layer="layout" svg:width="0.462cm" svg:height="0.461cm" svg:x="17.779cm" svg:y="15.008cm" svg:viewBox="0 0 463 462" draw:points="0,0 463,0 463,462 0,462">
          <text:p/>
        </draw:polygon>
        <draw:polyline draw:style-name="gr6" draw:text-style-name="P10" draw:layer="layout" svg:width="0.462cm" svg:height="0.461cm" svg:x="17.779cm" svg:y="15.008cm" svg:viewBox="0 0 463 462" draw:points="231,462 0,462 0,0 463,0 463,462 231,462">
          <text:p/>
        </draw:polyline>
        <draw:polygon draw:style-name="gr10" draw:text-style-name="P10" draw:layer="layout" svg:width="0.462cm" svg:height="0.461cm" svg:x="18.702cm" svg:y="15.008cm" svg:viewBox="0 0 463 462" draw:points="0,0 463,0 463,462 0,462">
          <text:p/>
        </draw:polygon>
        <draw:polyline draw:style-name="gr6" draw:text-style-name="P10" draw:layer="layout" svg:width="0.462cm" svg:height="0.461cm" svg:x="18.702cm" svg:y="15.008cm" svg:viewBox="0 0 463 462" draw:points="231,462 0,462 0,0 463,0 463,462 231,462">
          <text:p/>
        </draw:polyline>
        <draw:polygon draw:style-name="gr8" draw:text-style-name="P10" draw:layer="layout" svg:width="0.459cm" svg:height="0.461cm" svg:x="19.137cm" svg:y="15.008cm" svg:viewBox="0 0 460 462" draw:points="0,0 460,0 460,462 0,462">
          <text:p/>
        </draw:polygon>
        <draw:polyline draw:style-name="gr6" draw:text-style-name="P10" draw:layer="layout" svg:width="0.459cm" svg:height="0.461cm" svg:x="19.137cm" svg:y="15.008cm" svg:viewBox="0 0 460 462" draw:points="230,462 0,462 0,0 460,0 460,462 230,462">
          <text:p/>
        </draw:polyline>
        <draw:polygon draw:style-name="gr8" draw:text-style-name="P10" draw:layer="layout" svg:width="0.462cm" svg:height="0.461cm" svg:x="19.597cm" svg:y="15.008cm" svg:viewBox="0 0 463 462" draw:points="0,0 463,0 463,462 0,462">
          <text:p/>
        </draw:polygon>
        <draw:polyline draw:style-name="gr6" draw:text-style-name="P10" draw:layer="layout" svg:width="0.462cm" svg:height="0.461cm" svg:x="19.597cm" svg:y="15.008cm" svg:viewBox="0 0 463 462" draw:points="231,462 0,462 0,0 463,0 463,462 231,462">
          <text:p/>
        </draw:polyline>
        <draw:polygon draw:style-name="gr41" draw:text-style-name="P10" draw:layer="layout" svg:width="0.459cm" svg:height="0.461cm" svg:x="13.164cm" svg:y="14.546cm" svg:viewBox="0 0 460 462" draw:points="0,0 460,0 460,462 0,462">
          <text:p text:style-name="P2"><text:span text:style-name="T8">T</text:span></text:p>
        </draw:polygon>
        <draw:polyline draw:style-name="gr6" draw:text-style-name="P10" draw:layer="layout" svg:width="0.459cm" svg:height="0.461cm" svg:x="13.164cm" svg:y="14.546cm" svg:viewBox="0 0 460 462" draw:points="230,462 0,462 0,0 460,0 460,462 230,462">
          <text:p/>
        </draw:polyline>
        <draw:polygon draw:style-name="gr41" draw:text-style-name="P10" draw:layer="layout" svg:width="0.462cm" svg:height="0.461cm" svg:x="12.701cm" svg:y="14.546cm" svg:viewBox="0 0 463 462" draw:points="0,0 463,0 463,462 0,462">
          <text:p text:style-name="P2"><text:span text:style-name="T8">T</text:span></text:p>
        </draw:polygon>
        <draw:polyline draw:style-name="gr6" draw:text-style-name="P10" draw:layer="layout" svg:width="0.462cm" svg:height="0.461cm" svg:x="12.701cm" svg:y="14.546cm" svg:viewBox="0 0 463 462" draw:points="231,462 0,462 0,0 463,0 463,462 231,462">
          <text:p/>
        </draw:polyline>
        <draw:polygon draw:style-name="gr41" draw:text-style-name="P10" draw:layer="layout" svg:width="0.459cm" svg:height="0.461cm" svg:x="14.087cm" svg:y="14.546cm" svg:viewBox="0 0 460 462" draw:points="0,0 460,0 460,462 0,462">
          <text:p text:style-name="P2"><text:span text:style-name="T8">T</text:span></text:p>
        </draw:polygon>
        <draw:polyline draw:style-name="gr6" draw:text-style-name="P10" draw:layer="layout" svg:width="0.459cm" svg:height="0.461cm" svg:x="14.087cm" svg:y="14.546cm" svg:viewBox="0 0 460 462" draw:points="230,462 0,462 0,0 460,0 460,462 230,462">
          <text:p/>
        </draw:polyline>
        <draw:polygon draw:style-name="gr41" draw:text-style-name="P10" draw:layer="layout" svg:width="0.462cm" svg:height="0.461cm" svg:x="13.624cm" svg:y="14.546cm" svg:viewBox="0 0 463 462" draw:points="0,0 463,0 463,462 0,462">
          <text:p text:style-name="P2"><text:span text:style-name="T8">T</text:span></text:p>
        </draw:polygon>
        <draw:polyline draw:style-name="gr6" draw:text-style-name="P10" draw:layer="layout" svg:width="0.462cm" svg:height="0.461cm" svg:x="13.624cm" svg:y="14.546cm" svg:viewBox="0 0 463 462" draw:points="231,462 0,462 0,0 463,0 463,462 231,462">
          <text:p/>
        </draw:polyline>
        <draw:polygon draw:style-name="gr41" draw:text-style-name="P10" draw:layer="layout" svg:width="0.459cm" svg:height="0.461cm" svg:x="15.01cm" svg:y="14.546cm" svg:viewBox="0 0 460 462" draw:points="0,0 460,0 460,462 0,462">
          <text:p text:style-name="P2"><text:span text:style-name="T8">T</text:span></text:p>
        </draw:polygon>
        <draw:polyline draw:style-name="gr6" draw:text-style-name="P10" draw:layer="layout" svg:width="0.459cm" svg:height="0.461cm" svg:x="15.01cm" svg:y="14.546cm" svg:viewBox="0 0 460 462" draw:points="230,462 0,462 0,0 460,0 460,462 230,462">
          <text:p/>
        </draw:polyline>
        <draw:polygon draw:style-name="gr41" draw:text-style-name="P10" draw:layer="layout" svg:width="0.462cm" svg:height="0.461cm" svg:x="14.547cm" svg:y="14.546cm" svg:viewBox="0 0 463 462" draw:points="0,0 463,0 463,462 0,462">
          <text:p text:style-name="P2"><text:span text:style-name="T8">T</text:span></text:p>
        </draw:polygon>
        <draw:polyline draw:style-name="gr6" draw:text-style-name="P10" draw:layer="layout" svg:width="0.462cm" svg:height="0.461cm" svg:x="14.547cm" svg:y="14.546cm" svg:viewBox="0 0 463 462" draw:points="231,462 0,462 0,0 463,0 463,462 231,462">
          <text:p/>
        </draw:polyline>
        <draw:polygon draw:style-name="gr41" draw:text-style-name="P10" draw:layer="layout" svg:width="0.462cm" svg:height="0.461cm" svg:x="15.47cm" svg:y="14.546cm" svg:viewBox="0 0 463 462" draw:points="0,0 463,0 463,462 0,462">
          <text:p text:style-name="P2"><text:span text:style-name="T8">T</text:span></text:p>
        </draw:polygon>
        <draw:polyline draw:style-name="gr6" draw:text-style-name="P10" draw:layer="layout" svg:width="0.462cm" svg:height="0.461cm" svg:x="15.47cm" svg:y="14.546cm" svg:viewBox="0 0 463 462" draw:points="231,462 0,462 0,0 463,0 463,462 231,462">
          <text:p/>
        </draw:polyline>
        <draw:polygon draw:style-name="gr41" draw:text-style-name="P10" draw:layer="layout" svg:width="0.459cm" svg:height="0.461cm" svg:x="16.396cm" svg:y="14.546cm" svg:viewBox="0 0 460 462" draw:points="0,0 460,0 460,462 0,462">
          <text:p text:style-name="P2"><text:span text:style-name="T8">T</text:span></text:p>
        </draw:polygon>
        <draw:polyline draw:style-name="gr6" draw:text-style-name="P10" draw:layer="layout" svg:width="0.459cm" svg:height="0.461cm" svg:x="16.396cm" svg:y="14.546cm" svg:viewBox="0 0 460 462" draw:points="230,462 0,462 0,0 460,0 460,462 230,462">
          <text:p/>
        </draw:polyline>
        <draw:polygon draw:style-name="gr41" draw:text-style-name="P10" draw:layer="layout" svg:width="0.462cm" svg:height="0.461cm" svg:x="15.933cm" svg:y="14.546cm" svg:viewBox="0 0 463 462" draw:points="0,0 463,0 463,462 0,462">
          <text:p text:style-name="P2"><text:span text:style-name="T8">T</text:span></text:p>
        </draw:polygon>
        <draw:polyline draw:style-name="gr6" draw:text-style-name="P10" draw:layer="layout" svg:width="0.462cm" svg:height="0.461cm" svg:x="15.933cm" svg:y="14.546cm" svg:viewBox="0 0 463 462" draw:points="231,462 0,462 0,0 463,0 463,462 231,462">
          <text:p/>
        </draw:polyline>
        <draw:polygon draw:style-name="gr41" draw:text-style-name="P10" draw:layer="layout" svg:width="0.459cm" svg:height="0.461cm" svg:x="17.319cm" svg:y="14.546cm" svg:viewBox="0 0 460 462" draw:points="0,0 460,0 460,462 0,462">
          <text:p text:style-name="P2"><text:span text:style-name="T8">T</text:span></text:p>
        </draw:polygon>
        <draw:polyline draw:style-name="gr6" draw:text-style-name="P10" draw:layer="layout" svg:width="0.459cm" svg:height="0.461cm" svg:x="17.319cm" svg:y="14.546cm" svg:viewBox="0 0 460 462" draw:points="230,462 0,462 0,0 460,0 460,462 230,462">
          <text:p/>
        </draw:polyline>
        <draw:polygon draw:style-name="gr41" draw:text-style-name="P10" draw:layer="layout" svg:width="0.462cm" svg:height="0.461cm" svg:x="16.856cm" svg:y="14.546cm" svg:viewBox="0 0 463 462" draw:points="0,0 463,0 463,462 0,462">
          <text:p text:style-name="P2"><text:span text:style-name="T8">T</text:span></text:p>
        </draw:polygon>
        <draw:polyline draw:style-name="gr6" draw:text-style-name="P10" draw:layer="layout" svg:width="0.462cm" svg:height="0.461cm" svg:x="16.856cm" svg:y="14.546cm" svg:viewBox="0 0 463 462" draw:points="231,462 0,462 0,0 463,0 463,462 231,462">
          <text:p/>
        </draw:polyline>
        <draw:polygon draw:style-name="gr41" draw:text-style-name="P10" draw:layer="layout" svg:width="0.459cm" svg:height="0.461cm" svg:x="18.242cm" svg:y="14.546cm" svg:viewBox="0 0 460 462" draw:points="0,0 460,0 460,462 0,462">
          <text:p text:style-name="P2"><text:span text:style-name="T8">T</text:span></text:p>
        </draw:polygon>
        <draw:polyline draw:style-name="gr6" draw:text-style-name="P10" draw:layer="layout" svg:width="0.459cm" svg:height="0.461cm" svg:x="18.242cm" svg:y="14.546cm" svg:viewBox="0 0 460 462" draw:points="230,462 0,462 0,0 460,0 460,462 230,462">
          <text:p/>
        </draw:polyline>
        <draw:polygon draw:style-name="gr41" draw:text-style-name="P10" draw:layer="layout" svg:width="0.462cm" svg:height="0.461cm" svg:x="17.779cm" svg:y="14.546cm" svg:viewBox="0 0 463 462" draw:points="0,0 463,0 463,462 0,462">
          <text:p text:style-name="P2"><text:span text:style-name="T8">T</text:span></text:p>
        </draw:polygon>
        <draw:polyline draw:style-name="gr6" draw:text-style-name="P10" draw:layer="layout" svg:width="0.462cm" svg:height="0.461cm" svg:x="17.779cm" svg:y="14.546cm" svg:viewBox="0 0 463 462" draw:points="231,462 0,462 0,0 463,0 463,462 231,462">
          <text:p/>
        </draw:polyline>
        <draw:polygon draw:style-name="gr41" draw:text-style-name="P10" draw:layer="layout" svg:width="0.462cm" svg:height="0.461cm" svg:x="18.702cm" svg:y="14.546cm" svg:viewBox="0 0 463 462" draw:points="0,0 463,0 463,462 0,462">
          <text:p text:style-name="P2"><text:span text:style-name="T8">T</text:span></text:p>
        </draw:polygon>
        <draw:polyline draw:style-name="gr6" draw:text-style-name="P10" draw:layer="layout" svg:width="0.462cm" svg:height="0.461cm" svg:x="18.702cm" svg:y="14.546cm" svg:viewBox="0 0 463 462" draw:points="231,462 0,462 0,0 463,0 463,462 231,462">
          <text:p/>
        </draw:polyline>
        <draw:polygon draw:style-name="gr41" draw:text-style-name="P10" draw:layer="layout" svg:width="0.459cm" svg:height="0.461cm" svg:x="19.137cm" svg:y="14.546cm" svg:viewBox="0 0 460 462" draw:points="0,0 460,0 460,462 0,462">
          <text:p text:style-name="P2"><text:span text:style-name="T8">T</text:span></text:p>
        </draw:polygon>
        <draw:polyline draw:style-name="gr6" draw:text-style-name="P10" draw:layer="layout" svg:width="0.459cm" svg:height="0.461cm" svg:x="19.137cm" svg:y="14.546cm" svg:viewBox="0 0 460 462" draw:points="230,462 0,462 0,0 460,0 460,462 230,462">
          <text:p/>
        </draw:polyline>
        <draw:polygon draw:style-name="gr41" draw:text-style-name="P10" draw:layer="layout" svg:width="0.462cm" svg:height="0.461cm" svg:x="19.597cm" svg:y="14.546cm" svg:viewBox="0 0 463 462" draw:points="0,0 463,0 463,462 0,462">
          <text:p text:style-name="P2"><text:span text:style-name="T8">T</text:span></text:p>
        </draw:polygon>
        <draw:polyline draw:style-name="gr6" draw:text-style-name="P10" draw:layer="layout" svg:width="0.462cm" svg:height="0.461cm" svg:x="19.597cm" svg:y="14.546cm" svg:viewBox="0 0 463 462" draw:points="231,462 0,462 0,0 463,0 463,462 231,462">
          <text:p/>
        </draw:polyline>
        <draw:polygon draw:style-name="gr10" draw:text-style-name="P10" draw:layer="layout" svg:width="0.459cm" svg:height="0.461cm" svg:x="13.164cm" svg:y="14.546cm" svg:viewBox="0 0 460 462" draw:points="0,0 460,0 460,462 0,462">
          <text:p/>
        </draw:polygon>
        <draw:polyline draw:style-name="gr6" draw:text-style-name="P10" draw:layer="layout" svg:width="0.459cm" svg:height="0.461cm" svg:x="13.164cm" svg:y="14.546cm" svg:viewBox="0 0 460 462" draw:points="230,462 0,462 0,0 460,0 460,462 230,462">
          <text:p/>
        </draw:polyline>
        <draw:polygon draw:style-name="gr8" draw:text-style-name="P10" draw:layer="layout" svg:width="0.462cm" svg:height="0.461cm" svg:x="12.701cm" svg:y="14.546cm" svg:viewBox="0 0 463 462" draw:points="0,0 463,0 463,462 0,462">
          <text:p/>
        </draw:polygon>
        <draw:polyline draw:style-name="gr6" draw:text-style-name="P10" draw:layer="layout" svg:width="0.462cm" svg:height="0.461cm" svg:x="12.701cm" svg:y="14.546cm" svg:viewBox="0 0 463 462" draw:points="231,462 0,462 0,0 463,0 463,462 231,462">
          <text:p/>
        </draw:polyline>
        <draw:polygon draw:style-name="gr10" draw:text-style-name="P10" draw:layer="layout" svg:width="0.459cm" svg:height="0.461cm" svg:x="14.087cm" svg:y="14.546cm" svg:viewBox="0 0 460 462" draw:points="0,0 460,0 460,462 0,462">
          <text:p/>
        </draw:polygon>
        <draw:polyline draw:style-name="gr6" draw:text-style-name="P10" draw:layer="layout" svg:width="0.459cm" svg:height="0.461cm" svg:x="14.087cm" svg:y="14.546cm" svg:viewBox="0 0 460 462" draw:points="230,462 0,462 0,0 460,0 460,462 230,462">
          <text:p/>
        </draw:polyline>
        <draw:polygon draw:style-name="gr10" draw:text-style-name="P10" draw:layer="layout" svg:width="0.462cm" svg:height="0.461cm" svg:x="13.624cm" svg:y="14.546cm" svg:viewBox="0 0 463 462" draw:points="0,0 463,0 463,462 0,462">
          <text:p/>
        </draw:polygon>
        <draw:polyline draw:style-name="gr6" draw:text-style-name="P10" draw:layer="layout" svg:width="0.462cm" svg:height="0.461cm" svg:x="13.624cm" svg:y="14.546cm" svg:viewBox="0 0 463 462" draw:points="231,462 0,462 0,0 463,0 463,462 231,462">
          <text:p/>
        </draw:polyline>
        <draw:polygon draw:style-name="gr15" draw:text-style-name="P10" draw:layer="layout" svg:width="0.459cm" svg:height="0.461cm" svg:x="15.01cm" svg:y="14.546cm" svg:viewBox="0 0 460 462" draw:points="0,0 460,0 460,462 0,462">
          <text:p/>
        </draw:polygon>
        <draw:polyline draw:style-name="gr6" draw:text-style-name="P10" draw:layer="layout" svg:width="0.459cm" svg:height="0.461cm" svg:x="15.01cm" svg:y="14.546cm" svg:viewBox="0 0 460 462" draw:points="230,462 0,462 0,0 460,0 460,462 230,462">
          <text:p/>
        </draw:polyline>
        <draw:polygon draw:style-name="gr15" draw:text-style-name="P10" draw:layer="layout" svg:width="0.462cm" svg:height="0.461cm" svg:x="14.547cm" svg:y="14.546cm" svg:viewBox="0 0 463 462" draw:points="0,0 463,0 463,462 0,462">
          <text:p/>
        </draw:polygon>
        <draw:polyline draw:style-name="gr6" draw:text-style-name="P10" draw:layer="layout" svg:width="0.462cm" svg:height="0.461cm" svg:x="14.547cm" svg:y="14.546cm" svg:viewBox="0 0 463 462" draw:points="231,462 0,462 0,0 463,0 463,462 231,462">
          <text:p/>
        </draw:polyline>
        <draw:polygon draw:style-name="gr15" draw:text-style-name="P10" draw:layer="layout" svg:width="0.462cm" svg:height="0.461cm" svg:x="15.47cm" svg:y="14.546cm" svg:viewBox="0 0 463 462" draw:points="0,0 463,0 463,462 0,462">
          <text:p/>
        </draw:polygon>
        <draw:polyline draw:style-name="gr6" draw:text-style-name="P10" draw:layer="layout" svg:width="0.462cm" svg:height="0.461cm" svg:x="15.47cm" svg:y="14.546cm" svg:viewBox="0 0 463 462" draw:points="231,462 0,462 0,0 463,0 463,462 231,462">
          <text:p/>
        </draw:polyline>
        <draw:polygon draw:style-name="gr15" draw:text-style-name="P10" draw:layer="layout" svg:width="0.459cm" svg:height="0.461cm" svg:x="16.396cm" svg:y="14.546cm" svg:viewBox="0 0 460 462" draw:points="0,0 460,0 460,462 0,462">
          <text:p/>
        </draw:polygon>
        <draw:polyline draw:style-name="gr6" draw:text-style-name="P10" draw:layer="layout" svg:width="0.459cm" svg:height="0.461cm" svg:x="16.396cm" svg:y="14.546cm" svg:viewBox="0 0 460 462" draw:points="230,462 0,462 0,0 460,0 460,462 230,462">
          <text:p/>
        </draw:polyline>
        <draw:polygon draw:style-name="gr15" draw:text-style-name="P10" draw:layer="layout" svg:width="0.462cm" svg:height="0.461cm" svg:x="15.933cm" svg:y="14.546cm" svg:viewBox="0 0 463 462" draw:points="0,0 463,0 463,462 0,462">
          <text:p/>
        </draw:polygon>
        <draw:polyline draw:style-name="gr6" draw:text-style-name="P10" draw:layer="layout" svg:width="0.462cm" svg:height="0.461cm" svg:x="15.933cm" svg:y="14.546cm" svg:viewBox="0 0 463 462" draw:points="231,462 0,462 0,0 463,0 463,462 231,462">
          <text:p/>
        </draw:polyline>
        <draw:polygon draw:style-name="gr15" draw:text-style-name="P10" draw:layer="layout" svg:width="0.459cm" svg:height="0.461cm" svg:x="17.319cm" svg:y="14.546cm" svg:viewBox="0 0 460 462" draw:points="0,0 460,0 460,462 0,462">
          <text:p/>
        </draw:polygon>
        <draw:polyline draw:style-name="gr6" draw:text-style-name="P10" draw:layer="layout" svg:width="0.459cm" svg:height="0.461cm" svg:x="17.319cm" svg:y="14.546cm" svg:viewBox="0 0 460 462" draw:points="230,462 0,462 0,0 460,0 460,462 230,462">
          <text:p/>
        </draw:polyline>
        <draw:polygon draw:style-name="gr15" draw:text-style-name="P10" draw:layer="layout" svg:width="0.462cm" svg:height="0.461cm" svg:x="16.856cm" svg:y="14.546cm" svg:viewBox="0 0 463 462" draw:points="0,0 463,0 463,462 0,462">
          <text:p/>
        </draw:polygon>
        <draw:polyline draw:style-name="gr6" draw:text-style-name="P10" draw:layer="layout" svg:width="0.462cm" svg:height="0.461cm" svg:x="16.856cm" svg:y="14.546cm" svg:viewBox="0 0 463 462" draw:points="231,462 0,462 0,0 463,0 463,462 231,462">
          <text:p/>
        </draw:polyline>
        <draw:polygon draw:style-name="gr10" draw:text-style-name="P10" draw:layer="layout" svg:width="0.459cm" svg:height="0.461cm" svg:x="18.242cm" svg:y="14.546cm" svg:viewBox="0 0 460 462" draw:points="0,0 460,0 460,462 0,462">
          <text:p/>
        </draw:polygon>
        <draw:polyline draw:style-name="gr6" draw:text-style-name="P10" draw:layer="layout" svg:width="0.459cm" svg:height="0.461cm" svg:x="18.242cm" svg:y="14.546cm" svg:viewBox="0 0 460 462" draw:points="230,462 0,462 0,0 460,0 460,462 230,462">
          <text:p/>
        </draw:polyline>
        <draw:polygon draw:style-name="gr10" draw:text-style-name="P10" draw:layer="layout" svg:width="0.462cm" svg:height="0.461cm" svg:x="17.779cm" svg:y="14.546cm" svg:viewBox="0 0 463 462" draw:points="0,0 463,0 463,462 0,462">
          <text:p/>
        </draw:polygon>
        <draw:polyline draw:style-name="gr6" draw:text-style-name="P10" draw:layer="layout" svg:width="0.462cm" svg:height="0.461cm" svg:x="17.779cm" svg:y="14.546cm" svg:viewBox="0 0 463 462" draw:points="231,462 0,462 0,0 463,0 463,462 231,462">
          <text:p/>
        </draw:polyline>
        <draw:polygon draw:style-name="gr10" draw:text-style-name="P10" draw:layer="layout" svg:width="0.462cm" svg:height="0.461cm" svg:x="18.702cm" svg:y="14.546cm" svg:viewBox="0 0 463 462" draw:points="0,0 463,0 463,462 0,462">
          <text:p/>
        </draw:polygon>
        <draw:polyline draw:style-name="gr6" draw:text-style-name="P10" draw:layer="layout" svg:width="0.462cm" svg:height="0.461cm" svg:x="18.702cm" svg:y="14.546cm" svg:viewBox="0 0 463 462" draw:points="231,462 0,462 0,0 463,0 463,462 231,462">
          <text:p/>
        </draw:polyline>
        <draw:polygon draw:style-name="gr8" draw:text-style-name="P10" draw:layer="layout" svg:width="0.459cm" svg:height="0.461cm" svg:x="19.137cm" svg:y="14.546cm" svg:viewBox="0 0 460 462" draw:points="0,0 460,0 460,462 0,462">
          <text:p/>
        </draw:polygon>
        <draw:polyline draw:style-name="gr6" draw:text-style-name="P10" draw:layer="layout" svg:width="0.459cm" svg:height="0.461cm" svg:x="19.137cm" svg:y="14.546cm" svg:viewBox="0 0 460 462" draw:points="230,462 0,462 0,0 460,0 460,462 230,462">
          <text:p/>
        </draw:polyline>
        <draw:polygon draw:style-name="gr8" draw:text-style-name="P10" draw:layer="layout" svg:width="0.462cm" svg:height="0.461cm" svg:x="19.597cm" svg:y="14.546cm" svg:viewBox="0 0 463 462" draw:points="0,0 463,0 463,462 0,462">
          <text:p/>
        </draw:polygon>
        <draw:polyline draw:style-name="gr6" draw:text-style-name="P10" draw:layer="layout" svg:width="0.462cm" svg:height="0.461cm" svg:x="19.597cm" svg:y="14.546cm" svg:viewBox="0 0 463 462" draw:points="231,462 0,462 0,0 463,0 463,462 231,462">
          <text:p/>
        </draw:polyline>
        <draw:polygon draw:style-name="gr41" draw:text-style-name="P10" draw:layer="layout" svg:width="0.459cm" svg:height="0.461cm" svg:x="13.164cm" svg:y="14.084cm" svg:viewBox="0 0 460 462" draw:points="0,0 460,0 460,462 0,462">
          <text:p text:style-name="P2"><text:span text:style-name="T8">T</text:span></text:p>
        </draw:polygon>
        <draw:polyline draw:style-name="gr6" draw:text-style-name="P10" draw:layer="layout" svg:width="0.459cm" svg:height="0.461cm" svg:x="13.164cm" svg:y="14.084cm" svg:viewBox="0 0 460 462" draw:points="230,462 0,462 0,0 460,0 460,462 230,462">
          <text:p/>
        </draw:polyline>
        <draw:polygon draw:style-name="gr41" draw:text-style-name="P10" draw:layer="layout" svg:width="0.462cm" svg:height="0.461cm" svg:x="12.701cm" svg:y="14.084cm" svg:viewBox="0 0 463 462" draw:points="0,0 463,0 463,462 0,462">
          <text:p text:style-name="P2"><text:span text:style-name="T8">T</text:span></text:p>
        </draw:polygon>
        <draw:polyline draw:style-name="gr6" draw:text-style-name="P10" draw:layer="layout" svg:width="0.462cm" svg:height="0.461cm" svg:x="12.701cm" svg:y="14.084cm" svg:viewBox="0 0 463 462" draw:points="231,462 0,462 0,0 463,0 463,462 231,462">
          <text:p/>
        </draw:polyline>
        <draw:polygon draw:style-name="gr41" draw:text-style-name="P10" draw:layer="layout" svg:width="0.459cm" svg:height="0.461cm" svg:x="14.087cm" svg:y="14.084cm" svg:viewBox="0 0 460 462" draw:points="0,0 460,0 460,462 0,462">
          <text:p text:style-name="P2"><text:span text:style-name="T8">T</text:span></text:p>
        </draw:polygon>
        <draw:polyline draw:style-name="gr6" draw:text-style-name="P10" draw:layer="layout" svg:width="0.459cm" svg:height="0.461cm" svg:x="14.087cm" svg:y="14.084cm" svg:viewBox="0 0 460 462" draw:points="230,462 0,462 0,0 460,0 460,462 230,462">
          <text:p/>
        </draw:polyline>
        <draw:polygon draw:style-name="gr41" draw:text-style-name="P10" draw:layer="layout" svg:width="0.462cm" svg:height="0.461cm" svg:x="13.624cm" svg:y="14.084cm" svg:viewBox="0 0 463 462" draw:points="0,0 463,0 463,462 0,462">
          <text:p text:style-name="P2"><text:span text:style-name="T8">T</text:span></text:p>
        </draw:polygon>
        <draw:polyline draw:style-name="gr6" draw:text-style-name="P10" draw:layer="layout" svg:width="0.462cm" svg:height="0.461cm" svg:x="13.624cm" svg:y="14.084cm" svg:viewBox="0 0 463 462" draw:points="231,462 0,462 0,0 463,0 463,462 231,462">
          <text:p/>
        </draw:polyline>
        <draw:polygon draw:style-name="gr41" draw:text-style-name="P10" draw:layer="layout" svg:width="0.459cm" svg:height="0.461cm" svg:x="15.01cm" svg:y="14.084cm" svg:viewBox="0 0 460 462" draw:points="0,0 460,0 460,462 0,462">
          <text:p text:style-name="P2"><text:span text:style-name="T8">T</text:span></text:p>
        </draw:polygon>
        <draw:polyline draw:style-name="gr6" draw:text-style-name="P10" draw:layer="layout" svg:width="0.459cm" svg:height="0.461cm" svg:x="15.01cm" svg:y="14.084cm" svg:viewBox="0 0 460 462" draw:points="230,462 0,462 0,0 460,0 460,462 230,462">
          <text:p/>
        </draw:polyline>
        <draw:polygon draw:style-name="gr41" draw:text-style-name="P10" draw:layer="layout" svg:width="0.462cm" svg:height="0.461cm" svg:x="14.547cm" svg:y="14.084cm" svg:viewBox="0 0 463 462" draw:points="0,0 463,0 463,462 0,462">
          <text:p text:style-name="P2"><text:span text:style-name="T8">T</text:span></text:p>
        </draw:polygon>
        <draw:polyline draw:style-name="gr6" draw:text-style-name="P10" draw:layer="layout" svg:width="0.462cm" svg:height="0.461cm" svg:x="14.547cm" svg:y="14.084cm" svg:viewBox="0 0 463 462" draw:points="231,462 0,462 0,0 463,0 463,462 231,462">
          <text:p/>
        </draw:polyline>
        <draw:polygon draw:style-name="gr41" draw:text-style-name="P10" draw:layer="layout" svg:width="0.462cm" svg:height="0.461cm" svg:x="15.47cm" svg:y="14.084cm" svg:viewBox="0 0 463 462" draw:points="0,0 463,0 463,462 0,462">
          <text:p text:style-name="P2"><text:span text:style-name="T8">T</text:span></text:p>
        </draw:polygon>
        <draw:polyline draw:style-name="gr6" draw:text-style-name="P10" draw:layer="layout" svg:width="0.462cm" svg:height="0.461cm" svg:x="15.47cm" svg:y="14.084cm" svg:viewBox="0 0 463 462" draw:points="231,462 0,462 0,0 463,0 463,462 231,462">
          <text:p/>
        </draw:polyline>
        <draw:polygon draw:style-name="gr41" draw:text-style-name="P10" draw:layer="layout" svg:width="0.459cm" svg:height="0.461cm" svg:x="16.396cm" svg:y="14.084cm" svg:viewBox="0 0 460 462" draw:points="0,0 460,0 460,462 0,462">
          <text:p text:style-name="P2"><text:span text:style-name="T8">T</text:span></text:p>
        </draw:polygon>
        <draw:polyline draw:style-name="gr6" draw:text-style-name="P10" draw:layer="layout" svg:width="0.459cm" svg:height="0.461cm" svg:x="16.396cm" svg:y="14.084cm" svg:viewBox="0 0 460 462" draw:points="230,462 0,462 0,0 460,0 460,462 230,462">
          <text:p/>
        </draw:polyline>
        <draw:polygon draw:style-name="gr41" draw:text-style-name="P10" draw:layer="layout" svg:width="0.462cm" svg:height="0.461cm" svg:x="15.933cm" svg:y="14.084cm" svg:viewBox="0 0 463 462" draw:points="0,0 463,0 463,462 0,462">
          <text:p text:style-name="P2"><text:span text:style-name="T8">T</text:span></text:p>
        </draw:polygon>
        <draw:polyline draw:style-name="gr6" draw:text-style-name="P10" draw:layer="layout" svg:width="0.462cm" svg:height="0.461cm" svg:x="15.933cm" svg:y="14.084cm" svg:viewBox="0 0 463 462" draw:points="231,462 0,462 0,0 463,0 463,462 231,462">
          <text:p/>
        </draw:polyline>
        <draw:polygon draw:style-name="gr41" draw:text-style-name="P10" draw:layer="layout" svg:width="0.459cm" svg:height="0.461cm" svg:x="17.319cm" svg:y="14.084cm" svg:viewBox="0 0 460 462" draw:points="0,0 460,0 460,462 0,462">
          <text:p text:style-name="P2"><text:span text:style-name="T8">T</text:span></text:p>
        </draw:polygon>
        <draw:polyline draw:style-name="gr6" draw:text-style-name="P10" draw:layer="layout" svg:width="0.459cm" svg:height="0.461cm" svg:x="17.319cm" svg:y="14.084cm" svg:viewBox="0 0 460 462" draw:points="230,462 0,462 0,0 460,0 460,462 230,462">
          <text:p/>
        </draw:polyline>
        <draw:polygon draw:style-name="gr41" draw:text-style-name="P10" draw:layer="layout" svg:width="0.462cm" svg:height="0.461cm" svg:x="16.856cm" svg:y="14.084cm" svg:viewBox="0 0 463 462" draw:points="0,0 463,0 463,462 0,462">
          <text:p text:style-name="P2"><text:span text:style-name="T8">T</text:span></text:p>
        </draw:polygon>
        <draw:polyline draw:style-name="gr6" draw:text-style-name="P10" draw:layer="layout" svg:width="0.462cm" svg:height="0.461cm" svg:x="16.856cm" svg:y="14.084cm" svg:viewBox="0 0 463 462" draw:points="231,462 0,462 0,0 463,0 463,462 231,462">
          <text:p/>
        </draw:polyline>
        <draw:polygon draw:style-name="gr41" draw:text-style-name="P10" draw:layer="layout" svg:width="0.459cm" svg:height="0.461cm" svg:x="18.242cm" svg:y="14.084cm" svg:viewBox="0 0 460 462" draw:points="0,0 460,0 460,462 0,462">
          <text:p text:style-name="P2"><text:span text:style-name="T8">T</text:span></text:p>
        </draw:polygon>
        <draw:polyline draw:style-name="gr6" draw:text-style-name="P10" draw:layer="layout" svg:width="0.459cm" svg:height="0.461cm" svg:x="18.242cm" svg:y="14.084cm" svg:viewBox="0 0 460 462" draw:points="230,462 0,462 0,0 460,0 460,462 230,462">
          <text:p/>
        </draw:polyline>
        <draw:polygon draw:style-name="gr41" draw:text-style-name="P10" draw:layer="layout" svg:width="0.462cm" svg:height="0.461cm" svg:x="17.779cm" svg:y="14.084cm" svg:viewBox="0 0 463 462" draw:points="0,0 463,0 463,462 0,462">
          <text:p text:style-name="P2"><text:span text:style-name="T8">T</text:span></text:p>
        </draw:polygon>
        <draw:polyline draw:style-name="gr6" draw:text-style-name="P10" draw:layer="layout" svg:width="0.462cm" svg:height="0.461cm" svg:x="17.779cm" svg:y="14.084cm" svg:viewBox="0 0 463 462" draw:points="231,462 0,462 0,0 463,0 463,462 231,462">
          <text:p/>
        </draw:polyline>
        <draw:polygon draw:style-name="gr41" draw:text-style-name="P10" draw:layer="layout" svg:width="0.462cm" svg:height="0.461cm" svg:x="18.702cm" svg:y="14.084cm" svg:viewBox="0 0 463 462" draw:points="0,0 463,0 463,462 0,462">
          <text:p text:style-name="P2"><text:span text:style-name="T8">T</text:span></text:p>
        </draw:polygon>
        <draw:polyline draw:style-name="gr6" draw:text-style-name="P10" draw:layer="layout" svg:width="0.462cm" svg:height="0.461cm" svg:x="18.702cm" svg:y="14.084cm" svg:viewBox="0 0 463 462" draw:points="231,462 0,462 0,0 463,0 463,462 231,462">
          <text:p/>
        </draw:polyline>
        <draw:polygon draw:style-name="gr41" draw:text-style-name="P10" draw:layer="layout" svg:width="0.459cm" svg:height="0.461cm" svg:x="19.137cm" svg:y="14.084cm" svg:viewBox="0 0 460 462" draw:points="0,0 460,0 460,462 0,462">
          <text:p text:style-name="P2"><text:span text:style-name="T8">T</text:span></text:p>
        </draw:polygon>
        <draw:polyline draw:style-name="gr6" draw:text-style-name="P10" draw:layer="layout" svg:width="0.459cm" svg:height="0.461cm" svg:x="19.137cm" svg:y="14.084cm" svg:viewBox="0 0 460 462" draw:points="230,462 0,462 0,0 460,0 460,462 230,462">
          <text:p/>
        </draw:polyline>
        <draw:polygon draw:style-name="gr41" draw:text-style-name="P10" draw:layer="layout" svg:width="0.462cm" svg:height="0.461cm" svg:x="19.597cm" svg:y="14.084cm" svg:viewBox="0 0 463 462" draw:points="0,0 463,0 463,462 0,462">
          <text:p text:style-name="P2"><text:span text:style-name="T8">T</text:span></text:p>
        </draw:polygon>
        <draw:polyline draw:style-name="gr6" draw:text-style-name="P10" draw:layer="layout" svg:width="0.462cm" svg:height="0.461cm" svg:x="19.597cm" svg:y="14.084cm" svg:viewBox="0 0 463 462" draw:points="231,462 0,462 0,0 463,0 463,462 231,462">
          <text:p/>
        </draw:polyline>
        <draw:polygon draw:style-name="gr8" draw:text-style-name="P10" draw:layer="layout" svg:width="0.459cm" svg:height="0.461cm" svg:x="13.164cm" svg:y="14.084cm" svg:viewBox="0 0 460 462" draw:points="0,0 460,0 460,462 0,462">
          <text:p/>
        </draw:polygon>
        <draw:polyline draw:style-name="gr6" draw:text-style-name="P10" draw:layer="layout" svg:width="0.459cm" svg:height="0.461cm" svg:x="13.164cm" svg:y="14.084cm" svg:viewBox="0 0 460 462" draw:points="230,462 0,462 0,0 460,0 460,462 230,462">
          <text:p/>
        </draw:polyline>
        <draw:polygon draw:style-name="gr8" draw:text-style-name="P10" draw:layer="layout" svg:width="0.462cm" svg:height="0.461cm" svg:x="12.701cm" svg:y="14.084cm" svg:viewBox="0 0 463 462" draw:points="0,0 463,0 463,462 0,462">
          <text:p/>
        </draw:polygon>
        <draw:polyline draw:style-name="gr6" draw:text-style-name="P10" draw:layer="layout" svg:width="0.462cm" svg:height="0.461cm" svg:x="12.701cm" svg:y="14.084cm" svg:viewBox="0 0 463 462" draw:points="231,462 0,462 0,0 463,0 463,462 231,462">
          <text:p/>
        </draw:polyline>
        <draw:polygon draw:style-name="gr10" draw:text-style-name="P10" draw:layer="layout" svg:width="0.459cm" svg:height="0.461cm" svg:x="14.087cm" svg:y="14.084cm" svg:viewBox="0 0 460 462" draw:points="0,0 460,0 460,462 0,462">
          <text:p/>
        </draw:polygon>
        <draw:polyline draw:style-name="gr6" draw:text-style-name="P10" draw:layer="layout" svg:width="0.459cm" svg:height="0.461cm" svg:x="14.087cm" svg:y="14.084cm" svg:viewBox="0 0 460 462" draw:points="230,462 0,462 0,0 460,0 460,462 230,462">
          <text:p/>
        </draw:polyline>
        <draw:polygon draw:style-name="gr10" draw:text-style-name="P10" draw:layer="layout" svg:width="0.462cm" svg:height="0.461cm" svg:x="13.624cm" svg:y="14.084cm" svg:viewBox="0 0 463 462" draw:points="0,0 463,0 463,462 0,462">
          <text:p/>
        </draw:polygon>
        <draw:polyline draw:style-name="gr6" draw:text-style-name="P10" draw:layer="layout" svg:width="0.462cm" svg:height="0.461cm" svg:x="13.624cm" svg:y="14.084cm" svg:viewBox="0 0 463 462" draw:points="231,462 0,462 0,0 463,0 463,462 231,462">
          <text:p/>
        </draw:polyline>
        <draw:polygon draw:style-name="gr15" draw:text-style-name="P10" draw:layer="layout" svg:width="0.459cm" svg:height="0.461cm" svg:x="15.01cm" svg:y="14.084cm" svg:viewBox="0 0 460 462" draw:points="0,0 460,0 460,462 0,462">
          <text:p/>
        </draw:polygon>
        <draw:polyline draw:style-name="gr6" draw:text-style-name="P10" draw:layer="layout" svg:width="0.459cm" svg:height="0.461cm" svg:x="15.01cm" svg:y="14.084cm" svg:viewBox="0 0 460 462" draw:points="230,462 0,462 0,0 460,0 460,462 230,462">
          <text:p/>
        </draw:polyline>
        <draw:polygon draw:style-name="gr10" draw:text-style-name="P10" draw:layer="layout" svg:width="0.462cm" svg:height="0.461cm" svg:x="14.547cm" svg:y="14.084cm" svg:viewBox="0 0 463 462" draw:points="0,0 463,0 463,462 0,462">
          <text:p/>
        </draw:polygon>
        <draw:polyline draw:style-name="gr6" draw:text-style-name="P10" draw:layer="layout" svg:width="0.462cm" svg:height="0.461cm" svg:x="14.547cm" svg:y="14.084cm" svg:viewBox="0 0 463 462" draw:points="231,462 0,462 0,0 463,0 463,462 231,462">
          <text:p/>
        </draw:polyline>
        <draw:polygon draw:style-name="gr15" draw:text-style-name="P10" draw:layer="layout" svg:width="0.462cm" svg:height="0.461cm" svg:x="15.47cm" svg:y="14.084cm" svg:viewBox="0 0 463 462" draw:points="0,0 463,0 463,462 0,462">
          <text:p/>
        </draw:polygon>
        <draw:polyline draw:style-name="gr6" draw:text-style-name="P10" draw:layer="layout" svg:width="0.462cm" svg:height="0.461cm" svg:x="15.47cm" svg:y="14.084cm" svg:viewBox="0 0 463 462" draw:points="231,462 0,462 0,0 463,0 463,462 231,462">
          <text:p/>
        </draw:polyline>
        <draw:polygon draw:style-name="gr41" draw:text-style-name="P10" draw:layer="layout" svg:width="0.459cm" svg:height="0.461cm" svg:x="16.396cm" svg:y="14.084cm" svg:viewBox="0 0 460 462" draw:points="0,0 460,0 460,462 0,462">
          <text:p text:style-name="P2"><text:span text:style-name="T8">F</text:span></text:p>
        </draw:polygon>
        <draw:polyline draw:style-name="gr6" draw:text-style-name="P10" draw:layer="layout" svg:width="0.459cm" svg:height="0.461cm" svg:x="16.396cm" svg:y="14.084cm" svg:viewBox="0 0 460 462" draw:points="230,462 0,462 0,0 460,0 460,462 230,462">
          <text:p/>
        </draw:polyline>
        <draw:polygon draw:style-name="gr15" draw:text-style-name="P10" draw:layer="layout" svg:width="0.462cm" svg:height="0.461cm" svg:x="15.933cm" svg:y="14.084cm" svg:viewBox="0 0 463 462" draw:points="0,0 463,0 463,462 0,462">
          <text:p/>
        </draw:polygon>
        <draw:polyline draw:style-name="gr6" draw:text-style-name="P10" draw:layer="layout" svg:width="0.462cm" svg:height="0.461cm" svg:x="15.933cm" svg:y="14.084cm" svg:viewBox="0 0 463 462" draw:points="231,462 0,462 0,0 463,0 463,462 231,462">
          <text:p/>
        </draw:polyline>
        <draw:polygon draw:style-name="gr10" draw:text-style-name="P10" draw:layer="layout" svg:width="0.459cm" svg:height="0.461cm" svg:x="17.319cm" svg:y="14.084cm" svg:viewBox="0 0 460 462" draw:points="0,0 460,0 460,462 0,462">
          <text:p/>
        </draw:polygon>
        <draw:polyline draw:style-name="gr6" draw:text-style-name="P10" draw:layer="layout" svg:width="0.459cm" svg:height="0.461cm" svg:x="17.319cm" svg:y="14.084cm" svg:viewBox="0 0 460 462" draw:points="230,462 0,462 0,0 460,0 460,462 230,462">
          <text:p/>
        </draw:polyline>
        <draw:polygon draw:style-name="gr15" draw:text-style-name="P10" draw:layer="layout" svg:width="0.462cm" svg:height="0.461cm" svg:x="16.856cm" svg:y="14.084cm" svg:viewBox="0 0 463 462" draw:points="0,0 463,0 463,462 0,462">
          <text:p/>
        </draw:polygon>
        <draw:polyline draw:style-name="gr6" draw:text-style-name="P10" draw:layer="layout" svg:width="0.462cm" svg:height="0.461cm" svg:x="16.856cm" svg:y="14.084cm" svg:viewBox="0 0 463 462" draw:points="231,462 0,462 0,0 463,0 463,462 231,462">
          <text:p/>
        </draw:polyline>
        <draw:polygon draw:style-name="gr10" draw:text-style-name="P10" draw:layer="layout" svg:width="0.459cm" svg:height="0.461cm" svg:x="18.242cm" svg:y="14.084cm" svg:viewBox="0 0 460 462" draw:points="0,0 460,0 460,462 0,462">
          <text:p/>
        </draw:polygon>
        <draw:polyline draw:style-name="gr6" draw:text-style-name="P10" draw:layer="layout" svg:width="0.459cm" svg:height="0.461cm" svg:x="18.242cm" svg:y="14.084cm" svg:viewBox="0 0 460 462" draw:points="230,462 0,462 0,0 460,0 460,462 230,462">
          <text:p/>
        </draw:polyline>
        <draw:polygon draw:style-name="gr10" draw:text-style-name="P10" draw:layer="layout" svg:width="0.462cm" svg:height="0.461cm" svg:x="17.779cm" svg:y="14.084cm" svg:viewBox="0 0 463 462" draw:points="0,0 463,0 463,462 0,462">
          <text:p/>
        </draw:polygon>
        <draw:polyline draw:style-name="gr6" draw:text-style-name="P10" draw:layer="layout" svg:width="0.462cm" svg:height="0.461cm" svg:x="17.779cm" svg:y="14.084cm" svg:viewBox="0 0 463 462" draw:points="231,462 0,462 0,0 463,0 463,462 231,462">
          <text:p/>
        </draw:polyline>
        <draw:polygon draw:style-name="gr8" draw:text-style-name="P10" draw:layer="layout" svg:width="0.462cm" svg:height="0.461cm" svg:x="18.702cm" svg:y="14.084cm" svg:viewBox="0 0 463 462" draw:points="0,0 463,0 463,462 0,462">
          <text:p/>
        </draw:polygon>
        <draw:polyline draw:style-name="gr6" draw:text-style-name="P10" draw:layer="layout" svg:width="0.462cm" svg:height="0.461cm" svg:x="18.702cm" svg:y="14.084cm" svg:viewBox="0 0 463 462" draw:points="231,462 0,462 0,0 463,0 463,462 231,462">
          <text:p/>
        </draw:polyline>
        <draw:polygon draw:style-name="gr8" draw:text-style-name="P10" draw:layer="layout" svg:width="0.459cm" svg:height="0.461cm" svg:x="19.137cm" svg:y="14.084cm" svg:viewBox="0 0 460 462" draw:points="0,0 460,0 460,462 0,462">
          <text:p/>
        </draw:polygon>
        <draw:polyline draw:style-name="gr6" draw:text-style-name="P10" draw:layer="layout" svg:width="0.459cm" svg:height="0.461cm" svg:x="19.137cm" svg:y="14.084cm" svg:viewBox="0 0 460 462" draw:points="230,462 0,462 0,0 460,0 460,462 230,462">
          <text:p/>
        </draw:polyline>
        <draw:polygon draw:style-name="gr9" draw:text-style-name="P10" draw:layer="layout" svg:width="0.462cm" svg:height="0.461cm" svg:x="19.597cm" svg:y="14.084cm" svg:viewBox="0 0 463 462" draw:points="0,0 463,0 463,462 0,462">
          <text:p/>
        </draw:polygon>
        <draw:polyline draw:style-name="gr43" draw:text-style-name="P10" draw:layer="layout" svg:width="0.462cm" svg:height="0.461cm" svg:x="19.597cm" svg:y="14.084cm" svg:viewBox="0 0 463 462" draw:points="231,462 0,462 0,0 463,0 463,462 231,462">
          <text:p text:style-name="P2"><text:span text:style-name="T8">A</text:span></text:p>
        </draw:polyline>
        <draw:polygon draw:style-name="gr41" draw:text-style-name="P10" draw:layer="layout" svg:width="0.459cm" svg:height="0.461cm" svg:x="13.164cm" svg:y="17.318cm" svg:viewBox="0 0 460 462" draw:points="0,0 460,0 460,462 0,462">
          <text:p text:style-name="P2"><text:span text:style-name="T8">T</text:span></text:p>
        </draw:polygon>
        <draw:polyline draw:style-name="gr6" draw:text-style-name="P10" draw:layer="layout" svg:width="0.459cm" svg:height="0.461cm" svg:x="13.164cm" svg:y="17.318cm" svg:viewBox="0 0 460 462" draw:points="230,462 0,462 0,0 460,0 460,462 230,462">
          <text:p/>
        </draw:polyline>
        <draw:polygon draw:style-name="gr41" draw:text-style-name="P10" draw:layer="layout" svg:width="0.462cm" svg:height="0.461cm" svg:x="12.701cm" svg:y="17.318cm" svg:viewBox="0 0 463 462" draw:points="0,0 463,0 463,462 0,462">
          <text:p text:style-name="P2"><text:span text:style-name="T8">T</text:span></text:p>
        </draw:polygon>
        <draw:polyline draw:style-name="gr6" draw:text-style-name="P10" draw:layer="layout" svg:width="0.462cm" svg:height="0.461cm" svg:x="12.701cm" svg:y="17.318cm" svg:viewBox="0 0 463 462" draw:points="231,462 0,462 0,0 463,0 463,462 231,462">
          <text:p/>
        </draw:polyline>
        <draw:polygon draw:style-name="gr41" draw:text-style-name="P10" draw:layer="layout" svg:width="0.459cm" svg:height="0.461cm" svg:x="14.087cm" svg:y="17.318cm" svg:viewBox="0 0 460 462" draw:points="0,0 460,0 460,462 0,462">
          <text:p text:style-name="P2"><text:span text:style-name="T8">T</text:span></text:p>
        </draw:polygon>
        <draw:polyline draw:style-name="gr6" draw:text-style-name="P10" draw:layer="layout" svg:width="0.459cm" svg:height="0.461cm" svg:x="14.087cm" svg:y="17.318cm" svg:viewBox="0 0 460 462" draw:points="230,462 0,462 0,0 460,0 460,462 230,462">
          <text:p/>
        </draw:polyline>
        <draw:polygon draw:style-name="gr41" draw:text-style-name="P10" draw:layer="layout" svg:width="0.462cm" svg:height="0.461cm" svg:x="13.624cm" svg:y="17.318cm" svg:viewBox="0 0 463 462" draw:points="0,0 463,0 463,462 0,462">
          <text:p text:style-name="P2"><text:span text:style-name="T8">T</text:span></text:p>
        </draw:polygon>
        <draw:polyline draw:style-name="gr6" draw:text-style-name="P10" draw:layer="layout" svg:width="0.462cm" svg:height="0.461cm" svg:x="13.624cm" svg:y="17.318cm" svg:viewBox="0 0 463 462" draw:points="231,462 0,462 0,0 463,0 463,462 231,462">
          <text:p/>
        </draw:polyline>
        <draw:polygon draw:style-name="gr41" draw:text-style-name="P10" draw:layer="layout" svg:width="0.459cm" svg:height="0.461cm" svg:x="15.01cm" svg:y="17.318cm" svg:viewBox="0 0 460 462" draw:points="0,0 460,0 460,462 0,462">
          <text:p text:style-name="P2"><text:span text:style-name="T8">T</text:span></text:p>
        </draw:polygon>
        <draw:polyline draw:style-name="gr6" draw:text-style-name="P10" draw:layer="layout" svg:width="0.459cm" svg:height="0.461cm" svg:x="15.01cm" svg:y="17.318cm" svg:viewBox="0 0 460 462" draw:points="230,462 0,462 0,0 460,0 460,462 230,462">
          <text:p/>
        </draw:polyline>
        <draw:polygon draw:style-name="gr41" draw:text-style-name="P10" draw:layer="layout" svg:width="0.462cm" svg:height="0.461cm" svg:x="14.547cm" svg:y="17.318cm" svg:viewBox="0 0 463 462" draw:points="0,0 463,0 463,462 0,462">
          <text:p text:style-name="P2"><text:span text:style-name="T8">T</text:span></text:p>
        </draw:polygon>
        <draw:polyline draw:style-name="gr6" draw:text-style-name="P10" draw:layer="layout" svg:width="0.462cm" svg:height="0.461cm" svg:x="14.547cm" svg:y="17.318cm" svg:viewBox="0 0 463 462" draw:points="231,462 0,462 0,0 463,0 463,462 231,462">
          <text:p/>
        </draw:polyline>
        <draw:polygon draw:style-name="gr41" draw:text-style-name="P10" draw:layer="layout" svg:width="0.462cm" svg:height="0.461cm" svg:x="15.47cm" svg:y="17.318cm" svg:viewBox="0 0 463 462" draw:points="0,0 463,0 463,462 0,462">
          <text:p text:style-name="P2"><text:span text:style-name="T8">T</text:span></text:p>
        </draw:polygon>
        <draw:polyline draw:style-name="gr6" draw:text-style-name="P10" draw:layer="layout" svg:width="0.462cm" svg:height="0.461cm" svg:x="15.47cm" svg:y="17.318cm" svg:viewBox="0 0 463 462" draw:points="231,462 0,462 0,0 463,0 463,462 231,462">
          <text:p/>
        </draw:polyline>
        <draw:polygon draw:style-name="gr41" draw:text-style-name="P10" draw:layer="layout" svg:width="0.459cm" svg:height="0.461cm" svg:x="16.396cm" svg:y="17.318cm" svg:viewBox="0 0 460 462" draw:points="0,0 460,0 460,462 0,462">
          <text:p text:style-name="P2"><text:span text:style-name="T8">T</text:span></text:p>
        </draw:polygon>
        <draw:polyline draw:style-name="gr6" draw:text-style-name="P10" draw:layer="layout" svg:width="0.459cm" svg:height="0.461cm" svg:x="16.396cm" svg:y="17.318cm" svg:viewBox="0 0 460 462" draw:points="230,462 0,462 0,0 460,0 460,462 230,462">
          <text:p/>
        </draw:polyline>
        <draw:polygon draw:style-name="gr41" draw:text-style-name="P10" draw:layer="layout" svg:width="0.462cm" svg:height="0.461cm" svg:x="15.933cm" svg:y="17.318cm" svg:viewBox="0 0 463 462" draw:points="0,0 463,0 463,462 0,462">
          <text:p text:style-name="P2"><text:span text:style-name="T8">T</text:span></text:p>
        </draw:polygon>
        <draw:polyline draw:style-name="gr6" draw:text-style-name="P10" draw:layer="layout" svg:width="0.462cm" svg:height="0.461cm" svg:x="15.933cm" svg:y="17.318cm" svg:viewBox="0 0 463 462" draw:points="231,462 0,462 0,0 463,0 463,462 231,462">
          <text:p/>
        </draw:polyline>
        <draw:polygon draw:style-name="gr41" draw:text-style-name="P10" draw:layer="layout" svg:width="0.459cm" svg:height="0.461cm" svg:x="17.319cm" svg:y="17.318cm" svg:viewBox="0 0 460 462" draw:points="0,0 460,0 460,462 0,462">
          <text:p text:style-name="P2"><text:span text:style-name="T8">T</text:span></text:p>
        </draw:polygon>
        <draw:polyline draw:style-name="gr6" draw:text-style-name="P10" draw:layer="layout" svg:width="0.459cm" svg:height="0.461cm" svg:x="17.319cm" svg:y="17.318cm" svg:viewBox="0 0 460 462" draw:points="230,462 0,462 0,0 460,0 460,462 230,462">
          <text:p/>
        </draw:polyline>
        <draw:polygon draw:style-name="gr41" draw:text-style-name="P10" draw:layer="layout" svg:width="0.462cm" svg:height="0.461cm" svg:x="16.856cm" svg:y="17.318cm" svg:viewBox="0 0 463 462" draw:points="0,0 463,0 463,462 0,462">
          <text:p text:style-name="P2"><text:span text:style-name="T8">T</text:span></text:p>
        </draw:polygon>
        <draw:polyline draw:style-name="gr6" draw:text-style-name="P10" draw:layer="layout" svg:width="0.462cm" svg:height="0.461cm" svg:x="16.856cm" svg:y="17.318cm" svg:viewBox="0 0 463 462" draw:points="231,462 0,462 0,0 463,0 463,462 231,462">
          <text:p/>
        </draw:polyline>
        <draw:polygon draw:style-name="gr41" draw:text-style-name="P10" draw:layer="layout" svg:width="0.459cm" svg:height="0.461cm" svg:x="18.242cm" svg:y="17.318cm" svg:viewBox="0 0 460 462" draw:points="0,0 460,0 460,462 0,462">
          <text:p text:style-name="P2"><text:span text:style-name="T8">T</text:span></text:p>
        </draw:polygon>
        <draw:polyline draw:style-name="gr6" draw:text-style-name="P10" draw:layer="layout" svg:width="0.459cm" svg:height="0.461cm" svg:x="18.242cm" svg:y="17.318cm" svg:viewBox="0 0 460 462" draw:points="230,462 0,462 0,0 460,0 460,462 230,462">
          <text:p/>
        </draw:polyline>
        <draw:polygon draw:style-name="gr41" draw:text-style-name="P10" draw:layer="layout" svg:width="0.462cm" svg:height="0.461cm" svg:x="17.779cm" svg:y="17.318cm" svg:viewBox="0 0 463 462" draw:points="0,0 463,0 463,462 0,462">
          <text:p text:style-name="P2"><text:span text:style-name="T8">T</text:span></text:p>
        </draw:polygon>
        <draw:polyline draw:style-name="gr6" draw:text-style-name="P10" draw:layer="layout" svg:width="0.462cm" svg:height="0.461cm" svg:x="17.779cm" svg:y="17.318cm" svg:viewBox="0 0 463 462" draw:points="231,462 0,462 0,0 463,0 463,462 231,462">
          <text:p/>
        </draw:polyline>
        <draw:polygon draw:style-name="gr41" draw:text-style-name="P10" draw:layer="layout" svg:width="0.462cm" svg:height="0.461cm" svg:x="18.702cm" svg:y="17.318cm" svg:viewBox="0 0 463 462" draw:points="0,0 463,0 463,462 0,462">
          <text:p text:style-name="P2"><text:span text:style-name="T8">T</text:span></text:p>
        </draw:polygon>
        <draw:polyline draw:style-name="gr6" draw:text-style-name="P10" draw:layer="layout" svg:width="0.462cm" svg:height="0.461cm" svg:x="18.702cm" svg:y="17.318cm" svg:viewBox="0 0 463 462" draw:points="231,462 0,462 0,0 463,0 463,462 231,462">
          <text:p/>
        </draw:polyline>
        <draw:polygon draw:style-name="gr41" draw:text-style-name="P10" draw:layer="layout" svg:width="0.459cm" svg:height="0.461cm" svg:x="19.137cm" svg:y="17.318cm" svg:viewBox="0 0 460 462" draw:points="0,0 460,0 460,462 0,462">
          <text:p text:style-name="P2"><text:span text:style-name="T8">T</text:span></text:p>
        </draw:polygon>
        <draw:polyline draw:style-name="gr6" draw:text-style-name="P10" draw:layer="layout" svg:width="0.459cm" svg:height="0.461cm" svg:x="19.137cm" svg:y="17.318cm" svg:viewBox="0 0 460 462" draw:points="230,462 0,462 0,0 460,0 460,462 230,462">
          <text:p/>
        </draw:polyline>
        <draw:polygon draw:style-name="gr41" draw:text-style-name="P10" draw:layer="layout" svg:width="0.462cm" svg:height="0.461cm" svg:x="19.597cm" svg:y="17.318cm" svg:viewBox="0 0 463 462" draw:points="0,0 463,0 463,462 0,462">
          <text:p text:style-name="P2"><text:span text:style-name="T8">T</text:span></text:p>
        </draw:polygon>
        <draw:polyline draw:style-name="gr6" draw:text-style-name="P10" draw:layer="layout" svg:width="0.462cm" svg:height="0.461cm" svg:x="19.597cm" svg:y="17.318cm" svg:viewBox="0 0 463 462" draw:points="231,462 0,462 0,0 463,0 463,462 231,462">
          <text:p/>
        </draw:polyline>
        <draw:polygon draw:style-name="gr8" draw:text-style-name="P10" draw:layer="layout" svg:width="0.459cm" svg:height="0.461cm" svg:x="13.164cm" svg:y="17.318cm" svg:viewBox="0 0 460 462" draw:points="0,0 460,0 460,462 0,462">
          <text:p/>
        </draw:polygon>
        <draw:polyline draw:style-name="gr6" draw:text-style-name="P10" draw:layer="layout" svg:width="0.459cm" svg:height="0.461cm" svg:x="13.164cm" svg:y="17.318cm" svg:viewBox="0 0 460 462" draw:points="230,462 0,462 0,0 460,0 460,462 230,462">
          <text:p/>
        </draw:polyline>
        <draw:polygon draw:style-name="gr10" draw:text-style-name="P10" draw:layer="layout" svg:width="0.462cm" svg:height="0.461cm" svg:x="12.701cm" svg:y="17.318cm" svg:viewBox="0 0 463 462" draw:points="0,0 463,0 463,462 0,462">
          <text:p/>
        </draw:polygon>
        <draw:polyline draw:style-name="gr6" draw:text-style-name="P10" draw:layer="layout" svg:width="0.462cm" svg:height="0.461cm" svg:x="12.701cm" svg:y="17.318cm" svg:viewBox="0 0 463 462" draw:points="231,462 0,462 0,0 463,0 463,462 231,462">
          <text:p/>
        </draw:polyline>
        <draw:polygon draw:style-name="gr8" draw:text-style-name="P10" draw:layer="layout" svg:width="0.459cm" svg:height="0.461cm" svg:x="14.087cm" svg:y="17.318cm" svg:viewBox="0 0 460 462" draw:points="0,0 460,0 460,462 0,462">
          <text:p/>
        </draw:polygon>
        <draw:polyline draw:style-name="gr6" draw:text-style-name="P10" draw:layer="layout" svg:width="0.459cm" svg:height="0.461cm" svg:x="14.087cm" svg:y="17.318cm" svg:viewBox="0 0 460 462" draw:points="230,462 0,462 0,0 460,0 460,462 230,462">
          <text:p/>
        </draw:polyline>
        <draw:polygon draw:style-name="gr8" draw:text-style-name="P10" draw:layer="layout" svg:width="0.462cm" svg:height="0.461cm" svg:x="13.624cm" svg:y="17.318cm" svg:viewBox="0 0 463 462" draw:points="0,0 463,0 463,462 0,462">
          <text:p/>
        </draw:polygon>
        <draw:polyline draw:style-name="gr6" draw:text-style-name="P10" draw:layer="layout" svg:width="0.462cm" svg:height="0.461cm" svg:x="13.624cm" svg:y="17.318cm" svg:viewBox="0 0 463 462" draw:points="231,462 0,462 0,0 463,0 463,462 231,462">
          <text:p/>
        </draw:polyline>
        <draw:polygon draw:style-name="gr8" draw:text-style-name="P10" draw:layer="layout" svg:width="0.459cm" svg:height="0.461cm" svg:x="15.01cm" svg:y="17.318cm" svg:viewBox="0 0 460 462" draw:points="0,0 460,0 460,462 0,462">
          <text:p/>
        </draw:polygon>
        <draw:polyline draw:style-name="gr6" draw:text-style-name="P10" draw:layer="layout" svg:width="0.459cm" svg:height="0.461cm" svg:x="15.01cm" svg:y="17.318cm" svg:viewBox="0 0 460 462" draw:points="230,462 0,462 0,0 460,0 460,462 230,462">
          <text:p/>
        </draw:polyline>
        <draw:polygon draw:style-name="gr8" draw:text-style-name="P10" draw:layer="layout" svg:width="0.462cm" svg:height="0.461cm" svg:x="14.547cm" svg:y="17.318cm" svg:viewBox="0 0 463 462" draw:points="0,0 463,0 463,462 0,462">
          <text:p/>
        </draw:polygon>
        <draw:polyline draw:style-name="gr6" draw:text-style-name="P10" draw:layer="layout" svg:width="0.462cm" svg:height="0.461cm" svg:x="14.547cm" svg:y="17.318cm" svg:viewBox="0 0 463 462" draw:points="231,462 0,462 0,0 463,0 463,462 231,462">
          <text:p/>
        </draw:polyline>
        <draw:polygon draw:style-name="gr41" draw:text-style-name="P10" draw:layer="layout" svg:width="0.462cm" svg:height="0.461cm" svg:x="15.47cm" svg:y="17.318cm" svg:viewBox="0 0 463 462" draw:points="0,0 463,0 463,462 0,462">
          <text:p text:style-name="P2"><text:span text:style-name="T8">A</text:span></text:p>
        </draw:polygon>
        <draw:polyline draw:style-name="gr6" draw:text-style-name="P10" draw:layer="layout" svg:width="0.462cm" svg:height="0.461cm" svg:x="15.47cm" svg:y="17.318cm" svg:viewBox="0 0 463 462" draw:points="231,462 0,462 0,0 463,0 463,462 231,462">
          <text:p/>
        </draw:polyline>
        <draw:polygon draw:style-name="gr8" draw:text-style-name="P10" draw:layer="layout" svg:width="0.459cm" svg:height="0.461cm" svg:x="16.396cm" svg:y="17.318cm" svg:viewBox="0 0 460 462" draw:points="0,0 460,0 460,462 0,462">
          <text:p/>
        </draw:polygon>
        <draw:polyline draw:style-name="gr6" draw:text-style-name="P10" draw:layer="layout" svg:width="0.459cm" svg:height="0.461cm" svg:x="16.396cm" svg:y="17.318cm" svg:viewBox="0 0 460 462" draw:points="230,462 0,462 0,0 460,0 460,462 230,462">
          <text:p/>
        </draw:polyline>
        <draw:polygon draw:style-name="gr8" draw:text-style-name="P10" draw:layer="layout" svg:width="0.462cm" svg:height="0.461cm" svg:x="15.933cm" svg:y="17.318cm" svg:viewBox="0 0 463 462" draw:points="0,0 463,0 463,462 0,462">
          <text:p/>
        </draw:polygon>
        <draw:polyline draw:style-name="gr6" draw:text-style-name="P10" draw:layer="layout" svg:width="0.462cm" svg:height="0.461cm" svg:x="15.933cm" svg:y="17.318cm" svg:viewBox="0 0 463 462" draw:points="231,462 0,462 0,0 463,0 463,462 231,462">
          <text:p/>
        </draw:polyline>
        <draw:polygon draw:style-name="gr41" draw:text-style-name="P10" draw:layer="layout" svg:width="0.459cm" svg:height="0.461cm" svg:x="17.319cm" svg:y="17.318cm" svg:viewBox="0 0 460 462" draw:points="0,0 460,0 460,462 0,462">
          <text:p text:style-name="P2"><text:span text:style-name="T8">A</text:span></text:p>
        </draw:polygon>
        <draw:polyline draw:style-name="gr6" draw:text-style-name="P10" draw:layer="layout" svg:width="0.459cm" svg:height="0.461cm" svg:x="17.319cm" svg:y="17.318cm" svg:viewBox="0 0 460 462" draw:points="230,462 0,462 0,0 460,0 460,462 230,462">
          <text:p/>
        </draw:polyline>
        <draw:polygon draw:style-name="gr8" draw:text-style-name="P10" draw:layer="layout" svg:width="0.462cm" svg:height="0.461cm" svg:x="16.856cm" svg:y="17.318cm" svg:viewBox="0 0 463 462" draw:points="0,0 463,0 463,462 0,462">
          <text:p/>
        </draw:polygon>
        <draw:polyline draw:style-name="gr6" draw:text-style-name="P10" draw:layer="layout" svg:width="0.462cm" svg:height="0.461cm" svg:x="16.856cm" svg:y="17.318cm" svg:viewBox="0 0 463 462" draw:points="231,462 0,462 0,0 463,0 463,462 231,462">
          <text:p/>
        </draw:polyline>
        <draw:polygon draw:style-name="gr8" draw:text-style-name="P10" draw:layer="layout" svg:width="0.459cm" svg:height="0.461cm" svg:x="18.242cm" svg:y="17.318cm" svg:viewBox="0 0 460 462" draw:points="0,0 460,0 460,462 0,462">
          <text:p/>
        </draw:polygon>
        <draw:polyline draw:style-name="gr6" draw:text-style-name="P10" draw:layer="layout" svg:width="0.459cm" svg:height="0.461cm" svg:x="18.242cm" svg:y="17.318cm" svg:viewBox="0 0 460 462" draw:points="230,462 0,462 0,0 460,0 460,462 230,462">
          <text:p/>
        </draw:polyline>
        <draw:polygon draw:style-name="gr8" draw:text-style-name="P10" draw:layer="layout" svg:width="0.462cm" svg:height="0.461cm" svg:x="17.779cm" svg:y="17.318cm" svg:viewBox="0 0 463 462" draw:points="0,0 463,0 463,462 0,462">
          <text:p/>
        </draw:polygon>
        <draw:polyline draw:style-name="gr6" draw:text-style-name="P10" draw:layer="layout" svg:width="0.462cm" svg:height="0.461cm" svg:x="17.779cm" svg:y="17.318cm" svg:viewBox="0 0 463 462" draw:points="231,462 0,462 0,0 463,0 463,462 231,462">
          <text:p/>
        </draw:polyline>
        <draw:polygon draw:style-name="gr10" draw:text-style-name="P10" draw:layer="layout" svg:width="0.462cm" svg:height="0.461cm" svg:x="18.702cm" svg:y="17.318cm" svg:viewBox="0 0 463 462" draw:points="0,0 463,0 463,462 0,462">
          <text:p/>
        </draw:polygon>
        <draw:polyline draw:style-name="gr6" draw:text-style-name="P10" draw:layer="layout" svg:width="0.462cm" svg:height="0.461cm" svg:x="18.702cm" svg:y="17.318cm" svg:viewBox="0 0 463 462" draw:points="231,462 0,462 0,0 463,0 463,462 231,462">
          <text:p/>
        </draw:polyline>
        <draw:polygon draw:style-name="gr10" draw:text-style-name="P10" draw:layer="layout" svg:width="0.459cm" svg:height="0.461cm" svg:x="19.137cm" svg:y="17.318cm" svg:viewBox="0 0 460 462" draw:points="0,0 460,0 460,462 0,462">
          <text:p/>
        </draw:polygon>
        <draw:polyline draw:style-name="gr6" draw:text-style-name="P10" draw:layer="layout" svg:width="0.459cm" svg:height="0.461cm" svg:x="19.137cm" svg:y="17.318cm" svg:viewBox="0 0 460 462" draw:points="230,462 0,462 0,0 460,0 460,462 230,462">
          <text:p/>
        </draw:polyline>
        <draw:polygon draw:style-name="gr10" draw:text-style-name="P10" draw:layer="layout" svg:width="0.462cm" svg:height="0.461cm" svg:x="19.597cm" svg:y="17.318cm" svg:viewBox="0 0 463 462" draw:points="0,0 463,0 463,462 0,462">
          <text:p/>
        </draw:polygon>
        <draw:polyline draw:style-name="gr6" draw:text-style-name="P10" draw:layer="layout" svg:width="0.462cm" svg:height="0.461cm" svg:x="19.597cm" svg:y="17.318cm" svg:viewBox="0 0 463 462" draw:points="231,462 0,462 0,0 463,0 463,462 231,462">
          <text:p/>
        </draw:polyline>
        <draw:polygon draw:style-name="gr41" draw:text-style-name="P10" draw:layer="layout" svg:width="0.459cm" svg:height="0.461cm" svg:x="13.164cm" svg:y="16.856cm" svg:viewBox="0 0 460 462" draw:points="0,0 460,0 460,462 0,462">
          <text:p text:style-name="P2"><text:span text:style-name="T8">T</text:span></text:p>
        </draw:polygon>
        <draw:polyline draw:style-name="gr6" draw:text-style-name="P10" draw:layer="layout" svg:width="0.459cm" svg:height="0.461cm" svg:x="13.164cm" svg:y="16.856cm" svg:viewBox="0 0 460 462" draw:points="230,462 0,462 0,0 460,0 460,462 230,462">
          <text:p/>
        </draw:polyline>
        <draw:polygon draw:style-name="gr41" draw:text-style-name="P10" draw:layer="layout" svg:width="0.462cm" svg:height="0.461cm" svg:x="12.701cm" svg:y="16.856cm" svg:viewBox="0 0 463 462" draw:points="0,0 463,0 463,462 0,462">
          <text:p text:style-name="P2"><text:span text:style-name="T8">T</text:span></text:p>
        </draw:polygon>
        <draw:polyline draw:style-name="gr6" draw:text-style-name="P10" draw:layer="layout" svg:width="0.462cm" svg:height="0.461cm" svg:x="12.701cm" svg:y="16.856cm" svg:viewBox="0 0 463 462" draw:points="231,462 0,462 0,0 463,0 463,462 231,462">
          <text:p/>
        </draw:polyline>
        <draw:polygon draw:style-name="gr41" draw:text-style-name="P10" draw:layer="layout" svg:width="0.459cm" svg:height="0.461cm" svg:x="14.087cm" svg:y="16.856cm" svg:viewBox="0 0 460 462" draw:points="0,0 460,0 460,462 0,462">
          <text:p text:style-name="P2"><text:span text:style-name="T8">T</text:span></text:p>
        </draw:polygon>
        <draw:polyline draw:style-name="gr6" draw:text-style-name="P10" draw:layer="layout" svg:width="0.459cm" svg:height="0.461cm" svg:x="14.087cm" svg:y="16.856cm" svg:viewBox="0 0 460 462" draw:points="230,462 0,462 0,0 460,0 460,462 230,462">
          <text:p/>
        </draw:polyline>
        <draw:polygon draw:style-name="gr41" draw:text-style-name="P10" draw:layer="layout" svg:width="0.462cm" svg:height="0.461cm" svg:x="13.624cm" svg:y="16.856cm" svg:viewBox="0 0 463 462" draw:points="0,0 463,0 463,462 0,462">
          <text:p text:style-name="P2"><text:span text:style-name="T8">T</text:span></text:p>
        </draw:polygon>
        <draw:polyline draw:style-name="gr6" draw:text-style-name="P10" draw:layer="layout" svg:width="0.462cm" svg:height="0.461cm" svg:x="13.624cm" svg:y="16.856cm" svg:viewBox="0 0 463 462" draw:points="231,462 0,462 0,0 463,0 463,462 231,462">
          <text:p/>
        </draw:polyline>
        <draw:polygon draw:style-name="gr41" draw:text-style-name="P10" draw:layer="layout" svg:width="0.459cm" svg:height="0.461cm" svg:x="15.01cm" svg:y="16.856cm" svg:viewBox="0 0 460 462" draw:points="0,0 460,0 460,462 0,462">
          <text:p text:style-name="P2"><text:span text:style-name="T8">T</text:span></text:p>
        </draw:polygon>
        <draw:polyline draw:style-name="gr6" draw:text-style-name="P10" draw:layer="layout" svg:width="0.459cm" svg:height="0.461cm" svg:x="15.01cm" svg:y="16.856cm" svg:viewBox="0 0 460 462" draw:points="230,462 0,462 0,0 460,0 460,462 230,462">
          <text:p/>
        </draw:polyline>
        <draw:polygon draw:style-name="gr41" draw:text-style-name="P10" draw:layer="layout" svg:width="0.462cm" svg:height="0.461cm" svg:x="14.547cm" svg:y="16.856cm" svg:viewBox="0 0 463 462" draw:points="0,0 463,0 463,462 0,462">
          <text:p text:style-name="P2"><text:span text:style-name="T8">T</text:span></text:p>
        </draw:polygon>
        <draw:polyline draw:style-name="gr6" draw:text-style-name="P10" draw:layer="layout" svg:width="0.462cm" svg:height="0.461cm" svg:x="14.547cm" svg:y="16.856cm" svg:viewBox="0 0 463 462" draw:points="231,462 0,462 0,0 463,0 463,462 231,462">
          <text:p/>
        </draw:polyline>
        <draw:polygon draw:style-name="gr41" draw:text-style-name="P10" draw:layer="layout" svg:width="0.462cm" svg:height="0.461cm" svg:x="15.47cm" svg:y="16.856cm" svg:viewBox="0 0 463 462" draw:points="0,0 463,0 463,462 0,462">
          <text:p text:style-name="P2"><text:span text:style-name="T8">T</text:span></text:p>
        </draw:polygon>
        <draw:polyline draw:style-name="gr6" draw:text-style-name="P10" draw:layer="layout" svg:width="0.462cm" svg:height="0.461cm" svg:x="15.47cm" svg:y="16.856cm" svg:viewBox="0 0 463 462" draw:points="231,462 0,462 0,0 463,0 463,462 231,462">
          <text:p/>
        </draw:polyline>
        <draw:polygon draw:style-name="gr41" draw:text-style-name="P10" draw:layer="layout" svg:width="0.459cm" svg:height="0.461cm" svg:x="16.396cm" svg:y="16.856cm" svg:viewBox="0 0 460 462" draw:points="0,0 460,0 460,462 0,462">
          <text:p text:style-name="P2"><text:span text:style-name="T8">T</text:span></text:p>
        </draw:polygon>
        <draw:polyline draw:style-name="gr6" draw:text-style-name="P10" draw:layer="layout" svg:width="0.459cm" svg:height="0.461cm" svg:x="16.396cm" svg:y="16.856cm" svg:viewBox="0 0 460 462" draw:points="230,462 0,462 0,0 460,0 460,462 230,462">
          <text:p/>
        </draw:polyline>
        <draw:polygon draw:style-name="gr41" draw:text-style-name="P10" draw:layer="layout" svg:width="0.462cm" svg:height="0.461cm" svg:x="15.933cm" svg:y="16.856cm" svg:viewBox="0 0 463 462" draw:points="0,0 463,0 463,462 0,462">
          <text:p text:style-name="P2"><text:span text:style-name="T8">T</text:span></text:p>
        </draw:polygon>
        <draw:polyline draw:style-name="gr6" draw:text-style-name="P10" draw:layer="layout" svg:width="0.462cm" svg:height="0.461cm" svg:x="15.933cm" svg:y="16.856cm" svg:viewBox="0 0 463 462" draw:points="231,462 0,462 0,0 463,0 463,462 231,462">
          <text:p/>
        </draw:polyline>
        <draw:polygon draw:style-name="gr41" draw:text-style-name="P10" draw:layer="layout" svg:width="0.459cm" svg:height="0.461cm" svg:x="17.319cm" svg:y="16.856cm" svg:viewBox="0 0 460 462" draw:points="0,0 460,0 460,462 0,462">
          <text:p text:style-name="P2"><text:span text:style-name="T8">T</text:span></text:p>
        </draw:polygon>
        <draw:polyline draw:style-name="gr6" draw:text-style-name="P10" draw:layer="layout" svg:width="0.459cm" svg:height="0.461cm" svg:x="17.319cm" svg:y="16.856cm" svg:viewBox="0 0 460 462" draw:points="230,462 0,462 0,0 460,0 460,462 230,462">
          <text:p/>
        </draw:polyline>
        <draw:polygon draw:style-name="gr41" draw:text-style-name="P10" draw:layer="layout" svg:width="0.462cm" svg:height="0.461cm" svg:x="16.856cm" svg:y="16.856cm" svg:viewBox="0 0 463 462" draw:points="0,0 463,0 463,462 0,462">
          <text:p text:style-name="P2"><text:span text:style-name="T8">T</text:span></text:p>
        </draw:polygon>
        <draw:polyline draw:style-name="gr6" draw:text-style-name="P10" draw:layer="layout" svg:width="0.462cm" svg:height="0.461cm" svg:x="16.856cm" svg:y="16.856cm" svg:viewBox="0 0 463 462" draw:points="231,462 0,462 0,0 463,0 463,462 231,462">
          <text:p/>
        </draw:polyline>
        <draw:polygon draw:style-name="gr41" draw:text-style-name="P10" draw:layer="layout" svg:width="0.459cm" svg:height="0.461cm" svg:x="18.242cm" svg:y="16.856cm" svg:viewBox="0 0 460 462" draw:points="0,0 460,0 460,462 0,462">
          <text:p text:style-name="P2"><text:span text:style-name="T8">T</text:span></text:p>
        </draw:polygon>
        <draw:polyline draw:style-name="gr6" draw:text-style-name="P10" draw:layer="layout" svg:width="0.459cm" svg:height="0.461cm" svg:x="18.242cm" svg:y="16.856cm" svg:viewBox="0 0 460 462" draw:points="230,462 0,462 0,0 460,0 460,462 230,462">
          <text:p/>
        </draw:polyline>
        <draw:polygon draw:style-name="gr41" draw:text-style-name="P10" draw:layer="layout" svg:width="0.462cm" svg:height="0.461cm" svg:x="17.779cm" svg:y="16.856cm" svg:viewBox="0 0 463 462" draw:points="0,0 463,0 463,462 0,462">
          <text:p text:style-name="P2"><text:span text:style-name="T8">T</text:span></text:p>
        </draw:polygon>
        <draw:polyline draw:style-name="gr6" draw:text-style-name="P10" draw:layer="layout" svg:width="0.462cm" svg:height="0.461cm" svg:x="17.779cm" svg:y="16.856cm" svg:viewBox="0 0 463 462" draw:points="231,462 0,462 0,0 463,0 463,462 231,462">
          <text:p/>
        </draw:polyline>
        <draw:polygon draw:style-name="gr41" draw:text-style-name="P10" draw:layer="layout" svg:width="0.462cm" svg:height="0.461cm" svg:x="18.702cm" svg:y="16.856cm" svg:viewBox="0 0 463 462" draw:points="0,0 463,0 463,462 0,462">
          <text:p text:style-name="P2"><text:span text:style-name="T8">T</text:span></text:p>
        </draw:polygon>
        <draw:polyline draw:style-name="gr6" draw:text-style-name="P10" draw:layer="layout" svg:width="0.462cm" svg:height="0.461cm" svg:x="18.702cm" svg:y="16.856cm" svg:viewBox="0 0 463 462" draw:points="231,462 0,462 0,0 463,0 463,462 231,462">
          <text:p/>
        </draw:polyline>
        <draw:polygon draw:style-name="gr41" draw:text-style-name="P10" draw:layer="layout" svg:width="0.459cm" svg:height="0.461cm" svg:x="19.137cm" svg:y="16.856cm" svg:viewBox="0 0 460 462" draw:points="0,0 460,0 460,462 0,462">
          <text:p text:style-name="P2"><text:span text:style-name="T8">T</text:span></text:p>
        </draw:polygon>
        <draw:polyline draw:style-name="gr6" draw:text-style-name="P10" draw:layer="layout" svg:width="0.459cm" svg:height="0.461cm" svg:x="19.137cm" svg:y="16.856cm" svg:viewBox="0 0 460 462" draw:points="230,462 0,462 0,0 460,0 460,462 230,462">
          <text:p/>
        </draw:polyline>
        <draw:polygon draw:style-name="gr41" draw:text-style-name="P10" draw:layer="layout" svg:width="0.462cm" svg:height="0.461cm" svg:x="19.597cm" svg:y="16.856cm" svg:viewBox="0 0 463 462" draw:points="0,0 463,0 463,462 0,462">
          <text:p text:style-name="P2"><text:span text:style-name="T8">T</text:span></text:p>
        </draw:polygon>
        <draw:polyline draw:style-name="gr6" draw:text-style-name="P10" draw:layer="layout" svg:width="0.462cm" svg:height="0.461cm" svg:x="19.597cm" svg:y="16.856cm" svg:viewBox="0 0 463 462" draw:points="231,462 0,462 0,0 463,0 463,462 231,462">
          <text:p/>
        </draw:polyline>
        <draw:polygon draw:style-name="gr10" draw:text-style-name="P10" draw:layer="layout" svg:width="0.459cm" svg:height="0.461cm" svg:x="13.164cm" svg:y="16.856cm" svg:viewBox="0 0 460 462" draw:points="0,0 460,0 460,462 0,462">
          <text:p/>
        </draw:polygon>
        <draw:polyline draw:style-name="gr6" draw:text-style-name="P10" draw:layer="layout" svg:width="0.459cm" svg:height="0.461cm" svg:x="13.164cm" svg:y="16.856cm" svg:viewBox="0 0 460 462" draw:points="230,462 0,462 0,0 460,0 460,462 230,462">
          <text:p/>
        </draw:polyline>
        <draw:polygon draw:style-name="gr10" draw:text-style-name="P10" draw:layer="layout" svg:width="0.462cm" svg:height="0.461cm" svg:x="12.701cm" svg:y="16.856cm" svg:viewBox="0 0 463 462" draw:points="0,0 463,0 463,462 0,462">
          <text:p/>
        </draw:polygon>
        <draw:polyline draw:style-name="gr6" draw:text-style-name="P10" draw:layer="layout" svg:width="0.462cm" svg:height="0.461cm" svg:x="12.701cm" svg:y="16.856cm" svg:viewBox="0 0 463 462" draw:points="231,462 0,462 0,0 463,0 463,462 231,462">
          <text:p/>
        </draw:polyline>
        <draw:polygon draw:style-name="gr10" draw:text-style-name="P10" draw:layer="layout" svg:width="0.459cm" svg:height="0.461cm" svg:x="14.087cm" svg:y="16.856cm" svg:viewBox="0 0 460 462" draw:points="0,0 460,0 460,462 0,462">
          <text:p/>
        </draw:polygon>
        <draw:polyline draw:style-name="gr6" draw:text-style-name="P10" draw:layer="layout" svg:width="0.459cm" svg:height="0.461cm" svg:x="14.087cm" svg:y="16.856cm" svg:viewBox="0 0 460 462" draw:points="230,462 0,462 0,0 460,0 460,462 230,462">
          <text:p/>
        </draw:polyline>
        <draw:polygon draw:style-name="gr8" draw:text-style-name="P10" draw:layer="layout" svg:width="0.462cm" svg:height="0.461cm" svg:x="13.652cm" svg:y="16.827cm" svg:viewBox="0 0 463 462" draw:points="0,0 463,0 463,462 0,462">
          <text:p/>
        </draw:polygon>
        <draw:polyline draw:style-name="gr6" draw:text-style-name="P10" draw:layer="layout" svg:width="0.462cm" svg:height="0.461cm" svg:x="13.624cm" svg:y="16.856cm" svg:viewBox="0 0 463 462" draw:points="231,462 0,462 0,0 463,0 463,462 231,462">
          <text:p/>
        </draw:polyline>
        <draw:polygon draw:style-name="gr8" draw:text-style-name="P10" draw:layer="layout" svg:width="0.459cm" svg:height="0.461cm" svg:x="15.01cm" svg:y="16.856cm" svg:viewBox="0 0 460 462" draw:points="0,0 460,0 460,462 0,462">
          <text:p/>
        </draw:polygon>
        <draw:polyline draw:style-name="gr6" draw:text-style-name="P10" draw:layer="layout" svg:width="0.459cm" svg:height="0.461cm" svg:x="15.01cm" svg:y="16.856cm" svg:viewBox="0 0 460 462" draw:points="230,462 0,462 0,0 460,0 460,462 230,462">
          <text:p/>
        </draw:polyline>
        <draw:polygon draw:style-name="gr10" draw:text-style-name="P10" draw:layer="layout" svg:width="0.462cm" svg:height="0.461cm" svg:x="14.547cm" svg:y="16.856cm" svg:viewBox="0 0 463 462" draw:points="0,0 463,0 463,462 0,462">
          <text:p/>
        </draw:polygon>
        <draw:polyline draw:style-name="gr6" draw:text-style-name="P10" draw:layer="layout" svg:width="0.462cm" svg:height="0.461cm" svg:x="14.547cm" svg:y="16.856cm" svg:viewBox="0 0 463 462" draw:points="231,462 0,462 0,0 463,0 463,462 231,462">
          <text:p/>
        </draw:polyline>
        <draw:polygon draw:style-name="gr8" draw:text-style-name="P10" draw:layer="layout" svg:width="0.462cm" svg:height="0.461cm" svg:x="15.47cm" svg:y="16.856cm" svg:viewBox="0 0 463 462" draw:points="0,0 463,0 463,462 0,462">
          <text:p/>
        </draw:polygon>
        <draw:polyline draw:style-name="gr6" draw:text-style-name="P10" draw:layer="layout" svg:width="0.462cm" svg:height="0.461cm" svg:x="15.47cm" svg:y="16.856cm" svg:viewBox="0 0 463 462" draw:points="231,462 0,462 0,0 463,0 463,462 231,462">
          <text:p/>
        </draw:polyline>
        <draw:polygon draw:style-name="gr10" draw:text-style-name="P10" draw:layer="layout" svg:width="0.459cm" svg:height="0.461cm" svg:x="16.396cm" svg:y="16.856cm" svg:viewBox="0 0 460 462" draw:points="0,0 460,0 460,462 0,462">
          <text:p/>
        </draw:polygon>
        <draw:polyline draw:style-name="gr6" draw:text-style-name="P10" draw:layer="layout" svg:width="0.459cm" svg:height="0.461cm" svg:x="16.396cm" svg:y="16.856cm" svg:viewBox="0 0 460 462" draw:points="230,462 0,462 0,0 460,0 460,462 230,462">
          <text:p/>
        </draw:polyline>
        <draw:polygon draw:style-name="gr8" draw:text-style-name="P10" draw:layer="layout" svg:width="0.462cm" svg:height="0.461cm" svg:x="15.933cm" svg:y="16.856cm" svg:viewBox="0 0 463 462" draw:points="0,0 463,0 463,462 0,462">
          <text:p/>
        </draw:polygon>
        <draw:polyline draw:style-name="gr6" draw:text-style-name="P10" draw:layer="layout" svg:width="0.462cm" svg:height="0.461cm" svg:x="15.933cm" svg:y="16.856cm" svg:viewBox="0 0 463 462" draw:points="231,462 0,462 0,0 463,0 463,462 231,462">
          <text:p/>
        </draw:polyline>
        <draw:polygon draw:style-name="gr8" draw:text-style-name="P10" draw:layer="layout" svg:width="0.459cm" svg:height="0.461cm" svg:x="17.319cm" svg:y="16.856cm" svg:viewBox="0 0 460 462" draw:points="0,0 460,0 460,462 0,462">
          <text:p/>
        </draw:polygon>
        <draw:polyline draw:style-name="gr6" draw:text-style-name="P10" draw:layer="layout" svg:width="0.459cm" svg:height="0.461cm" svg:x="17.319cm" svg:y="16.856cm" svg:viewBox="0 0 460 462" draw:points="230,462 0,462 0,0 460,0 460,462 230,462">
          <text:p/>
        </draw:polyline>
        <draw:polygon draw:style-name="gr8" draw:text-style-name="P10" draw:layer="layout" svg:width="0.462cm" svg:height="0.461cm" svg:x="16.856cm" svg:y="16.856cm" svg:viewBox="0 0 463 462" draw:points="0,0 463,0 463,462 0,462">
          <text:p/>
        </draw:polygon>
        <draw:polyline draw:style-name="gr6" draw:text-style-name="P10" draw:layer="layout" svg:width="0.462cm" svg:height="0.461cm" svg:x="16.856cm" svg:y="16.856cm" svg:viewBox="0 0 463 462" draw:points="231,462 0,462 0,0 463,0 463,462 231,462">
          <text:p/>
        </draw:polyline>
        <draw:polygon draw:style-name="gr10" draw:text-style-name="P10" draw:layer="layout" svg:width="0.459cm" svg:height="0.461cm" svg:x="18.242cm" svg:y="16.856cm" svg:viewBox="0 0 460 462" draw:points="0,0 460,0 460,462 0,462">
          <text:p/>
        </draw:polygon>
        <draw:polyline draw:style-name="gr6" draw:text-style-name="P10" draw:layer="layout" svg:width="0.459cm" svg:height="0.461cm" svg:x="18.242cm" svg:y="16.856cm" svg:viewBox="0 0 460 462" draw:points="230,462 0,462 0,0 460,0 460,462 230,462">
          <text:p/>
        </draw:polyline>
        <draw:polygon draw:style-name="gr8" draw:text-style-name="P10" draw:layer="layout" svg:width="0.462cm" svg:height="0.461cm" svg:x="17.779cm" svg:y="16.856cm" svg:viewBox="0 0 463 462" draw:points="0,0 463,0 463,462 0,462">
          <text:p/>
        </draw:polygon>
        <draw:polyline draw:style-name="gr6" draw:text-style-name="P10" draw:layer="layout" svg:width="0.462cm" svg:height="0.461cm" svg:x="17.779cm" svg:y="16.856cm" svg:viewBox="0 0 463 462" draw:points="231,462 0,462 0,0 463,0 463,462 231,462">
          <text:p/>
        </draw:polyline>
        <draw:polygon draw:style-name="gr10" draw:text-style-name="P10" draw:layer="layout" svg:width="0.462cm" svg:height="0.461cm" svg:x="18.702cm" svg:y="16.856cm" svg:viewBox="0 0 463 462" draw:points="0,0 463,0 463,462 0,462">
          <text:p/>
        </draw:polygon>
        <draw:polyline draw:style-name="gr6" draw:text-style-name="P10" draw:layer="layout" svg:width="0.462cm" svg:height="0.461cm" svg:x="18.702cm" svg:y="16.856cm" svg:viewBox="0 0 463 462" draw:points="231,462 0,462 0,0 463,0 463,462 231,462">
          <text:p/>
        </draw:polyline>
        <draw:polygon draw:style-name="gr10" draw:text-style-name="P10" draw:layer="layout" svg:width="0.459cm" svg:height="0.461cm" svg:x="19.137cm" svg:y="16.856cm" svg:viewBox="0 0 460 462" draw:points="0,0 460,0 460,462 0,462">
          <text:p/>
        </draw:polygon>
        <draw:polyline draw:style-name="gr6" draw:text-style-name="P10" draw:layer="layout" svg:width="0.459cm" svg:height="0.461cm" svg:x="19.137cm" svg:y="16.856cm" svg:viewBox="0 0 460 462" draw:points="230,462 0,462 0,0 460,0 460,462 230,462">
          <text:p/>
        </draw:polyline>
        <draw:polygon draw:style-name="gr10" draw:text-style-name="P10" draw:layer="layout" svg:width="0.462cm" svg:height="0.461cm" svg:x="19.597cm" svg:y="16.856cm" svg:viewBox="0 0 463 462" draw:points="0,0 463,0 463,462 0,462">
          <text:p/>
        </draw:polygon>
        <draw:polyline draw:style-name="gr6" draw:text-style-name="P10" draw:layer="layout" svg:width="0.462cm" svg:height="0.461cm" svg:x="19.597cm" svg:y="16.856cm" svg:viewBox="0 0 463 462" draw:points="231,462 0,462 0,0 463,0 463,462 231,462">
          <text:p/>
        </draw:polyline>
        <draw:polygon draw:style-name="gr41" draw:text-style-name="P10" draw:layer="layout" svg:width="0.459cm" svg:height="0.461cm" svg:x="13.164cm" svg:y="16.394cm" svg:viewBox="0 0 460 462" draw:points="0,0 460,0 460,462 0,462">
          <text:p text:style-name="P2"><text:span text:style-name="T8">T</text:span></text:p>
        </draw:polygon>
        <draw:polyline draw:style-name="gr6" draw:text-style-name="P10" draw:layer="layout" svg:width="0.459cm" svg:height="0.461cm" svg:x="13.164cm" svg:y="16.394cm" svg:viewBox="0 0 460 462" draw:points="230,462 0,462 0,0 460,0 460,462 230,462">
          <text:p/>
        </draw:polyline>
        <draw:polygon draw:style-name="gr41" draw:text-style-name="P10" draw:layer="layout" svg:width="0.462cm" svg:height="0.461cm" svg:x="12.701cm" svg:y="16.394cm" svg:viewBox="0 0 463 462" draw:points="0,0 463,0 463,462 0,462">
          <text:p text:style-name="P2"><text:span text:style-name="T8">T</text:span></text:p>
        </draw:polygon>
        <draw:polyline draw:style-name="gr6" draw:text-style-name="P10" draw:layer="layout" svg:width="0.462cm" svg:height="0.461cm" svg:x="12.701cm" svg:y="16.394cm" svg:viewBox="0 0 463 462" draw:points="231,462 0,462 0,0 463,0 463,462 231,462">
          <text:p/>
        </draw:polyline>
        <draw:polygon draw:style-name="gr41" draw:text-style-name="P10" draw:layer="layout" svg:width="0.459cm" svg:height="0.461cm" svg:x="14.087cm" svg:y="16.394cm" svg:viewBox="0 0 460 462" draw:points="0,0 460,0 460,462 0,462">
          <text:p text:style-name="P2"><text:span text:style-name="T8">T</text:span></text:p>
        </draw:polygon>
        <draw:polyline draw:style-name="gr6" draw:text-style-name="P10" draw:layer="layout" svg:width="0.459cm" svg:height="0.461cm" svg:x="14.087cm" svg:y="16.394cm" svg:viewBox="0 0 460 462" draw:points="230,462 0,462 0,0 460,0 460,462 230,462">
          <text:p/>
        </draw:polyline>
        <draw:polygon draw:style-name="gr41" draw:text-style-name="P10" draw:layer="layout" svg:width="0.462cm" svg:height="0.461cm" svg:x="13.624cm" svg:y="16.394cm" svg:viewBox="0 0 463 462" draw:points="0,0 463,0 463,462 0,462">
          <text:p text:style-name="P2"><text:span text:style-name="T8">T</text:span></text:p>
        </draw:polygon>
        <draw:polyline draw:style-name="gr6" draw:text-style-name="P10" draw:layer="layout" svg:width="0.462cm" svg:height="0.461cm" svg:x="13.624cm" svg:y="16.394cm" svg:viewBox="0 0 463 462" draw:points="231,462 0,462 0,0 463,0 463,462 231,462">
          <text:p/>
        </draw:polyline>
        <draw:polygon draw:style-name="gr41" draw:text-style-name="P10" draw:layer="layout" svg:width="0.459cm" svg:height="0.461cm" svg:x="15.01cm" svg:y="16.394cm" svg:viewBox="0 0 460 462" draw:points="0,0 460,0 460,462 0,462">
          <text:p text:style-name="P2"><text:span text:style-name="T8">T</text:span></text:p>
        </draw:polygon>
        <draw:polyline draw:style-name="gr6" draw:text-style-name="P10" draw:layer="layout" svg:width="0.459cm" svg:height="0.461cm" svg:x="15.01cm" svg:y="16.394cm" svg:viewBox="0 0 460 462" draw:points="230,462 0,462 0,0 460,0 460,462 230,462">
          <text:p/>
        </draw:polyline>
        <draw:polygon draw:style-name="gr41" draw:text-style-name="P10" draw:layer="layout" svg:width="0.462cm" svg:height="0.461cm" svg:x="14.547cm" svg:y="16.394cm" svg:viewBox="0 0 463 462" draw:points="0,0 463,0 463,462 0,462">
          <text:p text:style-name="P2"><text:span text:style-name="T8">T</text:span></text:p>
        </draw:polygon>
        <draw:polyline draw:style-name="gr6" draw:text-style-name="P10" draw:layer="layout" svg:width="0.462cm" svg:height="0.461cm" svg:x="14.547cm" svg:y="16.394cm" svg:viewBox="0 0 463 462" draw:points="231,462 0,462 0,0 463,0 463,462 231,462">
          <text:p/>
        </draw:polyline>
        <draw:polygon draw:style-name="gr41" draw:text-style-name="P10" draw:layer="layout" svg:width="0.462cm" svg:height="0.461cm" svg:x="15.47cm" svg:y="16.394cm" svg:viewBox="0 0 463 462" draw:points="0,0 463,0 463,462 0,462">
          <text:p text:style-name="P2"><text:span text:style-name="T8">T</text:span></text:p>
        </draw:polygon>
        <draw:polyline draw:style-name="gr6" draw:text-style-name="P10" draw:layer="layout" svg:width="0.462cm" svg:height="0.461cm" svg:x="15.47cm" svg:y="16.394cm" svg:viewBox="0 0 463 462" draw:points="231,462 0,462 0,0 463,0 463,462 231,462">
          <text:p/>
        </draw:polyline>
        <draw:polygon draw:style-name="gr41" draw:text-style-name="P10" draw:layer="layout" svg:width="0.459cm" svg:height="0.461cm" svg:x="16.396cm" svg:y="16.394cm" svg:viewBox="0 0 460 462" draw:points="0,0 460,0 460,462 0,462">
          <text:p text:style-name="P2"><text:span text:style-name="T8">T</text:span></text:p>
        </draw:polygon>
        <draw:polyline draw:style-name="gr6" draw:text-style-name="P10" draw:layer="layout" svg:width="0.459cm" svg:height="0.461cm" svg:x="16.396cm" svg:y="16.394cm" svg:viewBox="0 0 460 462" draw:points="230,462 0,462 0,0 460,0 460,462 230,462">
          <text:p/>
        </draw:polyline>
        <draw:polygon draw:style-name="gr41" draw:text-style-name="P10" draw:layer="layout" svg:width="0.462cm" svg:height="0.461cm" svg:x="15.933cm" svg:y="16.394cm" svg:viewBox="0 0 463 462" draw:points="0,0 463,0 463,462 0,462">
          <text:p text:style-name="P2"><text:span text:style-name="T8">T</text:span></text:p>
        </draw:polygon>
        <draw:polyline draw:style-name="gr6" draw:text-style-name="P10" draw:layer="layout" svg:width="0.462cm" svg:height="0.461cm" svg:x="15.933cm" svg:y="16.394cm" svg:viewBox="0 0 463 462" draw:points="231,462 0,462 0,0 463,0 463,462 231,462">
          <text:p/>
        </draw:polyline>
        <draw:polygon draw:style-name="gr41" draw:text-style-name="P10" draw:layer="layout" svg:width="0.459cm" svg:height="0.461cm" svg:x="17.319cm" svg:y="16.394cm" svg:viewBox="0 0 460 462" draw:points="0,0 460,0 460,462 0,462">
          <text:p text:style-name="P2"><text:span text:style-name="T8">T</text:span></text:p>
        </draw:polygon>
        <draw:polyline draw:style-name="gr6" draw:text-style-name="P10" draw:layer="layout" svg:width="0.459cm" svg:height="0.461cm" svg:x="17.319cm" svg:y="16.394cm" svg:viewBox="0 0 460 462" draw:points="230,462 0,462 0,0 460,0 460,462 230,462">
          <text:p/>
        </draw:polyline>
        <draw:polygon draw:style-name="gr41" draw:text-style-name="P10" draw:layer="layout" svg:width="0.462cm" svg:height="0.461cm" svg:x="16.856cm" svg:y="16.394cm" svg:viewBox="0 0 463 462" draw:points="0,0 463,0 463,462 0,462">
          <text:p text:style-name="P2"><text:span text:style-name="T8">T</text:span></text:p>
        </draw:polygon>
        <draw:polyline draw:style-name="gr6" draw:text-style-name="P10" draw:layer="layout" svg:width="0.462cm" svg:height="0.461cm" svg:x="16.856cm" svg:y="16.394cm" svg:viewBox="0 0 463 462" draw:points="231,462 0,462 0,0 463,0 463,462 231,462">
          <text:p/>
        </draw:polyline>
        <draw:polygon draw:style-name="gr41" draw:text-style-name="P10" draw:layer="layout" svg:width="0.459cm" svg:height="0.461cm" svg:x="18.242cm" svg:y="16.394cm" svg:viewBox="0 0 460 462" draw:points="0,0 460,0 460,462 0,462">
          <text:p text:style-name="P2"><text:span text:style-name="T8">T</text:span></text:p>
        </draw:polygon>
        <draw:polyline draw:style-name="gr6" draw:text-style-name="P10" draw:layer="layout" svg:width="0.459cm" svg:height="0.461cm" svg:x="18.242cm" svg:y="16.394cm" svg:viewBox="0 0 460 462" draw:points="230,462 0,462 0,0 460,0 460,462 230,462">
          <text:p/>
        </draw:polyline>
        <draw:polygon draw:style-name="gr41" draw:text-style-name="P10" draw:layer="layout" svg:width="0.462cm" svg:height="0.461cm" svg:x="17.779cm" svg:y="16.394cm" svg:viewBox="0 0 463 462" draw:points="0,0 463,0 463,462 0,462">
          <text:p text:style-name="P2"><text:span text:style-name="T8">T</text:span></text:p>
        </draw:polygon>
        <draw:polyline draw:style-name="gr6" draw:text-style-name="P10" draw:layer="layout" svg:width="0.462cm" svg:height="0.461cm" svg:x="17.779cm" svg:y="16.394cm" svg:viewBox="0 0 463 462" draw:points="231,462 0,462 0,0 463,0 463,462 231,462">
          <text:p/>
        </draw:polyline>
        <draw:polygon draw:style-name="gr41" draw:text-style-name="P10" draw:layer="layout" svg:width="0.462cm" svg:height="0.461cm" svg:x="18.702cm" svg:y="16.394cm" svg:viewBox="0 0 463 462" draw:points="0,0 463,0 463,462 0,462">
          <text:p text:style-name="P2"><text:span text:style-name="T8">T</text:span></text:p>
        </draw:polygon>
        <draw:polyline draw:style-name="gr6" draw:text-style-name="P10" draw:layer="layout" svg:width="0.462cm" svg:height="0.461cm" svg:x="18.702cm" svg:y="16.394cm" svg:viewBox="0 0 463 462" draw:points="231,462 0,462 0,0 463,0 463,462 231,462">
          <text:p/>
        </draw:polyline>
        <draw:polygon draw:style-name="gr41" draw:text-style-name="P10" draw:layer="layout" svg:width="0.459cm" svg:height="0.461cm" svg:x="19.137cm" svg:y="16.394cm" svg:viewBox="0 0 460 462" draw:points="0,0 460,0 460,462 0,462">
          <text:p text:style-name="P2"><text:span text:style-name="T8">T</text:span></text:p>
        </draw:polygon>
        <draw:polyline draw:style-name="gr6" draw:text-style-name="P10" draw:layer="layout" svg:width="0.459cm" svg:height="0.461cm" svg:x="19.137cm" svg:y="16.394cm" svg:viewBox="0 0 460 462" draw:points="230,462 0,462 0,0 460,0 460,462 230,462">
          <text:p/>
        </draw:polyline>
        <draw:polygon draw:style-name="gr41" draw:text-style-name="P10" draw:layer="layout" svg:width="0.462cm" svg:height="0.461cm" svg:x="19.597cm" svg:y="16.394cm" svg:viewBox="0 0 463 462" draw:points="0,0 463,0 463,462 0,462">
          <text:p text:style-name="P2"><text:span text:style-name="T8">T</text:span></text:p>
        </draw:polygon>
        <draw:polyline draw:style-name="gr6" draw:text-style-name="P10" draw:layer="layout" svg:width="0.462cm" svg:height="0.461cm" svg:x="19.597cm" svg:y="16.394cm" svg:viewBox="0 0 463 462" draw:points="231,462 0,462 0,0 463,0 463,462 231,462">
          <text:p/>
        </draw:polyline>
        <draw:polygon draw:style-name="gr10" draw:text-style-name="P10" draw:layer="layout" svg:width="0.459cm" svg:height="0.461cm" svg:x="13.164cm" svg:y="16.394cm" svg:viewBox="0 0 460 462" draw:points="0,0 460,0 460,462 0,462">
          <text:p/>
        </draw:polygon>
        <draw:polyline draw:style-name="gr6" draw:text-style-name="P10" draw:layer="layout" svg:width="0.459cm" svg:height="0.461cm" svg:x="13.164cm" svg:y="16.394cm" svg:viewBox="0 0 460 462" draw:points="230,462 0,462 0,0 460,0 460,462 230,462">
          <text:p/>
        </draw:polyline>
        <draw:polygon draw:style-name="gr10" draw:text-style-name="P10" draw:layer="layout" svg:width="0.462cm" svg:height="0.461cm" svg:x="12.701cm" svg:y="16.394cm" svg:viewBox="0 0 463 462" draw:points="0,0 463,0 463,462 0,462">
          <text:p/>
        </draw:polygon>
        <draw:polyline draw:style-name="gr6" draw:text-style-name="P10" draw:layer="layout" svg:width="0.462cm" svg:height="0.461cm" svg:x="12.701cm" svg:y="16.394cm" svg:viewBox="0 0 463 462" draw:points="231,462 0,462 0,0 463,0 463,462 231,462">
          <text:p/>
        </draw:polyline>
        <draw:polygon draw:style-name="gr10" draw:text-style-name="P10" draw:layer="layout" svg:width="0.459cm" svg:height="0.461cm" svg:x="14.087cm" svg:y="16.394cm" svg:viewBox="0 0 460 462" draw:points="0,0 460,0 460,462 0,462">
          <text:p/>
        </draw:polygon>
        <draw:polyline draw:style-name="gr6" draw:text-style-name="P10" draw:layer="layout" svg:width="0.459cm" svg:height="0.461cm" svg:x="14.087cm" svg:y="16.394cm" svg:viewBox="0 0 460 462" draw:points="230,462 0,462 0,0 460,0 460,462 230,462">
          <text:p/>
        </draw:polyline>
        <draw:polygon draw:style-name="gr10" draw:text-style-name="P10" draw:layer="layout" svg:width="0.462cm" svg:height="0.461cm" svg:x="13.624cm" svg:y="16.394cm" svg:viewBox="0 0 463 462" draw:points="0,0 463,0 463,462 0,462">
          <text:p/>
        </draw:polygon>
        <draw:polyline draw:style-name="gr6" draw:text-style-name="P10" draw:layer="layout" svg:width="0.462cm" svg:height="0.461cm" svg:x="13.624cm" svg:y="16.394cm" svg:viewBox="0 0 463 462" draw:points="231,462 0,462 0,0 463,0 463,462 231,462">
          <text:p/>
        </draw:polyline>
        <draw:polygon draw:style-name="gr10" draw:text-style-name="P10" draw:layer="layout" svg:width="0.459cm" svg:height="0.461cm" svg:x="15.01cm" svg:y="16.394cm" svg:viewBox="0 0 460 462" draw:points="0,0 460,0 460,462 0,462">
          <text:p/>
        </draw:polygon>
        <draw:polyline draw:style-name="gr6" draw:text-style-name="P10" draw:layer="layout" svg:width="0.459cm" svg:height="0.461cm" svg:x="15.01cm" svg:y="16.394cm" svg:viewBox="0 0 460 462" draw:points="230,462 0,462 0,0 460,0 460,462 230,462">
          <text:p/>
        </draw:polyline>
        <draw:polygon draw:style-name="gr10" draw:text-style-name="P10" draw:layer="layout" svg:width="0.462cm" svg:height="0.461cm" svg:x="14.547cm" svg:y="16.394cm" svg:viewBox="0 0 463 462" draw:points="0,0 463,0 463,462 0,462">
          <text:p/>
        </draw:polygon>
        <draw:polyline draw:style-name="gr6" draw:text-style-name="P10" draw:layer="layout" svg:width="0.462cm" svg:height="0.461cm" svg:x="14.547cm" svg:y="16.394cm" svg:viewBox="0 0 463 462" draw:points="231,462 0,462 0,0 463,0 463,462 231,462">
          <text:p/>
        </draw:polyline>
        <draw:polygon draw:style-name="gr8" draw:text-style-name="P10" draw:layer="layout" svg:width="0.462cm" svg:height="0.461cm" svg:x="15.47cm" svg:y="16.394cm" svg:viewBox="0 0 463 462" draw:points="0,0 463,0 463,462 0,462">
          <text:p/>
        </draw:polygon>
        <draw:polyline draw:style-name="gr6" draw:text-style-name="P10" draw:layer="layout" svg:width="0.462cm" svg:height="0.461cm" svg:x="15.47cm" svg:y="16.394cm" svg:viewBox="0 0 463 462" draw:points="231,462 0,462 0,0 463,0 463,462 231,462">
          <text:p/>
        </draw:polyline>
        <draw:polygon draw:style-name="gr10" draw:text-style-name="P10" draw:layer="layout" svg:width="0.459cm" svg:height="0.461cm" svg:x="16.396cm" svg:y="16.394cm" svg:viewBox="0 0 460 462" draw:points="0,0 460,0 460,462 0,462">
          <text:p/>
        </draw:polygon>
        <draw:polyline draw:style-name="gr6" draw:text-style-name="P10" draw:layer="layout" svg:width="0.459cm" svg:height="0.461cm" svg:x="16.396cm" svg:y="16.394cm" svg:viewBox="0 0 460 462" draw:points="230,462 0,462 0,0 460,0 460,462 230,462">
          <text:p/>
        </draw:polyline>
        <draw:polygon draw:style-name="gr10" draw:text-style-name="P10" draw:layer="layout" svg:width="0.462cm" svg:height="0.461cm" svg:x="15.933cm" svg:y="16.394cm" svg:viewBox="0 0 463 462" draw:points="0,0 463,0 463,462 0,462">
          <text:p/>
        </draw:polygon>
        <draw:polyline draw:style-name="gr6" draw:text-style-name="P10" draw:layer="layout" svg:width="0.462cm" svg:height="0.461cm" svg:x="15.933cm" svg:y="16.394cm" svg:viewBox="0 0 463 462" draw:points="231,462 0,462 0,0 463,0 463,462 231,462">
          <text:p/>
        </draw:polyline>
        <draw:polygon draw:style-name="gr8" draw:text-style-name="P10" draw:layer="layout" svg:width="0.459cm" svg:height="0.461cm" svg:x="17.319cm" svg:y="16.394cm" svg:viewBox="0 0 460 462" draw:points="0,0 460,0 460,462 0,462">
          <text:p/>
        </draw:polygon>
        <draw:polyline draw:style-name="gr6" draw:text-style-name="P10" draw:layer="layout" svg:width="0.459cm" svg:height="0.461cm" svg:x="17.319cm" svg:y="16.394cm" svg:viewBox="0 0 460 462" draw:points="230,462 0,462 0,0 460,0 460,462 230,462">
          <text:p/>
        </draw:polyline>
        <draw:polygon draw:style-name="gr10" draw:text-style-name="P10" draw:layer="layout" svg:width="0.462cm" svg:height="0.461cm" svg:x="16.856cm" svg:y="16.394cm" svg:viewBox="0 0 463 462" draw:points="0,0 463,0 463,462 0,462">
          <text:p/>
        </draw:polygon>
        <draw:polyline draw:style-name="gr6" draw:text-style-name="P10" draw:layer="layout" svg:width="0.462cm" svg:height="0.461cm" svg:x="16.856cm" svg:y="16.394cm" svg:viewBox="0 0 463 462" draw:points="231,462 0,462 0,0 463,0 463,462 231,462">
          <text:p/>
        </draw:polyline>
        <draw:polygon draw:style-name="gr10" draw:text-style-name="P10" draw:layer="layout" svg:width="0.459cm" svg:height="0.461cm" svg:x="18.242cm" svg:y="16.394cm" svg:viewBox="0 0 460 462" draw:points="0,0 460,0 460,462 0,462">
          <text:p/>
        </draw:polygon>
        <draw:polyline draw:style-name="gr6" draw:text-style-name="P10" draw:layer="layout" svg:width="0.459cm" svg:height="0.461cm" svg:x="18.242cm" svg:y="16.394cm" svg:viewBox="0 0 460 462" draw:points="230,462 0,462 0,0 460,0 460,462 230,462">
          <text:p/>
        </draw:polyline>
        <draw:polygon draw:style-name="gr10" draw:text-style-name="P10" draw:layer="layout" svg:width="0.462cm" svg:height="0.461cm" svg:x="17.779cm" svg:y="16.394cm" svg:viewBox="0 0 463 462" draw:points="0,0 463,0 463,462 0,462">
          <text:p/>
        </draw:polygon>
        <draw:polyline draw:style-name="gr6" draw:text-style-name="P10" draw:layer="layout" svg:width="0.462cm" svg:height="0.461cm" svg:x="17.779cm" svg:y="16.394cm" svg:viewBox="0 0 463 462" draw:points="231,462 0,462 0,0 463,0 463,462 231,462">
          <text:p/>
        </draw:polyline>
        <draw:polygon draw:style-name="gr10" draw:text-style-name="P10" draw:layer="layout" svg:width="0.462cm" svg:height="0.461cm" svg:x="18.702cm" svg:y="16.394cm" svg:viewBox="0 0 463 462" draw:points="0,0 463,0 463,462 0,462">
          <text:p/>
        </draw:polygon>
        <draw:polyline draw:style-name="gr6" draw:text-style-name="P10" draw:layer="layout" svg:width="0.462cm" svg:height="0.461cm" svg:x="18.702cm" svg:y="16.394cm" svg:viewBox="0 0 463 462" draw:points="231,462 0,462 0,0 463,0 463,462 231,462">
          <text:p/>
        </draw:polyline>
        <draw:polygon draw:style-name="gr10" draw:text-style-name="P10" draw:layer="layout" svg:width="0.459cm" svg:height="0.461cm" svg:x="19.137cm" svg:y="16.394cm" svg:viewBox="0 0 460 462" draw:points="0,0 460,0 460,462 0,462">
          <text:p/>
        </draw:polygon>
        <draw:polyline draw:style-name="gr6" draw:text-style-name="P10" draw:layer="layout" svg:width="0.459cm" svg:height="0.461cm" svg:x="19.137cm" svg:y="16.394cm" svg:viewBox="0 0 460 462" draw:points="230,462 0,462 0,0 460,0 460,462 230,462">
          <text:p/>
        </draw:polyline>
        <draw:polygon draw:style-name="gr8" draw:text-style-name="P10" draw:layer="layout" svg:width="0.462cm" svg:height="0.461cm" svg:x="19.597cm" svg:y="16.394cm" svg:viewBox="0 0 463 462" draw:points="0,0 463,0 463,462 0,462">
          <text:p/>
        </draw:polygon>
        <draw:polyline draw:style-name="gr6" draw:text-style-name="P10" draw:layer="layout" svg:width="0.462cm" svg:height="0.461cm" svg:x="19.597cm" svg:y="16.394cm" svg:viewBox="0 0 463 462" draw:points="231,462 0,462 0,0 463,0 463,462 231,462">
          <text:p/>
        </draw:polyline>
        <draw:polygon draw:style-name="gr41" draw:text-style-name="P10" draw:layer="layout" svg:width="0.459cm" svg:height="0.461cm" svg:x="13.164cm" svg:y="15.932cm" svg:viewBox="0 0 460 462" draw:points="0,0 460,0 460,462 0,462">
          <text:p text:style-name="P2"><text:span text:style-name="T8">T</text:span></text:p>
        </draw:polygon>
        <draw:polyline draw:style-name="gr6" draw:text-style-name="P10" draw:layer="layout" svg:width="0.459cm" svg:height="0.461cm" svg:x="13.164cm" svg:y="15.932cm" svg:viewBox="0 0 460 462" draw:points="230,462 0,462 0,0 460,0 460,462 230,462">
          <text:p/>
        </draw:polyline>
        <draw:polygon draw:style-name="gr41" draw:text-style-name="P10" draw:layer="layout" svg:width="0.462cm" svg:height="0.461cm" svg:x="12.701cm" svg:y="15.932cm" svg:viewBox="0 0 463 462" draw:points="0,0 463,0 463,462 0,462">
          <text:p text:style-name="P2"><text:span text:style-name="T8">T</text:span></text:p>
        </draw:polygon>
        <draw:polyline draw:style-name="gr6" draw:text-style-name="P10" draw:layer="layout" svg:width="0.462cm" svg:height="0.461cm" svg:x="12.701cm" svg:y="15.932cm" svg:viewBox="0 0 463 462" draw:points="231,462 0,462 0,0 463,0 463,462 231,462">
          <text:p/>
        </draw:polyline>
        <draw:polygon draw:style-name="gr41" draw:text-style-name="P10" draw:layer="layout" svg:width="0.459cm" svg:height="0.461cm" svg:x="14.087cm" svg:y="15.932cm" svg:viewBox="0 0 460 462" draw:points="0,0 460,0 460,462 0,462">
          <text:p text:style-name="P2"><text:span text:style-name="T8">T</text:span></text:p>
        </draw:polygon>
        <draw:polyline draw:style-name="gr6" draw:text-style-name="P10" draw:layer="layout" svg:width="0.459cm" svg:height="0.461cm" svg:x="14.087cm" svg:y="15.932cm" svg:viewBox="0 0 460 462" draw:points="230,462 0,462 0,0 460,0 460,462 230,462">
          <text:p/>
        </draw:polyline>
        <draw:polygon draw:style-name="gr41" draw:text-style-name="P10" draw:layer="layout" svg:width="0.462cm" svg:height="0.461cm" svg:x="13.624cm" svg:y="15.932cm" svg:viewBox="0 0 463 462" draw:points="0,0 463,0 463,462 0,462">
          <text:p text:style-name="P2"><text:span text:style-name="T8">T</text:span></text:p>
        </draw:polygon>
        <draw:polyline draw:style-name="gr6" draw:text-style-name="P10" draw:layer="layout" svg:width="0.462cm" svg:height="0.461cm" svg:x="13.624cm" svg:y="15.932cm" svg:viewBox="0 0 463 462" draw:points="231,462 0,462 0,0 463,0 463,462 231,462">
          <text:p/>
        </draw:polyline>
        <draw:polygon draw:style-name="gr41" draw:text-style-name="P10" draw:layer="layout" svg:width="0.459cm" svg:height="0.461cm" svg:x="15.01cm" svg:y="15.932cm" svg:viewBox="0 0 460 462" draw:points="0,0 460,0 460,462 0,462">
          <text:p text:style-name="P2"><text:span text:style-name="T8">T</text:span></text:p>
        </draw:polygon>
        <draw:polyline draw:style-name="gr6" draw:text-style-name="P10" draw:layer="layout" svg:width="0.459cm" svg:height="0.461cm" svg:x="15.01cm" svg:y="15.932cm" svg:viewBox="0 0 460 462" draw:points="230,462 0,462 0,0 460,0 460,462 230,462">
          <text:p/>
        </draw:polyline>
        <draw:polygon draw:style-name="gr41" draw:text-style-name="P10" draw:layer="layout" svg:width="0.462cm" svg:height="0.461cm" svg:x="14.547cm" svg:y="15.932cm" svg:viewBox="0 0 463 462" draw:points="0,0 463,0 463,462 0,462">
          <text:p text:style-name="P2"><text:span text:style-name="T8">T</text:span></text:p>
        </draw:polygon>
        <draw:polyline draw:style-name="gr6" draw:text-style-name="P10" draw:layer="layout" svg:width="0.462cm" svg:height="0.461cm" svg:x="14.547cm" svg:y="15.932cm" svg:viewBox="0 0 463 462" draw:points="231,462 0,462 0,0 463,0 463,462 231,462">
          <text:p/>
        </draw:polyline>
        <draw:polygon draw:style-name="gr41" draw:text-style-name="P10" draw:layer="layout" svg:width="0.462cm" svg:height="0.461cm" svg:x="15.47cm" svg:y="15.932cm" svg:viewBox="0 0 463 462" draw:points="0,0 463,0 463,462 0,462">
          <text:p text:style-name="P2"><text:span text:style-name="T8">T</text:span></text:p>
        </draw:polygon>
        <draw:polyline draw:style-name="gr6" draw:text-style-name="P10" draw:layer="layout" svg:width="0.462cm" svg:height="0.461cm" svg:x="15.47cm" svg:y="15.932cm" svg:viewBox="0 0 463 462" draw:points="231,462 0,462 0,0 463,0 463,462 231,462">
          <text:p/>
        </draw:polyline>
        <draw:polygon draw:style-name="gr41" draw:text-style-name="P10" draw:layer="layout" svg:width="0.459cm" svg:height="0.461cm" svg:x="16.396cm" svg:y="15.932cm" svg:viewBox="0 0 460 462" draw:points="0,0 460,0 460,462 0,462">
          <text:p text:style-name="P2"><text:span text:style-name="T8">T</text:span></text:p>
        </draw:polygon>
        <draw:polyline draw:style-name="gr6" draw:text-style-name="P10" draw:layer="layout" svg:width="0.459cm" svg:height="0.461cm" svg:x="16.396cm" svg:y="15.932cm" svg:viewBox="0 0 460 462" draw:points="230,462 0,462 0,0 460,0 460,462 230,462">
          <text:p/>
        </draw:polyline>
        <draw:polygon draw:style-name="gr41" draw:text-style-name="P10" draw:layer="layout" svg:width="0.462cm" svg:height="0.461cm" svg:x="15.933cm" svg:y="15.932cm" svg:viewBox="0 0 463 462" draw:points="0,0 463,0 463,462 0,462">
          <text:p text:style-name="P2"><text:span text:style-name="T8">T</text:span></text:p>
        </draw:polygon>
        <draw:polyline draw:style-name="gr6" draw:text-style-name="P10" draw:layer="layout" svg:width="0.462cm" svg:height="0.461cm" svg:x="15.933cm" svg:y="15.932cm" svg:viewBox="0 0 463 462" draw:points="231,462 0,462 0,0 463,0 463,462 231,462">
          <text:p/>
        </draw:polyline>
        <draw:polygon draw:style-name="gr41" draw:text-style-name="P10" draw:layer="layout" svg:width="0.459cm" svg:height="0.461cm" svg:x="17.319cm" svg:y="15.932cm" svg:viewBox="0 0 460 462" draw:points="0,0 460,0 460,462 0,462">
          <text:p text:style-name="P2"><text:span text:style-name="T8">T</text:span></text:p>
        </draw:polygon>
        <draw:polyline draw:style-name="gr6" draw:text-style-name="P10" draw:layer="layout" svg:width="0.459cm" svg:height="0.461cm" svg:x="17.319cm" svg:y="15.932cm" svg:viewBox="0 0 460 462" draw:points="230,462 0,462 0,0 460,0 460,462 230,462">
          <text:p/>
        </draw:polyline>
        <draw:polygon draw:style-name="gr41" draw:text-style-name="P10" draw:layer="layout" svg:width="0.462cm" svg:height="0.461cm" svg:x="16.856cm" svg:y="15.932cm" svg:viewBox="0 0 463 462" draw:points="0,0 463,0 463,462 0,462">
          <text:p text:style-name="P2"><text:span text:style-name="T8">T</text:span></text:p>
        </draw:polygon>
        <draw:polyline draw:style-name="gr6" draw:text-style-name="P10" draw:layer="layout" svg:width="0.462cm" svg:height="0.461cm" svg:x="16.856cm" svg:y="15.932cm" svg:viewBox="0 0 463 462" draw:points="231,462 0,462 0,0 463,0 463,462 231,462">
          <text:p/>
        </draw:polyline>
        <draw:polygon draw:style-name="gr41" draw:text-style-name="P10" draw:layer="layout" svg:width="0.459cm" svg:height="0.461cm" svg:x="18.242cm" svg:y="15.932cm" svg:viewBox="0 0 460 462" draw:points="0,0 460,0 460,462 0,462">
          <text:p text:style-name="P2"><text:span text:style-name="T8">T</text:span></text:p>
        </draw:polygon>
        <draw:polyline draw:style-name="gr6" draw:text-style-name="P10" draw:layer="layout" svg:width="0.459cm" svg:height="0.461cm" svg:x="18.242cm" svg:y="15.932cm" svg:viewBox="0 0 460 462" draw:points="230,462 0,462 0,0 460,0 460,462 230,462">
          <text:p/>
        </draw:polyline>
        <draw:polygon draw:style-name="gr41" draw:text-style-name="P10" draw:layer="layout" svg:width="0.462cm" svg:height="0.461cm" svg:x="17.779cm" svg:y="15.932cm" svg:viewBox="0 0 463 462" draw:points="0,0 463,0 463,462 0,462">
          <text:p text:style-name="P2"><text:span text:style-name="T8">T</text:span></text:p>
        </draw:polygon>
        <draw:polyline draw:style-name="gr6" draw:text-style-name="P10" draw:layer="layout" svg:width="0.462cm" svg:height="0.461cm" svg:x="17.779cm" svg:y="15.932cm" svg:viewBox="0 0 463 462" draw:points="231,462 0,462 0,0 463,0 463,462 231,462">
          <text:p/>
        </draw:polyline>
        <draw:polygon draw:style-name="gr41" draw:text-style-name="P10" draw:layer="layout" svg:width="0.462cm" svg:height="0.461cm" svg:x="18.702cm" svg:y="15.932cm" svg:viewBox="0 0 463 462" draw:points="0,0 463,0 463,462 0,462">
          <text:p text:style-name="P2"><text:span text:style-name="T8">T</text:span></text:p>
        </draw:polygon>
        <draw:polyline draw:style-name="gr6" draw:text-style-name="P10" draw:layer="layout" svg:width="0.462cm" svg:height="0.461cm" svg:x="18.702cm" svg:y="15.932cm" svg:viewBox="0 0 463 462" draw:points="231,462 0,462 0,0 463,0 463,462 231,462">
          <text:p/>
        </draw:polyline>
        <draw:polygon draw:style-name="gr41" draw:text-style-name="P10" draw:layer="layout" svg:width="0.459cm" svg:height="0.461cm" svg:x="19.137cm" svg:y="15.932cm" svg:viewBox="0 0 460 462" draw:points="0,0 460,0 460,462 0,462">
          <text:p text:style-name="P2"><text:span text:style-name="T8">T</text:span></text:p>
        </draw:polygon>
        <draw:polyline draw:style-name="gr6" draw:text-style-name="P10" draw:layer="layout" svg:width="0.459cm" svg:height="0.461cm" svg:x="19.137cm" svg:y="15.932cm" svg:viewBox="0 0 460 462" draw:points="230,462 0,462 0,0 460,0 460,462 230,462">
          <text:p/>
        </draw:polyline>
        <draw:polygon draw:style-name="gr41" draw:text-style-name="P10" draw:layer="layout" svg:width="0.462cm" svg:height="0.461cm" svg:x="19.597cm" svg:y="15.932cm" svg:viewBox="0 0 463 462" draw:points="0,0 463,0 463,462 0,462">
          <text:p text:style-name="P2"><text:span text:style-name="T8">T</text:span></text:p>
        </draw:polygon>
        <draw:polyline draw:style-name="gr6" draw:text-style-name="P10" draw:layer="layout" svg:width="0.462cm" svg:height="0.461cm" svg:x="19.597cm" svg:y="15.932cm" svg:viewBox="0 0 463 462" draw:points="231,462 0,462 0,0 463,0 463,462 231,462">
          <text:p/>
        </draw:polyline>
        <draw:polygon draw:style-name="gr10" draw:text-style-name="P10" draw:layer="layout" svg:width="0.459cm" svg:height="0.461cm" svg:x="13.164cm" svg:y="15.932cm" svg:viewBox="0 0 460 462" draw:points="0,0 460,0 460,462 0,462">
          <text:p/>
        </draw:polygon>
        <draw:polyline draw:style-name="gr6" draw:text-style-name="P10" draw:layer="layout" svg:width="0.459cm" svg:height="0.461cm" svg:x="13.164cm" svg:y="15.932cm" svg:viewBox="0 0 460 462" draw:points="230,462 0,462 0,0 460,0 460,462 230,462">
          <text:p/>
        </draw:polyline>
        <draw:polygon draw:style-name="gr8" draw:text-style-name="P10" draw:layer="layout" svg:width="0.462cm" svg:height="0.461cm" svg:x="12.701cm" svg:y="15.932cm" svg:viewBox="0 0 463 462" draw:points="0,0 463,0 463,462 0,462">
          <text:p/>
        </draw:polygon>
        <draw:polyline draw:style-name="gr6" draw:text-style-name="P10" draw:layer="layout" svg:width="0.462cm" svg:height="0.461cm" svg:x="12.701cm" svg:y="15.932cm" svg:viewBox="0 0 463 462" draw:points="231,462 0,462 0,0 463,0 463,462 231,462">
          <text:p/>
        </draw:polyline>
        <draw:polygon draw:style-name="gr10" draw:text-style-name="P10" draw:layer="layout" svg:width="0.459cm" svg:height="0.461cm" svg:x="14.087cm" svg:y="15.932cm" svg:viewBox="0 0 460 462" draw:points="0,0 460,0 460,462 0,462">
          <text:p/>
        </draw:polygon>
        <draw:polyline draw:style-name="gr6" draw:text-style-name="P10" draw:layer="layout" svg:width="0.459cm" svg:height="0.461cm" svg:x="14.087cm" svg:y="15.932cm" svg:viewBox="0 0 460 462" draw:points="230,462 0,462 0,0 460,0 460,462 230,462">
          <text:p/>
        </draw:polyline>
        <draw:polygon draw:style-name="gr10" draw:text-style-name="P10" draw:layer="layout" svg:width="0.462cm" svg:height="0.461cm" svg:x="13.624cm" svg:y="15.932cm" svg:viewBox="0 0 463 462" draw:points="0,0 463,0 463,462 0,462">
          <text:p/>
        </draw:polygon>
        <draw:polyline draw:style-name="gr6" draw:text-style-name="P10" draw:layer="layout" svg:width="0.462cm" svg:height="0.461cm" svg:x="13.624cm" svg:y="15.932cm" svg:viewBox="0 0 463 462" draw:points="231,462 0,462 0,0 463,0 463,462 231,462">
          <text:p/>
        </draw:polyline>
        <draw:polygon draw:style-name="gr10" draw:text-style-name="P10" draw:layer="layout" svg:width="0.459cm" svg:height="0.461cm" svg:x="15.01cm" svg:y="15.932cm" svg:viewBox="0 0 460 462" draw:points="0,0 460,0 460,462 0,462">
          <text:p/>
        </draw:polygon>
        <draw:polyline draw:style-name="gr6" draw:text-style-name="P10" draw:layer="layout" svg:width="0.459cm" svg:height="0.461cm" svg:x="15.01cm" svg:y="15.932cm" svg:viewBox="0 0 460 462" draw:points="230,462 0,462 0,0 460,0 460,462 230,462">
          <text:p/>
        </draw:polyline>
        <draw:polygon draw:style-name="gr41" draw:text-style-name="P10" draw:layer="layout" svg:width="0.462cm" svg:height="0.461cm" svg:x="14.547cm" svg:y="15.932cm" svg:viewBox="0 0 463 462" draw:points="0,0 463,0 463,462 0,462">
          <text:p text:style-name="P2"><text:span text:style-name="T8">T</text:span></text:p>
        </draw:polygon>
        <draw:polyline draw:style-name="gr6" draw:text-style-name="P10" draw:layer="layout" svg:width="0.462cm" svg:height="0.461cm" svg:x="14.547cm" svg:y="15.932cm" svg:viewBox="0 0 463 462" draw:points="231,462 0,462 0,0 463,0 463,462 231,462">
          <text:p/>
        </draw:polyline>
        <draw:polygon draw:style-name="gr10" draw:text-style-name="P10" draw:layer="layout" svg:width="0.462cm" svg:height="0.461cm" svg:x="15.47cm" svg:y="15.932cm" svg:viewBox="0 0 463 462" draw:points="0,0 463,0 463,462 0,462">
          <text:p/>
        </draw:polygon>
        <draw:polyline draw:style-name="gr6" draw:text-style-name="P10" draw:layer="layout" svg:width="0.462cm" svg:height="0.461cm" svg:x="15.47cm" svg:y="15.932cm" svg:viewBox="0 0 463 462" draw:points="231,462 0,462 0,0 463,0 463,462 231,462">
          <text:p/>
        </draw:polyline>
        <draw:polygon draw:style-name="gr10" draw:text-style-name="P10" draw:layer="layout" svg:width="0.459cm" svg:height="0.461cm" svg:x="16.396cm" svg:y="15.932cm" svg:viewBox="0 0 460 462" draw:points="0,0 460,0 460,462 0,462">
          <text:p/>
        </draw:polygon>
        <draw:polyline draw:style-name="gr6" draw:text-style-name="P10" draw:layer="layout" svg:width="0.459cm" svg:height="0.461cm" svg:x="16.396cm" svg:y="15.932cm" svg:viewBox="0 0 460 462" draw:points="230,462 0,462 0,0 460,0 460,462 230,462">
          <text:p/>
        </draw:polyline>
        <draw:polygon draw:style-name="gr10" draw:text-style-name="P10" draw:layer="layout" svg:width="0.462cm" svg:height="0.461cm" svg:x="15.933cm" svg:y="15.932cm" svg:viewBox="0 0 463 462" draw:points="0,0 463,0 463,462 0,462">
          <text:p/>
        </draw:polygon>
        <draw:polyline draw:style-name="gr6" draw:text-style-name="P10" draw:layer="layout" svg:width="0.462cm" svg:height="0.461cm" svg:x="15.933cm" svg:y="15.932cm" svg:viewBox="0 0 463 462" draw:points="231,462 0,462 0,0 463,0 463,462 231,462">
          <text:p/>
        </draw:polyline>
        <draw:polygon draw:style-name="gr10" draw:text-style-name="P10" draw:layer="layout" svg:width="0.459cm" svg:height="0.461cm" svg:x="17.319cm" svg:y="15.932cm" svg:viewBox="0 0 460 462" draw:points="0,0 460,0 460,462 0,462">
          <text:p/>
        </draw:polygon>
        <draw:polyline draw:style-name="gr6" draw:text-style-name="P10" draw:layer="layout" svg:width="0.459cm" svg:height="0.461cm" svg:x="17.319cm" svg:y="15.932cm" svg:viewBox="0 0 460 462" draw:points="230,462 0,462 0,0 460,0 460,462 230,462">
          <text:p/>
        </draw:polyline>
        <draw:polygon draw:style-name="gr10" draw:text-style-name="P10" draw:layer="layout" svg:width="0.462cm" svg:height="0.461cm" svg:x="16.856cm" svg:y="15.932cm" svg:viewBox="0 0 463 462" draw:points="0,0 463,0 463,462 0,462">
          <text:p/>
        </draw:polygon>
        <draw:polyline draw:style-name="gr6" draw:text-style-name="P10" draw:layer="layout" svg:width="0.462cm" svg:height="0.461cm" svg:x="16.856cm" svg:y="15.932cm" svg:viewBox="0 0 463 462" draw:points="231,462 0,462 0,0 463,0 463,462 231,462">
          <text:p/>
        </draw:polyline>
        <draw:polygon draw:style-name="gr41" draw:text-style-name="P10" draw:layer="layout" svg:width="0.459cm" svg:height="0.461cm" svg:x="18.242cm" svg:y="15.932cm" svg:viewBox="0 0 460 462" draw:points="0,0 460,0 460,462 0,462">
          <text:p text:style-name="P2"><text:span text:style-name="T8">T</text:span></text:p>
        </draw:polygon>
        <draw:polyline draw:style-name="gr6" draw:text-style-name="P10" draw:layer="layout" svg:width="0.459cm" svg:height="0.461cm" svg:x="18.242cm" svg:y="15.932cm" svg:viewBox="0 0 460 462" draw:points="230,462 0,462 0,0 460,0 460,462 230,462">
          <text:p/>
        </draw:polyline>
        <draw:polygon draw:style-name="gr10" draw:text-style-name="P10" draw:layer="layout" svg:width="0.462cm" svg:height="0.461cm" svg:x="17.779cm" svg:y="15.932cm" svg:viewBox="0 0 463 462" draw:points="0,0 463,0 463,462 0,462">
          <text:p/>
        </draw:polygon>
        <draw:polyline draw:style-name="gr6" draw:text-style-name="P10" draw:layer="layout" svg:width="0.462cm" svg:height="0.461cm" svg:x="17.779cm" svg:y="15.932cm" svg:viewBox="0 0 463 462" draw:points="231,462 0,462 0,0 463,0 463,462 231,462">
          <text:p/>
        </draw:polyline>
        <draw:polygon draw:style-name="gr10" draw:text-style-name="P10" draw:layer="layout" svg:width="0.462cm" svg:height="0.461cm" svg:x="18.702cm" svg:y="15.932cm" svg:viewBox="0 0 463 462" draw:points="0,0 463,0 463,462 0,462">
          <text:p/>
        </draw:polygon>
        <draw:polyline draw:style-name="gr6" draw:text-style-name="P10" draw:layer="layout" svg:width="0.462cm" svg:height="0.461cm" svg:x="18.702cm" svg:y="15.932cm" svg:viewBox="0 0 463 462" draw:points="231,462 0,462 0,0 463,0 463,462 231,462">
          <text:p/>
        </draw:polyline>
        <draw:polygon draw:style-name="gr8" draw:text-style-name="P10" draw:layer="layout" svg:width="0.459cm" svg:height="0.461cm" svg:x="19.137cm" svg:y="15.932cm" svg:viewBox="0 0 460 462" draw:points="0,0 460,0 460,462 0,462">
          <text:p/>
        </draw:polygon>
        <draw:polyline draw:style-name="gr6" draw:text-style-name="P10" draw:layer="layout" svg:width="0.459cm" svg:height="0.461cm" svg:x="19.137cm" svg:y="15.932cm" svg:viewBox="0 0 460 462" draw:points="230,462 0,462 0,0 460,0 460,462 230,462">
          <text:p/>
        </draw:polyline>
        <draw:polygon draw:style-name="gr8" draw:text-style-name="P10" draw:layer="layout" svg:width="0.462cm" svg:height="0.461cm" svg:x="19.597cm" svg:y="15.932cm" svg:viewBox="0 0 463 462" draw:points="0,0 463,0 463,462 0,462">
          <text:p/>
        </draw:polygon>
        <draw:polyline draw:style-name="gr6" draw:text-style-name="P10" draw:layer="layout" svg:width="0.462cm" svg:height="0.461cm" svg:x="19.597cm" svg:y="15.932cm" svg:viewBox="0 0 463 462" draw:points="231,462 0,462 0,0 463,0 463,462 231,462">
          <text:p/>
        </draw:polyline>
        <draw:polygon draw:style-name="gr41" draw:text-style-name="P10" draw:layer="layout" svg:width="0.459cm" svg:height="0.461cm" svg:x="4.908cm" svg:y="11.774cm" svg:viewBox="0 0 460 462" draw:points="0,0 460,0 460,462 0,462">
          <text:p text:style-name="P2"><text:span text:style-name="T8">T</text:span></text:p>
        </draw:polygon>
        <draw:polyline draw:style-name="gr6" draw:text-style-name="P10" draw:layer="layout" svg:width="0.459cm" svg:height="0.461cm" svg:x="4.908cm" svg:y="11.774cm" svg:viewBox="0 0 460 462" draw:points="230,462 0,462 0,0 460,0 460,462 230,462">
          <text:p/>
        </draw:polyline>
        <draw:polygon draw:style-name="gr41" draw:text-style-name="P10" draw:layer="layout" svg:width="0.462cm" svg:height="0.461cm" svg:x="4.445cm" svg:y="11.774cm" svg:viewBox="0 0 463 462" draw:points="0,0 463,0 463,462 0,462">
          <text:p text:style-name="P2"><text:span text:style-name="T8">T</text:span></text:p>
        </draw:polygon>
        <draw:polyline draw:style-name="gr6" draw:text-style-name="P10" draw:layer="layout" svg:width="0.462cm" svg:height="0.461cm" svg:x="4.445cm" svg:y="11.774cm" svg:viewBox="0 0 463 462" draw:points="231,462 0,462 0,0 463,0 463,462 231,462">
          <text:p/>
        </draw:polyline>
        <draw:polygon draw:style-name="gr41" draw:text-style-name="P10" draw:layer="layout" svg:width="0.459cm" svg:height="0.461cm" svg:x="5.831cm" svg:y="11.774cm" svg:viewBox="0 0 460 462" draw:points="0,0 460,0 460,462 0,462">
          <text:p text:style-name="P2"><text:span text:style-name="T8">T</text:span></text:p>
        </draw:polygon>
        <draw:polyline draw:style-name="gr6" draw:text-style-name="P10" draw:layer="layout" svg:width="0.459cm" svg:height="0.461cm" svg:x="5.831cm" svg:y="11.774cm" svg:viewBox="0 0 460 462" draw:points="230,462 0,462 0,0 460,0 460,462 230,462">
          <text:p/>
        </draw:polyline>
        <draw:polygon draw:style-name="gr41" draw:text-style-name="P10" draw:layer="layout" svg:width="0.462cm" svg:height="0.461cm" svg:x="5.368cm" svg:y="11.774cm" svg:viewBox="0 0 463 462" draw:points="0,0 463,0 463,462 0,462">
          <text:p text:style-name="P2"><text:span text:style-name="T8">T</text:span></text:p>
        </draw:polygon>
        <draw:polyline draw:style-name="gr6" draw:text-style-name="P10" draw:layer="layout" svg:width="0.462cm" svg:height="0.461cm" svg:x="5.368cm" svg:y="11.774cm" svg:viewBox="0 0 463 462" draw:points="231,462 0,462 0,0 463,0 463,462 231,462">
          <text:p/>
        </draw:polyline>
        <draw:polygon draw:style-name="gr41" draw:text-style-name="P10" draw:layer="layout" svg:width="0.459cm" svg:height="0.461cm" svg:x="6.754cm" svg:y="11.774cm" svg:viewBox="0 0 460 462" draw:points="0,0 460,0 460,462 0,462">
          <text:p text:style-name="P2"><text:span text:style-name="T8">T</text:span></text:p>
        </draw:polygon>
        <draw:polyline draw:style-name="gr6" draw:text-style-name="P10" draw:layer="layout" svg:width="0.459cm" svg:height="0.461cm" svg:x="6.754cm" svg:y="11.774cm" svg:viewBox="0 0 460 462" draw:points="230,462 0,462 0,0 460,0 460,462 230,462">
          <text:p/>
        </draw:polyline>
        <draw:polygon draw:style-name="gr41" draw:text-style-name="P10" draw:layer="layout" svg:width="0.462cm" svg:height="0.461cm" svg:x="6.291cm" svg:y="11.774cm" svg:viewBox="0 0 463 462" draw:points="0,0 463,0 463,462 0,462">
          <text:p text:style-name="P2"><text:span text:style-name="T8">T</text:span></text:p>
        </draw:polygon>
        <draw:polyline draw:style-name="gr6" draw:text-style-name="P10" draw:layer="layout" svg:width="0.462cm" svg:height="0.461cm" svg:x="6.291cm" svg:y="11.774cm" svg:viewBox="0 0 463 462" draw:points="231,462 0,462 0,0 463,0 463,462 231,462">
          <text:p/>
        </draw:polyline>
        <draw:polygon draw:style-name="gr41" draw:text-style-name="P10" draw:layer="layout" svg:width="0.462cm" svg:height="0.461cm" svg:x="7.214cm" svg:y="11.774cm" svg:viewBox="0 0 463 462" draw:points="0,0 463,0 463,462 0,462">
          <text:p text:style-name="P2"><text:span text:style-name="T8">T</text:span></text:p>
        </draw:polygon>
        <draw:polyline draw:style-name="gr6" draw:text-style-name="P10" draw:layer="layout" svg:width="0.462cm" svg:height="0.461cm" svg:x="7.214cm" svg:y="11.774cm" svg:viewBox="0 0 463 462" draw:points="231,462 0,462 0,0 463,0 463,462 231,462">
          <text:p/>
        </draw:polyline>
        <draw:polygon draw:style-name="gr41" draw:text-style-name="P10" draw:layer="layout" svg:width="0.459cm" svg:height="0.461cm" svg:x="8.14cm" svg:y="11.774cm" svg:viewBox="0 0 460 462" draw:points="0,0 460,0 460,462 0,462">
          <text:p text:style-name="P2"><text:span text:style-name="T8">T</text:span></text:p>
        </draw:polygon>
        <draw:polyline draw:style-name="gr6" draw:text-style-name="P10" draw:layer="layout" svg:width="0.459cm" svg:height="0.461cm" svg:x="8.14cm" svg:y="11.774cm" svg:viewBox="0 0 460 462" draw:points="230,462 0,462 0,0 460,0 460,462 230,462">
          <text:p/>
        </draw:polyline>
        <draw:polygon draw:style-name="gr41" draw:text-style-name="P10" draw:layer="layout" svg:width="0.462cm" svg:height="0.461cm" svg:x="7.677cm" svg:y="11.774cm" svg:viewBox="0 0 463 462" draw:points="0,0 463,0 463,462 0,462">
          <text:p text:style-name="P2"><text:span text:style-name="T8">T</text:span></text:p>
        </draw:polygon>
        <draw:polyline draw:style-name="gr6" draw:text-style-name="P10" draw:layer="layout" svg:width="0.462cm" svg:height="0.461cm" svg:x="7.677cm" svg:y="11.774cm" svg:viewBox="0 0 463 462" draw:points="231,462 0,462 0,0 463,0 463,462 231,462">
          <text:p/>
        </draw:polyline>
        <draw:polygon draw:style-name="gr41" draw:text-style-name="P10" draw:layer="layout" svg:width="0.459cm" svg:height="0.461cm" svg:x="9.063cm" svg:y="11.774cm" svg:viewBox="0 0 460 462" draw:points="0,0 460,0 460,462 0,462">
          <text:p text:style-name="P2"><text:span text:style-name="T8">T</text:span></text:p>
        </draw:polygon>
        <draw:polyline draw:style-name="gr6" draw:text-style-name="P10" draw:layer="layout" svg:width="0.459cm" svg:height="0.461cm" svg:x="9.063cm" svg:y="11.774cm" svg:viewBox="0 0 460 462" draw:points="230,462 0,462 0,0 460,0 460,462 230,462">
          <text:p/>
        </draw:polyline>
        <draw:polygon draw:style-name="gr41" draw:text-style-name="P10" draw:layer="layout" svg:width="0.462cm" svg:height="0.461cm" svg:x="8.6cm" svg:y="11.774cm" svg:viewBox="0 0 463 462" draw:points="0,0 463,0 463,462 0,462">
          <text:p text:style-name="P2"><text:span text:style-name="T8">T</text:span></text:p>
        </draw:polygon>
        <draw:polyline draw:style-name="gr6" draw:text-style-name="P10" draw:layer="layout" svg:width="0.462cm" svg:height="0.461cm" svg:x="8.6cm" svg:y="11.774cm" svg:viewBox="0 0 463 462" draw:points="231,462 0,462 0,0 463,0 463,462 231,462">
          <text:p/>
        </draw:polyline>
        <draw:polygon draw:style-name="gr41" draw:text-style-name="P10" draw:layer="layout" svg:width="0.459cm" svg:height="0.461cm" svg:x="9.986cm" svg:y="11.774cm" svg:viewBox="0 0 460 462" draw:points="0,0 460,0 460,462 0,462">
          <text:p text:style-name="P2"><text:span text:style-name="T8">T</text:span></text:p>
        </draw:polygon>
        <draw:polyline draw:style-name="gr6" draw:text-style-name="P10" draw:layer="layout" svg:width="0.459cm" svg:height="0.461cm" svg:x="9.986cm" svg:y="11.774cm" svg:viewBox="0 0 460 462" draw:points="230,462 0,462 0,0 460,0 460,462 230,462">
          <text:p/>
        </draw:polyline>
        <draw:polygon draw:style-name="gr41" draw:text-style-name="P10" draw:layer="layout" svg:width="0.462cm" svg:height="0.461cm" svg:x="9.523cm" svg:y="11.774cm" svg:viewBox="0 0 463 462" draw:points="0,0 463,0 463,462 0,462">
          <text:p text:style-name="P2"><text:span text:style-name="T8">T</text:span></text:p>
        </draw:polygon>
        <draw:polyline draw:style-name="gr6" draw:text-style-name="P10" draw:layer="layout" svg:width="0.462cm" svg:height="0.461cm" svg:x="9.523cm" svg:y="11.774cm" svg:viewBox="0 0 463 462" draw:points="231,462 0,462 0,0 463,0 463,462 231,462">
          <text:p/>
        </draw:polyline>
        <draw:polygon draw:style-name="gr41" draw:text-style-name="P10" draw:layer="layout" svg:width="0.462cm" svg:height="0.461cm" svg:x="10.446cm" svg:y="11.774cm" svg:viewBox="0 0 463 462" draw:points="0,0 463,0 463,462 0,462">
          <text:p text:style-name="P2"><text:span text:style-name="T8">T</text:span></text:p>
        </draw:polygon>
        <draw:polyline draw:style-name="gr6" draw:text-style-name="P10" draw:layer="layout" svg:width="0.462cm" svg:height="0.461cm" svg:x="10.446cm" svg:y="11.774cm" svg:viewBox="0 0 463 462" draw:points="231,462 0,462 0,0 463,0 463,462 231,462">
          <text:p/>
        </draw:polyline>
        <draw:polygon draw:style-name="gr41" draw:text-style-name="P10" draw:layer="layout" svg:width="0.459cm" svg:height="0.461cm" svg:x="10.881cm" svg:y="11.774cm" svg:viewBox="0 0 460 462" draw:points="0,0 460,0 460,462 0,462">
          <text:p text:style-name="P2"><text:span text:style-name="T8">T</text:span></text:p>
        </draw:polygon>
        <draw:polyline draw:style-name="gr6" draw:text-style-name="P10" draw:layer="layout" svg:width="0.459cm" svg:height="0.461cm" svg:x="10.881cm" svg:y="11.774cm" svg:viewBox="0 0 460 462" draw:points="230,462 0,462 0,0 460,0 460,462 230,462">
          <text:p/>
        </draw:polyline>
        <draw:polygon draw:style-name="gr41" draw:text-style-name="P10" draw:layer="layout" svg:width="0.462cm" svg:height="0.461cm" svg:x="11.341cm" svg:y="11.774cm" svg:viewBox="0 0 463 462" draw:points="0,0 463,0 463,462 0,462">
          <text:p text:style-name="P2"><text:span text:style-name="T8">T</text:span></text:p>
        </draw:polygon>
        <draw:polyline draw:style-name="gr6" draw:text-style-name="P10" draw:layer="layout" svg:width="0.462cm" svg:height="0.461cm" svg:x="11.341cm" svg:y="11.774cm" svg:viewBox="0 0 463 462" draw:points="231,462 0,462 0,0 463,0 463,462 231,462">
          <text:p/>
        </draw:polyline>
        <draw:polygon draw:style-name="gr10" draw:text-style-name="P10" draw:layer="layout" svg:width="0.459cm" svg:height="0.461cm" svg:x="4.908cm" svg:y="11.774cm" svg:viewBox="0 0 460 462" draw:points="0,0 460,0 460,462 0,462">
          <text:p/>
        </draw:polygon>
        <draw:polyline draw:style-name="gr6" draw:text-style-name="P10" draw:layer="layout" svg:width="0.459cm" svg:height="0.461cm" svg:x="4.908cm" svg:y="11.774cm" svg:viewBox="0 0 460 462" draw:points="230,462 0,462 0,0 460,0 460,462 230,462">
          <text:p/>
        </draw:polyline>
        <draw:polygon draw:style-name="gr8" draw:text-style-name="P10" draw:layer="layout" svg:width="0.462cm" svg:height="0.461cm" svg:x="4.445cm" svg:y="11.774cm" svg:viewBox="0 0 463 462" draw:points="0,0 463,0 463,462 0,462">
          <text:p/>
        </draw:polygon>
        <draw:polyline draw:style-name="gr6" draw:text-style-name="P10" draw:layer="layout" svg:width="0.462cm" svg:height="0.461cm" svg:x="4.445cm" svg:y="11.774cm" svg:viewBox="0 0 463 462" draw:points="231,462 0,462 0,0 463,0 463,462 231,462">
          <text:p/>
        </draw:polyline>
        <draw:polygon draw:style-name="gr10" draw:text-style-name="P10" draw:layer="layout" svg:width="0.459cm" svg:height="0.461cm" svg:x="5.831cm" svg:y="11.774cm" svg:viewBox="0 0 460 462" draw:points="0,0 460,0 460,462 0,462">
          <text:p/>
        </draw:polygon>
        <draw:polyline draw:style-name="gr6" draw:text-style-name="P10" draw:layer="layout" svg:width="0.459cm" svg:height="0.461cm" svg:x="5.831cm" svg:y="11.774cm" svg:viewBox="0 0 460 462" draw:points="230,462 0,462 0,0 460,0 460,462 230,462">
          <text:p/>
        </draw:polyline>
        <draw:polygon draw:style-name="gr10" draw:text-style-name="P10" draw:layer="layout" svg:width="0.462cm" svg:height="0.461cm" svg:x="5.368cm" svg:y="11.774cm" svg:viewBox="0 0 463 462" draw:points="0,0 463,0 463,462 0,462">
          <text:p/>
        </draw:polygon>
        <draw:polyline draw:style-name="gr44" draw:text-style-name="P10" draw:layer="layout" svg:width="0.462cm" svg:height="0.461cm" svg:x="5.368cm" svg:y="11.774cm" svg:viewBox="0 0 463 462" draw:points="231,462 0,462 0,0 463,0 463,462 231,462">
          <text:p/>
        </draw:polyline>
        <draw:polygon draw:style-name="gr10" draw:text-style-name="P10" draw:layer="layout" svg:width="0.459cm" svg:height="0.461cm" svg:x="6.754cm" svg:y="11.774cm" svg:viewBox="0 0 460 462" draw:points="0,0 460,0 460,462 0,462">
          <text:p/>
        </draw:polygon>
        <draw:polyline draw:style-name="gr6" draw:text-style-name="P10" draw:layer="layout" svg:width="0.459cm" svg:height="0.461cm" svg:x="6.754cm" svg:y="11.774cm" svg:viewBox="0 0 460 462" draw:points="230,462 0,462 0,0 460,0 460,462 230,462">
          <text:p/>
        </draw:polyline>
        <draw:polygon draw:style-name="gr10" draw:text-style-name="P10" draw:layer="layout" svg:width="0.462cm" svg:height="0.461cm" svg:x="6.291cm" svg:y="11.774cm" svg:viewBox="0 0 463 462" draw:points="0,0 463,0 463,462 0,462">
          <text:p/>
        </draw:polygon>
        <draw:polyline draw:style-name="gr6" draw:text-style-name="P10" draw:layer="layout" svg:width="0.462cm" svg:height="0.461cm" svg:x="6.291cm" svg:y="11.774cm" svg:viewBox="0 0 463 462" draw:points="231,462 0,462 0,0 463,0 463,462 231,462">
          <text:p/>
        </draw:polyline>
        <draw:polygon draw:style-name="gr10" draw:text-style-name="P10" draw:layer="layout" svg:width="0.462cm" svg:height="0.461cm" svg:x="7.214cm" svg:y="11.774cm" svg:viewBox="0 0 463 462" draw:points="0,0 463,0 463,462 0,462">
          <text:p/>
        </draw:polygon>
        <draw:polyline draw:style-name="gr6" draw:text-style-name="P10" draw:layer="layout" svg:width="0.462cm" svg:height="0.461cm" svg:x="7.214cm" svg:y="11.774cm" svg:viewBox="0 0 463 462" draw:points="231,462 0,462 0,0 463,0 463,462 231,462">
          <text:p/>
        </draw:polyline>
        <draw:polygon draw:style-name="gr10" draw:text-style-name="P10" draw:layer="layout" svg:width="0.459cm" svg:height="0.461cm" svg:x="8.14cm" svg:y="11.774cm" svg:viewBox="0 0 460 462" draw:points="0,0 460,0 460,462 0,462">
          <text:p/>
        </draw:polygon>
        <draw:polyline draw:style-name="gr6" draw:text-style-name="P10" draw:layer="layout" svg:width="0.459cm" svg:height="0.461cm" svg:x="8.14cm" svg:y="11.774cm" svg:viewBox="0 0 460 462" draw:points="230,462 0,462 0,0 460,0 460,462 230,462">
          <text:p/>
        </draw:polyline>
        <draw:polygon draw:style-name="gr10" draw:text-style-name="P10" draw:layer="layout" svg:width="0.462cm" svg:height="0.461cm" svg:x="7.677cm" svg:y="11.774cm" svg:viewBox="0 0 463 462" draw:points="0,0 463,0 463,462 0,462">
          <text:p/>
        </draw:polygon>
        <draw:polyline draw:style-name="gr6" draw:text-style-name="P10" draw:layer="layout" svg:width="0.462cm" svg:height="0.461cm" svg:x="7.677cm" svg:y="11.774cm" svg:viewBox="0 0 463 462" draw:points="231,462 0,462 0,0 463,0 463,462 231,462">
          <text:p/>
        </draw:polyline>
        <draw:polygon draw:style-name="gr10" draw:text-style-name="P10" draw:layer="layout" svg:width="0.459cm" svg:height="0.461cm" svg:x="9.063cm" svg:y="11.774cm" svg:viewBox="0 0 460 462" draw:points="0,0 460,0 460,462 0,462">
          <text:p/>
        </draw:polygon>
        <draw:polyline draw:style-name="gr6" draw:text-style-name="P10" draw:layer="layout" svg:width="0.459cm" svg:height="0.461cm" svg:x="9.063cm" svg:y="11.774cm" svg:viewBox="0 0 460 462" draw:points="230,462 0,462 0,0 460,0 460,462 230,462">
          <text:p/>
        </draw:polyline>
        <draw:polygon draw:style-name="gr10" draw:text-style-name="P10" draw:layer="layout" svg:width="0.462cm" svg:height="0.461cm" svg:x="8.6cm" svg:y="11.774cm" svg:viewBox="0 0 463 462" draw:points="0,0 463,0 463,462 0,462">
          <text:p/>
        </draw:polygon>
        <draw:polyline draw:style-name="gr6" draw:text-style-name="P10" draw:layer="layout" svg:width="0.462cm" svg:height="0.461cm" svg:x="8.6cm" svg:y="11.774cm" svg:viewBox="0 0 463 462" draw:points="231,462 0,462 0,0 463,0 463,462 231,462">
          <text:p/>
        </draw:polyline>
        <draw:polygon draw:style-name="gr10" draw:text-style-name="P10" draw:layer="layout" svg:width="0.459cm" svg:height="0.461cm" svg:x="9.986cm" svg:y="11.774cm" svg:viewBox="0 0 460 462" draw:points="0,0 460,0 460,462 0,462">
          <text:p/>
        </draw:polygon>
        <draw:polyline draw:style-name="gr6" draw:text-style-name="P10" draw:layer="layout" svg:width="0.459cm" svg:height="0.461cm" svg:x="9.986cm" svg:y="11.774cm" svg:viewBox="0 0 460 462" draw:points="230,462 0,462 0,0 460,0 460,462 230,462">
          <text:p/>
        </draw:polyline>
        <draw:polygon draw:style-name="gr10" draw:text-style-name="P10" draw:layer="layout" svg:width="0.462cm" svg:height="0.461cm" svg:x="9.523cm" svg:y="11.774cm" svg:viewBox="0 0 463 462" draw:points="0,0 463,0 463,462 0,462">
          <text:p/>
        </draw:polygon>
        <draw:polyline draw:style-name="gr6" draw:text-style-name="P10" draw:layer="layout" svg:width="0.462cm" svg:height="0.461cm" svg:x="9.523cm" svg:y="11.774cm" svg:viewBox="0 0 463 462" draw:points="231,462 0,462 0,0 463,0 463,462 231,462">
          <text:p/>
        </draw:polyline>
        <draw:polygon draw:style-name="gr10" draw:text-style-name="P10" draw:layer="layout" svg:width="0.462cm" svg:height="0.461cm" svg:x="10.446cm" svg:y="11.774cm" svg:viewBox="0 0 463 462" draw:points="0,0 463,0 463,462 0,462">
          <text:p/>
        </draw:polygon>
        <draw:polyline draw:style-name="gr6" draw:text-style-name="P10" draw:layer="layout" svg:width="0.462cm" svg:height="0.461cm" svg:x="10.446cm" svg:y="11.774cm" svg:viewBox="0 0 463 462" draw:points="231,462 0,462 0,0 463,0 463,462 231,462">
          <text:p/>
        </draw:polyline>
        <draw:polygon draw:style-name="gr8" draw:text-style-name="P10" draw:layer="layout" svg:width="0.459cm" svg:height="0.461cm" svg:x="10.881cm" svg:y="11.774cm" svg:viewBox="0 0 460 462" draw:points="0,0 460,0 460,462 0,462">
          <text:p/>
        </draw:polygon>
        <draw:polyline draw:style-name="gr6" draw:text-style-name="P10" draw:layer="layout" svg:width="0.459cm" svg:height="0.461cm" svg:x="10.881cm" svg:y="11.774cm" svg:viewBox="0 0 460 462" draw:points="230,462 0,462 0,0 460,0 460,462 230,462">
          <text:p/>
        </draw:polyline>
        <draw:polygon draw:style-name="gr8" draw:text-style-name="P10" draw:layer="layout" svg:width="0.462cm" svg:height="0.461cm" svg:x="11.341cm" svg:y="11.774cm" svg:viewBox="0 0 463 462" draw:points="0,0 463,0 463,462 0,462">
          <text:p/>
        </draw:polygon>
        <draw:polyline draw:style-name="gr6" draw:text-style-name="P10" draw:layer="layout" svg:width="0.462cm" svg:height="0.461cm" svg:x="11.341cm" svg:y="11.774cm" svg:viewBox="0 0 463 462" draw:points="231,462 0,462 0,0 463,0 463,462 231,462">
          <text:p/>
        </draw:polyline>
        <draw:polygon draw:style-name="gr41" draw:text-style-name="P10" draw:layer="layout" svg:width="0.459cm" svg:height="0.461cm" svg:x="4.908cm" svg:y="11.312cm" svg:viewBox="0 0 460 462" draw:points="0,0 460,0 460,462 0,462">
          <text:p text:style-name="P2"><text:span text:style-name="T8">T</text:span></text:p>
        </draw:polygon>
        <draw:polyline draw:style-name="gr6" draw:text-style-name="P10" draw:layer="layout" svg:width="0.459cm" svg:height="0.461cm" svg:x="4.908cm" svg:y="11.312cm" svg:viewBox="0 0 460 462" draw:points="230,462 0,462 0,0 460,0 460,462 230,462">
          <text:p/>
        </draw:polyline>
        <draw:polygon draw:style-name="gr41" draw:text-style-name="P10" draw:layer="layout" svg:width="0.462cm" svg:height="0.461cm" svg:x="4.445cm" svg:y="11.312cm" svg:viewBox="0 0 463 462" draw:points="0,0 463,0 463,462 0,462">
          <text:p text:style-name="P2"><text:span text:style-name="T8">T</text:span></text:p>
        </draw:polygon>
        <draw:polyline draw:style-name="gr6" draw:text-style-name="P10" draw:layer="layout" svg:width="0.462cm" svg:height="0.461cm" svg:x="4.445cm" svg:y="11.312cm" svg:viewBox="0 0 463 462" draw:points="231,462 0,462 0,0 463,0 463,462 231,462">
          <text:p/>
        </draw:polyline>
        <draw:polygon draw:style-name="gr41" draw:text-style-name="P10" draw:layer="layout" svg:width="0.459cm" svg:height="0.461cm" svg:x="5.831cm" svg:y="11.312cm" svg:viewBox="0 0 460 462" draw:points="0,0 460,0 460,462 0,462">
          <text:p text:style-name="P2"><text:span text:style-name="T8">T</text:span></text:p>
        </draw:polygon>
        <draw:polyline draw:style-name="gr6" draw:text-style-name="P10" draw:layer="layout" svg:width="0.459cm" svg:height="0.461cm" svg:x="5.831cm" svg:y="11.312cm" svg:viewBox="0 0 460 462" draw:points="230,462 0,462 0,0 460,0 460,462 230,462">
          <text:p/>
        </draw:polyline>
        <draw:polygon draw:style-name="gr41" draw:text-style-name="P10" draw:layer="layout" svg:width="0.462cm" svg:height="0.461cm" svg:x="5.368cm" svg:y="11.312cm" svg:viewBox="0 0 463 462" draw:points="0,0 463,0 463,462 0,462">
          <text:p text:style-name="P2"><text:span text:style-name="T8">T</text:span></text:p>
        </draw:polygon>
        <draw:polyline draw:style-name="gr6" draw:text-style-name="P10" draw:layer="layout" svg:width="0.462cm" svg:height="0.461cm" svg:x="5.368cm" svg:y="11.312cm" svg:viewBox="0 0 463 462" draw:points="231,462 0,462 0,0 463,0 463,462 231,462">
          <text:p/>
        </draw:polyline>
        <draw:polygon draw:style-name="gr41" draw:text-style-name="P10" draw:layer="layout" svg:width="0.459cm" svg:height="0.461cm" svg:x="6.754cm" svg:y="11.312cm" svg:viewBox="0 0 460 462" draw:points="0,0 460,0 460,462 0,462">
          <text:p text:style-name="P2"><text:span text:style-name="T8">T</text:span></text:p>
        </draw:polygon>
        <draw:polyline draw:style-name="gr6" draw:text-style-name="P10" draw:layer="layout" svg:width="0.459cm" svg:height="0.461cm" svg:x="6.754cm" svg:y="11.312cm" svg:viewBox="0 0 460 462" draw:points="230,462 0,462 0,0 460,0 460,462 230,462">
          <text:p/>
        </draw:polyline>
        <draw:polygon draw:style-name="gr41" draw:text-style-name="P10" draw:layer="layout" svg:width="0.462cm" svg:height="0.461cm" svg:x="6.291cm" svg:y="11.312cm" svg:viewBox="0 0 463 462" draw:points="0,0 463,0 463,462 0,462">
          <text:p text:style-name="P2"><text:span text:style-name="T8">T</text:span></text:p>
        </draw:polygon>
        <draw:polyline draw:style-name="gr6" draw:text-style-name="P10" draw:layer="layout" svg:width="0.462cm" svg:height="0.461cm" svg:x="6.291cm" svg:y="11.312cm" svg:viewBox="0 0 463 462" draw:points="231,462 0,462 0,0 463,0 463,462 231,462">
          <text:p/>
        </draw:polyline>
        <draw:polygon draw:style-name="gr41" draw:text-style-name="P10" draw:layer="layout" svg:width="0.462cm" svg:height="0.461cm" svg:x="7.214cm" svg:y="11.312cm" svg:viewBox="0 0 463 462" draw:points="0,0 463,0 463,462 0,462">
          <text:p text:style-name="P2"><text:span text:style-name="T8">T</text:span></text:p>
        </draw:polygon>
        <draw:polyline draw:style-name="gr6" draw:text-style-name="P10" draw:layer="layout" svg:width="0.462cm" svg:height="0.461cm" svg:x="7.214cm" svg:y="11.312cm" svg:viewBox="0 0 463 462" draw:points="231,462 0,462 0,0 463,0 463,462 231,462">
          <text:p/>
        </draw:polyline>
        <draw:polygon draw:style-name="gr41" draw:text-style-name="P10" draw:layer="layout" svg:width="0.459cm" svg:height="0.461cm" svg:x="8.14cm" svg:y="11.312cm" svg:viewBox="0 0 460 462" draw:points="0,0 460,0 460,462 0,462">
          <text:p text:style-name="P2"><text:span text:style-name="T8">T</text:span></text:p>
        </draw:polygon>
        <draw:polyline draw:style-name="gr6" draw:text-style-name="P10" draw:layer="layout" svg:width="0.459cm" svg:height="0.461cm" svg:x="8.14cm" svg:y="11.312cm" svg:viewBox="0 0 460 462" draw:points="230,462 0,462 0,0 460,0 460,462 230,462">
          <text:p/>
        </draw:polyline>
        <draw:polygon draw:style-name="gr41" draw:text-style-name="P10" draw:layer="layout" svg:width="0.462cm" svg:height="0.461cm" svg:x="7.677cm" svg:y="11.312cm" svg:viewBox="0 0 463 462" draw:points="0,0 463,0 463,462 0,462">
          <text:p text:style-name="P2"><text:span text:style-name="T8">T</text:span></text:p>
        </draw:polygon>
        <draw:polyline draw:style-name="gr6" draw:text-style-name="P10" draw:layer="layout" svg:width="0.462cm" svg:height="0.461cm" svg:x="7.677cm" svg:y="11.312cm" svg:viewBox="0 0 463 462" draw:points="231,462 0,462 0,0 463,0 463,462 231,462">
          <text:p/>
        </draw:polyline>
        <draw:polygon draw:style-name="gr41" draw:text-style-name="P10" draw:layer="layout" svg:width="0.459cm" svg:height="0.461cm" svg:x="9.063cm" svg:y="11.312cm" svg:viewBox="0 0 460 462" draw:points="0,0 460,0 460,462 0,462">
          <text:p text:style-name="P2"><text:span text:style-name="T8">T</text:span></text:p>
        </draw:polygon>
        <draw:polyline draw:style-name="gr6" draw:text-style-name="P10" draw:layer="layout" svg:width="0.459cm" svg:height="0.461cm" svg:x="9.063cm" svg:y="11.312cm" svg:viewBox="0 0 460 462" draw:points="230,462 0,462 0,0 460,0 460,462 230,462">
          <text:p/>
        </draw:polyline>
        <draw:polygon draw:style-name="gr41" draw:text-style-name="P10" draw:layer="layout" svg:width="0.462cm" svg:height="0.461cm" svg:x="8.6cm" svg:y="11.312cm" svg:viewBox="0 0 463 462" draw:points="0,0 463,0 463,462 0,462">
          <text:p text:style-name="P2"><text:span text:style-name="T8">T</text:span></text:p>
        </draw:polygon>
        <draw:polyline draw:style-name="gr6" draw:text-style-name="P10" draw:layer="layout" svg:width="0.462cm" svg:height="0.461cm" svg:x="8.6cm" svg:y="11.312cm" svg:viewBox="0 0 463 462" draw:points="231,462 0,462 0,0 463,0 463,462 231,462">
          <text:p/>
        </draw:polyline>
        <draw:polygon draw:style-name="gr41" draw:text-style-name="P10" draw:layer="layout" svg:width="0.459cm" svg:height="0.461cm" svg:x="9.986cm" svg:y="11.312cm" svg:viewBox="0 0 460 462" draw:points="0,0 460,0 460,462 0,462">
          <text:p text:style-name="P2"><text:span text:style-name="T8">T</text:span></text:p>
        </draw:polygon>
        <draw:polyline draw:style-name="gr6" draw:text-style-name="P10" draw:layer="layout" svg:width="0.459cm" svg:height="0.461cm" svg:x="9.986cm" svg:y="11.312cm" svg:viewBox="0 0 460 462" draw:points="230,462 0,462 0,0 460,0 460,462 230,462">
          <text:p/>
        </draw:polyline>
        <draw:polygon draw:style-name="gr41" draw:text-style-name="P10" draw:layer="layout" svg:width="0.462cm" svg:height="0.461cm" svg:x="9.523cm" svg:y="11.312cm" svg:viewBox="0 0 463 462" draw:points="0,0 463,0 463,462 0,462">
          <text:p text:style-name="P2"><text:span text:style-name="T8">T</text:span></text:p>
        </draw:polygon>
        <draw:polyline draw:style-name="gr6" draw:text-style-name="P10" draw:layer="layout" svg:width="0.462cm" svg:height="0.461cm" svg:x="9.523cm" svg:y="11.312cm" svg:viewBox="0 0 463 462" draw:points="231,462 0,462 0,0 463,0 463,462 231,462">
          <text:p/>
        </draw:polyline>
        <draw:polygon draw:style-name="gr41" draw:text-style-name="P10" draw:layer="layout" svg:width="0.462cm" svg:height="0.461cm" svg:x="10.446cm" svg:y="11.312cm" svg:viewBox="0 0 463 462" draw:points="0,0 463,0 463,462 0,462">
          <text:p text:style-name="P2"><text:span text:style-name="T8">T</text:span></text:p>
        </draw:polygon>
        <draw:polyline draw:style-name="gr6" draw:text-style-name="P10" draw:layer="layout" svg:width="0.462cm" svg:height="0.461cm" svg:x="10.446cm" svg:y="11.312cm" svg:viewBox="0 0 463 462" draw:points="231,462 0,462 0,0 463,0 463,462 231,462">
          <text:p/>
        </draw:polyline>
        <draw:polygon draw:style-name="gr41" draw:text-style-name="P10" draw:layer="layout" svg:width="0.459cm" svg:height="0.461cm" svg:x="10.881cm" svg:y="11.312cm" svg:viewBox="0 0 460 462" draw:points="0,0 460,0 460,462 0,462">
          <text:p text:style-name="P2"><text:span text:style-name="T8">T</text:span></text:p>
        </draw:polygon>
        <draw:polyline draw:style-name="gr6" draw:text-style-name="P10" draw:layer="layout" svg:width="0.459cm" svg:height="0.461cm" svg:x="10.881cm" svg:y="11.312cm" svg:viewBox="0 0 460 462" draw:points="230,462 0,462 0,0 460,0 460,462 230,462">
          <text:p/>
        </draw:polyline>
        <draw:polygon draw:style-name="gr41" draw:text-style-name="P10" draw:layer="layout" svg:width="0.462cm" svg:height="0.461cm" svg:x="11.341cm" svg:y="11.312cm" svg:viewBox="0 0 463 462" draw:points="0,0 463,0 463,462 0,462">
          <text:p text:style-name="P2"><text:span text:style-name="T8">T</text:span></text:p>
        </draw:polygon>
        <draw:polyline draw:style-name="gr6" draw:text-style-name="P10" draw:layer="layout" svg:width="0.462cm" svg:height="0.461cm" svg:x="11.341cm" svg:y="11.312cm" svg:viewBox="0 0 463 462" draw:points="231,462 0,462 0,0 463,0 463,462 231,462">
          <text:p/>
        </draw:polyline>
        <draw:polygon draw:style-name="gr8" draw:text-style-name="P10" draw:layer="layout" svg:width="0.459cm" svg:height="0.461cm" svg:x="4.908cm" svg:y="11.312cm" svg:viewBox="0 0 460 462" draw:points="0,0 460,0 460,462 0,462">
          <text:p/>
        </draw:polygon>
        <draw:polyline draw:style-name="gr6" draw:text-style-name="P10" draw:layer="layout" svg:width="0.459cm" svg:height="0.461cm" svg:x="4.908cm" svg:y="11.312cm" svg:viewBox="0 0 460 462" draw:points="230,462 0,462 0,0 460,0 460,462 230,462">
          <text:p/>
        </draw:polyline>
        <draw:polygon draw:style-name="gr8" draw:text-style-name="P10" draw:layer="layout" svg:width="0.462cm" svg:height="0.461cm" svg:x="4.445cm" svg:y="11.312cm" svg:viewBox="0 0 463 462" draw:points="0,0 463,0 463,462 0,462">
          <text:p/>
        </draw:polygon>
        <draw:polyline draw:style-name="gr6" draw:text-style-name="P10" draw:layer="layout" svg:width="0.462cm" svg:height="0.461cm" svg:x="4.445cm" svg:y="11.312cm" svg:viewBox="0 0 463 462" draw:points="231,462 0,462 0,0 463,0 463,462 231,462">
          <text:p/>
        </draw:polyline>
        <draw:polygon draw:style-name="gr10" draw:text-style-name="P10" draw:layer="layout" svg:width="0.459cm" svg:height="0.461cm" svg:x="5.831cm" svg:y="11.312cm" svg:viewBox="0 0 460 462" draw:points="0,0 460,0 460,462 0,462">
          <text:p/>
        </draw:polygon>
        <draw:polyline draw:style-name="gr6" draw:text-style-name="P10" draw:layer="layout" svg:width="0.459cm" svg:height="0.461cm" svg:x="5.831cm" svg:y="11.312cm" svg:viewBox="0 0 460 462" draw:points="230,462 0,462 0,0 460,0 460,462 230,462">
          <text:p/>
        </draw:polyline>
        <draw:polygon draw:style-name="gr8" draw:text-style-name="P10" draw:layer="layout" svg:width="0.462cm" svg:height="0.461cm" svg:x="5.368cm" svg:y="11.312cm" svg:viewBox="0 0 463 462" draw:points="0,0 463,0 463,462 0,462">
          <text:p/>
        </draw:polygon>
        <draw:polyline draw:style-name="gr6" draw:text-style-name="P10" draw:layer="layout" svg:width="0.462cm" svg:height="0.461cm" svg:x="5.368cm" svg:y="11.312cm" svg:viewBox="0 0 463 462" draw:points="231,462 0,462 0,0 463,0 463,462 231,462">
          <text:p/>
        </draw:polyline>
        <draw:polygon draw:style-name="gr10" draw:text-style-name="P10" draw:layer="layout" svg:width="0.459cm" svg:height="0.461cm" svg:x="6.754cm" svg:y="11.312cm" svg:viewBox="0 0 460 462" draw:points="0,0 460,0 460,462 0,462">
          <text:p/>
        </draw:polygon>
        <draw:polyline draw:style-name="gr6" draw:text-style-name="P10" draw:layer="layout" svg:width="0.459cm" svg:height="0.461cm" svg:x="6.754cm" svg:y="11.312cm" svg:viewBox="0 0 460 462" draw:points="230,462 0,462 0,0 460,0 460,462 230,462">
          <text:p/>
        </draw:polyline>
        <draw:polygon draw:style-name="gr10" draw:text-style-name="P10" draw:layer="layout" svg:width="0.462cm" svg:height="0.461cm" svg:x="6.291cm" svg:y="11.312cm" svg:viewBox="0 0 463 462" draw:points="0,0 463,0 463,462 0,462">
          <text:p/>
        </draw:polygon>
        <draw:polyline draw:style-name="gr6" draw:text-style-name="P10" draw:layer="layout" svg:width="0.462cm" svg:height="0.461cm" svg:x="6.291cm" svg:y="11.312cm" svg:viewBox="0 0 463 462" draw:points="231,462 0,462 0,0 463,0 463,462 231,462">
          <text:p/>
        </draw:polyline>
        <draw:polygon draw:style-name="gr10" draw:text-style-name="P10" draw:layer="layout" svg:width="0.462cm" svg:height="0.461cm" svg:x="7.214cm" svg:y="11.312cm" svg:viewBox="0 0 463 462" draw:points="0,0 463,0 463,462 0,462">
          <text:p/>
        </draw:polygon>
        <draw:polyline draw:style-name="gr6" draw:text-style-name="P10" draw:layer="layout" svg:width="0.462cm" svg:height="0.461cm" svg:x="7.214cm" svg:y="11.312cm" svg:viewBox="0 0 463 462" draw:points="231,462 0,462 0,0 463,0 463,462 231,462">
          <text:p/>
        </draw:polyline>
        <draw:polygon draw:style-name="gr10" draw:text-style-name="P10" draw:layer="layout" svg:width="0.459cm" svg:height="0.461cm" svg:x="8.14cm" svg:y="11.312cm" svg:viewBox="0 0 460 462" draw:points="0,0 460,0 460,462 0,462">
          <text:p/>
        </draw:polygon>
        <draw:polyline draw:style-name="gr6" draw:text-style-name="P10" draw:layer="layout" svg:width="0.459cm" svg:height="0.461cm" svg:x="8.14cm" svg:y="11.312cm" svg:viewBox="0 0 460 462" draw:points="230,462 0,462 0,0 460,0 460,462 230,462">
          <text:p/>
        </draw:polyline>
        <draw:polygon draw:style-name="gr10" draw:text-style-name="P10" draw:layer="layout" svg:width="0.462cm" svg:height="0.461cm" svg:x="7.677cm" svg:y="11.312cm" svg:viewBox="0 0 463 462" draw:points="0,0 463,0 463,462 0,462">
          <text:p/>
        </draw:polygon>
        <draw:polyline draw:style-name="gr6" draw:text-style-name="P10" draw:layer="layout" svg:width="0.462cm" svg:height="0.461cm" svg:x="7.677cm" svg:y="11.312cm" svg:viewBox="0 0 463 462" draw:points="231,462 0,462 0,0 463,0 463,462 231,462">
          <text:p/>
        </draw:polyline>
        <draw:polygon draw:style-name="gr10" draw:text-style-name="P10" draw:layer="layout" svg:width="0.459cm" svg:height="0.461cm" svg:x="9.063cm" svg:y="11.312cm" svg:viewBox="0 0 460 462" draw:points="0,0 460,0 460,462 0,462">
          <text:p/>
        </draw:polygon>
        <draw:polyline draw:style-name="gr44" draw:text-style-name="P10" draw:layer="layout" svg:width="0.459cm" svg:height="0.461cm" svg:x="9.063cm" svg:y="11.312cm" svg:viewBox="0 0 460 462" draw:points="230,462 0,462 0,0 460,0 460,462 230,462">
          <text:p/>
        </draw:polyline>
        <draw:polygon draw:style-name="gr10" draw:text-style-name="P10" draw:layer="layout" svg:width="0.462cm" svg:height="0.461cm" svg:x="8.6cm" svg:y="11.312cm" svg:viewBox="0 0 463 462" draw:points="0,0 463,0 463,462 0,462">
          <text:p/>
        </draw:polygon>
        <draw:polyline draw:style-name="gr6" draw:text-style-name="P10" draw:layer="layout" svg:width="0.462cm" svg:height="0.461cm" svg:x="8.6cm" svg:y="11.312cm" svg:viewBox="0 0 463 462" draw:points="231,462 0,462 0,0 463,0 463,462 231,462">
          <text:p/>
        </draw:polyline>
        <draw:polygon draw:style-name="gr10" draw:text-style-name="P10" draw:layer="layout" svg:width="0.459cm" svg:height="0.461cm" svg:x="9.986cm" svg:y="11.312cm" svg:viewBox="0 0 460 462" draw:points="0,0 460,0 460,462 0,462">
          <text:p/>
        </draw:polygon>
        <draw:polyline draw:style-name="gr6" draw:text-style-name="P10" draw:layer="layout" svg:width="0.459cm" svg:height="0.461cm" svg:x="9.986cm" svg:y="11.312cm" svg:viewBox="0 0 460 462" draw:points="230,462 0,462 0,0 460,0 460,462 230,462">
          <text:p/>
        </draw:polyline>
        <draw:polygon draw:style-name="gr10" draw:text-style-name="P10" draw:layer="layout" svg:width="0.462cm" svg:height="0.461cm" svg:x="9.523cm" svg:y="11.312cm" svg:viewBox="0 0 463 462" draw:points="0,0 463,0 463,462 0,462">
          <text:p/>
        </draw:polygon>
        <draw:polyline draw:style-name="gr6" draw:text-style-name="P10" draw:layer="layout" svg:width="0.462cm" svg:height="0.461cm" svg:x="9.523cm" svg:y="11.312cm" svg:viewBox="0 0 463 462" draw:points="231,462 0,462 0,0 463,0 463,462 231,462">
          <text:p/>
        </draw:polyline>
        <draw:polygon draw:style-name="gr8" draw:text-style-name="P10" draw:layer="layout" svg:width="0.462cm" svg:height="0.461cm" svg:x="10.446cm" svg:y="11.312cm" svg:viewBox="0 0 463 462" draw:points="0,0 463,0 463,462 0,462">
          <text:p/>
        </draw:polygon>
        <draw:polyline draw:style-name="gr6" draw:text-style-name="P10" draw:layer="layout" svg:width="0.462cm" svg:height="0.461cm" svg:x="10.446cm" svg:y="11.312cm" svg:viewBox="0 0 463 462" draw:points="231,462 0,462 0,0 463,0 463,462 231,462">
          <text:p/>
        </draw:polyline>
        <draw:polygon draw:style-name="gr8" draw:text-style-name="P10" draw:layer="layout" svg:width="0.459cm" svg:height="0.461cm" svg:x="10.881cm" svg:y="11.312cm" svg:viewBox="0 0 460 462" draw:points="0,0 460,0 460,462 0,462">
          <text:p/>
        </draw:polygon>
        <draw:polyline draw:style-name="gr6" draw:text-style-name="P10" draw:layer="layout" svg:width="0.459cm" svg:height="0.461cm" svg:x="10.881cm" svg:y="11.312cm" svg:viewBox="0 0 460 462" draw:points="230,462 0,462 0,0 460,0 460,462 230,462">
          <text:p/>
        </draw:polyline>
        <draw:polygon draw:style-name="gr9" draw:text-style-name="P10" draw:layer="layout" svg:width="0.462cm" svg:height="0.461cm" svg:x="11.341cm" svg:y="11.312cm" svg:viewBox="0 0 463 462" draw:points="0,0 463,0 463,462 0,462">
          <text:p/>
        </draw:polygon>
        <draw:polyline draw:style-name="gr43" draw:text-style-name="P10" draw:layer="layout" svg:width="0.462cm" svg:height="0.461cm" svg:x="11.341cm" svg:y="11.312cm" svg:viewBox="0 0 463 462" draw:points="231,462 0,462 0,0 463,0 463,462 231,462">
          <text:p text:style-name="P2"><text:span text:style-name="T8">A</text:span></text:p>
        </draw:polyline>
        <draw:polygon draw:style-name="gr41" draw:text-style-name="P10" draw:layer="layout" svg:width="0.459cm" svg:height="0.461cm" svg:x="4.908cm" svg:y="10.85cm" svg:viewBox="0 0 460 462" draw:points="0,0 460,0 460,462 0,462">
          <text:p text:style-name="P2"><text:span text:style-name="T8">T</text:span></text:p>
        </draw:polygon>
        <draw:polyline draw:style-name="gr6" draw:text-style-name="P10" draw:layer="layout" svg:width="0.459cm" svg:height="0.461cm" svg:x="4.908cm" svg:y="10.85cm" svg:viewBox="0 0 460 462" draw:points="230,462 0,462 0,0 460,0 460,462 230,462">
          <text:p/>
        </draw:polyline>
        <draw:polygon draw:style-name="gr41" draw:text-style-name="P10" draw:layer="layout" svg:width="0.462cm" svg:height="0.461cm" svg:x="4.445cm" svg:y="10.85cm" svg:viewBox="0 0 463 462" draw:points="0,0 463,0 463,462 0,462">
          <text:p text:style-name="P2"><text:span text:style-name="T8">T</text:span></text:p>
        </draw:polygon>
        <draw:polyline draw:style-name="gr6" draw:text-style-name="P10" draw:layer="layout" svg:width="0.462cm" svg:height="0.461cm" svg:x="4.445cm" svg:y="10.85cm" svg:viewBox="0 0 463 462" draw:points="231,462 0,462 0,0 463,0 463,462 231,462">
          <text:p/>
        </draw:polyline>
        <draw:polygon draw:style-name="gr41" draw:text-style-name="P10" draw:layer="layout" svg:width="0.459cm" svg:height="0.461cm" svg:x="5.831cm" svg:y="10.85cm" svg:viewBox="0 0 460 462" draw:points="0,0 460,0 460,462 0,462">
          <text:p text:style-name="P2"><text:span text:style-name="T8">T</text:span></text:p>
        </draw:polygon>
        <draw:polyline draw:style-name="gr6" draw:text-style-name="P10" draw:layer="layout" svg:width="0.459cm" svg:height="0.461cm" svg:x="5.831cm" svg:y="10.85cm" svg:viewBox="0 0 460 462" draw:points="230,462 0,462 0,0 460,0 460,462 230,462">
          <text:p/>
        </draw:polyline>
        <draw:polygon draw:style-name="gr41" draw:text-style-name="P10" draw:layer="layout" svg:width="0.462cm" svg:height="0.461cm" svg:x="5.368cm" svg:y="10.85cm" svg:viewBox="0 0 463 462" draw:points="0,0 463,0 463,462 0,462">
          <text:p text:style-name="P2"><text:span text:style-name="T8">T</text:span></text:p>
        </draw:polygon>
        <draw:polyline draw:style-name="gr6" draw:text-style-name="P10" draw:layer="layout" svg:width="0.462cm" svg:height="0.461cm" svg:x="5.368cm" svg:y="10.85cm" svg:viewBox="0 0 463 462" draw:points="231,462 0,462 0,0 463,0 463,462 231,462">
          <text:p/>
        </draw:polyline>
        <draw:polygon draw:style-name="gr41" draw:text-style-name="P10" draw:layer="layout" svg:width="0.459cm" svg:height="0.461cm" svg:x="6.754cm" svg:y="10.85cm" svg:viewBox="0 0 460 462" draw:points="0,0 460,0 460,462 0,462">
          <text:p text:style-name="P2"><text:span text:style-name="T8">T</text:span></text:p>
        </draw:polygon>
        <draw:polyline draw:style-name="gr6" draw:text-style-name="P10" draw:layer="layout" svg:width="0.459cm" svg:height="0.461cm" svg:x="6.754cm" svg:y="10.85cm" svg:viewBox="0 0 460 462" draw:points="230,462 0,462 0,0 460,0 460,462 230,462">
          <text:p/>
        </draw:polyline>
        <draw:polygon draw:style-name="gr41" draw:text-style-name="P10" draw:layer="layout" svg:width="0.462cm" svg:height="0.461cm" svg:x="6.291cm" svg:y="10.85cm" svg:viewBox="0 0 463 462" draw:points="0,0 463,0 463,462 0,462">
          <text:p text:style-name="P2"><text:span text:style-name="T8">T</text:span></text:p>
        </draw:polygon>
        <draw:polyline draw:style-name="gr6" draw:text-style-name="P10" draw:layer="layout" svg:width="0.462cm" svg:height="0.461cm" svg:x="6.291cm" svg:y="10.85cm" svg:viewBox="0 0 463 462" draw:points="231,462 0,462 0,0 463,0 463,462 231,462">
          <text:p/>
        </draw:polyline>
        <draw:polygon draw:style-name="gr41" draw:text-style-name="P10" draw:layer="layout" svg:width="0.462cm" svg:height="0.461cm" svg:x="7.214cm" svg:y="10.85cm" svg:viewBox="0 0 463 462" draw:points="0,0 463,0 463,462 0,462">
          <text:p text:style-name="P2"><text:span text:style-name="T8">T</text:span></text:p>
        </draw:polygon>
        <draw:polyline draw:style-name="gr6" draw:text-style-name="P10" draw:layer="layout" svg:width="0.462cm" svg:height="0.461cm" svg:x="7.214cm" svg:y="10.85cm" svg:viewBox="0 0 463 462" draw:points="231,462 0,462 0,0 463,0 463,462 231,462">
          <text:p/>
        </draw:polyline>
        <draw:polygon draw:style-name="gr41" draw:text-style-name="P10" draw:layer="layout" svg:width="0.459cm" svg:height="0.461cm" svg:x="8.14cm" svg:y="10.85cm" svg:viewBox="0 0 460 462" draw:points="0,0 460,0 460,462 0,462">
          <text:p text:style-name="P2"><text:span text:style-name="T8">T</text:span></text:p>
        </draw:polygon>
        <draw:polyline draw:style-name="gr6" draw:text-style-name="P10" draw:layer="layout" svg:width="0.459cm" svg:height="0.461cm" svg:x="8.14cm" svg:y="10.85cm" svg:viewBox="0 0 460 462" draw:points="230,462 0,462 0,0 460,0 460,462 230,462">
          <text:p/>
        </draw:polyline>
        <draw:polygon draw:style-name="gr41" draw:text-style-name="P10" draw:layer="layout" svg:width="0.462cm" svg:height="0.461cm" svg:x="7.677cm" svg:y="10.85cm" svg:viewBox="0 0 463 462" draw:points="0,0 463,0 463,462 0,462">
          <text:p text:style-name="P2"><text:span text:style-name="T8">T</text:span></text:p>
        </draw:polygon>
        <draw:polyline draw:style-name="gr6" draw:text-style-name="P10" draw:layer="layout" svg:width="0.462cm" svg:height="0.461cm" svg:x="7.677cm" svg:y="10.85cm" svg:viewBox="0 0 463 462" draw:points="231,462 0,462 0,0 463,0 463,462 231,462">
          <text:p/>
        </draw:polyline>
        <draw:polygon draw:style-name="gr41" draw:text-style-name="P10" draw:layer="layout" svg:width="0.459cm" svg:height="0.461cm" svg:x="9.063cm" svg:y="10.85cm" svg:viewBox="0 0 460 462" draw:points="0,0 460,0 460,462 0,462">
          <text:p text:style-name="P2"><text:span text:style-name="T8">T</text:span></text:p>
        </draw:polygon>
        <draw:polyline draw:style-name="gr6" draw:text-style-name="P10" draw:layer="layout" svg:width="0.459cm" svg:height="0.461cm" svg:x="9.063cm" svg:y="10.85cm" svg:viewBox="0 0 460 462" draw:points="230,462 0,462 0,0 460,0 460,462 230,462">
          <text:p/>
        </draw:polyline>
        <draw:polygon draw:style-name="gr41" draw:text-style-name="P10" draw:layer="layout" svg:width="0.462cm" svg:height="0.461cm" svg:x="8.6cm" svg:y="10.85cm" svg:viewBox="0 0 463 462" draw:points="0,0 463,0 463,462 0,462">
          <text:p text:style-name="P2"><text:span text:style-name="T8">T</text:span></text:p>
        </draw:polygon>
        <draw:polyline draw:style-name="gr6" draw:text-style-name="P10" draw:layer="layout" svg:width="0.462cm" svg:height="0.461cm" svg:x="8.6cm" svg:y="10.85cm" svg:viewBox="0 0 463 462" draw:points="231,462 0,462 0,0 463,0 463,462 231,462">
          <text:p/>
        </draw:polyline>
        <draw:polygon draw:style-name="gr41" draw:text-style-name="P10" draw:layer="layout" svg:width="0.459cm" svg:height="0.461cm" svg:x="9.986cm" svg:y="10.85cm" svg:viewBox="0 0 460 462" draw:points="0,0 460,0 460,462 0,462">
          <text:p text:style-name="P2"><text:span text:style-name="T8">T</text:span></text:p>
        </draw:polygon>
        <draw:polyline draw:style-name="gr6" draw:text-style-name="P10" draw:layer="layout" svg:width="0.459cm" svg:height="0.461cm" svg:x="9.986cm" svg:y="10.85cm" svg:viewBox="0 0 460 462" draw:points="230,462 0,462 0,0 460,0 460,462 230,462">
          <text:p/>
        </draw:polyline>
        <draw:polygon draw:style-name="gr41" draw:text-style-name="P10" draw:layer="layout" svg:width="0.462cm" svg:height="0.461cm" svg:x="9.523cm" svg:y="10.85cm" svg:viewBox="0 0 463 462" draw:points="0,0 463,0 463,462 0,462">
          <text:p text:style-name="P2"><text:span text:style-name="T8">T</text:span></text:p>
        </draw:polygon>
        <draw:polyline draw:style-name="gr6" draw:text-style-name="P10" draw:layer="layout" svg:width="0.462cm" svg:height="0.461cm" svg:x="9.523cm" svg:y="10.85cm" svg:viewBox="0 0 463 462" draw:points="231,462 0,462 0,0 463,0 463,462 231,462">
          <text:p/>
        </draw:polyline>
        <draw:polygon draw:style-name="gr41" draw:text-style-name="P10" draw:layer="layout" svg:width="0.462cm" svg:height="0.461cm" svg:x="10.446cm" svg:y="10.85cm" svg:viewBox="0 0 463 462" draw:points="0,0 463,0 463,462 0,462">
          <text:p text:style-name="P2"><text:span text:style-name="T8">T</text:span></text:p>
        </draw:polygon>
        <draw:polyline draw:style-name="gr6" draw:text-style-name="P10" draw:layer="layout" svg:width="0.462cm" svg:height="0.461cm" svg:x="10.446cm" svg:y="10.85cm" svg:viewBox="0 0 463 462" draw:points="231,462 0,462 0,0 463,0 463,462 231,462">
          <text:p/>
        </draw:polyline>
        <draw:polygon draw:style-name="gr41" draw:text-style-name="P10" draw:layer="layout" svg:width="0.459cm" svg:height="0.461cm" svg:x="10.881cm" svg:y="10.85cm" svg:viewBox="0 0 460 462" draw:points="0,0 460,0 460,462 0,462">
          <text:p text:style-name="P2"><text:span text:style-name="T8">T</text:span></text:p>
        </draw:polygon>
        <draw:polyline draw:style-name="gr6" draw:text-style-name="P10" draw:layer="layout" svg:width="0.459cm" svg:height="0.461cm" svg:x="10.881cm" svg:y="10.85cm" svg:viewBox="0 0 460 462" draw:points="230,462 0,462 0,0 460,0 460,462 230,462">
          <text:p/>
        </draw:polyline>
        <draw:polygon draw:style-name="gr41" draw:text-style-name="P10" draw:layer="layout" svg:width="0.462cm" svg:height="0.461cm" svg:x="11.341cm" svg:y="10.85cm" svg:viewBox="0 0 463 462" draw:points="0,0 463,0 463,462 0,462">
          <text:p text:style-name="P2"><text:span text:style-name="T8">T</text:span></text:p>
        </draw:polygon>
        <draw:polyline draw:style-name="gr6" draw:text-style-name="P10" draw:layer="layout" svg:width="0.462cm" svg:height="0.461cm" svg:x="11.341cm" svg:y="10.85cm" svg:viewBox="0 0 463 462" draw:points="231,462 0,462 0,0 463,0 463,462 231,462">
          <text:p/>
        </draw:polyline>
        <draw:polygon draw:style-name="gr8" draw:text-style-name="P10" draw:layer="layout" svg:width="0.459cm" svg:height="0.461cm" svg:x="4.908cm" svg:y="10.85cm" svg:viewBox="0 0 460 462" draw:points="0,0 460,0 460,462 0,462">
          <text:p/>
        </draw:polygon>
        <draw:polyline draw:style-name="gr6" draw:text-style-name="P10" draw:layer="layout" svg:width="0.459cm" svg:height="0.461cm" svg:x="4.908cm" svg:y="10.85cm" svg:viewBox="0 0 460 462" draw:points="230,462 0,462 0,0 460,0 460,462 230,462">
          <text:p/>
        </draw:polyline>
        <draw:polygon draw:style-name="gr9" draw:text-style-name="P10" draw:layer="layout" svg:width="0.462cm" svg:height="0.461cm" svg:x="4.445cm" svg:y="10.85cm" svg:viewBox="0 0 463 462" draw:points="0,0 463,0 463,462 0,462">
          <text:p/>
        </draw:polygon>
        <draw:polyline draw:style-name="gr43" draw:text-style-name="P10" draw:layer="layout" svg:width="0.462cm" svg:height="0.461cm" svg:x="4.445cm" svg:y="10.85cm" svg:viewBox="0 0 463 462" draw:points="231,462 0,462 0,0 463,0 463,462 231,462">
          <text:p text:style-name="P2"><text:span text:style-name="T8">A</text:span></text:p>
        </draw:polyline>
        <draw:polygon draw:style-name="gr8" draw:text-style-name="P10" draw:layer="layout" svg:width="0.459cm" svg:height="0.461cm" svg:x="5.831cm" svg:y="10.85cm" svg:viewBox="0 0 460 462" draw:points="0,0 460,0 460,462 0,462">
          <text:p/>
        </draw:polygon>
        <draw:polyline draw:style-name="gr6" draw:text-style-name="P10" draw:layer="layout" svg:width="0.459cm" svg:height="0.461cm" svg:x="5.831cm" svg:y="10.85cm" svg:viewBox="0 0 460 462" draw:points="230,462 0,462 0,0 460,0 460,462 230,462">
          <text:p/>
        </draw:polyline>
        <draw:polygon draw:style-name="gr8" draw:text-style-name="P10" draw:layer="layout" svg:width="0.462cm" svg:height="0.461cm" svg:x="5.368cm" svg:y="10.85cm" svg:viewBox="0 0 463 462" draw:points="0,0 463,0 463,462 0,462">
          <text:p/>
        </draw:polygon>
        <draw:polyline draw:style-name="gr6" draw:text-style-name="P10" draw:layer="layout" svg:width="0.462cm" svg:height="0.461cm" svg:x="5.368cm" svg:y="10.85cm" svg:viewBox="0 0 463 462" draw:points="231,462 0,462 0,0 463,0 463,462 231,462">
          <text:p/>
        </draw:polyline>
        <draw:polygon draw:style-name="gr10" draw:text-style-name="P10" draw:layer="layout" svg:width="0.459cm" svg:height="0.461cm" svg:x="6.754cm" svg:y="10.85cm" svg:viewBox="0 0 460 462" draw:points="0,0 460,0 460,462 0,462">
          <text:p/>
        </draw:polygon>
        <draw:polyline draw:style-name="gr6" draw:text-style-name="P10" draw:layer="layout" svg:width="0.459cm" svg:height="0.461cm" svg:x="6.754cm" svg:y="10.85cm" svg:viewBox="0 0 460 462" draw:points="230,462 0,462 0,0 460,0 460,462 230,462">
          <text:p/>
        </draw:polyline>
        <draw:polygon draw:style-name="gr10" draw:text-style-name="P10" draw:layer="layout" svg:width="0.462cm" svg:height="0.461cm" svg:x="6.291cm" svg:y="10.85cm" svg:viewBox="0 0 463 462" draw:points="0,0 463,0 463,462 0,462">
          <text:p/>
        </draw:polygon>
        <draw:polyline draw:style-name="gr6" draw:text-style-name="P10" draw:layer="layout" svg:width="0.462cm" svg:height="0.461cm" svg:x="6.291cm" svg:y="10.85cm" svg:viewBox="0 0 463 462" draw:points="231,462 0,462 0,0 463,0 463,462 231,462">
          <text:p/>
        </draw:polyline>
        <draw:polygon draw:style-name="gr8" draw:text-style-name="P10" draw:layer="layout" svg:width="0.462cm" svg:height="0.461cm" svg:x="7.214cm" svg:y="10.85cm" svg:viewBox="0 0 463 462" draw:points="0,0 463,0 463,462 0,462">
          <text:p/>
        </draw:polygon>
        <draw:polyline draw:style-name="gr6" draw:text-style-name="P10" draw:layer="layout" svg:width="0.462cm" svg:height="0.461cm" svg:x="7.214cm" svg:y="10.85cm" svg:viewBox="0 0 463 462" draw:points="231,462 0,462 0,0 463,0 463,462 231,462">
          <text:p/>
        </draw:polyline>
        <draw:polygon draw:style-name="gr10" draw:text-style-name="P10" draw:layer="layout" svg:width="0.459cm" svg:height="0.461cm" svg:x="8.14cm" svg:y="10.85cm" svg:viewBox="0 0 460 462" draw:points="0,0 460,0 460,462 0,462">
          <text:p/>
        </draw:polygon>
        <draw:polyline draw:style-name="gr6" draw:text-style-name="P10" draw:layer="layout" svg:width="0.459cm" svg:height="0.461cm" svg:x="8.14cm" svg:y="10.85cm" svg:viewBox="0 0 460 462" draw:points="230,462 0,462 0,0 460,0 460,462 230,462">
          <text:p/>
        </draw:polyline>
        <draw:polygon draw:style-name="gr10" draw:text-style-name="P10" draw:layer="layout" svg:width="0.462cm" svg:height="0.461cm" svg:x="7.677cm" svg:y="10.85cm" svg:viewBox="0 0 463 462" draw:points="0,0 463,0 463,462 0,462">
          <text:p/>
        </draw:polygon>
        <draw:polyline draw:style-name="gr6" draw:text-style-name="P10" draw:layer="layout" svg:width="0.462cm" svg:height="0.461cm" svg:x="7.677cm" svg:y="10.85cm" svg:viewBox="0 0 463 462" draw:points="231,462 0,462 0,0 463,0 463,462 231,462">
          <text:p/>
        </draw:polyline>
        <draw:polygon draw:style-name="gr8" draw:text-style-name="P10" draw:layer="layout" svg:width="0.459cm" svg:height="0.461cm" svg:x="9.063cm" svg:y="10.85cm" svg:viewBox="0 0 460 462" draw:points="0,0 460,0 460,462 0,462">
          <text:p/>
        </draw:polygon>
        <draw:polyline draw:style-name="gr6" draw:text-style-name="P10" draw:layer="layout" svg:width="0.459cm" svg:height="0.461cm" svg:x="9.063cm" svg:y="10.85cm" svg:viewBox="0 0 460 462" draw:points="230,462 0,462 0,0 460,0 460,462 230,462">
          <text:p/>
        </draw:polyline>
        <draw:polygon draw:style-name="gr10" draw:text-style-name="P10" draw:layer="layout" svg:width="0.462cm" svg:height="0.461cm" svg:x="8.6cm" svg:y="10.85cm" svg:viewBox="0 0 463 462" draw:points="0,0 463,0 463,462 0,462">
          <text:p/>
        </draw:polygon>
        <draw:polyline draw:style-name="gr6" draw:text-style-name="P10" draw:layer="layout" svg:width="0.462cm" svg:height="0.461cm" svg:x="8.6cm" svg:y="10.85cm" svg:viewBox="0 0 463 462" draw:points="231,462 0,462 0,0 463,0 463,462 231,462">
          <text:p/>
        </draw:polyline>
        <draw:polygon draw:style-name="gr10" draw:text-style-name="P10" draw:layer="layout" svg:width="0.459cm" svg:height="0.461cm" svg:x="9.986cm" svg:y="10.85cm" svg:viewBox="0 0 460 462" draw:points="0,0 460,0 460,462 0,462">
          <text:p/>
        </draw:polygon>
        <draw:polyline draw:style-name="gr6" draw:text-style-name="P10" draw:layer="layout" svg:width="0.459cm" svg:height="0.461cm" svg:x="9.986cm" svg:y="10.85cm" svg:viewBox="0 0 460 462" draw:points="230,462 0,462 0,0 460,0 460,462 230,462">
          <text:p/>
        </draw:polyline>
        <draw:polygon draw:style-name="gr10" draw:text-style-name="P10" draw:layer="layout" svg:width="0.462cm" svg:height="0.461cm" svg:x="9.523cm" svg:y="10.85cm" svg:viewBox="0 0 463 462" draw:points="0,0 463,0 463,462 0,462">
          <text:p/>
        </draw:polygon>
        <draw:polyline draw:style-name="gr6" draw:text-style-name="P10" draw:layer="layout" svg:width="0.462cm" svg:height="0.461cm" svg:x="9.523cm" svg:y="10.85cm" svg:viewBox="0 0 463 462" draw:points="231,462 0,462 0,0 463,0 463,462 231,462">
          <text:p/>
        </draw:polyline>
        <draw:polygon draw:style-name="gr10" draw:text-style-name="P10" draw:layer="layout" svg:width="0.462cm" svg:height="0.461cm" svg:x="10.446cm" svg:y="10.85cm" svg:viewBox="0 0 463 462" draw:points="0,0 463,0 463,462 0,462">
          <text:p/>
        </draw:polygon>
        <draw:polyline draw:style-name="gr6" draw:text-style-name="P10" draw:layer="layout" svg:width="0.462cm" svg:height="0.461cm" svg:x="10.446cm" svg:y="10.85cm" svg:viewBox="0 0 463 462" draw:points="231,462 0,462 0,0 463,0 463,462 231,462">
          <text:p/>
        </draw:polyline>
        <draw:polygon draw:style-name="gr8" draw:text-style-name="P10" draw:layer="layout" svg:width="0.459cm" svg:height="0.461cm" svg:x="10.881cm" svg:y="10.85cm" svg:viewBox="0 0 460 462" draw:points="0,0 460,0 460,462 0,462">
          <text:p/>
        </draw:polygon>
        <draw:polyline draw:style-name="gr6" draw:text-style-name="P10" draw:layer="layout" svg:width="0.459cm" svg:height="0.461cm" svg:x="10.881cm" svg:y="10.85cm" svg:viewBox="0 0 460 462" draw:points="230,462 0,462 0,0 460,0 460,462 230,462">
          <text:p/>
        </draw:polyline>
        <draw:polygon draw:style-name="gr8" draw:text-style-name="P10" draw:layer="layout" svg:width="0.462cm" svg:height="0.461cm" svg:x="11.341cm" svg:y="10.85cm" svg:viewBox="0 0 463 462" draw:points="0,0 463,0 463,462 0,462">
          <text:p/>
        </draw:polygon>
        <draw:polyline draw:style-name="gr6" draw:text-style-name="P10" draw:layer="layout" svg:width="0.462cm" svg:height="0.461cm" svg:x="11.341cm" svg:y="10.85cm" svg:viewBox="0 0 463 462" draw:points="231,462 0,462 0,0 463,0 463,462 231,462">
          <text:p/>
        </draw:polyline>
        <draw:polygon draw:style-name="gr41" draw:text-style-name="P10" draw:layer="layout" svg:width="0.459cm" svg:height="0.461cm" svg:x="4.908cm" svg:y="10.388cm" svg:viewBox="0 0 460 462" draw:points="0,0 460,0 460,462 0,462">
          <text:p text:style-name="P2"><text:span text:style-name="T8">T</text:span></text:p>
        </draw:polygon>
        <draw:polyline draw:style-name="gr6" draw:text-style-name="P10" draw:layer="layout" svg:width="0.459cm" svg:height="0.461cm" svg:x="4.908cm" svg:y="10.388cm" svg:viewBox="0 0 460 462" draw:points="230,462 0,462 0,0 460,0 460,462 230,462">
          <text:p/>
        </draw:polyline>
        <draw:polygon draw:style-name="gr41" draw:text-style-name="P10" draw:layer="layout" svg:width="0.462cm" svg:height="0.461cm" svg:x="4.445cm" svg:y="10.388cm" svg:viewBox="0 0 463 462" draw:points="0,0 463,0 463,462 0,462">
          <text:p text:style-name="P2"><text:span text:style-name="T8">T</text:span></text:p>
        </draw:polygon>
        <draw:polyline draw:style-name="gr6" draw:text-style-name="P10" draw:layer="layout" svg:width="0.462cm" svg:height="0.461cm" svg:x="4.445cm" svg:y="10.388cm" svg:viewBox="0 0 463 462" draw:points="231,462 0,462 0,0 463,0 463,462 231,462">
          <text:p/>
        </draw:polyline>
        <draw:polygon draw:style-name="gr41" draw:text-style-name="P10" draw:layer="layout" svg:width="0.459cm" svg:height="0.461cm" svg:x="5.831cm" svg:y="10.388cm" svg:viewBox="0 0 460 462" draw:points="0,0 460,0 460,462 0,462">
          <text:p text:style-name="P2"><text:span text:style-name="T8">T</text:span></text:p>
        </draw:polygon>
        <draw:polyline draw:style-name="gr6" draw:text-style-name="P10" draw:layer="layout" svg:width="0.459cm" svg:height="0.461cm" svg:x="5.831cm" svg:y="10.388cm" svg:viewBox="0 0 460 462" draw:points="230,462 0,462 0,0 460,0 460,462 230,462">
          <text:p/>
        </draw:polyline>
        <draw:polygon draw:style-name="gr41" draw:text-style-name="P10" draw:layer="layout" svg:width="0.462cm" svg:height="0.461cm" svg:x="5.368cm" svg:y="10.388cm" svg:viewBox="0 0 463 462" draw:points="0,0 463,0 463,462 0,462">
          <text:p text:style-name="P2"><text:span text:style-name="T8">T</text:span></text:p>
        </draw:polygon>
        <draw:polyline draw:style-name="gr6" draw:text-style-name="P10" draw:layer="layout" svg:width="0.462cm" svg:height="0.461cm" svg:x="5.368cm" svg:y="10.388cm" svg:viewBox="0 0 463 462" draw:points="231,462 0,462 0,0 463,0 463,462 231,462">
          <text:p/>
        </draw:polyline>
        <draw:polygon draw:style-name="gr41" draw:text-style-name="P10" draw:layer="layout" svg:width="0.459cm" svg:height="0.461cm" svg:x="6.754cm" svg:y="10.388cm" svg:viewBox="0 0 460 462" draw:points="0,0 460,0 460,462 0,462">
          <text:p text:style-name="P2"><text:span text:style-name="T8">T</text:span></text:p>
        </draw:polygon>
        <draw:polyline draw:style-name="gr6" draw:text-style-name="P10" draw:layer="layout" svg:width="0.459cm" svg:height="0.461cm" svg:x="6.754cm" svg:y="10.388cm" svg:viewBox="0 0 460 462" draw:points="230,462 0,462 0,0 460,0 460,462 230,462">
          <text:p/>
        </draw:polyline>
        <draw:polygon draw:style-name="gr41" draw:text-style-name="P10" draw:layer="layout" svg:width="0.462cm" svg:height="0.461cm" svg:x="6.291cm" svg:y="10.388cm" svg:viewBox="0 0 463 462" draw:points="0,0 463,0 463,462 0,462">
          <text:p text:style-name="P2"><text:span text:style-name="T8">T</text:span></text:p>
        </draw:polygon>
        <draw:polyline draw:style-name="gr6" draw:text-style-name="P10" draw:layer="layout" svg:width="0.462cm" svg:height="0.461cm" svg:x="6.291cm" svg:y="10.388cm" svg:viewBox="0 0 463 462" draw:points="231,462 0,462 0,0 463,0 463,462 231,462">
          <text:p/>
        </draw:polyline>
        <draw:polygon draw:style-name="gr41" draw:text-style-name="P10" draw:layer="layout" svg:width="0.462cm" svg:height="0.461cm" svg:x="7.214cm" svg:y="10.388cm" svg:viewBox="0 0 463 462" draw:points="0,0 463,0 463,462 0,462">
          <text:p text:style-name="P2"><text:span text:style-name="T8">T</text:span></text:p>
        </draw:polygon>
        <draw:polyline draw:style-name="gr6" draw:text-style-name="P10" draw:layer="layout" svg:width="0.462cm" svg:height="0.461cm" svg:x="7.214cm" svg:y="10.388cm" svg:viewBox="0 0 463 462" draw:points="231,462 0,462 0,0 463,0 463,462 231,462">
          <text:p/>
        </draw:polyline>
        <draw:polygon draw:style-name="gr41" draw:text-style-name="P10" draw:layer="layout" svg:width="0.459cm" svg:height="0.461cm" svg:x="8.14cm" svg:y="10.388cm" svg:viewBox="0 0 460 462" draw:points="0,0 460,0 460,462 0,462">
          <text:p text:style-name="P2"><text:span text:style-name="T8">T</text:span></text:p>
        </draw:polygon>
        <draw:polyline draw:style-name="gr6" draw:text-style-name="P10" draw:layer="layout" svg:width="0.459cm" svg:height="0.461cm" svg:x="8.14cm" svg:y="10.388cm" svg:viewBox="0 0 460 462" draw:points="230,462 0,462 0,0 460,0 460,462 230,462">
          <text:p/>
        </draw:polyline>
        <draw:polygon draw:style-name="gr41" draw:text-style-name="P10" draw:layer="layout" svg:width="0.462cm" svg:height="0.461cm" svg:x="7.677cm" svg:y="10.388cm" svg:viewBox="0 0 463 462" draw:points="0,0 463,0 463,462 0,462">
          <text:p text:style-name="P2"><text:span text:style-name="T8">T</text:span></text:p>
        </draw:polygon>
        <draw:polyline draw:style-name="gr6" draw:text-style-name="P10" draw:layer="layout" svg:width="0.462cm" svg:height="0.461cm" svg:x="7.677cm" svg:y="10.388cm" svg:viewBox="0 0 463 462" draw:points="231,462 0,462 0,0 463,0 463,462 231,462">
          <text:p/>
        </draw:polyline>
        <draw:polygon draw:style-name="gr41" draw:text-style-name="P10" draw:layer="layout" svg:width="0.459cm" svg:height="0.461cm" svg:x="9.063cm" svg:y="10.388cm" svg:viewBox="0 0 460 462" draw:points="0,0 460,0 460,462 0,462">
          <text:p text:style-name="P2"><text:span text:style-name="T8">T</text:span></text:p>
        </draw:polygon>
        <draw:polyline draw:style-name="gr6" draw:text-style-name="P10" draw:layer="layout" svg:width="0.459cm" svg:height="0.461cm" svg:x="9.063cm" svg:y="10.388cm" svg:viewBox="0 0 460 462" draw:points="230,462 0,462 0,0 460,0 460,462 230,462">
          <text:p/>
        </draw:polyline>
        <draw:polygon draw:style-name="gr41" draw:text-style-name="P10" draw:layer="layout" svg:width="0.462cm" svg:height="0.461cm" svg:x="8.6cm" svg:y="10.388cm" svg:viewBox="0 0 463 462" draw:points="0,0 463,0 463,462 0,462">
          <text:p text:style-name="P2"><text:span text:style-name="T8">T</text:span></text:p>
        </draw:polygon>
        <draw:polyline draw:style-name="gr6" draw:text-style-name="P10" draw:layer="layout" svg:width="0.462cm" svg:height="0.461cm" svg:x="8.6cm" svg:y="10.388cm" svg:viewBox="0 0 463 462" draw:points="231,462 0,462 0,0 463,0 463,462 231,462">
          <text:p/>
        </draw:polyline>
        <draw:polygon draw:style-name="gr41" draw:text-style-name="P10" draw:layer="layout" svg:width="0.459cm" svg:height="0.461cm" svg:x="9.986cm" svg:y="10.388cm" svg:viewBox="0 0 460 462" draw:points="0,0 460,0 460,462 0,462">
          <text:p text:style-name="P2"><text:span text:style-name="T8">T</text:span></text:p>
        </draw:polygon>
        <draw:polyline draw:style-name="gr6" draw:text-style-name="P10" draw:layer="layout" svg:width="0.459cm" svg:height="0.461cm" svg:x="9.986cm" svg:y="10.388cm" svg:viewBox="0 0 460 462" draw:points="230,462 0,462 0,0 460,0 460,462 230,462">
          <text:p/>
        </draw:polyline>
        <draw:polygon draw:style-name="gr41" draw:text-style-name="P10" draw:layer="layout" svg:width="0.462cm" svg:height="0.461cm" svg:x="9.523cm" svg:y="10.388cm" svg:viewBox="0 0 463 462" draw:points="0,0 463,0 463,462 0,462">
          <text:p text:style-name="P2"><text:span text:style-name="T8">T</text:span></text:p>
        </draw:polygon>
        <draw:polyline draw:style-name="gr6" draw:text-style-name="P10" draw:layer="layout" svg:width="0.462cm" svg:height="0.461cm" svg:x="9.523cm" svg:y="10.388cm" svg:viewBox="0 0 463 462" draw:points="231,462 0,462 0,0 463,0 463,462 231,462">
          <text:p/>
        </draw:polyline>
        <draw:polygon draw:style-name="gr41" draw:text-style-name="P10" draw:layer="layout" svg:width="0.462cm" svg:height="0.461cm" svg:x="10.446cm" svg:y="10.388cm" svg:viewBox="0 0 463 462" draw:points="0,0 463,0 463,462 0,462">
          <text:p text:style-name="P2"><text:span text:style-name="T8">T</text:span></text:p>
        </draw:polygon>
        <draw:polyline draw:style-name="gr6" draw:text-style-name="P10" draw:layer="layout" svg:width="0.462cm" svg:height="0.461cm" svg:x="10.446cm" svg:y="10.388cm" svg:viewBox="0 0 463 462" draw:points="231,462 0,462 0,0 463,0 463,462 231,462">
          <text:p/>
        </draw:polyline>
        <draw:polygon draw:style-name="gr41" draw:text-style-name="P10" draw:layer="layout" svg:width="0.459cm" svg:height="0.461cm" svg:x="10.881cm" svg:y="10.388cm" svg:viewBox="0 0 460 462" draw:points="0,0 460,0 460,462 0,462">
          <text:p text:style-name="P2"><text:span text:style-name="T8">T</text:span></text:p>
        </draw:polygon>
        <draw:polyline draw:style-name="gr6" draw:text-style-name="P10" draw:layer="layout" svg:width="0.459cm" svg:height="0.461cm" svg:x="10.881cm" svg:y="10.388cm" svg:viewBox="0 0 460 462" draw:points="230,462 0,462 0,0 460,0 460,462 230,462">
          <text:p/>
        </draw:polyline>
        <draw:polygon draw:style-name="gr8" draw:text-style-name="P10" draw:layer="layout" svg:width="0.459cm" svg:height="0.461cm" svg:x="4.908cm" svg:y="10.388cm" svg:viewBox="0 0 460 462" draw:points="0,0 460,0 460,462 0,462">
          <text:p/>
        </draw:polygon>
        <draw:polyline draw:style-name="gr6" draw:text-style-name="P10" draw:layer="layout" svg:width="0.459cm" svg:height="0.461cm" svg:x="4.908cm" svg:y="10.388cm" svg:viewBox="0 0 460 462" draw:points="230,462 0,462 0,0 460,0 460,462 230,462">
          <text:p/>
        </draw:polyline>
        <draw:polygon draw:style-name="gr41" draw:text-style-name="P10" draw:layer="layout" svg:width="0.462cm" svg:height="0.461cm" svg:x="4.445cm" svg:y="10.388cm" svg:viewBox="0 0 463 462" draw:points="0,0 463,0 463,462 0,462">
          <text:p text:style-name="P2"><text:span text:style-name="T8">A</text:span></text:p>
        </draw:polygon>
        <draw:polyline draw:style-name="gr6" draw:text-style-name="P10" draw:layer="layout" svg:width="0.462cm" svg:height="0.461cm" svg:x="4.445cm" svg:y="10.388cm" svg:viewBox="0 0 463 462" draw:points="231,462 0,462 0,0 463,0 463,462 231,462">
          <text:p/>
        </draw:polyline>
        <draw:polygon draw:style-name="gr8" draw:text-style-name="P10" draw:layer="layout" svg:width="0.459cm" svg:height="0.461cm" svg:x="5.831cm" svg:y="10.388cm" svg:viewBox="0 0 460 462" draw:points="0,0 460,0 460,462 0,462">
          <text:p/>
        </draw:polygon>
        <draw:polyline draw:style-name="gr6" draw:text-style-name="P10" draw:layer="layout" svg:width="0.459cm" svg:height="0.461cm" svg:x="5.831cm" svg:y="10.388cm" svg:viewBox="0 0 460 462" draw:points="230,462 0,462 0,0 460,0 460,462 230,462">
          <text:p/>
        </draw:polyline>
        <draw:polygon draw:style-name="gr41" draw:text-style-name="P10" draw:layer="layout" svg:width="0.462cm" svg:height="0.461cm" svg:x="5.368cm" svg:y="10.388cm" svg:viewBox="0 0 463 462" draw:points="0,0 463,0 463,462 0,462">
          <text:p text:style-name="P2"><text:span text:style-name="T8">A</text:span></text:p>
        </draw:polygon>
        <draw:polyline draw:style-name="gr6" draw:text-style-name="P10" draw:layer="layout" svg:width="0.462cm" svg:height="0.461cm" svg:x="5.368cm" svg:y="10.388cm" svg:viewBox="0 0 463 462" draw:points="231,462 0,462 0,0 463,0 463,462 231,462">
          <text:p/>
        </draw:polyline>
        <draw:polygon draw:style-name="gr8" draw:text-style-name="P10" draw:layer="layout" svg:width="0.459cm" svg:height="0.461cm" svg:x="6.754cm" svg:y="10.388cm" svg:viewBox="0 0 460 462" draw:points="0,0 460,0 460,462 0,462">
          <text:p/>
        </draw:polygon>
        <draw:polyline draw:style-name="gr6" draw:text-style-name="P10" draw:layer="layout" svg:width="0.459cm" svg:height="0.461cm" svg:x="6.754cm" svg:y="10.388cm" svg:viewBox="0 0 460 462" draw:points="230,462 0,462 0,0 460,0 460,462 230,462">
          <text:p/>
        </draw:polyline>
        <draw:polygon draw:style-name="gr8" draw:text-style-name="P10" draw:layer="layout" svg:width="0.462cm" svg:height="0.461cm" svg:x="6.291cm" svg:y="10.388cm" svg:viewBox="0 0 463 462" draw:points="0,0 463,0 463,462 0,462">
          <text:p/>
        </draw:polygon>
        <draw:polyline draw:style-name="gr6" draw:text-style-name="P10" draw:layer="layout" svg:width="0.462cm" svg:height="0.461cm" svg:x="6.291cm" svg:y="10.388cm" svg:viewBox="0 0 463 462" draw:points="231,462 0,462 0,0 463,0 463,462 231,462">
          <text:p/>
        </draw:polyline>
        <draw:polygon draw:style-name="gr8" draw:text-style-name="P10" draw:layer="layout" svg:width="0.462cm" svg:height="0.461cm" svg:x="7.214cm" svg:y="10.388cm" svg:viewBox="0 0 463 462" draw:points="0,0 463,0 463,462 0,462">
          <text:p/>
        </draw:polygon>
        <draw:polyline draw:style-name="gr6" draw:text-style-name="P10" draw:layer="layout" svg:width="0.462cm" svg:height="0.461cm" svg:x="7.214cm" svg:y="10.388cm" svg:viewBox="0 0 463 462" draw:points="231,462 0,462 0,0 463,0 463,462 231,462">
          <text:p/>
        </draw:polyline>
        <draw:polygon draw:style-name="gr10" draw:text-style-name="P10" draw:layer="layout" svg:width="0.459cm" svg:height="0.461cm" svg:x="8.14cm" svg:y="10.388cm" svg:viewBox="0 0 460 462" draw:points="0,0 460,0 460,462 0,462">
          <text:p/>
        </draw:polygon>
        <draw:polyline draw:style-name="gr6" draw:text-style-name="P10" draw:layer="layout" svg:width="0.459cm" svg:height="0.461cm" svg:x="8.14cm" svg:y="10.388cm" svg:viewBox="0 0 460 462" draw:points="230,462 0,462 0,0 460,0 460,462 230,462">
          <text:p/>
        </draw:polyline>
        <draw:polygon draw:style-name="gr8" draw:text-style-name="P10" draw:layer="layout" svg:width="0.462cm" svg:height="0.461cm" svg:x="7.677cm" svg:y="10.388cm" svg:viewBox="0 0 463 462" draw:points="0,0 463,0 463,462 0,462">
          <text:p/>
        </draw:polygon>
        <draw:polyline draw:style-name="gr6" draw:text-style-name="P10" draw:layer="layout" svg:width="0.462cm" svg:height="0.461cm" svg:x="7.677cm" svg:y="10.388cm" svg:viewBox="0 0 463 462" draw:points="231,462 0,462 0,0 463,0 463,462 231,462">
          <text:p/>
        </draw:polyline>
        <draw:polygon draw:style-name="gr8" draw:text-style-name="P10" draw:layer="layout" svg:width="0.459cm" svg:height="0.461cm" svg:x="9.063cm" svg:y="10.388cm" svg:viewBox="0 0 460 462" draw:points="0,0 460,0 460,462 0,462">
          <text:p/>
        </draw:polygon>
        <draw:polyline draw:style-name="gr6" draw:text-style-name="P10" draw:layer="layout" svg:width="0.459cm" svg:height="0.461cm" svg:x="9.063cm" svg:y="10.388cm" svg:viewBox="0 0 460 462" draw:points="230,462 0,462 0,0 460,0 460,462 230,462">
          <text:p/>
        </draw:polyline>
        <draw:polygon draw:style-name="gr8" draw:text-style-name="P10" draw:layer="layout" svg:width="0.462cm" svg:height="0.461cm" svg:x="8.6cm" svg:y="10.388cm" svg:viewBox="0 0 463 462" draw:points="0,0 463,0 463,462 0,462">
          <text:p/>
        </draw:polygon>
        <draw:polyline draw:style-name="gr6" draw:text-style-name="P10" draw:layer="layout" svg:width="0.462cm" svg:height="0.461cm" svg:x="8.6cm" svg:y="10.388cm" svg:viewBox="0 0 463 462" draw:points="231,462 0,462 0,0 463,0 463,462 231,462">
          <text:p/>
        </draw:polyline>
        <draw:polygon draw:style-name="gr10" draw:text-style-name="P10" draw:layer="layout" svg:width="0.459cm" svg:height="0.461cm" svg:x="9.986cm" svg:y="10.388cm" svg:viewBox="0 0 460 462" draw:points="0,0 460,0 460,462 0,462">
          <text:p/>
        </draw:polygon>
        <draw:polyline draw:style-name="gr6" draw:text-style-name="P10" draw:layer="layout" svg:width="0.459cm" svg:height="0.461cm" svg:x="9.986cm" svg:y="10.388cm" svg:viewBox="0 0 460 462" draw:points="230,462 0,462 0,0 460,0 460,462 230,462">
          <text:p/>
        </draw:polyline>
        <draw:polygon draw:style-name="gr8" draw:text-style-name="P10" draw:layer="layout" svg:width="0.462cm" svg:height="0.461cm" svg:x="9.523cm" svg:y="10.388cm" svg:viewBox="0 0 463 462" draw:points="0,0 463,0 463,462 0,462">
          <text:p/>
        </draw:polygon>
        <draw:polyline draw:style-name="gr6" draw:text-style-name="P10" draw:layer="layout" svg:width="0.462cm" svg:height="0.461cm" svg:x="9.523cm" svg:y="10.388cm" svg:viewBox="0 0 463 462" draw:points="231,462 0,462 0,0 463,0 463,462 231,462">
          <text:p/>
        </draw:polyline>
        <draw:polygon draw:style-name="gr10" draw:text-style-name="P10" draw:layer="layout" svg:width="0.462cm" svg:height="0.461cm" svg:x="10.446cm" svg:y="10.388cm" svg:viewBox="0 0 463 462" draw:points="0,0 463,0 463,462 0,462">
          <text:p/>
        </draw:polygon>
        <draw:polyline draw:style-name="gr6" draw:text-style-name="P10" draw:layer="layout" svg:width="0.462cm" svg:height="0.461cm" svg:x="10.446cm" svg:y="10.388cm" svg:viewBox="0 0 463 462" draw:points="231,462 0,462 0,0 463,0 463,462 231,462">
          <text:p/>
        </draw:polyline>
        <draw:polygon draw:style-name="gr8" draw:text-style-name="P10" draw:layer="layout" svg:width="0.459cm" svg:height="0.461cm" svg:x="10.881cm" svg:y="10.388cm" svg:viewBox="0 0 460 462" draw:points="0,0 460,0 460,462 0,462">
          <text:p/>
        </draw:polygon>
        <draw:polyline draw:style-name="gr6" draw:text-style-name="P10" draw:layer="layout" svg:width="0.459cm" svg:height="0.461cm" svg:x="10.881cm" svg:y="10.388cm" svg:viewBox="0 0 460 462" draw:points="230,462 0,462 0,0 460,0 460,462 230,462">
          <text:p/>
        </draw:polyline>
        <draw:polygon draw:style-name="gr41" draw:text-style-name="P10" draw:layer="layout" svg:width="0.459cm" svg:height="0.461cm" svg:x="4.908cm" svg:y="13.622cm" svg:viewBox="0 0 460 462" draw:points="0,0 460,0 460,462 0,462">
          <text:p text:style-name="P2"><text:span text:style-name="T8">T</text:span></text:p>
        </draw:polygon>
        <draw:polyline draw:style-name="gr6" draw:text-style-name="P10" draw:layer="layout" svg:width="0.459cm" svg:height="0.461cm" svg:x="4.908cm" svg:y="13.622cm" svg:viewBox="0 0 460 462" draw:points="230,462 0,462 0,0 460,0 460,462 230,462">
          <text:p/>
        </draw:polyline>
        <draw:polygon draw:style-name="gr41" draw:text-style-name="P10" draw:layer="layout" svg:width="0.462cm" svg:height="0.461cm" svg:x="4.445cm" svg:y="13.622cm" svg:viewBox="0 0 463 462" draw:points="0,0 463,0 463,462 0,462">
          <text:p text:style-name="P2"><text:span text:style-name="T8">T</text:span></text:p>
        </draw:polygon>
        <draw:polyline draw:style-name="gr6" draw:text-style-name="P10" draw:layer="layout" svg:width="0.462cm" svg:height="0.461cm" svg:x="4.445cm" svg:y="13.622cm" svg:viewBox="0 0 463 462" draw:points="231,462 0,462 0,0 463,0 463,462 231,462">
          <text:p/>
        </draw:polyline>
        <draw:polygon draw:style-name="gr41" draw:text-style-name="P10" draw:layer="layout" svg:width="0.459cm" svg:height="0.461cm" svg:x="5.831cm" svg:y="13.622cm" svg:viewBox="0 0 460 462" draw:points="0,0 460,0 460,462 0,462">
          <text:p text:style-name="P2"><text:span text:style-name="T8">T</text:span></text:p>
        </draw:polygon>
        <draw:polyline draw:style-name="gr6" draw:text-style-name="P10" draw:layer="layout" svg:width="0.459cm" svg:height="0.461cm" svg:x="5.831cm" svg:y="13.622cm" svg:viewBox="0 0 460 462" draw:points="230,462 0,462 0,0 460,0 460,462 230,462">
          <text:p/>
        </draw:polyline>
        <draw:polygon draw:style-name="gr41" draw:text-style-name="P10" draw:layer="layout" svg:width="0.462cm" svg:height="0.461cm" svg:x="5.368cm" svg:y="13.622cm" svg:viewBox="0 0 463 462" draw:points="0,0 463,0 463,462 0,462">
          <text:p text:style-name="P2"><text:span text:style-name="T8">T</text:span></text:p>
        </draw:polygon>
        <draw:polyline draw:style-name="gr6" draw:text-style-name="P10" draw:layer="layout" svg:width="0.462cm" svg:height="0.461cm" svg:x="5.368cm" svg:y="13.622cm" svg:viewBox="0 0 463 462" draw:points="231,462 0,462 0,0 463,0 463,462 231,462">
          <text:p/>
        </draw:polyline>
        <draw:polygon draw:style-name="gr41" draw:text-style-name="P10" draw:layer="layout" svg:width="0.459cm" svg:height="0.461cm" svg:x="6.754cm" svg:y="13.622cm" svg:viewBox="0 0 460 462" draw:points="0,0 460,0 460,462 0,462">
          <text:p text:style-name="P2"><text:span text:style-name="T8">T</text:span></text:p>
        </draw:polygon>
        <draw:polyline draw:style-name="gr6" draw:text-style-name="P10" draw:layer="layout" svg:width="0.459cm" svg:height="0.461cm" svg:x="6.754cm" svg:y="13.622cm" svg:viewBox="0 0 460 462" draw:points="230,462 0,462 0,0 460,0 460,462 230,462">
          <text:p/>
        </draw:polyline>
        <draw:polygon draw:style-name="gr41" draw:text-style-name="P10" draw:layer="layout" svg:width="0.462cm" svg:height="0.461cm" svg:x="6.291cm" svg:y="13.622cm" svg:viewBox="0 0 463 462" draw:points="0,0 463,0 463,462 0,462">
          <text:p text:style-name="P2"><text:span text:style-name="T8">T</text:span></text:p>
        </draw:polygon>
        <draw:polyline draw:style-name="gr6" draw:text-style-name="P10" draw:layer="layout" svg:width="0.462cm" svg:height="0.461cm" svg:x="6.291cm" svg:y="13.622cm" svg:viewBox="0 0 463 462" draw:points="231,462 0,462 0,0 463,0 463,462 231,462">
          <text:p/>
        </draw:polyline>
        <draw:polygon draw:style-name="gr41" draw:text-style-name="P10" draw:layer="layout" svg:width="0.462cm" svg:height="0.461cm" svg:x="7.214cm" svg:y="13.622cm" svg:viewBox="0 0 463 462" draw:points="0,0 463,0 463,462 0,462">
          <text:p text:style-name="P2"><text:span text:style-name="T8">T</text:span></text:p>
        </draw:polygon>
        <draw:polyline draw:style-name="gr6" draw:text-style-name="P10" draw:layer="layout" svg:width="0.462cm" svg:height="0.461cm" svg:x="7.214cm" svg:y="13.622cm" svg:viewBox="0 0 463 462" draw:points="231,462 0,462 0,0 463,0 463,462 231,462">
          <text:p/>
        </draw:polyline>
        <draw:polygon draw:style-name="gr41" draw:text-style-name="P10" draw:layer="layout" svg:width="0.459cm" svg:height="0.461cm" svg:x="8.14cm" svg:y="13.622cm" svg:viewBox="0 0 460 462" draw:points="0,0 460,0 460,462 0,462">
          <text:p text:style-name="P2"><text:span text:style-name="T8">T</text:span></text:p>
        </draw:polygon>
        <draw:polyline draw:style-name="gr6" draw:text-style-name="P10" draw:layer="layout" svg:width="0.459cm" svg:height="0.461cm" svg:x="8.14cm" svg:y="13.622cm" svg:viewBox="0 0 460 462" draw:points="230,462 0,462 0,0 460,0 460,462 230,462">
          <text:p/>
        </draw:polyline>
        <draw:polygon draw:style-name="gr41" draw:text-style-name="P10" draw:layer="layout" svg:width="0.462cm" svg:height="0.461cm" svg:x="7.677cm" svg:y="13.622cm" svg:viewBox="0 0 463 462" draw:points="0,0 463,0 463,462 0,462">
          <text:p text:style-name="P2"><text:span text:style-name="T8">T</text:span></text:p>
        </draw:polygon>
        <draw:polyline draw:style-name="gr6" draw:text-style-name="P10" draw:layer="layout" svg:width="0.462cm" svg:height="0.461cm" svg:x="7.677cm" svg:y="13.622cm" svg:viewBox="0 0 463 462" draw:points="231,462 0,462 0,0 463,0 463,462 231,462">
          <text:p/>
        </draw:polyline>
        <draw:polygon draw:style-name="gr41" draw:text-style-name="P10" draw:layer="layout" svg:width="0.459cm" svg:height="0.461cm" svg:x="9.063cm" svg:y="13.622cm" svg:viewBox="0 0 460 462" draw:points="0,0 460,0 460,462 0,462">
          <text:p text:style-name="P2"><text:span text:style-name="T8">T</text:span></text:p>
        </draw:polygon>
        <draw:polyline draw:style-name="gr6" draw:text-style-name="P10" draw:layer="layout" svg:width="0.459cm" svg:height="0.461cm" svg:x="9.063cm" svg:y="13.622cm" svg:viewBox="0 0 460 462" draw:points="230,462 0,462 0,0 460,0 460,462 230,462">
          <text:p/>
        </draw:polyline>
        <draw:polygon draw:style-name="gr41" draw:text-style-name="P10" draw:layer="layout" svg:width="0.462cm" svg:height="0.461cm" svg:x="8.6cm" svg:y="13.622cm" svg:viewBox="0 0 463 462" draw:points="0,0 463,0 463,462 0,462">
          <text:p text:style-name="P2"><text:span text:style-name="T8">T</text:span></text:p>
        </draw:polygon>
        <draw:polyline draw:style-name="gr6" draw:text-style-name="P10" draw:layer="layout" svg:width="0.462cm" svg:height="0.461cm" svg:x="8.6cm" svg:y="13.622cm" svg:viewBox="0 0 463 462" draw:points="231,462 0,462 0,0 463,0 463,462 231,462">
          <text:p/>
        </draw:polyline>
        <draw:polygon draw:style-name="gr41" draw:text-style-name="P10" draw:layer="layout" svg:width="0.459cm" svg:height="0.461cm" svg:x="9.986cm" svg:y="13.622cm" svg:viewBox="0 0 460 462" draw:points="0,0 460,0 460,462 0,462">
          <text:p text:style-name="P2"><text:span text:style-name="T8">T</text:span></text:p>
        </draw:polygon>
        <draw:polyline draw:style-name="gr6" draw:text-style-name="P10" draw:layer="layout" svg:width="0.459cm" svg:height="0.461cm" svg:x="9.986cm" svg:y="13.622cm" svg:viewBox="0 0 460 462" draw:points="230,462 0,462 0,0 460,0 460,462 230,462">
          <text:p/>
        </draw:polyline>
        <draw:polygon draw:style-name="gr41" draw:text-style-name="P10" draw:layer="layout" svg:width="0.462cm" svg:height="0.461cm" svg:x="9.523cm" svg:y="13.622cm" svg:viewBox="0 0 463 462" draw:points="0,0 463,0 463,462 0,462">
          <text:p text:style-name="P2"><text:span text:style-name="T8">T</text:span></text:p>
        </draw:polygon>
        <draw:polyline draw:style-name="gr6" draw:text-style-name="P10" draw:layer="layout" svg:width="0.462cm" svg:height="0.461cm" svg:x="9.523cm" svg:y="13.622cm" svg:viewBox="0 0 463 462" draw:points="231,462 0,462 0,0 463,0 463,462 231,462">
          <text:p/>
        </draw:polyline>
        <draw:polygon draw:style-name="gr41" draw:text-style-name="P10" draw:layer="layout" svg:width="0.462cm" svg:height="0.461cm" svg:x="10.446cm" svg:y="13.622cm" svg:viewBox="0 0 463 462" draw:points="0,0 463,0 463,462 0,462">
          <text:p text:style-name="P2"><text:span text:style-name="T8">T</text:span></text:p>
        </draw:polygon>
        <draw:polyline draw:style-name="gr6" draw:text-style-name="P10" draw:layer="layout" svg:width="0.462cm" svg:height="0.461cm" svg:x="10.446cm" svg:y="13.622cm" svg:viewBox="0 0 463 462" draw:points="231,462 0,462 0,0 463,0 463,462 231,462">
          <text:p/>
        </draw:polyline>
        <draw:polygon draw:style-name="gr41" draw:text-style-name="P10" draw:layer="layout" svg:width="0.459cm" svg:height="0.461cm" svg:x="10.881cm" svg:y="13.622cm" svg:viewBox="0 0 460 462" draw:points="0,0 460,0 460,462 0,462">
          <text:p text:style-name="P2"><text:span text:style-name="T8">T</text:span></text:p>
        </draw:polygon>
        <draw:polyline draw:style-name="gr6" draw:text-style-name="P10" draw:layer="layout" svg:width="0.459cm" svg:height="0.461cm" svg:x="10.881cm" svg:y="13.622cm" svg:viewBox="0 0 460 462" draw:points="230,462 0,462 0,0 460,0 460,462 230,462">
          <text:p/>
        </draw:polyline>
        <draw:polygon draw:style-name="gr41" draw:text-style-name="P10" draw:layer="layout" svg:width="0.462cm" svg:height="0.461cm" svg:x="11.341cm" svg:y="13.622cm" svg:viewBox="0 0 463 462" draw:points="0,0 463,0 463,462 0,462">
          <text:p text:style-name="P2"><text:span text:style-name="T8">T</text:span></text:p>
        </draw:polygon>
        <draw:polyline draw:style-name="gr6" draw:text-style-name="P10" draw:layer="layout" svg:width="0.462cm" svg:height="0.461cm" svg:x="11.341cm" svg:y="13.622cm" svg:viewBox="0 0 463 462" draw:points="231,462 0,462 0,0 463,0 463,462 231,462">
          <text:p/>
        </draw:polyline>
        <draw:polygon draw:style-name="gr10" draw:text-style-name="P10" draw:layer="layout" svg:width="0.459cm" svg:height="0.461cm" svg:x="4.908cm" svg:y="13.622cm" svg:viewBox="0 0 460 462" draw:points="0,0 460,0 460,462 0,462">
          <text:p/>
        </draw:polygon>
        <draw:polyline draw:style-name="gr6" draw:text-style-name="P10" draw:layer="layout" svg:width="0.459cm" svg:height="0.461cm" svg:x="4.908cm" svg:y="13.622cm" svg:viewBox="0 0 460 462" draw:points="230,462 0,462 0,0 460,0 460,462 230,462">
          <text:p/>
        </draw:polyline>
        <draw:polygon draw:style-name="gr8" draw:text-style-name="P10" draw:layer="layout" svg:width="0.462cm" svg:height="0.461cm" svg:x="4.445cm" svg:y="13.622cm" svg:viewBox="0 0 463 462" draw:points="0,0 463,0 463,462 0,462">
          <text:p/>
        </draw:polygon>
        <draw:polyline draw:style-name="gr6" draw:text-style-name="P10" draw:layer="layout" svg:width="0.462cm" svg:height="0.461cm" svg:x="4.445cm" svg:y="13.622cm" svg:viewBox="0 0 463 462" draw:points="231,462 0,462 0,0 463,0 463,462 231,462">
          <text:p/>
        </draw:polyline>
        <draw:polygon draw:style-name="gr10" draw:text-style-name="P10" draw:layer="layout" svg:width="0.459cm" svg:height="0.461cm" svg:x="5.831cm" svg:y="13.622cm" svg:viewBox="0 0 460 462" draw:points="0,0 460,0 460,462 0,462">
          <text:p/>
        </draw:polygon>
        <draw:polyline draw:style-name="gr6" draw:text-style-name="P10" draw:layer="layout" svg:width="0.459cm" svg:height="0.461cm" svg:x="5.831cm" svg:y="13.622cm" svg:viewBox="0 0 460 462" draw:points="230,462 0,462 0,0 460,0 460,462 230,462">
          <text:p/>
        </draw:polyline>
        <draw:polygon draw:style-name="gr10" draw:text-style-name="P10" draw:layer="layout" svg:width="0.462cm" svg:height="0.461cm" svg:x="5.368cm" svg:y="13.622cm" svg:viewBox="0 0 463 462" draw:points="0,0 463,0 463,462 0,462">
          <text:p/>
        </draw:polygon>
        <draw:polyline draw:style-name="gr6" draw:text-style-name="P10" draw:layer="layout" svg:width="0.462cm" svg:height="0.461cm" svg:x="5.368cm" svg:y="13.622cm" svg:viewBox="0 0 463 462" draw:points="231,462 0,462 0,0 463,0 463,462 231,462">
          <text:p/>
        </draw:polyline>
        <draw:polygon draw:style-name="gr15" draw:text-style-name="P10" draw:layer="layout" svg:width="0.459cm" svg:height="0.461cm" svg:x="6.754cm" svg:y="13.622cm" svg:viewBox="0 0 460 462" draw:points="0,0 460,0 460,462 0,462">
          <text:p/>
        </draw:polygon>
        <draw:polyline draw:style-name="gr6" draw:text-style-name="P10" draw:layer="layout" svg:width="0.459cm" svg:height="0.461cm" svg:x="6.754cm" svg:y="13.622cm" svg:viewBox="0 0 460 462" draw:points="230,462 0,462 0,0 460,0 460,462 230,462">
          <text:p/>
        </draw:polyline>
        <draw:polygon draw:style-name="gr15" draw:text-style-name="P10" draw:layer="layout" svg:width="0.462cm" svg:height="0.461cm" svg:x="6.291cm" svg:y="13.622cm" svg:viewBox="0 0 463 462" draw:points="0,0 463,0 463,462 0,462">
          <text:p/>
        </draw:polygon>
        <draw:polyline draw:style-name="gr6" draw:text-style-name="P10" draw:layer="layout" svg:width="0.462cm" svg:height="0.461cm" svg:x="6.291cm" svg:y="13.622cm" svg:viewBox="0 0 463 462" draw:points="231,462 0,462 0,0 463,0 463,462 231,462">
          <text:p/>
        </draw:polyline>
        <draw:polygon draw:style-name="gr15" draw:text-style-name="P10" draw:layer="layout" svg:width="0.462cm" svg:height="0.461cm" svg:x="7.214cm" svg:y="13.622cm" svg:viewBox="0 0 463 462" draw:points="0,0 463,0 463,462 0,462">
          <text:p/>
        </draw:polygon>
        <draw:polyline draw:style-name="gr6" draw:text-style-name="P10" draw:layer="layout" svg:width="0.462cm" svg:height="0.461cm" svg:x="7.214cm" svg:y="13.622cm" svg:viewBox="0 0 463 462" draw:points="231,462 0,462 0,0 463,0 463,462 231,462">
          <text:p/>
        </draw:polyline>
        <draw:polygon draw:style-name="gr15" draw:text-style-name="P10" draw:layer="layout" svg:width="0.459cm" svg:height="0.461cm" svg:x="8.14cm" svg:y="13.622cm" svg:viewBox="0 0 460 462" draw:points="0,0 460,0 460,462 0,462">
          <text:p/>
        </draw:polygon>
        <draw:polyline draw:style-name="gr6" draw:text-style-name="P10" draw:layer="layout" svg:width="0.459cm" svg:height="0.461cm" svg:x="8.14cm" svg:y="13.622cm" svg:viewBox="0 0 460 462" draw:points="230,462 0,462 0,0 460,0 460,462 230,462">
          <text:p/>
        </draw:polyline>
        <draw:polygon draw:style-name="gr15" draw:text-style-name="P10" draw:layer="layout" svg:width="0.462cm" svg:height="0.461cm" svg:x="7.677cm" svg:y="13.622cm" svg:viewBox="0 0 463 462" draw:points="0,0 463,0 463,462 0,462">
          <text:p/>
        </draw:polygon>
        <draw:polyline draw:style-name="gr6" draw:text-style-name="P10" draw:layer="layout" svg:width="0.462cm" svg:height="0.461cm" svg:x="7.677cm" svg:y="13.622cm" svg:viewBox="0 0 463 462" draw:points="231,462 0,462 0,0 463,0 463,462 231,462">
          <text:p/>
        </draw:polyline>
        <draw:polygon draw:style-name="gr15" draw:text-style-name="P10" draw:layer="layout" svg:width="0.459cm" svg:height="0.461cm" svg:x="9.063cm" svg:y="13.622cm" svg:viewBox="0 0 460 462" draw:points="0,0 460,0 460,462 0,462">
          <text:p/>
        </draw:polygon>
        <draw:polyline draw:style-name="gr6" draw:text-style-name="P10" draw:layer="layout" svg:width="0.459cm" svg:height="0.461cm" svg:x="9.063cm" svg:y="13.622cm" svg:viewBox="0 0 460 462" draw:points="230,462 0,462 0,0 460,0 460,462 230,462">
          <text:p/>
        </draw:polyline>
        <draw:polygon draw:style-name="gr15" draw:text-style-name="P10" draw:layer="layout" svg:width="0.462cm" svg:height="0.461cm" svg:x="8.6cm" svg:y="13.622cm" svg:viewBox="0 0 463 462" draw:points="0,0 463,0 463,462 0,462">
          <text:p/>
        </draw:polygon>
        <draw:polyline draw:style-name="gr6" draw:text-style-name="P10" draw:layer="layout" svg:width="0.462cm" svg:height="0.461cm" svg:x="8.6cm" svg:y="13.622cm" svg:viewBox="0 0 463 462" draw:points="231,462 0,462 0,0 463,0 463,462 231,462">
          <text:p/>
        </draw:polyline>
        <draw:polygon draw:style-name="gr10" draw:text-style-name="P10" draw:layer="layout" svg:width="0.459cm" svg:height="0.461cm" svg:x="9.986cm" svg:y="13.622cm" svg:viewBox="0 0 460 462" draw:points="0,0 460,0 460,462 0,462">
          <text:p/>
        </draw:polygon>
        <draw:polyline draw:style-name="gr6" draw:text-style-name="P10" draw:layer="layout" svg:width="0.459cm" svg:height="0.461cm" svg:x="9.986cm" svg:y="13.622cm" svg:viewBox="0 0 460 462" draw:points="230,462 0,462 0,0 460,0 460,462 230,462">
          <text:p/>
        </draw:polyline>
        <draw:polygon draw:style-name="gr10" draw:text-style-name="P10" draw:layer="layout" svg:width="0.462cm" svg:height="0.461cm" svg:x="9.523cm" svg:y="13.622cm" svg:viewBox="0 0 463 462" draw:points="0,0 463,0 463,462 0,462">
          <text:p/>
        </draw:polygon>
        <draw:polyline draw:style-name="gr6" draw:text-style-name="P10" draw:layer="layout" svg:width="0.462cm" svg:height="0.461cm" svg:x="9.523cm" svg:y="13.622cm" svg:viewBox="0 0 463 462" draw:points="231,462 0,462 0,0 463,0 463,462 231,462">
          <text:p/>
        </draw:polyline>
        <draw:polygon draw:style-name="gr10" draw:text-style-name="P10" draw:layer="layout" svg:width="0.462cm" svg:height="0.461cm" svg:x="10.446cm" svg:y="13.622cm" svg:viewBox="0 0 463 462" draw:points="0,0 463,0 463,462 0,462">
          <text:p/>
        </draw:polygon>
        <draw:polyline draw:style-name="gr6" draw:text-style-name="P10" draw:layer="layout" svg:width="0.462cm" svg:height="0.461cm" svg:x="10.446cm" svg:y="13.622cm" svg:viewBox="0 0 463 462" draw:points="231,462 0,462 0,0 463,0 463,462 231,462">
          <text:p/>
        </draw:polyline>
        <draw:polygon draw:style-name="gr8" draw:text-style-name="P10" draw:layer="layout" svg:width="0.459cm" svg:height="0.461cm" svg:x="10.881cm" svg:y="13.622cm" svg:viewBox="0 0 460 462" draw:points="0,0 460,0 460,462 0,462">
          <text:p/>
        </draw:polygon>
        <draw:polyline draw:style-name="gr6" draw:text-style-name="P10" draw:layer="layout" svg:width="0.459cm" svg:height="0.461cm" svg:x="10.881cm" svg:y="13.622cm" svg:viewBox="0 0 460 462" draw:points="230,462 0,462 0,0 460,0 460,462 230,462">
          <text:p/>
        </draw:polyline>
        <draw:polygon draw:style-name="gr8" draw:text-style-name="P10" draw:layer="layout" svg:width="0.462cm" svg:height="0.461cm" svg:x="11.341cm" svg:y="13.622cm" svg:viewBox="0 0 463 462" draw:points="0,0 463,0 463,462 0,462">
          <text:p/>
        </draw:polygon>
        <draw:polyline draw:style-name="gr6" draw:text-style-name="P10" draw:layer="layout" svg:width="0.462cm" svg:height="0.461cm" svg:x="11.341cm" svg:y="13.622cm" svg:viewBox="0 0 463 462" draw:points="231,462 0,462 0,0 463,0 463,462 231,462">
          <text:p/>
        </draw:polyline>
        <draw:polygon draw:style-name="gr41" draw:text-style-name="P10" draw:layer="layout" svg:width="0.459cm" svg:height="0.461cm" svg:x="4.908cm" svg:y="13.16cm" svg:viewBox="0 0 460 462" draw:points="0,0 460,0 460,462 0,462">
          <text:p text:style-name="P2"><text:span text:style-name="T8">T</text:span></text:p>
        </draw:polygon>
        <draw:polyline draw:style-name="gr6" draw:text-style-name="P10" draw:layer="layout" svg:width="0.459cm" svg:height="0.461cm" svg:x="4.908cm" svg:y="13.16cm" svg:viewBox="0 0 460 462" draw:points="230,462 0,462 0,0 460,0 460,462 230,462">
          <text:p/>
        </draw:polyline>
        <draw:polygon draw:style-name="gr41" draw:text-style-name="P10" draw:layer="layout" svg:width="0.462cm" svg:height="0.461cm" svg:x="4.445cm" svg:y="13.16cm" svg:viewBox="0 0 463 462" draw:points="0,0 463,0 463,462 0,462">
          <text:p text:style-name="P2"><text:span text:style-name="T8">T</text:span></text:p>
        </draw:polygon>
        <draw:polyline draw:style-name="gr6" draw:text-style-name="P10" draw:layer="layout" svg:width="0.462cm" svg:height="0.461cm" svg:x="4.445cm" svg:y="13.16cm" svg:viewBox="0 0 463 462" draw:points="231,462 0,462 0,0 463,0 463,462 231,462">
          <text:p/>
        </draw:polyline>
        <draw:polygon draw:style-name="gr41" draw:text-style-name="P10" draw:layer="layout" svg:width="0.459cm" svg:height="0.461cm" svg:x="5.831cm" svg:y="13.16cm" svg:viewBox="0 0 460 462" draw:points="0,0 460,0 460,462 0,462">
          <text:p text:style-name="P2"><text:span text:style-name="T8">T</text:span></text:p>
        </draw:polygon>
        <draw:polyline draw:style-name="gr6" draw:text-style-name="P10" draw:layer="layout" svg:width="0.459cm" svg:height="0.461cm" svg:x="5.831cm" svg:y="13.16cm" svg:viewBox="0 0 460 462" draw:points="230,462 0,462 0,0 460,0 460,462 230,462">
          <text:p/>
        </draw:polyline>
        <draw:polygon draw:style-name="gr41" draw:text-style-name="P10" draw:layer="layout" svg:width="0.462cm" svg:height="0.461cm" svg:x="5.368cm" svg:y="13.16cm" svg:viewBox="0 0 463 462" draw:points="0,0 463,0 463,462 0,462">
          <text:p text:style-name="P2"><text:span text:style-name="T8">T</text:span></text:p>
        </draw:polygon>
        <draw:polyline draw:style-name="gr6" draw:text-style-name="P10" draw:layer="layout" svg:width="0.462cm" svg:height="0.461cm" svg:x="5.368cm" svg:y="13.16cm" svg:viewBox="0 0 463 462" draw:points="231,462 0,462 0,0 463,0 463,462 231,462">
          <text:p/>
        </draw:polyline>
        <draw:polygon draw:style-name="gr41" draw:text-style-name="P10" draw:layer="layout" svg:width="0.459cm" svg:height="0.461cm" svg:x="6.754cm" svg:y="13.16cm" svg:viewBox="0 0 460 462" draw:points="0,0 460,0 460,462 0,462">
          <text:p text:style-name="P2"><text:span text:style-name="T8">T</text:span></text:p>
        </draw:polygon>
        <draw:polyline draw:style-name="gr6" draw:text-style-name="P10" draw:layer="layout" svg:width="0.459cm" svg:height="0.461cm" svg:x="6.754cm" svg:y="13.16cm" svg:viewBox="0 0 460 462" draw:points="230,462 0,462 0,0 460,0 460,462 230,462">
          <text:p/>
        </draw:polyline>
        <draw:polygon draw:style-name="gr41" draw:text-style-name="P10" draw:layer="layout" svg:width="0.462cm" svg:height="0.461cm" svg:x="6.291cm" svg:y="13.16cm" svg:viewBox="0 0 463 462" draw:points="0,0 463,0 463,462 0,462">
          <text:p text:style-name="P2"><text:span text:style-name="T8">T</text:span></text:p>
        </draw:polygon>
        <draw:polyline draw:style-name="gr6" draw:text-style-name="P10" draw:layer="layout" svg:width="0.462cm" svg:height="0.461cm" svg:x="6.291cm" svg:y="13.16cm" svg:viewBox="0 0 463 462" draw:points="231,462 0,462 0,0 463,0 463,462 231,462">
          <text:p/>
        </draw:polyline>
        <draw:polygon draw:style-name="gr41" draw:text-style-name="P10" draw:layer="layout" svg:width="0.462cm" svg:height="0.461cm" svg:x="7.214cm" svg:y="13.16cm" svg:viewBox="0 0 463 462" draw:points="0,0 463,0 463,462 0,462">
          <text:p text:style-name="P2"><text:span text:style-name="T8">T</text:span></text:p>
        </draw:polygon>
        <draw:polyline draw:style-name="gr6" draw:text-style-name="P10" draw:layer="layout" svg:width="0.462cm" svg:height="0.461cm" svg:x="7.214cm" svg:y="13.16cm" svg:viewBox="0 0 463 462" draw:points="231,462 0,462 0,0 463,0 463,462 231,462">
          <text:p/>
        </draw:polyline>
        <draw:polygon draw:style-name="gr41" draw:text-style-name="P10" draw:layer="layout" svg:width="0.459cm" svg:height="0.461cm" svg:x="8.14cm" svg:y="13.16cm" svg:viewBox="0 0 460 462" draw:points="0,0 460,0 460,462 0,462">
          <text:p text:style-name="P2"><text:span text:style-name="T8">T</text:span></text:p>
        </draw:polygon>
        <draw:polyline draw:style-name="gr6" draw:text-style-name="P10" draw:layer="layout" svg:width="0.459cm" svg:height="0.461cm" svg:x="8.14cm" svg:y="13.16cm" svg:viewBox="0 0 460 462" draw:points="230,462 0,462 0,0 460,0 460,462 230,462">
          <text:p/>
        </draw:polyline>
        <draw:polygon draw:style-name="gr41" draw:text-style-name="P10" draw:layer="layout" svg:width="0.462cm" svg:height="0.461cm" svg:x="7.677cm" svg:y="13.16cm" svg:viewBox="0 0 463 462" draw:points="0,0 463,0 463,462 0,462">
          <text:p text:style-name="P2"><text:span text:style-name="T8">T</text:span></text:p>
        </draw:polygon>
        <draw:polyline draw:style-name="gr6" draw:text-style-name="P10" draw:layer="layout" svg:width="0.462cm" svg:height="0.461cm" svg:x="7.677cm" svg:y="13.16cm" svg:viewBox="0 0 463 462" draw:points="231,462 0,462 0,0 463,0 463,462 231,462">
          <text:p/>
        </draw:polyline>
        <draw:polygon draw:style-name="gr41" draw:text-style-name="P10" draw:layer="layout" svg:width="0.459cm" svg:height="0.461cm" svg:x="9.063cm" svg:y="13.16cm" svg:viewBox="0 0 460 462" draw:points="0,0 460,0 460,462 0,462">
          <text:p text:style-name="P2"><text:span text:style-name="T8">T</text:span></text:p>
        </draw:polygon>
        <draw:polyline draw:style-name="gr6" draw:text-style-name="P10" draw:layer="layout" svg:width="0.459cm" svg:height="0.461cm" svg:x="9.063cm" svg:y="13.16cm" svg:viewBox="0 0 460 462" draw:points="230,462 0,462 0,0 460,0 460,462 230,462">
          <text:p/>
        </draw:polyline>
        <draw:polygon draw:style-name="gr41" draw:text-style-name="P10" draw:layer="layout" svg:width="0.462cm" svg:height="0.461cm" svg:x="8.6cm" svg:y="13.16cm" svg:viewBox="0 0 463 462" draw:points="0,0 463,0 463,462 0,462">
          <text:p text:style-name="P2"><text:span text:style-name="T8">T</text:span></text:p>
        </draw:polygon>
        <draw:polyline draw:style-name="gr6" draw:text-style-name="P10" draw:layer="layout" svg:width="0.462cm" svg:height="0.461cm" svg:x="8.6cm" svg:y="13.16cm" svg:viewBox="0 0 463 462" draw:points="231,462 0,462 0,0 463,0 463,462 231,462">
          <text:p/>
        </draw:polyline>
        <draw:polygon draw:style-name="gr41" draw:text-style-name="P10" draw:layer="layout" svg:width="0.459cm" svg:height="0.461cm" svg:x="9.986cm" svg:y="13.16cm" svg:viewBox="0 0 460 462" draw:points="0,0 460,0 460,462 0,462">
          <text:p text:style-name="P2"><text:span text:style-name="T8">T</text:span></text:p>
        </draw:polygon>
        <draw:polyline draw:style-name="gr6" draw:text-style-name="P10" draw:layer="layout" svg:width="0.459cm" svg:height="0.461cm" svg:x="9.986cm" svg:y="13.16cm" svg:viewBox="0 0 460 462" draw:points="230,462 0,462 0,0 460,0 460,462 230,462">
          <text:p/>
        </draw:polyline>
        <draw:polygon draw:style-name="gr41" draw:text-style-name="P10" draw:layer="layout" svg:width="0.462cm" svg:height="0.461cm" svg:x="9.523cm" svg:y="13.16cm" svg:viewBox="0 0 463 462" draw:points="0,0 463,0 463,462 0,462">
          <text:p text:style-name="P2"><text:span text:style-name="T8">T</text:span></text:p>
        </draw:polygon>
        <draw:polyline draw:style-name="gr6" draw:text-style-name="P10" draw:layer="layout" svg:width="0.462cm" svg:height="0.461cm" svg:x="9.523cm" svg:y="13.16cm" svg:viewBox="0 0 463 462" draw:points="231,462 0,462 0,0 463,0 463,462 231,462">
          <text:p/>
        </draw:polyline>
        <draw:polygon draw:style-name="gr41" draw:text-style-name="P10" draw:layer="layout" svg:width="0.462cm" svg:height="0.461cm" svg:x="10.446cm" svg:y="13.16cm" svg:viewBox="0 0 463 462" draw:points="0,0 463,0 463,462 0,462">
          <text:p text:style-name="P2"><text:span text:style-name="T8">T</text:span></text:p>
        </draw:polygon>
        <draw:polyline draw:style-name="gr6" draw:text-style-name="P10" draw:layer="layout" svg:width="0.462cm" svg:height="0.461cm" svg:x="10.446cm" svg:y="13.16cm" svg:viewBox="0 0 463 462" draw:points="231,462 0,462 0,0 463,0 463,462 231,462">
          <text:p/>
        </draw:polyline>
        <draw:polygon draw:style-name="gr41" draw:text-style-name="P10" draw:layer="layout" svg:width="0.459cm" svg:height="0.461cm" svg:x="10.881cm" svg:y="13.16cm" svg:viewBox="0 0 460 462" draw:points="0,0 460,0 460,462 0,462">
          <text:p text:style-name="P2"><text:span text:style-name="T8">T</text:span></text:p>
        </draw:polygon>
        <draw:polyline draw:style-name="gr6" draw:text-style-name="P10" draw:layer="layout" svg:width="0.459cm" svg:height="0.461cm" svg:x="10.881cm" svg:y="13.16cm" svg:viewBox="0 0 460 462" draw:points="230,462 0,462 0,0 460,0 460,462 230,462">
          <text:p/>
        </draw:polyline>
        <draw:polygon draw:style-name="gr41" draw:text-style-name="P10" draw:layer="layout" svg:width="0.462cm" svg:height="0.461cm" svg:x="11.341cm" svg:y="13.16cm" svg:viewBox="0 0 463 462" draw:points="0,0 463,0 463,462 0,462">
          <text:p text:style-name="P2"><text:span text:style-name="T8">T</text:span></text:p>
        </draw:polygon>
        <draw:polyline draw:style-name="gr6" draw:text-style-name="P10" draw:layer="layout" svg:width="0.462cm" svg:height="0.461cm" svg:x="11.341cm" svg:y="13.16cm" svg:viewBox="0 0 463 462" draw:points="231,462 0,462 0,0 463,0 463,462 231,462">
          <text:p/>
        </draw:polyline>
        <draw:polygon draw:style-name="gr10" draw:text-style-name="P10" draw:layer="layout" svg:width="0.459cm" svg:height="0.461cm" svg:x="4.908cm" svg:y="13.16cm" svg:viewBox="0 0 460 462" draw:points="0,0 460,0 460,462 0,462">
          <text:p/>
        </draw:polygon>
        <draw:polyline draw:style-name="gr6" draw:text-style-name="P10" draw:layer="layout" svg:width="0.459cm" svg:height="0.461cm" svg:x="4.908cm" svg:y="13.16cm" svg:viewBox="0 0 460 462" draw:points="230,462 0,462 0,0 460,0 460,462 230,462">
          <text:p/>
        </draw:polyline>
        <draw:polygon draw:style-name="gr10" draw:text-style-name="P10" draw:layer="layout" svg:width="0.462cm" svg:height="0.461cm" svg:x="4.445cm" svg:y="13.16cm" svg:viewBox="0 0 463 462" draw:points="0,0 463,0 463,462 0,462">
          <text:p/>
        </draw:polygon>
        <draw:polyline draw:style-name="gr6" draw:text-style-name="P10" draw:layer="layout" svg:width="0.462cm" svg:height="0.461cm" svg:x="4.445cm" svg:y="13.16cm" svg:viewBox="0 0 463 462" draw:points="231,462 0,462 0,0 463,0 463,462 231,462">
          <text:p/>
        </draw:polyline>
        <draw:polygon draw:style-name="gr10" draw:text-style-name="P10" draw:layer="layout" svg:width="0.459cm" svg:height="0.461cm" svg:x="5.831cm" svg:y="13.16cm" svg:viewBox="0 0 460 462" draw:points="0,0 460,0 460,462 0,462">
          <text:p/>
        </draw:polygon>
        <draw:polyline draw:style-name="gr6" draw:text-style-name="P10" draw:layer="layout" svg:width="0.459cm" svg:height="0.461cm" svg:x="5.831cm" svg:y="13.16cm" svg:viewBox="0 0 460 462" draw:points="230,462 0,462 0,0 460,0 460,462 230,462">
          <text:p/>
        </draw:polyline>
        <draw:polygon draw:style-name="gr10" draw:text-style-name="P10" draw:layer="layout" svg:width="0.462cm" svg:height="0.461cm" svg:x="5.368cm" svg:y="13.16cm" svg:viewBox="0 0 463 462" draw:points="0,0 463,0 463,462 0,462">
          <text:p/>
        </draw:polygon>
        <draw:polyline draw:style-name="gr6" draw:text-style-name="P10" draw:layer="layout" svg:width="0.462cm" svg:height="0.461cm" svg:x="5.368cm" svg:y="13.16cm" svg:viewBox="0 0 463 462" draw:points="231,462 0,462 0,0 463,0 463,462 231,462">
          <text:p/>
        </draw:polyline>
        <draw:polygon draw:style-name="gr15" draw:text-style-name="P10" draw:layer="layout" svg:width="0.459cm" svg:height="0.461cm" svg:x="6.754cm" svg:y="13.16cm" svg:viewBox="0 0 460 462" draw:points="0,0 460,0 460,462 0,462">
          <text:p/>
        </draw:polygon>
        <draw:polyline draw:style-name="gr6" draw:text-style-name="P10" draw:layer="layout" svg:width="0.459cm" svg:height="0.461cm" svg:x="6.754cm" svg:y="13.16cm" svg:viewBox="0 0 460 462" draw:points="230,462 0,462 0,0 460,0 460,462 230,462">
          <text:p/>
        </draw:polyline>
        <draw:polygon draw:style-name="gr15" draw:text-style-name="P10" draw:layer="layout" svg:width="0.462cm" svg:height="0.461cm" svg:x="6.291cm" svg:y="13.16cm" svg:viewBox="0 0 463 462" draw:points="0,0 463,0 463,462 0,462">
          <text:p/>
        </draw:polygon>
        <draw:polyline draw:style-name="gr6" draw:text-style-name="P10" draw:layer="layout" svg:width="0.462cm" svg:height="0.461cm" svg:x="6.291cm" svg:y="13.16cm" svg:viewBox="0 0 463 462" draw:points="231,462 0,462 0,0 463,0 463,462 231,462">
          <text:p/>
        </draw:polyline>
        <draw:polygon draw:style-name="gr15" draw:text-style-name="P10" draw:layer="layout" svg:width="0.462cm" svg:height="0.461cm" svg:x="7.214cm" svg:y="13.16cm" svg:viewBox="0 0 463 462" draw:points="0,0 463,0 463,462 0,462">
          <text:p/>
        </draw:polygon>
        <draw:polyline draw:style-name="gr6" draw:text-style-name="P10" draw:layer="layout" svg:width="0.462cm" svg:height="0.461cm" svg:x="7.214cm" svg:y="13.16cm" svg:viewBox="0 0 463 462" draw:points="231,462 0,462 0,0 463,0 463,462 231,462">
          <text:p/>
        </draw:polyline>
        <draw:polygon draw:style-name="gr15" draw:text-style-name="P10" draw:layer="layout" svg:width="0.459cm" svg:height="0.461cm" svg:x="8.14cm" svg:y="13.16cm" svg:viewBox="0 0 460 462" draw:points="0,0 460,0 460,462 0,462">
          <text:p/>
        </draw:polygon>
        <draw:polyline draw:style-name="gr6" draw:text-style-name="P10" draw:layer="layout" svg:width="0.459cm" svg:height="0.461cm" svg:x="8.14cm" svg:y="13.16cm" svg:viewBox="0 0 460 462" draw:points="230,462 0,462 0,0 460,0 460,462 230,462">
          <text:p/>
        </draw:polyline>
        <draw:polygon draw:style-name="gr15" draw:text-style-name="P10" draw:layer="layout" svg:width="0.462cm" svg:height="0.461cm" svg:x="7.677cm" svg:y="13.16cm" svg:viewBox="0 0 463 462" draw:points="0,0 463,0 463,462 0,462">
          <text:p/>
        </draw:polygon>
        <draw:polyline draw:style-name="gr6" draw:text-style-name="P10" draw:layer="layout" svg:width="0.462cm" svg:height="0.461cm" svg:x="7.677cm" svg:y="13.16cm" svg:viewBox="0 0 463 462" draw:points="231,462 0,462 0,0 463,0 463,462 231,462">
          <text:p/>
        </draw:polyline>
        <draw:polygon draw:style-name="gr15" draw:text-style-name="P10" draw:layer="layout" svg:width="0.459cm" svg:height="0.461cm" svg:x="9.063cm" svg:y="13.16cm" svg:viewBox="0 0 460 462" draw:points="0,0 460,0 460,462 0,462">
          <text:p/>
        </draw:polygon>
        <draw:polyline draw:style-name="gr6" draw:text-style-name="P10" draw:layer="layout" svg:width="0.459cm" svg:height="0.461cm" svg:x="9.063cm" svg:y="13.16cm" svg:viewBox="0 0 460 462" draw:points="230,462 0,462 0,0 460,0 460,462 230,462">
          <text:p/>
        </draw:polyline>
        <draw:polygon draw:style-name="gr15" draw:text-style-name="P10" draw:layer="layout" svg:width="0.462cm" svg:height="0.461cm" svg:x="8.6cm" svg:y="13.16cm" svg:viewBox="0 0 463 462" draw:points="0,0 463,0 463,462 0,462">
          <text:p/>
        </draw:polygon>
        <draw:polyline draw:style-name="gr6" draw:text-style-name="P10" draw:layer="layout" svg:width="0.462cm" svg:height="0.461cm" svg:x="8.6cm" svg:y="13.16cm" svg:viewBox="0 0 463 462" draw:points="231,462 0,462 0,0 463,0 463,462 231,462">
          <text:p/>
        </draw:polyline>
        <draw:polygon draw:style-name="gr10" draw:text-style-name="P10" draw:layer="layout" svg:width="0.459cm" svg:height="0.461cm" svg:x="9.986cm" svg:y="13.16cm" svg:viewBox="0 0 460 462" draw:points="0,0 460,0 460,462 0,462">
          <text:p/>
        </draw:polygon>
        <draw:polyline draw:style-name="gr6" draw:text-style-name="P10" draw:layer="layout" svg:width="0.459cm" svg:height="0.461cm" svg:x="9.986cm" svg:y="13.16cm" svg:viewBox="0 0 460 462" draw:points="230,462 0,462 0,0 460,0 460,462 230,462">
          <text:p/>
        </draw:polyline>
        <draw:polygon draw:style-name="gr10" draw:text-style-name="P10" draw:layer="layout" svg:width="0.462cm" svg:height="0.461cm" svg:x="9.523cm" svg:y="13.16cm" svg:viewBox="0 0 463 462" draw:points="0,0 463,0 463,462 0,462">
          <text:p/>
        </draw:polygon>
        <draw:polyline draw:style-name="gr6" draw:text-style-name="P10" draw:layer="layout" svg:width="0.462cm" svg:height="0.461cm" svg:x="9.523cm" svg:y="13.16cm" svg:viewBox="0 0 463 462" draw:points="231,462 0,462 0,0 463,0 463,462 231,462">
          <text:p/>
        </draw:polyline>
        <draw:polygon draw:style-name="gr10" draw:text-style-name="P10" draw:layer="layout" svg:width="0.462cm" svg:height="0.461cm" svg:x="10.446cm" svg:y="13.16cm" svg:viewBox="0 0 463 462" draw:points="0,0 463,0 463,462 0,462">
          <text:p/>
        </draw:polygon>
        <draw:polyline draw:style-name="gr6" draw:text-style-name="P10" draw:layer="layout" svg:width="0.462cm" svg:height="0.461cm" svg:x="10.446cm" svg:y="13.16cm" svg:viewBox="0 0 463 462" draw:points="231,462 0,462 0,0 463,0 463,462 231,462">
          <text:p/>
        </draw:polyline>
        <draw:polygon draw:style-name="gr10" draw:text-style-name="P10" draw:layer="layout" svg:width="0.459cm" svg:height="0.461cm" svg:x="10.881cm" svg:y="13.16cm" svg:viewBox="0 0 460 462" draw:points="0,0 460,0 460,462 0,462">
          <text:p/>
        </draw:polygon>
        <draw:polyline draw:style-name="gr6" draw:text-style-name="P10" draw:layer="layout" svg:width="0.459cm" svg:height="0.461cm" svg:x="10.881cm" svg:y="13.16cm" svg:viewBox="0 0 460 462" draw:points="230,462 0,462 0,0 460,0 460,462 230,462">
          <text:p/>
        </draw:polyline>
        <draw:polygon draw:style-name="gr8" draw:text-style-name="P10" draw:layer="layout" svg:width="0.462cm" svg:height="0.461cm" svg:x="11.341cm" svg:y="13.16cm" svg:viewBox="0 0 463 462" draw:points="0,0 463,0 463,462 0,462">
          <text:p/>
        </draw:polygon>
        <draw:polyline draw:style-name="gr6" draw:text-style-name="P10" draw:layer="layout" svg:width="0.462cm" svg:height="0.461cm" svg:x="11.341cm" svg:y="13.16cm" svg:viewBox="0 0 463 462" draw:points="231,462 0,462 0,0 463,0 463,462 231,462">
          <text:p/>
        </draw:polyline>
        <draw:polygon draw:style-name="gr41" draw:text-style-name="P10" draw:layer="layout" svg:width="0.459cm" svg:height="0.461cm" svg:x="4.908cm" svg:y="12.698cm" svg:viewBox="0 0 460 462" draw:points="0,0 460,0 460,462 0,462">
          <text:p text:style-name="P2"><text:span text:style-name="T8">T</text:span></text:p>
        </draw:polygon>
        <draw:polyline draw:style-name="gr6" draw:text-style-name="P10" draw:layer="layout" svg:width="0.459cm" svg:height="0.461cm" svg:x="4.908cm" svg:y="12.698cm" svg:viewBox="0 0 460 462" draw:points="230,462 0,462 0,0 460,0 460,462 230,462">
          <text:p/>
        </draw:polyline>
        <draw:polygon draw:style-name="gr41" draw:text-style-name="P10" draw:layer="layout" svg:width="0.462cm" svg:height="0.461cm" svg:x="4.445cm" svg:y="12.698cm" svg:viewBox="0 0 463 462" draw:points="0,0 463,0 463,462 0,462">
          <text:p text:style-name="P2"><text:span text:style-name="T8">T</text:span></text:p>
        </draw:polygon>
        <draw:polyline draw:style-name="gr6" draw:text-style-name="P10" draw:layer="layout" svg:width="0.462cm" svg:height="0.461cm" svg:x="4.445cm" svg:y="12.698cm" svg:viewBox="0 0 463 462" draw:points="231,462 0,462 0,0 463,0 463,462 231,462">
          <text:p/>
        </draw:polyline>
        <draw:polygon draw:style-name="gr41" draw:text-style-name="P10" draw:layer="layout" svg:width="0.459cm" svg:height="0.461cm" svg:x="5.831cm" svg:y="12.698cm" svg:viewBox="0 0 460 462" draw:points="0,0 460,0 460,462 0,462">
          <text:p text:style-name="P2"><text:span text:style-name="T8">T</text:span></text:p>
        </draw:polygon>
        <draw:polyline draw:style-name="gr6" draw:text-style-name="P10" draw:layer="layout" svg:width="0.459cm" svg:height="0.461cm" svg:x="5.831cm" svg:y="12.698cm" svg:viewBox="0 0 460 462" draw:points="230,462 0,462 0,0 460,0 460,462 230,462">
          <text:p/>
        </draw:polyline>
        <draw:polygon draw:style-name="gr41" draw:text-style-name="P10" draw:layer="layout" svg:width="0.462cm" svg:height="0.461cm" svg:x="5.368cm" svg:y="12.698cm" svg:viewBox="0 0 463 462" draw:points="0,0 463,0 463,462 0,462">
          <text:p text:style-name="P2"><text:span text:style-name="T8">T</text:span></text:p>
        </draw:polygon>
        <draw:polyline draw:style-name="gr6" draw:text-style-name="P10" draw:layer="layout" svg:width="0.462cm" svg:height="0.461cm" svg:x="5.368cm" svg:y="12.698cm" svg:viewBox="0 0 463 462" draw:points="231,462 0,462 0,0 463,0 463,462 231,462">
          <text:p/>
        </draw:polyline>
        <draw:polygon draw:style-name="gr41" draw:text-style-name="P10" draw:layer="layout" svg:width="0.459cm" svg:height="0.461cm" svg:x="6.754cm" svg:y="12.698cm" svg:viewBox="0 0 460 462" draw:points="0,0 460,0 460,462 0,462">
          <text:p text:style-name="P2"><text:span text:style-name="T8">T</text:span></text:p>
        </draw:polygon>
        <draw:polyline draw:style-name="gr6" draw:text-style-name="P10" draw:layer="layout" svg:width="0.459cm" svg:height="0.461cm" svg:x="6.754cm" svg:y="12.698cm" svg:viewBox="0 0 460 462" draw:points="230,462 0,462 0,0 460,0 460,462 230,462">
          <text:p/>
        </draw:polyline>
        <draw:polygon draw:style-name="gr41" draw:text-style-name="P10" draw:layer="layout" svg:width="0.462cm" svg:height="0.461cm" svg:x="6.291cm" svg:y="12.698cm" svg:viewBox="0 0 463 462" draw:points="0,0 463,0 463,462 0,462">
          <text:p text:style-name="P2"><text:span text:style-name="T8">T</text:span></text:p>
        </draw:polygon>
        <draw:polyline draw:style-name="gr6" draw:text-style-name="P10" draw:layer="layout" svg:width="0.462cm" svg:height="0.461cm" svg:x="6.291cm" svg:y="12.698cm" svg:viewBox="0 0 463 462" draw:points="231,462 0,462 0,0 463,0 463,462 231,462">
          <text:p/>
        </draw:polyline>
        <draw:polygon draw:style-name="gr41" draw:text-style-name="P10" draw:layer="layout" svg:width="0.462cm" svg:height="0.461cm" svg:x="7.214cm" svg:y="12.698cm" svg:viewBox="0 0 463 462" draw:points="0,0 463,0 463,462 0,462">
          <text:p text:style-name="P2"><text:span text:style-name="T8">T</text:span></text:p>
        </draw:polygon>
        <draw:polyline draw:style-name="gr6" draw:text-style-name="P10" draw:layer="layout" svg:width="0.462cm" svg:height="0.461cm" svg:x="7.214cm" svg:y="12.698cm" svg:viewBox="0 0 463 462" draw:points="231,462 0,462 0,0 463,0 463,462 231,462">
          <text:p/>
        </draw:polyline>
        <draw:polygon draw:style-name="gr41" draw:text-style-name="P10" draw:layer="layout" svg:width="0.459cm" svg:height="0.461cm" svg:x="8.14cm" svg:y="12.698cm" svg:viewBox="0 0 460 462" draw:points="0,0 460,0 460,462 0,462">
          <text:p text:style-name="P2"><text:span text:style-name="T8">T</text:span></text:p>
        </draw:polygon>
        <draw:polyline draw:style-name="gr6" draw:text-style-name="P10" draw:layer="layout" svg:width="0.459cm" svg:height="0.461cm" svg:x="8.14cm" svg:y="12.698cm" svg:viewBox="0 0 460 462" draw:points="230,462 0,462 0,0 460,0 460,462 230,462">
          <text:p/>
        </draw:polyline>
        <draw:polygon draw:style-name="gr41" draw:text-style-name="P10" draw:layer="layout" svg:width="0.462cm" svg:height="0.461cm" svg:x="7.677cm" svg:y="12.698cm" svg:viewBox="0 0 463 462" draw:points="0,0 463,0 463,462 0,462">
          <text:p text:style-name="P2"><text:span text:style-name="T8">T</text:span></text:p>
        </draw:polygon>
        <draw:polyline draw:style-name="gr6" draw:text-style-name="P10" draw:layer="layout" svg:width="0.462cm" svg:height="0.461cm" svg:x="7.677cm" svg:y="12.698cm" svg:viewBox="0 0 463 462" draw:points="231,462 0,462 0,0 463,0 463,462 231,462">
          <text:p/>
        </draw:polyline>
        <draw:polygon draw:style-name="gr41" draw:text-style-name="P10" draw:layer="layout" svg:width="0.459cm" svg:height="0.461cm" svg:x="9.063cm" svg:y="12.698cm" svg:viewBox="0 0 460 462" draw:points="0,0 460,0 460,462 0,462">
          <text:p text:style-name="P2"><text:span text:style-name="T8">T</text:span></text:p>
        </draw:polygon>
        <draw:polyline draw:style-name="gr6" draw:text-style-name="P10" draw:layer="layout" svg:width="0.459cm" svg:height="0.461cm" svg:x="9.063cm" svg:y="12.698cm" svg:viewBox="0 0 460 462" draw:points="230,462 0,462 0,0 460,0 460,462 230,462">
          <text:p/>
        </draw:polyline>
        <draw:polygon draw:style-name="gr41" draw:text-style-name="P10" draw:layer="layout" svg:width="0.462cm" svg:height="0.461cm" svg:x="8.6cm" svg:y="12.698cm" svg:viewBox="0 0 463 462" draw:points="0,0 463,0 463,462 0,462">
          <text:p text:style-name="P2"><text:span text:style-name="T8">T</text:span></text:p>
        </draw:polygon>
        <draw:polyline draw:style-name="gr6" draw:text-style-name="P10" draw:layer="layout" svg:width="0.462cm" svg:height="0.461cm" svg:x="8.6cm" svg:y="12.698cm" svg:viewBox="0 0 463 462" draw:points="231,462 0,462 0,0 463,0 463,462 231,462">
          <text:p/>
        </draw:polyline>
        <draw:polygon draw:style-name="gr41" draw:text-style-name="P10" draw:layer="layout" svg:width="0.459cm" svg:height="0.461cm" svg:x="9.986cm" svg:y="12.698cm" svg:viewBox="0 0 460 462" draw:points="0,0 460,0 460,462 0,462">
          <text:p text:style-name="P2"><text:span text:style-name="T8">T</text:span></text:p>
        </draw:polygon>
        <draw:polyline draw:style-name="gr6" draw:text-style-name="P10" draw:layer="layout" svg:width="0.459cm" svg:height="0.461cm" svg:x="9.986cm" svg:y="12.698cm" svg:viewBox="0 0 460 462" draw:points="230,462 0,462 0,0 460,0 460,462 230,462">
          <text:p/>
        </draw:polyline>
        <draw:polygon draw:style-name="gr41" draw:text-style-name="P10" draw:layer="layout" svg:width="0.462cm" svg:height="0.461cm" svg:x="9.523cm" svg:y="12.698cm" svg:viewBox="0 0 463 462" draw:points="0,0 463,0 463,462 0,462">
          <text:p text:style-name="P2"><text:span text:style-name="T8">T</text:span></text:p>
        </draw:polygon>
        <draw:polyline draw:style-name="gr6" draw:text-style-name="P10" draw:layer="layout" svg:width="0.462cm" svg:height="0.461cm" svg:x="9.523cm" svg:y="12.698cm" svg:viewBox="0 0 463 462" draw:points="231,462 0,462 0,0 463,0 463,462 231,462">
          <text:p/>
        </draw:polyline>
        <draw:polygon draw:style-name="gr41" draw:text-style-name="P10" draw:layer="layout" svg:width="0.462cm" svg:height="0.461cm" svg:x="10.446cm" svg:y="12.698cm" svg:viewBox="0 0 463 462" draw:points="0,0 463,0 463,462 0,462">
          <text:p text:style-name="P2"><text:span text:style-name="T8">T</text:span></text:p>
        </draw:polygon>
        <draw:polyline draw:style-name="gr6" draw:text-style-name="P10" draw:layer="layout" svg:width="0.462cm" svg:height="0.461cm" svg:x="10.446cm" svg:y="12.698cm" svg:viewBox="0 0 463 462" draw:points="231,462 0,462 0,0 463,0 463,462 231,462">
          <text:p/>
        </draw:polyline>
        <draw:polygon draw:style-name="gr41" draw:text-style-name="P10" draw:layer="layout" svg:width="0.459cm" svg:height="0.461cm" svg:x="10.881cm" svg:y="12.698cm" svg:viewBox="0 0 460 462" draw:points="0,0 460,0 460,462 0,462">
          <text:p text:style-name="P2"><text:span text:style-name="T8">T</text:span></text:p>
        </draw:polygon>
        <draw:polyline draw:style-name="gr6" draw:text-style-name="P10" draw:layer="layout" svg:width="0.459cm" svg:height="0.461cm" svg:x="10.881cm" svg:y="12.698cm" svg:viewBox="0 0 460 462" draw:points="230,462 0,462 0,0 460,0 460,462 230,462">
          <text:p/>
        </draw:polyline>
        <draw:polygon draw:style-name="gr41" draw:text-style-name="P10" draw:layer="layout" svg:width="0.462cm" svg:height="0.461cm" svg:x="11.341cm" svg:y="12.698cm" svg:viewBox="0 0 463 462" draw:points="0,0 463,0 463,462 0,462">
          <text:p text:style-name="P2"><text:span text:style-name="T8">T</text:span></text:p>
        </draw:polygon>
        <draw:polyline draw:style-name="gr6" draw:text-style-name="P10" draw:layer="layout" svg:width="0.462cm" svg:height="0.461cm" svg:x="11.341cm" svg:y="12.698cm" svg:viewBox="0 0 463 462" draw:points="231,462 0,462 0,0 463,0 463,462 231,462">
          <text:p/>
        </draw:polyline>
        <draw:polygon draw:style-name="gr10" draw:text-style-name="P10" draw:layer="layout" svg:width="0.459cm" svg:height="0.461cm" svg:x="4.908cm" svg:y="12.698cm" svg:viewBox="0 0 460 462" draw:points="0,0 460,0 460,462 0,462">
          <text:p/>
        </draw:polygon>
        <draw:polyline draw:style-name="gr6" draw:text-style-name="P10" draw:layer="layout" svg:width="0.459cm" svg:height="0.461cm" svg:x="4.908cm" svg:y="12.698cm" svg:viewBox="0 0 460 462" draw:points="230,462 0,462 0,0 460,0 460,462 230,462">
          <text:p/>
        </draw:polyline>
        <draw:polygon draw:style-name="gr10" draw:text-style-name="P10" draw:layer="layout" svg:width="0.462cm" svg:height="0.461cm" svg:x="4.445cm" svg:y="12.698cm" svg:viewBox="0 0 463 462" draw:points="0,0 463,0 463,462 0,462">
          <text:p/>
        </draw:polygon>
        <draw:polyline draw:style-name="gr6" draw:text-style-name="P10" draw:layer="layout" svg:width="0.462cm" svg:height="0.461cm" svg:x="4.445cm" svg:y="12.698cm" svg:viewBox="0 0 463 462" draw:points="231,462 0,462 0,0 463,0 463,462 231,462">
          <text:p/>
        </draw:polyline>
        <draw:polygon draw:style-name="gr10" draw:text-style-name="P10" draw:layer="layout" svg:width="0.459cm" svg:height="0.461cm" svg:x="5.831cm" svg:y="12.698cm" svg:viewBox="0 0 460 462" draw:points="0,0 460,0 460,462 0,462">
          <text:p/>
        </draw:polygon>
        <draw:polyline draw:style-name="gr6" draw:text-style-name="P10" draw:layer="layout" svg:width="0.459cm" svg:height="0.461cm" svg:x="5.831cm" svg:y="12.698cm" svg:viewBox="0 0 460 462" draw:points="230,462 0,462 0,0 460,0 460,462 230,462">
          <text:p/>
        </draw:polyline>
        <draw:polygon draw:style-name="gr10" draw:text-style-name="P10" draw:layer="layout" svg:width="0.462cm" svg:height="0.461cm" svg:x="5.368cm" svg:y="12.698cm" svg:viewBox="0 0 463 462" draw:points="0,0 463,0 463,462 0,462">
          <text:p/>
        </draw:polygon>
        <draw:polyline draw:style-name="gr6" draw:text-style-name="P10" draw:layer="layout" svg:width="0.462cm" svg:height="0.461cm" svg:x="5.368cm" svg:y="12.698cm" svg:viewBox="0 0 463 462" draw:points="231,462 0,462 0,0 463,0 463,462 231,462">
          <text:p/>
        </draw:polyline>
        <draw:polygon draw:style-name="gr15" draw:text-style-name="P10" draw:layer="layout" svg:width="0.459cm" svg:height="0.461cm" svg:x="6.754cm" svg:y="12.698cm" svg:viewBox="0 0 460 462" draw:points="0,0 460,0 460,462 0,462">
          <text:p/>
        </draw:polygon>
        <draw:polyline draw:style-name="gr6" draw:text-style-name="P10" draw:layer="layout" svg:width="0.459cm" svg:height="0.461cm" svg:x="6.754cm" svg:y="12.698cm" svg:viewBox="0 0 460 462" draw:points="230,462 0,462 0,0 460,0 460,462 230,462">
          <text:p/>
        </draw:polyline>
        <draw:polygon draw:style-name="gr15" draw:text-style-name="P10" draw:layer="layout" svg:width="0.462cm" svg:height="0.461cm" svg:x="6.291cm" svg:y="12.698cm" svg:viewBox="0 0 463 462" draw:points="0,0 463,0 463,462 0,462">
          <text:p/>
        </draw:polygon>
        <draw:polyline draw:style-name="gr6" draw:text-style-name="P10" draw:layer="layout" svg:width="0.462cm" svg:height="0.461cm" svg:x="6.291cm" svg:y="12.698cm" svg:viewBox="0 0 463 462" draw:points="231,462 0,462 0,0 463,0 463,462 231,462">
          <text:p/>
        </draw:polyline>
        <draw:polygon draw:style-name="gr15" draw:text-style-name="P10" draw:layer="layout" svg:width="0.462cm" svg:height="0.461cm" svg:x="7.214cm" svg:y="12.698cm" svg:viewBox="0 0 463 462" draw:points="0,0 463,0 463,462 0,462">
          <text:p/>
        </draw:polygon>
        <draw:polyline draw:style-name="gr6" draw:text-style-name="P10" draw:layer="layout" svg:width="0.462cm" svg:height="0.461cm" svg:x="7.214cm" svg:y="12.698cm" svg:viewBox="0 0 463 462" draw:points="231,462 0,462 0,0 463,0 463,462 231,462">
          <text:p/>
        </draw:polyline>
        <draw:polygon draw:style-name="gr15" draw:text-style-name="P10" draw:layer="layout" svg:width="0.459cm" svg:height="0.461cm" svg:x="8.14cm" svg:y="12.698cm" svg:viewBox="0 0 460 462" draw:points="0,0 460,0 460,462 0,462">
          <text:p/>
        </draw:polygon>
        <draw:polyline draw:style-name="gr6" draw:text-style-name="P10" draw:layer="layout" svg:width="0.459cm" svg:height="0.461cm" svg:x="8.14cm" svg:y="12.698cm" svg:viewBox="0 0 460 462" draw:points="230,462 0,462 0,0 460,0 460,462 230,462">
          <text:p/>
        </draw:polyline>
        <draw:polygon draw:style-name="gr15" draw:text-style-name="P10" draw:layer="layout" svg:width="0.462cm" svg:height="0.461cm" svg:x="7.677cm" svg:y="12.698cm" svg:viewBox="0 0 463 462" draw:points="0,0 463,0 463,462 0,462">
          <text:p/>
        </draw:polygon>
        <draw:polyline draw:style-name="gr6" draw:text-style-name="P10" draw:layer="layout" svg:width="0.462cm" svg:height="0.461cm" svg:x="7.677cm" svg:y="12.698cm" svg:viewBox="0 0 463 462" draw:points="231,462 0,462 0,0 463,0 463,462 231,462">
          <text:p/>
        </draw:polyline>
        <draw:polygon draw:style-name="gr15" draw:text-style-name="P10" draw:layer="layout" svg:width="0.459cm" svg:height="0.461cm" svg:x="9.063cm" svg:y="12.698cm" svg:viewBox="0 0 460 462" draw:points="0,0 460,0 460,462 0,462">
          <text:p/>
        </draw:polygon>
        <draw:polyline draw:style-name="gr6" draw:text-style-name="P10" draw:layer="layout" svg:width="0.459cm" svg:height="0.461cm" svg:x="9.063cm" svg:y="12.698cm" svg:viewBox="0 0 460 462" draw:points="230,462 0,462 0,0 460,0 460,462 230,462">
          <text:p/>
        </draw:polyline>
        <draw:polygon draw:style-name="gr15" draw:text-style-name="P10" draw:layer="layout" svg:width="0.462cm" svg:height="0.461cm" svg:x="8.6cm" svg:y="12.698cm" svg:viewBox="0 0 463 462" draw:points="0,0 463,0 463,462 0,462">
          <text:p/>
        </draw:polygon>
        <draw:polyline draw:style-name="gr6" draw:text-style-name="P10" draw:layer="layout" svg:width="0.462cm" svg:height="0.461cm" svg:x="8.6cm" svg:y="12.698cm" svg:viewBox="0 0 463 462" draw:points="231,462 0,462 0,0 463,0 463,462 231,462">
          <text:p/>
        </draw:polyline>
        <draw:polygon draw:style-name="gr10" draw:text-style-name="P10" draw:layer="layout" svg:width="0.459cm" svg:height="0.461cm" svg:x="9.986cm" svg:y="12.698cm" svg:viewBox="0 0 460 462" draw:points="0,0 460,0 460,462 0,462">
          <text:p/>
        </draw:polygon>
        <draw:polyline draw:style-name="gr6" draw:text-style-name="P10" draw:layer="layout" svg:width="0.459cm" svg:height="0.461cm" svg:x="9.986cm" svg:y="12.698cm" svg:viewBox="0 0 460 462" draw:points="230,462 0,462 0,0 460,0 460,462 230,462">
          <text:p/>
        </draw:polyline>
        <draw:polygon draw:style-name="gr10" draw:text-style-name="P10" draw:layer="layout" svg:width="0.462cm" svg:height="0.461cm" svg:x="9.523cm" svg:y="12.698cm" svg:viewBox="0 0 463 462" draw:points="0,0 463,0 463,462 0,462">
          <text:p/>
        </draw:polygon>
        <draw:polyline draw:style-name="gr6" draw:text-style-name="P10" draw:layer="layout" svg:width="0.462cm" svg:height="0.461cm" svg:x="9.523cm" svg:y="12.698cm" svg:viewBox="0 0 463 462" draw:points="231,462 0,462 0,0 463,0 463,462 231,462">
          <text:p/>
        </draw:polyline>
        <draw:polygon draw:style-name="gr10" draw:text-style-name="P10" draw:layer="layout" svg:width="0.462cm" svg:height="0.461cm" svg:x="10.446cm" svg:y="12.698cm" svg:viewBox="0 0 463 462" draw:points="0,0 463,0 463,462 0,462">
          <text:p/>
        </draw:polygon>
        <draw:polyline draw:style-name="gr6" draw:text-style-name="P10" draw:layer="layout" svg:width="0.462cm" svg:height="0.461cm" svg:x="10.446cm" svg:y="12.698cm" svg:viewBox="0 0 463 462" draw:points="231,462 0,462 0,0 463,0 463,462 231,462">
          <text:p/>
        </draw:polyline>
        <draw:polygon draw:style-name="gr10" draw:text-style-name="P10" draw:layer="layout" svg:width="0.459cm" svg:height="0.461cm" svg:x="10.881cm" svg:y="12.698cm" svg:viewBox="0 0 460 462" draw:points="0,0 460,0 460,462 0,462">
          <text:p/>
        </draw:polygon>
        <draw:polyline draw:style-name="gr6" draw:text-style-name="P10" draw:layer="layout" svg:width="0.459cm" svg:height="0.461cm" svg:x="10.881cm" svg:y="12.698cm" svg:viewBox="0 0 460 462" draw:points="230,462 0,462 0,0 460,0 460,462 230,462">
          <text:p/>
        </draw:polyline>
        <draw:polygon draw:style-name="gr10" draw:text-style-name="P10" draw:layer="layout" svg:width="0.462cm" svg:height="0.461cm" svg:x="11.341cm" svg:y="12.698cm" svg:viewBox="0 0 463 462" draw:points="0,0 463,0 463,462 0,462">
          <text:p/>
        </draw:polygon>
        <draw:polyline draw:style-name="gr44" draw:text-style-name="P10" draw:layer="layout" svg:width="0.462cm" svg:height="0.461cm" svg:x="11.341cm" svg:y="12.698cm" svg:viewBox="0 0 463 462" draw:points="231,462 0,462 0,0 463,0 463,462 231,462">
          <text:p/>
        </draw:polyline>
        <draw:polygon draw:style-name="gr41" draw:text-style-name="P10" draw:layer="layout" svg:width="0.459cm" svg:height="0.461cm" svg:x="4.908cm" svg:y="12.236cm" svg:viewBox="0 0 460 462" draw:points="0,0 460,0 460,462 0,462">
          <text:p text:style-name="P2"><text:span text:style-name="T8">T</text:span></text:p>
        </draw:polygon>
        <draw:polyline draw:style-name="gr6" draw:text-style-name="P10" draw:layer="layout" svg:width="0.459cm" svg:height="0.461cm" svg:x="4.908cm" svg:y="12.236cm" svg:viewBox="0 0 460 462" draw:points="230,462 0,462 0,0 460,0 460,462 230,462">
          <text:p/>
        </draw:polyline>
        <draw:polygon draw:style-name="gr41" draw:text-style-name="P10" draw:layer="layout" svg:width="0.462cm" svg:height="0.461cm" svg:x="4.445cm" svg:y="12.236cm" svg:viewBox="0 0 463 462" draw:points="0,0 463,0 463,462 0,462">
          <text:p text:style-name="P2"><text:span text:style-name="T8">T</text:span></text:p>
        </draw:polygon>
        <draw:polyline draw:style-name="gr6" draw:text-style-name="P10" draw:layer="layout" svg:width="0.462cm" svg:height="0.461cm" svg:x="4.445cm" svg:y="12.236cm" svg:viewBox="0 0 463 462" draw:points="231,462 0,462 0,0 463,0 463,462 231,462">
          <text:p/>
        </draw:polyline>
        <draw:polygon draw:style-name="gr41" draw:text-style-name="P10" draw:layer="layout" svg:width="0.459cm" svg:height="0.461cm" svg:x="5.831cm" svg:y="12.236cm" svg:viewBox="0 0 460 462" draw:points="0,0 460,0 460,462 0,462">
          <text:p text:style-name="P2"><text:span text:style-name="T8">T</text:span></text:p>
        </draw:polygon>
        <draw:polyline draw:style-name="gr6" draw:text-style-name="P10" draw:layer="layout" svg:width="0.459cm" svg:height="0.461cm" svg:x="5.831cm" svg:y="12.236cm" svg:viewBox="0 0 460 462" draw:points="230,462 0,462 0,0 460,0 460,462 230,462">
          <text:p/>
        </draw:polyline>
        <draw:polygon draw:style-name="gr41" draw:text-style-name="P10" draw:layer="layout" svg:width="0.462cm" svg:height="0.461cm" svg:x="5.368cm" svg:y="12.236cm" svg:viewBox="0 0 463 462" draw:points="0,0 463,0 463,462 0,462">
          <text:p text:style-name="P2"><text:span text:style-name="T8">T</text:span></text:p>
        </draw:polygon>
        <draw:polyline draw:style-name="gr6" draw:text-style-name="P10" draw:layer="layout" svg:width="0.462cm" svg:height="0.461cm" svg:x="5.368cm" svg:y="12.236cm" svg:viewBox="0 0 463 462" draw:points="231,462 0,462 0,0 463,0 463,462 231,462">
          <text:p/>
        </draw:polyline>
        <draw:polygon draw:style-name="gr41" draw:text-style-name="P10" draw:layer="layout" svg:width="0.459cm" svg:height="0.461cm" svg:x="6.754cm" svg:y="12.236cm" svg:viewBox="0 0 460 462" draw:points="0,0 460,0 460,462 0,462">
          <text:p text:style-name="P2"><text:span text:style-name="T8">T</text:span></text:p>
        </draw:polygon>
        <draw:polyline draw:style-name="gr6" draw:text-style-name="P10" draw:layer="layout" svg:width="0.459cm" svg:height="0.461cm" svg:x="6.754cm" svg:y="12.236cm" svg:viewBox="0 0 460 462" draw:points="230,462 0,462 0,0 460,0 460,462 230,462">
          <text:p/>
        </draw:polyline>
        <draw:polygon draw:style-name="gr41" draw:text-style-name="P10" draw:layer="layout" svg:width="0.462cm" svg:height="0.461cm" svg:x="6.291cm" svg:y="12.236cm" svg:viewBox="0 0 463 462" draw:points="0,0 463,0 463,462 0,462">
          <text:p text:style-name="P2"><text:span text:style-name="T8">T</text:span></text:p>
        </draw:polygon>
        <draw:polyline draw:style-name="gr6" draw:text-style-name="P10" draw:layer="layout" svg:width="0.462cm" svg:height="0.461cm" svg:x="6.291cm" svg:y="12.236cm" svg:viewBox="0 0 463 462" draw:points="231,462 0,462 0,0 463,0 463,462 231,462">
          <text:p/>
        </draw:polyline>
        <draw:polygon draw:style-name="gr41" draw:text-style-name="P10" draw:layer="layout" svg:width="0.462cm" svg:height="0.461cm" svg:x="7.214cm" svg:y="12.236cm" svg:viewBox="0 0 463 462" draw:points="0,0 463,0 463,462 0,462">
          <text:p text:style-name="P2"><text:span text:style-name="T8">T</text:span></text:p>
        </draw:polygon>
        <draw:polyline draw:style-name="gr6" draw:text-style-name="P10" draw:layer="layout" svg:width="0.462cm" svg:height="0.461cm" svg:x="7.214cm" svg:y="12.236cm" svg:viewBox="0 0 463 462" draw:points="231,462 0,462 0,0 463,0 463,462 231,462">
          <text:p/>
        </draw:polyline>
        <draw:polygon draw:style-name="gr41" draw:text-style-name="P10" draw:layer="layout" svg:width="0.459cm" svg:height="0.461cm" svg:x="8.14cm" svg:y="12.236cm" svg:viewBox="0 0 460 462" draw:points="0,0 460,0 460,462 0,462">
          <text:p text:style-name="P2"><text:span text:style-name="T8">T</text:span></text:p>
        </draw:polygon>
        <draw:polyline draw:style-name="gr6" draw:text-style-name="P10" draw:layer="layout" svg:width="0.459cm" svg:height="0.461cm" svg:x="8.14cm" svg:y="12.236cm" svg:viewBox="0 0 460 462" draw:points="230,462 0,462 0,0 460,0 460,462 230,462">
          <text:p/>
        </draw:polyline>
        <draw:polygon draw:style-name="gr41" draw:text-style-name="P10" draw:layer="layout" svg:width="0.462cm" svg:height="0.461cm" svg:x="7.677cm" svg:y="12.236cm" svg:viewBox="0 0 463 462" draw:points="0,0 463,0 463,462 0,462">
          <text:p text:style-name="P2"><text:span text:style-name="T8">T</text:span></text:p>
        </draw:polygon>
        <draw:polyline draw:style-name="gr6" draw:text-style-name="P10" draw:layer="layout" svg:width="0.462cm" svg:height="0.461cm" svg:x="7.677cm" svg:y="12.236cm" svg:viewBox="0 0 463 462" draw:points="231,462 0,462 0,0 463,0 463,462 231,462">
          <text:p/>
        </draw:polyline>
        <draw:polygon draw:style-name="gr41" draw:text-style-name="P10" draw:layer="layout" svg:width="0.459cm" svg:height="0.461cm" svg:x="9.063cm" svg:y="12.236cm" svg:viewBox="0 0 460 462" draw:points="0,0 460,0 460,462 0,462">
          <text:p text:style-name="P2"><text:span text:style-name="T8">T</text:span></text:p>
        </draw:polygon>
        <draw:polyline draw:style-name="gr6" draw:text-style-name="P10" draw:layer="layout" svg:width="0.459cm" svg:height="0.461cm" svg:x="9.063cm" svg:y="12.236cm" svg:viewBox="0 0 460 462" draw:points="230,462 0,462 0,0 460,0 460,462 230,462">
          <text:p/>
        </draw:polyline>
        <draw:polygon draw:style-name="gr41" draw:text-style-name="P10" draw:layer="layout" svg:width="0.462cm" svg:height="0.461cm" svg:x="8.6cm" svg:y="12.236cm" svg:viewBox="0 0 463 462" draw:points="0,0 463,0 463,462 0,462">
          <text:p text:style-name="P2"><text:span text:style-name="T8">T</text:span></text:p>
        </draw:polygon>
        <draw:polyline draw:style-name="gr6" draw:text-style-name="P10" draw:layer="layout" svg:width="0.462cm" svg:height="0.461cm" svg:x="8.6cm" svg:y="12.236cm" svg:viewBox="0 0 463 462" draw:points="231,462 0,462 0,0 463,0 463,462 231,462">
          <text:p/>
        </draw:polyline>
        <draw:polygon draw:style-name="gr41" draw:text-style-name="P10" draw:layer="layout" svg:width="0.459cm" svg:height="0.461cm" svg:x="9.986cm" svg:y="12.236cm" svg:viewBox="0 0 460 462" draw:points="0,0 460,0 460,462 0,462">
          <text:p text:style-name="P2"><text:span text:style-name="T8">T</text:span></text:p>
        </draw:polygon>
        <draw:polyline draw:style-name="gr6" draw:text-style-name="P10" draw:layer="layout" svg:width="0.459cm" svg:height="0.461cm" svg:x="9.986cm" svg:y="12.236cm" svg:viewBox="0 0 460 462" draw:points="230,462 0,462 0,0 460,0 460,462 230,462">
          <text:p/>
        </draw:polyline>
        <draw:polygon draw:style-name="gr41" draw:text-style-name="P10" draw:layer="layout" svg:width="0.462cm" svg:height="0.461cm" svg:x="9.523cm" svg:y="12.236cm" svg:viewBox="0 0 463 462" draw:points="0,0 463,0 463,462 0,462">
          <text:p text:style-name="P2"><text:span text:style-name="T8">T</text:span></text:p>
        </draw:polygon>
        <draw:polyline draw:style-name="gr6" draw:text-style-name="P10" draw:layer="layout" svg:width="0.462cm" svg:height="0.461cm" svg:x="9.523cm" svg:y="12.236cm" svg:viewBox="0 0 463 462" draw:points="231,462 0,462 0,0 463,0 463,462 231,462">
          <text:p/>
        </draw:polyline>
        <draw:polygon draw:style-name="gr41" draw:text-style-name="P10" draw:layer="layout" svg:width="0.462cm" svg:height="0.461cm" svg:x="10.446cm" svg:y="12.236cm" svg:viewBox="0 0 463 462" draw:points="0,0 463,0 463,462 0,462">
          <text:p text:style-name="P2"><text:span text:style-name="T8">T</text:span></text:p>
        </draw:polygon>
        <draw:polyline draw:style-name="gr6" draw:text-style-name="P10" draw:layer="layout" svg:width="0.462cm" svg:height="0.461cm" svg:x="10.446cm" svg:y="12.236cm" svg:viewBox="0 0 463 462" draw:points="231,462 0,462 0,0 463,0 463,462 231,462">
          <text:p/>
        </draw:polyline>
        <draw:polygon draw:style-name="gr41" draw:text-style-name="P10" draw:layer="layout" svg:width="0.459cm" svg:height="0.461cm" svg:x="10.881cm" svg:y="12.236cm" svg:viewBox="0 0 460 462" draw:points="0,0 460,0 460,462 0,462">
          <text:p text:style-name="P2"><text:span text:style-name="T8">T</text:span></text:p>
        </draw:polygon>
        <draw:polyline draw:style-name="gr6" draw:text-style-name="P10" draw:layer="layout" svg:width="0.459cm" svg:height="0.461cm" svg:x="10.881cm" svg:y="12.236cm" svg:viewBox="0 0 460 462" draw:points="230,462 0,462 0,0 460,0 460,462 230,462">
          <text:p/>
        </draw:polyline>
        <draw:polygon draw:style-name="gr41" draw:text-style-name="P10" draw:layer="layout" svg:width="0.462cm" svg:height="0.461cm" svg:x="11.341cm" svg:y="12.236cm" svg:viewBox="0 0 463 462" draw:points="0,0 463,0 463,462 0,462">
          <text:p text:style-name="P2"><text:span text:style-name="T8">T</text:span></text:p>
        </draw:polygon>
        <draw:polyline draw:style-name="gr6" draw:text-style-name="P10" draw:layer="layout" svg:width="0.462cm" svg:height="0.461cm" svg:x="11.341cm" svg:y="12.236cm" svg:viewBox="0 0 463 462" draw:points="231,462 0,462 0,0 463,0 463,462 231,462">
          <text:p/>
        </draw:polyline>
        <draw:polygon draw:style-name="gr10" draw:text-style-name="P10" draw:layer="layout" svg:width="0.459cm" svg:height="0.461cm" svg:x="4.908cm" svg:y="12.236cm" svg:viewBox="0 0 460 462" draw:points="0,0 460,0 460,462 0,462">
          <text:p/>
        </draw:polygon>
        <draw:polyline draw:style-name="gr6" draw:text-style-name="P10" draw:layer="layout" svg:width="0.459cm" svg:height="0.461cm" svg:x="4.908cm" svg:y="12.236cm" svg:viewBox="0 0 460 462" draw:points="230,462 0,462 0,0 460,0 460,462 230,462">
          <text:p/>
        </draw:polyline>
        <draw:polygon draw:style-name="gr10" draw:text-style-name="P10" draw:layer="layout" svg:width="0.462cm" svg:height="0.461cm" svg:x="4.445cm" svg:y="12.236cm" svg:viewBox="0 0 463 462" draw:points="0,0 463,0 463,462 0,462">
          <text:p/>
        </draw:polygon>
        <draw:polyline draw:style-name="gr6" draw:text-style-name="P10" draw:layer="layout" svg:width="0.462cm" svg:height="0.461cm" svg:x="4.445cm" svg:y="12.236cm" svg:viewBox="0 0 463 462" draw:points="231,462 0,462 0,0 463,0 463,462 231,462">
          <text:p/>
        </draw:polyline>
        <draw:polygon draw:style-name="gr10" draw:text-style-name="P10" draw:layer="layout" svg:width="0.459cm" svg:height="0.461cm" svg:x="5.831cm" svg:y="12.236cm" svg:viewBox="0 0 460 462" draw:points="0,0 460,0 460,462 0,462">
          <text:p/>
        </draw:polygon>
        <draw:polyline draw:style-name="gr6" draw:text-style-name="P10" draw:layer="layout" svg:width="0.459cm" svg:height="0.461cm" svg:x="5.831cm" svg:y="12.236cm" svg:viewBox="0 0 460 462" draw:points="230,462 0,462 0,0 460,0 460,462 230,462">
          <text:p/>
        </draw:polyline>
        <draw:polygon draw:style-name="gr10" draw:text-style-name="P10" draw:layer="layout" svg:width="0.462cm" svg:height="0.461cm" svg:x="5.368cm" svg:y="12.236cm" svg:viewBox="0 0 463 462" draw:points="0,0 463,0 463,462 0,462">
          <text:p/>
        </draw:polygon>
        <draw:polyline draw:style-name="gr6" draw:text-style-name="P10" draw:layer="layout" svg:width="0.462cm" svg:height="0.461cm" svg:x="5.368cm" svg:y="12.236cm" svg:viewBox="0 0 463 462" draw:points="231,462 0,462 0,0 463,0 463,462 231,462">
          <text:p/>
        </draw:polyline>
        <draw:polygon draw:style-name="gr10" draw:text-style-name="P10" draw:layer="layout" svg:width="0.459cm" svg:height="0.461cm" svg:x="6.754cm" svg:y="12.236cm" svg:viewBox="0 0 460 462" draw:points="0,0 460,0 460,462 0,462">
          <text:p/>
        </draw:polygon>
        <draw:polyline draw:style-name="gr6" draw:text-style-name="P10" draw:layer="layout" svg:width="0.459cm" svg:height="0.461cm" svg:x="6.754cm" svg:y="12.236cm" svg:viewBox="0 0 460 462" draw:points="230,462 0,462 0,0 460,0 460,462 230,462">
          <text:p/>
        </draw:polyline>
        <draw:polygon draw:style-name="gr9" draw:text-style-name="P10" draw:layer="layout" svg:width="0.462cm" svg:height="0.461cm" svg:x="6.291cm" svg:y="12.236cm" svg:viewBox="0 0 463 462" draw:points="0,0 463,0 463,462 0,462">
          <text:p/>
        </draw:polygon>
        <draw:polyline draw:style-name="gr43" draw:text-style-name="P10" draw:layer="layout" svg:width="0.462cm" svg:height="0.461cm" svg:x="6.291cm" svg:y="12.236cm" svg:viewBox="0 0 463 462" draw:points="231,462 0,462 0,0 463,0 463,462 231,462">
          <text:p text:style-name="P2"><text:span text:style-name="T8">T</text:span></text:p>
        </draw:polyline>
        <draw:polygon draw:style-name="gr10" draw:text-style-name="P10" draw:layer="layout" svg:width="0.462cm" svg:height="0.461cm" svg:x="7.214cm" svg:y="12.236cm" svg:viewBox="0 0 463 462" draw:points="0,0 463,0 463,462 0,462">
          <text:p/>
        </draw:polygon>
        <draw:polyline draw:style-name="gr6" draw:text-style-name="P10" draw:layer="layout" svg:width="0.462cm" svg:height="0.461cm" svg:x="7.214cm" svg:y="12.236cm" svg:viewBox="0 0 463 462" draw:points="231,462 0,462 0,0 463,0 463,462 231,462">
          <text:p/>
        </draw:polyline>
        <draw:polygon draw:style-name="gr15" draw:text-style-name="P10" draw:layer="layout" svg:width="0.459cm" svg:height="0.461cm" svg:x="8.14cm" svg:y="12.236cm" svg:viewBox="0 0 460 462" draw:points="0,0 460,0 460,462 0,462">
          <text:p/>
        </draw:polygon>
        <draw:polyline draw:style-name="gr6" draw:text-style-name="P10" draw:layer="layout" svg:width="0.459cm" svg:height="0.461cm" svg:x="8.14cm" svg:y="12.236cm" svg:viewBox="0 0 460 462" draw:points="230,462 0,462 0,0 460,0 460,462 230,462">
          <text:p/>
        </draw:polyline>
        <draw:polygon draw:style-name="gr10" draw:text-style-name="P10" draw:layer="layout" svg:width="0.462cm" svg:height="0.461cm" svg:x="7.677cm" svg:y="12.236cm" svg:viewBox="0 0 463 462" draw:points="0,0 463,0 463,462 0,462">
          <text:p/>
        </draw:polygon>
        <draw:polyline draw:style-name="gr45" draw:text-style-name="P10" draw:layer="layout" svg:width="0.462cm" svg:height="0.461cm" svg:x="7.677cm" svg:y="12.236cm" svg:viewBox="0 0 463 462" draw:points="231,462 0,462 0,0 463,0 463,462 231,462">
          <text:p/>
        </draw:polyline>
        <draw:polygon draw:style-name="gr10" draw:text-style-name="P10" draw:layer="layout" svg:width="0.459cm" svg:height="0.461cm" svg:x="9.063cm" svg:y="12.236cm" svg:viewBox="0 0 460 462" draw:points="0,0 460,0 460,462 0,462">
          <text:p/>
        </draw:polygon>
        <draw:polyline draw:style-name="gr6" draw:text-style-name="P10" draw:layer="layout" svg:width="0.459cm" svg:height="0.461cm" svg:x="9.063cm" svg:y="12.236cm" svg:viewBox="0 0 460 462" draw:points="230,462 0,462 0,0 460,0 460,462 230,462">
          <text:p/>
        </draw:polyline>
        <draw:polygon draw:style-name="gr15" draw:text-style-name="P10" draw:layer="layout" svg:width="0.462cm" svg:height="0.461cm" svg:x="8.6cm" svg:y="12.236cm" svg:viewBox="0 0 463 462" draw:points="0,0 463,0 463,462 0,462">
          <text:p/>
        </draw:polygon>
        <draw:polyline draw:style-name="gr6" draw:text-style-name="P10" draw:layer="layout" svg:width="0.462cm" svg:height="0.461cm" svg:x="8.6cm" svg:y="12.236cm" svg:viewBox="0 0 463 462" draw:points="231,462 0,462 0,0 463,0 463,462 231,462">
          <text:p/>
        </draw:polyline>
        <draw:polygon draw:style-name="gr41" draw:text-style-name="P10" draw:layer="layout" svg:width="0.459cm" svg:height="0.461cm" svg:x="9.986cm" svg:y="12.236cm" svg:viewBox="0 0 460 462" draw:points="0,0 460,0 460,462 0,462">
          <text:p text:style-name="P2"><text:span text:style-name="T8">T</text:span></text:p>
        </draw:polygon>
        <draw:polyline draw:style-name="gr6" draw:text-style-name="P10" draw:layer="layout" svg:width="0.459cm" svg:height="0.461cm" svg:x="9.986cm" svg:y="12.236cm" svg:viewBox="0 0 460 462" draw:points="230,462 0,462 0,0 460,0 460,462 230,462">
          <text:p/>
        </draw:polyline>
        <draw:polygon draw:style-name="gr15" draw:text-style-name="P10" draw:layer="layout" svg:width="0.462cm" svg:height="0.461cm" svg:x="9.523cm" svg:y="12.236cm" svg:viewBox="0 0 463 462" draw:points="0,0 463,0 463,462 0,462">
          <text:p/>
        </draw:polygon>
        <draw:polyline draw:style-name="gr6" draw:text-style-name="P10" draw:layer="layout" svg:width="0.462cm" svg:height="0.461cm" svg:x="9.523cm" svg:y="12.236cm" svg:viewBox="0 0 463 462" draw:points="231,462 0,462 0,0 463,0 463,462 231,462">
          <text:p/>
        </draw:polyline>
        <draw:polygon draw:style-name="gr10" draw:text-style-name="P10" draw:layer="layout" svg:width="0.462cm" svg:height="0.461cm" svg:x="10.446cm" svg:y="12.236cm" svg:viewBox="0 0 463 462" draw:points="0,0 463,0 463,462 0,462">
          <text:p/>
        </draw:polygon>
        <draw:polyline draw:style-name="gr6" draw:text-style-name="P10" draw:layer="layout" svg:width="0.462cm" svg:height="0.461cm" svg:x="10.446cm" svg:y="12.236cm" svg:viewBox="0 0 463 462" draw:points="231,462 0,462 0,0 463,0 463,462 231,462">
          <text:p/>
        </draw:polyline>
        <draw:polygon draw:style-name="gr10" draw:text-style-name="P10" draw:layer="layout" svg:width="0.459cm" svg:height="0.461cm" svg:x="10.881cm" svg:y="12.236cm" svg:viewBox="0 0 460 462" draw:points="0,0 460,0 460,462 0,462">
          <text:p/>
        </draw:polygon>
        <draw:polyline draw:style-name="gr6" draw:text-style-name="P10" draw:layer="layout" svg:width="0.459cm" svg:height="0.461cm" svg:x="10.881cm" svg:y="12.236cm" svg:viewBox="0 0 460 462" draw:points="230,462 0,462 0,0 460,0 460,462 230,462">
          <text:p/>
        </draw:polyline>
        <draw:polygon draw:style-name="gr8" draw:text-style-name="P10" draw:layer="layout" svg:width="0.462cm" svg:height="0.461cm" svg:x="11.341cm" svg:y="12.236cm" svg:viewBox="0 0 463 462" draw:points="0,0 463,0 463,462 0,462">
          <text:p/>
        </draw:polygon>
        <draw:polyline draw:style-name="gr6" draw:text-style-name="P10" draw:layer="layout" svg:width="0.462cm" svg:height="0.461cm" svg:x="11.341cm" svg:y="12.236cm" svg:viewBox="0 0 463 462" draw:points="231,462 0,462 0,0 463,0 463,462 231,462">
          <text:p/>
        </draw:polyline>
        <draw:polygon draw:style-name="gr41" draw:text-style-name="P10" draw:layer="layout" svg:width="0.459cm" svg:height="0.461cm" svg:x="4.908cm" svg:y="15.47cm" svg:viewBox="0 0 460 462" draw:points="0,0 460,0 460,462 0,462">
          <text:p text:style-name="P2"><text:span text:style-name="T8">T</text:span></text:p>
        </draw:polygon>
        <draw:polyline draw:style-name="gr6" draw:text-style-name="P10" draw:layer="layout" svg:width="0.459cm" svg:height="0.461cm" svg:x="4.908cm" svg:y="15.47cm" svg:viewBox="0 0 460 462" draw:points="230,462 0,462 0,0 460,0 460,462 230,462">
          <text:p/>
        </draw:polyline>
        <draw:polygon draw:style-name="gr41" draw:text-style-name="P10" draw:layer="layout" svg:width="0.462cm" svg:height="0.461cm" svg:x="4.445cm" svg:y="15.47cm" svg:viewBox="0 0 463 462" draw:points="0,0 463,0 463,462 0,462">
          <text:p text:style-name="P2"><text:span text:style-name="T8">T</text:span></text:p>
        </draw:polygon>
        <draw:polyline draw:style-name="gr6" draw:text-style-name="P10" draw:layer="layout" svg:width="0.462cm" svg:height="0.461cm" svg:x="4.445cm" svg:y="15.47cm" svg:viewBox="0 0 463 462" draw:points="231,462 0,462 0,0 463,0 463,462 231,462">
          <text:p/>
        </draw:polyline>
        <draw:polygon draw:style-name="gr41" draw:text-style-name="P10" draw:layer="layout" svg:width="0.459cm" svg:height="0.461cm" svg:x="5.831cm" svg:y="15.47cm" svg:viewBox="0 0 460 462" draw:points="0,0 460,0 460,462 0,462">
          <text:p text:style-name="P2"><text:span text:style-name="T8">T</text:span></text:p>
        </draw:polygon>
        <draw:polyline draw:style-name="gr6" draw:text-style-name="P10" draw:layer="layout" svg:width="0.459cm" svg:height="0.461cm" svg:x="5.831cm" svg:y="15.47cm" svg:viewBox="0 0 460 462" draw:points="230,462 0,462 0,0 460,0 460,462 230,462">
          <text:p/>
        </draw:polyline>
        <draw:polygon draw:style-name="gr41" draw:text-style-name="P10" draw:layer="layout" svg:width="0.462cm" svg:height="0.461cm" svg:x="5.368cm" svg:y="15.47cm" svg:viewBox="0 0 463 462" draw:points="0,0 463,0 463,462 0,462">
          <text:p text:style-name="P2"><text:span text:style-name="T8">T</text:span></text:p>
        </draw:polygon>
        <draw:polyline draw:style-name="gr6" draw:text-style-name="P10" draw:layer="layout" svg:width="0.462cm" svg:height="0.461cm" svg:x="5.368cm" svg:y="15.47cm" svg:viewBox="0 0 463 462" draw:points="231,462 0,462 0,0 463,0 463,462 231,462">
          <text:p/>
        </draw:polyline>
        <draw:polygon draw:style-name="gr41" draw:text-style-name="P10" draw:layer="layout" svg:width="0.459cm" svg:height="0.461cm" svg:x="6.754cm" svg:y="15.47cm" svg:viewBox="0 0 460 462" draw:points="0,0 460,0 460,462 0,462">
          <text:p text:style-name="P2"><text:span text:style-name="T8">T</text:span></text:p>
        </draw:polygon>
        <draw:polyline draw:style-name="gr6" draw:text-style-name="P10" draw:layer="layout" svg:width="0.459cm" svg:height="0.461cm" svg:x="6.754cm" svg:y="15.47cm" svg:viewBox="0 0 460 462" draw:points="230,462 0,462 0,0 460,0 460,462 230,462">
          <text:p/>
        </draw:polyline>
        <draw:polygon draw:style-name="gr41" draw:text-style-name="P10" draw:layer="layout" svg:width="0.462cm" svg:height="0.461cm" svg:x="6.291cm" svg:y="15.47cm" svg:viewBox="0 0 463 462" draw:points="0,0 463,0 463,462 0,462">
          <text:p text:style-name="P2"><text:span text:style-name="T8">T</text:span></text:p>
        </draw:polygon>
        <draw:polyline draw:style-name="gr6" draw:text-style-name="P10" draw:layer="layout" svg:width="0.462cm" svg:height="0.461cm" svg:x="6.291cm" svg:y="15.47cm" svg:viewBox="0 0 463 462" draw:points="231,462 0,462 0,0 463,0 463,462 231,462">
          <text:p/>
        </draw:polyline>
        <draw:polygon draw:style-name="gr41" draw:text-style-name="P10" draw:layer="layout" svg:width="0.462cm" svg:height="0.461cm" svg:x="7.214cm" svg:y="15.47cm" svg:viewBox="0 0 463 462" draw:points="0,0 463,0 463,462 0,462">
          <text:p text:style-name="P2"><text:span text:style-name="T8">T</text:span></text:p>
        </draw:polygon>
        <draw:polyline draw:style-name="gr6" draw:text-style-name="P10" draw:layer="layout" svg:width="0.462cm" svg:height="0.461cm" svg:x="7.214cm" svg:y="15.47cm" svg:viewBox="0 0 463 462" draw:points="231,462 0,462 0,0 463,0 463,462 231,462">
          <text:p/>
        </draw:polyline>
        <draw:polygon draw:style-name="gr41" draw:text-style-name="P10" draw:layer="layout" svg:width="0.459cm" svg:height="0.461cm" svg:x="8.14cm" svg:y="15.47cm" svg:viewBox="0 0 460 462" draw:points="0,0 460,0 460,462 0,462">
          <text:p text:style-name="P2"><text:span text:style-name="T8">T</text:span></text:p>
        </draw:polygon>
        <draw:polyline draw:style-name="gr6" draw:text-style-name="P10" draw:layer="layout" svg:width="0.459cm" svg:height="0.461cm" svg:x="8.14cm" svg:y="15.47cm" svg:viewBox="0 0 460 462" draw:points="230,462 0,462 0,0 460,0 460,462 230,462">
          <text:p/>
        </draw:polyline>
        <draw:polygon draw:style-name="gr41" draw:text-style-name="P10" draw:layer="layout" svg:width="0.462cm" svg:height="0.461cm" svg:x="7.677cm" svg:y="15.47cm" svg:viewBox="0 0 463 462" draw:points="0,0 463,0 463,462 0,462">
          <text:p text:style-name="P2"><text:span text:style-name="T8">T</text:span></text:p>
        </draw:polygon>
        <draw:polyline draw:style-name="gr6" draw:text-style-name="P10" draw:layer="layout" svg:width="0.462cm" svg:height="0.461cm" svg:x="7.677cm" svg:y="15.47cm" svg:viewBox="0 0 463 462" draw:points="231,462 0,462 0,0 463,0 463,462 231,462">
          <text:p/>
        </draw:polyline>
        <draw:polygon draw:style-name="gr41" draw:text-style-name="P10" draw:layer="layout" svg:width="0.459cm" svg:height="0.461cm" svg:x="9.063cm" svg:y="15.47cm" svg:viewBox="0 0 460 462" draw:points="0,0 460,0 460,462 0,462">
          <text:p text:style-name="P2"><text:span text:style-name="T8">T</text:span></text:p>
        </draw:polygon>
        <draw:polyline draw:style-name="gr6" draw:text-style-name="P10" draw:layer="layout" svg:width="0.459cm" svg:height="0.461cm" svg:x="9.063cm" svg:y="15.47cm" svg:viewBox="0 0 460 462" draw:points="230,462 0,462 0,0 460,0 460,462 230,462">
          <text:p/>
        </draw:polyline>
        <draw:polygon draw:style-name="gr41" draw:text-style-name="P10" draw:layer="layout" svg:width="0.462cm" svg:height="0.461cm" svg:x="8.6cm" svg:y="15.47cm" svg:viewBox="0 0 463 462" draw:points="0,0 463,0 463,462 0,462">
          <text:p text:style-name="P2"><text:span text:style-name="T8">T</text:span></text:p>
        </draw:polygon>
        <draw:polyline draw:style-name="gr6" draw:text-style-name="P10" draw:layer="layout" svg:width="0.462cm" svg:height="0.461cm" svg:x="8.6cm" svg:y="15.47cm" svg:viewBox="0 0 463 462" draw:points="231,462 0,462 0,0 463,0 463,462 231,462">
          <text:p/>
        </draw:polyline>
        <draw:polygon draw:style-name="gr41" draw:text-style-name="P10" draw:layer="layout" svg:width="0.459cm" svg:height="0.461cm" svg:x="9.986cm" svg:y="15.47cm" svg:viewBox="0 0 460 462" draw:points="0,0 460,0 460,462 0,462">
          <text:p text:style-name="P2"><text:span text:style-name="T8">T</text:span></text:p>
        </draw:polygon>
        <draw:polyline draw:style-name="gr6" draw:text-style-name="P10" draw:layer="layout" svg:width="0.459cm" svg:height="0.461cm" svg:x="9.986cm" svg:y="15.47cm" svg:viewBox="0 0 460 462" draw:points="230,462 0,462 0,0 460,0 460,462 230,462">
          <text:p/>
        </draw:polyline>
        <draw:polygon draw:style-name="gr41" draw:text-style-name="P10" draw:layer="layout" svg:width="0.462cm" svg:height="0.461cm" svg:x="9.523cm" svg:y="15.47cm" svg:viewBox="0 0 463 462" draw:points="0,0 463,0 463,462 0,462">
          <text:p text:style-name="P2"><text:span text:style-name="T8">T</text:span></text:p>
        </draw:polygon>
        <draw:polyline draw:style-name="gr6" draw:text-style-name="P10" draw:layer="layout" svg:width="0.462cm" svg:height="0.461cm" svg:x="9.523cm" svg:y="15.47cm" svg:viewBox="0 0 463 462" draw:points="231,462 0,462 0,0 463,0 463,462 231,462">
          <text:p/>
        </draw:polyline>
        <draw:polygon draw:style-name="gr41" draw:text-style-name="P10" draw:layer="layout" svg:width="0.462cm" svg:height="0.461cm" svg:x="10.446cm" svg:y="15.47cm" svg:viewBox="0 0 463 462" draw:points="0,0 463,0 463,462 0,462">
          <text:p text:style-name="P2"><text:span text:style-name="T8">T</text:span></text:p>
        </draw:polygon>
        <draw:polyline draw:style-name="gr6" draw:text-style-name="P10" draw:layer="layout" svg:width="0.462cm" svg:height="0.461cm" svg:x="10.446cm" svg:y="15.47cm" svg:viewBox="0 0 463 462" draw:points="231,462 0,462 0,0 463,0 463,462 231,462">
          <text:p/>
        </draw:polyline>
        <draw:polygon draw:style-name="gr41" draw:text-style-name="P10" draw:layer="layout" svg:width="0.459cm" svg:height="0.461cm" svg:x="10.881cm" svg:y="15.47cm" svg:viewBox="0 0 460 462" draw:points="0,0 460,0 460,462 0,462">
          <text:p text:style-name="P2"><text:span text:style-name="T8">T</text:span></text:p>
        </draw:polygon>
        <draw:polyline draw:style-name="gr6" draw:text-style-name="P10" draw:layer="layout" svg:width="0.459cm" svg:height="0.461cm" svg:x="10.881cm" svg:y="15.47cm" svg:viewBox="0 0 460 462" draw:points="230,462 0,462 0,0 460,0 460,462 230,462">
          <text:p/>
        </draw:polyline>
        <draw:polygon draw:style-name="gr41" draw:text-style-name="P10" draw:layer="layout" svg:width="0.462cm" svg:height="0.461cm" svg:x="11.341cm" svg:y="15.47cm" svg:viewBox="0 0 463 462" draw:points="0,0 463,0 463,462 0,462">
          <text:p text:style-name="P2"><text:span text:style-name="T8">T</text:span></text:p>
        </draw:polygon>
        <draw:polyline draw:style-name="gr6" draw:text-style-name="P10" draw:layer="layout" svg:width="0.462cm" svg:height="0.461cm" svg:x="11.341cm" svg:y="15.47cm" svg:viewBox="0 0 463 462" draw:points="231,462 0,462 0,0 463,0 463,462 231,462">
          <text:p/>
        </draw:polyline>
        <draw:polygon draw:style-name="gr8" draw:text-style-name="P10" draw:layer="layout" svg:width="0.459cm" svg:height="0.461cm" svg:x="4.908cm" svg:y="15.47cm" svg:viewBox="0 0 460 462" draw:points="0,0 460,0 460,462 0,462">
          <text:p/>
        </draw:polygon>
        <draw:polyline draw:style-name="gr6" draw:text-style-name="P10" draw:layer="layout" svg:width="0.459cm" svg:height="0.461cm" svg:x="4.908cm" svg:y="15.47cm" svg:viewBox="0 0 460 462" draw:points="230,462 0,462 0,0 460,0 460,462 230,462">
          <text:p/>
        </draw:polyline>
        <draw:polygon draw:style-name="gr8" draw:text-style-name="P10" draw:layer="layout" svg:width="0.462cm" svg:height="0.461cm" svg:x="4.445cm" svg:y="15.47cm" svg:viewBox="0 0 463 462" draw:points="0,0 463,0 463,462 0,462">
          <text:p/>
        </draw:polygon>
        <draw:polyline draw:style-name="gr6" draw:text-style-name="P10" draw:layer="layout" svg:width="0.462cm" svg:height="0.461cm" svg:x="4.445cm" svg:y="15.47cm" svg:viewBox="0 0 463 462" draw:points="231,462 0,462 0,0 463,0 463,462 231,462">
          <text:p/>
        </draw:polyline>
        <draw:polygon draw:style-name="gr10" draw:text-style-name="P10" draw:layer="layout" svg:width="0.459cm" svg:height="0.461cm" svg:x="5.831cm" svg:y="15.47cm" svg:viewBox="0 0 460 462" draw:points="0,0 460,0 460,462 0,462">
          <text:p/>
        </draw:polygon>
        <draw:polyline draw:style-name="gr6" draw:text-style-name="P10" draw:layer="layout" svg:width="0.459cm" svg:height="0.461cm" svg:x="5.831cm" svg:y="15.47cm" svg:viewBox="0 0 460 462" draw:points="230,462 0,462 0,0 460,0 460,462 230,462">
          <text:p/>
        </draw:polyline>
        <draw:polygon draw:style-name="gr10" draw:text-style-name="P10" draw:layer="layout" svg:width="0.462cm" svg:height="0.461cm" svg:x="5.368cm" svg:y="15.47cm" svg:viewBox="0 0 463 462" draw:points="0,0 463,0 463,462 0,462">
          <text:p/>
        </draw:polygon>
        <draw:polyline draw:style-name="gr6" draw:text-style-name="P10" draw:layer="layout" svg:width="0.462cm" svg:height="0.461cm" svg:x="5.368cm" svg:y="15.47cm" svg:viewBox="0 0 463 462" draw:points="231,462 0,462 0,0 463,0 463,462 231,462">
          <text:p/>
        </draw:polyline>
        <draw:polygon draw:style-name="gr10" draw:text-style-name="P10" draw:layer="layout" svg:width="0.459cm" svg:height="0.461cm" svg:x="6.754cm" svg:y="15.47cm" svg:viewBox="0 0 460 462" draw:points="0,0 460,0 460,462 0,462">
          <text:p/>
        </draw:polygon>
        <draw:polyline draw:style-name="gr6" draw:text-style-name="P10" draw:layer="layout" svg:width="0.459cm" svg:height="0.461cm" svg:x="6.754cm" svg:y="15.47cm" svg:viewBox="0 0 460 462" draw:points="230,462 0,462 0,0 460,0 460,462 230,462">
          <text:p/>
        </draw:polyline>
        <draw:polygon draw:style-name="gr10" draw:text-style-name="P10" draw:layer="layout" svg:width="0.462cm" svg:height="0.461cm" svg:x="6.291cm" svg:y="15.47cm" svg:viewBox="0 0 463 462" draw:points="0,0 463,0 463,462 0,462">
          <text:p/>
        </draw:polygon>
        <draw:polyline draw:style-name="gr6" draw:text-style-name="P10" draw:layer="layout" svg:width="0.462cm" svg:height="0.461cm" svg:x="6.291cm" svg:y="15.47cm" svg:viewBox="0 0 463 462" draw:points="231,462 0,462 0,0 463,0 463,462 231,462">
          <text:p/>
        </draw:polyline>
        <draw:polygon draw:style-name="gr10" draw:text-style-name="P10" draw:layer="layout" svg:width="0.462cm" svg:height="0.461cm" svg:x="7.214cm" svg:y="15.47cm" svg:viewBox="0 0 463 462" draw:points="0,0 463,0 463,462 0,462">
          <text:p/>
        </draw:polygon>
        <draw:polyline draw:style-name="gr6" draw:text-style-name="P10" draw:layer="layout" svg:width="0.462cm" svg:height="0.461cm" svg:x="7.214cm" svg:y="15.47cm" svg:viewBox="0 0 463 462" draw:points="231,462 0,462 0,0 463,0 463,462 231,462">
          <text:p/>
        </draw:polyline>
        <draw:polygon draw:style-name="gr10" draw:text-style-name="P10" draw:layer="layout" svg:width="0.459cm" svg:height="0.461cm" svg:x="8.14cm" svg:y="15.47cm" svg:viewBox="0 0 460 462" draw:points="0,0 460,0 460,462 0,462">
          <text:p/>
        </draw:polygon>
        <draw:polyline draw:style-name="gr6" draw:text-style-name="P10" draw:layer="layout" svg:width="0.459cm" svg:height="0.461cm" svg:x="8.14cm" svg:y="15.47cm" svg:viewBox="0 0 460 462" draw:points="230,462 0,462 0,0 460,0 460,462 230,462">
          <text:p/>
        </draw:polyline>
        <draw:polygon draw:style-name="gr10" draw:text-style-name="P10" draw:layer="layout" svg:width="0.462cm" svg:height="0.461cm" svg:x="7.677cm" svg:y="15.47cm" svg:viewBox="0 0 463 462" draw:points="0,0 463,0 463,462 0,462">
          <text:p/>
        </draw:polygon>
        <draw:polyline draw:style-name="gr6" draw:text-style-name="P10" draw:layer="layout" svg:width="0.462cm" svg:height="0.461cm" svg:x="7.677cm" svg:y="15.47cm" svg:viewBox="0 0 463 462" draw:points="231,462 0,462 0,0 463,0 463,462 231,462">
          <text:p/>
        </draw:polyline>
        <draw:polygon draw:style-name="gr10" draw:text-style-name="P10" draw:layer="layout" svg:width="0.459cm" svg:height="0.461cm" svg:x="9.063cm" svg:y="15.47cm" svg:viewBox="0 0 460 462" draw:points="0,0 460,0 460,462 0,462">
          <text:p/>
        </draw:polygon>
        <draw:polyline draw:style-name="gr6" draw:text-style-name="P10" draw:layer="layout" svg:width="0.459cm" svg:height="0.461cm" svg:x="9.063cm" svg:y="15.47cm" svg:viewBox="0 0 460 462" draw:points="230,462 0,462 0,0 460,0 460,462 230,462">
          <text:p/>
        </draw:polyline>
        <draw:polygon draw:style-name="gr10" draw:text-style-name="P10" draw:layer="layout" svg:width="0.462cm" svg:height="0.461cm" svg:x="8.6cm" svg:y="15.47cm" svg:viewBox="0 0 463 462" draw:points="0,0 463,0 463,462 0,462">
          <text:p/>
        </draw:polygon>
        <draw:polyline draw:style-name="gr6" draw:text-style-name="P10" draw:layer="layout" svg:width="0.462cm" svg:height="0.461cm" svg:x="8.6cm" svg:y="15.47cm" svg:viewBox="0 0 463 462" draw:points="231,462 0,462 0,0 463,0 463,462 231,462">
          <text:p/>
        </draw:polyline>
        <draw:polygon draw:style-name="gr10" draw:text-style-name="P10" draw:layer="layout" svg:width="0.459cm" svg:height="0.461cm" svg:x="9.986cm" svg:y="15.47cm" svg:viewBox="0 0 460 462" draw:points="0,0 460,0 460,462 0,462">
          <text:p/>
        </draw:polygon>
        <draw:polyline draw:style-name="gr6" draw:text-style-name="P10" draw:layer="layout" svg:width="0.459cm" svg:height="0.461cm" svg:x="9.986cm" svg:y="15.47cm" svg:viewBox="0 0 460 462" draw:points="230,462 0,462 0,0 460,0 460,462 230,462">
          <text:p/>
        </draw:polyline>
        <draw:polygon draw:style-name="gr10" draw:text-style-name="P10" draw:layer="layout" svg:width="0.462cm" svg:height="0.461cm" svg:x="9.523cm" svg:y="15.47cm" svg:viewBox="0 0 463 462" draw:points="0,0 463,0 463,462 0,462">
          <text:p/>
        </draw:polygon>
        <draw:polyline draw:style-name="gr6" draw:text-style-name="P10" draw:layer="layout" svg:width="0.462cm" svg:height="0.461cm" svg:x="9.523cm" svg:y="15.47cm" svg:viewBox="0 0 463 462" draw:points="231,462 0,462 0,0 463,0 463,462 231,462">
          <text:p/>
        </draw:polyline>
        <draw:polygon draw:style-name="gr10" draw:text-style-name="P10" draw:layer="layout" svg:width="0.462cm" svg:height="0.461cm" svg:x="10.446cm" svg:y="15.47cm" svg:viewBox="0 0 463 462" draw:points="0,0 463,0 463,462 0,462">
          <text:p/>
        </draw:polygon>
        <draw:polyline draw:style-name="gr46" draw:text-style-name="P10" draw:layer="layout" svg:width="0.462cm" svg:height="0.461cm" svg:x="10.446cm" svg:y="15.47cm" svg:viewBox="0 0 463 462" draw:points="231,462 0,462 0,0 463,0 463,462 231,462">
          <text:p/>
        </draw:polyline>
        <draw:polygon draw:style-name="gr8" draw:text-style-name="P10" draw:layer="layout" svg:width="0.459cm" svg:height="0.461cm" svg:x="10.881cm" svg:y="15.47cm" svg:viewBox="0 0 460 462" draw:points="0,0 460,0 460,462 0,462">
          <text:p/>
        </draw:polygon>
        <draw:polyline draw:style-name="gr6" draw:text-style-name="P10" draw:layer="layout" svg:width="0.459cm" svg:height="0.461cm" svg:x="10.881cm" svg:y="15.47cm" svg:viewBox="0 0 460 462" draw:points="230,462 0,462 0,0 460,0 460,462 230,462">
          <text:p/>
        </draw:polyline>
        <draw:polygon draw:style-name="gr41" draw:text-style-name="P10" draw:layer="layout" svg:width="0.462cm" svg:height="0.461cm" svg:x="11.341cm" svg:y="15.47cm" svg:viewBox="0 0 463 462" draw:points="0,0 463,0 463,462 0,462">
          <text:p text:style-name="P2"><text:span text:style-name="T8">A</text:span></text:p>
        </draw:polygon>
        <draw:polyline draw:style-name="gr6" draw:text-style-name="P10" draw:layer="layout" svg:width="0.462cm" svg:height="0.461cm" svg:x="11.341cm" svg:y="15.47cm" svg:viewBox="0 0 463 462" draw:points="231,462 0,462 0,0 463,0 463,462 231,462">
          <text:p/>
        </draw:polyline>
        <draw:polygon draw:style-name="gr41" draw:text-style-name="P10" draw:layer="layout" svg:width="0.459cm" svg:height="0.461cm" svg:x="4.908cm" svg:y="15.008cm" svg:viewBox="0 0 460 462" draw:points="0,0 460,0 460,462 0,462">
          <text:p text:style-name="P2"><text:span text:style-name="T8">T</text:span></text:p>
        </draw:polygon>
        <draw:polyline draw:style-name="gr6" draw:text-style-name="P10" draw:layer="layout" svg:width="0.459cm" svg:height="0.461cm" svg:x="4.908cm" svg:y="15.008cm" svg:viewBox="0 0 460 462" draw:points="230,462 0,462 0,0 460,0 460,462 230,462">
          <text:p/>
        </draw:polyline>
        <draw:polygon draw:style-name="gr41" draw:text-style-name="P10" draw:layer="layout" svg:width="0.462cm" svg:height="0.461cm" svg:x="4.445cm" svg:y="15.008cm" svg:viewBox="0 0 463 462" draw:points="0,0 463,0 463,462 0,462">
          <text:p text:style-name="P2"><text:span text:style-name="T8">T</text:span></text:p>
        </draw:polygon>
        <draw:polyline draw:style-name="gr6" draw:text-style-name="P10" draw:layer="layout" svg:width="0.462cm" svg:height="0.461cm" svg:x="4.445cm" svg:y="15.008cm" svg:viewBox="0 0 463 462" draw:points="231,462 0,462 0,0 463,0 463,462 231,462">
          <text:p/>
        </draw:polyline>
        <draw:polygon draw:style-name="gr41" draw:text-style-name="P10" draw:layer="layout" svg:width="0.459cm" svg:height="0.461cm" svg:x="5.831cm" svg:y="15.008cm" svg:viewBox="0 0 460 462" draw:points="0,0 460,0 460,462 0,462">
          <text:p text:style-name="P2"><text:span text:style-name="T8">T</text:span></text:p>
        </draw:polygon>
        <draw:polyline draw:style-name="gr6" draw:text-style-name="P10" draw:layer="layout" svg:width="0.459cm" svg:height="0.461cm" svg:x="5.831cm" svg:y="15.008cm" svg:viewBox="0 0 460 462" draw:points="230,462 0,462 0,0 460,0 460,462 230,462">
          <text:p/>
        </draw:polyline>
        <draw:polygon draw:style-name="gr41" draw:text-style-name="P10" draw:layer="layout" svg:width="0.462cm" svg:height="0.461cm" svg:x="5.368cm" svg:y="15.008cm" svg:viewBox="0 0 463 462" draw:points="0,0 463,0 463,462 0,462">
          <text:p text:style-name="P2"><text:span text:style-name="T8">T</text:span></text:p>
        </draw:polygon>
        <draw:polyline draw:style-name="gr6" draw:text-style-name="P10" draw:layer="layout" svg:width="0.462cm" svg:height="0.461cm" svg:x="5.368cm" svg:y="15.008cm" svg:viewBox="0 0 463 462" draw:points="231,462 0,462 0,0 463,0 463,462 231,462">
          <text:p/>
        </draw:polyline>
        <draw:polygon draw:style-name="gr41" draw:text-style-name="P10" draw:layer="layout" svg:width="0.459cm" svg:height="0.461cm" svg:x="6.754cm" svg:y="15.008cm" svg:viewBox="0 0 460 462" draw:points="0,0 460,0 460,462 0,462">
          <text:p text:style-name="P2"><text:span text:style-name="T8">T</text:span></text:p>
        </draw:polygon>
        <draw:polyline draw:style-name="gr6" draw:text-style-name="P10" draw:layer="layout" svg:width="0.459cm" svg:height="0.461cm" svg:x="6.754cm" svg:y="15.008cm" svg:viewBox="0 0 460 462" draw:points="230,462 0,462 0,0 460,0 460,462 230,462">
          <text:p/>
        </draw:polyline>
        <draw:polygon draw:style-name="gr41" draw:text-style-name="P10" draw:layer="layout" svg:width="0.462cm" svg:height="0.461cm" svg:x="6.291cm" svg:y="15.008cm" svg:viewBox="0 0 463 462" draw:points="0,0 463,0 463,462 0,462">
          <text:p text:style-name="P2"><text:span text:style-name="T8">T</text:span></text:p>
        </draw:polygon>
        <draw:polyline draw:style-name="gr6" draw:text-style-name="P10" draw:layer="layout" svg:width="0.462cm" svg:height="0.461cm" svg:x="6.291cm" svg:y="15.008cm" svg:viewBox="0 0 463 462" draw:points="231,462 0,462 0,0 463,0 463,462 231,462">
          <text:p/>
        </draw:polyline>
        <draw:polygon draw:style-name="gr41" draw:text-style-name="P10" draw:layer="layout" svg:width="0.462cm" svg:height="0.461cm" svg:x="7.214cm" svg:y="15.008cm" svg:viewBox="0 0 463 462" draw:points="0,0 463,0 463,462 0,462">
          <text:p text:style-name="P2"><text:span text:style-name="T8">T</text:span></text:p>
        </draw:polygon>
        <draw:polyline draw:style-name="gr6" draw:text-style-name="P10" draw:layer="layout" svg:width="0.462cm" svg:height="0.461cm" svg:x="7.214cm" svg:y="15.008cm" svg:viewBox="0 0 463 462" draw:points="231,462 0,462 0,0 463,0 463,462 231,462">
          <text:p/>
        </draw:polyline>
        <draw:polygon draw:style-name="gr41" draw:text-style-name="P10" draw:layer="layout" svg:width="0.459cm" svg:height="0.461cm" svg:x="8.14cm" svg:y="15.008cm" svg:viewBox="0 0 460 462" draw:points="0,0 460,0 460,462 0,462">
          <text:p text:style-name="P2"><text:span text:style-name="T8">T</text:span></text:p>
        </draw:polygon>
        <draw:polyline draw:style-name="gr6" draw:text-style-name="P10" draw:layer="layout" svg:width="0.459cm" svg:height="0.461cm" svg:x="8.14cm" svg:y="15.008cm" svg:viewBox="0 0 460 462" draw:points="230,462 0,462 0,0 460,0 460,462 230,462">
          <text:p/>
        </draw:polyline>
        <draw:polygon draw:style-name="gr41" draw:text-style-name="P10" draw:layer="layout" svg:width="0.462cm" svg:height="0.461cm" svg:x="7.677cm" svg:y="15.008cm" svg:viewBox="0 0 463 462" draw:points="0,0 463,0 463,462 0,462">
          <text:p text:style-name="P2"><text:span text:style-name="T8">T</text:span></text:p>
        </draw:polygon>
        <draw:polyline draw:style-name="gr6" draw:text-style-name="P10" draw:layer="layout" svg:width="0.462cm" svg:height="0.461cm" svg:x="7.677cm" svg:y="15.008cm" svg:viewBox="0 0 463 462" draw:points="231,462 0,462 0,0 463,0 463,462 231,462">
          <text:p/>
        </draw:polyline>
        <draw:polygon draw:style-name="gr41" draw:text-style-name="P10" draw:layer="layout" svg:width="0.459cm" svg:height="0.461cm" svg:x="9.063cm" svg:y="15.008cm" svg:viewBox="0 0 460 462" draw:points="0,0 460,0 460,462 0,462">
          <text:p text:style-name="P2"><text:span text:style-name="T8">T</text:span></text:p>
        </draw:polygon>
        <draw:polyline draw:style-name="gr6" draw:text-style-name="P10" draw:layer="layout" svg:width="0.459cm" svg:height="0.461cm" svg:x="9.063cm" svg:y="15.008cm" svg:viewBox="0 0 460 462" draw:points="230,462 0,462 0,0 460,0 460,462 230,462">
          <text:p/>
        </draw:polyline>
        <draw:polygon draw:style-name="gr41" draw:text-style-name="P10" draw:layer="layout" svg:width="0.462cm" svg:height="0.461cm" svg:x="8.6cm" svg:y="15.008cm" svg:viewBox="0 0 463 462" draw:points="0,0 463,0 463,462 0,462">
          <text:p text:style-name="P2"><text:span text:style-name="T8">T</text:span></text:p>
        </draw:polygon>
        <draw:polyline draw:style-name="gr6" draw:text-style-name="P10" draw:layer="layout" svg:width="0.462cm" svg:height="0.461cm" svg:x="8.6cm" svg:y="15.008cm" svg:viewBox="0 0 463 462" draw:points="231,462 0,462 0,0 463,0 463,462 231,462">
          <text:p/>
        </draw:polyline>
        <draw:polygon draw:style-name="gr41" draw:text-style-name="P10" draw:layer="layout" svg:width="0.459cm" svg:height="0.461cm" svg:x="9.986cm" svg:y="15.008cm" svg:viewBox="0 0 460 462" draw:points="0,0 460,0 460,462 0,462">
          <text:p text:style-name="P2"><text:span text:style-name="T8">T</text:span></text:p>
        </draw:polygon>
        <draw:polyline draw:style-name="gr6" draw:text-style-name="P10" draw:layer="layout" svg:width="0.459cm" svg:height="0.461cm" svg:x="9.986cm" svg:y="15.008cm" svg:viewBox="0 0 460 462" draw:points="230,462 0,462 0,0 460,0 460,462 230,462">
          <text:p/>
        </draw:polyline>
        <draw:polygon draw:style-name="gr41" draw:text-style-name="P10" draw:layer="layout" svg:width="0.462cm" svg:height="0.461cm" svg:x="9.523cm" svg:y="15.008cm" svg:viewBox="0 0 463 462" draw:points="0,0 463,0 463,462 0,462">
          <text:p text:style-name="P2"><text:span text:style-name="T8">T</text:span></text:p>
        </draw:polygon>
        <draw:polyline draw:style-name="gr6" draw:text-style-name="P10" draw:layer="layout" svg:width="0.462cm" svg:height="0.461cm" svg:x="9.523cm" svg:y="15.008cm" svg:viewBox="0 0 463 462" draw:points="231,462 0,462 0,0 463,0 463,462 231,462">
          <text:p/>
        </draw:polyline>
        <draw:polygon draw:style-name="gr41" draw:text-style-name="P10" draw:layer="layout" svg:width="0.462cm" svg:height="0.461cm" svg:x="10.446cm" svg:y="15.008cm" svg:viewBox="0 0 463 462" draw:points="0,0 463,0 463,462 0,462">
          <text:p text:style-name="P2"><text:span text:style-name="T8">T</text:span></text:p>
        </draw:polygon>
        <draw:polyline draw:style-name="gr6" draw:text-style-name="P10" draw:layer="layout" svg:width="0.462cm" svg:height="0.461cm" svg:x="10.446cm" svg:y="15.008cm" svg:viewBox="0 0 463 462" draw:points="231,462 0,462 0,0 463,0 463,462 231,462">
          <text:p/>
        </draw:polyline>
        <draw:polygon draw:style-name="gr41" draw:text-style-name="P10" draw:layer="layout" svg:width="0.459cm" svg:height="0.461cm" svg:x="10.881cm" svg:y="15.008cm" svg:viewBox="0 0 460 462" draw:points="0,0 460,0 460,462 0,462">
          <text:p text:style-name="P2"><text:span text:style-name="T8">T</text:span></text:p>
        </draw:polygon>
        <draw:polyline draw:style-name="gr6" draw:text-style-name="P10" draw:layer="layout" svg:width="0.459cm" svg:height="0.461cm" svg:x="10.881cm" svg:y="15.008cm" svg:viewBox="0 0 460 462" draw:points="230,462 0,462 0,0 460,0 460,462 230,462">
          <text:p/>
        </draw:polyline>
        <draw:polygon draw:style-name="gr41" draw:text-style-name="P10" draw:layer="layout" svg:width="0.462cm" svg:height="0.461cm" svg:x="11.341cm" svg:y="15.008cm" svg:viewBox="0 0 463 462" draw:points="0,0 463,0 463,462 0,462">
          <text:p text:style-name="P2"><text:span text:style-name="T8">T</text:span></text:p>
        </draw:polygon>
        <draw:polyline draw:style-name="gr6" draw:text-style-name="P10" draw:layer="layout" svg:width="0.462cm" svg:height="0.461cm" svg:x="11.341cm" svg:y="15.008cm" svg:viewBox="0 0 463 462" draw:points="231,462 0,462 0,0 463,0 463,462 231,462">
          <text:p/>
        </draw:polyline>
        <draw:polygon draw:style-name="gr10" draw:text-style-name="P10" draw:layer="layout" svg:width="0.459cm" svg:height="0.461cm" svg:x="4.908cm" svg:y="15.008cm" svg:viewBox="0 0 460 462" draw:points="0,0 460,0 460,462 0,462">
          <text:p/>
        </draw:polygon>
        <draw:polyline draw:style-name="gr6" draw:text-style-name="P10" draw:layer="layout" svg:width="0.459cm" svg:height="0.461cm" svg:x="4.908cm" svg:y="15.008cm" svg:viewBox="0 0 460 462" draw:points="230,462 0,462 0,0 460,0 460,462 230,462">
          <text:p/>
        </draw:polyline>
        <draw:polygon draw:style-name="gr8" draw:text-style-name="P10" draw:layer="layout" svg:width="0.462cm" svg:height="0.461cm" svg:x="4.445cm" svg:y="15.008cm" svg:viewBox="0 0 463 462" draw:points="0,0 463,0 463,462 0,462">
          <text:p/>
        </draw:polygon>
        <draw:polyline draw:style-name="gr6" draw:text-style-name="P10" draw:layer="layout" svg:width="0.462cm" svg:height="0.461cm" svg:x="4.445cm" svg:y="15.008cm" svg:viewBox="0 0 463 462" draw:points="231,462 0,462 0,0 463,0 463,462 231,462">
          <text:p/>
        </draw:polyline>
        <draw:polygon draw:style-name="gr10" draw:text-style-name="P10" draw:layer="layout" svg:width="0.459cm" svg:height="0.461cm" svg:x="5.831cm" svg:y="15.008cm" svg:viewBox="0 0 460 462" draw:points="0,0 460,0 460,462 0,462">
          <text:p/>
        </draw:polygon>
        <draw:polyline draw:style-name="gr6" draw:text-style-name="P10" draw:layer="layout" svg:width="0.459cm" svg:height="0.461cm" svg:x="5.831cm" svg:y="15.008cm" svg:viewBox="0 0 460 462" draw:points="230,462 0,462 0,0 460,0 460,462 230,462">
          <text:p/>
        </draw:polyline>
        <draw:polygon draw:style-name="gr10" draw:text-style-name="P10" draw:layer="layout" svg:width="0.462cm" svg:height="0.461cm" svg:x="5.368cm" svg:y="15.008cm" svg:viewBox="0 0 463 462" draw:points="0,0 463,0 463,462 0,462">
          <text:p/>
        </draw:polygon>
        <draw:polyline draw:style-name="gr6" draw:text-style-name="P10" draw:layer="layout" svg:width="0.462cm" svg:height="0.461cm" svg:x="5.368cm" svg:y="15.008cm" svg:viewBox="0 0 463 462" draw:points="231,462 0,462 0,0 463,0 463,462 231,462">
          <text:p/>
        </draw:polyline>
        <draw:polygon draw:style-name="gr15" draw:text-style-name="P10" draw:layer="layout" svg:width="0.459cm" svg:height="0.461cm" svg:x="6.754cm" svg:y="15.008cm" svg:viewBox="0 0 460 462" draw:points="0,0 460,0 460,462 0,462">
          <text:p/>
        </draw:polygon>
        <draw:polyline draw:style-name="gr6" draw:text-style-name="P10" draw:layer="layout" svg:width="0.459cm" svg:height="0.461cm" svg:x="6.754cm" svg:y="15.008cm" svg:viewBox="0 0 460 462" draw:points="230,462 0,462 0,0 460,0 460,462 230,462">
          <text:p/>
        </draw:polyline>
        <draw:polygon draw:style-name="gr15" draw:text-style-name="P10" draw:layer="layout" svg:width="0.462cm" svg:height="0.461cm" svg:x="6.291cm" svg:y="15.008cm" svg:viewBox="0 0 463 462" draw:points="0,0 463,0 463,462 0,462">
          <text:p/>
        </draw:polygon>
        <draw:polyline draw:style-name="gr6" draw:text-style-name="P10" draw:layer="layout" svg:width="0.462cm" svg:height="0.461cm" svg:x="6.291cm" svg:y="15.008cm" svg:viewBox="0 0 463 462" draw:points="231,462 0,462 0,0 463,0 463,462 231,462">
          <text:p/>
        </draw:polyline>
        <draw:polygon draw:style-name="gr10" draw:text-style-name="P10" draw:layer="layout" svg:width="0.462cm" svg:height="0.461cm" svg:x="7.214cm" svg:y="15.008cm" svg:viewBox="0 0 463 462" draw:points="0,0 463,0 463,462 0,462">
          <text:p/>
        </draw:polygon>
        <draw:polyline draw:style-name="gr6" draw:text-style-name="P10" draw:layer="layout" svg:width="0.462cm" svg:height="0.461cm" svg:x="7.214cm" svg:y="15.008cm" svg:viewBox="0 0 463 462" draw:points="231,462 0,462 0,0 463,0 463,462 231,462">
          <text:p/>
        </draw:polyline>
        <draw:polygon draw:style-name="gr15" draw:text-style-name="P10" draw:layer="layout" svg:width="0.459cm" svg:height="0.461cm" svg:x="8.14cm" svg:y="15.008cm" svg:viewBox="0 0 460 462" draw:points="0,0 460,0 460,462 0,462">
          <text:p/>
        </draw:polygon>
        <draw:polyline draw:style-name="gr6" draw:text-style-name="P10" draw:layer="layout" svg:width="0.459cm" svg:height="0.461cm" svg:x="8.14cm" svg:y="15.008cm" svg:viewBox="0 0 460 462" draw:points="230,462 0,462 0,0 460,0 460,462 230,462">
          <text:p/>
        </draw:polyline>
        <draw:polygon draw:style-name="gr15" draw:text-style-name="P10" draw:layer="layout" svg:width="0.462cm" svg:height="0.461cm" svg:x="7.677cm" svg:y="15.008cm" svg:viewBox="0 0 463 462" draw:points="0,0 463,0 463,462 0,462">
          <text:p/>
        </draw:polygon>
        <draw:polyline draw:style-name="gr6" draw:text-style-name="P10" draw:layer="layout" svg:width="0.462cm" svg:height="0.461cm" svg:x="7.677cm" svg:y="15.008cm" svg:viewBox="0 0 463 462" draw:points="231,462 0,462 0,0 463,0 463,462 231,462">
          <text:p/>
        </draw:polyline>
        <draw:polygon draw:style-name="gr10" draw:text-style-name="P10" draw:layer="layout" svg:width="0.459cm" svg:height="0.461cm" svg:x="9.063cm" svg:y="15.008cm" svg:viewBox="0 0 460 462" draw:points="0,0 460,0 460,462 0,462">
          <text:p/>
        </draw:polygon>
        <draw:polyline draw:style-name="gr6" draw:text-style-name="P10" draw:layer="layout" svg:width="0.459cm" svg:height="0.461cm" svg:x="9.063cm" svg:y="15.008cm" svg:viewBox="0 0 460 462" draw:points="230,462 0,462 0,0 460,0 460,462 230,462">
          <text:p/>
        </draw:polyline>
        <draw:polygon draw:style-name="gr15" draw:text-style-name="P10" draw:layer="layout" svg:width="0.462cm" svg:height="0.461cm" svg:x="8.6cm" svg:y="15.008cm" svg:viewBox="0 0 463 462" draw:points="0,0 463,0 463,462 0,462">
          <text:p/>
        </draw:polygon>
        <draw:polyline draw:style-name="gr6" draw:text-style-name="P10" draw:layer="layout" svg:width="0.462cm" svg:height="0.461cm" svg:x="8.6cm" svg:y="15.008cm" svg:viewBox="0 0 463 462" draw:points="231,462 0,462 0,0 463,0 463,462 231,462">
          <text:p/>
        </draw:polyline>
        <draw:polygon draw:style-name="gr10" draw:text-style-name="P10" draw:layer="layout" svg:width="0.459cm" svg:height="0.461cm" svg:x="9.986cm" svg:y="15.008cm" svg:viewBox="0 0 460 462" draw:points="0,0 460,0 460,462 0,462">
          <text:p/>
        </draw:polygon>
        <draw:polyline draw:style-name="gr6" draw:text-style-name="P10" draw:layer="layout" svg:width="0.459cm" svg:height="0.461cm" svg:x="9.986cm" svg:y="15.008cm" svg:viewBox="0 0 460 462" draw:points="230,462 0,462 0,0 460,0 460,462 230,462">
          <text:p/>
        </draw:polyline>
        <draw:polygon draw:style-name="gr10" draw:text-style-name="P10" draw:layer="layout" svg:width="0.462cm" svg:height="0.461cm" svg:x="9.523cm" svg:y="15.008cm" svg:viewBox="0 0 463 462" draw:points="0,0 463,0 463,462 0,462">
          <text:p/>
        </draw:polygon>
        <draw:polyline draw:style-name="gr6" draw:text-style-name="P10" draw:layer="layout" svg:width="0.462cm" svg:height="0.461cm" svg:x="9.523cm" svg:y="15.008cm" svg:viewBox="0 0 463 462" draw:points="231,462 0,462 0,0 463,0 463,462 231,462">
          <text:p/>
        </draw:polyline>
        <draw:polygon draw:style-name="gr10" draw:text-style-name="P10" draw:layer="layout" svg:width="0.462cm" svg:height="0.461cm" svg:x="10.446cm" svg:y="15.008cm" svg:viewBox="0 0 463 462" draw:points="0,0 463,0 463,462 0,462">
          <text:p/>
        </draw:polygon>
        <draw:polyline draw:style-name="gr6" draw:text-style-name="P10" draw:layer="layout" svg:width="0.462cm" svg:height="0.461cm" svg:x="10.446cm" svg:y="15.008cm" svg:viewBox="0 0 463 462" draw:points="231,462 0,462 0,0 463,0 463,462 231,462">
          <text:p/>
        </draw:polyline>
        <draw:polygon draw:style-name="gr8" draw:text-style-name="P10" draw:layer="layout" svg:width="0.459cm" svg:height="0.461cm" svg:x="10.881cm" svg:y="15.008cm" svg:viewBox="0 0 460 462" draw:points="0,0 460,0 460,462 0,462">
          <text:p/>
        </draw:polygon>
        <draw:polyline draw:style-name="gr6" draw:text-style-name="P10" draw:layer="layout" svg:width="0.459cm" svg:height="0.461cm" svg:x="10.881cm" svg:y="15.008cm" svg:viewBox="0 0 460 462" draw:points="230,462 0,462 0,0 460,0 460,462 230,462">
          <text:p/>
        </draw:polyline>
        <draw:polygon draw:style-name="gr8" draw:text-style-name="P10" draw:layer="layout" svg:width="0.462cm" svg:height="0.461cm" svg:x="11.341cm" svg:y="15.008cm" svg:viewBox="0 0 463 462" draw:points="0,0 463,0 463,462 0,462">
          <text:p/>
        </draw:polygon>
        <draw:polyline draw:style-name="gr6" draw:text-style-name="P10" draw:layer="layout" svg:width="0.462cm" svg:height="0.461cm" svg:x="11.341cm" svg:y="15.008cm" svg:viewBox="0 0 463 462" draw:points="231,462 0,462 0,0 463,0 463,462 231,462">
          <text:p/>
        </draw:polyline>
        <draw:polygon draw:style-name="gr41" draw:text-style-name="P10" draw:layer="layout" svg:width="0.459cm" svg:height="0.461cm" svg:x="4.908cm" svg:y="14.546cm" svg:viewBox="0 0 460 462" draw:points="0,0 460,0 460,462 0,462">
          <text:p text:style-name="P2"><text:span text:style-name="T8">T</text:span></text:p>
        </draw:polygon>
        <draw:polyline draw:style-name="gr6" draw:text-style-name="P10" draw:layer="layout" svg:width="0.459cm" svg:height="0.461cm" svg:x="4.908cm" svg:y="14.546cm" svg:viewBox="0 0 460 462" draw:points="230,462 0,462 0,0 460,0 460,462 230,462">
          <text:p/>
        </draw:polyline>
        <draw:polygon draw:style-name="gr41" draw:text-style-name="P10" draw:layer="layout" svg:width="0.462cm" svg:height="0.461cm" svg:x="4.445cm" svg:y="14.546cm" svg:viewBox="0 0 463 462" draw:points="0,0 463,0 463,462 0,462">
          <text:p text:style-name="P2"><text:span text:style-name="T8">T</text:span></text:p>
        </draw:polygon>
        <draw:polyline draw:style-name="gr6" draw:text-style-name="P10" draw:layer="layout" svg:width="0.462cm" svg:height="0.461cm" svg:x="4.445cm" svg:y="14.546cm" svg:viewBox="0 0 463 462" draw:points="231,462 0,462 0,0 463,0 463,462 231,462">
          <text:p/>
        </draw:polyline>
        <draw:polygon draw:style-name="gr41" draw:text-style-name="P10" draw:layer="layout" svg:width="0.459cm" svg:height="0.461cm" svg:x="5.831cm" svg:y="14.546cm" svg:viewBox="0 0 460 462" draw:points="0,0 460,0 460,462 0,462">
          <text:p text:style-name="P2"><text:span text:style-name="T8">T</text:span></text:p>
        </draw:polygon>
        <draw:polyline draw:style-name="gr6" draw:text-style-name="P10" draw:layer="layout" svg:width="0.459cm" svg:height="0.461cm" svg:x="5.831cm" svg:y="14.546cm" svg:viewBox="0 0 460 462" draw:points="230,462 0,462 0,0 460,0 460,462 230,462">
          <text:p/>
        </draw:polyline>
        <draw:polygon draw:style-name="gr41" draw:text-style-name="P10" draw:layer="layout" svg:width="0.462cm" svg:height="0.461cm" svg:x="5.368cm" svg:y="14.546cm" svg:viewBox="0 0 463 462" draw:points="0,0 463,0 463,462 0,462">
          <text:p text:style-name="P2"><text:span text:style-name="T8">T</text:span></text:p>
        </draw:polygon>
        <draw:polyline draw:style-name="gr6" draw:text-style-name="P10" draw:layer="layout" svg:width="0.462cm" svg:height="0.461cm" svg:x="5.368cm" svg:y="14.546cm" svg:viewBox="0 0 463 462" draw:points="231,462 0,462 0,0 463,0 463,462 231,462">
          <text:p/>
        </draw:polyline>
        <draw:polygon draw:style-name="gr41" draw:text-style-name="P10" draw:layer="layout" svg:width="0.459cm" svg:height="0.461cm" svg:x="6.754cm" svg:y="14.546cm" svg:viewBox="0 0 460 462" draw:points="0,0 460,0 460,462 0,462">
          <text:p text:style-name="P2"><text:span text:style-name="T8">T</text:span></text:p>
        </draw:polygon>
        <draw:polyline draw:style-name="gr6" draw:text-style-name="P10" draw:layer="layout" svg:width="0.459cm" svg:height="0.461cm" svg:x="6.754cm" svg:y="14.546cm" svg:viewBox="0 0 460 462" draw:points="230,462 0,462 0,0 460,0 460,462 230,462">
          <text:p/>
        </draw:polyline>
        <draw:polygon draw:style-name="gr41" draw:text-style-name="P10" draw:layer="layout" svg:width="0.462cm" svg:height="0.461cm" svg:x="6.291cm" svg:y="14.546cm" svg:viewBox="0 0 463 462" draw:points="0,0 463,0 463,462 0,462">
          <text:p text:style-name="P2"><text:span text:style-name="T8">T</text:span></text:p>
        </draw:polygon>
        <draw:polyline draw:style-name="gr6" draw:text-style-name="P10" draw:layer="layout" svg:width="0.462cm" svg:height="0.461cm" svg:x="6.291cm" svg:y="14.546cm" svg:viewBox="0 0 463 462" draw:points="231,462 0,462 0,0 463,0 463,462 231,462">
          <text:p/>
        </draw:polyline>
        <draw:polygon draw:style-name="gr41" draw:text-style-name="P10" draw:layer="layout" svg:width="0.462cm" svg:height="0.461cm" svg:x="7.214cm" svg:y="14.546cm" svg:viewBox="0 0 463 462" draw:points="0,0 463,0 463,462 0,462">
          <text:p text:style-name="P2"><text:span text:style-name="T8">T</text:span></text:p>
        </draw:polygon>
        <draw:polyline draw:style-name="gr6" draw:text-style-name="P10" draw:layer="layout" svg:width="0.462cm" svg:height="0.461cm" svg:x="7.214cm" svg:y="14.546cm" svg:viewBox="0 0 463 462" draw:points="231,462 0,462 0,0 463,0 463,462 231,462">
          <text:p/>
        </draw:polyline>
        <draw:polygon draw:style-name="gr41" draw:text-style-name="P10" draw:layer="layout" svg:width="0.459cm" svg:height="0.461cm" svg:x="8.14cm" svg:y="14.546cm" svg:viewBox="0 0 460 462" draw:points="0,0 460,0 460,462 0,462">
          <text:p text:style-name="P2"><text:span text:style-name="T8">T</text:span></text:p>
        </draw:polygon>
        <draw:polyline draw:style-name="gr6" draw:text-style-name="P10" draw:layer="layout" svg:width="0.459cm" svg:height="0.461cm" svg:x="8.14cm" svg:y="14.546cm" svg:viewBox="0 0 460 462" draw:points="230,462 0,462 0,0 460,0 460,462 230,462">
          <text:p/>
        </draw:polyline>
        <draw:polygon draw:style-name="gr41" draw:text-style-name="P10" draw:layer="layout" svg:width="0.462cm" svg:height="0.461cm" svg:x="7.677cm" svg:y="14.546cm" svg:viewBox="0 0 463 462" draw:points="0,0 463,0 463,462 0,462">
          <text:p text:style-name="P2"><text:span text:style-name="T8">T</text:span></text:p>
        </draw:polygon>
        <draw:polyline draw:style-name="gr6" draw:text-style-name="P10" draw:layer="layout" svg:width="0.462cm" svg:height="0.461cm" svg:x="7.677cm" svg:y="14.546cm" svg:viewBox="0 0 463 462" draw:points="231,462 0,462 0,0 463,0 463,462 231,462">
          <text:p/>
        </draw:polyline>
        <draw:polygon draw:style-name="gr41" draw:text-style-name="P10" draw:layer="layout" svg:width="0.459cm" svg:height="0.461cm" svg:x="9.063cm" svg:y="14.546cm" svg:viewBox="0 0 460 462" draw:points="0,0 460,0 460,462 0,462">
          <text:p text:style-name="P2"><text:span text:style-name="T8">T</text:span></text:p>
        </draw:polygon>
        <draw:polyline draw:style-name="gr6" draw:text-style-name="P10" draw:layer="layout" svg:width="0.459cm" svg:height="0.461cm" svg:x="9.063cm" svg:y="14.546cm" svg:viewBox="0 0 460 462" draw:points="230,462 0,462 0,0 460,0 460,462 230,462">
          <text:p/>
        </draw:polyline>
        <draw:polygon draw:style-name="gr41" draw:text-style-name="P10" draw:layer="layout" svg:width="0.462cm" svg:height="0.461cm" svg:x="8.6cm" svg:y="14.546cm" svg:viewBox="0 0 463 462" draw:points="0,0 463,0 463,462 0,462">
          <text:p text:style-name="P2"><text:span text:style-name="T8">T</text:span></text:p>
        </draw:polygon>
        <draw:polyline draw:style-name="gr6" draw:text-style-name="P10" draw:layer="layout" svg:width="0.462cm" svg:height="0.461cm" svg:x="8.6cm" svg:y="14.546cm" svg:viewBox="0 0 463 462" draw:points="231,462 0,462 0,0 463,0 463,462 231,462">
          <text:p/>
        </draw:polyline>
        <draw:polygon draw:style-name="gr41" draw:text-style-name="P10" draw:layer="layout" svg:width="0.459cm" svg:height="0.461cm" svg:x="9.986cm" svg:y="14.546cm" svg:viewBox="0 0 460 462" draw:points="0,0 460,0 460,462 0,462">
          <text:p text:style-name="P2"><text:span text:style-name="T8">T</text:span></text:p>
        </draw:polygon>
        <draw:polyline draw:style-name="gr6" draw:text-style-name="P10" draw:layer="layout" svg:width="0.459cm" svg:height="0.461cm" svg:x="9.986cm" svg:y="14.546cm" svg:viewBox="0 0 460 462" draw:points="230,462 0,462 0,0 460,0 460,462 230,462">
          <text:p/>
        </draw:polyline>
        <draw:polygon draw:style-name="gr41" draw:text-style-name="P10" draw:layer="layout" svg:width="0.462cm" svg:height="0.461cm" svg:x="9.523cm" svg:y="14.546cm" svg:viewBox="0 0 463 462" draw:points="0,0 463,0 463,462 0,462">
          <text:p text:style-name="P2"><text:span text:style-name="T8">T</text:span></text:p>
        </draw:polygon>
        <draw:polyline draw:style-name="gr6" draw:text-style-name="P10" draw:layer="layout" svg:width="0.462cm" svg:height="0.461cm" svg:x="9.523cm" svg:y="14.546cm" svg:viewBox="0 0 463 462" draw:points="231,462 0,462 0,0 463,0 463,462 231,462">
          <text:p/>
        </draw:polyline>
        <draw:polygon draw:style-name="gr41" draw:text-style-name="P10" draw:layer="layout" svg:width="0.462cm" svg:height="0.461cm" svg:x="10.446cm" svg:y="14.546cm" svg:viewBox="0 0 463 462" draw:points="0,0 463,0 463,462 0,462">
          <text:p text:style-name="P2"><text:span text:style-name="T8">T</text:span></text:p>
        </draw:polygon>
        <draw:polyline draw:style-name="gr6" draw:text-style-name="P10" draw:layer="layout" svg:width="0.462cm" svg:height="0.461cm" svg:x="10.446cm" svg:y="14.546cm" svg:viewBox="0 0 463 462" draw:points="231,462 0,462 0,0 463,0 463,462 231,462">
          <text:p/>
        </draw:polyline>
        <draw:polygon draw:style-name="gr41" draw:text-style-name="P10" draw:layer="layout" svg:width="0.459cm" svg:height="0.461cm" svg:x="10.881cm" svg:y="14.546cm" svg:viewBox="0 0 460 462" draw:points="0,0 460,0 460,462 0,462">
          <text:p text:style-name="P2"><text:span text:style-name="T8">T</text:span></text:p>
        </draw:polygon>
        <draw:polyline draw:style-name="gr6" draw:text-style-name="P10" draw:layer="layout" svg:width="0.459cm" svg:height="0.461cm" svg:x="10.881cm" svg:y="14.546cm" svg:viewBox="0 0 460 462" draw:points="230,462 0,462 0,0 460,0 460,462 230,462">
          <text:p/>
        </draw:polyline>
        <draw:polygon draw:style-name="gr41" draw:text-style-name="P10" draw:layer="layout" svg:width="0.462cm" svg:height="0.461cm" svg:x="11.341cm" svg:y="14.546cm" svg:viewBox="0 0 463 462" draw:points="0,0 463,0 463,462 0,462">
          <text:p text:style-name="P2"><text:span text:style-name="T8">T</text:span></text:p>
        </draw:polygon>
        <draw:polyline draw:style-name="gr6" draw:text-style-name="P10" draw:layer="layout" svg:width="0.462cm" svg:height="0.461cm" svg:x="11.341cm" svg:y="14.546cm" svg:viewBox="0 0 463 462" draw:points="231,462 0,462 0,0 463,0 463,462 231,462">
          <text:p/>
        </draw:polyline>
        <draw:polygon draw:style-name="gr10" draw:text-style-name="P10" draw:layer="layout" svg:width="0.459cm" svg:height="0.461cm" svg:x="4.908cm" svg:y="14.546cm" svg:viewBox="0 0 460 462" draw:points="0,0 460,0 460,462 0,462">
          <text:p/>
        </draw:polygon>
        <draw:polyline draw:style-name="gr6" draw:text-style-name="P10" draw:layer="layout" svg:width="0.459cm" svg:height="0.461cm" svg:x="4.908cm" svg:y="14.546cm" svg:viewBox="0 0 460 462" draw:points="230,462 0,462 0,0 460,0 460,462 230,462">
          <text:p/>
        </draw:polyline>
        <draw:polygon draw:style-name="gr8" draw:text-style-name="P10" draw:layer="layout" svg:width="0.462cm" svg:height="0.461cm" svg:x="4.445cm" svg:y="14.546cm" svg:viewBox="0 0 463 462" draw:points="0,0 463,0 463,462 0,462">
          <text:p/>
        </draw:polygon>
        <draw:polyline draw:style-name="gr6" draw:text-style-name="P10" draw:layer="layout" svg:width="0.462cm" svg:height="0.461cm" svg:x="4.445cm" svg:y="14.546cm" svg:viewBox="0 0 463 462" draw:points="231,462 0,462 0,0 463,0 463,462 231,462">
          <text:p/>
        </draw:polyline>
        <draw:polygon draw:style-name="gr10" draw:text-style-name="P10" draw:layer="layout" svg:width="0.459cm" svg:height="0.461cm" svg:x="5.831cm" svg:y="14.546cm" svg:viewBox="0 0 460 462" draw:points="0,0 460,0 460,462 0,462">
          <text:p/>
        </draw:polygon>
        <draw:polyline draw:style-name="gr6" draw:text-style-name="P10" draw:layer="layout" svg:width="0.459cm" svg:height="0.461cm" svg:x="5.831cm" svg:y="14.546cm" svg:viewBox="0 0 460 462" draw:points="230,462 0,462 0,0 460,0 460,462 230,462">
          <text:p/>
        </draw:polyline>
        <draw:polygon draw:style-name="gr10" draw:text-style-name="P10" draw:layer="layout" svg:width="0.462cm" svg:height="0.461cm" svg:x="5.368cm" svg:y="14.546cm" svg:viewBox="0 0 463 462" draw:points="0,0 463,0 463,462 0,462">
          <text:p/>
        </draw:polygon>
        <draw:polyline draw:style-name="gr6" draw:text-style-name="P10" draw:layer="layout" svg:width="0.462cm" svg:height="0.461cm" svg:x="5.368cm" svg:y="14.546cm" svg:viewBox="0 0 463 462" draw:points="231,462 0,462 0,0 463,0 463,462 231,462">
          <text:p/>
        </draw:polyline>
        <draw:polygon draw:style-name="gr15" draw:text-style-name="P10" draw:layer="layout" svg:width="0.459cm" svg:height="0.461cm" svg:x="6.754cm" svg:y="14.546cm" svg:viewBox="0 0 460 462" draw:points="0,0 460,0 460,462 0,462">
          <text:p/>
        </draw:polygon>
        <draw:polyline draw:style-name="gr6" draw:text-style-name="P10" draw:layer="layout" svg:width="0.459cm" svg:height="0.461cm" svg:x="6.754cm" svg:y="14.546cm" svg:viewBox="0 0 460 462" draw:points="230,462 0,462 0,0 460,0 460,462 230,462">
          <text:p/>
        </draw:polyline>
        <draw:polygon draw:style-name="gr15" draw:text-style-name="P10" draw:layer="layout" svg:width="0.462cm" svg:height="0.461cm" svg:x="6.291cm" svg:y="14.546cm" svg:viewBox="0 0 463 462" draw:points="0,0 463,0 463,462 0,462">
          <text:p/>
        </draw:polygon>
        <draw:polyline draw:style-name="gr6" draw:text-style-name="P10" draw:layer="layout" svg:width="0.462cm" svg:height="0.461cm" svg:x="6.291cm" svg:y="14.546cm" svg:viewBox="0 0 463 462" draw:points="231,462 0,462 0,0 463,0 463,462 231,462">
          <text:p/>
        </draw:polyline>
        <draw:polygon draw:style-name="gr15" draw:text-style-name="P10" draw:layer="layout" svg:width="0.462cm" svg:height="0.461cm" svg:x="7.214cm" svg:y="14.546cm" svg:viewBox="0 0 463 462" draw:points="0,0 463,0 463,462 0,462">
          <text:p/>
        </draw:polygon>
        <draw:polyline draw:style-name="gr6" draw:text-style-name="P10" draw:layer="layout" svg:width="0.462cm" svg:height="0.461cm" svg:x="7.214cm" svg:y="14.546cm" svg:viewBox="0 0 463 462" draw:points="231,462 0,462 0,0 463,0 463,462 231,462">
          <text:p/>
        </draw:polyline>
        <draw:polygon draw:style-name="gr15" draw:text-style-name="P10" draw:layer="layout" svg:width="0.459cm" svg:height="0.461cm" svg:x="8.14cm" svg:y="14.546cm" svg:viewBox="0 0 460 462" draw:points="0,0 460,0 460,462 0,462">
          <text:p/>
        </draw:polygon>
        <draw:polyline draw:style-name="gr6" draw:text-style-name="P10" draw:layer="layout" svg:width="0.459cm" svg:height="0.461cm" svg:x="8.14cm" svg:y="14.546cm" svg:viewBox="0 0 460 462" draw:points="230,462 0,462 0,0 460,0 460,462 230,462">
          <text:p/>
        </draw:polyline>
        <draw:polygon draw:style-name="gr15" draw:text-style-name="P10" draw:layer="layout" svg:width="0.462cm" svg:height="0.461cm" svg:x="7.677cm" svg:y="14.546cm" svg:viewBox="0 0 463 462" draw:points="0,0 463,0 463,462 0,462">
          <text:p/>
        </draw:polygon>
        <draw:polyline draw:style-name="gr6" draw:text-style-name="P10" draw:layer="layout" svg:width="0.462cm" svg:height="0.461cm" svg:x="7.677cm" svg:y="14.546cm" svg:viewBox="0 0 463 462" draw:points="231,462 0,462 0,0 463,0 463,462 231,462">
          <text:p/>
        </draw:polyline>
        <draw:polygon draw:style-name="gr15" draw:text-style-name="P10" draw:layer="layout" svg:width="0.459cm" svg:height="0.461cm" svg:x="9.063cm" svg:y="14.546cm" svg:viewBox="0 0 460 462" draw:points="0,0 460,0 460,462 0,462">
          <text:p/>
        </draw:polygon>
        <draw:polyline draw:style-name="gr6" draw:text-style-name="P10" draw:layer="layout" svg:width="0.459cm" svg:height="0.461cm" svg:x="9.063cm" svg:y="14.546cm" svg:viewBox="0 0 460 462" draw:points="230,462 0,462 0,0 460,0 460,462 230,462">
          <text:p/>
        </draw:polyline>
        <draw:polygon draw:style-name="gr15" draw:text-style-name="P10" draw:layer="layout" svg:width="0.462cm" svg:height="0.461cm" svg:x="8.6cm" svg:y="14.546cm" svg:viewBox="0 0 463 462" draw:points="0,0 463,0 463,462 0,462">
          <text:p/>
        </draw:polygon>
        <draw:polyline draw:style-name="gr6" draw:text-style-name="P10" draw:layer="layout" svg:width="0.462cm" svg:height="0.461cm" svg:x="8.6cm" svg:y="14.546cm" svg:viewBox="0 0 463 462" draw:points="231,462 0,462 0,0 463,0 463,462 231,462">
          <text:p/>
        </draw:polyline>
        <draw:polygon draw:style-name="gr10" draw:text-style-name="P10" draw:layer="layout" svg:width="0.459cm" svg:height="0.461cm" svg:x="9.986cm" svg:y="14.546cm" svg:viewBox="0 0 460 462" draw:points="0,0 460,0 460,462 0,462">
          <text:p/>
        </draw:polygon>
        <draw:polyline draw:style-name="gr6" draw:text-style-name="P10" draw:layer="layout" svg:width="0.459cm" svg:height="0.461cm" svg:x="9.986cm" svg:y="14.546cm" svg:viewBox="0 0 460 462" draw:points="230,462 0,462 0,0 460,0 460,462 230,462">
          <text:p/>
        </draw:polyline>
        <draw:polygon draw:style-name="gr10" draw:text-style-name="P10" draw:layer="layout" svg:width="0.462cm" svg:height="0.461cm" svg:x="9.523cm" svg:y="14.546cm" svg:viewBox="0 0 463 462" draw:points="0,0 463,0 463,462 0,462">
          <text:p/>
        </draw:polygon>
        <draw:polyline draw:style-name="gr6" draw:text-style-name="P10" draw:layer="layout" svg:width="0.462cm" svg:height="0.461cm" svg:x="9.523cm" svg:y="14.546cm" svg:viewBox="0 0 463 462" draw:points="231,462 0,462 0,0 463,0 463,462 231,462">
          <text:p/>
        </draw:polyline>
        <draw:polygon draw:style-name="gr10" draw:text-style-name="P10" draw:layer="layout" svg:width="0.462cm" svg:height="0.461cm" svg:x="10.446cm" svg:y="14.546cm" svg:viewBox="0 0 463 462" draw:points="0,0 463,0 463,462 0,462">
          <text:p/>
        </draw:polygon>
        <draw:polyline draw:style-name="gr6" draw:text-style-name="P10" draw:layer="layout" svg:width="0.462cm" svg:height="0.461cm" svg:x="10.446cm" svg:y="14.546cm" svg:viewBox="0 0 463 462" draw:points="231,462 0,462 0,0 463,0 463,462 231,462">
          <text:p/>
        </draw:polyline>
        <draw:polygon draw:style-name="gr8" draw:text-style-name="P10" draw:layer="layout" svg:width="0.459cm" svg:height="0.461cm" svg:x="10.881cm" svg:y="14.546cm" svg:viewBox="0 0 460 462" draw:points="0,0 460,0 460,462 0,462">
          <text:p/>
        </draw:polygon>
        <draw:polyline draw:style-name="gr6" draw:text-style-name="P10" draw:layer="layout" svg:width="0.459cm" svg:height="0.461cm" svg:x="10.881cm" svg:y="14.546cm" svg:viewBox="0 0 460 462" draw:points="230,462 0,462 0,0 460,0 460,462 230,462">
          <text:p/>
        </draw:polyline>
        <draw:polygon draw:style-name="gr8" draw:text-style-name="P10" draw:layer="layout" svg:width="0.462cm" svg:height="0.461cm" svg:x="11.341cm" svg:y="14.546cm" svg:viewBox="0 0 463 462" draw:points="0,0 463,0 463,462 0,462">
          <text:p/>
        </draw:polygon>
        <draw:polyline draw:style-name="gr6" draw:text-style-name="P10" draw:layer="layout" svg:width="0.462cm" svg:height="0.461cm" svg:x="11.341cm" svg:y="14.546cm" svg:viewBox="0 0 463 462" draw:points="231,462 0,462 0,0 463,0 463,462 231,462">
          <text:p/>
        </draw:polyline>
        <draw:polygon draw:style-name="gr41" draw:text-style-name="P10" draw:layer="layout" svg:width="0.459cm" svg:height="0.461cm" svg:x="4.908cm" svg:y="14.084cm" svg:viewBox="0 0 460 462" draw:points="0,0 460,0 460,462 0,462">
          <text:p text:style-name="P2"><text:span text:style-name="T8">T</text:span></text:p>
        </draw:polygon>
        <draw:polyline draw:style-name="gr6" draw:text-style-name="P10" draw:layer="layout" svg:width="0.459cm" svg:height="0.461cm" svg:x="4.908cm" svg:y="14.084cm" svg:viewBox="0 0 460 462" draw:points="230,462 0,462 0,0 460,0 460,462 230,462">
          <text:p/>
        </draw:polyline>
        <draw:polygon draw:style-name="gr41" draw:text-style-name="P10" draw:layer="layout" svg:width="0.462cm" svg:height="0.461cm" svg:x="4.445cm" svg:y="14.084cm" svg:viewBox="0 0 463 462" draw:points="0,0 463,0 463,462 0,462">
          <text:p text:style-name="P2"><text:span text:style-name="T8">T</text:span></text:p>
        </draw:polygon>
        <draw:polyline draw:style-name="gr6" draw:text-style-name="P10" draw:layer="layout" svg:width="0.462cm" svg:height="0.461cm" svg:x="4.445cm" svg:y="14.084cm" svg:viewBox="0 0 463 462" draw:points="231,462 0,462 0,0 463,0 463,462 231,462">
          <text:p/>
        </draw:polyline>
        <draw:polygon draw:style-name="gr41" draw:text-style-name="P10" draw:layer="layout" svg:width="0.459cm" svg:height="0.461cm" svg:x="5.831cm" svg:y="14.084cm" svg:viewBox="0 0 460 462" draw:points="0,0 460,0 460,462 0,462">
          <text:p text:style-name="P2"><text:span text:style-name="T8">T</text:span></text:p>
        </draw:polygon>
        <draw:polyline draw:style-name="gr6" draw:text-style-name="P10" draw:layer="layout" svg:width="0.459cm" svg:height="0.461cm" svg:x="5.831cm" svg:y="14.084cm" svg:viewBox="0 0 460 462" draw:points="230,462 0,462 0,0 460,0 460,462 230,462">
          <text:p/>
        </draw:polyline>
        <draw:polygon draw:style-name="gr41" draw:text-style-name="P10" draw:layer="layout" svg:width="0.462cm" svg:height="0.461cm" svg:x="5.368cm" svg:y="14.084cm" svg:viewBox="0 0 463 462" draw:points="0,0 463,0 463,462 0,462">
          <text:p text:style-name="P2"><text:span text:style-name="T8">T</text:span></text:p>
        </draw:polygon>
        <draw:polyline draw:style-name="gr6" draw:text-style-name="P10" draw:layer="layout" svg:width="0.462cm" svg:height="0.461cm" svg:x="5.368cm" svg:y="14.084cm" svg:viewBox="0 0 463 462" draw:points="231,462 0,462 0,0 463,0 463,462 231,462">
          <text:p/>
        </draw:polyline>
        <draw:polygon draw:style-name="gr41" draw:text-style-name="P10" draw:layer="layout" svg:width="0.459cm" svg:height="0.461cm" svg:x="6.754cm" svg:y="14.084cm" svg:viewBox="0 0 460 462" draw:points="0,0 460,0 460,462 0,462">
          <text:p text:style-name="P2"><text:span text:style-name="T8">T</text:span></text:p>
        </draw:polygon>
        <draw:polyline draw:style-name="gr6" draw:text-style-name="P10" draw:layer="layout" svg:width="0.459cm" svg:height="0.461cm" svg:x="6.754cm" svg:y="14.084cm" svg:viewBox="0 0 460 462" draw:points="230,462 0,462 0,0 460,0 460,462 230,462">
          <text:p/>
        </draw:polyline>
        <draw:polygon draw:style-name="gr41" draw:text-style-name="P10" draw:layer="layout" svg:width="0.462cm" svg:height="0.461cm" svg:x="6.291cm" svg:y="14.084cm" svg:viewBox="0 0 463 462" draw:points="0,0 463,0 463,462 0,462">
          <text:p text:style-name="P2"><text:span text:style-name="T8">T</text:span></text:p>
        </draw:polygon>
        <draw:polyline draw:style-name="gr6" draw:text-style-name="P10" draw:layer="layout" svg:width="0.462cm" svg:height="0.461cm" svg:x="6.291cm" svg:y="14.084cm" svg:viewBox="0 0 463 462" draw:points="231,462 0,462 0,0 463,0 463,462 231,462">
          <text:p/>
        </draw:polyline>
        <draw:polygon draw:style-name="gr41" draw:text-style-name="P10" draw:layer="layout" svg:width="0.462cm" svg:height="0.461cm" svg:x="7.214cm" svg:y="14.084cm" svg:viewBox="0 0 463 462" draw:points="0,0 463,0 463,462 0,462">
          <text:p text:style-name="P2"><text:span text:style-name="T8">T</text:span></text:p>
        </draw:polygon>
        <draw:polyline draw:style-name="gr6" draw:text-style-name="P10" draw:layer="layout" svg:width="0.462cm" svg:height="0.461cm" svg:x="7.214cm" svg:y="14.084cm" svg:viewBox="0 0 463 462" draw:points="231,462 0,462 0,0 463,0 463,462 231,462">
          <text:p/>
        </draw:polyline>
        <draw:polygon draw:style-name="gr41" draw:text-style-name="P10" draw:layer="layout" svg:width="0.459cm" svg:height="0.461cm" svg:x="8.14cm" svg:y="14.084cm" svg:viewBox="0 0 460 462" draw:points="0,0 460,0 460,462 0,462">
          <text:p text:style-name="P2"><text:span text:style-name="T8">T</text:span></text:p>
        </draw:polygon>
        <draw:polyline draw:style-name="gr6" draw:text-style-name="P10" draw:layer="layout" svg:width="0.459cm" svg:height="0.461cm" svg:x="8.14cm" svg:y="14.084cm" svg:viewBox="0 0 460 462" draw:points="230,462 0,462 0,0 460,0 460,462 230,462">
          <text:p/>
        </draw:polyline>
        <draw:polygon draw:style-name="gr41" draw:text-style-name="P10" draw:layer="layout" svg:width="0.462cm" svg:height="0.461cm" svg:x="7.677cm" svg:y="14.084cm" svg:viewBox="0 0 463 462" draw:points="0,0 463,0 463,462 0,462">
          <text:p text:style-name="P2"><text:span text:style-name="T8">T</text:span></text:p>
        </draw:polygon>
        <draw:polyline draw:style-name="gr6" draw:text-style-name="P10" draw:layer="layout" svg:width="0.462cm" svg:height="0.461cm" svg:x="7.677cm" svg:y="14.084cm" svg:viewBox="0 0 463 462" draw:points="231,462 0,462 0,0 463,0 463,462 231,462">
          <text:p/>
        </draw:polyline>
        <draw:polygon draw:style-name="gr41" draw:text-style-name="P10" draw:layer="layout" svg:width="0.459cm" svg:height="0.461cm" svg:x="9.063cm" svg:y="14.084cm" svg:viewBox="0 0 460 462" draw:points="0,0 460,0 460,462 0,462">
          <text:p text:style-name="P2"><text:span text:style-name="T8">T</text:span></text:p>
        </draw:polygon>
        <draw:polyline draw:style-name="gr6" draw:text-style-name="P10" draw:layer="layout" svg:width="0.459cm" svg:height="0.461cm" svg:x="9.063cm" svg:y="14.084cm" svg:viewBox="0 0 460 462" draw:points="230,462 0,462 0,0 460,0 460,462 230,462">
          <text:p/>
        </draw:polyline>
        <draw:polygon draw:style-name="gr41" draw:text-style-name="P10" draw:layer="layout" svg:width="0.462cm" svg:height="0.461cm" svg:x="8.6cm" svg:y="14.084cm" svg:viewBox="0 0 463 462" draw:points="0,0 463,0 463,462 0,462">
          <text:p text:style-name="P2"><text:span text:style-name="T8">T</text:span></text:p>
        </draw:polygon>
        <draw:polyline draw:style-name="gr6" draw:text-style-name="P10" draw:layer="layout" svg:width="0.462cm" svg:height="0.461cm" svg:x="8.6cm" svg:y="14.084cm" svg:viewBox="0 0 463 462" draw:points="231,462 0,462 0,0 463,0 463,462 231,462">
          <text:p/>
        </draw:polyline>
        <draw:polygon draw:style-name="gr41" draw:text-style-name="P10" draw:layer="layout" svg:width="0.459cm" svg:height="0.461cm" svg:x="9.986cm" svg:y="14.084cm" svg:viewBox="0 0 460 462" draw:points="0,0 460,0 460,462 0,462">
          <text:p text:style-name="P2"><text:span text:style-name="T8">T</text:span></text:p>
        </draw:polygon>
        <draw:polyline draw:style-name="gr6" draw:text-style-name="P10" draw:layer="layout" svg:width="0.459cm" svg:height="0.461cm" svg:x="9.986cm" svg:y="14.084cm" svg:viewBox="0 0 460 462" draw:points="230,462 0,462 0,0 460,0 460,462 230,462">
          <text:p/>
        </draw:polyline>
        <draw:polygon draw:style-name="gr41" draw:text-style-name="P10" draw:layer="layout" svg:width="0.462cm" svg:height="0.461cm" svg:x="9.523cm" svg:y="14.084cm" svg:viewBox="0 0 463 462" draw:points="0,0 463,0 463,462 0,462">
          <text:p text:style-name="P2"><text:span text:style-name="T8">T</text:span></text:p>
        </draw:polygon>
        <draw:polyline draw:style-name="gr6" draw:text-style-name="P10" draw:layer="layout" svg:width="0.462cm" svg:height="0.461cm" svg:x="9.523cm" svg:y="14.084cm" svg:viewBox="0 0 463 462" draw:points="231,462 0,462 0,0 463,0 463,462 231,462">
          <text:p/>
        </draw:polyline>
        <draw:polygon draw:style-name="gr41" draw:text-style-name="P10" draw:layer="layout" svg:width="0.462cm" svg:height="0.461cm" svg:x="10.446cm" svg:y="14.084cm" svg:viewBox="0 0 463 462" draw:points="0,0 463,0 463,462 0,462">
          <text:p text:style-name="P2"><text:span text:style-name="T8">T</text:span></text:p>
        </draw:polygon>
        <draw:polyline draw:style-name="gr6" draw:text-style-name="P10" draw:layer="layout" svg:width="0.462cm" svg:height="0.461cm" svg:x="10.446cm" svg:y="14.084cm" svg:viewBox="0 0 463 462" draw:points="231,462 0,462 0,0 463,0 463,462 231,462">
          <text:p/>
        </draw:polyline>
        <draw:polygon draw:style-name="gr41" draw:text-style-name="P10" draw:layer="layout" svg:width="0.459cm" svg:height="0.461cm" svg:x="10.881cm" svg:y="14.084cm" svg:viewBox="0 0 460 462" draw:points="0,0 460,0 460,462 0,462">
          <text:p text:style-name="P2"><text:span text:style-name="T8">T</text:span></text:p>
        </draw:polygon>
        <draw:polyline draw:style-name="gr6" draw:text-style-name="P10" draw:layer="layout" svg:width="0.459cm" svg:height="0.461cm" svg:x="10.881cm" svg:y="14.084cm" svg:viewBox="0 0 460 462" draw:points="230,462 0,462 0,0 460,0 460,462 230,462">
          <text:p/>
        </draw:polyline>
        <draw:polygon draw:style-name="gr41" draw:text-style-name="P10" draw:layer="layout" svg:width="0.462cm" svg:height="0.461cm" svg:x="11.341cm" svg:y="14.084cm" svg:viewBox="0 0 463 462" draw:points="0,0 463,0 463,462 0,462">
          <text:p text:style-name="P2"><text:span text:style-name="T8">T</text:span></text:p>
        </draw:polygon>
        <draw:polyline draw:style-name="gr6" draw:text-style-name="P10" draw:layer="layout" svg:width="0.462cm" svg:height="0.461cm" svg:x="11.341cm" svg:y="14.084cm" svg:viewBox="0 0 463 462" draw:points="231,462 0,462 0,0 463,0 463,462 231,462">
          <text:p/>
        </draw:polyline>
        <draw:polygon draw:style-name="gr8" draw:text-style-name="P10" draw:layer="layout" svg:width="0.459cm" svg:height="0.461cm" svg:x="4.908cm" svg:y="14.084cm" svg:viewBox="0 0 460 462" draw:points="0,0 460,0 460,462 0,462">
          <text:p/>
        </draw:polygon>
        <draw:polyline draw:style-name="gr6" draw:text-style-name="P10" draw:layer="layout" svg:width="0.459cm" svg:height="0.461cm" svg:x="4.908cm" svg:y="14.084cm" svg:viewBox="0 0 460 462" draw:points="230,462 0,462 0,0 460,0 460,462 230,462">
          <text:p/>
        </draw:polyline>
        <draw:polygon draw:style-name="gr8" draw:text-style-name="P10" draw:layer="layout" svg:width="0.462cm" svg:height="0.461cm" svg:x="4.445cm" svg:y="14.084cm" svg:viewBox="0 0 463 462" draw:points="0,0 463,0 463,462 0,462">
          <text:p/>
        </draw:polygon>
        <draw:polyline draw:style-name="gr6" draw:text-style-name="P10" draw:layer="layout" svg:width="0.462cm" svg:height="0.461cm" svg:x="4.445cm" svg:y="14.084cm" svg:viewBox="0 0 463 462" draw:points="231,462 0,462 0,0 463,0 463,462 231,462">
          <text:p/>
        </draw:polyline>
        <draw:polygon draw:style-name="gr10" draw:text-style-name="P10" draw:layer="layout" svg:width="0.459cm" svg:height="0.461cm" svg:x="5.831cm" svg:y="14.084cm" svg:viewBox="0 0 460 462" draw:points="0,0 460,0 460,462 0,462">
          <text:p/>
        </draw:polygon>
        <draw:polyline draw:style-name="gr6" draw:text-style-name="P10" draw:layer="layout" svg:width="0.459cm" svg:height="0.461cm" svg:x="5.831cm" svg:y="14.084cm" svg:viewBox="0 0 460 462" draw:points="230,462 0,462 0,0 460,0 460,462 230,462">
          <text:p/>
        </draw:polyline>
        <draw:polygon draw:style-name="gr10" draw:text-style-name="P10" draw:layer="layout" svg:width="0.462cm" svg:height="0.461cm" svg:x="5.368cm" svg:y="14.084cm" svg:viewBox="0 0 463 462" draw:points="0,0 463,0 463,462 0,462">
          <text:p/>
        </draw:polygon>
        <draw:polyline draw:style-name="gr6" draw:text-style-name="P10" draw:layer="layout" svg:width="0.462cm" svg:height="0.461cm" svg:x="5.368cm" svg:y="14.084cm" svg:viewBox="0 0 463 462" draw:points="231,462 0,462 0,0 463,0 463,462 231,462">
          <text:p/>
        </draw:polyline>
        <draw:polygon draw:style-name="gr15" draw:text-style-name="P10" draw:layer="layout" svg:width="0.459cm" svg:height="0.461cm" svg:x="6.754cm" svg:y="14.084cm" svg:viewBox="0 0 460 462" draw:points="0,0 460,0 460,462 0,462">
          <text:p/>
        </draw:polygon>
        <draw:polyline draw:style-name="gr6" draw:text-style-name="P10" draw:layer="layout" svg:width="0.459cm" svg:height="0.461cm" svg:x="6.754cm" svg:y="14.084cm" svg:viewBox="0 0 460 462" draw:points="230,462 0,462 0,0 460,0 460,462 230,462">
          <text:p/>
        </draw:polyline>
        <draw:polygon draw:style-name="gr10" draw:text-style-name="P10" draw:layer="layout" svg:width="0.462cm" svg:height="0.461cm" svg:x="6.291cm" svg:y="14.084cm" svg:viewBox="0 0 463 462" draw:points="0,0 463,0 463,462 0,462">
          <text:p/>
        </draw:polygon>
        <draw:polyline draw:style-name="gr6" draw:text-style-name="P10" draw:layer="layout" svg:width="0.462cm" svg:height="0.461cm" svg:x="6.291cm" svg:y="14.084cm" svg:viewBox="0 0 463 462" draw:points="231,462 0,462 0,0 463,0 463,462 231,462">
          <text:p/>
        </draw:polyline>
        <draw:polygon draw:style-name="gr15" draw:text-style-name="P10" draw:layer="layout" svg:width="0.462cm" svg:height="0.461cm" svg:x="7.214cm" svg:y="14.084cm" svg:viewBox="0 0 463 462" draw:points="0,0 463,0 463,462 0,462">
          <text:p/>
        </draw:polygon>
        <draw:polyline draw:style-name="gr6" draw:text-style-name="P10" draw:layer="layout" svg:width="0.462cm" svg:height="0.461cm" svg:x="7.214cm" svg:y="14.084cm" svg:viewBox="0 0 463 462" draw:points="231,462 0,462 0,0 463,0 463,462 231,462">
          <text:p/>
        </draw:polyline>
        <draw:polygon draw:style-name="gr41" draw:text-style-name="P10" draw:layer="layout" svg:width="0.459cm" svg:height="0.461cm" svg:x="8.14cm" svg:y="14.084cm" svg:viewBox="0 0 460 462" draw:points="0,0 460,0 460,462 0,462">
          <text:p text:style-name="P2"><text:span text:style-name="T8">F</text:span></text:p>
        </draw:polygon>
        <draw:polyline draw:style-name="gr6" draw:text-style-name="P10" draw:layer="layout" svg:width="0.459cm" svg:height="0.461cm" svg:x="8.14cm" svg:y="14.084cm" svg:viewBox="0 0 460 462" draw:points="230,462 0,462 0,0 460,0 460,462 230,462">
          <text:p/>
        </draw:polyline>
        <draw:polygon draw:style-name="gr15" draw:text-style-name="P10" draw:layer="layout" svg:width="0.462cm" svg:height="0.461cm" svg:x="7.677cm" svg:y="14.084cm" svg:viewBox="0 0 463 462" draw:points="0,0 463,0 463,462 0,462">
          <text:p/>
        </draw:polygon>
        <draw:polyline draw:style-name="gr6" draw:text-style-name="P10" draw:layer="layout" svg:width="0.462cm" svg:height="0.461cm" svg:x="7.677cm" svg:y="14.084cm" svg:viewBox="0 0 463 462" draw:points="231,462 0,462 0,0 463,0 463,462 231,462">
          <text:p/>
        </draw:polyline>
        <draw:polygon draw:style-name="gr10" draw:text-style-name="P10" draw:layer="layout" svg:width="0.459cm" svg:height="0.461cm" svg:x="9.063cm" svg:y="14.084cm" svg:viewBox="0 0 460 462" draw:points="0,0 460,0 460,462 0,462">
          <text:p/>
        </draw:polygon>
        <draw:polyline draw:style-name="gr6" draw:text-style-name="P10" draw:layer="layout" svg:width="0.459cm" svg:height="0.461cm" svg:x="9.063cm" svg:y="14.084cm" svg:viewBox="0 0 460 462" draw:points="230,462 0,462 0,0 460,0 460,462 230,462">
          <text:p/>
        </draw:polyline>
        <draw:polygon draw:style-name="gr15" draw:text-style-name="P10" draw:layer="layout" svg:width="0.462cm" svg:height="0.461cm" svg:x="8.6cm" svg:y="14.084cm" svg:viewBox="0 0 463 462" draw:points="0,0 463,0 463,462 0,462">
          <text:p/>
        </draw:polygon>
        <draw:polyline draw:style-name="gr6" draw:text-style-name="P10" draw:layer="layout" svg:width="0.462cm" svg:height="0.461cm" svg:x="8.6cm" svg:y="14.084cm" svg:viewBox="0 0 463 462" draw:points="231,462 0,462 0,0 463,0 463,462 231,462">
          <text:p/>
        </draw:polyline>
        <draw:polygon draw:style-name="gr10" draw:text-style-name="P10" draw:layer="layout" svg:width="0.459cm" svg:height="0.461cm" svg:x="9.986cm" svg:y="14.084cm" svg:viewBox="0 0 460 462" draw:points="0,0 460,0 460,462 0,462">
          <text:p/>
        </draw:polygon>
        <draw:polyline draw:style-name="gr6" draw:text-style-name="P10" draw:layer="layout" svg:width="0.459cm" svg:height="0.461cm" svg:x="9.986cm" svg:y="14.084cm" svg:viewBox="0 0 460 462" draw:points="230,462 0,462 0,0 460,0 460,462 230,462">
          <text:p/>
        </draw:polyline>
        <draw:polygon draw:style-name="gr10" draw:text-style-name="P10" draw:layer="layout" svg:width="0.462cm" svg:height="0.461cm" svg:x="9.523cm" svg:y="14.084cm" svg:viewBox="0 0 463 462" draw:points="0,0 463,0 463,462 0,462">
          <text:p/>
        </draw:polygon>
        <draw:polyline draw:style-name="gr6" draw:text-style-name="P10" draw:layer="layout" svg:width="0.462cm" svg:height="0.461cm" svg:x="9.523cm" svg:y="14.084cm" svg:viewBox="0 0 463 462" draw:points="231,462 0,462 0,0 463,0 463,462 231,462">
          <text:p/>
        </draw:polyline>
        <draw:polygon draw:style-name="gr8" draw:text-style-name="P10" draw:layer="layout" svg:width="0.462cm" svg:height="0.461cm" svg:x="10.446cm" svg:y="14.084cm" svg:viewBox="0 0 463 462" draw:points="0,0 463,0 463,462 0,462">
          <text:p/>
        </draw:polygon>
        <draw:polyline draw:style-name="gr6" draw:text-style-name="P10" draw:layer="layout" svg:width="0.462cm" svg:height="0.461cm" svg:x="10.446cm" svg:y="14.084cm" svg:viewBox="0 0 463 462" draw:points="231,462 0,462 0,0 463,0 463,462 231,462">
          <text:p/>
        </draw:polyline>
        <draw:polygon draw:style-name="gr8" draw:text-style-name="P10" draw:layer="layout" svg:width="0.459cm" svg:height="0.461cm" svg:x="10.881cm" svg:y="14.084cm" svg:viewBox="0 0 460 462" draw:points="0,0 460,0 460,462 0,462">
          <text:p/>
        </draw:polygon>
        <draw:polyline draw:style-name="gr6" draw:text-style-name="P10" draw:layer="layout" svg:width="0.459cm" svg:height="0.461cm" svg:x="10.881cm" svg:y="14.084cm" svg:viewBox="0 0 460 462" draw:points="230,462 0,462 0,0 460,0 460,462 230,462">
          <text:p/>
        </draw:polyline>
        <draw:polygon draw:style-name="gr9" draw:text-style-name="P10" draw:layer="layout" svg:width="0.462cm" svg:height="0.461cm" svg:x="11.341cm" svg:y="14.084cm" svg:viewBox="0 0 463 462" draw:points="0,0 463,0 463,462 0,462">
          <text:p/>
        </draw:polygon>
        <draw:polyline draw:style-name="gr43" draw:text-style-name="P10" draw:layer="layout" svg:width="0.462cm" svg:height="0.461cm" svg:x="11.341cm" svg:y="14.084cm" svg:viewBox="0 0 463 462" draw:points="231,462 0,462 0,0 463,0 463,462 231,462">
          <text:p text:style-name="P2"><text:span text:style-name="T8">A</text:span></text:p>
        </draw:polyline>
        <draw:polygon draw:style-name="gr41" draw:text-style-name="P10" draw:layer="layout" svg:width="0.459cm" svg:height="0.461cm" svg:x="4.908cm" svg:y="17.318cm" svg:viewBox="0 0 460 462" draw:points="0,0 460,0 460,462 0,462">
          <text:p text:style-name="P2"><text:span text:style-name="T8">T</text:span></text:p>
        </draw:polygon>
        <draw:polyline draw:style-name="gr6" draw:text-style-name="P10" draw:layer="layout" svg:width="0.459cm" svg:height="0.461cm" svg:x="4.908cm" svg:y="17.318cm" svg:viewBox="0 0 460 462" draw:points="230,462 0,462 0,0 460,0 460,462 230,462">
          <text:p/>
        </draw:polyline>
        <draw:polygon draw:style-name="gr41" draw:text-style-name="P10" draw:layer="layout" svg:width="0.462cm" svg:height="0.461cm" svg:x="4.445cm" svg:y="17.318cm" svg:viewBox="0 0 463 462" draw:points="0,0 463,0 463,462 0,462">
          <text:p text:style-name="P2"><text:span text:style-name="T8">T</text:span></text:p>
        </draw:polygon>
        <draw:polyline draw:style-name="gr6" draw:text-style-name="P10" draw:layer="layout" svg:width="0.462cm" svg:height="0.461cm" svg:x="4.445cm" svg:y="17.318cm" svg:viewBox="0 0 463 462" draw:points="231,462 0,462 0,0 463,0 463,462 231,462">
          <text:p/>
        </draw:polyline>
        <draw:polygon draw:style-name="gr41" draw:text-style-name="P10" draw:layer="layout" svg:width="0.459cm" svg:height="0.461cm" svg:x="5.831cm" svg:y="17.318cm" svg:viewBox="0 0 460 462" draw:points="0,0 460,0 460,462 0,462">
          <text:p text:style-name="P2"><text:span text:style-name="T8">T</text:span></text:p>
        </draw:polygon>
        <draw:polyline draw:style-name="gr6" draw:text-style-name="P10" draw:layer="layout" svg:width="0.459cm" svg:height="0.461cm" svg:x="5.831cm" svg:y="17.318cm" svg:viewBox="0 0 460 462" draw:points="230,462 0,462 0,0 460,0 460,462 230,462">
          <text:p/>
        </draw:polyline>
        <draw:polygon draw:style-name="gr41" draw:text-style-name="P10" draw:layer="layout" svg:width="0.462cm" svg:height="0.461cm" svg:x="5.368cm" svg:y="17.318cm" svg:viewBox="0 0 463 462" draw:points="0,0 463,0 463,462 0,462">
          <text:p text:style-name="P2"><text:span text:style-name="T8">T</text:span></text:p>
        </draw:polygon>
        <draw:polyline draw:style-name="gr6" draw:text-style-name="P10" draw:layer="layout" svg:width="0.462cm" svg:height="0.461cm" svg:x="5.368cm" svg:y="17.318cm" svg:viewBox="0 0 463 462" draw:points="231,462 0,462 0,0 463,0 463,462 231,462">
          <text:p/>
        </draw:polyline>
        <draw:polygon draw:style-name="gr41" draw:text-style-name="P10" draw:layer="layout" svg:width="0.459cm" svg:height="0.461cm" svg:x="6.754cm" svg:y="17.318cm" svg:viewBox="0 0 460 462" draw:points="0,0 460,0 460,462 0,462">
          <text:p text:style-name="P2"><text:span text:style-name="T8">T</text:span></text:p>
        </draw:polygon>
        <draw:polyline draw:style-name="gr6" draw:text-style-name="P10" draw:layer="layout" svg:width="0.459cm" svg:height="0.461cm" svg:x="6.754cm" svg:y="17.318cm" svg:viewBox="0 0 460 462" draw:points="230,462 0,462 0,0 460,0 460,462 230,462">
          <text:p/>
        </draw:polyline>
        <draw:polygon draw:style-name="gr41" draw:text-style-name="P10" draw:layer="layout" svg:width="0.462cm" svg:height="0.461cm" svg:x="6.291cm" svg:y="17.318cm" svg:viewBox="0 0 463 462" draw:points="0,0 463,0 463,462 0,462">
          <text:p text:style-name="P2"><text:span text:style-name="T8">T</text:span></text:p>
        </draw:polygon>
        <draw:polyline draw:style-name="gr6" draw:text-style-name="P10" draw:layer="layout" svg:width="0.462cm" svg:height="0.461cm" svg:x="6.291cm" svg:y="17.318cm" svg:viewBox="0 0 463 462" draw:points="231,462 0,462 0,0 463,0 463,462 231,462">
          <text:p/>
        </draw:polyline>
        <draw:polygon draw:style-name="gr41" draw:text-style-name="P10" draw:layer="layout" svg:width="0.462cm" svg:height="0.461cm" svg:x="7.214cm" svg:y="17.318cm" svg:viewBox="0 0 463 462" draw:points="0,0 463,0 463,462 0,462">
          <text:p text:style-name="P2"><text:span text:style-name="T8">T</text:span></text:p>
        </draw:polygon>
        <draw:polyline draw:style-name="gr6" draw:text-style-name="P10" draw:layer="layout" svg:width="0.462cm" svg:height="0.461cm" svg:x="7.214cm" svg:y="17.318cm" svg:viewBox="0 0 463 462" draw:points="231,462 0,462 0,0 463,0 463,462 231,462">
          <text:p/>
        </draw:polyline>
        <draw:polygon draw:style-name="gr41" draw:text-style-name="P10" draw:layer="layout" svg:width="0.459cm" svg:height="0.461cm" svg:x="8.14cm" svg:y="17.318cm" svg:viewBox="0 0 460 462" draw:points="0,0 460,0 460,462 0,462">
          <text:p text:style-name="P2"><text:span text:style-name="T8">T</text:span></text:p>
        </draw:polygon>
        <draw:polyline draw:style-name="gr6" draw:text-style-name="P10" draw:layer="layout" svg:width="0.459cm" svg:height="0.461cm" svg:x="8.14cm" svg:y="17.318cm" svg:viewBox="0 0 460 462" draw:points="230,462 0,462 0,0 460,0 460,462 230,462">
          <text:p/>
        </draw:polyline>
        <draw:polygon draw:style-name="gr41" draw:text-style-name="P10" draw:layer="layout" svg:width="0.462cm" svg:height="0.461cm" svg:x="7.677cm" svg:y="17.318cm" svg:viewBox="0 0 463 462" draw:points="0,0 463,0 463,462 0,462">
          <text:p text:style-name="P2"><text:span text:style-name="T8">T</text:span></text:p>
        </draw:polygon>
        <draw:polyline draw:style-name="gr6" draw:text-style-name="P10" draw:layer="layout" svg:width="0.462cm" svg:height="0.461cm" svg:x="7.677cm" svg:y="17.318cm" svg:viewBox="0 0 463 462" draw:points="231,462 0,462 0,0 463,0 463,462 231,462">
          <text:p/>
        </draw:polyline>
        <draw:polygon draw:style-name="gr41" draw:text-style-name="P10" draw:layer="layout" svg:width="0.459cm" svg:height="0.461cm" svg:x="9.063cm" svg:y="17.318cm" svg:viewBox="0 0 460 462" draw:points="0,0 460,0 460,462 0,462">
          <text:p text:style-name="P2"><text:span text:style-name="T8">T</text:span></text:p>
        </draw:polygon>
        <draw:polyline draw:style-name="gr6" draw:text-style-name="P10" draw:layer="layout" svg:width="0.459cm" svg:height="0.461cm" svg:x="9.063cm" svg:y="17.318cm" svg:viewBox="0 0 460 462" draw:points="230,462 0,462 0,0 460,0 460,462 230,462">
          <text:p/>
        </draw:polyline>
        <draw:polygon draw:style-name="gr41" draw:text-style-name="P10" draw:layer="layout" svg:width="0.462cm" svg:height="0.461cm" svg:x="8.6cm" svg:y="17.318cm" svg:viewBox="0 0 463 462" draw:points="0,0 463,0 463,462 0,462">
          <text:p text:style-name="P2"><text:span text:style-name="T8">T</text:span></text:p>
        </draw:polygon>
        <draw:polyline draw:style-name="gr6" draw:text-style-name="P10" draw:layer="layout" svg:width="0.462cm" svg:height="0.461cm" svg:x="8.6cm" svg:y="17.318cm" svg:viewBox="0 0 463 462" draw:points="231,462 0,462 0,0 463,0 463,462 231,462">
          <text:p/>
        </draw:polyline>
        <draw:polygon draw:style-name="gr41" draw:text-style-name="P10" draw:layer="layout" svg:width="0.459cm" svg:height="0.461cm" svg:x="9.986cm" svg:y="17.318cm" svg:viewBox="0 0 460 462" draw:points="0,0 460,0 460,462 0,462">
          <text:p text:style-name="P2"><text:span text:style-name="T8">T</text:span></text:p>
        </draw:polygon>
        <draw:polyline draw:style-name="gr6" draw:text-style-name="P10" draw:layer="layout" svg:width="0.459cm" svg:height="0.461cm" svg:x="9.986cm" svg:y="17.318cm" svg:viewBox="0 0 460 462" draw:points="230,462 0,462 0,0 460,0 460,462 230,462">
          <text:p/>
        </draw:polyline>
        <draw:polygon draw:style-name="gr41" draw:text-style-name="P10" draw:layer="layout" svg:width="0.462cm" svg:height="0.461cm" svg:x="9.523cm" svg:y="17.318cm" svg:viewBox="0 0 463 462" draw:points="0,0 463,0 463,462 0,462">
          <text:p text:style-name="P2"><text:span text:style-name="T8">T</text:span></text:p>
        </draw:polygon>
        <draw:polyline draw:style-name="gr6" draw:text-style-name="P10" draw:layer="layout" svg:width="0.462cm" svg:height="0.461cm" svg:x="9.523cm" svg:y="17.318cm" svg:viewBox="0 0 463 462" draw:points="231,462 0,462 0,0 463,0 463,462 231,462">
          <text:p/>
        </draw:polyline>
        <draw:polygon draw:style-name="gr41" draw:text-style-name="P10" draw:layer="layout" svg:width="0.462cm" svg:height="0.461cm" svg:x="10.446cm" svg:y="17.318cm" svg:viewBox="0 0 463 462" draw:points="0,0 463,0 463,462 0,462">
          <text:p text:style-name="P2"><text:span text:style-name="T8">T</text:span></text:p>
        </draw:polygon>
        <draw:polyline draw:style-name="gr6" draw:text-style-name="P10" draw:layer="layout" svg:width="0.462cm" svg:height="0.461cm" svg:x="10.446cm" svg:y="17.318cm" svg:viewBox="0 0 463 462" draw:points="231,462 0,462 0,0 463,0 463,462 231,462">
          <text:p/>
        </draw:polyline>
        <draw:polygon draw:style-name="gr41" draw:text-style-name="P10" draw:layer="layout" svg:width="0.459cm" svg:height="0.461cm" svg:x="10.881cm" svg:y="17.318cm" svg:viewBox="0 0 460 462" draw:points="0,0 460,0 460,462 0,462">
          <text:p text:style-name="P2"><text:span text:style-name="T8">T</text:span></text:p>
        </draw:polygon>
        <draw:polyline draw:style-name="gr6" draw:text-style-name="P10" draw:layer="layout" svg:width="0.459cm" svg:height="0.461cm" svg:x="10.881cm" svg:y="17.318cm" svg:viewBox="0 0 460 462" draw:points="230,462 0,462 0,0 460,0 460,462 230,462">
          <text:p/>
        </draw:polyline>
        <draw:polygon draw:style-name="gr41" draw:text-style-name="P10" draw:layer="layout" svg:width="0.462cm" svg:height="0.461cm" svg:x="11.341cm" svg:y="17.318cm" svg:viewBox="0 0 463 462" draw:points="0,0 463,0 463,462 0,462">
          <text:p text:style-name="P2"><text:span text:style-name="T8">T</text:span></text:p>
        </draw:polygon>
        <draw:polyline draw:style-name="gr6" draw:text-style-name="P10" draw:layer="layout" svg:width="0.462cm" svg:height="0.461cm" svg:x="11.341cm" svg:y="17.318cm" svg:viewBox="0 0 463 462" draw:points="231,462 0,462 0,0 463,0 463,462 231,462">
          <text:p/>
        </draw:polyline>
        <draw:polygon draw:style-name="gr8" draw:text-style-name="P10" draw:layer="layout" svg:width="0.459cm" svg:height="0.461cm" svg:x="4.908cm" svg:y="17.318cm" svg:viewBox="0 0 460 462" draw:points="0,0 460,0 460,462 0,462">
          <text:p/>
        </draw:polygon>
        <draw:polyline draw:style-name="gr6" draw:text-style-name="P10" draw:layer="layout" svg:width="0.459cm" svg:height="0.461cm" svg:x="4.908cm" svg:y="17.318cm" svg:viewBox="0 0 460 462" draw:points="230,462 0,462 0,0 460,0 460,462 230,462">
          <text:p/>
        </draw:polyline>
        <draw:polygon draw:style-name="gr10" draw:text-style-name="P10" draw:layer="layout" svg:width="0.462cm" svg:height="0.461cm" svg:x="4.445cm" svg:y="17.318cm" svg:viewBox="0 0 463 462" draw:points="0,0 463,0 463,462 0,462">
          <text:p/>
        </draw:polygon>
        <draw:polyline draw:style-name="gr6" draw:text-style-name="P10" draw:layer="layout" svg:width="0.462cm" svg:height="0.461cm" svg:x="4.445cm" svg:y="17.318cm" svg:viewBox="0 0 463 462" draw:points="231,462 0,462 0,0 463,0 463,462 231,462">
          <text:p/>
        </draw:polyline>
        <draw:polygon draw:style-name="gr8" draw:text-style-name="P10" draw:layer="layout" svg:width="0.459cm" svg:height="0.461cm" svg:x="5.831cm" svg:y="17.318cm" svg:viewBox="0 0 460 462" draw:points="0,0 460,0 460,462 0,462">
          <text:p/>
        </draw:polygon>
        <draw:polyline draw:style-name="gr6" draw:text-style-name="P10" draw:layer="layout" svg:width="0.459cm" svg:height="0.461cm" svg:x="5.831cm" svg:y="17.318cm" svg:viewBox="0 0 460 462" draw:points="230,462 0,462 0,0 460,0 460,462 230,462">
          <text:p/>
        </draw:polyline>
        <draw:polygon draw:style-name="gr8" draw:text-style-name="P10" draw:layer="layout" svg:width="0.462cm" svg:height="0.461cm" svg:x="5.368cm" svg:y="17.318cm" svg:viewBox="0 0 463 462" draw:points="0,0 463,0 463,462 0,462">
          <text:p/>
        </draw:polygon>
        <draw:polyline draw:style-name="gr6" draw:text-style-name="P10" draw:layer="layout" svg:width="0.462cm" svg:height="0.461cm" svg:x="5.368cm" svg:y="17.318cm" svg:viewBox="0 0 463 462" draw:points="231,462 0,462 0,0 463,0 463,462 231,462">
          <text:p/>
        </draw:polyline>
        <draw:polygon draw:style-name="gr8" draw:text-style-name="P10" draw:layer="layout" svg:width="0.459cm" svg:height="0.461cm" svg:x="6.754cm" svg:y="17.318cm" svg:viewBox="0 0 460 462" draw:points="0,0 460,0 460,462 0,462">
          <text:p/>
        </draw:polygon>
        <draw:polyline draw:style-name="gr6" draw:text-style-name="P10" draw:layer="layout" svg:width="0.459cm" svg:height="0.461cm" svg:x="6.754cm" svg:y="17.318cm" svg:viewBox="0 0 460 462" draw:points="230,462 0,462 0,0 460,0 460,462 230,462">
          <text:p/>
        </draw:polyline>
        <draw:polygon draw:style-name="gr8" draw:text-style-name="P10" draw:layer="layout" svg:width="0.462cm" svg:height="0.461cm" svg:x="6.291cm" svg:y="17.318cm" svg:viewBox="0 0 463 462" draw:points="0,0 463,0 463,462 0,462">
          <text:p/>
        </draw:polygon>
        <draw:polyline draw:style-name="gr6" draw:text-style-name="P10" draw:layer="layout" svg:width="0.462cm" svg:height="0.461cm" svg:x="6.291cm" svg:y="17.318cm" svg:viewBox="0 0 463 462" draw:points="231,462 0,462 0,0 463,0 463,462 231,462">
          <text:p/>
        </draw:polyline>
        <draw:polygon draw:style-name="gr41" draw:text-style-name="P10" draw:layer="layout" svg:width="0.462cm" svg:height="0.461cm" svg:x="7.214cm" svg:y="17.318cm" svg:viewBox="0 0 463 462" draw:points="0,0 463,0 463,462 0,462">
          <text:p text:style-name="P2"><text:span text:style-name="T8">A</text:span></text:p>
        </draw:polygon>
        <draw:polyline draw:style-name="gr6" draw:text-style-name="P10" draw:layer="layout" svg:width="0.462cm" svg:height="0.461cm" svg:x="7.214cm" svg:y="17.318cm" svg:viewBox="0 0 463 462" draw:points="231,462 0,462 0,0 463,0 463,462 231,462">
          <text:p/>
        </draw:polyline>
        <draw:polygon draw:style-name="gr8" draw:text-style-name="P10" draw:layer="layout" svg:width="0.459cm" svg:height="0.461cm" svg:x="8.14cm" svg:y="17.318cm" svg:viewBox="0 0 460 462" draw:points="0,0 460,0 460,462 0,462">
          <text:p/>
        </draw:polygon>
        <draw:polyline draw:style-name="gr6" draw:text-style-name="P10" draw:layer="layout" svg:width="0.459cm" svg:height="0.461cm" svg:x="8.14cm" svg:y="17.318cm" svg:viewBox="0 0 460 462" draw:points="230,462 0,462 0,0 460,0 460,462 230,462">
          <text:p/>
        </draw:polyline>
        <draw:polygon draw:style-name="gr8" draw:text-style-name="P10" draw:layer="layout" svg:width="0.462cm" svg:height="0.461cm" svg:x="7.677cm" svg:y="17.318cm" svg:viewBox="0 0 463 462" draw:points="0,0 463,0 463,462 0,462">
          <text:p/>
        </draw:polygon>
        <draw:polyline draw:style-name="gr6" draw:text-style-name="P10" draw:layer="layout" svg:width="0.462cm" svg:height="0.461cm" svg:x="7.677cm" svg:y="17.318cm" svg:viewBox="0 0 463 462" draw:points="231,462 0,462 0,0 463,0 463,462 231,462">
          <text:p/>
        </draw:polyline>
        <draw:polygon draw:style-name="gr41" draw:text-style-name="P10" draw:layer="layout" svg:width="0.459cm" svg:height="0.461cm" svg:x="9.063cm" svg:y="17.318cm" svg:viewBox="0 0 460 462" draw:points="0,0 460,0 460,462 0,462">
          <text:p text:style-name="P2"><text:span text:style-name="T8">A</text:span></text:p>
        </draw:polygon>
        <draw:polyline draw:style-name="gr6" draw:text-style-name="P10" draw:layer="layout" svg:width="0.459cm" svg:height="0.461cm" svg:x="9.063cm" svg:y="17.318cm" svg:viewBox="0 0 460 462" draw:points="230,462 0,462 0,0 460,0 460,462 230,462">
          <text:p/>
        </draw:polyline>
        <draw:polygon draw:style-name="gr8" draw:text-style-name="P10" draw:layer="layout" svg:width="0.462cm" svg:height="0.461cm" svg:x="8.6cm" svg:y="17.318cm" svg:viewBox="0 0 463 462" draw:points="0,0 463,0 463,462 0,462">
          <text:p/>
        </draw:polygon>
        <draw:polyline draw:style-name="gr6" draw:text-style-name="P10" draw:layer="layout" svg:width="0.462cm" svg:height="0.461cm" svg:x="8.6cm" svg:y="17.318cm" svg:viewBox="0 0 463 462" draw:points="231,462 0,462 0,0 463,0 463,462 231,462">
          <text:p/>
        </draw:polyline>
        <draw:polygon draw:style-name="gr8" draw:text-style-name="P10" draw:layer="layout" svg:width="0.459cm" svg:height="0.461cm" svg:x="9.986cm" svg:y="17.318cm" svg:viewBox="0 0 460 462" draw:points="0,0 460,0 460,462 0,462">
          <text:p/>
        </draw:polygon>
        <draw:polyline draw:style-name="gr6" draw:text-style-name="P10" draw:layer="layout" svg:width="0.459cm" svg:height="0.461cm" svg:x="9.986cm" svg:y="17.318cm" svg:viewBox="0 0 460 462" draw:points="230,462 0,462 0,0 460,0 460,462 230,462">
          <text:p/>
        </draw:polyline>
        <draw:polygon draw:style-name="gr8" draw:text-style-name="P10" draw:layer="layout" svg:width="0.462cm" svg:height="0.461cm" svg:x="9.523cm" svg:y="17.318cm" svg:viewBox="0 0 463 462" draw:points="0,0 463,0 463,462 0,462">
          <text:p/>
        </draw:polygon>
        <draw:polyline draw:style-name="gr6" draw:text-style-name="P10" draw:layer="layout" svg:width="0.462cm" svg:height="0.461cm" svg:x="9.523cm" svg:y="17.318cm" svg:viewBox="0 0 463 462" draw:points="231,462 0,462 0,0 463,0 463,462 231,462">
          <text:p/>
        </draw:polyline>
        <draw:polygon draw:style-name="gr10" draw:text-style-name="P10" draw:layer="layout" svg:width="0.462cm" svg:height="0.461cm" svg:x="10.446cm" svg:y="17.318cm" svg:viewBox="0 0 463 462" draw:points="0,0 463,0 463,462 0,462">
          <text:p/>
        </draw:polygon>
        <draw:polyline draw:style-name="gr6" draw:text-style-name="P10" draw:layer="layout" svg:width="0.462cm" svg:height="0.461cm" svg:x="10.446cm" svg:y="17.318cm" svg:viewBox="0 0 463 462" draw:points="231,462 0,462 0,0 463,0 463,462 231,462">
          <text:p/>
        </draw:polyline>
        <draw:polygon draw:style-name="gr10" draw:text-style-name="P10" draw:layer="layout" svg:width="0.459cm" svg:height="0.461cm" svg:x="10.881cm" svg:y="17.318cm" svg:viewBox="0 0 460 462" draw:points="0,0 460,0 460,462 0,462">
          <text:p/>
        </draw:polygon>
        <draw:polyline draw:style-name="gr6" draw:text-style-name="P10" draw:layer="layout" svg:width="0.459cm" svg:height="0.461cm" svg:x="10.881cm" svg:y="17.318cm" svg:viewBox="0 0 460 462" draw:points="230,462 0,462 0,0 460,0 460,462 230,462">
          <text:p/>
        </draw:polyline>
        <draw:polygon draw:style-name="gr10" draw:text-style-name="P10" draw:layer="layout" svg:width="0.462cm" svg:height="0.461cm" svg:x="11.341cm" svg:y="17.318cm" svg:viewBox="0 0 463 462" draw:points="0,0 463,0 463,462 0,462">
          <text:p/>
        </draw:polygon>
        <draw:polyline draw:style-name="gr6" draw:text-style-name="P10" draw:layer="layout" svg:width="0.462cm" svg:height="0.461cm" svg:x="11.341cm" svg:y="17.318cm" svg:viewBox="0 0 463 462" draw:points="231,462 0,462 0,0 463,0 463,462 231,462">
          <text:p/>
        </draw:polyline>
        <draw:polygon draw:style-name="gr41" draw:text-style-name="P10" draw:layer="layout" svg:width="0.459cm" svg:height="0.461cm" svg:x="4.908cm" svg:y="16.856cm" svg:viewBox="0 0 460 462" draw:points="0,0 460,0 460,462 0,462">
          <text:p text:style-name="P2"><text:span text:style-name="T8">T</text:span></text:p>
        </draw:polygon>
        <draw:polyline draw:style-name="gr6" draw:text-style-name="P10" draw:layer="layout" svg:width="0.459cm" svg:height="0.461cm" svg:x="4.908cm" svg:y="16.856cm" svg:viewBox="0 0 460 462" draw:points="230,462 0,462 0,0 460,0 460,462 230,462">
          <text:p/>
        </draw:polyline>
        <draw:polygon draw:style-name="gr41" draw:text-style-name="P10" draw:layer="layout" svg:width="0.462cm" svg:height="0.461cm" svg:x="4.445cm" svg:y="16.856cm" svg:viewBox="0 0 463 462" draw:points="0,0 463,0 463,462 0,462">
          <text:p text:style-name="P2"><text:span text:style-name="T8">T</text:span></text:p>
        </draw:polygon>
        <draw:polyline draw:style-name="gr6" draw:text-style-name="P10" draw:layer="layout" svg:width="0.462cm" svg:height="0.461cm" svg:x="4.445cm" svg:y="16.856cm" svg:viewBox="0 0 463 462" draw:points="231,462 0,462 0,0 463,0 463,462 231,462">
          <text:p/>
        </draw:polyline>
        <draw:polygon draw:style-name="gr41" draw:text-style-name="P10" draw:layer="layout" svg:width="0.459cm" svg:height="0.461cm" svg:x="5.831cm" svg:y="16.856cm" svg:viewBox="0 0 460 462" draw:points="0,0 460,0 460,462 0,462">
          <text:p text:style-name="P2"><text:span text:style-name="T8">T</text:span></text:p>
        </draw:polygon>
        <draw:polyline draw:style-name="gr6" draw:text-style-name="P10" draw:layer="layout" svg:width="0.459cm" svg:height="0.461cm" svg:x="5.831cm" svg:y="16.856cm" svg:viewBox="0 0 460 462" draw:points="230,462 0,462 0,0 460,0 460,462 230,462">
          <text:p/>
        </draw:polyline>
        <draw:polygon draw:style-name="gr41" draw:text-style-name="P10" draw:layer="layout" svg:width="0.462cm" svg:height="0.461cm" svg:x="5.368cm" svg:y="16.856cm" svg:viewBox="0 0 463 462" draw:points="0,0 463,0 463,462 0,462">
          <text:p text:style-name="P2"><text:span text:style-name="T8">T</text:span></text:p>
        </draw:polygon>
        <draw:polyline draw:style-name="gr6" draw:text-style-name="P10" draw:layer="layout" svg:width="0.462cm" svg:height="0.461cm" svg:x="5.368cm" svg:y="16.856cm" svg:viewBox="0 0 463 462" draw:points="231,462 0,462 0,0 463,0 463,462 231,462">
          <text:p/>
        </draw:polyline>
        <draw:polygon draw:style-name="gr41" draw:text-style-name="P10" draw:layer="layout" svg:width="0.459cm" svg:height="0.461cm" svg:x="6.754cm" svg:y="16.856cm" svg:viewBox="0 0 460 462" draw:points="0,0 460,0 460,462 0,462">
          <text:p text:style-name="P2"><text:span text:style-name="T8">T</text:span></text:p>
        </draw:polygon>
        <draw:polyline draw:style-name="gr6" draw:text-style-name="P10" draw:layer="layout" svg:width="0.459cm" svg:height="0.461cm" svg:x="6.754cm" svg:y="16.856cm" svg:viewBox="0 0 460 462" draw:points="230,462 0,462 0,0 460,0 460,462 230,462">
          <text:p/>
        </draw:polyline>
        <draw:polygon draw:style-name="gr41" draw:text-style-name="P10" draw:layer="layout" svg:width="0.462cm" svg:height="0.461cm" svg:x="6.291cm" svg:y="16.856cm" svg:viewBox="0 0 463 462" draw:points="0,0 463,0 463,462 0,462">
          <text:p text:style-name="P2"><text:span text:style-name="T8">T</text:span></text:p>
        </draw:polygon>
        <draw:polyline draw:style-name="gr6" draw:text-style-name="P10" draw:layer="layout" svg:width="0.462cm" svg:height="0.461cm" svg:x="6.291cm" svg:y="16.856cm" svg:viewBox="0 0 463 462" draw:points="231,462 0,462 0,0 463,0 463,462 231,462">
          <text:p/>
        </draw:polyline>
        <draw:polygon draw:style-name="gr41" draw:text-style-name="P10" draw:layer="layout" svg:width="0.462cm" svg:height="0.461cm" svg:x="7.214cm" svg:y="16.856cm" svg:viewBox="0 0 463 462" draw:points="0,0 463,0 463,462 0,462">
          <text:p text:style-name="P2"><text:span text:style-name="T8">T</text:span></text:p>
        </draw:polygon>
        <draw:polyline draw:style-name="gr6" draw:text-style-name="P10" draw:layer="layout" svg:width="0.462cm" svg:height="0.461cm" svg:x="7.214cm" svg:y="16.856cm" svg:viewBox="0 0 463 462" draw:points="231,462 0,462 0,0 463,0 463,462 231,462">
          <text:p/>
        </draw:polyline>
        <draw:polygon draw:style-name="gr41" draw:text-style-name="P10" draw:layer="layout" svg:width="0.459cm" svg:height="0.461cm" svg:x="8.14cm" svg:y="16.856cm" svg:viewBox="0 0 460 462" draw:points="0,0 460,0 460,462 0,462">
          <text:p text:style-name="P2"><text:span text:style-name="T8">T</text:span></text:p>
        </draw:polygon>
        <draw:polyline draw:style-name="gr6" draw:text-style-name="P10" draw:layer="layout" svg:width="0.459cm" svg:height="0.461cm" svg:x="8.14cm" svg:y="16.856cm" svg:viewBox="0 0 460 462" draw:points="230,462 0,462 0,0 460,0 460,462 230,462">
          <text:p/>
        </draw:polyline>
        <draw:polygon draw:style-name="gr41" draw:text-style-name="P10" draw:layer="layout" svg:width="0.462cm" svg:height="0.461cm" svg:x="7.677cm" svg:y="16.856cm" svg:viewBox="0 0 463 462" draw:points="0,0 463,0 463,462 0,462">
          <text:p text:style-name="P2"><text:span text:style-name="T8">T</text:span></text:p>
        </draw:polygon>
        <draw:polyline draw:style-name="gr6" draw:text-style-name="P10" draw:layer="layout" svg:width="0.462cm" svg:height="0.461cm" svg:x="7.677cm" svg:y="16.856cm" svg:viewBox="0 0 463 462" draw:points="231,462 0,462 0,0 463,0 463,462 231,462">
          <text:p/>
        </draw:polyline>
        <draw:polygon draw:style-name="gr41" draw:text-style-name="P10" draw:layer="layout" svg:width="0.459cm" svg:height="0.461cm" svg:x="9.063cm" svg:y="16.856cm" svg:viewBox="0 0 460 462" draw:points="0,0 460,0 460,462 0,462">
          <text:p text:style-name="P2"><text:span text:style-name="T8">T</text:span></text:p>
        </draw:polygon>
        <draw:polyline draw:style-name="gr6" draw:text-style-name="P10" draw:layer="layout" svg:width="0.459cm" svg:height="0.461cm" svg:x="9.063cm" svg:y="16.856cm" svg:viewBox="0 0 460 462" draw:points="230,462 0,462 0,0 460,0 460,462 230,462">
          <text:p/>
        </draw:polyline>
        <draw:polygon draw:style-name="gr41" draw:text-style-name="P10" draw:layer="layout" svg:width="0.462cm" svg:height="0.461cm" svg:x="8.6cm" svg:y="16.856cm" svg:viewBox="0 0 463 462" draw:points="0,0 463,0 463,462 0,462">
          <text:p text:style-name="P2"><text:span text:style-name="T8">T</text:span></text:p>
        </draw:polygon>
        <draw:polyline draw:style-name="gr6" draw:text-style-name="P10" draw:layer="layout" svg:width="0.462cm" svg:height="0.461cm" svg:x="8.6cm" svg:y="16.856cm" svg:viewBox="0 0 463 462" draw:points="231,462 0,462 0,0 463,0 463,462 231,462">
          <text:p/>
        </draw:polyline>
        <draw:polygon draw:style-name="gr41" draw:text-style-name="P10" draw:layer="layout" svg:width="0.459cm" svg:height="0.461cm" svg:x="9.986cm" svg:y="16.856cm" svg:viewBox="0 0 460 462" draw:points="0,0 460,0 460,462 0,462">
          <text:p text:style-name="P2"><text:span text:style-name="T8">T</text:span></text:p>
        </draw:polygon>
        <draw:polyline draw:style-name="gr6" draw:text-style-name="P10" draw:layer="layout" svg:width="0.459cm" svg:height="0.461cm" svg:x="9.986cm" svg:y="16.856cm" svg:viewBox="0 0 460 462" draw:points="230,462 0,462 0,0 460,0 460,462 230,462">
          <text:p/>
        </draw:polyline>
        <draw:polygon draw:style-name="gr41" draw:text-style-name="P10" draw:layer="layout" svg:width="0.462cm" svg:height="0.461cm" svg:x="9.523cm" svg:y="16.856cm" svg:viewBox="0 0 463 462" draw:points="0,0 463,0 463,462 0,462">
          <text:p text:style-name="P2"><text:span text:style-name="T8">T</text:span></text:p>
        </draw:polygon>
        <draw:polyline draw:style-name="gr6" draw:text-style-name="P10" draw:layer="layout" svg:width="0.462cm" svg:height="0.461cm" svg:x="9.523cm" svg:y="16.856cm" svg:viewBox="0 0 463 462" draw:points="231,462 0,462 0,0 463,0 463,462 231,462">
          <text:p/>
        </draw:polyline>
        <draw:polygon draw:style-name="gr41" draw:text-style-name="P10" draw:layer="layout" svg:width="0.462cm" svg:height="0.461cm" svg:x="10.446cm" svg:y="16.856cm" svg:viewBox="0 0 463 462" draw:points="0,0 463,0 463,462 0,462">
          <text:p text:style-name="P2"><text:span text:style-name="T8">T</text:span></text:p>
        </draw:polygon>
        <draw:polyline draw:style-name="gr6" draw:text-style-name="P10" draw:layer="layout" svg:width="0.462cm" svg:height="0.461cm" svg:x="10.446cm" svg:y="16.856cm" svg:viewBox="0 0 463 462" draw:points="231,462 0,462 0,0 463,0 463,462 231,462">
          <text:p/>
        </draw:polyline>
        <draw:polygon draw:style-name="gr41" draw:text-style-name="P10" draw:layer="layout" svg:width="0.459cm" svg:height="0.461cm" svg:x="10.881cm" svg:y="16.856cm" svg:viewBox="0 0 460 462" draw:points="0,0 460,0 460,462 0,462">
          <text:p text:style-name="P2"><text:span text:style-name="T8">T</text:span></text:p>
        </draw:polygon>
        <draw:polyline draw:style-name="gr6" draw:text-style-name="P10" draw:layer="layout" svg:width="0.459cm" svg:height="0.461cm" svg:x="10.881cm" svg:y="16.856cm" svg:viewBox="0 0 460 462" draw:points="230,462 0,462 0,0 460,0 460,462 230,462">
          <text:p/>
        </draw:polyline>
        <draw:polygon draw:style-name="gr41" draw:text-style-name="P10" draw:layer="layout" svg:width="0.462cm" svg:height="0.461cm" svg:x="11.341cm" svg:y="16.856cm" svg:viewBox="0 0 463 462" draw:points="0,0 463,0 463,462 0,462">
          <text:p text:style-name="P2"><text:span text:style-name="T8">T</text:span></text:p>
        </draw:polygon>
        <draw:polyline draw:style-name="gr6" draw:text-style-name="P10" draw:layer="layout" svg:width="0.462cm" svg:height="0.461cm" svg:x="11.341cm" svg:y="16.856cm" svg:viewBox="0 0 463 462" draw:points="231,462 0,462 0,0 463,0 463,462 231,462">
          <text:p/>
        </draw:polyline>
        <draw:polygon draw:style-name="gr10" draw:text-style-name="P10" draw:layer="layout" svg:width="0.459cm" svg:height="0.461cm" svg:x="4.908cm" svg:y="16.856cm" svg:viewBox="0 0 460 462" draw:points="0,0 460,0 460,462 0,462">
          <text:p/>
        </draw:polygon>
        <draw:polyline draw:style-name="gr6" draw:text-style-name="P10" draw:layer="layout" svg:width="0.459cm" svg:height="0.461cm" svg:x="4.908cm" svg:y="16.856cm" svg:viewBox="0 0 460 462" draw:points="230,462 0,462 0,0 460,0 460,462 230,462">
          <text:p/>
        </draw:polyline>
        <draw:polygon draw:style-name="gr10" draw:text-style-name="P10" draw:layer="layout" svg:width="0.462cm" svg:height="0.461cm" svg:x="4.445cm" svg:y="16.856cm" svg:viewBox="0 0 463 462" draw:points="0,0 463,0 463,462 0,462">
          <text:p/>
        </draw:polygon>
        <draw:polyline draw:style-name="gr6" draw:text-style-name="P10" draw:layer="layout" svg:width="0.462cm" svg:height="0.461cm" svg:x="4.445cm" svg:y="16.856cm" svg:viewBox="0 0 463 462" draw:points="231,462 0,462 0,0 463,0 463,462 231,462">
          <text:p/>
        </draw:polyline>
        <draw:polygon draw:style-name="gr10" draw:text-style-name="P10" draw:layer="layout" svg:width="0.459cm" svg:height="0.461cm" svg:x="5.831cm" svg:y="16.856cm" svg:viewBox="0 0 460 462" draw:points="0,0 460,0 460,462 0,462">
          <text:p/>
        </draw:polygon>
        <draw:polyline draw:style-name="gr6" draw:text-style-name="P10" draw:layer="layout" svg:width="0.459cm" svg:height="0.461cm" svg:x="5.831cm" svg:y="16.856cm" svg:viewBox="0 0 460 462" draw:points="230,462 0,462 0,0 460,0 460,462 230,462">
          <text:p/>
        </draw:polyline>
        <draw:polygon draw:style-name="gr8" draw:text-style-name="P10" draw:layer="layout" svg:width="0.462cm" svg:height="0.461cm" svg:x="5.368cm" svg:y="16.856cm" svg:viewBox="0 0 463 462" draw:points="0,0 463,0 463,462 0,462">
          <text:p/>
        </draw:polygon>
        <draw:polyline draw:style-name="gr6" draw:text-style-name="P10" draw:layer="layout" svg:width="0.462cm" svg:height="0.461cm" svg:x="5.368cm" svg:y="16.856cm" svg:viewBox="0 0 463 462" draw:points="231,462 0,462 0,0 463,0 463,462 231,462">
          <text:p/>
        </draw:polyline>
        <draw:polygon draw:style-name="gr8" draw:text-style-name="P10" draw:layer="layout" svg:width="0.459cm" svg:height="0.461cm" svg:x="6.754cm" svg:y="16.856cm" svg:viewBox="0 0 460 462" draw:points="0,0 460,0 460,462 0,462">
          <text:p/>
        </draw:polygon>
        <draw:polyline draw:style-name="gr6" draw:text-style-name="P10" draw:layer="layout" svg:width="0.459cm" svg:height="0.461cm" svg:x="6.754cm" svg:y="16.856cm" svg:viewBox="0 0 460 462" draw:points="230,462 0,462 0,0 460,0 460,462 230,462">
          <text:p/>
        </draw:polyline>
        <draw:polygon draw:style-name="gr10" draw:text-style-name="P10" draw:layer="layout" svg:width="0.462cm" svg:height="0.461cm" svg:x="6.291cm" svg:y="16.856cm" svg:viewBox="0 0 463 462" draw:points="0,0 463,0 463,462 0,462">
          <text:p/>
        </draw:polygon>
        <draw:polyline draw:style-name="gr6" draw:text-style-name="P10" draw:layer="layout" svg:width="0.462cm" svg:height="0.461cm" svg:x="6.291cm" svg:y="16.856cm" svg:viewBox="0 0 463 462" draw:points="231,462 0,462 0,0 463,0 463,462 231,462">
          <text:p/>
        </draw:polyline>
        <draw:polygon draw:style-name="gr8" draw:text-style-name="P10" draw:layer="layout" svg:width="0.462cm" svg:height="0.461cm" svg:x="7.214cm" svg:y="16.856cm" svg:viewBox="0 0 463 462" draw:points="0,0 463,0 463,462 0,462">
          <text:p/>
        </draw:polygon>
        <draw:polyline draw:style-name="gr6" draw:text-style-name="P10" draw:layer="layout" svg:width="0.462cm" svg:height="0.461cm" svg:x="7.214cm" svg:y="16.856cm" svg:viewBox="0 0 463 462" draw:points="231,462 0,462 0,0 463,0 463,462 231,462">
          <text:p/>
        </draw:polyline>
        <draw:polygon draw:style-name="gr10" draw:text-style-name="P10" draw:layer="layout" svg:width="0.459cm" svg:height="0.461cm" svg:x="8.14cm" svg:y="16.856cm" svg:viewBox="0 0 460 462" draw:points="0,0 460,0 460,462 0,462">
          <text:p/>
        </draw:polygon>
        <draw:polyline draw:style-name="gr6" draw:text-style-name="P10" draw:layer="layout" svg:width="0.459cm" svg:height="0.461cm" svg:x="8.14cm" svg:y="16.856cm" svg:viewBox="0 0 460 462" draw:points="230,462 0,462 0,0 460,0 460,462 230,462">
          <text:p/>
        </draw:polyline>
        <draw:polygon draw:style-name="gr8" draw:text-style-name="P10" draw:layer="layout" svg:width="0.462cm" svg:height="0.461cm" svg:x="7.677cm" svg:y="16.856cm" svg:viewBox="0 0 463 462" draw:points="0,0 463,0 463,462 0,462">
          <text:p/>
        </draw:polygon>
        <draw:polyline draw:style-name="gr6" draw:text-style-name="P10" draw:layer="layout" svg:width="0.462cm" svg:height="0.461cm" svg:x="7.677cm" svg:y="16.856cm" svg:viewBox="0 0 463 462" draw:points="231,462 0,462 0,0 463,0 463,462 231,462">
          <text:p/>
        </draw:polyline>
        <draw:polygon draw:style-name="gr8" draw:text-style-name="P10" draw:layer="layout" svg:width="0.459cm" svg:height="0.461cm" svg:x="9.063cm" svg:y="16.856cm" svg:viewBox="0 0 460 462" draw:points="0,0 460,0 460,462 0,462">
          <text:p/>
        </draw:polygon>
        <draw:polyline draw:style-name="gr6" draw:text-style-name="P10" draw:layer="layout" svg:width="0.459cm" svg:height="0.461cm" svg:x="9.063cm" svg:y="16.856cm" svg:viewBox="0 0 460 462" draw:points="230,462 0,462 0,0 460,0 460,462 230,462">
          <text:p/>
        </draw:polyline>
        <draw:polygon draw:style-name="gr8" draw:text-style-name="P10" draw:layer="layout" svg:width="0.462cm" svg:height="0.461cm" svg:x="8.6cm" svg:y="16.856cm" svg:viewBox="0 0 463 462" draw:points="0,0 463,0 463,462 0,462">
          <text:p/>
        </draw:polygon>
        <draw:polyline draw:style-name="gr6" draw:text-style-name="P10" draw:layer="layout" svg:width="0.462cm" svg:height="0.461cm" svg:x="8.6cm" svg:y="16.856cm" svg:viewBox="0 0 463 462" draw:points="231,462 0,462 0,0 463,0 463,462 231,462">
          <text:p/>
        </draw:polyline>
        <draw:polygon draw:style-name="gr10" draw:text-style-name="P10" draw:layer="layout" svg:width="0.459cm" svg:height="0.461cm" svg:x="9.986cm" svg:y="16.856cm" svg:viewBox="0 0 460 462" draw:points="0,0 460,0 460,462 0,462">
          <text:p/>
        </draw:polygon>
        <draw:polyline draw:style-name="gr6" draw:text-style-name="P10" draw:layer="layout" svg:width="0.459cm" svg:height="0.461cm" svg:x="9.986cm" svg:y="16.856cm" svg:viewBox="0 0 460 462" draw:points="230,462 0,462 0,0 460,0 460,462 230,462">
          <text:p/>
        </draw:polyline>
        <draw:polygon draw:style-name="gr8" draw:text-style-name="P10" draw:layer="layout" svg:width="0.462cm" svg:height="0.461cm" svg:x="9.523cm" svg:y="16.856cm" svg:viewBox="0 0 463 462" draw:points="0,0 463,0 463,462 0,462">
          <text:p/>
        </draw:polygon>
        <draw:polyline draw:style-name="gr6" draw:text-style-name="P10" draw:layer="layout" svg:width="0.462cm" svg:height="0.461cm" svg:x="9.523cm" svg:y="16.856cm" svg:viewBox="0 0 463 462" draw:points="231,462 0,462 0,0 463,0 463,462 231,462">
          <text:p/>
        </draw:polyline>
        <draw:polygon draw:style-name="gr10" draw:text-style-name="P10" draw:layer="layout" svg:width="0.462cm" svg:height="0.461cm" svg:x="10.446cm" svg:y="16.856cm" svg:viewBox="0 0 463 462" draw:points="0,0 463,0 463,462 0,462">
          <text:p/>
        </draw:polygon>
        <draw:polyline draw:style-name="gr6" draw:text-style-name="P10" draw:layer="layout" svg:width="0.462cm" svg:height="0.461cm" svg:x="10.446cm" svg:y="16.856cm" svg:viewBox="0 0 463 462" draw:points="231,462 0,462 0,0 463,0 463,462 231,462">
          <text:p/>
        </draw:polyline>
        <draw:polygon draw:style-name="gr10" draw:text-style-name="P10" draw:layer="layout" svg:width="0.459cm" svg:height="0.461cm" svg:x="10.881cm" svg:y="16.856cm" svg:viewBox="0 0 460 462" draw:points="0,0 460,0 460,462 0,462">
          <text:p/>
        </draw:polygon>
        <draw:polyline draw:style-name="gr6" draw:text-style-name="P10" draw:layer="layout" svg:width="0.459cm" svg:height="0.461cm" svg:x="10.881cm" svg:y="16.856cm" svg:viewBox="0 0 460 462" draw:points="230,462 0,462 0,0 460,0 460,462 230,462">
          <text:p/>
        </draw:polyline>
        <draw:polygon draw:style-name="gr10" draw:text-style-name="P10" draw:layer="layout" svg:width="0.462cm" svg:height="0.461cm" svg:x="11.341cm" svg:y="16.856cm" svg:viewBox="0 0 463 462" draw:points="0,0 463,0 463,462 0,462">
          <text:p/>
        </draw:polygon>
        <draw:polyline draw:style-name="gr6" draw:text-style-name="P10" draw:layer="layout" svg:width="0.462cm" svg:height="0.461cm" svg:x="11.341cm" svg:y="16.856cm" svg:viewBox="0 0 463 462" draw:points="231,462 0,462 0,0 463,0 463,462 231,462">
          <text:p/>
        </draw:polyline>
        <draw:polygon draw:style-name="gr41" draw:text-style-name="P10" draw:layer="layout" svg:width="0.459cm" svg:height="0.461cm" svg:x="4.908cm" svg:y="16.394cm" svg:viewBox="0 0 460 462" draw:points="0,0 460,0 460,462 0,462">
          <text:p text:style-name="P2"><text:span text:style-name="T8">T</text:span></text:p>
        </draw:polygon>
        <draw:polyline draw:style-name="gr6" draw:text-style-name="P10" draw:layer="layout" svg:width="0.459cm" svg:height="0.461cm" svg:x="4.908cm" svg:y="16.394cm" svg:viewBox="0 0 460 462" draw:points="230,462 0,462 0,0 460,0 460,462 230,462">
          <text:p/>
        </draw:polyline>
        <draw:polygon draw:style-name="gr41" draw:text-style-name="P10" draw:layer="layout" svg:width="0.462cm" svg:height="0.461cm" svg:x="4.445cm" svg:y="16.394cm" svg:viewBox="0 0 463 462" draw:points="0,0 463,0 463,462 0,462">
          <text:p text:style-name="P2"><text:span text:style-name="T8">T</text:span></text:p>
        </draw:polygon>
        <draw:polyline draw:style-name="gr6" draw:text-style-name="P10" draw:layer="layout" svg:width="0.462cm" svg:height="0.461cm" svg:x="4.445cm" svg:y="16.394cm" svg:viewBox="0 0 463 462" draw:points="231,462 0,462 0,0 463,0 463,462 231,462">
          <text:p/>
        </draw:polyline>
        <draw:polygon draw:style-name="gr41" draw:text-style-name="P10" draw:layer="layout" svg:width="0.459cm" svg:height="0.461cm" svg:x="5.831cm" svg:y="16.394cm" svg:viewBox="0 0 460 462" draw:points="0,0 460,0 460,462 0,462">
          <text:p text:style-name="P2"><text:span text:style-name="T8">T</text:span></text:p>
        </draw:polygon>
        <draw:polyline draw:style-name="gr6" draw:text-style-name="P10" draw:layer="layout" svg:width="0.459cm" svg:height="0.461cm" svg:x="5.831cm" svg:y="16.394cm" svg:viewBox="0 0 460 462" draw:points="230,462 0,462 0,0 460,0 460,462 230,462">
          <text:p/>
        </draw:polyline>
        <draw:polygon draw:style-name="gr41" draw:text-style-name="P10" draw:layer="layout" svg:width="0.462cm" svg:height="0.461cm" svg:x="5.368cm" svg:y="16.394cm" svg:viewBox="0 0 463 462" draw:points="0,0 463,0 463,462 0,462">
          <text:p text:style-name="P2"><text:span text:style-name="T8">T</text:span></text:p>
        </draw:polygon>
        <draw:polyline draw:style-name="gr6" draw:text-style-name="P10" draw:layer="layout" svg:width="0.462cm" svg:height="0.461cm" svg:x="5.368cm" svg:y="16.394cm" svg:viewBox="0 0 463 462" draw:points="231,462 0,462 0,0 463,0 463,462 231,462">
          <text:p/>
        </draw:polyline>
        <draw:polygon draw:style-name="gr41" draw:text-style-name="P10" draw:layer="layout" svg:width="0.459cm" svg:height="0.461cm" svg:x="6.754cm" svg:y="16.394cm" svg:viewBox="0 0 460 462" draw:points="0,0 460,0 460,462 0,462">
          <text:p text:style-name="P2"><text:span text:style-name="T8">T</text:span></text:p>
        </draw:polygon>
        <draw:polyline draw:style-name="gr6" draw:text-style-name="P10" draw:layer="layout" svg:width="0.459cm" svg:height="0.461cm" svg:x="6.754cm" svg:y="16.394cm" svg:viewBox="0 0 460 462" draw:points="230,462 0,462 0,0 460,0 460,462 230,462">
          <text:p/>
        </draw:polyline>
        <draw:polygon draw:style-name="gr41" draw:text-style-name="P10" draw:layer="layout" svg:width="0.462cm" svg:height="0.461cm" svg:x="6.291cm" svg:y="16.394cm" svg:viewBox="0 0 463 462" draw:points="0,0 463,0 463,462 0,462">
          <text:p text:style-name="P2"><text:span text:style-name="T8">T</text:span></text:p>
        </draw:polygon>
        <draw:polyline draw:style-name="gr6" draw:text-style-name="P10" draw:layer="layout" svg:width="0.462cm" svg:height="0.461cm" svg:x="6.291cm" svg:y="16.394cm" svg:viewBox="0 0 463 462" draw:points="231,462 0,462 0,0 463,0 463,462 231,462">
          <text:p/>
        </draw:polyline>
        <draw:polygon draw:style-name="gr41" draw:text-style-name="P10" draw:layer="layout" svg:width="0.462cm" svg:height="0.461cm" svg:x="7.214cm" svg:y="16.394cm" svg:viewBox="0 0 463 462" draw:points="0,0 463,0 463,462 0,462">
          <text:p text:style-name="P2"><text:span text:style-name="T8">T</text:span></text:p>
        </draw:polygon>
        <draw:polyline draw:style-name="gr6" draw:text-style-name="P10" draw:layer="layout" svg:width="0.462cm" svg:height="0.461cm" svg:x="7.214cm" svg:y="16.394cm" svg:viewBox="0 0 463 462" draw:points="231,462 0,462 0,0 463,0 463,462 231,462">
          <text:p/>
        </draw:polyline>
        <draw:polygon draw:style-name="gr41" draw:text-style-name="P10" draw:layer="layout" svg:width="0.459cm" svg:height="0.461cm" svg:x="8.14cm" svg:y="16.394cm" svg:viewBox="0 0 460 462" draw:points="0,0 460,0 460,462 0,462">
          <text:p text:style-name="P2"><text:span text:style-name="T8">T</text:span></text:p>
        </draw:polygon>
        <draw:polyline draw:style-name="gr6" draw:text-style-name="P10" draw:layer="layout" svg:width="0.459cm" svg:height="0.461cm" svg:x="8.14cm" svg:y="16.394cm" svg:viewBox="0 0 460 462" draw:points="230,462 0,462 0,0 460,0 460,462 230,462">
          <text:p/>
        </draw:polyline>
        <draw:polygon draw:style-name="gr41" draw:text-style-name="P10" draw:layer="layout" svg:width="0.462cm" svg:height="0.461cm" svg:x="7.677cm" svg:y="16.394cm" svg:viewBox="0 0 463 462" draw:points="0,0 463,0 463,462 0,462">
          <text:p text:style-name="P2"><text:span text:style-name="T8">T</text:span></text:p>
        </draw:polygon>
        <draw:polyline draw:style-name="gr6" draw:text-style-name="P10" draw:layer="layout" svg:width="0.462cm" svg:height="0.461cm" svg:x="7.677cm" svg:y="16.394cm" svg:viewBox="0 0 463 462" draw:points="231,462 0,462 0,0 463,0 463,462 231,462">
          <text:p/>
        </draw:polyline>
        <draw:polygon draw:style-name="gr41" draw:text-style-name="P10" draw:layer="layout" svg:width="0.459cm" svg:height="0.461cm" svg:x="9.063cm" svg:y="16.394cm" svg:viewBox="0 0 460 462" draw:points="0,0 460,0 460,462 0,462">
          <text:p text:style-name="P2"><text:span text:style-name="T8">T</text:span></text:p>
        </draw:polygon>
        <draw:polyline draw:style-name="gr6" draw:text-style-name="P10" draw:layer="layout" svg:width="0.459cm" svg:height="0.461cm" svg:x="9.063cm" svg:y="16.394cm" svg:viewBox="0 0 460 462" draw:points="230,462 0,462 0,0 460,0 460,462 230,462">
          <text:p/>
        </draw:polyline>
        <draw:polygon draw:style-name="gr41" draw:text-style-name="P10" draw:layer="layout" svg:width="0.462cm" svg:height="0.461cm" svg:x="8.6cm" svg:y="16.394cm" svg:viewBox="0 0 463 462" draw:points="0,0 463,0 463,462 0,462">
          <text:p text:style-name="P2"><text:span text:style-name="T8">T</text:span></text:p>
        </draw:polygon>
        <draw:polyline draw:style-name="gr6" draw:text-style-name="P10" draw:layer="layout" svg:width="0.462cm" svg:height="0.461cm" svg:x="8.6cm" svg:y="16.394cm" svg:viewBox="0 0 463 462" draw:points="231,462 0,462 0,0 463,0 463,462 231,462">
          <text:p/>
        </draw:polyline>
        <draw:polygon draw:style-name="gr41" draw:text-style-name="P10" draw:layer="layout" svg:width="0.459cm" svg:height="0.461cm" svg:x="9.986cm" svg:y="16.394cm" svg:viewBox="0 0 460 462" draw:points="0,0 460,0 460,462 0,462">
          <text:p text:style-name="P2"><text:span text:style-name="T8">T</text:span></text:p>
        </draw:polygon>
        <draw:polyline draw:style-name="gr6" draw:text-style-name="P10" draw:layer="layout" svg:width="0.459cm" svg:height="0.461cm" svg:x="9.986cm" svg:y="16.394cm" svg:viewBox="0 0 460 462" draw:points="230,462 0,462 0,0 460,0 460,462 230,462">
          <text:p/>
        </draw:polyline>
        <draw:polygon draw:style-name="gr41" draw:text-style-name="P10" draw:layer="layout" svg:width="0.462cm" svg:height="0.461cm" svg:x="9.523cm" svg:y="16.394cm" svg:viewBox="0 0 463 462" draw:points="0,0 463,0 463,462 0,462">
          <text:p text:style-name="P2"><text:span text:style-name="T8">T</text:span></text:p>
        </draw:polygon>
        <draw:polyline draw:style-name="gr6" draw:text-style-name="P10" draw:layer="layout" svg:width="0.462cm" svg:height="0.461cm" svg:x="9.523cm" svg:y="16.394cm" svg:viewBox="0 0 463 462" draw:points="231,462 0,462 0,0 463,0 463,462 231,462">
          <text:p/>
        </draw:polyline>
        <draw:polygon draw:style-name="gr41" draw:text-style-name="P10" draw:layer="layout" svg:width="0.462cm" svg:height="0.461cm" svg:x="10.446cm" svg:y="16.394cm" svg:viewBox="0 0 463 462" draw:points="0,0 463,0 463,462 0,462">
          <text:p text:style-name="P2"><text:span text:style-name="T8">T</text:span></text:p>
        </draw:polygon>
        <draw:polyline draw:style-name="gr6" draw:text-style-name="P10" draw:layer="layout" svg:width="0.462cm" svg:height="0.461cm" svg:x="10.446cm" svg:y="16.394cm" svg:viewBox="0 0 463 462" draw:points="231,462 0,462 0,0 463,0 463,462 231,462">
          <text:p/>
        </draw:polyline>
        <draw:polygon draw:style-name="gr41" draw:text-style-name="P10" draw:layer="layout" svg:width="0.459cm" svg:height="0.461cm" svg:x="10.881cm" svg:y="16.394cm" svg:viewBox="0 0 460 462" draw:points="0,0 460,0 460,462 0,462">
          <text:p text:style-name="P2"><text:span text:style-name="T8">T</text:span></text:p>
        </draw:polygon>
        <draw:polyline draw:style-name="gr6" draw:text-style-name="P10" draw:layer="layout" svg:width="0.459cm" svg:height="0.461cm" svg:x="10.881cm" svg:y="16.394cm" svg:viewBox="0 0 460 462" draw:points="230,462 0,462 0,0 460,0 460,462 230,462">
          <text:p/>
        </draw:polyline>
        <draw:polygon draw:style-name="gr41" draw:text-style-name="P10" draw:layer="layout" svg:width="0.462cm" svg:height="0.461cm" svg:x="11.341cm" svg:y="16.394cm" svg:viewBox="0 0 463 462" draw:points="0,0 463,0 463,462 0,462">
          <text:p text:style-name="P2"><text:span text:style-name="T8">T</text:span></text:p>
        </draw:polygon>
        <draw:polyline draw:style-name="gr6" draw:text-style-name="P10" draw:layer="layout" svg:width="0.462cm" svg:height="0.461cm" svg:x="11.341cm" svg:y="16.394cm" svg:viewBox="0 0 463 462" draw:points="231,462 0,462 0,0 463,0 463,462 231,462">
          <text:p/>
        </draw:polyline>
        <draw:polygon draw:style-name="gr10" draw:text-style-name="P10" draw:layer="layout" svg:width="0.459cm" svg:height="0.461cm" svg:x="4.908cm" svg:y="16.394cm" svg:viewBox="0 0 460 462" draw:points="0,0 460,0 460,462 0,462">
          <text:p/>
        </draw:polygon>
        <draw:polyline draw:style-name="gr6" draw:text-style-name="P10" draw:layer="layout" svg:width="0.459cm" svg:height="0.461cm" svg:x="4.908cm" svg:y="16.394cm" svg:viewBox="0 0 460 462" draw:points="230,462 0,462 0,0 460,0 460,462 230,462">
          <text:p/>
        </draw:polyline>
        <draw:polygon draw:style-name="gr10" draw:text-style-name="P10" draw:layer="layout" svg:width="0.462cm" svg:height="0.461cm" svg:x="4.445cm" svg:y="16.394cm" svg:viewBox="0 0 463 462" draw:points="0,0 463,0 463,462 0,462">
          <text:p/>
        </draw:polygon>
        <draw:polyline draw:style-name="gr6" draw:text-style-name="P10" draw:layer="layout" svg:width="0.462cm" svg:height="0.461cm" svg:x="4.445cm" svg:y="16.394cm" svg:viewBox="0 0 463 462" draw:points="231,462 0,462 0,0 463,0 463,462 231,462">
          <text:p/>
        </draw:polyline>
        <draw:polygon draw:style-name="gr10" draw:text-style-name="P10" draw:layer="layout" svg:width="0.459cm" svg:height="0.461cm" svg:x="5.831cm" svg:y="16.394cm" svg:viewBox="0 0 460 462" draw:points="0,0 460,0 460,462 0,462">
          <text:p/>
        </draw:polygon>
        <draw:polyline draw:style-name="gr6" draw:text-style-name="P10" draw:layer="layout" svg:width="0.459cm" svg:height="0.461cm" svg:x="5.831cm" svg:y="16.394cm" svg:viewBox="0 0 460 462" draw:points="230,462 0,462 0,0 460,0 460,462 230,462">
          <text:p/>
        </draw:polyline>
        <draw:polygon draw:style-name="gr10" draw:text-style-name="P10" draw:layer="layout" svg:width="0.462cm" svg:height="0.461cm" svg:x="5.368cm" svg:y="16.394cm" svg:viewBox="0 0 463 462" draw:points="0,0 463,0 463,462 0,462">
          <text:p/>
        </draw:polygon>
        <draw:polyline draw:style-name="gr6" draw:text-style-name="P10" draw:layer="layout" svg:width="0.462cm" svg:height="0.461cm" svg:x="5.368cm" svg:y="16.394cm" svg:viewBox="0 0 463 462" draw:points="231,462 0,462 0,0 463,0 463,462 231,462">
          <text:p/>
        </draw:polyline>
        <draw:polygon draw:style-name="gr10" draw:text-style-name="P10" draw:layer="layout" svg:width="0.459cm" svg:height="0.461cm" svg:x="6.754cm" svg:y="16.394cm" svg:viewBox="0 0 460 462" draw:points="0,0 460,0 460,462 0,462">
          <text:p/>
        </draw:polygon>
        <draw:polyline draw:style-name="gr6" draw:text-style-name="P10" draw:layer="layout" svg:width="0.459cm" svg:height="0.461cm" svg:x="6.754cm" svg:y="16.394cm" svg:viewBox="0 0 460 462" draw:points="230,462 0,462 0,0 460,0 460,462 230,462">
          <text:p/>
        </draw:polyline>
        <draw:polygon draw:style-name="gr10" draw:text-style-name="P10" draw:layer="layout" svg:width="0.462cm" svg:height="0.461cm" svg:x="6.291cm" svg:y="16.394cm" svg:viewBox="0 0 463 462" draw:points="0,0 463,0 463,462 0,462">
          <text:p/>
        </draw:polygon>
        <draw:polyline draw:style-name="gr6" draw:text-style-name="P10" draw:layer="layout" svg:width="0.462cm" svg:height="0.461cm" svg:x="6.291cm" svg:y="16.394cm" svg:viewBox="0 0 463 462" draw:points="231,462 0,462 0,0 463,0 463,462 231,462">
          <text:p/>
        </draw:polyline>
        <draw:polygon draw:style-name="gr8" draw:text-style-name="P10" draw:layer="layout" svg:width="0.462cm" svg:height="0.461cm" svg:x="7.214cm" svg:y="16.394cm" svg:viewBox="0 0 463 462" draw:points="0,0 463,0 463,462 0,462">
          <text:p/>
        </draw:polygon>
        <draw:polyline draw:style-name="gr6" draw:text-style-name="P10" draw:layer="layout" svg:width="0.462cm" svg:height="0.461cm" svg:x="7.214cm" svg:y="16.394cm" svg:viewBox="0 0 463 462" draw:points="231,462 0,462 0,0 463,0 463,462 231,462">
          <text:p/>
        </draw:polyline>
        <draw:polygon draw:style-name="gr10" draw:text-style-name="P10" draw:layer="layout" svg:width="0.459cm" svg:height="0.461cm" svg:x="8.14cm" svg:y="16.394cm" svg:viewBox="0 0 460 462" draw:points="0,0 460,0 460,462 0,462">
          <text:p/>
        </draw:polygon>
        <draw:polyline draw:style-name="gr6" draw:text-style-name="P10" draw:layer="layout" svg:width="0.459cm" svg:height="0.461cm" svg:x="8.14cm" svg:y="16.394cm" svg:viewBox="0 0 460 462" draw:points="230,462 0,462 0,0 460,0 460,462 230,462">
          <text:p/>
        </draw:polyline>
        <draw:polygon draw:style-name="gr10" draw:text-style-name="P10" draw:layer="layout" svg:width="0.462cm" svg:height="0.461cm" svg:x="7.677cm" svg:y="16.394cm" svg:viewBox="0 0 463 462" draw:points="0,0 463,0 463,462 0,462">
          <text:p/>
        </draw:polygon>
        <draw:polyline draw:style-name="gr6" draw:text-style-name="P10" draw:layer="layout" svg:width="0.462cm" svg:height="0.461cm" svg:x="7.677cm" svg:y="16.394cm" svg:viewBox="0 0 463 462" draw:points="231,462 0,462 0,0 463,0 463,462 231,462">
          <text:p/>
        </draw:polyline>
        <draw:polygon draw:style-name="gr8" draw:text-style-name="P10" draw:layer="layout" svg:width="0.459cm" svg:height="0.461cm" svg:x="9.063cm" svg:y="16.394cm" svg:viewBox="0 0 460 462" draw:points="0,0 460,0 460,462 0,462">
          <text:p/>
        </draw:polygon>
        <draw:polyline draw:style-name="gr6" draw:text-style-name="P10" draw:layer="layout" svg:width="0.459cm" svg:height="0.461cm" svg:x="9.063cm" svg:y="16.394cm" svg:viewBox="0 0 460 462" draw:points="230,462 0,462 0,0 460,0 460,462 230,462">
          <text:p/>
        </draw:polyline>
        <draw:polygon draw:style-name="gr10" draw:text-style-name="P10" draw:layer="layout" svg:width="0.462cm" svg:height="0.461cm" svg:x="8.6cm" svg:y="16.394cm" svg:viewBox="0 0 463 462" draw:points="0,0 463,0 463,462 0,462">
          <text:p/>
        </draw:polygon>
        <draw:polyline draw:style-name="gr6" draw:text-style-name="P10" draw:layer="layout" svg:width="0.462cm" svg:height="0.461cm" svg:x="8.6cm" svg:y="16.394cm" svg:viewBox="0 0 463 462" draw:points="231,462 0,462 0,0 463,0 463,462 231,462">
          <text:p/>
        </draw:polyline>
        <draw:polygon draw:style-name="gr10" draw:text-style-name="P10" draw:layer="layout" svg:width="0.459cm" svg:height="0.461cm" svg:x="9.986cm" svg:y="16.394cm" svg:viewBox="0 0 460 462" draw:points="0,0 460,0 460,462 0,462">
          <text:p/>
        </draw:polygon>
        <draw:polyline draw:style-name="gr6" draw:text-style-name="P10" draw:layer="layout" svg:width="0.459cm" svg:height="0.461cm" svg:x="9.986cm" svg:y="16.394cm" svg:viewBox="0 0 460 462" draw:points="230,462 0,462 0,0 460,0 460,462 230,462">
          <text:p/>
        </draw:polyline>
        <draw:polygon draw:style-name="gr10" draw:text-style-name="P10" draw:layer="layout" svg:width="0.462cm" svg:height="0.461cm" svg:x="9.523cm" svg:y="16.394cm" svg:viewBox="0 0 463 462" draw:points="0,0 463,0 463,462 0,462">
          <text:p/>
        </draw:polygon>
        <draw:polyline draw:style-name="gr6" draw:text-style-name="P10" draw:layer="layout" svg:width="0.462cm" svg:height="0.461cm" svg:x="9.523cm" svg:y="16.394cm" svg:viewBox="0 0 463 462" draw:points="231,462 0,462 0,0 463,0 463,462 231,462">
          <text:p/>
        </draw:polyline>
        <draw:polygon draw:style-name="gr10" draw:text-style-name="P10" draw:layer="layout" svg:width="0.462cm" svg:height="0.461cm" svg:x="10.446cm" svg:y="16.394cm" svg:viewBox="0 0 463 462" draw:points="0,0 463,0 463,462 0,462">
          <text:p/>
        </draw:polygon>
        <draw:polyline draw:style-name="gr6" draw:text-style-name="P10" draw:layer="layout" svg:width="0.462cm" svg:height="0.461cm" svg:x="10.446cm" svg:y="16.394cm" svg:viewBox="0 0 463 462" draw:points="231,462 0,462 0,0 463,0 463,462 231,462">
          <text:p/>
        </draw:polyline>
        <draw:polygon draw:style-name="gr10" draw:text-style-name="P10" draw:layer="layout" svg:width="0.459cm" svg:height="0.461cm" svg:x="10.881cm" svg:y="16.394cm" svg:viewBox="0 0 460 462" draw:points="0,0 460,0 460,462 0,462">
          <text:p/>
        </draw:polygon>
        <draw:polyline draw:style-name="gr6" draw:text-style-name="P10" draw:layer="layout" svg:width="0.459cm" svg:height="0.461cm" svg:x="10.881cm" svg:y="16.394cm" svg:viewBox="0 0 460 462" draw:points="230,462 0,462 0,0 460,0 460,462 230,462">
          <text:p/>
        </draw:polyline>
        <draw:polygon draw:style-name="gr8" draw:text-style-name="P10" draw:layer="layout" svg:width="0.462cm" svg:height="0.461cm" svg:x="11.341cm" svg:y="16.394cm" svg:viewBox="0 0 463 462" draw:points="0,0 463,0 463,462 0,462">
          <text:p/>
        </draw:polygon>
        <draw:polyline draw:style-name="gr6" draw:text-style-name="P10" draw:layer="layout" svg:width="0.462cm" svg:height="0.461cm" svg:x="11.341cm" svg:y="16.394cm" svg:viewBox="0 0 463 462" draw:points="231,462 0,462 0,0 463,0 463,462 231,462">
          <text:p/>
        </draw:polyline>
        <draw:polygon draw:style-name="gr41" draw:text-style-name="P10" draw:layer="layout" svg:width="0.459cm" svg:height="0.461cm" svg:x="4.908cm" svg:y="15.932cm" svg:viewBox="0 0 460 462" draw:points="0,0 460,0 460,462 0,462">
          <text:p text:style-name="P2"><text:span text:style-name="T8">T</text:span></text:p>
        </draw:polygon>
        <draw:polyline draw:style-name="gr6" draw:text-style-name="P10" draw:layer="layout" svg:width="0.459cm" svg:height="0.461cm" svg:x="4.908cm" svg:y="15.932cm" svg:viewBox="0 0 460 462" draw:points="230,462 0,462 0,0 460,0 460,462 230,462">
          <text:p/>
        </draw:polyline>
        <draw:polygon draw:style-name="gr41" draw:text-style-name="P10" draw:layer="layout" svg:width="0.462cm" svg:height="0.461cm" svg:x="4.445cm" svg:y="15.932cm" svg:viewBox="0 0 463 462" draw:points="0,0 463,0 463,462 0,462">
          <text:p text:style-name="P2"><text:span text:style-name="T8">T</text:span></text:p>
        </draw:polygon>
        <draw:polyline draw:style-name="gr6" draw:text-style-name="P10" draw:layer="layout" svg:width="0.462cm" svg:height="0.461cm" svg:x="4.445cm" svg:y="15.932cm" svg:viewBox="0 0 463 462" draw:points="231,462 0,462 0,0 463,0 463,462 231,462">
          <text:p/>
        </draw:polyline>
        <draw:polygon draw:style-name="gr41" draw:text-style-name="P10" draw:layer="layout" svg:width="0.459cm" svg:height="0.461cm" svg:x="5.831cm" svg:y="15.932cm" svg:viewBox="0 0 460 462" draw:points="0,0 460,0 460,462 0,462">
          <text:p text:style-name="P2"><text:span text:style-name="T8">T</text:span></text:p>
        </draw:polygon>
        <draw:polyline draw:style-name="gr6" draw:text-style-name="P10" draw:layer="layout" svg:width="0.459cm" svg:height="0.461cm" svg:x="5.831cm" svg:y="15.932cm" svg:viewBox="0 0 460 462" draw:points="230,462 0,462 0,0 460,0 460,462 230,462">
          <text:p/>
        </draw:polyline>
        <draw:polygon draw:style-name="gr41" draw:text-style-name="P10" draw:layer="layout" svg:width="0.462cm" svg:height="0.461cm" svg:x="5.368cm" svg:y="15.932cm" svg:viewBox="0 0 463 462" draw:points="0,0 463,0 463,462 0,462">
          <text:p text:style-name="P2"><text:span text:style-name="T8">T</text:span></text:p>
        </draw:polygon>
        <draw:polyline draw:style-name="gr6" draw:text-style-name="P10" draw:layer="layout" svg:width="0.462cm" svg:height="0.461cm" svg:x="5.368cm" svg:y="15.932cm" svg:viewBox="0 0 463 462" draw:points="231,462 0,462 0,0 463,0 463,462 231,462">
          <text:p/>
        </draw:polyline>
        <draw:polygon draw:style-name="gr41" draw:text-style-name="P10" draw:layer="layout" svg:width="0.459cm" svg:height="0.461cm" svg:x="6.754cm" svg:y="15.932cm" svg:viewBox="0 0 460 462" draw:points="0,0 460,0 460,462 0,462">
          <text:p text:style-name="P2"><text:span text:style-name="T8">T</text:span></text:p>
        </draw:polygon>
        <draw:polyline draw:style-name="gr6" draw:text-style-name="P10" draw:layer="layout" svg:width="0.459cm" svg:height="0.461cm" svg:x="6.754cm" svg:y="15.932cm" svg:viewBox="0 0 460 462" draw:points="230,462 0,462 0,0 460,0 460,462 230,462">
          <text:p/>
        </draw:polyline>
        <draw:polygon draw:style-name="gr41" draw:text-style-name="P10" draw:layer="layout" svg:width="0.462cm" svg:height="0.461cm" svg:x="6.291cm" svg:y="15.932cm" svg:viewBox="0 0 463 462" draw:points="0,0 463,0 463,462 0,462">
          <text:p text:style-name="P2"><text:span text:style-name="T8">T</text:span></text:p>
        </draw:polygon>
        <draw:polyline draw:style-name="gr6" draw:text-style-name="P10" draw:layer="layout" svg:width="0.462cm" svg:height="0.461cm" svg:x="6.291cm" svg:y="15.932cm" svg:viewBox="0 0 463 462" draw:points="231,462 0,462 0,0 463,0 463,462 231,462">
          <text:p/>
        </draw:polyline>
        <draw:polygon draw:style-name="gr41" draw:text-style-name="P10" draw:layer="layout" svg:width="0.462cm" svg:height="0.461cm" svg:x="7.214cm" svg:y="15.932cm" svg:viewBox="0 0 463 462" draw:points="0,0 463,0 463,462 0,462">
          <text:p text:style-name="P2"><text:span text:style-name="T8">T</text:span></text:p>
        </draw:polygon>
        <draw:polyline draw:style-name="gr6" draw:text-style-name="P10" draw:layer="layout" svg:width="0.462cm" svg:height="0.461cm" svg:x="7.214cm" svg:y="15.932cm" svg:viewBox="0 0 463 462" draw:points="231,462 0,462 0,0 463,0 463,462 231,462">
          <text:p/>
        </draw:polyline>
        <draw:polygon draw:style-name="gr41" draw:text-style-name="P10" draw:layer="layout" svg:width="0.459cm" svg:height="0.461cm" svg:x="8.14cm" svg:y="15.932cm" svg:viewBox="0 0 460 462" draw:points="0,0 460,0 460,462 0,462">
          <text:p text:style-name="P2"><text:span text:style-name="T8">T</text:span></text:p>
        </draw:polygon>
        <draw:polyline draw:style-name="gr6" draw:text-style-name="P10" draw:layer="layout" svg:width="0.459cm" svg:height="0.461cm" svg:x="8.14cm" svg:y="15.932cm" svg:viewBox="0 0 460 462" draw:points="230,462 0,462 0,0 460,0 460,462 230,462">
          <text:p/>
        </draw:polyline>
        <draw:polygon draw:style-name="gr41" draw:text-style-name="P10" draw:layer="layout" svg:width="0.462cm" svg:height="0.461cm" svg:x="7.677cm" svg:y="15.932cm" svg:viewBox="0 0 463 462" draw:points="0,0 463,0 463,462 0,462">
          <text:p text:style-name="P2"><text:span text:style-name="T8">T</text:span></text:p>
        </draw:polygon>
        <draw:polyline draw:style-name="gr6" draw:text-style-name="P10" draw:layer="layout" svg:width="0.462cm" svg:height="0.461cm" svg:x="7.677cm" svg:y="15.932cm" svg:viewBox="0 0 463 462" draw:points="231,462 0,462 0,0 463,0 463,462 231,462">
          <text:p/>
        </draw:polyline>
        <draw:polygon draw:style-name="gr41" draw:text-style-name="P10" draw:layer="layout" svg:width="0.459cm" svg:height="0.461cm" svg:x="9.063cm" svg:y="15.932cm" svg:viewBox="0 0 460 462" draw:points="0,0 460,0 460,462 0,462">
          <text:p text:style-name="P2"><text:span text:style-name="T8">T</text:span></text:p>
        </draw:polygon>
        <draw:polyline draw:style-name="gr6" draw:text-style-name="P10" draw:layer="layout" svg:width="0.459cm" svg:height="0.461cm" svg:x="9.063cm" svg:y="15.932cm" svg:viewBox="0 0 460 462" draw:points="230,462 0,462 0,0 460,0 460,462 230,462">
          <text:p/>
        </draw:polyline>
        <draw:polygon draw:style-name="gr41" draw:text-style-name="P10" draw:layer="layout" svg:width="0.462cm" svg:height="0.461cm" svg:x="8.6cm" svg:y="15.932cm" svg:viewBox="0 0 463 462" draw:points="0,0 463,0 463,462 0,462">
          <text:p text:style-name="P2"><text:span text:style-name="T8">T</text:span></text:p>
        </draw:polygon>
        <draw:polyline draw:style-name="gr6" draw:text-style-name="P10" draw:layer="layout" svg:width="0.462cm" svg:height="0.461cm" svg:x="8.6cm" svg:y="15.932cm" svg:viewBox="0 0 463 462" draw:points="231,462 0,462 0,0 463,0 463,462 231,462">
          <text:p/>
        </draw:polyline>
        <draw:polygon draw:style-name="gr41" draw:text-style-name="P10" draw:layer="layout" svg:width="0.459cm" svg:height="0.461cm" svg:x="9.986cm" svg:y="15.932cm" svg:viewBox="0 0 460 462" draw:points="0,0 460,0 460,462 0,462">
          <text:p text:style-name="P2"><text:span text:style-name="T8">T</text:span></text:p>
        </draw:polygon>
        <draw:polyline draw:style-name="gr6" draw:text-style-name="P10" draw:layer="layout" svg:width="0.459cm" svg:height="0.461cm" svg:x="9.986cm" svg:y="15.932cm" svg:viewBox="0 0 460 462" draw:points="230,462 0,462 0,0 460,0 460,462 230,462">
          <text:p/>
        </draw:polyline>
        <draw:polygon draw:style-name="gr41" draw:text-style-name="P10" draw:layer="layout" svg:width="0.462cm" svg:height="0.461cm" svg:x="9.523cm" svg:y="15.932cm" svg:viewBox="0 0 463 462" draw:points="0,0 463,0 463,462 0,462">
          <text:p text:style-name="P2"><text:span text:style-name="T8">T</text:span></text:p>
        </draw:polygon>
        <draw:polyline draw:style-name="gr6" draw:text-style-name="P10" draw:layer="layout" svg:width="0.462cm" svg:height="0.461cm" svg:x="9.523cm" svg:y="15.932cm" svg:viewBox="0 0 463 462" draw:points="231,462 0,462 0,0 463,0 463,462 231,462">
          <text:p/>
        </draw:polyline>
        <draw:polygon draw:style-name="gr41" draw:text-style-name="P10" draw:layer="layout" svg:width="0.462cm" svg:height="0.461cm" svg:x="10.446cm" svg:y="15.932cm" svg:viewBox="0 0 463 462" draw:points="0,0 463,0 463,462 0,462">
          <text:p text:style-name="P2"><text:span text:style-name="T8">T</text:span></text:p>
        </draw:polygon>
        <draw:polyline draw:style-name="gr6" draw:text-style-name="P10" draw:layer="layout" svg:width="0.462cm" svg:height="0.461cm" svg:x="10.446cm" svg:y="15.932cm" svg:viewBox="0 0 463 462" draw:points="231,462 0,462 0,0 463,0 463,462 231,462">
          <text:p/>
        </draw:polyline>
        <draw:polygon draw:style-name="gr41" draw:text-style-name="P10" draw:layer="layout" svg:width="0.459cm" svg:height="0.461cm" svg:x="10.881cm" svg:y="15.932cm" svg:viewBox="0 0 460 462" draw:points="0,0 460,0 460,462 0,462">
          <text:p text:style-name="P2"><text:span text:style-name="T8">T</text:span></text:p>
        </draw:polygon>
        <draw:polyline draw:style-name="gr6" draw:text-style-name="P10" draw:layer="layout" svg:width="0.459cm" svg:height="0.461cm" svg:x="10.881cm" svg:y="15.932cm" svg:viewBox="0 0 460 462" draw:points="230,462 0,462 0,0 460,0 460,462 230,462">
          <text:p/>
        </draw:polyline>
        <draw:polygon draw:style-name="gr41" draw:text-style-name="P10" draw:layer="layout" svg:width="0.462cm" svg:height="0.461cm" svg:x="11.341cm" svg:y="15.932cm" svg:viewBox="0 0 463 462" draw:points="0,0 463,0 463,462 0,462">
          <text:p text:style-name="P2"><text:span text:style-name="T8">T</text:span></text:p>
        </draw:polygon>
        <draw:polyline draw:style-name="gr6" draw:text-style-name="P10" draw:layer="layout" svg:width="0.462cm" svg:height="0.461cm" svg:x="11.341cm" svg:y="15.932cm" svg:viewBox="0 0 463 462" draw:points="231,462 0,462 0,0 463,0 463,462 231,462">
          <text:p/>
        </draw:polyline>
        <draw:polygon draw:style-name="gr10" draw:text-style-name="P10" draw:layer="layout" svg:width="0.459cm" svg:height="0.461cm" svg:x="4.908cm" svg:y="15.932cm" svg:viewBox="0 0 460 462" draw:points="0,0 460,0 460,462 0,462">
          <text:p/>
        </draw:polygon>
        <draw:polyline draw:style-name="gr6" draw:text-style-name="P10" draw:layer="layout" svg:width="0.459cm" svg:height="0.461cm" svg:x="4.908cm" svg:y="15.932cm" svg:viewBox="0 0 460 462" draw:points="230,462 0,462 0,0 460,0 460,462 230,462">
          <text:p/>
        </draw:polyline>
        <draw:polygon draw:style-name="gr8" draw:text-style-name="P10" draw:layer="layout" svg:width="0.462cm" svg:height="0.461cm" svg:x="4.445cm" svg:y="15.932cm" svg:viewBox="0 0 463 462" draw:points="0,0 463,0 463,462 0,462">
          <text:p/>
        </draw:polygon>
        <draw:polyline draw:style-name="gr6" draw:text-style-name="P10" draw:layer="layout" svg:width="0.462cm" svg:height="0.461cm" svg:x="4.445cm" svg:y="15.932cm" svg:viewBox="0 0 463 462" draw:points="231,462 0,462 0,0 463,0 463,462 231,462">
          <text:p/>
        </draw:polyline>
        <draw:polygon draw:style-name="gr10" draw:text-style-name="P10" draw:layer="layout" svg:width="0.459cm" svg:height="0.461cm" svg:x="5.831cm" svg:y="15.932cm" svg:viewBox="0 0 460 462" draw:points="0,0 460,0 460,462 0,462">
          <text:p/>
        </draw:polygon>
        <draw:polyline draw:style-name="gr6" draw:text-style-name="P10" draw:layer="layout" svg:width="0.459cm" svg:height="0.461cm" svg:x="5.831cm" svg:y="15.932cm" svg:viewBox="0 0 460 462" draw:points="230,462 0,462 0,0 460,0 460,462 230,462">
          <text:p/>
        </draw:polyline>
        <draw:polygon draw:style-name="gr10" draw:text-style-name="P10" draw:layer="layout" svg:width="0.462cm" svg:height="0.461cm" svg:x="5.368cm" svg:y="15.932cm" svg:viewBox="0 0 463 462" draw:points="0,0 463,0 463,462 0,462">
          <text:p/>
        </draw:polygon>
        <draw:polyline draw:style-name="gr6" draw:text-style-name="P10" draw:layer="layout" svg:width="0.462cm" svg:height="0.461cm" svg:x="5.368cm" svg:y="15.932cm" svg:viewBox="0 0 463 462" draw:points="231,462 0,462 0,0 463,0 463,462 231,462">
          <text:p/>
        </draw:polyline>
        <draw:polygon draw:style-name="gr10" draw:text-style-name="P10" draw:layer="layout" svg:width="0.459cm" svg:height="0.461cm" svg:x="6.754cm" svg:y="15.932cm" svg:viewBox="0 0 460 462" draw:points="0,0 460,0 460,462 0,462">
          <text:p/>
        </draw:polygon>
        <draw:polyline draw:style-name="gr6" draw:text-style-name="P10" draw:layer="layout" svg:width="0.459cm" svg:height="0.461cm" svg:x="6.754cm" svg:y="15.932cm" svg:viewBox="0 0 460 462" draw:points="230,462 0,462 0,0 460,0 460,462 230,462">
          <text:p/>
        </draw:polyline>
        <draw:polygon draw:style-name="gr41" draw:text-style-name="P10" draw:layer="layout" svg:width="0.462cm" svg:height="0.461cm" svg:x="6.291cm" svg:y="15.932cm" svg:viewBox="0 0 463 462" draw:points="0,0 463,0 463,462 0,462">
          <text:p text:style-name="P2"><text:span text:style-name="T8">T</text:span></text:p>
        </draw:polygon>
        <draw:polyline draw:style-name="gr6" draw:text-style-name="P10" draw:layer="layout" svg:width="0.462cm" svg:height="0.461cm" svg:x="6.291cm" svg:y="15.932cm" svg:viewBox="0 0 463 462" draw:points="231,462 0,462 0,0 463,0 463,462 231,462">
          <text:p/>
        </draw:polyline>
        <draw:polygon draw:style-name="gr10" draw:text-style-name="P10" draw:layer="layout" svg:width="0.462cm" svg:height="0.461cm" svg:x="7.214cm" svg:y="15.932cm" svg:viewBox="0 0 463 462" draw:points="0,0 463,0 463,462 0,462">
          <text:p/>
        </draw:polygon>
        <draw:polyline draw:style-name="gr6" draw:text-style-name="P10" draw:layer="layout" svg:width="0.462cm" svg:height="0.461cm" svg:x="7.214cm" svg:y="15.932cm" svg:viewBox="0 0 463 462" draw:points="231,462 0,462 0,0 463,0 463,462 231,462">
          <text:p/>
        </draw:polyline>
        <draw:polygon draw:style-name="gr10" draw:text-style-name="P10" draw:layer="layout" svg:width="0.459cm" svg:height="0.461cm" svg:x="8.14cm" svg:y="15.932cm" svg:viewBox="0 0 460 462" draw:points="0,0 460,0 460,462 0,462">
          <text:p/>
        </draw:polygon>
        <draw:polyline draw:style-name="gr6" draw:text-style-name="P10" draw:layer="layout" svg:width="0.459cm" svg:height="0.461cm" svg:x="8.14cm" svg:y="15.932cm" svg:viewBox="0 0 460 462" draw:points="230,462 0,462 0,0 460,0 460,462 230,462">
          <text:p/>
        </draw:polyline>
        <draw:polygon draw:style-name="gr10" draw:text-style-name="P10" draw:layer="layout" svg:width="0.462cm" svg:height="0.461cm" svg:x="7.677cm" svg:y="15.932cm" svg:viewBox="0 0 463 462" draw:points="0,0 463,0 463,462 0,462">
          <text:p/>
        </draw:polygon>
        <draw:polyline draw:style-name="gr6" draw:text-style-name="P10" draw:layer="layout" svg:width="0.462cm" svg:height="0.461cm" svg:x="7.677cm" svg:y="15.932cm" svg:viewBox="0 0 463 462" draw:points="231,462 0,462 0,0 463,0 463,462 231,462">
          <text:p/>
        </draw:polyline>
        <draw:polygon draw:style-name="gr10" draw:text-style-name="P10" draw:layer="layout" svg:width="0.459cm" svg:height="0.461cm" svg:x="9.063cm" svg:y="15.932cm" svg:viewBox="0 0 460 462" draw:points="0,0 460,0 460,462 0,462">
          <text:p/>
        </draw:polygon>
        <draw:polyline draw:style-name="gr6" draw:text-style-name="P10" draw:layer="layout" svg:width="0.459cm" svg:height="0.461cm" svg:x="9.063cm" svg:y="15.932cm" svg:viewBox="0 0 460 462" draw:points="230,462 0,462 0,0 460,0 460,462 230,462">
          <text:p/>
        </draw:polyline>
        <draw:polygon draw:style-name="gr10" draw:text-style-name="P10" draw:layer="layout" svg:width="0.462cm" svg:height="0.461cm" svg:x="8.6cm" svg:y="15.932cm" svg:viewBox="0 0 463 462" draw:points="0,0 463,0 463,462 0,462">
          <text:p/>
        </draw:polygon>
        <draw:polyline draw:style-name="gr6" draw:text-style-name="P10" draw:layer="layout" svg:width="0.462cm" svg:height="0.461cm" svg:x="8.6cm" svg:y="15.932cm" svg:viewBox="0 0 463 462" draw:points="231,462 0,462 0,0 463,0 463,462 231,462">
          <text:p/>
        </draw:polyline>
        <draw:polygon draw:style-name="gr41" draw:text-style-name="P10" draw:layer="layout" svg:width="0.459cm" svg:height="0.461cm" svg:x="9.986cm" svg:y="15.932cm" svg:viewBox="0 0 460 462" draw:points="0,0 460,0 460,462 0,462">
          <text:p text:style-name="P2"><text:span text:style-name="T8">T</text:span></text:p>
        </draw:polygon>
        <draw:polyline draw:style-name="gr6" draw:text-style-name="P10" draw:layer="layout" svg:width="0.459cm" svg:height="0.461cm" svg:x="9.986cm" svg:y="15.932cm" svg:viewBox="0 0 460 462" draw:points="230,462 0,462 0,0 460,0 460,462 230,462">
          <text:p/>
        </draw:polyline>
        <draw:polygon draw:style-name="gr10" draw:text-style-name="P10" draw:layer="layout" svg:width="0.462cm" svg:height="0.461cm" svg:x="9.523cm" svg:y="15.932cm" svg:viewBox="0 0 463 462" draw:points="0,0 463,0 463,462 0,462">
          <text:p/>
        </draw:polygon>
        <draw:polyline draw:style-name="gr6" draw:text-style-name="P10" draw:layer="layout" svg:width="0.462cm" svg:height="0.461cm" svg:x="9.523cm" svg:y="15.932cm" svg:viewBox="0 0 463 462" draw:points="231,462 0,462 0,0 463,0 463,462 231,462">
          <text:p/>
        </draw:polyline>
        <draw:polygon draw:style-name="gr10" draw:text-style-name="P10" draw:layer="layout" svg:width="0.462cm" svg:height="0.461cm" svg:x="10.446cm" svg:y="15.932cm" svg:viewBox="0 0 463 462" draw:points="0,0 463,0 463,462 0,462">
          <text:p/>
        </draw:polygon>
        <draw:polyline draw:style-name="gr6" draw:text-style-name="P10" draw:layer="layout" svg:width="0.462cm" svg:height="0.461cm" svg:x="10.446cm" svg:y="15.932cm" svg:viewBox="0 0 463 462" draw:points="231,462 0,462 0,0 463,0 463,462 231,462">
          <text:p/>
        </draw:polyline>
        <draw:polygon draw:style-name="gr8" draw:text-style-name="P10" draw:layer="layout" svg:width="0.459cm" svg:height="0.461cm" svg:x="10.881cm" svg:y="15.932cm" svg:viewBox="0 0 460 462" draw:points="0,0 460,0 460,462 0,462">
          <text:p/>
        </draw:polygon>
        <draw:polyline draw:style-name="gr6" draw:text-style-name="P10" draw:layer="layout" svg:width="0.459cm" svg:height="0.461cm" svg:x="10.881cm" svg:y="15.932cm" svg:viewBox="0 0 460 462" draw:points="230,462 0,462 0,0 460,0 460,462 230,462">
          <text:p/>
        </draw:polyline>
        <draw:polygon draw:style-name="gr8" draw:text-style-name="P10" draw:layer="layout" svg:width="0.462cm" svg:height="0.461cm" svg:x="11.341cm" svg:y="15.932cm" svg:viewBox="0 0 463 462" draw:points="0,0 463,0 463,462 0,462">
          <text:p/>
        </draw:polygon>
        <draw:polyline draw:style-name="gr6" draw:text-style-name="P10" draw:layer="layout" svg:width="0.462cm" svg:height="0.461cm" svg:x="11.341cm" svg:y="15.932cm" svg:viewBox="0 0 463 462" draw:points="231,462 0,462 0,0 463,0 463,462 231,462">
          <text:p/>
        </draw:polyline>
        <draw:polygon draw:style-name="gr41" draw:text-style-name="P10" draw:layer="layout" svg:width="0.459cm" svg:height="0.461cm" svg:x="4.909cm" svg:y="11.774cm" svg:viewBox="0 0 460 462" draw:points="0,0 460,0 460,462 0,462">
          <text:p text:style-name="P2"><text:span text:style-name="T8">T</text:span></text:p>
        </draw:polygon>
        <draw:polyline draw:style-name="gr6" draw:text-style-name="P10" draw:layer="layout" svg:width="0.459cm" svg:height="0.461cm" svg:x="4.909cm" svg:y="11.774cm" svg:viewBox="0 0 460 462" draw:points="230,462 0,462 0,0 460,0 460,462 230,462">
          <text:p/>
        </draw:polyline>
        <draw:polygon draw:style-name="gr41" draw:text-style-name="P10" draw:layer="layout" svg:width="0.462cm" svg:height="0.461cm" svg:x="4.446cm" svg:y="11.774cm" svg:viewBox="0 0 463 462" draw:points="0,0 463,0 463,462 0,462">
          <text:p text:style-name="P2"><text:span text:style-name="T8">T</text:span></text:p>
        </draw:polygon>
        <draw:polyline draw:style-name="gr6" draw:text-style-name="P10" draw:layer="layout" svg:width="0.462cm" svg:height="0.461cm" svg:x="4.446cm" svg:y="11.774cm" svg:viewBox="0 0 463 462" draw:points="231,462 0,462 0,0 463,0 463,462 231,462">
          <text:p/>
        </draw:polyline>
        <draw:polygon draw:style-name="gr41" draw:text-style-name="P10" draw:layer="layout" svg:width="0.459cm" svg:height="0.461cm" svg:x="5.832cm" svg:y="11.774cm" svg:viewBox="0 0 460 462" draw:points="0,0 460,0 460,462 0,462">
          <text:p text:style-name="P2"><text:span text:style-name="T8">T</text:span></text:p>
        </draw:polygon>
        <draw:polyline draw:style-name="gr6" draw:text-style-name="P10" draw:layer="layout" svg:width="0.459cm" svg:height="0.461cm" svg:x="5.832cm" svg:y="11.774cm" svg:viewBox="0 0 460 462" draw:points="230,462 0,462 0,0 460,0 460,462 230,462">
          <text:p/>
        </draw:polyline>
        <draw:polygon draw:style-name="gr41" draw:text-style-name="P10" draw:layer="layout" svg:width="0.462cm" svg:height="0.461cm" svg:x="5.369cm" svg:y="11.774cm" svg:viewBox="0 0 463 462" draw:points="0,0 463,0 463,462 0,462">
          <text:p text:style-name="P2"><text:span text:style-name="T8">T</text:span></text:p>
        </draw:polygon>
        <draw:polyline draw:style-name="gr6" draw:text-style-name="P10" draw:layer="layout" svg:width="0.462cm" svg:height="0.461cm" svg:x="5.369cm" svg:y="11.774cm" svg:viewBox="0 0 463 462" draw:points="231,462 0,462 0,0 463,0 463,462 231,462">
          <text:p/>
        </draw:polyline>
        <draw:polygon draw:style-name="gr41" draw:text-style-name="P10" draw:layer="layout" svg:width="0.459cm" svg:height="0.461cm" svg:x="6.755cm" svg:y="11.774cm" svg:viewBox="0 0 460 462" draw:points="0,0 460,0 460,462 0,462">
          <text:p text:style-name="P2"><text:span text:style-name="T8">T</text:span></text:p>
        </draw:polygon>
        <draw:polyline draw:style-name="gr6" draw:text-style-name="P10" draw:layer="layout" svg:width="0.459cm" svg:height="0.461cm" svg:x="6.755cm" svg:y="11.774cm" svg:viewBox="0 0 460 462" draw:points="230,462 0,462 0,0 460,0 460,462 230,462">
          <text:p/>
        </draw:polyline>
        <draw:polygon draw:style-name="gr41" draw:text-style-name="P10" draw:layer="layout" svg:width="0.462cm" svg:height="0.461cm" svg:x="6.292cm" svg:y="11.774cm" svg:viewBox="0 0 463 462" draw:points="0,0 463,0 463,462 0,462">
          <text:p text:style-name="P2"><text:span text:style-name="T8">T</text:span></text:p>
        </draw:polygon>
        <draw:polyline draw:style-name="gr6" draw:text-style-name="P10" draw:layer="layout" svg:width="0.462cm" svg:height="0.461cm" svg:x="6.292cm" svg:y="11.774cm" svg:viewBox="0 0 463 462" draw:points="231,462 0,462 0,0 463,0 463,462 231,462">
          <text:p/>
        </draw:polyline>
        <draw:polygon draw:style-name="gr41" draw:text-style-name="P10" draw:layer="layout" svg:width="0.462cm" svg:height="0.461cm" svg:x="7.215cm" svg:y="11.774cm" svg:viewBox="0 0 463 462" draw:points="0,0 463,0 463,462 0,462">
          <text:p text:style-name="P2"><text:span text:style-name="T8">T</text:span></text:p>
        </draw:polygon>
        <draw:polyline draw:style-name="gr6" draw:text-style-name="P10" draw:layer="layout" svg:width="0.462cm" svg:height="0.461cm" svg:x="7.215cm" svg:y="11.774cm" svg:viewBox="0 0 463 462" draw:points="231,462 0,462 0,0 463,0 463,462 231,462">
          <text:p/>
        </draw:polyline>
        <draw:polygon draw:style-name="gr41" draw:text-style-name="P10" draw:layer="layout" svg:width="0.459cm" svg:height="0.461cm" svg:x="8.141cm" svg:y="11.774cm" svg:viewBox="0 0 460 462" draw:points="0,0 460,0 460,462 0,462">
          <text:p text:style-name="P2"><text:span text:style-name="T8">T</text:span></text:p>
        </draw:polygon>
        <draw:polyline draw:style-name="gr6" draw:text-style-name="P10" draw:layer="layout" svg:width="0.459cm" svg:height="0.461cm" svg:x="8.141cm" svg:y="11.774cm" svg:viewBox="0 0 460 462" draw:points="230,462 0,462 0,0 460,0 460,462 230,462">
          <text:p/>
        </draw:polyline>
        <draw:polygon draw:style-name="gr41" draw:text-style-name="P10" draw:layer="layout" svg:width="0.462cm" svg:height="0.461cm" svg:x="7.678cm" svg:y="11.774cm" svg:viewBox="0 0 463 462" draw:points="0,0 463,0 463,462 0,462">
          <text:p text:style-name="P2"><text:span text:style-name="T8">T</text:span></text:p>
        </draw:polygon>
        <draw:polyline draw:style-name="gr6" draw:text-style-name="P10" draw:layer="layout" svg:width="0.462cm" svg:height="0.461cm" svg:x="7.678cm" svg:y="11.774cm" svg:viewBox="0 0 463 462" draw:points="231,462 0,462 0,0 463,0 463,462 231,462">
          <text:p/>
        </draw:polyline>
        <draw:polygon draw:style-name="gr41" draw:text-style-name="P10" draw:layer="layout" svg:width="0.459cm" svg:height="0.461cm" svg:x="9.064cm" svg:y="11.774cm" svg:viewBox="0 0 460 462" draw:points="0,0 460,0 460,462 0,462">
          <text:p text:style-name="P2"><text:span text:style-name="T8">T</text:span></text:p>
        </draw:polygon>
        <draw:polyline draw:style-name="gr6" draw:text-style-name="P10" draw:layer="layout" svg:width="0.459cm" svg:height="0.461cm" svg:x="9.064cm" svg:y="11.774cm" svg:viewBox="0 0 460 462" draw:points="230,462 0,462 0,0 460,0 460,462 230,462">
          <text:p/>
        </draw:polyline>
        <draw:polygon draw:style-name="gr41" draw:text-style-name="P10" draw:layer="layout" svg:width="0.462cm" svg:height="0.461cm" svg:x="8.601cm" svg:y="11.774cm" svg:viewBox="0 0 463 462" draw:points="0,0 463,0 463,462 0,462">
          <text:p text:style-name="P2"><text:span text:style-name="T8">T</text:span></text:p>
        </draw:polygon>
        <draw:polyline draw:style-name="gr6" draw:text-style-name="P10" draw:layer="layout" svg:width="0.462cm" svg:height="0.461cm" svg:x="8.601cm" svg:y="11.774cm" svg:viewBox="0 0 463 462" draw:points="231,462 0,462 0,0 463,0 463,462 231,462">
          <text:p/>
        </draw:polyline>
        <draw:polygon draw:style-name="gr41" draw:text-style-name="P10" draw:layer="layout" svg:width="0.459cm" svg:height="0.461cm" svg:x="9.987cm" svg:y="11.774cm" svg:viewBox="0 0 460 462" draw:points="0,0 460,0 460,462 0,462">
          <text:p text:style-name="P2"><text:span text:style-name="T8">T</text:span></text:p>
        </draw:polygon>
        <draw:polyline draw:style-name="gr6" draw:text-style-name="P10" draw:layer="layout" svg:width="0.459cm" svg:height="0.461cm" svg:x="9.987cm" svg:y="11.774cm" svg:viewBox="0 0 460 462" draw:points="230,462 0,462 0,0 460,0 460,462 230,462">
          <text:p/>
        </draw:polyline>
        <draw:polygon draw:style-name="gr41" draw:text-style-name="P10" draw:layer="layout" svg:width="0.462cm" svg:height="0.461cm" svg:x="9.524cm" svg:y="11.774cm" svg:viewBox="0 0 463 462" draw:points="0,0 463,0 463,462 0,462">
          <text:p text:style-name="P2"><text:span text:style-name="T8">T</text:span></text:p>
        </draw:polygon>
        <draw:polyline draw:style-name="gr6" draw:text-style-name="P10" draw:layer="layout" svg:width="0.462cm" svg:height="0.461cm" svg:x="9.524cm" svg:y="11.774cm" svg:viewBox="0 0 463 462" draw:points="231,462 0,462 0,0 463,0 463,462 231,462">
          <text:p/>
        </draw:polyline>
        <draw:polygon draw:style-name="gr41" draw:text-style-name="P10" draw:layer="layout" svg:width="0.462cm" svg:height="0.461cm" svg:x="10.447cm" svg:y="11.774cm" svg:viewBox="0 0 463 462" draw:points="0,0 463,0 463,462 0,462">
          <text:p text:style-name="P2"><text:span text:style-name="T8">T</text:span></text:p>
        </draw:polygon>
        <draw:polyline draw:style-name="gr6" draw:text-style-name="P10" draw:layer="layout" svg:width="0.462cm" svg:height="0.461cm" svg:x="10.447cm" svg:y="11.774cm" svg:viewBox="0 0 463 462" draw:points="231,462 0,462 0,0 463,0 463,462 231,462">
          <text:p/>
        </draw:polyline>
        <draw:polygon draw:style-name="gr41" draw:text-style-name="P10" draw:layer="layout" svg:width="0.459cm" svg:height="0.461cm" svg:x="10.882cm" svg:y="11.774cm" svg:viewBox="0 0 460 462" draw:points="0,0 460,0 460,462 0,462">
          <text:p text:style-name="P2"><text:span text:style-name="T8">T</text:span></text:p>
        </draw:polygon>
        <draw:polyline draw:style-name="gr6" draw:text-style-name="P10" draw:layer="layout" svg:width="0.459cm" svg:height="0.461cm" svg:x="10.882cm" svg:y="11.774cm" svg:viewBox="0 0 460 462" draw:points="230,462 0,462 0,0 460,0 460,462 230,462">
          <text:p/>
        </draw:polyline>
        <draw:polygon draw:style-name="gr41" draw:text-style-name="P10" draw:layer="layout" svg:width="0.462cm" svg:height="0.461cm" svg:x="11.342cm" svg:y="11.774cm" svg:viewBox="0 0 463 462" draw:points="0,0 463,0 463,462 0,462">
          <text:p text:style-name="P2"><text:span text:style-name="T8">T</text:span></text:p>
        </draw:polygon>
        <draw:polyline draw:style-name="gr6" draw:text-style-name="P10" draw:layer="layout" svg:width="0.462cm" svg:height="0.461cm" svg:x="11.342cm" svg:y="11.774cm" svg:viewBox="0 0 463 462" draw:points="231,462 0,462 0,0 463,0 463,462 231,462">
          <text:p/>
        </draw:polyline>
        <draw:polygon draw:style-name="gr10" draw:text-style-name="P10" draw:layer="layout" svg:width="0.459cm" svg:height="0.461cm" svg:x="4.909cm" svg:y="11.774cm" svg:viewBox="0 0 460 462" draw:points="0,0 460,0 460,462 0,462">
          <text:p/>
        </draw:polygon>
        <draw:polyline draw:style-name="gr6" draw:text-style-name="P10" draw:layer="layout" svg:width="0.459cm" svg:height="0.461cm" svg:x="4.909cm" svg:y="11.774cm" svg:viewBox="0 0 460 462" draw:points="230,462 0,462 0,0 460,0 460,462 230,462">
          <text:p/>
        </draw:polyline>
        <draw:polygon draw:style-name="gr8" draw:text-style-name="P10" draw:layer="layout" svg:width="0.462cm" svg:height="0.461cm" svg:x="4.446cm" svg:y="11.774cm" svg:viewBox="0 0 463 462" draw:points="0,0 463,0 463,462 0,462">
          <text:p/>
        </draw:polygon>
        <draw:polyline draw:style-name="gr6" draw:text-style-name="P10" draw:layer="layout" svg:width="0.462cm" svg:height="0.461cm" svg:x="4.446cm" svg:y="11.774cm" svg:viewBox="0 0 463 462" draw:points="231,462 0,462 0,0 463,0 463,462 231,462">
          <text:p/>
        </draw:polyline>
        <draw:polygon draw:style-name="gr10" draw:text-style-name="P10" draw:layer="layout" svg:width="0.459cm" svg:height="0.461cm" svg:x="5.832cm" svg:y="11.774cm" svg:viewBox="0 0 460 462" draw:points="0,0 460,0 460,462 0,462">
          <text:p/>
        </draw:polygon>
        <draw:polyline draw:style-name="gr6" draw:text-style-name="P10" draw:layer="layout" svg:width="0.459cm" svg:height="0.461cm" svg:x="5.832cm" svg:y="11.774cm" svg:viewBox="0 0 460 462" draw:points="230,462 0,462 0,0 460,0 460,462 230,462">
          <text:p/>
        </draw:polyline>
        <draw:polygon draw:style-name="gr10" draw:text-style-name="P10" draw:layer="layout" svg:width="0.462cm" svg:height="0.461cm" svg:x="5.369cm" svg:y="11.774cm" svg:viewBox="0 0 463 462" draw:points="0,0 463,0 463,462 0,462">
          <text:p/>
        </draw:polygon>
        <draw:polyline draw:style-name="gr44" draw:text-style-name="P10" draw:layer="layout" svg:width="0.462cm" svg:height="0.461cm" svg:x="5.369cm" svg:y="11.774cm" svg:viewBox="0 0 463 462" draw:points="231,462 0,462 0,0 463,0 463,462 231,462">
          <text:p/>
        </draw:polyline>
        <draw:polygon draw:style-name="gr10" draw:text-style-name="P10" draw:layer="layout" svg:width="0.459cm" svg:height="0.461cm" svg:x="6.755cm" svg:y="11.774cm" svg:viewBox="0 0 460 462" draw:points="0,0 460,0 460,462 0,462">
          <text:p/>
        </draw:polygon>
        <draw:polyline draw:style-name="gr6" draw:text-style-name="P10" draw:layer="layout" svg:width="0.459cm" svg:height="0.461cm" svg:x="6.755cm" svg:y="11.774cm" svg:viewBox="0 0 460 462" draw:points="230,462 0,462 0,0 460,0 460,462 230,462">
          <text:p/>
        </draw:polyline>
        <draw:polygon draw:style-name="gr10" draw:text-style-name="P10" draw:layer="layout" svg:width="0.462cm" svg:height="0.461cm" svg:x="6.292cm" svg:y="11.774cm" svg:viewBox="0 0 463 462" draw:points="0,0 463,0 463,462 0,462">
          <text:p/>
        </draw:polygon>
        <draw:polyline draw:style-name="gr6" draw:text-style-name="P10" draw:layer="layout" svg:width="0.462cm" svg:height="0.461cm" svg:x="6.292cm" svg:y="11.774cm" svg:viewBox="0 0 463 462" draw:points="231,462 0,462 0,0 463,0 463,462 231,462">
          <text:p/>
        </draw:polyline>
        <draw:polygon draw:style-name="gr10" draw:text-style-name="P10" draw:layer="layout" svg:width="0.462cm" svg:height="0.461cm" svg:x="7.215cm" svg:y="11.774cm" svg:viewBox="0 0 463 462" draw:points="0,0 463,0 463,462 0,462">
          <text:p/>
        </draw:polygon>
        <draw:polyline draw:style-name="gr6" draw:text-style-name="P10" draw:layer="layout" svg:width="0.462cm" svg:height="0.461cm" svg:x="7.215cm" svg:y="11.774cm" svg:viewBox="0 0 463 462" draw:points="231,462 0,462 0,0 463,0 463,462 231,462">
          <text:p/>
        </draw:polyline>
        <draw:polygon draw:style-name="gr10" draw:text-style-name="P10" draw:layer="layout" svg:width="0.459cm" svg:height="0.461cm" svg:x="8.141cm" svg:y="11.774cm" svg:viewBox="0 0 460 462" draw:points="0,0 460,0 460,462 0,462">
          <text:p/>
        </draw:polygon>
        <draw:polyline draw:style-name="gr6" draw:text-style-name="P10" draw:layer="layout" svg:width="0.459cm" svg:height="0.461cm" svg:x="8.141cm" svg:y="11.774cm" svg:viewBox="0 0 460 462" draw:points="230,462 0,462 0,0 460,0 460,462 230,462">
          <text:p/>
        </draw:polyline>
        <draw:polygon draw:style-name="gr10" draw:text-style-name="P10" draw:layer="layout" svg:width="0.462cm" svg:height="0.461cm" svg:x="7.678cm" svg:y="11.774cm" svg:viewBox="0 0 463 462" draw:points="0,0 463,0 463,462 0,462">
          <text:p/>
        </draw:polygon>
        <draw:polyline draw:style-name="gr6" draw:text-style-name="P10" draw:layer="layout" svg:width="0.462cm" svg:height="0.461cm" svg:x="7.678cm" svg:y="11.774cm" svg:viewBox="0 0 463 462" draw:points="231,462 0,462 0,0 463,0 463,462 231,462">
          <text:p/>
        </draw:polyline>
        <draw:polygon draw:style-name="gr10" draw:text-style-name="P10" draw:layer="layout" svg:width="0.459cm" svg:height="0.461cm" svg:x="9.064cm" svg:y="11.774cm" svg:viewBox="0 0 460 462" draw:points="0,0 460,0 460,462 0,462">
          <text:p/>
        </draw:polygon>
        <draw:polyline draw:style-name="gr6" draw:text-style-name="P10" draw:layer="layout" svg:width="0.459cm" svg:height="0.461cm" svg:x="9.064cm" svg:y="11.774cm" svg:viewBox="0 0 460 462" draw:points="230,462 0,462 0,0 460,0 460,462 230,462">
          <text:p/>
        </draw:polyline>
        <draw:polygon draw:style-name="gr10" draw:text-style-name="P10" draw:layer="layout" svg:width="0.462cm" svg:height="0.461cm" svg:x="8.601cm" svg:y="11.774cm" svg:viewBox="0 0 463 462" draw:points="0,0 463,0 463,462 0,462">
          <text:p/>
        </draw:polygon>
        <draw:polyline draw:style-name="gr6" draw:text-style-name="P10" draw:layer="layout" svg:width="0.462cm" svg:height="0.461cm" svg:x="8.601cm" svg:y="11.774cm" svg:viewBox="0 0 463 462" draw:points="231,462 0,462 0,0 463,0 463,462 231,462">
          <text:p/>
        </draw:polyline>
        <draw:polygon draw:style-name="gr10" draw:text-style-name="P10" draw:layer="layout" svg:width="0.459cm" svg:height="0.461cm" svg:x="9.987cm" svg:y="11.774cm" svg:viewBox="0 0 460 462" draw:points="0,0 460,0 460,462 0,462">
          <text:p/>
        </draw:polygon>
        <draw:polyline draw:style-name="gr6" draw:text-style-name="P10" draw:layer="layout" svg:width="0.459cm" svg:height="0.461cm" svg:x="9.987cm" svg:y="11.774cm" svg:viewBox="0 0 460 462" draw:points="230,462 0,462 0,0 460,0 460,462 230,462">
          <text:p/>
        </draw:polyline>
        <draw:polygon draw:style-name="gr10" draw:text-style-name="P10" draw:layer="layout" svg:width="0.462cm" svg:height="0.461cm" svg:x="9.524cm" svg:y="11.774cm" svg:viewBox="0 0 463 462" draw:points="0,0 463,0 463,462 0,462">
          <text:p/>
        </draw:polygon>
        <draw:polyline draw:style-name="gr6" draw:text-style-name="P10" draw:layer="layout" svg:width="0.462cm" svg:height="0.461cm" svg:x="9.524cm" svg:y="11.774cm" svg:viewBox="0 0 463 462" draw:points="231,462 0,462 0,0 463,0 463,462 231,462">
          <text:p/>
        </draw:polyline>
        <draw:polygon draw:style-name="gr10" draw:text-style-name="P10" draw:layer="layout" svg:width="0.462cm" svg:height="0.461cm" svg:x="10.447cm" svg:y="11.774cm" svg:viewBox="0 0 463 462" draw:points="0,0 463,0 463,462 0,462">
          <text:p/>
        </draw:polygon>
        <draw:polyline draw:style-name="gr6" draw:text-style-name="P10" draw:layer="layout" svg:width="0.462cm" svg:height="0.461cm" svg:x="10.447cm" svg:y="11.774cm" svg:viewBox="0 0 463 462" draw:points="231,462 0,462 0,0 463,0 463,462 231,462">
          <text:p/>
        </draw:polyline>
        <draw:polygon draw:style-name="gr8" draw:text-style-name="P10" draw:layer="layout" svg:width="0.459cm" svg:height="0.461cm" svg:x="10.882cm" svg:y="11.774cm" svg:viewBox="0 0 460 462" draw:points="0,0 460,0 460,462 0,462">
          <text:p/>
        </draw:polygon>
        <draw:polyline draw:style-name="gr6" draw:text-style-name="P10" draw:layer="layout" svg:width="0.459cm" svg:height="0.461cm" svg:x="10.882cm" svg:y="11.774cm" svg:viewBox="0 0 460 462" draw:points="230,462 0,462 0,0 460,0 460,462 230,462">
          <text:p/>
        </draw:polyline>
        <draw:polygon draw:style-name="gr8" draw:text-style-name="P10" draw:layer="layout" svg:width="0.462cm" svg:height="0.461cm" svg:x="11.342cm" svg:y="11.774cm" svg:viewBox="0 0 463 462" draw:points="0,0 463,0 463,462 0,462">
          <text:p/>
        </draw:polygon>
        <draw:polyline draw:style-name="gr6" draw:text-style-name="P10" draw:layer="layout" svg:width="0.462cm" svg:height="0.461cm" svg:x="11.342cm" svg:y="11.774cm" svg:viewBox="0 0 463 462" draw:points="231,462 0,462 0,0 463,0 463,462 231,462">
          <text:p/>
        </draw:polyline>
        <draw:polygon draw:style-name="gr41" draw:text-style-name="P10" draw:layer="layout" svg:width="0.459cm" svg:height="0.461cm" svg:x="4.909cm" svg:y="11.312cm" svg:viewBox="0 0 460 462" draw:points="0,0 460,0 460,462 0,462">
          <text:p text:style-name="P2"><text:span text:style-name="T8">T</text:span></text:p>
        </draw:polygon>
        <draw:polyline draw:style-name="gr6" draw:text-style-name="P10" draw:layer="layout" svg:width="0.459cm" svg:height="0.461cm" svg:x="4.909cm" svg:y="11.312cm" svg:viewBox="0 0 460 462" draw:points="230,462 0,462 0,0 460,0 460,462 230,462">
          <text:p/>
        </draw:polyline>
        <draw:polygon draw:style-name="gr41" draw:text-style-name="P10" draw:layer="layout" svg:width="0.462cm" svg:height="0.461cm" svg:x="4.446cm" svg:y="11.312cm" svg:viewBox="0 0 463 462" draw:points="0,0 463,0 463,462 0,462">
          <text:p text:style-name="P2"><text:span text:style-name="T8">T</text:span></text:p>
        </draw:polygon>
        <draw:polyline draw:style-name="gr6" draw:text-style-name="P10" draw:layer="layout" svg:width="0.462cm" svg:height="0.461cm" svg:x="4.446cm" svg:y="11.312cm" svg:viewBox="0 0 463 462" draw:points="231,462 0,462 0,0 463,0 463,462 231,462">
          <text:p/>
        </draw:polyline>
        <draw:polygon draw:style-name="gr41" draw:text-style-name="P10" draw:layer="layout" svg:width="0.459cm" svg:height="0.461cm" svg:x="5.832cm" svg:y="11.312cm" svg:viewBox="0 0 460 462" draw:points="0,0 460,0 460,462 0,462">
          <text:p text:style-name="P2"><text:span text:style-name="T8">T</text:span></text:p>
        </draw:polygon>
        <draw:polyline draw:style-name="gr6" draw:text-style-name="P10" draw:layer="layout" svg:width="0.459cm" svg:height="0.461cm" svg:x="5.832cm" svg:y="11.312cm" svg:viewBox="0 0 460 462" draw:points="230,462 0,462 0,0 460,0 460,462 230,462">
          <text:p/>
        </draw:polyline>
        <draw:polygon draw:style-name="gr41" draw:text-style-name="P10" draw:layer="layout" svg:width="0.462cm" svg:height="0.461cm" svg:x="5.369cm" svg:y="11.312cm" svg:viewBox="0 0 463 462" draw:points="0,0 463,0 463,462 0,462">
          <text:p text:style-name="P2"><text:span text:style-name="T8">T</text:span></text:p>
        </draw:polygon>
        <draw:polyline draw:style-name="gr6" draw:text-style-name="P10" draw:layer="layout" svg:width="0.462cm" svg:height="0.461cm" svg:x="5.369cm" svg:y="11.312cm" svg:viewBox="0 0 463 462" draw:points="231,462 0,462 0,0 463,0 463,462 231,462">
          <text:p/>
        </draw:polyline>
        <draw:polygon draw:style-name="gr41" draw:text-style-name="P10" draw:layer="layout" svg:width="0.459cm" svg:height="0.461cm" svg:x="6.755cm" svg:y="11.312cm" svg:viewBox="0 0 460 462" draw:points="0,0 460,0 460,462 0,462">
          <text:p text:style-name="P2"><text:span text:style-name="T8">T</text:span></text:p>
        </draw:polygon>
        <draw:polyline draw:style-name="gr6" draw:text-style-name="P10" draw:layer="layout" svg:width="0.459cm" svg:height="0.461cm" svg:x="6.755cm" svg:y="11.312cm" svg:viewBox="0 0 460 462" draw:points="230,462 0,462 0,0 460,0 460,462 230,462">
          <text:p/>
        </draw:polyline>
        <draw:polygon draw:style-name="gr41" draw:text-style-name="P10" draw:layer="layout" svg:width="0.462cm" svg:height="0.461cm" svg:x="6.292cm" svg:y="11.312cm" svg:viewBox="0 0 463 462" draw:points="0,0 463,0 463,462 0,462">
          <text:p text:style-name="P2"><text:span text:style-name="T8">T</text:span></text:p>
        </draw:polygon>
        <draw:polyline draw:style-name="gr6" draw:text-style-name="P10" draw:layer="layout" svg:width="0.462cm" svg:height="0.461cm" svg:x="6.292cm" svg:y="11.312cm" svg:viewBox="0 0 463 462" draw:points="231,462 0,462 0,0 463,0 463,462 231,462">
          <text:p/>
        </draw:polyline>
        <draw:polygon draw:style-name="gr41" draw:text-style-name="P10" draw:layer="layout" svg:width="0.462cm" svg:height="0.461cm" svg:x="7.215cm" svg:y="11.312cm" svg:viewBox="0 0 463 462" draw:points="0,0 463,0 463,462 0,462">
          <text:p text:style-name="P2"><text:span text:style-name="T8">T</text:span></text:p>
        </draw:polygon>
        <draw:polyline draw:style-name="gr6" draw:text-style-name="P10" draw:layer="layout" svg:width="0.462cm" svg:height="0.461cm" svg:x="7.215cm" svg:y="11.312cm" svg:viewBox="0 0 463 462" draw:points="231,462 0,462 0,0 463,0 463,462 231,462">
          <text:p/>
        </draw:polyline>
        <draw:polygon draw:style-name="gr41" draw:text-style-name="P10" draw:layer="layout" svg:width="0.459cm" svg:height="0.461cm" svg:x="8.141cm" svg:y="11.312cm" svg:viewBox="0 0 460 462" draw:points="0,0 460,0 460,462 0,462">
          <text:p text:style-name="P2"><text:span text:style-name="T8">T</text:span></text:p>
        </draw:polygon>
        <draw:polyline draw:style-name="gr6" draw:text-style-name="P10" draw:layer="layout" svg:width="0.459cm" svg:height="0.461cm" svg:x="8.141cm" svg:y="11.312cm" svg:viewBox="0 0 460 462" draw:points="230,462 0,462 0,0 460,0 460,462 230,462">
          <text:p/>
        </draw:polyline>
        <draw:polygon draw:style-name="gr41" draw:text-style-name="P10" draw:layer="layout" svg:width="0.462cm" svg:height="0.461cm" svg:x="7.678cm" svg:y="11.312cm" svg:viewBox="0 0 463 462" draw:points="0,0 463,0 463,462 0,462">
          <text:p text:style-name="P2"><text:span text:style-name="T8">T</text:span></text:p>
        </draw:polygon>
        <draw:polyline draw:style-name="gr6" draw:text-style-name="P10" draw:layer="layout" svg:width="0.462cm" svg:height="0.461cm" svg:x="7.678cm" svg:y="11.312cm" svg:viewBox="0 0 463 462" draw:points="231,462 0,462 0,0 463,0 463,462 231,462">
          <text:p/>
        </draw:polyline>
        <draw:polygon draw:style-name="gr41" draw:text-style-name="P10" draw:layer="layout" svg:width="0.459cm" svg:height="0.461cm" svg:x="9.064cm" svg:y="11.312cm" svg:viewBox="0 0 460 462" draw:points="0,0 460,0 460,462 0,462">
          <text:p text:style-name="P2"><text:span text:style-name="T8">T</text:span></text:p>
        </draw:polygon>
        <draw:polyline draw:style-name="gr6" draw:text-style-name="P10" draw:layer="layout" svg:width="0.459cm" svg:height="0.461cm" svg:x="9.064cm" svg:y="11.312cm" svg:viewBox="0 0 460 462" draw:points="230,462 0,462 0,0 460,0 460,462 230,462">
          <text:p/>
        </draw:polyline>
        <draw:polygon draw:style-name="gr41" draw:text-style-name="P10" draw:layer="layout" svg:width="0.462cm" svg:height="0.461cm" svg:x="8.601cm" svg:y="11.312cm" svg:viewBox="0 0 463 462" draw:points="0,0 463,0 463,462 0,462">
          <text:p text:style-name="P2"><text:span text:style-name="T8">T</text:span></text:p>
        </draw:polygon>
        <draw:polyline draw:style-name="gr6" draw:text-style-name="P10" draw:layer="layout" svg:width="0.462cm" svg:height="0.461cm" svg:x="8.601cm" svg:y="11.312cm" svg:viewBox="0 0 463 462" draw:points="231,462 0,462 0,0 463,0 463,462 231,462">
          <text:p/>
        </draw:polyline>
        <draw:polygon draw:style-name="gr41" draw:text-style-name="P10" draw:layer="layout" svg:width="0.459cm" svg:height="0.461cm" svg:x="9.987cm" svg:y="11.312cm" svg:viewBox="0 0 460 462" draw:points="0,0 460,0 460,462 0,462">
          <text:p text:style-name="P2"><text:span text:style-name="T8">T</text:span></text:p>
        </draw:polygon>
        <draw:polyline draw:style-name="gr6" draw:text-style-name="P10" draw:layer="layout" svg:width="0.459cm" svg:height="0.461cm" svg:x="9.987cm" svg:y="11.312cm" svg:viewBox="0 0 460 462" draw:points="230,462 0,462 0,0 460,0 460,462 230,462">
          <text:p/>
        </draw:polyline>
        <draw:polygon draw:style-name="gr41" draw:text-style-name="P10" draw:layer="layout" svg:width="0.462cm" svg:height="0.461cm" svg:x="9.524cm" svg:y="11.312cm" svg:viewBox="0 0 463 462" draw:points="0,0 463,0 463,462 0,462">
          <text:p text:style-name="P2"><text:span text:style-name="T8">T</text:span></text:p>
        </draw:polygon>
        <draw:polyline draw:style-name="gr6" draw:text-style-name="P10" draw:layer="layout" svg:width="0.462cm" svg:height="0.461cm" svg:x="9.524cm" svg:y="11.312cm" svg:viewBox="0 0 463 462" draw:points="231,462 0,462 0,0 463,0 463,462 231,462">
          <text:p/>
        </draw:polyline>
        <draw:polygon draw:style-name="gr41" draw:text-style-name="P10" draw:layer="layout" svg:width="0.462cm" svg:height="0.461cm" svg:x="10.447cm" svg:y="11.312cm" svg:viewBox="0 0 463 462" draw:points="0,0 463,0 463,462 0,462">
          <text:p text:style-name="P2"><text:span text:style-name="T8">T</text:span></text:p>
        </draw:polygon>
        <draw:polyline draw:style-name="gr6" draw:text-style-name="P10" draw:layer="layout" svg:width="0.462cm" svg:height="0.461cm" svg:x="10.447cm" svg:y="11.312cm" svg:viewBox="0 0 463 462" draw:points="231,462 0,462 0,0 463,0 463,462 231,462">
          <text:p/>
        </draw:polyline>
        <draw:polygon draw:style-name="gr41" draw:text-style-name="P10" draw:layer="layout" svg:width="0.459cm" svg:height="0.461cm" svg:x="10.882cm" svg:y="11.312cm" svg:viewBox="0 0 460 462" draw:points="0,0 460,0 460,462 0,462">
          <text:p text:style-name="P2"><text:span text:style-name="T8">T</text:span></text:p>
        </draw:polygon>
        <draw:polyline draw:style-name="gr6" draw:text-style-name="P10" draw:layer="layout" svg:width="0.459cm" svg:height="0.461cm" svg:x="10.882cm" svg:y="11.312cm" svg:viewBox="0 0 460 462" draw:points="230,462 0,462 0,0 460,0 460,462 230,462">
          <text:p/>
        </draw:polyline>
        <draw:polygon draw:style-name="gr41" draw:text-style-name="P10" draw:layer="layout" svg:width="0.462cm" svg:height="0.461cm" svg:x="11.342cm" svg:y="11.312cm" svg:viewBox="0 0 463 462" draw:points="0,0 463,0 463,462 0,462">
          <text:p text:style-name="P2"><text:span text:style-name="T8">T</text:span></text:p>
        </draw:polygon>
        <draw:polyline draw:style-name="gr6" draw:text-style-name="P10" draw:layer="layout" svg:width="0.462cm" svg:height="0.461cm" svg:x="11.342cm" svg:y="11.312cm" svg:viewBox="0 0 463 462" draw:points="231,462 0,462 0,0 463,0 463,462 231,462">
          <text:p/>
        </draw:polyline>
        <draw:polygon draw:style-name="gr8" draw:text-style-name="P10" draw:layer="layout" svg:width="0.459cm" svg:height="0.461cm" svg:x="4.909cm" svg:y="11.312cm" svg:viewBox="0 0 460 462" draw:points="0,0 460,0 460,462 0,462">
          <text:p/>
        </draw:polygon>
        <draw:polyline draw:style-name="gr6" draw:text-style-name="P10" draw:layer="layout" svg:width="0.459cm" svg:height="0.461cm" svg:x="4.909cm" svg:y="11.312cm" svg:viewBox="0 0 460 462" draw:points="230,462 0,462 0,0 460,0 460,462 230,462">
          <text:p/>
        </draw:polyline>
        <draw:polygon draw:style-name="gr8" draw:text-style-name="P10" draw:layer="layout" svg:width="0.462cm" svg:height="0.461cm" svg:x="4.446cm" svg:y="11.312cm" svg:viewBox="0 0 463 462" draw:points="0,0 463,0 463,462 0,462">
          <text:p/>
        </draw:polygon>
        <draw:polyline draw:style-name="gr6" draw:text-style-name="P10" draw:layer="layout" svg:width="0.462cm" svg:height="0.461cm" svg:x="4.446cm" svg:y="11.312cm" svg:viewBox="0 0 463 462" draw:points="231,462 0,462 0,0 463,0 463,462 231,462">
          <text:p/>
        </draw:polyline>
        <draw:polygon draw:style-name="gr10" draw:text-style-name="P10" draw:layer="layout" svg:width="0.459cm" svg:height="0.461cm" svg:x="5.832cm" svg:y="11.312cm" svg:viewBox="0 0 460 462" draw:points="0,0 460,0 460,462 0,462">
          <text:p/>
        </draw:polygon>
        <draw:polyline draw:style-name="gr6" draw:text-style-name="P10" draw:layer="layout" svg:width="0.459cm" svg:height="0.461cm" svg:x="5.832cm" svg:y="11.312cm" svg:viewBox="0 0 460 462" draw:points="230,462 0,462 0,0 460,0 460,462 230,462">
          <text:p/>
        </draw:polyline>
        <draw:polygon draw:style-name="gr8" draw:text-style-name="P10" draw:layer="layout" svg:width="0.462cm" svg:height="0.461cm" svg:x="5.369cm" svg:y="11.312cm" svg:viewBox="0 0 463 462" draw:points="0,0 463,0 463,462 0,462">
          <text:p/>
        </draw:polygon>
        <draw:polyline draw:style-name="gr6" draw:text-style-name="P10" draw:layer="layout" svg:width="0.462cm" svg:height="0.461cm" svg:x="5.369cm" svg:y="11.312cm" svg:viewBox="0 0 463 462" draw:points="231,462 0,462 0,0 463,0 463,462 231,462">
          <text:p/>
        </draw:polyline>
        <draw:polygon draw:style-name="gr10" draw:text-style-name="P10" draw:layer="layout" svg:width="0.459cm" svg:height="0.461cm" svg:x="6.755cm" svg:y="11.312cm" svg:viewBox="0 0 460 462" draw:points="0,0 460,0 460,462 0,462">
          <text:p/>
        </draw:polygon>
        <draw:polyline draw:style-name="gr6" draw:text-style-name="P10" draw:layer="layout" svg:width="0.459cm" svg:height="0.461cm" svg:x="6.755cm" svg:y="11.312cm" svg:viewBox="0 0 460 462" draw:points="230,462 0,462 0,0 460,0 460,462 230,462">
          <text:p/>
        </draw:polyline>
        <draw:polygon draw:style-name="gr10" draw:text-style-name="P10" draw:layer="layout" svg:width="0.462cm" svg:height="0.461cm" svg:x="6.292cm" svg:y="11.312cm" svg:viewBox="0 0 463 462" draw:points="0,0 463,0 463,462 0,462">
          <text:p/>
        </draw:polygon>
        <draw:polyline draw:style-name="gr6" draw:text-style-name="P10" draw:layer="layout" svg:width="0.462cm" svg:height="0.461cm" svg:x="6.292cm" svg:y="11.312cm" svg:viewBox="0 0 463 462" draw:points="231,462 0,462 0,0 463,0 463,462 231,462">
          <text:p/>
        </draw:polyline>
        <draw:polygon draw:style-name="gr10" draw:text-style-name="P10" draw:layer="layout" svg:width="0.462cm" svg:height="0.461cm" svg:x="7.215cm" svg:y="11.312cm" svg:viewBox="0 0 463 462" draw:points="0,0 463,0 463,462 0,462">
          <text:p/>
        </draw:polygon>
        <draw:polyline draw:style-name="gr6" draw:text-style-name="P10" draw:layer="layout" svg:width="0.462cm" svg:height="0.461cm" svg:x="7.215cm" svg:y="11.312cm" svg:viewBox="0 0 463 462" draw:points="231,462 0,462 0,0 463,0 463,462 231,462">
          <text:p/>
        </draw:polyline>
        <draw:polygon draw:style-name="gr10" draw:text-style-name="P10" draw:layer="layout" svg:width="0.459cm" svg:height="0.461cm" svg:x="8.141cm" svg:y="11.312cm" svg:viewBox="0 0 460 462" draw:points="0,0 460,0 460,462 0,462">
          <text:p/>
        </draw:polygon>
        <draw:polyline draw:style-name="gr6" draw:text-style-name="P10" draw:layer="layout" svg:width="0.459cm" svg:height="0.461cm" svg:x="8.141cm" svg:y="11.312cm" svg:viewBox="0 0 460 462" draw:points="230,462 0,462 0,0 460,0 460,462 230,462">
          <text:p/>
        </draw:polyline>
        <draw:polygon draw:style-name="gr10" draw:text-style-name="P10" draw:layer="layout" svg:width="0.462cm" svg:height="0.461cm" svg:x="7.678cm" svg:y="11.312cm" svg:viewBox="0 0 463 462" draw:points="0,0 463,0 463,462 0,462">
          <text:p/>
        </draw:polygon>
        <draw:polyline draw:style-name="gr6" draw:text-style-name="P10" draw:layer="layout" svg:width="0.462cm" svg:height="0.461cm" svg:x="7.678cm" svg:y="11.312cm" svg:viewBox="0 0 463 462" draw:points="231,462 0,462 0,0 463,0 463,462 231,462">
          <text:p/>
        </draw:polyline>
        <draw:polygon draw:style-name="gr10" draw:text-style-name="P10" draw:layer="layout" svg:width="0.459cm" svg:height="0.461cm" svg:x="9.064cm" svg:y="11.312cm" svg:viewBox="0 0 460 462" draw:points="0,0 460,0 460,462 0,462">
          <text:p/>
        </draw:polygon>
        <draw:polyline draw:style-name="gr44" draw:text-style-name="P10" draw:layer="layout" svg:width="0.459cm" svg:height="0.461cm" svg:x="9.064cm" svg:y="11.312cm" svg:viewBox="0 0 460 462" draw:points="230,462 0,462 0,0 460,0 460,462 230,462">
          <text:p/>
        </draw:polyline>
        <draw:polygon draw:style-name="gr10" draw:text-style-name="P10" draw:layer="layout" svg:width="0.462cm" svg:height="0.461cm" svg:x="8.601cm" svg:y="11.312cm" svg:viewBox="0 0 463 462" draw:points="0,0 463,0 463,462 0,462">
          <text:p/>
        </draw:polygon>
        <draw:polyline draw:style-name="gr6" draw:text-style-name="P10" draw:layer="layout" svg:width="0.462cm" svg:height="0.461cm" svg:x="8.601cm" svg:y="11.312cm" svg:viewBox="0 0 463 462" draw:points="231,462 0,462 0,0 463,0 463,462 231,462">
          <text:p/>
        </draw:polyline>
        <draw:polygon draw:style-name="gr10" draw:text-style-name="P10" draw:layer="layout" svg:width="0.459cm" svg:height="0.461cm" svg:x="9.987cm" svg:y="11.312cm" svg:viewBox="0 0 460 462" draw:points="0,0 460,0 460,462 0,462">
          <text:p/>
        </draw:polygon>
        <draw:polyline draw:style-name="gr6" draw:text-style-name="P10" draw:layer="layout" svg:width="0.459cm" svg:height="0.461cm" svg:x="9.987cm" svg:y="11.312cm" svg:viewBox="0 0 460 462" draw:points="230,462 0,462 0,0 460,0 460,462 230,462">
          <text:p/>
        </draw:polyline>
        <draw:polygon draw:style-name="gr10" draw:text-style-name="P10" draw:layer="layout" svg:width="0.462cm" svg:height="0.461cm" svg:x="9.524cm" svg:y="11.312cm" svg:viewBox="0 0 463 462" draw:points="0,0 463,0 463,462 0,462">
          <text:p/>
        </draw:polygon>
        <draw:polyline draw:style-name="gr6" draw:text-style-name="P10" draw:layer="layout" svg:width="0.462cm" svg:height="0.461cm" svg:x="9.524cm" svg:y="11.312cm" svg:viewBox="0 0 463 462" draw:points="231,462 0,462 0,0 463,0 463,462 231,462">
          <text:p/>
        </draw:polyline>
        <draw:polygon draw:style-name="gr8" draw:text-style-name="P10" draw:layer="layout" svg:width="0.462cm" svg:height="0.461cm" svg:x="10.447cm" svg:y="11.312cm" svg:viewBox="0 0 463 462" draw:points="0,0 463,0 463,462 0,462">
          <text:p/>
        </draw:polygon>
        <draw:polyline draw:style-name="gr6" draw:text-style-name="P10" draw:layer="layout" svg:width="0.462cm" svg:height="0.461cm" svg:x="10.447cm" svg:y="11.312cm" svg:viewBox="0 0 463 462" draw:points="231,462 0,462 0,0 463,0 463,462 231,462">
          <text:p/>
        </draw:polyline>
        <draw:polygon draw:style-name="gr8" draw:text-style-name="P10" draw:layer="layout" svg:width="0.459cm" svg:height="0.461cm" svg:x="10.882cm" svg:y="11.312cm" svg:viewBox="0 0 460 462" draw:points="0,0 460,0 460,462 0,462">
          <text:p/>
        </draw:polygon>
        <draw:polyline draw:style-name="gr6" draw:text-style-name="P10" draw:layer="layout" svg:width="0.459cm" svg:height="0.461cm" svg:x="10.882cm" svg:y="11.312cm" svg:viewBox="0 0 460 462" draw:points="230,462 0,462 0,0 460,0 460,462 230,462">
          <text:p/>
        </draw:polyline>
        <draw:polygon draw:style-name="gr9" draw:text-style-name="P10" draw:layer="layout" svg:width="0.462cm" svg:height="0.461cm" svg:x="11.342cm" svg:y="11.312cm" svg:viewBox="0 0 463 462" draw:points="0,0 463,0 463,462 0,462">
          <text:p/>
        </draw:polygon>
        <draw:polyline draw:style-name="gr43" draw:text-style-name="P10" draw:layer="layout" svg:width="0.462cm" svg:height="0.461cm" svg:x="11.342cm" svg:y="11.312cm" svg:viewBox="0 0 463 462" draw:points="231,462 0,462 0,0 463,0 463,462 231,462">
          <text:p text:style-name="P2"><text:span text:style-name="T8">A</text:span></text:p>
        </draw:polyline>
        <draw:polygon draw:style-name="gr41" draw:text-style-name="P10" draw:layer="layout" svg:width="0.459cm" svg:height="0.461cm" svg:x="4.909cm" svg:y="10.85cm" svg:viewBox="0 0 460 462" draw:points="0,0 460,0 460,462 0,462">
          <text:p text:style-name="P2"><text:span text:style-name="T8">T</text:span></text:p>
        </draw:polygon>
        <draw:polyline draw:style-name="gr6" draw:text-style-name="P10" draw:layer="layout" svg:width="0.459cm" svg:height="0.461cm" svg:x="4.909cm" svg:y="10.85cm" svg:viewBox="0 0 460 462" draw:points="230,462 0,462 0,0 460,0 460,462 230,462">
          <text:p/>
        </draw:polyline>
        <draw:polygon draw:style-name="gr41" draw:text-style-name="P10" draw:layer="layout" svg:width="0.462cm" svg:height="0.461cm" svg:x="4.446cm" svg:y="10.85cm" svg:viewBox="0 0 463 462" draw:points="0,0 463,0 463,462 0,462">
          <text:p text:style-name="P2"><text:span text:style-name="T8">T</text:span></text:p>
        </draw:polygon>
        <draw:polyline draw:style-name="gr6" draw:text-style-name="P10" draw:layer="layout" svg:width="0.462cm" svg:height="0.461cm" svg:x="4.446cm" svg:y="10.85cm" svg:viewBox="0 0 463 462" draw:points="231,462 0,462 0,0 463,0 463,462 231,462">
          <text:p/>
        </draw:polyline>
        <draw:polygon draw:style-name="gr41" draw:text-style-name="P10" draw:layer="layout" svg:width="0.459cm" svg:height="0.461cm" svg:x="5.832cm" svg:y="10.85cm" svg:viewBox="0 0 460 462" draw:points="0,0 460,0 460,462 0,462">
          <text:p text:style-name="P2"><text:span text:style-name="T8">T</text:span></text:p>
        </draw:polygon>
        <draw:polyline draw:style-name="gr6" draw:text-style-name="P10" draw:layer="layout" svg:width="0.459cm" svg:height="0.461cm" svg:x="5.832cm" svg:y="10.85cm" svg:viewBox="0 0 460 462" draw:points="230,462 0,462 0,0 460,0 460,462 230,462">
          <text:p/>
        </draw:polyline>
        <draw:polygon draw:style-name="gr41" draw:text-style-name="P10" draw:layer="layout" svg:width="0.462cm" svg:height="0.461cm" svg:x="5.369cm" svg:y="10.85cm" svg:viewBox="0 0 463 462" draw:points="0,0 463,0 463,462 0,462">
          <text:p text:style-name="P2"><text:span text:style-name="T8">T</text:span></text:p>
        </draw:polygon>
        <draw:polyline draw:style-name="gr6" draw:text-style-name="P10" draw:layer="layout" svg:width="0.462cm" svg:height="0.461cm" svg:x="5.369cm" svg:y="10.85cm" svg:viewBox="0 0 463 462" draw:points="231,462 0,462 0,0 463,0 463,462 231,462">
          <text:p/>
        </draw:polyline>
        <draw:polygon draw:style-name="gr41" draw:text-style-name="P10" draw:layer="layout" svg:width="0.459cm" svg:height="0.461cm" svg:x="6.755cm" svg:y="10.85cm" svg:viewBox="0 0 460 462" draw:points="0,0 460,0 460,462 0,462">
          <text:p text:style-name="P2"><text:span text:style-name="T8">T</text:span></text:p>
        </draw:polygon>
        <draw:polyline draw:style-name="gr6" draw:text-style-name="P10" draw:layer="layout" svg:width="0.459cm" svg:height="0.461cm" svg:x="6.755cm" svg:y="10.85cm" svg:viewBox="0 0 460 462" draw:points="230,462 0,462 0,0 460,0 460,462 230,462">
          <text:p/>
        </draw:polyline>
        <draw:polygon draw:style-name="gr41" draw:text-style-name="P10" draw:layer="layout" svg:width="0.462cm" svg:height="0.461cm" svg:x="6.292cm" svg:y="10.85cm" svg:viewBox="0 0 463 462" draw:points="0,0 463,0 463,462 0,462">
          <text:p text:style-name="P2"><text:span text:style-name="T8">T</text:span></text:p>
        </draw:polygon>
        <draw:polyline draw:style-name="gr6" draw:text-style-name="P10" draw:layer="layout" svg:width="0.462cm" svg:height="0.461cm" svg:x="6.292cm" svg:y="10.85cm" svg:viewBox="0 0 463 462" draw:points="231,462 0,462 0,0 463,0 463,462 231,462">
          <text:p/>
        </draw:polyline>
        <draw:polygon draw:style-name="gr41" draw:text-style-name="P10" draw:layer="layout" svg:width="0.462cm" svg:height="0.461cm" svg:x="7.215cm" svg:y="10.85cm" svg:viewBox="0 0 463 462" draw:points="0,0 463,0 463,462 0,462">
          <text:p text:style-name="P2"><text:span text:style-name="T8">T</text:span></text:p>
        </draw:polygon>
        <draw:polyline draw:style-name="gr6" draw:text-style-name="P10" draw:layer="layout" svg:width="0.462cm" svg:height="0.461cm" svg:x="7.215cm" svg:y="10.85cm" svg:viewBox="0 0 463 462" draw:points="231,462 0,462 0,0 463,0 463,462 231,462">
          <text:p/>
        </draw:polyline>
        <draw:polygon draw:style-name="gr41" draw:text-style-name="P10" draw:layer="layout" svg:width="0.459cm" svg:height="0.461cm" svg:x="8.141cm" svg:y="10.85cm" svg:viewBox="0 0 460 462" draw:points="0,0 460,0 460,462 0,462">
          <text:p text:style-name="P2"><text:span text:style-name="T8">T</text:span></text:p>
        </draw:polygon>
        <draw:polyline draw:style-name="gr6" draw:text-style-name="P10" draw:layer="layout" svg:width="0.459cm" svg:height="0.461cm" svg:x="8.141cm" svg:y="10.85cm" svg:viewBox="0 0 460 462" draw:points="230,462 0,462 0,0 460,0 460,462 230,462">
          <text:p/>
        </draw:polyline>
        <draw:polygon draw:style-name="gr41" draw:text-style-name="P10" draw:layer="layout" svg:width="0.462cm" svg:height="0.461cm" svg:x="7.678cm" svg:y="10.85cm" svg:viewBox="0 0 463 462" draw:points="0,0 463,0 463,462 0,462">
          <text:p text:style-name="P2"><text:span text:style-name="T8">T</text:span></text:p>
        </draw:polygon>
        <draw:polyline draw:style-name="gr6" draw:text-style-name="P10" draw:layer="layout" svg:width="0.462cm" svg:height="0.461cm" svg:x="7.678cm" svg:y="10.85cm" svg:viewBox="0 0 463 462" draw:points="231,462 0,462 0,0 463,0 463,462 231,462">
          <text:p/>
        </draw:polyline>
        <draw:polygon draw:style-name="gr41" draw:text-style-name="P10" draw:layer="layout" svg:width="0.459cm" svg:height="0.461cm" svg:x="9.064cm" svg:y="10.85cm" svg:viewBox="0 0 460 462" draw:points="0,0 460,0 460,462 0,462">
          <text:p text:style-name="P2"><text:span text:style-name="T8">T</text:span></text:p>
        </draw:polygon>
        <draw:polyline draw:style-name="gr6" draw:text-style-name="P10" draw:layer="layout" svg:width="0.459cm" svg:height="0.461cm" svg:x="9.064cm" svg:y="10.85cm" svg:viewBox="0 0 460 462" draw:points="230,462 0,462 0,0 460,0 460,462 230,462">
          <text:p/>
        </draw:polyline>
        <draw:polygon draw:style-name="gr41" draw:text-style-name="P10" draw:layer="layout" svg:width="0.462cm" svg:height="0.461cm" svg:x="8.601cm" svg:y="10.85cm" svg:viewBox="0 0 463 462" draw:points="0,0 463,0 463,462 0,462">
          <text:p text:style-name="P2"><text:span text:style-name="T8">T</text:span></text:p>
        </draw:polygon>
        <draw:polyline draw:style-name="gr6" draw:text-style-name="P10" draw:layer="layout" svg:width="0.462cm" svg:height="0.461cm" svg:x="8.601cm" svg:y="10.85cm" svg:viewBox="0 0 463 462" draw:points="231,462 0,462 0,0 463,0 463,462 231,462">
          <text:p/>
        </draw:polyline>
        <draw:polygon draw:style-name="gr41" draw:text-style-name="P10" draw:layer="layout" svg:width="0.459cm" svg:height="0.461cm" svg:x="9.987cm" svg:y="10.85cm" svg:viewBox="0 0 460 462" draw:points="0,0 460,0 460,462 0,462">
          <text:p text:style-name="P2"><text:span text:style-name="T8">T</text:span></text:p>
        </draw:polygon>
        <draw:polyline draw:style-name="gr6" draw:text-style-name="P10" draw:layer="layout" svg:width="0.459cm" svg:height="0.461cm" svg:x="9.987cm" svg:y="10.85cm" svg:viewBox="0 0 460 462" draw:points="230,462 0,462 0,0 460,0 460,462 230,462">
          <text:p/>
        </draw:polyline>
        <draw:polygon draw:style-name="gr41" draw:text-style-name="P10" draw:layer="layout" svg:width="0.462cm" svg:height="0.461cm" svg:x="9.524cm" svg:y="10.85cm" svg:viewBox="0 0 463 462" draw:points="0,0 463,0 463,462 0,462">
          <text:p text:style-name="P2"><text:span text:style-name="T8">T</text:span></text:p>
        </draw:polygon>
        <draw:polyline draw:style-name="gr6" draw:text-style-name="P10" draw:layer="layout" svg:width="0.462cm" svg:height="0.461cm" svg:x="9.524cm" svg:y="10.85cm" svg:viewBox="0 0 463 462" draw:points="231,462 0,462 0,0 463,0 463,462 231,462">
          <text:p/>
        </draw:polyline>
        <draw:polygon draw:style-name="gr41" draw:text-style-name="P10" draw:layer="layout" svg:width="0.462cm" svg:height="0.461cm" svg:x="10.447cm" svg:y="10.85cm" svg:viewBox="0 0 463 462" draw:points="0,0 463,0 463,462 0,462">
          <text:p text:style-name="P2"><text:span text:style-name="T8">T</text:span></text:p>
        </draw:polygon>
        <draw:polyline draw:style-name="gr6" draw:text-style-name="P10" draw:layer="layout" svg:width="0.462cm" svg:height="0.461cm" svg:x="10.447cm" svg:y="10.85cm" svg:viewBox="0 0 463 462" draw:points="231,462 0,462 0,0 463,0 463,462 231,462">
          <text:p/>
        </draw:polyline>
        <draw:polygon draw:style-name="gr41" draw:text-style-name="P10" draw:layer="layout" svg:width="0.459cm" svg:height="0.461cm" svg:x="10.882cm" svg:y="10.85cm" svg:viewBox="0 0 460 462" draw:points="0,0 460,0 460,462 0,462">
          <text:p text:style-name="P2"><text:span text:style-name="T8">T</text:span></text:p>
        </draw:polygon>
        <draw:polyline draw:style-name="gr6" draw:text-style-name="P10" draw:layer="layout" svg:width="0.459cm" svg:height="0.461cm" svg:x="10.882cm" svg:y="10.85cm" svg:viewBox="0 0 460 462" draw:points="230,462 0,462 0,0 460,0 460,462 230,462">
          <text:p/>
        </draw:polyline>
        <draw:polygon draw:style-name="gr41" draw:text-style-name="P10" draw:layer="layout" svg:width="0.462cm" svg:height="0.461cm" svg:x="11.342cm" svg:y="10.85cm" svg:viewBox="0 0 463 462" draw:points="0,0 463,0 463,462 0,462">
          <text:p text:style-name="P2"><text:span text:style-name="T8">T</text:span></text:p>
        </draw:polygon>
        <draw:polyline draw:style-name="gr6" draw:text-style-name="P10" draw:layer="layout" svg:width="0.462cm" svg:height="0.461cm" svg:x="11.342cm" svg:y="10.85cm" svg:viewBox="0 0 463 462" draw:points="231,462 0,462 0,0 463,0 463,462 231,462">
          <text:p/>
        </draw:polyline>
        <draw:polygon draw:style-name="gr8" draw:text-style-name="P10" draw:layer="layout" svg:width="0.459cm" svg:height="0.461cm" svg:x="4.909cm" svg:y="10.85cm" svg:viewBox="0 0 460 462" draw:points="0,0 460,0 460,462 0,462">
          <text:p/>
        </draw:polygon>
        <draw:polyline draw:style-name="gr6" draw:text-style-name="P10" draw:layer="layout" svg:width="0.459cm" svg:height="0.461cm" svg:x="4.909cm" svg:y="10.85cm" svg:viewBox="0 0 460 462" draw:points="230,462 0,462 0,0 460,0 460,462 230,462">
          <text:p/>
        </draw:polyline>
        <draw:polygon draw:style-name="gr9" draw:text-style-name="P10" draw:layer="layout" svg:width="0.462cm" svg:height="0.461cm" svg:x="4.446cm" svg:y="10.85cm" svg:viewBox="0 0 463 462" draw:points="0,0 463,0 463,462 0,462">
          <text:p/>
        </draw:polygon>
        <draw:polyline draw:style-name="gr43" draw:text-style-name="P10" draw:layer="layout" svg:width="0.462cm" svg:height="0.461cm" svg:x="4.446cm" svg:y="10.85cm" svg:viewBox="0 0 463 462" draw:points="231,462 0,462 0,0 463,0 463,462 231,462">
          <text:p text:style-name="P2"><text:span text:style-name="T8">A</text:span></text:p>
        </draw:polyline>
        <draw:polygon draw:style-name="gr8" draw:text-style-name="P10" draw:layer="layout" svg:width="0.459cm" svg:height="0.461cm" svg:x="5.832cm" svg:y="10.85cm" svg:viewBox="0 0 460 462" draw:points="0,0 460,0 460,462 0,462">
          <text:p/>
        </draw:polygon>
        <draw:polyline draw:style-name="gr6" draw:text-style-name="P10" draw:layer="layout" svg:width="0.459cm" svg:height="0.461cm" svg:x="5.832cm" svg:y="10.85cm" svg:viewBox="0 0 460 462" draw:points="230,462 0,462 0,0 460,0 460,462 230,462">
          <text:p/>
        </draw:polyline>
        <draw:polygon draw:style-name="gr8" draw:text-style-name="P10" draw:layer="layout" svg:width="0.462cm" svg:height="0.461cm" svg:x="5.369cm" svg:y="10.85cm" svg:viewBox="0 0 463 462" draw:points="0,0 463,0 463,462 0,462">
          <text:p/>
        </draw:polygon>
        <draw:polyline draw:style-name="gr6" draw:text-style-name="P10" draw:layer="layout" svg:width="0.462cm" svg:height="0.461cm" svg:x="5.369cm" svg:y="10.85cm" svg:viewBox="0 0 463 462" draw:points="231,462 0,462 0,0 463,0 463,462 231,462">
          <text:p/>
        </draw:polyline>
        <draw:polygon draw:style-name="gr10" draw:text-style-name="P10" draw:layer="layout" svg:width="0.459cm" svg:height="0.461cm" svg:x="6.755cm" svg:y="10.85cm" svg:viewBox="0 0 460 462" draw:points="0,0 460,0 460,462 0,462">
          <text:p/>
        </draw:polygon>
        <draw:polyline draw:style-name="gr6" draw:text-style-name="P10" draw:layer="layout" svg:width="0.459cm" svg:height="0.461cm" svg:x="6.755cm" svg:y="10.85cm" svg:viewBox="0 0 460 462" draw:points="230,462 0,462 0,0 460,0 460,462 230,462">
          <text:p/>
        </draw:polyline>
        <draw:polygon draw:style-name="gr10" draw:text-style-name="P10" draw:layer="layout" svg:width="0.462cm" svg:height="0.461cm" svg:x="6.292cm" svg:y="10.85cm" svg:viewBox="0 0 463 462" draw:points="0,0 463,0 463,462 0,462">
          <text:p/>
        </draw:polygon>
        <draw:polyline draw:style-name="gr6" draw:text-style-name="P10" draw:layer="layout" svg:width="0.462cm" svg:height="0.461cm" svg:x="6.292cm" svg:y="10.85cm" svg:viewBox="0 0 463 462" draw:points="231,462 0,462 0,0 463,0 463,462 231,462">
          <text:p/>
        </draw:polyline>
        <draw:polygon draw:style-name="gr8" draw:text-style-name="P10" draw:layer="layout" svg:width="0.462cm" svg:height="0.461cm" svg:x="7.215cm" svg:y="10.85cm" svg:viewBox="0 0 463 462" draw:points="0,0 463,0 463,462 0,462">
          <text:p/>
        </draw:polygon>
        <draw:polyline draw:style-name="gr6" draw:text-style-name="P10" draw:layer="layout" svg:width="0.462cm" svg:height="0.461cm" svg:x="7.215cm" svg:y="10.85cm" svg:viewBox="0 0 463 462" draw:points="231,462 0,462 0,0 463,0 463,462 231,462">
          <text:p/>
        </draw:polyline>
        <draw:polygon draw:style-name="gr10" draw:text-style-name="P10" draw:layer="layout" svg:width="0.459cm" svg:height="0.461cm" svg:x="8.141cm" svg:y="10.85cm" svg:viewBox="0 0 460 462" draw:points="0,0 460,0 460,462 0,462">
          <text:p/>
        </draw:polygon>
        <draw:polyline draw:style-name="gr6" draw:text-style-name="P10" draw:layer="layout" svg:width="0.459cm" svg:height="0.461cm" svg:x="8.141cm" svg:y="10.85cm" svg:viewBox="0 0 460 462" draw:points="230,462 0,462 0,0 460,0 460,462 230,462">
          <text:p/>
        </draw:polyline>
        <draw:polygon draw:style-name="gr10" draw:text-style-name="P10" draw:layer="layout" svg:width="0.462cm" svg:height="0.461cm" svg:x="7.678cm" svg:y="10.85cm" svg:viewBox="0 0 463 462" draw:points="0,0 463,0 463,462 0,462">
          <text:p/>
        </draw:polygon>
        <draw:polyline draw:style-name="gr6" draw:text-style-name="P10" draw:layer="layout" svg:width="0.462cm" svg:height="0.461cm" svg:x="7.678cm" svg:y="10.85cm" svg:viewBox="0 0 463 462" draw:points="231,462 0,462 0,0 463,0 463,462 231,462">
          <text:p/>
        </draw:polyline>
        <draw:polygon draw:style-name="gr8" draw:text-style-name="P10" draw:layer="layout" svg:width="0.459cm" svg:height="0.461cm" svg:x="9.064cm" svg:y="10.85cm" svg:viewBox="0 0 460 462" draw:points="0,0 460,0 460,462 0,462">
          <text:p/>
        </draw:polygon>
        <draw:polyline draw:style-name="gr6" draw:text-style-name="P10" draw:layer="layout" svg:width="0.459cm" svg:height="0.461cm" svg:x="9.064cm" svg:y="10.85cm" svg:viewBox="0 0 460 462" draw:points="230,462 0,462 0,0 460,0 460,462 230,462">
          <text:p/>
        </draw:polyline>
        <draw:polygon draw:style-name="gr10" draw:text-style-name="P10" draw:layer="layout" svg:width="0.462cm" svg:height="0.461cm" svg:x="8.601cm" svg:y="10.85cm" svg:viewBox="0 0 463 462" draw:points="0,0 463,0 463,462 0,462">
          <text:p/>
        </draw:polygon>
        <draw:polyline draw:style-name="gr6" draw:text-style-name="P10" draw:layer="layout" svg:width="0.462cm" svg:height="0.461cm" svg:x="8.601cm" svg:y="10.85cm" svg:viewBox="0 0 463 462" draw:points="231,462 0,462 0,0 463,0 463,462 231,462">
          <text:p/>
        </draw:polyline>
        <draw:polygon draw:style-name="gr10" draw:text-style-name="P10" draw:layer="layout" svg:width="0.459cm" svg:height="0.461cm" svg:x="9.987cm" svg:y="10.85cm" svg:viewBox="0 0 460 462" draw:points="0,0 460,0 460,462 0,462">
          <text:p/>
        </draw:polygon>
        <draw:polyline draw:style-name="gr6" draw:text-style-name="P10" draw:layer="layout" svg:width="0.459cm" svg:height="0.461cm" svg:x="9.987cm" svg:y="10.85cm" svg:viewBox="0 0 460 462" draw:points="230,462 0,462 0,0 460,0 460,462 230,462">
          <text:p/>
        </draw:polyline>
        <draw:polygon draw:style-name="gr10" draw:text-style-name="P10" draw:layer="layout" svg:width="0.462cm" svg:height="0.461cm" svg:x="9.524cm" svg:y="10.85cm" svg:viewBox="0 0 463 462" draw:points="0,0 463,0 463,462 0,462">
          <text:p/>
        </draw:polygon>
        <draw:polyline draw:style-name="gr6" draw:text-style-name="P10" draw:layer="layout" svg:width="0.462cm" svg:height="0.461cm" svg:x="9.524cm" svg:y="10.85cm" svg:viewBox="0 0 463 462" draw:points="231,462 0,462 0,0 463,0 463,462 231,462">
          <text:p/>
        </draw:polyline>
        <draw:polygon draw:style-name="gr10" draw:text-style-name="P10" draw:layer="layout" svg:width="0.462cm" svg:height="0.461cm" svg:x="10.447cm" svg:y="10.85cm" svg:viewBox="0 0 463 462" draw:points="0,0 463,0 463,462 0,462">
          <text:p/>
        </draw:polygon>
        <draw:polyline draw:style-name="gr6" draw:text-style-name="P10" draw:layer="layout" svg:width="0.462cm" svg:height="0.461cm" svg:x="10.447cm" svg:y="10.85cm" svg:viewBox="0 0 463 462" draw:points="231,462 0,462 0,0 463,0 463,462 231,462">
          <text:p/>
        </draw:polyline>
        <draw:polygon draw:style-name="gr8" draw:text-style-name="P10" draw:layer="layout" svg:width="0.459cm" svg:height="0.461cm" svg:x="10.882cm" svg:y="10.85cm" svg:viewBox="0 0 460 462" draw:points="0,0 460,0 460,462 0,462">
          <text:p/>
        </draw:polygon>
        <draw:polyline draw:style-name="gr6" draw:text-style-name="P10" draw:layer="layout" svg:width="0.459cm" svg:height="0.461cm" svg:x="10.882cm" svg:y="10.85cm" svg:viewBox="0 0 460 462" draw:points="230,462 0,462 0,0 460,0 460,462 230,462">
          <text:p/>
        </draw:polyline>
        <draw:polygon draw:style-name="gr8" draw:text-style-name="P10" draw:layer="layout" svg:width="0.462cm" svg:height="0.461cm" svg:x="11.342cm" svg:y="10.85cm" svg:viewBox="0 0 463 462" draw:points="0,0 463,0 463,462 0,462">
          <text:p/>
        </draw:polygon>
        <draw:polyline draw:style-name="gr6" draw:text-style-name="P10" draw:layer="layout" svg:width="0.462cm" svg:height="0.461cm" svg:x="11.342cm" svg:y="10.85cm" svg:viewBox="0 0 463 462" draw:points="231,462 0,462 0,0 463,0 463,462 231,462">
          <text:p/>
        </draw:polyline>
        <draw:polygon draw:style-name="gr41" draw:text-style-name="P10" draw:layer="layout" svg:width="0.459cm" svg:height="0.461cm" svg:x="4.909cm" svg:y="10.388cm" svg:viewBox="0 0 460 462" draw:points="0,0 460,0 460,462 0,462">
          <text:p text:style-name="P2"><text:span text:style-name="T8">T</text:span></text:p>
        </draw:polygon>
        <draw:polyline draw:style-name="gr6" draw:text-style-name="P10" draw:layer="layout" svg:width="0.459cm" svg:height="0.461cm" svg:x="4.909cm" svg:y="10.388cm" svg:viewBox="0 0 460 462" draw:points="230,462 0,462 0,0 460,0 460,462 230,462">
          <text:p/>
        </draw:polyline>
        <draw:polygon draw:style-name="gr41" draw:text-style-name="P10" draw:layer="layout" svg:width="0.462cm" svg:height="0.461cm" svg:x="4.446cm" svg:y="10.388cm" svg:viewBox="0 0 463 462" draw:points="0,0 463,0 463,462 0,462">
          <text:p text:style-name="P2"><text:span text:style-name="T8">T</text:span></text:p>
        </draw:polygon>
        <draw:polyline draw:style-name="gr6" draw:text-style-name="P10" draw:layer="layout" svg:width="0.462cm" svg:height="0.461cm" svg:x="4.446cm" svg:y="10.388cm" svg:viewBox="0 0 463 462" draw:points="231,462 0,462 0,0 463,0 463,462 231,462">
          <text:p/>
        </draw:polyline>
        <draw:polygon draw:style-name="gr41" draw:text-style-name="P10" draw:layer="layout" svg:width="0.459cm" svg:height="0.461cm" svg:x="5.832cm" svg:y="10.388cm" svg:viewBox="0 0 460 462" draw:points="0,0 460,0 460,462 0,462">
          <text:p text:style-name="P2"><text:span text:style-name="T8">T</text:span></text:p>
        </draw:polygon>
        <draw:polyline draw:style-name="gr6" draw:text-style-name="P10" draw:layer="layout" svg:width="0.459cm" svg:height="0.461cm" svg:x="5.832cm" svg:y="10.388cm" svg:viewBox="0 0 460 462" draw:points="230,462 0,462 0,0 460,0 460,462 230,462">
          <text:p/>
        </draw:polyline>
        <draw:polygon draw:style-name="gr41" draw:text-style-name="P10" draw:layer="layout" svg:width="0.462cm" svg:height="0.461cm" svg:x="5.369cm" svg:y="10.388cm" svg:viewBox="0 0 463 462" draw:points="0,0 463,0 463,462 0,462">
          <text:p text:style-name="P2"><text:span text:style-name="T8">T</text:span></text:p>
        </draw:polygon>
        <draw:polyline draw:style-name="gr6" draw:text-style-name="P10" draw:layer="layout" svg:width="0.462cm" svg:height="0.461cm" svg:x="5.369cm" svg:y="10.388cm" svg:viewBox="0 0 463 462" draw:points="231,462 0,462 0,0 463,0 463,462 231,462">
          <text:p/>
        </draw:polyline>
        <draw:polygon draw:style-name="gr41" draw:text-style-name="P10" draw:layer="layout" svg:width="0.459cm" svg:height="0.461cm" svg:x="6.755cm" svg:y="10.388cm" svg:viewBox="0 0 460 462" draw:points="0,0 460,0 460,462 0,462">
          <text:p text:style-name="P2"><text:span text:style-name="T8">T</text:span></text:p>
        </draw:polygon>
        <draw:polyline draw:style-name="gr6" draw:text-style-name="P10" draw:layer="layout" svg:width="0.459cm" svg:height="0.461cm" svg:x="6.755cm" svg:y="10.388cm" svg:viewBox="0 0 460 462" draw:points="230,462 0,462 0,0 460,0 460,462 230,462">
          <text:p/>
        </draw:polyline>
        <draw:polygon draw:style-name="gr41" draw:text-style-name="P10" draw:layer="layout" svg:width="0.462cm" svg:height="0.461cm" svg:x="6.292cm" svg:y="10.388cm" svg:viewBox="0 0 463 462" draw:points="0,0 463,0 463,462 0,462">
          <text:p text:style-name="P2"><text:span text:style-name="T8">T</text:span></text:p>
        </draw:polygon>
        <draw:polyline draw:style-name="gr6" draw:text-style-name="P10" draw:layer="layout" svg:width="0.462cm" svg:height="0.461cm" svg:x="6.292cm" svg:y="10.388cm" svg:viewBox="0 0 463 462" draw:points="231,462 0,462 0,0 463,0 463,462 231,462">
          <text:p/>
        </draw:polyline>
        <draw:polygon draw:style-name="gr41" draw:text-style-name="P10" draw:layer="layout" svg:width="0.462cm" svg:height="0.461cm" svg:x="7.215cm" svg:y="10.388cm" svg:viewBox="0 0 463 462" draw:points="0,0 463,0 463,462 0,462">
          <text:p text:style-name="P2"><text:span text:style-name="T8">T</text:span></text:p>
        </draw:polygon>
        <draw:polyline draw:style-name="gr6" draw:text-style-name="P10" draw:layer="layout" svg:width="0.462cm" svg:height="0.461cm" svg:x="7.215cm" svg:y="10.388cm" svg:viewBox="0 0 463 462" draw:points="231,462 0,462 0,0 463,0 463,462 231,462">
          <text:p/>
        </draw:polyline>
        <draw:polygon draw:style-name="gr41" draw:text-style-name="P10" draw:layer="layout" svg:width="0.459cm" svg:height="0.461cm" svg:x="8.141cm" svg:y="10.388cm" svg:viewBox="0 0 460 462" draw:points="0,0 460,0 460,462 0,462">
          <text:p text:style-name="P2"><text:span text:style-name="T8">T</text:span></text:p>
        </draw:polygon>
        <draw:polyline draw:style-name="gr6" draw:text-style-name="P10" draw:layer="layout" svg:width="0.459cm" svg:height="0.461cm" svg:x="8.141cm" svg:y="10.388cm" svg:viewBox="0 0 460 462" draw:points="230,462 0,462 0,0 460,0 460,462 230,462">
          <text:p/>
        </draw:polyline>
        <draw:polygon draw:style-name="gr41" draw:text-style-name="P10" draw:layer="layout" svg:width="0.462cm" svg:height="0.461cm" svg:x="7.678cm" svg:y="10.388cm" svg:viewBox="0 0 463 462" draw:points="0,0 463,0 463,462 0,462">
          <text:p text:style-name="P2"><text:span text:style-name="T8">T</text:span></text:p>
        </draw:polygon>
        <draw:polyline draw:style-name="gr6" draw:text-style-name="P10" draw:layer="layout" svg:width="0.462cm" svg:height="0.461cm" svg:x="7.678cm" svg:y="10.388cm" svg:viewBox="0 0 463 462" draw:points="231,462 0,462 0,0 463,0 463,462 231,462">
          <text:p/>
        </draw:polyline>
        <draw:polygon draw:style-name="gr41" draw:text-style-name="P10" draw:layer="layout" svg:width="0.459cm" svg:height="0.461cm" svg:x="9.064cm" svg:y="10.388cm" svg:viewBox="0 0 460 462" draw:points="0,0 460,0 460,462 0,462">
          <text:p text:style-name="P2"><text:span text:style-name="T8">T</text:span></text:p>
        </draw:polygon>
        <draw:polyline draw:style-name="gr6" draw:text-style-name="P10" draw:layer="layout" svg:width="0.459cm" svg:height="0.461cm" svg:x="9.064cm" svg:y="10.388cm" svg:viewBox="0 0 460 462" draw:points="230,462 0,462 0,0 460,0 460,462 230,462">
          <text:p/>
        </draw:polyline>
        <draw:polygon draw:style-name="gr41" draw:text-style-name="P10" draw:layer="layout" svg:width="0.462cm" svg:height="0.461cm" svg:x="8.601cm" svg:y="10.388cm" svg:viewBox="0 0 463 462" draw:points="0,0 463,0 463,462 0,462">
          <text:p text:style-name="P2"><text:span text:style-name="T8">T</text:span></text:p>
        </draw:polygon>
        <draw:polyline draw:style-name="gr6" draw:text-style-name="P10" draw:layer="layout" svg:width="0.462cm" svg:height="0.461cm" svg:x="8.601cm" svg:y="10.388cm" svg:viewBox="0 0 463 462" draw:points="231,462 0,462 0,0 463,0 463,462 231,462">
          <text:p/>
        </draw:polyline>
        <draw:polygon draw:style-name="gr41" draw:text-style-name="P10" draw:layer="layout" svg:width="0.459cm" svg:height="0.461cm" svg:x="9.987cm" svg:y="10.388cm" svg:viewBox="0 0 460 462" draw:points="0,0 460,0 460,462 0,462">
          <text:p text:style-name="P2"><text:span text:style-name="T8">T</text:span></text:p>
        </draw:polygon>
        <draw:polyline draw:style-name="gr6" draw:text-style-name="P10" draw:layer="layout" svg:width="0.459cm" svg:height="0.461cm" svg:x="9.987cm" svg:y="10.388cm" svg:viewBox="0 0 460 462" draw:points="230,462 0,462 0,0 460,0 460,462 230,462">
          <text:p/>
        </draw:polyline>
        <draw:polygon draw:style-name="gr41" draw:text-style-name="P10" draw:layer="layout" svg:width="0.462cm" svg:height="0.461cm" svg:x="9.524cm" svg:y="10.388cm" svg:viewBox="0 0 463 462" draw:points="0,0 463,0 463,462 0,462">
          <text:p text:style-name="P2"><text:span text:style-name="T8">T</text:span></text:p>
        </draw:polygon>
        <draw:polyline draw:style-name="gr6" draw:text-style-name="P10" draw:layer="layout" svg:width="0.462cm" svg:height="0.461cm" svg:x="9.524cm" svg:y="10.388cm" svg:viewBox="0 0 463 462" draw:points="231,462 0,462 0,0 463,0 463,462 231,462">
          <text:p/>
        </draw:polyline>
        <draw:polygon draw:style-name="gr41" draw:text-style-name="P10" draw:layer="layout" svg:width="0.462cm" svg:height="0.461cm" svg:x="10.447cm" svg:y="10.388cm" svg:viewBox="0 0 463 462" draw:points="0,0 463,0 463,462 0,462">
          <text:p text:style-name="P2"><text:span text:style-name="T8">T</text:span></text:p>
        </draw:polygon>
        <draw:polyline draw:style-name="gr6" draw:text-style-name="P10" draw:layer="layout" svg:width="0.462cm" svg:height="0.461cm" svg:x="10.447cm" svg:y="10.388cm" svg:viewBox="0 0 463 462" draw:points="231,462 0,462 0,0 463,0 463,462 231,462">
          <text:p/>
        </draw:polyline>
        <draw:polygon draw:style-name="gr41" draw:text-style-name="P10" draw:layer="layout" svg:width="0.459cm" svg:height="0.461cm" svg:x="10.882cm" svg:y="10.388cm" svg:viewBox="0 0 460 462" draw:points="0,0 460,0 460,462 0,462">
          <text:p text:style-name="P2"><text:span text:style-name="T8">T</text:span></text:p>
        </draw:polygon>
        <draw:polyline draw:style-name="gr6" draw:text-style-name="P10" draw:layer="layout" svg:width="0.459cm" svg:height="0.461cm" svg:x="10.882cm" svg:y="10.388cm" svg:viewBox="0 0 460 462" draw:points="230,462 0,462 0,0 460,0 460,462 230,462">
          <text:p/>
        </draw:polyline>
        <draw:polygon draw:style-name="gr8" draw:text-style-name="P10" draw:layer="layout" svg:width="0.459cm" svg:height="0.461cm" svg:x="4.909cm" svg:y="10.388cm" svg:viewBox="0 0 460 462" draw:points="0,0 460,0 460,462 0,462">
          <text:p/>
        </draw:polygon>
        <draw:polyline draw:style-name="gr6" draw:text-style-name="P10" draw:layer="layout" svg:width="0.459cm" svg:height="0.461cm" svg:x="4.909cm" svg:y="10.388cm" svg:viewBox="0 0 460 462" draw:points="230,462 0,462 0,0 460,0 460,462 230,462">
          <text:p/>
        </draw:polyline>
        <draw:polygon draw:style-name="gr41" draw:text-style-name="P10" draw:layer="layout" svg:width="0.462cm" svg:height="0.461cm" svg:x="4.446cm" svg:y="10.388cm" svg:viewBox="0 0 463 462" draw:points="0,0 463,0 463,462 0,462">
          <text:p text:style-name="P2"><text:span text:style-name="T8">A</text:span></text:p>
        </draw:polygon>
        <draw:polyline draw:style-name="gr6" draw:text-style-name="P10" draw:layer="layout" svg:width="0.462cm" svg:height="0.461cm" svg:x="4.446cm" svg:y="10.388cm" svg:viewBox="0 0 463 462" draw:points="231,462 0,462 0,0 463,0 463,462 231,462">
          <text:p/>
        </draw:polyline>
        <draw:polygon draw:style-name="gr8" draw:text-style-name="P10" draw:layer="layout" svg:width="0.459cm" svg:height="0.461cm" svg:x="5.832cm" svg:y="10.388cm" svg:viewBox="0 0 460 462" draw:points="0,0 460,0 460,462 0,462">
          <text:p/>
        </draw:polygon>
        <draw:polyline draw:style-name="gr6" draw:text-style-name="P10" draw:layer="layout" svg:width="0.459cm" svg:height="0.461cm" svg:x="5.832cm" svg:y="10.388cm" svg:viewBox="0 0 460 462" draw:points="230,462 0,462 0,0 460,0 460,462 230,462">
          <text:p/>
        </draw:polyline>
        <draw:polygon draw:style-name="gr41" draw:text-style-name="P10" draw:layer="layout" svg:width="0.462cm" svg:height="0.461cm" svg:x="5.369cm" svg:y="10.388cm" svg:viewBox="0 0 463 462" draw:points="0,0 463,0 463,462 0,462">
          <text:p text:style-name="P2"><text:span text:style-name="T8">A</text:span></text:p>
        </draw:polygon>
        <draw:polyline draw:style-name="gr6" draw:text-style-name="P10" draw:layer="layout" svg:width="0.462cm" svg:height="0.461cm" svg:x="5.369cm" svg:y="10.388cm" svg:viewBox="0 0 463 462" draw:points="231,462 0,462 0,0 463,0 463,462 231,462">
          <text:p/>
        </draw:polyline>
        <draw:polygon draw:style-name="gr8" draw:text-style-name="P10" draw:layer="layout" svg:width="0.459cm" svg:height="0.461cm" svg:x="6.755cm" svg:y="10.388cm" svg:viewBox="0 0 460 462" draw:points="0,0 460,0 460,462 0,462">
          <text:p/>
        </draw:polygon>
        <draw:polyline draw:style-name="gr6" draw:text-style-name="P10" draw:layer="layout" svg:width="0.459cm" svg:height="0.461cm" svg:x="6.755cm" svg:y="10.388cm" svg:viewBox="0 0 460 462" draw:points="230,462 0,462 0,0 460,0 460,462 230,462">
          <text:p/>
        </draw:polyline>
        <draw:polygon draw:style-name="gr8" draw:text-style-name="P10" draw:layer="layout" svg:width="0.462cm" svg:height="0.461cm" svg:x="6.292cm" svg:y="10.388cm" svg:viewBox="0 0 463 462" draw:points="0,0 463,0 463,462 0,462">
          <text:p/>
        </draw:polygon>
        <draw:polyline draw:style-name="gr6" draw:text-style-name="P10" draw:layer="layout" svg:width="0.462cm" svg:height="0.461cm" svg:x="6.292cm" svg:y="10.388cm" svg:viewBox="0 0 463 462" draw:points="231,462 0,462 0,0 463,0 463,462 231,462">
          <text:p/>
        </draw:polyline>
        <draw:polygon draw:style-name="gr8" draw:text-style-name="P10" draw:layer="layout" svg:width="0.462cm" svg:height="0.461cm" svg:x="7.215cm" svg:y="10.388cm" svg:viewBox="0 0 463 462" draw:points="0,0 463,0 463,462 0,462">
          <text:p/>
        </draw:polygon>
        <draw:polyline draw:style-name="gr6" draw:text-style-name="P10" draw:layer="layout" svg:width="0.462cm" svg:height="0.461cm" svg:x="7.215cm" svg:y="10.388cm" svg:viewBox="0 0 463 462" draw:points="231,462 0,462 0,0 463,0 463,462 231,462">
          <text:p/>
        </draw:polyline>
        <draw:polygon draw:style-name="gr10" draw:text-style-name="P10" draw:layer="layout" svg:width="0.459cm" svg:height="0.461cm" svg:x="8.141cm" svg:y="10.388cm" svg:viewBox="0 0 460 462" draw:points="0,0 460,0 460,462 0,462">
          <text:p/>
        </draw:polygon>
        <draw:polyline draw:style-name="gr6" draw:text-style-name="P10" draw:layer="layout" svg:width="0.459cm" svg:height="0.461cm" svg:x="8.141cm" svg:y="10.388cm" svg:viewBox="0 0 460 462" draw:points="230,462 0,462 0,0 460,0 460,462 230,462">
          <text:p/>
        </draw:polyline>
        <draw:polygon draw:style-name="gr8" draw:text-style-name="P10" draw:layer="layout" svg:width="0.462cm" svg:height="0.461cm" svg:x="7.678cm" svg:y="10.388cm" svg:viewBox="0 0 463 462" draw:points="0,0 463,0 463,462 0,462">
          <text:p/>
        </draw:polygon>
        <draw:polyline draw:style-name="gr6" draw:text-style-name="P10" draw:layer="layout" svg:width="0.462cm" svg:height="0.461cm" svg:x="7.678cm" svg:y="10.388cm" svg:viewBox="0 0 463 462" draw:points="231,462 0,462 0,0 463,0 463,462 231,462">
          <text:p/>
        </draw:polyline>
        <draw:polygon draw:style-name="gr8" draw:text-style-name="P10" draw:layer="layout" svg:width="0.459cm" svg:height="0.461cm" svg:x="9.064cm" svg:y="10.388cm" svg:viewBox="0 0 460 462" draw:points="0,0 460,0 460,462 0,462">
          <text:p/>
        </draw:polygon>
        <draw:polyline draw:style-name="gr6" draw:text-style-name="P10" draw:layer="layout" svg:width="0.459cm" svg:height="0.461cm" svg:x="9.064cm" svg:y="10.388cm" svg:viewBox="0 0 460 462" draw:points="230,462 0,462 0,0 460,0 460,462 230,462">
          <text:p/>
        </draw:polyline>
        <draw:polygon draw:style-name="gr8" draw:text-style-name="P10" draw:layer="layout" svg:width="0.462cm" svg:height="0.461cm" svg:x="8.601cm" svg:y="10.388cm" svg:viewBox="0 0 463 462" draw:points="0,0 463,0 463,462 0,462">
          <text:p/>
        </draw:polygon>
        <draw:polyline draw:style-name="gr6" draw:text-style-name="P10" draw:layer="layout" svg:width="0.462cm" svg:height="0.461cm" svg:x="8.601cm" svg:y="10.388cm" svg:viewBox="0 0 463 462" draw:points="231,462 0,462 0,0 463,0 463,462 231,462">
          <text:p/>
        </draw:polyline>
        <draw:polygon draw:style-name="gr10" draw:text-style-name="P10" draw:layer="layout" svg:width="0.459cm" svg:height="0.461cm" svg:x="9.987cm" svg:y="10.388cm" svg:viewBox="0 0 460 462" draw:points="0,0 460,0 460,462 0,462">
          <text:p/>
        </draw:polygon>
        <draw:polyline draw:style-name="gr6" draw:text-style-name="P10" draw:layer="layout" svg:width="0.459cm" svg:height="0.461cm" svg:x="9.987cm" svg:y="10.388cm" svg:viewBox="0 0 460 462" draw:points="230,462 0,462 0,0 460,0 460,462 230,462">
          <text:p/>
        </draw:polyline>
        <draw:polygon draw:style-name="gr8" draw:text-style-name="P10" draw:layer="layout" svg:width="0.462cm" svg:height="0.461cm" svg:x="9.524cm" svg:y="10.388cm" svg:viewBox="0 0 463 462" draw:points="0,0 463,0 463,462 0,462">
          <text:p/>
        </draw:polygon>
        <draw:polyline draw:style-name="gr6" draw:text-style-name="P10" draw:layer="layout" svg:width="0.462cm" svg:height="0.461cm" svg:x="9.524cm" svg:y="10.388cm" svg:viewBox="0 0 463 462" draw:points="231,462 0,462 0,0 463,0 463,462 231,462">
          <text:p/>
        </draw:polyline>
        <draw:polygon draw:style-name="gr10" draw:text-style-name="P10" draw:layer="layout" svg:width="0.462cm" svg:height="0.461cm" svg:x="10.447cm" svg:y="10.388cm" svg:viewBox="0 0 463 462" draw:points="0,0 463,0 463,462 0,462">
          <text:p/>
        </draw:polygon>
        <draw:polyline draw:style-name="gr6" draw:text-style-name="P10" draw:layer="layout" svg:width="0.462cm" svg:height="0.461cm" svg:x="10.447cm" svg:y="10.388cm" svg:viewBox="0 0 463 462" draw:points="231,462 0,462 0,0 463,0 463,462 231,462">
          <text:p/>
        </draw:polyline>
        <draw:polygon draw:style-name="gr8" draw:text-style-name="P10" draw:layer="layout" svg:width="0.459cm" svg:height="0.461cm" svg:x="10.882cm" svg:y="10.388cm" svg:viewBox="0 0 460 462" draw:points="0,0 460,0 460,462 0,462">
          <text:p/>
        </draw:polygon>
        <draw:polyline draw:style-name="gr6" draw:text-style-name="P10" draw:layer="layout" svg:width="0.459cm" svg:height="0.461cm" svg:x="10.882cm" svg:y="10.388cm" svg:viewBox="0 0 460 462" draw:points="230,462 0,462 0,0 460,0 460,462 230,462">
          <text:p/>
        </draw:polyline>
        <draw:polygon draw:style-name="gr8" draw:text-style-name="P10" draw:layer="layout" svg:width="0.462cm" svg:height="0.461cm" svg:x="11.747cm" svg:y="9.063cm" svg:viewBox="0 0 463 462" draw:points="0,0 463,0 463,462 0,462">
          <text:p/>
        </draw:polygon>
        <draw:polygon draw:style-name="gr41" draw:text-style-name="P10" draw:layer="layout" svg:width="0.459cm" svg:height="0.461cm" svg:x="4.909cm" svg:y="13.622cm" svg:viewBox="0 0 460 462" draw:points="0,0 460,0 460,462 0,462">
          <text:p text:style-name="P2"><text:span text:style-name="T8">T</text:span></text:p>
        </draw:polygon>
        <draw:polyline draw:style-name="gr6" draw:text-style-name="P10" draw:layer="layout" svg:width="0.459cm" svg:height="0.461cm" svg:x="4.909cm" svg:y="13.622cm" svg:viewBox="0 0 460 462" draw:points="230,462 0,462 0,0 460,0 460,462 230,462">
          <text:p/>
        </draw:polyline>
        <draw:polygon draw:style-name="gr41" draw:text-style-name="P10" draw:layer="layout" svg:width="0.462cm" svg:height="0.461cm" svg:x="4.446cm" svg:y="13.622cm" svg:viewBox="0 0 463 462" draw:points="0,0 463,0 463,462 0,462">
          <text:p text:style-name="P2"><text:span text:style-name="T8">T</text:span></text:p>
        </draw:polygon>
        <draw:polyline draw:style-name="gr6" draw:text-style-name="P10" draw:layer="layout" svg:width="0.462cm" svg:height="0.461cm" svg:x="4.446cm" svg:y="13.622cm" svg:viewBox="0 0 463 462" draw:points="231,462 0,462 0,0 463,0 463,462 231,462">
          <text:p/>
        </draw:polyline>
        <draw:polygon draw:style-name="gr41" draw:text-style-name="P10" draw:layer="layout" svg:width="0.459cm" svg:height="0.461cm" svg:x="5.832cm" svg:y="13.622cm" svg:viewBox="0 0 460 462" draw:points="0,0 460,0 460,462 0,462">
          <text:p text:style-name="P2"><text:span text:style-name="T8">T</text:span></text:p>
        </draw:polygon>
        <draw:polyline draw:style-name="gr6" draw:text-style-name="P10" draw:layer="layout" svg:width="0.459cm" svg:height="0.461cm" svg:x="5.832cm" svg:y="13.622cm" svg:viewBox="0 0 460 462" draw:points="230,462 0,462 0,0 460,0 460,462 230,462">
          <text:p/>
        </draw:polyline>
        <draw:polygon draw:style-name="gr41" draw:text-style-name="P10" draw:layer="layout" svg:width="0.462cm" svg:height="0.461cm" svg:x="5.369cm" svg:y="13.622cm" svg:viewBox="0 0 463 462" draw:points="0,0 463,0 463,462 0,462">
          <text:p text:style-name="P2"><text:span text:style-name="T8">T</text:span></text:p>
        </draw:polygon>
        <draw:polyline draw:style-name="gr6" draw:text-style-name="P10" draw:layer="layout" svg:width="0.462cm" svg:height="0.461cm" svg:x="5.369cm" svg:y="13.622cm" svg:viewBox="0 0 463 462" draw:points="231,462 0,462 0,0 463,0 463,462 231,462">
          <text:p/>
        </draw:polyline>
        <draw:polygon draw:style-name="gr41" draw:text-style-name="P10" draw:layer="layout" svg:width="0.459cm" svg:height="0.461cm" svg:x="6.755cm" svg:y="13.622cm" svg:viewBox="0 0 460 462" draw:points="0,0 460,0 460,462 0,462">
          <text:p text:style-name="P2"><text:span text:style-name="T8">T</text:span></text:p>
        </draw:polygon>
        <draw:polyline draw:style-name="gr6" draw:text-style-name="P10" draw:layer="layout" svg:width="0.459cm" svg:height="0.461cm" svg:x="6.755cm" svg:y="13.622cm" svg:viewBox="0 0 460 462" draw:points="230,462 0,462 0,0 460,0 460,462 230,462">
          <text:p/>
        </draw:polyline>
        <draw:polygon draw:style-name="gr41" draw:text-style-name="P10" draw:layer="layout" svg:width="0.462cm" svg:height="0.461cm" svg:x="6.292cm" svg:y="13.622cm" svg:viewBox="0 0 463 462" draw:points="0,0 463,0 463,462 0,462">
          <text:p text:style-name="P2"><text:span text:style-name="T8">T</text:span></text:p>
        </draw:polygon>
        <draw:polyline draw:style-name="gr6" draw:text-style-name="P10" draw:layer="layout" svg:width="0.462cm" svg:height="0.461cm" svg:x="6.292cm" svg:y="13.622cm" svg:viewBox="0 0 463 462" draw:points="231,462 0,462 0,0 463,0 463,462 231,462">
          <text:p/>
        </draw:polyline>
        <draw:polygon draw:style-name="gr41" draw:text-style-name="P10" draw:layer="layout" svg:width="0.462cm" svg:height="0.461cm" svg:x="7.215cm" svg:y="13.622cm" svg:viewBox="0 0 463 462" draw:points="0,0 463,0 463,462 0,462">
          <text:p text:style-name="P2"><text:span text:style-name="T8">T</text:span></text:p>
        </draw:polygon>
        <draw:polyline draw:style-name="gr6" draw:text-style-name="P10" draw:layer="layout" svg:width="0.462cm" svg:height="0.461cm" svg:x="7.215cm" svg:y="13.622cm" svg:viewBox="0 0 463 462" draw:points="231,462 0,462 0,0 463,0 463,462 231,462">
          <text:p/>
        </draw:polyline>
        <draw:polygon draw:style-name="gr41" draw:text-style-name="P10" draw:layer="layout" svg:width="0.459cm" svg:height="0.461cm" svg:x="8.141cm" svg:y="13.622cm" svg:viewBox="0 0 460 462" draw:points="0,0 460,0 460,462 0,462">
          <text:p text:style-name="P2"><text:span text:style-name="T8">T</text:span></text:p>
        </draw:polygon>
        <draw:polyline draw:style-name="gr6" draw:text-style-name="P10" draw:layer="layout" svg:width="0.459cm" svg:height="0.461cm" svg:x="8.141cm" svg:y="13.622cm" svg:viewBox="0 0 460 462" draw:points="230,462 0,462 0,0 460,0 460,462 230,462">
          <text:p/>
        </draw:polyline>
        <draw:polygon draw:style-name="gr41" draw:text-style-name="P10" draw:layer="layout" svg:width="0.462cm" svg:height="0.461cm" svg:x="7.678cm" svg:y="13.622cm" svg:viewBox="0 0 463 462" draw:points="0,0 463,0 463,462 0,462">
          <text:p text:style-name="P2"><text:span text:style-name="T8">T</text:span></text:p>
        </draw:polygon>
        <draw:polyline draw:style-name="gr6" draw:text-style-name="P10" draw:layer="layout" svg:width="0.462cm" svg:height="0.461cm" svg:x="7.678cm" svg:y="13.622cm" svg:viewBox="0 0 463 462" draw:points="231,462 0,462 0,0 463,0 463,462 231,462">
          <text:p/>
        </draw:polyline>
        <draw:polygon draw:style-name="gr41" draw:text-style-name="P10" draw:layer="layout" svg:width="0.459cm" svg:height="0.461cm" svg:x="9.064cm" svg:y="13.622cm" svg:viewBox="0 0 460 462" draw:points="0,0 460,0 460,462 0,462">
          <text:p text:style-name="P2"><text:span text:style-name="T8">T</text:span></text:p>
        </draw:polygon>
        <draw:polyline draw:style-name="gr6" draw:text-style-name="P10" draw:layer="layout" svg:width="0.459cm" svg:height="0.461cm" svg:x="9.064cm" svg:y="13.622cm" svg:viewBox="0 0 460 462" draw:points="230,462 0,462 0,0 460,0 460,462 230,462">
          <text:p/>
        </draw:polyline>
        <draw:polygon draw:style-name="gr41" draw:text-style-name="P10" draw:layer="layout" svg:width="0.462cm" svg:height="0.461cm" svg:x="8.601cm" svg:y="13.622cm" svg:viewBox="0 0 463 462" draw:points="0,0 463,0 463,462 0,462">
          <text:p text:style-name="P2"><text:span text:style-name="T8">T</text:span></text:p>
        </draw:polygon>
        <draw:polyline draw:style-name="gr6" draw:text-style-name="P10" draw:layer="layout" svg:width="0.462cm" svg:height="0.461cm" svg:x="8.601cm" svg:y="13.622cm" svg:viewBox="0 0 463 462" draw:points="231,462 0,462 0,0 463,0 463,462 231,462">
          <text:p/>
        </draw:polyline>
        <draw:polygon draw:style-name="gr41" draw:text-style-name="P10" draw:layer="layout" svg:width="0.459cm" svg:height="0.461cm" svg:x="9.987cm" svg:y="13.622cm" svg:viewBox="0 0 460 462" draw:points="0,0 460,0 460,462 0,462">
          <text:p text:style-name="P2"><text:span text:style-name="T8">T</text:span></text:p>
        </draw:polygon>
        <draw:polyline draw:style-name="gr6" draw:text-style-name="P10" draw:layer="layout" svg:width="0.459cm" svg:height="0.461cm" svg:x="9.987cm" svg:y="13.622cm" svg:viewBox="0 0 460 462" draw:points="230,462 0,462 0,0 460,0 460,462 230,462">
          <text:p/>
        </draw:polyline>
        <draw:polygon draw:style-name="gr41" draw:text-style-name="P10" draw:layer="layout" svg:width="0.462cm" svg:height="0.461cm" svg:x="9.524cm" svg:y="13.622cm" svg:viewBox="0 0 463 462" draw:points="0,0 463,0 463,462 0,462">
          <text:p text:style-name="P2"><text:span text:style-name="T8">T</text:span></text:p>
        </draw:polygon>
        <draw:polyline draw:style-name="gr6" draw:text-style-name="P10" draw:layer="layout" svg:width="0.462cm" svg:height="0.461cm" svg:x="9.524cm" svg:y="13.622cm" svg:viewBox="0 0 463 462" draw:points="231,462 0,462 0,0 463,0 463,462 231,462">
          <text:p/>
        </draw:polyline>
        <draw:polygon draw:style-name="gr41" draw:text-style-name="P10" draw:layer="layout" svg:width="0.462cm" svg:height="0.461cm" svg:x="10.447cm" svg:y="13.622cm" svg:viewBox="0 0 463 462" draw:points="0,0 463,0 463,462 0,462">
          <text:p text:style-name="P2"><text:span text:style-name="T8">T</text:span></text:p>
        </draw:polygon>
        <draw:polyline draw:style-name="gr6" draw:text-style-name="P10" draw:layer="layout" svg:width="0.462cm" svg:height="0.461cm" svg:x="10.447cm" svg:y="13.622cm" svg:viewBox="0 0 463 462" draw:points="231,462 0,462 0,0 463,0 463,462 231,462">
          <text:p/>
        </draw:polyline>
        <draw:polygon draw:style-name="gr41" draw:text-style-name="P10" draw:layer="layout" svg:width="0.459cm" svg:height="0.461cm" svg:x="10.882cm" svg:y="13.622cm" svg:viewBox="0 0 460 462" draw:points="0,0 460,0 460,462 0,462">
          <text:p text:style-name="P2"><text:span text:style-name="T8">T</text:span></text:p>
        </draw:polygon>
        <draw:polyline draw:style-name="gr6" draw:text-style-name="P10" draw:layer="layout" svg:width="0.459cm" svg:height="0.461cm" svg:x="10.882cm" svg:y="13.622cm" svg:viewBox="0 0 460 462" draw:points="230,462 0,462 0,0 460,0 460,462 230,462">
          <text:p/>
        </draw:polyline>
        <draw:polygon draw:style-name="gr41" draw:text-style-name="P10" draw:layer="layout" svg:width="0.462cm" svg:height="0.461cm" svg:x="11.342cm" svg:y="13.622cm" svg:viewBox="0 0 463 462" draw:points="0,0 463,0 463,462 0,462">
          <text:p text:style-name="P2"><text:span text:style-name="T8">T</text:span></text:p>
        </draw:polygon>
        <draw:polyline draw:style-name="gr6" draw:text-style-name="P10" draw:layer="layout" svg:width="0.462cm" svg:height="0.461cm" svg:x="11.342cm" svg:y="13.622cm" svg:viewBox="0 0 463 462" draw:points="231,462 0,462 0,0 463,0 463,462 231,462">
          <text:p/>
        </draw:polyline>
        <draw:polygon draw:style-name="gr10" draw:text-style-name="P10" draw:layer="layout" svg:width="0.459cm" svg:height="0.461cm" svg:x="4.909cm" svg:y="13.622cm" svg:viewBox="0 0 460 462" draw:points="0,0 460,0 460,462 0,462">
          <text:p/>
        </draw:polygon>
        <draw:polyline draw:style-name="gr6" draw:text-style-name="P10" draw:layer="layout" svg:width="0.459cm" svg:height="0.461cm" svg:x="4.909cm" svg:y="13.622cm" svg:viewBox="0 0 460 462" draw:points="230,462 0,462 0,0 460,0 460,462 230,462">
          <text:p/>
        </draw:polyline>
        <draw:polygon draw:style-name="gr8" draw:text-style-name="P10" draw:layer="layout" svg:width="0.462cm" svg:height="0.461cm" svg:x="4.446cm" svg:y="13.622cm" svg:viewBox="0 0 463 462" draw:points="0,0 463,0 463,462 0,462">
          <text:p/>
        </draw:polygon>
        <draw:polyline draw:style-name="gr6" draw:text-style-name="P10" draw:layer="layout" svg:width="0.462cm" svg:height="0.461cm" svg:x="4.446cm" svg:y="13.622cm" svg:viewBox="0 0 463 462" draw:points="231,462 0,462 0,0 463,0 463,462 231,462">
          <text:p/>
        </draw:polyline>
        <draw:polygon draw:style-name="gr10" draw:text-style-name="P10" draw:layer="layout" svg:width="0.459cm" svg:height="0.461cm" svg:x="5.832cm" svg:y="13.622cm" svg:viewBox="0 0 460 462" draw:points="0,0 460,0 460,462 0,462">
          <text:p/>
        </draw:polygon>
        <draw:polyline draw:style-name="gr6" draw:text-style-name="P10" draw:layer="layout" svg:width="0.459cm" svg:height="0.461cm" svg:x="5.832cm" svg:y="13.622cm" svg:viewBox="0 0 460 462" draw:points="230,462 0,462 0,0 460,0 460,462 230,462">
          <text:p/>
        </draw:polyline>
        <draw:polygon draw:style-name="gr10" draw:text-style-name="P10" draw:layer="layout" svg:width="0.462cm" svg:height="0.461cm" svg:x="5.369cm" svg:y="13.622cm" svg:viewBox="0 0 463 462" draw:points="0,0 463,0 463,462 0,462">
          <text:p/>
        </draw:polygon>
        <draw:polyline draw:style-name="gr6" draw:text-style-name="P10" draw:layer="layout" svg:width="0.462cm" svg:height="0.461cm" svg:x="5.369cm" svg:y="13.622cm" svg:viewBox="0 0 463 462" draw:points="231,462 0,462 0,0 463,0 463,462 231,462">
          <text:p/>
        </draw:polyline>
        <draw:polygon draw:style-name="gr15" draw:text-style-name="P10" draw:layer="layout" svg:width="0.459cm" svg:height="0.461cm" svg:x="6.755cm" svg:y="13.622cm" svg:viewBox="0 0 460 462" draw:points="0,0 460,0 460,462 0,462">
          <text:p/>
        </draw:polygon>
        <draw:polyline draw:style-name="gr6" draw:text-style-name="P10" draw:layer="layout" svg:width="0.459cm" svg:height="0.461cm" svg:x="6.755cm" svg:y="13.622cm" svg:viewBox="0 0 460 462" draw:points="230,462 0,462 0,0 460,0 460,462 230,462">
          <text:p/>
        </draw:polyline>
        <draw:polygon draw:style-name="gr15" draw:text-style-name="P10" draw:layer="layout" svg:width="0.462cm" svg:height="0.461cm" svg:x="6.292cm" svg:y="13.622cm" svg:viewBox="0 0 463 462" draw:points="0,0 463,0 463,462 0,462">
          <text:p/>
        </draw:polygon>
        <draw:polyline draw:style-name="gr6" draw:text-style-name="P10" draw:layer="layout" svg:width="0.462cm" svg:height="0.461cm" svg:x="6.292cm" svg:y="13.622cm" svg:viewBox="0 0 463 462" draw:points="231,462 0,462 0,0 463,0 463,462 231,462">
          <text:p/>
        </draw:polyline>
        <draw:polygon draw:style-name="gr15" draw:text-style-name="P10" draw:layer="layout" svg:width="0.462cm" svg:height="0.461cm" svg:x="7.215cm" svg:y="13.622cm" svg:viewBox="0 0 463 462" draw:points="0,0 463,0 463,462 0,462">
          <text:p/>
        </draw:polygon>
        <draw:polyline draw:style-name="gr6" draw:text-style-name="P10" draw:layer="layout" svg:width="0.462cm" svg:height="0.461cm" svg:x="7.215cm" svg:y="13.622cm" svg:viewBox="0 0 463 462" draw:points="231,462 0,462 0,0 463,0 463,462 231,462">
          <text:p/>
        </draw:polyline>
        <draw:polygon draw:style-name="gr15" draw:text-style-name="P10" draw:layer="layout" svg:width="0.459cm" svg:height="0.461cm" svg:x="8.141cm" svg:y="13.622cm" svg:viewBox="0 0 460 462" draw:points="0,0 460,0 460,462 0,462">
          <text:p/>
        </draw:polygon>
        <draw:polyline draw:style-name="gr6" draw:text-style-name="P10" draw:layer="layout" svg:width="0.459cm" svg:height="0.461cm" svg:x="8.141cm" svg:y="13.622cm" svg:viewBox="0 0 460 462" draw:points="230,462 0,462 0,0 460,0 460,462 230,462">
          <text:p/>
        </draw:polyline>
        <draw:polygon draw:style-name="gr15" draw:text-style-name="P10" draw:layer="layout" svg:width="0.462cm" svg:height="0.461cm" svg:x="7.678cm" svg:y="13.622cm" svg:viewBox="0 0 463 462" draw:points="0,0 463,0 463,462 0,462">
          <text:p/>
        </draw:polygon>
        <draw:polyline draw:style-name="gr6" draw:text-style-name="P10" draw:layer="layout" svg:width="0.462cm" svg:height="0.461cm" svg:x="7.678cm" svg:y="13.622cm" svg:viewBox="0 0 463 462" draw:points="231,462 0,462 0,0 463,0 463,462 231,462">
          <text:p/>
        </draw:polyline>
        <draw:polygon draw:style-name="gr15" draw:text-style-name="P10" draw:layer="layout" svg:width="0.459cm" svg:height="0.461cm" svg:x="9.064cm" svg:y="13.622cm" svg:viewBox="0 0 460 462" draw:points="0,0 460,0 460,462 0,462">
          <text:p/>
        </draw:polygon>
        <draw:polyline draw:style-name="gr6" draw:text-style-name="P10" draw:layer="layout" svg:width="0.459cm" svg:height="0.461cm" svg:x="9.064cm" svg:y="13.622cm" svg:viewBox="0 0 460 462" draw:points="230,462 0,462 0,0 460,0 460,462 230,462">
          <text:p/>
        </draw:polyline>
        <draw:polygon draw:style-name="gr15" draw:text-style-name="P10" draw:layer="layout" svg:width="0.462cm" svg:height="0.461cm" svg:x="8.601cm" svg:y="13.622cm" svg:viewBox="0 0 463 462" draw:points="0,0 463,0 463,462 0,462">
          <text:p/>
        </draw:polygon>
        <draw:polyline draw:style-name="gr6" draw:text-style-name="P10" draw:layer="layout" svg:width="0.462cm" svg:height="0.461cm" svg:x="8.601cm" svg:y="13.622cm" svg:viewBox="0 0 463 462" draw:points="231,462 0,462 0,0 463,0 463,462 231,462">
          <text:p/>
        </draw:polyline>
        <draw:polygon draw:style-name="gr10" draw:text-style-name="P10" draw:layer="layout" svg:width="0.459cm" svg:height="0.461cm" svg:x="9.987cm" svg:y="13.622cm" svg:viewBox="0 0 460 462" draw:points="0,0 460,0 460,462 0,462">
          <text:p/>
        </draw:polygon>
        <draw:polyline draw:style-name="gr6" draw:text-style-name="P10" draw:layer="layout" svg:width="0.459cm" svg:height="0.461cm" svg:x="9.987cm" svg:y="13.622cm" svg:viewBox="0 0 460 462" draw:points="230,462 0,462 0,0 460,0 460,462 230,462">
          <text:p/>
        </draw:polyline>
        <draw:polygon draw:style-name="gr10" draw:text-style-name="P10" draw:layer="layout" svg:width="0.462cm" svg:height="0.461cm" svg:x="9.524cm" svg:y="13.622cm" svg:viewBox="0 0 463 462" draw:points="0,0 463,0 463,462 0,462">
          <text:p/>
        </draw:polygon>
        <draw:polyline draw:style-name="gr6" draw:text-style-name="P10" draw:layer="layout" svg:width="0.462cm" svg:height="0.461cm" svg:x="9.524cm" svg:y="13.622cm" svg:viewBox="0 0 463 462" draw:points="231,462 0,462 0,0 463,0 463,462 231,462">
          <text:p/>
        </draw:polyline>
        <draw:polygon draw:style-name="gr10" draw:text-style-name="P10" draw:layer="layout" svg:width="0.462cm" svg:height="0.461cm" svg:x="10.447cm" svg:y="13.622cm" svg:viewBox="0 0 463 462" draw:points="0,0 463,0 463,462 0,462">
          <text:p/>
        </draw:polygon>
        <draw:polyline draw:style-name="gr6" draw:text-style-name="P10" draw:layer="layout" svg:width="0.462cm" svg:height="0.461cm" svg:x="10.447cm" svg:y="13.622cm" svg:viewBox="0 0 463 462" draw:points="231,462 0,462 0,0 463,0 463,462 231,462">
          <text:p/>
        </draw:polyline>
        <draw:polygon draw:style-name="gr8" draw:text-style-name="P10" draw:layer="layout" svg:width="0.459cm" svg:height="0.461cm" svg:x="10.882cm" svg:y="13.622cm" svg:viewBox="0 0 460 462" draw:points="0,0 460,0 460,462 0,462">
          <text:p/>
        </draw:polygon>
        <draw:polyline draw:style-name="gr6" draw:text-style-name="P10" draw:layer="layout" svg:width="0.459cm" svg:height="0.461cm" svg:x="10.882cm" svg:y="13.622cm" svg:viewBox="0 0 460 462" draw:points="230,462 0,462 0,0 460,0 460,462 230,462">
          <text:p/>
        </draw:polyline>
        <draw:polygon draw:style-name="gr8" draw:text-style-name="P10" draw:layer="layout" svg:width="0.462cm" svg:height="0.461cm" svg:x="11.342cm" svg:y="13.622cm" svg:viewBox="0 0 463 462" draw:points="0,0 463,0 463,462 0,462">
          <text:p/>
        </draw:polygon>
        <draw:polyline draw:style-name="gr6" draw:text-style-name="P10" draw:layer="layout" svg:width="0.462cm" svg:height="0.461cm" svg:x="11.342cm" svg:y="13.622cm" svg:viewBox="0 0 463 462" draw:points="231,462 0,462 0,0 463,0 463,462 231,462">
          <text:p/>
        </draw:polyline>
        <draw:polygon draw:style-name="gr41" draw:text-style-name="P10" draw:layer="layout" svg:width="0.459cm" svg:height="0.461cm" svg:x="4.909cm" svg:y="13.16cm" svg:viewBox="0 0 460 462" draw:points="0,0 460,0 460,462 0,462">
          <text:p text:style-name="P2"><text:span text:style-name="T8">T</text:span></text:p>
        </draw:polygon>
        <draw:polyline draw:style-name="gr6" draw:text-style-name="P10" draw:layer="layout" svg:width="0.459cm" svg:height="0.461cm" svg:x="4.909cm" svg:y="13.16cm" svg:viewBox="0 0 460 462" draw:points="230,462 0,462 0,0 460,0 460,462 230,462">
          <text:p/>
        </draw:polyline>
        <draw:polygon draw:style-name="gr41" draw:text-style-name="P10" draw:layer="layout" svg:width="0.462cm" svg:height="0.461cm" svg:x="4.446cm" svg:y="13.16cm" svg:viewBox="0 0 463 462" draw:points="0,0 463,0 463,462 0,462">
          <text:p text:style-name="P2"><text:span text:style-name="T8">T</text:span></text:p>
        </draw:polygon>
        <draw:polyline draw:style-name="gr6" draw:text-style-name="P10" draw:layer="layout" svg:width="0.462cm" svg:height="0.461cm" svg:x="4.446cm" svg:y="13.16cm" svg:viewBox="0 0 463 462" draw:points="231,462 0,462 0,0 463,0 463,462 231,462">
          <text:p/>
        </draw:polyline>
        <draw:polygon draw:style-name="gr41" draw:text-style-name="P10" draw:layer="layout" svg:width="0.459cm" svg:height="0.461cm" svg:x="5.832cm" svg:y="13.16cm" svg:viewBox="0 0 460 462" draw:points="0,0 460,0 460,462 0,462">
          <text:p text:style-name="P2"><text:span text:style-name="T8">T</text:span></text:p>
        </draw:polygon>
        <draw:polyline draw:style-name="gr6" draw:text-style-name="P10" draw:layer="layout" svg:width="0.459cm" svg:height="0.461cm" svg:x="5.832cm" svg:y="13.16cm" svg:viewBox="0 0 460 462" draw:points="230,462 0,462 0,0 460,0 460,462 230,462">
          <text:p/>
        </draw:polyline>
        <draw:polygon draw:style-name="gr41" draw:text-style-name="P10" draw:layer="layout" svg:width="0.462cm" svg:height="0.461cm" svg:x="5.369cm" svg:y="13.16cm" svg:viewBox="0 0 463 462" draw:points="0,0 463,0 463,462 0,462">
          <text:p text:style-name="P2"><text:span text:style-name="T8">T</text:span></text:p>
        </draw:polygon>
        <draw:polyline draw:style-name="gr6" draw:text-style-name="P10" draw:layer="layout" svg:width="0.462cm" svg:height="0.461cm" svg:x="5.369cm" svg:y="13.16cm" svg:viewBox="0 0 463 462" draw:points="231,462 0,462 0,0 463,0 463,462 231,462">
          <text:p/>
        </draw:polyline>
        <draw:polygon draw:style-name="gr41" draw:text-style-name="P10" draw:layer="layout" svg:width="0.459cm" svg:height="0.461cm" svg:x="6.755cm" svg:y="13.16cm" svg:viewBox="0 0 460 462" draw:points="0,0 460,0 460,462 0,462">
          <text:p text:style-name="P2"><text:span text:style-name="T8">T</text:span></text:p>
        </draw:polygon>
        <draw:polyline draw:style-name="gr6" draw:text-style-name="P10" draw:layer="layout" svg:width="0.459cm" svg:height="0.461cm" svg:x="6.755cm" svg:y="13.16cm" svg:viewBox="0 0 460 462" draw:points="230,462 0,462 0,0 460,0 460,462 230,462">
          <text:p/>
        </draw:polyline>
        <draw:polygon draw:style-name="gr41" draw:text-style-name="P10" draw:layer="layout" svg:width="0.462cm" svg:height="0.461cm" svg:x="6.292cm" svg:y="13.16cm" svg:viewBox="0 0 463 462" draw:points="0,0 463,0 463,462 0,462">
          <text:p text:style-name="P2"><text:span text:style-name="T8">T</text:span></text:p>
        </draw:polygon>
        <draw:polyline draw:style-name="gr6" draw:text-style-name="P10" draw:layer="layout" svg:width="0.462cm" svg:height="0.461cm" svg:x="6.292cm" svg:y="13.16cm" svg:viewBox="0 0 463 462" draw:points="231,462 0,462 0,0 463,0 463,462 231,462">
          <text:p/>
        </draw:polyline>
        <draw:polygon draw:style-name="gr41" draw:text-style-name="P10" draw:layer="layout" svg:width="0.462cm" svg:height="0.461cm" svg:x="7.215cm" svg:y="13.16cm" svg:viewBox="0 0 463 462" draw:points="0,0 463,0 463,462 0,462">
          <text:p text:style-name="P2"><text:span text:style-name="T8">T</text:span></text:p>
        </draw:polygon>
        <draw:polyline draw:style-name="gr6" draw:text-style-name="P10" draw:layer="layout" svg:width="0.462cm" svg:height="0.461cm" svg:x="7.215cm" svg:y="13.16cm" svg:viewBox="0 0 463 462" draw:points="231,462 0,462 0,0 463,0 463,462 231,462">
          <text:p/>
        </draw:polyline>
        <draw:polygon draw:style-name="gr41" draw:text-style-name="P10" draw:layer="layout" svg:width="0.459cm" svg:height="0.461cm" svg:x="8.141cm" svg:y="13.16cm" svg:viewBox="0 0 460 462" draw:points="0,0 460,0 460,462 0,462">
          <text:p text:style-name="P2"><text:span text:style-name="T8">T</text:span></text:p>
        </draw:polygon>
        <draw:polyline draw:style-name="gr6" draw:text-style-name="P10" draw:layer="layout" svg:width="0.459cm" svg:height="0.461cm" svg:x="8.141cm" svg:y="13.16cm" svg:viewBox="0 0 460 462" draw:points="230,462 0,462 0,0 460,0 460,462 230,462">
          <text:p/>
        </draw:polyline>
        <draw:polygon draw:style-name="gr41" draw:text-style-name="P10" draw:layer="layout" svg:width="0.462cm" svg:height="0.461cm" svg:x="7.678cm" svg:y="13.16cm" svg:viewBox="0 0 463 462" draw:points="0,0 463,0 463,462 0,462">
          <text:p text:style-name="P2"><text:span text:style-name="T8">T</text:span></text:p>
        </draw:polygon>
        <draw:polyline draw:style-name="gr6" draw:text-style-name="P10" draw:layer="layout" svg:width="0.462cm" svg:height="0.461cm" svg:x="7.678cm" svg:y="13.16cm" svg:viewBox="0 0 463 462" draw:points="231,462 0,462 0,0 463,0 463,462 231,462">
          <text:p/>
        </draw:polyline>
        <draw:polygon draw:style-name="gr41" draw:text-style-name="P10" draw:layer="layout" svg:width="0.459cm" svg:height="0.461cm" svg:x="9.064cm" svg:y="13.16cm" svg:viewBox="0 0 460 462" draw:points="0,0 460,0 460,462 0,462">
          <text:p text:style-name="P2"><text:span text:style-name="T8">T</text:span></text:p>
        </draw:polygon>
        <draw:polyline draw:style-name="gr6" draw:text-style-name="P10" draw:layer="layout" svg:width="0.459cm" svg:height="0.461cm" svg:x="9.064cm" svg:y="13.16cm" svg:viewBox="0 0 460 462" draw:points="230,462 0,462 0,0 460,0 460,462 230,462">
          <text:p/>
        </draw:polyline>
        <draw:polygon draw:style-name="gr41" draw:text-style-name="P10" draw:layer="layout" svg:width="0.462cm" svg:height="0.461cm" svg:x="8.601cm" svg:y="13.16cm" svg:viewBox="0 0 463 462" draw:points="0,0 463,0 463,462 0,462">
          <text:p text:style-name="P2"><text:span text:style-name="T8">T</text:span></text:p>
        </draw:polygon>
        <draw:polyline draw:style-name="gr6" draw:text-style-name="P10" draw:layer="layout" svg:width="0.462cm" svg:height="0.461cm" svg:x="8.601cm" svg:y="13.16cm" svg:viewBox="0 0 463 462" draw:points="231,462 0,462 0,0 463,0 463,462 231,462">
          <text:p/>
        </draw:polyline>
        <draw:polygon draw:style-name="gr41" draw:text-style-name="P10" draw:layer="layout" svg:width="0.459cm" svg:height="0.461cm" svg:x="9.987cm" svg:y="13.16cm" svg:viewBox="0 0 460 462" draw:points="0,0 460,0 460,462 0,462">
          <text:p text:style-name="P2"><text:span text:style-name="T8">T</text:span></text:p>
        </draw:polygon>
        <draw:polyline draw:style-name="gr6" draw:text-style-name="P10" draw:layer="layout" svg:width="0.459cm" svg:height="0.461cm" svg:x="9.987cm" svg:y="13.16cm" svg:viewBox="0 0 460 462" draw:points="230,462 0,462 0,0 460,0 460,462 230,462">
          <text:p/>
        </draw:polyline>
        <draw:polygon draw:style-name="gr41" draw:text-style-name="P10" draw:layer="layout" svg:width="0.462cm" svg:height="0.461cm" svg:x="9.524cm" svg:y="13.16cm" svg:viewBox="0 0 463 462" draw:points="0,0 463,0 463,462 0,462">
          <text:p text:style-name="P2"><text:span text:style-name="T8">T</text:span></text:p>
        </draw:polygon>
        <draw:polyline draw:style-name="gr6" draw:text-style-name="P10" draw:layer="layout" svg:width="0.462cm" svg:height="0.461cm" svg:x="9.524cm" svg:y="13.16cm" svg:viewBox="0 0 463 462" draw:points="231,462 0,462 0,0 463,0 463,462 231,462">
          <text:p/>
        </draw:polyline>
        <draw:polygon draw:style-name="gr41" draw:text-style-name="P10" draw:layer="layout" svg:width="0.462cm" svg:height="0.461cm" svg:x="10.447cm" svg:y="13.16cm" svg:viewBox="0 0 463 462" draw:points="0,0 463,0 463,462 0,462">
          <text:p text:style-name="P2"><text:span text:style-name="T8">T</text:span></text:p>
        </draw:polygon>
        <draw:polyline draw:style-name="gr6" draw:text-style-name="P10" draw:layer="layout" svg:width="0.462cm" svg:height="0.461cm" svg:x="10.447cm" svg:y="13.16cm" svg:viewBox="0 0 463 462" draw:points="231,462 0,462 0,0 463,0 463,462 231,462">
          <text:p/>
        </draw:polyline>
        <draw:polygon draw:style-name="gr41" draw:text-style-name="P10" draw:layer="layout" svg:width="0.459cm" svg:height="0.461cm" svg:x="10.882cm" svg:y="13.16cm" svg:viewBox="0 0 460 462" draw:points="0,0 460,0 460,462 0,462">
          <text:p text:style-name="P2"><text:span text:style-name="T8">T</text:span></text:p>
        </draw:polygon>
        <draw:polyline draw:style-name="gr6" draw:text-style-name="P10" draw:layer="layout" svg:width="0.459cm" svg:height="0.461cm" svg:x="10.882cm" svg:y="13.16cm" svg:viewBox="0 0 460 462" draw:points="230,462 0,462 0,0 460,0 460,462 230,462">
          <text:p/>
        </draw:polyline>
        <draw:polygon draw:style-name="gr41" draw:text-style-name="P10" draw:layer="layout" svg:width="0.462cm" svg:height="0.461cm" svg:x="11.342cm" svg:y="13.16cm" svg:viewBox="0 0 463 462" draw:points="0,0 463,0 463,462 0,462">
          <text:p text:style-name="P2"><text:span text:style-name="T8">T</text:span></text:p>
        </draw:polygon>
        <draw:polyline draw:style-name="gr6" draw:text-style-name="P10" draw:layer="layout" svg:width="0.462cm" svg:height="0.461cm" svg:x="11.342cm" svg:y="13.16cm" svg:viewBox="0 0 463 462" draw:points="231,462 0,462 0,0 463,0 463,462 231,462">
          <text:p/>
        </draw:polyline>
        <draw:polygon draw:style-name="gr10" draw:text-style-name="P10" draw:layer="layout" svg:width="0.459cm" svg:height="0.461cm" svg:x="4.909cm" svg:y="13.16cm" svg:viewBox="0 0 460 462" draw:points="0,0 460,0 460,462 0,462">
          <text:p/>
        </draw:polygon>
        <draw:polyline draw:style-name="gr6" draw:text-style-name="P10" draw:layer="layout" svg:width="0.459cm" svg:height="0.461cm" svg:x="4.909cm" svg:y="13.16cm" svg:viewBox="0 0 460 462" draw:points="230,462 0,462 0,0 460,0 460,462 230,462">
          <text:p/>
        </draw:polyline>
        <draw:polygon draw:style-name="gr10" draw:text-style-name="P10" draw:layer="layout" svg:width="0.462cm" svg:height="0.461cm" svg:x="4.446cm" svg:y="13.16cm" svg:viewBox="0 0 463 462" draw:points="0,0 463,0 463,462 0,462">
          <text:p/>
        </draw:polygon>
        <draw:polyline draw:style-name="gr6" draw:text-style-name="P10" draw:layer="layout" svg:width="0.462cm" svg:height="0.461cm" svg:x="4.446cm" svg:y="13.16cm" svg:viewBox="0 0 463 462" draw:points="231,462 0,462 0,0 463,0 463,462 231,462">
          <text:p/>
        </draw:polyline>
        <draw:polygon draw:style-name="gr10" draw:text-style-name="P10" draw:layer="layout" svg:width="0.459cm" svg:height="0.461cm" svg:x="5.832cm" svg:y="13.16cm" svg:viewBox="0 0 460 462" draw:points="0,0 460,0 460,462 0,462">
          <text:p/>
        </draw:polygon>
        <draw:polyline draw:style-name="gr6" draw:text-style-name="P10" draw:layer="layout" svg:width="0.459cm" svg:height="0.461cm" svg:x="5.832cm" svg:y="13.16cm" svg:viewBox="0 0 460 462" draw:points="230,462 0,462 0,0 460,0 460,462 230,462">
          <text:p/>
        </draw:polyline>
        <draw:polygon draw:style-name="gr10" draw:text-style-name="P10" draw:layer="layout" svg:width="0.462cm" svg:height="0.461cm" svg:x="5.369cm" svg:y="13.16cm" svg:viewBox="0 0 463 462" draw:points="0,0 463,0 463,462 0,462">
          <text:p/>
        </draw:polygon>
        <draw:polyline draw:style-name="gr6" draw:text-style-name="P10" draw:layer="layout" svg:width="0.462cm" svg:height="0.461cm" svg:x="5.369cm" svg:y="13.16cm" svg:viewBox="0 0 463 462" draw:points="231,462 0,462 0,0 463,0 463,462 231,462">
          <text:p/>
        </draw:polyline>
        <draw:polygon draw:style-name="gr15" draw:text-style-name="P10" draw:layer="layout" svg:width="0.459cm" svg:height="0.461cm" svg:x="6.755cm" svg:y="13.16cm" svg:viewBox="0 0 460 462" draw:points="0,0 460,0 460,462 0,462">
          <text:p/>
        </draw:polygon>
        <draw:polyline draw:style-name="gr6" draw:text-style-name="P10" draw:layer="layout" svg:width="0.459cm" svg:height="0.461cm" svg:x="6.755cm" svg:y="13.16cm" svg:viewBox="0 0 460 462" draw:points="230,462 0,462 0,0 460,0 460,462 230,462">
          <text:p/>
        </draw:polyline>
        <draw:polygon draw:style-name="gr15" draw:text-style-name="P10" draw:layer="layout" svg:width="0.462cm" svg:height="0.461cm" svg:x="6.292cm" svg:y="13.16cm" svg:viewBox="0 0 463 462" draw:points="0,0 463,0 463,462 0,462">
          <text:p/>
        </draw:polygon>
        <draw:polyline draw:style-name="gr6" draw:text-style-name="P10" draw:layer="layout" svg:width="0.462cm" svg:height="0.461cm" svg:x="6.292cm" svg:y="13.16cm" svg:viewBox="0 0 463 462" draw:points="231,462 0,462 0,0 463,0 463,462 231,462">
          <text:p/>
        </draw:polyline>
        <draw:polygon draw:style-name="gr15" draw:text-style-name="P10" draw:layer="layout" svg:width="0.462cm" svg:height="0.461cm" svg:x="7.215cm" svg:y="13.16cm" svg:viewBox="0 0 463 462" draw:points="0,0 463,0 463,462 0,462">
          <text:p/>
        </draw:polygon>
        <draw:polyline draw:style-name="gr6" draw:text-style-name="P10" draw:layer="layout" svg:width="0.462cm" svg:height="0.461cm" svg:x="7.215cm" svg:y="13.16cm" svg:viewBox="0 0 463 462" draw:points="231,462 0,462 0,0 463,0 463,462 231,462">
          <text:p/>
        </draw:polyline>
        <draw:polygon draw:style-name="gr15" draw:text-style-name="P10" draw:layer="layout" svg:width="0.459cm" svg:height="0.461cm" svg:x="8.141cm" svg:y="13.16cm" svg:viewBox="0 0 460 462" draw:points="0,0 460,0 460,462 0,462">
          <text:p/>
        </draw:polygon>
        <draw:polyline draw:style-name="gr6" draw:text-style-name="P10" draw:layer="layout" svg:width="0.459cm" svg:height="0.461cm" svg:x="8.141cm" svg:y="13.16cm" svg:viewBox="0 0 460 462" draw:points="230,462 0,462 0,0 460,0 460,462 230,462">
          <text:p/>
        </draw:polyline>
        <draw:polygon draw:style-name="gr15" draw:text-style-name="P10" draw:layer="layout" svg:width="0.462cm" svg:height="0.461cm" svg:x="7.678cm" svg:y="13.16cm" svg:viewBox="0 0 463 462" draw:points="0,0 463,0 463,462 0,462">
          <text:p/>
        </draw:polygon>
        <draw:polyline draw:style-name="gr6" draw:text-style-name="P10" draw:layer="layout" svg:width="0.462cm" svg:height="0.461cm" svg:x="7.678cm" svg:y="13.16cm" svg:viewBox="0 0 463 462" draw:points="231,462 0,462 0,0 463,0 463,462 231,462">
          <text:p/>
        </draw:polyline>
        <draw:polygon draw:style-name="gr15" draw:text-style-name="P10" draw:layer="layout" svg:width="0.459cm" svg:height="0.461cm" svg:x="9.064cm" svg:y="13.16cm" svg:viewBox="0 0 460 462" draw:points="0,0 460,0 460,462 0,462">
          <text:p/>
        </draw:polygon>
        <draw:polyline draw:style-name="gr6" draw:text-style-name="P10" draw:layer="layout" svg:width="0.459cm" svg:height="0.461cm" svg:x="9.064cm" svg:y="13.16cm" svg:viewBox="0 0 460 462" draw:points="230,462 0,462 0,0 460,0 460,462 230,462">
          <text:p/>
        </draw:polyline>
        <draw:polygon draw:style-name="gr15" draw:text-style-name="P10" draw:layer="layout" svg:width="0.462cm" svg:height="0.461cm" svg:x="8.601cm" svg:y="13.16cm" svg:viewBox="0 0 463 462" draw:points="0,0 463,0 463,462 0,462">
          <text:p/>
        </draw:polygon>
        <draw:polyline draw:style-name="gr6" draw:text-style-name="P10" draw:layer="layout" svg:width="0.462cm" svg:height="0.461cm" svg:x="8.601cm" svg:y="13.16cm" svg:viewBox="0 0 463 462" draw:points="231,462 0,462 0,0 463,0 463,462 231,462">
          <text:p/>
        </draw:polyline>
        <draw:polygon draw:style-name="gr10" draw:text-style-name="P10" draw:layer="layout" svg:width="0.459cm" svg:height="0.461cm" svg:x="9.987cm" svg:y="13.16cm" svg:viewBox="0 0 460 462" draw:points="0,0 460,0 460,462 0,462">
          <text:p/>
        </draw:polygon>
        <draw:polyline draw:style-name="gr6" draw:text-style-name="P10" draw:layer="layout" svg:width="0.459cm" svg:height="0.461cm" svg:x="9.987cm" svg:y="13.16cm" svg:viewBox="0 0 460 462" draw:points="230,462 0,462 0,0 460,0 460,462 230,462">
          <text:p/>
        </draw:polyline>
        <draw:polygon draw:style-name="gr10" draw:text-style-name="P10" draw:layer="layout" svg:width="0.462cm" svg:height="0.461cm" svg:x="9.524cm" svg:y="13.16cm" svg:viewBox="0 0 463 462" draw:points="0,0 463,0 463,462 0,462">
          <text:p/>
        </draw:polygon>
        <draw:polyline draw:style-name="gr6" draw:text-style-name="P10" draw:layer="layout" svg:width="0.462cm" svg:height="0.461cm" svg:x="9.524cm" svg:y="13.16cm" svg:viewBox="0 0 463 462" draw:points="231,462 0,462 0,0 463,0 463,462 231,462">
          <text:p/>
        </draw:polyline>
        <draw:polygon draw:style-name="gr10" draw:text-style-name="P10" draw:layer="layout" svg:width="0.462cm" svg:height="0.461cm" svg:x="10.447cm" svg:y="13.16cm" svg:viewBox="0 0 463 462" draw:points="0,0 463,0 463,462 0,462">
          <text:p/>
        </draw:polygon>
        <draw:polyline draw:style-name="gr6" draw:text-style-name="P10" draw:layer="layout" svg:width="0.462cm" svg:height="0.461cm" svg:x="10.447cm" svg:y="13.16cm" svg:viewBox="0 0 463 462" draw:points="231,462 0,462 0,0 463,0 463,462 231,462">
          <text:p/>
        </draw:polyline>
        <draw:polygon draw:style-name="gr10" draw:text-style-name="P10" draw:layer="layout" svg:width="0.459cm" svg:height="0.461cm" svg:x="10.882cm" svg:y="13.16cm" svg:viewBox="0 0 460 462" draw:points="0,0 460,0 460,462 0,462">
          <text:p/>
        </draw:polygon>
        <draw:polyline draw:style-name="gr6" draw:text-style-name="P10" draw:layer="layout" svg:width="0.459cm" svg:height="0.461cm" svg:x="10.882cm" svg:y="13.16cm" svg:viewBox="0 0 460 462" draw:points="230,462 0,462 0,0 460,0 460,462 230,462">
          <text:p/>
        </draw:polyline>
        <draw:polygon draw:style-name="gr8" draw:text-style-name="P10" draw:layer="layout" svg:width="0.462cm" svg:height="0.461cm" svg:x="11.342cm" svg:y="13.16cm" svg:viewBox="0 0 463 462" draw:points="0,0 463,0 463,462 0,462">
          <text:p/>
        </draw:polygon>
        <draw:polyline draw:style-name="gr6" draw:text-style-name="P10" draw:layer="layout" svg:width="0.462cm" svg:height="0.461cm" svg:x="11.342cm" svg:y="13.16cm" svg:viewBox="0 0 463 462" draw:points="231,462 0,462 0,0 463,0 463,462 231,462">
          <text:p/>
        </draw:polyline>
        <draw:polygon draw:style-name="gr41" draw:text-style-name="P10" draw:layer="layout" svg:width="0.459cm" svg:height="0.461cm" svg:x="4.909cm" svg:y="12.698cm" svg:viewBox="0 0 460 462" draw:points="0,0 460,0 460,462 0,462">
          <text:p text:style-name="P2"><text:span text:style-name="T8">T</text:span></text:p>
        </draw:polygon>
        <draw:polyline draw:style-name="gr6" draw:text-style-name="P10" draw:layer="layout" svg:width="0.459cm" svg:height="0.461cm" svg:x="4.909cm" svg:y="12.698cm" svg:viewBox="0 0 460 462" draw:points="230,462 0,462 0,0 460,0 460,462 230,462">
          <text:p/>
        </draw:polyline>
        <draw:polygon draw:style-name="gr41" draw:text-style-name="P10" draw:layer="layout" svg:width="0.462cm" svg:height="0.461cm" svg:x="4.446cm" svg:y="12.698cm" svg:viewBox="0 0 463 462" draw:points="0,0 463,0 463,462 0,462">
          <text:p text:style-name="P2"><text:span text:style-name="T8">T</text:span></text:p>
        </draw:polygon>
        <draw:polyline draw:style-name="gr6" draw:text-style-name="P10" draw:layer="layout" svg:width="0.462cm" svg:height="0.461cm" svg:x="4.446cm" svg:y="12.698cm" svg:viewBox="0 0 463 462" draw:points="231,462 0,462 0,0 463,0 463,462 231,462">
          <text:p/>
        </draw:polyline>
        <draw:polygon draw:style-name="gr41" draw:text-style-name="P10" draw:layer="layout" svg:width="0.459cm" svg:height="0.461cm" svg:x="5.832cm" svg:y="12.698cm" svg:viewBox="0 0 460 462" draw:points="0,0 460,0 460,462 0,462">
          <text:p text:style-name="P2"><text:span text:style-name="T8">T</text:span></text:p>
        </draw:polygon>
        <draw:polyline draw:style-name="gr6" draw:text-style-name="P10" draw:layer="layout" svg:width="0.459cm" svg:height="0.461cm" svg:x="5.832cm" svg:y="12.698cm" svg:viewBox="0 0 460 462" draw:points="230,462 0,462 0,0 460,0 460,462 230,462">
          <text:p/>
        </draw:polyline>
        <draw:polygon draw:style-name="gr41" draw:text-style-name="P10" draw:layer="layout" svg:width="0.462cm" svg:height="0.461cm" svg:x="5.369cm" svg:y="12.698cm" svg:viewBox="0 0 463 462" draw:points="0,0 463,0 463,462 0,462">
          <text:p text:style-name="P2"><text:span text:style-name="T8">T</text:span></text:p>
        </draw:polygon>
        <draw:polyline draw:style-name="gr6" draw:text-style-name="P10" draw:layer="layout" svg:width="0.462cm" svg:height="0.461cm" svg:x="5.369cm" svg:y="12.698cm" svg:viewBox="0 0 463 462" draw:points="231,462 0,462 0,0 463,0 463,462 231,462">
          <text:p/>
        </draw:polyline>
        <draw:polygon draw:style-name="gr41" draw:text-style-name="P10" draw:layer="layout" svg:width="0.459cm" svg:height="0.461cm" svg:x="6.755cm" svg:y="12.698cm" svg:viewBox="0 0 460 462" draw:points="0,0 460,0 460,462 0,462">
          <text:p text:style-name="P2"><text:span text:style-name="T8">T</text:span></text:p>
        </draw:polygon>
        <draw:polyline draw:style-name="gr6" draw:text-style-name="P10" draw:layer="layout" svg:width="0.459cm" svg:height="0.461cm" svg:x="6.755cm" svg:y="12.698cm" svg:viewBox="0 0 460 462" draw:points="230,462 0,462 0,0 460,0 460,462 230,462">
          <text:p/>
        </draw:polyline>
        <draw:polygon draw:style-name="gr41" draw:text-style-name="P10" draw:layer="layout" svg:width="0.462cm" svg:height="0.461cm" svg:x="6.292cm" svg:y="12.698cm" svg:viewBox="0 0 463 462" draw:points="0,0 463,0 463,462 0,462">
          <text:p text:style-name="P2"><text:span text:style-name="T8">T</text:span></text:p>
        </draw:polygon>
        <draw:polyline draw:style-name="gr6" draw:text-style-name="P10" draw:layer="layout" svg:width="0.462cm" svg:height="0.461cm" svg:x="6.292cm" svg:y="12.698cm" svg:viewBox="0 0 463 462" draw:points="231,462 0,462 0,0 463,0 463,462 231,462">
          <text:p/>
        </draw:polyline>
        <draw:polygon draw:style-name="gr41" draw:text-style-name="P10" draw:layer="layout" svg:width="0.462cm" svg:height="0.461cm" svg:x="7.215cm" svg:y="12.698cm" svg:viewBox="0 0 463 462" draw:points="0,0 463,0 463,462 0,462">
          <text:p text:style-name="P2"><text:span text:style-name="T8">T</text:span></text:p>
        </draw:polygon>
        <draw:polyline draw:style-name="gr6" draw:text-style-name="P10" draw:layer="layout" svg:width="0.462cm" svg:height="0.461cm" svg:x="7.215cm" svg:y="12.698cm" svg:viewBox="0 0 463 462" draw:points="231,462 0,462 0,0 463,0 463,462 231,462">
          <text:p/>
        </draw:polyline>
        <draw:polygon draw:style-name="gr41" draw:text-style-name="P10" draw:layer="layout" svg:width="0.459cm" svg:height="0.461cm" svg:x="8.141cm" svg:y="12.698cm" svg:viewBox="0 0 460 462" draw:points="0,0 460,0 460,462 0,462">
          <text:p text:style-name="P2"><text:span text:style-name="T8">T</text:span></text:p>
        </draw:polygon>
        <draw:polyline draw:style-name="gr6" draw:text-style-name="P10" draw:layer="layout" svg:width="0.459cm" svg:height="0.461cm" svg:x="8.141cm" svg:y="12.698cm" svg:viewBox="0 0 460 462" draw:points="230,462 0,462 0,0 460,0 460,462 230,462">
          <text:p/>
        </draw:polyline>
        <draw:polygon draw:style-name="gr41" draw:text-style-name="P10" draw:layer="layout" svg:width="0.462cm" svg:height="0.461cm" svg:x="7.678cm" svg:y="12.698cm" svg:viewBox="0 0 463 462" draw:points="0,0 463,0 463,462 0,462">
          <text:p text:style-name="P2"><text:span text:style-name="T8">T</text:span></text:p>
        </draw:polygon>
        <draw:polyline draw:style-name="gr6" draw:text-style-name="P10" draw:layer="layout" svg:width="0.462cm" svg:height="0.461cm" svg:x="7.678cm" svg:y="12.698cm" svg:viewBox="0 0 463 462" draw:points="231,462 0,462 0,0 463,0 463,462 231,462">
          <text:p/>
        </draw:polyline>
        <draw:polygon draw:style-name="gr41" draw:text-style-name="P10" draw:layer="layout" svg:width="0.459cm" svg:height="0.461cm" svg:x="9.064cm" svg:y="12.698cm" svg:viewBox="0 0 460 462" draw:points="0,0 460,0 460,462 0,462">
          <text:p text:style-name="P2"><text:span text:style-name="T8">T</text:span></text:p>
        </draw:polygon>
        <draw:polyline draw:style-name="gr6" draw:text-style-name="P10" draw:layer="layout" svg:width="0.459cm" svg:height="0.461cm" svg:x="9.064cm" svg:y="12.698cm" svg:viewBox="0 0 460 462" draw:points="230,462 0,462 0,0 460,0 460,462 230,462">
          <text:p/>
        </draw:polyline>
        <draw:polygon draw:style-name="gr41" draw:text-style-name="P10" draw:layer="layout" svg:width="0.462cm" svg:height="0.461cm" svg:x="8.601cm" svg:y="12.698cm" svg:viewBox="0 0 463 462" draw:points="0,0 463,0 463,462 0,462">
          <text:p text:style-name="P2"><text:span text:style-name="T8">T</text:span></text:p>
        </draw:polygon>
        <draw:polyline draw:style-name="gr6" draw:text-style-name="P10" draw:layer="layout" svg:width="0.462cm" svg:height="0.461cm" svg:x="8.601cm" svg:y="12.698cm" svg:viewBox="0 0 463 462" draw:points="231,462 0,462 0,0 463,0 463,462 231,462">
          <text:p/>
        </draw:polyline>
        <draw:polygon draw:style-name="gr41" draw:text-style-name="P10" draw:layer="layout" svg:width="0.459cm" svg:height="0.461cm" svg:x="9.987cm" svg:y="12.698cm" svg:viewBox="0 0 460 462" draw:points="0,0 460,0 460,462 0,462">
          <text:p text:style-name="P2"><text:span text:style-name="T8">T</text:span></text:p>
        </draw:polygon>
        <draw:polyline draw:style-name="gr6" draw:text-style-name="P10" draw:layer="layout" svg:width="0.459cm" svg:height="0.461cm" svg:x="9.987cm" svg:y="12.698cm" svg:viewBox="0 0 460 462" draw:points="230,462 0,462 0,0 460,0 460,462 230,462">
          <text:p/>
        </draw:polyline>
        <draw:polygon draw:style-name="gr41" draw:text-style-name="P10" draw:layer="layout" svg:width="0.462cm" svg:height="0.461cm" svg:x="9.524cm" svg:y="12.698cm" svg:viewBox="0 0 463 462" draw:points="0,0 463,0 463,462 0,462">
          <text:p text:style-name="P2"><text:span text:style-name="T8">T</text:span></text:p>
        </draw:polygon>
        <draw:polyline draw:style-name="gr6" draw:text-style-name="P10" draw:layer="layout" svg:width="0.462cm" svg:height="0.461cm" svg:x="9.524cm" svg:y="12.698cm" svg:viewBox="0 0 463 462" draw:points="231,462 0,462 0,0 463,0 463,462 231,462">
          <text:p/>
        </draw:polyline>
        <draw:polygon draw:style-name="gr41" draw:text-style-name="P10" draw:layer="layout" svg:width="0.462cm" svg:height="0.461cm" svg:x="10.447cm" svg:y="12.698cm" svg:viewBox="0 0 463 462" draw:points="0,0 463,0 463,462 0,462">
          <text:p text:style-name="P2"><text:span text:style-name="T8">T</text:span></text:p>
        </draw:polygon>
        <draw:polyline draw:style-name="gr6" draw:text-style-name="P10" draw:layer="layout" svg:width="0.462cm" svg:height="0.461cm" svg:x="10.447cm" svg:y="12.698cm" svg:viewBox="0 0 463 462" draw:points="231,462 0,462 0,0 463,0 463,462 231,462">
          <text:p/>
        </draw:polyline>
        <draw:polygon draw:style-name="gr41" draw:text-style-name="P10" draw:layer="layout" svg:width="0.459cm" svg:height="0.461cm" svg:x="10.882cm" svg:y="12.698cm" svg:viewBox="0 0 460 462" draw:points="0,0 460,0 460,462 0,462">
          <text:p text:style-name="P2"><text:span text:style-name="T8">T</text:span></text:p>
        </draw:polygon>
        <draw:polyline draw:style-name="gr6" draw:text-style-name="P10" draw:layer="layout" svg:width="0.459cm" svg:height="0.461cm" svg:x="10.882cm" svg:y="12.698cm" svg:viewBox="0 0 460 462" draw:points="230,462 0,462 0,0 460,0 460,462 230,462">
          <text:p/>
        </draw:polyline>
        <draw:polygon draw:style-name="gr41" draw:text-style-name="P10" draw:layer="layout" svg:width="0.462cm" svg:height="0.461cm" svg:x="11.342cm" svg:y="12.698cm" svg:viewBox="0 0 463 462" draw:points="0,0 463,0 463,462 0,462">
          <text:p text:style-name="P2"><text:span text:style-name="T8">T</text:span></text:p>
        </draw:polygon>
        <draw:polyline draw:style-name="gr6" draw:text-style-name="P10" draw:layer="layout" svg:width="0.462cm" svg:height="0.461cm" svg:x="11.342cm" svg:y="12.698cm" svg:viewBox="0 0 463 462" draw:points="231,462 0,462 0,0 463,0 463,462 231,462">
          <text:p/>
        </draw:polyline>
        <draw:polygon draw:style-name="gr10" draw:text-style-name="P10" draw:layer="layout" svg:width="0.459cm" svg:height="0.461cm" svg:x="4.909cm" svg:y="12.698cm" svg:viewBox="0 0 460 462" draw:points="0,0 460,0 460,462 0,462">
          <text:p/>
        </draw:polygon>
        <draw:polyline draw:style-name="gr6" draw:text-style-name="P10" draw:layer="layout" svg:width="0.459cm" svg:height="0.461cm" svg:x="4.909cm" svg:y="12.698cm" svg:viewBox="0 0 460 462" draw:points="230,462 0,462 0,0 460,0 460,462 230,462">
          <text:p/>
        </draw:polyline>
        <draw:polygon draw:style-name="gr10" draw:text-style-name="P10" draw:layer="layout" svg:width="0.462cm" svg:height="0.461cm" svg:x="4.446cm" svg:y="12.698cm" svg:viewBox="0 0 463 462" draw:points="0,0 463,0 463,462 0,462">
          <text:p/>
        </draw:polygon>
        <draw:polyline draw:style-name="gr6" draw:text-style-name="P10" draw:layer="layout" svg:width="0.462cm" svg:height="0.461cm" svg:x="4.446cm" svg:y="12.698cm" svg:viewBox="0 0 463 462" draw:points="231,462 0,462 0,0 463,0 463,462 231,462">
          <text:p/>
        </draw:polyline>
        <draw:polygon draw:style-name="gr10" draw:text-style-name="P10" draw:layer="layout" svg:width="0.459cm" svg:height="0.461cm" svg:x="5.832cm" svg:y="12.698cm" svg:viewBox="0 0 460 462" draw:points="0,0 460,0 460,462 0,462">
          <text:p/>
        </draw:polygon>
        <draw:polyline draw:style-name="gr6" draw:text-style-name="P10" draw:layer="layout" svg:width="0.459cm" svg:height="0.461cm" svg:x="5.832cm" svg:y="12.698cm" svg:viewBox="0 0 460 462" draw:points="230,462 0,462 0,0 460,0 460,462 230,462">
          <text:p/>
        </draw:polyline>
        <draw:polygon draw:style-name="gr10" draw:text-style-name="P10" draw:layer="layout" svg:width="0.462cm" svg:height="0.461cm" svg:x="5.369cm" svg:y="12.698cm" svg:viewBox="0 0 463 462" draw:points="0,0 463,0 463,462 0,462">
          <text:p/>
        </draw:polygon>
        <draw:polyline draw:style-name="gr6" draw:text-style-name="P10" draw:layer="layout" svg:width="0.462cm" svg:height="0.461cm" svg:x="5.369cm" svg:y="12.698cm" svg:viewBox="0 0 463 462" draw:points="231,462 0,462 0,0 463,0 463,462 231,462">
          <text:p/>
        </draw:polyline>
        <draw:polygon draw:style-name="gr15" draw:text-style-name="P10" draw:layer="layout" svg:width="0.459cm" svg:height="0.461cm" svg:x="6.755cm" svg:y="12.698cm" svg:viewBox="0 0 460 462" draw:points="0,0 460,0 460,462 0,462">
          <text:p/>
        </draw:polygon>
        <draw:polyline draw:style-name="gr6" draw:text-style-name="P10" draw:layer="layout" svg:width="0.459cm" svg:height="0.461cm" svg:x="6.755cm" svg:y="12.698cm" svg:viewBox="0 0 460 462" draw:points="230,462 0,462 0,0 460,0 460,462 230,462">
          <text:p/>
        </draw:polyline>
        <draw:polygon draw:style-name="gr15" draw:text-style-name="P10" draw:layer="layout" svg:width="0.462cm" svg:height="0.461cm" svg:x="6.292cm" svg:y="12.698cm" svg:viewBox="0 0 463 462" draw:points="0,0 463,0 463,462 0,462">
          <text:p/>
        </draw:polygon>
        <draw:polyline draw:style-name="gr6" draw:text-style-name="P10" draw:layer="layout" svg:width="0.462cm" svg:height="0.461cm" svg:x="6.292cm" svg:y="12.698cm" svg:viewBox="0 0 463 462" draw:points="231,462 0,462 0,0 463,0 463,462 231,462">
          <text:p/>
        </draw:polyline>
        <draw:polygon draw:style-name="gr15" draw:text-style-name="P10" draw:layer="layout" svg:width="0.462cm" svg:height="0.461cm" svg:x="7.215cm" svg:y="12.698cm" svg:viewBox="0 0 463 462" draw:points="0,0 463,0 463,462 0,462">
          <text:p/>
        </draw:polygon>
        <draw:polyline draw:style-name="gr6" draw:text-style-name="P10" draw:layer="layout" svg:width="0.462cm" svg:height="0.461cm" svg:x="7.215cm" svg:y="12.698cm" svg:viewBox="0 0 463 462" draw:points="231,462 0,462 0,0 463,0 463,462 231,462">
          <text:p/>
        </draw:polyline>
        <draw:polygon draw:style-name="gr15" draw:text-style-name="P10" draw:layer="layout" svg:width="0.459cm" svg:height="0.461cm" svg:x="8.141cm" svg:y="12.698cm" svg:viewBox="0 0 460 462" draw:points="0,0 460,0 460,462 0,462">
          <text:p/>
        </draw:polygon>
        <draw:polyline draw:style-name="gr6" draw:text-style-name="P10" draw:layer="layout" svg:width="0.459cm" svg:height="0.461cm" svg:x="8.141cm" svg:y="12.698cm" svg:viewBox="0 0 460 462" draw:points="230,462 0,462 0,0 460,0 460,462 230,462">
          <text:p/>
        </draw:polyline>
        <draw:polygon draw:style-name="gr15" draw:text-style-name="P10" draw:layer="layout" svg:width="0.462cm" svg:height="0.461cm" svg:x="7.678cm" svg:y="12.698cm" svg:viewBox="0 0 463 462" draw:points="0,0 463,0 463,462 0,462">
          <text:p/>
        </draw:polygon>
        <draw:polyline draw:style-name="gr6" draw:text-style-name="P10" draw:layer="layout" svg:width="0.462cm" svg:height="0.461cm" svg:x="7.678cm" svg:y="12.698cm" svg:viewBox="0 0 463 462" draw:points="231,462 0,462 0,0 463,0 463,462 231,462">
          <text:p/>
        </draw:polyline>
        <draw:polygon draw:style-name="gr15" draw:text-style-name="P10" draw:layer="layout" svg:width="0.459cm" svg:height="0.461cm" svg:x="9.064cm" svg:y="12.698cm" svg:viewBox="0 0 460 462" draw:points="0,0 460,0 460,462 0,462">
          <text:p/>
        </draw:polygon>
        <draw:polyline draw:style-name="gr6" draw:text-style-name="P10" draw:layer="layout" svg:width="0.459cm" svg:height="0.461cm" svg:x="9.064cm" svg:y="12.698cm" svg:viewBox="0 0 460 462" draw:points="230,462 0,462 0,0 460,0 460,462 230,462">
          <text:p/>
        </draw:polyline>
        <draw:polygon draw:style-name="gr15" draw:text-style-name="P10" draw:layer="layout" svg:width="0.462cm" svg:height="0.461cm" svg:x="8.601cm" svg:y="12.698cm" svg:viewBox="0 0 463 462" draw:points="0,0 463,0 463,462 0,462">
          <text:p/>
        </draw:polygon>
        <draw:polyline draw:style-name="gr6" draw:text-style-name="P10" draw:layer="layout" svg:width="0.462cm" svg:height="0.461cm" svg:x="8.601cm" svg:y="12.698cm" svg:viewBox="0 0 463 462" draw:points="231,462 0,462 0,0 463,0 463,462 231,462">
          <text:p/>
        </draw:polyline>
        <draw:polygon draw:style-name="gr10" draw:text-style-name="P10" draw:layer="layout" svg:width="0.459cm" svg:height="0.461cm" svg:x="9.987cm" svg:y="12.698cm" svg:viewBox="0 0 460 462" draw:points="0,0 460,0 460,462 0,462">
          <text:p/>
        </draw:polygon>
        <draw:polyline draw:style-name="gr6" draw:text-style-name="P10" draw:layer="layout" svg:width="0.459cm" svg:height="0.461cm" svg:x="9.987cm" svg:y="12.698cm" svg:viewBox="0 0 460 462" draw:points="230,462 0,462 0,0 460,0 460,462 230,462">
          <text:p/>
        </draw:polyline>
        <draw:polygon draw:style-name="gr10" draw:text-style-name="P10" draw:layer="layout" svg:width="0.462cm" svg:height="0.461cm" svg:x="9.524cm" svg:y="12.698cm" svg:viewBox="0 0 463 462" draw:points="0,0 463,0 463,462 0,462">
          <text:p/>
        </draw:polygon>
        <draw:polyline draw:style-name="gr6" draw:text-style-name="P10" draw:layer="layout" svg:width="0.462cm" svg:height="0.461cm" svg:x="9.524cm" svg:y="12.698cm" svg:viewBox="0 0 463 462" draw:points="231,462 0,462 0,0 463,0 463,462 231,462">
          <text:p/>
        </draw:polyline>
        <draw:polygon draw:style-name="gr10" draw:text-style-name="P10" draw:layer="layout" svg:width="0.462cm" svg:height="0.461cm" svg:x="10.447cm" svg:y="12.698cm" svg:viewBox="0 0 463 462" draw:points="0,0 463,0 463,462 0,462">
          <text:p/>
        </draw:polygon>
        <draw:polyline draw:style-name="gr6" draw:text-style-name="P10" draw:layer="layout" svg:width="0.462cm" svg:height="0.461cm" svg:x="10.447cm" svg:y="12.698cm" svg:viewBox="0 0 463 462" draw:points="231,462 0,462 0,0 463,0 463,462 231,462">
          <text:p/>
        </draw:polyline>
        <draw:polygon draw:style-name="gr10" draw:text-style-name="P10" draw:layer="layout" svg:width="0.459cm" svg:height="0.461cm" svg:x="10.882cm" svg:y="12.698cm" svg:viewBox="0 0 460 462" draw:points="0,0 460,0 460,462 0,462">
          <text:p/>
        </draw:polygon>
        <draw:polyline draw:style-name="gr6" draw:text-style-name="P10" draw:layer="layout" svg:width="0.459cm" svg:height="0.461cm" svg:x="10.882cm" svg:y="12.698cm" svg:viewBox="0 0 460 462" draw:points="230,462 0,462 0,0 460,0 460,462 230,462">
          <text:p/>
        </draw:polyline>
        <draw:polygon draw:style-name="gr10" draw:text-style-name="P10" draw:layer="layout" svg:width="0.462cm" svg:height="0.461cm" svg:x="11.342cm" svg:y="12.698cm" svg:viewBox="0 0 463 462" draw:points="0,0 463,0 463,462 0,462">
          <text:p/>
        </draw:polygon>
        <draw:polyline draw:style-name="gr44" draw:text-style-name="P10" draw:layer="layout" svg:width="0.462cm" svg:height="0.461cm" svg:x="11.342cm" svg:y="12.698cm" svg:viewBox="0 0 463 462" draw:points="231,462 0,462 0,0 463,0 463,462 231,462">
          <text:p/>
        </draw:polyline>
        <draw:polygon draw:style-name="gr41" draw:text-style-name="P10" draw:layer="layout" svg:width="0.459cm" svg:height="0.461cm" svg:x="4.909cm" svg:y="12.236cm" svg:viewBox="0 0 460 462" draw:points="0,0 460,0 460,462 0,462">
          <text:p text:style-name="P2"><text:span text:style-name="T8">T</text:span></text:p>
        </draw:polygon>
        <draw:polyline draw:style-name="gr6" draw:text-style-name="P10" draw:layer="layout" svg:width="0.459cm" svg:height="0.461cm" svg:x="4.909cm" svg:y="12.236cm" svg:viewBox="0 0 460 462" draw:points="230,462 0,462 0,0 460,0 460,462 230,462">
          <text:p/>
        </draw:polyline>
        <draw:polygon draw:style-name="gr41" draw:text-style-name="P10" draw:layer="layout" svg:width="0.462cm" svg:height="0.461cm" svg:x="4.446cm" svg:y="12.236cm" svg:viewBox="0 0 463 462" draw:points="0,0 463,0 463,462 0,462">
          <text:p text:style-name="P2"><text:span text:style-name="T8">T</text:span></text:p>
        </draw:polygon>
        <draw:polyline draw:style-name="gr6" draw:text-style-name="P10" draw:layer="layout" svg:width="0.462cm" svg:height="0.461cm" svg:x="4.446cm" svg:y="12.236cm" svg:viewBox="0 0 463 462" draw:points="231,462 0,462 0,0 463,0 463,462 231,462">
          <text:p/>
        </draw:polyline>
        <draw:polygon draw:style-name="gr41" draw:text-style-name="P10" draw:layer="layout" svg:width="0.459cm" svg:height="0.461cm" svg:x="5.832cm" svg:y="12.236cm" svg:viewBox="0 0 460 462" draw:points="0,0 460,0 460,462 0,462">
          <text:p text:style-name="P2"><text:span text:style-name="T8">T</text:span></text:p>
        </draw:polygon>
        <draw:polyline draw:style-name="gr6" draw:text-style-name="P10" draw:layer="layout" svg:width="0.459cm" svg:height="0.461cm" svg:x="5.832cm" svg:y="12.236cm" svg:viewBox="0 0 460 462" draw:points="230,462 0,462 0,0 460,0 460,462 230,462">
          <text:p/>
        </draw:polyline>
        <draw:polygon draw:style-name="gr41" draw:text-style-name="P10" draw:layer="layout" svg:width="0.462cm" svg:height="0.461cm" svg:x="5.369cm" svg:y="12.236cm" svg:viewBox="0 0 463 462" draw:points="0,0 463,0 463,462 0,462">
          <text:p text:style-name="P2"><text:span text:style-name="T8">T</text:span></text:p>
        </draw:polygon>
        <draw:polyline draw:style-name="gr6" draw:text-style-name="P10" draw:layer="layout" svg:width="0.462cm" svg:height="0.461cm" svg:x="5.369cm" svg:y="12.236cm" svg:viewBox="0 0 463 462" draw:points="231,462 0,462 0,0 463,0 463,462 231,462">
          <text:p/>
        </draw:polyline>
        <draw:polygon draw:style-name="gr41" draw:text-style-name="P10" draw:layer="layout" svg:width="0.459cm" svg:height="0.461cm" svg:x="6.755cm" svg:y="12.236cm" svg:viewBox="0 0 460 462" draw:points="0,0 460,0 460,462 0,462">
          <text:p text:style-name="P2"><text:span text:style-name="T8">T</text:span></text:p>
        </draw:polygon>
        <draw:polyline draw:style-name="gr6" draw:text-style-name="P10" draw:layer="layout" svg:width="0.459cm" svg:height="0.461cm" svg:x="6.755cm" svg:y="12.236cm" svg:viewBox="0 0 460 462" draw:points="230,462 0,462 0,0 460,0 460,462 230,462">
          <text:p/>
        </draw:polyline>
        <draw:polygon draw:style-name="gr41" draw:text-style-name="P10" draw:layer="layout" svg:width="0.462cm" svg:height="0.461cm" svg:x="6.292cm" svg:y="12.236cm" svg:viewBox="0 0 463 462" draw:points="0,0 463,0 463,462 0,462">
          <text:p text:style-name="P2"><text:span text:style-name="T8">T</text:span></text:p>
        </draw:polygon>
        <draw:polyline draw:style-name="gr6" draw:text-style-name="P10" draw:layer="layout" svg:width="0.462cm" svg:height="0.461cm" svg:x="6.292cm" svg:y="12.236cm" svg:viewBox="0 0 463 462" draw:points="231,462 0,462 0,0 463,0 463,462 231,462">
          <text:p/>
        </draw:polyline>
        <draw:polygon draw:style-name="gr41" draw:text-style-name="P10" draw:layer="layout" svg:width="0.462cm" svg:height="0.461cm" svg:x="7.215cm" svg:y="12.236cm" svg:viewBox="0 0 463 462" draw:points="0,0 463,0 463,462 0,462">
          <text:p text:style-name="P2"><text:span text:style-name="T8">T</text:span></text:p>
        </draw:polygon>
        <draw:polyline draw:style-name="gr6" draw:text-style-name="P10" draw:layer="layout" svg:width="0.462cm" svg:height="0.461cm" svg:x="7.215cm" svg:y="12.236cm" svg:viewBox="0 0 463 462" draw:points="231,462 0,462 0,0 463,0 463,462 231,462">
          <text:p/>
        </draw:polyline>
        <draw:polygon draw:style-name="gr41" draw:text-style-name="P10" draw:layer="layout" svg:width="0.459cm" svg:height="0.461cm" svg:x="8.141cm" svg:y="12.236cm" svg:viewBox="0 0 460 462" draw:points="0,0 460,0 460,462 0,462">
          <text:p text:style-name="P2"><text:span text:style-name="T8">T</text:span></text:p>
        </draw:polygon>
        <draw:polyline draw:style-name="gr6" draw:text-style-name="P10" draw:layer="layout" svg:width="0.459cm" svg:height="0.461cm" svg:x="8.141cm" svg:y="12.236cm" svg:viewBox="0 0 460 462" draw:points="230,462 0,462 0,0 460,0 460,462 230,462">
          <text:p/>
        </draw:polyline>
        <draw:polygon draw:style-name="gr41" draw:text-style-name="P10" draw:layer="layout" svg:width="0.462cm" svg:height="0.461cm" svg:x="7.678cm" svg:y="12.236cm" svg:viewBox="0 0 463 462" draw:points="0,0 463,0 463,462 0,462">
          <text:p text:style-name="P2"><text:span text:style-name="T8">T</text:span></text:p>
        </draw:polygon>
        <draw:polyline draw:style-name="gr6" draw:text-style-name="P10" draw:layer="layout" svg:width="0.462cm" svg:height="0.461cm" svg:x="7.678cm" svg:y="12.236cm" svg:viewBox="0 0 463 462" draw:points="231,462 0,462 0,0 463,0 463,462 231,462">
          <text:p/>
        </draw:polyline>
        <draw:polygon draw:style-name="gr41" draw:text-style-name="P10" draw:layer="layout" svg:width="0.459cm" svg:height="0.461cm" svg:x="9.064cm" svg:y="12.236cm" svg:viewBox="0 0 460 462" draw:points="0,0 460,0 460,462 0,462">
          <text:p text:style-name="P2"><text:span text:style-name="T8">T</text:span></text:p>
        </draw:polygon>
        <draw:polyline draw:style-name="gr6" draw:text-style-name="P10" draw:layer="layout" svg:width="0.459cm" svg:height="0.461cm" svg:x="9.064cm" svg:y="12.236cm" svg:viewBox="0 0 460 462" draw:points="230,462 0,462 0,0 460,0 460,462 230,462">
          <text:p/>
        </draw:polyline>
        <draw:polygon draw:style-name="gr41" draw:text-style-name="P10" draw:layer="layout" svg:width="0.462cm" svg:height="0.461cm" svg:x="8.601cm" svg:y="12.236cm" svg:viewBox="0 0 463 462" draw:points="0,0 463,0 463,462 0,462">
          <text:p text:style-name="P2"><text:span text:style-name="T8">T</text:span></text:p>
        </draw:polygon>
        <draw:polyline draw:style-name="gr6" draw:text-style-name="P10" draw:layer="layout" svg:width="0.462cm" svg:height="0.461cm" svg:x="8.601cm" svg:y="12.236cm" svg:viewBox="0 0 463 462" draw:points="231,462 0,462 0,0 463,0 463,462 231,462">
          <text:p/>
        </draw:polyline>
        <draw:polygon draw:style-name="gr41" draw:text-style-name="P10" draw:layer="layout" svg:width="0.459cm" svg:height="0.461cm" svg:x="9.987cm" svg:y="12.236cm" svg:viewBox="0 0 460 462" draw:points="0,0 460,0 460,462 0,462">
          <text:p text:style-name="P2"><text:span text:style-name="T8">T</text:span></text:p>
        </draw:polygon>
        <draw:polyline draw:style-name="gr6" draw:text-style-name="P10" draw:layer="layout" svg:width="0.459cm" svg:height="0.461cm" svg:x="9.987cm" svg:y="12.236cm" svg:viewBox="0 0 460 462" draw:points="230,462 0,462 0,0 460,0 460,462 230,462">
          <text:p/>
        </draw:polyline>
        <draw:polygon draw:style-name="gr41" draw:text-style-name="P10" draw:layer="layout" svg:width="0.462cm" svg:height="0.461cm" svg:x="9.524cm" svg:y="12.236cm" svg:viewBox="0 0 463 462" draw:points="0,0 463,0 463,462 0,462">
          <text:p text:style-name="P2"><text:span text:style-name="T8">T</text:span></text:p>
        </draw:polygon>
        <draw:polyline draw:style-name="gr6" draw:text-style-name="P10" draw:layer="layout" svg:width="0.462cm" svg:height="0.461cm" svg:x="9.524cm" svg:y="12.236cm" svg:viewBox="0 0 463 462" draw:points="231,462 0,462 0,0 463,0 463,462 231,462">
          <text:p/>
        </draw:polyline>
        <draw:polygon draw:style-name="gr41" draw:text-style-name="P10" draw:layer="layout" svg:width="0.462cm" svg:height="0.461cm" svg:x="10.447cm" svg:y="12.236cm" svg:viewBox="0 0 463 462" draw:points="0,0 463,0 463,462 0,462">
          <text:p text:style-name="P2"><text:span text:style-name="T8">T</text:span></text:p>
        </draw:polygon>
        <draw:polyline draw:style-name="gr6" draw:text-style-name="P10" draw:layer="layout" svg:width="0.462cm" svg:height="0.461cm" svg:x="10.447cm" svg:y="12.236cm" svg:viewBox="0 0 463 462" draw:points="231,462 0,462 0,0 463,0 463,462 231,462">
          <text:p/>
        </draw:polyline>
        <draw:polygon draw:style-name="gr41" draw:text-style-name="P10" draw:layer="layout" svg:width="0.459cm" svg:height="0.461cm" svg:x="10.882cm" svg:y="12.236cm" svg:viewBox="0 0 460 462" draw:points="0,0 460,0 460,462 0,462">
          <text:p text:style-name="P2"><text:span text:style-name="T8">T</text:span></text:p>
        </draw:polygon>
        <draw:polyline draw:style-name="gr6" draw:text-style-name="P10" draw:layer="layout" svg:width="0.459cm" svg:height="0.461cm" svg:x="10.882cm" svg:y="12.236cm" svg:viewBox="0 0 460 462" draw:points="230,462 0,462 0,0 460,0 460,462 230,462">
          <text:p/>
        </draw:polyline>
        <draw:polygon draw:style-name="gr41" draw:text-style-name="P10" draw:layer="layout" svg:width="0.462cm" svg:height="0.461cm" svg:x="11.342cm" svg:y="12.236cm" svg:viewBox="0 0 463 462" draw:points="0,0 463,0 463,462 0,462">
          <text:p text:style-name="P2"><text:span text:style-name="T8">T</text:span></text:p>
        </draw:polygon>
        <draw:polyline draw:style-name="gr6" draw:text-style-name="P10" draw:layer="layout" svg:width="0.462cm" svg:height="0.461cm" svg:x="11.342cm" svg:y="12.236cm" svg:viewBox="0 0 463 462" draw:points="231,462 0,462 0,0 463,0 463,462 231,462">
          <text:p/>
        </draw:polyline>
        <draw:polygon draw:style-name="gr10" draw:text-style-name="P10" draw:layer="layout" svg:width="0.459cm" svg:height="0.461cm" svg:x="4.909cm" svg:y="12.236cm" svg:viewBox="0 0 460 462" draw:points="0,0 460,0 460,462 0,462">
          <text:p/>
        </draw:polygon>
        <draw:polyline draw:style-name="gr6" draw:text-style-name="P10" draw:layer="layout" svg:width="0.459cm" svg:height="0.461cm" svg:x="4.909cm" svg:y="12.236cm" svg:viewBox="0 0 460 462" draw:points="230,462 0,462 0,0 460,0 460,462 230,462">
          <text:p/>
        </draw:polyline>
        <draw:polygon draw:style-name="gr10" draw:text-style-name="P10" draw:layer="layout" svg:width="0.462cm" svg:height="0.461cm" svg:x="4.446cm" svg:y="12.236cm" svg:viewBox="0 0 463 462" draw:points="0,0 463,0 463,462 0,462">
          <text:p/>
        </draw:polygon>
        <draw:polyline draw:style-name="gr6" draw:text-style-name="P10" draw:layer="layout" svg:width="0.462cm" svg:height="0.461cm" svg:x="4.446cm" svg:y="12.236cm" svg:viewBox="0 0 463 462" draw:points="231,462 0,462 0,0 463,0 463,462 231,462">
          <text:p/>
        </draw:polyline>
        <draw:polygon draw:style-name="gr10" draw:text-style-name="P10" draw:layer="layout" svg:width="0.459cm" svg:height="0.461cm" svg:x="5.832cm" svg:y="12.236cm" svg:viewBox="0 0 460 462" draw:points="0,0 460,0 460,462 0,462">
          <text:p/>
        </draw:polygon>
        <draw:polyline draw:style-name="gr6" draw:text-style-name="P10" draw:layer="layout" svg:width="0.459cm" svg:height="0.461cm" svg:x="5.832cm" svg:y="12.236cm" svg:viewBox="0 0 460 462" draw:points="230,462 0,462 0,0 460,0 460,462 230,462">
          <text:p/>
        </draw:polyline>
        <draw:polygon draw:style-name="gr10" draw:text-style-name="P10" draw:layer="layout" svg:width="0.462cm" svg:height="0.461cm" svg:x="5.369cm" svg:y="12.236cm" svg:viewBox="0 0 463 462" draw:points="0,0 463,0 463,462 0,462">
          <text:p/>
        </draw:polygon>
        <draw:polyline draw:style-name="gr6" draw:text-style-name="P10" draw:layer="layout" svg:width="0.462cm" svg:height="0.461cm" svg:x="5.369cm" svg:y="12.236cm" svg:viewBox="0 0 463 462" draw:points="231,462 0,462 0,0 463,0 463,462 231,462">
          <text:p/>
        </draw:polyline>
        <draw:polygon draw:style-name="gr10" draw:text-style-name="P10" draw:layer="layout" svg:width="0.459cm" svg:height="0.461cm" svg:x="6.755cm" svg:y="12.236cm" svg:viewBox="0 0 460 462" draw:points="0,0 460,0 460,462 0,462">
          <text:p/>
        </draw:polygon>
        <draw:polyline draw:style-name="gr6" draw:text-style-name="P10" draw:layer="layout" svg:width="0.459cm" svg:height="0.461cm" svg:x="6.755cm" svg:y="12.236cm" svg:viewBox="0 0 460 462" draw:points="230,462 0,462 0,0 460,0 460,462 230,462">
          <text:p/>
        </draw:polyline>
        <draw:polygon draw:style-name="gr9" draw:text-style-name="P10" draw:layer="layout" svg:width="0.462cm" svg:height="0.461cm" svg:x="6.292cm" svg:y="12.236cm" svg:viewBox="0 0 463 462" draw:points="0,0 463,0 463,462 0,462">
          <text:p/>
        </draw:polygon>
        <draw:polyline draw:style-name="gr43" draw:text-style-name="P10" draw:layer="layout" svg:width="0.462cm" svg:height="0.461cm" svg:x="6.292cm" svg:y="12.236cm" svg:viewBox="0 0 463 462" draw:points="231,462 0,462 0,0 463,0 463,462 231,462">
          <text:p text:style-name="P2"><text:span text:style-name="T8">T</text:span></text:p>
        </draw:polyline>
        <draw:polygon draw:style-name="gr10" draw:text-style-name="P10" draw:layer="layout" svg:width="0.462cm" svg:height="0.461cm" svg:x="7.215cm" svg:y="12.236cm" svg:viewBox="0 0 463 462" draw:points="0,0 463,0 463,462 0,462">
          <text:p/>
        </draw:polygon>
        <draw:polyline draw:style-name="gr6" draw:text-style-name="P10" draw:layer="layout" svg:width="0.462cm" svg:height="0.461cm" svg:x="7.215cm" svg:y="12.236cm" svg:viewBox="0 0 463 462" draw:points="231,462 0,462 0,0 463,0 463,462 231,462">
          <text:p/>
        </draw:polyline>
        <draw:polygon draw:style-name="gr15" draw:text-style-name="P10" draw:layer="layout" svg:width="0.459cm" svg:height="0.461cm" svg:x="8.141cm" svg:y="12.236cm" svg:viewBox="0 0 460 462" draw:points="0,0 460,0 460,462 0,462">
          <text:p/>
        </draw:polygon>
        <draw:polyline draw:style-name="gr6" draw:text-style-name="P10" draw:layer="layout" svg:width="0.459cm" svg:height="0.461cm" svg:x="8.141cm" svg:y="12.236cm" svg:viewBox="0 0 460 462" draw:points="230,462 0,462 0,0 460,0 460,462 230,462">
          <text:p/>
        </draw:polyline>
        <draw:polygon draw:style-name="gr10" draw:text-style-name="P10" draw:layer="layout" svg:width="0.462cm" svg:height="0.461cm" svg:x="7.678cm" svg:y="12.236cm" svg:viewBox="0 0 463 462" draw:points="0,0 463,0 463,462 0,462">
          <text:p/>
        </draw:polygon>
        <draw:polyline draw:style-name="gr45" draw:text-style-name="P10" draw:layer="layout" svg:width="0.462cm" svg:height="0.461cm" svg:x="7.678cm" svg:y="12.236cm" svg:viewBox="0 0 463 462" draw:points="231,462 0,462 0,0 463,0 463,462 231,462">
          <text:p/>
        </draw:polyline>
        <draw:polygon draw:style-name="gr10" draw:text-style-name="P10" draw:layer="layout" svg:width="0.459cm" svg:height="0.461cm" svg:x="9.064cm" svg:y="12.236cm" svg:viewBox="0 0 460 462" draw:points="0,0 460,0 460,462 0,462">
          <text:p/>
        </draw:polygon>
        <draw:polyline draw:style-name="gr6" draw:text-style-name="P10" draw:layer="layout" svg:width="0.459cm" svg:height="0.461cm" svg:x="9.064cm" svg:y="12.236cm" svg:viewBox="0 0 460 462" draw:points="230,462 0,462 0,0 460,0 460,462 230,462">
          <text:p/>
        </draw:polyline>
        <draw:polygon draw:style-name="gr15" draw:text-style-name="P10" draw:layer="layout" svg:width="0.462cm" svg:height="0.461cm" svg:x="8.601cm" svg:y="12.236cm" svg:viewBox="0 0 463 462" draw:points="0,0 463,0 463,462 0,462">
          <text:p/>
        </draw:polygon>
        <draw:polyline draw:style-name="gr6" draw:text-style-name="P10" draw:layer="layout" svg:width="0.462cm" svg:height="0.461cm" svg:x="8.601cm" svg:y="12.236cm" svg:viewBox="0 0 463 462" draw:points="231,462 0,462 0,0 463,0 463,462 231,462">
          <text:p/>
        </draw:polyline>
        <draw:polygon draw:style-name="gr41" draw:text-style-name="P10" draw:layer="layout" svg:width="0.459cm" svg:height="0.461cm" svg:x="9.987cm" svg:y="12.236cm" svg:viewBox="0 0 460 462" draw:points="0,0 460,0 460,462 0,462">
          <text:p text:style-name="P2"><text:span text:style-name="T8">T</text:span></text:p>
        </draw:polygon>
        <draw:polyline draw:style-name="gr6" draw:text-style-name="P10" draw:layer="layout" svg:width="0.459cm" svg:height="0.461cm" svg:x="9.987cm" svg:y="12.236cm" svg:viewBox="0 0 460 462" draw:points="230,462 0,462 0,0 460,0 460,462 230,462">
          <text:p/>
        </draw:polyline>
        <draw:polygon draw:style-name="gr15" draw:text-style-name="P10" draw:layer="layout" svg:width="0.462cm" svg:height="0.461cm" svg:x="9.524cm" svg:y="12.236cm" svg:viewBox="0 0 463 462" draw:points="0,0 463,0 463,462 0,462">
          <text:p/>
        </draw:polygon>
        <draw:polyline draw:style-name="gr6" draw:text-style-name="P10" draw:layer="layout" svg:width="0.462cm" svg:height="0.461cm" svg:x="9.524cm" svg:y="12.236cm" svg:viewBox="0 0 463 462" draw:points="231,462 0,462 0,0 463,0 463,462 231,462">
          <text:p/>
        </draw:polyline>
        <draw:polygon draw:style-name="gr10" draw:text-style-name="P10" draw:layer="layout" svg:width="0.462cm" svg:height="0.461cm" svg:x="10.447cm" svg:y="12.236cm" svg:viewBox="0 0 463 462" draw:points="0,0 463,0 463,462 0,462">
          <text:p/>
        </draw:polygon>
        <draw:polyline draw:style-name="gr6" draw:text-style-name="P10" draw:layer="layout" svg:width="0.462cm" svg:height="0.461cm" svg:x="10.447cm" svg:y="12.236cm" svg:viewBox="0 0 463 462" draw:points="231,462 0,462 0,0 463,0 463,462 231,462">
          <text:p/>
        </draw:polyline>
        <draw:polygon draw:style-name="gr10" draw:text-style-name="P10" draw:layer="layout" svg:width="0.459cm" svg:height="0.461cm" svg:x="10.882cm" svg:y="12.236cm" svg:viewBox="0 0 460 462" draw:points="0,0 460,0 460,462 0,462">
          <text:p/>
        </draw:polygon>
        <draw:polyline draw:style-name="gr6" draw:text-style-name="P10" draw:layer="layout" svg:width="0.459cm" svg:height="0.461cm" svg:x="10.882cm" svg:y="12.236cm" svg:viewBox="0 0 460 462" draw:points="230,462 0,462 0,0 460,0 460,462 230,462">
          <text:p/>
        </draw:polyline>
        <draw:polygon draw:style-name="gr8" draw:text-style-name="P10" draw:layer="layout" svg:width="0.462cm" svg:height="0.461cm" svg:x="11.342cm" svg:y="12.236cm" svg:viewBox="0 0 463 462" draw:points="0,0 463,0 463,462 0,462">
          <text:p/>
        </draw:polygon>
        <draw:polyline draw:style-name="gr6" draw:text-style-name="P10" draw:layer="layout" svg:width="0.462cm" svg:height="0.461cm" svg:x="11.342cm" svg:y="12.236cm" svg:viewBox="0 0 463 462" draw:points="231,462 0,462 0,0 463,0 463,462 231,462">
          <text:p/>
        </draw:polyline>
        <draw:polygon draw:style-name="gr41" draw:text-style-name="P10" draw:layer="layout" svg:width="0.459cm" svg:height="0.461cm" svg:x="4.909cm" svg:y="15.47cm" svg:viewBox="0 0 460 462" draw:points="0,0 460,0 460,462 0,462">
          <text:p text:style-name="P2"><text:span text:style-name="T8">T</text:span></text:p>
        </draw:polygon>
        <draw:polyline draw:style-name="gr6" draw:text-style-name="P10" draw:layer="layout" svg:width="0.459cm" svg:height="0.461cm" svg:x="4.909cm" svg:y="15.47cm" svg:viewBox="0 0 460 462" draw:points="230,462 0,462 0,0 460,0 460,462 230,462">
          <text:p/>
        </draw:polyline>
        <draw:polygon draw:style-name="gr41" draw:text-style-name="P10" draw:layer="layout" svg:width="0.462cm" svg:height="0.461cm" svg:x="4.446cm" svg:y="15.47cm" svg:viewBox="0 0 463 462" draw:points="0,0 463,0 463,462 0,462">
          <text:p text:style-name="P2"><text:span text:style-name="T8">T</text:span></text:p>
        </draw:polygon>
        <draw:polyline draw:style-name="gr6" draw:text-style-name="P10" draw:layer="layout" svg:width="0.462cm" svg:height="0.461cm" svg:x="4.446cm" svg:y="15.47cm" svg:viewBox="0 0 463 462" draw:points="231,462 0,462 0,0 463,0 463,462 231,462">
          <text:p/>
        </draw:polyline>
        <draw:polygon draw:style-name="gr41" draw:text-style-name="P10" draw:layer="layout" svg:width="0.459cm" svg:height="0.461cm" svg:x="5.832cm" svg:y="15.47cm" svg:viewBox="0 0 460 462" draw:points="0,0 460,0 460,462 0,462">
          <text:p text:style-name="P2"><text:span text:style-name="T8">T</text:span></text:p>
        </draw:polygon>
        <draw:polyline draw:style-name="gr6" draw:text-style-name="P10" draw:layer="layout" svg:width="0.459cm" svg:height="0.461cm" svg:x="5.832cm" svg:y="15.47cm" svg:viewBox="0 0 460 462" draw:points="230,462 0,462 0,0 460,0 460,462 230,462">
          <text:p/>
        </draw:polyline>
        <draw:polygon draw:style-name="gr41" draw:text-style-name="P10" draw:layer="layout" svg:width="0.462cm" svg:height="0.461cm" svg:x="5.369cm" svg:y="15.47cm" svg:viewBox="0 0 463 462" draw:points="0,0 463,0 463,462 0,462">
          <text:p text:style-name="P2"><text:span text:style-name="T8">T</text:span></text:p>
        </draw:polygon>
        <draw:polyline draw:style-name="gr6" draw:text-style-name="P10" draw:layer="layout" svg:width="0.462cm" svg:height="0.461cm" svg:x="5.369cm" svg:y="15.47cm" svg:viewBox="0 0 463 462" draw:points="231,462 0,462 0,0 463,0 463,462 231,462">
          <text:p/>
        </draw:polyline>
        <draw:polygon draw:style-name="gr41" draw:text-style-name="P10" draw:layer="layout" svg:width="0.459cm" svg:height="0.461cm" svg:x="6.755cm" svg:y="15.47cm" svg:viewBox="0 0 460 462" draw:points="0,0 460,0 460,462 0,462">
          <text:p text:style-name="P2"><text:span text:style-name="T8">T</text:span></text:p>
        </draw:polygon>
        <draw:polyline draw:style-name="gr6" draw:text-style-name="P10" draw:layer="layout" svg:width="0.459cm" svg:height="0.461cm" svg:x="6.755cm" svg:y="15.47cm" svg:viewBox="0 0 460 462" draw:points="230,462 0,462 0,0 460,0 460,462 230,462">
          <text:p/>
        </draw:polyline>
        <draw:polygon draw:style-name="gr41" draw:text-style-name="P10" draw:layer="layout" svg:width="0.462cm" svg:height="0.461cm" svg:x="6.292cm" svg:y="15.47cm" svg:viewBox="0 0 463 462" draw:points="0,0 463,0 463,462 0,462">
          <text:p text:style-name="P2"><text:span text:style-name="T8">T</text:span></text:p>
        </draw:polygon>
        <draw:polyline draw:style-name="gr6" draw:text-style-name="P10" draw:layer="layout" svg:width="0.462cm" svg:height="0.461cm" svg:x="6.292cm" svg:y="15.47cm" svg:viewBox="0 0 463 462" draw:points="231,462 0,462 0,0 463,0 463,462 231,462">
          <text:p/>
        </draw:polyline>
        <draw:polygon draw:style-name="gr41" draw:text-style-name="P10" draw:layer="layout" svg:width="0.462cm" svg:height="0.461cm" svg:x="7.215cm" svg:y="15.47cm" svg:viewBox="0 0 463 462" draw:points="0,0 463,0 463,462 0,462">
          <text:p text:style-name="P2"><text:span text:style-name="T8">T</text:span></text:p>
        </draw:polygon>
        <draw:polyline draw:style-name="gr6" draw:text-style-name="P10" draw:layer="layout" svg:width="0.462cm" svg:height="0.461cm" svg:x="7.215cm" svg:y="15.47cm" svg:viewBox="0 0 463 462" draw:points="231,462 0,462 0,0 463,0 463,462 231,462">
          <text:p/>
        </draw:polyline>
        <draw:polygon draw:style-name="gr41" draw:text-style-name="P10" draw:layer="layout" svg:width="0.459cm" svg:height="0.461cm" svg:x="8.141cm" svg:y="15.47cm" svg:viewBox="0 0 460 462" draw:points="0,0 460,0 460,462 0,462">
          <text:p text:style-name="P2"><text:span text:style-name="T8">T</text:span></text:p>
        </draw:polygon>
        <draw:polyline draw:style-name="gr6" draw:text-style-name="P10" draw:layer="layout" svg:width="0.459cm" svg:height="0.461cm" svg:x="8.141cm" svg:y="15.47cm" svg:viewBox="0 0 460 462" draw:points="230,462 0,462 0,0 460,0 460,462 230,462">
          <text:p/>
        </draw:polyline>
        <draw:polygon draw:style-name="gr41" draw:text-style-name="P10" draw:layer="layout" svg:width="0.462cm" svg:height="0.461cm" svg:x="7.678cm" svg:y="15.47cm" svg:viewBox="0 0 463 462" draw:points="0,0 463,0 463,462 0,462">
          <text:p text:style-name="P2"><text:span text:style-name="T8">T</text:span></text:p>
        </draw:polygon>
        <draw:polyline draw:style-name="gr6" draw:text-style-name="P10" draw:layer="layout" svg:width="0.462cm" svg:height="0.461cm" svg:x="7.678cm" svg:y="15.47cm" svg:viewBox="0 0 463 462" draw:points="231,462 0,462 0,0 463,0 463,462 231,462">
          <text:p/>
        </draw:polyline>
        <draw:polygon draw:style-name="gr41" draw:text-style-name="P10" draw:layer="layout" svg:width="0.459cm" svg:height="0.461cm" svg:x="9.064cm" svg:y="15.47cm" svg:viewBox="0 0 460 462" draw:points="0,0 460,0 460,462 0,462">
          <text:p text:style-name="P2"><text:span text:style-name="T8">T</text:span></text:p>
        </draw:polygon>
        <draw:polyline draw:style-name="gr6" draw:text-style-name="P10" draw:layer="layout" svg:width="0.459cm" svg:height="0.461cm" svg:x="9.064cm" svg:y="15.47cm" svg:viewBox="0 0 460 462" draw:points="230,462 0,462 0,0 460,0 460,462 230,462">
          <text:p/>
        </draw:polyline>
        <draw:polygon draw:style-name="gr41" draw:text-style-name="P10" draw:layer="layout" svg:width="0.462cm" svg:height="0.461cm" svg:x="8.601cm" svg:y="15.47cm" svg:viewBox="0 0 463 462" draw:points="0,0 463,0 463,462 0,462">
          <text:p text:style-name="P2"><text:span text:style-name="T8">T</text:span></text:p>
        </draw:polygon>
        <draw:polyline draw:style-name="gr6" draw:text-style-name="P10" draw:layer="layout" svg:width="0.462cm" svg:height="0.461cm" svg:x="8.601cm" svg:y="15.47cm" svg:viewBox="0 0 463 462" draw:points="231,462 0,462 0,0 463,0 463,462 231,462">
          <text:p/>
        </draw:polyline>
        <draw:polygon draw:style-name="gr41" draw:text-style-name="P10" draw:layer="layout" svg:width="0.459cm" svg:height="0.461cm" svg:x="9.987cm" svg:y="15.47cm" svg:viewBox="0 0 460 462" draw:points="0,0 460,0 460,462 0,462">
          <text:p text:style-name="P2"><text:span text:style-name="T8">T</text:span></text:p>
        </draw:polygon>
        <draw:polyline draw:style-name="gr6" draw:text-style-name="P10" draw:layer="layout" svg:width="0.459cm" svg:height="0.461cm" svg:x="9.987cm" svg:y="15.47cm" svg:viewBox="0 0 460 462" draw:points="230,462 0,462 0,0 460,0 460,462 230,462">
          <text:p/>
        </draw:polyline>
        <draw:polygon draw:style-name="gr41" draw:text-style-name="P10" draw:layer="layout" svg:width="0.462cm" svg:height="0.461cm" svg:x="9.524cm" svg:y="15.47cm" svg:viewBox="0 0 463 462" draw:points="0,0 463,0 463,462 0,462">
          <text:p text:style-name="P2"><text:span text:style-name="T8">T</text:span></text:p>
        </draw:polygon>
        <draw:polyline draw:style-name="gr6" draw:text-style-name="P10" draw:layer="layout" svg:width="0.462cm" svg:height="0.461cm" svg:x="9.524cm" svg:y="15.47cm" svg:viewBox="0 0 463 462" draw:points="231,462 0,462 0,0 463,0 463,462 231,462">
          <text:p/>
        </draw:polyline>
        <draw:polygon draw:style-name="gr41" draw:text-style-name="P10" draw:layer="layout" svg:width="0.462cm" svg:height="0.461cm" svg:x="10.447cm" svg:y="15.47cm" svg:viewBox="0 0 463 462" draw:points="0,0 463,0 463,462 0,462">
          <text:p text:style-name="P2"><text:span text:style-name="T8">T</text:span></text:p>
        </draw:polygon>
        <draw:polyline draw:style-name="gr6" draw:text-style-name="P10" draw:layer="layout" svg:width="0.462cm" svg:height="0.461cm" svg:x="10.447cm" svg:y="15.47cm" svg:viewBox="0 0 463 462" draw:points="231,462 0,462 0,0 463,0 463,462 231,462">
          <text:p/>
        </draw:polyline>
        <draw:polygon draw:style-name="gr41" draw:text-style-name="P10" draw:layer="layout" svg:width="0.459cm" svg:height="0.461cm" svg:x="10.882cm" svg:y="15.47cm" svg:viewBox="0 0 460 462" draw:points="0,0 460,0 460,462 0,462">
          <text:p text:style-name="P2"><text:span text:style-name="T8">T</text:span></text:p>
        </draw:polygon>
        <draw:polyline draw:style-name="gr6" draw:text-style-name="P10" draw:layer="layout" svg:width="0.459cm" svg:height="0.461cm" svg:x="10.882cm" svg:y="15.47cm" svg:viewBox="0 0 460 462" draw:points="230,462 0,462 0,0 460,0 460,462 230,462">
          <text:p/>
        </draw:polyline>
        <draw:polygon draw:style-name="gr41" draw:text-style-name="P10" draw:layer="layout" svg:width="0.462cm" svg:height="0.461cm" svg:x="11.342cm" svg:y="15.47cm" svg:viewBox="0 0 463 462" draw:points="0,0 463,0 463,462 0,462">
          <text:p text:style-name="P2"><text:span text:style-name="T8">T</text:span></text:p>
        </draw:polygon>
        <draw:polyline draw:style-name="gr6" draw:text-style-name="P10" draw:layer="layout" svg:width="0.462cm" svg:height="0.461cm" svg:x="11.342cm" svg:y="15.47cm" svg:viewBox="0 0 463 462" draw:points="231,462 0,462 0,0 463,0 463,462 231,462">
          <text:p/>
        </draw:polyline>
        <draw:polygon draw:style-name="gr8" draw:text-style-name="P10" draw:layer="layout" svg:width="0.459cm" svg:height="0.461cm" svg:x="4.909cm" svg:y="15.47cm" svg:viewBox="0 0 460 462" draw:points="0,0 460,0 460,462 0,462">
          <text:p/>
        </draw:polygon>
        <draw:polyline draw:style-name="gr6" draw:text-style-name="P10" draw:layer="layout" svg:width="0.459cm" svg:height="0.461cm" svg:x="4.909cm" svg:y="15.47cm" svg:viewBox="0 0 460 462" draw:points="230,462 0,462 0,0 460,0 460,462 230,462">
          <text:p/>
        </draw:polyline>
        <draw:polygon draw:style-name="gr8" draw:text-style-name="P10" draw:layer="layout" svg:width="0.462cm" svg:height="0.461cm" svg:x="4.446cm" svg:y="15.47cm" svg:viewBox="0 0 463 462" draw:points="0,0 463,0 463,462 0,462">
          <text:p/>
        </draw:polygon>
        <draw:polyline draw:style-name="gr6" draw:text-style-name="P10" draw:layer="layout" svg:width="0.462cm" svg:height="0.461cm" svg:x="4.446cm" svg:y="15.47cm" svg:viewBox="0 0 463 462" draw:points="231,462 0,462 0,0 463,0 463,462 231,462">
          <text:p/>
        </draw:polyline>
        <draw:polygon draw:style-name="gr10" draw:text-style-name="P10" draw:layer="layout" svg:width="0.459cm" svg:height="0.461cm" svg:x="5.832cm" svg:y="15.47cm" svg:viewBox="0 0 460 462" draw:points="0,0 460,0 460,462 0,462">
          <text:p/>
        </draw:polygon>
        <draw:polyline draw:style-name="gr6" draw:text-style-name="P10" draw:layer="layout" svg:width="0.459cm" svg:height="0.461cm" svg:x="5.832cm" svg:y="15.47cm" svg:viewBox="0 0 460 462" draw:points="230,462 0,462 0,0 460,0 460,462 230,462">
          <text:p/>
        </draw:polyline>
        <draw:polygon draw:style-name="gr10" draw:text-style-name="P10" draw:layer="layout" svg:width="0.462cm" svg:height="0.461cm" svg:x="5.369cm" svg:y="15.47cm" svg:viewBox="0 0 463 462" draw:points="0,0 463,0 463,462 0,462">
          <text:p/>
        </draw:polygon>
        <draw:polyline draw:style-name="gr6" draw:text-style-name="P10" draw:layer="layout" svg:width="0.462cm" svg:height="0.461cm" svg:x="5.369cm" svg:y="15.47cm" svg:viewBox="0 0 463 462" draw:points="231,462 0,462 0,0 463,0 463,462 231,462">
          <text:p/>
        </draw:polyline>
        <draw:polygon draw:style-name="gr10" draw:text-style-name="P10" draw:layer="layout" svg:width="0.459cm" svg:height="0.461cm" svg:x="6.755cm" svg:y="15.47cm" svg:viewBox="0 0 460 462" draw:points="0,0 460,0 460,462 0,462">
          <text:p/>
        </draw:polygon>
        <draw:polyline draw:style-name="gr6" draw:text-style-name="P10" draw:layer="layout" svg:width="0.459cm" svg:height="0.461cm" svg:x="6.755cm" svg:y="15.47cm" svg:viewBox="0 0 460 462" draw:points="230,462 0,462 0,0 460,0 460,462 230,462">
          <text:p/>
        </draw:polyline>
        <draw:polygon draw:style-name="gr10" draw:text-style-name="P10" draw:layer="layout" svg:width="0.462cm" svg:height="0.461cm" svg:x="6.292cm" svg:y="15.47cm" svg:viewBox="0 0 463 462" draw:points="0,0 463,0 463,462 0,462">
          <text:p/>
        </draw:polygon>
        <draw:polyline draw:style-name="gr6" draw:text-style-name="P10" draw:layer="layout" svg:width="0.462cm" svg:height="0.461cm" svg:x="6.292cm" svg:y="15.47cm" svg:viewBox="0 0 463 462" draw:points="231,462 0,462 0,0 463,0 463,462 231,462">
          <text:p/>
        </draw:polyline>
        <draw:polygon draw:style-name="gr10" draw:text-style-name="P10" draw:layer="layout" svg:width="0.462cm" svg:height="0.461cm" svg:x="7.215cm" svg:y="15.47cm" svg:viewBox="0 0 463 462" draw:points="0,0 463,0 463,462 0,462">
          <text:p/>
        </draw:polygon>
        <draw:polyline draw:style-name="gr6" draw:text-style-name="P10" draw:layer="layout" svg:width="0.462cm" svg:height="0.461cm" svg:x="7.215cm" svg:y="15.47cm" svg:viewBox="0 0 463 462" draw:points="231,462 0,462 0,0 463,0 463,462 231,462">
          <text:p/>
        </draw:polyline>
        <draw:polygon draw:style-name="gr10" draw:text-style-name="P10" draw:layer="layout" svg:width="0.459cm" svg:height="0.461cm" svg:x="8.141cm" svg:y="15.47cm" svg:viewBox="0 0 460 462" draw:points="0,0 460,0 460,462 0,462">
          <text:p/>
        </draw:polygon>
        <draw:polyline draw:style-name="gr6" draw:text-style-name="P10" draw:layer="layout" svg:width="0.459cm" svg:height="0.461cm" svg:x="8.141cm" svg:y="15.47cm" svg:viewBox="0 0 460 462" draw:points="230,462 0,462 0,0 460,0 460,462 230,462">
          <text:p/>
        </draw:polyline>
        <draw:polygon draw:style-name="gr10" draw:text-style-name="P10" draw:layer="layout" svg:width="0.462cm" svg:height="0.461cm" svg:x="7.678cm" svg:y="15.47cm" svg:viewBox="0 0 463 462" draw:points="0,0 463,0 463,462 0,462">
          <text:p/>
        </draw:polygon>
        <draw:polyline draw:style-name="gr6" draw:text-style-name="P10" draw:layer="layout" svg:width="0.462cm" svg:height="0.461cm" svg:x="7.678cm" svg:y="15.47cm" svg:viewBox="0 0 463 462" draw:points="231,462 0,462 0,0 463,0 463,462 231,462">
          <text:p/>
        </draw:polyline>
        <draw:polygon draw:style-name="gr10" draw:text-style-name="P10" draw:layer="layout" svg:width="0.459cm" svg:height="0.461cm" svg:x="9.064cm" svg:y="15.47cm" svg:viewBox="0 0 460 462" draw:points="0,0 460,0 460,462 0,462">
          <text:p/>
        </draw:polygon>
        <draw:polyline draw:style-name="gr6" draw:text-style-name="P10" draw:layer="layout" svg:width="0.459cm" svg:height="0.461cm" svg:x="9.064cm" svg:y="15.47cm" svg:viewBox="0 0 460 462" draw:points="230,462 0,462 0,0 460,0 460,462 230,462">
          <text:p/>
        </draw:polyline>
        <draw:polygon draw:style-name="gr10" draw:text-style-name="P10" draw:layer="layout" svg:width="0.462cm" svg:height="0.461cm" svg:x="8.601cm" svg:y="15.47cm" svg:viewBox="0 0 463 462" draw:points="0,0 463,0 463,462 0,462">
          <text:p/>
        </draw:polygon>
        <draw:polyline draw:style-name="gr6" draw:text-style-name="P10" draw:layer="layout" svg:width="0.462cm" svg:height="0.461cm" svg:x="8.601cm" svg:y="15.47cm" svg:viewBox="0 0 463 462" draw:points="231,462 0,462 0,0 463,0 463,462 231,462">
          <text:p/>
        </draw:polyline>
        <draw:polygon draw:style-name="gr10" draw:text-style-name="P10" draw:layer="layout" svg:width="0.459cm" svg:height="0.461cm" svg:x="9.987cm" svg:y="15.47cm" svg:viewBox="0 0 460 462" draw:points="0,0 460,0 460,462 0,462">
          <text:p/>
        </draw:polygon>
        <draw:polyline draw:style-name="gr6" draw:text-style-name="P10" draw:layer="layout" svg:width="0.459cm" svg:height="0.461cm" svg:x="9.987cm" svg:y="15.47cm" svg:viewBox="0 0 460 462" draw:points="230,462 0,462 0,0 460,0 460,462 230,462">
          <text:p/>
        </draw:polyline>
        <draw:polygon draw:style-name="gr10" draw:text-style-name="P10" draw:layer="layout" svg:width="0.462cm" svg:height="0.461cm" svg:x="9.524cm" svg:y="15.47cm" svg:viewBox="0 0 463 462" draw:points="0,0 463,0 463,462 0,462">
          <text:p/>
        </draw:polygon>
        <draw:polyline draw:style-name="gr6" draw:text-style-name="P10" draw:layer="layout" svg:width="0.462cm" svg:height="0.461cm" svg:x="9.524cm" svg:y="15.47cm" svg:viewBox="0 0 463 462" draw:points="231,462 0,462 0,0 463,0 463,462 231,462">
          <text:p/>
        </draw:polyline>
        <draw:polygon draw:style-name="gr10" draw:text-style-name="P10" draw:layer="layout" svg:width="0.462cm" svg:height="0.461cm" svg:x="10.447cm" svg:y="15.47cm" svg:viewBox="0 0 463 462" draw:points="0,0 463,0 463,462 0,462">
          <text:p/>
        </draw:polygon>
        <draw:polyline draw:style-name="gr46" draw:text-style-name="P10" draw:layer="layout" svg:width="0.462cm" svg:height="0.461cm" svg:x="10.447cm" svg:y="15.47cm" svg:viewBox="0 0 463 462" draw:points="231,462 0,462 0,0 463,0 463,462 231,462">
          <text:p/>
        </draw:polyline>
        <draw:polygon draw:style-name="gr8" draw:text-style-name="P10" draw:layer="layout" svg:width="0.459cm" svg:height="0.461cm" svg:x="10.882cm" svg:y="15.47cm" svg:viewBox="0 0 460 462" draw:points="0,0 460,0 460,462 0,462">
          <text:p/>
        </draw:polygon>
        <draw:polyline draw:style-name="gr6" draw:text-style-name="P10" draw:layer="layout" svg:width="0.459cm" svg:height="0.461cm" svg:x="10.882cm" svg:y="15.47cm" svg:viewBox="0 0 460 462" draw:points="230,462 0,462 0,0 460,0 460,462 230,462">
          <text:p/>
        </draw:polyline>
        <draw:polygon draw:style-name="gr41" draw:text-style-name="P10" draw:layer="layout" svg:width="0.462cm" svg:height="0.461cm" svg:x="11.342cm" svg:y="15.47cm" svg:viewBox="0 0 463 462" draw:points="0,0 463,0 463,462 0,462">
          <text:p text:style-name="P2"><text:span text:style-name="T8">A</text:span></text:p>
        </draw:polygon>
        <draw:polyline draw:style-name="gr6" draw:text-style-name="P10" draw:layer="layout" svg:width="0.462cm" svg:height="0.461cm" svg:x="11.342cm" svg:y="15.47cm" svg:viewBox="0 0 463 462" draw:points="231,462 0,462 0,0 463,0 463,462 231,462">
          <text:p/>
        </draw:polyline>
        <draw:polygon draw:style-name="gr41" draw:text-style-name="P10" draw:layer="layout" svg:width="0.459cm" svg:height="0.461cm" svg:x="4.909cm" svg:y="15.008cm" svg:viewBox="0 0 460 462" draw:points="0,0 460,0 460,462 0,462">
          <text:p text:style-name="P2"><text:span text:style-name="T8">T</text:span></text:p>
        </draw:polygon>
        <draw:polyline draw:style-name="gr6" draw:text-style-name="P10" draw:layer="layout" svg:width="0.459cm" svg:height="0.461cm" svg:x="4.909cm" svg:y="15.008cm" svg:viewBox="0 0 460 462" draw:points="230,462 0,462 0,0 460,0 460,462 230,462">
          <text:p/>
        </draw:polyline>
        <draw:polygon draw:style-name="gr41" draw:text-style-name="P10" draw:layer="layout" svg:width="0.462cm" svg:height="0.461cm" svg:x="4.446cm" svg:y="15.008cm" svg:viewBox="0 0 463 462" draw:points="0,0 463,0 463,462 0,462">
          <text:p text:style-name="P2"><text:span text:style-name="T8">T</text:span></text:p>
        </draw:polygon>
        <draw:polyline draw:style-name="gr6" draw:text-style-name="P10" draw:layer="layout" svg:width="0.462cm" svg:height="0.461cm" svg:x="4.446cm" svg:y="15.008cm" svg:viewBox="0 0 463 462" draw:points="231,462 0,462 0,0 463,0 463,462 231,462">
          <text:p/>
        </draw:polyline>
        <draw:polygon draw:style-name="gr41" draw:text-style-name="P10" draw:layer="layout" svg:width="0.459cm" svg:height="0.461cm" svg:x="5.832cm" svg:y="15.008cm" svg:viewBox="0 0 460 462" draw:points="0,0 460,0 460,462 0,462">
          <text:p text:style-name="P2"><text:span text:style-name="T8">T</text:span></text:p>
        </draw:polygon>
        <draw:polyline draw:style-name="gr6" draw:text-style-name="P10" draw:layer="layout" svg:width="0.459cm" svg:height="0.461cm" svg:x="5.832cm" svg:y="15.008cm" svg:viewBox="0 0 460 462" draw:points="230,462 0,462 0,0 460,0 460,462 230,462">
          <text:p/>
        </draw:polyline>
        <draw:polygon draw:style-name="gr41" draw:text-style-name="P10" draw:layer="layout" svg:width="0.462cm" svg:height="0.461cm" svg:x="5.369cm" svg:y="15.008cm" svg:viewBox="0 0 463 462" draw:points="0,0 463,0 463,462 0,462">
          <text:p text:style-name="P2"><text:span text:style-name="T8">T</text:span></text:p>
        </draw:polygon>
        <draw:polyline draw:style-name="gr6" draw:text-style-name="P10" draw:layer="layout" svg:width="0.462cm" svg:height="0.461cm" svg:x="5.369cm" svg:y="15.008cm" svg:viewBox="0 0 463 462" draw:points="231,462 0,462 0,0 463,0 463,462 231,462">
          <text:p/>
        </draw:polyline>
        <draw:polygon draw:style-name="gr41" draw:text-style-name="P10" draw:layer="layout" svg:width="0.459cm" svg:height="0.461cm" svg:x="6.755cm" svg:y="15.008cm" svg:viewBox="0 0 460 462" draw:points="0,0 460,0 460,462 0,462">
          <text:p text:style-name="P2"><text:span text:style-name="T8">T</text:span></text:p>
        </draw:polygon>
        <draw:polyline draw:style-name="gr6" draw:text-style-name="P10" draw:layer="layout" svg:width="0.459cm" svg:height="0.461cm" svg:x="6.755cm" svg:y="15.008cm" svg:viewBox="0 0 460 462" draw:points="230,462 0,462 0,0 460,0 460,462 230,462">
          <text:p/>
        </draw:polyline>
        <draw:polygon draw:style-name="gr41" draw:text-style-name="P10" draw:layer="layout" svg:width="0.462cm" svg:height="0.461cm" svg:x="6.292cm" svg:y="15.008cm" svg:viewBox="0 0 463 462" draw:points="0,0 463,0 463,462 0,462">
          <text:p text:style-name="P2"><text:span text:style-name="T8">T</text:span></text:p>
        </draw:polygon>
        <draw:polyline draw:style-name="gr6" draw:text-style-name="P10" draw:layer="layout" svg:width="0.462cm" svg:height="0.461cm" svg:x="6.292cm" svg:y="15.008cm" svg:viewBox="0 0 463 462" draw:points="231,462 0,462 0,0 463,0 463,462 231,462">
          <text:p/>
        </draw:polyline>
        <draw:polygon draw:style-name="gr41" draw:text-style-name="P10" draw:layer="layout" svg:width="0.462cm" svg:height="0.461cm" svg:x="7.215cm" svg:y="15.008cm" svg:viewBox="0 0 463 462" draw:points="0,0 463,0 463,462 0,462">
          <text:p text:style-name="P2"><text:span text:style-name="T8">T</text:span></text:p>
        </draw:polygon>
        <draw:polyline draw:style-name="gr6" draw:text-style-name="P10" draw:layer="layout" svg:width="0.462cm" svg:height="0.461cm" svg:x="7.215cm" svg:y="15.008cm" svg:viewBox="0 0 463 462" draw:points="231,462 0,462 0,0 463,0 463,462 231,462">
          <text:p/>
        </draw:polyline>
        <draw:polygon draw:style-name="gr41" draw:text-style-name="P10" draw:layer="layout" svg:width="0.459cm" svg:height="0.461cm" svg:x="8.141cm" svg:y="15.008cm" svg:viewBox="0 0 460 462" draw:points="0,0 460,0 460,462 0,462">
          <text:p text:style-name="P2"><text:span text:style-name="T8">T</text:span></text:p>
        </draw:polygon>
        <draw:polyline draw:style-name="gr6" draw:text-style-name="P10" draw:layer="layout" svg:width="0.459cm" svg:height="0.461cm" svg:x="8.141cm" svg:y="15.008cm" svg:viewBox="0 0 460 462" draw:points="230,462 0,462 0,0 460,0 460,462 230,462">
          <text:p/>
        </draw:polyline>
        <draw:polygon draw:style-name="gr41" draw:text-style-name="P10" draw:layer="layout" svg:width="0.462cm" svg:height="0.461cm" svg:x="7.678cm" svg:y="15.008cm" svg:viewBox="0 0 463 462" draw:points="0,0 463,0 463,462 0,462">
          <text:p text:style-name="P2"><text:span text:style-name="T8">T</text:span></text:p>
        </draw:polygon>
        <draw:polyline draw:style-name="gr6" draw:text-style-name="P10" draw:layer="layout" svg:width="0.462cm" svg:height="0.461cm" svg:x="7.678cm" svg:y="15.008cm" svg:viewBox="0 0 463 462" draw:points="231,462 0,462 0,0 463,0 463,462 231,462">
          <text:p/>
        </draw:polyline>
        <draw:polygon draw:style-name="gr41" draw:text-style-name="P10" draw:layer="layout" svg:width="0.459cm" svg:height="0.461cm" svg:x="9.064cm" svg:y="15.008cm" svg:viewBox="0 0 460 462" draw:points="0,0 460,0 460,462 0,462">
          <text:p text:style-name="P2"><text:span text:style-name="T8">T</text:span></text:p>
        </draw:polygon>
        <draw:polyline draw:style-name="gr6" draw:text-style-name="P10" draw:layer="layout" svg:width="0.459cm" svg:height="0.461cm" svg:x="9.064cm" svg:y="15.008cm" svg:viewBox="0 0 460 462" draw:points="230,462 0,462 0,0 460,0 460,462 230,462">
          <text:p/>
        </draw:polyline>
        <draw:polygon draw:style-name="gr41" draw:text-style-name="P10" draw:layer="layout" svg:width="0.462cm" svg:height="0.461cm" svg:x="8.601cm" svg:y="15.008cm" svg:viewBox="0 0 463 462" draw:points="0,0 463,0 463,462 0,462">
          <text:p text:style-name="P2"><text:span text:style-name="T8">T</text:span></text:p>
        </draw:polygon>
        <draw:polyline draw:style-name="gr6" draw:text-style-name="P10" draw:layer="layout" svg:width="0.462cm" svg:height="0.461cm" svg:x="8.601cm" svg:y="15.008cm" svg:viewBox="0 0 463 462" draw:points="231,462 0,462 0,0 463,0 463,462 231,462">
          <text:p/>
        </draw:polyline>
        <draw:polygon draw:style-name="gr41" draw:text-style-name="P10" draw:layer="layout" svg:width="0.459cm" svg:height="0.461cm" svg:x="9.987cm" svg:y="15.008cm" svg:viewBox="0 0 460 462" draw:points="0,0 460,0 460,462 0,462">
          <text:p text:style-name="P2"><text:span text:style-name="T8">T</text:span></text:p>
        </draw:polygon>
        <draw:polyline draw:style-name="gr6" draw:text-style-name="P10" draw:layer="layout" svg:width="0.459cm" svg:height="0.461cm" svg:x="9.987cm" svg:y="15.008cm" svg:viewBox="0 0 460 462" draw:points="230,462 0,462 0,0 460,0 460,462 230,462">
          <text:p/>
        </draw:polyline>
        <draw:polygon draw:style-name="gr41" draw:text-style-name="P10" draw:layer="layout" svg:width="0.462cm" svg:height="0.461cm" svg:x="9.524cm" svg:y="15.008cm" svg:viewBox="0 0 463 462" draw:points="0,0 463,0 463,462 0,462">
          <text:p text:style-name="P2"><text:span text:style-name="T8">T</text:span></text:p>
        </draw:polygon>
        <draw:polyline draw:style-name="gr6" draw:text-style-name="P10" draw:layer="layout" svg:width="0.462cm" svg:height="0.461cm" svg:x="9.524cm" svg:y="15.008cm" svg:viewBox="0 0 463 462" draw:points="231,462 0,462 0,0 463,0 463,462 231,462">
          <text:p/>
        </draw:polyline>
        <draw:polygon draw:style-name="gr41" draw:text-style-name="P10" draw:layer="layout" svg:width="0.462cm" svg:height="0.461cm" svg:x="10.447cm" svg:y="15.008cm" svg:viewBox="0 0 463 462" draw:points="0,0 463,0 463,462 0,462">
          <text:p text:style-name="P2"><text:span text:style-name="T8">T</text:span></text:p>
        </draw:polygon>
        <draw:polyline draw:style-name="gr6" draw:text-style-name="P10" draw:layer="layout" svg:width="0.462cm" svg:height="0.461cm" svg:x="10.447cm" svg:y="15.008cm" svg:viewBox="0 0 463 462" draw:points="231,462 0,462 0,0 463,0 463,462 231,462">
          <text:p/>
        </draw:polyline>
        <draw:polygon draw:style-name="gr41" draw:text-style-name="P10" draw:layer="layout" svg:width="0.459cm" svg:height="0.461cm" svg:x="10.882cm" svg:y="15.008cm" svg:viewBox="0 0 460 462" draw:points="0,0 460,0 460,462 0,462">
          <text:p text:style-name="P2"><text:span text:style-name="T8">T</text:span></text:p>
        </draw:polygon>
        <draw:polyline draw:style-name="gr6" draw:text-style-name="P10" draw:layer="layout" svg:width="0.459cm" svg:height="0.461cm" svg:x="10.882cm" svg:y="15.008cm" svg:viewBox="0 0 460 462" draw:points="230,462 0,462 0,0 460,0 460,462 230,462">
          <text:p/>
        </draw:polyline>
        <draw:polygon draw:style-name="gr41" draw:text-style-name="P10" draw:layer="layout" svg:width="0.462cm" svg:height="0.461cm" svg:x="11.342cm" svg:y="15.008cm" svg:viewBox="0 0 463 462" draw:points="0,0 463,0 463,462 0,462">
          <text:p text:style-name="P2"><text:span text:style-name="T8">T</text:span></text:p>
        </draw:polygon>
        <draw:polyline draw:style-name="gr6" draw:text-style-name="P10" draw:layer="layout" svg:width="0.462cm" svg:height="0.461cm" svg:x="11.342cm" svg:y="15.008cm" svg:viewBox="0 0 463 462" draw:points="231,462 0,462 0,0 463,0 463,462 231,462">
          <text:p/>
        </draw:polyline>
        <draw:polygon draw:style-name="gr10" draw:text-style-name="P10" draw:layer="layout" svg:width="0.459cm" svg:height="0.461cm" svg:x="4.909cm" svg:y="15.008cm" svg:viewBox="0 0 460 462" draw:points="0,0 460,0 460,462 0,462">
          <text:p/>
        </draw:polygon>
        <draw:polyline draw:style-name="gr6" draw:text-style-name="P10" draw:layer="layout" svg:width="0.459cm" svg:height="0.461cm" svg:x="4.909cm" svg:y="15.008cm" svg:viewBox="0 0 460 462" draw:points="230,462 0,462 0,0 460,0 460,462 230,462">
          <text:p/>
        </draw:polyline>
        <draw:polygon draw:style-name="gr8" draw:text-style-name="P10" draw:layer="layout" svg:width="0.462cm" svg:height="0.461cm" svg:x="4.446cm" svg:y="15.008cm" svg:viewBox="0 0 463 462" draw:points="0,0 463,0 463,462 0,462">
          <text:p/>
        </draw:polygon>
        <draw:polyline draw:style-name="gr6" draw:text-style-name="P10" draw:layer="layout" svg:width="0.462cm" svg:height="0.461cm" svg:x="4.446cm" svg:y="15.008cm" svg:viewBox="0 0 463 462" draw:points="231,462 0,462 0,0 463,0 463,462 231,462">
          <text:p/>
        </draw:polyline>
        <draw:polygon draw:style-name="gr10" draw:text-style-name="P10" draw:layer="layout" svg:width="0.459cm" svg:height="0.461cm" svg:x="5.832cm" svg:y="15.008cm" svg:viewBox="0 0 460 462" draw:points="0,0 460,0 460,462 0,462">
          <text:p/>
        </draw:polygon>
        <draw:polyline draw:style-name="gr6" draw:text-style-name="P10" draw:layer="layout" svg:width="0.459cm" svg:height="0.461cm" svg:x="5.832cm" svg:y="15.008cm" svg:viewBox="0 0 460 462" draw:points="230,462 0,462 0,0 460,0 460,462 230,462">
          <text:p/>
        </draw:polyline>
        <draw:polygon draw:style-name="gr10" draw:text-style-name="P10" draw:layer="layout" svg:width="0.462cm" svg:height="0.461cm" svg:x="5.369cm" svg:y="15.008cm" svg:viewBox="0 0 463 462" draw:points="0,0 463,0 463,462 0,462">
          <text:p/>
        </draw:polygon>
        <draw:polyline draw:style-name="gr6" draw:text-style-name="P10" draw:layer="layout" svg:width="0.462cm" svg:height="0.461cm" svg:x="5.369cm" svg:y="15.008cm" svg:viewBox="0 0 463 462" draw:points="231,462 0,462 0,0 463,0 463,462 231,462">
          <text:p/>
        </draw:polyline>
        <draw:polygon draw:style-name="gr15" draw:text-style-name="P10" draw:layer="layout" svg:width="0.459cm" svg:height="0.461cm" svg:x="6.755cm" svg:y="15.008cm" svg:viewBox="0 0 460 462" draw:points="0,0 460,0 460,462 0,462">
          <text:p/>
        </draw:polygon>
        <draw:polyline draw:style-name="gr6" draw:text-style-name="P10" draw:layer="layout" svg:width="0.459cm" svg:height="0.461cm" svg:x="6.755cm" svg:y="15.008cm" svg:viewBox="0 0 460 462" draw:points="230,462 0,462 0,0 460,0 460,462 230,462">
          <text:p/>
        </draw:polyline>
        <draw:polygon draw:style-name="gr15" draw:text-style-name="P10" draw:layer="layout" svg:width="0.462cm" svg:height="0.461cm" svg:x="6.292cm" svg:y="15.008cm" svg:viewBox="0 0 463 462" draw:points="0,0 463,0 463,462 0,462">
          <text:p/>
        </draw:polygon>
        <draw:polyline draw:style-name="gr6" draw:text-style-name="P10" draw:layer="layout" svg:width="0.462cm" svg:height="0.461cm" svg:x="6.292cm" svg:y="15.008cm" svg:viewBox="0 0 463 462" draw:points="231,462 0,462 0,0 463,0 463,462 231,462">
          <text:p/>
        </draw:polyline>
        <draw:polygon draw:style-name="gr10" draw:text-style-name="P10" draw:layer="layout" svg:width="0.462cm" svg:height="0.461cm" svg:x="7.215cm" svg:y="15.008cm" svg:viewBox="0 0 463 462" draw:points="0,0 463,0 463,462 0,462">
          <text:p/>
        </draw:polygon>
        <draw:polyline draw:style-name="gr6" draw:text-style-name="P10" draw:layer="layout" svg:width="0.462cm" svg:height="0.461cm" svg:x="7.215cm" svg:y="15.008cm" svg:viewBox="0 0 463 462" draw:points="231,462 0,462 0,0 463,0 463,462 231,462">
          <text:p/>
        </draw:polyline>
        <draw:polygon draw:style-name="gr15" draw:text-style-name="P10" draw:layer="layout" svg:width="0.459cm" svg:height="0.461cm" svg:x="8.141cm" svg:y="15.008cm" svg:viewBox="0 0 460 462" draw:points="0,0 460,0 460,462 0,462">
          <text:p/>
        </draw:polygon>
        <draw:polyline draw:style-name="gr6" draw:text-style-name="P10" draw:layer="layout" svg:width="0.459cm" svg:height="0.461cm" svg:x="8.141cm" svg:y="15.008cm" svg:viewBox="0 0 460 462" draw:points="230,462 0,462 0,0 460,0 460,462 230,462">
          <text:p/>
        </draw:polyline>
        <draw:polygon draw:style-name="gr15" draw:text-style-name="P10" draw:layer="layout" svg:width="0.462cm" svg:height="0.461cm" svg:x="7.678cm" svg:y="15.008cm" svg:viewBox="0 0 463 462" draw:points="0,0 463,0 463,462 0,462">
          <text:p/>
        </draw:polygon>
        <draw:polyline draw:style-name="gr6" draw:text-style-name="P10" draw:layer="layout" svg:width="0.462cm" svg:height="0.461cm" svg:x="7.678cm" svg:y="15.008cm" svg:viewBox="0 0 463 462" draw:points="231,462 0,462 0,0 463,0 463,462 231,462">
          <text:p/>
        </draw:polyline>
        <draw:polygon draw:style-name="gr10" draw:text-style-name="P10" draw:layer="layout" svg:width="0.459cm" svg:height="0.461cm" svg:x="9.064cm" svg:y="15.008cm" svg:viewBox="0 0 460 462" draw:points="0,0 460,0 460,462 0,462">
          <text:p/>
        </draw:polygon>
        <draw:polyline draw:style-name="gr6" draw:text-style-name="P10" draw:layer="layout" svg:width="0.459cm" svg:height="0.461cm" svg:x="9.064cm" svg:y="15.008cm" svg:viewBox="0 0 460 462" draw:points="230,462 0,462 0,0 460,0 460,462 230,462">
          <text:p/>
        </draw:polyline>
        <draw:polygon draw:style-name="gr15" draw:text-style-name="P10" draw:layer="layout" svg:width="0.462cm" svg:height="0.461cm" svg:x="8.601cm" svg:y="15.008cm" svg:viewBox="0 0 463 462" draw:points="0,0 463,0 463,462 0,462">
          <text:p/>
        </draw:polygon>
        <draw:polyline draw:style-name="gr6" draw:text-style-name="P10" draw:layer="layout" svg:width="0.462cm" svg:height="0.461cm" svg:x="8.601cm" svg:y="15.008cm" svg:viewBox="0 0 463 462" draw:points="231,462 0,462 0,0 463,0 463,462 231,462">
          <text:p/>
        </draw:polyline>
        <draw:polygon draw:style-name="gr10" draw:text-style-name="P10" draw:layer="layout" svg:width="0.459cm" svg:height="0.461cm" svg:x="9.987cm" svg:y="15.008cm" svg:viewBox="0 0 460 462" draw:points="0,0 460,0 460,462 0,462">
          <text:p/>
        </draw:polygon>
        <draw:polyline draw:style-name="gr6" draw:text-style-name="P10" draw:layer="layout" svg:width="0.459cm" svg:height="0.461cm" svg:x="9.987cm" svg:y="15.008cm" svg:viewBox="0 0 460 462" draw:points="230,462 0,462 0,0 460,0 460,462 230,462">
          <text:p/>
        </draw:polyline>
        <draw:polygon draw:style-name="gr10" draw:text-style-name="P10" draw:layer="layout" svg:width="0.462cm" svg:height="0.461cm" svg:x="9.524cm" svg:y="15.008cm" svg:viewBox="0 0 463 462" draw:points="0,0 463,0 463,462 0,462">
          <text:p/>
        </draw:polygon>
        <draw:polyline draw:style-name="gr6" draw:text-style-name="P10" draw:layer="layout" svg:width="0.462cm" svg:height="0.461cm" svg:x="9.524cm" svg:y="15.008cm" svg:viewBox="0 0 463 462" draw:points="231,462 0,462 0,0 463,0 463,462 231,462">
          <text:p/>
        </draw:polyline>
        <draw:polygon draw:style-name="gr10" draw:text-style-name="P10" draw:layer="layout" svg:width="0.462cm" svg:height="0.461cm" svg:x="10.447cm" svg:y="15.008cm" svg:viewBox="0 0 463 462" draw:points="0,0 463,0 463,462 0,462">
          <text:p/>
        </draw:polygon>
        <draw:polyline draw:style-name="gr6" draw:text-style-name="P10" draw:layer="layout" svg:width="0.462cm" svg:height="0.461cm" svg:x="10.447cm" svg:y="15.008cm" svg:viewBox="0 0 463 462" draw:points="231,462 0,462 0,0 463,0 463,462 231,462">
          <text:p/>
        </draw:polyline>
        <draw:polygon draw:style-name="gr8" draw:text-style-name="P10" draw:layer="layout" svg:width="0.459cm" svg:height="0.461cm" svg:x="10.882cm" svg:y="15.008cm" svg:viewBox="0 0 460 462" draw:points="0,0 460,0 460,462 0,462">
          <text:p/>
        </draw:polygon>
        <draw:polyline draw:style-name="gr6" draw:text-style-name="P10" draw:layer="layout" svg:width="0.459cm" svg:height="0.461cm" svg:x="10.882cm" svg:y="15.008cm" svg:viewBox="0 0 460 462" draw:points="230,462 0,462 0,0 460,0 460,462 230,462">
          <text:p/>
        </draw:polyline>
        <draw:polygon draw:style-name="gr8" draw:text-style-name="P10" draw:layer="layout" svg:width="0.462cm" svg:height="0.461cm" svg:x="11.342cm" svg:y="15.008cm" svg:viewBox="0 0 463 462" draw:points="0,0 463,0 463,462 0,462">
          <text:p/>
        </draw:polygon>
        <draw:polyline draw:style-name="gr6" draw:text-style-name="P10" draw:layer="layout" svg:width="0.462cm" svg:height="0.461cm" svg:x="11.342cm" svg:y="15.008cm" svg:viewBox="0 0 463 462" draw:points="231,462 0,462 0,0 463,0 463,462 231,462">
          <text:p/>
        </draw:polyline>
        <draw:polygon draw:style-name="gr41" draw:text-style-name="P10" draw:layer="layout" svg:width="0.459cm" svg:height="0.461cm" svg:x="4.909cm" svg:y="14.546cm" svg:viewBox="0 0 460 462" draw:points="0,0 460,0 460,462 0,462">
          <text:p text:style-name="P2"><text:span text:style-name="T8">T</text:span></text:p>
        </draw:polygon>
        <draw:polyline draw:style-name="gr6" draw:text-style-name="P10" draw:layer="layout" svg:width="0.459cm" svg:height="0.461cm" svg:x="4.909cm" svg:y="14.546cm" svg:viewBox="0 0 460 462" draw:points="230,462 0,462 0,0 460,0 460,462 230,462">
          <text:p/>
        </draw:polyline>
        <draw:polygon draw:style-name="gr41" draw:text-style-name="P10" draw:layer="layout" svg:width="0.462cm" svg:height="0.461cm" svg:x="4.446cm" svg:y="14.546cm" svg:viewBox="0 0 463 462" draw:points="0,0 463,0 463,462 0,462">
          <text:p text:style-name="P2"><text:span text:style-name="T8">T</text:span></text:p>
        </draw:polygon>
        <draw:polyline draw:style-name="gr6" draw:text-style-name="P10" draw:layer="layout" svg:width="0.462cm" svg:height="0.461cm" svg:x="4.446cm" svg:y="14.546cm" svg:viewBox="0 0 463 462" draw:points="231,462 0,462 0,0 463,0 463,462 231,462">
          <text:p/>
        </draw:polyline>
        <draw:polygon draw:style-name="gr41" draw:text-style-name="P10" draw:layer="layout" svg:width="0.459cm" svg:height="0.461cm" svg:x="5.832cm" svg:y="14.546cm" svg:viewBox="0 0 460 462" draw:points="0,0 460,0 460,462 0,462">
          <text:p text:style-name="P2"><text:span text:style-name="T8">T</text:span></text:p>
        </draw:polygon>
        <draw:polyline draw:style-name="gr6" draw:text-style-name="P10" draw:layer="layout" svg:width="0.459cm" svg:height="0.461cm" svg:x="5.832cm" svg:y="14.546cm" svg:viewBox="0 0 460 462" draw:points="230,462 0,462 0,0 460,0 460,462 230,462">
          <text:p/>
        </draw:polyline>
        <draw:polygon draw:style-name="gr41" draw:text-style-name="P10" draw:layer="layout" svg:width="0.462cm" svg:height="0.461cm" svg:x="5.369cm" svg:y="14.546cm" svg:viewBox="0 0 463 462" draw:points="0,0 463,0 463,462 0,462">
          <text:p text:style-name="P2"><text:span text:style-name="T8">T</text:span></text:p>
        </draw:polygon>
        <draw:polyline draw:style-name="gr6" draw:text-style-name="P10" draw:layer="layout" svg:width="0.462cm" svg:height="0.461cm" svg:x="5.369cm" svg:y="14.546cm" svg:viewBox="0 0 463 462" draw:points="231,462 0,462 0,0 463,0 463,462 231,462">
          <text:p/>
        </draw:polyline>
        <draw:polygon draw:style-name="gr41" draw:text-style-name="P10" draw:layer="layout" svg:width="0.459cm" svg:height="0.461cm" svg:x="6.755cm" svg:y="14.546cm" svg:viewBox="0 0 460 462" draw:points="0,0 460,0 460,462 0,462">
          <text:p text:style-name="P2"><text:span text:style-name="T8">T</text:span></text:p>
        </draw:polygon>
        <draw:polyline draw:style-name="gr6" draw:text-style-name="P10" draw:layer="layout" svg:width="0.459cm" svg:height="0.461cm" svg:x="6.755cm" svg:y="14.546cm" svg:viewBox="0 0 460 462" draw:points="230,462 0,462 0,0 460,0 460,462 230,462">
          <text:p/>
        </draw:polyline>
        <draw:polygon draw:style-name="gr41" draw:text-style-name="P10" draw:layer="layout" svg:width="0.462cm" svg:height="0.461cm" svg:x="6.292cm" svg:y="14.546cm" svg:viewBox="0 0 463 462" draw:points="0,0 463,0 463,462 0,462">
          <text:p text:style-name="P2"><text:span text:style-name="T8">T</text:span></text:p>
        </draw:polygon>
        <draw:polyline draw:style-name="gr6" draw:text-style-name="P10" draw:layer="layout" svg:width="0.462cm" svg:height="0.461cm" svg:x="6.292cm" svg:y="14.546cm" svg:viewBox="0 0 463 462" draw:points="231,462 0,462 0,0 463,0 463,462 231,462">
          <text:p/>
        </draw:polyline>
        <draw:polygon draw:style-name="gr41" draw:text-style-name="P10" draw:layer="layout" svg:width="0.462cm" svg:height="0.461cm" svg:x="7.215cm" svg:y="14.546cm" svg:viewBox="0 0 463 462" draw:points="0,0 463,0 463,462 0,462">
          <text:p text:style-name="P2"><text:span text:style-name="T8">T</text:span></text:p>
        </draw:polygon>
        <draw:polyline draw:style-name="gr6" draw:text-style-name="P10" draw:layer="layout" svg:width="0.462cm" svg:height="0.461cm" svg:x="7.215cm" svg:y="14.546cm" svg:viewBox="0 0 463 462" draw:points="231,462 0,462 0,0 463,0 463,462 231,462">
          <text:p/>
        </draw:polyline>
        <draw:polygon draw:style-name="gr41" draw:text-style-name="P10" draw:layer="layout" svg:width="0.459cm" svg:height="0.461cm" svg:x="8.141cm" svg:y="14.546cm" svg:viewBox="0 0 460 462" draw:points="0,0 460,0 460,462 0,462">
          <text:p text:style-name="P2"><text:span text:style-name="T8">T</text:span></text:p>
        </draw:polygon>
        <draw:polyline draw:style-name="gr6" draw:text-style-name="P10" draw:layer="layout" svg:width="0.459cm" svg:height="0.461cm" svg:x="8.141cm" svg:y="14.546cm" svg:viewBox="0 0 460 462" draw:points="230,462 0,462 0,0 460,0 460,462 230,462">
          <text:p/>
        </draw:polyline>
        <draw:polygon draw:style-name="gr41" draw:text-style-name="P10" draw:layer="layout" svg:width="0.462cm" svg:height="0.461cm" svg:x="7.678cm" svg:y="14.546cm" svg:viewBox="0 0 463 462" draw:points="0,0 463,0 463,462 0,462">
          <text:p text:style-name="P2"><text:span text:style-name="T8">T</text:span></text:p>
        </draw:polygon>
        <draw:polyline draw:style-name="gr6" draw:text-style-name="P10" draw:layer="layout" svg:width="0.462cm" svg:height="0.461cm" svg:x="7.678cm" svg:y="14.546cm" svg:viewBox="0 0 463 462" draw:points="231,462 0,462 0,0 463,0 463,462 231,462">
          <text:p/>
        </draw:polyline>
        <draw:polygon draw:style-name="gr41" draw:text-style-name="P10" draw:layer="layout" svg:width="0.459cm" svg:height="0.461cm" svg:x="9.064cm" svg:y="14.546cm" svg:viewBox="0 0 460 462" draw:points="0,0 460,0 460,462 0,462">
          <text:p text:style-name="P2"><text:span text:style-name="T8">T</text:span></text:p>
        </draw:polygon>
        <draw:polyline draw:style-name="gr6" draw:text-style-name="P10" draw:layer="layout" svg:width="0.459cm" svg:height="0.461cm" svg:x="9.064cm" svg:y="14.546cm" svg:viewBox="0 0 460 462" draw:points="230,462 0,462 0,0 460,0 460,462 230,462">
          <text:p/>
        </draw:polyline>
        <draw:polygon draw:style-name="gr41" draw:text-style-name="P10" draw:layer="layout" svg:width="0.462cm" svg:height="0.461cm" svg:x="8.601cm" svg:y="14.546cm" svg:viewBox="0 0 463 462" draw:points="0,0 463,0 463,462 0,462">
          <text:p text:style-name="P2"><text:span text:style-name="T8">T</text:span></text:p>
        </draw:polygon>
        <draw:polyline draw:style-name="gr6" draw:text-style-name="P10" draw:layer="layout" svg:width="0.462cm" svg:height="0.461cm" svg:x="8.601cm" svg:y="14.546cm" svg:viewBox="0 0 463 462" draw:points="231,462 0,462 0,0 463,0 463,462 231,462">
          <text:p/>
        </draw:polyline>
        <draw:polygon draw:style-name="gr41" draw:text-style-name="P10" draw:layer="layout" svg:width="0.459cm" svg:height="0.461cm" svg:x="9.987cm" svg:y="14.546cm" svg:viewBox="0 0 460 462" draw:points="0,0 460,0 460,462 0,462">
          <text:p text:style-name="P2"><text:span text:style-name="T8">T</text:span></text:p>
        </draw:polygon>
        <draw:polyline draw:style-name="gr6" draw:text-style-name="P10" draw:layer="layout" svg:width="0.459cm" svg:height="0.461cm" svg:x="9.987cm" svg:y="14.546cm" svg:viewBox="0 0 460 462" draw:points="230,462 0,462 0,0 460,0 460,462 230,462">
          <text:p/>
        </draw:polyline>
        <draw:polygon draw:style-name="gr41" draw:text-style-name="P10" draw:layer="layout" svg:width="0.462cm" svg:height="0.461cm" svg:x="9.524cm" svg:y="14.546cm" svg:viewBox="0 0 463 462" draw:points="0,0 463,0 463,462 0,462">
          <text:p text:style-name="P2"><text:span text:style-name="T8">T</text:span></text:p>
        </draw:polygon>
        <draw:polyline draw:style-name="gr6" draw:text-style-name="P10" draw:layer="layout" svg:width="0.462cm" svg:height="0.461cm" svg:x="9.524cm" svg:y="14.546cm" svg:viewBox="0 0 463 462" draw:points="231,462 0,462 0,0 463,0 463,462 231,462">
          <text:p/>
        </draw:polyline>
        <draw:polygon draw:style-name="gr41" draw:text-style-name="P10" draw:layer="layout" svg:width="0.462cm" svg:height="0.461cm" svg:x="10.447cm" svg:y="14.546cm" svg:viewBox="0 0 463 462" draw:points="0,0 463,0 463,462 0,462">
          <text:p text:style-name="P2"><text:span text:style-name="T8">T</text:span></text:p>
        </draw:polygon>
        <draw:polyline draw:style-name="gr6" draw:text-style-name="P10" draw:layer="layout" svg:width="0.462cm" svg:height="0.461cm" svg:x="10.447cm" svg:y="14.546cm" svg:viewBox="0 0 463 462" draw:points="231,462 0,462 0,0 463,0 463,462 231,462">
          <text:p/>
        </draw:polyline>
        <draw:polygon draw:style-name="gr41" draw:text-style-name="P10" draw:layer="layout" svg:width="0.459cm" svg:height="0.461cm" svg:x="10.882cm" svg:y="14.546cm" svg:viewBox="0 0 460 462" draw:points="0,0 460,0 460,462 0,462">
          <text:p text:style-name="P2"><text:span text:style-name="T8">T</text:span></text:p>
        </draw:polygon>
        <draw:polyline draw:style-name="gr6" draw:text-style-name="P10" draw:layer="layout" svg:width="0.459cm" svg:height="0.461cm" svg:x="10.882cm" svg:y="14.546cm" svg:viewBox="0 0 460 462" draw:points="230,462 0,462 0,0 460,0 460,462 230,462">
          <text:p/>
        </draw:polyline>
        <draw:polygon draw:style-name="gr41" draw:text-style-name="P10" draw:layer="layout" svg:width="0.462cm" svg:height="0.461cm" svg:x="11.342cm" svg:y="14.546cm" svg:viewBox="0 0 463 462" draw:points="0,0 463,0 463,462 0,462">
          <text:p text:style-name="P2"><text:span text:style-name="T8">T</text:span></text:p>
        </draw:polygon>
        <draw:polyline draw:style-name="gr6" draw:text-style-name="P10" draw:layer="layout" svg:width="0.462cm" svg:height="0.461cm" svg:x="11.342cm" svg:y="14.546cm" svg:viewBox="0 0 463 462" draw:points="231,462 0,462 0,0 463,0 463,462 231,462">
          <text:p/>
        </draw:polyline>
        <draw:polygon draw:style-name="gr10" draw:text-style-name="P10" draw:layer="layout" svg:width="0.459cm" svg:height="0.461cm" svg:x="4.909cm" svg:y="14.546cm" svg:viewBox="0 0 460 462" draw:points="0,0 460,0 460,462 0,462">
          <text:p/>
        </draw:polygon>
        <draw:polyline draw:style-name="gr6" draw:text-style-name="P10" draw:layer="layout" svg:width="0.459cm" svg:height="0.461cm" svg:x="4.909cm" svg:y="14.546cm" svg:viewBox="0 0 460 462" draw:points="230,462 0,462 0,0 460,0 460,462 230,462">
          <text:p/>
        </draw:polyline>
        <draw:polygon draw:style-name="gr8" draw:text-style-name="P10" draw:layer="layout" svg:width="0.462cm" svg:height="0.461cm" svg:x="4.446cm" svg:y="14.546cm" svg:viewBox="0 0 463 462" draw:points="0,0 463,0 463,462 0,462">
          <text:p/>
        </draw:polygon>
        <draw:polyline draw:style-name="gr6" draw:text-style-name="P10" draw:layer="layout" svg:width="0.462cm" svg:height="0.461cm" svg:x="4.446cm" svg:y="14.546cm" svg:viewBox="0 0 463 462" draw:points="231,462 0,462 0,0 463,0 463,462 231,462">
          <text:p/>
        </draw:polyline>
        <draw:polygon draw:style-name="gr10" draw:text-style-name="P10" draw:layer="layout" svg:width="0.459cm" svg:height="0.461cm" svg:x="5.832cm" svg:y="14.546cm" svg:viewBox="0 0 460 462" draw:points="0,0 460,0 460,462 0,462">
          <text:p/>
        </draw:polygon>
        <draw:polyline draw:style-name="gr6" draw:text-style-name="P10" draw:layer="layout" svg:width="0.459cm" svg:height="0.461cm" svg:x="5.832cm" svg:y="14.546cm" svg:viewBox="0 0 460 462" draw:points="230,462 0,462 0,0 460,0 460,462 230,462">
          <text:p/>
        </draw:polyline>
        <draw:polygon draw:style-name="gr10" draw:text-style-name="P10" draw:layer="layout" svg:width="0.462cm" svg:height="0.461cm" svg:x="5.369cm" svg:y="14.546cm" svg:viewBox="0 0 463 462" draw:points="0,0 463,0 463,462 0,462">
          <text:p/>
        </draw:polygon>
        <draw:polyline draw:style-name="gr6" draw:text-style-name="P10" draw:layer="layout" svg:width="0.462cm" svg:height="0.461cm" svg:x="5.369cm" svg:y="14.546cm" svg:viewBox="0 0 463 462" draw:points="231,462 0,462 0,0 463,0 463,462 231,462">
          <text:p/>
        </draw:polyline>
        <draw:polygon draw:style-name="gr15" draw:text-style-name="P10" draw:layer="layout" svg:width="0.459cm" svg:height="0.461cm" svg:x="6.755cm" svg:y="14.546cm" svg:viewBox="0 0 460 462" draw:points="0,0 460,0 460,462 0,462">
          <text:p/>
        </draw:polygon>
        <draw:polyline draw:style-name="gr6" draw:text-style-name="P10" draw:layer="layout" svg:width="0.459cm" svg:height="0.461cm" svg:x="6.755cm" svg:y="14.546cm" svg:viewBox="0 0 460 462" draw:points="230,462 0,462 0,0 460,0 460,462 230,462">
          <text:p/>
        </draw:polyline>
        <draw:polygon draw:style-name="gr15" draw:text-style-name="P10" draw:layer="layout" svg:width="0.462cm" svg:height="0.461cm" svg:x="6.292cm" svg:y="14.546cm" svg:viewBox="0 0 463 462" draw:points="0,0 463,0 463,462 0,462">
          <text:p/>
        </draw:polygon>
        <draw:polyline draw:style-name="gr6" draw:text-style-name="P10" draw:layer="layout" svg:width="0.462cm" svg:height="0.461cm" svg:x="6.292cm" svg:y="14.546cm" svg:viewBox="0 0 463 462" draw:points="231,462 0,462 0,0 463,0 463,462 231,462">
          <text:p/>
        </draw:polyline>
        <draw:polygon draw:style-name="gr15" draw:text-style-name="P10" draw:layer="layout" svg:width="0.462cm" svg:height="0.461cm" svg:x="7.215cm" svg:y="14.546cm" svg:viewBox="0 0 463 462" draw:points="0,0 463,0 463,462 0,462">
          <text:p/>
        </draw:polygon>
        <draw:polyline draw:style-name="gr6" draw:text-style-name="P10" draw:layer="layout" svg:width="0.462cm" svg:height="0.461cm" svg:x="7.215cm" svg:y="14.546cm" svg:viewBox="0 0 463 462" draw:points="231,462 0,462 0,0 463,0 463,462 231,462">
          <text:p/>
        </draw:polyline>
        <draw:polygon draw:style-name="gr15" draw:text-style-name="P10" draw:layer="layout" svg:width="0.459cm" svg:height="0.461cm" svg:x="8.141cm" svg:y="14.546cm" svg:viewBox="0 0 460 462" draw:points="0,0 460,0 460,462 0,462">
          <text:p/>
        </draw:polygon>
        <draw:polyline draw:style-name="gr6" draw:text-style-name="P10" draw:layer="layout" svg:width="0.459cm" svg:height="0.461cm" svg:x="8.141cm" svg:y="14.546cm" svg:viewBox="0 0 460 462" draw:points="230,462 0,462 0,0 460,0 460,462 230,462">
          <text:p/>
        </draw:polyline>
        <draw:polygon draw:style-name="gr15" draw:text-style-name="P10" draw:layer="layout" svg:width="0.462cm" svg:height="0.461cm" svg:x="7.678cm" svg:y="14.546cm" svg:viewBox="0 0 463 462" draw:points="0,0 463,0 463,462 0,462">
          <text:p/>
        </draw:polygon>
        <draw:polyline draw:style-name="gr6" draw:text-style-name="P10" draw:layer="layout" svg:width="0.462cm" svg:height="0.461cm" svg:x="7.678cm" svg:y="14.546cm" svg:viewBox="0 0 463 462" draw:points="231,462 0,462 0,0 463,0 463,462 231,462">
          <text:p/>
        </draw:polyline>
        <draw:polygon draw:style-name="gr15" draw:text-style-name="P10" draw:layer="layout" svg:width="0.459cm" svg:height="0.461cm" svg:x="9.064cm" svg:y="14.546cm" svg:viewBox="0 0 460 462" draw:points="0,0 460,0 460,462 0,462">
          <text:p/>
        </draw:polygon>
        <draw:polyline draw:style-name="gr6" draw:text-style-name="P10" draw:layer="layout" svg:width="0.459cm" svg:height="0.461cm" svg:x="9.064cm" svg:y="14.546cm" svg:viewBox="0 0 460 462" draw:points="230,462 0,462 0,0 460,0 460,462 230,462">
          <text:p/>
        </draw:polyline>
        <draw:polygon draw:style-name="gr15" draw:text-style-name="P10" draw:layer="layout" svg:width="0.462cm" svg:height="0.461cm" svg:x="8.601cm" svg:y="14.546cm" svg:viewBox="0 0 463 462" draw:points="0,0 463,0 463,462 0,462">
          <text:p/>
        </draw:polygon>
        <draw:polyline draw:style-name="gr6" draw:text-style-name="P10" draw:layer="layout" svg:width="0.462cm" svg:height="0.461cm" svg:x="8.601cm" svg:y="14.546cm" svg:viewBox="0 0 463 462" draw:points="231,462 0,462 0,0 463,0 463,462 231,462">
          <text:p/>
        </draw:polyline>
        <draw:polygon draw:style-name="gr10" draw:text-style-name="P10" draw:layer="layout" svg:width="0.459cm" svg:height="0.461cm" svg:x="9.987cm" svg:y="14.546cm" svg:viewBox="0 0 460 462" draw:points="0,0 460,0 460,462 0,462">
          <text:p/>
        </draw:polygon>
        <draw:polyline draw:style-name="gr6" draw:text-style-name="P10" draw:layer="layout" svg:width="0.459cm" svg:height="0.461cm" svg:x="9.987cm" svg:y="14.546cm" svg:viewBox="0 0 460 462" draw:points="230,462 0,462 0,0 460,0 460,462 230,462">
          <text:p/>
        </draw:polyline>
        <draw:polygon draw:style-name="gr10" draw:text-style-name="P10" draw:layer="layout" svg:width="0.462cm" svg:height="0.461cm" svg:x="9.524cm" svg:y="14.546cm" svg:viewBox="0 0 463 462" draw:points="0,0 463,0 463,462 0,462">
          <text:p/>
        </draw:polygon>
        <draw:polyline draw:style-name="gr6" draw:text-style-name="P10" draw:layer="layout" svg:width="0.462cm" svg:height="0.461cm" svg:x="9.524cm" svg:y="14.546cm" svg:viewBox="0 0 463 462" draw:points="231,462 0,462 0,0 463,0 463,462 231,462">
          <text:p/>
        </draw:polyline>
        <draw:polygon draw:style-name="gr10" draw:text-style-name="P10" draw:layer="layout" svg:width="0.462cm" svg:height="0.461cm" svg:x="10.447cm" svg:y="14.546cm" svg:viewBox="0 0 463 462" draw:points="0,0 463,0 463,462 0,462">
          <text:p/>
        </draw:polygon>
        <draw:polyline draw:style-name="gr6" draw:text-style-name="P10" draw:layer="layout" svg:width="0.462cm" svg:height="0.461cm" svg:x="10.447cm" svg:y="14.546cm" svg:viewBox="0 0 463 462" draw:points="231,462 0,462 0,0 463,0 463,462 231,462">
          <text:p/>
        </draw:polyline>
        <draw:polygon draw:style-name="gr8" draw:text-style-name="P10" draw:layer="layout" svg:width="0.459cm" svg:height="0.461cm" svg:x="10.882cm" svg:y="14.546cm" svg:viewBox="0 0 460 462" draw:points="0,0 460,0 460,462 0,462">
          <text:p/>
        </draw:polygon>
        <draw:polyline draw:style-name="gr6" draw:text-style-name="P10" draw:layer="layout" svg:width="0.459cm" svg:height="0.461cm" svg:x="10.882cm" svg:y="14.546cm" svg:viewBox="0 0 460 462" draw:points="230,462 0,462 0,0 460,0 460,462 230,462">
          <text:p/>
        </draw:polyline>
        <draw:polygon draw:style-name="gr8" draw:text-style-name="P10" draw:layer="layout" svg:width="0.462cm" svg:height="0.461cm" svg:x="11.342cm" svg:y="14.546cm" svg:viewBox="0 0 463 462" draw:points="0,0 463,0 463,462 0,462">
          <text:p/>
        </draw:polygon>
        <draw:polyline draw:style-name="gr6" draw:text-style-name="P10" draw:layer="layout" svg:width="0.462cm" svg:height="0.461cm" svg:x="11.342cm" svg:y="14.546cm" svg:viewBox="0 0 463 462" draw:points="231,462 0,462 0,0 463,0 463,462 231,462">
          <text:p/>
        </draw:polyline>
        <draw:polygon draw:style-name="gr41" draw:text-style-name="P10" draw:layer="layout" svg:width="0.459cm" svg:height="0.461cm" svg:x="4.909cm" svg:y="14.084cm" svg:viewBox="0 0 460 462" draw:points="0,0 460,0 460,462 0,462">
          <text:p text:style-name="P2"><text:span text:style-name="T8">T</text:span></text:p>
        </draw:polygon>
        <draw:polyline draw:style-name="gr6" draw:text-style-name="P10" draw:layer="layout" svg:width="0.459cm" svg:height="0.461cm" svg:x="4.909cm" svg:y="14.084cm" svg:viewBox="0 0 460 462" draw:points="230,462 0,462 0,0 460,0 460,462 230,462">
          <text:p/>
        </draw:polyline>
        <draw:polygon draw:style-name="gr41" draw:text-style-name="P10" draw:layer="layout" svg:width="0.462cm" svg:height="0.461cm" svg:x="4.446cm" svg:y="14.084cm" svg:viewBox="0 0 463 462" draw:points="0,0 463,0 463,462 0,462">
          <text:p text:style-name="P2"><text:span text:style-name="T8">T</text:span></text:p>
        </draw:polygon>
        <draw:polyline draw:style-name="gr6" draw:text-style-name="P10" draw:layer="layout" svg:width="0.462cm" svg:height="0.461cm" svg:x="4.446cm" svg:y="14.084cm" svg:viewBox="0 0 463 462" draw:points="231,462 0,462 0,0 463,0 463,462 231,462">
          <text:p/>
        </draw:polyline>
        <draw:polygon draw:style-name="gr41" draw:text-style-name="P10" draw:layer="layout" svg:width="0.459cm" svg:height="0.461cm" svg:x="5.832cm" svg:y="14.084cm" svg:viewBox="0 0 460 462" draw:points="0,0 460,0 460,462 0,462">
          <text:p text:style-name="P2"><text:span text:style-name="T8">T</text:span></text:p>
        </draw:polygon>
        <draw:polyline draw:style-name="gr6" draw:text-style-name="P10" draw:layer="layout" svg:width="0.459cm" svg:height="0.461cm" svg:x="5.832cm" svg:y="14.084cm" svg:viewBox="0 0 460 462" draw:points="230,462 0,462 0,0 460,0 460,462 230,462">
          <text:p/>
        </draw:polyline>
        <draw:polygon draw:style-name="gr41" draw:text-style-name="P10" draw:layer="layout" svg:width="0.462cm" svg:height="0.461cm" svg:x="5.369cm" svg:y="14.084cm" svg:viewBox="0 0 463 462" draw:points="0,0 463,0 463,462 0,462">
          <text:p text:style-name="P2"><text:span text:style-name="T8">T</text:span></text:p>
        </draw:polygon>
        <draw:polyline draw:style-name="gr6" draw:text-style-name="P10" draw:layer="layout" svg:width="0.462cm" svg:height="0.461cm" svg:x="5.369cm" svg:y="14.084cm" svg:viewBox="0 0 463 462" draw:points="231,462 0,462 0,0 463,0 463,462 231,462">
          <text:p/>
        </draw:polyline>
        <draw:polygon draw:style-name="gr41" draw:text-style-name="P10" draw:layer="layout" svg:width="0.459cm" svg:height="0.461cm" svg:x="6.755cm" svg:y="14.084cm" svg:viewBox="0 0 460 462" draw:points="0,0 460,0 460,462 0,462">
          <text:p text:style-name="P2"><text:span text:style-name="T8">T</text:span></text:p>
        </draw:polygon>
        <draw:polyline draw:style-name="gr6" draw:text-style-name="P10" draw:layer="layout" svg:width="0.459cm" svg:height="0.461cm" svg:x="6.755cm" svg:y="14.084cm" svg:viewBox="0 0 460 462" draw:points="230,462 0,462 0,0 460,0 460,462 230,462">
          <text:p/>
        </draw:polyline>
        <draw:polygon draw:style-name="gr41" draw:text-style-name="P10" draw:layer="layout" svg:width="0.462cm" svg:height="0.461cm" svg:x="6.292cm" svg:y="14.084cm" svg:viewBox="0 0 463 462" draw:points="0,0 463,0 463,462 0,462">
          <text:p text:style-name="P2"><text:span text:style-name="T8">T</text:span></text:p>
        </draw:polygon>
        <draw:polyline draw:style-name="gr6" draw:text-style-name="P10" draw:layer="layout" svg:width="0.462cm" svg:height="0.461cm" svg:x="6.292cm" svg:y="14.084cm" svg:viewBox="0 0 463 462" draw:points="231,462 0,462 0,0 463,0 463,462 231,462">
          <text:p/>
        </draw:polyline>
        <draw:polygon draw:style-name="gr41" draw:text-style-name="P10" draw:layer="layout" svg:width="0.462cm" svg:height="0.461cm" svg:x="7.215cm" svg:y="14.084cm" svg:viewBox="0 0 463 462" draw:points="0,0 463,0 463,462 0,462">
          <text:p text:style-name="P2"><text:span text:style-name="T8">T</text:span></text:p>
        </draw:polygon>
        <draw:polyline draw:style-name="gr6" draw:text-style-name="P10" draw:layer="layout" svg:width="0.462cm" svg:height="0.461cm" svg:x="7.215cm" svg:y="14.084cm" svg:viewBox="0 0 463 462" draw:points="231,462 0,462 0,0 463,0 463,462 231,462">
          <text:p/>
        </draw:polyline>
        <draw:polygon draw:style-name="gr41" draw:text-style-name="P10" draw:layer="layout" svg:width="0.459cm" svg:height="0.461cm" svg:x="8.141cm" svg:y="14.084cm" svg:viewBox="0 0 460 462" draw:points="0,0 460,0 460,462 0,462">
          <text:p text:style-name="P2"><text:span text:style-name="T8">T</text:span></text:p>
        </draw:polygon>
        <draw:polyline draw:style-name="gr6" draw:text-style-name="P10" draw:layer="layout" svg:width="0.459cm" svg:height="0.461cm" svg:x="8.141cm" svg:y="14.084cm" svg:viewBox="0 0 460 462" draw:points="230,462 0,462 0,0 460,0 460,462 230,462">
          <text:p/>
        </draw:polyline>
        <draw:polygon draw:style-name="gr41" draw:text-style-name="P10" draw:layer="layout" svg:width="0.462cm" svg:height="0.461cm" svg:x="7.678cm" svg:y="14.084cm" svg:viewBox="0 0 463 462" draw:points="0,0 463,0 463,462 0,462">
          <text:p text:style-name="P2"><text:span text:style-name="T8">T</text:span></text:p>
        </draw:polygon>
        <draw:polyline draw:style-name="gr6" draw:text-style-name="P10" draw:layer="layout" svg:width="0.462cm" svg:height="0.461cm" svg:x="7.678cm" svg:y="14.084cm" svg:viewBox="0 0 463 462" draw:points="231,462 0,462 0,0 463,0 463,462 231,462">
          <text:p/>
        </draw:polyline>
        <draw:polygon draw:style-name="gr41" draw:text-style-name="P10" draw:layer="layout" svg:width="0.459cm" svg:height="0.461cm" svg:x="9.064cm" svg:y="14.084cm" svg:viewBox="0 0 460 462" draw:points="0,0 460,0 460,462 0,462">
          <text:p text:style-name="P2"><text:span text:style-name="T8">T</text:span></text:p>
        </draw:polygon>
        <draw:polyline draw:style-name="gr6" draw:text-style-name="P10" draw:layer="layout" svg:width="0.459cm" svg:height="0.461cm" svg:x="9.064cm" svg:y="14.084cm" svg:viewBox="0 0 460 462" draw:points="230,462 0,462 0,0 460,0 460,462 230,462">
          <text:p/>
        </draw:polyline>
        <draw:polygon draw:style-name="gr41" draw:text-style-name="P10" draw:layer="layout" svg:width="0.462cm" svg:height="0.461cm" svg:x="8.601cm" svg:y="14.084cm" svg:viewBox="0 0 463 462" draw:points="0,0 463,0 463,462 0,462">
          <text:p text:style-name="P2"><text:span text:style-name="T8">T</text:span></text:p>
        </draw:polygon>
        <draw:polyline draw:style-name="gr6" draw:text-style-name="P10" draw:layer="layout" svg:width="0.462cm" svg:height="0.461cm" svg:x="8.601cm" svg:y="14.084cm" svg:viewBox="0 0 463 462" draw:points="231,462 0,462 0,0 463,0 463,462 231,462">
          <text:p/>
        </draw:polyline>
        <draw:polygon draw:style-name="gr41" draw:text-style-name="P10" draw:layer="layout" svg:width="0.459cm" svg:height="0.461cm" svg:x="9.987cm" svg:y="14.084cm" svg:viewBox="0 0 460 462" draw:points="0,0 460,0 460,462 0,462">
          <text:p text:style-name="P2"><text:span text:style-name="T8">T</text:span></text:p>
        </draw:polygon>
        <draw:polyline draw:style-name="gr6" draw:text-style-name="P10" draw:layer="layout" svg:width="0.459cm" svg:height="0.461cm" svg:x="9.987cm" svg:y="14.084cm" svg:viewBox="0 0 460 462" draw:points="230,462 0,462 0,0 460,0 460,462 230,462">
          <text:p/>
        </draw:polyline>
        <draw:polygon draw:style-name="gr41" draw:text-style-name="P10" draw:layer="layout" svg:width="0.462cm" svg:height="0.461cm" svg:x="9.524cm" svg:y="14.084cm" svg:viewBox="0 0 463 462" draw:points="0,0 463,0 463,462 0,462">
          <text:p text:style-name="P2"><text:span text:style-name="T8">T</text:span></text:p>
        </draw:polygon>
        <draw:polyline draw:style-name="gr6" draw:text-style-name="P10" draw:layer="layout" svg:width="0.462cm" svg:height="0.461cm" svg:x="9.524cm" svg:y="14.084cm" svg:viewBox="0 0 463 462" draw:points="231,462 0,462 0,0 463,0 463,462 231,462">
          <text:p/>
        </draw:polyline>
        <draw:polygon draw:style-name="gr41" draw:text-style-name="P10" draw:layer="layout" svg:width="0.462cm" svg:height="0.461cm" svg:x="10.447cm" svg:y="14.084cm" svg:viewBox="0 0 463 462" draw:points="0,0 463,0 463,462 0,462">
          <text:p text:style-name="P2"><text:span text:style-name="T8">T</text:span></text:p>
        </draw:polygon>
        <draw:polyline draw:style-name="gr6" draw:text-style-name="P10" draw:layer="layout" svg:width="0.462cm" svg:height="0.461cm" svg:x="10.447cm" svg:y="14.084cm" svg:viewBox="0 0 463 462" draw:points="231,462 0,462 0,0 463,0 463,462 231,462">
          <text:p/>
        </draw:polyline>
        <draw:polygon draw:style-name="gr41" draw:text-style-name="P10" draw:layer="layout" svg:width="0.459cm" svg:height="0.461cm" svg:x="10.882cm" svg:y="14.084cm" svg:viewBox="0 0 460 462" draw:points="0,0 460,0 460,462 0,462">
          <text:p text:style-name="P2"><text:span text:style-name="T8">T</text:span></text:p>
        </draw:polygon>
        <draw:polyline draw:style-name="gr6" draw:text-style-name="P10" draw:layer="layout" svg:width="0.459cm" svg:height="0.461cm" svg:x="10.882cm" svg:y="14.084cm" svg:viewBox="0 0 460 462" draw:points="230,462 0,462 0,0 460,0 460,462 230,462">
          <text:p/>
        </draw:polyline>
        <draw:polygon draw:style-name="gr41" draw:text-style-name="P10" draw:layer="layout" svg:width="0.462cm" svg:height="0.461cm" svg:x="11.342cm" svg:y="14.084cm" svg:viewBox="0 0 463 462" draw:points="0,0 463,0 463,462 0,462">
          <text:p text:style-name="P2"><text:span text:style-name="T8">T</text:span></text:p>
        </draw:polygon>
        <draw:polyline draw:style-name="gr6" draw:text-style-name="P10" draw:layer="layout" svg:width="0.462cm" svg:height="0.461cm" svg:x="11.342cm" svg:y="14.084cm" svg:viewBox="0 0 463 462" draw:points="231,462 0,462 0,0 463,0 463,462 231,462">
          <text:p/>
        </draw:polyline>
        <draw:polygon draw:style-name="gr8" draw:text-style-name="P10" draw:layer="layout" svg:width="0.459cm" svg:height="0.461cm" svg:x="4.909cm" svg:y="14.084cm" svg:viewBox="0 0 460 462" draw:points="0,0 460,0 460,462 0,462">
          <text:p/>
        </draw:polygon>
        <draw:polyline draw:style-name="gr6" draw:text-style-name="P10" draw:layer="layout" svg:width="0.459cm" svg:height="0.461cm" svg:x="4.909cm" svg:y="14.084cm" svg:viewBox="0 0 460 462" draw:points="230,462 0,462 0,0 460,0 460,462 230,462">
          <text:p/>
        </draw:polyline>
        <draw:polygon draw:style-name="gr8" draw:text-style-name="P10" draw:layer="layout" svg:width="0.462cm" svg:height="0.461cm" svg:x="4.446cm" svg:y="14.084cm" svg:viewBox="0 0 463 462" draw:points="0,0 463,0 463,462 0,462">
          <text:p/>
        </draw:polygon>
        <draw:polyline draw:style-name="gr6" draw:text-style-name="P10" draw:layer="layout" svg:width="0.462cm" svg:height="0.461cm" svg:x="4.446cm" svg:y="14.084cm" svg:viewBox="0 0 463 462" draw:points="231,462 0,462 0,0 463,0 463,462 231,462">
          <text:p/>
        </draw:polyline>
        <draw:polygon draw:style-name="gr10" draw:text-style-name="P10" draw:layer="layout" svg:width="0.459cm" svg:height="0.461cm" svg:x="5.832cm" svg:y="14.084cm" svg:viewBox="0 0 460 462" draw:points="0,0 460,0 460,462 0,462">
          <text:p/>
        </draw:polygon>
        <draw:polyline draw:style-name="gr6" draw:text-style-name="P10" draw:layer="layout" svg:width="0.459cm" svg:height="0.461cm" svg:x="5.832cm" svg:y="14.084cm" svg:viewBox="0 0 460 462" draw:points="230,462 0,462 0,0 460,0 460,462 230,462">
          <text:p/>
        </draw:polyline>
        <draw:polygon draw:style-name="gr10" draw:text-style-name="P10" draw:layer="layout" svg:width="0.462cm" svg:height="0.461cm" svg:x="5.369cm" svg:y="14.084cm" svg:viewBox="0 0 463 462" draw:points="0,0 463,0 463,462 0,462">
          <text:p/>
        </draw:polygon>
        <draw:polyline draw:style-name="gr6" draw:text-style-name="P10" draw:layer="layout" svg:width="0.462cm" svg:height="0.461cm" svg:x="5.369cm" svg:y="14.084cm" svg:viewBox="0 0 463 462" draw:points="231,462 0,462 0,0 463,0 463,462 231,462">
          <text:p/>
        </draw:polyline>
        <draw:polygon draw:style-name="gr15" draw:text-style-name="P10" draw:layer="layout" svg:width="0.459cm" svg:height="0.461cm" svg:x="6.755cm" svg:y="14.084cm" svg:viewBox="0 0 460 462" draw:points="0,0 460,0 460,462 0,462">
          <text:p/>
        </draw:polygon>
        <draw:polyline draw:style-name="gr6" draw:text-style-name="P10" draw:layer="layout" svg:width="0.459cm" svg:height="0.461cm" svg:x="6.755cm" svg:y="14.084cm" svg:viewBox="0 0 460 462" draw:points="230,462 0,462 0,0 460,0 460,462 230,462">
          <text:p/>
        </draw:polyline>
        <draw:polygon draw:style-name="gr10" draw:text-style-name="P10" draw:layer="layout" svg:width="0.462cm" svg:height="0.461cm" svg:x="6.292cm" svg:y="14.084cm" svg:viewBox="0 0 463 462" draw:points="0,0 463,0 463,462 0,462">
          <text:p/>
        </draw:polygon>
        <draw:polyline draw:style-name="gr6" draw:text-style-name="P10" draw:layer="layout" svg:width="0.462cm" svg:height="0.461cm" svg:x="6.292cm" svg:y="14.084cm" svg:viewBox="0 0 463 462" draw:points="231,462 0,462 0,0 463,0 463,462 231,462">
          <text:p/>
        </draw:polyline>
        <draw:polygon draw:style-name="gr15" draw:text-style-name="P10" draw:layer="layout" svg:width="0.462cm" svg:height="0.461cm" svg:x="7.215cm" svg:y="14.084cm" svg:viewBox="0 0 463 462" draw:points="0,0 463,0 463,462 0,462">
          <text:p/>
        </draw:polygon>
        <draw:polyline draw:style-name="gr6" draw:text-style-name="P10" draw:layer="layout" svg:width="0.462cm" svg:height="0.461cm" svg:x="7.215cm" svg:y="14.084cm" svg:viewBox="0 0 463 462" draw:points="231,462 0,462 0,0 463,0 463,462 231,462">
          <text:p/>
        </draw:polyline>
        <draw:polygon draw:style-name="gr41" draw:text-style-name="P10" draw:layer="layout" svg:width="0.459cm" svg:height="0.461cm" svg:x="8.141cm" svg:y="14.084cm" svg:viewBox="0 0 460 462" draw:points="0,0 460,0 460,462 0,462">
          <text:p text:style-name="P2"><text:span text:style-name="T8">F</text:span></text:p>
        </draw:polygon>
        <draw:polyline draw:style-name="gr6" draw:text-style-name="P10" draw:layer="layout" svg:width="0.459cm" svg:height="0.461cm" svg:x="8.141cm" svg:y="14.084cm" svg:viewBox="0 0 460 462" draw:points="230,462 0,462 0,0 460,0 460,462 230,462">
          <text:p/>
        </draw:polyline>
        <draw:polygon draw:style-name="gr15" draw:text-style-name="P10" draw:layer="layout" svg:width="0.462cm" svg:height="0.461cm" svg:x="7.678cm" svg:y="14.084cm" svg:viewBox="0 0 463 462" draw:points="0,0 463,0 463,462 0,462">
          <text:p/>
        </draw:polygon>
        <draw:polyline draw:style-name="gr6" draw:text-style-name="P10" draw:layer="layout" svg:width="0.462cm" svg:height="0.461cm" svg:x="7.678cm" svg:y="14.084cm" svg:viewBox="0 0 463 462" draw:points="231,462 0,462 0,0 463,0 463,462 231,462">
          <text:p/>
        </draw:polyline>
        <draw:polygon draw:style-name="gr10" draw:text-style-name="P10" draw:layer="layout" svg:width="0.459cm" svg:height="0.461cm" svg:x="9.064cm" svg:y="14.084cm" svg:viewBox="0 0 460 462" draw:points="0,0 460,0 460,462 0,462">
          <text:p/>
        </draw:polygon>
        <draw:polyline draw:style-name="gr6" draw:text-style-name="P10" draw:layer="layout" svg:width="0.459cm" svg:height="0.461cm" svg:x="9.064cm" svg:y="14.084cm" svg:viewBox="0 0 460 462" draw:points="230,462 0,462 0,0 460,0 460,462 230,462">
          <text:p/>
        </draw:polyline>
        <draw:polygon draw:style-name="gr15" draw:text-style-name="P10" draw:layer="layout" svg:width="0.462cm" svg:height="0.461cm" svg:x="8.601cm" svg:y="14.084cm" svg:viewBox="0 0 463 462" draw:points="0,0 463,0 463,462 0,462">
          <text:p/>
        </draw:polygon>
        <draw:polyline draw:style-name="gr6" draw:text-style-name="P10" draw:layer="layout" svg:width="0.462cm" svg:height="0.461cm" svg:x="8.601cm" svg:y="14.084cm" svg:viewBox="0 0 463 462" draw:points="231,462 0,462 0,0 463,0 463,462 231,462">
          <text:p/>
        </draw:polyline>
        <draw:polygon draw:style-name="gr10" draw:text-style-name="P10" draw:layer="layout" svg:width="0.459cm" svg:height="0.461cm" svg:x="9.987cm" svg:y="14.084cm" svg:viewBox="0 0 460 462" draw:points="0,0 460,0 460,462 0,462">
          <text:p/>
        </draw:polygon>
        <draw:polyline draw:style-name="gr6" draw:text-style-name="P10" draw:layer="layout" svg:width="0.459cm" svg:height="0.461cm" svg:x="9.987cm" svg:y="14.084cm" svg:viewBox="0 0 460 462" draw:points="230,462 0,462 0,0 460,0 460,462 230,462">
          <text:p/>
        </draw:polyline>
        <draw:polygon draw:style-name="gr10" draw:text-style-name="P10" draw:layer="layout" svg:width="0.462cm" svg:height="0.461cm" svg:x="9.524cm" svg:y="14.084cm" svg:viewBox="0 0 463 462" draw:points="0,0 463,0 463,462 0,462">
          <text:p/>
        </draw:polygon>
        <draw:polyline draw:style-name="gr6" draw:text-style-name="P10" draw:layer="layout" svg:width="0.462cm" svg:height="0.461cm" svg:x="9.524cm" svg:y="14.084cm" svg:viewBox="0 0 463 462" draw:points="231,462 0,462 0,0 463,0 463,462 231,462">
          <text:p/>
        </draw:polyline>
        <draw:polygon draw:style-name="gr8" draw:text-style-name="P10" draw:layer="layout" svg:width="0.462cm" svg:height="0.461cm" svg:x="10.447cm" svg:y="14.084cm" svg:viewBox="0 0 463 462" draw:points="0,0 463,0 463,462 0,462">
          <text:p/>
        </draw:polygon>
        <draw:polyline draw:style-name="gr6" draw:text-style-name="P10" draw:layer="layout" svg:width="0.462cm" svg:height="0.461cm" svg:x="10.447cm" svg:y="14.084cm" svg:viewBox="0 0 463 462" draw:points="231,462 0,462 0,0 463,0 463,462 231,462">
          <text:p/>
        </draw:polyline>
        <draw:polygon draw:style-name="gr8" draw:text-style-name="P10" draw:layer="layout" svg:width="0.459cm" svg:height="0.461cm" svg:x="10.882cm" svg:y="14.084cm" svg:viewBox="0 0 460 462" draw:points="0,0 460,0 460,462 0,462">
          <text:p/>
        </draw:polygon>
        <draw:polyline draw:style-name="gr6" draw:text-style-name="P10" draw:layer="layout" svg:width="0.459cm" svg:height="0.461cm" svg:x="10.882cm" svg:y="14.084cm" svg:viewBox="0 0 460 462" draw:points="230,462 0,462 0,0 460,0 460,462 230,462">
          <text:p/>
        </draw:polyline>
        <draw:polygon draw:style-name="gr9" draw:text-style-name="P10" draw:layer="layout" svg:width="0.462cm" svg:height="0.461cm" svg:x="11.342cm" svg:y="14.084cm" svg:viewBox="0 0 463 462" draw:points="0,0 463,0 463,462 0,462">
          <text:p/>
        </draw:polygon>
        <draw:polyline draw:style-name="gr43" draw:text-style-name="P10" draw:layer="layout" svg:width="0.462cm" svg:height="0.461cm" svg:x="11.342cm" svg:y="14.084cm" svg:viewBox="0 0 463 462" draw:points="231,462 0,462 0,0 463,0 463,462 231,462">
          <text:p text:style-name="P2"><text:span text:style-name="T8">A</text:span></text:p>
        </draw:polyline>
        <draw:polygon draw:style-name="gr41" draw:text-style-name="P10" draw:layer="layout" svg:width="0.459cm" svg:height="0.461cm" svg:x="4.909cm" svg:y="17.318cm" svg:viewBox="0 0 460 462" draw:points="0,0 460,0 460,462 0,462">
          <text:p text:style-name="P2"><text:span text:style-name="T8">T</text:span></text:p>
        </draw:polygon>
        <draw:polyline draw:style-name="gr6" draw:text-style-name="P10" draw:layer="layout" svg:width="0.459cm" svg:height="0.461cm" svg:x="4.909cm" svg:y="17.318cm" svg:viewBox="0 0 460 462" draw:points="230,462 0,462 0,0 460,0 460,462 230,462">
          <text:p/>
        </draw:polyline>
        <draw:polygon draw:style-name="gr41" draw:text-style-name="P10" draw:layer="layout" svg:width="0.462cm" svg:height="0.461cm" svg:x="4.446cm" svg:y="17.318cm" svg:viewBox="0 0 463 462" draw:points="0,0 463,0 463,462 0,462">
          <text:p text:style-name="P2"><text:span text:style-name="T8">T</text:span></text:p>
        </draw:polygon>
        <draw:polyline draw:style-name="gr6" draw:text-style-name="P10" draw:layer="layout" svg:width="0.462cm" svg:height="0.461cm" svg:x="4.446cm" svg:y="17.318cm" svg:viewBox="0 0 463 462" draw:points="231,462 0,462 0,0 463,0 463,462 231,462">
          <text:p/>
        </draw:polyline>
        <draw:polygon draw:style-name="gr41" draw:text-style-name="P10" draw:layer="layout" svg:width="0.459cm" svg:height="0.461cm" svg:x="5.832cm" svg:y="17.318cm" svg:viewBox="0 0 460 462" draw:points="0,0 460,0 460,462 0,462">
          <text:p text:style-name="P2"><text:span text:style-name="T8">T</text:span></text:p>
        </draw:polygon>
        <draw:polyline draw:style-name="gr6" draw:text-style-name="P10" draw:layer="layout" svg:width="0.459cm" svg:height="0.461cm" svg:x="5.832cm" svg:y="17.318cm" svg:viewBox="0 0 460 462" draw:points="230,462 0,462 0,0 460,0 460,462 230,462">
          <text:p/>
        </draw:polyline>
        <draw:polygon draw:style-name="gr41" draw:text-style-name="P10" draw:layer="layout" svg:width="0.462cm" svg:height="0.461cm" svg:x="5.369cm" svg:y="17.318cm" svg:viewBox="0 0 463 462" draw:points="0,0 463,0 463,462 0,462">
          <text:p text:style-name="P2"><text:span text:style-name="T8">T</text:span></text:p>
        </draw:polygon>
        <draw:polyline draw:style-name="gr6" draw:text-style-name="P10" draw:layer="layout" svg:width="0.462cm" svg:height="0.461cm" svg:x="5.369cm" svg:y="17.318cm" svg:viewBox="0 0 463 462" draw:points="231,462 0,462 0,0 463,0 463,462 231,462">
          <text:p/>
        </draw:polyline>
        <draw:polygon draw:style-name="gr41" draw:text-style-name="P10" draw:layer="layout" svg:width="0.459cm" svg:height="0.461cm" svg:x="6.755cm" svg:y="17.318cm" svg:viewBox="0 0 460 462" draw:points="0,0 460,0 460,462 0,462">
          <text:p text:style-name="P2"><text:span text:style-name="T8">T</text:span></text:p>
        </draw:polygon>
        <draw:polyline draw:style-name="gr6" draw:text-style-name="P10" draw:layer="layout" svg:width="0.459cm" svg:height="0.461cm" svg:x="6.755cm" svg:y="17.318cm" svg:viewBox="0 0 460 462" draw:points="230,462 0,462 0,0 460,0 460,462 230,462">
          <text:p/>
        </draw:polyline>
        <draw:polygon draw:style-name="gr41" draw:text-style-name="P10" draw:layer="layout" svg:width="0.462cm" svg:height="0.461cm" svg:x="6.292cm" svg:y="17.318cm" svg:viewBox="0 0 463 462" draw:points="0,0 463,0 463,462 0,462">
          <text:p text:style-name="P2"><text:span text:style-name="T8">T</text:span></text:p>
        </draw:polygon>
        <draw:polyline draw:style-name="gr6" draw:text-style-name="P10" draw:layer="layout" svg:width="0.462cm" svg:height="0.461cm" svg:x="6.292cm" svg:y="17.318cm" svg:viewBox="0 0 463 462" draw:points="231,462 0,462 0,0 463,0 463,462 231,462">
          <text:p/>
        </draw:polyline>
        <draw:polygon draw:style-name="gr41" draw:text-style-name="P10" draw:layer="layout" svg:width="0.462cm" svg:height="0.461cm" svg:x="7.215cm" svg:y="17.318cm" svg:viewBox="0 0 463 462" draw:points="0,0 463,0 463,462 0,462">
          <text:p text:style-name="P2"><text:span text:style-name="T8">T</text:span></text:p>
        </draw:polygon>
        <draw:polyline draw:style-name="gr6" draw:text-style-name="P10" draw:layer="layout" svg:width="0.462cm" svg:height="0.461cm" svg:x="7.215cm" svg:y="17.318cm" svg:viewBox="0 0 463 462" draw:points="231,462 0,462 0,0 463,0 463,462 231,462">
          <text:p/>
        </draw:polyline>
        <draw:polygon draw:style-name="gr41" draw:text-style-name="P10" draw:layer="layout" svg:width="0.459cm" svg:height="0.461cm" svg:x="8.141cm" svg:y="17.318cm" svg:viewBox="0 0 460 462" draw:points="0,0 460,0 460,462 0,462">
          <text:p text:style-name="P2"><text:span text:style-name="T8">T</text:span></text:p>
        </draw:polygon>
        <draw:polyline draw:style-name="gr6" draw:text-style-name="P10" draw:layer="layout" svg:width="0.459cm" svg:height="0.461cm" svg:x="8.141cm" svg:y="17.318cm" svg:viewBox="0 0 460 462" draw:points="230,462 0,462 0,0 460,0 460,462 230,462">
          <text:p/>
        </draw:polyline>
        <draw:polygon draw:style-name="gr41" draw:text-style-name="P10" draw:layer="layout" svg:width="0.462cm" svg:height="0.461cm" svg:x="7.678cm" svg:y="17.318cm" svg:viewBox="0 0 463 462" draw:points="0,0 463,0 463,462 0,462">
          <text:p text:style-name="P2"><text:span text:style-name="T8">T</text:span></text:p>
        </draw:polygon>
        <draw:polyline draw:style-name="gr6" draw:text-style-name="P10" draw:layer="layout" svg:width="0.462cm" svg:height="0.461cm" svg:x="7.678cm" svg:y="17.318cm" svg:viewBox="0 0 463 462" draw:points="231,462 0,462 0,0 463,0 463,462 231,462">
          <text:p/>
        </draw:polyline>
        <draw:polygon draw:style-name="gr41" draw:text-style-name="P10" draw:layer="layout" svg:width="0.459cm" svg:height="0.461cm" svg:x="9.064cm" svg:y="17.318cm" svg:viewBox="0 0 460 462" draw:points="0,0 460,0 460,462 0,462">
          <text:p text:style-name="P2"><text:span text:style-name="T8">T</text:span></text:p>
        </draw:polygon>
        <draw:polyline draw:style-name="gr6" draw:text-style-name="P10" draw:layer="layout" svg:width="0.459cm" svg:height="0.461cm" svg:x="9.064cm" svg:y="17.318cm" svg:viewBox="0 0 460 462" draw:points="230,462 0,462 0,0 460,0 460,462 230,462">
          <text:p/>
        </draw:polyline>
        <draw:polygon draw:style-name="gr41" draw:text-style-name="P10" draw:layer="layout" svg:width="0.462cm" svg:height="0.461cm" svg:x="8.601cm" svg:y="17.318cm" svg:viewBox="0 0 463 462" draw:points="0,0 463,0 463,462 0,462">
          <text:p text:style-name="P2"><text:span text:style-name="T8">T</text:span></text:p>
        </draw:polygon>
        <draw:polyline draw:style-name="gr6" draw:text-style-name="P10" draw:layer="layout" svg:width="0.462cm" svg:height="0.461cm" svg:x="8.601cm" svg:y="17.318cm" svg:viewBox="0 0 463 462" draw:points="231,462 0,462 0,0 463,0 463,462 231,462">
          <text:p/>
        </draw:polyline>
        <draw:polygon draw:style-name="gr41" draw:text-style-name="P10" draw:layer="layout" svg:width="0.459cm" svg:height="0.461cm" svg:x="9.987cm" svg:y="17.318cm" svg:viewBox="0 0 460 462" draw:points="0,0 460,0 460,462 0,462">
          <text:p text:style-name="P2"><text:span text:style-name="T8">T</text:span></text:p>
        </draw:polygon>
        <draw:polyline draw:style-name="gr6" draw:text-style-name="P10" draw:layer="layout" svg:width="0.459cm" svg:height="0.461cm" svg:x="9.987cm" svg:y="17.318cm" svg:viewBox="0 0 460 462" draw:points="230,462 0,462 0,0 460,0 460,462 230,462">
          <text:p/>
        </draw:polyline>
        <draw:polygon draw:style-name="gr41" draw:text-style-name="P10" draw:layer="layout" svg:width="0.462cm" svg:height="0.461cm" svg:x="9.524cm" svg:y="17.318cm" svg:viewBox="0 0 463 462" draw:points="0,0 463,0 463,462 0,462">
          <text:p text:style-name="P2"><text:span text:style-name="T8">T</text:span></text:p>
        </draw:polygon>
        <draw:polyline draw:style-name="gr6" draw:text-style-name="P10" draw:layer="layout" svg:width="0.462cm" svg:height="0.461cm" svg:x="9.524cm" svg:y="17.318cm" svg:viewBox="0 0 463 462" draw:points="231,462 0,462 0,0 463,0 463,462 231,462">
          <text:p/>
        </draw:polyline>
        <draw:polygon draw:style-name="gr41" draw:text-style-name="P10" draw:layer="layout" svg:width="0.462cm" svg:height="0.461cm" svg:x="10.447cm" svg:y="17.318cm" svg:viewBox="0 0 463 462" draw:points="0,0 463,0 463,462 0,462">
          <text:p text:style-name="P2"><text:span text:style-name="T8">T</text:span></text:p>
        </draw:polygon>
        <draw:polyline draw:style-name="gr6" draw:text-style-name="P10" draw:layer="layout" svg:width="0.462cm" svg:height="0.461cm" svg:x="10.447cm" svg:y="17.318cm" svg:viewBox="0 0 463 462" draw:points="231,462 0,462 0,0 463,0 463,462 231,462">
          <text:p/>
        </draw:polyline>
        <draw:polygon draw:style-name="gr41" draw:text-style-name="P10" draw:layer="layout" svg:width="0.459cm" svg:height="0.461cm" svg:x="10.882cm" svg:y="17.318cm" svg:viewBox="0 0 460 462" draw:points="0,0 460,0 460,462 0,462">
          <text:p text:style-name="P2"><text:span text:style-name="T8">T</text:span></text:p>
        </draw:polygon>
        <draw:polyline draw:style-name="gr6" draw:text-style-name="P10" draw:layer="layout" svg:width="0.459cm" svg:height="0.461cm" svg:x="10.882cm" svg:y="17.318cm" svg:viewBox="0 0 460 462" draw:points="230,462 0,462 0,0 460,0 460,462 230,462">
          <text:p/>
        </draw:polyline>
        <draw:polygon draw:style-name="gr41" draw:text-style-name="P10" draw:layer="layout" svg:width="0.462cm" svg:height="0.461cm" svg:x="11.342cm" svg:y="17.318cm" svg:viewBox="0 0 463 462" draw:points="0,0 463,0 463,462 0,462">
          <text:p text:style-name="P2"><text:span text:style-name="T8">T</text:span></text:p>
        </draw:polygon>
        <draw:polyline draw:style-name="gr6" draw:text-style-name="P10" draw:layer="layout" svg:width="0.462cm" svg:height="0.461cm" svg:x="11.342cm" svg:y="17.318cm" svg:viewBox="0 0 463 462" draw:points="231,462 0,462 0,0 463,0 463,462 231,462">
          <text:p/>
        </draw:polyline>
        <draw:polygon draw:style-name="gr8" draw:text-style-name="P10" draw:layer="layout" svg:width="0.459cm" svg:height="0.461cm" svg:x="4.909cm" svg:y="17.318cm" svg:viewBox="0 0 460 462" draw:points="0,0 460,0 460,462 0,462">
          <text:p/>
        </draw:polygon>
        <draw:polyline draw:style-name="gr6" draw:text-style-name="P10" draw:layer="layout" svg:width="0.459cm" svg:height="0.461cm" svg:x="4.909cm" svg:y="17.318cm" svg:viewBox="0 0 460 462" draw:points="230,462 0,462 0,0 460,0 460,462 230,462">
          <text:p/>
        </draw:polyline>
        <draw:polygon draw:style-name="gr10" draw:text-style-name="P10" draw:layer="layout" svg:width="0.462cm" svg:height="0.461cm" svg:x="4.446cm" svg:y="17.318cm" svg:viewBox="0 0 463 462" draw:points="0,0 463,0 463,462 0,462">
          <text:p/>
        </draw:polygon>
        <draw:polyline draw:style-name="gr6" draw:text-style-name="P10" draw:layer="layout" svg:width="0.462cm" svg:height="0.461cm" svg:x="4.446cm" svg:y="17.318cm" svg:viewBox="0 0 463 462" draw:points="231,462 0,462 0,0 463,0 463,462 231,462">
          <text:p/>
        </draw:polyline>
        <draw:polygon draw:style-name="gr8" draw:text-style-name="P10" draw:layer="layout" svg:width="0.459cm" svg:height="0.461cm" svg:x="5.832cm" svg:y="17.318cm" svg:viewBox="0 0 460 462" draw:points="0,0 460,0 460,462 0,462">
          <text:p/>
        </draw:polygon>
        <draw:polyline draw:style-name="gr6" draw:text-style-name="P10" draw:layer="layout" svg:width="0.459cm" svg:height="0.461cm" svg:x="5.832cm" svg:y="17.318cm" svg:viewBox="0 0 460 462" draw:points="230,462 0,462 0,0 460,0 460,462 230,462">
          <text:p/>
        </draw:polyline>
        <draw:polygon draw:style-name="gr8" draw:text-style-name="P10" draw:layer="layout" svg:width="0.462cm" svg:height="0.461cm" svg:x="5.369cm" svg:y="17.318cm" svg:viewBox="0 0 463 462" draw:points="0,0 463,0 463,462 0,462">
          <text:p/>
        </draw:polygon>
        <draw:polyline draw:style-name="gr6" draw:text-style-name="P10" draw:layer="layout" svg:width="0.462cm" svg:height="0.461cm" svg:x="5.369cm" svg:y="17.318cm" svg:viewBox="0 0 463 462" draw:points="231,462 0,462 0,0 463,0 463,462 231,462">
          <text:p/>
        </draw:polyline>
        <draw:polygon draw:style-name="gr8" draw:text-style-name="P10" draw:layer="layout" svg:width="0.459cm" svg:height="0.461cm" svg:x="6.731cm" svg:y="17.318cm" svg:viewBox="0 0 460 462" draw:points="0,0 460,0 460,462 0,462">
          <text:p/>
        </draw:polygon>
        <draw:polyline draw:style-name="gr6" draw:text-style-name="P10" draw:layer="layout" svg:width="0.459cm" svg:height="0.461cm" svg:x="6.755cm" svg:y="17.318cm" svg:viewBox="0 0 460 462" draw:points="230,462 0,462 0,0 460,0 460,462 230,462">
          <text:p/>
        </draw:polyline>
        <draw:polygon draw:style-name="gr8" draw:text-style-name="P10" draw:layer="layout" svg:width="0.462cm" svg:height="0.461cm" svg:x="6.292cm" svg:y="17.318cm" svg:viewBox="0 0 463 462" draw:points="0,0 463,0 463,462 0,462">
          <text:p/>
        </draw:polygon>
        <draw:polyline draw:style-name="gr6" draw:text-style-name="P10" draw:layer="layout" svg:width="0.462cm" svg:height="0.461cm" svg:x="6.292cm" svg:y="17.318cm" svg:viewBox="0 0 463 462" draw:points="231,462 0,462 0,0 463,0 463,462 231,462">
          <text:p/>
        </draw:polyline>
        <draw:polygon draw:style-name="gr41" draw:text-style-name="P10" draw:layer="layout" svg:width="0.462cm" svg:height="0.461cm" svg:x="7.215cm" svg:y="17.318cm" svg:viewBox="0 0 463 462" draw:points="0,0 463,0 463,462 0,462">
          <text:p text:style-name="P2"><text:span text:style-name="T8">A</text:span></text:p>
        </draw:polygon>
        <draw:polyline draw:style-name="gr6" draw:text-style-name="P10" draw:layer="layout" svg:width="0.462cm" svg:height="0.461cm" svg:x="7.215cm" svg:y="17.318cm" svg:viewBox="0 0 463 462" draw:points="231,462 0,462 0,0 463,0 463,462 231,462">
          <text:p/>
        </draw:polyline>
        <draw:polygon draw:style-name="gr8" draw:text-style-name="P10" draw:layer="layout" svg:width="0.459cm" svg:height="0.461cm" svg:x="8.141cm" svg:y="17.318cm" svg:viewBox="0 0 460 462" draw:points="0,0 460,0 460,462 0,462">
          <text:p/>
        </draw:polygon>
        <draw:polyline draw:style-name="gr6" draw:text-style-name="P10" draw:layer="layout" svg:width="0.459cm" svg:height="0.461cm" svg:x="8.141cm" svg:y="17.318cm" svg:viewBox="0 0 460 462" draw:points="230,462 0,462 0,0 460,0 460,462 230,462">
          <text:p/>
        </draw:polyline>
        <draw:polygon draw:style-name="gr8" draw:text-style-name="P10" draw:layer="layout" svg:width="0.462cm" svg:height="0.461cm" svg:x="7.678cm" svg:y="17.318cm" svg:viewBox="0 0 463 462" draw:points="0,0 463,0 463,462 0,462">
          <text:p/>
        </draw:polygon>
        <draw:polyline draw:style-name="gr6" draw:text-style-name="P10" draw:layer="layout" svg:width="0.462cm" svg:height="0.461cm" svg:x="7.678cm" svg:y="17.318cm" svg:viewBox="0 0 463 462" draw:points="231,462 0,462 0,0 463,0 463,462 231,462">
          <text:p/>
        </draw:polyline>
        <draw:polygon draw:style-name="gr41" draw:text-style-name="P10" draw:layer="layout" svg:width="0.459cm" svg:height="0.461cm" svg:x="9.064cm" svg:y="17.318cm" svg:viewBox="0 0 460 462" draw:points="0,0 460,0 460,462 0,462">
          <text:p text:style-name="P2"><text:span text:style-name="T8">A</text:span></text:p>
        </draw:polygon>
        <draw:polyline draw:style-name="gr6" draw:text-style-name="P10" draw:layer="layout" svg:width="0.459cm" svg:height="0.461cm" svg:x="9.064cm" svg:y="17.318cm" svg:viewBox="0 0 460 462" draw:points="230,462 0,462 0,0 460,0 460,462 230,462">
          <text:p/>
        </draw:polyline>
        <draw:polygon draw:style-name="gr8" draw:text-style-name="P10" draw:layer="layout" svg:width="0.462cm" svg:height="0.461cm" svg:x="8.601cm" svg:y="17.318cm" svg:viewBox="0 0 463 462" draw:points="0,0 463,0 463,462 0,462">
          <text:p/>
        </draw:polygon>
        <draw:polyline draw:style-name="gr6" draw:text-style-name="P10" draw:layer="layout" svg:width="0.462cm" svg:height="0.461cm" svg:x="8.601cm" svg:y="17.318cm" svg:viewBox="0 0 463 462" draw:points="231,462 0,462 0,0 463,0 463,462 231,462">
          <text:p/>
        </draw:polyline>
        <draw:polygon draw:style-name="gr8" draw:text-style-name="P10" draw:layer="layout" svg:width="0.459cm" svg:height="0.461cm" svg:x="9.987cm" svg:y="17.318cm" svg:viewBox="0 0 460 462" draw:points="0,0 460,0 460,462 0,462">
          <text:p/>
        </draw:polygon>
        <draw:polyline draw:style-name="gr6" draw:text-style-name="P10" draw:layer="layout" svg:width="0.459cm" svg:height="0.461cm" svg:x="9.987cm" svg:y="17.318cm" svg:viewBox="0 0 460 462" draw:points="230,462 0,462 0,0 460,0 460,462 230,462">
          <text:p/>
        </draw:polyline>
        <draw:polygon draw:style-name="gr8" draw:text-style-name="P10" draw:layer="layout" svg:width="0.462cm" svg:height="0.461cm" svg:x="9.524cm" svg:y="17.318cm" svg:viewBox="0 0 463 462" draw:points="0,0 463,0 463,462 0,462">
          <text:p/>
        </draw:polygon>
        <draw:polyline draw:style-name="gr6" draw:text-style-name="P10" draw:layer="layout" svg:width="0.462cm" svg:height="0.461cm" svg:x="9.524cm" svg:y="17.318cm" svg:viewBox="0 0 463 462" draw:points="231,462 0,462 0,0 463,0 463,462 231,462">
          <text:p/>
        </draw:polyline>
        <draw:polygon draw:style-name="gr10" draw:text-style-name="P10" draw:layer="layout" svg:width="0.462cm" svg:height="0.461cm" svg:x="10.447cm" svg:y="17.318cm" svg:viewBox="0 0 463 462" draw:points="0,0 463,0 463,462 0,462">
          <text:p/>
        </draw:polygon>
        <draw:polyline draw:style-name="gr6" draw:text-style-name="P10" draw:layer="layout" svg:width="0.462cm" svg:height="0.461cm" svg:x="10.447cm" svg:y="17.318cm" svg:viewBox="0 0 463 462" draw:points="231,462 0,462 0,0 463,0 463,462 231,462">
          <text:p/>
        </draw:polyline>
        <draw:polygon draw:style-name="gr10" draw:text-style-name="P10" draw:layer="layout" svg:width="0.459cm" svg:height="0.461cm" svg:x="10.882cm" svg:y="17.318cm" svg:viewBox="0 0 460 462" draw:points="0,0 460,0 460,462 0,462">
          <text:p/>
        </draw:polygon>
        <draw:polyline draw:style-name="gr6" draw:text-style-name="P10" draw:layer="layout" svg:width="0.459cm" svg:height="0.461cm" svg:x="10.882cm" svg:y="17.318cm" svg:viewBox="0 0 460 462" draw:points="230,462 0,462 0,0 460,0 460,462 230,462">
          <text:p/>
        </draw:polyline>
        <draw:polygon draw:style-name="gr10" draw:text-style-name="P10" draw:layer="layout" svg:width="0.462cm" svg:height="0.461cm" svg:x="11.342cm" svg:y="17.318cm" svg:viewBox="0 0 463 462" draw:points="0,0 463,0 463,462 0,462">
          <text:p/>
        </draw:polygon>
        <draw:polyline draw:style-name="gr6" draw:text-style-name="P10" draw:layer="layout" svg:width="0.462cm" svg:height="0.461cm" svg:x="11.342cm" svg:y="17.318cm" svg:viewBox="0 0 463 462" draw:points="231,462 0,462 0,0 463,0 463,462 231,462">
          <text:p/>
        </draw:polyline>
        <draw:polygon draw:style-name="gr41" draw:text-style-name="P10" draw:layer="layout" svg:width="0.459cm" svg:height="0.461cm" svg:x="4.909cm" svg:y="16.856cm" svg:viewBox="0 0 460 462" draw:points="0,0 460,0 460,462 0,462">
          <text:p text:style-name="P2"><text:span text:style-name="T8">T</text:span></text:p>
        </draw:polygon>
        <draw:polyline draw:style-name="gr6" draw:text-style-name="P10" draw:layer="layout" svg:width="0.459cm" svg:height="0.461cm" svg:x="4.909cm" svg:y="16.856cm" svg:viewBox="0 0 460 462" draw:points="230,462 0,462 0,0 460,0 460,462 230,462">
          <text:p/>
        </draw:polyline>
        <draw:polygon draw:style-name="gr41" draw:text-style-name="P10" draw:layer="layout" svg:width="0.462cm" svg:height="0.461cm" svg:x="4.446cm" svg:y="16.856cm" svg:viewBox="0 0 463 462" draw:points="0,0 463,0 463,462 0,462">
          <text:p text:style-name="P2"><text:span text:style-name="T8">T</text:span></text:p>
        </draw:polygon>
        <draw:polyline draw:style-name="gr6" draw:text-style-name="P10" draw:layer="layout" svg:width="0.462cm" svg:height="0.461cm" svg:x="4.446cm" svg:y="16.856cm" svg:viewBox="0 0 463 462" draw:points="231,462 0,462 0,0 463,0 463,462 231,462">
          <text:p/>
        </draw:polyline>
        <draw:polygon draw:style-name="gr41" draw:text-style-name="P10" draw:layer="layout" svg:width="0.459cm" svg:height="0.461cm" svg:x="5.832cm" svg:y="16.856cm" svg:viewBox="0 0 460 462" draw:points="0,0 460,0 460,462 0,462">
          <text:p text:style-name="P2"><text:span text:style-name="T8">T</text:span></text:p>
        </draw:polygon>
        <draw:polyline draw:style-name="gr6" draw:text-style-name="P10" draw:layer="layout" svg:width="0.459cm" svg:height="0.461cm" svg:x="5.832cm" svg:y="16.856cm" svg:viewBox="0 0 460 462" draw:points="230,462 0,462 0,0 460,0 460,462 230,462">
          <text:p/>
        </draw:polyline>
        <draw:polygon draw:style-name="gr41" draw:text-style-name="P10" draw:layer="layout" svg:width="0.462cm" svg:height="0.461cm" svg:x="5.369cm" svg:y="16.856cm" svg:viewBox="0 0 463 462" draw:points="0,0 463,0 463,462 0,462">
          <text:p text:style-name="P2"><text:span text:style-name="T8">T</text:span></text:p>
        </draw:polygon>
        <draw:polyline draw:style-name="gr6" draw:text-style-name="P10" draw:layer="layout" svg:width="0.462cm" svg:height="0.461cm" svg:x="5.369cm" svg:y="16.856cm" svg:viewBox="0 0 463 462" draw:points="231,462 0,462 0,0 463,0 463,462 231,462">
          <text:p/>
        </draw:polyline>
        <draw:polygon draw:style-name="gr41" draw:text-style-name="P10" draw:layer="layout" svg:width="0.459cm" svg:height="0.461cm" svg:x="6.755cm" svg:y="16.856cm" svg:viewBox="0 0 460 462" draw:points="0,0 460,0 460,462 0,462">
          <text:p text:style-name="P2"><text:span text:style-name="T8">T</text:span></text:p>
        </draw:polygon>
        <draw:polyline draw:style-name="gr6" draw:text-style-name="P10" draw:layer="layout" svg:width="0.459cm" svg:height="0.461cm" svg:x="6.755cm" svg:y="16.856cm" svg:viewBox="0 0 460 462" draw:points="230,462 0,462 0,0 460,0 460,462 230,462">
          <text:p/>
        </draw:polyline>
        <draw:polygon draw:style-name="gr41" draw:text-style-name="P10" draw:layer="layout" svg:width="0.462cm" svg:height="0.461cm" svg:x="6.292cm" svg:y="16.856cm" svg:viewBox="0 0 463 462" draw:points="0,0 463,0 463,462 0,462">
          <text:p text:style-name="P2"><text:span text:style-name="T8">T</text:span></text:p>
        </draw:polygon>
        <draw:polyline draw:style-name="gr6" draw:text-style-name="P10" draw:layer="layout" svg:width="0.462cm" svg:height="0.461cm" svg:x="6.292cm" svg:y="16.856cm" svg:viewBox="0 0 463 462" draw:points="231,462 0,462 0,0 463,0 463,462 231,462">
          <text:p/>
        </draw:polyline>
        <draw:polygon draw:style-name="gr41" draw:text-style-name="P10" draw:layer="layout" svg:width="0.462cm" svg:height="0.461cm" svg:x="7.215cm" svg:y="16.856cm" svg:viewBox="0 0 463 462" draw:points="0,0 463,0 463,462 0,462">
          <text:p text:style-name="P2"><text:span text:style-name="T8">T</text:span></text:p>
        </draw:polygon>
        <draw:polyline draw:style-name="gr6" draw:text-style-name="P10" draw:layer="layout" svg:width="0.462cm" svg:height="0.461cm" svg:x="7.215cm" svg:y="16.856cm" svg:viewBox="0 0 463 462" draw:points="231,462 0,462 0,0 463,0 463,462 231,462">
          <text:p/>
        </draw:polyline>
        <draw:polygon draw:style-name="gr41" draw:text-style-name="P10" draw:layer="layout" svg:width="0.459cm" svg:height="0.461cm" svg:x="8.141cm" svg:y="16.856cm" svg:viewBox="0 0 460 462" draw:points="0,0 460,0 460,462 0,462">
          <text:p text:style-name="P2"><text:span text:style-name="T8">T</text:span></text:p>
        </draw:polygon>
        <draw:polyline draw:style-name="gr6" draw:text-style-name="P10" draw:layer="layout" svg:width="0.459cm" svg:height="0.461cm" svg:x="8.141cm" svg:y="16.856cm" svg:viewBox="0 0 460 462" draw:points="230,462 0,462 0,0 460,0 460,462 230,462">
          <text:p/>
        </draw:polyline>
        <draw:polygon draw:style-name="gr41" draw:text-style-name="P10" draw:layer="layout" svg:width="0.462cm" svg:height="0.461cm" svg:x="7.678cm" svg:y="16.856cm" svg:viewBox="0 0 463 462" draw:points="0,0 463,0 463,462 0,462">
          <text:p text:style-name="P2"><text:span text:style-name="T8">T</text:span></text:p>
        </draw:polygon>
        <draw:polyline draw:style-name="gr6" draw:text-style-name="P10" draw:layer="layout" svg:width="0.462cm" svg:height="0.461cm" svg:x="7.678cm" svg:y="16.856cm" svg:viewBox="0 0 463 462" draw:points="231,462 0,462 0,0 463,0 463,462 231,462">
          <text:p/>
        </draw:polyline>
        <draw:polygon draw:style-name="gr41" draw:text-style-name="P10" draw:layer="layout" svg:width="0.459cm" svg:height="0.461cm" svg:x="9.064cm" svg:y="16.856cm" svg:viewBox="0 0 460 462" draw:points="0,0 460,0 460,462 0,462">
          <text:p text:style-name="P2"><text:span text:style-name="T8">T</text:span></text:p>
        </draw:polygon>
        <draw:polyline draw:style-name="gr6" draw:text-style-name="P10" draw:layer="layout" svg:width="0.459cm" svg:height="0.461cm" svg:x="9.064cm" svg:y="16.856cm" svg:viewBox="0 0 460 462" draw:points="230,462 0,462 0,0 460,0 460,462 230,462">
          <text:p/>
        </draw:polyline>
        <draw:polygon draw:style-name="gr41" draw:text-style-name="P10" draw:layer="layout" svg:width="0.462cm" svg:height="0.461cm" svg:x="8.601cm" svg:y="16.856cm" svg:viewBox="0 0 463 462" draw:points="0,0 463,0 463,462 0,462">
          <text:p text:style-name="P2"><text:span text:style-name="T8">T</text:span></text:p>
        </draw:polygon>
        <draw:polyline draw:style-name="gr6" draw:text-style-name="P10" draw:layer="layout" svg:width="0.462cm" svg:height="0.461cm" svg:x="8.601cm" svg:y="16.856cm" svg:viewBox="0 0 463 462" draw:points="231,462 0,462 0,0 463,0 463,462 231,462">
          <text:p/>
        </draw:polyline>
        <draw:polygon draw:style-name="gr41" draw:text-style-name="P10" draw:layer="layout" svg:width="0.459cm" svg:height="0.461cm" svg:x="9.987cm" svg:y="16.856cm" svg:viewBox="0 0 460 462" draw:points="0,0 460,0 460,462 0,462">
          <text:p text:style-name="P2"><text:span text:style-name="T8">T</text:span></text:p>
        </draw:polygon>
        <draw:polyline draw:style-name="gr6" draw:text-style-name="P10" draw:layer="layout" svg:width="0.459cm" svg:height="0.461cm" svg:x="9.987cm" svg:y="16.856cm" svg:viewBox="0 0 460 462" draw:points="230,462 0,462 0,0 460,0 460,462 230,462">
          <text:p/>
        </draw:polyline>
        <draw:polygon draw:style-name="gr41" draw:text-style-name="P10" draw:layer="layout" svg:width="0.462cm" svg:height="0.461cm" svg:x="9.524cm" svg:y="16.856cm" svg:viewBox="0 0 463 462" draw:points="0,0 463,0 463,462 0,462">
          <text:p text:style-name="P2"><text:span text:style-name="T8">T</text:span></text:p>
        </draw:polygon>
        <draw:polyline draw:style-name="gr6" draw:text-style-name="P10" draw:layer="layout" svg:width="0.462cm" svg:height="0.461cm" svg:x="9.524cm" svg:y="16.856cm" svg:viewBox="0 0 463 462" draw:points="231,462 0,462 0,0 463,0 463,462 231,462">
          <text:p/>
        </draw:polyline>
        <draw:polygon draw:style-name="gr41" draw:text-style-name="P10" draw:layer="layout" svg:width="0.462cm" svg:height="0.461cm" svg:x="10.447cm" svg:y="16.856cm" svg:viewBox="0 0 463 462" draw:points="0,0 463,0 463,462 0,462">
          <text:p text:style-name="P2"><text:span text:style-name="T8">T</text:span></text:p>
        </draw:polygon>
        <draw:polyline draw:style-name="gr6" draw:text-style-name="P10" draw:layer="layout" svg:width="0.462cm" svg:height="0.461cm" svg:x="10.447cm" svg:y="16.856cm" svg:viewBox="0 0 463 462" draw:points="231,462 0,462 0,0 463,0 463,462 231,462">
          <text:p/>
        </draw:polyline>
        <draw:polygon draw:style-name="gr41" draw:text-style-name="P10" draw:layer="layout" svg:width="0.459cm" svg:height="0.461cm" svg:x="10.882cm" svg:y="16.856cm" svg:viewBox="0 0 460 462" draw:points="0,0 460,0 460,462 0,462">
          <text:p text:style-name="P2"><text:span text:style-name="T8">T</text:span></text:p>
        </draw:polygon>
        <draw:polyline draw:style-name="gr6" draw:text-style-name="P10" draw:layer="layout" svg:width="0.459cm" svg:height="0.461cm" svg:x="10.882cm" svg:y="16.856cm" svg:viewBox="0 0 460 462" draw:points="230,462 0,462 0,0 460,0 460,462 230,462">
          <text:p/>
        </draw:polyline>
        <draw:polygon draw:style-name="gr41" draw:text-style-name="P10" draw:layer="layout" svg:width="0.462cm" svg:height="0.461cm" svg:x="11.342cm" svg:y="16.856cm" svg:viewBox="0 0 463 462" draw:points="0,0 463,0 463,462 0,462">
          <text:p text:style-name="P2"><text:span text:style-name="T8">T</text:span></text:p>
        </draw:polygon>
        <draw:polyline draw:style-name="gr6" draw:text-style-name="P10" draw:layer="layout" svg:width="0.462cm" svg:height="0.461cm" svg:x="11.342cm" svg:y="16.856cm" svg:viewBox="0 0 463 462" draw:points="231,462 0,462 0,0 463,0 463,462 231,462">
          <text:p/>
        </draw:polyline>
        <draw:polygon draw:style-name="gr10" draw:text-style-name="P10" draw:layer="layout" svg:width="0.459cm" svg:height="0.461cm" svg:x="4.909cm" svg:y="16.856cm" svg:viewBox="0 0 460 462" draw:points="0,0 460,0 460,462 0,462">
          <text:p/>
        </draw:polygon>
        <draw:polyline draw:style-name="gr6" draw:text-style-name="P10" draw:layer="layout" svg:width="0.459cm" svg:height="0.461cm" svg:x="4.909cm" svg:y="16.856cm" svg:viewBox="0 0 460 462" draw:points="230,462 0,462 0,0 460,0 460,462 230,462">
          <text:p/>
        </draw:polyline>
        <draw:polygon draw:style-name="gr10" draw:text-style-name="P10" draw:layer="layout" svg:width="0.462cm" svg:height="0.461cm" svg:x="4.446cm" svg:y="16.856cm" svg:viewBox="0 0 463 462" draw:points="0,0 463,0 463,462 0,462">
          <text:p/>
        </draw:polygon>
        <draw:polyline draw:style-name="gr6" draw:text-style-name="P10" draw:layer="layout" svg:width="0.462cm" svg:height="0.461cm" svg:x="4.446cm" svg:y="16.856cm" svg:viewBox="0 0 463 462" draw:points="231,462 0,462 0,0 463,0 463,462 231,462">
          <text:p/>
        </draw:polyline>
        <draw:polygon draw:style-name="gr10" draw:text-style-name="P10" draw:layer="layout" svg:width="0.459cm" svg:height="0.461cm" svg:x="5.832cm" svg:y="16.856cm" svg:viewBox="0 0 460 462" draw:points="0,0 460,0 460,462 0,462">
          <text:p/>
        </draw:polygon>
        <draw:polyline draw:style-name="gr6" draw:text-style-name="P10" draw:layer="layout" svg:width="0.459cm" svg:height="0.461cm" svg:x="5.832cm" svg:y="16.856cm" svg:viewBox="0 0 460 462" draw:points="230,462 0,462 0,0 460,0 460,462 230,462">
          <text:p/>
        </draw:polyline>
        <draw:polygon draw:style-name="gr8" draw:text-style-name="P10" draw:layer="layout" svg:width="0.462cm" svg:height="0.461cm" svg:x="5.37cm" svg:y="16.862cm" svg:viewBox="0 0 463 462" draw:points="0,0 463,0 463,462 0,462">
          <text:p/>
        </draw:polygon>
        <draw:polyline draw:style-name="gr6" draw:text-style-name="P10" draw:layer="layout" svg:width="0.462cm" svg:height="0.461cm" svg:x="5.369cm" svg:y="16.856cm" svg:viewBox="0 0 463 462" draw:points="231,462 0,462 0,0 463,0 463,462 231,462">
          <text:p/>
        </draw:polyline>
        <draw:polygon draw:style-name="gr8" draw:text-style-name="P10" draw:layer="layout" svg:width="0.459cm" svg:height="0.461cm" svg:x="6.755cm" svg:y="16.856cm" svg:viewBox="0 0 460 462" draw:points="0,0 460,0 460,462 0,462">
          <text:p/>
        </draw:polygon>
        <draw:polyline draw:style-name="gr6" draw:text-style-name="P10" draw:layer="layout" svg:width="0.459cm" svg:height="0.461cm" svg:x="6.755cm" svg:y="16.856cm" svg:viewBox="0 0 460 462" draw:points="230,462 0,462 0,0 460,0 460,462 230,462">
          <text:p/>
        </draw:polyline>
        <draw:polygon draw:style-name="gr10" draw:text-style-name="P10" draw:layer="layout" svg:width="0.462cm" svg:height="0.461cm" svg:x="6.292cm" svg:y="16.856cm" svg:viewBox="0 0 463 462" draw:points="0,0 463,0 463,462 0,462">
          <text:p/>
        </draw:polygon>
        <draw:polyline draw:style-name="gr6" draw:text-style-name="P10" draw:layer="layout" svg:width="0.462cm" svg:height="0.461cm" svg:x="6.292cm" svg:y="16.856cm" svg:viewBox="0 0 463 462" draw:points="231,462 0,462 0,0 463,0 463,462 231,462">
          <text:p/>
        </draw:polyline>
        <draw:polygon draw:style-name="gr8" draw:text-style-name="P10" draw:layer="layout" svg:width="0.462cm" svg:height="0.461cm" svg:x="7.215cm" svg:y="16.856cm" svg:viewBox="0 0 463 462" draw:points="0,0 463,0 463,462 0,462">
          <text:p/>
        </draw:polygon>
        <draw:polyline draw:style-name="gr6" draw:text-style-name="P10" draw:layer="layout" svg:width="0.462cm" svg:height="0.461cm" svg:x="7.215cm" svg:y="16.856cm" svg:viewBox="0 0 463 462" draw:points="231,462 0,462 0,0 463,0 463,462 231,462">
          <text:p/>
        </draw:polyline>
        <draw:polygon draw:style-name="gr10" draw:text-style-name="P10" draw:layer="layout" svg:width="0.459cm" svg:height="0.461cm" svg:x="8.141cm" svg:y="16.856cm" svg:viewBox="0 0 460 462" draw:points="0,0 460,0 460,462 0,462">
          <text:p/>
        </draw:polygon>
        <draw:polyline draw:style-name="gr6" draw:text-style-name="P10" draw:layer="layout" svg:width="0.459cm" svg:height="0.461cm" svg:x="8.141cm" svg:y="16.856cm" svg:viewBox="0 0 460 462" draw:points="230,462 0,462 0,0 460,0 460,462 230,462">
          <text:p/>
        </draw:polyline>
        <draw:polygon draw:style-name="gr8" draw:text-style-name="P10" draw:layer="layout" svg:width="0.462cm" svg:height="0.461cm" svg:x="7.678cm" svg:y="16.856cm" svg:viewBox="0 0 463 462" draw:points="0,0 463,0 463,462 0,462">
          <text:p/>
        </draw:polygon>
        <draw:polyline draw:style-name="gr6" draw:text-style-name="P10" draw:layer="layout" svg:width="0.462cm" svg:height="0.461cm" svg:x="7.678cm" svg:y="16.856cm" svg:viewBox="0 0 463 462" draw:points="231,462 0,462 0,0 463,0 463,462 231,462">
          <text:p/>
        </draw:polyline>
        <draw:polygon draw:style-name="gr8" draw:text-style-name="P10" draw:layer="layout" svg:width="0.459cm" svg:height="0.461cm" svg:x="9.064cm" svg:y="16.856cm" svg:viewBox="0 0 460 462" draw:points="0,0 460,0 460,462 0,462">
          <text:p/>
        </draw:polygon>
        <draw:polyline draw:style-name="gr6" draw:text-style-name="P10" draw:layer="layout" svg:width="0.459cm" svg:height="0.461cm" svg:x="9.064cm" svg:y="16.856cm" svg:viewBox="0 0 460 462" draw:points="230,462 0,462 0,0 460,0 460,462 230,462">
          <text:p/>
        </draw:polyline>
        <draw:polygon draw:style-name="gr8" draw:text-style-name="P10" draw:layer="layout" svg:width="0.462cm" svg:height="0.461cm" svg:x="8.601cm" svg:y="16.856cm" svg:viewBox="0 0 463 462" draw:points="0,0 463,0 463,462 0,462">
          <text:p/>
        </draw:polygon>
        <draw:polyline draw:style-name="gr6" draw:text-style-name="P10" draw:layer="layout" svg:width="0.462cm" svg:height="0.461cm" svg:x="8.601cm" svg:y="16.856cm" svg:viewBox="0 0 463 462" draw:points="231,462 0,462 0,0 463,0 463,462 231,462">
          <text:p/>
        </draw:polyline>
        <draw:polygon draw:style-name="gr10" draw:text-style-name="P10" draw:layer="layout" svg:width="0.459cm" svg:height="0.461cm" svg:x="9.987cm" svg:y="16.856cm" svg:viewBox="0 0 460 462" draw:points="0,0 460,0 460,462 0,462">
          <text:p/>
        </draw:polygon>
        <draw:polyline draw:style-name="gr6" draw:text-style-name="P10" draw:layer="layout" svg:width="0.459cm" svg:height="0.461cm" svg:x="9.987cm" svg:y="16.856cm" svg:viewBox="0 0 460 462" draw:points="230,462 0,462 0,0 460,0 460,462 230,462">
          <text:p/>
        </draw:polyline>
        <draw:polygon draw:style-name="gr8" draw:text-style-name="P10" draw:layer="layout" svg:width="0.462cm" svg:height="0.461cm" svg:x="9.524cm" svg:y="16.856cm" svg:viewBox="0 0 463 462" draw:points="0,0 463,0 463,462 0,462">
          <text:p/>
        </draw:polygon>
        <draw:polyline draw:style-name="gr6" draw:text-style-name="P10" draw:layer="layout" svg:width="0.462cm" svg:height="0.461cm" svg:x="9.524cm" svg:y="16.856cm" svg:viewBox="0 0 463 462" draw:points="231,462 0,462 0,0 463,0 463,462 231,462">
          <text:p/>
        </draw:polyline>
        <draw:polygon draw:style-name="gr10" draw:text-style-name="P10" draw:layer="layout" svg:width="0.462cm" svg:height="0.461cm" svg:x="10.447cm" svg:y="16.856cm" svg:viewBox="0 0 463 462" draw:points="0,0 463,0 463,462 0,462">
          <text:p/>
        </draw:polygon>
        <draw:polyline draw:style-name="gr6" draw:text-style-name="P10" draw:layer="layout" svg:width="0.462cm" svg:height="0.461cm" svg:x="10.447cm" svg:y="16.856cm" svg:viewBox="0 0 463 462" draw:points="231,462 0,462 0,0 463,0 463,462 231,462">
          <text:p/>
        </draw:polyline>
        <draw:polygon draw:style-name="gr10" draw:text-style-name="P10" draw:layer="layout" svg:width="0.459cm" svg:height="0.461cm" svg:x="10.882cm" svg:y="16.856cm" svg:viewBox="0 0 460 462" draw:points="0,0 460,0 460,462 0,462">
          <text:p/>
        </draw:polygon>
        <draw:polyline draw:style-name="gr6" draw:text-style-name="P10" draw:layer="layout" svg:width="0.459cm" svg:height="0.461cm" svg:x="10.882cm" svg:y="16.856cm" svg:viewBox="0 0 460 462" draw:points="230,462 0,462 0,0 460,0 460,462 230,462">
          <text:p/>
        </draw:polyline>
        <draw:polygon draw:style-name="gr10" draw:text-style-name="P10" draw:layer="layout" svg:width="0.462cm" svg:height="0.461cm" svg:x="11.342cm" svg:y="16.856cm" svg:viewBox="0 0 463 462" draw:points="0,0 463,0 463,462 0,462">
          <text:p/>
        </draw:polygon>
        <draw:polyline draw:style-name="gr6" draw:text-style-name="P10" draw:layer="layout" svg:width="0.462cm" svg:height="0.461cm" svg:x="11.342cm" svg:y="16.856cm" svg:viewBox="0 0 463 462" draw:points="231,462 0,462 0,0 463,0 463,462 231,462">
          <text:p/>
        </draw:polyline>
        <draw:polygon draw:style-name="gr41" draw:text-style-name="P10" draw:layer="layout" svg:width="0.459cm" svg:height="0.461cm" svg:x="4.909cm" svg:y="16.394cm" svg:viewBox="0 0 460 462" draw:points="0,0 460,0 460,462 0,462">
          <text:p text:style-name="P2"><text:span text:style-name="T8">T</text:span></text:p>
        </draw:polygon>
        <draw:polyline draw:style-name="gr6" draw:text-style-name="P10" draw:layer="layout" svg:width="0.459cm" svg:height="0.461cm" svg:x="4.909cm" svg:y="16.394cm" svg:viewBox="0 0 460 462" draw:points="230,462 0,462 0,0 460,0 460,462 230,462">
          <text:p/>
        </draw:polyline>
        <draw:polygon draw:style-name="gr41" draw:text-style-name="P10" draw:layer="layout" svg:width="0.462cm" svg:height="0.461cm" svg:x="4.446cm" svg:y="16.394cm" svg:viewBox="0 0 463 462" draw:points="0,0 463,0 463,462 0,462">
          <text:p text:style-name="P2"><text:span text:style-name="T8">T</text:span></text:p>
        </draw:polygon>
        <draw:polyline draw:style-name="gr6" draw:text-style-name="P10" draw:layer="layout" svg:width="0.462cm" svg:height="0.461cm" svg:x="4.446cm" svg:y="16.394cm" svg:viewBox="0 0 463 462" draw:points="231,462 0,462 0,0 463,0 463,462 231,462">
          <text:p/>
        </draw:polyline>
        <draw:polygon draw:style-name="gr41" draw:text-style-name="P10" draw:layer="layout" svg:width="0.459cm" svg:height="0.461cm" svg:x="5.832cm" svg:y="16.394cm" svg:viewBox="0 0 460 462" draw:points="0,0 460,0 460,462 0,462">
          <text:p text:style-name="P2"><text:span text:style-name="T8">T</text:span></text:p>
        </draw:polygon>
        <draw:polyline draw:style-name="gr6" draw:text-style-name="P10" draw:layer="layout" svg:width="0.459cm" svg:height="0.461cm" svg:x="5.832cm" svg:y="16.394cm" svg:viewBox="0 0 460 462" draw:points="230,462 0,462 0,0 460,0 460,462 230,462">
          <text:p/>
        </draw:polyline>
        <draw:polygon draw:style-name="gr41" draw:text-style-name="P10" draw:layer="layout" svg:width="0.462cm" svg:height="0.461cm" svg:x="5.369cm" svg:y="16.394cm" svg:viewBox="0 0 463 462" draw:points="0,0 463,0 463,462 0,462">
          <text:p text:style-name="P2"><text:span text:style-name="T8">T</text:span></text:p>
        </draw:polygon>
        <draw:polyline draw:style-name="gr6" draw:text-style-name="P10" draw:layer="layout" svg:width="0.462cm" svg:height="0.461cm" svg:x="5.369cm" svg:y="16.394cm" svg:viewBox="0 0 463 462" draw:points="231,462 0,462 0,0 463,0 463,462 231,462">
          <text:p/>
        </draw:polyline>
        <draw:polygon draw:style-name="gr41" draw:text-style-name="P10" draw:layer="layout" svg:width="0.459cm" svg:height="0.461cm" svg:x="6.755cm" svg:y="16.394cm" svg:viewBox="0 0 460 462" draw:points="0,0 460,0 460,462 0,462">
          <text:p text:style-name="P2"><text:span text:style-name="T8">T</text:span></text:p>
        </draw:polygon>
        <draw:polyline draw:style-name="gr6" draw:text-style-name="P10" draw:layer="layout" svg:width="0.459cm" svg:height="0.461cm" svg:x="6.755cm" svg:y="16.394cm" svg:viewBox="0 0 460 462" draw:points="230,462 0,462 0,0 460,0 460,462 230,462">
          <text:p/>
        </draw:polyline>
        <draw:polygon draw:style-name="gr41" draw:text-style-name="P10" draw:layer="layout" svg:width="0.462cm" svg:height="0.461cm" svg:x="6.292cm" svg:y="16.394cm" svg:viewBox="0 0 463 462" draw:points="0,0 463,0 463,462 0,462">
          <text:p text:style-name="P2"><text:span text:style-name="T8">T</text:span></text:p>
        </draw:polygon>
        <draw:polyline draw:style-name="gr6" draw:text-style-name="P10" draw:layer="layout" svg:width="0.462cm" svg:height="0.461cm" svg:x="6.292cm" svg:y="16.394cm" svg:viewBox="0 0 463 462" draw:points="231,462 0,462 0,0 463,0 463,462 231,462">
          <text:p/>
        </draw:polyline>
        <draw:polygon draw:style-name="gr41" draw:text-style-name="P10" draw:layer="layout" svg:width="0.462cm" svg:height="0.461cm" svg:x="7.215cm" svg:y="16.394cm" svg:viewBox="0 0 463 462" draw:points="0,0 463,0 463,462 0,462">
          <text:p text:style-name="P2"><text:span text:style-name="T8">T</text:span></text:p>
        </draw:polygon>
        <draw:polyline draw:style-name="gr6" draw:text-style-name="P10" draw:layer="layout" svg:width="0.462cm" svg:height="0.461cm" svg:x="7.215cm" svg:y="16.394cm" svg:viewBox="0 0 463 462" draw:points="231,462 0,462 0,0 463,0 463,462 231,462">
          <text:p/>
        </draw:polyline>
        <draw:polygon draw:style-name="gr41" draw:text-style-name="P10" draw:layer="layout" svg:width="0.459cm" svg:height="0.461cm" svg:x="8.141cm" svg:y="16.394cm" svg:viewBox="0 0 460 462" draw:points="0,0 460,0 460,462 0,462">
          <text:p text:style-name="P2"><text:span text:style-name="T8">T</text:span></text:p>
        </draw:polygon>
        <draw:polyline draw:style-name="gr6" draw:text-style-name="P10" draw:layer="layout" svg:width="0.459cm" svg:height="0.461cm" svg:x="8.141cm" svg:y="16.394cm" svg:viewBox="0 0 460 462" draw:points="230,462 0,462 0,0 460,0 460,462 230,462">
          <text:p/>
        </draw:polyline>
        <draw:polygon draw:style-name="gr41" draw:text-style-name="P10" draw:layer="layout" svg:width="0.462cm" svg:height="0.461cm" svg:x="7.678cm" svg:y="16.394cm" svg:viewBox="0 0 463 462" draw:points="0,0 463,0 463,462 0,462">
          <text:p text:style-name="P2"><text:span text:style-name="T8">T</text:span></text:p>
        </draw:polygon>
        <draw:polyline draw:style-name="gr6" draw:text-style-name="P10" draw:layer="layout" svg:width="0.462cm" svg:height="0.461cm" svg:x="7.678cm" svg:y="16.394cm" svg:viewBox="0 0 463 462" draw:points="231,462 0,462 0,0 463,0 463,462 231,462">
          <text:p/>
        </draw:polyline>
        <draw:polygon draw:style-name="gr41" draw:text-style-name="P10" draw:layer="layout" svg:width="0.459cm" svg:height="0.461cm" svg:x="9.064cm" svg:y="16.394cm" svg:viewBox="0 0 460 462" draw:points="0,0 460,0 460,462 0,462">
          <text:p text:style-name="P2"><text:span text:style-name="T8">T</text:span></text:p>
        </draw:polygon>
        <draw:polyline draw:style-name="gr6" draw:text-style-name="P10" draw:layer="layout" svg:width="0.459cm" svg:height="0.461cm" svg:x="9.064cm" svg:y="16.394cm" svg:viewBox="0 0 460 462" draw:points="230,462 0,462 0,0 460,0 460,462 230,462">
          <text:p/>
        </draw:polyline>
        <draw:polygon draw:style-name="gr41" draw:text-style-name="P10" draw:layer="layout" svg:width="0.462cm" svg:height="0.461cm" svg:x="8.601cm" svg:y="16.394cm" svg:viewBox="0 0 463 462" draw:points="0,0 463,0 463,462 0,462">
          <text:p text:style-name="P2"><text:span text:style-name="T8">T</text:span></text:p>
        </draw:polygon>
        <draw:polyline draw:style-name="gr6" draw:text-style-name="P10" draw:layer="layout" svg:width="0.462cm" svg:height="0.461cm" svg:x="8.601cm" svg:y="16.394cm" svg:viewBox="0 0 463 462" draw:points="231,462 0,462 0,0 463,0 463,462 231,462">
          <text:p/>
        </draw:polyline>
        <draw:polygon draw:style-name="gr41" draw:text-style-name="P10" draw:layer="layout" svg:width="0.459cm" svg:height="0.461cm" svg:x="9.987cm" svg:y="16.394cm" svg:viewBox="0 0 460 462" draw:points="0,0 460,0 460,462 0,462">
          <text:p text:style-name="P2"><text:span text:style-name="T8">T</text:span></text:p>
        </draw:polygon>
        <draw:polyline draw:style-name="gr6" draw:text-style-name="P10" draw:layer="layout" svg:width="0.459cm" svg:height="0.461cm" svg:x="9.987cm" svg:y="16.394cm" svg:viewBox="0 0 460 462" draw:points="230,462 0,462 0,0 460,0 460,462 230,462">
          <text:p/>
        </draw:polyline>
        <draw:polygon draw:style-name="gr41" draw:text-style-name="P10" draw:layer="layout" svg:width="0.462cm" svg:height="0.461cm" svg:x="9.524cm" svg:y="16.394cm" svg:viewBox="0 0 463 462" draw:points="0,0 463,0 463,462 0,462">
          <text:p text:style-name="P2"><text:span text:style-name="T8">T</text:span></text:p>
        </draw:polygon>
        <draw:polyline draw:style-name="gr6" draw:text-style-name="P10" draw:layer="layout" svg:width="0.462cm" svg:height="0.461cm" svg:x="9.524cm" svg:y="16.394cm" svg:viewBox="0 0 463 462" draw:points="231,462 0,462 0,0 463,0 463,462 231,462">
          <text:p/>
        </draw:polyline>
        <draw:polygon draw:style-name="gr41" draw:text-style-name="P10" draw:layer="layout" svg:width="0.462cm" svg:height="0.461cm" svg:x="10.447cm" svg:y="16.394cm" svg:viewBox="0 0 463 462" draw:points="0,0 463,0 463,462 0,462">
          <text:p text:style-name="P2"><text:span text:style-name="T8">T</text:span></text:p>
        </draw:polygon>
        <draw:polyline draw:style-name="gr6" draw:text-style-name="P10" draw:layer="layout" svg:width="0.462cm" svg:height="0.461cm" svg:x="10.447cm" svg:y="16.394cm" svg:viewBox="0 0 463 462" draw:points="231,462 0,462 0,0 463,0 463,462 231,462">
          <text:p/>
        </draw:polyline>
        <draw:polygon draw:style-name="gr41" draw:text-style-name="P10" draw:layer="layout" svg:width="0.459cm" svg:height="0.461cm" svg:x="10.882cm" svg:y="16.394cm" svg:viewBox="0 0 460 462" draw:points="0,0 460,0 460,462 0,462">
          <text:p text:style-name="P2"><text:span text:style-name="T8">T</text:span></text:p>
        </draw:polygon>
        <draw:polyline draw:style-name="gr6" draw:text-style-name="P10" draw:layer="layout" svg:width="0.459cm" svg:height="0.461cm" svg:x="10.882cm" svg:y="16.394cm" svg:viewBox="0 0 460 462" draw:points="230,462 0,462 0,0 460,0 460,462 230,462">
          <text:p/>
        </draw:polyline>
        <draw:polygon draw:style-name="gr41" draw:text-style-name="P10" draw:layer="layout" svg:width="0.462cm" svg:height="0.461cm" svg:x="11.342cm" svg:y="16.394cm" svg:viewBox="0 0 463 462" draw:points="0,0 463,0 463,462 0,462">
          <text:p text:style-name="P2"><text:span text:style-name="T8">T</text:span></text:p>
        </draw:polygon>
        <draw:polyline draw:style-name="gr6" draw:text-style-name="P10" draw:layer="layout" svg:width="0.462cm" svg:height="0.461cm" svg:x="11.342cm" svg:y="16.394cm" svg:viewBox="0 0 463 462" draw:points="231,462 0,462 0,0 463,0 463,462 231,462">
          <text:p/>
        </draw:polyline>
        <draw:polygon draw:style-name="gr10" draw:text-style-name="P10" draw:layer="layout" svg:width="0.459cm" svg:height="0.461cm" svg:x="4.909cm" svg:y="16.394cm" svg:viewBox="0 0 460 462" draw:points="0,0 460,0 460,462 0,462">
          <text:p/>
        </draw:polygon>
        <draw:polyline draw:style-name="gr6" draw:text-style-name="P10" draw:layer="layout" svg:width="0.459cm" svg:height="0.461cm" svg:x="4.909cm" svg:y="16.394cm" svg:viewBox="0 0 460 462" draw:points="230,462 0,462 0,0 460,0 460,462 230,462">
          <text:p/>
        </draw:polyline>
        <draw:polygon draw:style-name="gr10" draw:text-style-name="P10" draw:layer="layout" svg:width="0.462cm" svg:height="0.461cm" svg:x="4.446cm" svg:y="16.394cm" svg:viewBox="0 0 463 462" draw:points="0,0 463,0 463,462 0,462">
          <text:p/>
        </draw:polygon>
        <draw:polyline draw:style-name="gr6" draw:text-style-name="P10" draw:layer="layout" svg:width="0.462cm" svg:height="0.461cm" svg:x="4.446cm" svg:y="16.394cm" svg:viewBox="0 0 463 462" draw:points="231,462 0,462 0,0 463,0 463,462 231,462">
          <text:p/>
        </draw:polyline>
        <draw:polygon draw:style-name="gr10" draw:text-style-name="P10" draw:layer="layout" svg:width="0.459cm" svg:height="0.461cm" svg:x="5.832cm" svg:y="16.394cm" svg:viewBox="0 0 460 462" draw:points="0,0 460,0 460,462 0,462">
          <text:p/>
        </draw:polygon>
        <draw:polyline draw:style-name="gr6" draw:text-style-name="P10" draw:layer="layout" svg:width="0.459cm" svg:height="0.461cm" svg:x="5.832cm" svg:y="16.394cm" svg:viewBox="0 0 460 462" draw:points="230,462 0,462 0,0 460,0 460,462 230,462">
          <text:p/>
        </draw:polyline>
        <draw:polygon draw:style-name="gr10" draw:text-style-name="P10" draw:layer="layout" svg:width="0.462cm" svg:height="0.461cm" svg:x="5.369cm" svg:y="16.394cm" svg:viewBox="0 0 463 462" draw:points="0,0 463,0 463,462 0,462">
          <text:p/>
        </draw:polygon>
        <draw:polyline draw:style-name="gr6" draw:text-style-name="P10" draw:layer="layout" svg:width="0.462cm" svg:height="0.461cm" svg:x="5.369cm" svg:y="16.394cm" svg:viewBox="0 0 463 462" draw:points="231,462 0,462 0,0 463,0 463,462 231,462">
          <text:p/>
        </draw:polyline>
        <draw:polygon draw:style-name="gr10" draw:text-style-name="P10" draw:layer="layout" svg:width="0.459cm" svg:height="0.461cm" svg:x="6.755cm" svg:y="16.394cm" svg:viewBox="0 0 460 462" draw:points="0,0 460,0 460,462 0,462">
          <text:p/>
        </draw:polygon>
        <draw:polyline draw:style-name="gr6" draw:text-style-name="P10" draw:layer="layout" svg:width="0.459cm" svg:height="0.461cm" svg:x="6.755cm" svg:y="16.394cm" svg:viewBox="0 0 460 462" draw:points="230,462 0,462 0,0 460,0 460,462 230,462">
          <text:p/>
        </draw:polyline>
        <draw:polygon draw:style-name="gr10" draw:text-style-name="P10" draw:layer="layout" svg:width="0.462cm" svg:height="0.461cm" svg:x="6.292cm" svg:y="16.394cm" svg:viewBox="0 0 463 462" draw:points="0,0 463,0 463,462 0,462">
          <text:p/>
        </draw:polygon>
        <draw:polyline draw:style-name="gr6" draw:text-style-name="P10" draw:layer="layout" svg:width="0.462cm" svg:height="0.461cm" svg:x="6.292cm" svg:y="16.394cm" svg:viewBox="0 0 463 462" draw:points="231,462 0,462 0,0 463,0 463,462 231,462">
          <text:p/>
        </draw:polyline>
        <draw:polygon draw:style-name="gr8" draw:text-style-name="P10" draw:layer="layout" svg:width="0.462cm" svg:height="0.461cm" svg:x="7.215cm" svg:y="16.394cm" svg:viewBox="0 0 463 462" draw:points="0,0 463,0 463,462 0,462">
          <text:p/>
        </draw:polygon>
        <draw:polyline draw:style-name="gr6" draw:text-style-name="P10" draw:layer="layout" svg:width="0.462cm" svg:height="0.461cm" svg:x="7.215cm" svg:y="16.394cm" svg:viewBox="0 0 463 462" draw:points="231,462 0,462 0,0 463,0 463,462 231,462">
          <text:p/>
        </draw:polyline>
        <draw:polygon draw:style-name="gr10" draw:text-style-name="P10" draw:layer="layout" svg:width="0.459cm" svg:height="0.461cm" svg:x="8.141cm" svg:y="16.394cm" svg:viewBox="0 0 460 462" draw:points="0,0 460,0 460,462 0,462">
          <text:p/>
        </draw:polygon>
        <draw:polyline draw:style-name="gr6" draw:text-style-name="P10" draw:layer="layout" svg:width="0.459cm" svg:height="0.461cm" svg:x="8.141cm" svg:y="16.394cm" svg:viewBox="0 0 460 462" draw:points="230,462 0,462 0,0 460,0 460,462 230,462">
          <text:p/>
        </draw:polyline>
        <draw:polygon draw:style-name="gr10" draw:text-style-name="P10" draw:layer="layout" svg:width="0.462cm" svg:height="0.461cm" svg:x="7.678cm" svg:y="16.394cm" svg:viewBox="0 0 463 462" draw:points="0,0 463,0 463,462 0,462">
          <text:p/>
        </draw:polygon>
        <draw:polyline draw:style-name="gr6" draw:text-style-name="P10" draw:layer="layout" svg:width="0.462cm" svg:height="0.461cm" svg:x="7.678cm" svg:y="16.394cm" svg:viewBox="0 0 463 462" draw:points="231,462 0,462 0,0 463,0 463,462 231,462">
          <text:p/>
        </draw:polyline>
        <draw:polygon draw:style-name="gr8" draw:text-style-name="P10" draw:layer="layout" svg:width="0.459cm" svg:height="0.461cm" svg:x="9.064cm" svg:y="16.394cm" svg:viewBox="0 0 460 462" draw:points="0,0 460,0 460,462 0,462">
          <text:p/>
        </draw:polygon>
        <draw:polyline draw:style-name="gr6" draw:text-style-name="P10" draw:layer="layout" svg:width="0.459cm" svg:height="0.461cm" svg:x="9.064cm" svg:y="16.394cm" svg:viewBox="0 0 460 462" draw:points="230,462 0,462 0,0 460,0 460,462 230,462">
          <text:p/>
        </draw:polyline>
        <draw:polygon draw:style-name="gr10" draw:text-style-name="P10" draw:layer="layout" svg:width="0.462cm" svg:height="0.461cm" svg:x="8.601cm" svg:y="16.394cm" svg:viewBox="0 0 463 462" draw:points="0,0 463,0 463,462 0,462">
          <text:p/>
        </draw:polygon>
        <draw:polyline draw:style-name="gr6" draw:text-style-name="P10" draw:layer="layout" svg:width="0.462cm" svg:height="0.461cm" svg:x="8.601cm" svg:y="16.394cm" svg:viewBox="0 0 463 462" draw:points="231,462 0,462 0,0 463,0 463,462 231,462">
          <text:p/>
        </draw:polyline>
        <draw:polygon draw:style-name="gr10" draw:text-style-name="P10" draw:layer="layout" svg:width="0.459cm" svg:height="0.461cm" svg:x="9.987cm" svg:y="16.394cm" svg:viewBox="0 0 460 462" draw:points="0,0 460,0 460,462 0,462">
          <text:p/>
        </draw:polygon>
        <draw:polyline draw:style-name="gr6" draw:text-style-name="P10" draw:layer="layout" svg:width="0.459cm" svg:height="0.461cm" svg:x="9.987cm" svg:y="16.394cm" svg:viewBox="0 0 460 462" draw:points="230,462 0,462 0,0 460,0 460,462 230,462">
          <text:p/>
        </draw:polyline>
        <draw:polygon draw:style-name="gr10" draw:text-style-name="P10" draw:layer="layout" svg:width="0.462cm" svg:height="0.461cm" svg:x="9.524cm" svg:y="16.394cm" svg:viewBox="0 0 463 462" draw:points="0,0 463,0 463,462 0,462">
          <text:p/>
        </draw:polygon>
        <draw:polyline draw:style-name="gr6" draw:text-style-name="P10" draw:layer="layout" svg:width="0.462cm" svg:height="0.461cm" svg:x="9.524cm" svg:y="16.394cm" svg:viewBox="0 0 463 462" draw:points="231,462 0,462 0,0 463,0 463,462 231,462">
          <text:p/>
        </draw:polyline>
        <draw:polygon draw:style-name="gr10" draw:text-style-name="P10" draw:layer="layout" svg:width="0.462cm" svg:height="0.461cm" svg:x="10.447cm" svg:y="16.394cm" svg:viewBox="0 0 463 462" draw:points="0,0 463,0 463,462 0,462">
          <text:p/>
        </draw:polygon>
        <draw:polyline draw:style-name="gr6" draw:text-style-name="P10" draw:layer="layout" svg:width="0.462cm" svg:height="0.461cm" svg:x="10.447cm" svg:y="16.394cm" svg:viewBox="0 0 463 462" draw:points="231,462 0,462 0,0 463,0 463,462 231,462">
          <text:p/>
        </draw:polyline>
        <draw:polygon draw:style-name="gr10" draw:text-style-name="P10" draw:layer="layout" svg:width="0.459cm" svg:height="0.461cm" svg:x="10.882cm" svg:y="16.394cm" svg:viewBox="0 0 460 462" draw:points="0,0 460,0 460,462 0,462">
          <text:p/>
        </draw:polygon>
        <draw:polyline draw:style-name="gr6" draw:text-style-name="P10" draw:layer="layout" svg:width="0.459cm" svg:height="0.461cm" svg:x="10.882cm" svg:y="16.394cm" svg:viewBox="0 0 460 462" draw:points="230,462 0,462 0,0 460,0 460,462 230,462">
          <text:p/>
        </draw:polyline>
        <draw:polygon draw:style-name="gr8" draw:text-style-name="P10" draw:layer="layout" svg:width="0.462cm" svg:height="0.461cm" svg:x="11.342cm" svg:y="16.394cm" svg:viewBox="0 0 463 462" draw:points="0,0 463,0 463,462 0,462">
          <text:p/>
        </draw:polygon>
        <draw:polyline draw:style-name="gr6" draw:text-style-name="P10" draw:layer="layout" svg:width="0.462cm" svg:height="0.461cm" svg:x="11.342cm" svg:y="16.394cm" svg:viewBox="0 0 463 462" draw:points="231,462 0,462 0,0 463,0 463,462 231,462">
          <text:p/>
        </draw:polyline>
        <draw:polygon draw:style-name="gr41" draw:text-style-name="P10" draw:layer="layout" svg:width="0.459cm" svg:height="0.461cm" svg:x="4.909cm" svg:y="15.932cm" svg:viewBox="0 0 460 462" draw:points="0,0 460,0 460,462 0,462">
          <text:p text:style-name="P2"><text:span text:style-name="T8">T</text:span></text:p>
        </draw:polygon>
        <draw:polyline draw:style-name="gr6" draw:text-style-name="P10" draw:layer="layout" svg:width="0.459cm" svg:height="0.461cm" svg:x="4.909cm" svg:y="15.932cm" svg:viewBox="0 0 460 462" draw:points="230,462 0,462 0,0 460,0 460,462 230,462">
          <text:p/>
        </draw:polyline>
        <draw:polygon draw:style-name="gr41" draw:text-style-name="P10" draw:layer="layout" svg:width="0.462cm" svg:height="0.461cm" svg:x="4.446cm" svg:y="15.932cm" svg:viewBox="0 0 463 462" draw:points="0,0 463,0 463,462 0,462">
          <text:p text:style-name="P2"><text:span text:style-name="T8">T</text:span></text:p>
        </draw:polygon>
        <draw:polyline draw:style-name="gr6" draw:text-style-name="P10" draw:layer="layout" svg:width="0.462cm" svg:height="0.461cm" svg:x="4.446cm" svg:y="15.932cm" svg:viewBox="0 0 463 462" draw:points="231,462 0,462 0,0 463,0 463,462 231,462">
          <text:p/>
        </draw:polyline>
        <draw:polygon draw:style-name="gr41" draw:text-style-name="P10" draw:layer="layout" svg:width="0.459cm" svg:height="0.461cm" svg:x="5.832cm" svg:y="15.932cm" svg:viewBox="0 0 460 462" draw:points="0,0 460,0 460,462 0,462">
          <text:p text:style-name="P2"><text:span text:style-name="T8">T</text:span></text:p>
        </draw:polygon>
        <draw:polyline draw:style-name="gr6" draw:text-style-name="P10" draw:layer="layout" svg:width="0.459cm" svg:height="0.461cm" svg:x="5.832cm" svg:y="15.932cm" svg:viewBox="0 0 460 462" draw:points="230,462 0,462 0,0 460,0 460,462 230,462">
          <text:p/>
        </draw:polyline>
        <draw:polygon draw:style-name="gr41" draw:text-style-name="P10" draw:layer="layout" svg:width="0.462cm" svg:height="0.461cm" svg:x="5.369cm" svg:y="15.932cm" svg:viewBox="0 0 463 462" draw:points="0,0 463,0 463,462 0,462">
          <text:p text:style-name="P2"><text:span text:style-name="T8">T</text:span></text:p>
        </draw:polygon>
        <draw:polyline draw:style-name="gr6" draw:text-style-name="P10" draw:layer="layout" svg:width="0.462cm" svg:height="0.461cm" svg:x="5.369cm" svg:y="15.932cm" svg:viewBox="0 0 463 462" draw:points="231,462 0,462 0,0 463,0 463,462 231,462">
          <text:p/>
        </draw:polyline>
        <draw:polygon draw:style-name="gr41" draw:text-style-name="P10" draw:layer="layout" svg:width="0.459cm" svg:height="0.461cm" svg:x="6.755cm" svg:y="15.932cm" svg:viewBox="0 0 460 462" draw:points="0,0 460,0 460,462 0,462">
          <text:p text:style-name="P2"><text:span text:style-name="T8">T</text:span></text:p>
        </draw:polygon>
        <draw:polyline draw:style-name="gr6" draw:text-style-name="P10" draw:layer="layout" svg:width="0.459cm" svg:height="0.461cm" svg:x="6.755cm" svg:y="15.932cm" svg:viewBox="0 0 460 462" draw:points="230,462 0,462 0,0 460,0 460,462 230,462">
          <text:p/>
        </draw:polyline>
        <draw:polygon draw:style-name="gr41" draw:text-style-name="P10" draw:layer="layout" svg:width="0.462cm" svg:height="0.461cm" svg:x="6.292cm" svg:y="15.932cm" svg:viewBox="0 0 463 462" draw:points="0,0 463,0 463,462 0,462">
          <text:p text:style-name="P2"><text:span text:style-name="T8">T</text:span></text:p>
        </draw:polygon>
        <draw:polyline draw:style-name="gr6" draw:text-style-name="P10" draw:layer="layout" svg:width="0.462cm" svg:height="0.461cm" svg:x="6.292cm" svg:y="15.932cm" svg:viewBox="0 0 463 462" draw:points="231,462 0,462 0,0 463,0 463,462 231,462">
          <text:p/>
        </draw:polyline>
        <draw:polygon draw:style-name="gr41" draw:text-style-name="P10" draw:layer="layout" svg:width="0.462cm" svg:height="0.461cm" svg:x="7.215cm" svg:y="15.932cm" svg:viewBox="0 0 463 462" draw:points="0,0 463,0 463,462 0,462">
          <text:p text:style-name="P2"><text:span text:style-name="T8">T</text:span></text:p>
        </draw:polygon>
        <draw:polyline draw:style-name="gr6" draw:text-style-name="P10" draw:layer="layout" svg:width="0.462cm" svg:height="0.461cm" svg:x="7.215cm" svg:y="15.932cm" svg:viewBox="0 0 463 462" draw:points="231,462 0,462 0,0 463,0 463,462 231,462">
          <text:p/>
        </draw:polyline>
        <draw:polygon draw:style-name="gr41" draw:text-style-name="P10" draw:layer="layout" svg:width="0.459cm" svg:height="0.461cm" svg:x="8.141cm" svg:y="15.932cm" svg:viewBox="0 0 460 462" draw:points="0,0 460,0 460,462 0,462">
          <text:p text:style-name="P2"><text:span text:style-name="T8">T</text:span></text:p>
        </draw:polygon>
        <draw:polyline draw:style-name="gr6" draw:text-style-name="P10" draw:layer="layout" svg:width="0.459cm" svg:height="0.461cm" svg:x="8.141cm" svg:y="15.932cm" svg:viewBox="0 0 460 462" draw:points="230,462 0,462 0,0 460,0 460,462 230,462">
          <text:p/>
        </draw:polyline>
        <draw:polygon draw:style-name="gr41" draw:text-style-name="P10" draw:layer="layout" svg:width="0.462cm" svg:height="0.461cm" svg:x="7.678cm" svg:y="15.932cm" svg:viewBox="0 0 463 462" draw:points="0,0 463,0 463,462 0,462">
          <text:p text:style-name="P2"><text:span text:style-name="T8">T</text:span></text:p>
        </draw:polygon>
        <draw:polyline draw:style-name="gr6" draw:text-style-name="P10" draw:layer="layout" svg:width="0.462cm" svg:height="0.461cm" svg:x="7.678cm" svg:y="15.932cm" svg:viewBox="0 0 463 462" draw:points="231,462 0,462 0,0 463,0 463,462 231,462">
          <text:p/>
        </draw:polyline>
        <draw:polygon draw:style-name="gr41" draw:text-style-name="P10" draw:layer="layout" svg:width="0.459cm" svg:height="0.461cm" svg:x="9.064cm" svg:y="15.932cm" svg:viewBox="0 0 460 462" draw:points="0,0 460,0 460,462 0,462">
          <text:p text:style-name="P2"><text:span text:style-name="T8">T</text:span></text:p>
        </draw:polygon>
        <draw:polyline draw:style-name="gr6" draw:text-style-name="P10" draw:layer="layout" svg:width="0.459cm" svg:height="0.461cm" svg:x="9.064cm" svg:y="15.932cm" svg:viewBox="0 0 460 462" draw:points="230,462 0,462 0,0 460,0 460,462 230,462">
          <text:p/>
        </draw:polyline>
        <draw:polygon draw:style-name="gr41" draw:text-style-name="P10" draw:layer="layout" svg:width="0.462cm" svg:height="0.461cm" svg:x="8.601cm" svg:y="15.932cm" svg:viewBox="0 0 463 462" draw:points="0,0 463,0 463,462 0,462">
          <text:p text:style-name="P2"><text:span text:style-name="T8">T</text:span></text:p>
        </draw:polygon>
        <draw:polyline draw:style-name="gr6" draw:text-style-name="P10" draw:layer="layout" svg:width="0.462cm" svg:height="0.461cm" svg:x="8.601cm" svg:y="15.932cm" svg:viewBox="0 0 463 462" draw:points="231,462 0,462 0,0 463,0 463,462 231,462">
          <text:p/>
        </draw:polyline>
        <draw:polygon draw:style-name="gr41" draw:text-style-name="P10" draw:layer="layout" svg:width="0.459cm" svg:height="0.461cm" svg:x="9.987cm" svg:y="15.932cm" svg:viewBox="0 0 460 462" draw:points="0,0 460,0 460,462 0,462">
          <text:p text:style-name="P2"><text:span text:style-name="T8">T</text:span></text:p>
        </draw:polygon>
        <draw:polyline draw:style-name="gr6" draw:text-style-name="P10" draw:layer="layout" svg:width="0.459cm" svg:height="0.461cm" svg:x="9.987cm" svg:y="15.932cm" svg:viewBox="0 0 460 462" draw:points="230,462 0,462 0,0 460,0 460,462 230,462">
          <text:p/>
        </draw:polyline>
        <draw:polygon draw:style-name="gr41" draw:text-style-name="P10" draw:layer="layout" svg:width="0.462cm" svg:height="0.461cm" svg:x="9.524cm" svg:y="15.932cm" svg:viewBox="0 0 463 462" draw:points="0,0 463,0 463,462 0,462">
          <text:p text:style-name="P2"><text:span text:style-name="T8">T</text:span></text:p>
        </draw:polygon>
        <draw:polyline draw:style-name="gr6" draw:text-style-name="P10" draw:layer="layout" svg:width="0.462cm" svg:height="0.461cm" svg:x="9.524cm" svg:y="15.932cm" svg:viewBox="0 0 463 462" draw:points="231,462 0,462 0,0 463,0 463,462 231,462">
          <text:p/>
        </draw:polyline>
        <draw:polygon draw:style-name="gr41" draw:text-style-name="P10" draw:layer="layout" svg:width="0.462cm" svg:height="0.461cm" svg:x="10.447cm" svg:y="15.932cm" svg:viewBox="0 0 463 462" draw:points="0,0 463,0 463,462 0,462">
          <text:p text:style-name="P2"><text:span text:style-name="T8">T</text:span></text:p>
        </draw:polygon>
        <draw:polyline draw:style-name="gr6" draw:text-style-name="P10" draw:layer="layout" svg:width="0.462cm" svg:height="0.461cm" svg:x="10.447cm" svg:y="15.932cm" svg:viewBox="0 0 463 462" draw:points="231,462 0,462 0,0 463,0 463,462 231,462">
          <text:p/>
        </draw:polyline>
        <draw:polygon draw:style-name="gr41" draw:text-style-name="P10" draw:layer="layout" svg:width="0.459cm" svg:height="0.461cm" svg:x="10.882cm" svg:y="15.932cm" svg:viewBox="0 0 460 462" draw:points="0,0 460,0 460,462 0,462">
          <text:p text:style-name="P2"><text:span text:style-name="T8">T</text:span></text:p>
        </draw:polygon>
        <draw:polyline draw:style-name="gr6" draw:text-style-name="P10" draw:layer="layout" svg:width="0.459cm" svg:height="0.461cm" svg:x="10.882cm" svg:y="15.932cm" svg:viewBox="0 0 460 462" draw:points="230,462 0,462 0,0 460,0 460,462 230,462">
          <text:p/>
        </draw:polyline>
        <draw:polygon draw:style-name="gr41" draw:text-style-name="P10" draw:layer="layout" svg:width="0.462cm" svg:height="0.461cm" svg:x="11.342cm" svg:y="15.932cm" svg:viewBox="0 0 463 462" draw:points="0,0 463,0 463,462 0,462">
          <text:p text:style-name="P2"><text:span text:style-name="T8">T</text:span></text:p>
        </draw:polygon>
        <draw:polyline draw:style-name="gr6" draw:text-style-name="P10" draw:layer="layout" svg:width="0.462cm" svg:height="0.461cm" svg:x="11.342cm" svg:y="15.932cm" svg:viewBox="0 0 463 462" draw:points="231,462 0,462 0,0 463,0 463,462 231,462">
          <text:p/>
        </draw:polyline>
        <draw:polygon draw:style-name="gr10" draw:text-style-name="P10" draw:layer="layout" svg:width="0.459cm" svg:height="0.461cm" svg:x="4.909cm" svg:y="15.932cm" svg:viewBox="0 0 460 462" draw:points="0,0 460,0 460,462 0,462">
          <text:p/>
        </draw:polygon>
        <draw:polyline draw:style-name="gr6" draw:text-style-name="P10" draw:layer="layout" svg:width="0.459cm" svg:height="0.461cm" svg:x="4.909cm" svg:y="15.932cm" svg:viewBox="0 0 460 462" draw:points="230,462 0,462 0,0 460,0 460,462 230,462">
          <text:p/>
        </draw:polyline>
        <draw:polygon draw:style-name="gr8" draw:text-style-name="P10" draw:layer="layout" svg:width="0.462cm" svg:height="0.461cm" svg:x="4.446cm" svg:y="15.932cm" svg:viewBox="0 0 463 462" draw:points="0,0 463,0 463,462 0,462">
          <text:p/>
        </draw:polygon>
        <draw:polyline draw:style-name="gr6" draw:text-style-name="P10" draw:layer="layout" svg:width="0.462cm" svg:height="0.461cm" svg:x="4.446cm" svg:y="15.932cm" svg:viewBox="0 0 463 462" draw:points="231,462 0,462 0,0 463,0 463,462 231,462">
          <text:p/>
        </draw:polyline>
        <draw:polygon draw:style-name="gr10" draw:text-style-name="P10" draw:layer="layout" svg:width="0.459cm" svg:height="0.461cm" svg:x="5.832cm" svg:y="15.932cm" svg:viewBox="0 0 460 462" draw:points="0,0 460,0 460,462 0,462">
          <text:p/>
        </draw:polygon>
        <draw:polyline draw:style-name="gr6" draw:text-style-name="P10" draw:layer="layout" svg:width="0.459cm" svg:height="0.461cm" svg:x="5.832cm" svg:y="15.932cm" svg:viewBox="0 0 460 462" draw:points="230,462 0,462 0,0 460,0 460,462 230,462">
          <text:p/>
        </draw:polyline>
        <draw:polygon draw:style-name="gr10" draw:text-style-name="P10" draw:layer="layout" svg:width="0.462cm" svg:height="0.461cm" svg:x="5.369cm" svg:y="15.932cm" svg:viewBox="0 0 463 462" draw:points="0,0 463,0 463,462 0,462">
          <text:p/>
        </draw:polygon>
        <draw:polyline draw:style-name="gr6" draw:text-style-name="P10" draw:layer="layout" svg:width="0.462cm" svg:height="0.461cm" svg:x="5.369cm" svg:y="15.932cm" svg:viewBox="0 0 463 462" draw:points="231,462 0,462 0,0 463,0 463,462 231,462">
          <text:p/>
        </draw:polyline>
        <draw:polygon draw:style-name="gr10" draw:text-style-name="P10" draw:layer="layout" svg:width="0.459cm" svg:height="0.461cm" svg:x="6.755cm" svg:y="15.932cm" svg:viewBox="0 0 460 462" draw:points="0,0 460,0 460,462 0,462">
          <text:p/>
        </draw:polygon>
        <draw:polyline draw:style-name="gr6" draw:text-style-name="P10" draw:layer="layout" svg:width="0.459cm" svg:height="0.461cm" svg:x="6.755cm" svg:y="15.932cm" svg:viewBox="0 0 460 462" draw:points="230,462 0,462 0,0 460,0 460,462 230,462">
          <text:p/>
        </draw:polyline>
        <draw:polygon draw:style-name="gr41" draw:text-style-name="P10" draw:layer="layout" svg:width="0.462cm" svg:height="0.461cm" svg:x="6.292cm" svg:y="15.932cm" svg:viewBox="0 0 463 462" draw:points="0,0 463,0 463,462 0,462">
          <text:p text:style-name="P2"><text:span text:style-name="T8">T</text:span></text:p>
        </draw:polygon>
        <draw:polyline draw:style-name="gr6" draw:text-style-name="P10" draw:layer="layout" svg:width="0.462cm" svg:height="0.461cm" svg:x="6.292cm" svg:y="15.932cm" svg:viewBox="0 0 463 462" draw:points="231,462 0,462 0,0 463,0 463,462 231,462">
          <text:p/>
        </draw:polyline>
        <draw:polygon draw:style-name="gr10" draw:text-style-name="P10" draw:layer="layout" svg:width="0.462cm" svg:height="0.461cm" svg:x="7.215cm" svg:y="15.932cm" svg:viewBox="0 0 463 462" draw:points="0,0 463,0 463,462 0,462">
          <text:p/>
        </draw:polygon>
        <draw:polyline draw:style-name="gr6" draw:text-style-name="P10" draw:layer="layout" svg:width="0.462cm" svg:height="0.461cm" svg:x="7.215cm" svg:y="15.932cm" svg:viewBox="0 0 463 462" draw:points="231,462 0,462 0,0 463,0 463,462 231,462">
          <text:p/>
        </draw:polyline>
        <draw:polygon draw:style-name="gr10" draw:text-style-name="P10" draw:layer="layout" svg:width="0.459cm" svg:height="0.461cm" svg:x="8.141cm" svg:y="15.932cm" svg:viewBox="0 0 460 462" draw:points="0,0 460,0 460,462 0,462">
          <text:p/>
        </draw:polygon>
        <draw:polyline draw:style-name="gr6" draw:text-style-name="P10" draw:layer="layout" svg:width="0.459cm" svg:height="0.461cm" svg:x="8.141cm" svg:y="15.932cm" svg:viewBox="0 0 460 462" draw:points="230,462 0,462 0,0 460,0 460,462 230,462">
          <text:p/>
        </draw:polyline>
        <draw:polygon draw:style-name="gr10" draw:text-style-name="P10" draw:layer="layout" svg:width="0.462cm" svg:height="0.461cm" svg:x="7.678cm" svg:y="15.932cm" svg:viewBox="0 0 463 462" draw:points="0,0 463,0 463,462 0,462">
          <text:p/>
        </draw:polygon>
        <draw:polyline draw:style-name="gr6" draw:text-style-name="P10" draw:layer="layout" svg:width="0.462cm" svg:height="0.461cm" svg:x="7.678cm" svg:y="15.932cm" svg:viewBox="0 0 463 462" draw:points="231,462 0,462 0,0 463,0 463,462 231,462">
          <text:p/>
        </draw:polyline>
        <draw:polygon draw:style-name="gr10" draw:text-style-name="P10" draw:layer="layout" svg:width="0.459cm" svg:height="0.461cm" svg:x="9.064cm" svg:y="15.932cm" svg:viewBox="0 0 460 462" draw:points="0,0 460,0 460,462 0,462">
          <text:p/>
        </draw:polygon>
        <draw:polyline draw:style-name="gr6" draw:text-style-name="P10" draw:layer="layout" svg:width="0.459cm" svg:height="0.461cm" svg:x="9.064cm" svg:y="15.932cm" svg:viewBox="0 0 460 462" draw:points="230,462 0,462 0,0 460,0 460,462 230,462">
          <text:p/>
        </draw:polyline>
        <draw:polygon draw:style-name="gr10" draw:text-style-name="P10" draw:layer="layout" svg:width="0.462cm" svg:height="0.461cm" svg:x="8.601cm" svg:y="15.932cm" svg:viewBox="0 0 463 462" draw:points="0,0 463,0 463,462 0,462">
          <text:p/>
        </draw:polygon>
        <draw:polyline draw:style-name="gr6" draw:text-style-name="P10" draw:layer="layout" svg:width="0.462cm" svg:height="0.461cm" svg:x="8.601cm" svg:y="15.932cm" svg:viewBox="0 0 463 462" draw:points="231,462 0,462 0,0 463,0 463,462 231,462">
          <text:p/>
        </draw:polyline>
        <draw:polygon draw:style-name="gr41" draw:text-style-name="P10" draw:layer="layout" svg:width="0.459cm" svg:height="0.461cm" svg:x="9.987cm" svg:y="15.932cm" svg:viewBox="0 0 460 462" draw:points="0,0 460,0 460,462 0,462">
          <text:p text:style-name="P2"><text:span text:style-name="T8">T</text:span></text:p>
        </draw:polygon>
        <draw:polyline draw:style-name="gr6" draw:text-style-name="P10" draw:layer="layout" svg:width="0.459cm" svg:height="0.461cm" svg:x="9.987cm" svg:y="15.932cm" svg:viewBox="0 0 460 462" draw:points="230,462 0,462 0,0 460,0 460,462 230,462">
          <text:p/>
        </draw:polyline>
        <draw:polygon draw:style-name="gr10" draw:text-style-name="P10" draw:layer="layout" svg:width="0.462cm" svg:height="0.461cm" svg:x="9.524cm" svg:y="15.932cm" svg:viewBox="0 0 463 462" draw:points="0,0 463,0 463,462 0,462">
          <text:p/>
        </draw:polygon>
        <draw:polyline draw:style-name="gr6" draw:text-style-name="P10" draw:layer="layout" svg:width="0.462cm" svg:height="0.461cm" svg:x="9.524cm" svg:y="15.932cm" svg:viewBox="0 0 463 462" draw:points="231,462 0,462 0,0 463,0 463,462 231,462">
          <text:p/>
        </draw:polyline>
        <draw:polygon draw:style-name="gr10" draw:text-style-name="P10" draw:layer="layout" svg:width="0.462cm" svg:height="0.461cm" svg:x="10.447cm" svg:y="15.932cm" svg:viewBox="0 0 463 462" draw:points="0,0 463,0 463,462 0,462">
          <text:p/>
        </draw:polygon>
        <draw:polyline draw:style-name="gr6" draw:text-style-name="P10" draw:layer="layout" svg:width="0.462cm" svg:height="0.461cm" svg:x="10.447cm" svg:y="15.932cm" svg:viewBox="0 0 463 462" draw:points="231,462 0,462 0,0 463,0 463,462 231,462">
          <text:p/>
        </draw:polyline>
        <draw:polygon draw:style-name="gr8" draw:text-style-name="P10" draw:layer="layout" svg:width="0.459cm" svg:height="0.461cm" svg:x="10.882cm" svg:y="15.932cm" svg:viewBox="0 0 460 462" draw:points="0,0 460,0 460,462 0,462">
          <text:p/>
        </draw:polygon>
        <draw:polyline draw:style-name="gr6" draw:text-style-name="P10" draw:layer="layout" svg:width="0.459cm" svg:height="0.461cm" svg:x="10.882cm" svg:y="15.932cm" svg:viewBox="0 0 460 462" draw:points="230,462 0,462 0,0 460,0 460,462 230,462">
          <text:p/>
        </draw:polyline>
        <draw:polygon draw:style-name="gr8" draw:text-style-name="P10" draw:layer="layout" svg:width="0.462cm" svg:height="0.461cm" svg:x="11.342cm" svg:y="15.932cm" svg:viewBox="0 0 463 462" draw:points="0,0 463,0 463,462 0,462">
          <text:p/>
        </draw:polygon>
        <draw:polyline draw:style-name="gr6" draw:text-style-name="P10" draw:layer="layout" svg:width="0.462cm" svg:height="0.461cm" svg:x="11.342cm" svg:y="15.932cm" svg:viewBox="0 0 463 462" draw:points="231,462 0,462 0,0 463,0 463,462 231,462">
          <text:p/>
        </draw:polyline>
        <presentation:notes draw:style-name="dp2">
          <draw:page-thumbnail draw:style-name="gr23"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rect draw:style-name="gr47" draw:text-style-name="P2" draw:layer="layout" svg:width="0.46cm" svg:height="0.461cm" svg:x="3.064cm" svg:y="3.683cm">
          <text:p/>
        </draw:rect>
        <draw:rect draw:style-name="gr47" draw:text-style-name="P2" draw:layer="layout" svg:width="0.46cm" svg:height="0.46cm" svg:x="3.064cm" svg:y="4.144cm">
          <text:p/>
        </draw:rect>
        <draw:rect draw:style-name="gr47" draw:text-style-name="P2" draw:layer="layout" svg:width="0.46cm" svg:height="0.46cm" svg:x="3.064cm" svg:y="4.604cm">
          <text:p/>
        </draw:rect>
        <draw:rect draw:style-name="gr47" draw:text-style-name="P2" draw:layer="layout" svg:width="0.46cm" svg:height="0.461cm" svg:x="3.064cm" svg:y="5.064cm">
          <text:p/>
        </draw:rect>
        <draw:rect draw:style-name="gr47" draw:text-style-name="P2" draw:layer="layout" svg:width="0.46cm" svg:height="0.46cm" svg:x="3.064cm" svg:y="5.525cm">
          <text:p/>
        </draw:rect>
        <draw:rect draw:style-name="gr47" draw:text-style-name="P2" draw:layer="layout" svg:width="0.46cm" svg:height="0.46cm" svg:x="3.064cm" svg:y="5.985cm">
          <text:p/>
        </draw:rect>
        <draw:rect draw:style-name="gr47" draw:text-style-name="P2" draw:layer="layout" svg:width="0.46cm" svg:height="0.46cm" svg:x="3.064cm" svg:y="6.445cm">
          <text:p/>
        </draw:rect>
        <draw:rect draw:style-name="gr47" draw:text-style-name="P2" draw:layer="layout" svg:width="0.46cm" svg:height="0.461cm" svg:x="3.064cm" svg:y="6.905cm">
          <text:p/>
        </draw:rect>
        <draw:rect draw:style-name="gr47" draw:text-style-name="P2" draw:layer="layout" svg:width="0.46cm" svg:height="0.461cm" svg:x="3.064cm" svg:y="7.366cm">
          <text:p/>
        </draw:rect>
        <draw:rect draw:style-name="gr47" draw:text-style-name="P2" draw:layer="layout" svg:width="0.46cm" svg:height="0.46cm" svg:x="3.064cm" svg:y="7.827cm">
          <text:p/>
        </draw:rect>
        <draw:rect draw:style-name="gr47" draw:text-style-name="P2" draw:layer="layout" svg:width="0.46cm" svg:height="0.46cm" svg:x="3.064cm" svg:y="8.287cm">
          <text:p/>
        </draw:rect>
        <draw:rect draw:style-name="gr48" draw:text-style-name="P2" draw:layer="layout" svg:width="0.46cm" svg:height="0.461cm" svg:x="3.064cm" svg:y="8.747cm">
          <text:p/>
        </draw:rect>
        <draw:rect draw:style-name="gr47" draw:text-style-name="P2" draw:layer="layout" svg:width="0.46cm" svg:height="0.46cm" svg:x="3.064cm" svg:y="9.208cm">
          <text:p/>
        </draw:rect>
        <draw:rect draw:style-name="gr47" draw:text-style-name="P2" draw:layer="layout" svg:width="0.46cm" svg:height="0.46cm" svg:x="3.064cm" svg:y="9.668cm">
          <text:p/>
        </draw:rect>
        <draw:rect draw:style-name="gr47" draw:text-style-name="P2" draw:layer="layout" svg:width="0.46cm" svg:height="0.46cm" svg:x="3.064cm" svg:y="10.128cm">
          <text:p/>
        </draw:rect>
        <draw:rect draw:style-name="gr47" draw:text-style-name="P2" draw:layer="layout" svg:width="0.46cm" svg:height="0.461cm" svg:x="3.064cm" svg:y="10.588cm">
          <text:p/>
        </draw:rect>
        <draw:rect draw:style-name="gr47" draw:text-style-name="P2" draw:layer="layout" svg:width="0.46cm" svg:height="0.461cm" svg:x="3.524cm" svg:y="3.683cm">
          <text:p/>
        </draw:rect>
        <draw:rect draw:style-name="gr47" draw:text-style-name="P2" draw:layer="layout" svg:width="0.46cm" svg:height="0.46cm" svg:x="3.524cm" svg:y="4.144cm">
          <text:p/>
        </draw:rect>
        <draw:rect draw:style-name="gr47" draw:text-style-name="P2" draw:layer="layout" svg:width="0.46cm" svg:height="0.46cm" svg:x="3.524cm" svg:y="4.604cm">
          <text:p/>
        </draw:rect>
        <draw:rect draw:style-name="gr47" draw:text-style-name="P2" draw:layer="layout" svg:width="0.46cm" svg:height="0.461cm" svg:x="3.524cm" svg:y="5.064cm">
          <text:p/>
        </draw:rect>
        <draw:rect draw:style-name="gr47" draw:text-style-name="P2" draw:layer="layout" svg:width="0.46cm" svg:height="0.46cm" svg:x="3.524cm" svg:y="5.525cm">
          <text:p/>
        </draw:rect>
        <draw:rect draw:style-name="gr47" draw:text-style-name="P2" draw:layer="layout" svg:width="0.46cm" svg:height="0.46cm" svg:x="3.524cm" svg:y="5.985cm">
          <text:p/>
        </draw:rect>
        <draw:rect draw:style-name="gr47" draw:text-style-name="P2" draw:layer="layout" svg:width="0.46cm" svg:height="0.46cm" svg:x="3.524cm" svg:y="6.445cm">
          <text:p/>
        </draw:rect>
        <draw:rect draw:style-name="gr47" draw:text-style-name="P2" draw:layer="layout" svg:width="0.46cm" svg:height="0.461cm" svg:x="3.524cm" svg:y="6.905cm">
          <text:p/>
        </draw:rect>
        <draw:rect draw:style-name="gr47" draw:text-style-name="P2" draw:layer="layout" svg:width="0.46cm" svg:height="0.461cm" svg:x="3.524cm" svg:y="7.366cm">
          <text:p/>
        </draw:rect>
        <draw:rect draw:style-name="gr47" draw:text-style-name="P2" draw:layer="layout" svg:width="0.46cm" svg:height="0.46cm" svg:x="3.524cm" svg:y="7.827cm">
          <text:p/>
        </draw:rect>
        <draw:rect draw:style-name="gr47" draw:text-style-name="P2" draw:layer="layout" svg:width="0.46cm" svg:height="0.46cm" svg:x="3.524cm" svg:y="8.287cm">
          <text:p/>
        </draw:rect>
        <draw:rect draw:style-name="gr47" draw:text-style-name="P2" draw:layer="layout" svg:width="0.46cm" svg:height="0.461cm" svg:x="3.524cm" svg:y="8.747cm">
          <text:p/>
        </draw:rect>
        <draw:rect draw:style-name="gr47" draw:text-style-name="P2" draw:layer="layout" svg:width="0.46cm" svg:height="0.46cm" svg:x="3.524cm" svg:y="9.208cm">
          <text:p/>
        </draw:rect>
        <draw:rect draw:style-name="gr47" draw:text-style-name="P2" draw:layer="layout" svg:width="0.46cm" svg:height="0.46cm" svg:x="3.524cm" svg:y="9.668cm">
          <text:p/>
        </draw:rect>
        <draw:rect draw:style-name="gr47" draw:text-style-name="P2" draw:layer="layout" svg:width="0.46cm" svg:height="0.46cm" svg:x="3.524cm" svg:y="10.128cm">
          <text:p/>
        </draw:rect>
        <draw:rect draw:style-name="gr47" draw:text-style-name="P2" draw:layer="layout" svg:width="0.46cm" svg:height="0.461cm" svg:x="3.524cm" svg:y="10.588cm">
          <text:p/>
        </draw:rect>
        <draw:rect draw:style-name="gr47" draw:text-style-name="P2" draw:layer="layout" svg:width="0.461cm" svg:height="0.461cm" svg:x="3.984cm" svg:y="3.683cm">
          <text:p/>
        </draw:rect>
        <draw:rect draw:style-name="gr47" draw:text-style-name="P2" draw:layer="layout" svg:width="0.461cm" svg:height="0.46cm" svg:x="3.984cm" svg:y="4.144cm">
          <text:p/>
        </draw:rect>
        <draw:rect draw:style-name="gr47" draw:text-style-name="P2" draw:layer="layout" svg:width="0.461cm" svg:height="0.46cm" svg:x="3.984cm" svg:y="4.604cm">
          <text:p/>
        </draw:rect>
        <draw:rect draw:style-name="gr47" draw:text-style-name="P2" draw:layer="layout" svg:width="0.461cm" svg:height="0.461cm" svg:x="3.984cm" svg:y="5.064cm">
          <text:p/>
        </draw:rect>
        <draw:rect draw:style-name="gr47" draw:text-style-name="P2" draw:layer="layout" svg:width="0.461cm" svg:height="0.46cm" svg:x="3.984cm" svg:y="5.525cm">
          <text:p/>
        </draw:rect>
        <draw:rect draw:style-name="gr47" draw:text-style-name="P2" draw:layer="layout" svg:width="0.461cm" svg:height="0.46cm" svg:x="3.984cm" svg:y="5.985cm">
          <text:p/>
        </draw:rect>
        <draw:rect draw:style-name="gr47" draw:text-style-name="P2" draw:layer="layout" svg:width="0.461cm" svg:height="0.46cm" svg:x="3.984cm" svg:y="6.445cm">
          <text:p/>
        </draw:rect>
        <draw:rect draw:style-name="gr47" draw:text-style-name="P2" draw:layer="layout" svg:width="0.461cm" svg:height="0.461cm" svg:x="3.984cm" svg:y="6.905cm">
          <text:p/>
        </draw:rect>
        <draw:rect draw:style-name="gr47" draw:text-style-name="P2" draw:layer="layout" svg:width="0.461cm" svg:height="0.461cm" svg:x="3.984cm" svg:y="7.366cm">
          <text:p/>
        </draw:rect>
        <draw:rect draw:style-name="gr47" draw:text-style-name="P2" draw:layer="layout" svg:width="0.461cm" svg:height="0.46cm" svg:x="3.984cm" svg:y="7.827cm">
          <text:p/>
        </draw:rect>
        <draw:rect draw:style-name="gr47" draw:text-style-name="P2" draw:layer="layout" svg:width="0.461cm" svg:height="0.46cm" svg:x="3.984cm" svg:y="8.287cm">
          <text:p/>
        </draw:rect>
        <draw:rect draw:style-name="gr47" draw:text-style-name="P2" draw:layer="layout" svg:width="0.461cm" svg:height="0.461cm" svg:x="3.984cm" svg:y="8.747cm">
          <text:p/>
        </draw:rect>
        <draw:rect draw:style-name="gr47" draw:text-style-name="P2" draw:layer="layout" svg:width="0.461cm" svg:height="0.46cm" svg:x="3.984cm" svg:y="9.208cm">
          <text:p/>
        </draw:rect>
        <draw:rect draw:style-name="gr47" draw:text-style-name="P2" draw:layer="layout" svg:width="0.461cm" svg:height="0.46cm" svg:x="3.984cm" svg:y="9.668cm">
          <text:p/>
        </draw:rect>
        <draw:rect draw:style-name="gr47" draw:text-style-name="P2" draw:layer="layout" svg:width="0.461cm" svg:height="0.46cm" svg:x="3.984cm" svg:y="10.128cm">
          <text:p/>
        </draw:rect>
        <draw:rect draw:style-name="gr47" draw:text-style-name="P2" draw:layer="layout" svg:width="0.461cm" svg:height="0.461cm" svg:x="3.984cm" svg:y="10.588cm">
          <text:p/>
        </draw:rect>
        <draw:rect draw:style-name="gr47" draw:text-style-name="P2" draw:layer="layout" svg:width="0.46cm" svg:height="0.461cm" svg:x="4.906cm" svg:y="3.683cm">
          <text:p/>
        </draw:rect>
        <draw:rect draw:style-name="gr47" draw:text-style-name="P2" draw:layer="layout" svg:width="0.46cm" svg:height="0.46cm" svg:x="4.906cm" svg:y="4.144cm">
          <text:p/>
        </draw:rect>
        <draw:rect draw:style-name="gr47" draw:text-style-name="P2" draw:layer="layout" svg:width="0.46cm" svg:height="0.46cm" svg:x="4.906cm" svg:y="4.604cm">
          <text:p/>
        </draw:rect>
        <draw:rect draw:style-name="gr47" draw:text-style-name="P2" draw:layer="layout" svg:width="0.46cm" svg:height="0.461cm" svg:x="4.906cm" svg:y="5.064cm">
          <text:p/>
        </draw:rect>
        <draw:rect draw:style-name="gr47" draw:text-style-name="P2" draw:layer="layout" svg:width="0.46cm" svg:height="0.46cm" svg:x="4.906cm" svg:y="5.525cm">
          <text:p/>
        </draw:rect>
        <draw:rect draw:style-name="gr47" draw:text-style-name="P2" draw:layer="layout" svg:width="0.46cm" svg:height="0.46cm" svg:x="4.906cm" svg:y="5.985cm">
          <text:p/>
        </draw:rect>
        <draw:rect draw:style-name="gr47" draw:text-style-name="P2" draw:layer="layout" svg:width="0.46cm" svg:height="0.46cm" svg:x="4.906cm" svg:y="6.445cm">
          <text:p/>
        </draw:rect>
        <draw:rect draw:style-name="gr47" draw:text-style-name="P2" draw:layer="layout" svg:width="0.46cm" svg:height="0.461cm" svg:x="4.906cm" svg:y="6.905cm">
          <text:p/>
        </draw:rect>
        <draw:rect draw:style-name="gr47" draw:text-style-name="P2" draw:layer="layout" svg:width="0.46cm" svg:height="0.461cm" svg:x="4.906cm" svg:y="7.366cm">
          <text:p/>
        </draw:rect>
        <draw:rect draw:style-name="gr47" draw:text-style-name="P2" draw:layer="layout" svg:width="0.46cm" svg:height="0.46cm" svg:x="4.906cm" svg:y="7.827cm">
          <text:p/>
        </draw:rect>
        <draw:rect draw:style-name="gr47" draw:text-style-name="P2" draw:layer="layout" svg:width="0.46cm" svg:height="0.46cm" svg:x="4.906cm" svg:y="8.287cm">
          <text:p/>
        </draw:rect>
        <draw:rect draw:style-name="gr47" draw:text-style-name="P2" draw:layer="layout" svg:width="0.46cm" svg:height="0.461cm" svg:x="4.906cm" svg:y="8.747cm">
          <text:p/>
        </draw:rect>
        <draw:rect draw:style-name="gr47" draw:text-style-name="P2" draw:layer="layout" svg:width="0.46cm" svg:height="0.46cm" svg:x="4.906cm" svg:y="9.208cm">
          <text:p/>
        </draw:rect>
        <draw:rect draw:style-name="gr47" draw:text-style-name="P2" draw:layer="layout" svg:width="0.46cm" svg:height="0.46cm" svg:x="4.906cm" svg:y="9.668cm">
          <text:p/>
        </draw:rect>
        <draw:rect draw:style-name="gr47" draw:text-style-name="P2" draw:layer="layout" svg:width="0.46cm" svg:height="0.46cm" svg:x="4.906cm" svg:y="10.128cm">
          <text:p/>
        </draw:rect>
        <draw:rect draw:style-name="gr47" draw:text-style-name="P2" draw:layer="layout" svg:width="0.46cm" svg:height="0.461cm" svg:x="4.906cm" svg:y="10.588cm">
          <text:p/>
        </draw:rect>
        <draw:rect draw:style-name="gr47" draw:text-style-name="P2" draw:layer="layout" svg:width="0.46cm" svg:height="0.461cm" svg:x="5.366cm" svg:y="3.683cm">
          <text:p/>
        </draw:rect>
        <draw:rect draw:style-name="gr47" draw:text-style-name="P2" draw:layer="layout" svg:width="0.46cm" svg:height="0.46cm" svg:x="5.366cm" svg:y="4.144cm">
          <text:p/>
        </draw:rect>
        <draw:rect draw:style-name="gr47" draw:text-style-name="P2" draw:layer="layout" svg:width="0.46cm" svg:height="0.46cm" svg:x="5.366cm" svg:y="4.604cm">
          <text:p/>
        </draw:rect>
        <draw:rect draw:style-name="gr47" draw:text-style-name="P2" draw:layer="layout" svg:width="0.46cm" svg:height="0.461cm" svg:x="5.366cm" svg:y="5.064cm">
          <text:p/>
        </draw:rect>
        <draw:rect draw:style-name="gr47" draw:text-style-name="P2" draw:layer="layout" svg:width="0.46cm" svg:height="0.46cm" svg:x="5.366cm" svg:y="5.525cm">
          <text:p/>
        </draw:rect>
        <draw:rect draw:style-name="gr47" draw:text-style-name="P2" draw:layer="layout" svg:width="0.46cm" svg:height="0.46cm" svg:x="5.366cm" svg:y="5.985cm">
          <text:p/>
        </draw:rect>
        <draw:rect draw:style-name="gr47" draw:text-style-name="P2" draw:layer="layout" svg:width="0.46cm" svg:height="0.46cm" svg:x="5.366cm" svg:y="6.445cm">
          <text:p/>
        </draw:rect>
        <draw:rect draw:style-name="gr47" draw:text-style-name="P2" draw:layer="layout" svg:width="0.46cm" svg:height="0.461cm" svg:x="5.366cm" svg:y="6.905cm">
          <text:p/>
        </draw:rect>
        <draw:rect draw:style-name="gr47" draw:text-style-name="P2" draw:layer="layout" svg:width="0.46cm" svg:height="0.461cm" svg:x="5.366cm" svg:y="7.366cm">
          <text:p/>
        </draw:rect>
        <draw:rect draw:style-name="gr47" draw:text-style-name="P2" draw:layer="layout" svg:width="0.46cm" svg:height="0.46cm" svg:x="5.366cm" svg:y="7.827cm">
          <text:p/>
        </draw:rect>
        <draw:rect draw:style-name="gr47" draw:text-style-name="P2" draw:layer="layout" svg:width="0.46cm" svg:height="0.46cm" svg:x="5.366cm" svg:y="8.287cm">
          <text:p/>
        </draw:rect>
        <draw:rect draw:style-name="gr47" draw:text-style-name="P2" draw:layer="layout" svg:width="0.46cm" svg:height="0.461cm" svg:x="5.366cm" svg:y="8.747cm">
          <text:p/>
        </draw:rect>
        <draw:rect draw:style-name="gr47" draw:text-style-name="P2" draw:layer="layout" svg:width="0.46cm" svg:height="0.46cm" svg:x="5.366cm" svg:y="9.208cm">
          <text:p/>
        </draw:rect>
        <draw:rect draw:style-name="gr47" draw:text-style-name="P2" draw:layer="layout" svg:width="0.46cm" svg:height="0.46cm" svg:x="5.366cm" svg:y="9.668cm">
          <text:p/>
        </draw:rect>
        <draw:rect draw:style-name="gr47" draw:text-style-name="P2" draw:layer="layout" svg:width="0.46cm" svg:height="0.46cm" svg:x="5.366cm" svg:y="10.128cm">
          <text:p/>
        </draw:rect>
        <draw:rect draw:style-name="gr47" draw:text-style-name="P2" draw:layer="layout" svg:width="0.46cm" svg:height="0.461cm" svg:x="5.366cm" svg:y="10.588cm">
          <text:p/>
        </draw:rect>
        <draw:rect draw:style-name="gr47" draw:text-style-name="P2" draw:layer="layout" svg:width="0.461cm" svg:height="0.461cm" svg:x="5.826cm" svg:y="3.683cm">
          <text:p/>
        </draw:rect>
        <draw:rect draw:style-name="gr47" draw:text-style-name="P2" draw:layer="layout" svg:width="0.461cm" svg:height="0.46cm" svg:x="5.826cm" svg:y="4.144cm">
          <text:p/>
        </draw:rect>
        <draw:rect draw:style-name="gr47" draw:text-style-name="P2" draw:layer="layout" svg:width="0.461cm" svg:height="0.46cm" svg:x="5.826cm" svg:y="4.604cm">
          <text:p/>
        </draw:rect>
        <draw:rect draw:style-name="gr47" draw:text-style-name="P2" draw:layer="layout" svg:width="0.461cm" svg:height="0.461cm" svg:x="5.826cm" svg:y="5.064cm">
          <text:p/>
        </draw:rect>
        <draw:rect draw:style-name="gr47" draw:text-style-name="P2" draw:layer="layout" svg:width="0.461cm" svg:height="0.46cm" svg:x="5.826cm" svg:y="5.525cm">
          <text:p/>
        </draw:rect>
        <draw:rect draw:style-name="gr47" draw:text-style-name="P2" draw:layer="layout" svg:width="0.461cm" svg:height="0.46cm" svg:x="5.826cm" svg:y="5.985cm">
          <text:p/>
        </draw:rect>
        <draw:rect draw:style-name="gr47" draw:text-style-name="P2" draw:layer="layout" svg:width="0.461cm" svg:height="0.46cm" svg:x="5.826cm" svg:y="6.445cm">
          <text:p/>
        </draw:rect>
        <draw:rect draw:style-name="gr47" draw:text-style-name="P2" draw:layer="layout" svg:width="0.461cm" svg:height="0.461cm" svg:x="5.826cm" svg:y="6.905cm">
          <text:p/>
        </draw:rect>
        <draw:rect draw:style-name="gr47" draw:text-style-name="P2" draw:layer="layout" svg:width="0.461cm" svg:height="0.461cm" svg:x="5.826cm" svg:y="7.366cm">
          <text:p/>
        </draw:rect>
        <draw:rect draw:style-name="gr47" draw:text-style-name="P2" draw:layer="layout" svg:width="0.461cm" svg:height="0.46cm" svg:x="5.826cm" svg:y="7.827cm">
          <text:p/>
        </draw:rect>
        <draw:rect draw:style-name="gr47" draw:text-style-name="P2" draw:layer="layout" svg:width="0.461cm" svg:height="0.46cm" svg:x="5.826cm" svg:y="8.287cm">
          <text:p/>
        </draw:rect>
        <draw:rect draw:style-name="gr47" draw:text-style-name="P2" draw:layer="layout" svg:width="0.461cm" svg:height="0.461cm" svg:x="5.826cm" svg:y="8.747cm">
          <text:p/>
        </draw:rect>
        <draw:rect draw:style-name="gr47" draw:text-style-name="P2" draw:layer="layout" svg:width="0.461cm" svg:height="0.46cm" svg:x="5.826cm" svg:y="9.208cm">
          <text:p/>
        </draw:rect>
        <draw:rect draw:style-name="gr47" draw:text-style-name="P2" draw:layer="layout" svg:width="0.461cm" svg:height="0.46cm" svg:x="5.826cm" svg:y="9.668cm">
          <text:p/>
        </draw:rect>
        <draw:rect draw:style-name="gr47" draw:text-style-name="P2" draw:layer="layout" svg:width="0.461cm" svg:height="0.46cm" svg:x="5.826cm" svg:y="10.128cm">
          <text:p/>
        </draw:rect>
        <draw:rect draw:style-name="gr47" draw:text-style-name="P2" draw:layer="layout" svg:width="0.461cm" svg:height="0.461cm" svg:x="5.826cm" svg:y="10.588cm">
          <text:p/>
        </draw:rect>
        <draw:rect draw:style-name="gr47" draw:text-style-name="P2" draw:layer="layout" svg:width="0.46cm" svg:height="0.461cm" svg:x="6.747cm" svg:y="3.683cm">
          <text:p/>
        </draw:rect>
        <draw:rect draw:style-name="gr47" draw:text-style-name="P2" draw:layer="layout" svg:width="0.46cm" svg:height="0.46cm" svg:x="6.747cm" svg:y="4.144cm">
          <text:p/>
        </draw:rect>
        <draw:rect draw:style-name="gr47" draw:text-style-name="P2" draw:layer="layout" svg:width="0.46cm" svg:height="0.46cm" svg:x="6.747cm" svg:y="4.604cm">
          <text:p/>
        </draw:rect>
        <draw:rect draw:style-name="gr47" draw:text-style-name="P2" draw:layer="layout" svg:width="0.46cm" svg:height="0.461cm" svg:x="6.747cm" svg:y="5.064cm">
          <text:p/>
        </draw:rect>
        <draw:rect draw:style-name="gr47" draw:text-style-name="P2" draw:layer="layout" svg:width="0.46cm" svg:height="0.46cm" svg:x="6.747cm" svg:y="5.525cm">
          <text:p/>
        </draw:rect>
        <draw:rect draw:style-name="gr47" draw:text-style-name="P2" draw:layer="layout" svg:width="0.46cm" svg:height="0.46cm" svg:x="6.747cm" svg:y="5.985cm">
          <text:p/>
        </draw:rect>
        <draw:rect draw:style-name="gr47" draw:text-style-name="P2" draw:layer="layout" svg:width="0.46cm" svg:height="0.46cm" svg:x="6.747cm" svg:y="6.445cm">
          <text:p/>
        </draw:rect>
        <draw:rect draw:style-name="gr47" draw:text-style-name="P2" draw:layer="layout" svg:width="0.46cm" svg:height="0.461cm" svg:x="6.747cm" svg:y="6.905cm">
          <text:p/>
        </draw:rect>
        <draw:rect draw:style-name="gr47" draw:text-style-name="P2" draw:layer="layout" svg:width="0.46cm" svg:height="0.461cm" svg:x="6.747cm" svg:y="7.366cm">
          <text:p/>
        </draw:rect>
        <draw:rect draw:style-name="gr47" draw:text-style-name="P2" draw:layer="layout" svg:width="0.46cm" svg:height="0.46cm" svg:x="6.747cm" svg:y="7.827cm">
          <text:p/>
        </draw:rect>
        <draw:rect draw:style-name="gr47" draw:text-style-name="P2" draw:layer="layout" svg:width="0.46cm" svg:height="0.46cm" svg:x="6.747cm" svg:y="8.287cm">
          <text:p/>
        </draw:rect>
        <draw:rect draw:style-name="gr47" draw:text-style-name="P2" draw:layer="layout" svg:width="0.46cm" svg:height="0.461cm" svg:x="6.747cm" svg:y="8.747cm">
          <text:p/>
        </draw:rect>
        <draw:rect draw:style-name="gr47" draw:text-style-name="P2" draw:layer="layout" svg:width="0.46cm" svg:height="0.46cm" svg:x="6.747cm" svg:y="9.208cm">
          <text:p/>
        </draw:rect>
        <draw:rect draw:style-name="gr47" draw:text-style-name="P2" draw:layer="layout" svg:width="0.46cm" svg:height="0.46cm" svg:x="6.747cm" svg:y="9.668cm">
          <text:p/>
        </draw:rect>
        <draw:rect draw:style-name="gr47" draw:text-style-name="P2" draw:layer="layout" svg:width="0.46cm" svg:height="0.46cm" svg:x="6.747cm" svg:y="10.128cm">
          <text:p/>
        </draw:rect>
        <draw:rect draw:style-name="gr47" draw:text-style-name="P2" draw:layer="layout" svg:width="0.46cm" svg:height="0.461cm" svg:x="6.747cm" svg:y="10.588cm">
          <text:p/>
        </draw:rect>
        <draw:rect draw:style-name="gr49" draw:text-style-name="P2" draw:layer="layout" svg:width="0.46cm" svg:height="0.461cm" svg:x="7.207cm" svg:y="3.683cm">
          <text:p text:style-name="P2"><text:span text:style-name="T10">F</text:span></text:p>
        </draw:rect>
        <draw:rect draw:style-name="gr47" draw:text-style-name="P2" draw:layer="layout" svg:width="0.46cm" svg:height="0.46cm" svg:x="7.207cm" svg:y="4.144cm">
          <text:p/>
        </draw:rect>
        <draw:rect draw:style-name="gr47" draw:text-style-name="P2" draw:layer="layout" svg:width="0.46cm" svg:height="0.46cm" svg:x="7.207cm" svg:y="4.604cm">
          <text:p/>
        </draw:rect>
        <draw:rect draw:style-name="gr47" draw:text-style-name="P2" draw:layer="layout" svg:width="0.46cm" svg:height="0.461cm" svg:x="7.207cm" svg:y="5.064cm">
          <text:p/>
        </draw:rect>
        <draw:rect draw:style-name="gr47" draw:text-style-name="P2" draw:layer="layout" svg:width="0.46cm" svg:height="0.46cm" svg:x="7.207cm" svg:y="5.525cm">
          <text:p/>
        </draw:rect>
        <draw:rect draw:style-name="gr47" draw:text-style-name="P2" draw:layer="layout" svg:width="0.46cm" svg:height="0.46cm" svg:x="7.207cm" svg:y="5.985cm">
          <text:p/>
        </draw:rect>
        <draw:rect draw:style-name="gr47" draw:text-style-name="P2" draw:layer="layout" svg:width="0.46cm" svg:height="0.46cm" svg:x="7.207cm" svg:y="6.445cm">
          <text:p/>
        </draw:rect>
        <draw:rect draw:style-name="gr47" draw:text-style-name="P2" draw:layer="layout" svg:width="0.46cm" svg:height="0.461cm" svg:x="7.207cm" svg:y="6.905cm">
          <text:p/>
        </draw:rect>
        <draw:rect draw:style-name="gr47" draw:text-style-name="P2" draw:layer="layout" svg:width="0.46cm" svg:height="0.461cm" svg:x="7.207cm" svg:y="7.366cm">
          <text:p/>
        </draw:rect>
        <draw:rect draw:style-name="gr47" draw:text-style-name="P2" draw:layer="layout" svg:width="0.46cm" svg:height="0.46cm" svg:x="7.207cm" svg:y="7.827cm">
          <text:p/>
        </draw:rect>
        <draw:rect draw:style-name="gr47" draw:text-style-name="P2" draw:layer="layout" svg:width="0.46cm" svg:height="0.46cm" svg:x="7.207cm" svg:y="8.287cm">
          <text:p/>
        </draw:rect>
        <draw:rect draw:style-name="gr47" draw:text-style-name="P2" draw:layer="layout" svg:width="0.46cm" svg:height="0.461cm" svg:x="7.207cm" svg:y="8.747cm">
          <text:p/>
        </draw:rect>
        <draw:rect draw:style-name="gr47" draw:text-style-name="P2" draw:layer="layout" svg:width="0.46cm" svg:height="0.46cm" svg:x="7.207cm" svg:y="9.208cm">
          <text:p/>
        </draw:rect>
        <draw:rect draw:style-name="gr47" draw:text-style-name="P2" draw:layer="layout" svg:width="0.46cm" svg:height="0.46cm" svg:x="7.207cm" svg:y="9.668cm">
          <text:p/>
        </draw:rect>
        <draw:rect draw:style-name="gr47" draw:text-style-name="P2" draw:layer="layout" svg:width="0.46cm" svg:height="0.46cm" svg:x="7.207cm" svg:y="10.128cm">
          <text:p/>
        </draw:rect>
        <draw:rect draw:style-name="gr47" draw:text-style-name="P2" draw:layer="layout" svg:width="0.46cm" svg:height="0.461cm" svg:x="7.207cm" svg:y="10.588cm">
          <text:p/>
        </draw:rect>
        <draw:rect draw:style-name="gr49" draw:text-style-name="P2" draw:layer="layout" svg:width="0.461cm" svg:height="0.461cm" svg:x="7.667cm" svg:y="3.683cm">
          <text:p text:style-name="P2"><text:span text:style-name="T10">T</text:span></text:p>
        </draw:rect>
        <draw:rect draw:style-name="gr49" draw:text-style-name="P2" draw:layer="layout" svg:width="0.461cm" svg:height="0.46cm" svg:x="7.667cm" svg:y="4.144cm">
          <text:p text:style-name="P2"><text:span text:style-name="T10">T</text:span></text:p>
        </draw:rect>
        <draw:rect draw:style-name="gr49" draw:text-style-name="P2" draw:layer="layout" svg:width="0.461cm" svg:height="0.46cm" svg:x="7.667cm" svg:y="4.604cm">
          <text:p text:style-name="P2"><text:span text:style-name="T10">T</text:span></text:p>
        </draw:rect>
        <draw:rect draw:style-name="gr49" draw:text-style-name="P2" draw:layer="layout" svg:width="0.461cm" svg:height="0.461cm" svg:x="7.667cm" svg:y="5.064cm">
          <text:p text:style-name="P2"><text:span text:style-name="T10">T</text:span></text:p>
        </draw:rect>
        <draw:rect draw:style-name="gr49" draw:text-style-name="P2" draw:layer="layout" svg:width="0.461cm" svg:height="0.46cm" svg:x="7.667cm" svg:y="5.525cm">
          <text:p text:style-name="P2"><text:span text:style-name="T10">T</text:span></text:p>
        </draw:rect>
        <draw:rect draw:style-name="gr49" draw:text-style-name="P2" draw:layer="layout" svg:width="0.461cm" svg:height="0.46cm" svg:x="7.667cm" svg:y="5.985cm">
          <text:p text:style-name="P2"><text:span text:style-name="T10">T</text:span></text:p>
        </draw:rect>
        <draw:rect draw:style-name="gr49" draw:text-style-name="P2" draw:layer="layout" svg:width="0.461cm" svg:height="0.46cm" svg:x="7.667cm" svg:y="6.445cm">
          <text:p text:style-name="P2"><text:span text:style-name="T10">T</text:span></text:p>
        </draw:rect>
        <draw:rect draw:style-name="gr49" draw:text-style-name="P2" draw:layer="layout" svg:width="0.461cm" svg:height="0.461cm" svg:x="7.667cm" svg:y="6.905cm">
          <text:p text:style-name="P2"><text:span text:style-name="T10">T</text:span></text:p>
        </draw:rect>
        <draw:rect draw:style-name="gr49" draw:text-style-name="P2" draw:layer="layout" svg:width="0.461cm" svg:height="0.461cm" svg:x="7.667cm" svg:y="7.366cm">
          <text:p text:style-name="P2"><text:span text:style-name="T10">T</text:span></text:p>
        </draw:rect>
        <draw:rect draw:style-name="gr49" draw:text-style-name="P2" draw:layer="layout" svg:width="0.461cm" svg:height="0.46cm" svg:x="7.667cm" svg:y="7.827cm">
          <text:p text:style-name="P2"><text:span text:style-name="T10">T</text:span></text:p>
        </draw:rect>
        <draw:rect draw:style-name="gr49" draw:text-style-name="P2" draw:layer="layout" svg:width="0.461cm" svg:height="0.46cm" svg:x="7.667cm" svg:y="8.287cm">
          <text:p text:style-name="P2"><text:span text:style-name="T10">T</text:span></text:p>
        </draw:rect>
        <draw:rect draw:style-name="gr49" draw:text-style-name="P2" draw:layer="layout" svg:width="0.461cm" svg:height="0.461cm" svg:x="7.667cm" svg:y="8.747cm">
          <text:p text:style-name="P2"><text:span text:style-name="T10">T</text:span></text:p>
        </draw:rect>
        <draw:rect draw:style-name="gr49" draw:text-style-name="P2" draw:layer="layout" svg:width="0.461cm" svg:height="0.46cm" svg:x="7.667cm" svg:y="9.208cm">
          <text:p text:style-name="P2"><text:span text:style-name="T10">T</text:span></text:p>
        </draw:rect>
        <draw:rect draw:style-name="gr49" draw:text-style-name="P2" draw:layer="layout" svg:width="0.461cm" svg:height="0.46cm" svg:x="7.667cm" svg:y="9.668cm">
          <text:p text:style-name="P2"><text:span text:style-name="T10">T</text:span></text:p>
        </draw:rect>
        <draw:rect draw:style-name="gr49" draw:text-style-name="P2" draw:layer="layout" svg:width="0.461cm" svg:height="0.46cm" svg:x="7.667cm" svg:y="10.128cm">
          <text:p text:style-name="P2"><text:span text:style-name="T10">T</text:span></text:p>
        </draw:rect>
        <draw:rect draw:style-name="gr49" draw:text-style-name="P2" draw:layer="layout" svg:width="0.461cm" svg:height="0.461cm" svg:x="7.667cm" svg:y="10.588cm">
          <text:p text:style-name="P2"><text:span text:style-name="T10">T</text:span></text:p>
        </draw:rect>
        <draw:rect draw:style-name="gr49" draw:text-style-name="P2" draw:layer="layout" svg:width="0.46cm" svg:height="0.461cm" svg:x="6.287cm" svg:y="3.683cm">
          <text:p text:style-name="P2"><text:span text:style-name="T10">T</text:span></text:p>
        </draw:rect>
        <draw:rect draw:style-name="gr49" draw:text-style-name="P2" draw:layer="layout" svg:width="0.46cm" svg:height="0.46cm" svg:x="6.287cm" svg:y="4.144cm">
          <text:p text:style-name="P2"><text:span text:style-name="T10">T</text:span></text:p>
        </draw:rect>
        <draw:rect draw:style-name="gr49" draw:text-style-name="P2" draw:layer="layout" svg:width="0.46cm" svg:height="0.46cm" svg:x="6.287cm" svg:y="4.604cm">
          <text:p text:style-name="P2"><text:span text:style-name="T10">T</text:span></text:p>
        </draw:rect>
        <draw:rect draw:style-name="gr49" draw:text-style-name="P2" draw:layer="layout" svg:width="0.46cm" svg:height="0.461cm" svg:x="6.287cm" svg:y="5.064cm">
          <text:p text:style-name="P2"><text:span text:style-name="T10">T</text:span></text:p>
        </draw:rect>
        <draw:rect draw:style-name="gr49" draw:text-style-name="P2" draw:layer="layout" svg:width="0.46cm" svg:height="0.46cm" svg:x="6.287cm" svg:y="5.525cm">
          <text:p text:style-name="P2"><text:span text:style-name="T10">T</text:span></text:p>
        </draw:rect>
        <draw:rect draw:style-name="gr49" draw:text-style-name="P2" draw:layer="layout" svg:width="0.46cm" svg:height="0.46cm" svg:x="6.287cm" svg:y="5.985cm">
          <text:p text:style-name="P2"><text:span text:style-name="T10">T</text:span></text:p>
        </draw:rect>
        <draw:rect draw:style-name="gr49" draw:text-style-name="P2" draw:layer="layout" svg:width="0.46cm" svg:height="0.46cm" svg:x="6.287cm" svg:y="6.445cm">
          <text:p text:style-name="P2"><text:span text:style-name="T10">T</text:span></text:p>
        </draw:rect>
        <draw:rect draw:style-name="gr49" draw:text-style-name="P2" draw:layer="layout" svg:width="0.46cm" svg:height="0.461cm" svg:x="6.287cm" svg:y="6.905cm">
          <text:p text:style-name="P2"><text:span text:style-name="T10">T</text:span></text:p>
        </draw:rect>
        <draw:rect draw:style-name="gr49" draw:text-style-name="P2" draw:layer="layout" svg:width="0.46cm" svg:height="0.461cm" svg:x="6.287cm" svg:y="7.366cm">
          <text:p text:style-name="P2"><text:span text:style-name="T10">T</text:span></text:p>
        </draw:rect>
        <draw:rect draw:style-name="gr49" draw:text-style-name="P2" draw:layer="layout" svg:width="0.46cm" svg:height="0.46cm" svg:x="6.287cm" svg:y="7.827cm">
          <text:p text:style-name="P2"><text:span text:style-name="T10">T</text:span></text:p>
        </draw:rect>
        <draw:rect draw:style-name="gr49" draw:text-style-name="P2" draw:layer="layout" svg:width="0.46cm" svg:height="0.46cm" svg:x="6.287cm" svg:y="8.287cm">
          <text:p text:style-name="P2"><text:span text:style-name="T10">T</text:span></text:p>
        </draw:rect>
        <draw:rect draw:style-name="gr47" draw:text-style-name="P2" draw:layer="layout" svg:width="0.46cm" svg:height="0.461cm" svg:x="6.287cm" svg:y="8.747cm">
          <text:p/>
        </draw:rect>
        <draw:rect draw:style-name="gr47" draw:text-style-name="P2" draw:layer="layout" svg:width="0.46cm" svg:height="0.46cm" svg:x="6.287cm" svg:y="9.208cm">
          <text:p/>
        </draw:rect>
        <draw:rect draw:style-name="gr49" draw:text-style-name="P2" draw:layer="layout" svg:width="0.46cm" svg:height="0.46cm" svg:x="6.287cm" svg:y="9.668cm">
          <text:p text:style-name="P2"><text:span text:style-name="T10">T</text:span></text:p>
        </draw:rect>
        <draw:rect draw:style-name="gr49" draw:text-style-name="P2" draw:layer="layout" svg:width="0.46cm" svg:height="0.46cm" svg:x="6.287cm" svg:y="10.128cm">
          <text:p text:style-name="P2"><text:span text:style-name="T10">T</text:span></text:p>
        </draw:rect>
        <draw:rect draw:style-name="gr49" draw:text-style-name="P2" draw:layer="layout" svg:width="0.46cm" svg:height="0.461cm" svg:x="6.287cm" svg:y="10.588cm">
          <text:p text:style-name="P2"><text:span text:style-name="T10">T</text:span></text:p>
        </draw:rect>
        <draw:rect draw:style-name="gr49" draw:text-style-name="P2" draw:layer="layout" svg:width="0.461cm" svg:height="0.461cm" svg:x="4.445cm" svg:y="3.683cm">
          <text:p text:style-name="P2"><text:span text:style-name="T10">T</text:span></text:p>
        </draw:rect>
        <draw:rect draw:style-name="gr49" draw:text-style-name="P2" draw:layer="layout" svg:width="0.461cm" svg:height="0.46cm" svg:x="4.445cm" svg:y="4.144cm">
          <text:p text:style-name="P2"><text:span text:style-name="T10">T</text:span></text:p>
        </draw:rect>
        <draw:rect draw:style-name="gr49" draw:text-style-name="P2" draw:layer="layout" svg:width="0.461cm" svg:height="0.46cm" svg:x="4.445cm" svg:y="4.604cm">
          <text:p text:style-name="P2"><text:span text:style-name="T10">T</text:span></text:p>
        </draw:rect>
        <draw:rect draw:style-name="gr47" draw:text-style-name="P2" draw:layer="layout" svg:width="0.461cm" svg:height="0.461cm" svg:x="4.445cm" svg:y="5.064cm">
          <text:p/>
        </draw:rect>
        <draw:rect draw:style-name="gr47" draw:text-style-name="P2" draw:layer="layout" svg:width="0.461cm" svg:height="0.46cm" svg:x="4.445cm" svg:y="5.525cm">
          <text:p/>
        </draw:rect>
        <draw:rect draw:style-name="gr49" draw:text-style-name="P2" draw:layer="layout" svg:width="0.461cm" svg:height="0.46cm" svg:x="4.445cm" svg:y="5.985cm">
          <text:p text:style-name="P2"><text:span text:style-name="T10">T</text:span></text:p>
        </draw:rect>
        <draw:rect draw:style-name="gr49" draw:text-style-name="P2" draw:layer="layout" svg:width="0.461cm" svg:height="0.46cm" svg:x="4.445cm" svg:y="6.445cm">
          <text:p text:style-name="P2"><text:span text:style-name="T10">T</text:span></text:p>
        </draw:rect>
        <draw:rect draw:style-name="gr49" draw:text-style-name="P2" draw:layer="layout" svg:width="0.461cm" svg:height="0.461cm" svg:x="4.445cm" svg:y="6.905cm">
          <text:p text:style-name="P2"><text:span text:style-name="T10">T</text:span></text:p>
        </draw:rect>
        <draw:rect draw:style-name="gr49" draw:text-style-name="P2" draw:layer="layout" svg:width="0.461cm" svg:height="0.461cm" svg:x="4.445cm" svg:y="7.366cm">
          <text:p text:style-name="P2"><text:span text:style-name="T10">T</text:span></text:p>
        </draw:rect>
        <draw:rect draw:style-name="gr49" draw:text-style-name="P2" draw:layer="layout" svg:width="0.461cm" svg:height="0.46cm" svg:x="4.445cm" svg:y="7.827cm">
          <text:p text:style-name="P2"><text:span text:style-name="T10">T</text:span></text:p>
        </draw:rect>
        <draw:rect draw:style-name="gr49" draw:text-style-name="P2" draw:layer="layout" svg:width="0.461cm" svg:height="0.46cm" svg:x="4.445cm" svg:y="8.287cm">
          <text:p text:style-name="P2"><text:span text:style-name="T10">T</text:span></text:p>
        </draw:rect>
        <draw:rect draw:style-name="gr49" draw:text-style-name="P2" draw:layer="layout" svg:width="0.461cm" svg:height="0.461cm" svg:x="4.445cm" svg:y="8.747cm">
          <text:p text:style-name="P2"><text:span text:style-name="T10">T</text:span></text:p>
        </draw:rect>
        <draw:rect draw:style-name="gr49" draw:text-style-name="P2" draw:layer="layout" svg:width="0.461cm" svg:height="0.46cm" svg:x="4.445cm" svg:y="9.208cm">
          <text:p text:style-name="P2"><text:span text:style-name="T10">T</text:span></text:p>
        </draw:rect>
        <draw:rect draw:style-name="gr49" draw:text-style-name="P2" draw:layer="layout" svg:width="0.461cm" svg:height="0.46cm" svg:x="4.445cm" svg:y="9.668cm">
          <text:p text:style-name="P2"><text:span text:style-name="T10">T</text:span></text:p>
        </draw:rect>
        <draw:rect draw:style-name="gr49" draw:text-style-name="P2" draw:layer="layout" svg:width="0.461cm" svg:height="0.46cm" svg:x="4.445cm" svg:y="10.128cm">
          <text:p text:style-name="P2"><text:span text:style-name="T10">T</text:span></text:p>
        </draw:rect>
        <draw:rect draw:style-name="gr49" draw:text-style-name="P2" draw:layer="layout" svg:width="0.461cm" svg:height="0.461cm" svg:x="4.445cm" svg:y="10.588cm">
          <text:p text:style-name="P2"><text:span text:style-name="T10">T</text:span></text:p>
        </draw:rect>
        <draw:rect draw:style-name="gr49" draw:text-style-name="P2" draw:layer="layout" svg:width="0.46cm" svg:height="0.461cm" svg:x="2.604cm" svg:y="3.683cm">
          <text:p text:style-name="P2"><text:span text:style-name="T10">T</text:span></text:p>
        </draw:rect>
        <draw:rect draw:style-name="gr49" draw:text-style-name="P2" draw:layer="layout" svg:width="0.46cm" svg:height="0.46cm" svg:x="2.604cm" svg:y="4.144cm">
          <text:p text:style-name="P2"><text:span text:style-name="T10">T</text:span></text:p>
        </draw:rect>
        <draw:rect draw:style-name="gr49" draw:text-style-name="P2" draw:layer="layout" svg:width="0.46cm" svg:height="0.46cm" svg:x="2.604cm" svg:y="4.604cm">
          <text:p text:style-name="P2"><text:span text:style-name="T10">T</text:span></text:p>
        </draw:rect>
        <draw:rect draw:style-name="gr49" draw:text-style-name="P2" draw:layer="layout" svg:width="0.46cm" svg:height="0.461cm" svg:x="2.604cm" svg:y="5.064cm">
          <text:p text:style-name="P2"><text:span text:style-name="T10">T</text:span></text:p>
        </draw:rect>
        <draw:rect draw:style-name="gr49" draw:text-style-name="P2" draw:layer="layout" svg:width="0.46cm" svg:height="0.46cm" svg:x="2.604cm" svg:y="5.525cm">
          <text:p text:style-name="P2"><text:span text:style-name="T10">T</text:span></text:p>
        </draw:rect>
        <draw:rect draw:style-name="gr49" draw:text-style-name="P2" draw:layer="layout" svg:width="0.46cm" svg:height="0.46cm" svg:x="2.604cm" svg:y="5.985cm">
          <text:p text:style-name="P2"><text:span text:style-name="T10">T</text:span></text:p>
        </draw:rect>
        <draw:rect draw:style-name="gr49" draw:text-style-name="P2" draw:layer="layout" svg:width="0.46cm" svg:height="0.46cm" svg:x="2.604cm" svg:y="6.445cm">
          <text:p text:style-name="P2"><text:span text:style-name="T10">T</text:span></text:p>
        </draw:rect>
        <draw:rect draw:style-name="gr49" draw:text-style-name="P2" draw:layer="layout" svg:width="0.46cm" svg:height="0.461cm" svg:x="2.604cm" svg:y="6.905cm">
          <text:p text:style-name="P2"><text:span text:style-name="T10">T</text:span></text:p>
        </draw:rect>
        <draw:rect draw:style-name="gr49" draw:text-style-name="P2" draw:layer="layout" svg:width="0.46cm" svg:height="0.461cm" svg:x="2.604cm" svg:y="7.366cm">
          <text:p text:style-name="P2"><text:span text:style-name="T10">T</text:span></text:p>
        </draw:rect>
        <draw:rect draw:style-name="gr49" draw:text-style-name="P2" draw:layer="layout" svg:width="0.46cm" svg:height="0.46cm" svg:x="2.604cm" svg:y="7.827cm">
          <text:p text:style-name="P2"><text:span text:style-name="T10">T</text:span></text:p>
        </draw:rect>
        <draw:rect draw:style-name="gr49" draw:text-style-name="P2" draw:layer="layout" svg:width="0.46cm" svg:height="0.46cm" svg:x="2.604cm" svg:y="8.287cm">
          <text:p text:style-name="P2"><text:span text:style-name="T10">T</text:span></text:p>
        </draw:rect>
        <draw:rect draw:style-name="gr48" draw:text-style-name="P2" draw:layer="layout" svg:width="0.46cm" svg:height="0.461cm" svg:x="2.604cm" svg:y="8.747cm">
          <text:p/>
        </draw:rect>
        <draw:rect draw:style-name="gr48" draw:text-style-name="P2" draw:layer="layout" svg:width="0.46cm" svg:height="0.46cm" svg:x="2.604cm" svg:y="9.208cm">
          <text:p/>
        </draw:rect>
        <draw:rect draw:style-name="gr49" draw:text-style-name="P2" draw:layer="layout" svg:width="0.46cm" svg:height="0.46cm" svg:x="2.604cm" svg:y="9.668cm">
          <text:p text:style-name="P2"><text:span text:style-name="T10">T</text:span></text:p>
        </draw:rect>
        <draw:rect draw:style-name="gr49" draw:text-style-name="P2" draw:layer="layout" svg:width="0.46cm" svg:height="0.46cm" svg:x="2.604cm" svg:y="10.128cm">
          <text:p text:style-name="P2"><text:span text:style-name="T10">T</text:span></text:p>
        </draw:rect>
        <draw:rect draw:style-name="gr49" draw:text-style-name="P12" draw:layer="layout" svg:width="0.46cm" svg:height="0.461cm" svg:x="2.604cm" svg:y="10.588cm">
          <text:p text:style-name="P2"><text:span text:style-name="T10">T</text:span></text:p>
        </draw:rect>
        <draw:rect draw:style-name="gr50" draw:text-style-name="P2" draw:layer="layout" svg:width="0.46cm" svg:height="0.461cm" svg:x="1.223cm" svg:y="3.683cm">
          <text:p/>
        </draw:rect>
        <draw:rect draw:style-name="gr50" draw:text-style-name="P2" draw:layer="layout" svg:width="0.46cm" svg:height="0.46cm" svg:x="1.223cm" svg:y="4.144cm">
          <text:p/>
        </draw:rect>
        <draw:rect draw:style-name="gr50" draw:text-style-name="P2" draw:layer="layout" svg:width="0.46cm" svg:height="0.46cm" svg:x="1.223cm" svg:y="4.604cm">
          <text:p/>
        </draw:rect>
        <draw:rect draw:style-name="gr50" draw:text-style-name="P2" draw:layer="layout" svg:width="0.46cm" svg:height="0.461cm" svg:x="1.223cm" svg:y="5.064cm">
          <text:p/>
        </draw:rect>
        <draw:rect draw:style-name="gr48" draw:text-style-name="P2" draw:layer="layout" svg:width="0.46cm" svg:height="0.46cm" svg:x="1.223cm" svg:y="5.525cm">
          <text:p/>
        </draw:rect>
        <draw:rect draw:style-name="gr50" draw:text-style-name="P2" draw:layer="layout" svg:width="0.46cm" svg:height="0.46cm" svg:x="1.223cm" svg:y="5.985cm">
          <text:p/>
        </draw:rect>
        <draw:rect draw:style-name="gr50" draw:text-style-name="P2" draw:layer="layout" svg:width="0.46cm" svg:height="0.46cm" svg:x="1.223cm" svg:y="6.445cm">
          <text:p/>
        </draw:rect>
        <draw:rect draw:style-name="gr50" draw:text-style-name="P2" draw:layer="layout" svg:width="0.46cm" svg:height="0.461cm" svg:x="1.223cm" svg:y="6.905cm">
          <text:p/>
        </draw:rect>
        <draw:rect draw:style-name="gr50" draw:text-style-name="P2" draw:layer="layout" svg:width="0.46cm" svg:height="0.461cm" svg:x="1.223cm" svg:y="7.366cm">
          <text:p/>
        </draw:rect>
        <draw:rect draw:style-name="gr50" draw:text-style-name="P2" draw:layer="layout" svg:width="0.46cm" svg:height="0.46cm" svg:x="1.223cm" svg:y="7.827cm">
          <text:p/>
        </draw:rect>
        <draw:rect draw:style-name="gr50" draw:text-style-name="P2" draw:layer="layout" svg:width="0.46cm" svg:height="0.46cm" svg:x="1.223cm" svg:y="8.287cm">
          <text:p/>
        </draw:rect>
        <draw:rect draw:style-name="gr50" draw:text-style-name="P2" draw:layer="layout" svg:width="0.46cm" svg:height="0.461cm" svg:x="1.223cm" svg:y="8.747cm">
          <text:p/>
        </draw:rect>
        <draw:rect draw:style-name="gr50" draw:text-style-name="P2" draw:layer="layout" svg:width="0.46cm" svg:height="0.46cm" svg:x="1.223cm" svg:y="9.208cm">
          <text:p/>
        </draw:rect>
        <draw:rect draw:style-name="gr50" draw:text-style-name="P2" draw:layer="layout" svg:width="0.46cm" svg:height="0.46cm" svg:x="1.223cm" svg:y="9.668cm">
          <text:p/>
        </draw:rect>
        <draw:rect draw:style-name="gr50" draw:text-style-name="P2" draw:layer="layout" svg:width="0.46cm" svg:height="0.46cm" svg:x="1.223cm" svg:y="10.128cm">
          <text:p/>
        </draw:rect>
        <draw:rect draw:style-name="gr50" draw:text-style-name="P2" draw:layer="layout" svg:width="0.46cm" svg:height="0.461cm" svg:x="1.223cm" svg:y="10.588cm">
          <text:p/>
        </draw:rect>
        <draw:rect draw:style-name="gr50" draw:text-style-name="P2" draw:layer="layout" svg:width="0.46cm" svg:height="0.461cm" svg:x="1.683cm" svg:y="3.683cm">
          <text:p/>
        </draw:rect>
        <draw:rect draw:style-name="gr50" draw:text-style-name="P2" draw:layer="layout" svg:width="0.46cm" svg:height="0.46cm" svg:x="1.683cm" svg:y="4.144cm">
          <text:p/>
        </draw:rect>
        <draw:rect draw:style-name="gr50" draw:text-style-name="P2" draw:layer="layout" svg:width="0.46cm" svg:height="0.46cm" svg:x="1.683cm" svg:y="4.604cm">
          <text:p/>
        </draw:rect>
        <draw:rect draw:style-name="gr48" draw:text-style-name="P2" draw:layer="layout" svg:width="0.46cm" svg:height="0.461cm" svg:x="1.683cm" svg:y="5.064cm">
          <text:p/>
        </draw:rect>
        <draw:rect draw:style-name="gr48" draw:text-style-name="P2" draw:layer="layout" svg:width="0.46cm" svg:height="0.46cm" svg:x="1.683cm" svg:y="5.525cm">
          <text:p/>
        </draw:rect>
        <draw:rect draw:style-name="gr48" draw:text-style-name="P2" draw:layer="layout" svg:width="0.46cm" svg:height="0.46cm" svg:x="1.683cm" svg:y="5.985cm">
          <text:p/>
        </draw:rect>
        <draw:rect draw:style-name="gr50" draw:text-style-name="P2" draw:layer="layout" svg:width="0.46cm" svg:height="0.46cm" svg:x="1.683cm" svg:y="6.445cm">
          <text:p/>
        </draw:rect>
        <draw:rect draw:style-name="gr48" draw:text-style-name="P2" draw:layer="layout" svg:width="0.46cm" svg:height="0.461cm" svg:x="1.683cm" svg:y="6.905cm">
          <text:p/>
        </draw:rect>
        <draw:rect draw:style-name="gr50" draw:text-style-name="P2" draw:layer="layout" svg:width="0.46cm" svg:height="0.461cm" svg:x="1.683cm" svg:y="7.366cm">
          <text:p/>
        </draw:rect>
        <draw:rect draw:style-name="gr48" draw:text-style-name="P2" draw:layer="layout" svg:width="0.46cm" svg:height="0.46cm" svg:x="1.683cm" svg:y="7.827cm">
          <text:p/>
        </draw:rect>
        <draw:rect draw:style-name="gr50" draw:text-style-name="P2" draw:layer="layout" svg:width="0.46cm" svg:height="0.46cm" svg:x="1.683cm" svg:y="8.287cm">
          <text:p/>
        </draw:rect>
        <draw:rect draw:style-name="gr50" draw:text-style-name="P2" draw:layer="layout" svg:width="0.46cm" svg:height="0.461cm" svg:x="1.683cm" svg:y="8.747cm">
          <text:p/>
        </draw:rect>
        <draw:rect draw:style-name="gr48" draw:text-style-name="P2" draw:layer="layout" svg:width="0.46cm" svg:height="0.46cm" svg:x="1.683cm" svg:y="9.208cm">
          <text:p/>
        </draw:rect>
        <draw:rect draw:style-name="gr48" draw:text-style-name="P2" draw:layer="layout" svg:width="0.46cm" svg:height="0.46cm" svg:x="1.683cm" svg:y="9.668cm">
          <text:p/>
        </draw:rect>
        <draw:rect draw:style-name="gr50" draw:text-style-name="P2" draw:layer="layout" svg:width="0.46cm" svg:height="0.46cm" svg:x="1.683cm" svg:y="10.128cm">
          <text:p/>
        </draw:rect>
        <draw:rect draw:style-name="gr48" draw:text-style-name="P2" draw:layer="layout" svg:width="0.46cm" svg:height="0.461cm" svg:x="1.683cm" svg:y="10.588cm">
          <text:p/>
        </draw:rect>
        <draw:rect draw:style-name="gr48" draw:text-style-name="P2" draw:layer="layout" svg:width="0.461cm" svg:height="0.461cm" svg:x="2.143cm" svg:y="3.683cm">
          <text:p/>
        </draw:rect>
        <draw:rect draw:style-name="gr48" draw:text-style-name="P2" draw:layer="layout" svg:width="0.461cm" svg:height="0.46cm" svg:x="2.143cm" svg:y="4.144cm">
          <text:p/>
        </draw:rect>
        <draw:rect draw:style-name="gr48" draw:text-style-name="P2" draw:layer="layout" svg:width="0.461cm" svg:height="0.46cm" svg:x="2.143cm" svg:y="4.604cm">
          <text:p/>
        </draw:rect>
        <draw:rect draw:style-name="gr48" draw:text-style-name="P2" draw:layer="layout" svg:width="0.461cm" svg:height="0.461cm" svg:x="2.143cm" svg:y="5.064cm">
          <text:p/>
        </draw:rect>
        <draw:rect draw:style-name="gr48" draw:text-style-name="P2" draw:layer="layout" svg:width="0.461cm" svg:height="0.46cm" svg:x="2.143cm" svg:y="5.525cm">
          <text:p/>
        </draw:rect>
        <draw:rect draw:style-name="gr48" draw:text-style-name="P2" draw:layer="layout" svg:width="0.461cm" svg:height="0.46cm" svg:x="2.143cm" svg:y="5.985cm">
          <text:p/>
        </draw:rect>
        <draw:rect draw:style-name="gr48" draw:text-style-name="P2" draw:layer="layout" svg:width="0.461cm" svg:height="0.46cm" svg:x="2.143cm" svg:y="6.445cm">
          <text:p/>
        </draw:rect>
        <draw:rect draw:style-name="gr48" draw:text-style-name="P2" draw:layer="layout" svg:width="0.461cm" svg:height="0.461cm" svg:x="2.143cm" svg:y="6.905cm">
          <text:p/>
        </draw:rect>
        <draw:rect draw:style-name="gr48" draw:text-style-name="P2" draw:layer="layout" svg:width="0.461cm" svg:height="0.461cm" svg:x="2.143cm" svg:y="7.366cm">
          <text:p/>
        </draw:rect>
        <draw:rect draw:style-name="gr48" draw:text-style-name="P2" draw:layer="layout" svg:width="0.461cm" svg:height="0.46cm" svg:x="2.143cm" svg:y="7.827cm">
          <text:p/>
        </draw:rect>
        <draw:rect draw:style-name="gr48" draw:text-style-name="P2" draw:layer="layout" svg:width="0.461cm" svg:height="0.46cm" svg:x="2.143cm" svg:y="8.287cm">
          <text:p/>
        </draw:rect>
        <draw:rect draw:style-name="gr48" draw:text-style-name="P2" draw:layer="layout" svg:width="0.461cm" svg:height="0.461cm" svg:x="2.143cm" svg:y="8.747cm">
          <text:p/>
        </draw:rect>
        <draw:rect draw:style-name="gr48" draw:text-style-name="P2" draw:layer="layout" svg:width="0.461cm" svg:height="0.46cm" svg:x="2.143cm" svg:y="9.208cm">
          <text:p/>
        </draw:rect>
        <draw:rect draw:style-name="gr48" draw:text-style-name="P2" draw:layer="layout" svg:width="0.461cm" svg:height="0.46cm" svg:x="2.143cm" svg:y="9.668cm">
          <text:p/>
        </draw:rect>
        <draw:rect draw:style-name="gr48" draw:text-style-name="P2" draw:layer="layout" svg:width="0.461cm" svg:height="0.46cm" svg:x="2.143cm" svg:y="10.128cm">
          <text:p/>
        </draw:rect>
        <draw:rect draw:style-name="gr48" draw:text-style-name="P2" draw:layer="layout" svg:width="0.461cm" svg:height="0.461cm" svg:x="2.143cm" svg:y="10.588cm">
          <text:p/>
        </draw:rect>
        <draw:rect draw:style-name="gr49" draw:text-style-name="P12" draw:layer="layout" svg:width="0.461cm" svg:height="0.461cm" svg:x="0.762cm" svg:y="3.683cm">
          <text:p text:style-name="P2"><text:span text:style-name="T10">A</text:span></text:p>
        </draw:rect>
        <draw:rect draw:style-name="gr49" draw:text-style-name="P12" draw:layer="layout" svg:width="0.461cm" svg:height="0.46cm" svg:x="0.762cm" svg:y="4.144cm">
          <text:p text:style-name="P2"><text:span text:style-name="T10">A</text:span></text:p>
        </draw:rect>
        <draw:rect draw:style-name="gr49" draw:text-style-name="P12" draw:layer="layout" svg:width="0.461cm" svg:height="0.46cm" svg:x="0.762cm" svg:y="4.604cm">
          <text:p text:style-name="P2"><text:span text:style-name="T10">A</text:span></text:p>
        </draw:rect>
        <draw:rect draw:style-name="gr50" draw:text-style-name="P2" draw:layer="layout" svg:width="0.461cm" svg:height="0.461cm" svg:x="0.762cm" svg:y="5.064cm">
          <text:p/>
        </draw:rect>
        <draw:rect draw:style-name="gr50" draw:text-style-name="P2" draw:layer="layout" svg:width="0.461cm" svg:height="0.46cm" svg:x="0.762cm" svg:y="5.525cm">
          <text:p/>
        </draw:rect>
        <draw:rect draw:style-name="gr50" draw:text-style-name="P2" draw:layer="layout" svg:width="0.461cm" svg:height="0.46cm" svg:x="0.762cm" svg:y="5.985cm">
          <text:p/>
        </draw:rect>
        <draw:rect draw:style-name="gr49" draw:text-style-name="P12" draw:layer="layout" svg:width="0.461cm" svg:height="0.46cm" svg:x="0.762cm" svg:y="6.445cm">
          <text:p text:style-name="P2"><text:span text:style-name="T10">A</text:span></text:p>
        </draw:rect>
        <draw:rect draw:style-name="gr50" draw:text-style-name="P2" draw:layer="layout" svg:width="0.461cm" svg:height="0.461cm" svg:x="0.762cm" svg:y="6.905cm">
          <text:p/>
        </draw:rect>
        <draw:rect draw:style-name="gr49" draw:text-style-name="P12" draw:layer="layout" svg:width="0.461cm" svg:height="0.461cm" svg:x="0.762cm" svg:y="7.366cm">
          <text:p text:style-name="P2"><text:span text:style-name="T10">A</text:span></text:p>
        </draw:rect>
        <draw:rect draw:style-name="gr50" draw:text-style-name="P2" draw:layer="layout" svg:width="0.461cm" svg:height="0.46cm" svg:x="0.762cm" svg:y="7.827cm">
          <text:p/>
        </draw:rect>
        <draw:rect draw:style-name="gr49" draw:text-style-name="P12" draw:layer="layout" svg:width="0.461cm" svg:height="0.46cm" svg:x="0.762cm" svg:y="8.287cm">
          <text:p text:style-name="P2"><text:span text:style-name="T10">A</text:span></text:p>
        </draw:rect>
        <draw:rect draw:style-name="gr49" draw:text-style-name="P12" draw:layer="layout" svg:width="0.461cm" svg:height="0.461cm" svg:x="0.762cm" svg:y="8.747cm">
          <text:p text:style-name="P2"><text:span text:style-name="T10">A</text:span></text:p>
        </draw:rect>
        <draw:rect draw:style-name="gr50" draw:text-style-name="P2" draw:layer="layout" svg:width="0.461cm" svg:height="0.46cm" svg:x="0.762cm" svg:y="9.208cm">
          <text:p/>
        </draw:rect>
        <draw:rect draw:style-name="gr50" draw:text-style-name="P2" draw:layer="layout" svg:width="0.461cm" svg:height="0.46cm" svg:x="0.762cm" svg:y="9.668cm">
          <text:p/>
        </draw:rect>
        <draw:rect draw:style-name="gr49" draw:text-style-name="P12" draw:layer="layout" svg:width="0.461cm" svg:height="0.46cm" svg:x="0.762cm" svg:y="10.128cm">
          <text:p text:style-name="P2"><text:span text:style-name="T10">A</text:span></text:p>
        </draw:rect>
        <draw:rect draw:style-name="gr50" draw:text-style-name="P2" draw:layer="layout" svg:width="0.461cm" svg:height="0.461cm" svg:x="0.762cm" svg:y="10.588cm">
          <text:p/>
        </draw:rect>
        <draw:rect draw:style-name="gr50" draw:text-style-name="P2" draw:layer="layout" svg:width="0.46cm" svg:height="0.461cm" svg:x="12.462cm" svg:y="3.81cm">
          <text:p/>
        </draw:rect>
        <draw:rect draw:style-name="gr48" draw:text-style-name="P2" draw:layer="layout" svg:width="0.46cm" svg:height="0.46cm" svg:x="12.462cm" svg:y="4.271cm">
          <text:p/>
        </draw:rect>
        <draw:rect draw:style-name="gr50" draw:text-style-name="P2" draw:layer="layout" svg:width="0.46cm" svg:height="0.46cm" svg:x="12.462cm" svg:y="4.731cm">
          <text:p/>
        </draw:rect>
        <draw:rect draw:style-name="gr50" draw:text-style-name="P2" draw:layer="layout" svg:width="0.46cm" svg:height="0.461cm" svg:x="12.462cm" svg:y="5.191cm">
          <text:p/>
        </draw:rect>
        <draw:rect draw:style-name="gr49" draw:text-style-name="P2" draw:layer="layout" svg:width="0.46cm" svg:height="0.46cm" svg:x="12.462cm" svg:y="5.652cm">
          <text:p text:style-name="P2"><text:span text:style-name="T10">A</text:span></text:p>
        </draw:rect>
        <draw:rect draw:style-name="gr50" draw:text-style-name="P2" draw:layer="layout" svg:width="0.46cm" svg:height="0.46cm" svg:x="12.462cm" svg:y="6.112cm">
          <text:p/>
        </draw:rect>
        <draw:rect draw:style-name="gr50" draw:text-style-name="P2" draw:layer="layout" svg:width="0.46cm" svg:height="0.46cm" svg:x="12.462cm" svg:y="6.572cm">
          <text:p/>
        </draw:rect>
        <draw:rect draw:style-name="gr48" draw:text-style-name="P2" draw:layer="layout" svg:width="0.46cm" svg:height="0.461cm" svg:x="12.462cm" svg:y="7.032cm">
          <text:p/>
        </draw:rect>
        <draw:rect draw:style-name="gr48" draw:text-style-name="P2" draw:layer="layout" svg:width="0.46cm" svg:height="0.461cm" svg:x="12.462cm" svg:y="7.493cm">
          <text:p/>
        </draw:rect>
        <draw:rect draw:style-name="gr48" draw:text-style-name="P2" draw:layer="layout" svg:width="0.46cm" svg:height="0.46cm" svg:x="12.462cm" svg:y="7.954cm">
          <text:p/>
        </draw:rect>
        <draw:rect draw:style-name="gr47" draw:text-style-name="P2" draw:layer="layout" svg:width="0.46cm" svg:height="0.46cm" svg:x="12.462cm" svg:y="8.414cm">
          <text:p/>
        </draw:rect>
        <draw:rect draw:style-name="gr47" draw:text-style-name="P2" draw:layer="layout" svg:width="0.46cm" svg:height="0.461cm" svg:x="12.462cm" svg:y="8.874cm">
          <text:p/>
        </draw:rect>
        <draw:rect draw:style-name="gr48" draw:text-style-name="P2" draw:layer="layout" svg:width="0.46cm" svg:height="0.46cm" svg:x="12.462cm" svg:y="9.335cm">
          <text:p/>
        </draw:rect>
        <draw:rect draw:style-name="gr48" draw:text-style-name="P2" draw:layer="layout" svg:width="0.46cm" svg:height="0.46cm" svg:x="12.462cm" svg:y="9.795cm">
          <text:p/>
        </draw:rect>
        <draw:rect draw:style-name="gr48" draw:text-style-name="P2" draw:layer="layout" svg:width="0.46cm" svg:height="0.46cm" svg:x="12.462cm" svg:y="10.255cm">
          <text:p/>
        </draw:rect>
        <draw:rect draw:style-name="gr48" draw:text-style-name="P2" draw:layer="layout" svg:width="0.46cm" svg:height="0.461cm" svg:x="12.462cm" svg:y="10.715cm">
          <text:p/>
        </draw:rect>
        <draw:rect draw:style-name="gr50" draw:text-style-name="P2" draw:layer="layout" svg:width="0.46cm" svg:height="0.461cm" svg:x="12.922cm" svg:y="3.81cm">
          <text:p/>
        </draw:rect>
        <draw:rect draw:style-name="gr50" draw:text-style-name="P2" draw:layer="layout" svg:width="0.46cm" svg:height="0.46cm" svg:x="12.922cm" svg:y="4.271cm">
          <text:p/>
        </draw:rect>
        <draw:rect draw:style-name="gr48" draw:text-style-name="P2" draw:layer="layout" svg:width="0.46cm" svg:height="0.46cm" svg:x="12.922cm" svg:y="4.731cm">
          <text:p/>
        </draw:rect>
        <draw:rect draw:style-name="gr49" draw:text-style-name="P2" draw:layer="layout" svg:width="0.46cm" svg:height="0.461cm" svg:x="12.922cm" svg:y="5.191cm">
          <text:p text:style-name="P2"><text:span text:style-name="T10">T</text:span></text:p>
        </draw:rect>
        <draw:rect draw:style-name="gr50" draw:text-style-name="P2" draw:layer="layout" svg:width="0.46cm" svg:height="0.46cm" svg:x="12.922cm" svg:y="5.652cm">
          <text:p/>
        </draw:rect>
        <draw:rect draw:style-name="gr50" draw:text-style-name="P2" draw:layer="layout" svg:width="0.46cm" svg:height="0.46cm" svg:x="12.922cm" svg:y="6.112cm">
          <text:p/>
        </draw:rect>
        <draw:rect draw:style-name="gr48" draw:text-style-name="P2" draw:layer="layout" svg:width="0.46cm" svg:height="0.46cm" svg:x="12.922cm" svg:y="6.572cm">
          <text:p/>
        </draw:rect>
        <draw:rect draw:style-name="gr48" draw:text-style-name="P2" draw:layer="layout" svg:width="0.46cm" svg:height="0.461cm" svg:x="12.922cm" svg:y="7.032cm">
          <text:p/>
        </draw:rect>
        <draw:rect draw:style-name="gr48" draw:text-style-name="P2" draw:layer="layout" svg:width="0.46cm" svg:height="0.461cm" svg:x="12.922cm" svg:y="7.493cm">
          <text:p/>
        </draw:rect>
        <draw:rect draw:style-name="gr48" draw:text-style-name="P2" draw:layer="layout" svg:width="0.46cm" svg:height="0.46cm" svg:x="12.922cm" svg:y="7.954cm">
          <text:p/>
        </draw:rect>
        <draw:rect draw:style-name="gr49" draw:text-style-name="P2" draw:layer="layout" svg:width="0.46cm" svg:height="0.46cm" svg:x="12.922cm" svg:y="8.414cm">
          <text:p text:style-name="P2"><text:span text:style-name="T10">T</text:span></text:p>
        </draw:rect>
        <draw:rect draw:style-name="gr49" draw:text-style-name="P2" draw:layer="layout" svg:width="0.46cm" svg:height="0.461cm" svg:x="12.922cm" svg:y="8.874cm">
          <text:p text:style-name="P2"><text:span text:style-name="T10">T</text:span></text:p>
        </draw:rect>
        <draw:rect draw:style-name="gr49" draw:text-style-name="P2" draw:layer="layout" svg:width="0.46cm" svg:height="0.46cm" svg:x="12.922cm" svg:y="9.335cm">
          <text:p text:style-name="P2"><text:span text:style-name="T10">T</text:span></text:p>
        </draw:rect>
        <draw:rect draw:style-name="gr48" draw:text-style-name="P2" draw:layer="layout" svg:width="0.46cm" svg:height="0.46cm" svg:x="12.922cm" svg:y="9.795cm">
          <text:p/>
        </draw:rect>
        <draw:rect draw:style-name="gr48" draw:text-style-name="P2" draw:layer="layout" svg:width="0.46cm" svg:height="0.46cm" svg:x="12.922cm" svg:y="10.255cm">
          <text:p/>
        </draw:rect>
        <draw:rect draw:style-name="gr50" draw:text-style-name="P2" draw:layer="layout" svg:width="0.46cm" svg:height="0.461cm" svg:x="12.922cm" svg:y="10.715cm">
          <text:p/>
        </draw:rect>
        <draw:rect draw:style-name="gr49" draw:text-style-name="P2" draw:layer="layout" svg:width="0.461cm" svg:height="0.461cm" svg:x="13.382cm" svg:y="3.81cm">
          <text:p text:style-name="P2"><text:span text:style-name="T10">A</text:span></text:p>
        </draw:rect>
        <draw:rect draw:style-name="gr50" draw:text-style-name="P2" draw:layer="layout" svg:width="0.461cm" svg:height="0.46cm" svg:x="13.382cm" svg:y="4.271cm">
          <text:p/>
        </draw:rect>
        <draw:rect draw:style-name="gr50" draw:text-style-name="P2" draw:layer="layout" svg:width="0.461cm" svg:height="0.46cm" svg:x="13.382cm" svg:y="4.731cm">
          <text:p/>
        </draw:rect>
        <draw:rect draw:style-name="gr49" draw:text-style-name="P2" draw:layer="layout" svg:width="0.461cm" svg:height="0.461cm" svg:x="13.382cm" svg:y="5.191cm">
          <text:p text:style-name="P2"><text:span text:style-name="T10">T</text:span></text:p>
        </draw:rect>
        <draw:rect draw:style-name="gr50" draw:text-style-name="P2" draw:layer="layout" svg:width="0.461cm" svg:height="0.46cm" svg:x="13.382cm" svg:y="5.652cm">
          <text:p/>
        </draw:rect>
        <draw:rect draw:style-name="gr50" draw:text-style-name="P2" draw:layer="layout" svg:width="0.461cm" svg:height="0.46cm" svg:x="13.382cm" svg:y="6.112cm">
          <text:p/>
        </draw:rect>
        <draw:rect draw:style-name="gr48" draw:text-style-name="P2" draw:layer="layout" svg:width="0.461cm" svg:height="0.46cm" svg:x="13.382cm" svg:y="6.572cm">
          <text:p/>
        </draw:rect>
        <draw:rect draw:style-name="gr48" draw:text-style-name="P2" draw:layer="layout" svg:width="0.461cm" svg:height="0.461cm" svg:x="13.382cm" svg:y="7.032cm">
          <text:p/>
        </draw:rect>
        <draw:rect draw:style-name="gr48" draw:text-style-name="P2" draw:layer="layout" svg:width="0.461cm" svg:height="0.461cm" svg:x="13.382cm" svg:y="7.493cm">
          <text:p/>
        </draw:rect>
        <draw:rect draw:style-name="gr48" draw:text-style-name="P2" draw:layer="layout" svg:width="0.461cm" svg:height="0.46cm" svg:x="13.382cm" svg:y="7.954cm">
          <text:p/>
        </draw:rect>
        <draw:rect draw:style-name="gr49" draw:text-style-name="P2" draw:layer="layout" svg:width="0.461cm" svg:height="0.46cm" svg:x="13.382cm" svg:y="8.414cm">
          <text:p text:style-name="P2"><text:span text:style-name="T10">T</text:span></text:p>
        </draw:rect>
        <draw:rect draw:style-name="gr49" draw:text-style-name="P2" draw:layer="layout" svg:width="0.461cm" svg:height="0.461cm" svg:x="13.382cm" svg:y="8.874cm">
          <text:p text:style-name="P2"><text:span text:style-name="T10">T</text:span></text:p>
        </draw:rect>
        <draw:rect draw:style-name="gr48" draw:text-style-name="P2" draw:layer="layout" svg:width="0.461cm" svg:height="0.46cm" svg:x="13.382cm" svg:y="9.335cm">
          <text:p/>
        </draw:rect>
        <draw:rect draw:style-name="gr48" draw:text-style-name="P2" draw:layer="layout" svg:width="0.461cm" svg:height="0.46cm" svg:x="13.382cm" svg:y="9.795cm">
          <text:p/>
        </draw:rect>
        <draw:rect draw:style-name="gr50" draw:text-style-name="P2" draw:layer="layout" svg:width="0.461cm" svg:height="0.46cm" svg:x="13.382cm" svg:y="10.255cm">
          <text:p/>
        </draw:rect>
        <draw:rect draw:style-name="gr50" draw:text-style-name="P2" draw:layer="layout" svg:width="0.461cm" svg:height="0.461cm" svg:x="13.382cm" svg:y="10.715cm">
          <text:p/>
        </draw:rect>
        <draw:rect draw:style-name="gr50" draw:text-style-name="P2" draw:layer="layout" svg:width="0.46cm" svg:height="0.461cm" svg:x="14.304cm" svg:y="3.81cm">
          <text:p/>
        </draw:rect>
        <draw:rect draw:style-name="gr48" draw:text-style-name="P2" draw:layer="layout" svg:width="0.46cm" svg:height="0.46cm" svg:x="14.304cm" svg:y="4.271cm">
          <text:p/>
        </draw:rect>
        <draw:rect draw:style-name="gr48" draw:text-style-name="P2" draw:layer="layout" svg:width="0.46cm" svg:height="0.46cm" svg:x="14.304cm" svg:y="4.731cm">
          <text:p/>
        </draw:rect>
        <draw:rect draw:style-name="gr50" draw:text-style-name="P2" draw:layer="layout" svg:width="0.46cm" svg:height="0.461cm" svg:x="14.304cm" svg:y="5.191cm">
          <text:p/>
        </draw:rect>
        <draw:rect draw:style-name="gr50" draw:text-style-name="P2" draw:layer="layout" svg:width="0.46cm" svg:height="0.46cm" svg:x="14.304cm" svg:y="5.652cm">
          <text:p/>
        </draw:rect>
        <draw:rect draw:style-name="gr49" draw:text-style-name="P2" draw:layer="layout" svg:width="0.46cm" svg:height="0.46cm" svg:x="14.304cm" svg:y="6.112cm">
          <text:p text:style-name="P2"><text:span text:style-name="T10">A</text:span></text:p>
        </draw:rect>
        <draw:rect draw:style-name="gr50" draw:text-style-name="P2" draw:layer="layout" svg:width="0.46cm" svg:height="0.46cm" svg:x="14.304cm" svg:y="6.572cm">
          <text:p/>
        </draw:rect>
        <draw:rect draw:style-name="gr50" draw:text-style-name="P2" draw:layer="layout" svg:width="0.46cm" svg:height="0.461cm" svg:x="14.304cm" svg:y="7.032cm">
          <text:p/>
        </draw:rect>
        <draw:rect draw:style-name="gr48" draw:text-style-name="P2" draw:layer="layout" svg:width="0.46cm" svg:height="0.461cm" svg:x="14.304cm" svg:y="7.493cm">
          <text:p/>
        </draw:rect>
        <draw:rect draw:style-name="gr48" draw:text-style-name="P2" draw:layer="layout" svg:width="0.46cm" svg:height="0.46cm" svg:x="14.304cm" svg:y="7.954cm">
          <text:p/>
        </draw:rect>
        <draw:rect draw:style-name="gr49" draw:text-style-name="P2" draw:layer="layout" svg:width="0.46cm" svg:height="0.46cm" svg:x="14.304cm" svg:y="8.414cm">
          <text:p text:style-name="P2"><text:span text:style-name="T10">T</text:span></text:p>
        </draw:rect>
        <draw:rect draw:style-name="gr49" draw:text-style-name="P2" draw:layer="layout" svg:width="0.46cm" svg:height="0.461cm" svg:x="14.304cm" svg:y="8.874cm">
          <text:p text:style-name="P2"><text:span text:style-name="T10">T</text:span></text:p>
        </draw:rect>
        <draw:rect draw:style-name="gr48" draw:text-style-name="P2" draw:layer="layout" svg:width="0.46cm" svg:height="0.46cm" svg:x="14.304cm" svg:y="9.335cm">
          <text:p/>
        </draw:rect>
        <draw:rect draw:style-name="gr48" draw:text-style-name="P2" draw:layer="layout" svg:width="0.46cm" svg:height="0.46cm" svg:x="14.304cm" svg:y="9.795cm">
          <text:p/>
        </draw:rect>
        <draw:rect draw:style-name="gr48" draw:text-style-name="P2" draw:layer="layout" svg:width="0.46cm" svg:height="0.46cm" svg:x="14.304cm" svg:y="10.255cm">
          <text:p/>
        </draw:rect>
        <draw:rect draw:style-name="gr48" draw:text-style-name="P2" draw:layer="layout" svg:width="0.46cm" svg:height="0.461cm" svg:x="14.304cm" svg:y="10.715cm">
          <text:p/>
        </draw:rect>
        <draw:rect draw:style-name="gr48" draw:text-style-name="P2" draw:layer="layout" svg:width="0.46cm" svg:height="0.461cm" svg:x="14.764cm" svg:y="3.81cm">
          <text:p/>
        </draw:rect>
        <draw:rect draw:style-name="gr48" draw:text-style-name="P2" draw:layer="layout" svg:width="0.46cm" svg:height="0.46cm" svg:x="14.764cm" svg:y="4.271cm">
          <text:p/>
        </draw:rect>
        <draw:rect draw:style-name="gr48" draw:text-style-name="P2" draw:layer="layout" svg:width="0.46cm" svg:height="0.46cm" svg:x="14.764cm" svg:y="4.731cm">
          <text:p/>
        </draw:rect>
        <draw:rect draw:style-name="gr48" draw:text-style-name="P2" draw:layer="layout" svg:width="0.46cm" svg:height="0.461cm" svg:x="14.764cm" svg:y="5.191cm">
          <text:p/>
        </draw:rect>
        <draw:rect draw:style-name="gr50" draw:text-style-name="P2" draw:layer="layout" svg:width="0.46cm" svg:height="0.46cm" svg:x="14.764cm" svg:y="5.652cm">
          <text:p/>
        </draw:rect>
        <draw:rect draw:style-name="gr50" draw:text-style-name="P2" draw:layer="layout" svg:width="0.46cm" svg:height="0.46cm" svg:x="14.764cm" svg:y="6.112cm">
          <text:p/>
        </draw:rect>
        <draw:rect draw:style-name="gr50" draw:text-style-name="P2" draw:layer="layout" svg:width="0.46cm" svg:height="0.46cm" svg:x="14.764cm" svg:y="6.572cm">
          <text:p/>
        </draw:rect>
        <draw:rect draw:style-name="gr48" draw:text-style-name="P2" draw:layer="layout" svg:width="0.46cm" svg:height="0.461cm" svg:x="14.764cm" svg:y="7.032cm">
          <text:p/>
        </draw:rect>
        <draw:rect draw:style-name="gr48" draw:text-style-name="P2" draw:layer="layout" svg:width="0.46cm" svg:height="0.461cm" svg:x="14.764cm" svg:y="7.493cm">
          <text:p/>
        </draw:rect>
        <draw:rect draw:style-name="gr48" draw:text-style-name="P2" draw:layer="layout" svg:width="0.46cm" svg:height="0.46cm" svg:x="14.764cm" svg:y="7.954cm">
          <text:p/>
        </draw:rect>
        <draw:rect draw:style-name="gr48" draw:text-style-name="P2" draw:layer="layout" svg:width="0.46cm" svg:height="0.46cm" svg:x="14.764cm" svg:y="8.414cm">
          <text:p/>
        </draw:rect>
        <draw:rect draw:style-name="gr49" draw:text-style-name="P2" draw:layer="layout" svg:width="0.46cm" svg:height="0.461cm" svg:x="14.764cm" svg:y="8.874cm">
          <text:p text:style-name="P2"><text:span text:style-name="T10">T</text:span></text:p>
        </draw:rect>
        <draw:rect draw:style-name="gr48" draw:text-style-name="P2" draw:layer="layout" svg:width="0.46cm" svg:height="0.46cm" svg:x="14.764cm" svg:y="9.335cm">
          <text:p/>
        </draw:rect>
        <draw:rect draw:style-name="gr48" draw:text-style-name="P2" draw:layer="layout" svg:width="0.46cm" svg:height="0.46cm" svg:x="14.764cm" svg:y="9.795cm">
          <text:p/>
        </draw:rect>
        <draw:rect draw:style-name="gr48" draw:text-style-name="P2" draw:layer="layout" svg:width="0.46cm" svg:height="0.46cm" svg:x="14.764cm" svg:y="10.255cm">
          <text:p/>
        </draw:rect>
        <draw:rect draw:style-name="gr48" draw:text-style-name="P2" draw:layer="layout" svg:width="0.46cm" svg:height="0.461cm" svg:x="14.764cm" svg:y="10.715cm">
          <text:p/>
        </draw:rect>
        <draw:rect draw:style-name="gr48" draw:text-style-name="P2" draw:layer="layout" svg:width="0.461cm" svg:height="0.461cm" svg:x="15.224cm" svg:y="3.81cm">
          <text:p/>
        </draw:rect>
        <draw:rect draw:style-name="gr48" draw:text-style-name="P2" draw:layer="layout" svg:width="0.461cm" svg:height="0.46cm" svg:x="15.224cm" svg:y="4.271cm">
          <text:p/>
        </draw:rect>
        <draw:rect draw:style-name="gr48" draw:text-style-name="P2" draw:layer="layout" svg:width="0.461cm" svg:height="0.46cm" svg:x="15.224cm" svg:y="4.731cm">
          <text:p/>
        </draw:rect>
        <draw:rect draw:style-name="gr48" draw:text-style-name="P2" draw:layer="layout" svg:width="0.461cm" svg:height="0.461cm" svg:x="15.224cm" svg:y="5.191cm">
          <text:p/>
        </draw:rect>
        <draw:rect draw:style-name="gr48" draw:text-style-name="P2" draw:layer="layout" svg:width="0.461cm" svg:height="0.46cm" svg:x="15.224cm" svg:y="5.652cm">
          <text:p/>
        </draw:rect>
        <draw:rect draw:style-name="gr49" draw:text-style-name="P2" draw:layer="layout" svg:width="0.461cm" svg:height="0.46cm" svg:x="15.224cm" svg:y="6.112cm">
          <text:p text:style-name="P2"><text:span text:style-name="T10">T</text:span></text:p>
        </draw:rect>
        <draw:rect draw:style-name="gr49" draw:text-style-name="P2" draw:layer="layout" svg:width="0.461cm" svg:height="0.46cm" svg:x="15.224cm" svg:y="6.572cm">
          <text:p text:style-name="P2"><text:span text:style-name="T10">T</text:span></text:p>
        </draw:rect>
        <draw:rect draw:style-name="gr48" draw:text-style-name="P2" draw:layer="layout" svg:width="0.461cm" svg:height="0.461cm" svg:x="15.224cm" svg:y="7.032cm">
          <text:p/>
        </draw:rect>
        <draw:rect draw:style-name="gr48" draw:text-style-name="P2" draw:layer="layout" svg:width="0.461cm" svg:height="0.461cm" svg:x="15.224cm" svg:y="7.493cm">
          <text:p/>
        </draw:rect>
        <draw:rect draw:style-name="gr48" draw:text-style-name="P2" draw:layer="layout" svg:width="0.461cm" svg:height="0.46cm" svg:x="15.224cm" svg:y="7.954cm">
          <text:p/>
        </draw:rect>
        <draw:rect draw:style-name="gr48" draw:text-style-name="P2" draw:layer="layout" svg:width="0.461cm" svg:height="0.46cm" svg:x="15.224cm" svg:y="8.414cm">
          <text:p/>
        </draw:rect>
        <draw:rect draw:style-name="gr49" draw:text-style-name="P2" draw:layer="layout" svg:width="0.461cm" svg:height="0.461cm" svg:x="15.224cm" svg:y="8.874cm">
          <text:p text:style-name="P2"><text:span text:style-name="T10">T</text:span></text:p>
        </draw:rect>
        <draw:rect draw:style-name="gr49" draw:text-style-name="P2" draw:layer="layout" svg:width="0.461cm" svg:height="0.46cm" svg:x="15.224cm" svg:y="9.335cm">
          <text:p text:style-name="P2"><text:span text:style-name="T10">T</text:span></text:p>
        </draw:rect>
        <draw:rect draw:style-name="gr48" draw:text-style-name="P2" draw:layer="layout" svg:width="0.461cm" svg:height="0.46cm" svg:x="15.224cm" svg:y="9.795cm">
          <text:p/>
        </draw:rect>
        <draw:rect draw:style-name="gr48" draw:text-style-name="P2" draw:layer="layout" svg:width="0.461cm" svg:height="0.46cm" svg:x="15.224cm" svg:y="10.255cm">
          <text:p/>
        </draw:rect>
        <draw:rect draw:style-name="gr48" draw:text-style-name="P2" draw:layer="layout" svg:width="0.461cm" svg:height="0.461cm" svg:x="15.224cm" svg:y="10.715cm">
          <text:p/>
        </draw:rect>
        <draw:rect draw:style-name="gr48" draw:text-style-name="P2" draw:layer="layout" svg:width="0.46cm" svg:height="0.461cm" svg:x="16.145cm" svg:y="3.81cm">
          <text:p/>
        </draw:rect>
        <draw:rect draw:style-name="gr49" draw:text-style-name="P2" draw:layer="layout" svg:width="0.46cm" svg:height="0.46cm" svg:x="16.145cm" svg:y="4.271cm">
          <text:p text:style-name="P2"><text:span text:style-name="T10">T</text:span></text:p>
        </draw:rect>
        <draw:rect draw:style-name="gr49" draw:text-style-name="P2" draw:layer="layout" svg:width="0.46cm" svg:height="0.46cm" svg:x="16.145cm" svg:y="4.731cm">
          <text:p text:style-name="P2"><text:span text:style-name="T10">T</text:span></text:p>
        </draw:rect>
        <draw:rect draw:style-name="gr49" draw:text-style-name="P2" draw:layer="layout" svg:width="0.46cm" svg:height="0.461cm" svg:x="16.145cm" svg:y="5.191cm">
          <text:p text:style-name="P2"><text:span text:style-name="T10">T</text:span></text:p>
        </draw:rect>
        <draw:rect draw:style-name="gr50" draw:text-style-name="P2" draw:layer="layout" svg:width="0.46cm" svg:height="0.46cm" svg:x="16.145cm" svg:y="5.652cm">
          <text:p/>
        </draw:rect>
        <draw:rect draw:style-name="gr50" draw:text-style-name="P2" draw:layer="layout" svg:width="0.46cm" svg:height="0.46cm" svg:x="16.145cm" svg:y="6.112cm">
          <text:p/>
        </draw:rect>
        <draw:rect draw:style-name="gr49" draw:text-style-name="P2" draw:layer="layout" svg:width="0.46cm" svg:height="0.46cm" svg:x="16.145cm" svg:y="6.572cm">
          <text:p text:style-name="P2"><text:span text:style-name="T10">T</text:span></text:p>
        </draw:rect>
        <draw:rect draw:style-name="gr50" draw:text-style-name="P2" draw:layer="layout" svg:width="0.46cm" svg:height="0.461cm" svg:x="16.145cm" svg:y="7.032cm">
          <text:p/>
        </draw:rect>
        <draw:rect draw:style-name="gr50" draw:text-style-name="P2" draw:layer="layout" svg:width="0.46cm" svg:height="0.461cm" svg:x="16.145cm" svg:y="7.493cm">
          <text:p/>
        </draw:rect>
        <draw:rect draw:style-name="gr50" draw:text-style-name="P2" draw:layer="layout" svg:width="0.46cm" svg:height="0.46cm" svg:x="16.145cm" svg:y="7.954cm">
          <text:p/>
        </draw:rect>
        <draw:rect draw:style-name="gr48" draw:text-style-name="P2" draw:layer="layout" svg:width="0.46cm" svg:height="0.46cm" svg:x="16.145cm" svg:y="8.414cm">
          <text:p/>
        </draw:rect>
        <draw:rect draw:style-name="gr48" draw:text-style-name="P2" draw:layer="layout" svg:width="0.46cm" svg:height="0.461cm" svg:x="16.145cm" svg:y="8.874cm">
          <text:p/>
        </draw:rect>
        <draw:rect draw:style-name="gr48" draw:text-style-name="P2" draw:layer="layout" svg:width="0.46cm" svg:height="0.46cm" svg:x="16.145cm" svg:y="9.335cm">
          <text:p/>
        </draw:rect>
        <draw:rect draw:style-name="gr50" draw:text-style-name="P2" draw:layer="layout" svg:width="0.46cm" svg:height="0.46cm" svg:x="16.145cm" svg:y="9.795cm">
          <text:p/>
        </draw:rect>
        <draw:rect draw:style-name="gr48" draw:text-style-name="P2" draw:layer="layout" svg:width="0.46cm" svg:height="0.46cm" svg:x="16.145cm" svg:y="10.255cm">
          <text:p/>
        </draw:rect>
        <draw:rect draw:style-name="gr49" draw:text-style-name="P2" draw:layer="layout" svg:width="0.46cm" svg:height="0.461cm" svg:x="16.145cm" svg:y="10.715cm">
          <text:p text:style-name="P2"><text:span text:style-name="T10">F</text:span></text:p>
        </draw:rect>
        <draw:rect draw:style-name="gr48" draw:text-style-name="P2" draw:layer="layout" svg:width="0.46cm" svg:height="0.461cm" svg:x="16.605cm" svg:y="3.81cm">
          <text:p/>
        </draw:rect>
        <draw:rect draw:style-name="gr48" draw:text-style-name="P2" draw:layer="layout" svg:width="0.46cm" svg:height="0.46cm" svg:x="16.605cm" svg:y="4.271cm">
          <text:p/>
        </draw:rect>
        <draw:rect draw:style-name="gr49" draw:text-style-name="P2" draw:layer="layout" svg:width="0.46cm" svg:height="0.46cm" svg:x="16.605cm" svg:y="4.731cm">
          <text:p text:style-name="P2"><text:span text:style-name="T10">T</text:span></text:p>
        </draw:rect>
        <draw:rect draw:style-name="gr49" draw:text-style-name="P2" draw:layer="layout" svg:width="0.46cm" svg:height="0.461cm" svg:x="16.605cm" svg:y="5.191cm">
          <text:p text:style-name="P2"><text:span text:style-name="T10">T</text:span></text:p>
        </draw:rect>
        <draw:rect draw:style-name="gr49" draw:text-style-name="P2" draw:layer="layout" svg:width="0.46cm" svg:height="0.46cm" svg:x="16.605cm" svg:y="5.652cm">
          <text:p text:style-name="P2"><text:span text:style-name="T10">A</text:span></text:p>
        </draw:rect>
        <draw:rect draw:style-name="gr50" draw:text-style-name="P2" draw:layer="layout" svg:width="0.46cm" svg:height="0.46cm" svg:x="16.605cm" svg:y="6.112cm">
          <text:p/>
        </draw:rect>
        <draw:rect draw:style-name="gr49" draw:text-style-name="P2" draw:layer="layout" svg:width="0.46cm" svg:height="0.46cm" svg:x="16.605cm" svg:y="6.572cm">
          <text:p text:style-name="P2"><text:span text:style-name="T10">T</text:span></text:p>
        </draw:rect>
        <draw:rect draw:style-name="gr49" draw:text-style-name="P2" draw:layer="layout" svg:width="0.46cm" svg:height="0.461cm" svg:x="16.605cm" svg:y="7.032cm">
          <text:p text:style-name="P2"><text:span text:style-name="T10">T</text:span></text:p>
        </draw:rect>
        <draw:rect draw:style-name="gr49" draw:text-style-name="P2" draw:layer="layout" svg:width="0.46cm" svg:height="0.461cm" svg:x="16.605cm" svg:y="7.493cm">
          <text:p text:style-name="P2"><text:span text:style-name="T10">A</text:span></text:p>
        </draw:rect>
        <draw:rect draw:style-name="gr50" draw:text-style-name="P2" draw:layer="layout" svg:width="0.46cm" svg:height="0.46cm" svg:x="16.605cm" svg:y="7.954cm">
          <text:p/>
        </draw:rect>
        <draw:rect draw:style-name="gr50" draw:text-style-name="P2" draw:layer="layout" svg:width="0.46cm" svg:height="0.46cm" svg:x="16.605cm" svg:y="8.414cm">
          <text:p/>
        </draw:rect>
        <draw:rect draw:style-name="gr48" draw:text-style-name="P2" draw:layer="layout" svg:width="0.46cm" svg:height="0.461cm" svg:x="16.605cm" svg:y="8.874cm">
          <text:p/>
        </draw:rect>
        <draw:rect draw:style-name="gr50" draw:text-style-name="P2" draw:layer="layout" svg:width="0.46cm" svg:height="0.46cm" svg:x="16.605cm" svg:y="9.335cm">
          <text:p/>
        </draw:rect>
        <draw:rect draw:style-name="gr50" draw:text-style-name="P2" draw:layer="layout" svg:width="0.46cm" svg:height="0.46cm" svg:x="16.605cm" svg:y="9.795cm">
          <text:p/>
        </draw:rect>
        <draw:rect draw:style-name="gr50" draw:text-style-name="P2" draw:layer="layout" svg:width="0.46cm" svg:height="0.46cm" svg:x="16.605cm" svg:y="10.255cm">
          <text:p/>
        </draw:rect>
        <draw:rect draw:style-name="gr48" draw:text-style-name="P2" draw:layer="layout" svg:width="0.46cm" svg:height="0.461cm" svg:x="16.605cm" svg:y="10.715cm">
          <text:p/>
        </draw:rect>
        <draw:rect draw:style-name="gr48" draw:text-style-name="P2" draw:layer="layout" svg:width="0.461cm" svg:height="0.461cm" svg:x="17.065cm" svg:y="3.81cm">
          <text:p/>
        </draw:rect>
        <draw:rect draw:style-name="gr48" draw:text-style-name="P2" draw:layer="layout" svg:width="0.461cm" svg:height="0.46cm" svg:x="17.065cm" svg:y="4.271cm">
          <text:p/>
        </draw:rect>
        <draw:rect draw:style-name="gr49" draw:text-style-name="P2" draw:layer="layout" svg:width="0.461cm" svg:height="0.46cm" svg:x="17.065cm" svg:y="4.731cm">
          <text:p text:style-name="P2"><text:span text:style-name="T10">T</text:span></text:p>
        </draw:rect>
        <draw:rect draw:style-name="gr50" draw:text-style-name="P2" draw:layer="layout" svg:width="0.461cm" svg:height="0.461cm" svg:x="17.065cm" svg:y="5.191cm">
          <text:p/>
        </draw:rect>
        <draw:rect draw:style-name="gr50" draw:text-style-name="P2" draw:layer="layout" svg:width="0.461cm" svg:height="0.46cm" svg:x="17.065cm" svg:y="5.652cm">
          <text:p/>
        </draw:rect>
        <draw:rect draw:style-name="gr50" draw:text-style-name="P2" draw:layer="layout" svg:width="0.461cm" svg:height="0.46cm" svg:x="17.065cm" svg:y="6.112cm">
          <text:p/>
        </draw:rect>
        <draw:rect draw:style-name="gr50" draw:text-style-name="P2" draw:layer="layout" svg:width="0.461cm" svg:height="0.46cm" svg:x="17.065cm" svg:y="6.572cm">
          <text:p/>
        </draw:rect>
        <draw:rect draw:style-name="gr49" draw:text-style-name="P2" draw:layer="layout" svg:width="0.461cm" svg:height="0.461cm" svg:x="17.065cm" svg:y="7.032cm">
          <text:p text:style-name="P2"><text:span text:style-name="T10">A</text:span></text:p>
        </draw:rect>
        <draw:rect draw:style-name="gr49" draw:text-style-name="P2" draw:layer="layout" svg:width="0.461cm" svg:height="0.461cm" svg:x="17.065cm" svg:y="7.493cm">
          <text:p text:style-name="P2"><text:span text:style-name="T10">T</text:span></text:p>
        </draw:rect>
        <draw:rect draw:style-name="gr49" draw:text-style-name="P2" draw:layer="layout" svg:width="0.461cm" svg:height="0.46cm" svg:x="17.065cm" svg:y="7.954cm">
          <text:p text:style-name="P2"><text:span text:style-name="T10">T</text:span></text:p>
        </draw:rect>
        <draw:rect draw:style-name="gr48" draw:text-style-name="P2" draw:layer="layout" svg:width="0.461cm" svg:height="0.46cm" svg:x="17.065cm" svg:y="8.414cm">
          <text:p/>
        </draw:rect>
        <draw:rect draw:style-name="gr50" draw:text-style-name="P2" draw:layer="layout" svg:width="0.461cm" svg:height="0.461cm" svg:x="17.065cm" svg:y="8.874cm">
          <text:p/>
        </draw:rect>
        <draw:rect draw:style-name="gr50" draw:text-style-name="P2" draw:layer="layout" svg:width="0.461cm" svg:height="0.46cm" svg:x="17.065cm" svg:y="9.335cm">
          <text:p/>
        </draw:rect>
        <draw:rect draw:style-name="gr49" draw:text-style-name="P2" draw:layer="layout" svg:width="0.461cm" svg:height="0.46cm" svg:x="17.065cm" svg:y="9.795cm">
          <text:p text:style-name="P2"><text:span text:style-name="T10">A</text:span></text:p>
        </draw:rect>
        <draw:rect draw:style-name="gr50" draw:text-style-name="P2" draw:layer="layout" svg:width="0.461cm" svg:height="0.46cm" svg:x="17.065cm" svg:y="10.255cm">
          <text:p/>
        </draw:rect>
        <draw:rect draw:style-name="gr50" draw:text-style-name="P2" draw:layer="layout" svg:width="0.461cm" svg:height="0.461cm" svg:x="17.065cm" svg:y="10.715cm">
          <text:p/>
        </draw:rect>
        <draw:rect draw:style-name="gr48" draw:text-style-name="P2" draw:layer="layout" svg:width="0.46cm" svg:height="0.461cm" svg:x="15.685cm" svg:y="3.81cm">
          <text:p/>
        </draw:rect>
        <draw:rect draw:style-name="gr48" draw:text-style-name="P2" draw:layer="layout" svg:width="0.46cm" svg:height="0.46cm" svg:x="15.685cm" svg:y="4.271cm">
          <text:p/>
        </draw:rect>
        <draw:rect draw:style-name="gr49" draw:text-style-name="P2" draw:layer="layout" svg:width="0.46cm" svg:height="0.46cm" svg:x="15.685cm" svg:y="4.731cm">
          <text:p text:style-name="P2"><text:span text:style-name="T10">T</text:span></text:p>
        </draw:rect>
        <draw:rect draw:style-name="gr48" draw:text-style-name="P2" draw:layer="layout" svg:width="0.46cm" svg:height="0.461cm" svg:x="15.685cm" svg:y="5.191cm">
          <text:p/>
        </draw:rect>
        <draw:rect draw:style-name="gr50" draw:text-style-name="P2" draw:layer="layout" svg:width="0.46cm" svg:height="0.46cm" svg:x="15.685cm" svg:y="5.652cm">
          <text:p/>
        </draw:rect>
        <draw:rect draw:style-name="gr49" draw:text-style-name="P2" draw:layer="layout" svg:width="0.46cm" svg:height="0.46cm" svg:x="15.685cm" svg:y="6.112cm">
          <text:p text:style-name="P2"><text:span text:style-name="T10">T</text:span></text:p>
        </draw:rect>
        <draw:rect draw:style-name="gr49" draw:text-style-name="P2" draw:layer="layout" svg:width="0.46cm" svg:height="0.46cm" svg:x="15.685cm" svg:y="6.572cm">
          <text:p text:style-name="P2"><text:span text:style-name="T10">T</text:span></text:p>
        </draw:rect>
        <draw:rect draw:style-name="gr49" draw:text-style-name="P2" draw:layer="layout" svg:width="0.46cm" svg:height="0.461cm" svg:x="15.685cm" svg:y="7.032cm">
          <text:p text:style-name="P2"><text:span text:style-name="T10">T</text:span></text:p>
        </draw:rect>
        <draw:rect draw:style-name="gr49" draw:text-style-name="P2" draw:layer="layout" svg:width="0.46cm" svg:height="0.461cm" svg:x="15.685cm" svg:y="7.493cm">
          <text:p text:style-name="P2"><text:span text:style-name="T10">T</text:span></text:p>
        </draw:rect>
        <draw:rect draw:style-name="gr48" draw:text-style-name="P2" draw:layer="layout" svg:width="0.46cm" svg:height="0.46cm" svg:x="15.685cm" svg:y="7.954cm">
          <text:p/>
        </draw:rect>
        <draw:rect draw:style-name="gr48" draw:text-style-name="P2" draw:layer="layout" svg:width="0.46cm" svg:height="0.46cm" svg:x="15.685cm" svg:y="8.414cm">
          <text:p/>
        </draw:rect>
        <draw:rect draw:style-name="gr48" draw:text-style-name="P2" draw:layer="layout" svg:width="0.46cm" svg:height="0.461cm" svg:x="15.685cm" svg:y="8.874cm">
          <text:p/>
        </draw:rect>
        <draw:rect draw:style-name="gr49" draw:text-style-name="P2" draw:layer="layout" svg:width="0.46cm" svg:height="0.46cm" svg:x="15.685cm" svg:y="9.335cm">
          <text:p text:style-name="P2"><text:span text:style-name="T10">T</text:span></text:p>
        </draw:rect>
        <draw:rect draw:style-name="gr48" draw:text-style-name="P2" draw:layer="layout" svg:width="0.46cm" svg:height="0.46cm" svg:x="15.685cm" svg:y="9.795cm">
          <text:p/>
        </draw:rect>
        <draw:rect draw:style-name="gr48" draw:text-style-name="P2" draw:layer="layout" svg:width="0.46cm" svg:height="0.46cm" svg:x="15.685cm" svg:y="10.255cm">
          <text:p/>
        </draw:rect>
        <draw:rect draw:style-name="gr48" draw:text-style-name="P2" draw:layer="layout" svg:width="0.46cm" svg:height="0.461cm" svg:x="15.685cm" svg:y="10.715cm">
          <text:p/>
        </draw:rect>
        <draw:rect draw:style-name="gr50" draw:text-style-name="P2" draw:layer="layout" svg:width="0.461cm" svg:height="0.461cm" svg:x="13.843cm" svg:y="3.81cm">
          <text:p/>
        </draw:rect>
        <draw:rect draw:style-name="gr50" draw:text-style-name="P2" draw:layer="layout" svg:width="0.461cm" svg:height="0.46cm" svg:x="13.843cm" svg:y="4.271cm">
          <text:p/>
        </draw:rect>
        <draw:rect draw:style-name="gr48" draw:text-style-name="P2" draw:layer="layout" svg:width="0.461cm" svg:height="0.46cm" svg:x="13.843cm" svg:y="4.731cm">
          <text:p/>
        </draw:rect>
        <draw:rect draw:style-name="gr48" draw:text-style-name="P2" draw:layer="layout" svg:width="0.461cm" svg:height="0.461cm" svg:x="13.843cm" svg:y="5.191cm">
          <text:p/>
        </draw:rect>
        <draw:rect draw:style-name="gr50" draw:text-style-name="P2" draw:layer="layout" svg:width="0.461cm" svg:height="0.46cm" svg:x="13.843cm" svg:y="5.652cm">
          <text:p/>
        </draw:rect>
        <draw:rect draw:style-name="gr50" draw:text-style-name="P2" draw:layer="layout" svg:width="0.461cm" svg:height="0.46cm" svg:x="13.843cm" svg:y="6.112cm">
          <text:p/>
        </draw:rect>
        <draw:rect draw:style-name="gr50" draw:text-style-name="P2" draw:layer="layout" svg:width="0.461cm" svg:height="0.46cm" svg:x="13.843cm" svg:y="6.572cm">
          <text:p/>
        </draw:rect>
        <draw:rect draw:style-name="gr48" draw:text-style-name="P2" draw:layer="layout" svg:width="0.461cm" svg:height="0.461cm" svg:x="13.843cm" svg:y="7.032cm">
          <text:p/>
        </draw:rect>
        <draw:rect draw:style-name="gr48" draw:text-style-name="P2" draw:layer="layout" svg:width="0.461cm" svg:height="0.461cm" svg:x="13.843cm" svg:y="7.493cm">
          <text:p/>
        </draw:rect>
        <draw:rect draw:style-name="gr48" draw:text-style-name="P2" draw:layer="layout" svg:width="0.461cm" svg:height="0.46cm" svg:x="13.843cm" svg:y="7.954cm">
          <text:p/>
        </draw:rect>
        <draw:rect draw:style-name="gr49" draw:text-style-name="P2" draw:layer="layout" svg:width="0.461cm" svg:height="0.46cm" svg:x="13.843cm" svg:y="8.414cm">
          <text:p text:style-name="P2"><text:span text:style-name="T10">T</text:span></text:p>
        </draw:rect>
        <draw:rect draw:style-name="gr49" draw:text-style-name="P2" draw:layer="layout" svg:width="0.461cm" svg:height="0.461cm" svg:x="13.843cm" svg:y="8.874cm">
          <text:p text:style-name="P2"><text:span text:style-name="T10">T</text:span></text:p>
        </draw:rect>
        <draw:rect draw:style-name="gr49" draw:text-style-name="P2" draw:layer="layout" svg:width="0.461cm" svg:height="0.46cm" svg:x="13.843cm" svg:y="9.335cm">
          <text:p text:style-name="P2"><text:span text:style-name="T10">T</text:span></text:p>
        </draw:rect>
        <draw:rect draw:style-name="gr49" draw:text-style-name="P2" draw:layer="layout" svg:width="0.461cm" svg:height="0.46cm" svg:x="13.843cm" svg:y="9.795cm">
          <text:p text:style-name="P2"><text:span text:style-name="T10">T</text:span></text:p>
        </draw:rect>
        <draw:rect draw:style-name="gr48" draw:text-style-name="P2" draw:layer="layout" svg:width="0.461cm" svg:height="0.46cm" svg:x="13.843cm" svg:y="10.255cm">
          <text:p/>
        </draw:rect>
        <draw:rect draw:style-name="gr50" draw:text-style-name="P2" draw:layer="layout" svg:width="0.461cm" svg:height="0.461cm" svg:x="13.843cm" svg:y="10.715cm">
          <text:p/>
        </draw:rect>
        <draw:rect draw:style-name="gr48" draw:text-style-name="P2" draw:layer="layout" svg:width="0.46cm" svg:height="0.461cm" svg:x="12.002cm" svg:y="3.81cm">
          <text:p/>
        </draw:rect>
        <draw:rect draw:style-name="gr48" draw:text-style-name="P2" draw:layer="layout" svg:width="0.46cm" svg:height="0.46cm" svg:x="12.002cm" svg:y="4.271cm">
          <text:p/>
        </draw:rect>
        <draw:rect draw:style-name="gr48" draw:text-style-name="P2" draw:layer="layout" svg:width="0.46cm" svg:height="0.46cm" svg:x="12.002cm" svg:y="4.731cm">
          <text:p/>
        </draw:rect>
        <draw:rect draw:style-name="gr50" draw:text-style-name="P2" draw:layer="layout" svg:width="0.46cm" svg:height="0.461cm" svg:x="12.002cm" svg:y="5.191cm">
          <text:p/>
        </draw:rect>
        <draw:rect draw:style-name="gr50" draw:text-style-name="P2" draw:layer="layout" svg:width="0.46cm" svg:height="0.46cm" svg:x="12.002cm" svg:y="5.652cm">
          <text:p/>
        </draw:rect>
        <draw:rect draw:style-name="gr50" draw:text-style-name="P2" draw:layer="layout" svg:width="0.46cm" svg:height="0.46cm" svg:x="12.002cm" svg:y="6.112cm">
          <text:p/>
        </draw:rect>
        <draw:rect draw:style-name="gr48" draw:text-style-name="P2" draw:layer="layout" svg:width="0.46cm" svg:height="0.46cm" svg:x="12.002cm" svg:y="6.572cm">
          <text:p/>
        </draw:rect>
        <draw:rect draw:style-name="gr48" draw:text-style-name="P2" draw:layer="layout" svg:width="0.46cm" svg:height="0.461cm" svg:x="12.002cm" svg:y="7.032cm">
          <text:p/>
        </draw:rect>
        <draw:rect draw:style-name="gr48" draw:text-style-name="P2" draw:layer="layout" svg:width="0.46cm" svg:height="0.461cm" svg:x="12.002cm" svg:y="7.493cm">
          <text:p/>
        </draw:rect>
        <draw:rect draw:style-name="gr47" draw:text-style-name="P2" draw:layer="layout" svg:width="0.46cm" svg:height="0.46cm" svg:x="12.002cm" svg:y="7.954cm">
          <text:p/>
        </draw:rect>
        <draw:rect draw:style-name="gr47" draw:text-style-name="P2" draw:layer="layout" svg:width="0.46cm" svg:height="0.46cm" svg:x="12.002cm" svg:y="8.414cm">
          <text:p/>
        </draw:rect>
        <draw:rect draw:style-name="gr47" draw:text-style-name="P2" draw:layer="layout" svg:width="0.46cm" svg:height="0.461cm" svg:x="12.002cm" svg:y="8.874cm">
          <text:p/>
        </draw:rect>
        <draw:rect draw:style-name="gr48" draw:text-style-name="P2" draw:layer="layout" svg:width="0.46cm" svg:height="0.46cm" svg:x="12.002cm" svg:y="9.335cm">
          <text:p/>
        </draw:rect>
        <draw:rect draw:style-name="gr48" draw:text-style-name="P2" draw:layer="layout" svg:width="0.46cm" svg:height="0.46cm" svg:x="12.002cm" svg:y="9.795cm">
          <text:p/>
        </draw:rect>
        <draw:rect draw:style-name="gr48" draw:text-style-name="P2" draw:layer="layout" svg:width="0.46cm" svg:height="0.46cm" svg:x="12.002cm" svg:y="10.255cm">
          <text:p/>
        </draw:rect>
        <draw:rect draw:style-name="gr48" draw:text-style-name="P12" draw:layer="layout" svg:width="0.46cm" svg:height="0.461cm" svg:x="12.002cm" svg:y="10.715cm">
          <text:p/>
        </draw:rect>
        <draw:rect draw:style-name="gr49" draw:text-style-name="P2" draw:layer="layout" svg:width="0.46cm" svg:height="0.461cm" svg:x="10.621cm" svg:y="3.81cm">
          <text:p text:style-name="P2"><text:span text:style-name="T10">T</text:span></text:p>
        </draw:rect>
        <draw:rect draw:style-name="gr50" draw:text-style-name="P2" draw:layer="layout" svg:width="0.46cm" svg:height="0.46cm" svg:x="10.621cm" svg:y="4.271cm">
          <text:p/>
        </draw:rect>
        <draw:rect draw:style-name="gr50" draw:text-style-name="P2" draw:layer="layout" svg:width="0.46cm" svg:height="0.46cm" svg:x="10.621cm" svg:y="4.731cm">
          <text:p/>
        </draw:rect>
        <draw:rect draw:style-name="gr49" draw:text-style-name="P2" draw:layer="layout" svg:width="0.46cm" svg:height="0.461cm" svg:x="10.621cm" svg:y="5.191cm">
          <text:p text:style-name="P2"><text:span text:style-name="T10">A</text:span></text:p>
        </draw:rect>
        <draw:rect draw:style-name="gr50" draw:text-style-name="P2" draw:layer="layout" svg:width="0.46cm" svg:height="0.46cm" svg:x="10.621cm" svg:y="5.652cm">
          <text:p/>
        </draw:rect>
        <draw:rect draw:style-name="gr50" draw:text-style-name="P2" draw:layer="layout" svg:width="0.46cm" svg:height="0.46cm" svg:x="10.621cm" svg:y="6.112cm">
          <text:p/>
        </draw:rect>
        <draw:rect draw:style-name="gr48" draw:text-style-name="P2" draw:layer="layout" svg:width="0.46cm" svg:height="0.46cm" svg:x="10.621cm" svg:y="6.572cm">
          <text:p/>
        </draw:rect>
        <draw:rect draw:style-name="gr48" draw:text-style-name="P2" draw:layer="layout" svg:width="0.46cm" svg:height="0.461cm" svg:x="10.621cm" svg:y="7.032cm">
          <text:p/>
        </draw:rect>
        <draw:rect draw:style-name="gr49" draw:text-style-name="P2" draw:layer="layout" svg:width="0.46cm" svg:height="0.461cm" svg:x="10.621cm" svg:y="7.493cm">
          <text:p text:style-name="P2"><text:span text:style-name="T10">T</text:span></text:p>
        </draw:rect>
        <draw:rect draw:style-name="gr49" draw:text-style-name="P2" draw:layer="layout" svg:width="0.46cm" svg:height="0.46cm" svg:x="10.621cm" svg:y="7.954cm">
          <text:p text:style-name="P2"><text:span text:style-name="T10">T</text:span></text:p>
        </draw:rect>
        <draw:rect draw:style-name="gr49" draw:text-style-name="P2" draw:layer="layout" svg:width="0.46cm" svg:height="0.46cm" svg:x="10.621cm" svg:y="8.414cm">
          <text:p text:style-name="P2"><text:span text:style-name="T10">T</text:span></text:p>
        </draw:rect>
        <draw:rect draw:style-name="gr48" draw:text-style-name="P2" draw:layer="layout" svg:width="0.46cm" svg:height="0.461cm" svg:x="10.621cm" svg:y="8.874cm">
          <text:p/>
        </draw:rect>
        <draw:rect draw:style-name="gr48" draw:text-style-name="P2" draw:layer="layout" svg:width="0.46cm" svg:height="0.46cm" svg:x="10.621cm" svg:y="9.335cm">
          <text:p/>
        </draw:rect>
        <draw:rect draw:style-name="gr50" draw:text-style-name="P2" draw:layer="layout" svg:width="0.46cm" svg:height="0.46cm" svg:x="10.621cm" svg:y="9.795cm">
          <text:p/>
        </draw:rect>
        <draw:rect draw:style-name="gr49" draw:text-style-name="P2" draw:layer="layout" svg:width="0.46cm" svg:height="0.46cm" svg:x="10.621cm" svg:y="10.255cm">
          <text:p text:style-name="P2"><text:span text:style-name="T10">T</text:span></text:p>
        </draw:rect>
        <draw:rect draw:style-name="gr49" draw:text-style-name="P2" draw:layer="layout" svg:width="0.46cm" svg:height="0.461cm" svg:x="10.621cm" svg:y="10.715cm">
          <text:p text:style-name="P2"><text:span text:style-name="T10">T</text:span></text:p>
        </draw:rect>
        <draw:rect draw:style-name="gr48" draw:text-style-name="P2" draw:layer="layout" svg:width="0.46cm" svg:height="0.461cm" svg:x="11.081cm" svg:y="3.81cm">
          <text:p/>
        </draw:rect>
        <draw:rect draw:style-name="gr48" draw:text-style-name="P2" draw:layer="layout" svg:width="0.46cm" svg:height="0.46cm" svg:x="11.081cm" svg:y="4.271cm">
          <text:p/>
        </draw:rect>
        <draw:rect draw:style-name="gr50" draw:text-style-name="P2" draw:layer="layout" svg:width="0.46cm" svg:height="0.46cm" svg:x="11.081cm" svg:y="4.731cm">
          <text:p/>
        </draw:rect>
        <draw:rect draw:style-name="gr50" draw:text-style-name="P2" draw:layer="layout" svg:width="0.46cm" svg:height="0.461cm" svg:x="11.081cm" svg:y="5.191cm">
          <text:p/>
        </draw:rect>
        <draw:rect draw:style-name="gr50" draw:text-style-name="P2" draw:layer="layout" svg:width="0.46cm" svg:height="0.46cm" svg:x="11.081cm" svg:y="5.652cm">
          <text:p/>
        </draw:rect>
        <draw:rect draw:style-name="gr48" draw:text-style-name="P2" draw:layer="layout" svg:width="0.46cm" svg:height="0.46cm" svg:x="11.081cm" svg:y="6.112cm">
          <text:p/>
        </draw:rect>
        <draw:rect draw:style-name="gr48" draw:text-style-name="P2" draw:layer="layout" svg:width="0.46cm" svg:height="0.46cm" svg:x="11.081cm" svg:y="6.572cm">
          <text:p/>
        </draw:rect>
        <draw:rect draw:style-name="gr48" draw:text-style-name="P2" draw:layer="layout" svg:width="0.46cm" svg:height="0.461cm" svg:x="11.081cm" svg:y="7.032cm">
          <text:p/>
        </draw:rect>
        <draw:rect draw:style-name="gr48" draw:text-style-name="P2" draw:layer="layout" svg:width="0.46cm" svg:height="0.461cm" svg:x="11.081cm" svg:y="7.493cm">
          <text:p/>
        </draw:rect>
        <draw:rect draw:style-name="gr47" draw:text-style-name="P2" draw:layer="layout" svg:width="0.46cm" svg:height="0.46cm" svg:x="11.081cm" svg:y="7.954cm">
          <text:p/>
        </draw:rect>
        <draw:rect draw:style-name="gr48" draw:text-style-name="P2" draw:layer="layout" svg:width="0.46cm" svg:height="0.46cm" svg:x="11.081cm" svg:y="8.414cm">
          <text:p/>
        </draw:rect>
        <draw:rect draw:style-name="gr48" draw:text-style-name="P2" draw:layer="layout" svg:width="0.46cm" svg:height="0.461cm" svg:x="11.081cm" svg:y="8.874cm">
          <text:p/>
        </draw:rect>
        <draw:rect draw:style-name="gr48" draw:text-style-name="P2" draw:layer="layout" svg:width="0.46cm" svg:height="0.46cm" svg:x="11.081cm" svg:y="9.335cm">
          <text:p/>
        </draw:rect>
        <draw:rect draw:style-name="gr48" draw:text-style-name="P2" draw:layer="layout" svg:width="0.46cm" svg:height="0.46cm" svg:x="11.081cm" svg:y="9.795cm">
          <text:p/>
        </draw:rect>
        <draw:rect draw:style-name="gr49" draw:text-style-name="P2" draw:layer="layout" svg:width="0.46cm" svg:height="0.46cm" svg:x="11.081cm" svg:y="10.255cm">
          <text:p text:style-name="P2"><text:span text:style-name="T10">T</text:span></text:p>
        </draw:rect>
        <draw:rect draw:style-name="gr49" draw:text-style-name="P2" draw:layer="layout" svg:width="0.46cm" svg:height="0.461cm" svg:x="11.081cm" svg:y="10.715cm">
          <text:p text:style-name="P2"><text:span text:style-name="T10">T</text:span></text:p>
        </draw:rect>
        <draw:rect draw:style-name="gr48" draw:text-style-name="P2" draw:layer="layout" svg:width="0.461cm" svg:height="0.461cm" svg:x="11.541cm" svg:y="3.81cm">
          <text:p/>
        </draw:rect>
        <draw:rect draw:style-name="gr48" draw:text-style-name="P2" draw:layer="layout" svg:width="0.461cm" svg:height="0.46cm" svg:x="11.541cm" svg:y="4.271cm">
          <text:p/>
        </draw:rect>
        <draw:rect draw:style-name="gr48" draw:text-style-name="P2" draw:layer="layout" svg:width="0.461cm" svg:height="0.46cm" svg:x="11.541cm" svg:y="4.731cm">
          <text:p/>
        </draw:rect>
        <draw:rect draw:style-name="gr50" draw:text-style-name="P2" draw:layer="layout" svg:width="0.461cm" svg:height="0.461cm" svg:x="11.541cm" svg:y="5.191cm">
          <text:p/>
        </draw:rect>
        <draw:rect draw:style-name="gr50" draw:text-style-name="P2" draw:layer="layout" svg:width="0.461cm" svg:height="0.46cm" svg:x="11.541cm" svg:y="5.652cm">
          <text:p/>
        </draw:rect>
        <draw:rect draw:style-name="gr48" draw:text-style-name="P2" draw:layer="layout" svg:width="0.461cm" svg:height="0.46cm" svg:x="11.541cm" svg:y="6.112cm">
          <text:p/>
        </draw:rect>
        <draw:rect draw:style-name="gr48" draw:text-style-name="P2" draw:layer="layout" svg:width="0.461cm" svg:height="0.46cm" svg:x="11.541cm" svg:y="6.572cm">
          <text:p/>
        </draw:rect>
        <draw:rect draw:style-name="gr48" draw:text-style-name="P2" draw:layer="layout" svg:width="0.461cm" svg:height="0.461cm" svg:x="11.541cm" svg:y="7.032cm">
          <text:p/>
        </draw:rect>
        <draw:rect draw:style-name="gr48" draw:text-style-name="P2" draw:layer="layout" svg:width="0.461cm" svg:height="0.461cm" svg:x="11.541cm" svg:y="7.493cm">
          <text:p/>
        </draw:rect>
        <draw:rect draw:style-name="gr47" draw:text-style-name="P2" draw:layer="layout" svg:width="0.461cm" svg:height="0.46cm" svg:x="11.541cm" svg:y="7.954cm">
          <text:p/>
        </draw:rect>
        <draw:rect draw:style-name="gr48" draw:text-style-name="P2" draw:layer="layout" svg:width="0.461cm" svg:height="0.46cm" svg:x="11.541cm" svg:y="8.414cm">
          <text:p/>
        </draw:rect>
        <draw:rect draw:style-name="gr48" draw:text-style-name="P2" draw:layer="layout" svg:width="0.461cm" svg:height="0.461cm" svg:x="11.541cm" svg:y="8.874cm">
          <text:p/>
        </draw:rect>
        <draw:rect draw:style-name="gr48" draw:text-style-name="P2" draw:layer="layout" svg:width="0.461cm" svg:height="0.46cm" svg:x="11.541cm" svg:y="9.335cm">
          <text:p/>
        </draw:rect>
        <draw:rect draw:style-name="gr48" draw:text-style-name="P2" draw:layer="layout" svg:width="0.461cm" svg:height="0.46cm" svg:x="11.541cm" svg:y="9.795cm">
          <text:p/>
        </draw:rect>
        <draw:rect draw:style-name="gr48" draw:text-style-name="P2" draw:layer="layout" svg:width="0.461cm" svg:height="0.46cm" svg:x="11.541cm" svg:y="10.255cm">
          <text:p/>
        </draw:rect>
        <draw:rect draw:style-name="gr48" draw:text-style-name="P2" draw:layer="layout" svg:width="0.461cm" svg:height="0.461cm" svg:x="11.541cm" svg:y="10.715cm">
          <text:p/>
        </draw:rect>
        <draw:rect draw:style-name="gr49" draw:text-style-name="P12" draw:layer="layout" svg:width="0.461cm" svg:height="0.461cm" svg:x="10.16cm" svg:y="3.81cm">
          <text:p text:style-name="P2"><text:span text:style-name="T10">T</text:span></text:p>
        </draw:rect>
        <draw:rect draw:style-name="gr48" draw:text-style-name="P12" draw:layer="layout" svg:width="0.461cm" svg:height="0.46cm" svg:x="10.16cm" svg:y="4.271cm">
          <text:p/>
        </draw:rect>
        <draw:rect draw:style-name="gr49" draw:text-style-name="P12" draw:layer="layout" svg:width="0.461cm" svg:height="0.46cm" svg:x="10.16cm" svg:y="4.731cm">
          <text:p text:style-name="P2"><text:span text:style-name="T10">T</text:span></text:p>
        </draw:rect>
        <draw:rect draw:style-name="gr50" draw:text-style-name="P2" draw:layer="layout" svg:width="0.461cm" svg:height="0.461cm" svg:x="10.16cm" svg:y="5.191cm">
          <text:p/>
        </draw:rect>
        <draw:rect draw:style-name="gr50" draw:text-style-name="P2" draw:layer="layout" svg:width="0.461cm" svg:height="0.46cm" svg:x="10.16cm" svg:y="5.652cm">
          <text:p/>
        </draw:rect>
        <draw:rect draw:style-name="gr48" draw:text-style-name="P2" draw:layer="layout" svg:width="0.461cm" svg:height="0.46cm" svg:x="10.16cm" svg:y="6.112cm">
          <text:p/>
        </draw:rect>
        <draw:rect draw:style-name="gr50" draw:text-style-name="P12" draw:layer="layout" svg:width="0.461cm" svg:height="0.46cm" svg:x="10.16cm" svg:y="6.572cm">
          <text:p/>
        </draw:rect>
        <draw:rect draw:style-name="gr49" draw:text-style-name="P2" draw:layer="layout" svg:width="0.461cm" svg:height="0.461cm" svg:x="10.16cm" svg:y="7.032cm">
          <text:p text:style-name="P2"><text:span text:style-name="T10">T</text:span></text:p>
        </draw:rect>
        <draw:rect draw:style-name="gr49" draw:text-style-name="P12" draw:layer="layout" svg:width="0.461cm" svg:height="0.461cm" svg:x="10.16cm" svg:y="7.493cm">
          <text:p text:style-name="P2"><text:span text:style-name="T10">T</text:span></text:p>
        </draw:rect>
        <draw:rect draw:style-name="gr49" draw:text-style-name="P2" draw:layer="layout" svg:width="0.461cm" svg:height="0.46cm" svg:x="10.16cm" svg:y="7.954cm">
          <text:p text:style-name="P2"><text:span text:style-name="T10">T</text:span></text:p>
        </draw:rect>
        <draw:rect draw:style-name="gr49" draw:text-style-name="P12" draw:layer="layout" svg:width="0.461cm" svg:height="0.46cm" svg:x="10.16cm" svg:y="8.414cm">
          <text:p text:style-name="P2"><text:span text:style-name="T10">T</text:span></text:p>
        </draw:rect>
        <draw:rect draw:style-name="gr48" draw:text-style-name="P12" draw:layer="layout" svg:width="0.461cm" svg:height="0.461cm" svg:x="10.16cm" svg:y="8.874cm">
          <text:p/>
        </draw:rect>
        <draw:rect draw:style-name="gr50" draw:text-style-name="P2" draw:layer="layout" svg:width="0.461cm" svg:height="0.46cm" svg:x="10.16cm" svg:y="9.335cm">
          <text:p/>
        </draw:rect>
        <draw:rect draw:style-name="gr50" draw:text-style-name="P2" draw:layer="layout" svg:width="0.461cm" svg:height="0.46cm" svg:x="10.16cm" svg:y="9.795cm">
          <text:p/>
        </draw:rect>
        <draw:rect draw:style-name="gr49" draw:text-style-name="P12" draw:layer="layout" svg:width="0.461cm" svg:height="0.46cm" svg:x="10.16cm" svg:y="10.255cm">
          <text:p text:style-name="P2"><text:span text:style-name="T10">T</text:span></text:p>
        </draw:rect>
        <draw:rect draw:style-name="gr49" draw:text-style-name="P2" draw:layer="layout" svg:width="0.461cm" svg:height="0.461cm" svg:x="10.16cm" svg:y="10.715cm">
          <text:p text:style-name="P2"><text:span text:style-name="T10">T</text:span></text:p>
        </draw:rect>
        <presentation:notes draw:style-name="dp2">
          <draw:page-thumbnail draw:style-name="gr23"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51" draw:layer="layout" svg:width="15.24cm" svg:height="7.01cm" svg:x="1.905cm" svg:y="5.69cm">
          <draw:object xlink:href="./Object 1" xlink:type="simple" xlink:show="embed" xlink:actuate="onLoad"/>
          <draw:image xlink:href="./ObjectReplacements/Object 1" xlink:type="simple" xlink:show="embed" xlink:actuate="onLoad"/>
        </draw:frame>
        <presentation:notes draw:style-name="dp2">
          <draw:page-thumbnail draw:style-name="gr23"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51" draw:layer="layout" svg:width="15.24cm" svg:height="7.01cm" svg:x="3.302cm" svg:y="6.198cm">
          <draw:object xlink:href="./Object 2" xlink:type="simple" xlink:show="embed" xlink:actuate="onLoad"/>
          <draw:image xlink:href="./ObjectReplacements/Object 2" xlink:type="simple" xlink:show="embed" xlink:actuate="onLoad"/>
        </draw:frame>
        <presentation:notes draw:style-name="dp2">
          <draw:page-thumbnail draw:style-name="gr23"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presentation:notes draw:style-name="dp2">
          <draw:page-thumbnail draw:style-name="gr23"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355e00"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5-15T16:12:28.98</meta:creation-date>
    <meta:editing-duration>PT13H12M11S</meta:editing-duration>
    <meta:editing-cycles>20</meta:editing-cycles>
    <dc:date>2009-06-28T00:30:17.13</dc:date>
    <dc:creator>Clemens Lode</dc:creator>
    <meta:generator>OpenOffice.org/3.0$Win32 OpenOffice.org_project/300m9$Build-9358</meta:generator>
    <meta:document-statistic meta:object-count="53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width="0.088cm" svg:stroke-color="#000000" draw:fill-color="#000000" dr3d:edge-rounding="0%"/>
      <style:text-properties fo:font-size="6pt" style:font-size-asian="6pt" style:font-size-complex="6pt"/>
    </style:style>
    <style:style style:name="ch9" style:family="chart">
      <style:chart-properties chart:symbol-type="named-symbol" chart:symbol-name="diamond" chart:symbol-width="0.25cm" chart:symbol-height="0.25cm"/>
      <style:graphic-properties draw:stroke="solid" svg:stroke-width="0.088cm" svg:stroke-color="#666666" draw:fill-color="#666666" dr3d:edge-rounding="0%"/>
      <style:text-properties fo:font-size="6pt" style:font-size-asian="6pt" style:font-size-complex="6pt"/>
    </style:style>
    <style:style style:name="ch10" style:family="chart">
      <style:chart-properties chart:symbol-type="named-symbol" chart:symbol-name="arrow-down" chart:symbol-width="0.25cm" chart:symbol-height="0.25cm"/>
      <style:graphic-properties draw:stroke="solid" svg:stroke-width="0.088cm" svg:stroke-color="#999999" draw:fill-color="#999999" dr3d:edge-rounding="0%"/>
      <style:text-properties fo:font-size="6pt" style:font-size-asian="6pt" style:font-size-complex="6pt"/>
    </style:style>
    <style:style style:name="ch11" style:family="chart">
      <style:chart-properties chart:symbol-type="named-symbol" chart:symbol-name="arrow-up" chart:symbol-width="0.25cm" chart:symbol-height="0.25cm"/>
      <style:graphic-properties draw:stroke="solid" svg:stroke-width="0.088cm" svg:stroke-color="#cccccc" draw:fill-color="#cccccc"/>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5.241cm" svg:height="7.011cm" chart:class="chart:line" chart:style-name="ch1">
        <chart:legend chart:legend-position="end" svg:x="11.8cm" svg:y="2.187cm" chart:style-name="ch2"/>
        <chart:plot-area chart:style-name="ch3" chart:data-source-has-labels="both" svg:x="0.407cm" svg:y="0.14cm" svg:width="11.09cm" svg:height="6.652cm">
          <chart:axis chart:dimension="x" chart:name="primary-x" chart:style-name="ch4">
            <chart:title svg:x="5.155cm" svg:y="6.336cm" chart:style-name="ch5">
              <text:p>Learning rate β</text:p>
            </chart:title>
            <chart:categories table:cell-range-address="local-table.$A$2:.$A$19"/>
          </chart:axis>
          <chart:axis chart:dimension="y" chart:name="primary-y" chart:style-name="ch4">
            <chart:title svg:x="0.307cm" svg:y="4.013cm" chart:style-name="ch6">
              <text:p>Quality in %</text:p>
            </chart:title>
            <chart:grid chart:style-name="ch7" chart:class="major"/>
          </chart:axis>
          <chart:series chart:style-name="ch8" chart:values-cell-range-address="local-table.$B$2:.$B$19" chart:label-cell-address="local-table.$B$1" chart:class="chart:line">
            <chart:data-point chart:repeated="18"/>
          </chart:series>
          <chart:series chart:style-name="ch9" chart:values-cell-range-address="local-table.$C$2:.$C$19" chart:label-cell-address="local-table.$C$1" chart:class="chart:line">
            <chart:data-point chart:repeated="18"/>
          </chart:series>
          <chart:series chart:style-name="ch10" chart:values-cell-range-address="local-table.$D$2:.$D$19" chart:label-cell-address="local-table.$D$1" chart:class="chart:line">
            <chart:data-point chart:repeated="18"/>
          </chart:series>
          <chart:series chart:style-name="ch11" chart:values-cell-range-address="local-table.$E$2:.$E$19" chart:label-cell-address="local-table.$E$1" chart:class="chart:line">
            <chart:data-point chart:repeated="1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XCS</text:p>
              </table:table-cell>
              <table:table-cell office:value-type="string">
                <text:p>SXCS (maxStackSize=8)</text:p>
              </table:table-cell>
              <table:table-cell office:value-type="string">
                <text:p>SXCS (maxStackSize=32)</text:p>
              </table:table-cell>
              <table:table-cell office:value-type="string">
                <text:p>Random Walk</text:p>
              </table:table-cell>
            </table:table-row>
          </table:table-header-rows>
          <table:table-rows>
            <table:table-row>
              <table:table-cell office:value-type="string">
                <text:p>0.00001</text:p>
              </table:table-cell>
              <table:table-cell office:value-type="float" office:value="16.75">
                <text:p>16.75</text:p>
              </table:table-cell>
              <table:table-cell office:value-type="float" office:value="22.49">
                <text:p>22.49</text:p>
              </table:table-cell>
              <table:table-cell office:value-type="float" office:value="24.65">
                <text:p>24.65</text:p>
              </table:table-cell>
              <table:table-cell office:value-type="float" office:value="16.25">
                <text:p>16.25</text:p>
              </table:table-cell>
            </table:table-row>
            <table:table-row>
              <table:table-cell office:value-type="string">
                <text:p>0.00005</text:p>
              </table:table-cell>
              <table:table-cell office:value-type="float" office:value="17.31">
                <text:p>17.31</text:p>
              </table:table-cell>
              <table:table-cell office:value-type="float" office:value="23.03">
                <text:p>23.03</text:p>
              </table:table-cell>
              <table:table-cell office:value-type="float" office:value="23.42">
                <text:p>23.42</text:p>
              </table:table-cell>
              <table:table-cell office:value-type="float" office:value="16.25">
                <text:p>16.25</text:p>
              </table:table-cell>
            </table:table-row>
            <table:table-row>
              <table:table-cell office:value-type="string">
                <text:p>0.0001</text:p>
              </table:table-cell>
              <table:table-cell office:value-type="float" office:value="16.45">
                <text:p>16.45</text:p>
              </table:table-cell>
              <table:table-cell office:value-type="float" office:value="21.17">
                <text:p>21.17</text:p>
              </table:table-cell>
              <table:table-cell office:value-type="float" office:value="23.9">
                <text:p>23.9</text:p>
              </table:table-cell>
              <table:table-cell office:value-type="float" office:value="16.25">
                <text:p>16.25</text:p>
              </table:table-cell>
            </table:table-row>
            <table:table-row>
              <table:table-cell office:value-type="string">
                <text:p>0.0005</text:p>
              </table:table-cell>
              <table:table-cell office:value-type="float" office:value="17.55">
                <text:p>17.55</text:p>
              </table:table-cell>
              <table:table-cell office:value-type="float" office:value="19.76">
                <text:p>19.76</text:p>
              </table:table-cell>
              <table:table-cell office:value-type="float" office:value="24.39">
                <text:p>24.39</text:p>
              </table:table-cell>
              <table:table-cell office:value-type="float" office:value="16.25">
                <text:p>16.25</text:p>
              </table:table-cell>
            </table:table-row>
            <table:table-row>
              <table:table-cell office:value-type="string">
                <text:p>0.001</text:p>
              </table:table-cell>
              <table:table-cell office:value-type="float" office:value="17.42">
                <text:p>17.42</text:p>
              </table:table-cell>
              <table:table-cell office:value-type="float" office:value="19.66">
                <text:p>19.66</text:p>
              </table:table-cell>
              <table:table-cell office:value-type="float" office:value="25.33">
                <text:p>25.33</text:p>
              </table:table-cell>
              <table:table-cell office:value-type="float" office:value="16.25">
                <text:p>16.25</text:p>
              </table:table-cell>
            </table:table-row>
            <table:table-row>
              <table:table-cell office:value-type="string">
                <text:p>0.005</text:p>
              </table:table-cell>
              <table:table-cell office:value-type="float" office:value="16.06">
                <text:p>16.06</text:p>
              </table:table-cell>
              <table:table-cell office:value-type="float" office:value="24.34">
                <text:p>24.34</text:p>
              </table:table-cell>
              <table:table-cell office:value-type="float" office:value="26.16">
                <text:p>26.16</text:p>
              </table:table-cell>
              <table:table-cell office:value-type="float" office:value="16.25">
                <text:p>16.25</text:p>
              </table:table-cell>
            </table:table-row>
            <table:table-row>
              <table:table-cell office:value-type="string">
                <text:p>0.01</text:p>
              </table:table-cell>
              <table:table-cell office:value-type="float" office:value="16.71">
                <text:p>16.71</text:p>
              </table:table-cell>
              <table:table-cell office:value-type="float" office:value="24.77">
                <text:p>24.77</text:p>
              </table:table-cell>
              <table:table-cell office:value-type="float" office:value="26.81">
                <text:p>26.81</text:p>
              </table:table-cell>
              <table:table-cell office:value-type="float" office:value="16.25">
                <text:p>16.25</text:p>
              </table:table-cell>
            </table:table-row>
            <table:table-row>
              <table:table-cell office:value-type="string">
                <text:p>0.05</text:p>
              </table:table-cell>
              <table:table-cell office:value-type="float" office:value="18.9">
                <text:p>18.9</text:p>
              </table:table-cell>
              <table:table-cell office:value-type="float" office:value="27.27">
                <text:p>27.27</text:p>
              </table:table-cell>
              <table:table-cell office:value-type="float" office:value="28.24">
                <text:p>28.24</text:p>
              </table:table-cell>
              <table:table-cell office:value-type="float" office:value="16.25">
                <text:p>16.25</text:p>
              </table:table-cell>
            </table:table-row>
            <table:table-row>
              <table:table-cell office:value-type="string">
                <text:p>0.1</text:p>
              </table:table-cell>
              <table:table-cell office:value-type="float" office:value="20.06">
                <text:p>20.06</text:p>
              </table:table-cell>
              <table:table-cell office:value-type="float" office:value="26.47">
                <text:p>26.47</text:p>
              </table:table-cell>
              <table:table-cell office:value-type="float" office:value="29.44">
                <text:p>29.44</text:p>
              </table:table-cell>
              <table:table-cell office:value-type="float" office:value="16.25">
                <text:p>16.25</text:p>
              </table:table-cell>
            </table:table-row>
            <table:table-row>
              <table:table-cell office:value-type="string">
                <text:p>0.2</text:p>
              </table:table-cell>
              <table:table-cell office:value-type="float" office:value="20.46">
                <text:p>20.46</text:p>
              </table:table-cell>
              <table:table-cell office:value-type="float" office:value="28.16">
                <text:p>28.16</text:p>
              </table:table-cell>
              <table:table-cell office:value-type="float" office:value="30.2">
                <text:p>30.2</text:p>
              </table:table-cell>
              <table:table-cell office:value-type="float" office:value="16.25">
                <text:p>16.25</text:p>
              </table:table-cell>
            </table:table-row>
            <table:table-row>
              <table:table-cell office:value-type="string">
                <text:p>0.3</text:p>
              </table:table-cell>
              <table:table-cell office:value-type="float" office:value="20.56">
                <text:p>20.56</text:p>
              </table:table-cell>
              <table:table-cell office:value-type="float" office:value="27.93">
                <text:p>27.93</text:p>
              </table:table-cell>
              <table:table-cell office:value-type="float" office:value="29.87">
                <text:p>29.87</text:p>
              </table:table-cell>
              <table:table-cell office:value-type="float" office:value="16.25">
                <text:p>16.25</text:p>
              </table:table-cell>
            </table:table-row>
            <table:table-row>
              <table:table-cell office:value-type="string">
                <text:p>0.4</text:p>
              </table:table-cell>
              <table:table-cell office:value-type="float" office:value="24.09">
                <text:p>24.09</text:p>
              </table:table-cell>
              <table:table-cell office:value-type="float" office:value="26.9">
                <text:p>26.9</text:p>
              </table:table-cell>
              <table:table-cell office:value-type="float" office:value="31">
                <text:p>31</text:p>
              </table:table-cell>
              <table:table-cell office:value-type="float" office:value="16.25">
                <text:p>16.25</text:p>
              </table:table-cell>
            </table:table-row>
            <table:table-row>
              <table:table-cell office:value-type="string">
                <text:p>0.5</text:p>
              </table:table-cell>
              <table:table-cell office:value-type="float" office:value="24.69">
                <text:p>24.69</text:p>
              </table:table-cell>
              <table:table-cell office:value-type="float" office:value="29.61">
                <text:p>29.61</text:p>
              </table:table-cell>
              <table:table-cell office:value-type="float" office:value="29.81">
                <text:p>29.81</text:p>
              </table:table-cell>
              <table:table-cell office:value-type="float" office:value="16.25">
                <text:p>16.25</text:p>
              </table:table-cell>
            </table:table-row>
            <table:table-row>
              <table:table-cell office:value-type="string">
                <text:p>0.6</text:p>
              </table:table-cell>
              <table:table-cell office:value-type="float" office:value="24.15">
                <text:p>24.15</text:p>
              </table:table-cell>
              <table:table-cell office:value-type="float" office:value="27.03">
                <text:p>27.03</text:p>
              </table:table-cell>
              <table:table-cell office:value-type="float" office:value="28.76">
                <text:p>28.76</text:p>
              </table:table-cell>
              <table:table-cell office:value-type="float" office:value="16.25">
                <text:p>16.25</text:p>
              </table:table-cell>
            </table:table-row>
            <table:table-row>
              <table:table-cell office:value-type="string">
                <text:p>0.7</text:p>
              </table:table-cell>
              <table:table-cell office:value-type="float" office:value="24.34">
                <text:p>24.34</text:p>
              </table:table-cell>
              <table:table-cell office:value-type="float" office:value="26.46">
                <text:p>26.46</text:p>
              </table:table-cell>
              <table:table-cell office:value-type="float" office:value="28.66">
                <text:p>28.66</text:p>
              </table:table-cell>
              <table:table-cell office:value-type="float" office:value="16.25">
                <text:p>16.25</text:p>
              </table:table-cell>
            </table:table-row>
            <table:table-row>
              <table:table-cell office:value-type="string">
                <text:p>0.8</text:p>
              </table:table-cell>
              <table:table-cell office:value-type="float" office:value="24.24">
                <text:p>24.24</text:p>
              </table:table-cell>
              <table:table-cell office:value-type="float" office:value="25.67">
                <text:p>25.67</text:p>
              </table:table-cell>
              <table:table-cell office:value-type="float" office:value="27.08">
                <text:p>27.08</text:p>
              </table:table-cell>
              <table:table-cell office:value-type="float" office:value="16.25">
                <text:p>16.25</text:p>
              </table:table-cell>
            </table:table-row>
            <table:table-row>
              <table:table-cell office:value-type="string">
                <text:p>0.9</text:p>
              </table:table-cell>
              <table:table-cell office:value-type="float" office:value="23.77">
                <text:p>23.77</text:p>
              </table:table-cell>
              <table:table-cell office:value-type="float" office:value="25.44">
                <text:p>25.44</text:p>
              </table:table-cell>
              <table:table-cell office:value-type="float" office:value="24.1">
                <text:p>24.1</text:p>
              </table:table-cell>
              <table:table-cell office:value-type="float" office:value="16.25">
                <text:p>16.25</text:p>
              </table:table-cell>
            </table:table-row>
            <table:table-row>
              <table:table-cell office:value-type="string">
                <text:p>0.99</text:p>
              </table:table-cell>
              <table:table-cell office:value-type="float" office:value="21.02">
                <text:p>21.02</text:p>
              </table:table-cell>
              <table:table-cell office:value-type="float" office:value="19.2">
                <text:p>19.2</text:p>
              </table:table-cell>
              <table:table-cell office:value-type="float" office:value="20.95">
                <text:p>20.95</text:p>
              </table:table-cell>
              <table:table-cell office:value-type="float" office:value="16.25">
                <text:p>1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vertical="true" chart:connect-bars="false" chart:sort-by-x-values="false" chart:right-angled-axes="true"/>
    </style:style>
    <style:style style:name="ch4" style:family="chart" style:data-style-name="N0">
      <style:chart-properties chart:display-label="true" chart:logarithmic="false" chart:reverse-direction="tru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graphic-properties draw:stroke="solid" draw:fill-color="#000000" dr3d:edge-rounding="0%"/>
      <style:text-properties fo:font-size="6pt" style:font-size-asian="6pt" style:font-size-complex="6pt"/>
    </style:style>
    <style:style style:name="ch9" style:family="chart">
      <style:graphic-properties draw:stroke="solid" draw:fill-color="#666666" dr3d:edge-rounding="0%"/>
      <style:text-properties fo:font-size="6pt" style:font-size-asian="6pt" style:font-size-complex="6pt"/>
    </style:style>
    <style:style style:name="ch10" style:family="chart">
      <style:graphic-properties draw:stroke="solid" draw:fill-color="#999999"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5.241cm" svg:height="7.011cm" chart:class="chart:bar" chart:style-name="ch1">
        <chart:legend chart:legend-position="end" svg:x="11.456cm" svg:y="2.77cm" chart:style-name="ch2"/>
        <chart:plot-area chart:style-name="ch3" chart:data-source-has-labels="both" svg:x="-1.804cm" svg:y="0.14cm" svg:width="12.957cm" svg:height="6.053cm">
          <chart:axis chart:dimension="x" chart:name="primary-x" chart:style-name="ch4">
            <chart:categories table:cell-range-address="local-table.$A$2:.$A$7"/>
          </chart:axis>
          <chart:axis chart:dimension="y" chart:name="primary-y" chart:style-name="ch5">
            <chart:title svg:x="4.775cm" svg:y="6.336cm" chart:style-name="ch6">
              <text:p>Quality (in %)</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andom Walk</text:p>
              </table:table-cell>
              <table:table-cell office:value-type="string">
                <text:p>Egotist Heuristic</text:p>
              </table:table-cell>
              <table:table-cell office:value-type="string">
                <text:p>Collaborative Heuristic</text:p>
              </table:table-cell>
            </table:table-row>
          </table:table-header-rows>
          <table:table-rows>
            <table:table-row>
              <table:table-cell office:value-type="string">
                <text:p>Difficult scenario (500 steps)</text:p>
              </table:table-cell>
              <table:table-cell office:value-type="float" office:value="1.78">
                <text:p>1.78</text:p>
              </table:table-cell>
              <table:table-cell office:value-type="float" office:value="9.69">
                <text:p>9.69</text:p>
              </table:table-cell>
              <table:table-cell office:value-type="float" office:value="17.24">
                <text:p>17.24</text:p>
              </table:table-cell>
            </table:table-row>
            <table:table-row>
              <table:table-cell office:value-type="string">
                <text:p>Difficult scenario</text:p>
              </table:table-cell>
              <table:table-cell office:value-type="float" office:value="16.25">
                <text:p>16.25</text:p>
              </table:table-cell>
              <table:table-cell office:value-type="float" office:value="37.07">
                <text:p>37.07</text:p>
              </table:table-cell>
              <table:table-cell office:value-type="float" office:value="40.39">
                <text:p>40.39</text:p>
              </table:table-cell>
            </table:table-row>
            <table:table-row>
              <table:table-cell office:value-type="string">
                <text:p>Pillar scenario (intelligent goal object)</text:p>
              </table:table-cell>
              <table:table-cell office:value-type="float" office:value="10.49">
                <text:p>10.49</text:p>
              </table:table-cell>
              <table:table-cell office:value-type="float" office:value="35.17">
                <text:p>35.17</text:p>
              </table:table-cell>
              <table:table-cell office:value-type="float" office:value="42.97">
                <text:p>42.97</text:p>
              </table:table-cell>
            </table:table-row>
            <table:table-row>
              <table:table-cell office:value-type="string">
                <text:p>Pillar scenario (goal object with random walk)</text:p>
              </table:table-cell>
              <table:table-cell office:value-type="float" office:value="29.91">
                <text:p>29.91</text:p>
              </table:table-cell>
              <table:table-cell office:value-type="float" office:value="53.29">
                <text:p>53.29</text:p>
              </table:table-cell>
              <table:table-cell office:value-type="float" office:value="56.46">
                <text:p>56.46</text:p>
              </table:table-cell>
            </table:table-row>
            <table:table-row>
              <table:table-cell office:value-type="string">
                <text:p>Random scenario (intelligent goal object)</text:p>
              </table:table-cell>
              <table:table-cell office:value-type="float" office:value="12.04">
                <text:p>12.04</text:p>
              </table:table-cell>
              <table:table-cell office:value-type="float" office:value="41.51">
                <text:p>41.51</text:p>
              </table:table-cell>
              <table:table-cell office:value-type="float" office:value="46.08">
                <text:p>46.08</text:p>
              </table:table-cell>
            </table:table-row>
            <table:table-row>
              <table:table-cell office:value-type="string">
                <text:p>Random scenario (goal object with random walk)</text:p>
              </table:table-cell>
              <table:table-cell office:value-type="float" office:value="33.24">
                <text:p>33.24</text:p>
              </table:table-cell>
              <table:table-cell office:value-type="float" office:value="54.67">
                <text:p>54.67</text:p>
              </table:table-cell>
              <table:table-cell office:value-type="float" office:value="57.65">
                <text:p>57.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